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5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font-size-asian="10pt" style:font-style-asian="normal" style:font-weight-asian="normal" style:font-name-complex="Cumberland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346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/>
    <style:style style:name="ce10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ce8"/>
        <table:table-column table:style-name="co1" table:number-columns-repeated="9" table:default-cell-style-name="Default"/>
        <table:table-column table:style-name="co3" table:default-cell-style-name="ce9"/>
        <table:table-column table:style-name="co4" table:default-cell-style-name="ce10"/>
        <table:table-column table:style-name="co1" table:number-columns-repeated="62" table:default-cell-style-name="Default"/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ce5"/>
          <table:table-cell table:style-name="ce7"/>
          <table:table-cell table:number-columns-repeated="9"/>
          <table:table-cell table:style-name="Default" table:number-columns-repeated="2"/>
          <table:table-cell table:number-columns-repeated="18"/>
          <table:table-cell office:value-type="string">
            <text:p>Mean</text:p>
          </table:table-cell>
          <table:table-cell table:formula="of:=AVERAGE([.B5:.B148])" office:value-type="float" office:value="211563263.111111">
            <text:p>211563263.111111</text:p>
          </table:table-cell>
          <table:table-cell table:formula="of:=AVERAGE([.C5:.C148])" office:value-type="float" office:value="246.376041666667">
            <text:p>246.3760416667</text:p>
          </table:table-cell>
          <table:table-cell table:formula="of:=AVERAGE([.D5:.D148])" office:value-type="float" office:value="245.949305555556">
            <text:p>245.9493055556</text:p>
          </table:table-cell>
          <table:table-cell table:formula="of:=AVERAGE([.E5:.E148])" office:value-type="float" office:value="260.153125">
            <text:p>260.153125</text:p>
          </table:table-cell>
          <table:table-cell table:formula="of:=AVERAGE([.F5:.F148])" office:value-type="float" office:value="231.111111111111">
            <text:p>231.1111111111</text:p>
          </table:table-cell>
          <table:table-cell table:formula="of:=AVERAGE([.G5:.G148])" office:value-type="float" office:value="1.755625">
            <text:p>1.755625</text:p>
          </table:table-cell>
          <table:table-cell table:formula="of:=AVERAGE([.H5:.H148])" office:value-type="float" office:value="0.00186041666666666">
            <text:p>0.00186041666666666</text:p>
          </table:table-cell>
          <table:table-cell table:formula="of:=AVERAGE([.I5:.I148])" office:value-type="float" office:value="229.600694444444">
            <text:p>229.6006944444</text:p>
          </table:table-cell>
          <table:table-cell table:formula="of:=AVERAGE([.J5:.J148])" office:value-type="float" office:value="229.622569444445">
            <text:p>229.6225694444</text:p>
          </table:table-cell>
          <table:table-cell table:formula="of:=AVERAGE([.K5:.K148])" office:value-type="float" office:value="242.362152777778">
            <text:p>242.3621527778</text:p>
          </table:table-cell>
          <table:table-cell table:formula="of:=AVERAGE([.L5:.L148])" office:value-type="float" office:value="215.477430555556">
            <text:p>215.4774305556</text:p>
          </table:table-cell>
          <table:table-cell table:formula="of:=AVERAGE([.M5:.M148])" office:value-type="float" office:value="8.46791666666667">
            <text:p>8.4679166667</text:p>
          </table:table-cell>
          <table:table-cell table:formula="of:=AVERAGE([.N5:.N148])" office:value-type="float" office:value="0.000782638888888892">
            <text:p>0.0007826389</text:p>
          </table:table-cell>
          <table:table-cell table:formula="of:=AVERAGE([.O5:.O148])" office:value-type="float" office:value="77.3339583333334">
            <text:p>77.3339583333</text:p>
          </table:table-cell>
          <table:table-cell table:formula="of:=AVERAGE([.P5:.P148])" office:value-type="float" office:value="0.00134097222222222">
            <text:p>0.0013409722</text:p>
          </table:table-cell>
          <table:table-cell table:formula="of:=AVERAGE([.Q5:.Q148])" office:value-type="float" office:value="11072.6076388889">
            <text:p>11072.6076388889</text:p>
          </table:table-cell>
          <table:table-cell table:formula="of:=AVERAGE([.R5:.R148])" office:value-type="float" office:value="11038.2395833333">
            <text:p>11038.2395833333</text:p>
          </table:table-cell>
          <table:table-cell table:formula="of:=AVERAGE([.S5:.S148])" office:value-type="float" office:value="11236.90625">
            <text:p>11236.90625</text:p>
          </table:table-cell>
          <table:table-cell table:formula="of:=AVERAGE([.T5:.T148])" office:value-type="float" office:value="10889.6909722222">
            <text:p>10889.6909722222</text:p>
          </table:table-cell>
          <table:table-cell table:formula="of:=AVERAGE([.U5:.U148])" office:value-type="float" office:value="0.00348125">
            <text:p>0.00348125</text:p>
          </table:table-cell>
          <table:table-cell table:formula="of:=AVERAGE([.V5:.V148])" office:value-type="float" office:value="26.4451431334272">
            <text:p>26.4451431334</text:p>
          </table:table-cell>
          <table:table-cell table:formula="of:=AVERAGE([.W5:.W148])" office:value-type="float" office:value="247.7687875">
            <text:p>247.7687875</text:p>
          </table:table-cell>
          <table:table-cell table:formula="of:=AVERAGE([.X5:.X148])" office:value-type="float" office:value="5944553.05555556">
            <text:p>5944553.05555556</text:p>
          </table:table-cell>
          <table:table-cell table:formula="of:=AVERAGE([.Y5:.Y148])" office:value-type="float" office:value="35550902.1111111">
            <text:p>35550902.1111111</text:p>
          </table:table-cell>
          <table:table-cell table:formula="of:=AVERAGE([.Z5:.Z148])" office:value-type="float" office:value="3506459.93402778">
            <text:p>3506459.93402778</text:p>
          </table:table-cell>
          <table:table-cell table:formula="of:=AVERAGE([.AA5:.AA148])" office:value-type="float" office:value="75288.4375">
            <text:p>75288.4375</text:p>
          </table:table-cell>
          <table:table-cell table:formula="of:=AVERAGE([.AB5:.AB148])" office:value-type="float" office:value="5944553.05555556">
            <text:p>5944553.05555556</text:p>
          </table:table-cell>
          <table:table-cell table:formula="of:=AVERAGE([.AC5:.AC148])" office:value-type="float" office:value="478017.659722222">
            <text:p>478017.659722222</text:p>
          </table:table-cell>
          <table:table-cell table:formula="of:=AVERAGE([.AD5:.AD148])" office:value-type="float" office:value="369429.118055556">
            <text:p>369429.118055556</text:p>
          </table:table-cell>
          <table:table-cell table:formula="of:=AVERAGE([.AE5:.AE148])" office:value-type="float" office:value="3410438.41666667">
            <text:p>3410438.41666667</text:p>
          </table:table-cell>
          <table:table-cell table:formula="of:=AVERAGE([.AF5:.AF148])" office:value-type="float" office:value="5855.21527777778">
            <text:p>5855.2152777778</text:p>
          </table:table-cell>
          <table:table-cell table:formula="of:=AVERAGE([.AG5:.AG148])" office:value-type="float" office:value="246589.659722222">
            <text:p>246589.659722222</text:p>
          </table:table-cell>
          <table:table-cell table:formula="of:=AVERAGE([.AH5:.AH148])" office:value-type="float" office:value="587805.013888889">
            <text:p>587805.013888889</text:p>
          </table:table-cell>
          <table:table-cell table:formula="of:=AVERAGE([.AI5:.AI148])" office:value-type="float" office:value="350422.944444444">
            <text:p>350422.944444444</text:p>
          </table:table-cell>
          <table:table-cell table:formula="of:=AVERAGE([.AJ5:.AJ148])" office:value-type="float" office:value="535069.277777778">
            <text:p>535069.277777778</text:p>
          </table:table-cell>
          <table:table-cell table:formula="of:=AVERAGE([.AK5:.AK148])" office:value-type="float" office:value="35550902.1111111">
            <text:p>35550902.1111111</text:p>
          </table:table-cell>
          <table:table-cell table:formula="of:=AVERAGE([.AL5:.AL148])" office:value-type="float" office:value="233077.520833333">
            <text:p>233077.520833333</text:p>
          </table:table-cell>
          <table:table-cell table:formula="of:=AVERAGE([.AM5:.AM148])" office:value-type="float" office:value="611865.944444445">
            <text:p>611865.944444445</text:p>
          </table:table-cell>
          <table:table-cell table:formula="of:=AVERAGE([.AN5:.AN148])" office:value-type="float" office:value="27648.0833333333">
            <text:p>27648.0833333333</text:p>
          </table:table-cell>
          <table:table-cell table:formula="of:=AVERAGE([.AO5:.AO148])" office:value-type="float" office:value="4389282.35416667">
            <text:p>4389282.35416667</text:p>
          </table:table-cell>
          <table:table-cell table:formula="of:=AVERAGE([.AP5:.AP148])" office:value-type="float" office:value="1497639.33333333">
            <text:p>1497639.33333333</text:p>
          </table:table-cell>
          <table:table-cell table:formula="of:=AVERAGE([.AQ5:.AQ148])" office:value-type="float" office:value="23507.4097222222">
            <text:p>23507.4097222222</text:p>
          </table:table-cell>
          <table:table-cell table:formula="of:=AVERAGE([.AR5:.AR148])" office:value-type="float" office:value="2.41666666666667">
            <text:p>2.4166666667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ce5"/>
          <table:table-cell table:style-name="ce7"/>
          <table:table-cell table:number-columns-repeated="9"/>
          <table:table-cell table:style-name="Default" table:number-columns-repeated="2"/>
          <table:table-cell table:number-columns-repeated="18"/>
          <table:table-cell office:value-type="string">
            <text:p>SD</text:p>
          </table:table-cell>
          <table:table-cell table:formula="of:=STDEV([.B5:.B148])" office:value-type="float" office:value="29480023.2066812">
            <text:p>29480023.2066812</text:p>
          </table:table-cell>
          <table:table-cell table:formula="of:=STDEV([.C5:.C148])" office:value-type="float" office:value="107.950314744575">
            <text:p>107.9503147446</text:p>
          </table:table-cell>
          <table:table-cell table:formula="of:=STDEV([.D5:.D148])" office:value-type="float" office:value="106.91725020371">
            <text:p>106.9172502037</text:p>
          </table:table-cell>
          <table:table-cell table:formula="of:=STDEV([.E5:.E148])" office:value-type="float" office:value="112.77589219685">
            <text:p>112.7758921969</text:p>
          </table:table-cell>
          <table:table-cell table:formula="of:=STDEV([.F5:.F148])" office:value-type="float" office:value="99.8908158214261">
            <text:p>99.8908158214</text:p>
          </table:table-cell>
          <table:table-cell table:formula="of:=STDEV([.G5:.G148])" office:value-type="float" office:value="3.75243319079749">
            <text:p>3.7524331908</text:p>
          </table:table-cell>
          <table:table-cell table:formula="of:=STDEV([.H5:.H148])" office:value-type="float" office:value="0.096728102972819">
            <text:p>0.096728103</text:p>
          </table:table-cell>
          <table:table-cell table:formula="of:=STDEV([.I5:.I148])" office:value-type="float" office:value="101.532497292775">
            <text:p>101.5324972928</text:p>
          </table:table-cell>
          <table:table-cell table:formula="of:=STDEV([.J5:.J148])" office:value-type="float" office:value="101.063037661965">
            <text:p>101.063037662</text:p>
          </table:table-cell>
          <table:table-cell table:formula="of:=STDEV([.K5:.K148])" office:value-type="float" office:value="106.287344773352">
            <text:p>106.2873447734</text:p>
          </table:table-cell>
          <table:table-cell table:formula="of:=STDEV([.L5:.L148])" office:value-type="float" office:value="94.2804429196639">
            <text:p>94.2804429197</text:p>
          </table:table-cell>
          <table:table-cell table:formula="of:=STDEV([.M5:.M148])" office:value-type="float" office:value="7.19942653844856">
            <text:p>7.1994265384</text:p>
          </table:table-cell>
          <table:table-cell table:formula="of:=STDEV([.N5:.N148])" office:value-type="float" office:value="0.0832600243485794">
            <text:p>0.0832600243</text:p>
          </table:table-cell>
          <table:table-cell table:formula="of:=STDEV([.O5:.O148])" office:value-type="float" office:value="24.9345439105315">
            <text:p>24.9345439105</text:p>
          </table:table-cell>
          <table:table-cell table:formula="of:=STDEV([.P5:.P148])" office:value-type="float" office:value="0.08546461698908">
            <text:p>0.085464617</text:p>
          </table:table-cell>
          <table:table-cell table:formula="of:=STDEV([.Q5:.Q148])" office:value-type="float" office:value="2010.98459182129">
            <text:p>2010.9845918213</text:p>
          </table:table-cell>
          <table:table-cell table:formula="of:=STDEV([.R5:.R148])" office:value-type="float" office:value="1994.50235127998">
            <text:p>1994.50235128</text:p>
          </table:table-cell>
          <table:table-cell table:formula="of:=STDEV([.S5:.S148])" office:value-type="float" office:value="2032.89301240639">
            <text:p>2032.8930124064</text:p>
          </table:table-cell>
          <table:table-cell table:formula="of:=STDEV([.T5:.T148])" office:value-type="float" office:value="1962.16627200878">
            <text:p>1962.1662720088</text:p>
          </table:table-cell>
          <table:table-cell table:formula="of:=STDEV([.U5:.U148])" office:value-type="float" office:value="0.0282067218313035">
            <text:p>0.0282067218</text:p>
          </table:table-cell>
          <table:table-cell table:formula="of:=STDEV([.V5:.V148])" office:value-type="float" office:value="0.424475368373045">
            <text:p>0.4244753684</text:p>
          </table:table-cell>
          <table:table-cell table:formula="of:=STDEV([.W5:.W148])" office:value-type="float" office:value="77.553286805202">
            <text:p>77.5532868052</text:p>
          </table:table-cell>
          <table:table-cell table:formula="of:=STDEV([.X5:.X148])" office:value-type="float" office:value="7098836.11545021">
            <text:p>7098836.11545021</text:p>
          </table:table-cell>
          <table:table-cell table:formula="of:=STDEV([.Y5:.Y148])" office:value-type="float" office:value="6807430.54413468">
            <text:p>6807430.54413468</text:p>
          </table:table-cell>
          <table:table-cell table:formula="of:=STDEV([.Z5:.Z148])" office:value-type="float" office:value="163289.513192697">
            <text:p>163289.513192697</text:p>
          </table:table-cell>
          <table:table-cell table:formula="of:=STDEV([.AA5:.AA148])" office:value-type="float" office:value="46537.2891945425">
            <text:p>46537.2891945425</text:p>
          </table:table-cell>
          <table:table-cell table:formula="of:=STDEV([.AB5:.AB148])" office:value-type="float" office:value="7098836.11545021">
            <text:p>7098836.11545021</text:p>
          </table:table-cell>
          <table:table-cell table:formula="of:=STDEV([.AC5:.AC148])" office:value-type="float" office:value="180568.936543421">
            <text:p>180568.936543421</text:p>
          </table:table-cell>
          <table:table-cell table:formula="of:=STDEV([.AD5:.AD148])" office:value-type="float" office:value="157211.651405274">
            <text:p>157211.651405274</text:p>
          </table:table-cell>
          <table:table-cell table:formula="of:=STDEV([.AE5:.AE148])" office:value-type="float" office:value="3300950.52451685">
            <text:p>3300950.52451685</text:p>
          </table:table-cell>
          <table:table-cell table:formula="of:=STDEV([.AF5:.AF148])" office:value-type="float" office:value="16633.721063186">
            <text:p>16633.721063186</text:p>
          </table:table-cell>
          <table:table-cell table:formula="of:=STDEV([.AG5:.AG148])" office:value-type="float" office:value="126640.004604162">
            <text:p>126640.004604162</text:p>
          </table:table-cell>
          <table:table-cell table:formula="of:=STDEV([.AH5:.AH148])" office:value-type="float" office:value="231098.758747215">
            <text:p>231098.758747215</text:p>
          </table:table-cell>
          <table:table-cell table:formula="of:=STDEV([.AI5:.AI148])" office:value-type="float" office:value="209340.802178434">
            <text:p>209340.802178434</text:p>
          </table:table-cell>
          <table:table-cell table:formula="of:=STDEV([.AJ5:.AJ148])" office:value-type="float" office:value="112212.148898093">
            <text:p>112212.148898093</text:p>
          </table:table-cell>
          <table:table-cell table:formula="of:=STDEV([.AK5:.AK148])" office:value-type="float" office:value="6807430.54413468">
            <text:p>6807430.54413468</text:p>
          </table:table-cell>
          <table:table-cell table:formula="of:=STDEV([.AL5:.AL148])" office:value-type="float" office:value="467649.667358905">
            <text:p>467649.667358905</text:p>
          </table:table-cell>
          <table:table-cell table:formula="of:=STDEV([.AM5:.AM148])" office:value-type="float" office:value="195550.274839421">
            <text:p>195550.274839421</text:p>
          </table:table-cell>
          <table:table-cell table:formula="of:=STDEV([.AN5:.AN148])" office:value-type="float" office:value="11903.5839179177">
            <text:p>11903.5839179177</text:p>
          </table:table-cell>
          <table:table-cell table:formula="of:=STDEV([.AO5:.AO148])" office:value-type="float" office:value="497824.458514847">
            <text:p>497824.458514847</text:p>
          </table:table-cell>
          <table:table-cell table:formula="of:=STDEV([.AP5:.AP148])" office:value-type="float" office:value="424146.021163628">
            <text:p>424146.021163628</text:p>
          </table:table-cell>
          <table:table-cell table:formula="of:=STDEV([.AQ5:.AQ148])" office:value-type="float" office:value="33803.8794513858">
            <text:p>33803.8794513858</text:p>
          </table:table-cell>
          <table:table-cell table:formula="of:=STDEV([.AR5:.AR148])" office:value-type="float" office:value="6.48775069580428">
            <text:p>6.4877506958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ce5"/>
          <table:table-cell table:style-name="ce7"/>
          <table:table-cell table:number-columns-repeated="9"/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table:style-name="Default" office:value-type="string">
            <text:p>RSS3_PRICE_PREV</text:p>
          </table:table-cell>
          <table:table-cell table:style-name="Default" office:value-type="string">
            <text:p>RSS3_OPEN_PREV</text:p>
          </table:table-cell>
          <table:table-cell table:style-name="Default" office:value-type="string">
            <text:p>RSS3_HIGH_PREV</text:p>
          </table:table-cell>
          <table:table-cell table:style-name="Default" office:value-type="string">
            <text:p>RSS3_LOW_PREV</text:p>
          </table:table-cell>
          <table:table-cell table:style-name="Default" office:value-type="string">
            <text:p>RSS3_VOLUME_PREV</text:p>
          </table:table-cell>
          <table:table-cell table:style-name="Default"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_PREV</text:p>
          </table:table-cell>
          <table:table-cell table:style-name="ce5" office:value-type="string">
            <text:p>CRUDE_OIL_PRICE_BARREL_PREV</text:p>
          </table:table-cell>
          <table:table-cell table:style-name="ce7" office:value-type="string">
            <text:p>CRUDE_OIL_PRICE_CHANGE_PREV</text:p>
          </table:table-cell>
          <table:table-cell office:value-type="string">
            <text:p>USD_ISD_EXCHANGE_RATE_PRICE_PREV</text:p>
          </table:table-cell>
          <table:table-cell office:value-type="string">
            <text:p>USD_ISD_EXCHANGE_RATE_OPEN_PREV</text:p>
          </table:table-cell>
          <table:table-cell office:value-type="string">
            <text:p>USD_ISD_EXCHANGE_RATE_HIGH_PREV</text:p>
          </table:table-cell>
          <table:table-cell office:value-type="string">
            <text:p>USD_ISD_EXCHANGE_RATE_LOW_PREV</text:p>
          </table:table-cell>
          <table:table-cell office:value-type="string">
            <text:p>USD_ISD_EXCHANGE_RATE_CHANGE_PREV</text:p>
          </table:table-cell>
          <table:table-cell office:value-type="string">
            <text:p>Temperature – (Celsius)_PREV</text:p>
          </table:table-cell>
          <table:table-cell office:value-type="string">
            <text:p>Rainfall – (MM)_PREV</text:p>
          </table:table-cell>
          <table:table-cell office:value-type="string">
            <text:p>4002_PREV</text:p>
          </table:table-cell>
          <table:table-cell office:value-type="string">
            <text:p>4011_PREV</text:p>
          </table:table-cell>
          <table:table-cell table:style-name="Default" office:value-type="string">
            <text:p>PLANTED_AREA</text:p>
          </table:table-cell>
          <table:table-cell table:style-name="Default" office:value-type="string">
            <text:p>CHINESE_IMPORTED_DOLLARS_PREV</text:p>
          </table:table-cell>
          <table:table-cell office:value-type="string">
            <text:p>EXPORT_4002</text:p>
          </table:table-cell>
          <table:table-cell office:value-type="string">
            <text:p>EXPORT_4003</text:p>
          </table:table-cell>
          <table:table-cell office:value-type="string">
            <text:p>EXPORT_4004</text:p>
          </table:table-cell>
          <table:table-cell office:value-type="string">
            <text:p>EXPORT_4005</text:p>
          </table:table-cell>
          <table:table-cell office:value-type="string">
            <text:p>EXPORT_4006</text:p>
          </table:table-cell>
          <table:table-cell office:value-type="string">
            <text:p>EXPORT_4007</text:p>
          </table:table-cell>
          <table:table-cell office:value-type="string">
            <text:p>EXPORT_4008</text:p>
          </table:table-cell>
          <table:table-cell office:value-type="string">
            <text:p>EXPORT_4009</text:p>
          </table:table-cell>
          <table:table-cell office:value-type="string">
            <text:p>EXPORT_4010</text:p>
          </table:table-cell>
          <table:table-cell office:value-type="string">
            <text:p>EXPORT_4011</text:p>
          </table:table-cell>
          <table:table-cell office:value-type="string">
            <text:p>EXPORT_4012</text:p>
          </table:table-cell>
          <table:table-cell office:value-type="string">
            <text:p>EXPORT_4013</text:p>
          </table:table-cell>
          <table:table-cell office:value-type="string">
            <text:p>EXPORT_4014</text:p>
          </table:table-cell>
          <table:table-cell office:value-type="string">
            <text:p>EXPORT_4015</text:p>
          </table:table-cell>
          <table:table-cell office:value-type="string">
            <text:p>EXPORT_4016</text:p>
          </table:table-cell>
          <table:table-cell office:value-type="string">
            <text:p>EXPORT_4017</text:p>
          </table:table-cell>
          <table:table-cell office:value-type="string">
            <text:p>RAMADAN_HOLIDAYS</text:p>
          </table:table-cell>
          <table:table-cell table:number-columns-repeated="2"/>
          <table:table-cell office:value-type="string">
            <text:p>NATURAL_RUBBER_EXPORT</text:p>
          </table:table-cell>
          <table:table-cell office:value-type="string">
            <text:p>RSS3_PRICE_PREV</text:p>
          </table:table-cell>
          <table:table-cell office:value-type="string">
            <text:p>RSS3_OPEN_PREV</text:p>
          </table:table-cell>
          <table:table-cell office:value-type="string">
            <text:p>RSS3_HIGH_PREV</text:p>
          </table:table-cell>
          <table:table-cell office:value-type="string">
            <text:p>RSS3_LOW_PREV</text:p>
          </table:table-cell>
          <table:table-cell office:value-type="string">
            <text:p>RSS3_VOLUME_PREV</text:p>
          </table:table-cell>
          <table:table-cell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_PREV</text:p>
          </table:table-cell>
          <table:table-cell table:style-name="ce5" office:value-type="string">
            <text:p>CRUDE_OIL_PRICE_BARREL_PREV</text:p>
          </table:table-cell>
          <table:table-cell table:style-name="ce7" office:value-type="string">
            <text:p>CRUDE_OIL_PRICE_CHANGE_PREV</text:p>
          </table:table-cell>
          <table:table-cell office:value-type="string">
            <text:p>USD_ISD_EXCHANGE_RATE_PRICE_PREV</text:p>
          </table:table-cell>
          <table:table-cell office:value-type="string">
            <text:p>USD_ISD_EXCHANGE_RATE_OPEN_PREV</text:p>
          </table:table-cell>
          <table:table-cell office:value-type="string">
            <text:p>USD_ISD_EXCHANGE_RATE_HIGH_PREV</text:p>
          </table:table-cell>
          <table:table-cell office:value-type="string">
            <text:p>USD_ISD_EXCHANGE_RATE_LOW_PREV</text:p>
          </table:table-cell>
          <table:table-cell office:value-type="string">
            <text:p>USD_ISD_EXCHANGE_RATE_CHANGE_PREV</text:p>
          </table:table-cell>
          <table:table-cell office:value-type="string">
            <text:p>Temperature – (Celsius)_PREV</text:p>
          </table:table-cell>
          <table:table-cell office:value-type="string">
            <text:p>Rainfall – (MM)_PREV</text:p>
          </table:table-cell>
          <table:table-cell office:value-type="string">
            <text:p>4002_PREV</text:p>
          </table:table-cell>
          <table:table-cell office:value-type="string">
            <text:p>4011_PREV</text:p>
          </table:table-cell>
          <table:table-cell office:value-type="string">
            <text:p>PLANTED_AREA</text:p>
          </table:table-cell>
          <table:table-cell office:value-type="string">
            <text:p>CHINESE_IMPORTED_DOLLARS_PREV</text:p>
          </table:table-cell>
          <table:table-cell office:value-type="string">
            <text:p>EXPORT_4002</text:p>
          </table:table-cell>
          <table:table-cell office:value-type="string">
            <text:p>EXPORT_4003</text:p>
          </table:table-cell>
          <table:table-cell office:value-type="string">
            <text:p>EXPORT_4004</text:p>
          </table:table-cell>
          <table:table-cell office:value-type="string">
            <text:p>EXPORT_4005</text:p>
          </table:table-cell>
          <table:table-cell office:value-type="string">
            <text:p>EXPORT_4006</text:p>
          </table:table-cell>
          <table:table-cell office:value-type="string">
            <text:p>EXPORT_4007</text:p>
          </table:table-cell>
          <table:table-cell office:value-type="string">
            <text:p>EXPORT_4008</text:p>
          </table:table-cell>
          <table:table-cell office:value-type="string">
            <text:p>EXPORT_4009</text:p>
          </table:table-cell>
          <table:table-cell office:value-type="string">
            <text:p>EXPORT_4010</text:p>
          </table:table-cell>
          <table:table-cell office:value-type="string">
            <text:p>EXPORT_4011</text:p>
          </table:table-cell>
          <table:table-cell office:value-type="string">
            <text:p>EXPORT_4012</text:p>
          </table:table-cell>
          <table:table-cell office:value-type="string">
            <text:p>EXPORT_4013</text:p>
          </table:table-cell>
          <table:table-cell office:value-type="string">
            <text:p>EXPORT_4014</text:p>
          </table:table-cell>
          <table:table-cell office:value-type="string">
            <text:p>EXPORT_4015</text:p>
          </table:table-cell>
          <table:table-cell office:value-type="string">
            <text:p>EXPORT_4016</text:p>
          </table:table-cell>
          <table:table-cell office:value-type="string">
            <text:p>EXPORT_4017</text:p>
          </table:table-cell>
          <table:table-cell office:value-type="string">
            <text:p>RAMADAN_HOLIDAYS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  <table:table-cell table:number-columns-repeated="4" table:style-name="ce4" office:value-type="float" office:value="184.25">
            <text:p>184.25</text:p>
          </table:table-cell>
          <table:table-cell office:value-type="float" office:value="36.16">
            <text:p>36.16</text:p>
          </table:table-cell>
          <table:table-cell office:value-type="float" office:value="0.0096">
            <text:p>0.0096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  <table:table-cell office:value-type="float" office:value="26.5045">
            <text:p>26.5045</text:p>
          </table:table-cell>
          <table:table-cell office:value-type="float" office:value="310.646">
            <text:p>310.646</text:p>
          </table:table-cell>
          <table:table-cell office:value-type="float" office:value="3706115">
            <text:p>3706115</text:p>
          </table:table-cell>
          <table:table-cell office:value-type="float" office:value="27381280">
            <text:p>27381280</text:p>
          </table:table-cell>
          <table:table-cell table:style-name="ce2" office:value-type="float" office:value="2775546">
            <text:p>2775546</text:p>
          </table:table-cell>
          <table:table-cell office:value-type="float" office:value="34876">
            <text:p>34876.0000</text:p>
          </table:table-cell>
          <table:table-cell office:value-type="float" office:value="3706115">
            <text:p>3706115</text:p>
          </table:table-cell>
          <table:table-cell office:value-type="float" office:value="277351">
            <text:p>277351</text:p>
          </table:table-cell>
          <table:table-cell office:value-type="float" office:value="178814">
            <text:p>178814</text:p>
          </table:table-cell>
          <table:table-cell office:value-type="float" office:value="1606962">
            <text:p>1606962</text:p>
          </table:table-cell>
          <table:table-cell office:value-type="float" office:value="5874">
            <text:p>5874</text:p>
          </table:table-cell>
          <table:table-cell office:value-type="float" office:value="412946">
            <text:p>412946</text:p>
          </table:table-cell>
          <table:table-cell office:value-type="float" office:value="643900">
            <text:p>643900</text:p>
          </table:table-cell>
          <table:table-cell office:value-type="float" office:value="264832">
            <text:p>264832</text:p>
          </table:table-cell>
          <table:table-cell office:value-type="float" office:value="482001">
            <text:p>482001</text:p>
          </table:table-cell>
          <table:table-cell office:value-type="float" office:value="27381280">
            <text:p>27381280</text:p>
          </table:table-cell>
          <table:table-cell office:value-type="float" office:value="51706">
            <text:p>51706</text:p>
          </table:table-cell>
          <table:table-cell office:value-type="float" office:value="555401">
            <text:p>555401</text:p>
          </table:table-cell>
          <table:table-cell office:value-type="float" office:value="29590">
            <text:p>29590</text:p>
          </table:table-cell>
          <table:table-cell office:value-type="float" office:value="4498368">
            <text:p>4498368</text:p>
          </table:table-cell>
          <table:table-cell office:value-type="float" office:value="1737063">
            <text:p>1737063</text:p>
          </table:table-cell>
          <table:table-cell office:value-type="float" office:value="51490">
            <text:p>514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];[.AU$1];[.AU$2])" office:value-type="float" office:value="2.42192439973219">
            <text:p>2.4219243997</text:p>
          </table:table-cell>
          <table:table-cell table:formula="of:=3+STANDARDIZE([.C5];[.AV$1];[.AV$2])" office:value-type="float" office:value="3.1146264220036">
            <text:p>3.114626422</text:p>
          </table:table-cell>
          <table:table-cell table:formula="of:=3+STANDARDIZE([.D5];[.AW$1];[.AW$2])" office:value-type="float" office:value="2.93266469590418">
            <text:p>2.9326646959</text:p>
          </table:table-cell>
          <table:table-cell table:formula="of:=3+STANDARDIZE([.E5];[.AX$1];[.AX$2])" office:value-type="float" office:value="2.98977507535044">
            <text:p>2.9897750754</text:p>
          </table:table-cell>
          <table:table-cell table:formula="of:=3+STANDARDIZE([.F5];[.AY$1];[.AY$2])" office:value-type="float" office:value="3.02892046546154">
            <text:p>3.0289204655</text:p>
          </table:table-cell>
          <table:table-cell table:formula="of:=3+STANDARDIZE([.G5];[.AZ$1];[.AZ$2])" office:value-type="float" office:value="3.27032459964582">
            <text:p>3.2703245996</text:p>
          </table:table-cell>
          <table:table-cell table:formula="of:=3+STANDARDIZE([.H5];[.BA$1];[.BA$2])" office:value-type="float" office:value="3.69617392736686">
            <text:p>3.6961739274</text:p>
          </table:table-cell>
          <table:table-cell table:formula="of:=3+STANDARDIZE([.I5];[.BB$1];[.BB$2])" office:value-type="float" office:value="2.55333813652123">
            <text:p>2.5533381365</text:p>
          </table:table-cell>
          <table:table-cell table:formula="of:=3+STANDARDIZE([.J5];[.BC$1];[.BC$2])" office:value-type="float" office:value="2.55104684666014">
            <text:p>2.5510468467</text:p>
          </table:table-cell>
          <table:table-cell table:formula="of:=3+STANDARDIZE([.K5];[.BD$1];[.BD$2])" office:value-type="float" office:value="2.45325426181549">
            <text:p>2.4532542618</text:p>
          </table:table-cell>
          <table:table-cell table:formula="of:=3+STANDARDIZE([.L5];[.BE$1];[.BE$2])" office:value-type="float" office:value="2.66878146104846">
            <text:p>2.668781461</text:p>
          </table:table-cell>
          <table:table-cell table:formula="of:=3+STANDARDIZE([.M5];[.BF$1];[.BF$2])" office:value-type="float" office:value="6.84642904340279">
            <text:p>6.8464290434</text:p>
          </table:table-cell>
          <table:table-cell table:formula="of:=3+STANDARDIZE([.N5];[.BG$1];[.BG$2])" office:value-type="float" office:value="3.10590149570694">
            <text:p>3.1059014957</text:p>
          </table:table-cell>
          <table:table-cell table:formula="of:=3+STANDARDIZE([.O5];[.BH$1];[.BH$2])" office:value-type="float" office:value="3.56171236646326">
            <text:p>3.5617123665</text:p>
          </table:table-cell>
          <table:table-cell table:formula="of:=3+STANDARDIZE([.P5];[.BI$1];[.BI$2])" office:value-type="float" office:value="4.32170518932076">
            <text:p>4.3217051893</text:p>
          </table:table-cell>
          <table:table-cell table:formula="of:=3+STANDARDIZE([.Q5];[.BJ$1];[.BJ$2])" office:value-type="float" office:value="1.96612453056843">
            <text:p>1.9661245306</text:p>
          </table:table-cell>
          <table:table-cell table:formula="of:=3+STANDARDIZE([.R5];[.BK$1];[.BK$2])" office:value-type="float" office:value="2.05703817188966">
            <text:p>2.0570381719</text:p>
          </table:table-cell>
          <table:table-cell table:formula="of:=3+STANDARDIZE([.S5];[.BL$1];[.BL$2])" office:value-type="float" office:value="1.99581225497768">
            <text:p>1.995812255</text:p>
          </table:table-cell>
          <table:table-cell table:formula="of:=3+STANDARDIZE([.T5];[.BM$1];[.BM$2])" office:value-type="float" office:value="2.02801765608287">
            <text:p>2.0280176561</text:p>
          </table:table-cell>
          <table:table-cell table:formula="of:=3+STANDARDIZE([.U5];[.BN$1];[.BN$2])" office:value-type="float" office:value="2.21361829521843">
            <text:p>2.2136182952</text:p>
          </table:table-cell>
          <table:table-cell table:formula="of:=3+STANDARDIZE([.V5];[.BO$1];[.BO$2])" office:value-type="float" office:value="3.13983583264277">
            <text:p>3.1398358326</text:p>
          </table:table-cell>
          <table:table-cell table:formula="of:=3+STANDARDIZE([.W5];[.BP$1];[.BP$2])" office:value-type="float" office:value="3.81076141437996">
            <text:p>3.8107614144</text:p>
          </table:table-cell>
          <table:table-cell table:formula="of:=3+STANDARDIZE([.X5];[.BQ$1];[.BQ$2])" office:value-type="float" office:value="2.68467534407736">
            <text:p>2.6846753441</text:p>
          </table:table-cell>
          <table:table-cell table:formula="of:=3+STANDARDIZE([.Y5];[.BR$1];[.BR$2])" office:value-type="float" office:value="1.79989636939445">
            <text:p>1.7998963694</text:p>
          </table:table-cell>
          <table:table-cell table:formula="of:=3+STANDARDIZE([.Z5];[.BS$1];[.BS$2])" office:value-type="float" office:value="-1.47618416967924">
            <text:p>-1.4761841697</text:p>
          </table:table-cell>
          <table:table-cell table:formula="of:=3+STANDARDIZE([.AA5];[.BT$1];[.BT$2])" office:value-type="float" office:value="2.13161169893112">
            <text:p>2.1316116989</text:p>
          </table:table-cell>
          <table:table-cell table:formula="of:=3+STANDARDIZE([.AB5];[.BU$1];[.BU$2])" office:value-type="float" office:value="2.68467534407736">
            <text:p>2.6846753441</text:p>
          </table:table-cell>
          <table:table-cell table:formula="of:=3+STANDARDIZE([.AC5];[.BV$1];[.BV$2])" office:value-type="float" office:value="1.8886977817806">
            <text:p>1.8886977818</text:p>
          </table:table-cell>
          <table:table-cell table:formula="of:=3+STANDARDIZE([.AD5];[.BW$1];[.BW$2])" office:value-type="float" office:value="1.78752550239313">
            <text:p>1.7875255024</text:p>
          </table:table-cell>
          <table:table-cell table:formula="of:=3+STANDARDIZE([.AE5];[.BX$1];[.BX$2])" office:value-type="float" office:value="2.45364936454762">
            <text:p>2.4536493645</text:p>
          </table:table-cell>
          <table:table-cell table:formula="of:=3+STANDARDIZE([.AF5];[.BY$1];[.BY$2])" office:value-type="float" office:value="3.00112931569255">
            <text:p>3.0011293157</text:p>
          </table:table-cell>
          <table:table-cell table:formula="of:=3+STANDARDIZE([.AG5];[.BZ$1];[.BZ$2])" office:value-type="float" office:value="4.31361603150408">
            <text:p>4.3136160315</text:p>
          </table:table-cell>
          <table:table-cell table:formula="of:=3+STANDARDIZE([.AH5];[.CA$1];[.CA$2])" office:value-type="float" office:value="3.24273166335986">
            <text:p>3.2427316634</text:p>
          </table:table-cell>
          <table:table-cell table:formula="of:=3+STANDARDIZE([.AI5];[.CB$1];[.CB$2])" office:value-type="float" office:value="2.59114064934417">
            <text:p>2.5911406493</text:p>
          </table:table-cell>
          <table:table-cell table:formula="of:=3+STANDARDIZE([.AJ5];[.CC$1];[.CC$2])" office:value-type="float" office:value="2.52707190532487">
            <text:p>2.5270719053</text:p>
          </table:table-cell>
          <table:table-cell table:formula="of:=3+STANDARDIZE([.AK5];[.CD$1];[.CD$2])" office:value-type="float" office:value="1.79989636939445">
            <text:p>1.7998963694</text:p>
          </table:table-cell>
          <table:table-cell table:formula="of:=3+STANDARDIZE([.AL5];[.CE$1];[.CE$2])" office:value-type="float" office:value="2.61216369112878">
            <text:p>2.6121636911</text:p>
          </table:table-cell>
          <table:table-cell table:formula="of:=3+STANDARDIZE([.AM5];[.CF$1];[.CF$2])" office:value-type="float" office:value="2.71125100953803">
            <text:p>2.7112510095</text:p>
          </table:table-cell>
          <table:table-cell table:formula="of:=3+STANDARDIZE([.AN5];[.CG$1];[.CG$2])" office:value-type="float" office:value="3.16313714256625">
            <text:p>3.1631371426</text:p>
          </table:table-cell>
          <table:table-cell table:formula="of:=3+STANDARDIZE([.AO5];[.CH$1];[.CH$2])" office:value-type="float" office:value="3.2191247215108">
            <text:p>3.2191247215</text:p>
          </table:table-cell>
          <table:table-cell table:formula="of:=3+STANDARDIZE([.AP5];[.CI$1];[.CI$2])" office:value-type="float" office:value="3.56448405671664">
            <text:p>3.5644840567</text:p>
          </table:table-cell>
          <table:table-cell table:formula="of:=3+STANDARDIZE([.AQ5];[.CJ$1];[.CJ$2])" office:value-type="float" office:value="3.82779227508547">
            <text:p>3.8277922751</text:p>
          </table:table-cell>
          <table:table-cell table:formula="of:=3+STANDARDIZE([.AR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  <table:table-cell office:value-type="float" office:value="25.9908">
            <text:p>25.9908</text:p>
          </table:table-cell>
          <table:table-cell office:value-type="float" office:value="288.452">
            <text:p>288.452</text:p>
          </table:table-cell>
          <table:table-cell office:value-type="float" office:value="3428019">
            <text:p>3428019</text:p>
          </table:table-cell>
          <table:table-cell office:value-type="float" office:value="26975884">
            <text:p>26975884</text:p>
          </table:table-cell>
          <table:table-cell table:style-name="ce2" office:value-type="float" office:value="2829601">
            <text:p>2829601</text:p>
          </table:table-cell>
          <table:table-cell office:value-type="float" office:value="29773">
            <text:p>29773.0000</text:p>
          </table:table-cell>
          <table:table-cell office:value-type="float" office:value="3428019">
            <text:p>3428019</text:p>
          </table:table-cell>
          <table:table-cell office:value-type="float" office:value="452285">
            <text:p>452285</text:p>
          </table:table-cell>
          <table:table-cell office:value-type="float" office:value="134063">
            <text:p>134063</text:p>
          </table:table-cell>
          <table:table-cell office:value-type="float" office:value="1351763">
            <text:p>1351763</text:p>
          </table:table-cell>
          <table:table-cell office:value-type="float" office:value="80">
            <text:p>80</text:p>
          </table:table-cell>
          <table:table-cell office:value-type="float" office:value="467171">
            <text:p>467171</text:p>
          </table:table-cell>
          <table:table-cell office:value-type="float" office:value="458885">
            <text:p>458885</text:p>
          </table:table-cell>
          <table:table-cell office:value-type="float" office:value="196474">
            <text:p>196474</text:p>
          </table:table-cell>
          <table:table-cell office:value-type="float" office:value="427890">
            <text:p>427890</text:p>
          </table:table-cell>
          <table:table-cell office:value-type="float" office:value="26975884">
            <text:p>26975884</text:p>
          </table:table-cell>
          <table:table-cell office:value-type="float" office:value="41222">
            <text:p>41222</text:p>
          </table:table-cell>
          <table:table-cell office:value-type="float" office:value="566137">
            <text:p>566137</text:p>
          </table:table-cell>
          <table:table-cell office:value-type="float" office:value="30896">
            <text:p>30896</text:p>
          </table:table-cell>
          <table:table-cell office:value-type="float" office:value="4164005">
            <text:p>4164005</text:p>
          </table:table-cell>
          <table:table-cell office:value-type="float" office:value="1803840">
            <text:p>1803840</text:p>
          </table:table-cell>
          <table:table-cell office:value-type="float" office:value="88813">
            <text:p>888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];[.AU$1];[.AU$2])" office:value-type="float" office:value="2.0235463212055">
            <text:p>2.0235463212</text:p>
          </table:table-cell>
          <table:table-cell table:formula="of:=3+STANDARDIZE([.C6];[.AV$1];[.AV$2])" office:value-type="float" office:value="3.17715518827882">
            <text:p>3.1771551883</text:p>
          </table:table-cell>
          <table:table-cell table:formula="of:=3+STANDARDIZE([.D6];[.AW$1];[.AW$2])" office:value-type="float" office:value="3.13375479089854">
            <text:p>3.1337547909</text:p>
          </table:table-cell>
          <table:table-cell table:formula="of:=3+STANDARDIZE([.E6];[.AX$1];[.AX$2])" office:value-type="float" office:value="3.06292900780259">
            <text:p>3.0629290078</text:p>
          </table:table-cell>
          <table:table-cell table:formula="of:=3+STANDARDIZE([.F6];[.AY$1];[.AY$2])" office:value-type="float" office:value="3.25917186355921">
            <text:p>3.2591718636</text:p>
          </table:table-cell>
          <table:table-cell table:formula="of:=3+STANDARDIZE([.G6];[.AZ$1];[.AZ$2])" office:value-type="float" office:value="6.26304943417201">
            <text:p>6.2630494342</text:p>
          </table:table-cell>
          <table:table-cell table:formula="of:=3+STANDARDIZE([.H6];[.BA$1];[.BA$2])" office:value-type="float" office:value="3.2505950451664">
            <text:p>3.2505950452</text:p>
          </table:table-cell>
          <table:table-cell table:formula="of:=3+STANDARDIZE([.I6];[.BB$1];[.BB$2])" office:value-type="float" office:value="2.74785713808828">
            <text:p>2.7478571381</text:p>
          </table:table-cell>
          <table:table-cell table:formula="of:=3+STANDARDIZE([.J6];[.BC$1];[.BC$2])" office:value-type="float" office:value="2.55352055025923">
            <text:p>2.5535205503</text:p>
          </table:table-cell>
          <table:table-cell table:formula="of:=3+STANDARDIZE([.K6];[.BD$1];[.BD$2])" office:value-type="float" office:value="2.6414234181967">
            <text:p>2.6414234182</text:p>
          </table:table-cell>
          <table:table-cell table:formula="of:=3+STANDARDIZE([.L6];[.BE$1];[.BE$2])" office:value-type="float" office:value="2.58923155899304">
            <text:p>2.589231559</text:p>
          </table:table-cell>
          <table:table-cell table:formula="of:=3+STANDARDIZE([.M6];[.BF$1];[.BF$2])" office:value-type="float" office:value="7.67149475777287">
            <text:p>7.6714947578</text:p>
          </table:table-cell>
          <table:table-cell table:formula="of:=3+STANDARDIZE([.N6];[.BG$1];[.BG$2])" office:value-type="float" office:value="4.27813271667542">
            <text:p>4.2781327167</text:p>
          </table:table-cell>
          <table:table-cell table:formula="of:=3+STANDARDIZE([.O6];[.BH$1];[.BH$2])" office:value-type="float" office:value="3.48872125796212">
            <text:p>3.488721258</text:p>
          </table:table-cell>
          <table:table-cell table:formula="of:=3+STANDARDIZE([.P6];[.BI$1];[.BI$2])" office:value-type="float" office:value="2.75146472340786">
            <text:p>2.7514647234</text:p>
          </table:table-cell>
          <table:table-cell table:formula="of:=3+STANDARDIZE([.Q6];[.BJ$1];[.BJ$2])" office:value-type="float" office:value="2.01908366334008">
            <text:p>2.0190836633</text:p>
          </table:table-cell>
          <table:table-cell table:formula="of:=3+STANDARDIZE([.R6];[.BK$1];[.BK$2])" office:value-type="float" office:value="1.96804354128114">
            <text:p>1.9680435413</text:p>
          </table:table-cell>
          <table:table-cell table:formula="of:=3+STANDARDIZE([.S6];[.BL$1];[.BL$2])" office:value-type="float" office:value="1.98867956284312">
            <text:p>1.9886795628</text:p>
          </table:table-cell>
          <table:table-cell table:formula="of:=3+STANDARDIZE([.T6];[.BM$1];[.BM$2])" office:value-type="float" office:value="2.00380971780689">
            <text:p>2.0038097178</text:p>
          </table:table-cell>
          <table:table-cell table:formula="of:=3+STANDARDIZE([.U6];[.BN$1];[.BN$2])" office:value-type="float" office:value="3.29492083659179">
            <text:p>3.2949208366</text:p>
          </table:table-cell>
          <table:table-cell table:formula="of:=3+STANDARDIZE([.V6];[.BO$1];[.BO$2])" office:value-type="float" office:value="1.92963604656581">
            <text:p>1.9296360466</text:p>
          </table:table-cell>
          <table:table-cell table:formula="of:=3+STANDARDIZE([.W6];[.BP$1];[.BP$2])" office:value-type="float" office:value="3.52458398832519">
            <text:p>3.5245839883</text:p>
          </table:table-cell>
          <table:table-cell table:formula="of:=3+STANDARDIZE([.X6];[.BQ$1];[.BQ$2])" office:value-type="float" office:value="2.64550047153808">
            <text:p>2.6455004715</text:p>
          </table:table-cell>
          <table:table-cell table:formula="of:=3+STANDARDIZE([.Y6];[.BR$1];[.BR$2])" office:value-type="float" office:value="1.74034438463726">
            <text:p>1.7403443846</text:p>
          </table:table-cell>
          <table:table-cell table:formula="of:=3+STANDARDIZE([.Z6];[.BS$1];[.BS$2])" office:value-type="float" office:value="-1.14514637709173">
            <text:p>-1.1451463771</text:p>
          </table:table-cell>
          <table:table-cell table:formula="of:=3+STANDARDIZE([.AA6];[.BT$1];[.BT$2])" office:value-type="float" office:value="2.02195769698297">
            <text:p>2.021957697</text:p>
          </table:table-cell>
          <table:table-cell table:formula="of:=3+STANDARDIZE([.AB6];[.BU$1];[.BU$2])" office:value-type="float" office:value="2.64550047153808">
            <text:p>2.6455004715</text:p>
          </table:table-cell>
          <table:table-cell table:formula="of:=3+STANDARDIZE([.AC6];[.BV$1];[.BV$2])" office:value-type="float" office:value="2.85749121518454">
            <text:p>2.8574912152</text:p>
          </table:table-cell>
          <table:table-cell table:formula="of:=3+STANDARDIZE([.AD6];[.BW$1];[.BW$2])" office:value-type="float" office:value="1.5028710279952">
            <text:p>1.502871028</text:p>
          </table:table-cell>
          <table:table-cell table:formula="of:=3+STANDARDIZE([.AE6];[.BX$1];[.BX$2])" office:value-type="float" office:value="2.37633860266113">
            <text:p>2.3763386027</text:p>
          </table:table-cell>
          <table:table-cell table:formula="of:=3+STANDARDIZE([.AF6];[.BY$1];[.BY$2])" office:value-type="float" office:value="2.65280076202795">
            <text:p>2.652800762</text:p>
          </table:table-cell>
          <table:table-cell table:formula="of:=3+STANDARDIZE([.AG6];[.BZ$1];[.BZ$2])" office:value-type="float" office:value="4.74179826483146">
            <text:p>4.7417982648</text:p>
          </table:table-cell>
          <table:table-cell table:formula="of:=3+STANDARDIZE([.AH6];[.CA$1];[.CA$2])" office:value-type="float" office:value="2.44214320064823">
            <text:p>2.4421432006</text:p>
          </table:table-cell>
          <table:table-cell table:formula="of:=3+STANDARDIZE([.AI6];[.CB$1];[.CB$2])" office:value-type="float" office:value="2.26460134459013">
            <text:p>2.2646013446</text:p>
          </table:table-cell>
          <table:table-cell table:formula="of:=3+STANDARDIZE([.AJ6];[.CC$1];[.CC$2])" office:value-type="float" office:value="2.04485139238253">
            <text:p>2.0448513924</text:p>
          </table:table-cell>
          <table:table-cell table:formula="of:=3+STANDARDIZE([.AK6];[.CD$1];[.CD$2])" office:value-type="float" office:value="1.74034438463726">
            <text:p>1.7403443846</text:p>
          </table:table-cell>
          <table:table-cell table:formula="of:=3+STANDARDIZE([.AL6];[.CE$1];[.CE$2])" office:value-type="float" office:value="2.58974519982692">
            <text:p>2.5897451998</text:p>
          </table:table-cell>
          <table:table-cell table:formula="of:=3+STANDARDIZE([.AM6];[.CF$1];[.CF$2])" office:value-type="float" office:value="2.76615249207911">
            <text:p>2.7661524921</text:p>
          </table:table-cell>
          <table:table-cell table:formula="of:=3+STANDARDIZE([.AN6];[.CG$1];[.CG$2])" office:value-type="float" office:value="3.27285199894947">
            <text:p>3.2728519989</text:p>
          </table:table-cell>
          <table:table-cell table:formula="of:=3+STANDARDIZE([.AO6];[.CH$1];[.CH$2])" office:value-type="float" office:value="2.54747632360464">
            <text:p>2.5474763236</text:p>
          </table:table-cell>
          <table:table-cell table:formula="of:=3+STANDARDIZE([.AP6];[.CI$1];[.CI$2])" office:value-type="float" office:value="3.72192276100249">
            <text:p>3.721922761</text:p>
          </table:table-cell>
          <table:table-cell table:formula="of:=3+STANDARDIZE([.AQ6];[.CJ$1];[.CJ$2])" office:value-type="float" office:value="4.93189631893273">
            <text:p>4.9318963189</text:p>
          </table:table-cell>
          <table:table-cell table:formula="of:=3+STANDARDIZE([.AR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  <table:table-cell office:value-type="float" office:value="26.0761">
            <text:p>26.0761</text:p>
          </table:table-cell>
          <table:table-cell office:value-type="float" office:value="308.659">
            <text:p>308.659</text:p>
          </table:table-cell>
          <table:table-cell office:value-type="float" office:value="3764257">
            <text:p>3764257</text:p>
          </table:table-cell>
          <table:table-cell office:value-type="float" office:value="26604744">
            <text:p>26604744</text:p>
          </table:table-cell>
          <table:table-cell table:style-name="ce2" office:value-type="float" office:value="2883656">
            <text:p>2883656</text:p>
          </table:table-cell>
          <table:table-cell office:value-type="float" office:value="28973">
            <text:p>28973.0000</text:p>
          </table:table-cell>
          <table:table-cell office:value-type="float" office:value="3764257">
            <text:p>3764257</text:p>
          </table:table-cell>
          <table:table-cell office:value-type="float" office:value="337226">
            <text:p>337226</text:p>
          </table:table-cell>
          <table:table-cell office:value-type="float" office:value="312031">
            <text:p>312031</text:p>
          </table:table-cell>
          <table:table-cell office:value-type="float" office:value="485035">
            <text:p>485035</text:p>
          </table:table-cell>
          <table:table-cell office:value-type="float" office:value="64">
            <text:p>64</text:p>
          </table:table-cell>
          <table:table-cell office:value-type="float" office:value="417273">
            <text:p>417273</text:p>
          </table:table-cell>
          <table:table-cell office:value-type="float" office:value="727548">
            <text:p>727548</text:p>
          </table:table-cell>
          <table:table-cell office:value-type="float" office:value="222468">
            <text:p>222468</text:p>
          </table:table-cell>
          <table:table-cell office:value-type="float" office:value="483149">
            <text:p>483149</text:p>
          </table:table-cell>
          <table:table-cell office:value-type="float" office:value="26604744">
            <text:p>26604744</text:p>
          </table:table-cell>
          <table:table-cell office:value-type="float" office:value="34728">
            <text:p>34728</text:p>
          </table:table-cell>
          <table:table-cell office:value-type="float" office:value="480396">
            <text:p>480396</text:p>
          </table:table-cell>
          <table:table-cell office:value-type="float" office:value="3516">
            <text:p>3516</text:p>
          </table:table-cell>
          <table:table-cell office:value-type="float" office:value="4190921">
            <text:p>4190921</text:p>
          </table:table-cell>
          <table:table-cell office:value-type="float" office:value="1707123">
            <text:p>1707123</text:p>
          </table:table-cell>
          <table:table-cell office:value-type="float" office:value="36885">
            <text:p>3688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];[.AU$1];[.AU$2])" office:value-type="float" office:value="2.46478362650898">
            <text:p>2.4647836265</text:p>
          </table:table-cell>
          <table:table-cell table:formula="of:=3+STANDARDIZE([.C7];[.AV$1];[.AV$2])" office:value-type="float" office:value="3.33000328361825">
            <text:p>3.3300032836</text:p>
          </table:table-cell>
          <table:table-cell table:formula="of:=3+STANDARDIZE([.D7];[.AW$1];[.AW$2])" office:value-type="float" office:value="3.20156424153618">
            <text:p>3.2015642415</text:p>
          </table:table-cell>
          <table:table-cell table:formula="of:=3+STANDARDIZE([.E7];[.AX$1];[.AX$2])" office:value-type="float" office:value="3.23362151685762">
            <text:p>3.2336215169</text:p>
          </table:table-cell>
          <table:table-cell table:formula="of:=3+STANDARDIZE([.F7];[.AY$1];[.AY$2])" office:value-type="float" office:value="3.36428663225597">
            <text:p>3.3642866323</text:p>
          </table:table-cell>
          <table:table-cell table:formula="of:=3+STANDARDIZE([.G7];[.AZ$1];[.AZ$2])" office:value-type="float" office:value="7.8353625707441">
            <text:p>7.8353625707</text:p>
          </table:table-cell>
          <table:table-cell table:formula="of:=3+STANDARDIZE([.H7];[.BA$1];[.BA$2])" office:value-type="float" office:value="3.62277230176075">
            <text:p>3.6227723018</text:p>
          </table:table-cell>
          <table:table-cell table:formula="of:=3+STANDARDIZE([.I7];[.BB$1];[.BB$2])" office:value-type="float" office:value="2.75770620145876">
            <text:p>2.7577062015</text:p>
          </table:table-cell>
          <table:table-cell table:formula="of:=3+STANDARDIZE([.J7];[.BC$1];[.BC$2])" office:value-type="float" office:value="2.79346979937157">
            <text:p>2.7934697994</text:p>
          </table:table-cell>
          <table:table-cell table:formula="of:=3+STANDARDIZE([.K7];[.BD$1];[.BD$2])" office:value-type="float" office:value="2.77314182766354">
            <text:p>2.7731418277</text:p>
          </table:table-cell>
          <table:table-cell table:formula="of:=3+STANDARDIZE([.L7];[.BE$1];[.BE$2])" office:value-type="float" office:value="2.85704956257959">
            <text:p>2.8570495626</text:p>
          </table:table-cell>
          <table:table-cell table:formula="of:=3+STANDARDIZE([.M7];[.BF$1];[.BF$2])" office:value-type="float" office:value="7.52426080874386">
            <text:p>7.5242608087</text:p>
          </table:table-cell>
          <table:table-cell table:formula="of:=3+STANDARDIZE([.N7];[.BG$1];[.BG$2])" office:value-type="float" office:value="3.04945183650047">
            <text:p>3.0494518365</text:p>
          </table:table-cell>
          <table:table-cell table:formula="of:=3+STANDARDIZE([.O7];[.BH$1];[.BH$2])" office:value-type="float" office:value="3.53564411342714">
            <text:p>3.5356441134</text:p>
          </table:table-cell>
          <table:table-cell table:formula="of:=3+STANDARDIZE([.P7];[.BI$1];[.BI$2])" office:value-type="float" office:value="3.13758942814054">
            <text:p>3.1375894281</text:p>
          </table:table-cell>
          <table:table-cell table:formula="of:=3+STANDARDIZE([.Q7];[.BJ$1];[.BJ$2])" office:value-type="float" office:value="2.03474763218803">
            <text:p>2.0347476322</text:p>
          </table:table-cell>
          <table:table-cell table:formula="of:=3+STANDARDIZE([.R7];[.BK$1];[.BK$2])" office:value-type="float" office:value="2.0149224030383">
            <text:p>2.014922403</text:p>
          </table:table-cell>
          <table:table-cell table:formula="of:=3+STANDARDIZE([.S7];[.BL$1];[.BL$2])" office:value-type="float" office:value="1.99728798438483">
            <text:p>1.9972879844</text:p>
          </table:table-cell>
          <table:table-cell table:formula="of:=3+STANDARDIZE([.T7];[.BM$1];[.BM$2])" office:value-type="float" office:value="2.05400933717919">
            <text:p>2.0540093372</text:p>
          </table:table-cell>
          <table:table-cell table:formula="of:=3+STANDARDIZE([.U7];[.BN$1];[.BN$2])" office:value-type="float" office:value="3.00066473516888">
            <text:p>3.0006647352</text:p>
          </table:table-cell>
          <table:table-cell table:formula="of:=3+STANDARDIZE([.V7];[.BO$1];[.BO$2])" office:value-type="float" office:value="2.13058999196656">
            <text:p>2.130589992</text:p>
          </table:table-cell>
          <table:table-cell table:formula="of:=3+STANDARDIZE([.W7];[.BP$1];[.BP$2])" office:value-type="float" office:value="3.78514032104073">
            <text:p>3.785140321</text:p>
          </table:table-cell>
          <table:table-cell table:formula="of:=3+STANDARDIZE([.X7];[.BQ$1];[.BQ$2])" office:value-type="float" office:value="2.69286570078576">
            <text:p>2.6928657008</text:p>
          </table:table-cell>
          <table:table-cell table:formula="of:=3+STANDARDIZE([.Y7];[.BR$1];[.BR$2])" office:value-type="float" office:value="1.68582454817418">
            <text:p>1.6858245482</text:p>
          </table:table-cell>
          <table:table-cell table:formula="of:=3+STANDARDIZE([.Z7];[.BS$1];[.BS$2])" office:value-type="float" office:value="-0.814108584504213">
            <text:p>-0.8141085845</text:p>
          </table:table-cell>
          <table:table-cell table:formula="of:=3+STANDARDIZE([.AA7];[.BT$1];[.BT$2])" office:value-type="float" office:value="2.00476718129445">
            <text:p>2.0047671813</text:p>
          </table:table-cell>
          <table:table-cell table:formula="of:=3+STANDARDIZE([.AB7];[.BU$1];[.BU$2])" office:value-type="float" office:value="2.69286570078576">
            <text:p>2.6928657008</text:p>
          </table:table-cell>
          <table:table-cell table:formula="of:=3+STANDARDIZE([.AC7];[.BV$1];[.BV$2])" office:value-type="float" office:value="2.22028859217229">
            <text:p>2.2202885922</text:p>
          </table:table-cell>
          <table:table-cell table:formula="of:=3+STANDARDIZE([.AD7];[.BW$1];[.BW$2])" office:value-type="float" office:value="2.63489908322641">
            <text:p>2.6348990832</text:p>
          </table:table-cell>
          <table:table-cell table:formula="of:=3+STANDARDIZE([.AE7];[.BX$1];[.BX$2])" office:value-type="float" office:value="2.11376938401861">
            <text:p>2.113769384</text:p>
          </table:table-cell>
          <table:table-cell table:formula="of:=3+STANDARDIZE([.AF7];[.BY$1];[.BY$2])" office:value-type="float" office:value="2.65183886060258">
            <text:p>2.6518388606</text:p>
          </table:table-cell>
          <table:table-cell table:formula="of:=3+STANDARDIZE([.AG7];[.BZ$1];[.BZ$2])" office:value-type="float" office:value="4.34778374978177">
            <text:p>4.3477837498</text:p>
          </table:table-cell>
          <table:table-cell table:formula="of:=3+STANDARDIZE([.AH7];[.CA$1];[.CA$2])" office:value-type="float" office:value="3.6046894707209">
            <text:p>3.6046894707</text:p>
          </table:table-cell>
          <table:table-cell table:formula="of:=3+STANDARDIZE([.AI7];[.CB$1];[.CB$2])" office:value-type="float" office:value="2.38877207351398">
            <text:p>2.3887720735</text:p>
          </table:table-cell>
          <table:table-cell table:formula="of:=3+STANDARDIZE([.AJ7];[.CC$1];[.CC$2])" office:value-type="float" office:value="2.5373025266192">
            <text:p>2.5373025266</text:p>
          </table:table-cell>
          <table:table-cell table:formula="of:=3+STANDARDIZE([.AK7];[.CD$1];[.CD$2])" office:value-type="float" office:value="1.68582454817418">
            <text:p>1.6858245482</text:p>
          </table:table-cell>
          <table:table-cell table:formula="of:=3+STANDARDIZE([.AL7];[.CE$1];[.CE$2])" office:value-type="float" office:value="2.57585873640512">
            <text:p>2.5758587364</text:p>
          </table:table-cell>
          <table:table-cell table:formula="of:=3+STANDARDIZE([.AM7];[.CF$1];[.CF$2])" office:value-type="float" office:value="2.32769235659524">
            <text:p>2.3276923566</text:p>
          </table:table-cell>
          <table:table-cell table:formula="of:=3+STANDARDIZE([.AN7];[.CG$1];[.CG$2])" office:value-type="float" office:value="0.972704397285859">
            <text:p>0.9727043973</text:p>
          </table:table-cell>
          <table:table-cell table:formula="of:=3+STANDARDIZE([.AO7];[.CH$1];[.CH$2])" office:value-type="float" office:value="2.60154357470013">
            <text:p>2.6015435747</text:p>
          </table:table-cell>
          <table:table-cell table:formula="of:=3+STANDARDIZE([.AP7];[.CI$1];[.CI$2])" office:value-type="float" office:value="3.49389515924718">
            <text:p>3.4938951592</text:p>
          </table:table-cell>
          <table:table-cell table:formula="of:=3+STANDARDIZE([.AQ7];[.CJ$1];[.CJ$2])" office:value-type="float" office:value="3.39574127274405">
            <text:p>3.3957412727</text:p>
          </table:table-cell>
          <table:table-cell table:formula="of:=3+STANDARDIZE([.AR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  <table:table-cell office:value-type="float" office:value="26.2171">
            <text:p>26.2171</text:p>
          </table:table-cell>
          <table:table-cell office:value-type="float" office:value="306.465">
            <text:p>306.465</text:p>
          </table:table-cell>
          <table:table-cell office:value-type="float" office:value="3018675">
            <text:p>3018675</text:p>
          </table:table-cell>
          <table:table-cell office:value-type="float" office:value="29065696">
            <text:p>29065696</text:p>
          </table:table-cell>
          <table:table-cell table:style-name="ce2" office:value-type="float" office:value="2937711">
            <text:p>2937711</text:p>
          </table:table-cell>
          <table:table-cell office:value-type="float" office:value="52302">
            <text:p>52302.0000</text:p>
          </table:table-cell>
          <table:table-cell office:value-type="float" office:value="3018675">
            <text:p>3018675</text:p>
          </table:table-cell>
          <table:table-cell office:value-type="float" office:value="335808">
            <text:p>335808</text:p>
          </table:table-cell>
          <table:table-cell office:value-type="float" office:value="94025">
            <text:p>94025</text:p>
          </table:table-cell>
          <table:table-cell office:value-type="float" office:value="740827">
            <text:p>740827</text:p>
          </table:table-cell>
          <table:table-cell office:value-type="float" office:value="20124">
            <text:p>20124</text:p>
          </table:table-cell>
          <table:table-cell office:value-type="float" office:value="586426">
            <text:p>586426</text:p>
          </table:table-cell>
          <table:table-cell office:value-type="float" office:value="559957">
            <text:p>559957</text:p>
          </table:table-cell>
          <table:table-cell office:value-type="float" office:value="206808">
            <text:p>206808</text:p>
          </table:table-cell>
          <table:table-cell office:value-type="float" office:value="463765">
            <text:p>463765</text:p>
          </table:table-cell>
          <table:table-cell office:value-type="float" office:value="29065696">
            <text:p>29065696</text:p>
          </table:table-cell>
          <table:table-cell office:value-type="float" office:value="43342">
            <text:p>43342</text:p>
          </table:table-cell>
          <table:table-cell office:value-type="float" office:value="653058">
            <text:p>653058</text:p>
          </table:table-cell>
          <table:table-cell office:value-type="float" office:value="18506">
            <text:p>18506</text:p>
          </table:table-cell>
          <table:table-cell office:value-type="float" office:value="4562946">
            <text:p>4562946</text:p>
          </table:table-cell>
          <table:table-cell office:value-type="float" office:value="2360627">
            <text:p>2360627</text:p>
          </table:table-cell>
          <table:table-cell office:value-type="float" office:value="91595">
            <text:p>9159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];[.AU$1];[.AU$2])" office:value-type="float" office:value="2.6547016927448">
            <text:p>2.6547016927</text:p>
          </table:table-cell>
          <table:table-cell table:formula="of:=3+STANDARDIZE([.C8];[.AV$1];[.AV$2])" office:value-type="float" office:value="3.32073976268859">
            <text:p>3.3207397627</text:p>
          </table:table-cell>
          <table:table-cell table:formula="of:=3+STANDARDIZE([.D8];[.AW$1];[.AW$2])" office:value-type="float" office:value="3.37459525350807">
            <text:p>3.3745952535</text:p>
          </table:table-cell>
          <table:table-cell table:formula="of:=3+STANDARDIZE([.E8];[.AX$1];[.AX$2])" office:value-type="float" office:value="3.25135580351269">
            <text:p>3.2513558035</text:p>
          </table:table-cell>
          <table:table-cell table:formula="of:=3+STANDARDIZE([.F8];[.AY$1];[.AY$2])" office:value-type="float" office:value="3.35928116707994">
            <text:p>3.3592811671</text:p>
          </table:table-cell>
          <table:table-cell table:formula="of:=3+STANDARDIZE([.G8];[.AZ$1];[.AZ$2])" office:value-type="float" office:value="5.36230055254257">
            <text:p>5.3623005525</text:p>
          </table:table-cell>
          <table:table-cell table:formula="of:=3+STANDARDIZE([.H8];[.BA$1];[.BA$2])" office:value-type="float" office:value="2.94458263418882">
            <text:p>2.9445826342</text:p>
          </table:table-cell>
          <table:table-cell table:formula="of:=3+STANDARDIZE([.I8];[.BB$1];[.BB$2])" office:value-type="float" office:value="2.79217792325546">
            <text:p>2.7921779233</text:p>
          </table:table-cell>
          <table:table-cell table:formula="of:=3+STANDARDIZE([.J8];[.BC$1];[.BC$2])" office:value-type="float" office:value="2.75389054178603">
            <text:p>2.7538905418</text:p>
          </table:table-cell>
          <table:table-cell table:formula="of:=3+STANDARDIZE([.K8];[.BD$1];[.BD$2])" office:value-type="float" office:value="2.70493050847535">
            <text:p>2.7049305085</text:p>
          </table:table-cell>
          <table:table-cell table:formula="of:=3+STANDARDIZE([.L8];[.BE$1];[.BE$2])" office:value-type="float" office:value="2.82257793835558">
            <text:p>2.8225779384</text:p>
          </table:table-cell>
          <table:table-cell table:formula="of:=3+STANDARDIZE([.M8];[.BF$1];[.BF$2])" office:value-type="float" office:value="2.4849705532983">
            <text:p>2.4849705533</text:p>
          </table:table-cell>
          <table:table-cell table:formula="of:=3+STANDARDIZE([.N8];[.BG$1];[.BG$2])" office:value-type="float" office:value="3.19598073912153">
            <text:p>3.1959807391</text:p>
          </table:table-cell>
          <table:table-cell table:formula="of:=3+STANDARDIZE([.O8];[.BH$1];[.BH$2])" office:value-type="float" office:value="3.64392762603871">
            <text:p>3.643927626</text:p>
          </table:table-cell>
          <table:table-cell table:formula="of:=3+STANDARDIZE([.P8];[.BI$1];[.BI$2])" office:value-type="float" office:value="3.33299193023253">
            <text:p>3.3329919302</text:p>
          </table:table-cell>
          <table:table-cell table:formula="of:=3+STANDARDIZE([.Q8];[.BJ$1];[.BJ$2])" office:value-type="float" office:value="2.0290290403864">
            <text:p>2.0290290404</text:p>
          </table:table-cell>
          <table:table-cell table:formula="of:=3+STANDARDIZE([.R8];[.BK$1];[.BK$2])" office:value-type="float" office:value="2.05077094438202">
            <text:p>2.0507709444</text:p>
          </table:table-cell>
          <table:table-cell table:formula="of:=3+STANDARDIZE([.S8];[.BL$1];[.BL$2])" office:value-type="float" office:value="2.02999998624335">
            <text:p>2.0299999862</text:p>
          </table:table-cell>
          <table:table-cell table:formula="of:=3+STANDARDIZE([.T8];[.BM$1];[.BM$2])" office:value-type="float" office:value="2.07515943062031">
            <text:p>2.0751594306</text:p>
          </table:table-cell>
          <table:table-cell table:formula="of:=3+STANDARDIZE([.U8];[.BN$1];[.BN$2])" office:value-type="float" office:value="2.83049253193635">
            <text:p>2.8304925319</text:p>
          </table:table-cell>
          <table:table-cell table:formula="of:=3+STANDARDIZE([.V8];[.BO$1];[.BO$2])" office:value-type="float" office:value="2.46276474344962">
            <text:p>2.4627647434</text:p>
          </table:table-cell>
          <table:table-cell table:formula="of:=3+STANDARDIZE([.W8];[.BP$1];[.BP$2])" office:value-type="float" office:value="3.7568500951795">
            <text:p>3.7568500952</text:p>
          </table:table-cell>
          <table:table-cell table:formula="of:=3+STANDARDIZE([.X8];[.BQ$1];[.BQ$2])" office:value-type="float" office:value="2.58783693439724">
            <text:p>2.5878369344</text:p>
          </table:table-cell>
          <table:table-cell table:formula="of:=3+STANDARDIZE([.Y8];[.BR$1];[.BR$2])" office:value-type="float" office:value="2.04733422264605">
            <text:p>2.0473342226</text:p>
          </table:table-cell>
          <table:table-cell table:formula="of:=3+STANDARDIZE([.Z8];[.BS$1];[.BS$2])" office:value-type="float" office:value="-0.483070791916699">
            <text:p>-0.4830707919</text:p>
          </table:table-cell>
          <table:table-cell table:formula="of:=3+STANDARDIZE([.AA8];[.BT$1];[.BT$2])" office:value-type="float" office:value="2.50606410691632">
            <text:p>2.5060641069</text:p>
          </table:table-cell>
          <table:table-cell table:formula="of:=3+STANDARDIZE([.AB8];[.BU$1];[.BU$2])" office:value-type="float" office:value="2.58783693439724">
            <text:p>2.5878369344</text:p>
          </table:table-cell>
          <table:table-cell table:formula="of:=3+STANDARDIZE([.AC8];[.BV$1];[.BV$2])" office:value-type="float" office:value="2.21243563569404">
            <text:p>2.2124356357</text:p>
          </table:table-cell>
          <table:table-cell table:formula="of:=3+STANDARDIZE([.AD8];[.BW$1];[.BW$2])" office:value-type="float" office:value="1.24819524765633">
            <text:p>1.2481952477</text:p>
          </table:table-cell>
          <table:table-cell table:formula="of:=3+STANDARDIZE([.AE8];[.BX$1];[.BX$2])" office:value-type="float" office:value="2.19125979113019">
            <text:p>2.1912597911</text:p>
          </table:table-cell>
          <table:table-cell table:formula="of:=3+STANDARDIZE([.AF8];[.BY$1];[.BY$2])" office:value-type="float" office:value="3.85782277266884">
            <text:p>3.8578227727</text:p>
          </table:table-cell>
          <table:table-cell table:formula="of:=3+STANDARDIZE([.AG8];[.BZ$1];[.BZ$2])" office:value-type="float" office:value="5.68348332219351">
            <text:p>5.6834833222</text:p>
          </table:table-cell>
          <table:table-cell table:formula="of:=3+STANDARDIZE([.AH8];[.CA$1];[.CA$2])" office:value-type="float" office:value="2.87949734546454">
            <text:p>2.8794973455</text:p>
          </table:table-cell>
          <table:table-cell table:formula="of:=3+STANDARDIZE([.AI8];[.CB$1];[.CB$2])" office:value-type="float" office:value="2.31396582534334">
            <text:p>2.3139658253</text:p>
          </table:table-cell>
          <table:table-cell table:formula="of:=3+STANDARDIZE([.AJ8];[.CC$1];[.CC$2])" office:value-type="float" office:value="2.36455830783052">
            <text:p>2.3645583078</text:p>
          </table:table-cell>
          <table:table-cell table:formula="of:=3+STANDARDIZE([.AK8];[.CD$1];[.CD$2])" office:value-type="float" office:value="2.04733422264605">
            <text:p>2.0473342226</text:p>
          </table:table-cell>
          <table:table-cell table:formula="of:=3+STANDARDIZE([.AL8];[.CE$1];[.CE$2])" office:value-type="float" office:value="2.59427850787346">
            <text:p>2.5942785079</text:p>
          </table:table-cell>
          <table:table-cell table:formula="of:=3+STANDARDIZE([.AM8];[.CF$1];[.CF$2])" office:value-type="float" office:value="3.21064688141902">
            <text:p>3.2106468814</text:p>
          </table:table-cell>
          <table:table-cell table:formula="of:=3+STANDARDIZE([.AN8];[.CG$1];[.CG$2])" office:value-type="float" office:value="2.2319890046247">
            <text:p>2.2319890046</text:p>
          </table:table-cell>
          <table:table-cell table:formula="of:=3+STANDARDIZE([.AO8];[.CH$1];[.CH$2])" office:value-type="float" office:value="3.34884514584">
            <text:p>3.3488451458</text:p>
          </table:table-cell>
          <table:table-cell table:formula="of:=3+STANDARDIZE([.AP8];[.CI$1];[.CI$2])" office:value-type="float" office:value="5.0346475591097">
            <text:p>5.0346475591</text:p>
          </table:table-cell>
          <table:table-cell table:formula="of:=3+STANDARDIZE([.AQ8];[.CJ$1];[.CJ$2])" office:value-type="float" office:value="5.0141945653219">
            <text:p>5.0141945653</text:p>
          </table:table-cell>
          <table:table-cell table:formula="of:=3+STANDARDIZE([.AR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  <table:table-cell office:value-type="float" office:value="26.4058">
            <text:p>26.4058</text:p>
          </table:table-cell>
          <table:table-cell office:value-type="float" office:value="313.486">
            <text:p>313.486</text:p>
          </table:table-cell>
          <table:table-cell office:value-type="float" office:value="2974245">
            <text:p>2974245</text:p>
          </table:table-cell>
          <table:table-cell office:value-type="float" office:value="25713424">
            <text:p>25713424</text:p>
          </table:table-cell>
          <table:table-cell table:style-name="ce2" office:value-type="float" office:value="2991766">
            <text:p>2991766</text:p>
          </table:table-cell>
          <table:table-cell office:value-type="float" office:value="58924">
            <text:p>58924.0000</text:p>
          </table:table-cell>
          <table:table-cell office:value-type="float" office:value="2974245">
            <text:p>2974245</text:p>
          </table:table-cell>
          <table:table-cell office:value-type="float" office:value="402789">
            <text:p>402789</text:p>
          </table:table-cell>
          <table:table-cell office:value-type="float" office:value="168116">
            <text:p>168116</text:p>
          </table:table-cell>
          <table:table-cell office:value-type="float" office:value="1750167">
            <text:p>1750167</text:p>
          </table:table-cell>
          <table:table-cell office:value-type="float" office:value="98">
            <text:p>98</text:p>
          </table:table-cell>
          <table:table-cell office:value-type="float" office:value="413566">
            <text:p>413566</text:p>
          </table:table-cell>
          <table:table-cell office:value-type="float" office:value="594047">
            <text:p>594047</text:p>
          </table:table-cell>
          <table:table-cell office:value-type="float" office:value="315011">
            <text:p>315011</text:p>
          </table:table-cell>
          <table:table-cell office:value-type="float" office:value="459412">
            <text:p>459412</text:p>
          </table:table-cell>
          <table:table-cell office:value-type="float" office:value="25713424">
            <text:p>25713424</text:p>
          </table:table-cell>
          <table:table-cell office:value-type="float" office:value="63797">
            <text:p>63797</text:p>
          </table:table-cell>
          <table:table-cell office:value-type="float" office:value="573349">
            <text:p>573349</text:p>
          </table:table-cell>
          <table:table-cell office:value-type="float" office:value="26877">
            <text:p>26877</text:p>
          </table:table-cell>
          <table:table-cell office:value-type="float" office:value="4356913">
            <text:p>4356913</text:p>
          </table:table-cell>
          <table:table-cell office:value-type="float" office:value="1586835">
            <text:p>1586835</text:p>
          </table:table-cell>
          <table:table-cell office:value-type="float" office:value="76206">
            <text:p>7620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];[.AU$1];[.AU$2])" office:value-type="float" office:value="2.97295931195433">
            <text:p>2.972959312</text:p>
          </table:table-cell>
          <table:table-cell table:formula="of:=3+STANDARDIZE([.C9];[.AV$1];[.AV$2])" office:value-type="float" office:value="3.40179557082313">
            <text:p>3.4017955708</text:p>
          </table:table-cell>
          <table:table-cell table:formula="of:=3+STANDARDIZE([.D9];[.AW$1];[.AW$2])" office:value-type="float" office:value="3.32549185821875">
            <text:p>3.3254918582</text:p>
          </table:table-cell>
          <table:table-cell table:formula="of:=3+STANDARDIZE([.E9];[.AX$1];[.AX$2])" office:value-type="float" office:value="3.26465651850399">
            <text:p>3.2646565185</text:p>
          </table:table-cell>
          <table:table-cell table:formula="of:=3+STANDARDIZE([.F9];[.AY$1];[.AY$2])" office:value-type="float" office:value="3.46189320318868">
            <text:p>3.4618932032</text:p>
          </table:table-cell>
          <table:table-cell table:formula="of:=3+STANDARDIZE([.G9];[.AZ$1];[.AZ$2])" office:value-type="float" office:value="6.18843118362283">
            <text:p>6.1884311836</text:p>
          </table:table-cell>
          <table:table-cell table:formula="of:=3+STANDARDIZE([.H9];[.BA$1];[.BA$2])" office:value-type="float" office:value="3.3022863308045">
            <text:p>3.3022863308</text:p>
          </table:table-cell>
          <table:table-cell table:formula="of:=3+STANDARDIZE([.I9];[.BB$1];[.BB$2])" office:value-type="float" office:value="2.87097043021932">
            <text:p>2.8709704302</text:p>
          </table:table-cell>
          <table:table-cell table:formula="of:=3+STANDARDIZE([.J9];[.BC$1];[.BC$2])" office:value-type="float" office:value="2.82068053896162">
            <text:p>2.820680539</text:p>
          </table:table-cell>
          <table:table-cell table:formula="of:=3+STANDARDIZE([.K9];[.BD$1];[.BD$2])" office:value-type="float" office:value="2.76138125538972">
            <text:p>2.7613812554</text:p>
          </table:table-cell>
          <table:table-cell table:formula="of:=3+STANDARDIZE([.L9];[.BE$1];[.BE$2])" office:value-type="float" office:value="2.91008283061653">
            <text:p>2.9100828306</text:p>
          </table:table-cell>
          <table:table-cell table:formula="of:=3+STANDARDIZE([.M9];[.BF$1];[.BF$2])" office:value-type="float" office:value="5.39909154445729">
            <text:p>5.3990915445</text:p>
          </table:table-cell>
          <table:table-cell table:formula="of:=3+STANDARDIZE([.N9];[.BG$1];[.BG$2])" office:value-type="float" office:value="3.45180579041895">
            <text:p>3.4518057904</text:p>
          </table:table-cell>
          <table:table-cell table:formula="of:=3+STANDARDIZE([.O9];[.BH$1];[.BH$2])" office:value-type="float" office:value="3.98281491550828">
            <text:p>3.9828149155</text:p>
          </table:table-cell>
          <table:table-cell table:formula="of:=3+STANDARDIZE([.P9];[.BI$1];[.BI$2])" office:value-type="float" office:value="4.0432273719681">
            <text:p>4.043227372</text:p>
          </table:table-cell>
          <table:table-cell table:formula="of:=3+STANDARDIZE([.Q9];[.BJ$1];[.BJ$2])" office:value-type="float" office:value="2.01311643711229">
            <text:p>2.0131164371</text:p>
          </table:table-cell>
          <table:table-cell table:formula="of:=3+STANDARDIZE([.R9];[.BK$1];[.BK$2])" office:value-type="float" office:value="2.03572959836368">
            <text:p>2.0357295984</text:p>
          </table:table-cell>
          <table:table-cell table:formula="of:=3+STANDARDIZE([.S9];[.BL$1];[.BL$2])" office:value-type="float" office:value="1.96408407272394">
            <text:p>1.9640840727</text:p>
          </table:table-cell>
          <table:table-cell table:formula="of:=3+STANDARDIZE([.T9];[.BM$1];[.BM$2])" office:value-type="float" office:value="2.0695533817564">
            <text:p>2.0695533818</text:p>
          </table:table-cell>
          <table:table-cell table:formula="of:=3+STANDARDIZE([.U9];[.BN$1];[.BN$2])" office:value-type="float" office:value="2.7524969387881">
            <text:p>2.7524969388</text:p>
          </table:table-cell>
          <table:table-cell table:formula="of:=3+STANDARDIZE([.V9];[.BO$1];[.BO$2])" office:value-type="float" office:value="2.90731350660462">
            <text:p>2.9073135066</text:p>
          </table:table-cell>
          <table:table-cell table:formula="of:=3+STANDARDIZE([.W9];[.BP$1];[.BP$2])" office:value-type="float" office:value="3.84738139680744">
            <text:p>3.8473813968</text:p>
          </table:table-cell>
          <table:table-cell table:formula="of:=3+STANDARDIZE([.X9];[.BQ$1];[.BQ$2])" office:value-type="float" office:value="2.58157816193406">
            <text:p>2.5815781619</text:p>
          </table:table-cell>
          <table:table-cell table:formula="of:=3+STANDARDIZE([.Y9];[.BR$1];[.BR$2])" office:value-type="float" office:value="1.55489115205338">
            <text:p>1.5548911521</text:p>
          </table:table-cell>
          <table:table-cell table:formula="of:=3+STANDARDIZE([.Z9];[.BS$1];[.BS$2])" office:value-type="float" office:value="-0.152032999329185">
            <text:p>-0.1520329993</text:p>
          </table:table-cell>
          <table:table-cell table:formula="of:=3+STANDARDIZE([.AA9];[.BT$1];[.BT$2])" office:value-type="float" office:value="2.64835860052805">
            <text:p>2.6483586005</text:p>
          </table:table-cell>
          <table:table-cell table:formula="of:=3+STANDARDIZE([.AB9];[.BU$1];[.BU$2])" office:value-type="float" office:value="2.58157816193406">
            <text:p>2.5815781619</text:p>
          </table:table-cell>
          <table:table-cell table:formula="of:=3+STANDARDIZE([.AC9];[.BV$1];[.BV$2])" office:value-type="float" office:value="2.58337983729481">
            <text:p>2.5833798373</text:p>
          </table:table-cell>
          <table:table-cell table:formula="of:=3+STANDARDIZE([.AD9];[.BW$1];[.BW$2])" office:value-type="float" office:value="1.71947711091341">
            <text:p>1.7194771109</text:p>
          </table:table-cell>
          <table:table-cell table:formula="of:=3+STANDARDIZE([.AE9];[.BX$1];[.BX$2])" office:value-type="float" office:value="2.49703232316405">
            <text:p>2.4970323232</text:p>
          </table:table-cell>
          <table:table-cell table:formula="of:=3+STANDARDIZE([.AF9];[.BY$1];[.BY$2])" office:value-type="float" office:value="2.6538829011315">
            <text:p>2.6538829011</text:p>
          </table:table-cell>
          <table:table-cell table:formula="of:=3+STANDARDIZE([.AG9];[.BZ$1];[.BZ$2])" office:value-type="float" office:value="4.3185117988561">
            <text:p>4.3185117989</text:p>
          </table:table-cell>
          <table:table-cell table:formula="of:=3+STANDARDIZE([.AH9];[.CA$1];[.CA$2])" office:value-type="float" office:value="3.02701003737514">
            <text:p>3.0270100374</text:p>
          </table:table-cell>
          <table:table-cell table:formula="of:=3+STANDARDIZE([.AI9];[.CB$1];[.CB$2])" office:value-type="float" office:value="2.83084069576527">
            <text:p>2.8308406958</text:p>
          </table:table-cell>
          <table:table-cell table:formula="of:=3+STANDARDIZE([.AJ9];[.CC$1];[.CC$2])" office:value-type="float" office:value="2.32576571680766">
            <text:p>2.3257657168</text:p>
          </table:table-cell>
          <table:table-cell table:formula="of:=3+STANDARDIZE([.AK9];[.CD$1];[.CD$2])" office:value-type="float" office:value="1.55489115205338">
            <text:p>1.5548911521</text:p>
          </table:table-cell>
          <table:table-cell table:formula="of:=3+STANDARDIZE([.AL9];[.CE$1];[.CE$2])" office:value-type="float" office:value="2.63801851546402">
            <text:p>2.6380185155</text:p>
          </table:table-cell>
          <table:table-cell table:formula="of:=3+STANDARDIZE([.AM9];[.CF$1];[.CF$2])" office:value-type="float" office:value="2.80303303344333">
            <text:p>2.8030330334</text:p>
          </table:table-cell>
          <table:table-cell table:formula="of:=3+STANDARDIZE([.AN9];[.CG$1];[.CG$2])" office:value-type="float" office:value="2.93522259021733">
            <text:p>2.9352225902</text:p>
          </table:table-cell>
          <table:table-cell table:formula="of:=3+STANDARDIZE([.AO9];[.CH$1];[.CH$2])" office:value-type="float" office:value="2.93497837719096">
            <text:p>2.9349783772</text:p>
          </table:table-cell>
          <table:table-cell table:formula="of:=3+STANDARDIZE([.AP9];[.CI$1];[.CI$2])" office:value-type="float" office:value="3.21029471506525">
            <text:p>3.2102947151</text:p>
          </table:table-cell>
          <table:table-cell table:formula="of:=3+STANDARDIZE([.AQ9];[.CJ$1];[.CJ$2])" office:value-type="float" office:value="4.55895095867813">
            <text:p>4.5589509587</text:p>
          </table:table-cell>
          <table:table-cell table:formula="of:=3+STANDARDIZE([.AR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  <table:table-cell office:value-type="float" office:value="26.6741">
            <text:p>26.6741</text:p>
          </table:table-cell>
          <table:table-cell office:value-type="float" office:value="283.009">
            <text:p>283.009</text:p>
          </table:table-cell>
          <table:table-cell office:value-type="float" office:value="4049661">
            <text:p>4049661</text:p>
          </table:table-cell>
          <table:table-cell office:value-type="float" office:value="32210104">
            <text:p>32210104</text:p>
          </table:table-cell>
          <table:table-cell table:style-name="ce2" office:value-type="float" office:value="3045821">
            <text:p>3045821</text:p>
          </table:table-cell>
          <table:table-cell office:value-type="float" office:value="60742">
            <text:p>60742.0000</text:p>
          </table:table-cell>
          <table:table-cell office:value-type="float" office:value="4049661">
            <text:p>4049661</text:p>
          </table:table-cell>
          <table:table-cell office:value-type="float" office:value="403383">
            <text:p>403383</text:p>
          </table:table-cell>
          <table:table-cell office:value-type="float" office:value="118415">
            <text:p>118415</text:p>
          </table:table-cell>
          <table:table-cell office:value-type="float" office:value="2299931">
            <text:p>2299931</text:p>
          </table:table-cell>
          <table:table-cell office:value-type="float" office:value="6140">
            <text:p>6140</text:p>
          </table:table-cell>
          <table:table-cell office:value-type="float" office:value="383807">
            <text:p>383807</text:p>
          </table:table-cell>
          <table:table-cell office:value-type="float" office:value="690213">
            <text:p>690213</text:p>
          </table:table-cell>
          <table:table-cell office:value-type="float" office:value="164767">
            <text:p>164767</text:p>
          </table:table-cell>
          <table:table-cell office:value-type="float" office:value="476091">
            <text:p>476091</text:p>
          </table:table-cell>
          <table:table-cell office:value-type="float" office:value="32210104">
            <text:p>32210104</text:p>
          </table:table-cell>
          <table:table-cell office:value-type="float" office:value="69690">
            <text:p>69690</text:p>
          </table:table-cell>
          <table:table-cell office:value-type="float" office:value="657597">
            <text:p>657597</text:p>
          </table:table-cell>
          <table:table-cell office:value-type="float" office:value="37685">
            <text:p>37685</text:p>
          </table:table-cell>
          <table:table-cell office:value-type="float" office:value="4539425">
            <text:p>4539425</text:p>
          </table:table-cell>
          <table:table-cell office:value-type="float" office:value="2293760">
            <text:p>229376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];[.AU$1];[.AU$2])" office:value-type="float" office:value="2.56015444695537">
            <text:p>2.560154447</text:p>
          </table:table-cell>
          <table:table-cell table:formula="of:=3+STANDARDIZE([.C10];[.AV$1];[.AV$2])" office:value-type="float" office:value="3.55927542662739">
            <text:p>3.5592754266</text:p>
          </table:table-cell>
          <table:table-cell table:formula="of:=3+STANDARDIZE([.D10];[.AW$1];[.AW$2])" office:value-type="float" office:value="3.41200736420469">
            <text:p>3.4120073642</text:p>
          </table:table-cell>
          <table:table-cell table:formula="of:=3+STANDARDIZE([.E10];[.AX$1];[.AX$2])" office:value-type="float" office:value="3.58387367829522">
            <text:p>3.5838736783</text:p>
          </table:table-cell>
          <table:table-cell table:formula="of:=3+STANDARDIZE([.F10];[.AY$1];[.AY$2])" office:value-type="float" office:value="3.5895325651776">
            <text:p>3.5895325652</text:p>
          </table:table-cell>
          <table:table-cell table:formula="of:=3+STANDARDIZE([.G10];[.AZ$1];[.AZ$2])" office:value-type="float" office:value="4.70139604767838">
            <text:p>4.7013960477</text:p>
          </table:table-cell>
          <table:table-cell table:formula="of:=3+STANDARDIZE([.H10];[.BA$1];[.BA$2])" office:value-type="float" office:value="3.58762222752684">
            <text:p>3.5876222275</text:p>
          </table:table-cell>
          <table:table-cell table:formula="of:=3+STANDARDIZE([.I10];[.BB$1];[.BB$2])" office:value-type="float" office:value="2.94730067134057">
            <text:p>2.9473006713</text:p>
          </table:table-cell>
          <table:table-cell table:formula="of:=3+STANDARDIZE([.J10];[.BC$1];[.BC$2])" office:value-type="float" office:value="2.82810164975891">
            <text:p>2.8281016498</text:p>
          </table:table-cell>
          <table:table-cell table:formula="of:=3+STANDARDIZE([.K10];[.BD$1];[.BD$2])" office:value-type="float" office:value="2.87428274921844">
            <text:p>2.8742827492</text:p>
          </table:table-cell>
          <table:table-cell table:formula="of:=3+STANDARDIZE([.L10];[.BE$1];[.BE$2])" office:value-type="float" office:value="2.95516110844793">
            <text:p>2.9551611084</text:p>
          </table:table-cell>
          <table:table-cell table:formula="of:=3+STANDARDIZE([.M10];[.BF$1];[.BF$2])" office:value-type="float" office:value="5.48520951464406">
            <text:p>5.4852095146</text:p>
          </table:table-cell>
          <table:table-cell table:formula="of:=3+STANDARDIZE([.N10];[.BG$1];[.BG$2])" office:value-type="float" office:value="3.42057831936856">
            <text:p>3.4205783194</text:p>
          </table:table-cell>
          <table:table-cell table:formula="of:=3+STANDARDIZE([.O10];[.BH$1];[.BH$2])" office:value-type="float" office:value="4.26034154783129">
            <text:p>4.2603415478</text:p>
          </table:table-cell>
          <table:table-cell table:formula="of:=3+STANDARDIZE([.P10];[.BI$1];[.BI$2])" office:value-type="float" office:value="3.77879045296935">
            <text:p>3.778790453</text:p>
          </table:table-cell>
          <table:table-cell table:formula="of:=3+STANDARDIZE([.Q10];[.BJ$1];[.BJ$2])" office:value-type="float" office:value="1.88332926665783">
            <text:p>1.8833292667</text:p>
          </table:table-cell>
          <table:table-cell table:formula="of:=3+STANDARDIZE([.R10];[.BK$1];[.BK$2])" office:value-type="float" office:value="2.02068825234534">
            <text:p>2.0206882523</text:p>
          </table:table-cell>
          <table:table-cell table:formula="of:=3+STANDARDIZE([.S10];[.BL$1];[.BL$2])" office:value-type="float" office:value="1.94981868845481">
            <text:p>1.9498186885</text:p>
          </table:table-cell>
          <table:table-cell table:formula="of:=3+STANDARDIZE([.T10];[.BM$1];[.BM$2])" office:value-type="float" office:value="1.85601388412196">
            <text:p>1.8560138841</text:p>
          </table:table-cell>
          <table:table-cell table:formula="of:=3+STANDARDIZE([.U10];[.BN$1];[.BN$2])" office:value-type="float" office:value="1.85909287181733">
            <text:p>1.8590928718</text:p>
          </table:table-cell>
          <table:table-cell table:formula="of:=3+STANDARDIZE([.V10];[.BO$1];[.BO$2])" office:value-type="float" office:value="3.53938787414297">
            <text:p>3.5393878741</text:p>
          </table:table-cell>
          <table:table-cell table:formula="of:=3+STANDARDIZE([.W10];[.BP$1];[.BP$2])" office:value-type="float" office:value="3.45439998679252">
            <text:p>3.4543999868</text:p>
          </table:table-cell>
          <table:table-cell table:formula="of:=3+STANDARDIZE([.X10];[.BQ$1];[.BQ$2])" office:value-type="float" office:value="2.73307003785713">
            <text:p>2.7330700379</text:p>
          </table:table-cell>
          <table:table-cell table:formula="of:=3+STANDARDIZE([.Y10];[.BR$1];[.BR$2])" office:value-type="float" office:value="2.50924242422281">
            <text:p>2.5092424242</text:p>
          </table:table-cell>
          <table:table-cell table:formula="of:=3+STANDARDIZE([.Z10];[.BS$1];[.BS$2])" office:value-type="float" office:value="0.179004793258329">
            <text:p>0.1790047933</text:p>
          </table:table-cell>
          <table:table-cell table:formula="of:=3+STANDARDIZE([.AA10];[.BT$1];[.BT$2])" office:value-type="float" office:value="2.68742404743021">
            <text:p>2.6874240474</text:p>
          </table:table-cell>
          <table:table-cell table:formula="of:=3+STANDARDIZE([.AB10];[.BU$1];[.BU$2])" office:value-type="float" office:value="2.73307003785713">
            <text:p>2.7330700379</text:p>
          </table:table-cell>
          <table:table-cell table:formula="of:=3+STANDARDIZE([.AC10];[.BV$1];[.BV$2])" office:value-type="float" office:value="2.58666943965594">
            <text:p>2.5866694397</text:p>
          </table:table-cell>
          <table:table-cell table:formula="of:=3+STANDARDIZE([.AD10];[.BW$1];[.BW$2])" office:value-type="float" office:value="1.40333642060365">
            <text:p>1.4033364206</text:p>
          </table:table-cell>
          <table:table-cell table:formula="of:=3+STANDARDIZE([.AE10];[.BX$1];[.BX$2])" office:value-type="float" office:value="2.66357950280724">
            <text:p>2.6635795028</text:p>
          </table:table-cell>
          <table:table-cell table:formula="of:=3+STANDARDIZE([.AF10];[.BY$1];[.BY$2])" office:value-type="float" office:value="3.01712092688944">
            <text:p>3.0171209269</text:p>
          </table:table-cell>
          <table:table-cell table:formula="of:=3+STANDARDIZE([.AG10];[.BZ$1];[.BZ$2])" office:value-type="float" office:value="4.08352286235836">
            <text:p>4.0835228624</text:p>
          </table:table-cell>
          <table:table-cell table:formula="of:=3+STANDARDIZE([.AH10];[.CA$1];[.CA$2])" office:value-type="float" office:value="3.44313516293322">
            <text:p>3.4431351629</text:p>
          </table:table-cell>
          <table:table-cell table:formula="of:=3+STANDARDIZE([.AI10];[.CB$1];[.CB$2])" office:value-type="float" office:value="2.11314018809291">
            <text:p>2.1131401881</text:p>
          </table:table-cell>
          <table:table-cell table:formula="of:=3+STANDARDIZE([.AJ10];[.CC$1];[.CC$2])" office:value-type="float" office:value="2.47440381137929">
            <text:p>2.4744038114</text:p>
          </table:table-cell>
          <table:table-cell table:formula="of:=3+STANDARDIZE([.AK10];[.CD$1];[.CD$2])" office:value-type="float" office:value="2.50924242422281">
            <text:p>2.5092424242</text:p>
          </table:table-cell>
          <table:table-cell table:formula="of:=3+STANDARDIZE([.AL10];[.CE$1];[.CE$2])" office:value-type="float" office:value="2.65061982882169">
            <text:p>2.6506198288</text:p>
          </table:table-cell>
          <table:table-cell table:formula="of:=3+STANDARDIZE([.AM10];[.CF$1];[.CF$2])" office:value-type="float" office:value="3.23385830366696">
            <text:p>3.2338583037</text:p>
          </table:table-cell>
          <table:table-cell table:formula="of:=3+STANDARDIZE([.AN10];[.CG$1];[.CG$2])" office:value-type="float" office:value="3.84318443385431">
            <text:p>3.8431844339</text:p>
          </table:table-cell>
          <table:table-cell table:formula="of:=3+STANDARDIZE([.AO10];[.CH$1];[.CH$2])" office:value-type="float" office:value="3.3015975677074">
            <text:p>3.3015975677</text:p>
          </table:table-cell>
          <table:table-cell table:formula="of:=3+STANDARDIZE([.AP10];[.CI$1];[.CI$2])" office:value-type="float" office:value="4.87699666374929">
            <text:p>4.8769966637</text:p>
          </table:table-cell>
          <table:table-cell table:formula="of:=3+STANDARDIZE([.AQ10];[.CJ$1];[.CJ$2])" office:value-type="float" office:value="4.6572828677355">
            <text:p>4.6572828677</text:p>
          </table:table-cell>
          <table:table-cell table:formula="of:=3+STANDARDIZE([.AR1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  <table:table-cell office:value-type="float" office:value="26.1211">
            <text:p>26.1211</text:p>
          </table:table-cell>
          <table:table-cell office:value-type="float" office:value="261.098">
            <text:p>261.098</text:p>
          </table:table-cell>
          <table:table-cell office:value-type="float" office:value="3613584">
            <text:p>3613584</text:p>
          </table:table-cell>
          <table:table-cell office:value-type="float" office:value="27534996">
            <text:p>27534996</text:p>
          </table:table-cell>
          <table:table-cell table:style-name="ce2" office:value-type="float" office:value="3099876">
            <text:p>3099876</text:p>
          </table:table-cell>
          <table:table-cell office:value-type="float" office:value="59488">
            <text:p>59488.0000</text:p>
          </table:table-cell>
          <table:table-cell office:value-type="float" office:value="3613584">
            <text:p>3613584</text:p>
          </table:table-cell>
          <table:table-cell office:value-type="float" office:value="395726">
            <text:p>395726</text:p>
          </table:table-cell>
          <table:table-cell office:value-type="float" office:value="108229">
            <text:p>108229</text:p>
          </table:table-cell>
          <table:table-cell office:value-type="float" office:value="3082556">
            <text:p>3082556</text:p>
          </table:table-cell>
          <table:table-cell office:value-type="float" office:value="434">
            <text:p>434</text:p>
          </table:table-cell>
          <table:table-cell office:value-type="float" office:value="324123">
            <text:p>324123</text:p>
          </table:table-cell>
          <table:table-cell office:value-type="float" office:value="611108">
            <text:p>611108</text:p>
          </table:table-cell>
          <table:table-cell office:value-type="float" office:value="193833">
            <text:p>193833</text:p>
          </table:table-cell>
          <table:table-cell office:value-type="float" office:value="511673">
            <text:p>511673</text:p>
          </table:table-cell>
          <table:table-cell office:value-type="float" office:value="27534996">
            <text:p>27534996</text:p>
          </table:table-cell>
          <table:table-cell office:value-type="float" office:value="62350">
            <text:p>62350</text:p>
          </table:table-cell>
          <table:table-cell office:value-type="float" office:value="629765">
            <text:p>629765</text:p>
          </table:table-cell>
          <table:table-cell office:value-type="float" office:value="13539">
            <text:p>13539</text:p>
          </table:table-cell>
          <table:table-cell office:value-type="float" office:value="4347407">
            <text:p>4347407</text:p>
          </table:table-cell>
          <table:table-cell office:value-type="float" office:value="2045283">
            <text:p>2045283</text:p>
          </table:table-cell>
          <table:table-cell office:value-type="float" office:value="36066">
            <text:p>3606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];[.AU$1];[.AU$2])" office:value-type="float" office:value="3.01913675185849">
            <text:p>3.0191367519</text:p>
          </table:table-cell>
          <table:table-cell table:formula="of:=3+STANDARDIZE([.C11];[.AV$1];[.AV$2])" office:value-type="float" office:value="3.75149348591788">
            <text:p>3.7514934859</text:p>
          </table:table-cell>
          <table:table-cell table:formula="of:=3+STANDARDIZE([.D11];[.AW$1];[.AW$2])" office:value-type="float" office:value="3.52658195321311">
            <text:p>3.5265819532</text:p>
          </table:table-cell>
          <table:table-cell table:formula="of:=3+STANDARDIZE([.E11];[.AX$1];[.AX$2])" office:value-type="float" office:value="3.63707653826043">
            <text:p>3.6370765383</text:p>
          </table:table-cell>
          <table:table-cell table:formula="of:=3+STANDARDIZE([.F11];[.AY$1];[.AY$2])" office:value-type="float" office:value="3.71216646199049">
            <text:p>3.712166462</text:p>
          </table:table-cell>
          <table:table-cell table:formula="of:=3+STANDARDIZE([.G11];[.AZ$1];[.AZ$2])" office:value-type="float" office:value="6.87598506368316">
            <text:p>6.8759850637</text:p>
          </table:table-cell>
          <table:table-cell table:formula="of:=3+STANDARDIZE([.H11];[.BA$1];[.BA$2])" office:value-type="float" office:value="3.67963271596266">
            <text:p>3.679632716</text:p>
          </table:table-cell>
          <table:table-cell table:formula="of:=3+STANDARDIZE([.I11];[.BB$1];[.BB$2])" office:value-type="float" office:value="2.7380080747178">
            <text:p>2.7380080747</text:p>
          </table:table-cell>
          <table:table-cell table:formula="of:=3+STANDARDIZE([.J11];[.BC$1];[.BC$2])" office:value-type="float" office:value="2.8998390541327">
            <text:p>2.8998390541</text:p>
          </table:table-cell>
          <table:table-cell table:formula="of:=3+STANDARDIZE([.K11];[.BD$1];[.BD$2])" office:value-type="float" office:value="2.79901508666596">
            <text:p>2.7990150867</text:p>
          </table:table-cell>
          <table:table-cell table:formula="of:=3+STANDARDIZE([.L11];[.BE$1];[.BE$2])" office:value-type="float" office:value="2.85970122598144">
            <text:p>2.859701226</text:p>
          </table:table-cell>
          <table:table-cell table:formula="of:=3+STANDARDIZE([.M11];[.BF$1];[.BF$2])" office:value-type="float" office:value="2.33495860523102">
            <text:p>2.3349586052</text:p>
          </table:table-cell>
          <table:table-cell table:formula="of:=3+STANDARDIZE([.N11];[.BG$1];[.BG$2])" office:value-type="float" office:value="1.85199842737591">
            <text:p>1.8519984274</text:p>
          </table:table-cell>
          <table:table-cell table:formula="of:=3+STANDARDIZE([.O11];[.BH$1];[.BH$2])" office:value-type="float" office:value="4.81659796261744">
            <text:p>4.8165979626</text:p>
          </table:table-cell>
          <table:table-cell table:formula="of:=3+STANDARDIZE([.P11];[.BI$1];[.BI$2])" office:value-type="float" office:value="4.47615507121383">
            <text:p>4.4761550712</text:p>
          </table:table-cell>
          <table:table-cell table:formula="of:=3+STANDARDIZE([.Q11];[.BJ$1];[.BJ$2])" office:value-type="float" office:value="1.98676118793954">
            <text:p>1.9867611879</text:p>
          </table:table-cell>
          <table:table-cell table:formula="of:=3+STANDARDIZE([.R11];[.BK$1];[.BK$2])" office:value-type="float" office:value="1.89534370219248">
            <text:p>1.8953437022</text:p>
          </table:table-cell>
          <table:table-cell table:formula="of:=3+STANDARDIZE([.S11];[.BL$1];[.BL$2])" office:value-type="float" office:value="1.97343035896923">
            <text:p>1.973430359</text:p>
          </table:table-cell>
          <table:table-cell table:formula="of:=3+STANDARDIZE([.T11];[.BM$1];[.BM$2])" office:value-type="float" office:value="1.91462257679012">
            <text:p>1.9146225768</text:p>
          </table:table-cell>
          <table:table-cell table:formula="of:=3+STANDARDIZE([.U11];[.BN$1];[.BN$2])" office:value-type="float" office:value="3.71326083620509">
            <text:p>3.7132608362</text:p>
          </table:table-cell>
          <table:table-cell table:formula="of:=3+STANDARDIZE([.V11];[.BO$1];[.BO$2])" office:value-type="float" office:value="2.23660321052498">
            <text:p>2.2366032105</text:p>
          </table:table-cell>
          <table:table-cell table:formula="of:=3+STANDARDIZE([.W11];[.BP$1];[.BP$2])" office:value-type="float" office:value="3.17187166462049">
            <text:p>3.1718716646</text:p>
          </table:table-cell>
          <table:table-cell table:formula="of:=3+STANDARDIZE([.X11];[.BQ$1];[.BQ$2])" office:value-type="float" office:value="2.67164067212619">
            <text:p>2.6716406721</text:p>
          </table:table-cell>
          <table:table-cell table:formula="of:=3+STANDARDIZE([.Y11];[.BR$1];[.BR$2])" office:value-type="float" office:value="1.82247698905754">
            <text:p>1.8224769891</text:p>
          </table:table-cell>
          <table:table-cell table:formula="of:=3+STANDARDIZE([.Z11];[.BS$1];[.BS$2])" office:value-type="float" office:value="0.510042585845842">
            <text:p>0.5100425858</text:p>
          </table:table-cell>
          <table:table-cell table:formula="of:=3+STANDARDIZE([.AA11];[.BT$1];[.BT$2])" office:value-type="float" office:value="2.66047791408845">
            <text:p>2.6604779141</text:p>
          </table:table-cell>
          <table:table-cell table:formula="of:=3+STANDARDIZE([.AB11];[.BU$1];[.BU$2])" office:value-type="float" office:value="2.67164067212619">
            <text:p>2.6716406721</text:p>
          </table:table-cell>
          <table:table-cell table:formula="of:=3+STANDARDIZE([.AC11];[.BV$1];[.BV$2])" office:value-type="float" office:value="2.5442645822836">
            <text:p>2.5442645823</text:p>
          </table:table-cell>
          <table:table-cell table:formula="of:=3+STANDARDIZE([.AD11];[.BW$1];[.BW$2])" office:value-type="float" office:value="1.338544785194">
            <text:p>1.3385447852</text:p>
          </table:table-cell>
          <table:table-cell table:formula="of:=3+STANDARDIZE([.AE11];[.BX$1];[.BX$2])" office:value-type="float" office:value="2.90067030261998">
            <text:p>2.9006703026</text:p>
          </table:table-cell>
          <table:table-cell table:formula="of:=3+STANDARDIZE([.AF11];[.BY$1];[.BY$2])" office:value-type="float" office:value="2.67408283106442">
            <text:p>2.6740828311</text:p>
          </table:table-cell>
          <table:table-cell table:formula="of:=3+STANDARDIZE([.AG11];[.BZ$1];[.BZ$2])" office:value-type="float" office:value="3.61223418713639">
            <text:p>3.6122341871</text:p>
          </table:table-cell>
          <table:table-cell table:formula="of:=3+STANDARDIZE([.AH11];[.CA$1];[.CA$2])" office:value-type="float" office:value="3.1008356178001">
            <text:p>3.1008356178</text:p>
          </table:table-cell>
          <table:table-cell table:formula="of:=3+STANDARDIZE([.AI11];[.CB$1];[.CB$2])" office:value-type="float" office:value="2.25198555267323">
            <text:p>2.2519855527</text:p>
          </table:table-cell>
          <table:table-cell table:formula="of:=3+STANDARDIZE([.AJ11];[.CC$1];[.CC$2])" office:value-type="float" office:value="2.79149960135756">
            <text:p>2.7914996014</text:p>
          </table:table-cell>
          <table:table-cell table:formula="of:=3+STANDARDIZE([.AK11];[.CD$1];[.CD$2])" office:value-type="float" office:value="1.82247698905754">
            <text:p>1.8224769891</text:p>
          </table:table-cell>
          <table:table-cell table:formula="of:=3+STANDARDIZE([.AL11];[.CE$1];[.CE$2])" office:value-type="float" office:value="2.63492431888697">
            <text:p>2.6349243189</text:p>
          </table:table-cell>
          <table:table-cell table:formula="of:=3+STANDARDIZE([.AM11];[.CF$1];[.CF$2])" office:value-type="float" office:value="3.09153173305562">
            <text:p>3.0915317331</text:p>
          </table:table-cell>
          <table:table-cell table:formula="of:=3+STANDARDIZE([.AN11];[.CG$1];[.CG$2])" office:value-type="float" office:value="1.81471971545512">
            <text:p>1.8147197155</text:p>
          </table:table-cell>
          <table:table-cell table:formula="of:=3+STANDARDIZE([.AO11];[.CH$1];[.CH$2])" office:value-type="float" office:value="2.91588329289486">
            <text:p>2.9158832929</text:p>
          </table:table-cell>
          <table:table-cell table:formula="of:=3+STANDARDIZE([.AP11];[.CI$1];[.CI$2])" office:value-type="float" office:value="4.2911677567179">
            <text:p>4.2911677567</text:p>
          </table:table-cell>
          <table:table-cell table:formula="of:=3+STANDARDIZE([.AQ11];[.CJ$1];[.CJ$2])" office:value-type="float" office:value="3.37151328432107">
            <text:p>3.3715132843</text:p>
          </table:table-cell>
          <table:table-cell table:formula="of:=3+STANDARDIZE([.AR1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  <table:table-cell office:value-type="float" office:value="25.7758">
            <text:p>25.7758</text:p>
          </table:table-cell>
          <table:table-cell office:value-type="float" office:value="224.628">
            <text:p>224.628</text:p>
          </table:table-cell>
          <table:table-cell office:value-type="float" office:value="3028203">
            <text:p>3028203</text:p>
          </table:table-cell>
          <table:table-cell office:value-type="float" office:value="29483172">
            <text:p>29483172</text:p>
          </table:table-cell>
          <table:table-cell table:style-name="ce2" office:value-type="float" office:value="3153931">
            <text:p>3153931</text:p>
          </table:table-cell>
          <table:table-cell office:value-type="float" office:value="71631">
            <text:p>71631.0000</text:p>
          </table:table-cell>
          <table:table-cell office:value-type="float" office:value="3028203">
            <text:p>3028203</text:p>
          </table:table-cell>
          <table:table-cell office:value-type="float" office:value="325495">
            <text:p>325495</text:p>
          </table:table-cell>
          <table:table-cell office:value-type="float" office:value="107123">
            <text:p>107123</text:p>
          </table:table-cell>
          <table:table-cell office:value-type="float" office:value="2158255">
            <text:p>2158255</text:p>
          </table:table-cell>
          <table:table-cell office:value-type="float" office:value="129">
            <text:p>129</text:p>
          </table:table-cell>
          <table:table-cell office:value-type="float" office:value="357583">
            <text:p>357583</text:p>
          </table:table-cell>
          <table:table-cell office:value-type="float" office:value="645930">
            <text:p>645930</text:p>
          </table:table-cell>
          <table:table-cell office:value-type="float" office:value="240789">
            <text:p>240789</text:p>
          </table:table-cell>
          <table:table-cell office:value-type="float" office:value="520207">
            <text:p>520207</text:p>
          </table:table-cell>
          <table:table-cell office:value-type="float" office:value="29483172">
            <text:p>29483172</text:p>
          </table:table-cell>
          <table:table-cell office:value-type="float" office:value="56224">
            <text:p>56224</text:p>
          </table:table-cell>
          <table:table-cell office:value-type="float" office:value="623215">
            <text:p>623215</text:p>
          </table:table-cell>
          <table:table-cell office:value-type="float" office:value="41708">
            <text:p>41708</text:p>
          </table:table-cell>
          <table:table-cell office:value-type="float" office:value="4372919">
            <text:p>4372919</text:p>
          </table:table-cell>
          <table:table-cell office:value-type="float" office:value="2306812">
            <text:p>2306812</text:p>
          </table:table-cell>
          <table:table-cell office:value-type="float" office:value="72106">
            <text:p>7210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];[.AU$1];[.AU$2])" office:value-type="float" office:value="2.86034746030396">
            <text:p>2.8603474603</text:p>
          </table:table-cell>
          <table:table-cell table:formula="of:=3+STANDARDIZE([.C12];[.AV$1];[.AV$2])" office:value-type="float" office:value="3.64496299522677">
            <text:p>3.6449629952</text:p>
          </table:table-cell>
          <table:table-cell table:formula="of:=3+STANDARDIZE([.D12];[.AW$1];[.AW$2])" office:value-type="float" office:value="3.76742241582264">
            <text:p>3.7674224158</text:p>
          </table:table-cell>
          <table:table-cell table:formula="of:=3+STANDARDIZE([.E12];[.AX$1];[.AX$2])" office:value-type="float" office:value="3.61934225160536">
            <text:p>3.6193422516</text:p>
          </table:table-cell>
          <table:table-cell table:formula="of:=3+STANDARDIZE([.F12];[.AY$1];[.AY$2])" office:value-type="float" office:value="3.81978396327527">
            <text:p>3.8197839633</text:p>
          </table:table-cell>
          <table:table-cell table:formula="of:=3+STANDARDIZE([.G12];[.AZ$1];[.AZ$2])" office:value-type="float" office:value="8.72545170229507">
            <text:p>8.7254517023</text:p>
          </table:table-cell>
          <table:table-cell table:formula="of:=3+STANDARDIZE([.H12];[.BA$1];[.BA$2])" office:value-type="float" office:value="2.61789370895599">
            <text:p>2.617893709</text:p>
          </table:table-cell>
          <table:table-cell table:formula="of:=3+STANDARDIZE([.I12];[.BB$1];[.BB$2])" office:value-type="float" office:value="2.85373456932098">
            <text:p>2.8537345693</text:p>
          </table:table-cell>
          <table:table-cell table:formula="of:=3+STANDARDIZE([.J12];[.BC$1];[.BC$2])" office:value-type="float" office:value="2.70194276620501">
            <text:p>2.7019427662</text:p>
          </table:table-cell>
          <table:table-cell table:formula="of:=3+STANDARDIZE([.K12];[.BD$1];[.BD$2])" office:value-type="float" office:value="2.74726856866113">
            <text:p>2.7472685687</text:p>
          </table:table-cell>
          <table:table-cell table:formula="of:=3+STANDARDIZE([.L12];[.BE$1];[.BE$2])" office:value-type="float" office:value="2.77219633372049">
            <text:p>2.7721963337</text:p>
          </table:table-cell>
          <table:table-cell table:formula="of:=3+STANDARDIZE([.M12];[.BF$1];[.BF$2])" office:value-type="float" office:value="4.76848576276702">
            <text:p>4.7684857628</text:p>
          </table:table-cell>
          <table:table-cell table:formula="of:=3+STANDARDIZE([.N12];[.BG$1];[.BG$2])" office:value-type="float" office:value="3.68601182329687">
            <text:p>3.6860118233</text:p>
          </table:table-cell>
          <table:table-cell table:formula="of:=3+STANDARDIZE([.O12];[.BH$1];[.BH$2])" office:value-type="float" office:value="5.17313145414223">
            <text:p>5.1731314541</text:p>
          </table:table-cell>
          <table:table-cell table:formula="of:=3+STANDARDIZE([.P12];[.BI$1];[.BI$2])" office:value-type="float" office:value="3.83261389665936">
            <text:p>3.8326138967</text:p>
          </table:table-cell>
          <table:table-cell table:formula="of:=3+STANDARDIZE([.Q12];[.BJ$1];[.BJ$2])" office:value-type="float" office:value="2.08124226987957">
            <text:p>2.0812422699</text:p>
          </table:table-cell>
          <table:table-cell table:formula="of:=3+STANDARDIZE([.R12];[.BK$1];[.BK$2])" office:value-type="float" office:value="1.98559177830254">
            <text:p>1.9855917783</text:p>
          </table:table-cell>
          <table:table-cell table:formula="of:=3+STANDARDIZE([.S12];[.BL$1];[.BL$2])" office:value-type="float" office:value="2.02704852742905">
            <text:p>2.0270485274</text:p>
          </table:table-cell>
          <table:table-cell table:formula="of:=3+STANDARDIZE([.T12];[.BM$1];[.BM$2])" office:value-type="float" office:value="2.03133032132064">
            <text:p>2.0313303213</text:p>
          </table:table-cell>
          <table:table-cell table:formula="of:=3+STANDARDIZE([.U12];[.BN$1];[.BN$2])" office:value-type="float" office:value="3.62108422612081">
            <text:p>3.6210842261</text:p>
          </table:table-cell>
          <table:table-cell table:formula="of:=3+STANDARDIZE([.V12];[.BO$1];[.BO$2])" office:value-type="float" office:value="1.42312844678666">
            <text:p>1.4231284468</text:p>
          </table:table-cell>
          <table:table-cell table:formula="of:=3+STANDARDIZE([.W12];[.BP$1];[.BP$2])" office:value-type="float" office:value="2.70161435506757">
            <text:p>2.7016143551</text:p>
          </table:table-cell>
          <table:table-cell table:formula="of:=3+STANDARDIZE([.X12];[.BQ$1];[.BQ$2])" office:value-type="float" office:value="2.58917912625025">
            <text:p>2.5891791263</text:p>
          </table:table-cell>
          <table:table-cell table:formula="of:=3+STANDARDIZE([.Y12];[.BR$1];[.BR$2])" office:value-type="float" office:value="2.10866073891285">
            <text:p>2.1086607389</text:p>
          </table:table-cell>
          <table:table-cell table:formula="of:=3+STANDARDIZE([.Z12];[.BS$1];[.BS$2])" office:value-type="float" office:value="0.841080378433357">
            <text:p>0.8410803784</text:p>
          </table:table-cell>
          <table:table-cell table:formula="of:=3+STANDARDIZE([.AA12];[.BT$1];[.BT$2])" office:value-type="float" office:value="2.92140845409558">
            <text:p>2.9214084541</text:p>
          </table:table-cell>
          <table:table-cell table:formula="of:=3+STANDARDIZE([.AB12];[.BU$1];[.BU$2])" office:value-type="float" office:value="2.58917912625025">
            <text:p>2.5891791263</text:p>
          </table:table-cell>
          <table:table-cell table:formula="of:=3+STANDARDIZE([.AC12];[.BV$1];[.BV$2])" office:value-type="float" office:value="2.15532171456553">
            <text:p>2.1553217146</text:p>
          </table:table-cell>
          <table:table-cell table:formula="of:=3+STANDARDIZE([.AD12];[.BW$1];[.BW$2])" office:value-type="float" office:value="1.33150968321451">
            <text:p>1.3315096832</text:p>
          </table:table-cell>
          <table:table-cell table:formula="of:=3+STANDARDIZE([.AE12];[.BX$1];[.BX$2])" office:value-type="float" office:value="2.62065974410509">
            <text:p>2.6206597441</text:p>
          </table:table-cell>
          <table:table-cell table:formula="of:=3+STANDARDIZE([.AF12];[.BY$1];[.BY$2])" office:value-type="float" office:value="2.65574658514317">
            <text:p>2.6557465851</text:p>
          </table:table-cell>
          <table:table-cell table:formula="of:=3+STANDARDIZE([.AG12];[.BZ$1];[.BZ$2])" office:value-type="float" office:value="3.87644769616607">
            <text:p>3.8764476962</text:p>
          </table:table-cell>
          <table:table-cell table:formula="of:=3+STANDARDIZE([.AH12];[.CA$1];[.CA$2])" office:value-type="float" office:value="3.25151578669745">
            <text:p>3.2515157867</text:p>
          </table:table-cell>
          <table:table-cell table:formula="of:=3+STANDARDIZE([.AI12];[.CB$1];[.CB$2])" office:value-type="float" office:value="2.47628965159407">
            <text:p>2.4762896516</text:p>
          </table:table-cell>
          <table:table-cell table:formula="of:=3+STANDARDIZE([.AJ12];[.CC$1];[.CC$2])" office:value-type="float" office:value="2.86755197254733">
            <text:p>2.8675519725</text:p>
          </table:table-cell>
          <table:table-cell table:formula="of:=3+STANDARDIZE([.AK12];[.CD$1];[.CD$2])" office:value-type="float" office:value="2.10866073891285">
            <text:p>2.1086607389</text:p>
          </table:table-cell>
          <table:table-cell table:formula="of:=3+STANDARDIZE([.AL12];[.CE$1];[.CE$2])" office:value-type="float" office:value="2.62182476931475">
            <text:p>2.6218247693</text:p>
          </table:table-cell>
          <table:table-cell table:formula="of:=3+STANDARDIZE([.AM12];[.CF$1];[.CF$2])" office:value-type="float" office:value="3.05803651038013">
            <text:p>3.0580365104</text:p>
          </table:table-cell>
          <table:table-cell table:formula="of:=3+STANDARDIZE([.AN12];[.CG$1];[.CG$2])" office:value-type="float" office:value="4.18114987583724">
            <text:p>4.1811498758</text:p>
          </table:table-cell>
          <table:table-cell table:formula="of:=3+STANDARDIZE([.AO12];[.CH$1];[.CH$2])" office:value-type="float" office:value="2.96713027275622">
            <text:p>2.9671302728</text:p>
          </table:table-cell>
          <table:table-cell table:formula="of:=3+STANDARDIZE([.AP12];[.CI$1];[.CI$2])" office:value-type="float" office:value="4.90776908491734">
            <text:p>4.9077690849</text:p>
          </table:table-cell>
          <table:table-cell table:formula="of:=3+STANDARDIZE([.AQ12];[.CJ$1];[.CJ$2])" office:value-type="float" office:value="4.43766310454599">
            <text:p>4.4376631045</text:p>
          </table:table-cell>
          <table:table-cell table:formula="of:=3+STANDARDIZE([.AR1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  <table:table-cell office:value-type="float" office:value="25.8261">
            <text:p>25.8261</text:p>
          </table:table-cell>
          <table:table-cell office:value-type="float" office:value="170.521">
            <text:p>170.521</text:p>
          </table:table-cell>
          <table:table-cell office:value-type="float" office:value="4966808">
            <text:p>4966808</text:p>
          </table:table-cell>
          <table:table-cell office:value-type="float" office:value="28644536">
            <text:p>28644536</text:p>
          </table:table-cell>
          <table:table-cell table:style-name="ce2" office:value-type="float" office:value="3207986">
            <text:p>3207986</text:p>
          </table:table-cell>
          <table:table-cell office:value-type="float" office:value="68345">
            <text:p>68345.0000</text:p>
          </table:table-cell>
          <table:table-cell office:value-type="float" office:value="4966808">
            <text:p>4966808</text:p>
          </table:table-cell>
          <table:table-cell office:value-type="float" office:value="292847">
            <text:p>292847</text:p>
          </table:table-cell>
          <table:table-cell office:value-type="float" office:value="165201">
            <text:p>165201</text:p>
          </table:table-cell>
          <table:table-cell office:value-type="float" office:value="1302115">
            <text:p>1302115</text:p>
          </table:table-cell>
          <table:table-cell office:value-type="float" office:value="6227">
            <text:p>6227</text:p>
          </table:table-cell>
          <table:table-cell office:value-type="float" office:value="420358">
            <text:p>420358</text:p>
          </table:table-cell>
          <table:table-cell office:value-type="float" office:value="791082">
            <text:p>791082</text:p>
          </table:table-cell>
          <table:table-cell office:value-type="float" office:value="311880">
            <text:p>311880</text:p>
          </table:table-cell>
          <table:table-cell office:value-type="float" office:value="595952">
            <text:p>595952</text:p>
          </table:table-cell>
          <table:table-cell office:value-type="float" office:value="28644536">
            <text:p>28644536</text:p>
          </table:table-cell>
          <table:table-cell office:value-type="float" office:value="55710">
            <text:p>55710</text:p>
          </table:table-cell>
          <table:table-cell office:value-type="float" office:value="747432">
            <text:p>747432</text:p>
          </table:table-cell>
          <table:table-cell office:value-type="float" office:value="31384">
            <text:p>31384</text:p>
          </table:table-cell>
          <table:table-cell office:value-type="float" office:value="4768099">
            <text:p>4768099</text:p>
          </table:table-cell>
          <table:table-cell office:value-type="float" office:value="2125193">
            <text:p>2125193</text:p>
          </table:table-cell>
          <table:table-cell office:value-type="float" office:value="91669">
            <text:p>91669</text:p>
          </table:table-cell>
          <table:table-cell table:style-name="ce9" office:value-type="float" office:value="16">
            <text:p>16</text:p>
          </table:table-cell>
          <table:table-cell table:number-columns-repeated="2"/>
          <table:table-cell table:formula="of:=3+STANDARDIZE([.B13];[.AU$1];[.AU$2])" office:value-type="float" office:value="2.02097926081109">
            <text:p>2.0209792608</text:p>
          </table:table-cell>
          <table:table-cell table:formula="of:=3+STANDARDIZE([.C13];[.AV$1];[.AV$2])" office:value-type="float" office:value="3.48748313942251">
            <text:p>3.4874831394</text:p>
          </table:table-cell>
          <table:table-cell table:formula="of:=3+STANDARDIZE([.D13];[.AW$1];[.AW$2])" office:value-type="float" office:value="3.59439140385074">
            <text:p>3.5943914039</text:p>
          </table:table-cell>
          <table:table-cell table:formula="of:=3+STANDARDIZE([.E13];[.AX$1];[.AX$2])" office:value-type="float" office:value="3.43756581339091">
            <text:p>3.4375658134</text:p>
          </table:table-cell>
          <table:table-cell table:formula="of:=3+STANDARDIZE([.F13];[.AY$1];[.AY$2])" office:value-type="float" office:value="3.46940140095273">
            <text:p>3.469401401</text:p>
          </table:table-cell>
          <table:table-cell table:formula="of:=3+STANDARDIZE([.G13];[.AZ$1];[.AZ$2])" office:value-type="float" office:value="8.2830720740392">
            <text:p>8.283072074</text:p>
          </table:table-cell>
          <table:table-cell table:formula="of:=3+STANDARDIZE([.H13];[.BA$1];[.BA$2])" office:value-type="float" office:value="2.42456830066948">
            <text:p>2.4245683007</text:p>
          </table:table-cell>
          <table:table-cell table:formula="of:=3+STANDARDIZE([.I13];[.BB$1];[.BB$2])" office:value-type="float" office:value="2.7971024549407">
            <text:p>2.7971024549</text:p>
          </table:table-cell>
          <table:table-cell table:formula="of:=3+STANDARDIZE([.J13];[.BC$1];[.BC$2])" office:value-type="float" office:value="2.81820683536253">
            <text:p>2.8182068354</text:p>
          </table:table-cell>
          <table:table-cell table:formula="of:=3+STANDARDIZE([.K13];[.BD$1];[.BD$2])" office:value-type="float" office:value="2.74021222529683">
            <text:p>2.7402122253</text:p>
          </table:table-cell>
          <table:table-cell table:formula="of:=3+STANDARDIZE([.L13];[.BE$1];[.BE$2])" office:value-type="float" office:value="2.84909457237405">
            <text:p>2.8490945724</text:p>
          </table:table-cell>
          <table:table-cell table:formula="of:=3+STANDARDIZE([.M13];[.BF$1];[.BF$2])" office:value-type="float" office:value="5.55188149156286">
            <text:p>5.5518814916</text:p>
          </table:table-cell>
          <table:table-cell table:formula="of:=3+STANDARDIZE([.N13];[.BG$1];[.BG$2])" office:value-type="float" office:value="2.66871690100149">
            <text:p>2.668716901</text:p>
          </table:table-cell>
          <table:table-cell table:formula="of:=3+STANDARDIZE([.O13];[.BH$1];[.BH$2])" office:value-type="float" office:value="5.22566901026118">
            <text:p>5.2256690103</text:p>
          </table:table-cell>
          <table:table-cell table:formula="of:=3+STANDARDIZE([.P13];[.BI$1];[.BI$2])" office:value-type="float" office:value="3.10131710739292">
            <text:p>3.1013171074</text:p>
          </table:table-cell>
          <table:table-cell table:formula="of:=3+STANDARDIZE([.Q13];[.BJ$1];[.BJ$2])" office:value-type="float" office:value="2.1632916305117">
            <text:p>2.1632916305</text:p>
          </table:table-cell>
          <table:table-cell table:formula="of:=3+STANDARDIZE([.R13];[.BK$1];[.BK$2])" office:value-type="float" office:value="2.09589498243705">
            <text:p>2.0958949824</text:p>
          </table:table-cell>
          <table:table-cell table:formula="of:=3+STANDARDIZE([.S13];[.BL$1];[.BL$2])" office:value-type="float" office:value="2.13920396237253">
            <text:p>2.1392039624</text:p>
          </table:table-cell>
          <table:table-cell table:formula="of:=3+STANDARDIZE([.T13];[.BM$1];[.BM$2])" office:value-type="float" office:value="2.15415375552088">
            <text:p>2.1541537555</text:p>
          </table:table-cell>
          <table:table-cell table:formula="of:=3+STANDARDIZE([.U13];[.BN$1];[.BN$2])" office:value-type="float" office:value="3.51118134486647">
            <text:p>3.5111813449</text:p>
          </table:table-cell>
          <table:table-cell table:formula="of:=3+STANDARDIZE([.V13];[.BO$1];[.BO$2])" office:value-type="float" office:value="1.54162766664197">
            <text:p>1.5416276666</text:p>
          </table:table-cell>
          <table:table-cell table:formula="of:=3+STANDARDIZE([.W13];[.BP$1];[.BP$2])" office:value-type="float" office:value="2.00393921802398">
            <text:p>2.003939218</text:p>
          </table:table-cell>
          <table:table-cell table:formula="of:=3+STANDARDIZE([.X13];[.BQ$1];[.BQ$2])" office:value-type="float" office:value="2.86226685055772">
            <text:p>2.8622668506</text:p>
          </table:table-cell>
          <table:table-cell table:formula="of:=3+STANDARDIZE([.Y13];[.BR$1];[.BR$2])" office:value-type="float" office:value="1.98546653302814">
            <text:p>1.985466533</text:p>
          </table:table-cell>
          <table:table-cell table:formula="of:=3+STANDARDIZE([.Z13];[.BS$1];[.BS$2])" office:value-type="float" office:value="1.17211817102087">
            <text:p>1.172118171</text:p>
          </table:table-cell>
          <table:table-cell table:formula="of:=3+STANDARDIZE([.AA13];[.BT$1];[.BT$2])" office:value-type="float" office:value="2.85079841090499">
            <text:p>2.8507984109</text:p>
          </table:table-cell>
          <table:table-cell table:formula="of:=3+STANDARDIZE([.AB13];[.BU$1];[.BU$2])" office:value-type="float" office:value="2.86226685055772">
            <text:p>2.8622668506</text:p>
          </table:table-cell>
          <table:table-cell table:formula="of:=3+STANDARDIZE([.AC13];[.BV$1];[.BV$2])" office:value-type="float" office:value="1.97451542182786">
            <text:p>1.9745154218</text:p>
          </table:table-cell>
          <table:table-cell table:formula="of:=3+STANDARDIZE([.AD13];[.BW$1];[.BW$2])" office:value-type="float" office:value="1.70093522820978">
            <text:p>1.7009352282</text:p>
          </table:table-cell>
          <table:table-cell table:formula="of:=3+STANDARDIZE([.AE13];[.BX$1];[.BX$2])" office:value-type="float" office:value="2.36129808641247">
            <text:p>2.3612980864</text:p>
          </table:table-cell>
          <table:table-cell table:formula="of:=3+STANDARDIZE([.AF13];[.BY$1];[.BY$2])" office:value-type="float" office:value="3.02235126588993">
            <text:p>3.0223512659</text:p>
          </table:table-cell>
          <table:table-cell table:formula="of:=3+STANDARDIZE([.AG13];[.BZ$1];[.BZ$2])" office:value-type="float" office:value="4.37214414055752">
            <text:p>4.3721441406</text:p>
          </table:table-cell>
          <table:table-cell table:formula="of:=3+STANDARDIZE([.AH13];[.CA$1];[.CA$2])" office:value-type="float" office:value="3.87961089541577">
            <text:p>3.8796108954</text:p>
          </table:table-cell>
          <table:table-cell table:formula="of:=3+STANDARDIZE([.AI13];[.CB$1];[.CB$2])" office:value-type="float" office:value="2.81588422303077">
            <text:p>2.815884223</text:p>
          </table:table-cell>
          <table:table-cell table:formula="of:=3+STANDARDIZE([.AJ13];[.CC$1];[.CC$2])" office:value-type="float" office:value="3.54256800907996">
            <text:p>3.5425680091</text:p>
          </table:table-cell>
          <table:table-cell table:formula="of:=3+STANDARDIZE([.AK13];[.CD$1];[.CD$2])" office:value-type="float" office:value="1.98546653302814">
            <text:p>1.985466533</text:p>
          </table:table-cell>
          <table:table-cell table:formula="of:=3+STANDARDIZE([.AL13];[.CE$1];[.CE$2])" office:value-type="float" office:value="2.62072565594875">
            <text:p>2.6207256559</text:p>
          </table:table-cell>
          <table:table-cell table:formula="of:=3+STANDARDIZE([.AM13];[.CF$1];[.CF$2])" office:value-type="float" office:value="3.69325423176663">
            <text:p>3.6932542318</text:p>
          </table:table-cell>
          <table:table-cell table:formula="of:=3+STANDARDIZE([.AN13];[.CG$1];[.CG$2])" office:value-type="float" office:value="3.31384805554596">
            <text:p>3.3138480555</text:p>
          </table:table-cell>
          <table:table-cell table:formula="of:=3+STANDARDIZE([.AO13];[.CH$1];[.CH$2])" office:value-type="float" office:value="3.76094422311722">
            <text:p>3.7609442231</text:p>
          </table:table-cell>
          <table:table-cell table:formula="of:=3+STANDARDIZE([.AP13];[.CI$1];[.CI$2])" office:value-type="float" office:value="4.47956985413891">
            <text:p>4.4795698541</text:p>
          </table:table-cell>
          <table:table-cell table:formula="of:=3+STANDARDIZE([.AQ13];[.CJ$1];[.CJ$2])" office:value-type="float" office:value="5.01638366317696">
            <text:p>5.0163836632</text:p>
          </table:table-cell>
          <table:table-cell table:formula="of:=3+STANDARDIZE([.AR13];[.CK$1];[.CK$2])" office:value-type="float" office:value="5.09368916443073">
            <text:p>5.0936891644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  <table:table-cell office:value-type="float" office:value="25.9217">
            <text:p>25.9217</text:p>
          </table:table-cell>
          <table:table-cell office:value-type="float" office:value="155.903">
            <text:p>155.903</text:p>
          </table:table-cell>
          <table:table-cell office:value-type="float" office:value="4387853">
            <text:p>4387853</text:p>
          </table:table-cell>
          <table:table-cell office:value-type="float" office:value="26538492">
            <text:p>26538492</text:p>
          </table:table-cell>
          <table:table-cell table:style-name="ce2" office:value-type="float" office:value="3262041">
            <text:p>3262041</text:p>
          </table:table-cell>
          <table:table-cell office:value-type="float" office:value="62060">
            <text:p>62060.0000</text:p>
          </table:table-cell>
          <table:table-cell office:value-type="float" office:value="4387853">
            <text:p>4387853</text:p>
          </table:table-cell>
          <table:table-cell office:value-type="float" office:value="260029">
            <text:p>260029</text:p>
          </table:table-cell>
          <table:table-cell office:value-type="float" office:value="208383">
            <text:p>208383</text:p>
          </table:table-cell>
          <table:table-cell office:value-type="float" office:value="757310">
            <text:p>757310</text:p>
          </table:table-cell>
          <table:table-cell office:value-type="float" office:value="282">
            <text:p>282</text:p>
          </table:table-cell>
          <table:table-cell office:value-type="float" office:value="420666">
            <text:p>420666</text:p>
          </table:table-cell>
          <table:table-cell office:value-type="float" office:value="675218">
            <text:p>675218</text:p>
          </table:table-cell>
          <table:table-cell office:value-type="float" office:value="235281">
            <text:p>235281</text:p>
          </table:table-cell>
          <table:table-cell office:value-type="float" office:value="526451">
            <text:p>526451</text:p>
          </table:table-cell>
          <table:table-cell office:value-type="float" office:value="26538492">
            <text:p>26538492</text:p>
          </table:table-cell>
          <table:table-cell office:value-type="float" office:value="56866">
            <text:p>56866</text:p>
          </table:table-cell>
          <table:table-cell office:value-type="float" office:value="605302">
            <text:p>605302</text:p>
          </table:table-cell>
          <table:table-cell office:value-type="float" office:value="40376">
            <text:p>40376</text:p>
          </table:table-cell>
          <table:table-cell office:value-type="float" office:value="4194882">
            <text:p>4194882</text:p>
          </table:table-cell>
          <table:table-cell office:value-type="float" office:value="2040530">
            <text:p>2040530</text:p>
          </table:table-cell>
          <table:table-cell office:value-type="float" office:value="72299">
            <text:p>7229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3+STANDARDIZE([.B14];[.AU$1];[.AU$2])" office:value-type="float" office:value="2.4561760349131">
            <text:p>2.4561760349</text:p>
          </table:table-cell>
          <table:table-cell table:formula="of:=3+STANDARDIZE([.C14];[.AV$1];[.AV$2])" office:value-type="float" office:value="3.01967533247456">
            <text:p>3.0196753325</text:p>
          </table:table-cell>
          <table:table-cell table:formula="of:=3+STANDARDIZE([.D14];[.AW$1];[.AW$2])" office:value-type="float" office:value="3.45877250257548">
            <text:p>3.4587725026</text:p>
          </table:table-cell>
          <table:table-cell table:formula="of:=3+STANDARDIZE([.E14];[.AX$1];[.AX$2])" office:value-type="float" office:value="3.30899223514166">
            <text:p>3.3089922351</text:p>
          </table:table-cell>
          <table:table-cell table:formula="of:=3+STANDARDIZE([.F14];[.AY$1];[.AY$2])" office:value-type="float" office:value="3.17407895556659">
            <text:p>3.1740789556</text:p>
          </table:table-cell>
          <table:table-cell table:formula="of:=3+STANDARDIZE([.G14];[.AZ$1];[.AZ$2])" office:value-type="float" office:value="4.96788979963975">
            <text:p>4.9678897996</text:p>
          </table:table-cell>
          <table:table-cell table:formula="of:=3+STANDARDIZE([.H14];[.BA$1];[.BA$2])" office:value-type="float" office:value="1.23463490528031">
            <text:p>1.2346349053</text:p>
          </table:table-cell>
          <table:table-cell table:formula="of:=3+STANDARDIZE([.I14];[.BB$1];[.BB$2])" office:value-type="float" office:value="2.87097043021932">
            <text:p>2.8709704302</text:p>
          </table:table-cell>
          <table:table-cell table:formula="of:=3+STANDARDIZE([.J14];[.BC$1];[.BC$2])" office:value-type="float" office:value="2.79841720656976">
            <text:p>2.7984172066</text:p>
          </table:table-cell>
          <table:table-cell table:formula="of:=3+STANDARDIZE([.K14];[.BD$1];[.BD$2])" office:value-type="float" office:value="2.76608548429925">
            <text:p>2.7660854843</text:p>
          </table:table-cell>
          <table:table-cell table:formula="of:=3+STANDARDIZE([.L14];[.BE$1];[.BE$2])" office:value-type="float" office:value="2.89417285020545">
            <text:p>2.8941728502</text:p>
          </table:table-cell>
          <table:table-cell table:formula="of:=3+STANDARDIZE([.M14];[.BF$1];[.BF$2])" office:value-type="float" office:value="2.50719454560457">
            <text:p>2.5071945456</text:p>
          </table:table-cell>
          <table:table-cell table:formula="of:=3+STANDARDIZE([.N14];[.BG$1];[.BG$2])" office:value-type="float" office:value="3.42177937594742">
            <text:p>3.4217793759</text:p>
          </table:table-cell>
          <table:table-cell table:formula="of:=3+STANDARDIZE([.O14];[.BH$1];[.BH$2])" office:value-type="float" office:value="4.49335162496954">
            <text:p>4.493351625</text:p>
          </table:table-cell>
          <table:table-cell table:formula="of:=3+STANDARDIZE([.P14];[.BI$1];[.BI$2])" office:value-type="float" office:value="1.37545668472413">
            <text:p>1.3754566847</text:p>
          </table:table-cell>
          <table:table-cell table:formula="of:=3+STANDARDIZE([.Q14];[.BJ$1];[.BJ$2])" office:value-type="float" office:value="2.04146076169429">
            <text:p>2.0414607617</text:p>
          </table:table-cell>
          <table:table-cell table:formula="of:=3+STANDARDIZE([.R14];[.BK$1];[.BK$2])" office:value-type="float" office:value="2.17461135993304">
            <text:p>2.1746113599</text:p>
          </table:table-cell>
          <table:table-cell table:formula="of:=3+STANDARDIZE([.S14];[.BL$1];[.BL$2])" office:value-type="float" office:value="2.1219871192891">
            <text:p>2.1219871193</text:p>
          </table:table-cell>
          <table:table-cell table:formula="of:=3+STANDARDIZE([.T14];[.BM$1];[.BM$2])" office:value-type="float" office:value="2.09554506285272">
            <text:p>2.0955450629</text:p>
          </table:table-cell>
          <table:table-cell table:formula="of:=3+STANDARDIZE([.U14];[.BN$1];[.BN$2])" office:value-type="float" office:value="1.95126948190161">
            <text:p>1.9512694819</text:p>
          </table:table-cell>
          <table:table-cell table:formula="of:=3+STANDARDIZE([.V14];[.BO$1];[.BO$2])" office:value-type="float" office:value="1.76684685984609">
            <text:p>1.7668468598</text:p>
          </table:table-cell>
          <table:table-cell table:formula="of:=3+STANDARDIZE([.W14];[.BP$1];[.BP$2])" office:value-type="float" office:value="1.81544946340252">
            <text:p>1.8154494634</text:p>
          </table:table-cell>
          <table:table-cell table:formula="of:=3+STANDARDIZE([.X14];[.BQ$1];[.BQ$2])" office:value-type="float" office:value="2.78071052349448">
            <text:p>2.7807105235</text:p>
          </table:table-cell>
          <table:table-cell table:formula="of:=3+STANDARDIZE([.Y14];[.BR$1];[.BR$2])" office:value-type="float" office:value="1.67609224175247">
            <text:p>1.6760922418</text:p>
          </table:table-cell>
          <table:table-cell table:formula="of:=3+STANDARDIZE([.Z14];[.BS$1];[.BS$2])" office:value-type="float" office:value="1.50315596360838">
            <text:p>1.5031559636</text:p>
          </table:table-cell>
          <table:table-cell table:formula="of:=3+STANDARDIZE([.AA14];[.BT$1];[.BT$2])" office:value-type="float" office:value="2.71574542202705">
            <text:p>2.715745422</text:p>
          </table:table-cell>
          <table:table-cell table:formula="of:=3+STANDARDIZE([.AB14];[.BU$1];[.BU$2])" office:value-type="float" office:value="2.78071052349448">
            <text:p>2.7807105235</text:p>
          </table:table-cell>
          <table:table-cell table:formula="of:=3+STANDARDIZE([.AC14];[.BV$1];[.BV$2])" office:value-type="float" office:value="1.79276766040097">
            <text:p>1.7927676604</text:p>
          </table:table-cell>
          <table:table-cell table:formula="of:=3+STANDARDIZE([.AD14];[.BW$1];[.BW$2])" office:value-type="float" office:value="1.97560952629143">
            <text:p>1.9756095263</text:p>
          </table:table-cell>
          <table:table-cell table:formula="of:=3+STANDARDIZE([.AE14];[.BX$1];[.BX$2])" office:value-type="float" office:value="2.19625320132449">
            <text:p>2.1962532013</text:p>
          </table:table-cell>
          <table:table-cell table:formula="of:=3+STANDARDIZE([.AF14];[.BY$1];[.BY$2])" office:value-type="float" office:value="2.66494476752333">
            <text:p>2.6649447675</text:p>
          </table:table-cell>
          <table:table-cell table:formula="of:=3+STANDARDIZE([.AG14];[.BZ$1];[.BZ$2])" office:value-type="float" office:value="4.37457623143562">
            <text:p>4.3745762314</text:p>
          </table:table-cell>
          <table:table-cell table:formula="of:=3+STANDARDIZE([.AH14];[.CA$1];[.CA$2])" office:value-type="float" office:value="3.37824948340258">
            <text:p>3.3782494834</text:p>
          </table:table-cell>
          <table:table-cell table:formula="of:=3+STANDARDIZE([.AI14];[.CB$1];[.CB$2])" office:value-type="float" office:value="2.4499784884444">
            <text:p>2.4499784884</text:p>
          </table:table-cell>
          <table:table-cell table:formula="of:=3+STANDARDIZE([.AJ14];[.CC$1];[.CC$2])" office:value-type="float" office:value="2.92319657129457">
            <text:p>2.9231965713</text:p>
          </table:table-cell>
          <table:table-cell table:formula="of:=3+STANDARDIZE([.AK14];[.CD$1];[.CD$2])" office:value-type="float" office:value="1.67609224175247">
            <text:p>1.6760922418</text:p>
          </table:table-cell>
          <table:table-cell table:formula="of:=3+STANDARDIZE([.AL14];[.CE$1];[.CE$2])" office:value-type="float" office:value="2.62319759184583">
            <text:p>2.6231975918</text:p>
          </table:table-cell>
          <table:table-cell table:formula="of:=3+STANDARDIZE([.AM14];[.CF$1];[.CF$2])" office:value-type="float" office:value="2.96643346858073">
            <text:p>2.9664334686</text:p>
          </table:table-cell>
          <table:table-cell table:formula="of:=3+STANDARDIZE([.AN14];[.CG$1];[.CG$2])" office:value-type="float" office:value="4.06925080332388">
            <text:p>4.0692508033</text:p>
          </table:table-cell>
          <table:table-cell table:formula="of:=3+STANDARDIZE([.AO14];[.CH$1];[.CH$2])" office:value-type="float" office:value="2.60950019461354">
            <text:p>2.6095001946</text:p>
          </table:table-cell>
          <table:table-cell table:formula="of:=3+STANDARDIZE([.AP14];[.CI$1];[.CI$2])" office:value-type="float" office:value="4.27996171030266">
            <text:p>4.2799617103</text:p>
          </table:table-cell>
          <table:table-cell table:formula="of:=3+STANDARDIZE([.AQ14];[.CJ$1];[.CJ$2])" office:value-type="float" office:value="4.44337250841124">
            <text:p>4.4433725084</text:p>
          </table:table-cell>
          <table:table-cell table:formula="of:=3+STANDARDIZE([.AR14];[.CK$1];[.CK$2])" office:value-type="float" office:value="4.63127928762394">
            <text:p>4.631279287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  <table:table-cell office:value-type="float" office:value="26.4872">
            <text:p>26.4872</text:p>
          </table:table-cell>
          <table:table-cell office:value-type="float" office:value="190.176">
            <text:p>190.176</text:p>
          </table:table-cell>
          <table:table-cell office:value-type="float" office:value="3506591">
            <text:p>3506591</text:p>
          </table:table-cell>
          <table:table-cell office:value-type="float" office:value="30699484">
            <text:p>30699484</text:p>
          </table:table-cell>
          <table:table-cell table:style-name="ce2" office:value-type="float" office:value="3316096">
            <text:p>3316096</text:p>
          </table:table-cell>
          <table:table-cell office:value-type="float" office:value="60344">
            <text:p>60344.0000</text:p>
          </table:table-cell>
          <table:table-cell office:value-type="float" office:value="3506591">
            <text:p>3506591</text:p>
          </table:table-cell>
          <table:table-cell office:value-type="float" office:value="217752">
            <text:p>217752</text:p>
          </table:table-cell>
          <table:table-cell office:value-type="float" office:value="195812">
            <text:p>195812</text:p>
          </table:table-cell>
          <table:table-cell office:value-type="float" office:value="444679">
            <text:p>444679</text:p>
          </table:table-cell>
          <table:table-cell office:value-type="float" office:value="451">
            <text:p>451</text:p>
          </table:table-cell>
          <table:table-cell office:value-type="float" office:value="306185">
            <text:p>306185</text:p>
          </table:table-cell>
          <table:table-cell office:value-type="float" office:value="247067">
            <text:p>247067</text:p>
          </table:table-cell>
          <table:table-cell office:value-type="float" office:value="271526">
            <text:p>271526</text:p>
          </table:table-cell>
          <table:table-cell office:value-type="float" office:value="275601">
            <text:p>275601</text:p>
          </table:table-cell>
          <table:table-cell office:value-type="float" office:value="30699484">
            <text:p>30699484</text:p>
          </table:table-cell>
          <table:table-cell office:value-type="float" office:value="96200">
            <text:p>96200</text:p>
          </table:table-cell>
          <table:table-cell office:value-type="float" office:value="552286">
            <text:p>552286</text:p>
          </table:table-cell>
          <table:table-cell office:value-type="float" office:value="39171">
            <text:p>39171</text:p>
          </table:table-cell>
          <table:table-cell office:value-type="float" office:value="4335071">
            <text:p>4335071</text:p>
          </table:table-cell>
          <table:table-cell office:value-type="float" office:value="1549215">
            <text:p>1549215</text:p>
          </table:table-cell>
          <table:table-cell office:value-type="float" office:value="36808">
            <text:p>368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5];[.AU$1];[.AU$2])" office:value-type="float" office:value="2.88983590384776">
            <text:p>2.8898359038</text:p>
          </table:table-cell>
          <table:table-cell table:formula="of:=3+STANDARDIZE([.C15];[.AV$1];[.AV$2])" office:value-type="float" office:value="2.41291471158168">
            <text:p>2.4129147116</text:p>
          </table:table-cell>
          <table:table-cell table:formula="of:=3+STANDARDIZE([.D15];[.AW$1];[.AW$2])" office:value-type="float" office:value="2.95370900817103">
            <text:p>2.9537090082</text:p>
          </table:table-cell>
          <table:table-cell table:formula="of:=3+STANDARDIZE([.E15];[.AX$1];[.AX$2])" office:value-type="float" office:value="2.83016649545482">
            <text:p>2.8301664955</text:p>
          </table:table-cell>
          <table:table-cell table:formula="of:=3+STANDARDIZE([.F15];[.AY$1];[.AY$2])" office:value-type="float" office:value="2.25807882835196">
            <text:p>2.2580788284</text:p>
          </table:table-cell>
          <table:table-cell table:formula="of:=3+STANDARDIZE([.G15];[.AZ$1];[.AZ$2])" office:value-type="float" office:value="2.87324890922337">
            <text:p>2.8732489092</text:p>
          </table:table-cell>
          <table:table-cell table:formula="of:=3+STANDARDIZE([.H15];[.BA$1];[.BA$2])" office:value-type="float" office:value="0.255601955294606">
            <text:p>0.2556019553</text:p>
          </table:table-cell>
          <table:table-cell table:formula="of:=3+STANDARDIZE([.I15];[.BB$1];[.BB$2])" office:value-type="float" office:value="3.03840450751755">
            <text:p>3.0384045075</text:p>
          </table:table-cell>
          <table:table-cell table:formula="of:=3+STANDARDIZE([.J15];[.BC$1];[.BC$2])" office:value-type="float" office:value="2.85531238934897">
            <text:p>2.8553123893</text:p>
          </table:table-cell>
          <table:table-cell table:formula="of:=3+STANDARDIZE([.K15];[.BD$1];[.BD$2])" office:value-type="float" office:value="2.94014195395186">
            <text:p>2.940141954</text:p>
          </table:table-cell>
          <table:table-cell table:formula="of:=3+STANDARDIZE([.L15];[.BE$1];[.BE$2])" office:value-type="float" office:value="2.99493605947564">
            <text:p>2.9949360595</text:p>
          </table:table-cell>
          <table:table-cell table:formula="of:=3+STANDARDIZE([.M15];[.BF$1];[.BF$2])" office:value-type="float" office:value="4.18510596472757">
            <text:p>4.1851059647</text:p>
          </table:table-cell>
          <table:table-cell table:formula="of:=3+STANDARDIZE([.N15];[.BG$1];[.BG$2])" office:value-type="float" office:value="3.93342947854227">
            <text:p>3.9334294785</text:p>
          </table:table-cell>
          <table:table-cell table:formula="of:=3+STANDARDIZE([.O15];[.BH$1];[.BH$2])" office:value-type="float" office:value="3.8953860053256">
            <text:p>3.8953860053</text:p>
          </table:table-cell>
          <table:table-cell table:formula="of:=3+STANDARDIZE([.P15];[.BI$1];[.BI$2])" office:value-type="float" office:value="1.46204222457328">
            <text:p>1.4620422246</text:p>
          </table:table-cell>
          <table:table-cell table:formula="of:=3+STANDARDIZE([.Q15];[.BJ$1];[.BJ$2])" office:value-type="float" office:value="2.01784049120929">
            <text:p>2.0178404912</text:p>
          </table:table-cell>
          <table:table-cell table:formula="of:=3+STANDARDIZE([.R15];[.BK$1];[.BK$2])" office:value-type="float" office:value="2.03447615286215">
            <text:p>2.0344761529</text:p>
          </table:table-cell>
          <table:table-cell table:formula="of:=3+STANDARDIZE([.S15];[.BL$1];[.BL$2])" office:value-type="float" office:value="1.99679607458245">
            <text:p>1.9967960746</text:p>
          </table:table-cell>
          <table:table-cell table:formula="of:=3+STANDARDIZE([.T15];[.BM$1];[.BM$2])" office:value-type="float" office:value="2.05604790040243">
            <text:p>2.0560479004</text:p>
          </table:table-cell>
          <table:table-cell table:formula="of:=3+STANDARDIZE([.U15];[.BN$1];[.BN$2])" office:value-type="float" office:value="2.69222761680992">
            <text:p>2.6922276168</text:p>
          </table:table-cell>
          <table:table-cell table:formula="of:=3+STANDARDIZE([.V15];[.BO$1];[.BO$2])" office:value-type="float" office:value="3.09907963973031">
            <text:p>3.0990796397</text:p>
          </table:table-cell>
          <table:table-cell table:formula="of:=3+STANDARDIZE([.W15];[.BP$1];[.BP$2])" office:value-type="float" office:value="2.25737786401418">
            <text:p>2.257377864</text:p>
          </table:table-cell>
          <table:table-cell table:formula="of:=3+STANDARDIZE([.X15];[.BQ$1];[.BQ$2])" office:value-type="float" office:value="2.65656876480787">
            <text:p>2.6565687648</text:p>
          </table:table-cell>
          <table:table-cell table:formula="of:=3+STANDARDIZE([.Y15];[.BR$1];[.BR$2])" office:value-type="float" office:value="2.28733490857411">
            <text:p>2.2873349086</text:p>
          </table:table-cell>
          <table:table-cell table:formula="of:=3+STANDARDIZE([.Z15];[.BS$1];[.BS$2])" office:value-type="float" office:value="1.8341937561959">
            <text:p>1.8341937562</text:p>
          </table:table-cell>
          <table:table-cell table:formula="of:=3+STANDARDIZE([.AA15];[.BT$1];[.BT$2])" office:value-type="float" office:value="2.67887176587517">
            <text:p>2.6788717659</text:p>
          </table:table-cell>
          <table:table-cell table:formula="of:=3+STANDARDIZE([.AB15];[.BU$1];[.BU$2])" office:value-type="float" office:value="2.65656876480787">
            <text:p>2.6565687648</text:p>
          </table:table-cell>
          <table:table-cell table:formula="of:=3+STANDARDIZE([.AC15];[.BV$1];[.BV$2])" office:value-type="float" office:value="1.55863547349609">
            <text:p>1.5586354735</text:p>
          </table:table-cell>
          <table:table-cell table:formula="of:=3+STANDARDIZE([.AD15];[.BW$1];[.BW$2])" office:value-type="float" office:value="1.89564725957881">
            <text:p>1.8956472596</text:p>
          </table:table-cell>
          <table:table-cell table:formula="of:=3+STANDARDIZE([.AE15];[.BX$1];[.BX$2])" office:value-type="float" office:value="2.10154381453483">
            <text:p>2.1015438145</text:p>
          </table:table-cell>
          <table:table-cell table:formula="of:=3+STANDARDIZE([.AF15];[.BY$1];[.BY$2])" office:value-type="float" office:value="2.67510485132888">
            <text:p>2.6751048513</text:p>
          </table:table-cell>
          <table:table-cell table:formula="of:=3+STANDARDIZE([.AG15];[.BZ$1];[.BZ$2])" office:value-type="float" office:value="3.47058858268408">
            <text:p>3.4705885827</text:p>
          </table:table-cell>
          <table:table-cell table:formula="of:=3+STANDARDIZE([.AH15];[.CA$1];[.CA$2])" office:value-type="float" office:value="1.5255740197999">
            <text:p>1.5255740198</text:p>
          </table:table-cell>
          <table:table-cell table:formula="of:=3+STANDARDIZE([.AI15];[.CB$1];[.CB$2])" office:value-type="float" office:value="2.62311721545236">
            <text:p>2.6231172155</text:p>
          </table:table-cell>
          <table:table-cell table:formula="of:=3+STANDARDIZE([.AJ15];[.CC$1];[.CC$2])" office:value-type="float" office:value="0.687698878189951">
            <text:p>0.6876988782</text:p>
          </table:table-cell>
          <table:table-cell table:formula="of:=3+STANDARDIZE([.AK15];[.CD$1];[.CD$2])" office:value-type="float" office:value="2.28733490857411">
            <text:p>2.2873349086</text:p>
          </table:table-cell>
          <table:table-cell table:formula="of:=3+STANDARDIZE([.AL15];[.CE$1];[.CE$2])" office:value-type="float" office:value="2.70730756293197">
            <text:p>2.7073075629</text:p>
          </table:table-cell>
          <table:table-cell table:formula="of:=3+STANDARDIZE([.AM15];[.CF$1];[.CF$2])" office:value-type="float" office:value="2.69532160211296">
            <text:p>2.6953216021</text:p>
          </table:table-cell>
          <table:table-cell table:formula="of:=3+STANDARDIZE([.AN15];[.CG$1];[.CG$2])" office:value-type="float" office:value="3.96802078652312">
            <text:p>3.9680207865</text:p>
          </table:table-cell>
          <table:table-cell table:formula="of:=3+STANDARDIZE([.AO15];[.CH$1];[.CH$2])" office:value-type="float" office:value="2.89110347384619">
            <text:p>2.8911034738</text:p>
          </table:table-cell>
          <table:table-cell table:formula="of:=3+STANDARDIZE([.AP15];[.CI$1];[.CI$2])" office:value-type="float" office:value="3.12159884590022">
            <text:p>3.1215988459</text:p>
          </table:table-cell>
          <table:table-cell table:formula="of:=3+STANDARDIZE([.AQ15];[.CJ$1];[.CJ$2])" office:value-type="float" office:value="3.39346342767864">
            <text:p>3.3934634277</text:p>
          </table:table-cell>
          <table:table-cell table:formula="of:=3+STANDARDIZE([.AR1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  <table:table-cell office:value-type="float" office:value="26.1071">
            <text:p>26.1071</text:p>
          </table:table-cell>
          <table:table-cell office:value-type="float" office:value="234.961">
            <text:p>234.961</text:p>
          </table:table-cell>
          <table:table-cell office:value-type="float" office:value="4432278">
            <text:p>4432278</text:p>
          </table:table-cell>
          <table:table-cell office:value-type="float" office:value="28899130">
            <text:p>28899130</text:p>
          </table:table-cell>
          <table:table-cell table:style-name="ce2" office:value-type="float" office:value="3370151">
            <text:p>3370151</text:p>
          </table:table-cell>
          <table:table-cell office:value-type="float" office:value="47418">
            <text:p>47418.0000</text:p>
          </table:table-cell>
          <table:table-cell office:value-type="float" office:value="4432278">
            <text:p>4432278</text:p>
          </table:table-cell>
          <table:table-cell office:value-type="float" office:value="338727">
            <text:p>338727</text:p>
          </table:table-cell>
          <table:table-cell office:value-type="float" office:value="216934">
            <text:p>216934</text:p>
          </table:table-cell>
          <table:table-cell office:value-type="float" office:value="229742">
            <text:p>229742</text:p>
          </table:table-cell>
          <table:table-cell office:value-type="float" office:value="1102">
            <text:p>1102</text:p>
          </table:table-cell>
          <table:table-cell office:value-type="float" office:value="656965">
            <text:p>656965</text:p>
          </table:table-cell>
          <table:table-cell office:value-type="float" office:value="730595">
            <text:p>730595</text:p>
          </table:table-cell>
          <table:table-cell office:value-type="float" office:value="376053">
            <text:p>376053</text:p>
          </table:table-cell>
          <table:table-cell office:value-type="float" office:value="494235">
            <text:p>494235</text:p>
          </table:table-cell>
          <table:table-cell office:value-type="float" office:value="28899130">
            <text:p>28899130</text:p>
          </table:table-cell>
          <table:table-cell office:value-type="float" office:value="37577">
            <text:p>37577</text:p>
          </table:table-cell>
          <table:table-cell office:value-type="float" office:value="783600">
            <text:p>783600</text:p>
          </table:table-cell>
          <table:table-cell office:value-type="float" office:value="40097">
            <text:p>40097</text:p>
          </table:table-cell>
          <table:table-cell office:value-type="float" office:value="4733908">
            <text:p>4733908</text:p>
          </table:table-cell>
          <table:table-cell office:value-type="float" office:value="1799703">
            <text:p>1799703</text:p>
          </table:table-cell>
          <table:table-cell office:value-type="float" office:value="73260">
            <text:p>7326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6];[.AU$1];[.AU$2])" office:value-type="float" office:value="3.35836959200543">
            <text:p>3.358369592</text:p>
          </table:table-cell>
          <table:table-cell table:formula="of:=3+STANDARDIZE([.C16];[.AV$1];[.AV$2])" office:value-type="float" office:value="1.95900218602823">
            <text:p>1.959002186</text:p>
          </table:table-cell>
          <table:table-cell table:formula="of:=3+STANDARDIZE([.D16];[.AW$1];[.AW$2])" office:value-type="float" office:value="2.49073413830029">
            <text:p>2.4907341383</text:p>
          </table:table-cell>
          <table:table-cell table:formula="of:=3+STANDARDIZE([.E16];[.AX$1];[.AX$2])" office:value-type="float" office:value="2.39567647240565">
            <text:p>2.3956764724</text:p>
          </table:table-cell>
          <table:table-cell table:formula="of:=3+STANDARDIZE([.F16];[.AY$1];[.AY$2])" office:value-type="float" office:value="2.00780556955015">
            <text:p>2.0078055696</text:p>
          </table:table-cell>
          <table:table-cell table:formula="of:=3+STANDARDIZE([.G16];[.AZ$1];[.AZ$2])" office:value-type="float" office:value="2.81728522131149">
            <text:p>2.8172852213</text:p>
          </table:table-cell>
          <table:table-cell table:formula="of:=3+STANDARDIZE([.H16];[.BA$1];[.BA$2])" office:value-type="float" office:value="0.212181275358597">
            <text:p>0.2121812754</text:p>
          </table:table-cell>
          <table:table-cell table:formula="of:=3+STANDARDIZE([.I16];[.BB$1];[.BB$2])" office:value-type="float" office:value="3.06056490010113">
            <text:p>3.0605649001</text:p>
          </table:table-cell>
          <table:table-cell table:formula="of:=3+STANDARDIZE([.J16];[.BC$1];[.BC$2])" office:value-type="float" office:value="3.05815608447486">
            <text:p>3.0581560845</text:p>
          </table:table-cell>
          <table:table-cell table:formula="of:=3+STANDARDIZE([.K16];[.BD$1];[.BD$2])" office:value-type="float" office:value="3.05304344778058">
            <text:p>3.0530434478</text:p>
          </table:table-cell>
          <table:table-cell table:formula="of:=3+STANDARDIZE([.L16];[.BE$1];[.BE$2])" office:value-type="float" office:value="3.15403586358646">
            <text:p>3.1540358636</text:p>
          </table:table-cell>
          <table:table-cell table:formula="of:=3+STANDARDIZE([.M16];[.BF$1];[.BF$2])" office:value-type="float" office:value="4.15176997626817">
            <text:p>4.1517699763</text:p>
          </table:table-cell>
          <table:table-cell table:formula="of:=3+STANDARDIZE([.N16];[.BG$1];[.BG$2])" office:value-type="float" office:value="3.10590149570694">
            <text:p>3.1059014957</text:p>
          </table:table-cell>
          <table:table-cell table:formula="of:=3+STANDARDIZE([.O16];[.BH$1];[.BH$2])" office:value-type="float" office:value="2.81375402934994">
            <text:p>2.8137540293</text:p>
          </table:table-cell>
          <table:table-cell table:formula="of:=3+STANDARDIZE([.P16];[.BI$1];[.BI$2])" office:value-type="float" office:value="-0.181912957697674">
            <text:p>-0.1819129577</text:p>
          </table:table-cell>
          <table:table-cell table:formula="of:=3+STANDARDIZE([.Q16];[.BJ$1];[.BJ$2])" office:value-type="float" office:value="2.15334625346538">
            <text:p>2.1533462535</text:p>
          </table:table-cell>
          <table:table-cell table:formula="of:=3+STANDARDIZE([.R16];[.BK$1];[.BK$2])" office:value-type="float" office:value="2.02319514334839">
            <text:p>2.0231951433</text:p>
          </table:table-cell>
          <table:table-cell table:formula="of:=3+STANDARDIZE([.S16];[.BL$1];[.BL$2])" office:value-type="float" office:value="2.10968937422951">
            <text:p>2.1096893742</text:p>
          </table:table-cell>
          <table:table-cell table:formula="of:=3+STANDARDIZE([.T16];[.BM$1];[.BM$2])" office:value-type="float" office:value="2.07261122659126">
            <text:p>2.0726112266</text:p>
          </table:table-cell>
          <table:table-cell table:formula="of:=3+STANDARDIZE([.U16];[.BN$1];[.BN$2])" office:value-type="float" office:value="3.9401571071818">
            <text:p>3.9401571072</text:p>
          </table:table-cell>
          <table:table-cell table:formula="of:=3+STANDARDIZE([.V16];[.BO$1];[.BO$2])" office:value-type="float" office:value="2.2036213203068">
            <text:p>2.2036213203</text:p>
          </table:table-cell>
          <table:table-cell table:formula="of:=3+STANDARDIZE([.W16];[.BP$1];[.BP$2])" office:value-type="float" office:value="2.83485177704756">
            <text:p>2.834851777</text:p>
          </table:table-cell>
          <table:table-cell table:formula="of:=3+STANDARDIZE([.X16];[.BQ$1];[.BQ$2])" office:value-type="float" office:value="2.78696859161685">
            <text:p>2.7869685916</text:p>
          </table:table-cell>
          <table:table-cell table:formula="of:=3+STANDARDIZE([.Y16];[.BR$1];[.BR$2])" office:value-type="float" office:value="2.02286595977945">
            <text:p>2.0228659598</text:p>
          </table:table-cell>
          <table:table-cell table:formula="of:=3+STANDARDIZE([.Z16];[.BS$1];[.BS$2])" office:value-type="float" office:value="2.16523154878341">
            <text:p>2.1652315488</text:p>
          </table:table-cell>
          <table:table-cell table:formula="of:=3+STANDARDIZE([.AA16];[.BT$1];[.BT$2])" office:value-type="float" office:value="2.4011160086379">
            <text:p>2.4011160086</text:p>
          </table:table-cell>
          <table:table-cell table:formula="of:=3+STANDARDIZE([.AB16];[.BU$1];[.BU$2])" office:value-type="float" office:value="2.78696859161685">
            <text:p>2.7869685916</text:p>
          </table:table-cell>
          <table:table-cell table:formula="of:=3+STANDARDIZE([.AC16];[.BV$1];[.BV$2])" office:value-type="float" office:value="2.22860120689293">
            <text:p>2.2286012069</text:p>
          </table:table-cell>
          <table:table-cell table:formula="of:=3+STANDARDIZE([.AD16];[.BW$1];[.BW$2])" office:value-type="float" office:value="2.03000116917263">
            <text:p>2.0300011692</text:p>
          </table:table-cell>
          <table:table-cell table:formula="of:=3+STANDARDIZE([.AE16];[.BX$1];[.BX$2])" office:value-type="float" office:value="2.03643014548599">
            <text:p>2.0364301455</text:p>
          </table:table-cell>
          <table:table-cell table:formula="of:=3+STANDARDIZE([.AF16];[.BY$1];[.BY$2])" office:value-type="float" office:value="2.7142422155739">
            <text:p>2.7142422156</text:p>
          </table:table-cell>
          <table:table-cell table:formula="of:=3+STANDARDIZE([.AG16];[.BZ$1];[.BZ$2])" office:value-type="float" office:value="6.24048740807051">
            <text:p>6.2404874081</text:p>
          </table:table-cell>
          <table:table-cell table:formula="of:=3+STANDARDIZE([.AH16];[.CA$1];[.CA$2])" office:value-type="float" office:value="3.617874310036">
            <text:p>3.61787431</text:p>
          </table:table-cell>
          <table:table-cell table:formula="of:=3+STANDARDIZE([.AI16];[.CB$1];[.CB$2])" office:value-type="float" office:value="3.12243220284266">
            <text:p>3.1224322028</text:p>
          </table:table-cell>
          <table:table-cell table:formula="of:=3+STANDARDIZE([.AJ16];[.CC$1];[.CC$2])" office:value-type="float" office:value="2.63609753329952">
            <text:p>2.6360975333</text:p>
          </table:table-cell>
          <table:table-cell table:formula="of:=3+STANDARDIZE([.AK16];[.CD$1];[.CD$2])" office:value-type="float" office:value="2.02286595977945">
            <text:p>2.0228659598</text:p>
          </table:table-cell>
          <table:table-cell table:formula="of:=3+STANDARDIZE([.AL16];[.CE$1];[.CE$2])" office:value-type="float" office:value="2.58195090368087">
            <text:p>2.5819509037</text:p>
          </table:table-cell>
          <table:table-cell table:formula="of:=3+STANDARDIZE([.AM16];[.CF$1];[.CF$2])" office:value-type="float" office:value="3.87820922622879">
            <text:p>3.8782092262</text:p>
          </table:table-cell>
          <table:table-cell table:formula="of:=3+STANDARDIZE([.AN16];[.CG$1];[.CG$2])" office:value-type="float" office:value="4.04581248408121">
            <text:p>4.0458124841</text:p>
          </table:table-cell>
          <table:table-cell table:formula="of:=3+STANDARDIZE([.AO16];[.CH$1];[.CH$2])" office:value-type="float" office:value="3.69226338710125">
            <text:p>3.6922633871</text:p>
          </table:table-cell>
          <table:table-cell table:formula="of:=3+STANDARDIZE([.AP16];[.CI$1];[.CI$2])" office:value-type="float" office:value="3.71216904460866">
            <text:p>3.7121690446</text:p>
          </table:table-cell>
          <table:table-cell table:formula="of:=3+STANDARDIZE([.AQ16];[.CJ$1];[.CJ$2])" office:value-type="float" office:value="4.47180119812367">
            <text:p>4.4718011981</text:p>
          </table:table-cell>
          <table:table-cell table:formula="of:=3+STANDARDIZE([.AR1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  <table:table-cell office:value-type="float" office:value="26.0463">
            <text:p>26.0463</text:p>
          </table:table-cell>
          <table:table-cell office:value-type="float" office:value="305.377">
            <text:p>305.377</text:p>
          </table:table-cell>
          <table:table-cell office:value-type="float" office:value="2917229">
            <text:p>2917229</text:p>
          </table:table-cell>
          <table:table-cell office:value-type="float" office:value="27028206">
            <text:p>27028206</text:p>
          </table:table-cell>
          <table:table-cell table:style-name="ce2" office:value-type="float" office:value="3424217">
            <text:p>3424217</text:p>
          </table:table-cell>
          <table:table-cell office:value-type="float" office:value="52178">
            <text:p>52178.0000</text:p>
          </table:table-cell>
          <table:table-cell office:value-type="float" office:value="2917229">
            <text:p>2917229</text:p>
          </table:table-cell>
          <table:table-cell office:value-type="float" office:value="470439">
            <text:p>470439</text:p>
          </table:table-cell>
          <table:table-cell office:value-type="float" office:value="408303">
            <text:p>408303</text:p>
          </table:table-cell>
          <table:table-cell office:value-type="float" office:value="111170">
            <text:p>111170</text:p>
          </table:table-cell>
          <table:table-cell office:value-type="float" office:value="258">
            <text:p>258</text:p>
          </table:table-cell>
          <table:table-cell office:value-type="float" office:value="369761">
            <text:p>369761</text:p>
          </table:table-cell>
          <table:table-cell office:value-type="float" office:value="963915">
            <text:p>963915</text:p>
          </table:table-cell>
          <table:table-cell office:value-type="float" office:value="536285">
            <text:p>536285</text:p>
          </table:table-cell>
          <table:table-cell office:value-type="float" office:value="627247">
            <text:p>627247</text:p>
          </table:table-cell>
          <table:table-cell office:value-type="float" office:value="27028206">
            <text:p>27028206</text:p>
          </table:table-cell>
          <table:table-cell office:value-type="float" office:value="32987">
            <text:p>32987</text:p>
          </table:table-cell>
          <table:table-cell office:value-type="float" office:value="777390">
            <text:p>777390</text:p>
          </table:table-cell>
          <table:table-cell office:value-type="float" office:value="25637">
            <text:p>25637</text:p>
          </table:table-cell>
          <table:table-cell office:value-type="float" office:value="4629286">
            <text:p>4629286</text:p>
          </table:table-cell>
          <table:table-cell office:value-type="float" office:value="1747714">
            <text:p>1747714</text:p>
          </table:table-cell>
          <table:table-cell office:value-type="float" office:value="102000">
            <text:p>102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7];[.AU$1];[.AU$2])" office:value-type="float" office:value="2.00417866345309">
            <text:p>2.0041786635</text:p>
          </table:table-cell>
          <table:table-cell table:formula="of:=3+STANDARDIZE([.C17];[.AV$1];[.AV$2])" office:value-type="float" office:value="1.99142450928205">
            <text:p>1.9914245093</text:p>
          </table:table-cell>
          <table:table-cell table:formula="of:=3+STANDARDIZE([.D17];[.AW$1];[.AW$2])" office:value-type="float" office:value="1.93142308338574">
            <text:p>1.9314230834</text:p>
          </table:table-cell>
          <table:table-cell table:formula="of:=3+STANDARDIZE([.E17];[.AX$1];[.AX$2])" office:value-type="float" office:value="1.91685073271881">
            <text:p>1.9168507327</text:p>
          </table:table-cell>
          <table:table-cell table:formula="of:=3+STANDARDIZE([.F17];[.AY$1];[.AY$2])" office:value-type="float" office:value="1.68745579828383">
            <text:p>1.6874557983</text:p>
          </table:table-cell>
          <table:table-cell table:formula="of:=3+STANDARDIZE([.G17];[.AZ$1];[.AZ$2])" office:value-type="float" office:value="2.92921259713526">
            <text:p>2.9292125971</text:p>
          </table:table-cell>
          <table:table-cell table:formula="of:=3+STANDARDIZE([.H17];[.BA$1];[.BA$2])" office:value-type="float" office:value="3.2505950451664">
            <text:p>3.2505950452</text:p>
          </table:table-cell>
          <table:table-cell table:formula="of:=3+STANDARDIZE([.I17];[.BB$1];[.BB$2])" office:value-type="float" office:value="3.20337631897315">
            <text:p>3.203376319</text:p>
          </table:table-cell>
          <table:table-cell table:formula="of:=3+STANDARDIZE([.J17];[.BC$1];[.BC$2])" office:value-type="float" office:value="3.05073497367757">
            <text:p>3.0507349737</text:p>
          </table:table-cell>
          <table:table-cell table:formula="of:=3+STANDARDIZE([.K17];[.BD$1];[.BD$2])" office:value-type="float" office:value="3.07656459232823">
            <text:p>3.0765645923</text:p>
          </table:table-cell>
          <table:table-cell table:formula="of:=3+STANDARDIZE([.L17];[.BE$1];[.BE$2])" office:value-type="float" office:value="3.10630592235321">
            <text:p>3.1063059224</text:p>
          </table:table-cell>
          <table:table-cell table:formula="of:=3+STANDARDIZE([.M17];[.BF$1];[.BF$2])" office:value-type="float" office:value="2.39190758551582">
            <text:p>2.3919075855</text:p>
          </table:table-cell>
          <table:table-cell table:formula="of:=3+STANDARDIZE([.N17];[.BG$1];[.BG$2])" office:value-type="float" office:value="3.72924986013588">
            <text:p>3.7292498601</text:p>
          </table:table-cell>
          <table:table-cell table:formula="of:=3+STANDARDIZE([.O17];[.BH$1];[.BH$2])" office:value-type="float" office:value="2.06298834190967">
            <text:p>2.0629883419</text:p>
          </table:table-cell>
          <table:table-cell table:formula="of:=3+STANDARDIZE([.P17];[.BI$1];[.BI$2])" office:value-type="float" office:value="-0.0286331506674284">
            <text:p>-0.0286331507</text:p>
          </table:table-cell>
          <table:table-cell table:formula="of:=3+STANDARDIZE([.Q17];[.BJ$1];[.BJ$2])" office:value-type="float" office:value="2.16453480264249">
            <text:p>2.1645348026</text:p>
          </table:table-cell>
          <table:table-cell table:formula="of:=3+STANDARDIZE([.R17];[.BK$1];[.BK$2])" office:value-type="float" office:value="2.16633861962295">
            <text:p>2.1663386196</text:p>
          </table:table-cell>
          <table:table-cell table:formula="of:=3+STANDARDIZE([.S17];[.BL$1];[.BL$2])" office:value-type="float" office:value="2.12272498399267">
            <text:p>2.122724984</text:p>
          </table:table-cell>
          <table:table-cell table:formula="of:=3+STANDARDIZE([.T17];[.BM$1];[.BM$2])" office:value-type="float" office:value="2.15542785753541">
            <text:p>2.1554278575</text:p>
          </table:table-cell>
          <table:table-cell table:formula="of:=3+STANDARDIZE([.U17];[.BN$1];[.BN$2])" office:value-type="float" office:value="2.96166693859476">
            <text:p>2.9616669386</text:p>
          </table:table-cell>
          <table:table-cell table:formula="of:=3+STANDARDIZE([.V17];[.BO$1];[.BO$2])" office:value-type="float" office:value="2.06038568278786">
            <text:p>2.0603856828</text:p>
          </table:table-cell>
          <table:table-cell table:formula="of:=3+STANDARDIZE([.W17];[.BP$1];[.BP$2])" office:value-type="float" office:value="3.74282103148897">
            <text:p>3.7428210315</text:p>
          </table:table-cell>
          <table:table-cell table:formula="of:=3+STANDARDIZE([.X17];[.BQ$1];[.BQ$2])" office:value-type="float" office:value="2.57354642277672">
            <text:p>2.5735464228</text:p>
          </table:table-cell>
          <table:table-cell table:formula="of:=3+STANDARDIZE([.Y17];[.BR$1];[.BR$2])" office:value-type="float" office:value="1.74803039768737">
            <text:p>1.7480303977</text:p>
          </table:table-cell>
          <table:table-cell table:formula="of:=3+STANDARDIZE([.Z17];[.BS$1];[.BS$2])" office:value-type="float" office:value="2.49633670638283">
            <text:p>2.4963367064</text:p>
          </table:table-cell>
          <table:table-cell table:formula="of:=3+STANDARDIZE([.AA17];[.BT$1];[.BT$2])" office:value-type="float" office:value="2.5033995769846">
            <text:p>2.503399577</text:p>
          </table:table-cell>
          <table:table-cell table:formula="of:=3+STANDARDIZE([.AB17];[.BU$1];[.BU$2])" office:value-type="float" office:value="2.57354642277672">
            <text:p>2.5735464228</text:p>
          </table:table-cell>
          <table:table-cell table:formula="of:=3+STANDARDIZE([.AC17];[.BV$1];[.BV$2])" office:value-type="float" office:value="2.95802899509019">
            <text:p>2.9580289951</text:p>
          </table:table-cell>
          <table:table-cell table:formula="of:=3+STANDARDIZE([.AD17];[.BW$1];[.BW$2])" office:value-type="float" office:value="3.24727099802693">
            <text:p>3.247270998</text:p>
          </table:table-cell>
          <table:table-cell table:formula="of:=3+STANDARDIZE([.AE17];[.BX$1];[.BX$2])" office:value-type="float" office:value="2.00050958287248">
            <text:p>2.0005095829</text:p>
          </table:table-cell>
          <table:table-cell table:formula="of:=3+STANDARDIZE([.AF17];[.BY$1];[.BY$2])" office:value-type="float" office:value="2.66350191538527">
            <text:p>2.6635019154</text:p>
          </table:table-cell>
          <table:table-cell table:formula="of:=3+STANDARDIZE([.AG17];[.BZ$1];[.BZ$2])" office:value-type="float" office:value="3.97261004263837">
            <text:p>3.9726100426</text:p>
          </table:table-cell>
          <table:table-cell table:formula="of:=3+STANDARDIZE([.AH17];[.CA$1];[.CA$2])" office:value-type="float" office:value="4.62748596379315">
            <text:p>4.6274859638</text:p>
          </table:table-cell>
          <table:table-cell table:formula="of:=3+STANDARDIZE([.AI17];[.CB$1];[.CB$2])" office:value-type="float" office:value="3.88784438399703">
            <text:p>3.887844384</text:p>
          </table:table-cell>
          <table:table-cell table:formula="of:=3+STANDARDIZE([.AJ17];[.CC$1];[.CC$2])" office:value-type="float" office:value="3.82145937964288">
            <text:p>3.8214593796</text:p>
          </table:table-cell>
          <table:table-cell table:formula="of:=3+STANDARDIZE([.AK17];[.CD$1];[.CD$2])" office:value-type="float" office:value="1.74803039768737">
            <text:p>1.7480303977</text:p>
          </table:table-cell>
          <table:table-cell table:formula="of:=3+STANDARDIZE([.AL17];[.CE$1];[.CE$2])" office:value-type="float" office:value="2.57213586408954">
            <text:p>2.5721358641</text:p>
          </table:table-cell>
          <table:table-cell table:formula="of:=3+STANDARDIZE([.AM17];[.CF$1];[.CF$2])" office:value-type="float" office:value="3.84645268686775">
            <text:p>3.8464526869</text:p>
          </table:table-cell>
          <table:table-cell table:formula="of:=3+STANDARDIZE([.AN17];[.CG$1];[.CG$2])" office:value-type="float" office:value="2.83105228247216">
            <text:p>2.8310522825</text:p>
          </table:table-cell>
          <table:table-cell table:formula="of:=3+STANDARDIZE([.AO17];[.CH$1];[.CH$2])" office:value-type="float" office:value="3.48210497039324">
            <text:p>3.4821049704</text:p>
          </table:table-cell>
          <table:table-cell table:formula="of:=3+STANDARDIZE([.AP17];[.CI$1];[.CI$2])" office:value-type="float" office:value="3.58959569155122">
            <text:p>3.5895956916</text:p>
          </table:table-cell>
          <table:table-cell table:formula="of:=3+STANDARDIZE([.AQ17];[.CJ$1];[.CJ$2])" office:value-type="float" office:value="5.3219994731865">
            <text:p>5.3219994732</text:p>
          </table:table-cell>
          <table:table-cell table:formula="of:=3+STANDARDIZE([.AR1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  <table:table-cell office:value-type="float" office:value="26.033">
            <text:p>26.033</text:p>
          </table:table-cell>
          <table:table-cell office:value-type="float" office:value="232.708">
            <text:p>232.708</text:p>
          </table:table-cell>
          <table:table-cell office:value-type="float" office:value="3162033">
            <text:p>3162033</text:p>
          </table:table-cell>
          <table:table-cell office:value-type="float" office:value="27436996">
            <text:p>27436996</text:p>
          </table:table-cell>
          <table:table-cell table:formula="of:=[.Z17]+921" office:value-type="float" office:value="3425138">
            <text:p>3425138</text:p>
          </table:table-cell>
          <table:table-cell office:value-type="float" office:value="81735">
            <text:p>81735.0000</text:p>
          </table:table-cell>
          <table:table-cell office:value-type="float" office:value="3162033">
            <text:p>3162033</text:p>
          </table:table-cell>
          <table:table-cell office:value-type="float" office:value="452907">
            <text:p>452907</text:p>
          </table:table-cell>
          <table:table-cell office:value-type="float" office:value="106421">
            <text:p>106421</text:p>
          </table:table-cell>
          <table:table-cell office:value-type="float" office:value="278667">
            <text:p>278667</text:p>
          </table:table-cell>
          <table:table-cell office:value-type="float" office:value="439">
            <text:p>439</text:p>
          </table:table-cell>
          <table:table-cell office:value-type="float" office:value="310423">
            <text:p>310423</text:p>
          </table:table-cell>
          <table:table-cell office:value-type="float" office:value="515428">
            <text:p>515428</text:p>
          </table:table-cell>
          <table:table-cell office:value-type="float" office:value="229023">
            <text:p>229023</text:p>
          </table:table-cell>
          <table:table-cell office:value-type="float" office:value="743978">
            <text:p>743978</text:p>
          </table:table-cell>
          <table:table-cell office:value-type="float" office:value="27436996">
            <text:p>27436996</text:p>
          </table:table-cell>
          <table:table-cell office:value-type="float" office:value="42999">
            <text:p>42999</text:p>
          </table:table-cell>
          <table:table-cell office:value-type="float" office:value="1004315">
            <text:p>1004315</text:p>
          </table:table-cell>
          <table:table-cell office:value-type="float" office:value="34389">
            <text:p>34389</text:p>
          </table:table-cell>
          <table:table-cell office:value-type="float" office:value="4107026">
            <text:p>4107026</text:p>
          </table:table-cell>
          <table:table-cell office:value-type="float" office:value="1823398">
            <text:p>1823398</text:p>
          </table:table-cell>
          <table:table-cell office:value-type="float" office:value="106000">
            <text:p>106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8];[.AU$1];[.AU$2])" office:value-type="float" office:value="3.54689641103251">
            <text:p>3.546896411</text:p>
          </table:table-cell>
          <table:table-cell table:formula="of:=3+STANDARDIZE([.C18];[.AV$1];[.AV$2])" office:value-type="float" office:value="2.10721852090283">
            <text:p>2.1072185209</text:p>
          </table:table-cell>
          <table:table-cell table:formula="of:=3+STANDARDIZE([.D18];[.AW$1];[.AW$2])" office:value-type="float" office:value="2.04178880994079">
            <text:p>2.0417888099</text:p>
          </table:table-cell>
          <table:table-cell table:formula="of:=3+STANDARDIZE([.E18];[.AX$1];[.AX$2])" office:value-type="float" office:value="2.05429145429559">
            <text:p>2.0542914543</text:p>
          </table:table-cell>
          <table:table-cell table:formula="of:=3+STANDARDIZE([.F18];[.AY$1];[.AY$2])" office:value-type="float" office:value="2.11392143128211">
            <text:p>2.1139214313</text:p>
          </table:table-cell>
          <table:table-cell table:formula="of:=3+STANDARDIZE([.G18];[.AZ$1];[.AZ$2])" office:value-type="float" office:value="2.91055803449796">
            <text:p>2.9105580345</text:p>
          </table:table-cell>
          <table:table-cell table:formula="of:=3+STANDARDIZE([.H18];[.BA$1];[.BA$2])" office:value-type="float" office:value="3.92051410703623">
            <text:p>3.920514107</text:p>
          </table:table-cell>
          <table:table-cell table:formula="of:=3+STANDARDIZE([.I18];[.BB$1];[.BB$2])" office:value-type="float" office:value="3.29940468683536">
            <text:p>3.2994046868</text:p>
          </table:table-cell>
          <table:table-cell table:formula="of:=3+STANDARDIZE([.J18];[.BC$1];[.BC$2])" office:value-type="float" office:value="3.18926237522696">
            <text:p>3.1892623752</text:p>
          </table:table-cell>
          <table:table-cell table:formula="of:=3+STANDARDIZE([.K18];[.BD$1];[.BD$2])" office:value-type="float" office:value="3.16594494160931">
            <text:p>3.1659449416</text:p>
          </table:table-cell>
          <table:table-cell table:formula="of:=3+STANDARDIZE([.L18];[.BE$1];[.BE$2])" office:value-type="float" office:value="3.32904564810836">
            <text:p>3.3290456481</text:p>
          </table:table-cell>
          <table:table-cell table:formula="of:=3+STANDARDIZE([.M18];[.BF$1];[.BF$2])" office:value-type="float" office:value="2.53219653694912">
            <text:p>2.5321965369</text:p>
          </table:table-cell>
          <table:table-cell table:formula="of:=3+STANDARDIZE([.N18];[.BG$1];[.BG$2])" office:value-type="float" office:value="3.45901212989212">
            <text:p>3.4590121299</text:p>
          </table:table-cell>
          <table:table-cell table:formula="of:=3+STANDARDIZE([.O18];[.BH$1];[.BH$2])" office:value-type="float" office:value="1.5564621329155">
            <text:p>1.5564621329</text:p>
          </table:table-cell>
          <table:table-cell table:formula="of:=3+STANDARDIZE([.P18];[.BI$1];[.BI$2])" office:value-type="float" office:value="0.246334442096752">
            <text:p>0.2463344421</text:p>
          </table:table-cell>
          <table:table-cell table:formula="of:=3+STANDARDIZE([.Q18];[.BJ$1];[.BJ$2])" office:value-type="float" office:value="2.09193355020436">
            <text:p>2.0919335502</text:p>
          </table:table-cell>
          <table:table-cell table:formula="of:=3+STANDARDIZE([.R18];[.BK$1];[.BK$2])" office:value-type="float" office:value="2.17235515803029">
            <text:p>2.172355158</text:p>
          </table:table-cell>
          <table:table-cell table:formula="of:=3+STANDARDIZE([.S18];[.BL$1];[.BL$2])" office:value-type="float" office:value="2.14633665450709">
            <text:p>2.1463366545</text:p>
          </table:table-cell>
          <table:table-cell table:formula="of:=3+STANDARDIZE([.T18];[.BM$1];[.BM$2])" office:value-type="float" office:value="2.1600146247877">
            <text:p>2.1600146248</text:p>
          </table:table-cell>
          <table:table-cell table:formula="of:=3+STANDARDIZE([.U18];[.BN$1];[.BN$2])" office:value-type="float" office:value="2.32706643070678">
            <text:p>2.3270664307</text:p>
          </table:table-cell>
          <table:table-cell table:formula="of:=3+STANDARDIZE([.V18];[.BO$1];[.BO$2])" office:value-type="float" office:value="2.0290528870806">
            <text:p>2.0290528871</text:p>
          </table:table-cell>
          <table:table-cell table:formula="of:=3+STANDARDIZE([.W18];[.BP$1];[.BP$2])" office:value-type="float" office:value="2.80580078394576">
            <text:p>2.8058007839</text:p>
          </table:table-cell>
          <table:table-cell table:formula="of:=3+STANDARDIZE([.X18];[.BQ$1];[.BQ$2])" office:value-type="float" office:value="2.60803151244757">
            <text:p>2.6080315124</text:p>
          </table:table-cell>
          <table:table-cell table:formula="of:=3+STANDARDIZE([.Y18];[.BR$1];[.BR$2])" office:value-type="float" office:value="1.80808095528759">
            <text:p>1.8080809553</text:p>
          </table:table-cell>
          <table:table-cell table:formula="of:=3+STANDARDIZE([.Z18];[.BS$1];[.BS$2])" office:value-type="float" office:value="2.50197699510678">
            <text:p>2.5019769951</text:p>
          </table:table-cell>
          <table:table-cell table:formula="of:=3+STANDARDIZE([.AA18];[.BT$1];[.BT$2])" office:value-type="float" office:value="3.1385246672416">
            <text:p>3.1385246672</text:p>
          </table:table-cell>
          <table:table-cell table:formula="of:=3+STANDARDIZE([.AB18];[.BU$1];[.BU$2])" office:value-type="float" office:value="2.60803151244757">
            <text:p>2.6080315124</text:p>
          </table:table-cell>
          <table:table-cell table:formula="of:=3+STANDARDIZE([.AC18];[.BV$1];[.BV$2])" office:value-type="float" office:value="2.86093588297684">
            <text:p>2.860935883</text:p>
          </table:table-cell>
          <table:table-cell table:formula="of:=3+STANDARDIZE([.AD18];[.BW$1];[.BW$2])" office:value-type="float" office:value="1.32704436532156">
            <text:p>1.3270443653</text:p>
          </table:table-cell>
          <table:table-cell table:formula="of:=3+STANDARDIZE([.AE18];[.BX$1];[.BX$2])" office:value-type="float" office:value="2.05125163391383">
            <text:p>2.0512516339</text:p>
          </table:table-cell>
          <table:table-cell table:formula="of:=3+STANDARDIZE([.AF18];[.BY$1];[.BY$2])" office:value-type="float" office:value="2.67438342525985">
            <text:p>2.6743834253</text:p>
          </table:table-cell>
          <table:table-cell table:formula="of:=3+STANDARDIZE([.AG18];[.BZ$1];[.BZ$2])" office:value-type="float" office:value="3.50405352145478">
            <text:p>3.5040535215</text:p>
          </table:table-cell>
          <table:table-cell table:formula="of:=3+STANDARDIZE([.AH18];[.CA$1];[.CA$2])" office:value-type="float" office:value="2.68681348925782">
            <text:p>2.6868134893</text:p>
          </table:table-cell>
          <table:table-cell table:formula="of:=3+STANDARDIZE([.AI18];[.CB$1];[.CB$2])" office:value-type="float" office:value="2.42008465057391">
            <text:p>2.4200846506</text:p>
          </table:table-cell>
          <table:table-cell table:formula="of:=3+STANDARDIZE([.AJ18];[.CC$1];[.CC$2])" office:value-type="float" office:value="4.86172998444174">
            <text:p>4.8617299844</text:p>
          </table:table-cell>
          <table:table-cell table:formula="of:=3+STANDARDIZE([.AK18];[.CD$1];[.CD$2])" office:value-type="float" office:value="1.80808095528759">
            <text:p>1.8080809553</text:p>
          </table:table-cell>
          <table:table-cell table:formula="of:=3+STANDARDIZE([.AL18];[.CE$1];[.CE$2])" office:value-type="float" office:value="2.59354505284518">
            <text:p>2.5935450528</text:p>
          </table:table-cell>
          <table:table-cell table:formula="of:=3+STANDARDIZE([.AM18];[.CF$1];[.CF$2])" office:value-type="float" office:value="5.00689595490378">
            <text:p>5.0068959549</text:p>
          </table:table-cell>
          <table:table-cell table:formula="of:=3+STANDARDIZE([.AN18];[.CG$1];[.CG$2])" office:value-type="float" office:value="3.56629303520262">
            <text:p>3.5662930352</text:p>
          </table:table-cell>
          <table:table-cell table:formula="of:=3+STANDARDIZE([.AO18];[.CH$1];[.CH$2])" office:value-type="float" office:value="2.43302031601919">
            <text:p>2.433020316</text:p>
          </table:table-cell>
          <table:table-cell table:formula="of:=3+STANDARDIZE([.AP18];[.CI$1];[.CI$2])" office:value-type="float" office:value="3.76803423918244">
            <text:p>3.7680342392</text:p>
          </table:table-cell>
          <table:table-cell table:formula="of:=3+STANDARDIZE([.AQ18];[.CJ$1];[.CJ$2])" office:value-type="float" office:value="5.44032908697395">
            <text:p>5.440329087</text:p>
          </table:table-cell>
          <table:table-cell table:formula="of:=3+STANDARDIZE([.AR1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  <table:table-cell office:value-type="float" office:value="25.7606">
            <text:p>25.7606</text:p>
          </table:table-cell>
          <table:table-cell office:value-type="float" office:value="272.648">
            <text:p>272.648</text:p>
          </table:table-cell>
          <table:table-cell office:value-type="float" office:value="2331146">
            <text:p>2331146</text:p>
          </table:table-cell>
          <table:table-cell office:value-type="float" office:value="28049560">
            <text:p>28049560</text:p>
          </table:table-cell>
          <table:table-cell table:formula="of:=[.Z18]+921" office:value-type="float" office:value="3426059">
            <text:p>3426059</text:p>
          </table:table-cell>
          <table:table-cell office:value-type="float" office:value="54147">
            <text:p>54147.0000</text:p>
          </table:table-cell>
          <table:table-cell office:value-type="float" office:value="2331146">
            <text:p>2331146</text:p>
          </table:table-cell>
          <table:table-cell office:value-type="float" office:value="556454">
            <text:p>556454</text:p>
          </table:table-cell>
          <table:table-cell office:value-type="float" office:value="186612">
            <text:p>186612</text:p>
          </table:table-cell>
          <table:table-cell office:value-type="float" office:value="95996">
            <text:p>95996</text:p>
          </table:table-cell>
          <table:table-cell office:value-type="float" office:value="130">
            <text:p>130</text:p>
          </table:table-cell>
          <table:table-cell office:value-type="float" office:value="444517">
            <text:p>444517</text:p>
          </table:table-cell>
          <table:table-cell office:value-type="float" office:value="841054">
            <text:p>841054</text:p>
          </table:table-cell>
          <table:table-cell office:value-type="float" office:value="187687">
            <text:p>187687</text:p>
          </table:table-cell>
          <table:table-cell office:value-type="float" office:value="614157">
            <text:p>614157</text:p>
          </table:table-cell>
          <table:table-cell office:value-type="float" office:value="28049560">
            <text:p>28049560</text:p>
          </table:table-cell>
          <table:table-cell office:value-type="float" office:value="34384">
            <text:p>34384</text:p>
          </table:table-cell>
          <table:table-cell office:value-type="float" office:value="691770">
            <text:p>691770</text:p>
          </table:table-cell>
          <table:table-cell office:value-type="float" office:value="37752">
            <text:p>37752</text:p>
          </table:table-cell>
          <table:table-cell office:value-type="float" office:value="4601826">
            <text:p>4601826</text:p>
          </table:table-cell>
          <table:table-cell office:value-type="float" office:value="1864741">
            <text:p>1864741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9];[.AU$1];[.AU$2])" office:value-type="float" office:value="2.85486863150971">
            <text:p>2.8548686315</text:p>
          </table:table-cell>
          <table:table-cell table:formula="of:=3+STANDARDIZE([.C19];[.AV$1];[.AV$2])" office:value-type="float" office:value="2.03311035346553">
            <text:p>2.0331103535</text:p>
          </table:table-cell>
          <table:table-cell table:formula="of:=3+STANDARDIZE([.D19];[.AW$1];[.AW$2])" office:value-type="float" office:value="2.07920092063741">
            <text:p>2.0792009206</text:p>
          </table:table-cell>
          <table:table-cell table:formula="of:=3+STANDARDIZE([.E19];[.AX$1];[.AX$2])" office:value-type="float" office:value="2.03301031030951">
            <text:p>2.0330103103</text:p>
          </table:table-cell>
          <table:table-cell table:formula="of:=3+STANDARDIZE([.F19];[.AY$1];[.AY$2])" office:value-type="float" office:value="2.07788208201465">
            <text:p>2.077882082</text:p>
          </table:table-cell>
          <table:table-cell table:formula="of:=3+STANDARDIZE([.G19];[.AZ$1];[.AZ$2])" office:value-type="float" office:value="2.95319703481178">
            <text:p>2.9531970348</text:p>
          </table:table-cell>
          <table:table-cell table:formula="of:=3+STANDARDIZE([.H19];[.BA$1];[.BA$2])" office:value-type="float" office:value="2.42973742923329">
            <text:p>2.4297374292</text:p>
          </table:table-cell>
          <table:table-cell table:formula="of:=3+STANDARDIZE([.I19];[.BB$1];[.BB$2])" office:value-type="float" office:value="3.41266891559592">
            <text:p>3.4126689156</text:p>
          </table:table-cell>
          <table:table-cell table:formula="of:=3+STANDARDIZE([.J19];[.BC$1];[.BC$2])" office:value-type="float" office:value="3.35005310916822">
            <text:p>3.3500531092</text:p>
          </table:table-cell>
          <table:table-cell table:formula="of:=3+STANDARDIZE([.K19];[.BD$1];[.BD$2])" office:value-type="float" office:value="3.37293101362863">
            <text:p>3.3729310136</text:p>
          </table:table-cell>
          <table:table-cell table:formula="of:=3+STANDARDIZE([.L19];[.BE$1];[.BE$2])" office:value-type="float" office:value="3.45102216459333">
            <text:p>3.4510221646</text:p>
          </table:table-cell>
          <table:table-cell table:formula="of:=3+STANDARDIZE([.M19];[.BF$1];[.BF$2])" office:value-type="float" office:value="5.34908756176819">
            <text:p>5.3490875618</text:p>
          </table:table-cell>
          <table:table-cell table:formula="of:=3+STANDARDIZE([.N19];[.BG$1];[.BG$2])" office:value-type="float" office:value="3.5214670719929">
            <text:p>3.521467072</text:p>
          </table:table-cell>
          <table:table-cell table:formula="of:=3+STANDARDIZE([.O19];[.BH$1];[.BH$2])" office:value-type="float" office:value="1.65752674468631">
            <text:p>1.6575267447</text:p>
          </table:table-cell>
          <table:table-cell table:formula="of:=3+STANDARDIZE([.P19];[.BI$1];[.BI$2])" office:value-type="float" office:value="3.69805528743434">
            <text:p>3.6980552874</text:p>
          </table:table-cell>
          <table:table-cell table:formula="of:=3+STANDARDIZE([.Q19];[.BJ$1];[.BJ$2])" office:value-type="float" office:value="2.00167925350902">
            <text:p>2.0016792535</text:p>
          </table:table-cell>
          <table:table-cell table:formula="of:=3+STANDARDIZE([.R19];[.BK$1];[.BK$2])" office:value-type="float" office:value="2.09589498243705">
            <text:p>2.0958949824</text:p>
          </table:table-cell>
          <table:table-cell table:formula="of:=3+STANDARDIZE([.S19];[.BL$1];[.BL$2])" office:value-type="float" office:value="2.04229773130294">
            <text:p>2.0422977313</text:p>
          </table:table-cell>
          <table:table-cell table:formula="of:=3+STANDARDIZE([.T19];[.BM$1];[.BM$2])" office:value-type="float" office:value="2.05834128402858">
            <text:p>2.058341284</text:p>
          </table:table-cell>
          <table:table-cell table:formula="of:=3+STANDARDIZE([.U19];[.BN$1];[.BN$2])" office:value-type="float" office:value="2.18171100711233">
            <text:p>2.1817110071</text:p>
          </table:table-cell>
          <table:table-cell table:formula="of:=3+STANDARDIZE([.V19];[.BO$1];[.BO$2])" office:value-type="float" office:value="1.38731953740692">
            <text:p>1.3873195374</text:p>
          </table:table-cell>
          <table:table-cell table:formula="of:=3+STANDARDIZE([.W19];[.BP$1];[.BP$2])" office:value-type="float" office:value="3.32080152273225">
            <text:p>3.3208015227</text:p>
          </table:table-cell>
          <table:table-cell table:formula="of:=3+STANDARDIZE([.X19];[.BQ$1];[.BQ$2])" office:value-type="float" office:value="2.49098598745065">
            <text:p>2.4909859875</text:p>
          </table:table-cell>
          <table:table-cell table:formula="of:=3+STANDARDIZE([.Y19];[.BR$1];[.BR$2])" office:value-type="float" office:value="1.89806556784126">
            <text:p>1.8980655678</text:p>
          </table:table-cell>
          <table:table-cell table:formula="of:=3+STANDARDIZE([.Z19];[.BS$1];[.BS$2])" office:value-type="float" office:value="2.50761728383073">
            <text:p>2.5076172838</text:p>
          </table:table-cell>
          <table:table-cell table:formula="of:=3+STANDARDIZE([.AA19];[.BT$1];[.BT$2])" office:value-type="float" office:value="2.54570973372297">
            <text:p>2.5457097337</text:p>
          </table:table-cell>
          <table:table-cell table:formula="of:=3+STANDARDIZE([.AB19];[.BU$1];[.BU$2])" office:value-type="float" office:value="2.49098598745065">
            <text:p>2.4909859875</text:p>
          </table:table-cell>
          <table:table-cell table:formula="of:=3+STANDARDIZE([.AC19];[.BV$1];[.BV$2])" office:value-type="float" office:value="3.43438446157607">
            <text:p>3.4343844616</text:p>
          </table:table-cell>
          <table:table-cell table:formula="of:=3+STANDARDIZE([.AD19];[.BW$1];[.BW$2])" office:value-type="float" office:value="1.83712742394472">
            <text:p>1.8371274239</text:p>
          </table:table-cell>
          <table:table-cell table:formula="of:=3+STANDARDIZE([.AE19];[.BX$1];[.BX$2])" office:value-type="float" office:value="1.99591272512278">
            <text:p>1.9959127251</text:p>
          </table:table-cell>
          <table:table-cell table:formula="of:=3+STANDARDIZE([.AF19];[.BY$1];[.BY$2])" office:value-type="float" office:value="2.65580670398225">
            <text:p>2.655806704</text:p>
          </table:table-cell>
          <table:table-cell table:formula="of:=3+STANDARDIZE([.AG19];[.BZ$1];[.BZ$2])" office:value-type="float" office:value="4.56291324290802">
            <text:p>4.5629132429</text:p>
          </table:table-cell>
          <table:table-cell table:formula="of:=3+STANDARDIZE([.AH19];[.CA$1];[.CA$2])" office:value-type="float" office:value="4.09584745276856">
            <text:p>4.0958474528</text:p>
          </table:table-cell>
          <table:table-cell table:formula="of:=3+STANDARDIZE([.AI19];[.CB$1];[.CB$2])" office:value-type="float" office:value="2.22262672756105">
            <text:p>2.2226267276</text:p>
          </table:table-cell>
          <table:table-cell table:formula="of:=3+STANDARDIZE([.AJ19];[.CC$1];[.CC$2])" office:value-type="float" office:value="3.70480534415259">
            <text:p>3.7048053442</text:p>
          </table:table-cell>
          <table:table-cell table:formula="of:=3+STANDARDIZE([.AK19];[.CD$1];[.CD$2])" office:value-type="float" office:value="1.89806556784126">
            <text:p>1.8980655678</text:p>
          </table:table-cell>
          <table:table-cell table:formula="of:=3+STANDARDIZE([.AL19];[.CE$1];[.CE$2])" office:value-type="float" office:value="2.57512314302398">
            <text:p>2.575123143</text:p>
          </table:table-cell>
          <table:table-cell table:formula="of:=3+STANDARDIZE([.AM19];[.CF$1];[.CF$2])" office:value-type="float" office:value="3.40861131809285">
            <text:p>3.4086113181</text:p>
          </table:table-cell>
          <table:table-cell table:formula="of:=3+STANDARDIZE([.AN19];[.CG$1];[.CG$2])" office:value-type="float" office:value="3.84881299080505">
            <text:p>3.8488129908</text:p>
          </table:table-cell>
          <table:table-cell table:formula="of:=3+STANDARDIZE([.AO19];[.CH$1];[.CH$2])" office:value-type="float" office:value="3.42694496463153">
            <text:p>3.4269449646</text:p>
          </table:table-cell>
          <table:table-cell table:formula="of:=3+STANDARDIZE([.AP19];[.CI$1];[.CI$2])" office:value-type="float" office:value="3.86550774579834">
            <text:p>3.8655077458</text:p>
          </table:table-cell>
          <table:table-cell table:formula="of:=3+STANDARDIZE([.AQ19];[.CJ$1];[.CJ$2])" office:value-type="float" office:value="3.36956084569357">
            <text:p>3.3695608457</text:p>
          </table:table-cell>
          <table:table-cell table:formula="of:=3+STANDARDIZE([.AR1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  <table:table-cell office:value-type="float" office:value="25.6627">
            <text:p>25.6627</text:p>
          </table:table-cell>
          <table:table-cell office:value-type="float" office:value="348.689">
            <text:p>348.689</text:p>
          </table:table-cell>
          <table:table-cell office:value-type="float" office:value="1586907">
            <text:p>1586907</text:p>
          </table:table-cell>
          <table:table-cell office:value-type="float" office:value="27754392">
            <text:p>27754392</text:p>
          </table:table-cell>
          <table:table-cell table:formula="of:=[.Z19]+921" office:value-type="float" office:value="3426980">
            <text:p>3426980</text:p>
          </table:table-cell>
          <table:table-cell office:value-type="float" office:value="95159">
            <text:p>95159.0000</text:p>
          </table:table-cell>
          <table:table-cell office:value-type="float" office:value="1586907">
            <text:p>1586907</text:p>
          </table:table-cell>
          <table:table-cell office:value-type="float" office:value="391523">
            <text:p>391523</text:p>
          </table:table-cell>
          <table:table-cell office:value-type="float" office:value="169032">
            <text:p>169032</text:p>
          </table:table-cell>
          <table:table-cell office:value-type="float" office:value="313712">
            <text:p>313712</text:p>
          </table:table-cell>
          <table:table-cell office:value-type="float" office:value="278">
            <text:p>278</text:p>
          </table:table-cell>
          <table:table-cell office:value-type="float" office:value="308943">
            <text:p>308943</text:p>
          </table:table-cell>
          <table:table-cell office:value-type="float" office:value="687249">
            <text:p>687249</text:p>
          </table:table-cell>
          <table:table-cell office:value-type="float" office:value="231992">
            <text:p>231992</text:p>
          </table:table-cell>
          <table:table-cell office:value-type="float" office:value="529511">
            <text:p>529511</text:p>
          </table:table-cell>
          <table:table-cell office:value-type="float" office:value="27754392">
            <text:p>27754392</text:p>
          </table:table-cell>
          <table:table-cell office:value-type="float" office:value="29616">
            <text:p>29616</text:p>
          </table:table-cell>
          <table:table-cell office:value-type="float" office:value="618488">
            <text:p>618488</text:p>
          </table:table-cell>
          <table:table-cell office:value-type="float" office:value="32673">
            <text:p>32673</text:p>
          </table:table-cell>
          <table:table-cell office:value-type="float" office:value="4797872">
            <text:p>4797872</text:p>
          </table:table-cell>
          <table:table-cell office:value-type="float" office:value="1896943">
            <text:p>1896943</text:p>
          </table:table-cell>
          <table:table-cell office:value-type="float" office:value="54087">
            <text:p>5408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0];[.AU$1];[.AU$2])" office:value-type="float" office:value="2.588052152267">
            <text:p>2.5880521523</text:p>
          </table:table-cell>
          <table:table-cell table:formula="of:=3+STANDARDIZE([.C20];[.AV$1];[.AV$2])" office:value-type="float" office:value="2.12111380229732">
            <text:p>2.1211138023</text:p>
          </table:table-cell>
          <table:table-cell table:formula="of:=3+STANDARDIZE([.D20];[.AW$1];[.AW$2])" office:value-type="float" office:value="1.99034715773293">
            <text:p>1.9903471577</text:p>
          </table:table-cell>
          <table:table-cell table:formula="of:=3+STANDARDIZE([.E20];[.AX$1];[.AX$2])" office:value-type="float" office:value="2.04985788263182">
            <text:p>2.0498578826</text:p>
          </table:table-cell>
          <table:table-cell table:formula="of:=3+STANDARDIZE([.F20];[.AY$1];[.AY$2])" office:value-type="float" office:value="2.05285475613447">
            <text:p>2.0528547561</text:p>
          </table:table-cell>
          <table:table-cell table:formula="of:=3+STANDARDIZE([.G20];[.AZ$1];[.AZ$2])" office:value-type="float" office:value="2.96652172240985">
            <text:p>2.9665217224</text:p>
          </table:table-cell>
          <table:table-cell table:formula="of:=3+STANDARDIZE([.H20];[.BA$1];[.BA$2])" office:value-type="float" office:value="3.67239593597333">
            <text:p>3.672395936</text:p>
          </table:table-cell>
          <table:table-cell table:formula="of:=3+STANDARDIZE([.I20];[.BB$1];[.BB$2])" office:value-type="float" office:value="3.3978953205402">
            <text:p>3.3978953205</text:p>
          </table:table-cell>
          <table:table-cell table:formula="of:=3+STANDARDIZE([.J20];[.BC$1];[.BC$2])" office:value-type="float" office:value="3.45147495673116">
            <text:p>3.4514749567</text:p>
          </table:table-cell>
          <table:table-cell table:formula="of:=3+STANDARDIZE([.K20];[.BD$1];[.BD$2])" office:value-type="float" office:value="3.3211844956238">
            <text:p>3.3211844956</text:p>
          </table:table-cell>
          <table:table-cell table:formula="of:=3+STANDARDIZE([.L20];[.BE$1];[.BE$2])" office:value-type="float" office:value="3.49344877902288">
            <text:p>3.493448779</text:p>
          </table:table-cell>
          <table:table-cell table:formula="of:=3+STANDARDIZE([.M20];[.BF$1];[.BF$2])" office:value-type="float" office:value="2.72526747010979">
            <text:p>2.7252674701</text:p>
          </table:table-cell>
          <table:table-cell table:formula="of:=3+STANDARDIZE([.N20];[.BG$1];[.BG$2])" office:value-type="float" office:value="2.92454195229891">
            <text:p>2.9245419523</text:p>
          </table:table-cell>
          <table:table-cell table:formula="of:=3+STANDARDIZE([.O20];[.BH$1];[.BH$2])" office:value-type="float" office:value="1.57651463525098">
            <text:p>1.5765146353</text:p>
          </table:table-cell>
          <table:table-cell table:formula="of:=3+STANDARDIZE([.P20];[.BI$1];[.BI$2])" office:value-type="float" office:value="2.44490510934737">
            <text:p>2.4449051093</text:p>
          </table:table-cell>
          <table:table-cell table:formula="of:=3+STANDARDIZE([.Q20];[.BJ$1];[.BJ$2])" office:value-type="float" office:value="2.07626958135641">
            <text:p>2.0762695814</text:p>
          </table:table-cell>
          <table:table-cell table:formula="of:=3+STANDARDIZE([.R20];[.BK$1];[.BK$2])" office:value-type="float" office:value="2.01818136134228">
            <text:p>2.0181813613</text:p>
          </table:table-cell>
          <table:table-cell table:formula="of:=3+STANDARDIZE([.S20];[.BL$1];[.BL$2])" office:value-type="float" office:value="2.06935277043404">
            <text:p>2.0693527704</text:p>
          </table:table-cell>
          <table:table-cell table:formula="of:=3+STANDARDIZE([.T20];[.BM$1];[.BM$2])" office:value-type="float" office:value="2.06751481853316">
            <text:p>2.0675148185</text:p>
          </table:table-cell>
          <table:table-cell table:formula="of:=3+STANDARDIZE([.U20];[.BN$1];[.BN$2])" office:value-type="float" office:value="3.46154778559031">
            <text:p>3.4615477856</text:p>
          </table:table-cell>
          <table:table-cell table:formula="of:=3+STANDARDIZE([.V20];[.BO$1];[.BO$2])" office:value-type="float" office:value="1.15668189080982">
            <text:p>1.1566818908</text:p>
          </table:table-cell>
          <table:table-cell table:formula="of:=3+STANDARDIZE([.W20];[.BP$1];[.BP$2])" office:value-type="float" office:value="4.3013015522281">
            <text:p>4.3013015522</text:p>
          </table:table-cell>
          <table:table-cell table:formula="of:=3+STANDARDIZE([.X20];[.BQ$1];[.BQ$2])" office:value-type="float" office:value="2.38614640700447">
            <text:p>2.386146407</text:p>
          </table:table-cell>
          <table:table-cell table:formula="of:=3+STANDARDIZE([.Y20];[.BR$1];[.BR$2])" office:value-type="float" office:value="1.85470588931258">
            <text:p>1.8547058893</text:p>
          </table:table-cell>
          <table:table-cell table:formula="of:=3+STANDARDIZE([.Z20];[.BS$1];[.BS$2])" office:value-type="float" office:value="2.51325757255468">
            <text:p>2.5132575726</text:p>
          </table:table-cell>
          <table:table-cell table:formula="of:=3+STANDARDIZE([.AA20];[.BT$1];[.BT$2])" office:value-type="float" office:value="3.42698152049497">
            <text:p>3.4269815205</text:p>
          </table:table-cell>
          <table:table-cell table:formula="of:=3+STANDARDIZE([.AB20];[.BU$1];[.BU$2])" office:value-type="float" office:value="2.38614640700447">
            <text:p>2.386146407</text:p>
          </table:table-cell>
          <table:table-cell table:formula="of:=3+STANDARDIZE([.AC20];[.BV$1];[.BV$2])" office:value-type="float" office:value="2.5209881534556">
            <text:p>2.5209881535</text:p>
          </table:table-cell>
          <table:table-cell table:formula="of:=3+STANDARDIZE([.AD20];[.BW$1];[.BW$2])" office:value-type="float" office:value="1.72530365107002">
            <text:p>1.7253036511</text:p>
          </table:table-cell>
          <table:table-cell table:formula="of:=3+STANDARDIZE([.AE20];[.BX$1];[.BX$2])" office:value-type="float" office:value="2.06186827289091">
            <text:p>2.0618682729</text:p>
          </table:table-cell>
          <table:table-cell table:formula="of:=3+STANDARDIZE([.AF20];[.BY$1];[.BY$2])" office:value-type="float" office:value="2.66470429216699">
            <text:p>2.6647042922</text:p>
          </table:table-cell>
          <table:table-cell table:formula="of:=3+STANDARDIZE([.AG20];[.BZ$1];[.BZ$2])" office:value-type="float" office:value="3.49236685100159">
            <text:p>3.492366851</text:p>
          </table:table-cell>
          <table:table-cell table:formula="of:=3+STANDARDIZE([.AH20];[.CA$1];[.CA$2])" office:value-type="float" office:value="3.43030947742946">
            <text:p>3.4303094774</text:p>
          </table:table-cell>
          <table:table-cell table:formula="of:=3+STANDARDIZE([.AI20];[.CB$1];[.CB$2])" office:value-type="float" office:value="2.43426726556871">
            <text:p>2.4342672656</text:p>
          </table:table-cell>
          <table:table-cell table:formula="of:=3+STANDARDIZE([.AJ20];[.CC$1];[.CC$2])" office:value-type="float" office:value="2.95046634582477">
            <text:p>2.9504663458</text:p>
          </table:table-cell>
          <table:table-cell table:formula="of:=3+STANDARDIZE([.AK20];[.CD$1];[.CD$2])" office:value-type="float" office:value="1.85470588931258">
            <text:p>1.8547058893</text:p>
          </table:table-cell>
          <table:table-cell table:formula="of:=3+STANDARDIZE([.AL20];[.CE$1];[.CE$2])" office:value-type="float" office:value="2.56492747662497">
            <text:p>2.5649274766</text:p>
          </table:table-cell>
          <table:table-cell table:formula="of:=3+STANDARDIZE([.AM20];[.CF$1];[.CF$2])" office:value-type="float" office:value="3.03386369853478">
            <text:p>3.0338636985</text:p>
          </table:table-cell>
          <table:table-cell table:formula="of:=3+STANDARDIZE([.AN20];[.CG$1];[.CG$2])" office:value-type="float" office:value="3.42213477061333">
            <text:p>3.4221347706</text:p>
          </table:table-cell>
          <table:table-cell table:formula="of:=3+STANDARDIZE([.AO20];[.CH$1];[.CH$2])" office:value-type="float" office:value="3.82075044495056">
            <text:p>3.820750445</text:p>
          </table:table-cell>
          <table:table-cell table:formula="of:=3+STANDARDIZE([.AP20];[.CI$1];[.CI$2])" office:value-type="float" office:value="3.94142971227501">
            <text:p>3.9414297123</text:p>
          </table:table-cell>
          <table:table-cell table:formula="of:=3+STANDARDIZE([.AQ20];[.CJ$1];[.CJ$2])" office:value-type="float" office:value="3.90461777683698">
            <text:p>3.9046177768</text:p>
          </table:table-cell>
          <table:table-cell table:formula="of:=3+STANDARDIZE([.AR2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  <table:table-cell office:value-type="float" office:value="25.9887">
            <text:p>25.9887</text:p>
          </table:table-cell>
          <table:table-cell office:value-type="float" office:value="286.544">
            <text:p>286.544</text:p>
          </table:table-cell>
          <table:table-cell office:value-type="float" office:value="2281630">
            <text:p>2281630</text:p>
          </table:table-cell>
          <table:table-cell office:value-type="float" office:value="28096132">
            <text:p>28096132</text:p>
          </table:table-cell>
          <table:table-cell table:formula="of:=[.Z20]+921" office:value-type="float" office:value="3427901">
            <text:p>3427901</text:p>
          </table:table-cell>
          <table:table-cell office:value-type="float" office:value="79402">
            <text:p>79402.0000</text:p>
          </table:table-cell>
          <table:table-cell office:value-type="float" office:value="2281630">
            <text:p>2281630</text:p>
          </table:table-cell>
          <table:table-cell office:value-type="float" office:value="442151">
            <text:p>442151</text:p>
          </table:table-cell>
          <table:table-cell office:value-type="float" office:value="164640">
            <text:p>164640</text:p>
          </table:table-cell>
          <table:table-cell office:value-type="float" office:value="304558">
            <text:p>304558</text:p>
          </table:table-cell>
          <table:table-cell office:value-type="float" office:value="778">
            <text:p>778</text:p>
          </table:table-cell>
          <table:table-cell office:value-type="float" office:value="150713">
            <text:p>150713</text:p>
          </table:table-cell>
          <table:table-cell office:value-type="float" office:value="852954">
            <text:p>852954</text:p>
          </table:table-cell>
          <table:table-cell office:value-type="float" office:value="570505">
            <text:p>570505</text:p>
          </table:table-cell>
          <table:table-cell office:value-type="float" office:value="635156">
            <text:p>635156</text:p>
          </table:table-cell>
          <table:table-cell office:value-type="float" office:value="28096132">
            <text:p>28096132</text:p>
          </table:table-cell>
          <table:table-cell office:value-type="float" office:value="116355">
            <text:p>116355</text:p>
          </table:table-cell>
          <table:table-cell office:value-type="float" office:value="836960">
            <text:p>836960</text:p>
          </table:table-cell>
          <table:table-cell office:value-type="float" office:value="33642">
            <text:p>33642</text:p>
          </table:table-cell>
          <table:table-cell office:value-type="float" office:value="5042966">
            <text:p>5042966</text:p>
          </table:table-cell>
          <table:table-cell office:value-type="float" office:value="2667867">
            <text:p>2667867</text:p>
          </table:table-cell>
          <table:table-cell office:value-type="float" office:value="72192">
            <text:p>7219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1];[.AU$1];[.AU$2])" office:value-type="float" office:value="2.95786749886853">
            <text:p>2.9578674989</text:p>
          </table:table-cell>
          <table:table-cell table:formula="of:=3+STANDARDIZE([.C21];[.AV$1];[.AV$2])" office:value-type="float" office:value="2.19614832182759">
            <text:p>2.1961483218</text:p>
          </table:table-cell>
          <table:table-cell table:formula="of:=3+STANDARDIZE([.D21];[.AW$1];[.AW$2])" office:value-type="float" office:value="2.10726000365988">
            <text:p>2.1072600037</text:p>
          </table:table-cell>
          <table:table-cell table:formula="of:=3+STANDARDIZE([.E21];[.AX$1];[.AX$2])" office:value-type="float" office:value="2.2139000341912">
            <text:p>2.2139000342</text:p>
          </table:table-cell>
          <table:table-cell table:formula="of:=3+STANDARDIZE([.F21];[.AY$1];[.AY$2])" office:value-type="float" office:value="2.19300778106349">
            <text:p>2.1930077811</text:p>
          </table:table-cell>
          <table:table-cell table:formula="of:=3+STANDARDIZE([.G21];[.AZ$1];[.AZ$2])" office:value-type="float" office:value="2.85725928410569">
            <text:p>2.8572592841</text:p>
          </table:table-cell>
          <table:table-cell table:formula="of:=3+STANDARDIZE([.H21];[.BA$1];[.BA$2])" office:value-type="float" office:value="3.53386329046321">
            <text:p>3.5338632905</text:p>
          </table:table-cell>
          <table:table-cell table:formula="of:=3+STANDARDIZE([.I21];[.BB$1];[.BB$2])" office:value-type="float" office:value="3.46683876413358">
            <text:p>3.4668387641</text:p>
          </table:table-cell>
          <table:table-cell table:formula="of:=3+STANDARDIZE([.J21];[.BC$1];[.BC$2])" office:value-type="float" office:value="3.38715866315466">
            <text:p>3.3871586632</text:p>
          </table:table-cell>
          <table:table-cell table:formula="of:=3+STANDARDIZE([.K21];[.BD$1];[.BD$2])" office:value-type="float" office:value="3.32588872453333">
            <text:p>3.3258887245</text:p>
          </table:table-cell>
          <table:table-cell table:formula="of:=3+STANDARDIZE([.L21];[.BE$1];[.BE$2])" office:value-type="float" office:value="3.51996541304135">
            <text:p>3.519965413</text:p>
          </table:table-cell>
          <table:table-cell table:formula="of:=3+STANDARDIZE([.M21];[.BF$1];[.BF$2])" office:value-type="float" office:value="2.73360146722464">
            <text:p>2.7336014672</text:p>
          </table:table-cell>
          <table:table-cell table:formula="of:=3+STANDARDIZE([.N21];[.BG$1];[.BG$2])" office:value-type="float" office:value="3.30167371806131">
            <text:p>3.3016737181</text:p>
          </table:table-cell>
          <table:table-cell table:formula="of:=3+STANDARDIZE([.O21];[.BH$1];[.BH$2])" office:value-type="float" office:value="1.76941970771828">
            <text:p>1.7694197077</text:p>
          </table:table-cell>
          <table:table-cell table:formula="of:=3+STANDARDIZE([.P21];[.BI$1];[.BI$2])" office:value-type="float" office:value="4.32989571336054">
            <text:p>4.3298957134</text:p>
          </table:table-cell>
          <table:table-cell table:formula="of:=3+STANDARDIZE([.Q21];[.BJ$1];[.BJ$2])" office:value-type="float" office:value="2.07975046332262">
            <text:p>2.0797504633</text:p>
          </table:table-cell>
          <table:table-cell table:formula="of:=3+STANDARDIZE([.R21];[.BK$1];[.BK$2])" office:value-type="float" office:value="2.08085363641871">
            <text:p>2.0808536364</text:p>
          </table:table-cell>
          <table:table-cell table:formula="of:=3+STANDARDIZE([.S21];[.BL$1];[.BL$2])" office:value-type="float" office:value="2.02262133920759">
            <text:p>2.0226213392</text:p>
          </table:table-cell>
          <table:table-cell table:formula="of:=3+STANDARDIZE([.T21];[.BM$1];[.BM$2])" office:value-type="float" office:value="2.11338249105607">
            <text:p>2.1133824911</text:p>
          </table:table-cell>
          <table:table-cell table:formula="of:=3+STANDARDIZE([.U21];[.BN$1];[.BN$2])" office:value-type="float" office:value="2.90494287085058">
            <text:p>2.9049428709</text:p>
          </table:table-cell>
          <table:table-cell table:formula="of:=3+STANDARDIZE([.V21];[.BO$1];[.BO$2])" office:value-type="float" office:value="1.92468876303308">
            <text:p>1.924688763</text:p>
          </table:table-cell>
          <table:table-cell table:formula="of:=3+STANDARDIZE([.W21];[.BP$1];[.BP$2])" office:value-type="float" office:value="3.49998154942672">
            <text:p>3.4999815494</text:p>
          </table:table-cell>
          <table:table-cell table:formula="of:=3+STANDARDIZE([.X21];[.BQ$1];[.BQ$2])" office:value-type="float" office:value="2.48401075951262">
            <text:p>2.4840107595</text:p>
          </table:table-cell>
          <table:table-cell table:formula="of:=3+STANDARDIZE([.Y21];[.BR$1];[.BR$2])" office:value-type="float" office:value="1.90490691564467">
            <text:p>1.9049069156</text:p>
          </table:table-cell>
          <table:table-cell table:formula="of:=3+STANDARDIZE([.Z21];[.BS$1];[.BS$2])" office:value-type="float" office:value="2.51889786127863">
            <text:p>2.5188978613</text:p>
          </table:table-cell>
          <table:table-cell table:formula="of:=3+STANDARDIZE([.AA21];[.BT$1];[.BT$2])" office:value-type="float" office:value="3.08839282586495">
            <text:p>3.0883928259</text:p>
          </table:table-cell>
          <table:table-cell table:formula="of:=3+STANDARDIZE([.AB21];[.BU$1];[.BU$2])" office:value-type="float" office:value="2.48401075951262">
            <text:p>2.4840107595</text:p>
          </table:table-cell>
          <table:table-cell table:formula="of:=3+STANDARDIZE([.AC21];[.BV$1];[.BV$2])" office:value-type="float" office:value="2.80136860520526">
            <text:p>2.8013686052</text:p>
          </table:table-cell>
          <table:table-cell table:formula="of:=3+STANDARDIZE([.AD21];[.BW$1];[.BW$2])" office:value-type="float" office:value="1.69736679040644">
            <text:p>1.6973667904</text:p>
          </table:table-cell>
          <table:table-cell table:formula="of:=3+STANDARDIZE([.AE21];[.BX$1];[.BX$2])" office:value-type="float" office:value="2.0590951322661">
            <text:p>2.0590951323</text:p>
          </table:table-cell>
          <table:table-cell table:formula="of:=3+STANDARDIZE([.AF21];[.BY$1];[.BY$2])" office:value-type="float" office:value="2.69476371171002">
            <text:p>2.6947637117</text:p>
          </table:table-cell>
          <table:table-cell table:formula="of:=3+STANDARDIZE([.AG21];[.BZ$1];[.BZ$2])" office:value-type="float" office:value="2.2429196443738">
            <text:p>2.2429196444</text:p>
          </table:table-cell>
          <table:table-cell table:formula="of:=3+STANDARDIZE([.AH21];[.CA$1];[.CA$2])" office:value-type="float" office:value="4.14734058957514">
            <text:p>4.1473405896</text:p>
          </table:table-cell>
          <table:table-cell table:formula="of:=3+STANDARDIZE([.AI21];[.CB$1];[.CB$2])" office:value-type="float" office:value="4.05130988925879">
            <text:p>4.0513098893</text:p>
          </table:table-cell>
          <table:table-cell table:formula="of:=3+STANDARDIZE([.AJ21];[.CC$1];[.CC$2])" office:value-type="float" office:value="3.89194194394332">
            <text:p>3.8919419439</text:p>
          </table:table-cell>
          <table:table-cell table:formula="of:=3+STANDARDIZE([.AK21];[.CD$1];[.CD$2])" office:value-type="float" office:value="1.90490691564467">
            <text:p>1.9049069156</text:p>
          </table:table-cell>
          <table:table-cell table:formula="of:=3+STANDARDIZE([.AL21];[.CE$1];[.CE$2])" office:value-type="float" office:value="2.75040606466688">
            <text:p>2.7504060647</text:p>
          </table:table-cell>
          <table:table-cell table:formula="of:=3+STANDARDIZE([.AM21];[.CF$1];[.CF$2])" office:value-type="float" office:value="4.15108023110883">
            <text:p>4.1510802311</text:p>
          </table:table-cell>
          <table:table-cell table:formula="of:=3+STANDARDIZE([.AN21];[.CG$1];[.CG$2])" office:value-type="float" office:value="3.50353882561742">
            <text:p>3.5035388256</text:p>
          </table:table-cell>
          <table:table-cell table:formula="of:=3+STANDARDIZE([.AO21];[.CH$1];[.CH$2])" office:value-type="float" office:value="4.31308061436647">
            <text:p>4.3130806144</text:p>
          </table:table-cell>
          <table:table-cell table:formula="of:=3+STANDARDIZE([.AP21];[.CI$1];[.CI$2])" office:value-type="float" office:value="5.75902073407689">
            <text:p>5.7590207341</text:p>
          </table:table-cell>
          <table:table-cell table:formula="of:=3+STANDARDIZE([.AQ21];[.CJ$1];[.CJ$2])" office:value-type="float" office:value="4.44020719124242">
            <text:p>4.4402071912</text:p>
          </table:table-cell>
          <table:table-cell table:formula="of:=3+STANDARDIZE([.AR2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  <table:table-cell office:value-type="float" office:value="26.2862">
            <text:p>26.2862</text:p>
          </table:table-cell>
          <table:table-cell office:value-type="float" office:value="192.362">
            <text:p>192.362</text:p>
          </table:table-cell>
          <table:table-cell office:value-type="float" office:value="3172046">
            <text:p>3172046</text:p>
          </table:table-cell>
          <table:table-cell office:value-type="float" office:value="28796232">
            <text:p>28796232</text:p>
          </table:table-cell>
          <table:table-cell table:formula="of:=[.Z21]+921" office:value-type="float" office:value="3428822">
            <text:p>3428822</text:p>
          </table:table-cell>
          <table:table-cell office:value-type="float" office:value="61542">
            <text:p>61542.0000</text:p>
          </table:table-cell>
          <table:table-cell office:value-type="float" office:value="3172046">
            <text:p>3172046</text:p>
          </table:table-cell>
          <table:table-cell office:value-type="float" office:value="462460">
            <text:p>462460</text:p>
          </table:table-cell>
          <table:table-cell office:value-type="float" office:value="108048">
            <text:p>108048</text:p>
          </table:table-cell>
          <table:table-cell office:value-type="float" office:value="579978">
            <text:p>579978</text:p>
          </table:table-cell>
          <table:table-cell office:value-type="float" office:value="2176">
            <text:p>2176</text:p>
          </table:table-cell>
          <table:table-cell office:value-type="float" office:value="233758">
            <text:p>233758</text:p>
          </table:table-cell>
          <table:table-cell office:value-type="float" office:value="823124">
            <text:p>823124</text:p>
          </table:table-cell>
          <table:table-cell office:value-type="float" office:value="305169">
            <text:p>305169</text:p>
          </table:table-cell>
          <table:table-cell office:value-type="float" office:value="554949">
            <text:p>554949</text:p>
          </table:table-cell>
          <table:table-cell office:value-type="float" office:value="28796232">
            <text:p>28796232</text:p>
          </table:table-cell>
          <table:table-cell office:value-type="float" office:value="55289">
            <text:p>55289</text:p>
          </table:table-cell>
          <table:table-cell office:value-type="float" office:value="888923">
            <text:p>888923</text:p>
          </table:table-cell>
          <table:table-cell office:value-type="float" office:value="55469">
            <text:p>55469</text:p>
          </table:table-cell>
          <table:table-cell office:value-type="float" office:value="4364239">
            <text:p>4364239</text:p>
          </table:table-cell>
          <table:table-cell office:value-type="float" office:value="2165271">
            <text:p>2165271</text:p>
          </table:table-cell>
          <table:table-cell office:value-type="float" office:value="37033">
            <text:p>3703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2];[.AU$1];[.AU$2])" office:value-type="float" office:value="2.61335572800608">
            <text:p>2.613355728</text:p>
          </table:table-cell>
          <table:table-cell table:formula="of:=3+STANDARDIZE([.C22];[.AV$1];[.AV$2])" office:value-type="float" office:value="2.3110159813554">
            <text:p>2.3110159814</text:p>
          </table:table-cell>
          <table:table-cell table:formula="of:=3+STANDARDIZE([.D22];[.AW$1];[.AW$2])" office:value-type="float" office:value="2.25223193260931">
            <text:p>2.2522319326</text:p>
          </table:table-cell>
          <table:table-cell table:formula="of:=3+STANDARDIZE([.E22];[.AX$1];[.AX$2])" office:value-type="float" office:value="2.23606789251004">
            <text:p>2.2360678925</text:p>
          </table:table-cell>
          <table:table-cell table:formula="of:=3+STANDARDIZE([.F22];[.AY$1];[.AY$2])" office:value-type="float" office:value="2.31814441046439">
            <text:p>2.3181444105</text:p>
          </table:table-cell>
          <table:table-cell table:formula="of:=3+STANDARDIZE([.G22];[.AZ$1];[.AZ$2])" office:value-type="float" office:value="2.79863065867419">
            <text:p>2.7986306587</text:p>
          </table:table-cell>
          <table:table-cell table:formula="of:=3+STANDARDIZE([.H22];[.BA$1];[.BA$2])" office:value-type="float" office:value="3.78404911295164">
            <text:p>3.784049113</text:p>
          </table:table-cell>
          <table:table-cell table:formula="of:=3+STANDARDIZE([.I22];[.BB$1];[.BB$2])" office:value-type="float" office:value="3.67366909491374">
            <text:p>3.6736690949</text:p>
          </table:table-cell>
          <table:table-cell table:formula="of:=3+STANDARDIZE([.J22];[.BC$1];[.BC$2])" office:value-type="float" office:value="3.47126458552393">
            <text:p>3.4712645855</text:p>
          </table:table-cell>
          <table:table-cell table:formula="of:=3+STANDARDIZE([.K22];[.BD$1];[.BD$2])" office:value-type="float" office:value="3.72810029629816">
            <text:p>3.7281002963</text:p>
          </table:table-cell>
          <table:table-cell table:formula="of:=3+STANDARDIZE([.L22];[.BE$1];[.BE$2])" office:value-type="float" office:value="3.612773632106">
            <text:p>3.6127736321</text:p>
          </table:table-cell>
          <table:table-cell table:formula="of:=3+STANDARDIZE([.M22];[.BF$1];[.BF$2])" office:value-type="float" office:value="2.66276249174842">
            <text:p>2.6627624917</text:p>
          </table:table-cell>
          <table:table-cell table:formula="of:=3+STANDARDIZE([.N22];[.BG$1];[.BG$2])" office:value-type="float" office:value="3.90100095091302">
            <text:p>3.9010009509</text:p>
          </table:table-cell>
          <table:table-cell table:formula="of:=3+STANDARDIZE([.O22];[.BH$1];[.BH$2])" office:value-type="float" office:value="1.91500087467384">
            <text:p>1.9150008747</text:p>
          </table:table-cell>
          <table:table-cell table:formula="of:=3+STANDARDIZE([.P22];[.BI$1];[.BI$2])" office:value-type="float" office:value="3.89462786438916">
            <text:p>3.8946278644</text:p>
          </table:table-cell>
          <table:table-cell table:formula="of:=3+STANDARDIZE([.Q22];[.BJ$1];[.BJ$2])" office:value-type="float" office:value="2.125996466588">
            <text:p>2.1259964666</text:p>
          </table:table-cell>
          <table:table-cell table:formula="of:=3+STANDARDIZE([.R22];[.BK$1];[.BK$2])" office:value-type="float" office:value="2.09338809143399">
            <text:p>2.0933880914</text:p>
          </table:table-cell>
          <table:table-cell table:formula="of:=3+STANDARDIZE([.S22];[.BL$1];[.BL$2])" office:value-type="float" office:value="2.08902916252939">
            <text:p>2.0890291625</text:p>
          </table:table-cell>
          <table:table-cell table:formula="of:=3+STANDARDIZE([.T22];[.BM$1];[.BM$2])" office:value-type="float" office:value="2.14345129859887">
            <text:p>2.1434512986</text:p>
          </table:table-cell>
          <table:table-cell table:formula="of:=3+STANDARDIZE([.U22];[.BN$1];[.BN$2])" office:value-type="float" office:value="3.2346515146136">
            <text:p>3.2346515146</text:p>
          </table:table-cell>
          <table:table-cell table:formula="of:=3+STANDARDIZE([.V22];[.BO$1];[.BO$2])" office:value-type="float" office:value="2.62555393016934">
            <text:p>2.6255539302</text:p>
          </table:table-cell>
          <table:table-cell table:formula="of:=3+STANDARDIZE([.W22];[.BP$1];[.BP$2])" office:value-type="float" office:value="2.28556493499533">
            <text:p>2.285564935</text:p>
          </table:table-cell>
          <table:table-cell table:formula="of:=3+STANDARDIZE([.X22];[.BQ$1];[.BQ$2])" office:value-type="float" office:value="2.60944202535943">
            <text:p>2.6094420254</text:p>
          </table:table-cell>
          <table:table-cell table:formula="of:=3+STANDARDIZE([.Y22];[.BR$1];[.BR$2])" office:value-type="float" office:value="2.0077504181176">
            <text:p>2.0077504181</text:p>
          </table:table-cell>
          <table:table-cell table:formula="of:=3+STANDARDIZE([.Z22];[.BS$1];[.BS$2])" office:value-type="float" office:value="2.52453815000258">
            <text:p>2.52453815</text:p>
          </table:table-cell>
          <table:table-cell table:formula="of:=3+STANDARDIZE([.AA22];[.BT$1];[.BT$2])" office:value-type="float" office:value="2.70461456311873">
            <text:p>2.7046145631</text:p>
          </table:table-cell>
          <table:table-cell table:formula="of:=3+STANDARDIZE([.AB22];[.BU$1];[.BU$2])" office:value-type="float" office:value="2.60944202535943">
            <text:p>2.6094420254</text:p>
          </table:table-cell>
          <table:table-cell table:formula="of:=3+STANDARDIZE([.AC22];[.BV$1];[.BV$2])" office:value-type="float" office:value="2.91384088525946">
            <text:p>2.9138408853</text:p>
          </table:table-cell>
          <table:table-cell table:formula="of:=3+STANDARDIZE([.AD22];[.BW$1];[.BW$2])" office:value-type="float" office:value="1.33739347103642">
            <text:p>1.337393471</text:p>
          </table:table-cell>
          <table:table-cell table:formula="of:=3+STANDARDIZE([.AE22];[.BX$1];[.BX$2])" office:value-type="float" office:value="2.14253170544537">
            <text:p>2.1425317054</text:p>
          </table:table-cell>
          <table:table-cell table:formula="of:=3+STANDARDIZE([.AF22];[.BY$1];[.BY$2])" office:value-type="float" office:value="2.77880984875232">
            <text:p>2.7788098488</text:p>
          </table:table-cell>
          <table:table-cell table:formula="of:=3+STANDARDIZE([.AG22];[.BZ$1];[.BZ$2])" office:value-type="float" office:value="2.8986760955803">
            <text:p>2.8986760956</text:p>
          </table:table-cell>
          <table:table-cell table:formula="of:=3+STANDARDIZE([.AH22];[.CA$1];[.CA$2])" office:value-type="float" office:value="4.01826157521042">
            <text:p>4.0182615752</text:p>
          </table:table-cell>
          <table:table-cell table:formula="of:=3+STANDARDIZE([.AI22];[.CB$1];[.CB$2])" office:value-type="float" office:value="2.78382644962891">
            <text:p>2.7838264496</text:p>
          </table:table-cell>
          <table:table-cell table:formula="of:=3+STANDARDIZE([.AJ22];[.CC$1];[.CC$2])" office:value-type="float" office:value="3.17716194206633">
            <text:p>3.1771619421</text:p>
          </table:table-cell>
          <table:table-cell table:formula="of:=3+STANDARDIZE([.AK22];[.CD$1];[.CD$2])" office:value-type="float" office:value="2.0077504181176">
            <text:p>2.0077504181</text:p>
          </table:table-cell>
          <table:table-cell table:formula="of:=3+STANDARDIZE([.AL22];[.CE$1];[.CE$2])" office:value-type="float" office:value="2.619825409398">
            <text:p>2.6198254094</text:p>
          </table:table-cell>
          <table:table-cell table:formula="of:=3+STANDARDIZE([.AM22];[.CF$1];[.CF$2])" office:value-type="float" office:value="4.41680729307624">
            <text:p>4.4168072931</text:p>
          </table:table-cell>
          <table:table-cell table:formula="of:=3+STANDARDIZE([.AN22];[.CG$1];[.CG$2])" office:value-type="float" office:value="5.33718826687059">
            <text:p>5.3371882669</text:p>
          </table:table-cell>
          <table:table-cell table:formula="of:=3+STANDARDIZE([.AO22];[.CH$1];[.CH$2])" office:value-type="float" office:value="2.9496944078614">
            <text:p>2.9496944079</text:p>
          </table:table-cell>
          <table:table-cell table:formula="of:=3+STANDARDIZE([.AP22];[.CI$1];[.CI$2])" office:value-type="float" office:value="4.57406089731797">
            <text:p>4.5740608973</text:p>
          </table:table-cell>
          <table:table-cell table:formula="of:=3+STANDARDIZE([.AQ22];[.CJ$1];[.CJ$2])" office:value-type="float" office:value="3.40011946845418">
            <text:p>3.4001194685</text:p>
          </table:table-cell>
          <table:table-cell table:formula="of:=3+STANDARDIZE([.AR2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  <table:table-cell office:value-type="float" office:value="25.8421">
            <text:p>25.8421</text:p>
          </table:table-cell>
          <table:table-cell office:value-type="float" office:value="248.741">
            <text:p>248.741</text:p>
          </table:table-cell>
          <table:table-cell office:value-type="float" office:value="3766772">
            <text:p>3766772</text:p>
          </table:table-cell>
          <table:table-cell office:value-type="float" office:value="27305900">
            <text:p>27305900</text:p>
          </table:table-cell>
          <table:table-cell table:formula="of:=[.Z22]+921" office:value-type="float" office:value="3429743">
            <text:p>3429743</text:p>
          </table:table-cell>
          <table:table-cell office:value-type="float" office:value="54826">
            <text:p>54826.0000</text:p>
          </table:table-cell>
          <table:table-cell office:value-type="float" office:value="3766772">
            <text:p>3766772</text:p>
          </table:table-cell>
          <table:table-cell office:value-type="float" office:value="417909">
            <text:p>417909</text:p>
          </table:table-cell>
          <table:table-cell office:value-type="float" office:value="78265">
            <text:p>78265</text:p>
          </table:table-cell>
          <table:table-cell office:value-type="float" office:value="923422">
            <text:p>923422</text:p>
          </table:table-cell>
          <table:table-cell office:value-type="float" office:value="870">
            <text:p>870</text:p>
          </table:table-cell>
          <table:table-cell office:value-type="float" office:value="352187">
            <text:p>352187</text:p>
          </table:table-cell>
          <table:table-cell office:value-type="float" office:value="782516">
            <text:p>782516</text:p>
          </table:table-cell>
          <table:table-cell office:value-type="float" office:value="225368">
            <text:p>225368</text:p>
          </table:table-cell>
          <table:table-cell office:value-type="float" office:value="586113">
            <text:p>586113</text:p>
          </table:table-cell>
          <table:table-cell office:value-type="float" office:value="27305900">
            <text:p>27305900</text:p>
          </table:table-cell>
          <table:table-cell office:value-type="float" office:value="77145">
            <text:p>77145</text:p>
          </table:table-cell>
          <table:table-cell office:value-type="float" office:value="891230">
            <text:p>891230</text:p>
          </table:table-cell>
          <table:table-cell office:value-type="float" office:value="39491">
            <text:p>39491</text:p>
          </table:table-cell>
          <table:table-cell office:value-type="float" office:value="4442738">
            <text:p>4442738</text:p>
          </table:table-cell>
          <table:table-cell office:value-type="float" office:value="1986150">
            <text:p>1986150</text:p>
          </table:table-cell>
          <table:table-cell office:value-type="float" office:value="70121">
            <text:p>701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3];[.AU$1];[.AU$2])" office:value-type="float" office:value="3.06051568807736">
            <text:p>3.0605156881</text:p>
          </table:table-cell>
          <table:table-cell table:formula="of:=3+STANDARDIZE([.C23];[.AV$1];[.AV$2])" office:value-type="float" office:value="2.22764429298844">
            <text:p>2.227644293</text:p>
          </table:table-cell>
          <table:table-cell table:formula="of:=3+STANDARDIZE([.D23];[.AW$1];[.AW$2])" office:value-type="float" office:value="2.33734448444413">
            <text:p>2.3373444844</text:p>
          </table:table-cell>
          <table:table-cell table:formula="of:=3+STANDARDIZE([.E23];[.AX$1];[.AX$2])" office:value-type="float" office:value="2.25380217916511">
            <text:p>2.2538021792</text:p>
          </table:table-cell>
          <table:table-cell table:formula="of:=3+STANDARDIZE([.F23];[.AY$1];[.AY$2])" office:value-type="float" office:value="2.2781006890561">
            <text:p>2.2781006891</text:p>
          </table:table-cell>
          <table:table-cell table:formula="of:=3+STANDARDIZE([.G23];[.AZ$1];[.AZ$2])" office:value-type="float" office:value="2.96652172240985">
            <text:p>2.9665217224</text:p>
          </table:table-cell>
          <table:table-cell table:formula="of:=3+STANDARDIZE([.H23];[.BA$1];[.BA$2])" office:value-type="float" office:value="2.44007568636091">
            <text:p>2.4400756864</text:p>
          </table:table-cell>
          <table:table-cell table:formula="of:=3+STANDARDIZE([.I23];[.BB$1];[.BB$2])" office:value-type="float" office:value="3.96667873018563">
            <text:p>3.9666787302</text:p>
          </table:table-cell>
          <table:table-cell table:formula="of:=3+STANDARDIZE([.J23];[.BC$1];[.BC$2])" office:value-type="float" office:value="3.66668716985254">
            <text:p>3.6666871699</text:p>
          </table:table-cell>
          <table:table-cell table:formula="of:=3+STANDARDIZE([.K23];[.BD$1];[.BD$2])" office:value-type="float" office:value="3.82218487448876">
            <text:p>3.8221848745</text:p>
          </table:table-cell>
          <table:table-cell table:formula="of:=3+STANDARDIZE([.L23];[.BE$1];[.BE$2])" office:value-type="float" office:value="3.86468165528146">
            <text:p>3.8646816553</text:p>
          </table:table-cell>
          <table:table-cell table:formula="of:=3+STANDARDIZE([.M23];[.BF$1];[.BF$2])" office:value-type="float" office:value="3.10585333835458">
            <text:p>3.1058533384</text:p>
          </table:table-cell>
          <table:table-cell table:formula="of:=3+STANDARDIZE([.N23];[.BG$1];[.BG$2])" office:value-type="float" office:value="4.18925452983969">
            <text:p>4.1892545298</text:p>
          </table:table-cell>
          <table:table-cell table:formula="of:=3+STANDARDIZE([.O23];[.BH$1];[.BH$2])" office:value-type="float" office:value="2.23062726143426">
            <text:p>2.2306272614</text:p>
          </table:table-cell>
          <table:table-cell table:formula="of:=3+STANDARDIZE([.P23];[.BI$1];[.BI$2])" office:value-type="float" office:value="4.81547678143345">
            <text:p>4.8154767814</text:p>
          </table:table-cell>
          <table:table-cell table:formula="of:=3+STANDARDIZE([.Q23];[.BJ$1];[.BJ$2])" office:value-type="float" office:value="2.07875592561799">
            <text:p>2.0787559256</text:p>
          </table:table-cell>
          <table:table-cell table:formula="of:=3+STANDARDIZE([.R23];[.BK$1];[.BK$2])" office:value-type="float" office:value="2.1334983474829">
            <text:p>2.1334983475</text:p>
          </table:table-cell>
          <table:table-cell table:formula="of:=3+STANDARDIZE([.S23];[.BL$1];[.BL$2])" office:value-type="float" office:value="2.0767314174698">
            <text:p>2.0767314175</text:p>
          </table:table-cell>
          <table:table-cell table:formula="of:=3+STANDARDIZE([.T23];[.BM$1];[.BM$2])" office:value-type="float" office:value="2.13631632731753">
            <text:p>2.1363163273</text:p>
          </table:table-cell>
          <table:table-cell table:formula="of:=3+STANDARDIZE([.U23];[.BN$1];[.BN$2])" office:value-type="float" office:value="2.51496490510937">
            <text:p>2.5149649051</text:p>
          </table:table-cell>
          <table:table-cell table:formula="of:=3+STANDARDIZE([.V23];[.BO$1];[.BO$2])" office:value-type="float" office:value="1.57932125546274">
            <text:p>1.5793212555</text:p>
          </table:table-cell>
          <table:table-cell table:formula="of:=3+STANDARDIZE([.W23];[.BP$1];[.BP$2])" office:value-type="float" office:value="3.01253605798091">
            <text:p>3.012536058</text:p>
          </table:table-cell>
          <table:table-cell table:formula="of:=3+STANDARDIZE([.X23];[.BQ$1];[.BQ$2])" office:value-type="float" office:value="2.69321998421463">
            <text:p>2.6932199842</text:p>
          </table:table-cell>
          <table:table-cell table:formula="of:=3+STANDARDIZE([.Y23];[.BR$1];[.BR$2])" office:value-type="float" office:value="1.78882317525589">
            <text:p>1.7888231753</text:p>
          </table:table-cell>
          <table:table-cell table:formula="of:=3+STANDARDIZE([.Z23];[.BS$1];[.BS$2])" office:value-type="float" office:value="2.53017843872653">
            <text:p>2.5301784387</text:p>
          </table:table-cell>
          <table:table-cell table:formula="of:=3+STANDARDIZE([.AA23];[.BT$1];[.BT$2])" office:value-type="float" office:value="2.5603001839136">
            <text:p>2.5603001839</text:p>
          </table:table-cell>
          <table:table-cell table:formula="of:=3+STANDARDIZE([.AB23];[.BU$1];[.BU$2])" office:value-type="float" office:value="2.69321998421463">
            <text:p>2.6932199842</text:p>
          </table:table-cell>
          <table:table-cell table:formula="of:=3+STANDARDIZE([.AC23];[.BV$1];[.BV$2])" office:value-type="float" office:value="2.66711517012358">
            <text:p>2.6671151701</text:p>
          </table:table-cell>
          <table:table-cell table:formula="of:=3+STANDARDIZE([.AD23];[.BW$1];[.BW$2])" office:value-type="float" office:value="1.14794822487446">
            <text:p>1.1479482249</text:p>
          </table:table-cell>
          <table:table-cell table:formula="of:=3+STANDARDIZE([.AE23];[.BX$1];[.BX$2])" office:value-type="float" office:value="2.24657567624989">
            <text:p>2.2465756762</text:p>
          </table:table-cell>
          <table:table-cell table:formula="of:=3+STANDARDIZE([.AF23];[.BY$1];[.BY$2])" office:value-type="float" office:value="2.70029464490594">
            <text:p>2.7002946449</text:p>
          </table:table-cell>
          <table:table-cell table:formula="of:=3+STANDARDIZE([.AG23];[.BZ$1];[.BZ$2])" office:value-type="float" office:value="3.83383872740563">
            <text:p>3.8338387274</text:p>
          </table:table-cell>
          <table:table-cell table:formula="of:=3+STANDARDIZE([.AH23];[.CA$1];[.CA$2])" office:value-type="float" office:value="3.84254449122375">
            <text:p>3.8425444912</text:p>
          </table:table-cell>
          <table:table-cell table:formula="of:=3+STANDARDIZE([.AI23];[.CB$1];[.CB$2])" office:value-type="float" office:value="2.40262508243447">
            <text:p>2.4026250824</text:p>
          </table:table-cell>
          <table:table-cell table:formula="of:=3+STANDARDIZE([.AJ23];[.CC$1];[.CC$2])" office:value-type="float" office:value="3.45488588110525">
            <text:p>3.4548858811</text:p>
          </table:table-cell>
          <table:table-cell table:formula="of:=3+STANDARDIZE([.AK23];[.CD$1];[.CD$2])" office:value-type="float" office:value="1.78882317525589">
            <text:p>1.7888231753</text:p>
          </table:table-cell>
          <table:table-cell table:formula="of:=3+STANDARDIZE([.AL23];[.CE$1];[.CE$2])" office:value-type="float" office:value="2.66656124933441">
            <text:p>2.6665612493</text:p>
          </table:table-cell>
          <table:table-cell table:formula="of:=3+STANDARDIZE([.AM23];[.CF$1];[.CF$2])" office:value-type="float" office:value="4.42860477074225">
            <text:p>4.4286047707</text:p>
          </table:table-cell>
          <table:table-cell table:formula="of:=3+STANDARDIZE([.AN23];[.CG$1];[.CG$2])" office:value-type="float" office:value="3.99490344658639">
            <text:p>3.9949034466</text:p>
          </table:table-cell>
          <table:table-cell table:formula="of:=3+STANDARDIZE([.AO23];[.CH$1];[.CH$2])" office:value-type="float" office:value="3.10737850444875">
            <text:p>3.1073785044</text:p>
          </table:table-cell>
          <table:table-cell table:formula="of:=3+STANDARDIZE([.AP23];[.CI$1];[.CI$2])" office:value-type="float" office:value="4.15175114769781">
            <text:p>4.1517511477</text:p>
          </table:table-cell>
          <table:table-cell table:formula="of:=3+STANDARDIZE([.AQ23];[.CJ$1];[.CJ$2])" office:value-type="float" office:value="4.37894203370397">
            <text:p>4.3789420337</text:p>
          </table:table-cell>
          <table:table-cell table:formula="of:=3+STANDARDIZE([.AR2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  <table:table-cell office:value-type="float" office:value="25.4451">
            <text:p>25.4451</text:p>
          </table:table-cell>
          <table:table-cell office:value-type="float" office:value="199.079">
            <text:p>199.079</text:p>
          </table:table-cell>
          <table:table-cell office:value-type="float" office:value="2071534">
            <text:p>2071534</text:p>
          </table:table-cell>
          <table:table-cell office:value-type="float" office:value="26558648">
            <text:p>26558648</text:p>
          </table:table-cell>
          <table:table-cell table:formula="of:=[.Z23]+921" office:value-type="float" office:value="3430664">
            <text:p>3430664</text:p>
          </table:table-cell>
          <table:table-cell office:value-type="float" office:value="87502">
            <text:p>87502.0000</text:p>
          </table:table-cell>
          <table:table-cell office:value-type="float" office:value="2071534">
            <text:p>2071534</text:p>
          </table:table-cell>
          <table:table-cell office:value-type="float" office:value="446371">
            <text:p>446371</text:p>
          </table:table-cell>
          <table:table-cell office:value-type="float" office:value="395713">
            <text:p>395713</text:p>
          </table:table-cell>
          <table:table-cell office:value-type="float" office:value="597594">
            <text:p>597594</text:p>
          </table:table-cell>
          <table:table-cell office:value-type="float" office:value="489">
            <text:p>489</text:p>
          </table:table-cell>
          <table:table-cell office:value-type="float" office:value="407741">
            <text:p>407741</text:p>
          </table:table-cell>
          <table:table-cell office:value-type="float" office:value="821760">
            <text:p>821760</text:p>
          </table:table-cell>
          <table:table-cell office:value-type="float" office:value="218063">
            <text:p>218063</text:p>
          </table:table-cell>
          <table:table-cell office:value-type="float" office:value="508695">
            <text:p>508695</text:p>
          </table:table-cell>
          <table:table-cell office:value-type="float" office:value="26558648">
            <text:p>26558648</text:p>
          </table:table-cell>
          <table:table-cell office:value-type="float" office:value="220964">
            <text:p>220964</text:p>
          </table:table-cell>
          <table:table-cell office:value-type="float" office:value="863638">
            <text:p>863638</text:p>
          </table:table-cell>
          <table:table-cell office:value-type="float" office:value="42522">
            <text:p>42522</text:p>
          </table:table-cell>
          <table:table-cell office:value-type="float" office:value="4803831">
            <text:p>4803831</text:p>
          </table:table-cell>
          <table:table-cell office:value-type="float" office:value="2048846">
            <text:p>2048846</text:p>
          </table:table-cell>
          <table:table-cell office:value-type="float" office:value="36686">
            <text:p>3668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4];[.AU$1];[.AU$2])" office:value-type="float" office:value="2.56375932878518">
            <text:p>2.5637593288</text:p>
          </table:table-cell>
          <table:table-cell table:formula="of:=3+STANDARDIZE([.C24];[.AV$1];[.AV$2])" office:value-type="float" office:value="2.49628639994864">
            <text:p>2.4962863999</text:p>
          </table:table-cell>
          <table:table-cell table:formula="of:=3+STANDARDIZE([.D24];[.AW$1];[.AW$2])" office:value-type="float" office:value="2.22417284958684">
            <text:p>2.2241728496</text:p>
          </table:table-cell>
          <table:table-cell table:formula="of:=3+STANDARDIZE([.E24];[.AX$1];[.AX$2])" office:value-type="float" office:value="2.44887933237086">
            <text:p>2.4488793324</text:p>
          </table:table-cell>
          <table:table-cell table:formula="of:=3+STANDARDIZE([.F24];[.AY$1];[.AY$2])" office:value-type="float" office:value="2.30813348011232">
            <text:p>2.3081334801</text:p>
          </table:table-cell>
          <table:table-cell table:formula="of:=3+STANDARDIZE([.G24];[.AZ$1];[.AZ$2])" office:value-type="float" office:value="2.96119184737063">
            <text:p>2.9611918474</text:p>
          </table:table-cell>
          <table:table-cell table:formula="of:=3+STANDARDIZE([.H24];[.BA$1];[.BA$2])" office:value-type="float" office:value="4.81994247713926">
            <text:p>4.8199424771</text:p>
          </table:table-cell>
          <table:table-cell table:formula="of:=3+STANDARDIZE([.I24];[.BB$1];[.BB$2])" office:value-type="float" office:value="3.86080129895293">
            <text:p>3.860801299</text:p>
          </table:table-cell>
          <table:table-cell table:formula="of:=3+STANDARDIZE([.J24];[.BC$1];[.BC$2])" office:value-type="float" office:value="3.9536367873477">
            <text:p>3.9536367873</text:p>
          </table:table-cell>
          <table:table-cell table:formula="of:=3+STANDARDIZE([.K24];[.BD$1];[.BD$2])" office:value-type="float" office:value="3.8057200733054">
            <text:p>3.8057200733</text:p>
          </table:table-cell>
          <table:table-cell table:formula="of:=3+STANDARDIZE([.L24];[.BE$1];[.BE$2])" office:value-type="float" office:value="4.04499476660706">
            <text:p>4.0449947666</text:p>
          </table:table-cell>
          <table:table-cell table:formula="of:=3+STANDARDIZE([.M24];[.BF$1];[.BF$2])" office:value-type="float" office:value="2.97528738355527">
            <text:p>2.9752873836</text:p>
          </table:table-cell>
          <table:table-cell table:formula="of:=3+STANDARDIZE([.N24];[.BG$1];[.BG$2])" office:value-type="float" office:value="2.59665350626982">
            <text:p>2.5966535063</text:p>
          </table:table-cell>
          <table:table-cell table:formula="of:=3+STANDARDIZE([.O24];[.BH$1];[.BH$2])" office:value-type="float" office:value="2.67178231281476">
            <text:p>2.6717823128</text:p>
          </table:table-cell>
          <table:table-cell table:formula="of:=3+STANDARDIZE([.P24];[.BI$1];[.BI$2])" office:value-type="float" office:value="5.19809126157765">
            <text:p>5.1980912616</text:p>
          </table:table-cell>
          <table:table-cell table:formula="of:=3+STANDARDIZE([.Q24];[.BJ$1];[.BJ$2])" office:value-type="float" office:value="2.0165973190785">
            <text:p>2.0165973191</text:p>
          </table:table-cell>
          <table:table-cell table:formula="of:=3+STANDARDIZE([.R24];[.BK$1];[.BK$2])" office:value-type="float" office:value="2.09088120043093">
            <text:p>2.0908812004</text:p>
          </table:table-cell>
          <table:table-cell table:formula="of:=3+STANDARDIZE([.S24];[.BL$1];[.BL$2])" office:value-type="float" office:value="2.01524269217184">
            <text:p>2.0152426922</text:p>
          </table:table-cell>
          <table:table-cell table:formula="of:=3+STANDARDIZE([.T24];[.BM$1];[.BM$2])" office:value-type="float" office:value="2.08025583867841">
            <text:p>2.0802558387</text:p>
          </table:table-cell>
          <table:table-cell table:formula="of:=3+STANDARDIZE([.U24];[.BN$1];[.BN$2])" office:value-type="float" office:value="2.39442626115299">
            <text:p>2.3944262612</text:p>
          </table:table-cell>
          <table:table-cell table:formula="of:=3+STANDARDIZE([.V24];[.BO$1];[.BO$2])" office:value-type="float" office:value="0.644049082847294">
            <text:p>0.6440490828</text:p>
          </table:table-cell>
          <table:table-cell table:formula="of:=3+STANDARDIZE([.W24];[.BP$1];[.BP$2])" office:value-type="float" office:value="2.37217635118033">
            <text:p>2.3721763512</text:p>
          </table:table-cell>
          <table:table-cell table:formula="of:=3+STANDARDIZE([.X24];[.BQ$1];[.BQ$2])" office:value-type="float" office:value="2.45441492202839">
            <text:p>2.454414922</text:p>
          </table:table-cell>
          <table:table-cell table:formula="of:=3+STANDARDIZE([.Y24];[.BR$1];[.BR$2])" office:value-type="float" office:value="1.67905312396336">
            <text:p>1.679053124</text:p>
          </table:table-cell>
          <table:table-cell table:formula="of:=3+STANDARDIZE([.Z24];[.BS$1];[.BS$2])" office:value-type="float" office:value="2.53581872745048">
            <text:p>2.5358187275</text:p>
          </table:table-cell>
          <table:table-cell table:formula="of:=3+STANDARDIZE([.AA24];[.BT$1];[.BT$2])" office:value-type="float" office:value="3.26244679721122">
            <text:p>3.2624467972</text:p>
          </table:table-cell>
          <table:table-cell table:formula="of:=3+STANDARDIZE([.AB24];[.BU$1];[.BU$2])" office:value-type="float" office:value="2.45441492202839">
            <text:p>2.454414922</text:p>
          </table:table-cell>
          <table:table-cell table:formula="of:=3+STANDARDIZE([.AC24];[.BV$1];[.BV$2])" office:value-type="float" office:value="2.82473918090218">
            <text:p>2.8247391809</text:p>
          </table:table-cell>
          <table:table-cell table:formula="of:=3+STANDARDIZE([.AD24];[.BW$1];[.BW$2])" office:value-type="float" office:value="3.16718787513203">
            <text:p>3.1671878751</text:p>
          </table:table-cell>
          <table:table-cell table:formula="of:=3+STANDARDIZE([.AE24];[.BX$1];[.BX$2])" office:value-type="float" office:value="2.14786835010853">
            <text:p>2.1478683501</text:p>
          </table:table-cell>
          <table:table-cell table:formula="of:=3+STANDARDIZE([.AF24];[.BY$1];[.BY$2])" office:value-type="float" office:value="2.67738936721415">
            <text:p>2.6773893672</text:p>
          </table:table-cell>
          <table:table-cell table:formula="of:=3+STANDARDIZE([.AG24];[.BZ$1];[.BZ$2])" office:value-type="float" office:value="4.27251527494403">
            <text:p>4.2725152749</text:p>
          </table:table-cell>
          <table:table-cell table:formula="of:=3+STANDARDIZE([.AH24];[.CA$1];[.CA$2])" office:value-type="float" office:value="4.01235933667225">
            <text:p>4.0123593367</text:p>
          </table:table-cell>
          <table:table-cell table:formula="of:=3+STANDARDIZE([.AI24];[.CB$1];[.CB$2])" office:value-type="float" office:value="2.36772983065372">
            <text:p>2.3677298307</text:p>
          </table:table-cell>
          <table:table-cell table:formula="of:=3+STANDARDIZE([.AJ24];[.CC$1];[.CC$2])" office:value-type="float" office:value="2.76496058549124">
            <text:p>2.7649605855</text:p>
          </table:table-cell>
          <table:table-cell table:formula="of:=3+STANDARDIZE([.AK24];[.CD$1];[.CD$2])" office:value-type="float" office:value="1.67905312396336">
            <text:p>1.679053124</text:p>
          </table:table-cell>
          <table:table-cell table:formula="of:=3+STANDARDIZE([.AL24];[.CE$1];[.CE$2])" office:value-type="float" office:value="2.97409701817656">
            <text:p>2.9740970182</text:p>
          </table:table-cell>
          <table:table-cell table:formula="of:=3+STANDARDIZE([.AM24];[.CF$1];[.CF$2])" office:value-type="float" office:value="4.28750550599994">
            <text:p>4.287505506</text:p>
          </table:table-cell>
          <table:table-cell table:formula="of:=3+STANDARDIZE([.AN24];[.CG$1];[.CG$2])" office:value-type="float" office:value="4.24953264237319">
            <text:p>4.2495326424</text:p>
          </table:table-cell>
          <table:table-cell table:formula="of:=3+STANDARDIZE([.AO24];[.CH$1];[.CH$2])" office:value-type="float" office:value="3.83272052777409">
            <text:p>3.8327205278</text:p>
          </table:table-cell>
          <table:table-cell table:formula="of:=3+STANDARDIZE([.AP24];[.CI$1];[.CI$2])" office:value-type="float" office:value="4.29956816559178">
            <text:p>4.2995681656</text:p>
          </table:table-cell>
          <table:table-cell table:formula="of:=3+STANDARDIZE([.AQ24];[.CJ$1];[.CJ$2])" office:value-type="float" office:value="3.38985437445812">
            <text:p>3.3898543745</text:p>
          </table:table-cell>
          <table:table-cell table:formula="of:=3+STANDARDIZE([.AR2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  <table:table-cell office:value-type="float" office:value="25.8118">
            <text:p>25.8118</text:p>
          </table:table-cell>
          <table:table-cell office:value-type="float" office:value="205.936">
            <text:p>205.936</text:p>
          </table:table-cell>
          <table:table-cell office:value-type="float" office:value="750492">
            <text:p>750492</text:p>
          </table:table-cell>
          <table:table-cell office:value-type="float" office:value="28458212">
            <text:p>28458212</text:p>
          </table:table-cell>
          <table:table-cell table:formula="of:=[.Z24]+921" office:value-type="float" office:value="3431585">
            <text:p>3431585</text:p>
          </table:table-cell>
          <table:table-cell office:value-type="float" office:value="122427">
            <text:p>122427.0000</text:p>
          </table:table-cell>
          <table:table-cell office:value-type="float" office:value="750492">
            <text:p>750492</text:p>
          </table:table-cell>
          <table:table-cell office:value-type="float" office:value="542334">
            <text:p>542334</text:p>
          </table:table-cell>
          <table:table-cell office:value-type="float" office:value="411690">
            <text:p>411690</text:p>
          </table:table-cell>
          <table:table-cell office:value-type="float" office:value="73114">
            <text:p>73114</text:p>
          </table:table-cell>
          <table:table-cell office:value-type="float" office:value="347">
            <text:p>347</text:p>
          </table:table-cell>
          <table:table-cell office:value-type="float" office:value="204148">
            <text:p>204148</text:p>
          </table:table-cell>
          <table:table-cell office:value-type="float" office:value="765852">
            <text:p>765852</text:p>
          </table:table-cell>
          <table:table-cell office:value-type="float" office:value="209941">
            <text:p>209941</text:p>
          </table:table-cell>
          <table:table-cell office:value-type="float" office:value="512812">
            <text:p>512812</text:p>
          </table:table-cell>
          <table:table-cell office:value-type="float" office:value="28458212">
            <text:p>28458212</text:p>
          </table:table-cell>
          <table:table-cell office:value-type="float" office:value="402509">
            <text:p>402509</text:p>
          </table:table-cell>
          <table:table-cell office:value-type="float" office:value="881136">
            <text:p>881136</text:p>
          </table:table-cell>
          <table:table-cell office:value-type="float" office:value="40670">
            <text:p>40670</text:p>
          </table:table-cell>
          <table:table-cell office:value-type="float" office:value="4468446">
            <text:p>4468446</text:p>
          </table:table-cell>
          <table:table-cell office:value-type="float" office:value="1945660">
            <text:p>1945660</text:p>
          </table:table-cell>
          <table:table-cell office:value-type="float" office:value="53500">
            <text:p>53500</text:p>
          </table:table-cell>
          <table:table-cell table:style-name="ce9" office:value-type="float" office:value="27">
            <text:p>27</text:p>
          </table:table-cell>
          <table:table-cell table:number-columns-repeated="2"/>
          <table:table-cell table:formula="of:=3+STANDARDIZE([.B25];[.AU$1];[.AU$2])" office:value-type="float" office:value="3.21270403503169">
            <text:p>3.212704035</text:p>
          </table:table-cell>
          <table:table-cell table:formula="of:=3+STANDARDIZE([.C25];[.AV$1];[.AV$2])" office:value-type="float" office:value="2.67692505807706">
            <text:p>2.6769250581</text:p>
          </table:table-cell>
          <table:table-cell table:formula="of:=3+STANDARDIZE([.D25];[.AW$1];[.AW$2])" office:value-type="float" office:value="2.57023487353062">
            <text:p>2.5702348735</text:p>
          </table:table-cell>
          <table:table-cell table:formula="of:=3+STANDARDIZE([.E25];[.AX$1];[.AX$2])" office:value-type="float" office:value="2.59962076893894">
            <text:p>2.5996207689</text:p>
          </table:table-cell>
          <table:table-cell table:formula="of:=3+STANDARDIZE([.F25];[.AY$1];[.AY$2])" office:value-type="float" office:value="2.65851604243486">
            <text:p>2.6585160424</text:p>
          </table:table-cell>
          <table:table-cell table:formula="of:=3+STANDARDIZE([.G25];[.AZ$1];[.AZ$2])" office:value-type="float" office:value="2.90256322193912">
            <text:p>2.9025632219</text:p>
          </table:table-cell>
          <table:table-cell table:formula="of:=3+STANDARDIZE([.H25];[.BA$1];[.BA$2])" office:value-type="float" office:value="4.03113345830178">
            <text:p>4.0311334583</text:p>
          </table:table-cell>
          <table:table-cell table:formula="of:=3+STANDARDIZE([.I25];[.BB$1];[.BB$2])" office:value-type="float" office:value="3.66382003154326">
            <text:p>3.6638200315</text:p>
          </table:table-cell>
          <table:table-cell table:formula="of:=3+STANDARDIZE([.J25];[.BC$1];[.BC$2])" office:value-type="float" office:value="3.81016197860012">
            <text:p>3.8101619786</text:p>
          </table:table-cell>
          <table:table-cell table:formula="of:=3+STANDARDIZE([.K25];[.BD$1];[.BD$2])" office:value-type="float" office:value="3.66929743492903">
            <text:p>3.6692974349</text:p>
          </table:table-cell>
          <table:table-cell table:formula="of:=3+STANDARDIZE([.L25];[.BE$1];[.BE$2])" office:value-type="float" office:value="3.6525485831337">
            <text:p>3.6525485831</text:p>
          </table:table-cell>
          <table:table-cell table:formula="of:=3+STANDARDIZE([.M25];[.BF$1];[.BF$2])" office:value-type="float" office:value="3.22530729700075">
            <text:p>3.225307297</text:p>
          </table:table-cell>
          <table:table-cell table:formula="of:=3+STANDARDIZE([.N25];[.BG$1];[.BG$2])" office:value-type="float" office:value="2.23273336287489">
            <text:p>2.2327333629</text:p>
          </table:table-cell>
          <table:table-cell table:formula="of:=3+STANDARDIZE([.O25];[.BH$1];[.BH$2])" office:value-type="float" office:value="2.49211189188889">
            <text:p>2.4921118919</text:p>
          </table:table-cell>
          <table:table-cell table:formula="of:=3+STANDARDIZE([.P25];[.BI$1];[.BI$2])" office:value-type="float" office:value="2.22610110999885">
            <text:p>2.22610111</text:p>
          </table:table-cell>
          <table:table-cell table:formula="of:=3+STANDARDIZE([.Q25];[.BJ$1];[.BJ$2])" office:value-type="float" office:value="2.04394710595587">
            <text:p>2.043947106</text:p>
          </table:table-cell>
          <table:table-cell table:formula="of:=3+STANDARDIZE([.R25];[.BK$1];[.BK$2])" office:value-type="float" office:value="2.02319514334839">
            <text:p>2.0231951433</text:p>
          </table:table-cell>
          <table:table-cell table:formula="of:=3+STANDARDIZE([.S25];[.BL$1];[.BL$2])" office:value-type="float" office:value="2.010323594148">
            <text:p>2.0103235941</text:p>
          </table:table-cell>
          <table:table-cell table:formula="of:=3+STANDARDIZE([.T25];[.BM$1];[.BM$2])" office:value-type="float" office:value="2.06853410014478">
            <text:p>2.0685341001</text:p>
          </table:table-cell>
          <table:table-cell table:formula="of:=3+STANDARDIZE([.U25];[.BN$1];[.BN$2])" office:value-type="float" office:value="3.08929609101915">
            <text:p>3.089296091</text:p>
          </table:table-cell>
          <table:table-cell table:formula="of:=3+STANDARDIZE([.V25];[.BO$1];[.BO$2])" office:value-type="float" office:value="1.5079390216334">
            <text:p>1.5079390216</text:p>
          </table:table-cell>
          <table:table-cell table:formula="of:=3+STANDARDIZE([.W25];[.BP$1];[.BP$2])" office:value-type="float" office:value="2.46059297776669">
            <text:p>2.4605929778</text:p>
          </table:table-cell>
          <table:table-cell table:formula="of:=3+STANDARDIZE([.X25];[.BQ$1];[.BQ$2])" office:value-type="float" office:value="2.26832216280483">
            <text:p>2.2683221628</text:p>
          </table:table-cell>
          <table:table-cell table:formula="of:=3+STANDARDIZE([.Y25];[.BR$1];[.BR$2])" office:value-type="float" office:value="1.95809585347555">
            <text:p>1.9580958535</text:p>
          </table:table-cell>
          <table:table-cell table:formula="of:=3+STANDARDIZE([.Z25];[.BS$1];[.BS$2])" office:value-type="float" office:value="2.54145901617443">
            <text:p>2.5414590162</text:p>
          </table:table-cell>
          <table:table-cell table:formula="of:=3+STANDARDIZE([.AA25];[.BT$1];[.BT$2])" office:value-type="float" office:value="4.01292024773819">
            <text:p>4.0129202477</text:p>
          </table:table-cell>
          <table:table-cell table:formula="of:=3+STANDARDIZE([.AB25];[.BU$1];[.BU$2])" office:value-type="float" office:value="2.26832216280483">
            <text:p>2.2683221628</text:p>
          </table:table-cell>
          <table:table-cell table:formula="of:=3+STANDARDIZE([.AC25];[.BV$1];[.BV$2])" office:value-type="float" office:value="3.35618717986032">
            <text:p>3.3561871799</text:p>
          </table:table-cell>
          <table:table-cell table:formula="of:=3+STANDARDIZE([.AD25];[.BW$1];[.BW$2])" office:value-type="float" office:value="3.26881520273266">
            <text:p>3.2688152027</text:p>
          </table:table-cell>
          <table:table-cell table:formula="of:=3+STANDARDIZE([.AE25];[.BX$1];[.BX$2])" office:value-type="float" office:value="1.9889807823899">
            <text:p>1.9889807824</text:p>
          </table:table-cell>
          <table:table-cell table:formula="of:=3+STANDARDIZE([.AF25];[.BY$1];[.BY$2])" office:value-type="float" office:value="2.66885249206393">
            <text:p>2.6688524921</text:p>
          </table:table-cell>
          <table:table-cell table:formula="of:=3+STANDARDIZE([.AG25];[.BZ$1];[.BZ$2])" office:value-type="float" office:value="2.66486372252684">
            <text:p>2.6648637225</text:p>
          </table:table-cell>
          <table:table-cell table:formula="of:=3+STANDARDIZE([.AH25];[.CA$1];[.CA$2])" office:value-type="float" office:value="3.77043679107713">
            <text:p>3.7704367911</text:p>
          </table:table-cell>
          <table:table-cell table:formula="of:=3+STANDARDIZE([.AI25];[.CB$1];[.CB$2])" office:value-type="float" office:value="2.3289318518771">
            <text:p>2.3289318519</text:p>
          </table:table-cell>
          <table:table-cell table:formula="of:=3+STANDARDIZE([.AJ25];[.CC$1];[.CC$2])" office:value-type="float" office:value="2.80165001743269">
            <text:p>2.8016500174</text:p>
          </table:table-cell>
          <table:table-cell table:formula="of:=3+STANDARDIZE([.AK25];[.CD$1];[.CD$2])" office:value-type="float" office:value="1.95809585347555">
            <text:p>1.9580958535</text:p>
          </table:table-cell>
          <table:table-cell table:formula="of:=3+STANDARDIZE([.AL25];[.CE$1];[.CE$2])" office:value-type="float" office:value="3.36230428671862">
            <text:p>3.3623042867</text:p>
          </table:table-cell>
          <table:table-cell table:formula="of:=3+STANDARDIZE([.AM25];[.CF$1];[.CF$2])" office:value-type="float" office:value="4.37698633140082">
            <text:p>4.3769863314</text:p>
          </table:table-cell>
          <table:table-cell table:formula="of:=3+STANDARDIZE([.AN25];[.CG$1];[.CG$2])" office:value-type="float" office:value="4.09394924725701">
            <text:p>4.0939492473</text:p>
          </table:table-cell>
          <table:table-cell table:formula="of:=3+STANDARDIZE([.AO25];[.CH$1];[.CH$2])" office:value-type="float" office:value="3.15901919738837">
            <text:p>3.1590191974</text:p>
          </table:table-cell>
          <table:table-cell table:formula="of:=3+STANDARDIZE([.AP25];[.CI$1];[.CI$2])" office:value-type="float" office:value="4.05628874093299">
            <text:p>4.0562887409</text:p>
          </table:table-cell>
          <table:table-cell table:formula="of:=3+STANDARDIZE([.AQ25];[.CJ$1];[.CJ$2])" office:value-type="float" office:value="3.88725290601367">
            <text:p>3.887252906</text:p>
          </table:table-cell>
          <table:table-cell table:formula="of:=3+STANDARDIZE([.AR25];[.CK$1];[.CK$2])" office:value-type="float" office:value="6.78919204605561">
            <text:p>6.7891920461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  <table:table-cell office:value-type="float" office:value="26.0801">
            <text:p>26.0801</text:p>
          </table:table-cell>
          <table:table-cell office:value-type="float" office:value="204.822">
            <text:p>204.822</text:p>
          </table:table-cell>
          <table:table-cell office:value-type="float" office:value="931825">
            <text:p>931825</text:p>
          </table:table-cell>
          <table:table-cell office:value-type="float" office:value="25738470">
            <text:p>25738470</text:p>
          </table:table-cell>
          <table:table-cell table:formula="of:=[.Z25]+921" office:value-type="float" office:value="3432506">
            <text:p>3432506</text:p>
          </table:table-cell>
          <table:table-cell office:value-type="float" office:value="118593">
            <text:p>118593.0000</text:p>
          </table:table-cell>
          <table:table-cell office:value-type="float" office:value="931825">
            <text:p>931825</text:p>
          </table:table-cell>
          <table:table-cell office:value-type="float" office:value="354791">
            <text:p>354791</text:p>
          </table:table-cell>
          <table:table-cell office:value-type="float" office:value="325834">
            <text:p>325834</text:p>
          </table:table-cell>
          <table:table-cell office:value-type="float" office:value="540388">
            <text:p>540388</text:p>
          </table:table-cell>
          <table:table-cell office:value-type="float" office:value="271">
            <text:p>271</text:p>
          </table:table-cell>
          <table:table-cell office:value-type="float" office:value="320002">
            <text:p>320002</text:p>
          </table:table-cell>
          <table:table-cell office:value-type="float" office:value="594847">
            <text:p>594847</text:p>
          </table:table-cell>
          <table:table-cell office:value-type="float" office:value="342952">
            <text:p>342952</text:p>
          </table:table-cell>
          <table:table-cell office:value-type="float" office:value="481017">
            <text:p>481017</text:p>
          </table:table-cell>
          <table:table-cell office:value-type="float" office:value="25738470">
            <text:p>25738470</text:p>
          </table:table-cell>
          <table:table-cell office:value-type="float" office:value="124068">
            <text:p>124068</text:p>
          </table:table-cell>
          <table:table-cell office:value-type="float" office:value="829412">
            <text:p>829412</text:p>
          </table:table-cell>
          <table:table-cell office:value-type="float" office:value="40519">
            <text:p>40519</text:p>
          </table:table-cell>
          <table:table-cell office:value-type="float" office:value="3864522">
            <text:p>3864522</text:p>
          </table:table-cell>
          <table:table-cell office:value-type="float" office:value="2906300">
            <text:p>2906300</text:p>
          </table:table-cell>
          <table:table-cell office:value-type="float" office:value="85559">
            <text:p>8555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3+STANDARDIZE([.B26];[.AU$1];[.AU$2])" office:value-type="float" office:value="1.52880302003013">
            <text:p>1.52880302</text:p>
          </table:table-cell>
          <table:table-cell table:formula="of:=3+STANDARDIZE([.C26];[.AV$1];[.AV$2])" office:value-type="float" office:value="2.70008386040121">
            <text:p>2.7000838604</text:p>
          </table:table-cell>
          <table:table-cell table:formula="of:=3+STANDARDIZE([.D26];[.AW$1];[.AW$2])" office:value-type="float" office:value="2.78535451003622">
            <text:p>2.78535451</text:p>
          </table:table-cell>
          <table:table-cell table:formula="of:=3+STANDARDIZE([.E26];[.AX$1];[.AX$2])" office:value-type="float" office:value="2.67942505888674">
            <text:p>2.6794250589</text:p>
          </table:table-cell>
          <table:table-cell table:formula="of:=3+STANDARDIZE([.F26];[.AY$1];[.AY$2])" office:value-type="float" office:value="2.7886581370118">
            <text:p>2.788658137</text:p>
          </table:table-cell>
          <table:table-cell table:formula="of:=3+STANDARDIZE([.G26];[.AZ$1];[.AZ$2])" office:value-type="float" office:value="2.67337859525235">
            <text:p>2.6733785953</text:p>
          </table:table-cell>
          <table:table-cell table:formula="of:=3+STANDARDIZE([.H26];[.BA$1];[.BA$2])" office:value-type="float" office:value="3.10275796824142">
            <text:p>3.1027579682</text:p>
          </table:table-cell>
          <table:table-cell table:formula="of:=3+STANDARDIZE([.I26];[.BB$1];[.BB$2])" office:value-type="float" office:value="3.26985749672391">
            <text:p>3.2698574967</text:p>
          </table:table-cell>
          <table:table-cell table:formula="of:=3+STANDARDIZE([.J26];[.BC$1];[.BC$2])" office:value-type="float" office:value="3.64195013386157">
            <text:p>3.6419501339</text:p>
          </table:table-cell>
          <table:table-cell table:formula="of:=3+STANDARDIZE([.K26];[.BD$1];[.BD$2])" office:value-type="float" office:value="3.49288885082165">
            <text:p>3.4928888508</text:p>
          </table:table-cell>
          <table:table-cell table:formula="of:=3+STANDARDIZE([.L26];[.BE$1];[.BE$2])" office:value-type="float" office:value="3.37147226253792">
            <text:p>3.3714722625</text:p>
          </table:table-cell>
          <table:table-cell table:formula="of:=3+STANDARDIZE([.M26];[.BF$1];[.BF$2])" office:value-type="float" office:value="3.07668434845261">
            <text:p>3.0766843485</text:p>
          </table:table-cell>
          <table:table-cell table:formula="of:=3+STANDARDIZE([.N26];[.BG$1];[.BG$2])" office:value-type="float" office:value="1.37277685241032">
            <text:p>1.3727768524</text:p>
          </table:table-cell>
          <table:table-cell table:formula="of:=3+STANDARDIZE([.O26];[.BH$1];[.BH$2])" office:value-type="float" office:value="2.77124272439873">
            <text:p>2.7712427244</text:p>
          </table:table-cell>
          <table:table-cell table:formula="of:=3+STANDARDIZE([.P26];[.BI$1];[.BI$2])" office:value-type="float" office:value="4.24331017351139">
            <text:p>4.2433101735</text:p>
          </table:table-cell>
          <table:table-cell table:formula="of:=3+STANDARDIZE([.Q26];[.BJ$1];[.BJ$2])" office:value-type="float" office:value="2.1757233518196">
            <text:p>2.1757233518</text:p>
          </table:table-cell>
          <table:table-cell table:formula="of:=3+STANDARDIZE([.R26];[.BK$1];[.BK$2])" office:value-type="float" office:value="2.05578472638813">
            <text:p>2.0557847264</text:p>
          </table:table-cell>
          <table:table-cell table:formula="of:=3+STANDARDIZE([.S26];[.BL$1];[.BL$2])" office:value-type="float" office:value="2.13330104474392">
            <text:p>2.1333010447</text:p>
          </table:table-cell>
          <table:table-cell table:formula="of:=3+STANDARDIZE([.T26];[.BM$1];[.BM$2])" office:value-type="float" office:value="2.11593069508512">
            <text:p>2.1159306951</text:p>
          </table:table-cell>
          <table:table-cell table:formula="of:=3+STANDARDIZE([.U26];[.BN$1];[.BN$2])" office:value-type="float" office:value="3.90470456484169">
            <text:p>3.9047045648</text:p>
          </table:table-cell>
          <table:table-cell table:formula="of:=3+STANDARDIZE([.V26];[.BO$1];[.BO$2])" office:value-type="float" office:value="2.14001338917175">
            <text:p>2.1400133892</text:p>
          </table:table-cell>
          <table:table-cell table:formula="of:=3+STANDARDIZE([.W26];[.BP$1];[.BP$2])" office:value-type="float" office:value="2.44622866071591">
            <text:p>2.4462286607</text:p>
          </table:table-cell>
          <table:table-cell table:formula="of:=3+STANDARDIZE([.X26];[.BQ$1];[.BQ$2])" office:value-type="float" office:value="2.29386620932893">
            <text:p>2.2938662093</text:p>
          </table:table-cell>
          <table:table-cell table:formula="of:=3+STANDARDIZE([.Y26];[.BR$1];[.BR$2])" office:value-type="float" office:value="1.55857036696973">
            <text:p>1.558570367</text:p>
          </table:table-cell>
          <table:table-cell table:formula="of:=3+STANDARDIZE([.Z26];[.BS$1];[.BS$2])" office:value-type="float" office:value="2.54709930489838">
            <text:p>2.5470993049</text:p>
          </table:table-cell>
          <table:table-cell table:formula="of:=3+STANDARDIZE([.AA26];[.BT$1];[.BT$2])" office:value-type="float" office:value="3.93053470130096">
            <text:p>3.9305347013</text:p>
          </table:table-cell>
          <table:table-cell table:formula="of:=3+STANDARDIZE([.AB26];[.BU$1];[.BU$2])" office:value-type="float" office:value="2.29386620932893">
            <text:p>2.2938662093</text:p>
          </table:table-cell>
          <table:table-cell table:formula="of:=3+STANDARDIZE([.AC26];[.BV$1];[.BV$2])" office:value-type="float" office:value="2.31756445997238">
            <text:p>2.31756446</text:p>
          </table:table-cell>
          <table:table-cell table:formula="of:=3+STANDARDIZE([.AD26];[.BW$1];[.BW$2])" office:value-type="float" office:value="2.72269791923264">
            <text:p>2.7226979192</text:p>
          </table:table-cell>
          <table:table-cell table:formula="of:=3+STANDARDIZE([.AE26];[.BX$1];[.BX$2])" office:value-type="float" office:value="2.1305381903333">
            <text:p>2.1305381903</text:p>
          </table:table-cell>
          <table:table-cell table:formula="of:=3+STANDARDIZE([.AF26];[.BY$1];[.BY$2])" office:value-type="float" office:value="2.66428346029339">
            <text:p>2.6642834603</text:p>
          </table:table-cell>
          <table:table-cell table:formula="of:=3+STANDARDIZE([.AG26];[.BZ$1];[.BZ$2])" office:value-type="float" office:value="3.5796931270434">
            <text:p>3.579693127</text:p>
          </table:table-cell>
          <table:table-cell table:formula="of:=3+STANDARDIZE([.AH26];[.CA$1];[.CA$2])" office:value-type="float" office:value="3.03047176085794">
            <text:p>3.0304717609</text:p>
          </table:table-cell>
          <table:table-cell table:formula="of:=3+STANDARDIZE([.AI26];[.CB$1];[.CB$2])" office:value-type="float" office:value="2.96431204826436">
            <text:p>2.9643120483</text:p>
          </table:table-cell>
          <table:table-cell table:formula="of:=3+STANDARDIZE([.AJ26];[.CC$1];[.CC$2])" office:value-type="float" office:value="2.51830280135829">
            <text:p>2.5183028014</text:p>
          </table:table-cell>
          <table:table-cell table:formula="of:=3+STANDARDIZE([.AK26];[.CD$1];[.CD$2])" office:value-type="float" office:value="1.55857036696973">
            <text:p>1.558570367</text:p>
          </table:table-cell>
          <table:table-cell table:formula="of:=3+STANDARDIZE([.AL26];[.CE$1];[.CE$2])" office:value-type="float" office:value="2.76689918021545">
            <text:p>2.7668991802</text:p>
          </table:table-cell>
          <table:table-cell table:formula="of:=3+STANDARDIZE([.AM26];[.CF$1];[.CF$2])" office:value-type="float" office:value="4.11248146152797">
            <text:p>4.1124814615</text:p>
          </table:table-cell>
          <table:table-cell table:formula="of:=3+STANDARDIZE([.AN26];[.CG$1];[.CG$2])" office:value-type="float" office:value="4.08126399203965">
            <text:p>4.081263992</text:p>
          </table:table-cell>
          <table:table-cell table:formula="of:=3+STANDARDIZE([.AO26];[.CH$1];[.CH$2])" office:value-type="float" office:value="1.94589278370899">
            <text:p>1.9458927837</text:p>
          </table:table-cell>
          <table:table-cell table:formula="of:=3+STANDARDIZE([.AP26];[.CI$1];[.CI$2])" office:value-type="float" office:value="6.32116911718766">
            <text:p>6.3211691172</text:p>
          </table:table-cell>
          <table:table-cell table:formula="of:=3+STANDARDIZE([.AQ26];[.CJ$1];[.CJ$2])" office:value-type="float" office:value="4.83563517811663">
            <text:p>4.8356351781</text:p>
          </table:table-cell>
          <table:table-cell table:formula="of:=3+STANDARDIZE([.AR26];[.CK$1];[.CK$2])" office:value-type="float" office:value="2.93577640599906">
            <text:p>2.935776406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  <table:table-cell office:value-type="float" office:value="26.4797">
            <text:p>26.4797</text:p>
          </table:table-cell>
          <table:table-cell office:value-type="float" office:value="287.949">
            <text:p>287.949</text:p>
          </table:table-cell>
          <table:table-cell office:value-type="float" office:value="941807">
            <text:p>941807</text:p>
          </table:table-cell>
          <table:table-cell office:value-type="float" office:value="24984508">
            <text:p>24984508</text:p>
          </table:table-cell>
          <table:table-cell table:formula="of:=[.Z26]+921" office:value-type="float" office:value="3433427">
            <text:p>3433427</text:p>
          </table:table-cell>
          <table:table-cell office:value-type="float" office:value="85884">
            <text:p>85884.0000</text:p>
          </table:table-cell>
          <table:table-cell office:value-type="float" office:value="941807">
            <text:p>941807</text:p>
          </table:table-cell>
          <table:table-cell office:value-type="float" office:value="356742">
            <text:p>356742</text:p>
          </table:table-cell>
          <table:table-cell office:value-type="float" office:value="289450">
            <text:p>289450</text:p>
          </table:table-cell>
          <table:table-cell office:value-type="float" office:value="134916">
            <text:p>134916</text:p>
          </table:table-cell>
          <table:table-cell office:value-type="float" office:value="2175">
            <text:p>2175</text:p>
          </table:table-cell>
          <table:table-cell office:value-type="float" office:value="319860">
            <text:p>319860</text:p>
          </table:table-cell>
          <table:table-cell office:value-type="float" office:value="566420">
            <text:p>566420</text:p>
          </table:table-cell>
          <table:table-cell office:value-type="float" office:value="208823">
            <text:p>208823</text:p>
          </table:table-cell>
          <table:table-cell office:value-type="float" office:value="472626">
            <text:p>472626</text:p>
          </table:table-cell>
          <table:table-cell office:value-type="float" office:value="24984508">
            <text:p>24984508</text:p>
          </table:table-cell>
          <table:table-cell office:value-type="float" office:value="54400">
            <text:p>54400</text:p>
          </table:table-cell>
          <table:table-cell office:value-type="float" office:value="702997">
            <text:p>702997</text:p>
          </table:table-cell>
          <table:table-cell office:value-type="float" office:value="22003">
            <text:p>22003</text:p>
          </table:table-cell>
          <table:table-cell office:value-type="float" office:value="4374592">
            <text:p>4374592</text:p>
          </table:table-cell>
          <table:table-cell office:value-type="float" office:value="1604231">
            <text:p>1604231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7];[.AU$1];[.AU$2])" office:value-type="float" office:value="0.72106875085888">
            <text:p>0.7210687509</text:p>
          </table:table-cell>
          <table:table-cell table:formula="of:=3+STANDARDIZE([.C27];[.AV$1];[.AV$2])" office:value-type="float" office:value="2.97798948829108">
            <text:p>2.9779894883</text:p>
          </table:table-cell>
          <table:table-cell table:formula="of:=3+STANDARDIZE([.D27];[.AW$1];[.AW$2])" office:value-type="float" office:value="2.73858937166544">
            <text:p>2.7385893717</text:p>
          </table:table-cell>
          <table:table-cell table:formula="of:=3+STANDARDIZE([.E27];[.AX$1];[.AX$2])" office:value-type="float" office:value="2.89223649874756">
            <text:p>2.8922364987</text:p>
          </table:table-cell>
          <table:table-cell table:formula="of:=3+STANDARDIZE([.F27];[.AY$1];[.AY$2])" office:value-type="float" office:value="2.86874557982838">
            <text:p>2.8687455798</text:p>
          </table:table-cell>
          <table:table-cell table:formula="of:=3+STANDARDIZE([.G27];[.AZ$1];[.AZ$2])" office:value-type="float" office:value="2.87591384674299">
            <text:p>2.8759138467</text:p>
          </table:table-cell>
          <table:table-cell table:formula="of:=3+STANDARDIZE([.H27];[.BA$1];[.BA$2])" office:value-type="float" office:value="4.43019018342795">
            <text:p>4.4301901834</text:p>
          </table:table-cell>
          <table:table-cell table:formula="of:=3+STANDARDIZE([.I27];[.BB$1];[.BB$2])" office:value-type="float" office:value="2.48685695877046">
            <text:p>2.4868569588</text:p>
          </table:table-cell>
          <table:table-cell table:formula="of:=3+STANDARDIZE([.J27];[.BC$1];[.BC$2])" office:value-type="float" office:value="3.1026827492586">
            <text:p>3.1026827493</text:p>
          </table:table-cell>
          <table:table-cell table:formula="of:=3+STANDARDIZE([.K27];[.BD$1];[.BD$2])" office:value-type="float" office:value="2.9777757852281">
            <text:p>2.9777757852</text:p>
          </table:table-cell>
          <table:table-cell table:formula="of:=3+STANDARDIZE([.L27];[.BE$1];[.BE$2])" office:value-type="float" office:value="2.3161102286028">
            <text:p>2.3161102286</text:p>
          </table:table-cell>
          <table:table-cell table:formula="of:=3+STANDARDIZE([.M27];[.BF$1];[.BF$2])" office:value-type="float" office:value="2.33218060619273">
            <text:p>2.3321806062</text:p>
          </table:table-cell>
          <table:table-cell table:formula="of:=3+STANDARDIZE([.N27];[.BG$1];[.BG$2])" office:value-type="float" office:value="-0.724267934281233">
            <text:p>-0.7242679343</text:p>
          </table:table-cell>
          <table:table-cell table:formula="of:=3+STANDARDIZE([.O27];[.BH$1];[.BH$2])" office:value-type="float" office:value="2.639698309078">
            <text:p>2.6396983091</text:p>
          </table:table-cell>
          <table:table-cell table:formula="of:=3+STANDARDIZE([.P27];[.BI$1];[.BI$2])" office:value-type="float" office:value="2.44841533393585">
            <text:p>2.4484153339</text:p>
          </table:table-cell>
          <table:table-cell table:formula="of:=3+STANDARDIZE([.Q27];[.BJ$1];[.BJ$2])" office:value-type="float" office:value="2.91416759750876">
            <text:p>2.9141675975</text:p>
          </table:table-cell>
          <table:table-cell table:formula="of:=3+STANDARDIZE([.R27];[.BK$1];[.BK$2])" office:value-type="float" office:value="2.24380155161742">
            <text:p>2.2438015516</text:p>
          </table:table-cell>
          <table:table-cell table:formula="of:=3+STANDARDIZE([.S27];[.BL$1];[.BL$2])" office:value-type="float" office:value="3.35077780564354">
            <text:p>3.3507778056</text:p>
          </table:table-cell>
          <table:table-cell table:formula="of:=3+STANDARDIZE([.T27];[.BM$1];[.BM$2])" office:value-type="float" office:value="2.30704599726392">
            <text:p>2.3070459973</text:p>
          </table:table-cell>
          <table:table-cell table:formula="of:=3+STANDARDIZE([.U27];[.BN$1];[.BN$2])" office:value-type="float" office:value="8.46744676401389">
            <text:p>8.467446764</text:p>
          </table:table-cell>
          <table:table-cell table:formula="of:=3+STANDARDIZE([.V27];[.BO$1];[.BO$2])" office:value-type="float" office:value="3.08141076997057">
            <text:p>3.08141077</text:p>
          </table:table-cell>
          <table:table-cell table:formula="of:=3+STANDARDIZE([.W27];[.BP$1];[.BP$2])" office:value-type="float" office:value="3.51809812524032">
            <text:p>3.5180981252</text:p>
          </table:table-cell>
          <table:table-cell table:formula="of:=3+STANDARDIZE([.X27];[.BQ$1];[.BQ$2])" office:value-type="float" office:value="2.29527235532775">
            <text:p>2.2952723553</text:p>
          </table:table-cell>
          <table:table-cell table:formula="of:=3+STANDARDIZE([.Y27];[.BR$1];[.BR$2])" office:value-type="float" office:value="1.44781462805887">
            <text:p>1.4478146281</text:p>
          </table:table-cell>
          <table:table-cell table:formula="of:=3+STANDARDIZE([.Z27];[.BS$1];[.BS$2])" office:value-type="float" office:value="2.55273959362233">
            <text:p>2.5527395936</text:p>
          </table:table-cell>
          <table:table-cell table:formula="of:=3+STANDARDIZE([.AA27];[.BT$1];[.BT$2])" office:value-type="float" office:value="3.22767897923119">
            <text:p>3.2276789792</text:p>
          </table:table-cell>
          <table:table-cell table:formula="of:=3+STANDARDIZE([.AB27];[.BU$1];[.BU$2])" office:value-type="float" office:value="2.29527235532775">
            <text:p>2.2952723553</text:p>
          </table:table-cell>
          <table:table-cell table:formula="of:=3+STANDARDIZE([.AC27];[.BV$1];[.BV$2])" office:value-type="float" office:value="2.32836919769387">
            <text:p>2.3283691977</text:p>
          </table:table-cell>
          <table:table-cell table:formula="of:=3+STANDARDIZE([.AD27];[.BW$1];[.BW$2])" office:value-type="float" office:value="2.49126469100322">
            <text:p>2.491264691</text:p>
          </table:table-cell>
          <table:table-cell table:formula="of:=3+STANDARDIZE([.AE27];[.BX$1];[.BX$2])" office:value-type="float" office:value="2.00770326839537">
            <text:p>2.0077032684</text:p>
          </table:table-cell>
          <table:table-cell table:formula="of:=3+STANDARDIZE([.AF27];[.BY$1];[.BY$2])" office:value-type="float" office:value="2.77874972991324">
            <text:p>2.7787497299</text:p>
          </table:table-cell>
          <table:table-cell table:formula="of:=3+STANDARDIZE([.AG27];[.BZ$1];[.BZ$2])" office:value-type="float" office:value="3.57857183839181">
            <text:p>3.5785718384</text:p>
          </table:table-cell>
          <table:table-cell table:formula="of:=3+STANDARDIZE([.AH27];[.CA$1];[.CA$2])" office:value-type="float" office:value="2.90746374405117">
            <text:p>2.9074637441</text:p>
          </table:table-cell>
          <table:table-cell table:formula="of:=3+STANDARDIZE([.AI27];[.CB$1];[.CB$2])" office:value-type="float" office:value="2.32359127809327">
            <text:p>2.3235912781</text:p>
          </table:table-cell>
          <table:table-cell table:formula="of:=3+STANDARDIZE([.AJ27];[.CC$1];[.CC$2])" office:value-type="float" office:value="2.4435248019848">
            <text:p>2.443524802</text:p>
          </table:table-cell>
          <table:table-cell table:formula="of:=3+STANDARDIZE([.AK27];[.CD$1];[.CD$2])" office:value-type="float" office:value="1.44781462805887">
            <text:p>1.4478146281</text:p>
          </table:table-cell>
          <table:table-cell table:formula="of:=3+STANDARDIZE([.AL27];[.CE$1];[.CE$2])" office:value-type="float" office:value="2.61792441371245">
            <text:p>2.6179244137</text:p>
          </table:table-cell>
          <table:table-cell table:formula="of:=3+STANDARDIZE([.AM27];[.CF$1];[.CF$2])" office:value-type="float" office:value="3.46602366389098">
            <text:p>3.4660236639</text:p>
          </table:table-cell>
          <table:table-cell table:formula="of:=3+STANDARDIZE([.AN27];[.CG$1];[.CG$2])" office:value-type="float" office:value="2.52576607412864">
            <text:p>2.5257660741</text:p>
          </table:table-cell>
          <table:table-cell table:formula="of:=3+STANDARDIZE([.AO27];[.CH$1];[.CH$2])" office:value-type="float" office:value="2.97049089510288">
            <text:p>2.9704908951</text:p>
          </table:table-cell>
          <table:table-cell table:formula="of:=3+STANDARDIZE([.AP27];[.CI$1];[.CI$2])" office:value-type="float" office:value="3.25130889209861">
            <text:p>3.2513088921</text:p>
          </table:table-cell>
          <table:table-cell table:formula="of:=3+STANDARDIZE([.AQ27];[.CJ$1];[.CJ$2])" office:value-type="float" office:value="2.86665998709691">
            <text:p>2.8666599871</text:p>
          </table:table-cell>
          <table:table-cell table:formula="of:=3+STANDARDIZE([.AR2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  <table:table-cell office:value-type="float" office:value="26.4117">
            <text:p>26.4117</text:p>
          </table:table-cell>
          <table:table-cell office:value-type="float" office:value="325.851">
            <text:p>325.851</text:p>
          </table:table-cell>
          <table:table-cell office:value-type="float" office:value="558394">
            <text:p>558394</text:p>
          </table:table-cell>
          <table:table-cell office:value-type="float" office:value="25258406">
            <text:p>25258406</text:p>
          </table:table-cell>
          <table:table-cell table:formula="of:=[.Z27]+921" office:value-type="float" office:value="3434348">
            <text:p>3434348</text:p>
          </table:table-cell>
          <table:table-cell office:value-type="float" office:value="59323">
            <text:p>59323.0000</text:p>
          </table:table-cell>
          <table:table-cell office:value-type="float" office:value="558394">
            <text:p>558394</text:p>
          </table:table-cell>
          <table:table-cell office:value-type="float" office:value="82413">
            <text:p>82413</text:p>
          </table:table-cell>
          <table:table-cell office:value-type="float" office:value="313452">
            <text:p>313452</text:p>
          </table:table-cell>
          <table:table-cell office:value-type="float" office:value="34935">
            <text:p>34935</text:p>
          </table:table-cell>
          <table:table-cell office:value-type="float" office:value="6482">
            <text:p>6482</text:p>
          </table:table-cell>
          <table:table-cell office:value-type="float" office:value="299566">
            <text:p>299566</text:p>
          </table:table-cell>
          <table:table-cell office:value-type="float" office:value="444351">
            <text:p>444351</text:p>
          </table:table-cell>
          <table:table-cell office:value-type="float" office:value="226678">
            <text:p>226678</text:p>
          </table:table-cell>
          <table:table-cell office:value-type="float" office:value="385395">
            <text:p>385395</text:p>
          </table:table-cell>
          <table:table-cell office:value-type="float" office:value="25258406">
            <text:p>25258406</text:p>
          </table:table-cell>
          <table:table-cell office:value-type="float" office:value="27210">
            <text:p>27210</text:p>
          </table:table-cell>
          <table:table-cell office:value-type="float" office:value="633852">
            <text:p>633852</text:p>
          </table:table-cell>
          <table:table-cell office:value-type="float" office:value="16490">
            <text:p>16490</text:p>
          </table:table-cell>
          <table:table-cell office:value-type="float" office:value="3995623">
            <text:p>3995623</text:p>
          </table:table-cell>
          <table:table-cell office:value-type="float" office:value="1905593">
            <text:p>1905593</text:p>
          </table:table-cell>
          <table:table-cell office:value-type="float" office:value="73500">
            <text:p>735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8];[.AU$1];[.AU$2])" office:value-type="float" office:value="0.285675979624864">
            <text:p>0.2856759796</text:p>
          </table:table-cell>
          <table:table-cell table:formula="of:=3+STANDARDIZE([.C28];[.AV$1];[.AV$2])" office:value-type="float" office:value="3.2327363138568">
            <text:p>3.2327363139</text:p>
          </table:table-cell>
          <table:table-cell table:formula="of:=3+STANDARDIZE([.D28];[.AW$1];[.AW$2])" office:value-type="float" office:value="2.96119143031036">
            <text:p>2.9611914303</text:p>
          </table:table-cell>
          <table:table-cell table:formula="of:=3+STANDARDIZE([.E28];[.AX$1];[.AX$2])" office:value-type="float" office:value="3.11834865359968">
            <text:p>3.1183486536</text:p>
          </table:table-cell>
          <table:table-cell table:formula="of:=3+STANDARDIZE([.F28];[.AY$1];[.AY$2])" office:value-type="float" office:value="3.10700572220771">
            <text:p>3.1070057222</text:p>
          </table:table-cell>
          <table:table-cell table:formula="of:=3+STANDARDIZE([.G28];[.AZ$1];[.AZ$2])" office:value-type="float" office:value="2.87058397170376">
            <text:p>2.8705839717</text:p>
          </table:table-cell>
          <table:table-cell table:formula="of:=3+STANDARDIZE([.H28];[.BA$1];[.BA$2])" office:value-type="float" office:value="4.14588811241837">
            <text:p>4.1458881124</text:p>
          </table:table-cell>
          <table:table-cell table:formula="of:=3+STANDARDIZE([.I28];[.BB$1];[.BB$2])" office:value-type="float" office:value="2.05842270215442">
            <text:p>2.0584227022</text:p>
          </table:table-cell>
          <table:table-cell table:formula="of:=3+STANDARDIZE([.J28];[.BC$1];[.BC$2])" office:value-type="float" office:value="2.52383610707008">
            <text:p>2.5238361071</text:p>
          </table:table-cell>
          <table:table-cell table:formula="of:=3+STANDARDIZE([.K28];[.BD$1];[.BD$2])" office:value-type="float" office:value="2.49794443645603">
            <text:p>2.4979444365</text:p>
          </table:table-cell>
          <table:table-cell table:formula="of:=3+STANDARDIZE([.L28];[.BE$1];[.BE$2])" office:value-type="float" office:value="2.11458381006243">
            <text:p>2.1145838101</text:p>
          </table:table-cell>
          <table:table-cell table:formula="of:=3+STANDARDIZE([.M28];[.BF$1];[.BF$2])" office:value-type="float" office:value="2.26828662831222">
            <text:p>2.2682866283</text:p>
          </table:table-cell>
          <table:table-cell table:formula="of:=3+STANDARDIZE([.N28];[.BG$1];[.BG$2])" office:value-type="float" office:value="0.0468103893476193">
            <text:p>0.0468103893</text:p>
          </table:table-cell>
          <table:table-cell table:formula="of:=3+STANDARDIZE([.O28];[.BH$1];[.BH$2])" office:value-type="float" office:value="2.86949998584257">
            <text:p>2.8694999858</text:p>
          </table:table-cell>
          <table:table-cell table:formula="of:=3+STANDARDIZE([.P28];[.BI$1];[.BI$2])" office:value-type="float" office:value="3.96483235615873">
            <text:p>3.9648323562</text:p>
          </table:table-cell>
          <table:table-cell table:formula="of:=3+STANDARDIZE([.Q28];[.BJ$1];[.BJ$2])" office:value-type="float" office:value="3.47359505636419">
            <text:p>3.4735950564</text:p>
          </table:table-cell>
          <table:table-cell table:formula="of:=3+STANDARDIZE([.R28];[.BK$1];[.BK$2])" office:value-type="float" office:value="2.86801741137863">
            <text:p>2.8680174114</text:p>
          </table:table-cell>
          <table:table-cell table:formula="of:=3+STANDARDIZE([.S28];[.BL$1];[.BL$2])" office:value-type="float" office:value="3.70741241237171">
            <text:p>3.7074124124</text:p>
          </table:table-cell>
          <table:table-cell table:formula="of:=3+STANDARDIZE([.T28];[.BM$1];[.BM$2])" office:value-type="float" office:value="2.91606676020701">
            <text:p>2.9160667602</text:p>
          </table:table-cell>
          <table:table-cell table:formula="of:=3+STANDARDIZE([.U28];[.BN$1];[.BN$2])" office:value-type="float" office:value="6.53528320647787">
            <text:p>6.5352832065</text:p>
          </table:table-cell>
          <table:table-cell table:formula="of:=3+STANDARDIZE([.V28];[.BO$1];[.BO$2])" office:value-type="float" office:value="2.92121301748228">
            <text:p>2.9212130175</text:p>
          </table:table-cell>
          <table:table-cell table:formula="of:=3+STANDARDIZE([.W28];[.BP$1];[.BP$2])" office:value-type="float" office:value="4.0068201583271">
            <text:p>4.0068201583</text:p>
          </table:table-cell>
          <table:table-cell table:formula="of:=3+STANDARDIZE([.X28];[.BQ$1];[.BQ$2])" office:value-type="float" office:value="2.24126167051062">
            <text:p>2.2412616705</text:p>
          </table:table-cell>
          <table:table-cell table:formula="of:=3+STANDARDIZE([.Y28];[.BR$1];[.BR$2])" office:value-type="float" office:value="1.48804977966625">
            <text:p>1.4880497797</text:p>
          </table:table-cell>
          <table:table-cell table:formula="of:=3+STANDARDIZE([.Z28];[.BS$1];[.BS$2])" office:value-type="float" office:value="2.55837988234628">
            <text:p>2.5583798823</text:p>
          </table:table-cell>
          <table:table-cell table:formula="of:=3+STANDARDIZE([.AA28];[.BT$1];[.BT$2])" office:value-type="float" office:value="2.65693237022769">
            <text:p>2.6569323702</text:p>
          </table:table-cell>
          <table:table-cell table:formula="of:=3+STANDARDIZE([.AB28];[.BU$1];[.BU$2])" office:value-type="float" office:value="2.24126167051062">
            <text:p>2.2412616705</text:p>
          </table:table-cell>
          <table:table-cell table:formula="of:=3+STANDARDIZE([.AC28];[.BV$1];[.BV$2])" office:value-type="float" office:value="0.809121173911921">
            <text:p>0.8091211739</text:p>
          </table:table-cell>
          <table:table-cell table:formula="of:=3+STANDARDIZE([.AD28];[.BW$1];[.BW$2])" office:value-type="float" office:value="2.6439378534912">
            <text:p>2.6439378535</text:p>
          </table:table-cell>
          <table:table-cell table:formula="of:=3+STANDARDIZE([.AE28];[.BX$1];[.BX$2])" office:value-type="float" office:value="1.97741471991292">
            <text:p>1.9774147199</text:p>
          </table:table-cell>
          <table:table-cell table:formula="of:=3+STANDARDIZE([.AF28];[.BY$1];[.BY$2])" office:value-type="float" office:value="3.03768156985688">
            <text:p>3.0376815699</text:p>
          </table:table-cell>
          <table:table-cell table:formula="of:=3+STANDARDIZE([.AG28];[.BZ$1];[.BZ$2])" office:value-type="float" office:value="3.41832231800185">
            <text:p>3.418322318</text:p>
          </table:table-cell>
          <table:table-cell table:formula="of:=3+STANDARDIZE([.AH28];[.CA$1];[.CA$2])" office:value-type="float" office:value="2.37925233927455">
            <text:p>2.3792523393</text:p>
          </table:table-cell>
          <table:table-cell table:formula="of:=3+STANDARDIZE([.AI28];[.CB$1];[.CB$2])" office:value-type="float" office:value="2.40888282094683">
            <text:p>2.4088828209</text:p>
          </table:table-cell>
          <table:table-cell table:formula="of:=3+STANDARDIZE([.AJ28];[.CC$1];[.CC$2])" office:value-type="float" office:value="1.66614908236268">
            <text:p>1.6661490824</text:p>
          </table:table-cell>
          <table:table-cell table:formula="of:=3+STANDARDIZE([.AK28];[.CD$1];[.CD$2])" office:value-type="float" office:value="1.48804977966625">
            <text:p>1.4880497797</text:p>
          </table:table-cell>
          <table:table-cell table:formula="of:=3+STANDARDIZE([.AL28];[.CE$1];[.CE$2])" office:value-type="float" office:value="2.55978259966271">
            <text:p>2.5597825997</text:p>
          </table:table-cell>
          <table:table-cell table:formula="of:=3+STANDARDIZE([.AM28];[.CF$1];[.CF$2])" office:value-type="float" office:value="3.11243172925024">
            <text:p>3.1124317293</text:p>
          </table:table-cell>
          <table:table-cell table:formula="of:=3+STANDARDIZE([.AN28];[.CG$1];[.CG$2])" office:value-type="float" office:value="2.0626282462261">
            <text:p>2.0626282462</text:p>
          </table:table-cell>
          <table:table-cell table:formula="of:=3+STANDARDIZE([.AO28];[.CH$1];[.CH$2])" office:value-type="float" office:value="2.20924063204716">
            <text:p>2.209240632</text:p>
          </table:table-cell>
          <table:table-cell table:formula="of:=3+STANDARDIZE([.AP28];[.CI$1];[.CI$2])" office:value-type="float" office:value="3.9618236322186">
            <text:p>3.9618236322</text:p>
          </table:table-cell>
          <table:table-cell table:formula="of:=3+STANDARDIZE([.AQ28];[.CJ$1];[.CJ$2])" office:value-type="float" office:value="4.47890097495092">
            <text:p>4.478900975</text:p>
          </table:table-cell>
          <table:table-cell table:formula="of:=3+STANDARDIZE([.AR2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  <table:table-cell office:value-type="float" office:value="26.2618">
            <text:p>26.2618</text:p>
          </table:table-cell>
          <table:table-cell office:value-type="float" office:value="343.974">
            <text:p>343.974</text:p>
          </table:table-cell>
          <table:table-cell office:value-type="float" office:value="1070783">
            <text:p>1070783</text:p>
          </table:table-cell>
          <table:table-cell office:value-type="float" office:value="23338298">
            <text:p>23338298</text:p>
          </table:table-cell>
          <table:table-cell table:style-name="ce2" office:value-type="float" office:value="3435270">
            <text:p>3435270</text:p>
          </table:table-cell>
          <table:table-cell office:value-type="float" office:value="39821">
            <text:p>39821.0000</text:p>
          </table:table-cell>
          <table:table-cell office:value-type="float" office:value="1070783">
            <text:p>1070783</text:p>
          </table:table-cell>
          <table:table-cell office:value-type="float" office:value="102080">
            <text:p>102080</text:p>
          </table:table-cell>
          <table:table-cell office:value-type="float" office:value="110548">
            <text:p>110548</text:p>
          </table:table-cell>
          <table:table-cell office:value-type="float" office:value="15952">
            <text:p>15952</text:p>
          </table:table-cell>
          <table:table-cell office:value-type="float" office:value="1690">
            <text:p>1690</text:p>
          </table:table-cell>
          <table:table-cell office:value-type="float" office:value="230192">
            <text:p>230192</text:p>
          </table:table-cell>
          <table:table-cell office:value-type="float" office:value="554122">
            <text:p>554122</text:p>
          </table:table-cell>
          <table:table-cell office:value-type="float" office:value="391635">
            <text:p>391635</text:p>
          </table:table-cell>
          <table:table-cell office:value-type="float" office:value="280053">
            <text:p>280053</text:p>
          </table:table-cell>
          <table:table-cell office:value-type="float" office:value="23338298">
            <text:p>23338298</text:p>
          </table:table-cell>
          <table:table-cell office:value-type="float" office:value="57874">
            <text:p>57874</text:p>
          </table:table-cell>
          <table:table-cell office:value-type="float" office:value="729872">
            <text:p>729872</text:p>
          </table:table-cell>
          <table:table-cell office:value-type="float" office:value="28221">
            <text:p>28221</text:p>
          </table:table-cell>
          <table:table-cell office:value-type="float" office:value="4127638">
            <text:p>4127638</text:p>
          </table:table-cell>
          <table:table-cell office:value-type="float" office:value="1602160">
            <text:p>1602160</text:p>
          </table:table-cell>
          <table:table-cell office:value-type="float" office:value="129515">
            <text:p>1295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29];[.AU$1];[.AU$2])" office:value-type="float" office:value="-0.166362199130024">
            <text:p>-0.1663621991</text:p>
          </table:table-cell>
          <table:table-cell table:formula="of:=3+STANDARDIZE([.C29];[.AV$1];[.AV$2])" office:value-type="float" office:value="3.39021616966105">
            <text:p>3.3902161697</text:p>
          </table:table-cell>
          <table:table-cell table:formula="of:=3+STANDARDIZE([.D29];[.AW$1];[.AW$2])" office:value-type="float" office:value="3.25300589374404">
            <text:p>3.2530058937</text:p>
          </table:table-cell>
          <table:table-cell table:formula="of:=3+STANDARDIZE([.E29];[.AX$1];[.AX$2])" office:value-type="float" office:value="3.25135580351269">
            <text:p>3.2513558035</text:p>
          </table:table-cell>
          <table:table-cell table:formula="of:=3+STANDARDIZE([.F29];[.AY$1];[.AY$2])" office:value-type="float" office:value="3.37429756260804">
            <text:p>3.3742975626</text:p>
          </table:table-cell>
          <table:table-cell table:formula="of:=3+STANDARDIZE([.G29];[.AZ$1];[.AZ$2])" office:value-type="float" office:value="2.78264103355651">
            <text:p>2.7826410336</text:p>
          </table:table-cell>
          <table:table-cell table:formula="of:=3+STANDARDIZE([.H29];[.BA$1];[.BA$2])" office:value-type="float" office:value="3.62794143032456">
            <text:p>3.6279414303</text:p>
          </table:table-cell>
          <table:table-cell table:formula="of:=3+STANDARDIZE([.I29];[.BB$1];[.BB$2])" office:value-type="float" office:value="2.08304536058063">
            <text:p>2.0830453606</text:p>
          </table:table-cell>
          <table:table-cell table:formula="of:=3+STANDARDIZE([.J29];[.BC$1];[.BC$2])" office:value-type="float" office:value="1.99446353686348">
            <text:p>1.9944635369</text:p>
          </table:table-cell>
          <table:table-cell table:formula="of:=3+STANDARDIZE([.K29];[.BD$1];[.BD$2])" office:value-type="float" office:value="2.00588209251918">
            <text:p>2.0058820925</text:p>
          </table:table-cell>
          <table:table-cell table:formula="of:=3+STANDARDIZE([.L29];[.BE$1];[.BE$2])" office:value-type="float" office:value="1.76456424101862">
            <text:p>1.764564241</text:p>
          </table:table-cell>
          <table:table-cell table:formula="of:=3+STANDARDIZE([.M29];[.BF$1];[.BF$2])" office:value-type="float" office:value="2.55997652733195">
            <text:p>2.5599765273</text:p>
          </table:table-cell>
          <table:table-cell table:formula="of:=3+STANDARDIZE([.N29];[.BG$1];[.BG$2])" office:value-type="float" office:value="3.21519764438331">
            <text:p>3.2151976444</text:p>
          </table:table-cell>
          <table:table-cell table:formula="of:=3+STANDARDIZE([.O29];[.BH$1];[.BH$2])" office:value-type="float" office:value="3.00866435205079">
            <text:p>3.0086643521</text:p>
          </table:table-cell>
          <table:table-cell table:formula="of:=3+STANDARDIZE([.P29];[.BI$1];[.BI$2])" office:value-type="float" office:value="3.531904656913">
            <text:p>3.5319046569</text:p>
          </table:table-cell>
          <table:table-cell table:formula="of:=3+STANDARDIZE([.Q29];[.BJ$1];[.BJ$2])" office:value-type="float" office:value="2.91416759750876">
            <text:p>2.9141675975</text:p>
          </table:table-cell>
          <table:table-cell table:formula="of:=3+STANDARDIZE([.R29];[.BK$1];[.BK$2])" office:value-type="float" office:value="3.55741243721933">
            <text:p>3.5574124372</text:p>
          </table:table-cell>
          <table:table-cell table:formula="of:=3+STANDARDIZE([.S29];[.BL$1];[.BL$2])" office:value-type="float" office:value="3.54754172659701">
            <text:p>3.5475417266</text:p>
          </table:table-cell>
          <table:table-cell table:formula="of:=3+STANDARDIZE([.T29];[.BM$1];[.BM$2])" office:value-type="float" office:value="2.95428982064277">
            <text:p>2.9542898206</text:p>
          </table:table-cell>
          <table:table-cell table:formula="of:=3+STANDARDIZE([.U29];[.BN$1];[.BN$2])" office:value-type="float" office:value="-0.441777126055834">
            <text:p>-0.4417771261</text:p>
          </table:table-cell>
          <table:table-cell table:formula="of:=3+STANDARDIZE([.V29];[.BO$1];[.BO$2])" office:value-type="float" office:value="2.56807120721766">
            <text:p>2.5680712072</text:p>
          </table:table-cell>
          <table:table-cell table:formula="of:=3+STANDARDIZE([.W29];[.BP$1];[.BP$2])" office:value-type="float" office:value="4.24050464478247">
            <text:p>4.2405046448</text:p>
          </table:table-cell>
          <table:table-cell table:formula="of:=3+STANDARDIZE([.X29];[.BQ$1];[.BQ$2])" office:value-type="float" office:value="2.31344096746394">
            <text:p>2.3134409675</text:p>
          </table:table-cell>
          <table:table-cell table:formula="of:=3+STANDARDIZE([.Y29];[.BR$1];[.BR$2])" office:value-type="float" office:value="1.20598917140131">
            <text:p>1.2059891714</text:p>
          </table:table-cell>
          <table:table-cell table:formula="of:=3+STANDARDIZE([.Z29];[.BS$1];[.BS$2])" office:value-type="float" office:value="2.56402629516222">
            <text:p>2.5640262952</text:p>
          </table:table-cell>
          <table:table-cell table:formula="of:=3+STANDARDIZE([.AA29];[.BT$1];[.BT$2])" office:value-type="float" office:value="2.23787057403079">
            <text:p>2.237870574</text:p>
          </table:table-cell>
          <table:table-cell table:formula="of:=3+STANDARDIZE([.AB29];[.BU$1];[.BU$2])" office:value-type="float" office:value="2.31344096746394">
            <text:p>2.3134409675</text:p>
          </table:table-cell>
          <table:table-cell table:formula="of:=3+STANDARDIZE([.AC29];[.BV$1];[.BV$2])" office:value-type="float" office:value="0.918038025151562">
            <text:p>0.9180380252</text:p>
          </table:table-cell>
          <table:table-cell table:formula="of:=3+STANDARDIZE([.AD29];[.BW$1];[.BW$2])" office:value-type="float" office:value="1.35329560028481">
            <text:p>1.3532956003</text:p>
          </table:table-cell>
          <table:table-cell table:formula="of:=3+STANDARDIZE([.AE29];[.BX$1];[.BX$2])" office:value-type="float" office:value="1.97166395210861">
            <text:p>1.9716639521</text:p>
          </table:table-cell>
          <table:table-cell table:formula="of:=3+STANDARDIZE([.AF29];[.BY$1];[.BY$2])" office:value-type="float" office:value="2.7495920929565">
            <text:p>2.749592093</text:p>
          </table:table-cell>
          <table:table-cell table:formula="of:=3+STANDARDIZE([.AG29];[.BZ$1];[.BZ$2])" office:value-type="float" office:value="2.87051753690726">
            <text:p>2.8705175369</text:p>
          </table:table-cell>
          <table:table-cell table:formula="of:=3+STANDARDIZE([.AH29];[.CA$1];[.CA$2])" office:value-type="float" office:value="2.85424839981191">
            <text:p>2.8542483998</text:p>
          </table:table-cell>
          <table:table-cell table:formula="of:=3+STANDARDIZE([.AI29];[.CB$1];[.CB$2])" office:value-type="float" office:value="3.19686585284233">
            <text:p>3.1968658528</text:p>
          </table:table-cell>
          <table:table-cell table:formula="of:=3+STANDARDIZE([.AJ29];[.CC$1];[.CC$2])" office:value-type="float" office:value="0.727373726624082">
            <text:p>0.7273737266</text:p>
          </table:table-cell>
          <table:table-cell table:formula="of:=3+STANDARDIZE([.AK29];[.CD$1];[.CD$2])" office:value-type="float" office:value="1.20598917140131">
            <text:p>1.2059891714</text:p>
          </table:table-cell>
          <table:table-cell table:formula="of:=3+STANDARDIZE([.AL29];[.CE$1];[.CE$2])" office:value-type="float" office:value="2.62535305152079">
            <text:p>2.6253530515</text:p>
          </table:table-cell>
          <table:table-cell table:formula="of:=3+STANDARDIZE([.AM29];[.CF$1];[.CF$2])" office:value-type="float" office:value="3.60345635234958">
            <text:p>3.6034563523</text:p>
          </table:table-cell>
          <table:table-cell table:formula="of:=3+STANDARDIZE([.AN29];[.CG$1];[.CG$2])" office:value-type="float" office:value="3.04812976248307">
            <text:p>3.0481297625</text:p>
          </table:table-cell>
          <table:table-cell table:formula="of:=3+STANDARDIZE([.AO29];[.CH$1];[.CH$2])" office:value-type="float" office:value="2.47442446892379">
            <text:p>2.4744244689</text:p>
          </table:table-cell>
          <table:table-cell table:formula="of:=3+STANDARDIZE([.AP29];[.CI$1];[.CI$2])" office:value-type="float" office:value="3.24642613970519">
            <text:p>3.2464261397</text:p>
          </table:table-cell>
          <table:table-cell table:formula="of:=3+STANDARDIZE([.AQ29];[.CJ$1];[.CJ$2])" office:value-type="float" office:value="6.13595930402692">
            <text:p>6.135959304</text:p>
          </table:table-cell>
          <table:table-cell table:formula="of:=3+STANDARDIZE([.AR2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  <table:table-cell office:value-type="float" office:value="25.7772">
            <text:p>25.7772</text:p>
          </table:table-cell>
          <table:table-cell office:value-type="float" office:value="321.807">
            <text:p>321.807</text:p>
          </table:table-cell>
          <table:table-cell office:value-type="float" office:value="964533">
            <text:p>964533</text:p>
          </table:table-cell>
          <table:table-cell office:value-type="float" office:value="21063692">
            <text:p>21063692</text:p>
          </table:table-cell>
          <table:table-cell table:formula="of:=[.Z29]+820" office:value-type="float" office:value="3436090">
            <text:p>3436090</text:p>
          </table:table-cell>
          <table:table-cell office:value-type="float" office:value="12168">
            <text:p>12168.0000</text:p>
          </table:table-cell>
          <table:table-cell office:value-type="float" office:value="964533">
            <text:p>964533</text:p>
          </table:table-cell>
          <table:table-cell office:value-type="float" office:value="86920">
            <text:p>86920</text:p>
          </table:table-cell>
          <table:table-cell office:value-type="float" office:value="224958">
            <text:p>224958</text:p>
          </table:table-cell>
          <table:table-cell office:value-type="float" office:value="36655">
            <text:p>36655</text:p>
          </table:table-cell>
          <table:table-cell office:value-type="float" office:value="236">
            <text:p>236</text:p>
          </table:table-cell>
          <table:table-cell office:value-type="float" office:value="185703">
            <text:p>185703</text:p>
          </table:table-cell>
          <table:table-cell office:value-type="float" office:value="729904">
            <text:p>729904</text:p>
          </table:table-cell>
          <table:table-cell office:value-type="float" office:value="263286">
            <text:p>263286</text:p>
          </table:table-cell>
          <table:table-cell office:value-type="float" office:value="304822">
            <text:p>304822</text:p>
          </table:table-cell>
          <table:table-cell office:value-type="float" office:value="21063692">
            <text:p>21063692</text:p>
          </table:table-cell>
          <table:table-cell office:value-type="float" office:value="15733">
            <text:p>15733</text:p>
          </table:table-cell>
          <table:table-cell office:value-type="float" office:value="710636">
            <text:p>710636</text:p>
          </table:table-cell>
          <table:table-cell office:value-type="float" office:value="11893">
            <text:p>11893</text:p>
          </table:table-cell>
          <table:table-cell office:value-type="float" office:value="3650963">
            <text:p>3650963</text:p>
          </table:table-cell>
          <table:table-cell office:value-type="float" office:value="1936940">
            <text:p>193694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0];[.AU$1];[.AU$2])" office:value-type="float" office:value="0.49256608134696">
            <text:p>0.4925660813</text:p>
          </table:table-cell>
          <table:table-cell table:formula="of:=3+STANDARDIZE([.C30];[.AV$1];[.AV$2])" office:value-type="float" office:value="3.52453722314116">
            <text:p>3.5245372231</text:p>
          </table:table-cell>
          <table:table-cell table:formula="of:=3+STANDARDIZE([.D30];[.AW$1];[.AW$2])" office:value-type="float" office:value="3.39330130885638">
            <text:p>3.3933013089</text:p>
          </table:table-cell>
          <table:table-cell table:formula="of:=3+STANDARDIZE([.E30];[.AX$1];[.AX$2])" office:value-type="float" office:value="3.54840510498509">
            <text:p>3.548405105</text:p>
          </table:table-cell>
          <table:table-cell table:formula="of:=3+STANDARDIZE([.F30];[.AY$1];[.AY$2])" office:value-type="float" office:value="3.56951070447346">
            <text:p>3.5695107045</text:p>
          </table:table-cell>
          <table:table-cell table:formula="of:=3+STANDARDIZE([.G30];[.AZ$1];[.AZ$2])" office:value-type="float" office:value="2.75332672084076">
            <text:p>2.7533267208</text:p>
          </table:table-cell>
          <table:table-cell table:formula="of:=3+STANDARDIZE([.H30];[.BA$1];[.BA$2])" office:value-type="float" office:value="3.50078086765482">
            <text:p>3.5007808677</text:p>
          </table:table-cell>
          <table:table-cell table:formula="of:=3+STANDARDIZE([.I30];[.BB$1];[.BB$2])" office:value-type="float" office:value="2.04857363878394">
            <text:p>2.0485736388</text:p>
          </table:table-cell>
          <table:table-cell table:formula="of:=3+STANDARDIZE([.J30];[.BC$1];[.BC$2])" office:value-type="float" office:value="2.09341168082733">
            <text:p>2.0934116808</text:p>
          </table:table-cell>
          <table:table-cell table:formula="of:=3+STANDARDIZE([.K30];[.BD$1];[.BD$2])" office:value-type="float" office:value="2.13101458151268">
            <text:p>2.1310145815</text:p>
          </table:table-cell>
          <table:table-cell table:formula="of:=3+STANDARDIZE([.L30];[.BE$1];[.BE$2])" office:value-type="float" office:value="2.11034114861947">
            <text:p>2.1103411486</text:p>
          </table:table-cell>
          <table:table-cell table:formula="of:=3+STANDARDIZE([.M30];[.BF$1];[.BF$2])" office:value-type="float" office:value="2.64470549799958">
            <text:p>2.644705498</text:p>
          </table:table-cell>
          <table:table-cell table:formula="of:=3+STANDARDIZE([.N30];[.BG$1];[.BG$2])" office:value-type="float" office:value="2.68312957994782">
            <text:p>2.6831295799</text:p>
          </table:table-cell>
          <table:table-cell table:formula="of:=3+STANDARDIZE([.O30];[.BH$1];[.BH$2])" office:value-type="float" office:value="2.90158398957934">
            <text:p>2.9015839896</text:p>
          </table:table-cell>
          <table:table-cell table:formula="of:=3+STANDARDIZE([.P30];[.BI$1];[.BI$2])" office:value-type="float" office:value="2.58180386829805">
            <text:p>2.5818038683</text:p>
          </table:table-cell>
          <table:table-cell table:formula="of:=3+STANDARDIZE([.Q30];[.BJ$1];[.BJ$2])" office:value-type="float" office:value="3.15285664662041">
            <text:p>3.1528566466</text:p>
          </table:table-cell>
          <table:table-cell table:formula="of:=3+STANDARDIZE([.R30];[.BK$1];[.BK$2])" office:value-type="float" office:value="2.96077237849175">
            <text:p>2.9607723785</text:p>
          </table:table-cell>
          <table:table-cell table:formula="of:=3+STANDARDIZE([.S30];[.BL$1];[.BL$2])" office:value-type="float" office:value="3.07284876729676">
            <text:p>3.0728487673</text:p>
          </table:table-cell>
          <table:table-cell table:formula="of:=3+STANDARDIZE([.T30];[.BM$1];[.BM$2])" office:value-type="float" office:value="2.90842214811986">
            <text:p>2.9084221481</text:p>
          </table:table-cell>
          <table:table-cell table:formula="of:=3+STANDARDIZE([.U30];[.BN$1];[.BN$2])" office:value-type="float" office:value="4.43649269994334">
            <text:p>4.4364926999</text:p>
          </table:table-cell>
          <table:table-cell table:formula="of:=3+STANDARDIZE([.V30];[.BO$1];[.BO$2])" office:value-type="float" office:value="1.42642663580848">
            <text:p>1.4264266358</text:p>
          </table:table-cell>
          <table:table-cell table:formula="of:=3+STANDARDIZE([.W30];[.BP$1];[.BP$2])" office:value-type="float" office:value="3.95467536644796">
            <text:p>3.9546753664</text:p>
          </table:table-cell>
          <table:table-cell table:formula="of:=3+STANDARDIZE([.X30];[.BQ$1];[.BQ$2])" office:value-type="float" office:value="2.29847372519041">
            <text:p>2.2984737252</text:p>
          </table:table-cell>
          <table:table-cell table:formula="of:=3+STANDARDIZE([.Y30];[.BR$1];[.BR$2])" office:value-type="float" office:value="0.871853408244705">
            <text:p>0.8718534082</text:p>
          </table:table-cell>
          <table:table-cell table:formula="of:=3+STANDARDIZE([.Z30];[.BS$1];[.BS$2])" office:value-type="float" office:value="2.56904805059505">
            <text:p>2.5690480506</text:p>
          </table:table-cell>
          <table:table-cell table:formula="of:=3+STANDARDIZE([.AA30];[.BT$1];[.BT$2])" office:value-type="float" office:value="1.64365891111246">
            <text:p>1.6436589111</text:p>
          </table:table-cell>
          <table:table-cell table:formula="of:=3+STANDARDIZE([.AB30];[.BU$1];[.BU$2])" office:value-type="float" office:value="2.29847372519041">
            <text:p>2.2984737252</text:p>
          </table:table-cell>
          <table:table-cell table:formula="of:=3+STANDARDIZE([.AC30];[.BV$1];[.BV$2])" office:value-type="float" office:value="0.834081170278274">
            <text:p>0.8340811703</text:p>
          </table:table-cell>
          <table:table-cell table:formula="of:=3+STANDARDIZE([.AD30];[.BW$1];[.BW$2])" office:value-type="float" office:value="2.08104064320827">
            <text:p>2.0810406432</text:p>
          </table:table-cell>
          <table:table-cell table:formula="of:=3+STANDARDIZE([.AE30];[.BX$1];[.BX$2])" office:value-type="float" office:value="1.9779357819486">
            <text:p>1.9779357819</text:p>
          </table:table-cell>
          <table:table-cell table:formula="of:=3+STANDARDIZE([.AF30];[.BY$1];[.BY$2])" office:value-type="float" office:value="2.66217930092538">
            <text:p>2.6621793009</text:p>
          </table:table-cell>
          <table:table-cell table:formula="of:=3+STANDARDIZE([.AG30];[.BZ$1];[.BZ$2])" office:value-type="float" office:value="2.51921464380442">
            <text:p>2.5192146438</text:p>
          </table:table-cell>
          <table:table-cell table:formula="of:=3+STANDARDIZE([.AH30];[.CA$1];[.CA$2])" office:value-type="float" office:value="3.61488424637773">
            <text:p>3.6148842464</text:p>
          </table:table-cell>
          <table:table-cell table:formula="of:=3+STANDARDIZE([.AI30];[.CB$1];[.CB$2])" office:value-type="float" office:value="2.58375556251966">
            <text:p>2.5837555625</text:p>
          </table:table-cell>
          <table:table-cell table:formula="of:=3+STANDARDIZE([.AJ30];[.CC$1];[.CC$2])" office:value-type="float" office:value="0.948107401571295">
            <text:p>0.9481074016</text:p>
          </table:table-cell>
          <table:table-cell table:formula="of:=3+STANDARDIZE([.AK30];[.CD$1];[.CD$2])" office:value-type="float" office:value="0.871853408244705">
            <text:p>0.8718534082</text:p>
          </table:table-cell>
          <table:table-cell table:formula="of:=3+STANDARDIZE([.AL30];[.CE$1];[.CE$2])" office:value-type="float" office:value="2.53524072397869">
            <text:p>2.535240724</text:p>
          </table:table-cell>
          <table:table-cell table:formula="of:=3+STANDARDIZE([.AM30];[.CF$1];[.CF$2])" office:value-type="float" office:value="3.50508778694718">
            <text:p>3.5050877869</text:p>
          </table:table-cell>
          <table:table-cell table:formula="of:=3+STANDARDIZE([.AN30];[.CG$1];[.CG$2])" office:value-type="float" office:value="1.67644203275467">
            <text:p>1.6764420328</text:p>
          </table:table-cell>
          <table:table-cell table:formula="of:=3+STANDARDIZE([.AO30];[.CH$1];[.CH$2])" office:value-type="float" office:value="1.51690823635045">
            <text:p>1.5169082364</text:p>
          </table:table-cell>
          <table:table-cell table:formula="of:=3+STANDARDIZE([.AP30];[.CI$1];[.CI$2])" office:value-type="float" office:value="4.03572978348698">
            <text:p>4.0357297835</text:p>
          </table:table-cell>
          <table:table-cell table:formula="of:=3+STANDARDIZE([.AQ30];[.CJ$1];[.CJ$2])" office:value-type="float" office:value="2.32719527783993">
            <text:p>2.3271952778</text:p>
          </table:table-cell>
          <table:table-cell table:formula="of:=3+STANDARDIZE([.AR3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  <table:table-cell office:value-type="float" office:value="25.7817">
            <text:p>25.7817</text:p>
          </table:table-cell>
          <table:table-cell office:value-type="float" office:value="279.158">
            <text:p>279.158</text:p>
          </table:table-cell>
          <table:table-cell office:value-type="float" office:value="1818134">
            <text:p>1818134</text:p>
          </table:table-cell>
          <table:table-cell office:value-type="float" office:value="21089508">
            <text:p>21089508</text:p>
          </table:table-cell>
          <table:table-cell table:style-name="ce2" office:value-type="float" office:value="3435271">
            <text:p>3435271</text:p>
          </table:table-cell>
          <table:table-cell office:value-type="float" office:value="26346">
            <text:p>26346.0000</text:p>
          </table:table-cell>
          <table:table-cell office:value-type="float" office:value="1818134">
            <text:p>1818134</text:p>
          </table:table-cell>
          <table:table-cell office:value-type="float" office:value="223253">
            <text:p>223253</text:p>
          </table:table-cell>
          <table:table-cell office:value-type="float" office:value="295753">
            <text:p>295753</text:p>
          </table:table-cell>
          <table:table-cell office:value-type="float" office:value="35760">
            <text:p>35760</text:p>
          </table:table-cell>
          <table:table-cell office:value-type="float" office:value="211">
            <text:p>211</text:p>
          </table:table-cell>
          <table:table-cell office:value-type="float" office:value="270949">
            <text:p>270949</text:p>
          </table:table-cell>
          <table:table-cell office:value-type="float" office:value="692036">
            <text:p>692036</text:p>
          </table:table-cell>
          <table:table-cell office:value-type="float" office:value="173299">
            <text:p>173299</text:p>
          </table:table-cell>
          <table:table-cell office:value-type="float" office:value="388894">
            <text:p>388894</text:p>
          </table:table-cell>
          <table:table-cell office:value-type="float" office:value="21089508">
            <text:p>21089508</text:p>
          </table:table-cell>
          <table:table-cell office:value-type="float" office:value="47093">
            <text:p>47093</text:p>
          </table:table-cell>
          <table:table-cell office:value-type="float" office:value="616011">
            <text:p>616011</text:p>
          </table:table-cell>
          <table:table-cell office:value-type="float" office:value="5586">
            <text:p>5586</text:p>
          </table:table-cell>
          <table:table-cell office:value-type="float" office:value="4147904">
            <text:p>4147904</text:p>
          </table:table-cell>
          <table:table-cell office:value-type="float" office:value="1315648">
            <text:p>1315648</text:p>
          </table:table-cell>
          <table:table-cell office:value-type="float" office:value="75500">
            <text:p>755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1];[.AU$1];[.AU$2])" office:value-type="float" office:value="2.0906924691621">
            <text:p>2.0906924692</text:p>
          </table:table-cell>
          <table:table-cell table:formula="of:=3+STANDARDIZE([.C31];[.AV$1];[.AV$2])" office:value-type="float" office:value="3.80244285103103">
            <text:p>3.802442851</text:p>
          </table:table-cell>
          <table:table-cell table:formula="of:=3+STANDARDIZE([.D31];[.AW$1];[.AW$2])" office:value-type="float" office:value="3.50553764094626">
            <text:p>3.5055376409</text:p>
          </table:table-cell>
          <table:table-cell table:formula="of:=3+STANDARDIZE([.E31];[.AX$1];[.AX$2])" office:value-type="float" office:value="3.64594368158796">
            <text:p>3.6459436816</text:p>
          </table:table-cell>
          <table:table-cell table:formula="of:=3+STANDARDIZE([.F31];[.AY$1];[.AY$2])" office:value-type="float" office:value="3.64959814729004">
            <text:p>3.6495981473</text:p>
          </table:table-cell>
          <table:table-cell table:formula="of:=3+STANDARDIZE([.G31];[.AZ$1];[.AZ$2])" office:value-type="float" office:value="2.79330078363496">
            <text:p>2.7933007836</text:p>
          </table:table-cell>
          <table:table-cell table:formula="of:=3+STANDARDIZE([.H31];[.BA$1];[.BA$2])" office:value-type="float" office:value="4.00425398976996">
            <text:p>4.0042539898</text:p>
          </table:table-cell>
          <table:table-cell table:formula="of:=3+STANDARDIZE([.I31];[.BB$1];[.BB$2])" office:value-type="float" office:value="1.98947925856104">
            <text:p>1.9894792586</text:p>
          </table:table-cell>
          <table:table-cell table:formula="of:=3+STANDARDIZE([.J31];[.BC$1];[.BC$2])" office:value-type="float" office:value="2.01623212853553">
            <text:p>2.0162321285</text:p>
          </table:table-cell>
          <table:table-cell table:formula="of:=3+STANDARDIZE([.K31];[.BD$1];[.BD$2])" office:value-type="float" office:value="1.99176940579059">
            <text:p>1.9917694058</text:p>
          </table:table-cell>
          <table:table-cell table:formula="of:=3+STANDARDIZE([.L31];[.BE$1];[.BE$2])" office:value-type="float" office:value="2.01912392759594">
            <text:p>2.0191239276</text:p>
          </table:table-cell>
          <table:table-cell table:formula="of:=3+STANDARDIZE([.M31];[.BF$1];[.BF$2])" office:value-type="float" office:value="2.61831450713589">
            <text:p>2.6183145071</text:p>
          </table:table-cell>
          <table:table-cell table:formula="of:=3+STANDARDIZE([.N31];[.BG$1];[.BG$2])" office:value-type="float" office:value="2.4489235470699">
            <text:p>2.4489235471</text:p>
          </table:table-cell>
          <table:table-cell table:formula="of:=3+STANDARDIZE([.O31];[.BH$1];[.BH$2])" office:value-type="float" office:value="2.99141920004228">
            <text:p>2.9914192</text:p>
          </table:table-cell>
          <table:table-cell table:formula="of:=3+STANDARDIZE([.P31];[.BI$1];[.BI$2])" office:value-type="float" office:value="3.33416200509536">
            <text:p>3.3341620051</text:p>
          </table:table-cell>
          <table:table-cell table:formula="of:=3+STANDARDIZE([.Q31];[.BJ$1];[.BJ$2])" office:value-type="float" office:value="3.45121795800997">
            <text:p>3.451217958</text:p>
          </table:table-cell>
          <table:table-cell table:formula="of:=3+STANDARDIZE([.R31];[.BK$1];[.BK$2])" office:value-type="float" office:value="3.30923022791668">
            <text:p>3.3092302279</text:p>
          </table:table-cell>
          <table:table-cell table:formula="of:=3+STANDARDIZE([.S31];[.BL$1];[.BL$2])" office:value-type="float" office:value="3.39013058983423">
            <text:p>3.3901305898</text:p>
          </table:table-cell>
          <table:table-cell table:formula="of:=3+STANDARDIZE([.T31];[.BM$1];[.BM$2])" office:value-type="float" office:value="3.33906862902942">
            <text:p>3.339068629</text:p>
          </table:table-cell>
          <table:table-cell table:formula="of:=3+STANDARDIZE([.U31];[.BN$1];[.BN$2])" office:value-type="float" office:value="4.74492981830231">
            <text:p>4.7449298183</text:p>
          </table:table-cell>
          <table:table-cell table:formula="of:=3+STANDARDIZE([.V31];[.BO$1];[.BO$2])" office:value-type="float" office:value="1.43702795766432">
            <text:p>1.4370279577</text:p>
          </table:table-cell>
          <table:table-cell table:formula="of:=3+STANDARDIZE([.W31];[.BP$1];[.BP$2])" office:value-type="float" office:value="3.40474380639525">
            <text:p>3.4047438064</text:p>
          </table:table-cell>
          <table:table-cell table:formula="of:=3+STANDARDIZE([.X31];[.BQ$1];[.BQ$2])" office:value-type="float" office:value="2.41871892963205">
            <text:p>2.4187189296</text:p>
          </table:table-cell>
          <table:table-cell table:formula="of:=3+STANDARDIZE([.Y31];[.BR$1];[.BR$2])" office:value-type="float" office:value="0.875645734854962">
            <text:p>0.8756457349</text:p>
          </table:table-cell>
          <table:table-cell table:formula="of:=3+STANDARDIZE([.Z31];[.BS$1];[.BS$2])" office:value-type="float" office:value="2.56403241925421">
            <text:p>2.5640324193</text:p>
          </table:table-cell>
          <table:table-cell table:formula="of:=3+STANDARDIZE([.AA31];[.BT$1];[.BT$2])" office:value-type="float" office:value="1.94831782540227">
            <text:p>1.9483178254</text:p>
          </table:table-cell>
          <table:table-cell table:formula="of:=3+STANDARDIZE([.AB31];[.BU$1];[.BU$2])" office:value-type="float" office:value="2.41871892963205">
            <text:p>2.4187189296</text:p>
          </table:table-cell>
          <table:table-cell table:formula="of:=3+STANDARDIZE([.AC31];[.BV$1];[.BV$2])" office:value-type="float" office:value="1.58910029266878">
            <text:p>1.5891002927</text:p>
          </table:table-cell>
          <table:table-cell table:formula="of:=3+STANDARDIZE([.AD31];[.BW$1];[.BW$2])" office:value-type="float" office:value="2.53135713926427">
            <text:p>2.5313571393</text:p>
          </table:table-cell>
          <table:table-cell table:formula="of:=3+STANDARDIZE([.AE31];[.BX$1];[.BX$2])" office:value-type="float" office:value="1.97766464792422">
            <text:p>1.9776646479</text:p>
          </table:table-cell>
          <table:table-cell table:formula="of:=3+STANDARDIZE([.AF31];[.BY$1];[.BY$2])" office:value-type="float" office:value="2.66067632994822">
            <text:p>2.6606763299</text:p>
          </table:table-cell>
          <table:table-cell table:formula="of:=3+STANDARDIZE([.AG31];[.BZ$1];[.BZ$2])" office:value-type="float" office:value="3.19235106911057">
            <text:p>3.1923510691</text:p>
          </table:table-cell>
          <table:table-cell table:formula="of:=3+STANDARDIZE([.AH31];[.CA$1];[.CA$2])" office:value-type="float" office:value="3.45102356531964">
            <text:p>3.4510235653</text:p>
          </table:table-cell>
          <table:table-cell table:formula="of:=3+STANDARDIZE([.AI31];[.CB$1];[.CB$2])" office:value-type="float" office:value="2.15389669571692">
            <text:p>2.1538966957</text:p>
          </table:table-cell>
          <table:table-cell table:formula="of:=3+STANDARDIZE([.AJ31];[.CC$1];[.CC$2])" office:value-type="float" office:value="1.69733108925195">
            <text:p>1.6973310893</text:p>
          </table:table-cell>
          <table:table-cell table:formula="of:=3+STANDARDIZE([.AK31];[.CD$1];[.CD$2])" office:value-type="float" office:value="0.875645734854962">
            <text:p>0.8756457349</text:p>
          </table:table-cell>
          <table:table-cell table:formula="of:=3+STANDARDIZE([.AL31];[.CE$1];[.CE$2])" office:value-type="float" office:value="2.60229946942185">
            <text:p>2.6022994694</text:p>
          </table:table-cell>
          <table:table-cell table:formula="of:=3+STANDARDIZE([.AM31];[.CF$1];[.CF$2])" office:value-type="float" office:value="3.02119687921154">
            <text:p>3.0211968792</text:p>
          </table:table-cell>
          <table:table-cell table:formula="of:=3+STANDARDIZE([.AN31];[.CG$1];[.CG$2])" office:value-type="float" office:value="1.14660160457014">
            <text:p>1.1466016046</text:p>
          </table:table-cell>
          <table:table-cell table:formula="of:=3+STANDARDIZE([.AO31];[.CH$1];[.CH$2])" office:value-type="float" office:value="2.51513359772084">
            <text:p>2.5151335977</text:p>
          </table:table-cell>
          <table:table-cell table:formula="of:=3+STANDARDIZE([.AP31];[.CI$1];[.CI$2])" office:value-type="float" office:value="2.57092292688719">
            <text:p>2.5709229269</text:p>
          </table:table-cell>
          <table:table-cell table:formula="of:=3+STANDARDIZE([.AQ31];[.CJ$1];[.CJ$2])" office:value-type="float" office:value="4.53806578184464">
            <text:p>4.5380657818</text:p>
          </table:table-cell>
          <table:table-cell table:formula="of:=3+STANDARDIZE([.AR3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  <table:table-cell office:value-type="float" office:value="25.958">
            <text:p>25.958</text:p>
          </table:table-cell>
          <table:table-cell office:value-type="float" office:value="365.026">
            <text:p>365.026</text:p>
          </table:table-cell>
          <table:table-cell office:value-type="float" office:value="1758506">
            <text:p>1758506</text:p>
          </table:table-cell>
          <table:table-cell office:value-type="float" office:value="22136000">
            <text:p>22136000</text:p>
          </table:table-cell>
          <table:table-cell table:formula="of:=[.Z31]+820" office:value-type="float" office:value="3436091">
            <text:p>3436091</text:p>
          </table:table-cell>
          <table:table-cell office:value-type="float" office:value="67009">
            <text:p>67009.0000</text:p>
          </table:table-cell>
          <table:table-cell office:value-type="float" office:value="1758506">
            <text:p>1758506</text:p>
          </table:table-cell>
          <table:table-cell office:value-type="float" office:value="258920">
            <text:p>258920</text:p>
          </table:table-cell>
          <table:table-cell office:value-type="float" office:value="344285">
            <text:p>344285</text:p>
          </table:table-cell>
          <table:table-cell office:value-type="float" office:value="440602">
            <text:p>440602</text:p>
          </table:table-cell>
          <table:table-cell office:value-type="float" office:value="416">
            <text:p>416</text:p>
          </table:table-cell>
          <table:table-cell office:value-type="float" office:value="386262">
            <text:p>386262</text:p>
          </table:table-cell>
          <table:table-cell office:value-type="float" office:value="708644">
            <text:p>708644</text:p>
          </table:table-cell>
          <table:table-cell office:value-type="float" office:value="333048">
            <text:p>333048</text:p>
          </table:table-cell>
          <table:table-cell office:value-type="float" office:value="297216">
            <text:p>297216</text:p>
          </table:table-cell>
          <table:table-cell office:value-type="float" office:value="22136000">
            <text:p>22136000</text:p>
          </table:table-cell>
          <table:table-cell office:value-type="float" office:value="16453">
            <text:p>16453</text:p>
          </table:table-cell>
          <table:table-cell office:value-type="float" office:value="666008">
            <text:p>666008</text:p>
          </table:table-cell>
          <table:table-cell office:value-type="float" office:value="7426">
            <text:p>7426</text:p>
          </table:table-cell>
          <table:table-cell office:value-type="float" office:value="4347198">
            <text:p>4347198</text:p>
          </table:table-cell>
          <table:table-cell office:value-type="float" office:value="1503055">
            <text:p>1503055</text:p>
          </table:table-cell>
          <table:table-cell office:value-type="float" office:value="54886">
            <text:p>5488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2];[.AU$1];[.AU$2])" office:value-type="float" office:value="1.70277174332603">
            <text:p>1.7027717433</text:p>
          </table:table-cell>
          <table:table-cell table:formula="of:=3+STANDARDIZE([.C32];[.AV$1];[.AV$2])" office:value-type="float" office:value="4.08498023938573">
            <text:p>4.0849802394</text:p>
          </table:table-cell>
          <table:table-cell table:formula="of:=3+STANDARDIZE([.D32];[.AW$1];[.AW$2])" office:value-type="float" office:value="3.73936333280017">
            <text:p>3.7393633328</text:p>
          </table:table-cell>
          <table:table-cell table:formula="of:=3+STANDARDIZE([.E32];[.AX$1];[.AX$2])" office:value-type="float" office:value="3.92969226806905">
            <text:p>3.9296922681</text:p>
          </table:table-cell>
          <table:table-cell table:formula="of:=3+STANDARDIZE([.F32];[.AY$1];[.AY$2])" office:value-type="float" office:value="3.90988233644392">
            <text:p>3.9098823364</text:p>
          </table:table-cell>
          <table:table-cell table:formula="of:=3+STANDARDIZE([.G32];[.AZ$1];[.AZ$2])" office:value-type="float" office:value="2.71335265804655">
            <text:p>2.713352658</text:p>
          </table:table-cell>
          <table:table-cell table:formula="of:=3+STANDARDIZE([.H32];[.BA$1];[.BA$2])" office:value-type="float" office:value="3.92775088702557">
            <text:p>3.927750887</text:p>
          </table:table-cell>
          <table:table-cell table:formula="of:=3+STANDARDIZE([.I32];[.BB$1];[.BB$2])" office:value-type="float" office:value="2.06827176552491">
            <text:p>2.0682717655</text:p>
          </table:table-cell>
          <table:table-cell table:formula="of:=3+STANDARDIZE([.J32];[.BC$1];[.BC$2])" office:value-type="float" office:value="1.96972650087252">
            <text:p>1.9697265009</text:p>
          </table:table-cell>
          <table:table-cell table:formula="of:=3+STANDARDIZE([.K32];[.BD$1];[.BD$2])" office:value-type="float" office:value="2.02658069972111">
            <text:p>2.0265806997</text:p>
          </table:table-cell>
          <table:table-cell table:formula="of:=3+STANDARDIZE([.L32];[.BE$1];[.BE$2])" office:value-type="float" office:value="1.97139398636269">
            <text:p>1.9713939864</text:p>
          </table:table-cell>
          <table:table-cell table:formula="of:=3+STANDARDIZE([.M32];[.BF$1];[.BF$2])" office:value-type="float" office:value="2.57942252059993">
            <text:p>2.5794225206</text:p>
          </table:table-cell>
          <table:table-cell table:formula="of:=3+STANDARDIZE([.N32];[.BG$1];[.BG$2])" office:value-type="float" office:value="3.74726570881879">
            <text:p>3.7472657088</text:p>
          </table:table-cell>
          <table:table-cell table:formula="of:=3+STANDARDIZE([.O32];[.BH$1];[.BH$2])" office:value-type="float" office:value="2.89677138901882">
            <text:p>2.896771389</text:p>
          </table:table-cell>
          <table:table-cell table:formula="of:=3+STANDARDIZE([.P32];[.BI$1];[.BI$2])" office:value-type="float" office:value="2.62626671308545">
            <text:p>2.6262667131</text:p>
          </table:table-cell>
          <table:table-cell table:formula="of:=3+STANDARDIZE([.Q32];[.BJ$1];[.BJ$2])" office:value-type="float" office:value="3.2398786957757">
            <text:p>3.2398786958</text:p>
          </table:table-cell>
          <table:table-cell table:formula="of:=3+STANDARDIZE([.R32];[.BK$1];[.BK$2])" office:value-type="float" office:value="3.48972638013679">
            <text:p>3.4897263801</text:p>
          </table:table-cell>
          <table:table-cell table:formula="of:=3+STANDARDIZE([.S32];[.BL$1];[.BL$2])" office:value-type="float" office:value="3.45899796216795">
            <text:p>3.4589979622</text:p>
          </table:table-cell>
          <table:table-cell table:formula="of:=3+STANDARDIZE([.T32];[.BM$1];[.BM$2])" office:value-type="float" office:value="3.23968867189644">
            <text:p>3.2396886719</text:p>
          </table:table-cell>
          <table:table-cell table:formula="of:=3+STANDARDIZE([.U32];[.BN$1];[.BN$2])" office:value-type="float" office:value="1.61801558390458">
            <text:p>1.6180155839</text:p>
          </table:table-cell>
          <table:table-cell table:formula="of:=3+STANDARDIZE([.V32];[.BO$1];[.BO$2])" office:value-type="float" office:value="1.85236418948322">
            <text:p>1.8523641895</text:p>
          </table:table-cell>
          <table:table-cell table:formula="of:=3+STANDARDIZE([.W32];[.BP$1];[.BP$2])" office:value-type="float" office:value="4.51195671170619">
            <text:p>4.5119567117</text:p>
          </table:table-cell>
          <table:table-cell table:formula="of:=3+STANDARDIZE([.X32];[.BQ$1];[.BQ$2])" office:value-type="float" office:value="2.41031924283407">
            <text:p>2.4103192428</text:p>
          </table:table-cell>
          <table:table-cell table:formula="of:=3+STANDARDIZE([.Y32];[.BR$1];[.BR$2])" office:value-type="float" office:value="1.02937363456914">
            <text:p>1.0293736346</text:p>
          </table:table-cell>
          <table:table-cell table:formula="of:=3+STANDARDIZE([.Z32];[.BS$1];[.BS$2])" office:value-type="float" office:value="2.56905417468704">
            <text:p>2.5690541747</text:p>
          </table:table-cell>
          <table:table-cell table:formula="of:=3+STANDARDIZE([.AA32];[.BT$1];[.BT$2])" office:value-type="float" office:value="2.82209024970516">
            <text:p>2.8220902497</text:p>
          </table:table-cell>
          <table:table-cell table:formula="of:=3+STANDARDIZE([.AB32];[.BU$1];[.BU$2])" office:value-type="float" office:value="2.41031924283407">
            <text:p>2.4103192428</text:p>
          </table:table-cell>
          <table:table-cell table:formula="of:=3+STANDARDIZE([.AC32];[.BV$1];[.BV$2])" office:value-type="float" office:value="1.78662596171664">
            <text:p>1.7866259617</text:p>
          </table:table-cell>
          <table:table-cell table:formula="of:=3+STANDARDIZE([.AD32];[.BW$1];[.BW$2])" office:value-type="float" office:value="2.84006199393748">
            <text:p>2.8400619939</text:p>
          </table:table-cell>
          <table:table-cell table:formula="of:=3+STANDARDIZE([.AE32];[.BX$1];[.BX$2])" office:value-type="float" office:value="2.10030871574443">
            <text:p>2.1003087157</text:p>
          </table:table-cell>
          <table:table-cell table:formula="of:=3+STANDARDIZE([.AF32];[.BY$1];[.BY$2])" office:value-type="float" office:value="2.67300069196087">
            <text:p>2.673000692</text:p>
          </table:table-cell>
          <table:table-cell table:formula="of:=3+STANDARDIZE([.AG32];[.BZ$1];[.BZ$2])" office:value-type="float" office:value="4.10290852179255">
            <text:p>4.1029085218</text:p>
          </table:table-cell>
          <table:table-cell table:formula="of:=3+STANDARDIZE([.AH32];[.CA$1];[.CA$2])" office:value-type="float" office:value="3.52288894482246">
            <text:p>3.5228889448</text:p>
          </table:table-cell>
          <table:table-cell table:formula="of:=3+STANDARDIZE([.AI32];[.CB$1];[.CB$2])" office:value-type="float" office:value="2.91700163435108">
            <text:p>2.9170016344</text:p>
          </table:table-cell>
          <table:table-cell table:formula="of:=3+STANDARDIZE([.AJ32];[.CC$1];[.CC$2])" office:value-type="float" office:value="0.88032507965081">
            <text:p>0.8803250797</text:p>
          </table:table-cell>
          <table:table-cell table:formula="of:=3+STANDARDIZE([.AK32];[.CD$1];[.CD$2])" office:value-type="float" office:value="1.02937363456914">
            <text:p>1.0293736346</text:p>
          </table:table-cell>
          <table:table-cell table:formula="of:=3+STANDARDIZE([.AL32];[.CE$1];[.CE$2])" office:value-type="float" office:value="2.53678033803223">
            <text:p>2.536780338</text:p>
          </table:table-cell>
          <table:table-cell table:formula="of:=3+STANDARDIZE([.AM32];[.CF$1];[.CF$2])" office:value-type="float" office:value="3.27687026060186">
            <text:p>3.2768702606</text:p>
          </table:table-cell>
          <table:table-cell table:formula="of:=3+STANDARDIZE([.AN32];[.CG$1];[.CG$2])" office:value-type="float" office:value="1.30117689993395">
            <text:p>1.3011768999</text:p>
          </table:table-cell>
          <table:table-cell table:formula="of:=3+STANDARDIZE([.AO32];[.CH$1];[.CH$2])" office:value-type="float" office:value="2.91546346619405">
            <text:p>2.9154634662</text:p>
          </table:table-cell>
          <table:table-cell table:formula="of:=3+STANDARDIZE([.AP32];[.CI$1];[.CI$2])" office:value-type="float" office:value="3.01276840143828">
            <text:p>3.0127684014</text:p>
          </table:table-cell>
          <table:table-cell table:formula="of:=3+STANDARDIZE([.AQ32];[.CJ$1];[.CJ$2])" office:value-type="float" office:value="3.92825411719102">
            <text:p>3.9282541172</text:p>
          </table:table-cell>
          <table:table-cell table:formula="of:=3+STANDARDIZE([.AR3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  <table:table-cell office:value-type="float" office:value="26.7217">
            <text:p>26.7217</text:p>
          </table:table-cell>
          <table:table-cell office:value-type="float" office:value="304.531">
            <text:p>304.531</text:p>
          </table:table-cell>
          <table:table-cell office:value-type="float" office:value="2488140">
            <text:p>2488140</text:p>
          </table:table-cell>
          <table:table-cell office:value-type="float" office:value="23408152">
            <text:p>23408152</text:p>
          </table:table-cell>
          <table:table-cell table:style-name="ce2" office:value-type="float" office:value="3435272">
            <text:p>3435272</text:p>
          </table:table-cell>
          <table:table-cell office:value-type="float" office:value="82038">
            <text:p>82038.0000</text:p>
          </table:table-cell>
          <table:table-cell office:value-type="float" office:value="2488140">
            <text:p>2488140</text:p>
          </table:table-cell>
          <table:table-cell office:value-type="float" office:value="327648">
            <text:p>327648</text:p>
          </table:table-cell>
          <table:table-cell office:value-type="float" office:value="293104">
            <text:p>293104</text:p>
          </table:table-cell>
          <table:table-cell office:value-type="float" office:value="1230532">
            <text:p>1230532</text:p>
          </table:table-cell>
          <table:table-cell office:value-type="float" office:value="323">
            <text:p>323</text:p>
          </table:table-cell>
          <table:table-cell office:value-type="float" office:value="498435">
            <text:p>498435</text:p>
          </table:table-cell>
          <table:table-cell office:value-type="float" office:value="619831">
            <text:p>619831</text:p>
          </table:table-cell>
          <table:table-cell office:value-type="float" office:value="169010">
            <text:p>169010</text:p>
          </table:table-cell>
          <table:table-cell office:value-type="float" office:value="337329">
            <text:p>337329</text:p>
          </table:table-cell>
          <table:table-cell office:value-type="float" office:value="23408152">
            <text:p>23408152</text:p>
          </table:table-cell>
          <table:table-cell office:value-type="float" office:value="55271">
            <text:p>55271</text:p>
          </table:table-cell>
          <table:table-cell office:value-type="float" office:value="615037">
            <text:p>615037</text:p>
          </table:table-cell>
          <table:table-cell office:value-type="float" office:value="18339">
            <text:p>18339</text:p>
          </table:table-cell>
          <table:table-cell office:value-type="float" office:value="4832456">
            <text:p>4832456</text:p>
          </table:table-cell>
          <table:table-cell office:value-type="float" office:value="2195512">
            <text:p>2195512</text:p>
          </table:table-cell>
          <table:table-cell office:value-type="float" office:value="57001">
            <text:p>5700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3];[.AU$1];[.AU$2])" office:value-type="float" office:value="2.12074125826208">
            <text:p>2.1207412583</text:p>
          </table:table-cell>
          <table:table-cell table:formula="of:=3+STANDARDIZE([.C33];[.AV$1];[.AV$2])" office:value-type="float" office:value="4.45552107657222">
            <text:p>4.4555210766</text:p>
          </table:table-cell>
          <table:table-cell table:formula="of:=3+STANDARDIZE([.D33];[.AW$1];[.AW$2])" office:value-type="float" office:value="4.01995416302486">
            <text:p>4.019954163</text:p>
          </table:table-cell>
          <table:table-cell table:formula="of:=3+STANDARDIZE([.E33];[.AX$1];[.AX$2])" office:value-type="float" office:value="4.34201443279939">
            <text:p>4.3420144328</text:p>
          </table:table-cell>
          <table:table-cell table:formula="of:=3+STANDARDIZE([.F33];[.AY$1];[.AY$2])" office:value-type="float" office:value="4.24024303806232">
            <text:p>4.2402430381</text:p>
          </table:table-cell>
          <table:table-cell table:formula="of:=3+STANDARDIZE([.G33];[.AZ$1];[.AZ$2])" office:value-type="float" office:value="2.65205909509544">
            <text:p>2.6520590951</text:p>
          </table:table-cell>
          <table:table-cell table:formula="of:=3+STANDARDIZE([.H33];[.BA$1];[.BA$2])" office:value-type="float" office:value="4.11797481817379">
            <text:p>4.1179748182</text:p>
          </table:table-cell>
          <table:table-cell table:formula="of:=3+STANDARDIZE([.I33];[.BB$1];[.BB$2])" office:value-type="float" office:value="2.17365674358908">
            <text:p>2.1736567436</text:p>
          </table:table-cell>
          <table:table-cell table:formula="of:=3+STANDARDIZE([.J33];[.BC$1];[.BC$2])" office:value-type="float" office:value="2.09835908802552">
            <text:p>2.098359088</text:p>
          </table:table-cell>
          <table:table-cell table:formula="of:=3+STANDARDIZE([.K33];[.BD$1];[.BD$2])" office:value-type="float" office:value="2.21569070188422">
            <text:p>2.2156907019</text:p>
          </table:table-cell>
          <table:table-cell table:formula="of:=3+STANDARDIZE([.L33];[.BE$1];[.BE$2])" office:value-type="float" office:value="2.17610240098528">
            <text:p>2.176102401</text:p>
          </table:table-cell>
          <table:table-cell table:formula="of:=3+STANDARDIZE([.M33];[.BF$1];[.BF$2])" office:value-type="float" office:value="2.54469753262139">
            <text:p>2.5446975326</text:p>
          </table:table-cell>
          <table:table-cell table:formula="of:=3+STANDARDIZE([.N33];[.BG$1];[.BG$2])" office:value-type="float" office:value="3.94303793117316">
            <text:p>3.9430379312</text:p>
          </table:table-cell>
          <table:table-cell table:formula="of:=3+STANDARDIZE([.O33];[.BH$1];[.BH$2])" office:value-type="float" office:value="3.07884811022496">
            <text:p>3.0788481102</text:p>
          </table:table-cell>
          <table:table-cell table:formula="of:=3+STANDARDIZE([.P33];[.BI$1];[.BI$2])" office:value-type="float" office:value="3.69454506284586">
            <text:p>3.6945450628</text:p>
          </table:table-cell>
          <table:table-cell table:formula="of:=3+STANDARDIZE([.Q33];[.BJ$1];[.BJ$2])" office:value-type="float" office:value="2.75752790902924">
            <text:p>2.757527909</text:p>
          </table:table-cell>
          <table:table-cell table:formula="of:=3+STANDARDIZE([.R33];[.BK$1];[.BK$2])" office:value-type="float" office:value="3.2615992988586">
            <text:p>3.2615992989</text:p>
          </table:table-cell>
          <table:table-cell table:formula="of:=3+STANDARDIZE([.S33];[.BL$1];[.BL$2])" office:value-type="float" office:value="3.18598802184501">
            <text:p>3.1859880218</text:p>
          </table:table-cell>
          <table:table-cell table:formula="of:=3+STANDARDIZE([.T33];[.BM$1];[.BM$2])" office:value-type="float" office:value="2.83452423127739">
            <text:p>2.8345242313</text:p>
          </table:table-cell>
          <table:table-cell table:formula="of:=3+STANDARDIZE([.U33];[.BN$1];[.BN$2])" office:value-type="float" office:value="-0.0978874653567643">
            <text:p>-0.0978874654</text:p>
          </table:table-cell>
          <table:table-cell table:formula="of:=3+STANDARDIZE([.V33];[.BO$1];[.BO$2])" office:value-type="float" office:value="3.65152630088477">
            <text:p>3.6515263009</text:p>
          </table:table-cell>
          <table:table-cell table:formula="of:=3+STANDARDIZE([.W33];[.BP$1];[.BP$2])" office:value-type="float" office:value="3.73191240292078">
            <text:p>3.7319124029</text:p>
          </table:table-cell>
          <table:table-cell table:formula="of:=3+STANDARDIZE([.X33];[.BQ$1];[.BQ$2])" office:value-type="float" office:value="2.51310144376585">
            <text:p>2.5131014438</text:p>
          </table:table-cell>
          <table:table-cell table:formula="of:=3+STANDARDIZE([.Y33];[.BR$1];[.BR$2])" office:value-type="float" office:value="1.21625060551321">
            <text:p>1.2162506055</text:p>
          </table:table-cell>
          <table:table-cell table:formula="of:=3+STANDARDIZE([.Z33];[.BS$1];[.BS$2])" office:value-type="float" office:value="2.5640385433462">
            <text:p>2.5640385433</text:p>
          </table:table-cell>
          <table:table-cell table:formula="of:=3+STANDARDIZE([.AA33];[.BT$1];[.BT$2])" office:value-type="float" office:value="3.14503557505862">
            <text:p>3.1450355751</text:p>
          </table:table-cell>
          <table:table-cell table:formula="of:=3+STANDARDIZE([.AB33];[.BU$1];[.BU$2])" office:value-type="float" office:value="2.51310144376585">
            <text:p>2.5131014438</text:p>
          </table:table-cell>
          <table:table-cell table:formula="of:=3+STANDARDIZE([.AC33];[.BV$1];[.BV$2])" office:value-type="float" office:value="2.16724513861185">
            <text:p>2.1672451386</text:p>
          </table:table-cell>
          <table:table-cell table:formula="of:=3+STANDARDIZE([.AD33];[.BW$1];[.BW$2])" office:value-type="float" office:value="2.51450724311267">
            <text:p>2.5145072431</text:p>
          </table:table-cell>
          <table:table-cell table:formula="of:=3+STANDARDIZE([.AE33];[.BX$1];[.BX$2])" office:value-type="float" office:value="2.33961251449362">
            <text:p>2.3396125145</text:p>
          </table:table-cell>
          <table:table-cell table:formula="of:=3+STANDARDIZE([.AF33];[.BY$1];[.BY$2])" office:value-type="float" office:value="2.66740963992586">
            <text:p>2.6674096399</text:p>
          </table:table-cell>
          <table:table-cell table:formula="of:=3+STANDARDIZE([.AG33];[.BZ$1];[.BZ$2])" office:value-type="float" office:value="4.98867128175626">
            <text:p>4.9886712818</text:p>
          </table:table-cell>
          <table:table-cell table:formula="of:=3+STANDARDIZE([.AH33];[.CA$1];[.CA$2])" office:value-type="float" office:value="3.13858138522562">
            <text:p>3.1385813852</text:p>
          </table:table-cell>
          <table:table-cell table:formula="of:=3+STANDARDIZE([.AI33];[.CB$1];[.CB$2])" office:value-type="float" office:value="2.13340857321348">
            <text:p>2.1334085732</text:p>
          </table:table-cell>
          <table:table-cell table:formula="of:=3+STANDARDIZE([.AJ33];[.CC$1];[.CC$2])" office:value-type="float" office:value="1.23779974165402">
            <text:p>1.2377997417</text:p>
          </table:table-cell>
          <table:table-cell table:formula="of:=3+STANDARDIZE([.AK33];[.CD$1];[.CD$2])" office:value-type="float" office:value="1.21625060551321">
            <text:p>1.2162506055</text:p>
          </table:table-cell>
          <table:table-cell table:formula="of:=3+STANDARDIZE([.AL33];[.CE$1];[.CE$2])" office:value-type="float" office:value="2.61978691904666">
            <text:p>2.619786919</text:p>
          </table:table-cell>
          <table:table-cell table:formula="of:=3+STANDARDIZE([.AM33];[.CF$1];[.CF$2])" office:value-type="float" office:value="3.01621606289308">
            <text:p>3.0162160629</text:p>
          </table:table-cell>
          <table:table-cell table:formula="of:=3+STANDARDIZE([.AN33];[.CG$1];[.CG$2])" office:value-type="float" office:value="2.21795961640419">
            <text:p>2.2179596164</text:p>
          </table:table-cell>
          <table:table-cell table:formula="of:=3+STANDARDIZE([.AO33];[.CH$1];[.CH$2])" office:value-type="float" office:value="3.89022071586327">
            <text:p>3.8902207159</text:p>
          </table:table-cell>
          <table:table-cell table:formula="of:=3+STANDARDIZE([.AP33];[.CI$1];[.CI$2])" office:value-type="float" office:value="4.6453594560479">
            <text:p>4.645359456</text:p>
          </table:table-cell>
          <table:table-cell table:formula="of:=3+STANDARDIZE([.AQ33];[.CJ$1];[.CJ$2])" office:value-type="float" office:value="3.99082090048113">
            <text:p>3.9908209005</text:p>
          </table:table-cell>
          <table:table-cell table:formula="of:=3+STANDARDIZE([.AR3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  <table:table-cell office:value-type="float" office:value="26.5502">
            <text:p>26.5502</text:p>
          </table:table-cell>
          <table:table-cell office:value-type="float" office:value="193.785">
            <text:p>193.785</text:p>
          </table:table-cell>
          <table:table-cell office:value-type="float" office:value="1929404">
            <text:p>1929404</text:p>
          </table:table-cell>
          <table:table-cell office:value-type="float" office:value="26229808">
            <text:p>26229808</text:p>
          </table:table-cell>
          <table:table-cell table:formula="of:=[.Z33]+820" office:value-type="float" office:value="3436092">
            <text:p>3436092</text:p>
          </table:table-cell>
          <table:table-cell office:value-type="float" office:value="76811">
            <text:p>76811.0000</text:p>
          </table:table-cell>
          <table:table-cell office:value-type="float" office:value="1929404">
            <text:p>1929404</text:p>
          </table:table-cell>
          <table:table-cell office:value-type="float" office:value="356919">
            <text:p>356919</text:p>
          </table:table-cell>
          <table:table-cell office:value-type="float" office:value="54146">
            <text:p>54146</text:p>
          </table:table-cell>
          <table:table-cell office:value-type="float" office:value="6863967">
            <text:p>6863967</text:p>
          </table:table-cell>
          <table:table-cell office:value-type="float" office:value="746">
            <text:p>746</text:p>
          </table:table-cell>
          <table:table-cell office:value-type="float" office:value="377316">
            <text:p>377316</text:p>
          </table:table-cell>
          <table:table-cell office:value-type="float" office:value="882045">
            <text:p>882045</text:p>
          </table:table-cell>
          <table:table-cell office:value-type="float" office:value="333721">
            <text:p>333721</text:p>
          </table:table-cell>
          <table:table-cell office:value-type="float" office:value="371968">
            <text:p>371968</text:p>
          </table:table-cell>
          <table:table-cell office:value-type="float" office:value="26229808">
            <text:p>26229808</text:p>
          </table:table-cell>
          <table:table-cell office:value-type="float" office:value="54247">
            <text:p>54247</text:p>
          </table:table-cell>
          <table:table-cell office:value-type="float" office:value="816101">
            <text:p>816101</text:p>
          </table:table-cell>
          <table:table-cell office:value-type="float" office:value="38728">
            <text:p>38728</text:p>
          </table:table-cell>
          <table:table-cell office:value-type="float" office:value="3899069">
            <text:p>3899069</text:p>
          </table:table-cell>
          <table:table-cell office:value-type="float" office:value="1259829">
            <text:p>1259829</text:p>
          </table:table-cell>
          <table:table-cell office:value-type="float" office:value="73000">
            <text:p>73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4];[.AU$1];[.AU$2])" office:value-type="float" office:value="1.46151983011898">
            <text:p>1.4615198301</text:p>
          </table:table-cell>
          <table:table-cell table:formula="of:=3+STANDARDIZE([.C34];[.AV$1];[.AV$2])" office:value-type="float" office:value="4.3489905858811">
            <text:p>4.3489905859</text:p>
          </table:table-cell>
          <table:table-cell table:formula="of:=3+STANDARDIZE([.D34];[.AW$1];[.AW$2])" office:value-type="float" office:value="3.87965874791251">
            <text:p>3.8796587479</text:p>
          </table:table-cell>
          <table:table-cell table:formula="of:=3+STANDARDIZE([.E34];[.AX$1];[.AX$2])" office:value-type="float" office:value="4.16910513791247">
            <text:p>4.1691051379</text:p>
          </table:table-cell>
          <table:table-cell table:formula="of:=3+STANDARDIZE([.F34];[.AY$1];[.AY$2])" office:value-type="float" office:value="3.9899697792605">
            <text:p>3.9899697793</text:p>
          </table:table-cell>
          <table:table-cell table:formula="of:=3+STANDARDIZE([.G34];[.AZ$1];[.AZ$2])" office:value-type="float" office:value="2.68670328285041">
            <text:p>2.6867032829</text:p>
          </table:table-cell>
          <table:table-cell table:formula="of:=3+STANDARDIZE([.H34];[.BA$1];[.BA$2])" office:value-type="float" office:value="2.68612620599829">
            <text:p>2.686126206</text:p>
          </table:table-cell>
          <table:table-cell table:formula="of:=3+STANDARDIZE([.I34];[.BB$1];[.BB$2])" office:value-type="float" office:value="2.26426812659753">
            <text:p>2.2642681266</text:p>
          </table:table-cell>
          <table:table-cell table:formula="of:=3+STANDARDIZE([.J34];[.BC$1];[.BC$2])" office:value-type="float" office:value="2.21214945358395">
            <text:p>2.2121494536</text:p>
          </table:table-cell>
          <table:table-cell table:formula="of:=3+STANDARDIZE([.K34];[.BD$1];[.BD$2])" office:value-type="float" office:value="2.24862030425093">
            <text:p>2.2486203043</text:p>
          </table:table-cell>
          <table:table-cell table:formula="of:=3+STANDARDIZE([.L34];[.BE$1];[.BE$2])" office:value-type="float" office:value="2.29171492530581">
            <text:p>2.2917149253</text:p>
          </table:table-cell>
          <table:table-cell table:formula="of:=3+STANDARDIZE([.M34];[.BF$1];[.BF$2])" office:value-type="float" office:value="2.47108055810689">
            <text:p>2.4710805581</text:p>
          </table:table-cell>
          <table:table-cell table:formula="of:=3+STANDARDIZE([.N34];[.BG$1];[.BG$2])" office:value-type="float" office:value="3.74846676539765">
            <text:p>3.7484667654</text:p>
          </table:table-cell>
          <table:table-cell table:formula="of:=3+STANDARDIZE([.O34];[.BH$1];[.BH$2])" office:value-type="float" office:value="3.27456053301922">
            <text:p>3.274560533</text:p>
          </table:table-cell>
          <table:table-cell table:formula="of:=3+STANDARDIZE([.P34];[.BI$1];[.BI$2])" office:value-type="float" office:value="3.70390566174847">
            <text:p>3.7039056617</text:p>
          </table:table-cell>
          <table:table-cell table:formula="of:=3+STANDARDIZE([.Q34];[.BJ$1];[.BJ$2])" office:value-type="float" office:value="2.61083359759604">
            <text:p>2.6108335976</text:p>
          </table:table-cell>
          <table:table-cell table:formula="of:=3+STANDARDIZE([.R34];[.BK$1];[.BK$2])" office:value-type="float" office:value="2.77526244426552">
            <text:p>2.7752624443</text:p>
          </table:table-cell>
          <table:table-cell table:formula="of:=3+STANDARDIZE([.S34];[.BL$1];[.BL$2])" office:value-type="float" office:value="2.71867370958051">
            <text:p>2.7186737096</text:p>
          </table:table-cell>
          <table:table-cell table:formula="of:=3+STANDARDIZE([.T34];[.BM$1];[.BM$2])" office:value-type="float" office:value="2.663794561331">
            <text:p>2.6637945613</text:p>
          </table:table-cell>
          <table:table-cell table:formula="of:=3+STANDARDIZE([.U34];[.BN$1];[.BN$2])" office:value-type="float" office:value="1.88745490568941">
            <text:p>1.8874549057</text:p>
          </table:table-cell>
          <table:table-cell table:formula="of:=3+STANDARDIZE([.V34];[.BO$1];[.BO$2])" office:value-type="float" office:value="3.24749814571211">
            <text:p>3.2474981457</text:p>
          </table:table-cell>
          <table:table-cell table:formula="of:=3+STANDARDIZE([.W34];[.BP$1];[.BP$2])" office:value-type="float" office:value="2.3039136092891">
            <text:p>2.3039136093</text:p>
          </table:table-cell>
          <table:table-cell table:formula="of:=3+STANDARDIZE([.X34];[.BQ$1];[.BQ$2])" office:value-type="float" office:value="2.4343933300817">
            <text:p>2.4343933301</text:p>
          </table:table-cell>
          <table:table-cell table:formula="of:=3+STANDARDIZE([.Y34];[.BR$1];[.BR$2])" office:value-type="float" office:value="1.63074708574997">
            <text:p>1.6307470857</text:p>
          </table:table-cell>
          <table:table-cell table:formula="of:=3+STANDARDIZE([.Z34];[.BS$1];[.BS$2])" office:value-type="float" office:value="2.56906029877903">
            <text:p>2.5690602988</text:p>
          </table:table-cell>
          <table:table-cell table:formula="of:=3+STANDARDIZE([.AA34];[.BT$1];[.BT$2])" office:value-type="float" office:value="3.03271704317875">
            <text:p>3.0327170432</text:p>
          </table:table-cell>
          <table:table-cell table:formula="of:=3+STANDARDIZE([.AB34];[.BU$1];[.BU$2])" office:value-type="float" office:value="2.4343933300817">
            <text:p>2.4343933301</text:p>
          </table:table-cell>
          <table:table-cell table:formula="of:=3+STANDARDIZE([.AC34];[.BV$1];[.BV$2])" office:value-type="float" office:value="2.32934943274087">
            <text:p>2.3293494327</text:p>
          </table:table-cell>
          <table:table-cell table:formula="of:=3+STANDARDIZE([.AD34];[.BW$1];[.BW$2])" office:value-type="float" office:value="0.99453084273766">
            <text:p>0.9945308427</text:p>
          </table:table-cell>
          <table:table-cell table:formula="of:=3+STANDARDIZE([.AE34];[.BX$1];[.BX$2])" office:value-type="float" office:value="4.04622246158591">
            <text:p>4.0462224616</text:p>
          </table:table-cell>
          <table:table-cell table:formula="of:=3+STANDARDIZE([.AF34];[.BY$1];[.BY$2])" office:value-type="float" office:value="2.69283990885926">
            <text:p>2.6928399089</text:p>
          </table:table-cell>
          <table:table-cell table:formula="of:=3+STANDARDIZE([.AG34];[.BZ$1];[.BZ$2])" office:value-type="float" office:value="4.03226733674236">
            <text:p>4.0322673367</text:p>
          </table:table-cell>
          <table:table-cell table:formula="of:=3+STANDARDIZE([.AH34];[.CA$1];[.CA$2])" office:value-type="float" office:value="4.27322183687262">
            <text:p>4.2732218369</text:p>
          </table:table-cell>
          <table:table-cell table:formula="of:=3+STANDARDIZE([.AI34];[.CB$1];[.CB$2])" office:value-type="float" office:value="2.92021648780056">
            <text:p>2.9202164878</text:p>
          </table:table-cell>
          <table:table-cell table:formula="of:=3+STANDARDIZE([.AJ34];[.CC$1];[.CC$2])" office:value-type="float" office:value="1.54649180699766">
            <text:p>1.546491807</text:p>
          </table:table-cell>
          <table:table-cell table:formula="of:=3+STANDARDIZE([.AK34];[.CD$1];[.CD$2])" office:value-type="float" office:value="1.63074708574997">
            <text:p>1.6307470857</text:p>
          </table:table-cell>
          <table:table-cell table:formula="of:=3+STANDARDIZE([.AL34];[.CE$1];[.CE$2])" office:value-type="float" office:value="2.61759724572607">
            <text:p>2.6175972457</text:p>
          </table:table-cell>
          <table:table-cell table:formula="of:=3+STANDARDIZE([.AM34];[.CF$1];[.CF$2])" office:value-type="float" office:value="4.04441200976714">
            <text:p>4.0444120098</text:p>
          </table:table-cell>
          <table:table-cell table:formula="of:=3+STANDARDIZE([.AN34];[.CG$1];[.CG$2])" office:value-type="float" office:value="3.93080510399803">
            <text:p>3.930805104</text:p>
          </table:table-cell>
          <table:table-cell table:formula="of:=3+STANDARDIZE([.AO34];[.CH$1];[.CH$2])" office:value-type="float" office:value="2.01528873123447">
            <text:p>2.0152887312</text:p>
          </table:table-cell>
          <table:table-cell table:formula="of:=3+STANDARDIZE([.AP34];[.CI$1];[.CI$2])" office:value-type="float" office:value="2.43931966476802">
            <text:p>2.4393196648</text:p>
          </table:table-cell>
          <table:table-cell table:formula="of:=3+STANDARDIZE([.AQ34];[.CJ$1];[.CJ$2])" office:value-type="float" office:value="4.46410977322749">
            <text:p>4.4641097732</text:p>
          </table:table-cell>
          <table:table-cell table:formula="of:=3+STANDARDIZE([.AR3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  <table:table-cell office:value-type="float" office:value="26.3983">
            <text:p>26.3983</text:p>
          </table:table-cell>
          <table:table-cell office:value-type="float" office:value="158.746">
            <text:p>158.746</text:p>
          </table:table-cell>
          <table:table-cell office:value-type="float" office:value="1647817">
            <text:p>1647817</text:p>
          </table:table-cell>
          <table:table-cell office:value-type="float" office:value="28453168">
            <text:p>28453168</text:p>
          </table:table-cell>
          <table:table-cell table:style-name="ce2" office:value-type="float" office:value="3435273">
            <text:p>3435273</text:p>
          </table:table-cell>
          <table:table-cell office:value-type="float" office:value="74976">
            <text:p>74976.0000</text:p>
          </table:table-cell>
          <table:table-cell office:value-type="float" office:value="1647817">
            <text:p>1647817</text:p>
          </table:table-cell>
          <table:table-cell office:value-type="float" office:value="431952">
            <text:p>431952</text:p>
          </table:table-cell>
          <table:table-cell office:value-type="float" office:value="229681">
            <text:p>229681</text:p>
          </table:table-cell>
          <table:table-cell office:value-type="float" office:value="10776243">
            <text:p>10776243</text:p>
          </table:table-cell>
          <table:table-cell office:value-type="float" office:value="6039">
            <text:p>6039</text:p>
          </table:table-cell>
          <table:table-cell office:value-type="float" office:value="511457">
            <text:p>511457</text:p>
          </table:table-cell>
          <table:table-cell office:value-type="float" office:value="1001685">
            <text:p>1001685</text:p>
          </table:table-cell>
          <table:table-cell office:value-type="float" office:value="339344">
            <text:p>339344</text:p>
          </table:table-cell>
          <table:table-cell office:value-type="float" office:value="316870">
            <text:p>316870</text:p>
          </table:table-cell>
          <table:table-cell office:value-type="float" office:value="28453168">
            <text:p>28453168</text:p>
          </table:table-cell>
          <table:table-cell office:value-type="float" office:value="61482">
            <text:p>61482</text:p>
          </table:table-cell>
          <table:table-cell office:value-type="float" office:value="786950">
            <text:p>786950</text:p>
          </table:table-cell>
          <table:table-cell office:value-type="float" office:value="42998">
            <text:p>42998</text:p>
          </table:table-cell>
          <table:table-cell office:value-type="float" office:value="5310725">
            <text:p>5310725</text:p>
          </table:table-cell>
          <table:table-cell office:value-type="float" office:value="1272056">
            <text:p>1272056</text:p>
          </table:table-cell>
          <table:table-cell office:value-type="float" office:value="74524">
            <text:p>745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5];[.AU$1];[.AU$2])" office:value-type="float" office:value="2.47978266490525">
            <text:p>2.4797826649</text:p>
          </table:table-cell>
          <table:table-cell table:formula="of:=3+STANDARDIZE([.C35];[.AV$1];[.AV$2])" office:value-type="float" office:value="3.9923450300891">
            <text:p>3.9923450301</text:p>
          </table:table-cell>
          <table:table-cell table:formula="of:=3+STANDARDIZE([.D35];[.AW$1];[.AW$2])" office:value-type="float" office:value="4.20701471650798">
            <text:p>4.2070147165</text:p>
          </table:table-cell>
          <table:table-cell table:formula="of:=3+STANDARDIZE([.E35];[.AX$1];[.AX$2])" office:value-type="float" office:value="4.01836370134439">
            <text:p>4.0183637013</text:p>
          </table:table-cell>
          <table:table-cell table:formula="of:=3+STANDARDIZE([.F35];[.AY$1];[.AY$2])" office:value-type="float" office:value="4.04002443102087">
            <text:p>4.040024431</text:p>
          </table:table-cell>
          <table:table-cell table:formula="of:=3+STANDARDIZE([.G35];[.AZ$1];[.AZ$2])" office:value-type="float" office:value="2.69469809540925">
            <text:p>2.6946980954</text:p>
          </table:table-cell>
          <table:table-cell table:formula="of:=3+STANDARDIZE([.H35];[.BA$1];[.BA$2])" office:value-type="float" office:value="1.96554968420311">
            <text:p>1.9655496842</text:p>
          </table:table-cell>
          <table:table-cell table:formula="of:=3+STANDARDIZE([.I35];[.BB$1];[.BB$2])" office:value-type="float" office:value="2.23570584282313">
            <text:p>2.2357058428</text:p>
          </table:table-cell>
          <table:table-cell table:formula="of:=3+STANDARDIZE([.J35];[.BC$1];[.BC$2])" office:value-type="float" office:value="2.27151833996226">
            <text:p>2.27151834</text:p>
          </table:table-cell>
          <table:table-cell table:formula="of:=3+STANDARDIZE([.K35];[.BD$1];[.BD$2])" office:value-type="float" office:value="2.22509915970328">
            <text:p>2.2250991597</text:p>
          </table:table-cell>
          <table:table-cell table:formula="of:=3+STANDARDIZE([.L35];[.BE$1];[.BE$2])" office:value-type="float" office:value="2.25247030695847">
            <text:p>2.252470307</text:p>
          </table:table-cell>
          <table:table-cell table:formula="of:=3+STANDARDIZE([.M35];[.BF$1];[.BF$2])" office:value-type="float" office:value="2.70582147684181">
            <text:p>2.7058214768</text:p>
          </table:table-cell>
          <table:table-cell table:formula="of:=3+STANDARDIZE([.N35];[.BG$1];[.BG$2])" office:value-type="float" office:value="2.76600248388924">
            <text:p>2.7660024839</text:p>
          </table:table-cell>
          <table:table-cell table:formula="of:=3+STANDARDIZE([.O35];[.BH$1];[.BH$2])" office:value-type="float" office:value="2.93126169303584">
            <text:p>2.931261693</text:p>
          </table:table-cell>
          <table:table-cell table:formula="of:=3+STANDARDIZE([.P35];[.BI$1];[.BI$2])" office:value-type="float" office:value="1.79434348561595">
            <text:p>1.7943434856</text:p>
          </table:table-cell>
          <table:table-cell table:formula="of:=3+STANDARDIZE([.Q35];[.BJ$1];[.BJ$2])" office:value-type="float" office:value="2.56980891727997">
            <text:p>2.5698089173</text:p>
          </table:table-cell>
          <table:table-cell table:formula="of:=3+STANDARDIZE([.R35];[.BK$1];[.BK$2])" office:value-type="float" office:value="2.60103351955305">
            <text:p>2.6010335196</text:p>
          </table:table-cell>
          <table:table-cell table:formula="of:=3+STANDARDIZE([.S35];[.BL$1];[.BL$2])" office:value-type="float" office:value="2.62644062163357">
            <text:p>2.6264406216</text:p>
          </table:table-cell>
          <table:table-cell table:formula="of:=3+STANDARDIZE([.T35];[.BM$1];[.BM$2])" office:value-type="float" office:value="2.49943540145724">
            <text:p>2.4994354015</text:p>
          </table:table-cell>
          <table:table-cell table:formula="of:=3+STANDARDIZE([.U35];[.BN$1];[.BN$2])" office:value-type="float" office:value="2.59296049825761">
            <text:p>2.5929604983</text:p>
          </table:table-cell>
          <table:table-cell table:formula="of:=3+STANDARDIZE([.V35];[.BO$1];[.BO$2])" office:value-type="float" office:value="2.88964463684488">
            <text:p>2.8896446368</text:p>
          </table:table-cell>
          <table:table-cell table:formula="of:=3+STANDARDIZE([.W35];[.BP$1];[.BP$2])" office:value-type="float" office:value="1.85210812891003">
            <text:p>1.8521081289</text:p>
          </table:table-cell>
          <table:table-cell table:formula="of:=3+STANDARDIZE([.X35];[.BQ$1];[.BQ$2])" office:value-type="float" office:value="2.39472668678687">
            <text:p>2.3947266868</text:p>
          </table:table-cell>
          <table:table-cell table:formula="of:=3+STANDARDIZE([.Y35];[.BR$1];[.BR$2])" office:value-type="float" office:value="1.95735489843131">
            <text:p>1.9573548984</text:p>
          </table:table-cell>
          <table:table-cell table:formula="of:=3+STANDARDIZE([.Z35];[.BS$1];[.BS$2])" office:value-type="float" office:value="2.56404466743819">
            <text:p>2.5640446674</text:p>
          </table:table-cell>
          <table:table-cell table:formula="of:=3+STANDARDIZE([.AA35];[.BT$1];[.BT$2])" office:value-type="float" office:value="2.99328629781821">
            <text:p>2.9932862978</text:p>
          </table:table-cell>
          <table:table-cell table:formula="of:=3+STANDARDIZE([.AB35];[.BU$1];[.BU$2])" office:value-type="float" office:value="2.39472668678687">
            <text:p>2.3947266868</text:p>
          </table:table-cell>
          <table:table-cell table:formula="of:=3+STANDARDIZE([.AC35];[.BV$1];[.BV$2])" office:value-type="float" office:value="2.74488602190363">
            <text:p>2.7448860219</text:p>
          </table:table-cell>
          <table:table-cell table:formula="of:=3+STANDARDIZE([.AD35];[.BW$1];[.BW$2])" office:value-type="float" office:value="2.11108294578434">
            <text:p>2.1110829458</text:p>
          </table:table-cell>
          <table:table-cell table:formula="of:=3+STANDARDIZE([.AE35];[.BX$1];[.BX$2])" office:value-type="float" office:value="5.23141926200528">
            <text:p>5.231419262</text:p>
          </table:table-cell>
          <table:table-cell table:formula="of:=3+STANDARDIZE([.AF35];[.BY$1];[.BY$2])" office:value-type="float" office:value="3.01104892414175">
            <text:p>3.0110489241</text:p>
          </table:table-cell>
          <table:table-cell table:formula="of:=3+STANDARDIZE([.AG35];[.BZ$1];[.BZ$2])" office:value-type="float" office:value="5.09149818894648">
            <text:p>5.0914981889</text:p>
          </table:table-cell>
          <table:table-cell table:formula="of:=3+STANDARDIZE([.AH35];[.CA$1];[.CA$2])" office:value-type="float" office:value="4.79092258372461">
            <text:p>4.7909225837</text:p>
          </table:table-cell>
          <table:table-cell table:formula="of:=3+STANDARDIZE([.AI35];[.CB$1];[.CB$2])" office:value-type="float" office:value="2.94707699440742">
            <text:p>2.9470769944</text:p>
          </table:table-cell>
          <table:table-cell table:formula="of:=3+STANDARDIZE([.AJ35];[.CC$1];[.CC$2])" office:value-type="float" office:value="1.05547545501568">
            <text:p>1.055475455</text:p>
          </table:table-cell>
          <table:table-cell table:formula="of:=3+STANDARDIZE([.AK35];[.CD$1];[.CD$2])" office:value-type="float" office:value="1.95735489843131">
            <text:p>1.9573548984</text:p>
          </table:table-cell>
          <table:table-cell table:formula="of:=3+STANDARDIZE([.AL35];[.CE$1];[.CE$2])" office:value-type="float" office:value="2.63306822861131">
            <text:p>2.6330682286</text:p>
          </table:table-cell>
          <table:table-cell table:formula="of:=3+STANDARDIZE([.AM35];[.CF$1];[.CF$2])" office:value-type="float" office:value="3.89534037065061">
            <text:p>3.8953403707</text:p>
          </table:table-cell>
          <table:table-cell table:formula="of:=3+STANDARDIZE([.AN35];[.CG$1];[.CG$2])" office:value-type="float" office:value="4.2895205992173">
            <text:p>4.2895205992</text:p>
          </table:table-cell>
          <table:table-cell table:formula="of:=3+STANDARDIZE([.AO35];[.CH$1];[.CH$2])" office:value-type="float" office:value="4.85093888030785">
            <text:p>4.8509388803</text:p>
          </table:table-cell>
          <table:table-cell table:formula="of:=3+STANDARDIZE([.AP35];[.CI$1];[.CI$2])" office:value-type="float" office:value="2.46814700108596">
            <text:p>2.4681470011</text:p>
          </table:table-cell>
          <table:table-cell table:formula="of:=3+STANDARDIZE([.AQ35];[.CJ$1];[.CJ$2])" office:value-type="float" office:value="4.50919335608051">
            <text:p>4.5091933561</text:p>
          </table:table-cell>
          <table:table-cell table:formula="of:=3+STANDARDIZE([.AR3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  <table:table-cell office:value-type="float" office:value="26.1034">
            <text:p>26.1034</text:p>
          </table:table-cell>
          <table:table-cell office:value-type="float" office:value="162.699">
            <text:p>162.699</text:p>
          </table:table-cell>
          <table:table-cell office:value-type="float" office:value="1850767">
            <text:p>1850767</text:p>
          </table:table-cell>
          <table:table-cell office:value-type="float" office:value="32780360">
            <text:p>32780360</text:p>
          </table:table-cell>
          <table:table-cell table:formula="of:=[.Z35]+820" office:value-type="float" office:value="3436093">
            <text:p>3436093</text:p>
          </table:table-cell>
          <table:table-cell office:value-type="float" office:value="74163">
            <text:p>74163.0000</text:p>
          </table:table-cell>
          <table:table-cell office:value-type="float" office:value="1850767">
            <text:p>1850767</text:p>
          </table:table-cell>
          <table:table-cell office:value-type="float" office:value="381500">
            <text:p>381500</text:p>
          </table:table-cell>
          <table:table-cell office:value-type="float" office:value="201345">
            <text:p>201345</text:p>
          </table:table-cell>
          <table:table-cell office:value-type="float" office:value="12373540">
            <text:p>12373540</text:p>
          </table:table-cell>
          <table:table-cell office:value-type="float" office:value="197">
            <text:p>197</text:p>
          </table:table-cell>
          <table:table-cell office:value-type="float" office:value="408891">
            <text:p>408891</text:p>
          </table:table-cell>
          <table:table-cell office:value-type="float" office:value="647481">
            <text:p>647481</text:p>
          </table:table-cell>
          <table:table-cell office:value-type="float" office:value="253144">
            <text:p>253144</text:p>
          </table:table-cell>
          <table:table-cell office:value-type="float" office:value="344839">
            <text:p>344839</text:p>
          </table:table-cell>
          <table:table-cell office:value-type="float" office:value="32780360">
            <text:p>32780360</text:p>
          </table:table-cell>
          <table:table-cell office:value-type="float" office:value="80409">
            <text:p>80409</text:p>
          </table:table-cell>
          <table:table-cell office:value-type="float" office:value="758930">
            <text:p>758930</text:p>
          </table:table-cell>
          <table:table-cell office:value-type="float" office:value="40826">
            <text:p>40826</text:p>
          </table:table-cell>
          <table:table-cell office:value-type="float" office:value="5141566">
            <text:p>5141566</text:p>
          </table:table-cell>
          <table:table-cell office:value-type="float" office:value="1514043">
            <text:p>1514043</text:p>
          </table:table-cell>
          <table:table-cell office:value-type="float" office:value="70795">
            <text:p>70795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table:formula="of:=3+STANDARDIZE([.B36];[.AU$1];[.AU$2])" office:value-type="float" office:value="1.59564509766979">
            <text:p>1.5956450977</text:p>
          </table:table-cell>
          <table:table-cell table:formula="of:=3+STANDARDIZE([.C36];[.AV$1];[.AV$2])" office:value-type="float" office:value="3.76353606312644">
            <text:p>3.7635360631</text:p>
          </table:table-cell>
          <table:table-cell table:formula="of:=3+STANDARDIZE([.D36];[.AW$1];[.AW$2])" office:value-type="float" office:value="3.87498223407543">
            <text:p>3.8749822341</text:p>
          </table:table-cell>
          <table:table-cell table:formula="of:=3+STANDARDIZE([.E36];[.AX$1];[.AX$2])" office:value-type="float" office:value="3.7479158298546">
            <text:p>3.7479158299</text:p>
          </table:table-cell>
          <table:table-cell table:formula="of:=3+STANDARDIZE([.F36];[.AY$1];[.AY$2])" office:value-type="float" office:value="3.78975117221905">
            <text:p>3.7897511722</text:p>
          </table:table-cell>
          <table:table-cell table:formula="of:=3+STANDARDIZE([.G36];[.AZ$1];[.AZ$2])" office:value-type="float" office:value="2.74000203324269">
            <text:p>2.7400020332</text:p>
          </table:table-cell>
          <table:table-cell table:formula="of:=3+STANDARDIZE([.H36];[.BA$1];[.BA$2])" office:value-type="float" office:value="2.25812236091478">
            <text:p>2.2581223609</text:p>
          </table:table-cell>
          <table:table-cell table:formula="of:=3+STANDARDIZE([.I36];[.BB$1];[.BB$2])" office:value-type="float" office:value="2.39920029477316">
            <text:p>2.3992002948</text:p>
          </table:table-cell>
          <table:table-cell table:formula="of:=3+STANDARDIZE([.J36];[.BC$1];[.BC$2])" office:value-type="float" office:value="2.21214945358395">
            <text:p>2.2121494536</text:p>
          </table:table-cell>
          <table:table-cell table:formula="of:=3+STANDARDIZE([.K36];[.BD$1];[.BD$2])" office:value-type="float" office:value="2.41326831608449">
            <text:p>2.4132683161</text:p>
          </table:table-cell>
          <table:table-cell table:formula="of:=3+STANDARDIZE([.L36];[.BE$1];[.BE$2])" office:value-type="float" office:value="2.29489692138803">
            <text:p>2.2948969214</text:p>
          </table:table-cell>
          <table:table-cell table:formula="of:=3+STANDARDIZE([.M36];[.BF$1];[.BF$2])" office:value-type="float" office:value="2.51969554127684">
            <text:p>2.5196955413</text:p>
          </table:table-cell>
          <table:table-cell table:formula="of:=3+STANDARDIZE([.N36];[.BG$1];[.BG$2])" office:value-type="float" office:value="4.30215384825264">
            <text:p>4.3021538483</text:p>
          </table:table-cell>
          <table:table-cell table:formula="of:=3+STANDARDIZE([.O36];[.BH$1];[.BH$2])" office:value-type="float" office:value="2.89556823887869">
            <text:p>2.8955682389</text:p>
          </table:table-cell>
          <table:table-cell table:formula="of:=3+STANDARDIZE([.P36];[.BI$1];[.BI$2])" office:value-type="float" office:value="2.84624078729679">
            <text:p>2.8462407873</text:p>
          </table:table-cell>
          <table:table-cell table:formula="of:=3+STANDARDIZE([.Q36];[.BJ$1];[.BJ$2])" office:value-type="float" office:value="2.42933046650072">
            <text:p>2.4293304665</text:p>
          </table:table-cell>
          <table:table-cell table:formula="of:=3+STANDARDIZE([.R36];[.BK$1];[.BK$2])" office:value-type="float" office:value="2.59225940104235">
            <text:p>2.592259401</text:p>
          </table:table-cell>
          <table:table-cell table:formula="of:=3+STANDARDIZE([.S36];[.BL$1];[.BL$2])" office:value-type="float" office:value="2.51945023961511">
            <text:p>2.5194502396</text:p>
          </table:table-cell>
          <table:table-cell table:formula="of:=3+STANDARDIZE([.T36];[.BM$1];[.BM$2])" office:value-type="float" office:value="2.49561309541366">
            <text:p>2.4956130954</text:p>
          </table:table-cell>
          <table:table-cell table:formula="of:=3+STANDARDIZE([.U36];[.BN$1];[.BN$2])" office:value-type="float" office:value="1.89454541415744">
            <text:p>1.8945454142</text:p>
          </table:table-cell>
          <table:table-cell table:formula="of:=3+STANDARDIZE([.V36];[.BO$1];[.BO$2])" office:value-type="float" office:value="2.194904677892">
            <text:p>2.1949046779</text:p>
          </table:table-cell>
          <table:table-cell table:formula="of:=3+STANDARDIZE([.W36];[.BP$1];[.BP$2])" office:value-type="float" office:value="1.90307953402829">
            <text:p>1.903079534</text:p>
          </table:table-cell>
          <table:table-cell table:formula="of:=3+STANDARDIZE([.X36];[.BQ$1];[.BQ$2])" office:value-type="float" office:value="2.42331588038134">
            <text:p>2.4233158804</text:p>
          </table:table-cell>
          <table:table-cell table:formula="of:=3+STANDARDIZE([.Y36];[.BR$1];[.BR$2])" office:value-type="float" office:value="2.59301206334037">
            <text:p>2.5930120633</text:p>
          </table:table-cell>
          <table:table-cell table:formula="of:=3+STANDARDIZE([.Z36];[.BS$1];[.BS$2])" office:value-type="float" office:value="2.56906642287102">
            <text:p>2.5690664229</text:p>
          </table:table-cell>
          <table:table-cell table:formula="of:=3+STANDARDIZE([.AA36];[.BT$1];[.BT$2])" office:value-type="float" office:value="2.97581643624975">
            <text:p>2.9758164362</text:p>
          </table:table-cell>
          <table:table-cell table:formula="of:=3+STANDARDIZE([.AB36];[.BU$1];[.BU$2])" office:value-type="float" office:value="2.42331588038134">
            <text:p>2.4233158804</text:p>
          </table:table-cell>
          <table:table-cell table:formula="of:=3+STANDARDIZE([.AC36];[.BV$1];[.BV$2])" office:value-type="float" office:value="2.46548026714986">
            <text:p>2.4654802671</text:p>
          </table:table-cell>
          <table:table-cell table:formula="of:=3+STANDARDIZE([.AD36];[.BW$1];[.BW$2])" office:value-type="float" office:value="1.93084185203135">
            <text:p>1.930841852</text:p>
          </table:table-cell>
          <table:table-cell table:formula="of:=3+STANDARDIZE([.AE36];[.BX$1];[.BX$2])" office:value-type="float" office:value="5.71530927736193">
            <text:p>5.7153092774</text:p>
          </table:table-cell>
          <table:table-cell table:formula="of:=3+STANDARDIZE([.AF36];[.BY$1];[.BY$2])" office:value-type="float" office:value="2.65983466620102">
            <text:p>2.6598346662</text:p>
          </table:table-cell>
          <table:table-cell table:formula="of:=3+STANDARDIZE([.AG36];[.BZ$1];[.BZ$2])" office:value-type="float" office:value="4.28159613374212">
            <text:p>4.2815961337</text:p>
          </table:table-cell>
          <table:table-cell table:formula="of:=3+STANDARDIZE([.AH36];[.CA$1];[.CA$2])" office:value-type="float" office:value="3.25822720309972">
            <text:p>3.2582272031</text:p>
          </table:table-cell>
          <table:table-cell table:formula="of:=3+STANDARDIZE([.AI36];[.CB$1];[.CB$2])" office:value-type="float" office:value="2.53530824649498">
            <text:p>2.5353082465</text:p>
          </table:table-cell>
          <table:table-cell table:formula="of:=3+STANDARDIZE([.AJ36];[.CC$1];[.CC$2])" office:value-type="float" office:value="1.3047265412363">
            <text:p>1.3047265412</text:p>
          </table:table-cell>
          <table:table-cell table:formula="of:=3+STANDARDIZE([.AK36];[.CD$1];[.CD$2])" office:value-type="float" office:value="2.59301206334037">
            <text:p>2.5930120633</text:p>
          </table:table-cell>
          <table:table-cell table:formula="of:=3+STANDARDIZE([.AL36];[.CE$1];[.CE$2])" office:value-type="float" office:value="2.6735408330438">
            <text:p>2.673540833</text:p>
          </table:table-cell>
          <table:table-cell table:formula="of:=3+STANDARDIZE([.AM36];[.CF$1];[.CF$2])" office:value-type="float" office:value="3.75205241044186">
            <text:p>3.7520524104</text:p>
          </table:table-cell>
          <table:table-cell table:formula="of:=3+STANDARDIZE([.AN36];[.CG$1];[.CG$2])" office:value-type="float" office:value="4.10705454403785">
            <text:p>4.107054544</text:p>
          </table:table-cell>
          <table:table-cell table:formula="of:=3+STANDARDIZE([.AO36];[.CH$1];[.CH$2])" office:value-type="float" office:value="4.51114239761865">
            <text:p>4.5111423976</text:p>
          </table:table-cell>
          <table:table-cell table:formula="of:=3+STANDARDIZE([.AP36];[.CI$1];[.CI$2])" office:value-type="float" office:value="3.03867457396315">
            <text:p>3.038674574</text:p>
          </table:table-cell>
          <table:table-cell table:formula="of:=3+STANDARDIZE([.AQ36];[.CJ$1];[.CJ$2])" office:value-type="float" office:value="4.39888057362716">
            <text:p>4.3988805736</text:p>
          </table:table-cell>
          <table:table-cell table:formula="of:=3+STANDARDIZE([.AR36];[.CK$1];[.CK$2])" office:value-type="float" office:value="3.70645953401037">
            <text:p>3.706459534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  <table:table-cell office:value-type="float" office:value="26.146">
            <text:p>26.146</text:p>
          </table:table-cell>
          <table:table-cell office:value-type="float" office:value="175.402">
            <text:p>175.402</text:p>
          </table:table-cell>
          <table:table-cell office:value-type="float" office:value="2842058">
            <text:p>2842058</text:p>
          </table:table-cell>
          <table:table-cell office:value-type="float" office:value="29112300">
            <text:p>29112300</text:p>
          </table:table-cell>
          <table:table-cell table:style-name="ce2" office:value-type="float" office:value="3435274">
            <text:p>3435274</text:p>
          </table:table-cell>
          <table:table-cell office:value-type="float" office:value="65174">
            <text:p>65174.0000</text:p>
          </table:table-cell>
          <table:table-cell office:value-type="float" office:value="2842058">
            <text:p>2842058</text:p>
          </table:table-cell>
          <table:table-cell office:value-type="float" office:value="427360">
            <text:p>427360</text:p>
          </table:table-cell>
          <table:table-cell office:value-type="float" office:value="309090">
            <text:p>309090</text:p>
          </table:table-cell>
          <table:table-cell office:value-type="float" office:value="12268636">
            <text:p>12268636</text:p>
          </table:table-cell>
          <table:table-cell office:value-type="float" office:value="2437">
            <text:p>2437</text:p>
          </table:table-cell>
          <table:table-cell office:value-type="float" office:value="376756">
            <text:p>376756</text:p>
          </table:table-cell>
          <table:table-cell office:value-type="float" office:value="905002">
            <text:p>905002</text:p>
          </table:table-cell>
          <table:table-cell office:value-type="float" office:value="259481">
            <text:p>259481</text:p>
          </table:table-cell>
          <table:table-cell office:value-type="float" office:value="485695">
            <text:p>485695</text:p>
          </table:table-cell>
          <table:table-cell office:value-type="float" office:value="29112300">
            <text:p>29112300</text:p>
          </table:table-cell>
          <table:table-cell office:value-type="float" office:value="66722">
            <text:p>66722</text:p>
          </table:table-cell>
          <table:table-cell office:value-type="float" office:value="998471">
            <text:p>998471</text:p>
          </table:table-cell>
          <table:table-cell office:value-type="float" office:value="27640">
            <text:p>27640</text:p>
          </table:table-cell>
          <table:table-cell office:value-type="float" office:value="4620056">
            <text:p>4620056</text:p>
          </table:table-cell>
          <table:table-cell office:value-type="float" office:value="1706661">
            <text:p>1706661</text:p>
          </table:table-cell>
          <table:table-cell office:value-type="float" office:value="73031">
            <text:p>73031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3+STANDARDIZE([.B37];[.AU$1];[.AU$2])" office:value-type="float" office:value="1.2363400887918">
            <text:p>1.2363400888</text:p>
          </table:table-cell>
          <table:table-cell table:formula="of:=3+STANDARDIZE([.C37];[.AV$1];[.AV$2])" office:value-type="float" office:value="3.858023976609">
            <text:p>3.8580239766</text:p>
          </table:table-cell>
          <table:table-cell table:formula="of:=3+STANDARDIZE([.D37];[.AW$1];[.AW$2])" office:value-type="float" office:value="3.69259819442939">
            <text:p>3.6925981944</text:p>
          </table:table-cell>
          <table:table-cell table:formula="of:=3+STANDARDIZE([.E37];[.AX$1];[.AX$2])" office:value-type="float" office:value="3.76032983051315">
            <text:p>3.7603298305</text:p>
          </table:table-cell>
          <table:table-cell table:formula="of:=3+STANDARDIZE([.F37];[.AY$1];[.AY$2])" office:value-type="float" office:value="3.88986047573978">
            <text:p>3.8898604757</text:p>
          </table:table-cell>
          <table:table-cell table:formula="of:=3+STANDARDIZE([.G37];[.AZ$1];[.AZ$2])" office:value-type="float" office:value="2.90256322193912">
            <text:p>2.9025632219</text:p>
          </table:table-cell>
          <table:table-cell table:formula="of:=3+STANDARDIZE([.H37];[.BA$1];[.BA$2])" office:value-type="float" office:value="3.30125250509174">
            <text:p>3.3012525051</text:p>
          </table:table-cell>
          <table:table-cell table:formula="of:=3+STANDARDIZE([.I37];[.BB$1];[.BB$2])" office:value-type="float" office:value="2.66414009943917">
            <text:p>2.6641400994</text:p>
          </table:table-cell>
          <table:table-cell table:formula="of:=3+STANDARDIZE([.J37];[.BC$1];[.BC$2])" office:value-type="float" office:value="2.51888869987188">
            <text:p>2.5188886999</text:p>
          </table:table-cell>
          <table:table-cell table:formula="of:=3+STANDARDIZE([.K37];[.BD$1];[.BD$2])" office:value-type="float" office:value="2.58262055682757">
            <text:p>2.5826205568</text:p>
          </table:table-cell>
          <table:table-cell table:formula="of:=3+STANDARDIZE([.L37];[.BE$1];[.BE$2])" office:value-type="float" office:value="2.56006326157273">
            <text:p>2.5600632616</text:p>
          </table:table-cell>
          <table:table-cell table:formula="of:=3+STANDARDIZE([.M37];[.BF$1];[.BF$2])" office:value-type="float" office:value="2.43913356916663">
            <text:p>2.4391335692</text:p>
          </table:table-cell>
          <table:table-cell table:formula="of:=3+STANDARDIZE([.N37];[.BG$1];[.BG$2])" office:value-type="float" office:value="4.90628530741979">
            <text:p>4.9062853074</text:p>
          </table:table-cell>
          <table:table-cell table:formula="of:=3+STANDARDIZE([.O37];[.BH$1];[.BH$2])" office:value-type="float" office:value="2.88955248817805">
            <text:p>2.8895524882</text:p>
          </table:table-cell>
          <table:table-cell table:formula="of:=3+STANDARDIZE([.P37];[.BI$1];[.BI$2])" office:value-type="float" office:value="2.96090812385377">
            <text:p>2.9609081239</text:p>
          </table:table-cell>
          <table:table-cell table:formula="of:=3+STANDARDIZE([.Q37];[.BJ$1];[.BJ$2])" office:value-type="float" office:value="2.50640713860969">
            <text:p>2.5064071386</text:p>
          </table:table-cell>
          <table:table-cell table:formula="of:=3+STANDARDIZE([.R37];[.BK$1];[.BK$2])" office:value-type="float" office:value="2.4318183768467">
            <text:p>2.4318183768</text:p>
          </table:table-cell>
          <table:table-cell table:formula="of:=3+STANDARDIZE([.S37];[.BL$1];[.BL$2])" office:value-type="float" office:value="2.44320422024564">
            <text:p>2.4432042202</text:p>
          </table:table-cell>
          <table:table-cell table:formula="of:=3+STANDARDIZE([.T37];[.BM$1];[.BM$2])" office:value-type="float" office:value="2.46503464706505">
            <text:p>2.4650346471</text:p>
          </table:table-cell>
          <table:table-cell table:formula="of:=3+STANDARDIZE([.U37];[.BN$1];[.BN$2])" office:value-type="float" office:value="3.42964049748421">
            <text:p>3.4296404975</text:p>
          </table:table-cell>
          <table:table-cell table:formula="of:=3+STANDARDIZE([.V37];[.BO$1];[.BO$2])" office:value-type="float" office:value="2.29526385812731">
            <text:p>2.2952638581</text:p>
          </table:table-cell>
          <table:table-cell table:formula="of:=3+STANDARDIZE([.W37];[.BP$1];[.BP$2])" office:value-type="float" office:value="2.06687658923121">
            <text:p>2.0668765892</text:p>
          </table:table-cell>
          <table:table-cell table:formula="of:=3+STANDARDIZE([.X37];[.BQ$1];[.BQ$2])" office:value-type="float" office:value="2.56295722212784">
            <text:p>2.5629572221</text:p>
          </table:table-cell>
          <table:table-cell table:formula="of:=3+STANDARDIZE([.Y37];[.BR$1];[.BR$2])" office:value-type="float" office:value="2.05418027119518">
            <text:p>2.0541802712</text:p>
          </table:table-cell>
          <table:table-cell table:formula="of:=3+STANDARDIZE([.Z37];[.BS$1];[.BS$2])" office:value-type="float" office:value="2.56405079153018">
            <text:p>2.5640507915</text:p>
          </table:table-cell>
          <table:table-cell table:formula="of:=3+STANDARDIZE([.AA37];[.BT$1];[.BT$2])" office:value-type="float" office:value="2.78265950434461">
            <text:p>2.7826595043</text:p>
          </table:table-cell>
          <table:table-cell table:formula="of:=3+STANDARDIZE([.AB37];[.BU$1];[.BU$2])" office:value-type="float" office:value="2.56295722212784">
            <text:p>2.5629572221</text:p>
          </table:table-cell>
          <table:table-cell table:formula="of:=3+STANDARDIZE([.AC37];[.BV$1];[.BV$2])" office:value-type="float" office:value="2.71945529119268">
            <text:p>2.7194552912</text:p>
          </table:table-cell>
          <table:table-cell table:formula="of:=3+STANDARDIZE([.AD37];[.BW$1];[.BW$2])" office:value-type="float" office:value="2.6161918183786">
            <text:p>2.6161918184</text:p>
          </table:table-cell>
          <table:table-cell table:formula="of:=3+STANDARDIZE([.AE37];[.BX$1];[.BX$2])" office:value-type="float" office:value="5.68352934027385">
            <text:p>5.6835293403</text:p>
          </table:table-cell>
          <table:table-cell table:formula="of:=3+STANDARDIZE([.AF37];[.BY$1];[.BY$2])" office:value-type="float" office:value="2.79450086575378">
            <text:p>2.7945008658</text:p>
          </table:table-cell>
          <table:table-cell table:formula="of:=3+STANDARDIZE([.AG37];[.BZ$1];[.BZ$2])" office:value-type="float" office:value="4.02784535332763">
            <text:p>4.0278453533</text:p>
          </table:table-cell>
          <table:table-cell table:formula="of:=3+STANDARDIZE([.AH37];[.CA$1];[.CA$2])" office:value-type="float" office:value="4.37256031936578">
            <text:p>4.3725603194</text:p>
          </table:table-cell>
          <table:table-cell table:formula="of:=3+STANDARDIZE([.AI37];[.CB$1];[.CB$2])" office:value-type="float" office:value="2.56557945943606">
            <text:p>2.5655794594</text:p>
          </table:table-cell>
          <table:table-cell table:formula="of:=3+STANDARDIZE([.AJ37];[.CC$1];[.CC$2])" office:value-type="float" office:value="2.55999169196361">
            <text:p>2.559991692</text:p>
          </table:table-cell>
          <table:table-cell table:formula="of:=3+STANDARDIZE([.AK37];[.CD$1];[.CD$2])" office:value-type="float" office:value="2.05418027119518">
            <text:p>2.0541802712</text:p>
          </table:table-cell>
          <table:table-cell table:formula="of:=3+STANDARDIZE([.AL37];[.CE$1];[.CE$2])" office:value-type="float" office:value="2.64427319755654">
            <text:p>2.6442731976</text:p>
          </table:table-cell>
          <table:table-cell table:formula="of:=3+STANDARDIZE([.AM37];[.CF$1];[.CF$2])" office:value-type="float" office:value="4.977011056993">
            <text:p>4.977011057</text:p>
          </table:table-cell>
          <table:table-cell table:formula="of:=3+STANDARDIZE([.AN37];[.CG$1];[.CG$2])" office:value-type="float" office:value="2.99932093280569">
            <text:p>2.9993209328</text:p>
          </table:table-cell>
          <table:table-cell table:formula="of:=3+STANDARDIZE([.AO37];[.CH$1];[.CH$2])" office:value-type="float" office:value="3.46356429839104">
            <text:p>3.4635642984</text:p>
          </table:table-cell>
          <table:table-cell table:formula="of:=3+STANDARDIZE([.AP37];[.CI$1];[.CI$2])" office:value-type="float" office:value="3.49280591173112">
            <text:p>3.4928059117</text:p>
          </table:table-cell>
          <table:table-cell table:formula="of:=3+STANDARDIZE([.AQ37];[.CJ$1];[.CJ$2])" office:value-type="float" office:value="4.46502682773434">
            <text:p>4.4650268277</text:p>
          </table:table-cell>
          <table:table-cell table:formula="of:=3+STANDARDIZE([.AR37];[.CK$1];[.CK$2])" office:value-type="float" office:value="6.0185089180443">
            <text:p>6.01850891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  <table:table-cell office:value-type="float" office:value="26.596">
            <text:p>26.596</text:p>
          </table:table-cell>
          <table:table-cell office:value-type="float" office:value="149.12">
            <text:p>149.12</text:p>
          </table:table-cell>
          <table:table-cell office:value-type="float" office:value="2411978">
            <text:p>2411978</text:p>
          </table:table-cell>
          <table:table-cell office:value-type="float" office:value="23104192">
            <text:p>23104192</text:p>
          </table:table-cell>
          <table:table-cell table:formula="of:=[.Z37]+820" office:value-type="float" office:value="3436094">
            <text:p>3436094</text:p>
          </table:table-cell>
          <table:table-cell office:value-type="float" office:value="55053">
            <text:p>55053.0000</text:p>
          </table:table-cell>
          <table:table-cell office:value-type="float" office:value="2411978">
            <text:p>2411978</text:p>
          </table:table-cell>
          <table:table-cell office:value-type="float" office:value="432272">
            <text:p>432272</text:p>
          </table:table-cell>
          <table:table-cell office:value-type="float" office:value="175091">
            <text:p>175091</text:p>
          </table:table-cell>
          <table:table-cell office:value-type="float" office:value="9776285">
            <text:p>9776285</text:p>
          </table:table-cell>
          <table:table-cell office:value-type="float" office:value="266">
            <text:p>266</text:p>
          </table:table-cell>
          <table:table-cell office:value-type="float" office:value="386502">
            <text:p>386502</text:p>
          </table:table-cell>
          <table:table-cell office:value-type="float" office:value="474009">
            <text:p>474009</text:p>
          </table:table-cell>
          <table:table-cell office:value-type="float" office:value="342710">
            <text:p>342710</text:p>
          </table:table-cell>
          <table:table-cell office:value-type="float" office:value="270081">
            <text:p>270081</text:p>
          </table:table-cell>
          <table:table-cell office:value-type="float" office:value="23104192">
            <text:p>23104192</text:p>
          </table:table-cell>
          <table:table-cell office:value-type="float" office:value="16219">
            <text:p>16219</text:p>
          </table:table-cell>
          <table:table-cell office:value-type="float" office:value="544003">
            <text:p>544003</text:p>
          </table:table-cell>
          <table:table-cell office:value-type="float" office:value="20643">
            <text:p>20643</text:p>
          </table:table-cell>
          <table:table-cell office:value-type="float" office:value="4904820">
            <text:p>4904820</text:p>
          </table:table-cell>
          <table:table-cell office:value-type="float" office:value="1421236">
            <text:p>1421236</text:p>
          </table:table-cell>
          <table:table-cell office:value-type="float" office:value="54000">
            <text:p>54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8];[.AU$1];[.AU$2])" office:value-type="float" office:value="2.0372995329027">
            <text:p>2.0372995329</text:p>
          </table:table-cell>
          <table:table-cell table:formula="of:=3+STANDARDIZE([.C38];[.AV$1];[.AV$2])" office:value-type="float" office:value="4.08034847892089">
            <text:p>4.0803484789</text:p>
          </table:table-cell>
          <table:table-cell table:formula="of:=3+STANDARDIZE([.D38];[.AW$1];[.AW$2])" office:value-type="float" office:value="3.87965874791251">
            <text:p>3.8796587479</text:p>
          </table:table-cell>
          <table:table-cell table:formula="of:=3+STANDARDIZE([.E38];[.AX$1];[.AX$2])" office:value-type="float" office:value="3.91195798141398">
            <text:p>3.9119579814</text:p>
          </table:table-cell>
          <table:table-cell table:formula="of:=3+STANDARDIZE([.F38];[.AY$1];[.AY$2])" office:value-type="float" office:value="4.09007908278123">
            <text:p>4.0900790828</text:p>
          </table:table-cell>
          <table:table-cell table:formula="of:=3+STANDARDIZE([.G38];[.AZ$1];[.AZ$2])" office:value-type="float" office:value="2.6840383453308">
            <text:p>2.6840383453</text:p>
          </table:table-cell>
          <table:table-cell table:formula="of:=3+STANDARDIZE([.H38];[.BA$1];[.BA$2])" office:value-type="float" office:value="3.71271513877105">
            <text:p>3.7127151388</text:p>
          </table:table-cell>
          <table:table-cell table:formula="of:=3+STANDARDIZE([.I38];[.BB$1];[.BB$2])" office:value-type="float" office:value="2.81680058168166">
            <text:p>2.8168005817</text:p>
          </table:table-cell>
          <table:table-cell table:formula="of:=3+STANDARDIZE([.J38];[.BC$1];[.BC$2])" office:value-type="float" office:value="2.65741610142127">
            <text:p>2.6574161014</text:p>
          </table:table-cell>
          <table:table-cell table:formula="of:=3+STANDARDIZE([.K38];[.BD$1];[.BD$2])" office:value-type="float" office:value="2.75197279757066">
            <text:p>2.7519727976</text:p>
          </table:table-cell>
          <table:table-cell table:formula="of:=3+STANDARDIZE([.L38];[.BE$1];[.BE$2])" office:value-type="float" office:value="2.7478010304235">
            <text:p>2.7478010304</text:p>
          </table:table-cell>
          <table:table-cell table:formula="of:=3+STANDARDIZE([.M38];[.BF$1];[.BF$2])" office:value-type="float" office:value="2.32523560859703">
            <text:p>2.3252356086</text:p>
          </table:table-cell>
          <table:table-cell table:formula="of:=3+STANDARDIZE([.N38];[.BG$1];[.BG$2])" office:value-type="float" office:value="3.94303793117316">
            <text:p>3.9430379312</text:p>
          </table:table-cell>
          <table:table-cell table:formula="of:=3+STANDARDIZE([.O38];[.BH$1];[.BH$2])" office:value-type="float" office:value="2.93968374401674">
            <text:p>2.939683744</text:p>
          </table:table-cell>
          <table:table-cell table:formula="of:=3+STANDARDIZE([.P38];[.BI$1];[.BI$2])" office:value-type="float" office:value="3.18088219806511">
            <text:p>3.1808821981</text:p>
          </table:table-cell>
          <table:table-cell table:formula="of:=3+STANDARDIZE([.Q38];[.BJ$1];[.BJ$2])" office:value-type="float" office:value="2.29009518785226">
            <text:p>2.2900951879</text:p>
          </table:table-cell>
          <table:table-cell table:formula="of:=3+STANDARDIZE([.R38];[.BK$1];[.BK$2])" office:value-type="float" office:value="2.53209401696898">
            <text:p>2.532094017</text:p>
          </table:table-cell>
          <table:table-cell table:formula="of:=3+STANDARDIZE([.S38];[.BL$1];[.BL$2])" office:value-type="float" office:value="2.4776379064125">
            <text:p>2.4776379064</text:p>
          </table:table-cell>
          <table:table-cell table:formula="of:=3+STANDARDIZE([.T38];[.BM$1];[.BM$2])" office:value-type="float" office:value="2.32488342546727">
            <text:p>2.3248834255</text:p>
          </table:table-cell>
          <table:table-cell table:formula="of:=3+STANDARDIZE([.U38];[.BN$1];[.BN$2])" office:value-type="float" office:value="1.34503100788573">
            <text:p>1.3450310079</text:p>
          </table:table-cell>
          <table:table-cell table:formula="of:=3+STANDARDIZE([.V38];[.BO$1];[.BO$2])" office:value-type="float" office:value="3.35539604371157">
            <text:p>3.3553960437</text:p>
          </table:table-cell>
          <table:table-cell table:formula="of:=3+STANDARDIZE([.W38];[.BP$1];[.BP$2])" office:value-type="float" office:value="1.72798701945688">
            <text:p>1.7279870195</text:p>
          </table:table-cell>
          <table:table-cell table:formula="of:=3+STANDARDIZE([.X38];[.BQ$1];[.BQ$2])" office:value-type="float" office:value="2.50237264276786">
            <text:p>2.5023726428</text:p>
          </table:table-cell>
          <table:table-cell table:formula="of:=3+STANDARDIZE([.Y38];[.BR$1];[.BR$2])" office:value-type="float" office:value="1.17159939709774">
            <text:p>1.1715993971</text:p>
          </table:table-cell>
          <table:table-cell table:formula="of:=3+STANDARDIZE([.Z38];[.BS$1];[.BS$2])" office:value-type="float" office:value="2.56907254696301">
            <text:p>2.569072547</text:p>
          </table:table-cell>
          <table:table-cell table:formula="of:=3+STANDARDIZE([.AA38];[.BT$1];[.BT$2])" office:value-type="float" office:value="2.56517799274022">
            <text:p>2.5651779927</text:p>
          </table:table-cell>
          <table:table-cell table:formula="of:=3+STANDARDIZE([.AB38];[.BU$1];[.BU$2])" office:value-type="float" office:value="2.50237264276786">
            <text:p>2.5023726428</text:p>
          </table:table-cell>
          <table:table-cell table:formula="of:=3+STANDARDIZE([.AC38];[.BV$1];[.BV$2])" office:value-type="float" office:value="2.7466581982598">
            <text:p>2.7466581983</text:p>
          </table:table-cell>
          <table:table-cell table:formula="of:=3+STANDARDIZE([.AD38];[.BW$1];[.BW$2])" office:value-type="float" office:value="1.76384405151643">
            <text:p>1.7638440515</text:p>
          </table:table-cell>
          <table:table-cell table:formula="of:=3+STANDARDIZE([.AE38];[.BX$1];[.BX$2])" office:value-type="float" office:value="4.92848894161026">
            <text:p>4.9284889416</text:p>
          </table:table-cell>
          <table:table-cell table:formula="of:=3+STANDARDIZE([.AF38];[.BY$1];[.BY$2])" office:value-type="float" office:value="2.66398286609796">
            <text:p>2.6639828661</text:p>
          </table:table-cell>
          <table:table-cell table:formula="of:=3+STANDARDIZE([.AG38];[.BZ$1];[.BZ$2])" office:value-type="float" office:value="4.10480365754172">
            <text:p>4.1048036575</text:p>
          </table:table-cell>
          <table:table-cell table:formula="of:=3+STANDARDIZE([.AH38];[.CA$1];[.CA$2])" office:value-type="float" office:value="2.50758708309047">
            <text:p>2.5075870831</text:p>
          </table:table-cell>
          <table:table-cell table:formula="of:=3+STANDARDIZE([.AI38];[.CB$1];[.CB$2])" office:value-type="float" office:value="2.96315603855444">
            <text:p>2.9631560386</text:p>
          </table:table-cell>
          <table:table-cell table:formula="of:=3+STANDARDIZE([.AJ38];[.CC$1];[.CC$2])" office:value-type="float" office:value="0.63850634374332">
            <text:p>0.6385063437</text:p>
          </table:table-cell>
          <table:table-cell table:formula="of:=3+STANDARDIZE([.AK38];[.CD$1];[.CD$2])" office:value-type="float" office:value="1.17159939709774">
            <text:p>1.1715993971</text:p>
          </table:table-cell>
          <table:table-cell table:formula="of:=3+STANDARDIZE([.AL38];[.CE$1];[.CE$2])" office:value-type="float" office:value="2.53627996346483">
            <text:p>2.5362799635</text:p>
          </table:table-cell>
          <table:table-cell table:formula="of:=3+STANDARDIZE([.AM38];[.CF$1];[.CF$2])" office:value-type="float" office:value="2.65296420830822">
            <text:p>2.6529642083</text:p>
          </table:table-cell>
          <table:table-cell table:formula="of:=3+STANDARDIZE([.AN38];[.CG$1];[.CG$2])" office:value-type="float" office:value="2.41151476885974">
            <text:p>2.4115147689</text:p>
          </table:table-cell>
          <table:table-cell table:formula="of:=3+STANDARDIZE([.AO38];[.CH$1];[.CH$2])" office:value-type="float" office:value="4.03558119135273">
            <text:p>4.0355811914</text:p>
          </table:table-cell>
          <table:table-cell table:formula="of:=3+STANDARDIZE([.AP38];[.CI$1];[.CI$2])" office:value-type="float" office:value="2.81986549555805">
            <text:p>2.8198654956</text:p>
          </table:table-cell>
          <table:table-cell table:formula="of:=3+STANDARDIZE([.AQ38];[.CJ$1];[.CJ$2])" office:value-type="float" office:value="3.9020441077371">
            <text:p>3.9020441077</text:p>
          </table:table-cell>
          <table:table-cell table:formula="of:=3+STANDARDIZE([.AR3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  <table:table-cell office:value-type="float" office:value="26.6273">
            <text:p>26.6273</text:p>
          </table:table-cell>
          <table:table-cell office:value-type="float" office:value="213.317">
            <text:p>213.317</text:p>
          </table:table-cell>
          <table:table-cell office:value-type="float" office:value="1262917">
            <text:p>1262917</text:p>
          </table:table-cell>
          <table:table-cell office:value-type="float" office:value="31309940">
            <text:p>31309940</text:p>
          </table:table-cell>
          <table:table-cell table:style-name="ce2" office:value-type="float" office:value="3435275">
            <text:p>3435275</text:p>
          </table:table-cell>
          <table:table-cell office:value-type="float" office:value="36461">
            <text:p>36461.0000</text:p>
          </table:table-cell>
          <table:table-cell office:value-type="float" office:value="1262917">
            <text:p>1262917</text:p>
          </table:table-cell>
          <table:table-cell office:value-type="float" office:value="486639">
            <text:p>486639</text:p>
          </table:table-cell>
          <table:table-cell office:value-type="float" office:value="457069">
            <text:p>457069</text:p>
          </table:table-cell>
          <table:table-cell office:value-type="float" office:value="11411701">
            <text:p>11411701</text:p>
          </table:table-cell>
          <table:table-cell office:value-type="float" office:value="5389">
            <text:p>5389</text:p>
          </table:table-cell>
          <table:table-cell office:value-type="float" office:value="397997">
            <text:p>397997</text:p>
          </table:table-cell>
          <table:table-cell office:value-type="float" office:value="923163">
            <text:p>923163</text:p>
          </table:table-cell>
          <table:table-cell office:value-type="float" office:value="423981">
            <text:p>423981</text:p>
          </table:table-cell>
          <table:table-cell office:value-type="float" office:value="400413">
            <text:p>400413</text:p>
          </table:table-cell>
          <table:table-cell office:value-type="float" office:value="31309940">
            <text:p>31309940</text:p>
          </table:table-cell>
          <table:table-cell office:value-type="float" office:value="111516">
            <text:p>111516</text:p>
          </table:table-cell>
          <table:table-cell office:value-type="float" office:value="753526">
            <text:p>753526</text:p>
          </table:table-cell>
          <table:table-cell office:value-type="float" office:value="31242">
            <text:p>31242</text:p>
          </table:table-cell>
          <table:table-cell office:value-type="float" office:value="5374958">
            <text:p>5374958</text:p>
          </table:table-cell>
          <table:table-cell office:value-type="float" office:value="1895765">
            <text:p>1895765</text:p>
          </table:table-cell>
          <table:table-cell office:value-type="float" office:value="148057">
            <text:p>14805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39];[.AU$1];[.AU$2])" office:value-type="float" office:value="0.886012277731612">
            <text:p>0.8860122777</text:p>
          </table:table-cell>
          <table:table-cell table:formula="of:=3+STANDARDIZE([.C39];[.AV$1];[.AV$2])" office:value-type="float" office:value="4.39530819052941">
            <text:p>4.3953081905</text:p>
          </table:table-cell>
          <table:table-cell table:formula="of:=3+STANDARDIZE([.D39];[.AW$1];[.AW$2])" office:value-type="float" office:value="4.14154352278889">
            <text:p>4.1415435228</text:p>
          </table:table-cell>
          <table:table-cell table:formula="of:=3+STANDARDIZE([.E39];[.AX$1];[.AX$2])" office:value-type="float" office:value="4.27994442950665">
            <text:p>4.2799444295</text:p>
          </table:table-cell>
          <table:table-cell table:formula="of:=3+STANDARDIZE([.F39];[.AY$1];[.AY$2])" office:value-type="float" office:value="4.36037420228719">
            <text:p>4.3603742023</text:p>
          </table:table-cell>
          <table:table-cell table:formula="of:=3+STANDARDIZE([.G39];[.AZ$1];[.AZ$2])" office:value-type="float" office:value="2.70535784548771">
            <text:p>2.7053578455</text:p>
          </table:table-cell>
          <table:table-cell table:formula="of:=3+STANDARDIZE([.H39];[.BA$1];[.BA$2])" office:value-type="float" office:value="3.94946122699357">
            <text:p>3.949461227</text:p>
          </table:table-cell>
          <table:table-cell table:formula="of:=3+STANDARDIZE([.I39];[.BB$1];[.BB$2])" office:value-type="float" office:value="3.067951697629">
            <text:p>3.0679516976</text:p>
          </table:table-cell>
          <table:table-cell table:formula="of:=3+STANDARDIZE([.J39];[.BC$1];[.BC$2])" office:value-type="float" office:value="2.84047016775439">
            <text:p>2.8404701678</text:p>
          </table:table-cell>
          <table:table-cell table:formula="of:=3+STANDARDIZE([.K39];[.BD$1];[.BD$2])" office:value-type="float" office:value="2.94484618286139">
            <text:p>2.9448461829</text:p>
          </table:table-cell>
          <table:table-cell table:formula="of:=3+STANDARDIZE([.L39];[.BE$1];[.BE$2])" office:value-type="float" office:value="2.97372275226086">
            <text:p>2.9737227523</text:p>
          </table:table-cell>
          <table:table-cell table:formula="of:=3+STANDARDIZE([.M39];[.BF$1];[.BF$2])" office:value-type="float" office:value="2.16272266485746">
            <text:p>2.1627226649</text:p>
          </table:table-cell>
          <table:table-cell table:formula="of:=3+STANDARDIZE([.N39];[.BG$1];[.BG$2])" office:value-type="float" office:value="4.44267746797939">
            <text:p>4.442677468</text:p>
          </table:table-cell>
          <table:table-cell table:formula="of:=3+STANDARDIZE([.O39];[.BH$1];[.BH$2])" office:value-type="float" office:value="2.95131419537132">
            <text:p>2.9513141954</text:p>
          </table:table-cell>
          <table:table-cell table:formula="of:=3+STANDARDIZE([.P39];[.BI$1];[.BI$2])" office:value-type="float" office:value="3.02877246589769">
            <text:p>3.0287724659</text:p>
          </table:table-cell>
          <table:table-cell table:formula="of:=3+STANDARDIZE([.Q39];[.BJ$1];[.BJ$2])" office:value-type="float" office:value="2.24285464688225">
            <text:p>2.2428546469</text:p>
          </table:table-cell>
          <table:table-cell table:formula="of:=3+STANDARDIZE([.R39];[.BK$1];[.BK$2])" office:value-type="float" office:value="2.28391180766633">
            <text:p>2.2839118077</text:p>
          </table:table-cell>
          <table:table-cell table:formula="of:=3+STANDARDIZE([.S39];[.BL$1];[.BL$2])" office:value-type="float" office:value="2.24889984830409">
            <text:p>2.2488998483</text:p>
          </table:table-cell>
          <table:table-cell table:formula="of:=3+STANDARDIZE([.T39];[.BM$1];[.BM$2])" office:value-type="float" office:value="2.16944297969518">
            <text:p>2.1694429797</text:p>
          </table:table-cell>
          <table:table-cell table:formula="of:=3+STANDARDIZE([.U39];[.BN$1];[.BN$2])" office:value-type="float" office:value="2.52914592204541">
            <text:p>2.529145922</text:p>
          </table:table-cell>
          <table:table-cell table:formula="of:=3+STANDARDIZE([.V39];[.BO$1];[.BO$2])" office:value-type="float" office:value="3.42913412684221">
            <text:p>3.4291341268</text:p>
          </table:table-cell>
          <table:table-cell table:formula="of:=3+STANDARDIZE([.W39];[.BP$1];[.BP$2])" office:value-type="float" office:value="2.55576624899811">
            <text:p>2.555766249</text:p>
          </table:table-cell>
          <table:table-cell table:formula="of:=3+STANDARDIZE([.X39];[.BQ$1];[.BQ$2])" office:value-type="float" office:value="2.340506531012">
            <text:p>2.340506531</text:p>
          </table:table-cell>
          <table:table-cell table:formula="of:=3+STANDARDIZE([.Y39];[.BR$1];[.BR$2])" office:value-type="float" office:value="2.37700985950343">
            <text:p>2.3770098595</text:p>
          </table:table-cell>
          <table:table-cell table:formula="of:=3+STANDARDIZE([.Z39];[.BS$1];[.BS$2])" office:value-type="float" office:value="2.56405691562217">
            <text:p>2.5640569156</text:p>
          </table:table-cell>
          <table:table-cell table:formula="of:=3+STANDARDIZE([.AA39];[.BT$1];[.BT$2])" office:value-type="float" office:value="2.165670408139">
            <text:p>2.1656704081</text:p>
          </table:table-cell>
          <table:table-cell table:formula="of:=3+STANDARDIZE([.AB39];[.BU$1];[.BU$2])" office:value-type="float" office:value="2.340506531012">
            <text:p>2.340506531</text:p>
          </table:table-cell>
          <table:table-cell table:formula="of:=3+STANDARDIZE([.AC39];[.BV$1];[.BV$2])" office:value-type="float" office:value="3.04774542312102">
            <text:p>3.0477454231</text:p>
          </table:table-cell>
          <table:table-cell table:formula="of:=3+STANDARDIZE([.AD39];[.BW$1];[.BW$2])" office:value-type="float" office:value="3.55746429199779">
            <text:p>3.557464292</text:p>
          </table:table-cell>
          <table:table-cell table:formula="of:=3+STANDARDIZE([.AE39];[.BX$1];[.BX$2])" office:value-type="float" office:value="5.42392684286125">
            <text:p>5.4239268429</text:p>
          </table:table-cell>
          <table:table-cell table:formula="of:=3+STANDARDIZE([.AF39];[.BY$1];[.BY$2])" office:value-type="float" office:value="2.97197167873582">
            <text:p>2.9719716787</text:p>
          </table:table-cell>
          <table:table-cell table:formula="of:=3+STANDARDIZE([.AG39];[.BZ$1];[.BZ$2])" office:value-type="float" office:value="4.19557276352785">
            <text:p>4.1955727635</text:p>
          </table:table-cell>
          <table:table-cell table:formula="of:=3+STANDARDIZE([.AH39];[.CA$1];[.CA$2])" office:value-type="float" office:value="4.45114576957957">
            <text:p>4.4511457696</text:p>
          </table:table-cell>
          <table:table-cell table:formula="of:=3+STANDARDIZE([.AI39];[.CB$1];[.CB$2])" office:value-type="float" office:value="3.35137944820168">
            <text:p>3.3513794482</text:p>
          </table:table-cell>
          <table:table-cell table:formula="of:=3+STANDARDIZE([.AJ39];[.CC$1];[.CC$2])" office:value-type="float" office:value="1.7999848581452">
            <text:p>1.7999848581</text:p>
          </table:table-cell>
          <table:table-cell table:formula="of:=3+STANDARDIZE([.AK39];[.CD$1];[.CD$2])" office:value-type="float" office:value="2.37700985950343">
            <text:p>2.3770098595</text:p>
          </table:table-cell>
          <table:table-cell table:formula="of:=3+STANDARDIZE([.AL39];[.CE$1];[.CE$2])" office:value-type="float" office:value="2.74005857521537">
            <text:p>2.7400585752</text:p>
          </table:table-cell>
          <table:table-cell table:formula="of:=3+STANDARDIZE([.AM39];[.CF$1];[.CF$2])" office:value-type="float" office:value="3.72441757329097">
            <text:p>3.7244175733</text:p>
          </table:table-cell>
          <table:table-cell table:formula="of:=3+STANDARDIZE([.AN39];[.CG$1];[.CG$2])" office:value-type="float" office:value="3.30191887514289">
            <text:p>3.3019188751</text:p>
          </table:table-cell>
          <table:table-cell table:formula="of:=3+STANDARDIZE([.AO39];[.CH$1];[.CH$2])" office:value-type="float" office:value="4.97996628926969">
            <text:p>4.9799662893</text:p>
          </table:table-cell>
          <table:table-cell table:formula="of:=3+STANDARDIZE([.AP39];[.CI$1];[.CI$2])" office:value-type="float" office:value="3.93865236687692">
            <text:p>3.9386523669</text:p>
          </table:table-cell>
          <table:table-cell table:formula="of:=3+STANDARDIZE([.AQ39];[.CJ$1];[.CJ$2])" office:value-type="float" office:value="6.68447622873865">
            <text:p>6.6844762287</text:p>
          </table:table-cell>
          <table:table-cell table:formula="of:=3+STANDARDIZE([.AR3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  <table:table-cell office:value-type="float" office:value="26.6877">
            <text:p>26.6877</text:p>
          </table:table-cell>
          <table:table-cell office:value-type="float" office:value="281.711">
            <text:p>281.711</text:p>
          </table:table-cell>
          <table:table-cell office:value-type="float" office:value="1100815">
            <text:p>1100815</text:p>
          </table:table-cell>
          <table:table-cell office:value-type="float" office:value="30412446">
            <text:p>30412446</text:p>
          </table:table-cell>
          <table:table-cell table:formula="of:=[.Z39]+820" office:value-type="float" office:value="3436095">
            <text:p>3436095</text:p>
          </table:table-cell>
          <table:table-cell office:value-type="float" office:value="36729">
            <text:p>36729.0000</text:p>
          </table:table-cell>
          <table:table-cell office:value-type="float" office:value="1100815">
            <text:p>1100815</text:p>
          </table:table-cell>
          <table:table-cell office:value-type="float" office:value="410440">
            <text:p>410440</text:p>
          </table:table-cell>
          <table:table-cell office:value-type="float" office:value="350529">
            <text:p>350529</text:p>
          </table:table-cell>
          <table:table-cell office:value-type="float" office:value="5068905">
            <text:p>5068905</text:p>
          </table:table-cell>
          <table:table-cell office:value-type="float" office:value="934">
            <text:p>934</text:p>
          </table:table-cell>
          <table:table-cell office:value-type="float" office:value="320586">
            <text:p>320586</text:p>
          </table:table-cell>
          <table:table-cell office:value-type="float" office:value="718945">
            <text:p>718945</text:p>
          </table:table-cell>
          <table:table-cell office:value-type="float" office:value="395189">
            <text:p>395189</text:p>
          </table:table-cell>
          <table:table-cell office:value-type="float" office:value="322140">
            <text:p>322140</text:p>
          </table:table-cell>
          <table:table-cell office:value-type="float" office:value="30412446">
            <text:p>30412446</text:p>
          </table:table-cell>
          <table:table-cell office:value-type="float" office:value="99450">
            <text:p>99450</text:p>
          </table:table-cell>
          <table:table-cell office:value-type="float" office:value="768982">
            <text:p>768982</text:p>
          </table:table-cell>
          <table:table-cell office:value-type="float" office:value="27143">
            <text:p>27143</text:p>
          </table:table-cell>
          <table:table-cell office:value-type="float" office:value="4743934">
            <text:p>4743934</text:p>
          </table:table-cell>
          <table:table-cell office:value-type="float" office:value="1630332">
            <text:p>16303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40];[.AU$1];[.AU$2])" office:value-type="float" office:value="1.65988388699241">
            <text:p>1.659883887</text:p>
          </table:table-cell>
          <table:table-cell table:formula="of:=3+STANDARDIZE([.C40];[.AV$1];[.AV$2])" office:value-type="float" office:value="4.71953142306759">
            <text:p>4.7195314231</text:p>
          </table:table-cell>
          <table:table-cell table:formula="of:=3+STANDARDIZE([.D40];[.AW$1];[.AW$2])" office:value-type="float" office:value="4.45954646371021">
            <text:p>4.4595464637</text:p>
          </table:table-cell>
          <table:table-cell table:formula="of:=3+STANDARDIZE([.E40];[.AX$1];[.AX$2])" office:value-type="float" office:value="4.67364559324916">
            <text:p>4.6736455932</text:p>
          </table:table-cell>
          <table:table-cell table:formula="of:=3+STANDARDIZE([.F40];[.AY$1];[.AY$2])" office:value-type="float" office:value="4.71075676460973">
            <text:p>4.7107567646</text:p>
          </table:table-cell>
          <table:table-cell table:formula="of:=3+STANDARDIZE([.G40];[.AZ$1];[.AZ$2])" office:value-type="float" office:value="2.71601759556616">
            <text:p>2.7160175956</text:p>
          </table:table-cell>
          <table:table-cell table:formula="of:=3+STANDARDIZE([.H40];[.BA$1];[.BA$2])" office:value-type="float" office:value="3.89260081279166">
            <text:p>3.8926008128</text:p>
          </table:table-cell>
          <table:table-cell table:formula="of:=3+STANDARDIZE([.I40];[.BB$1];[.BB$2])" office:value-type="float" office:value="3.36046887973236">
            <text:p>3.3604688797</text:p>
          </table:table-cell>
          <table:table-cell table:formula="of:=3+STANDARDIZE([.J40];[.BC$1];[.BC$2])" office:value-type="float" office:value="2.98394497650198">
            <text:p>2.9839449765</text:p>
          </table:table-cell>
          <table:table-cell table:formula="of:=3+STANDARDIZE([.K40];[.BD$1];[.BD$2])" office:value-type="float" office:value="3.25532529089038">
            <text:p>3.2553252909</text:p>
          </table:table-cell>
          <table:table-cell table:formula="of:=3+STANDARDIZE([.L40];[.BE$1];[.BE$2])" office:value-type="float" office:value="3.13282255637168">
            <text:p>3.1328225564</text:p>
          </table:table-cell>
          <table:table-cell table:formula="of:=3+STANDARDIZE([.M40];[.BF$1];[.BF$2])" office:value-type="float" office:value="2.18911365572115">
            <text:p>2.1891136557</text:p>
          </table:table-cell>
          <table:table-cell table:formula="of:=3+STANDARDIZE([.N40];[.BG$1];[.BG$2])" office:value-type="float" office:value="4.49912712718587">
            <text:p>4.4991271272</text:p>
          </table:table-cell>
          <table:table-cell table:formula="of:=3+STANDARDIZE([.O40];[.BH$1];[.BH$2])" office:value-type="float" office:value="3.17590222152867">
            <text:p>3.1759022215</text:p>
          </table:table-cell>
          <table:table-cell table:formula="of:=3+STANDARDIZE([.P40];[.BI$1];[.BI$2])" office:value-type="float" office:value="3.84548472015045">
            <text:p>3.8454847202</text:p>
          </table:table-cell>
          <table:table-cell table:formula="of:=3+STANDARDIZE([.Q40];[.BJ$1];[.BJ$2])" office:value-type="float" office:value="2.19561410591223">
            <text:p>2.1956141059</text:p>
          </table:table-cell>
          <table:table-cell table:formula="of:=3+STANDARDIZE([.R40];[.BK$1];[.BK$2])" office:value-type="float" office:value="2.31399449970302">
            <text:p>2.3139944997</text:p>
          </table:table-cell>
          <table:table-cell table:formula="of:=3+STANDARDIZE([.S40];[.BL$1];[.BL$2])" office:value-type="float" office:value="2.22922345620874">
            <text:p>2.2292234562</text:p>
          </table:table-cell>
          <table:table-cell table:formula="of:=3+STANDARDIZE([.T40];[.BM$1];[.BM$2])" office:value-type="float" office:value="2.19492501998569">
            <text:p>2.19492502</text:p>
          </table:table-cell>
          <table:table-cell table:formula="of:=3+STANDARDIZE([.U40];[.BN$1];[.BN$2])" office:value-type="float" office:value="2.5256006678114">
            <text:p>2.5256006678</text:p>
          </table:table-cell>
          <table:table-cell table:formula="of:=3+STANDARDIZE([.V40];[.BO$1];[.BO$2])" office:value-type="float" office:value="3.57142742464063">
            <text:p>3.5714274246</text:p>
          </table:table-cell>
          <table:table-cell table:formula="of:=3+STANDARDIZE([.W40];[.BP$1];[.BP$2])" office:value-type="float" office:value="3.43766310749996">
            <text:p>3.4376631075</text:p>
          </table:table-cell>
          <table:table-cell table:formula="of:=3+STANDARDIZE([.X40];[.BQ$1];[.BQ$2])" office:value-type="float" office:value="2.31767152012237">
            <text:p>2.3176715201</text:p>
          </table:table-cell>
          <table:table-cell table:formula="of:=3+STANDARDIZE([.Y40];[.BR$1];[.BR$2])" office:value-type="float" office:value="2.24516951325512">
            <text:p>2.2451695133</text:p>
          </table:table-cell>
          <table:table-cell table:formula="of:=3+STANDARDIZE([.Z40];[.BS$1];[.BS$2])" office:value-type="float" office:value="2.56907867105501">
            <text:p>2.5690786711</text:p>
          </table:table-cell>
          <table:table-cell table:formula="of:=3+STANDARDIZE([.AA40];[.BT$1];[.BT$2])" office:value-type="float" office:value="2.17142923089465">
            <text:p>2.1714292309</text:p>
          </table:table-cell>
          <table:table-cell table:formula="of:=3+STANDARDIZE([.AB40];[.BU$1];[.BU$2])" office:value-type="float" office:value="2.31767152012237">
            <text:p>2.3176715201</text:p>
          </table:table-cell>
          <table:table-cell table:formula="of:=3+STANDARDIZE([.AC40];[.BV$1];[.BV$2])" office:value-type="float" office:value="2.62575146636048">
            <text:p>2.6257514664</text:p>
          </table:table-cell>
          <table:table-cell table:formula="of:=3+STANDARDIZE([.AD40];[.BW$1];[.BW$2])" office:value-type="float" office:value="2.87977915194827">
            <text:p>2.8797791519</text:p>
          </table:table-cell>
          <table:table-cell table:formula="of:=3+STANDARDIZE([.AE40];[.BX$1];[.BX$2])" office:value-type="float" office:value="3.50242091513204">
            <text:p>3.5024209151</text:p>
          </table:table-cell>
          <table:table-cell table:formula="of:=3+STANDARDIZE([.AF40];[.BY$1];[.BY$2])" office:value-type="float" office:value="2.70414225060744">
            <text:p>2.7041422506</text:p>
          </table:table-cell>
          <table:table-cell table:formula="of:=3+STANDARDIZE([.AG40];[.BZ$1];[.BZ$2])" office:value-type="float" office:value="3.58430462403304">
            <text:p>3.584304624</text:p>
          </table:table-cell>
          <table:table-cell table:formula="of:=3+STANDARDIZE([.AH40];[.CA$1];[.CA$2])" office:value-type="float" office:value="3.5674629618178">
            <text:p>3.5674629618</text:p>
          </table:table-cell>
          <table:table-cell table:formula="of:=3+STANDARDIZE([.AI40];[.CB$1];[.CB$2])" office:value-type="float" office:value="3.21384295411937">
            <text:p>3.2138429541</text:p>
          </table:table-cell>
          <table:table-cell table:formula="of:=3+STANDARDIZE([.AJ40];[.CC$1];[.CC$2])" office:value-type="float" office:value="1.10244006670658">
            <text:p>1.1024400667</text:p>
          </table:table-cell>
          <table:table-cell table:formula="of:=3+STANDARDIZE([.AK40];[.CD$1];[.CD$2])" office:value-type="float" office:value="2.24516951325512">
            <text:p>2.2451695133</text:p>
          </table:table-cell>
          <table:table-cell table:formula="of:=3+STANDARDIZE([.AL40];[.CE$1];[.CE$2])" office:value-type="float" office:value="2.71425720970143">
            <text:p>2.7142572097</text:p>
          </table:table-cell>
          <table:table-cell table:formula="of:=3+STANDARDIZE([.AM40];[.CF$1];[.CF$2])" office:value-type="float" office:value="3.80345607125622">
            <text:p>3.8034560713</text:p>
          </table:table-cell>
          <table:table-cell table:formula="of:=3+STANDARDIZE([.AN40];[.CG$1];[.CG$2])" office:value-type="float" office:value="2.95756880139493">
            <text:p>2.9575688014</text:p>
          </table:table-cell>
          <table:table-cell table:formula="of:=3+STANDARDIZE([.AO40];[.CH$1];[.CH$2])" office:value-type="float" office:value="3.71240301629888">
            <text:p>3.7124030163</text:p>
          </table:table-cell>
          <table:table-cell table:formula="of:=3+STANDARDIZE([.AP40];[.CI$1];[.CI$2])" office:value-type="float" office:value="3.3128466613989">
            <text:p>3.3128466614</text:p>
          </table:table-cell>
          <table:table-cell table:formula="of:=3+STANDARDIZE([.AQ40];[.CJ$1];[.CJ$2])" office:value-type="float" office:value="2.30459432160652">
            <text:p>2.3045943216</text:p>
          </table:table-cell>
          <table:table-cell table:formula="of:=3+STANDARDIZE([.AR4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  <table:table-cell office:value-type="float" office:value="26.4703">
            <text:p>26.4703</text:p>
          </table:table-cell>
          <table:table-cell office:value-type="float" office:value="315.362">
            <text:p>315.362</text:p>
          </table:table-cell>
          <table:table-cell office:value-type="float" office:value="2234250">
            <text:p>2234250</text:p>
          </table:table-cell>
          <table:table-cell office:value-type="float" office:value="33450118">
            <text:p>33450118</text:p>
          </table:table-cell>
          <table:table-cell table:style-name="ce2" office:value-type="float" office:value="3445121">
            <text:p>3445121</text:p>
          </table:table-cell>
          <table:table-cell office:value-type="float" office:value="46926">
            <text:p>46926.0000</text:p>
          </table:table-cell>
          <table:table-cell office:value-type="float" office:value="2234250">
            <text:p>2234250</text:p>
          </table:table-cell>
          <table:table-cell office:value-type="float" office:value="409953">
            <text:p>409953</text:p>
          </table:table-cell>
          <table:table-cell office:value-type="float" office:value="75303">
            <text:p>75303</text:p>
          </table:table-cell>
          <table:table-cell office:value-type="float" office:value="2756251">
            <text:p>2756251</text:p>
          </table:table-cell>
          <table:table-cell office:value-type="float" office:value="156">
            <text:p>156</text:p>
          </table:table-cell>
          <table:table-cell office:value-type="float" office:value="399981">
            <text:p>399981</text:p>
          </table:table-cell>
          <table:table-cell office:value-type="float" office:value="934243">
            <text:p>934243</text:p>
          </table:table-cell>
          <table:table-cell office:value-type="float" office:value="357415">
            <text:p>357415</text:p>
          </table:table-cell>
          <table:table-cell office:value-type="float" office:value="336904">
            <text:p>336904</text:p>
          </table:table-cell>
          <table:table-cell office:value-type="float" office:value="33450118">
            <text:p>33450118</text:p>
          </table:table-cell>
          <table:table-cell office:value-type="float" office:value="1550623">
            <text:p>1550623</text:p>
          </table:table-cell>
          <table:table-cell office:value-type="float" office:value="813830">
            <text:p>813830</text:p>
          </table:table-cell>
          <table:table-cell office:value-type="float" office:value="24256">
            <text:p>24256</text:p>
          </table:table-cell>
          <table:table-cell office:value-type="float" office:value="5347542">
            <text:p>5347542</text:p>
          </table:table-cell>
          <table:table-cell office:value-type="float" office:value="1714642">
            <text:p>1714642</text:p>
          </table:table-cell>
          <table:table-cell office:value-type="float" office:value="110500">
            <text:p>1105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41];[.AU$1];[.AU$2])" office:value-type="float" office:value="0.509926549363281">
            <text:p>0.5099265494</text:p>
          </table:table-cell>
          <table:table-cell table:formula="of:=3+STANDARDIZE([.C41];[.AV$1];[.AV$2])" office:value-type="float" office:value="5.34945084628463">
            <text:p>5.3494508463</text:p>
          </table:table-cell>
          <table:table-cell table:formula="of:=3+STANDARDIZE([.D41];[.AW$1];[.AW$2])" office:value-type="float" office:value="4.90849179206971">
            <text:p>4.9084917921</text:p>
          </table:table-cell>
          <table:table-cell table:formula="of:=3+STANDARDIZE([.E41];[.AX$1];[.AX$2])" office:value-type="float" office:value="5.13562376061369">
            <text:p>5.1356237606</text:p>
          </table:table-cell>
          <table:table-cell table:formula="of:=3+STANDARDIZE([.F41];[.AY$1];[.AY$2])" office:value-type="float" office:value="5.16825628169944">
            <text:p>5.1682562817</text:p>
          </table:table-cell>
          <table:table-cell table:formula="of:=3+STANDARDIZE([.G41];[.AZ$1];[.AZ$2])" office:value-type="float" office:value="2.7026929079681">
            <text:p>2.702692908</text:p>
          </table:table-cell>
          <table:table-cell table:formula="of:=3+STANDARDIZE([.H41];[.BA$1];[.BA$2])" office:value-type="float" office:value="4.60800820602303">
            <text:p>4.608008206</text:p>
          </table:table-cell>
          <table:table-cell table:formula="of:=3+STANDARDIZE([.I41];[.BB$1];[.BB$2])" office:value-type="float" office:value="3.58995205626463">
            <text:p>3.5899520563</text:p>
          </table:table-cell>
          <table:table-cell table:formula="of:=3+STANDARDIZE([.J41];[.BC$1];[.BC$2])" office:value-type="float" office:value="3.38864288531412">
            <text:p>3.3886428853</text:p>
          </table:table-cell>
          <table:table-cell table:formula="of:=3+STANDARDIZE([.K41];[.BD$1];[.BD$2])" office:value-type="float" office:value="3.44349444727158">
            <text:p>3.4434944473</text:p>
          </table:table-cell>
          <table:table-cell table:formula="of:=3+STANDARDIZE([.L41];[.BE$1];[.BE$2])" office:value-type="float" office:value="3.51996541304135">
            <text:p>3.519965413</text:p>
          </table:table-cell>
          <table:table-cell table:formula="of:=3+STANDARDIZE([.M41];[.BF$1];[.BF$2])" office:value-type="float" office:value="2.16966766245317">
            <text:p>2.1696676625</text:p>
          </table:table-cell>
          <table:table-cell table:formula="of:=3+STANDARDIZE([.N41];[.BG$1];[.BG$2])" office:value-type="float" office:value="4.04152457063977">
            <text:p>4.0415245706</text:p>
          </table:table-cell>
          <table:table-cell table:formula="of:=3+STANDARDIZE([.O41];[.BH$1];[.BH$2])" office:value-type="float" office:value="3.28859728465405">
            <text:p>3.2885972847</text:p>
          </table:table-cell>
          <table:table-cell table:formula="of:=3+STANDARDIZE([.P41];[.BI$1];[.BI$2])" office:value-type="float" office:value="3.38681537392254">
            <text:p>3.3868153739</text:p>
          </table:table-cell>
          <table:table-cell table:formula="of:=3+STANDARDIZE([.Q41];[.BJ$1];[.BJ$2])" office:value-type="float" office:value="2.18069604034276">
            <text:p>2.1806960403</text:p>
          </table:table-cell>
          <table:table-cell table:formula="of:=3+STANDARDIZE([.R41];[.BK$1];[.BK$2])" office:value-type="float" office:value="2.21873264158685">
            <text:p>2.2187326416</text:p>
          </table:table-cell>
          <table:table-cell table:formula="of:=3+STANDARDIZE([.S41];[.BL$1];[.BL$2])" office:value-type="float" office:value="2.15543698585119">
            <text:p>2.1554369859</text:p>
          </table:table-cell>
          <table:table-cell table:formula="of:=3+STANDARDIZE([.T41];[.BM$1];[.BM$2])" office:value-type="float" office:value="2.23314808042145">
            <text:p>2.2331480804</text:p>
          </table:table-cell>
          <table:table-cell table:formula="of:=3+STANDARDIZE([.U41];[.BN$1];[.BN$2])" office:value-type="float" office:value="2.76313270149014">
            <text:p>2.7631327015</text:p>
          </table:table-cell>
          <table:table-cell table:formula="of:=3+STANDARDIZE([.V41];[.BO$1];[.BO$2])" office:value-type="float" office:value="3.05926578653837">
            <text:p>3.0592657865</text:p>
          </table:table-cell>
          <table:table-cell table:formula="of:=3+STANDARDIZE([.W41];[.BP$1];[.BP$2])" office:value-type="float" office:value="3.87157121618559">
            <text:p>3.8715712162</text:p>
          </table:table-cell>
          <table:table-cell table:formula="of:=3+STANDARDIZE([.X41];[.BQ$1];[.BQ$2])" office:value-type="float" office:value="2.47733642596984">
            <text:p>2.477336426</text:p>
          </table:table-cell>
          <table:table-cell table:formula="of:=3+STANDARDIZE([.Y41];[.BR$1];[.BR$2])" office:value-type="float" office:value="2.69139837748015">
            <text:p>2.6913983775</text:p>
          </table:table-cell>
          <table:table-cell table:formula="of:=3+STANDARDIZE([.Z41];[.BS$1];[.BS$2])" office:value-type="float" office:value="2.62435472536811">
            <text:p>2.6243547254</text:p>
          </table:table-cell>
          <table:table-cell table:formula="of:=3+STANDARDIZE([.AA41];[.BT$1];[.BT$2])" office:value-type="float" office:value="2.39054384148946">
            <text:p>2.3905438415</text:p>
          </table:table-cell>
          <table:table-cell table:formula="of:=3+STANDARDIZE([.AB41];[.BU$1];[.BU$2])" office:value-type="float" office:value="2.47733642596984">
            <text:p>2.477336426</text:p>
          </table:table-cell>
          <table:table-cell table:formula="of:=3+STANDARDIZE([.AC41];[.BV$1];[.BV$2])" office:value-type="float" office:value="2.62305443546844">
            <text:p>2.6230544355</text:p>
          </table:table-cell>
          <table:table-cell table:formula="of:=3+STANDARDIZE([.AD41];[.BW$1];[.BW$2])" office:value-type="float" office:value="1.12910738214096">
            <text:p>1.1291073821</text:p>
          </table:table-cell>
          <table:table-cell table:formula="of:=3+STANDARDIZE([.AE41];[.BX$1];[.BX$2])" office:value-type="float" office:value="2.80181847264663">
            <text:p>2.8018184726</text:p>
          </table:table-cell>
          <table:table-cell table:formula="of:=3+STANDARDIZE([.AF41];[.BY$1];[.BY$2])" office:value-type="float" office:value="2.65736979379849">
            <text:p>2.6573697938</text:p>
          </table:table-cell>
          <table:table-cell table:formula="of:=3+STANDARDIZE([.AG41];[.BZ$1];[.BZ$2])" office:value-type="float" office:value="4.2112392190543">
            <text:p>4.2112392191</text:p>
          </table:table-cell>
          <table:table-cell table:formula="of:=3+STANDARDIZE([.AH41];[.CA$1];[.CA$2])" office:value-type="float" office:value="4.49909063981628">
            <text:p>4.4990906398</text:p>
          </table:table-cell>
          <table:table-cell table:formula="of:=3+STANDARDIZE([.AI41];[.CB$1];[.CB$2])" office:value-type="float" office:value="3.03340034758057">
            <text:p>3.0334003476</text:p>
          </table:table-cell>
          <table:table-cell table:formula="of:=3+STANDARDIZE([.AJ41];[.CC$1];[.CC$2])" office:value-type="float" office:value="1.23401227296927">
            <text:p>1.234012273</text:p>
          </table:table-cell>
          <table:table-cell table:formula="of:=3+STANDARDIZE([.AK41];[.CD$1];[.CD$2])" office:value-type="float" office:value="2.69139837748015">
            <text:p>2.6913983775</text:p>
          </table:table-cell>
          <table:table-cell table:formula="of:=3+STANDARDIZE([.AL41];[.CE$1];[.CE$2])" office:value-type="float" office:value="5.81737713320235">
            <text:p>5.8173771332</text:p>
          </table:table-cell>
          <table:table-cell table:formula="of:=3+STANDARDIZE([.AM41];[.CF$1];[.CF$2])" office:value-type="float" office:value="4.03279862798148">
            <text:p>4.032798628</text:p>
          </table:table-cell>
          <table:table-cell table:formula="of:=3+STANDARDIZE([.AN41];[.CG$1];[.CG$2])" office:value-type="float" office:value="2.7150368026366">
            <text:p>2.7150368026</text:p>
          </table:table-cell>
          <table:table-cell table:formula="of:=3+STANDARDIZE([.AO41];[.CH$1];[.CH$2])" office:value-type="float" office:value="4.92489466807657">
            <text:p>4.9248946681</text:p>
          </table:table-cell>
          <table:table-cell table:formula="of:=3+STANDARDIZE([.AP41];[.CI$1];[.CI$2])" office:value-type="float" office:value="3.51162254468715">
            <text:p>3.5116225447</text:p>
          </table:table-cell>
          <table:table-cell table:formula="of:=3+STANDARDIZE([.AQ41];[.CJ$1];[.CJ$2])" office:value-type="float" office:value="5.57344990248483">
            <text:p>5.5734499025</text:p>
          </table:table-cell>
          <table:table-cell table:formula="of:=3+STANDARDIZE([.AR4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  <table:table-cell office:value-type="float" office:value="26.0925">
            <text:p>26.0925</text:p>
          </table:table-cell>
          <table:table-cell office:value-type="float" office:value="298.199">
            <text:p>298.199</text:p>
          </table:table-cell>
          <table:table-cell office:value-type="float" office:value="2236579">
            <text:p>2236579</text:p>
          </table:table-cell>
          <table:table-cell office:value-type="float" office:value="33587792">
            <text:p>33587792</text:p>
          </table:table-cell>
          <table:table-cell table:formula="of:=[.Z41]+914" office:value-type="float" office:value="3446035">
            <text:p>3446035</text:p>
          </table:table-cell>
          <table:table-cell office:value-type="float" office:value="52833">
            <text:p>52833.0000</text:p>
          </table:table-cell>
          <table:table-cell office:value-type="float" office:value="2236579">
            <text:p>2236579</text:p>
          </table:table-cell>
          <table:table-cell office:value-type="float" office:value="342672">
            <text:p>342672</text:p>
          </table:table-cell>
          <table:table-cell office:value-type="float" office:value="288204">
            <text:p>288204</text:p>
          </table:table-cell>
          <table:table-cell office:value-type="float" office:value="1139541">
            <text:p>1139541</text:p>
          </table:table-cell>
          <table:table-cell office:value-type="float" office:value="393">
            <text:p>393</text:p>
          </table:table-cell>
          <table:table-cell office:value-type="float" office:value="378737">
            <text:p>378737</text:p>
          </table:table-cell>
          <table:table-cell office:value-type="float" office:value="586214">
            <text:p>586214</text:p>
          </table:table-cell>
          <table:table-cell office:value-type="float" office:value="269930">
            <text:p>269930</text:p>
          </table:table-cell>
          <table:table-cell office:value-type="float" office:value="383336">
            <text:p>383336</text:p>
          </table:table-cell>
          <table:table-cell office:value-type="float" office:value="33587792">
            <text:p>33587792</text:p>
          </table:table-cell>
          <table:table-cell office:value-type="float" office:value="75584">
            <text:p>75584</text:p>
          </table:table-cell>
          <table:table-cell office:value-type="float" office:value="886946">
            <text:p>886946</text:p>
          </table:table-cell>
          <table:table-cell office:value-type="float" office:value="37108">
            <text:p>37108</text:p>
          </table:table-cell>
          <table:table-cell office:value-type="float" office:value="4906016">
            <text:p>4906016</text:p>
          </table:table-cell>
          <table:table-cell office:value-type="float" office:value="1453974">
            <text:p>1453974</text:p>
          </table:table-cell>
          <table:table-cell office:value-type="float" office:value="52500">
            <text:p>525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42];[.AU$1];[.AU$2])" office:value-type="float" office:value="1.75053167859233">
            <text:p>1.7505316786</text:p>
          </table:table-cell>
          <table:table-cell table:formula="of:=3+STANDARDIZE([.C42];[.AV$1];[.AV$2])" office:value-type="float" office:value="6.05347843693896">
            <text:p>6.0534784369</text:p>
          </table:table-cell>
          <table:table-cell table:formula="of:=3+STANDARDIZE([.D42];[.AW$1];[.AW$2])" office:value-type="float" office:value="5.39484923112584">
            <text:p>5.3948492311</text:p>
          </table:table-cell>
          <table:table-cell table:formula="of:=3+STANDARDIZE([.E42];[.AX$1];[.AX$2])" office:value-type="float" office:value="5.90706523010916">
            <text:p>5.9070652301</text:p>
          </table:table-cell>
          <table:table-cell table:formula="of:=3+STANDARDIZE([.F42];[.AY$1];[.AY$2])" office:value-type="float" office:value="5.71184979981698">
            <text:p>5.7118497998</text:p>
          </table:table-cell>
          <table:table-cell table:formula="of:=3+STANDARDIZE([.G42];[.AZ$1];[.AZ$2])" office:value-type="float" office:value="2.64406428253659">
            <text:p>2.6440642825</text:p>
          </table:table-cell>
          <table:table-cell table:formula="of:=3+STANDARDIZE([.H42];[.BA$1];[.BA$2])" office:value-type="float" office:value="4.55218161753387">
            <text:p>4.5521816175</text:p>
          </table:table-cell>
          <table:table-cell table:formula="of:=3+STANDARDIZE([.I42];[.BB$1];[.BB$2])" office:value-type="float" office:value="3.69336722165471">
            <text:p>3.6933672217</text:p>
          </table:table-cell>
          <table:table-cell table:formula="of:=3+STANDARDIZE([.J42];[.BC$1];[.BC$2])" office:value-type="float" office:value="3.59247606187965">
            <text:p>3.5924760619</text:p>
          </table:table-cell>
          <table:table-cell table:formula="of:=3+STANDARDIZE([.K42];[.BD$1];[.BD$2])" office:value-type="float" office:value="3.67400166383856">
            <text:p>3.6740016638</text:p>
          </table:table-cell>
          <table:table-cell table:formula="of:=3+STANDARDIZE([.L42];[.BE$1];[.BE$2])" office:value-type="float" office:value="3.77452509961866">
            <text:p>3.7745250996</text:p>
          </table:table-cell>
          <table:table-cell table:formula="of:=3+STANDARDIZE([.M42];[.BF$1];[.BF$2])" office:value-type="float" office:value="2.27662062542707">
            <text:p>2.2766206254</text:p>
          </table:table-cell>
          <table:table-cell table:formula="of:=3+STANDARDIZE([.N42];[.BG$1];[.BG$2])" office:value-type="float" office:value="3.42658360226287">
            <text:p>3.4265836023</text:p>
          </table:table-cell>
          <table:table-cell table:formula="of:=3+STANDARDIZE([.O42];[.BH$1];[.BH$2])" office:value-type="float" office:value="3.50837271025089">
            <text:p>3.5083727103</text:p>
          </table:table-cell>
          <table:table-cell table:formula="of:=3+STANDARDIZE([.P42];[.BI$1];[.BI$2])" office:value-type="float" office:value="3.74251813222174">
            <text:p>3.7425181322</text:p>
          </table:table-cell>
          <table:table-cell table:formula="of:=3+STANDARDIZE([.Q42];[.BJ$1];[.BJ$2])" office:value-type="float" office:value="2.14340087641906">
            <text:p>2.1434008764</text:p>
          </table:table-cell>
          <table:table-cell table:formula="of:=3+STANDARDIZE([.R42];[.BK$1];[.BK$2])" office:value-type="float" office:value="2.17661687273549">
            <text:p>2.1766168727</text:p>
          </table:table-cell>
          <table:table-cell table:formula="of:=3+STANDARDIZE([.S42];[.BL$1];[.BL$2])" office:value-type="float" office:value="2.12346284869625">
            <text:p>2.1234628487</text:p>
          </table:table-cell>
          <table:table-cell table:formula="of:=3+STANDARDIZE([.T42];[.BM$1];[.BM$2])" office:value-type="float" office:value="2.09554506285272">
            <text:p>2.0955450629</text:p>
          </table:table-cell>
          <table:table-cell table:formula="of:=3+STANDARDIZE([.U42];[.BN$1];[.BN$2])" office:value-type="float" office:value="2.59296049825761">
            <text:p>2.5929604983</text:p>
          </table:table-cell>
          <table:table-cell table:formula="of:=3+STANDARDIZE([.V42];[.BO$1];[.BO$2])" office:value-type="float" office:value="2.16922592050785">
            <text:p>2.1692259205</text:p>
          </table:table-cell>
          <table:table-cell table:formula="of:=3+STANDARDIZE([.W42];[.BP$1];[.BP$2])" office:value-type="float" office:value="3.65026531533951">
            <text:p>3.6502653153</text:p>
          </table:table-cell>
          <table:table-cell table:formula="of:=3+STANDARDIZE([.X42];[.BQ$1];[.BQ$2])" office:value-type="float" office:value="2.47766450792048">
            <text:p>2.4776645079</text:p>
          </table:table-cell>
          <table:table-cell table:formula="of:=3+STANDARDIZE([.Y42];[.BR$1];[.BR$2])" office:value-type="float" office:value="2.71162245455408">
            <text:p>2.7116224546</text:p>
          </table:table-cell>
          <table:table-cell table:formula="of:=3+STANDARDIZE([.Z42];[.BS$1];[.BS$2])" office:value-type="float" office:value="2.62995214544812">
            <text:p>2.6299521454</text:p>
          </table:table-cell>
          <table:table-cell table:formula="of:=3+STANDARDIZE([.AA42];[.BT$1];[.BT$2])" office:value-type="float" office:value="2.51747431170457">
            <text:p>2.5174743117</text:p>
          </table:table-cell>
          <table:table-cell table:formula="of:=3+STANDARDIZE([.AB42];[.BU$1];[.BU$2])" office:value-type="float" office:value="2.47766450792048">
            <text:p>2.4776645079</text:p>
          </table:table-cell>
          <table:table-cell table:formula="of:=3+STANDARDIZE([.AC42];[.BV$1];[.BV$2])" office:value-type="float" office:value="2.25044881853377">
            <text:p>2.2504488185</text:p>
          </table:table-cell>
          <table:table-cell table:formula="of:=3+STANDARDIZE([.AD42];[.BW$1];[.BW$2])" office:value-type="float" office:value="2.48333906978582">
            <text:p>2.4833390698</text:p>
          </table:table-cell>
          <table:table-cell table:formula="of:=3+STANDARDIZE([.AE42];[.BX$1];[.BX$2])" office:value-type="float" office:value="2.31204742397675">
            <text:p>2.312047424</text:p>
          </table:table-cell>
          <table:table-cell table:formula="of:=3+STANDARDIZE([.AF42];[.BY$1];[.BY$2])" office:value-type="float" office:value="2.67161795866189">
            <text:p>2.6716179587</text:p>
          </table:table-cell>
          <table:table-cell table:formula="of:=3+STANDARDIZE([.AG42];[.BZ$1];[.BZ$2])" office:value-type="float" office:value="4.04348811965721">
            <text:p>4.0434881197</text:p>
          </table:table-cell>
          <table:table-cell table:formula="of:=3+STANDARDIZE([.AH42];[.CA$1];[.CA$2])" office:value-type="float" office:value="2.99311543732423">
            <text:p>2.9931154373</text:p>
          </table:table-cell>
          <table:table-cell table:formula="of:=3+STANDARDIZE([.AI42];[.CB$1];[.CB$2])" office:value-type="float" office:value="2.61549328364647">
            <text:p>2.6154932836</text:p>
          </table:table-cell>
          <table:table-cell table:formula="of:=3+STANDARDIZE([.AJ42];[.CC$1];[.CC$2])" office:value-type="float" office:value="1.64779991054644">
            <text:p>1.6477999105</text:p>
          </table:table-cell>
          <table:table-cell table:formula="of:=3+STANDARDIZE([.AK42];[.CD$1];[.CD$2])" office:value-type="float" office:value="2.71162245455408">
            <text:p>2.7116224546</text:p>
          </table:table-cell>
          <table:table-cell table:formula="of:=3+STANDARDIZE([.AL42];[.CE$1];[.CE$2])" office:value-type="float" office:value="2.66322328053221">
            <text:p>2.6632232805</text:p>
          </table:table-cell>
          <table:table-cell table:formula="of:=3+STANDARDIZE([.AM42];[.CF$1];[.CF$2])" office:value-type="float" office:value="4.40669736098015">
            <text:p>4.406697361</text:p>
          </table:table-cell>
          <table:table-cell table:formula="of:=3+STANDARDIZE([.AN42];[.CG$1];[.CG$2])" office:value-type="float" office:value="3.79471163742772">
            <text:p>3.7947116374</text:p>
          </table:table-cell>
          <table:table-cell table:formula="of:=3+STANDARDIZE([.AO42];[.CH$1];[.CH$2])" office:value-type="float" office:value="4.03798364462626">
            <text:p>4.0379836446</text:p>
          </table:table-cell>
          <table:table-cell table:formula="of:=3+STANDARDIZE([.AP42];[.CI$1];[.CI$2])" office:value-type="float" office:value="2.89705117776765">
            <text:p>2.8970511778</text:p>
          </table:table-cell>
          <table:table-cell table:formula="of:=3+STANDARDIZE([.AQ42];[.CJ$1];[.CJ$2])" office:value-type="float" office:value="3.85767050256681">
            <text:p>3.8576705026</text:p>
          </table:table-cell>
          <table:table-cell table:formula="of:=3+STANDARDIZE([.AR4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  <table:table-cell office:value-type="float" office:value="26.6103">
            <text:p>26.6103</text:p>
          </table:table-cell>
          <table:table-cell office:value-type="float" office:value="230.055">
            <text:p>230.055</text:p>
          </table:table-cell>
          <table:table-cell office:value-type="float" office:value="2309385">
            <text:p>2309385</text:p>
          </table:table-cell>
          <table:table-cell office:value-type="float" office:value="30935608">
            <text:p>30935608</text:p>
          </table:table-cell>
          <table:table-cell table:formula="of:=[.Z42]+914" office:value-type="float" office:value="3446949">
            <text:p>3446949</text:p>
          </table:table-cell>
          <table:table-cell office:value-type="float" office:value="58335">
            <text:p>58335.0000</text:p>
          </table:table-cell>
          <table:table-cell office:value-type="float" office:value="2309385">
            <text:p>2309385</text:p>
          </table:table-cell>
          <table:table-cell office:value-type="float" office:value="293196">
            <text:p>293196</text:p>
          </table:table-cell>
          <table:table-cell office:value-type="float" office:value="281560">
            <text:p>281560</text:p>
          </table:table-cell>
          <table:table-cell office:value-type="float" office:value="2771176">
            <text:p>2771176</text:p>
          </table:table-cell>
          <table:table-cell office:value-type="float" office:value="144">
            <text:p>144</text:p>
          </table:table-cell>
          <table:table-cell office:value-type="float" office:value="457049">
            <text:p>457049</text:p>
          </table:table-cell>
          <table:table-cell office:value-type="float" office:value="611744">
            <text:p>611744</text:p>
          </table:table-cell>
          <table:table-cell office:value-type="float" office:value="257138">
            <text:p>257138</text:p>
          </table:table-cell>
          <table:table-cell office:value-type="float" office:value="506504">
            <text:p>506504</text:p>
          </table:table-cell>
          <table:table-cell office:value-type="float" office:value="30935608">
            <text:p>30935608</text:p>
          </table:table-cell>
          <table:table-cell office:value-type="float" office:value="51549">
            <text:p>51549</text:p>
          </table:table-cell>
          <table:table-cell office:value-type="float" office:value="771098">
            <text:p>771098</text:p>
          </table:table-cell>
          <table:table-cell office:value-type="float" office:value="30056">
            <text:p>30056</text:p>
          </table:table-cell>
          <table:table-cell office:value-type="float" office:value="4769104">
            <text:p>4769104</text:p>
          </table:table-cell>
          <table:table-cell office:value-type="float" office:value="1233589">
            <text:p>1233589</text:p>
          </table:table-cell>
          <table:table-cell office:value-type="float" office:value="74000">
            <text:p>74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43];[.AU$1];[.AU$2])" office:value-type="float" office:value="2.8842087373141">
            <text:p>2.8842087373</text:p>
          </table:table-cell>
          <table:table-cell table:formula="of:=3+STANDARDIZE([.C43];[.AV$1];[.AV$2])" office:value-type="float" office:value="6.26190765785636">
            <text:p>6.2619076579</text:p>
          </table:table-cell>
          <table:table-cell table:formula="of:=3+STANDARDIZE([.D43];[.AW$1];[.AW$2])" office:value-type="float" office:value="6.09632630668757">
            <text:p>6.0963263067</text:p>
          </table:table-cell>
          <table:table-cell table:formula="of:=3+STANDARDIZE([.E43];[.AX$1];[.AX$2])" office:value-type="float" office:value="6.44618754442323">
            <text:p>6.4461875444</text:p>
          </table:table-cell>
          <table:table-cell table:formula="of:=3+STANDARDIZE([.F43];[.AY$1];[.AY$2])" office:value-type="float" office:value="6.46266957622242">
            <text:p>6.4626695762</text:p>
          </table:table-cell>
          <table:table-cell table:formula="of:=3+STANDARDIZE([.G43];[.AZ$1];[.AZ$2])" office:value-type="float" office:value="2.65205909509544">
            <text:p>2.6520590951</text:p>
          </table:table-cell>
          <table:table-cell table:formula="of:=3+STANDARDIZE([.H43];[.BA$1];[.BA$2])" office:value-type="float" office:value="3.38499238782547">
            <text:p>3.3849923878</text:p>
          </table:table-cell>
          <table:table-cell table:formula="of:=3+STANDARDIZE([.I43];[.BB$1];[.BB$2])" office:value-type="float" office:value="3.89034848906438">
            <text:p>3.8903484891</text:p>
          </table:table-cell>
          <table:table-cell table:formula="of:=3+STANDARDIZE([.J43];[.BC$1];[.BC$2])" office:value-type="float" office:value="3.59742346907784">
            <text:p>3.5974234691</text:p>
          </table:table-cell>
          <table:table-cell table:formula="of:=3+STANDARDIZE([.K43];[.BD$1];[.BD$2])" office:value-type="float" office:value="3.77749469984822">
            <text:p>3.7774946998</text:p>
          </table:table-cell>
          <table:table-cell table:formula="of:=3+STANDARDIZE([.L43];[.BE$1];[.BE$2])" office:value-type="float" office:value="3.79043508002975">
            <text:p>3.79043508</text:p>
          </table:table-cell>
          <table:table-cell table:formula="of:=3+STANDARDIZE([.M43];[.BF$1];[.BF$2])" office:value-type="float" office:value="2.24328463696767">
            <text:p>2.243284637</text:p>
          </table:table-cell>
          <table:table-cell table:formula="of:=3+STANDARDIZE([.N43];[.BG$1];[.BG$2])" office:value-type="float" office:value="3.79170480223665">
            <text:p>3.7917048022</text:p>
          </table:table-cell>
          <table:table-cell table:formula="of:=3+STANDARDIZE([.O43];[.BH$1];[.BH$2])" office:value-type="float" office:value="3.61585412276905">
            <text:p>3.6158541228</text:p>
          </table:table-cell>
          <table:table-cell table:formula="of:=3+STANDARDIZE([.P43];[.BI$1];[.BI$2])" office:value-type="float" office:value="3.33299193023253">
            <text:p>3.3329919302</text:p>
          </table:table-cell>
          <table:table-cell table:formula="of:=3+STANDARDIZE([.Q43];[.BJ$1];[.BJ$2])" office:value-type="float" office:value="2.13693638133895">
            <text:p>2.1369363813</text:p>
          </table:table-cell>
          <table:table-cell table:formula="of:=3+STANDARDIZE([.R43];[.BK$1];[.BK$2])" office:value-type="float" office:value="2.15856725751348">
            <text:p>2.1585672575</text:p>
          </table:table-cell>
          <table:table-cell table:formula="of:=3+STANDARDIZE([.S43];[.BL$1];[.BL$2])" office:value-type="float" office:value="2.14412306039636">
            <text:p>2.1441230604</text:p>
          </table:table-cell>
          <table:table-cell table:formula="of:=3+STANDARDIZE([.T43];[.BM$1];[.BM$2])" office:value-type="float" office:value="2.13886453134658">
            <text:p>2.1388645313</text:p>
          </table:table-cell>
          <table:table-cell table:formula="of:=3+STANDARDIZE([.U43];[.BN$1];[.BN$2])" office:value-type="float" office:value="2.82694727770234">
            <text:p>2.8269472777</text:p>
          </table:table-cell>
          <table:table-cell table:formula="of:=3+STANDARDIZE([.V43];[.BO$1];[.BO$2])" office:value-type="float" office:value="3.38908468872013">
            <text:p>3.3890846887</text:p>
          </table:table-cell>
          <table:table-cell table:formula="of:=3+STANDARDIZE([.W43];[.BP$1];[.BP$2])" office:value-type="float" office:value="2.77159204684009">
            <text:p>2.7715920468</text:p>
          </table:table-cell>
          <table:table-cell table:formula="of:=3+STANDARDIZE([.X43];[.BQ$1];[.BQ$2])" office:value-type="float" office:value="2.48792055536487">
            <text:p>2.4879205554</text:p>
          </table:table-cell>
          <table:table-cell table:formula="of:=3+STANDARDIZE([.Y43];[.BR$1];[.BR$2])" office:value-type="float" office:value="2.3220211236547">
            <text:p>2.3220211237</text:p>
          </table:table-cell>
          <table:table-cell table:formula="of:=3+STANDARDIZE([.Z43];[.BS$1];[.BS$2])" office:value-type="float" office:value="2.63554956552813">
            <text:p>2.6355495655</text:p>
          </table:table-cell>
          <table:table-cell table:formula="of:=3+STANDARDIZE([.AA43];[.BT$1];[.BT$2])" office:value-type="float" office:value="2.63570208335237">
            <text:p>2.6357020834</text:p>
          </table:table-cell>
          <table:table-cell table:formula="of:=3+STANDARDIZE([.AB43];[.BU$1];[.BU$2])" office:value-type="float" office:value="2.48792055536487">
            <text:p>2.4879205554</text:p>
          </table:table-cell>
          <table:table-cell table:formula="of:=3+STANDARDIZE([.AC43];[.BV$1];[.BV$2])" office:value-type="float" office:value="1.9764482016663">
            <text:p>1.9764482017</text:p>
          </table:table-cell>
          <table:table-cell table:formula="of:=3+STANDARDIZE([.AD43];[.BW$1];[.BW$2])" office:value-type="float" office:value="2.44107757109529">
            <text:p>2.4410775711</text:p>
          </table:table-cell>
          <table:table-cell table:formula="of:=3+STANDARDIZE([.AE43];[.BX$1];[.BX$2])" office:value-type="float" office:value="2.80633989757837">
            <text:p>2.8063398976</text:p>
          </table:table-cell>
          <table:table-cell table:formula="of:=3+STANDARDIZE([.AF43];[.BY$1];[.BY$2])" office:value-type="float" office:value="2.65664836772946">
            <text:p>2.6566483677</text:p>
          </table:table-cell>
          <table:table-cell table:formula="of:=3+STANDARDIZE([.AG43];[.BZ$1];[.BZ$2])" office:value-type="float" office:value="4.66187091461035">
            <text:p>4.6618709146</text:p>
          </table:table-cell>
          <table:table-cell table:formula="of:=3+STANDARDIZE([.AH43];[.CA$1];[.CA$2])" office:value-type="float" office:value="3.10358768796892">
            <text:p>3.103587688</text:p>
          </table:table-cell>
          <table:table-cell table:formula="of:=3+STANDARDIZE([.AI43];[.CB$1];[.CB$2])" office:value-type="float" office:value="2.55438718360823">
            <text:p>2.5543871836</text:p>
          </table:table-cell>
          <table:table-cell table:formula="of:=3+STANDARDIZE([.AJ43];[.CC$1];[.CC$2])" office:value-type="float" office:value="2.74543507045998">
            <text:p>2.7454350705</text:p>
          </table:table-cell>
          <table:table-cell table:formula="of:=3+STANDARDIZE([.AK43];[.CD$1];[.CD$2])" office:value-type="float" office:value="2.3220211236547">
            <text:p>2.3220211237</text:p>
          </table:table-cell>
          <table:table-cell table:formula="of:=3+STANDARDIZE([.AL43];[.CE$1];[.CE$2])" office:value-type="float" office:value="2.61182796973099">
            <text:p>2.6118279697</text:p>
          </table:table-cell>
          <table:table-cell table:formula="of:=3+STANDARDIZE([.AM43];[.CF$1];[.CF$2])" office:value-type="float" office:value="3.81427681800146">
            <text:p>3.814276818</text:p>
          </table:table-cell>
          <table:table-cell table:formula="of:=3+STANDARDIZE([.AN43];[.CG$1];[.CG$2])" office:value-type="float" office:value="3.20228501628339">
            <text:p>3.2022850163</text:p>
          </table:table-cell>
          <table:table-cell table:formula="of:=3+STANDARDIZE([.AO43];[.CH$1];[.CH$2])" office:value-type="float" office:value="3.76296300701346">
            <text:p>3.762963007</text:p>
          </table:table-cell>
          <table:table-cell table:formula="of:=3+STANDARDIZE([.AP43];[.CI$1];[.CI$2])" office:value-type="float" office:value="2.37745417814148">
            <text:p>2.3774541781</text:p>
          </table:table-cell>
          <table:table-cell table:formula="of:=3+STANDARDIZE([.AQ43];[.CJ$1];[.CJ$2])" office:value-type="float" office:value="4.49369217667435">
            <text:p>4.4936921767</text:p>
          </table:table-cell>
          <table:table-cell table:formula="of:=3+STANDARDIZE([.AR4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  <table:table-cell office:value-type="float" office:value="26.6577">
            <text:p>26.6577</text:p>
          </table:table-cell>
          <table:table-cell office:value-type="float" office:value="338.607">
            <text:p>338.607</text:p>
          </table:table-cell>
          <table:table-cell office:value-type="float" office:value="1418413">
            <text:p>1418413</text:p>
          </table:table-cell>
          <table:table-cell office:value-type="float" office:value="34951996">
            <text:p>34951996</text:p>
          </table:table-cell>
          <table:table-cell table:formula="of:=[.Z43]+914" office:value-type="float" office:value="3447863">
            <text:p>3447863</text:p>
          </table:table-cell>
          <table:table-cell office:value-type="float" office:value="118522">
            <text:p>118522.0000</text:p>
          </table:table-cell>
          <table:table-cell office:value-type="float" office:value="1418413">
            <text:p>1418413</text:p>
          </table:table-cell>
          <table:table-cell office:value-type="float" office:value="378678">
            <text:p>378678</text:p>
          </table:table-cell>
          <table:table-cell office:value-type="float" office:value="306737">
            <text:p>306737</text:p>
          </table:table-cell>
          <table:table-cell office:value-type="float" office:value="2108909">
            <text:p>2108909</text:p>
          </table:table-cell>
          <table:table-cell office:value-type="float" office:value="212">
            <text:p>212</text:p>
          </table:table-cell>
          <table:table-cell office:value-type="float" office:value="392085">
            <text:p>392085</text:p>
          </table:table-cell>
          <table:table-cell office:value-type="float" office:value="1052168">
            <text:p>1052168</text:p>
          </table:table-cell>
          <table:table-cell office:value-type="float" office:value="396484">
            <text:p>396484</text:p>
          </table:table-cell>
          <table:table-cell office:value-type="float" office:value="468340">
            <text:p>468340</text:p>
          </table:table-cell>
          <table:table-cell office:value-type="float" office:value="34951996">
            <text:p>34951996</text:p>
          </table:table-cell>
          <table:table-cell office:value-type="float" office:value="109785">
            <text:p>109785</text:p>
          </table:table-cell>
          <table:table-cell office:value-type="float" office:value="834025">
            <text:p>834025</text:p>
          </table:table-cell>
          <table:table-cell office:value-type="float" office:value="26393">
            <text:p>26393</text:p>
          </table:table-cell>
          <table:table-cell office:value-type="float" office:value="5633304">
            <text:p>5633304</text:p>
          </table:table-cell>
          <table:table-cell office:value-type="float" office:value="1465302">
            <text:p>1465302</text:p>
          </table:table-cell>
          <table:table-cell office:value-type="float" office:value="18540">
            <text:p>185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44];[.AU$1];[.AU$2])" office:value-type="float" office:value="2.56257581546989">
            <text:p>2.5625758155</text:p>
          </table:table-cell>
          <table:table-cell table:formula="of:=3+STANDARDIZE([.C44];[.AV$1];[.AV$2])" office:value-type="float" office:value="6.05347843693896">
            <text:p>6.0534784369</text:p>
          </table:table-cell>
          <table:table-cell table:formula="of:=3+STANDARDIZE([.D44];[.AW$1];[.AW$2])" office:value-type="float" office:value="6.35353456772687">
            <text:p>6.3535345677</text:p>
          </table:table-cell>
          <table:table-cell table:formula="of:=3+STANDARDIZE([.E44];[.AX$1];[.AX$2])" office:value-type="float" office:value="6.05337309501347">
            <text:p>6.053373095</text:p>
          </table:table-cell>
          <table:table-cell table:formula="of:=3+STANDARDIZE([.F44];[.AY$1];[.AY$2])" office:value-type="float" office:value="4.99106281446776">
            <text:p>4.9910628145</text:p>
          </table:table-cell>
          <table:table-cell table:formula="of:=3+STANDARDIZE([.G44];[.AZ$1];[.AZ$2])" office:value-type="float" office:value="2.70802278300732">
            <text:p>2.708022783</text:p>
          </table:table-cell>
          <table:table-cell table:formula="of:=3+STANDARDIZE([.H44];[.BA$1];[.BA$2])" office:value-type="float" office:value="2.59204806613694">
            <text:p>2.5920480661</text:p>
          </table:table-cell>
          <table:table-cell table:formula="of:=3+STANDARDIZE([.I44];[.BB$1];[.BB$2])" office:value-type="float" office:value="3.96914099602825">
            <text:p>3.969140996</text:p>
          </table:table-cell>
          <table:table-cell table:formula="of:=3+STANDARDIZE([.J44];[.BC$1];[.BC$2])" office:value-type="float" office:value="3.89426790096939">
            <text:p>3.894267901</text:p>
          </table:table-cell>
          <table:table-cell table:formula="of:=3+STANDARDIZE([.K44];[.BD$1];[.BD$2])" office:value-type="float" office:value="3.8057200733054">
            <text:p>3.8057200733</text:p>
          </table:table-cell>
          <table:table-cell table:formula="of:=3+STANDARDIZE([.L44];[.BE$1];[.BE$2])" office:value-type="float" office:value="3.99196149857012">
            <text:p>3.9919614986</text:p>
          </table:table-cell>
          <table:table-cell table:formula="of:=3+STANDARDIZE([.M44];[.BF$1];[.BF$2])" office:value-type="float" office:value="2.06410369899841">
            <text:p>2.064103699</text:p>
          </table:table-cell>
          <table:table-cell table:formula="of:=3+STANDARDIZE([.N44];[.BG$1];[.BG$2])" office:value-type="float" office:value="3.29086420885156">
            <text:p>3.2908642089</text:p>
          </table:table-cell>
          <table:table-cell table:formula="of:=3+STANDARDIZE([.O44];[.BH$1];[.BH$2])" office:value-type="float" office:value="3.82520224715143">
            <text:p>3.8252022472</text:p>
          </table:table-cell>
          <table:table-cell table:formula="of:=3+STANDARDIZE([.P44];[.BI$1];[.BI$2])" office:value-type="float" office:value="3.6430617688815">
            <text:p>3.6430617689</text:p>
          </table:table-cell>
          <table:table-cell table:formula="of:=3+STANDARDIZE([.Q44];[.BJ$1];[.BJ$2])" office:value-type="float" office:value="2.01411097481692">
            <text:p>2.0141109748</text:p>
          </table:table-cell>
          <table:table-cell table:formula="of:=3+STANDARDIZE([.R44];[.BK$1];[.BK$2])" office:value-type="float" office:value="2.13099145647985">
            <text:p>2.1309914565</text:p>
          </table:table-cell>
          <table:table-cell table:formula="of:=3+STANDARDIZE([.S44];[.BL$1];[.BL$2])" office:value-type="float" office:value="2.08411006450555">
            <text:p>2.0841100645</text:p>
          </table:table-cell>
          <table:table-cell table:formula="of:=3+STANDARDIZE([.T44];[.BM$1];[.BM$2])" office:value-type="float" office:value="2.03999421501941">
            <text:p>2.039994215</text:p>
          </table:table-cell>
          <table:table-cell table:formula="of:=3+STANDARDIZE([.U44];[.BN$1];[.BN$2])" office:value-type="float" office:value="1.93708846496557">
            <text:p>1.937088465</text:p>
          </table:table-cell>
          <table:table-cell table:formula="of:=3+STANDARDIZE([.V44];[.BO$1];[.BO$2])" office:value-type="float" office:value="3.50075194560167">
            <text:p>3.5007519456</text:p>
          </table:table-cell>
          <table:table-cell table:formula="of:=3+STANDARDIZE([.W44];[.BP$1];[.BP$2])" office:value-type="float" office:value="4.17130061461053">
            <text:p>4.1713006146</text:p>
          </table:table-cell>
          <table:table-cell table:formula="of:=3+STANDARDIZE([.X44];[.BQ$1];[.BQ$2])" office:value-type="float" office:value="2.36241096681966">
            <text:p>2.3624109668</text:p>
          </table:table-cell>
          <table:table-cell table:formula="of:=3+STANDARDIZE([.Y44];[.BR$1];[.BR$2])" office:value-type="float" office:value="2.91202170815725">
            <text:p>2.9120217082</text:p>
          </table:table-cell>
          <table:table-cell table:formula="of:=3+STANDARDIZE([.Z44];[.BS$1];[.BS$2])" office:value-type="float" office:value="2.64114698560814">
            <text:p>2.6411469856</text:p>
          </table:table-cell>
          <table:table-cell table:formula="of:=3+STANDARDIZE([.AA44];[.BT$1];[.BT$2])" office:value-type="float" office:value="3.9290090430336">
            <text:p>3.929009043</text:p>
          </table:table-cell>
          <table:table-cell table:formula="of:=3+STANDARDIZE([.AB44];[.BU$1];[.BU$2])" office:value-type="float" office:value="2.36241096681966">
            <text:p>2.3624109668</text:p>
          </table:table-cell>
          <table:table-cell table:formula="of:=3+STANDARDIZE([.AC44];[.BV$1];[.BV$2])" office:value-type="float" office:value="2.44985188690894">
            <text:p>2.4498518869</text:p>
          </table:table-cell>
          <table:table-cell table:formula="of:=3+STANDARDIZE([.AD44];[.BW$1];[.BW$2])" office:value-type="float" office:value="2.60122473433001">
            <text:p>2.6012247343</text:p>
          </table:table-cell>
          <table:table-cell table:formula="of:=3+STANDARDIZE([.AE44];[.BX$1];[.BX$2])" office:value-type="float" office:value="2.60571071665572">
            <text:p>2.6057107167</text:p>
          </table:table-cell>
          <table:table-cell table:formula="of:=3+STANDARDIZE([.AF44];[.BY$1];[.BY$2])" office:value-type="float" office:value="2.66073644878731">
            <text:p>2.6607364488</text:p>
          </table:table-cell>
          <table:table-cell table:formula="of:=3+STANDARDIZE([.AG44];[.BZ$1];[.BZ$2])" office:value-type="float" office:value="4.14888925290671">
            <text:p>4.1488892529</text:p>
          </table:table-cell>
          <table:table-cell table:formula="of:=3+STANDARDIZE([.AH44];[.CA$1];[.CA$2])" office:value-type="float" office:value="5.00937031695203">
            <text:p>5.009370317</text:p>
          </table:table-cell>
          <table:table-cell table:formula="of:=3+STANDARDIZE([.AI44];[.CB$1];[.CB$2])" office:value-type="float" office:value="3.22002903913731">
            <text:p>3.2200290391</text:p>
          </table:table-cell>
          <table:table-cell table:formula="of:=3+STANDARDIZE([.AJ44];[.CC$1];[.CC$2])" office:value-type="float" office:value="2.40532929426048">
            <text:p>2.4053292943</text:p>
          </table:table-cell>
          <table:table-cell table:formula="of:=3+STANDARDIZE([.AK44];[.CD$1];[.CD$2])" office:value-type="float" office:value="2.91202170815725">
            <text:p>2.9120217082</text:p>
          </table:table-cell>
          <table:table-cell table:formula="of:=3+STANDARDIZE([.AL44];[.CE$1];[.CE$2])" office:value-type="float" office:value="2.73635708642831">
            <text:p>2.7363570864</text:p>
          </table:table-cell>
          <table:table-cell table:formula="of:=3+STANDARDIZE([.AM44];[.CF$1];[.CF$2])" office:value-type="float" office:value="4.13607130308554">
            <text:p>4.1360713031</text:p>
          </table:table-cell>
          <table:table-cell table:formula="of:=3+STANDARDIZE([.AN44];[.CG$1];[.CG$2])" office:value-type="float" office:value="2.89456256687163">
            <text:p>2.8945625669</text:p>
          </table:table-cell>
          <table:table-cell table:formula="of:=3+STANDARDIZE([.AO44];[.CH$1];[.CH$2])" office:value-type="float" office:value="5.49891628375312">
            <text:p>5.4989162838</text:p>
          </table:table-cell>
          <table:table-cell table:formula="of:=3+STANDARDIZE([.AP44];[.CI$1];[.CI$2])" office:value-type="float" office:value="2.92375896101862">
            <text:p>2.923758961</text:p>
          </table:table-cell>
          <table:table-cell table:formula="of:=3+STANDARDIZE([.AQ44];[.CJ$1];[.CJ$2])" office:value-type="float" office:value="2.85305208151135">
            <text:p>2.8530520815</text:p>
          </table:table-cell>
          <table:table-cell table:formula="of:=3+STANDARDIZE([.AR4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  <table:table-cell office:value-type="float" office:value="26.8081">
            <text:p>26.8081</text:p>
          </table:table-cell>
          <table:table-cell office:value-type="float" office:value="341.031">
            <text:p>341.031</text:p>
          </table:table-cell>
          <table:table-cell office:value-type="float" office:value="742856">
            <text:p>742856</text:p>
          </table:table-cell>
          <table:table-cell office:value-type="float" office:value="35266188">
            <text:p>35266188</text:p>
          </table:table-cell>
          <table:table-cell table:formula="of:=[.Z44]+914" office:value-type="float" office:value="3448777">
            <text:p>3448777</text:p>
          </table:table-cell>
          <table:table-cell office:value-type="float" office:value="111234">
            <text:p>111234.0000</text:p>
          </table:table-cell>
          <table:table-cell office:value-type="float" office:value="742856">
            <text:p>742856</text:p>
          </table:table-cell>
          <table:table-cell office:value-type="float" office:value="451412">
            <text:p>451412</text:p>
          </table:table-cell>
          <table:table-cell office:value-type="float" office:value="153103">
            <text:p>153103</text:p>
          </table:table-cell>
          <table:table-cell office:value-type="float" office:value="1464473">
            <text:p>1464473</text:p>
          </table:table-cell>
          <table:table-cell office:value-type="float" office:value="1148">
            <text:p>1148</text:p>
          </table:table-cell>
          <table:table-cell office:value-type="float" office:value="468147">
            <text:p>468147</text:p>
          </table:table-cell>
          <table:table-cell office:value-type="float" office:value="966296">
            <text:p>966296</text:p>
          </table:table-cell>
          <table:table-cell office:value-type="float" office:value="276519">
            <text:p>276519</text:p>
          </table:table-cell>
          <table:table-cell office:value-type="float" office:value="465784">
            <text:p>465784</text:p>
          </table:table-cell>
          <table:table-cell office:value-type="float" office:value="35266188">
            <text:p>35266188</text:p>
          </table:table-cell>
          <table:table-cell office:value-type="float" office:value="106229">
            <text:p>106229</text:p>
          </table:table-cell>
          <table:table-cell office:value-type="float" office:value="826595">
            <text:p>826595</text:p>
          </table:table-cell>
          <table:table-cell office:value-type="float" office:value="27384">
            <text:p>27384</text:p>
          </table:table-cell>
          <table:table-cell office:value-type="float" office:value="4923465">
            <text:p>4923465</text:p>
          </table:table-cell>
          <table:table-cell office:value-type="float" office:value="1531064">
            <text:p>15310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45];[.AU$1];[.AU$2])" office:value-type="float" office:value="2.65496254735628">
            <text:p>2.6549625474</text:p>
          </table:table-cell>
          <table:table-cell table:formula="of:=3+STANDARDIZE([.C45];[.AV$1];[.AV$2])" office:value-type="float" office:value="5.76630928811943">
            <text:p>5.7663092881</text:p>
          </table:table-cell>
          <table:table-cell table:formula="of:=3+STANDARDIZE([.D45];[.AW$1];[.AW$2])" office:value-type="float" office:value="6.11503236203588">
            <text:p>6.115032362</text:p>
          </table:table-cell>
          <table:table-cell table:formula="of:=3+STANDARDIZE([.E45];[.AX$1];[.AX$2])" office:value-type="float" office:value="6.14647809995258">
            <text:p>6.1464781</text:p>
          </table:table-cell>
          <table:table-cell table:formula="of:=3+STANDARDIZE([.F45];[.AY$1];[.AY$2])" office:value-type="float" office:value="6.1423198049561">
            <text:p>6.142319805</text:p>
          </table:table-cell>
          <table:table-cell table:formula="of:=3+STANDARDIZE([.G45];[.AZ$1];[.AZ$2])" office:value-type="float" office:value="2.5667810944678">
            <text:p>2.5667810945</text:p>
          </table:table-cell>
          <table:table-cell table:formula="of:=3+STANDARDIZE([.H45];[.BA$1];[.BA$2])" office:value-type="float" office:value="2.42456830066948">
            <text:p>2.4245683007</text:p>
          </table:table-cell>
          <table:table-cell table:formula="of:=3+STANDARDIZE([.I45];[.BB$1];[.BB$2])" office:value-type="float" office:value="3.79185785535954">
            <text:p>3.7918578554</text:p>
          </table:table-cell>
          <table:table-cell table:formula="of:=3+STANDARDIZE([.J45];[.BC$1];[.BC$2])" office:value-type="float" office:value="3.96353160174408">
            <text:p>3.9635316017</text:p>
          </table:table-cell>
          <table:table-cell table:formula="of:=3+STANDARDIZE([.K45];[.BD$1];[.BD$2])" office:value-type="float" office:value="3.92332579604366">
            <text:p>3.923325796</text:p>
          </table:table-cell>
          <table:table-cell table:formula="of:=3+STANDARDIZE([.L45];[.BE$1];[.BE$2])" office:value-type="float" office:value="4.00044682145603">
            <text:p>4.0004468215</text:p>
          </table:table-cell>
          <table:table-cell table:formula="of:=3+STANDARDIZE([.M45];[.BF$1];[.BF$2])" office:value-type="float" office:value="2.19328065427858">
            <text:p>2.1932806543</text:p>
          </table:table-cell>
          <table:table-cell table:formula="of:=3+STANDARDIZE([.N45];[.BG$1];[.BG$2])" office:value-type="float" office:value="2.33122000234151">
            <text:p>2.3312200023</text:p>
          </table:table-cell>
          <table:table-cell table:formula="of:=3+STANDARDIZE([.O45];[.BH$1];[.BH$2])" office:value-type="float" office:value="4.25592999731749">
            <text:p>4.2559299973</text:p>
          </table:table-cell>
          <table:table-cell table:formula="of:=3+STANDARDIZE([.P45];[.BI$1];[.BI$2])" office:value-type="float" office:value="4.26788174563075">
            <text:p>4.2678817456</text:p>
          </table:table-cell>
          <table:table-cell table:formula="of:=3+STANDARDIZE([.Q45];[.BJ$1];[.BJ$2])" office:value-type="float" office:value="1.97557263876243">
            <text:p>1.9755726388</text:p>
          </table:table-cell>
          <table:table-cell table:formula="of:=3+STANDARDIZE([.R45];[.BK$1];[.BK$2])" office:value-type="float" office:value="2.02093894144564">
            <text:p>2.0209389414</text:p>
          </table:table-cell>
          <table:table-cell table:formula="of:=3+STANDARDIZE([.S45];[.BL$1];[.BL$2])" office:value-type="float" office:value="1.97072485505612">
            <text:p>1.9707248551</text:p>
          </table:table-cell>
          <table:table-cell table:formula="of:=3+STANDARDIZE([.T45];[.BM$1];[.BM$2])" office:value-type="float" office:value="1.98673675081225">
            <text:p>1.9867367508</text:p>
          </table:table-cell>
          <table:table-cell table:formula="of:=3+STANDARDIZE([.U45];[.BN$1];[.BN$2])" office:value-type="float" office:value="2.57523422708755">
            <text:p>2.5752342271</text:p>
          </table:table-cell>
          <table:table-cell table:formula="of:=3+STANDARDIZE([.V45];[.BO$1];[.BO$2])" office:value-type="float" office:value="3.85507168051695">
            <text:p>3.8550716805</text:p>
          </table:table-cell>
          <table:table-cell table:formula="of:=3+STANDARDIZE([.W45];[.BP$1];[.BP$2])" office:value-type="float" office:value="4.20255654327399">
            <text:p>4.2025565433</text:p>
          </table:table-cell>
          <table:table-cell table:formula="of:=3+STANDARDIZE([.X45];[.BQ$1];[.BQ$2])" office:value-type="float" office:value="2.26724649351541">
            <text:p>2.2672464935</text:p>
          </table:table-cell>
          <table:table-cell table:formula="of:=3+STANDARDIZE([.Y45];[.BR$1];[.BR$2])" office:value-type="float" office:value="2.95817598001695">
            <text:p>2.95817598</text:p>
          </table:table-cell>
          <table:table-cell table:formula="of:=3+STANDARDIZE([.Z45];[.BS$1];[.BS$2])" office:value-type="float" office:value="2.64674440568815">
            <text:p>2.6467444057</text:p>
          </table:table-cell>
          <table:table-cell table:formula="of:=3+STANDARDIZE([.AA45];[.BT$1];[.BT$2])" office:value-type="float" office:value="3.77240344511118">
            <text:p>3.7724034451</text:p>
          </table:table-cell>
          <table:table-cell table:formula="of:=3+STANDARDIZE([.AB45];[.BU$1];[.BU$2])" office:value-type="float" office:value="2.26724649351541">
            <text:p>2.2672464935</text:p>
          </table:table-cell>
          <table:table-cell table:formula="of:=3+STANDARDIZE([.AC45];[.BV$1];[.BV$2])" office:value-type="float" office:value="2.85265649656288">
            <text:p>2.8526564966</text:p>
          </table:table-cell>
          <table:table-cell table:formula="of:=3+STANDARDIZE([.AD45];[.BW$1];[.BW$2])" office:value-type="float" office:value="1.62398164435096">
            <text:p>1.6239816444</text:p>
          </table:table-cell>
          <table:table-cell table:formula="of:=3+STANDARDIZE([.AE45];[.BX$1];[.BX$2])" office:value-type="float" office:value="2.41048331315069">
            <text:p>2.4104833132</text:p>
          </table:table-cell>
          <table:table-cell table:formula="of:=3+STANDARDIZE([.AF45];[.BY$1];[.BY$2])" office:value-type="float" office:value="2.71700768217186">
            <text:p>2.7170076822</text:p>
          </table:table-cell>
          <table:table-cell table:formula="of:=3+STANDARDIZE([.AG45];[.BZ$1];[.BZ$2])" office:value-type="float" office:value="4.74950515021141">
            <text:p>4.7495051502</text:p>
          </table:table-cell>
          <table:table-cell table:formula="of:=3+STANDARDIZE([.AH45];[.CA$1];[.CA$2])" office:value-type="float" office:value="4.63778891830882">
            <text:p>4.6377889183</text:p>
          </table:table-cell>
          <table:table-cell table:formula="of:=3+STANDARDIZE([.AI45];[.CB$1];[.CB$2])" office:value-type="float" office:value="2.64696827529374">
            <text:p>2.6469682753</text:p>
          </table:table-cell>
          <table:table-cell table:formula="of:=3+STANDARDIZE([.AJ45];[.CC$1];[.CC$2])" office:value-type="float" office:value="2.38255101200584">
            <text:p>2.382551012</text:p>
          </table:table-cell>
          <table:table-cell table:formula="of:=3+STANDARDIZE([.AK45];[.CD$1];[.CD$2])" office:value-type="float" office:value="2.95817598001695">
            <text:p>2.95817598</text:p>
          </table:table-cell>
          <table:table-cell table:formula="of:=3+STANDARDIZE([.AL45];[.CE$1];[.CE$2])" office:value-type="float" office:value="2.72875310368609">
            <text:p>2.7287531037</text:p>
          </table:table-cell>
          <table:table-cell table:formula="of:=3+STANDARDIZE([.AM45];[.CF$1];[.CF$2])" office:value-type="float" office:value="4.09807595889028">
            <text:p>4.0980759589</text:p>
          </table:table-cell>
          <table:table-cell table:formula="of:=3+STANDARDIZE([.AN45];[.CG$1];[.CG$2])" office:value-type="float" office:value="2.97781480475508">
            <text:p>2.9778148048</text:p>
          </table:table-cell>
          <table:table-cell table:formula="of:=3+STANDARDIZE([.AO45];[.CH$1];[.CH$2])" office:value-type="float" office:value="4.07303415229327">
            <text:p>4.0730341523</text:p>
          </table:table-cell>
          <table:table-cell table:formula="of:=3+STANDARDIZE([.AP45];[.CI$1];[.CI$2])" office:value-type="float" office:value="3.07880462151918">
            <text:p>3.0788046215</text:p>
          </table:table-cell>
          <table:table-cell table:formula="of:=3+STANDARDIZE([.AQ45];[.CJ$1];[.CJ$2])" office:value-type="float" office:value="2.30459432160652">
            <text:p>2.3045943216</text:p>
          </table:table-cell>
          <table:table-cell table:formula="of:=3+STANDARDIZE([.AR4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  <table:table-cell office:value-type="float" office:value="26.9744">
            <text:p>26.9744</text:p>
          </table:table-cell>
          <table:table-cell office:value-type="float" office:value="334.754">
            <text:p>334.754</text:p>
          </table:table-cell>
          <table:table-cell office:value-type="float" office:value="969215">
            <text:p>969215</text:p>
          </table:table-cell>
          <table:table-cell office:value-type="float" office:value="34275608">
            <text:p>34275608</text:p>
          </table:table-cell>
          <table:table-cell table:formula="of:=[.Z45]+914" office:value-type="float" office:value="3449691">
            <text:p>3449691</text:p>
          </table:table-cell>
          <table:table-cell office:value-type="float" office:value="85605">
            <text:p>85605.0000</text:p>
          </table:table-cell>
          <table:table-cell office:value-type="float" office:value="969215">
            <text:p>969215</text:p>
          </table:table-cell>
          <table:table-cell office:value-type="float" office:value="337455">
            <text:p>337455</text:p>
          </table:table-cell>
          <table:table-cell office:value-type="float" office:value="375461">
            <text:p>375461</text:p>
          </table:table-cell>
          <table:table-cell office:value-type="float" office:value="636429">
            <text:p>636429</text:p>
          </table:table-cell>
          <table:table-cell office:value-type="float" office:value="502">
            <text:p>502</text:p>
          </table:table-cell>
          <table:table-cell office:value-type="float" office:value="406355">
            <text:p>406355</text:p>
          </table:table-cell>
          <table:table-cell office:value-type="float" office:value="807814">
            <text:p>807814</text:p>
          </table:table-cell>
          <table:table-cell office:value-type="float" office:value="1076793">
            <text:p>1076793</text:p>
          </table:table-cell>
          <table:table-cell office:value-type="float" office:value="386407">
            <text:p>386407</text:p>
          </table:table-cell>
          <table:table-cell office:value-type="float" office:value="34275608">
            <text:p>34275608</text:p>
          </table:table-cell>
          <table:table-cell office:value-type="float" office:value="29751">
            <text:p>29751</text:p>
          </table:table-cell>
          <table:table-cell office:value-type="float" office:value="738965">
            <text:p>738965</text:p>
          </table:table-cell>
          <table:table-cell office:value-type="float" office:value="27147">
            <text:p>27147</text:p>
          </table:table-cell>
          <table:table-cell office:value-type="float" office:value="4547811">
            <text:p>4547811</text:p>
          </table:table-cell>
          <table:table-cell office:value-type="float" office:value="1692108">
            <text:p>16921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46];[.AU$1];[.AU$2])" office:value-type="float" office:value="2.8071563895573">
            <text:p>2.8071563896</text:p>
          </table:table-cell>
          <table:table-cell table:formula="of:=3+STANDARDIZE([.C46];[.AV$1];[.AV$2])" office:value-type="float" office:value="5.56714358813169">
            <text:p>5.5671435881</text:p>
          </table:table-cell>
          <table:table-cell table:formula="of:=3+STANDARDIZE([.D46];[.AW$1];[.AW$2])" office:value-type="float" office:value="5.60996886763144">
            <text:p>5.6099688676</text:p>
          </table:table-cell>
          <table:table-cell table:formula="of:=3+STANDARDIZE([.E46];[.AX$1];[.AX$2])" office:value-type="float" office:value="5.34843520047451">
            <text:p>5.3484352005</text:p>
          </table:table-cell>
          <table:table-cell table:formula="of:=3+STANDARDIZE([.F46];[.AY$1];[.AY$2])" office:value-type="float" office:value="5.64177328735247">
            <text:p>5.6417732874</text:p>
          </table:table-cell>
          <table:table-cell table:formula="of:=3+STANDARDIZE([.G46];[.AZ$1];[.AZ$2])" office:value-type="float" office:value="2.67870847029157">
            <text:p>2.6787084703</text:p>
          </table:table-cell>
          <table:table-cell table:formula="of:=3+STANDARDIZE([.H46];[.BA$1];[.BA$2])" office:value-type="float" office:value="2.57343920330722">
            <text:p>2.5734392033</text:p>
          </table:table-cell>
          <table:table-cell table:formula="of:=3+STANDARDIZE([.I46];[.BB$1];[.BB$2])" office:value-type="float" office:value="3.77215972861858">
            <text:p>3.7721597286</text:p>
          </table:table-cell>
          <table:table-cell table:formula="of:=3+STANDARDIZE([.J46];[.BC$1];[.BC$2])" office:value-type="float" office:value="3.70131902023988">
            <text:p>3.7013190202</text:p>
          </table:table-cell>
          <table:table-cell table:formula="of:=3+STANDARDIZE([.K46];[.BD$1];[.BD$2])" office:value-type="float" office:value="3.6175509169242">
            <text:p>3.6175509169</text:p>
          </table:table-cell>
          <table:table-cell table:formula="of:=3+STANDARDIZE([.L46];[.BE$1];[.BE$2])" office:value-type="float" office:value="3.59421198829307">
            <text:p>3.5942119883</text:p>
          </table:table-cell>
          <table:table-cell table:formula="of:=3+STANDARDIZE([.M46];[.BF$1];[.BF$2])" office:value-type="float" office:value="2.18772465620201">
            <text:p>2.1877246562</text:p>
          </table:table-cell>
          <table:table-cell table:formula="of:=3+STANDARDIZE([.N46];[.BG$1];[.BG$2])" office:value-type="float" office:value="2.9125313865103">
            <text:p>2.9125313865</text:p>
          </table:table-cell>
          <table:table-cell table:formula="of:=3+STANDARDIZE([.O46];[.BH$1];[.BH$2])" office:value-type="float" office:value="4.56032698277004">
            <text:p>4.5603269828</text:p>
          </table:table-cell>
          <table:table-cell table:formula="of:=3+STANDARDIZE([.P46];[.BI$1];[.BI$2])" office:value-type="float" office:value="3.80219195022588">
            <text:p>3.8021919502</text:p>
          </table:table-cell>
          <table:table-cell table:formula="of:=3+STANDARDIZE([.Q46];[.BJ$1];[.BJ$2])" office:value-type="float" office:value="2.05637882726377">
            <text:p>2.0563788273</text:p>
          </table:table-cell>
          <table:table-cell table:formula="of:=3+STANDARDIZE([.R46];[.BK$1];[.BK$2])" office:value-type="float" office:value="1.99311245131171">
            <text:p>1.9931124513</text:p>
          </table:table-cell>
          <table:table-cell table:formula="of:=3+STANDARDIZE([.S46];[.BL$1];[.BL$2])" office:value-type="float" office:value="2.08902916252939">
            <text:p>2.0890291625</text:p>
          </table:table-cell>
          <table:table-cell table:formula="of:=3+STANDARDIZE([.T46];[.BM$1];[.BM$2])" office:value-type="float" office:value="2.0445809822717">
            <text:p>2.0445809823</text:p>
          </table:table-cell>
          <table:table-cell table:formula="of:=3+STANDARDIZE([.U46];[.BN$1];[.BN$2])" office:value-type="float" office:value="3.51472659910048">
            <text:p>3.5147265991</text:p>
          </table:table-cell>
          <table:table-cell table:formula="of:=3+STANDARDIZE([.V46];[.BO$1];[.BO$2])" office:value-type="float" office:value="4.24684941932287">
            <text:p>4.2468494193</text:p>
          </table:table-cell>
          <table:table-cell table:formula="of:=3+STANDARDIZE([.W46];[.BP$1];[.BP$2])" office:value-type="float" office:value="4.12161864549325">
            <text:p>4.1216186455</text:p>
          </table:table-cell>
          <table:table-cell table:formula="of:=3+STANDARDIZE([.X46];[.BQ$1];[.BQ$2])" office:value-type="float" office:value="2.29913326992758">
            <text:p>2.2991332699</text:p>
          </table:table-cell>
          <table:table-cell table:formula="of:=3+STANDARDIZE([.Y46];[.BR$1];[.BR$2])" office:value-type="float" office:value="2.81266145826344">
            <text:p>2.8126614583</text:p>
          </table:table-cell>
          <table:table-cell table:formula="of:=3+STANDARDIZE([.Z46];[.BS$1];[.BS$2])" office:value-type="float" office:value="2.65234182576817">
            <text:p>2.6523418258</text:p>
          </table:table-cell>
          <table:table-cell table:formula="of:=3+STANDARDIZE([.AA46];[.BT$1];[.BT$2])" office:value-type="float" office:value="3.22168378688482">
            <text:p>3.2216837869</text:p>
          </table:table-cell>
          <table:table-cell table:formula="of:=3+STANDARDIZE([.AB46];[.BU$1];[.BU$2])" office:value-type="float" office:value="2.29913326992758">
            <text:p>2.2991332699</text:p>
          </table:table-cell>
          <table:table-cell table:formula="of:=3+STANDARDIZE([.AC46];[.BV$1];[.BV$2])" office:value-type="float" office:value="2.22155680587717">
            <text:p>2.2215568059</text:p>
          </table:table-cell>
          <table:table-cell table:formula="of:=3+STANDARDIZE([.AD46];[.BW$1];[.BW$2])" office:value-type="float" office:value="3.03836790651664">
            <text:p>3.0383679065</text:p>
          </table:table-cell>
          <table:table-cell table:formula="of:=3+STANDARDIZE([.AE46];[.BX$1];[.BX$2])" office:value-type="float" office:value="2.15963314322238">
            <text:p>2.1596331432</text:p>
          </table:table-cell>
          <table:table-cell table:formula="of:=3+STANDARDIZE([.AF46];[.BY$1];[.BY$2])" office:value-type="float" office:value="2.67817091212227">
            <text:p>2.6781709121</text:p>
          </table:table-cell>
          <table:table-cell table:formula="of:=3+STANDARDIZE([.AG46];[.BZ$1];[.BZ$2])" office:value-type="float" office:value="4.26157086599259">
            <text:p>4.261570866</text:p>
          </table:table-cell>
          <table:table-cell table:formula="of:=3+STANDARDIZE([.AH46];[.CA$1];[.CA$2])" office:value-type="float" office:value="3.95201284205843">
            <text:p>3.9520128421</text:p>
          </table:table-cell>
          <table:table-cell table:formula="of:=3+STANDARDIZE([.AI46];[.CB$1];[.CB$2])" office:value-type="float" office:value="6.46979684799539">
            <text:p>6.469796848</text:p>
          </table:table-cell>
          <table:table-cell table:formula="of:=3+STANDARDIZE([.AJ46];[.CC$1];[.CC$2])" office:value-type="float" office:value="1.67516771367789">
            <text:p>1.6751677137</text:p>
          </table:table-cell>
          <table:table-cell table:formula="of:=3+STANDARDIZE([.AK46];[.CD$1];[.CD$2])" office:value-type="float" office:value="2.81266145826344">
            <text:p>2.8126614583</text:p>
          </table:table-cell>
          <table:table-cell table:formula="of:=3+STANDARDIZE([.AL46];[.CE$1];[.CE$2])" office:value-type="float" office:value="2.56521615426001">
            <text:p>2.5652161543</text:p>
          </table:table-cell>
          <table:table-cell table:formula="of:=3+STANDARDIZE([.AM46];[.CF$1];[.CF$2])" office:value-type="float" office:value="3.64995590346229">
            <text:p>3.6499559035</text:p>
          </table:table-cell>
          <table:table-cell table:formula="of:=3+STANDARDIZE([.AN46];[.CG$1];[.CG$2])" office:value-type="float" office:value="2.95790483464572">
            <text:p>2.9579048346</text:p>
          </table:table-cell>
          <table:table-cell table:formula="of:=3+STANDARDIZE([.AO46];[.CH$1];[.CH$2])" office:value-type="float" office:value="3.31844286298481">
            <text:p>3.318442863</text:p>
          </table:table-cell>
          <table:table-cell table:formula="of:=3+STANDARDIZE([.AP46];[.CI$1];[.CI$2])" office:value-type="float" office:value="3.45849461497517">
            <text:p>3.458494615</text:p>
          </table:table-cell>
          <table:table-cell table:formula="of:=3+STANDARDIZE([.AQ46];[.CJ$1];[.CJ$2])" office:value-type="float" office:value="2.30459432160652">
            <text:p>2.3045943216</text:p>
          </table:table-cell>
          <table:table-cell table:formula="of:=3+STANDARDIZE([.AR4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  <table:table-cell office:value-type="float" office:value="26.4764">
            <text:p>26.4764</text:p>
          </table:table-cell>
          <table:table-cell office:value-type="float" office:value="275.414">
            <text:p>275.414</text:p>
          </table:table-cell>
          <table:table-cell office:value-type="float" office:value="1235800">
            <text:p>1235800</text:p>
          </table:table-cell>
          <table:table-cell office:value-type="float" office:value="37427936">
            <text:p>37427936</text:p>
          </table:table-cell>
          <table:table-cell table:formula="of:=[.Z46]+914" office:value-type="float" office:value="3450605">
            <text:p>3450605</text:p>
          </table:table-cell>
          <table:table-cell office:value-type="float" office:value="95309">
            <text:p>95309.0000</text:p>
          </table:table-cell>
          <table:table-cell office:value-type="float" office:value="1235800">
            <text:p>1235800</text:p>
          </table:table-cell>
          <table:table-cell office:value-type="float" office:value="492197">
            <text:p>492197</text:p>
          </table:table-cell>
          <table:table-cell office:value-type="float" office:value="556184">
            <text:p>556184</text:p>
          </table:table-cell>
          <table:table-cell office:value-type="float" office:value="1324318">
            <text:p>1324318</text:p>
          </table:table-cell>
          <table:table-cell office:value-type="float" office:value="7394">
            <text:p>7394</text:p>
          </table:table-cell>
          <table:table-cell office:value-type="float" office:value="349072">
            <text:p>349072</text:p>
          </table:table-cell>
          <table:table-cell office:value-type="float" office:value="869149">
            <text:p>869149</text:p>
          </table:table-cell>
          <table:table-cell office:value-type="float" office:value="328076">
            <text:p>328076</text:p>
          </table:table-cell>
          <table:table-cell office:value-type="float" office:value="441410">
            <text:p>441410</text:p>
          </table:table-cell>
          <table:table-cell office:value-type="float" office:value="37427936">
            <text:p>37427936</text:p>
          </table:table-cell>
          <table:table-cell office:value-type="float" office:value="20336">
            <text:p>20336</text:p>
          </table:table-cell>
          <table:table-cell office:value-type="float" office:value="923595">
            <text:p>923595</text:p>
          </table:table-cell>
          <table:table-cell office:value-type="float" office:value="23352">
            <text:p>23352</text:p>
          </table:table-cell>
          <table:table-cell office:value-type="float" office:value="4551304">
            <text:p>4551304</text:p>
          </table:table-cell>
          <table:table-cell office:value-type="float" office:value="1697502">
            <text:p>16975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47];[.AU$1];[.AU$2])" office:value-type="float" office:value="3.31348940345455">
            <text:p>3.3134894035</text:p>
          </table:table-cell>
          <table:table-cell table:formula="of:=3+STANDARDIZE([.C47];[.AV$1];[.AV$2])" office:value-type="float" office:value="4.93722416491466">
            <text:p>4.9372241649</text:p>
          </table:table-cell>
          <table:table-cell table:formula="of:=3+STANDARDIZE([.D47];[.AW$1];[.AW$2])" office:value-type="float" office:value="5.53514464623819">
            <text:p>5.5351446462</text:p>
          </table:table-cell>
          <table:table-cell table:formula="of:=3+STANDARDIZE([.E47];[.AX$1];[.AX$2])" office:value-type="float" office:value="5.32183377049191">
            <text:p>5.3218337705</text:p>
          </table:table-cell>
          <table:table-cell table:formula="of:=3+STANDARDIZE([.F47];[.AY$1];[.AY$2])" office:value-type="float" office:value="5.08116118763641">
            <text:p>5.0811611876</text:p>
          </table:table-cell>
          <table:table-cell table:formula="of:=3+STANDARDIZE([.G47];[.AZ$1];[.AZ$2])" office:value-type="float" office:value="2.55878628190896">
            <text:p>2.5587862819</text:p>
          </table:table-cell>
          <table:table-cell table:formula="of:=3+STANDARDIZE([.H47];[.BA$1];[.BA$2])" office:value-type="float" office:value="1.63782693325753">
            <text:p>1.6378269333</text:p>
          </table:table-cell>
          <table:table-cell table:formula="of:=3+STANDARDIZE([.I47];[.BB$1];[.BB$2])" office:value-type="float" office:value="3.62442377806132">
            <text:p>3.6244237781</text:p>
          </table:table-cell>
          <table:table-cell table:formula="of:=3+STANDARDIZE([.J47];[.BC$1];[.BC$2])" office:value-type="float" office:value="3.71121383463627">
            <text:p>3.7112138346</text:p>
          </table:table-cell>
          <table:table-cell table:formula="of:=3+STANDARDIZE([.K47];[.BD$1];[.BD$2])" office:value-type="float" office:value="3.55639594110031">
            <text:p>3.5563959411</text:p>
          </table:table-cell>
          <table:table-cell table:formula="of:=3+STANDARDIZE([.L47];[.BE$1];[.BE$2])" office:value-type="float" office:value="3.67800455179143">
            <text:p>3.6780045518</text:p>
          </table:table-cell>
          <table:table-cell table:formula="of:=3+STANDARDIZE([.M47];[.BF$1];[.BF$2])" office:value-type="float" office:value="2.20161465139343">
            <text:p>2.2016146514</text:p>
          </table:table-cell>
          <table:table-cell table:formula="of:=3+STANDARDIZE([.N47];[.BG$1];[.BG$2])" office:value-type="float" office:value="2.4056855102309">
            <text:p>2.4056855102</text:p>
          </table:table-cell>
          <table:table-cell table:formula="of:=3+STANDARDIZE([.O47];[.BH$1];[.BH$2])" office:value-type="float" office:value="4.23266909460834">
            <text:p>4.2326690946</text:p>
          </table:table-cell>
          <table:table-cell table:formula="of:=3+STANDARDIZE([.P47];[.BI$1];[.BI$2])" office:value-type="float" office:value="2.16174699254341">
            <text:p>2.1617469925</text:p>
          </table:table-cell>
          <table:table-cell table:formula="of:=3+STANDARDIZE([.Q47];[.BJ$1];[.BJ$2])" office:value-type="float" office:value="1.99919290924744">
            <text:p>1.9991929092</text:p>
          </table:table-cell>
          <table:table-cell table:formula="of:=3+STANDARDIZE([.R47];[.BK$1];[.BK$2])" office:value-type="float" office:value="2.08085363641871">
            <text:p>2.0808536364</text:p>
          </table:table-cell>
          <table:table-cell table:formula="of:=3+STANDARDIZE([.S47];[.BL$1];[.BL$2])" office:value-type="float" office:value="2.04721682932678">
            <text:p>2.0472168293</text:p>
          </table:table-cell>
          <table:table-cell table:formula="of:=3+STANDARDIZE([.T47];[.BM$1];[.BM$2])" office:value-type="float" office:value="2.03693637018455">
            <text:p>2.0369363702</text:p>
          </table:table-cell>
          <table:table-cell table:formula="of:=3+STANDARDIZE([.U47];[.BN$1];[.BN$2])" office:value-type="float" office:value="2.43342405772711">
            <text:p>2.4334240577</text:p>
          </table:table-cell>
          <table:table-cell table:formula="of:=3+STANDARDIZE([.V47];[.BO$1];[.BO$2])" office:value-type="float" office:value="3.07363646727629">
            <text:p>3.0736364673</text:p>
          </table:table-cell>
          <table:table-cell table:formula="of:=3+STANDARDIZE([.W47];[.BP$1];[.BP$2])" office:value-type="float" office:value="3.35646732251902">
            <text:p>3.3564673225</text:p>
          </table:table-cell>
          <table:table-cell table:formula="of:=3+STANDARDIZE([.X47];[.BQ$1];[.BQ$2])" office:value-type="float" office:value="2.33668660904747">
            <text:p>2.336686609</text:p>
          </table:table-cell>
          <table:table-cell table:formula="of:=3+STANDARDIZE([.Y47];[.BR$1];[.BR$2])" office:value-type="float" office:value="3.2757330944061">
            <text:p>3.2757330944</text:p>
          </table:table-cell>
          <table:table-cell table:formula="of:=3+STANDARDIZE([.Z47];[.BS$1];[.BS$2])" office:value-type="float" office:value="2.65793924584818">
            <text:p>2.6579392458</text:p>
          </table:table-cell>
          <table:table-cell table:formula="of:=3+STANDARDIZE([.AA47];[.BT$1];[.BT$2])" office:value-type="float" office:value="3.43020474218657">
            <text:p>3.4302047422</text:p>
          </table:table-cell>
          <table:table-cell table:formula="of:=3+STANDARDIZE([.AB47];[.BU$1];[.BU$2])" office:value-type="float" office:value="2.33668660904747">
            <text:p>2.336686609</text:p>
          </table:table-cell>
          <table:table-cell table:formula="of:=3+STANDARDIZE([.AC47];[.BV$1];[.BV$2])" office:value-type="float" office:value="3.07852591120715">
            <text:p>3.0785259112</text:p>
          </table:table-cell>
          <table:table-cell table:formula="of:=3+STANDARDIZE([.AD47];[.BW$1];[.BW$2])" office:value-type="float" office:value="4.18792010817959">
            <text:p>4.1879201082</text:p>
          </table:table-cell>
          <table:table-cell table:formula="of:=3+STANDARDIZE([.AE47];[.BX$1];[.BX$2])" office:value-type="float" office:value="2.36802433081847">
            <text:p>2.3680243308</text:p>
          </table:table-cell>
          <table:table-cell table:formula="of:=3+STANDARDIZE([.AF47];[.BY$1];[.BY$2])" office:value-type="float" office:value="3.09250995110336">
            <text:p>3.0925099511</text:p>
          </table:table-cell>
          <table:table-cell table:formula="of:=3+STANDARDIZE([.AG47];[.BZ$1];[.BZ$2])" office:value-type="float" office:value="3.80924144466124">
            <text:p>3.8092414447</text:p>
          </table:table-cell>
          <table:table-cell table:formula="of:=3+STANDARDIZE([.AH47];[.CA$1];[.CA$2])" office:value-type="float" office:value="4.21741885432997">
            <text:p>4.2174188543</text:p>
          </table:table-cell>
          <table:table-cell table:formula="of:=3+STANDARDIZE([.AI47];[.CB$1];[.CB$2])" office:value-type="float" office:value="2.89325088940188">
            <text:p>2.8932508894</text:p>
          </table:table-cell>
          <table:table-cell table:formula="of:=3+STANDARDIZE([.AJ47];[.CC$1];[.CC$2])" office:value-type="float" office:value="2.16533745501269">
            <text:p>2.165337455</text:p>
          </table:table-cell>
          <table:table-cell table:formula="of:=3+STANDARDIZE([.AK47];[.CD$1];[.CD$2])" office:value-type="float" office:value="3.2757330944061">
            <text:p>3.2757330944</text:p>
          </table:table-cell>
          <table:table-cell table:formula="of:=3+STANDARDIZE([.AL47];[.CE$1];[.CE$2])" office:value-type="float" office:value="2.54508356215709">
            <text:p>2.5450835622</text:p>
          </table:table-cell>
          <table:table-cell table:formula="of:=3+STANDARDIZE([.AM47];[.CF$1];[.CF$2])" office:value-type="float" office:value="4.59411208095482">
            <text:p>4.594112081</text:p>
          </table:table-cell>
          <table:table-cell table:formula="of:=3+STANDARDIZE([.AN47];[.CG$1];[.CG$2])" office:value-type="float" office:value="2.63909328795786">
            <text:p>2.639093288</text:p>
          </table:table-cell>
          <table:table-cell table:formula="of:=3+STANDARDIZE([.AO47];[.CH$1];[.CH$2])" office:value-type="float" office:value="3.32545939248684">
            <text:p>3.3254593925</text:p>
          </table:table-cell>
          <table:table-cell table:formula="of:=3+STANDARDIZE([.AP47];[.CI$1];[.CI$2])" office:value-type="float" office:value="3.47121193337698">
            <text:p>3.4712119334</text:p>
          </table:table-cell>
          <table:table-cell table:formula="of:=3+STANDARDIZE([.AQ47];[.CJ$1];[.CJ$2])" office:value-type="float" office:value="2.30459432160652">
            <text:p>2.3045943216</text:p>
          </table:table-cell>
          <table:table-cell table:formula="of:=3+STANDARDIZE([.AR4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  <table:table-cell office:value-type="float" office:value="25.9426">
            <text:p>25.9426</text:p>
          </table:table-cell>
          <table:table-cell office:value-type="float" office:value="252.528">
            <text:p>252.528</text:p>
          </table:table-cell>
          <table:table-cell office:value-type="float" office:value="1457937">
            <text:p>1457937</text:p>
          </table:table-cell>
          <table:table-cell office:value-type="float" office:value="36201424">
            <text:p>36201424</text:p>
          </table:table-cell>
          <table:table-cell table:formula="of:=[.Z47]+914" office:value-type="float" office:value="3451519">
            <text:p>3451519</text:p>
          </table:table-cell>
          <table:table-cell office:value-type="float" office:value="121336">
            <text:p>121336.0000</text:p>
          </table:table-cell>
          <table:table-cell office:value-type="float" office:value="1457937">
            <text:p>1457937</text:p>
          </table:table-cell>
          <table:table-cell office:value-type="float" office:value="364474">
            <text:p>364474</text:p>
          </table:table-cell>
          <table:table-cell office:value-type="float" office:value="296767">
            <text:p>296767</text:p>
          </table:table-cell>
          <table:table-cell office:value-type="float" office:value="1035202">
            <text:p>1035202</text:p>
          </table:table-cell>
          <table:table-cell office:value-type="float" office:value="211">
            <text:p>211</text:p>
          </table:table-cell>
          <table:table-cell office:value-type="float" office:value="317684">
            <text:p>317684</text:p>
          </table:table-cell>
          <table:table-cell office:value-type="float" office:value="857063">
            <text:p>857063</text:p>
          </table:table-cell>
          <table:table-cell office:value-type="float" office:value="393644">
            <text:p>393644</text:p>
          </table:table-cell>
          <table:table-cell office:value-type="float" office:value="551118">
            <text:p>551118</text:p>
          </table:table-cell>
          <table:table-cell office:value-type="float" office:value="36201424">
            <text:p>36201424</text:p>
          </table:table-cell>
          <table:table-cell office:value-type="float" office:value="192141">
            <text:p>192141</text:p>
          </table:table-cell>
          <table:table-cell office:value-type="float" office:value="829402">
            <text:p>829402</text:p>
          </table:table-cell>
          <table:table-cell office:value-type="float" office:value="38813">
            <text:p>38813</text:p>
          </table:table-cell>
          <table:table-cell office:value-type="float" office:value="4900119">
            <text:p>4900119</text:p>
          </table:table-cell>
          <table:table-cell office:value-type="float" office:value="1836733">
            <text:p>1836733</text:p>
          </table:table-cell>
          <table:table-cell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number-columns-repeated="2"/>
          <table:table-cell table:formula="of:=3+STANDARDIZE([.B48];[.AU$1];[.AU$2])" office:value-type="float" office:value="2.5046277606796">
            <text:p>2.5046277607</text:p>
          </table:table-cell>
          <table:table-cell table:formula="of:=3+STANDARDIZE([.C48];[.AV$1];[.AV$2])" office:value-type="float" office:value="5.21327708861859">
            <text:p>5.2132770886</text:p>
          </table:table-cell>
          <table:table-cell table:formula="of:=3+STANDARDIZE([.D48];[.AW$1];[.AW$2])" office:value-type="float" office:value="4.98799252730004">
            <text:p>4.9879925273</text:p>
          </table:table-cell>
          <table:table-cell table:formula="of:=3+STANDARDIZE([.E48];[.AX$1];[.AX$2])" office:value-type="float" office:value="5.00261661070068">
            <text:p>5.0026166107</text:p>
          </table:table-cell>
          <table:table-cell table:formula="of:=3+STANDARDIZE([.F48];[.AY$1];[.AY$2])" office:value-type="float" office:value="5.25635246879768">
            <text:p>5.2563524688</text:p>
          </table:table-cell>
          <table:table-cell table:formula="of:=3+STANDARDIZE([.G48];[.AZ$1];[.AZ$2])" office:value-type="float" office:value="2.6254097198993">
            <text:p>2.6254097199</text:p>
          </table:table-cell>
          <table:table-cell table:formula="of:=3+STANDARDIZE([.H48];[.BA$1];[.BA$2])" office:value-type="float" office:value="3.6568885502819">
            <text:p>3.6568885503</text:p>
          </table:table-cell>
          <table:table-cell table:formula="of:=3+STANDARDIZE([.I48];[.BB$1];[.BB$2])" office:value-type="float" office:value="3.72291441176616">
            <text:p>3.7229144118</text:p>
          </table:table-cell>
          <table:table-cell table:formula="of:=3+STANDARDIZE([.J48];[.BC$1];[.BC$2])" office:value-type="float" office:value="3.57763384028507">
            <text:p>3.5776338403</text:p>
          </table:table-cell>
          <table:table-cell table:formula="of:=3+STANDARDIZE([.K48];[.BD$1];[.BD$2])" office:value-type="float" office:value="3.5705086278289">
            <text:p>3.5705086278</text:p>
          </table:table-cell>
          <table:table-cell table:formula="of:=3+STANDARDIZE([.L48];[.BE$1];[.BE$2])" office:value-type="float" office:value="3.73421981591059">
            <text:p>3.7342198159</text:p>
          </table:table-cell>
          <table:table-cell table:formula="of:=3+STANDARDIZE([.M48];[.BF$1];[.BF$2])" office:value-type="float" office:value="2.40857557974552">
            <text:p>2.4085755797</text:p>
          </table:table-cell>
          <table:table-cell table:formula="of:=3+STANDARDIZE([.N48];[.BG$1];[.BG$2])" office:value-type="float" office:value="3.40016035752792">
            <text:p>3.4001603575</text:p>
          </table:table-cell>
          <table:table-cell table:formula="of:=3+STANDARDIZE([.O48];[.BH$1];[.BH$2])" office:value-type="float" office:value="4.14363598423881">
            <text:p>4.1436359842</text:p>
          </table:table-cell>
          <table:table-cell table:formula="of:=3+STANDARDIZE([.P48];[.BI$1];[.BI$2])" office:value-type="float" office:value="2.7444442742309">
            <text:p>2.7444442742</text:p>
          </table:table-cell>
          <table:table-cell table:formula="of:=3+STANDARDIZE([.Q48];[.BJ$1];[.BJ$2])" office:value-type="float" office:value="1.93952064696953">
            <text:p>1.939520647</text:p>
          </table:table-cell>
          <table:table-cell table:formula="of:=3+STANDARDIZE([.R48];[.BK$1];[.BK$2])" office:value-type="float" office:value="2.01818136134228">
            <text:p>2.0181813613</text:p>
          </table:table-cell>
          <table:table-cell table:formula="of:=3+STANDARDIZE([.S48];[.BL$1];[.BL$2])" office:value-type="float" office:value="1.95080250805958">
            <text:p>1.9508025081</text:p>
          </table:table-cell>
          <table:table-cell table:formula="of:=3+STANDARDIZE([.T48];[.BM$1];[.BM$2])" office:value-type="float" office:value="2.00533864022432">
            <text:p>2.0053386402</text:p>
          </table:table-cell>
          <table:table-cell table:formula="of:=3+STANDARDIZE([.U48];[.BN$1];[.BN$2])" office:value-type="float" office:value="2.40860727808903">
            <text:p>2.4086072781</text:p>
          </table:table-cell>
          <table:table-cell table:formula="of:=3+STANDARDIZE([.V48];[.BO$1];[.BO$2])" office:value-type="float" office:value="1.81608411024322">
            <text:p>1.8160841102</text:p>
          </table:table-cell>
          <table:table-cell table:formula="of:=3+STANDARDIZE([.W48];[.BP$1];[.BP$2])" office:value-type="float" office:value="3.06136699933755">
            <text:p>3.0613669993</text:p>
          </table:table-cell>
          <table:table-cell table:formula="of:=3+STANDARDIZE([.X48];[.BQ$1];[.BQ$2])" office:value-type="float" office:value="2.36797864007725">
            <text:p>2.3679786401</text:p>
          </table:table-cell>
          <table:table-cell table:formula="of:=3+STANDARDIZE([.Y48];[.BR$1];[.BR$2])" office:value-type="float" office:value="3.09556056204633">
            <text:p>3.095560562</text:p>
          </table:table-cell>
          <table:table-cell table:formula="of:=3+STANDARDIZE([.Z48];[.BS$1];[.BS$2])" office:value-type="float" office:value="2.66353666592819">
            <text:p>2.6635366659</text:p>
          </table:table-cell>
          <table:table-cell table:formula="of:=3+STANDARDIZE([.AA48];[.BT$1];[.BT$2])" office:value-type="float" office:value="3.98947668196797">
            <text:p>3.989476682</text:p>
          </table:table-cell>
          <table:table-cell table:formula="of:=3+STANDARDIZE([.AB48];[.BU$1];[.BU$2])" office:value-type="float" office:value="2.36797864007725">
            <text:p>2.3679786401</text:p>
          </table:table-cell>
          <table:table-cell table:formula="of:=3+STANDARDIZE([.AC48];[.BV$1];[.BV$2])" office:value-type="float" office:value="2.37118940889969">
            <text:p>2.3711894089</text:p>
          </table:table-cell>
          <table:table-cell table:formula="of:=3+STANDARDIZE([.AD48];[.BW$1];[.BW$2])" office:value-type="float" office:value="2.53780704288742">
            <text:p>2.5378070429</text:p>
          </table:table-cell>
          <table:table-cell table:formula="of:=3+STANDARDIZE([.AE48];[.BX$1];[.BX$2])" office:value-type="float" office:value="2.28043864970854">
            <text:p>2.2804386497</text:p>
          </table:table-cell>
          <table:table-cell table:formula="of:=3+STANDARDIZE([.AF48];[.BY$1];[.BY$2])" office:value-type="float" office:value="2.66067632994822">
            <text:p>2.6606763299</text:p>
          </table:table-cell>
          <table:table-cell table:formula="of:=3+STANDARDIZE([.AG48];[.BZ$1];[.BZ$2])" office:value-type="float" office:value="3.56138927426604">
            <text:p>3.5613892743</text:p>
          </table:table-cell>
          <table:table-cell table:formula="of:=3+STANDARDIZE([.AH48];[.CA$1];[.CA$2])" office:value-type="float" office:value="4.16512086681364">
            <text:p>4.1651208668</text:p>
          </table:table-cell>
          <table:table-cell table:formula="of:=3+STANDARDIZE([.AI48];[.CB$1];[.CB$2])" office:value-type="float" office:value="3.20646264419449">
            <text:p>3.2064626442</text:p>
          </table:table-cell>
          <table:table-cell table:formula="of:=3+STANDARDIZE([.AJ48];[.CC$1];[.CC$2])" office:value-type="float" office:value="3.14302125375744">
            <text:p>3.1430212538</text:p>
          </table:table-cell>
          <table:table-cell table:formula="of:=3+STANDARDIZE([.AK48];[.CD$1];[.CD$2])" office:value-type="float" office:value="3.09556056204633">
            <text:p>3.095560562</text:p>
          </table:table-cell>
          <table:table-cell table:formula="of:=3+STANDARDIZE([.AL48];[.CE$1];[.CE$2])" office:value-type="float" office:value="2.91246327391929">
            <text:p>2.9124632739</text:p>
          </table:table-cell>
          <table:table-cell table:formula="of:=3+STANDARDIZE([.AM48];[.CF$1];[.CF$2])" office:value-type="float" office:value="4.11243032378343">
            <text:p>4.1124303238</text:p>
          </table:table-cell>
          <table:table-cell table:formula="of:=3+STANDARDIZE([.AN48];[.CG$1];[.CG$2])" office:value-type="float" office:value="3.93794581057734">
            <text:p>3.9379458106</text:p>
          </table:table-cell>
          <table:table-cell table:formula="of:=3+STANDARDIZE([.AO48];[.CH$1];[.CH$2])" office:value-type="float" office:value="4.02613810369483">
            <text:p>4.0261381037</text:p>
          </table:table-cell>
          <table:table-cell table:formula="of:=3+STANDARDIZE([.AP48];[.CI$1];[.CI$2])" office:value-type="float" office:value="3.79947388339604">
            <text:p>3.7994738834</text:p>
          </table:table-cell>
          <table:table-cell table:formula="of:=3+STANDARDIZE([.AQ48];[.CJ$1];[.CJ$2])" office:value-type="float" office:value="2.30459432160652">
            <text:p>2.3045943216</text:p>
          </table:table-cell>
          <table:table-cell table:formula="of:=3+STANDARDIZE([.AR48];[.CK$1];[.CK$2])" office:value-type="float" office:value="5.40196241563525">
            <text:p>5.401962415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  <table:table-cell office:value-type="float" office:value="26.1792">
            <text:p>26.1792</text:p>
          </table:table-cell>
          <table:table-cell office:value-type="float" office:value="260.979">
            <text:p>260.979</text:p>
          </table:table-cell>
          <table:table-cell office:value-type="float" office:value="1827459">
            <text:p>1827459</text:p>
          </table:table-cell>
          <table:table-cell office:value-type="float" office:value="38461608">
            <text:p>38461608</text:p>
          </table:table-cell>
          <table:table-cell table:formula="of:=[.Z48]+914" office:value-type="float" office:value="3452433">
            <text:p>3452433</text:p>
          </table:table-cell>
          <table:table-cell office:value-type="float" office:value="105057">
            <text:p>105057.0000</text:p>
          </table:table-cell>
          <table:table-cell office:value-type="float" office:value="1827459">
            <text:p>1827459</text:p>
          </table:table-cell>
          <table:table-cell office:value-type="float" office:value="322734">
            <text:p>322734</text:p>
          </table:table-cell>
          <table:table-cell office:value-type="float" office:value="528449">
            <text:p>528449</text:p>
          </table:table-cell>
          <table:table-cell office:value-type="float" office:value="1874950">
            <text:p>1874950</text:p>
          </table:table-cell>
          <table:table-cell office:value-type="float" office:value="510">
            <text:p>510</text:p>
          </table:table-cell>
          <table:table-cell office:value-type="float" office:value="497105">
            <text:p>497105</text:p>
          </table:table-cell>
          <table:table-cell office:value-type="float" office:value="1080323">
            <text:p>1080323</text:p>
          </table:table-cell>
          <table:table-cell office:value-type="float" office:value="340026">
            <text:p>340026</text:p>
          </table:table-cell>
          <table:table-cell office:value-type="float" office:value="442530">
            <text:p>442530</text:p>
          </table:table-cell>
          <table:table-cell office:value-type="float" office:value="38461608">
            <text:p>38461608</text:p>
          </table:table-cell>
          <table:table-cell office:value-type="float" office:value="58056">
            <text:p>58056</text:p>
          </table:table-cell>
          <table:table-cell office:value-type="float" office:value="849766">
            <text:p>849766</text:p>
          </table:table-cell>
          <table:table-cell office:value-type="float" office:value="42661">
            <text:p>42661</text:p>
          </table:table-cell>
          <table:table-cell office:value-type="float" office:value="4546061">
            <text:p>4546061</text:p>
          </table:table-cell>
          <table:table-cell office:value-type="float" office:value="1800454">
            <text:p>1800454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3+STANDARDIZE([.B49];[.AU$1];[.AU$2])" office:value-type="float" office:value="2.33044685980309">
            <text:p>2.3304468598</text:p>
          </table:table-cell>
          <table:table-cell table:formula="of:=3+STANDARDIZE([.C49];[.AV$1];[.AV$2])" office:value-type="float" office:value="5.03449113467611">
            <text:p>5.0344911347</text:p>
          </table:table-cell>
          <table:table-cell table:formula="of:=3+STANDARDIZE([.D49];[.AW$1];[.AW$2])" office:value-type="float" office:value="5.25829502708316">
            <text:p>5.2582950271</text:p>
          </table:table-cell>
          <table:table-cell table:formula="of:=3+STANDARDIZE([.E49];[.AX$1];[.AX$2])" office:value-type="float" office:value="5.01503061135923">
            <text:p>5.0150306114</text:p>
          </table:table-cell>
          <table:table-cell table:formula="of:=3+STANDARDIZE([.F49];[.AY$1];[.AY$2])" office:value-type="float" office:value="5.26135793397371">
            <text:p>5.261357934</text:p>
          </table:table-cell>
          <table:table-cell table:formula="of:=3+STANDARDIZE([.G49];[.AZ$1];[.AZ$2])" office:value-type="float" office:value="2.64406428253659">
            <text:p>2.6440642825</text:p>
          </table:table-cell>
          <table:table-cell table:formula="of:=3+STANDARDIZE([.H49];[.BA$1];[.BA$2])" office:value-type="float" office:value="2.56930390045617">
            <text:p>2.5693039005</text:p>
          </table:table-cell>
          <table:table-cell table:formula="of:=3+STANDARDIZE([.I49];[.BB$1];[.BB$2])" office:value-type="float" office:value="3.92974474254631">
            <text:p>3.9297447425</text:p>
          </table:table-cell>
          <table:table-cell table:formula="of:=3+STANDARDIZE([.J49];[.BC$1];[.BC$2])" office:value-type="float" office:value="3.74584568502362">
            <text:p>3.745845685</text:p>
          </table:table-cell>
          <table:table-cell table:formula="of:=3+STANDARDIZE([.K49];[.BD$1];[.BD$2])" office:value-type="float" office:value="3.8527623624007">
            <text:p>3.8527623624</text:p>
          </table:table-cell>
          <table:table-cell table:formula="of:=3+STANDARDIZE([.L49];[.BE$1];[.BE$2])" office:value-type="float" office:value="3.94423155733687">
            <text:p>3.9442315573</text:p>
          </table:table-cell>
          <table:table-cell table:formula="of:=3+STANDARDIZE([.M49];[.BF$1];[.BF$2])" office:value-type="float" office:value="2.44191156820492">
            <text:p>2.4419115682</text:p>
          </table:table-cell>
          <table:table-cell table:formula="of:=3+STANDARDIZE([.N49];[.BG$1];[.BG$2])" office:value-type="float" office:value="3.82293227328704">
            <text:p>3.8229322733</text:p>
          </table:table-cell>
          <table:table-cell table:formula="of:=3+STANDARDIZE([.O49];[.BH$1];[.BH$2])" office:value-type="float" office:value="4.22665334390769">
            <text:p>4.2266533439</text:p>
          </table:table-cell>
          <table:table-cell table:formula="of:=3+STANDARDIZE([.P49];[.BI$1];[.BI$2])" office:value-type="float" office:value="3.21364429422425">
            <text:p>3.2136442942</text:p>
          </table:table-cell>
          <table:table-cell table:formula="of:=3+STANDARDIZE([.Q49];[.BJ$1];[.BJ$2])" office:value-type="float" office:value="1.98676118793954">
            <text:p>1.9867611879</text:p>
          </table:table-cell>
          <table:table-cell table:formula="of:=3+STANDARDIZE([.R49];[.BK$1];[.BK$2])" office:value-type="float" office:value="1.95049530425974">
            <text:p>1.9504953043</text:p>
          </table:table-cell>
          <table:table-cell table:formula="of:=3+STANDARDIZE([.S49];[.BL$1];[.BL$2])" office:value-type="float" office:value="1.92423937873086">
            <text:p>1.9242393787</text:p>
          </table:table-cell>
          <table:table-cell table:formula="of:=3+STANDARDIZE([.T49];[.BM$1];[.BM$2])" office:value-type="float" office:value="1.99973259136041">
            <text:p>1.9997325914</text:p>
          </table:table-cell>
          <table:table-cell table:formula="of:=3+STANDARDIZE([.U49];[.BN$1];[.BN$2])" office:value-type="float" office:value="3.25237778578366">
            <text:p>3.2523777858</text:p>
          </table:table-cell>
          <table:table-cell table:formula="of:=3+STANDARDIZE([.V49];[.BO$1];[.BO$2])" office:value-type="float" office:value="2.37347805493042">
            <text:p>2.3734780549</text:p>
          </table:table-cell>
          <table:table-cell table:formula="of:=3+STANDARDIZE([.W49];[.BP$1];[.BP$2])" office:value-type="float" office:value="3.17033723577933">
            <text:p>3.1703372358</text:p>
          </table:table-cell>
          <table:table-cell table:formula="of:=3+STANDARDIZE([.X49];[.BQ$1];[.BQ$2])" office:value-type="float" office:value="2.42003252524806">
            <text:p>2.4200325252</text:p>
          </table:table-cell>
          <table:table-cell table:formula="of:=3+STANDARDIZE([.Y49];[.BR$1];[.BR$2])" office:value-type="float" office:value="3.42757775786589">
            <text:p>3.4275777579</text:p>
          </table:table-cell>
          <table:table-cell table:formula="of:=3+STANDARDIZE([.Z49];[.BS$1];[.BS$2])" office:value-type="float" office:value="2.6691340860082">
            <text:p>2.669134086</text:p>
          </table:table-cell>
          <table:table-cell table:formula="of:=3+STANDARDIZE([.AA49];[.BT$1];[.BT$2])" office:value-type="float" office:value="3.63967117585119">
            <text:p>3.6396711759</text:p>
          </table:table-cell>
          <table:table-cell table:formula="of:=3+STANDARDIZE([.AB49];[.BU$1];[.BU$2])" office:value-type="float" office:value="2.42003252524806">
            <text:p>2.4200325252</text:p>
          </table:table-cell>
          <table:table-cell table:formula="of:=3+STANDARDIZE([.AC49];[.BV$1];[.BV$2])" office:value-type="float" office:value="2.1400311554425">
            <text:p>2.1400311554</text:p>
          </table:table-cell>
          <table:table-cell table:formula="of:=3+STANDARDIZE([.AD49];[.BW$1];[.BW$2])" office:value-type="float" office:value="4.01150188629791">
            <text:p>4.0115018863</text:p>
          </table:table-cell>
          <table:table-cell table:formula="of:=3+STANDARDIZE([.AE49];[.BX$1];[.BX$2])" office:value-type="float" office:value="2.53483446502386">
            <text:p>2.534834465</text:p>
          </table:table-cell>
          <table:table-cell table:formula="of:=3+STANDARDIZE([.AF49];[.BY$1];[.BY$2])" office:value-type="float" office:value="2.67865186283496">
            <text:p>2.6786518628</text:p>
          </table:table-cell>
          <table:table-cell table:formula="of:=3+STANDARDIZE([.AG49];[.BZ$1];[.BZ$2])" office:value-type="float" office:value="4.9781690711463">
            <text:p>4.9781690711</text:p>
          </table:table-cell>
          <table:table-cell table:formula="of:=3+STANDARDIZE([.AH49];[.CA$1];[.CA$2])" office:value-type="float" office:value="5.13120134777464">
            <text:p>5.1312013478</text:p>
          </table:table-cell>
          <table:table-cell table:formula="of:=3+STANDARDIZE([.AI49];[.CB$1];[.CB$2])" office:value-type="float" office:value="2.95033483995355">
            <text:p>2.95033484</text:p>
          </table:table-cell>
          <table:table-cell table:formula="of:=3+STANDARDIZE([.AJ49];[.CC$1];[.CC$2])" office:value-type="float" office:value="2.17531854895838">
            <text:p>2.175318549</text:p>
          </table:table-cell>
          <table:table-cell table:formula="of:=3+STANDARDIZE([.AK49];[.CD$1];[.CD$2])" office:value-type="float" office:value="3.42757775786589">
            <text:p>3.4275777579</text:p>
          </table:table-cell>
          <table:table-cell table:formula="of:=3+STANDARDIZE([.AL49];[.CE$1];[.CE$2])" office:value-type="float" office:value="2.62574223173988">
            <text:p>2.6257422317</text:p>
          </table:table-cell>
          <table:table-cell table:formula="of:=3+STANDARDIZE([.AM49];[.CF$1];[.CF$2])" office:value-type="float" office:value="4.21656722677025">
            <text:p>4.2165672268</text:p>
          </table:table-cell>
          <table:table-cell table:formula="of:=3+STANDARDIZE([.AN49];[.CG$1];[.CG$2])" office:value-type="float" office:value="4.26120979783817">
            <text:p>4.2612097978</text:p>
          </table:table-cell>
          <table:table-cell table:formula="of:=3+STANDARDIZE([.AO49];[.CH$1];[.CH$2])" office:value-type="float" office:value="3.31492756764312">
            <text:p>3.3149275676</text:p>
          </table:table-cell>
          <table:table-cell table:formula="of:=3+STANDARDIZE([.AP49];[.CI$1];[.CI$2])" office:value-type="float" office:value="3.71393966124191">
            <text:p>3.7139396612</text:p>
          </table:table-cell>
          <table:table-cell table:formula="of:=3+STANDARDIZE([.AQ49];[.CJ$1];[.CJ$2])" office:value-type="float" office:value="2.30595511216508">
            <text:p>2.3059551122</text:p>
          </table:table-cell>
          <table:table-cell table:formula="of:=3+STANDARDIZE([.AR49];[.CK$1];[.CK$2])" office:value-type="float" office:value="4.32300603641942">
            <text:p>4.3230060364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  <table:table-cell office:value-type="float" office:value="26.3379">
            <text:p>26.3379</text:p>
          </table:table-cell>
          <table:table-cell office:value-type="float" office:value="374.936">
            <text:p>374.936</text:p>
          </table:table-cell>
          <table:table-cell office:value-type="float" office:value="672375">
            <text:p>672375</text:p>
          </table:table-cell>
          <table:table-cell office:value-type="float" office:value="26031484">
            <text:p>26031484</text:p>
          </table:table-cell>
          <table:table-cell table:formula="of:=[.Z49]+914" office:value-type="float" office:value="3453347">
            <text:p>3453347</text:p>
          </table:table-cell>
          <table:table-cell office:value-type="float" office:value="122783">
            <text:p>122783.0000</text:p>
          </table:table-cell>
          <table:table-cell office:value-type="float" office:value="672375">
            <text:p>672375</text:p>
          </table:table-cell>
          <table:table-cell office:value-type="float" office:value="259413">
            <text:p>259413</text:p>
          </table:table-cell>
          <table:table-cell office:value-type="float" office:value="209047">
            <text:p>209047</text:p>
          </table:table-cell>
          <table:table-cell office:value-type="float" office:value="2979566">
            <text:p>2979566</text:p>
          </table:table-cell>
          <table:table-cell office:value-type="float" office:value="702">
            <text:p>702</text:p>
          </table:table-cell>
          <table:table-cell office:value-type="float" office:value="273990">
            <text:p>273990</text:p>
          </table:table-cell>
          <table:table-cell office:value-type="float" office:value="556840">
            <text:p>556840</text:p>
          </table:table-cell>
          <table:table-cell office:value-type="float" office:value="413583">
            <text:p>413583</text:p>
          </table:table-cell>
          <table:table-cell office:value-type="float" office:value="311422">
            <text:p>311422</text:p>
          </table:table-cell>
          <table:table-cell office:value-type="float" office:value="26031484">
            <text:p>26031484</text:p>
          </table:table-cell>
          <table:table-cell office:value-type="float" office:value="37211">
            <text:p>37211</text:p>
          </table:table-cell>
          <table:table-cell office:value-type="float" office:value="575223">
            <text:p>575223</text:p>
          </table:table-cell>
          <table:table-cell office:value-type="float" office:value="22455">
            <text:p>22455</text:p>
          </table:table-cell>
          <table:table-cell office:value-type="float" office:value="4015861">
            <text:p>4015861</text:p>
          </table:table-cell>
          <table:table-cell office:value-type="float" office:value="1441529">
            <text:p>14415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50];[.AU$1];[.AU$2])" office:value-type="float" office:value="3.418105501562">
            <text:p>3.4181055016</text:p>
          </table:table-cell>
          <table:table-cell table:formula="of:=3+STANDARDIZE([.C50];[.AV$1];[.AV$2])" office:value-type="float" office:value="4.64542325563029">
            <text:p>4.6454232556</text:p>
          </table:table-cell>
          <table:table-cell table:formula="of:=3+STANDARDIZE([.D50];[.AW$1];[.AW$2])" office:value-type="float" office:value="5.09648764832025">
            <text:p>5.0964876483</text:p>
          </table:table-cell>
          <table:table-cell table:formula="of:=3+STANDARDIZE([.E50];[.AX$1];[.AX$2])" office:value-type="float" office:value="4.88734374744273">
            <text:p>4.8873437474</text:p>
          </table:table-cell>
          <table:table-cell table:formula="of:=3+STANDARDIZE([.F50];[.AY$1];[.AY$2])" office:value-type="float" office:value="4.74078955566594">
            <text:p>4.7407895557</text:p>
          </table:table-cell>
          <table:table-cell table:formula="of:=3+STANDARDIZE([.G50];[.AZ$1];[.AZ$2])" office:value-type="float" office:value="2.64139934501698">
            <text:p>2.641399345</text:p>
          </table:table-cell>
          <table:table-cell table:formula="of:=3+STANDARDIZE([.H50];[.BA$1];[.BA$2])" office:value-type="float" office:value="2.04928956693684">
            <text:p>2.0492895669</text:p>
          </table:table-cell>
          <table:table-cell table:formula="of:=3+STANDARDIZE([.I50];[.BB$1];[.BB$2])" office:value-type="float" office:value="4.20059398523461">
            <text:p>4.2005939852</text:p>
          </table:table-cell>
          <table:table-cell table:formula="of:=3+STANDARDIZE([.J50];[.BC$1];[.BC$2])" office:value-type="float" office:value="3.93879456575312">
            <text:p>3.9387945658</text:p>
          </table:table-cell>
          <table:table-cell table:formula="of:=3+STANDARDIZE([.K50];[.BD$1];[.BD$2])" office:value-type="float" office:value="4.02681883205332">
            <text:p>4.0268188321</text:p>
          </table:table-cell>
          <table:table-cell table:formula="of:=3+STANDARDIZE([.L50];[.BE$1];[.BE$2])" office:value-type="float" office:value="4.15636462948464">
            <text:p>4.1563646295</text:p>
          </table:table-cell>
          <table:table-cell table:formula="of:=3+STANDARDIZE([.M50];[.BF$1];[.BF$2])" office:value-type="float" office:value="2.36134959609471">
            <text:p>2.3613495961</text:p>
          </table:table-cell>
          <table:table-cell table:formula="of:=3+STANDARDIZE([.N50];[.BG$1];[.BG$2])" office:value-type="float" office:value="4.01029709958938">
            <text:p>4.0102970996</text:p>
          </table:table-cell>
          <table:table-cell table:formula="of:=3+STANDARDIZE([.O50];[.BH$1];[.BH$2])" office:value-type="float" office:value="3.9286731592025">
            <text:p>3.9286731592</text:p>
          </table:table-cell>
          <table:table-cell table:formula="of:=3+STANDARDIZE([.P50];[.BI$1];[.BI$2])" office:value-type="float" office:value="2.1792981154858">
            <text:p>2.1792981155</text:p>
          </table:table-cell>
          <table:table-cell table:formula="of:=3+STANDARDIZE([.Q50];[.BJ$1];[.BJ$2])" office:value-type="float" office:value="1.93206161418479">
            <text:p>1.9320616142</text:p>
          </table:table-cell>
          <table:table-cell table:formula="of:=3+STANDARDIZE([.R50];[.BK$1];[.BK$2])" office:value-type="float" office:value="1.99812623331782">
            <text:p>1.9981262333</text:p>
          </table:table-cell>
          <table:table-cell table:formula="of:=3+STANDARDIZE([.S50];[.BL$1];[.BL$2])" office:value-type="float" office:value="1.9198121905094">
            <text:p>1.9198121905</text:p>
          </table:table-cell>
          <table:table-cell table:formula="of:=3+STANDARDIZE([.T50];[.BM$1];[.BM$2])" office:value-type="float" office:value="1.99361690169069">
            <text:p>1.9936169017</text:p>
          </table:table-cell>
          <table:table-cell table:formula="of:=3+STANDARDIZE([.U50];[.BN$1];[.BN$2])" office:value-type="float" office:value="2.44405982042915">
            <text:p>2.4440598204</text:p>
          </table:table-cell>
          <table:table-cell table:formula="of:=3+STANDARDIZE([.V50];[.BO$1];[.BO$2])" office:value-type="float" office:value="2.74735133904647">
            <text:p>2.747351339</text:p>
          </table:table-cell>
          <table:table-cell table:formula="of:=3+STANDARDIZE([.W50];[.BP$1];[.BP$2])" office:value-type="float" office:value="4.63973981940209">
            <text:p>4.6397398194</text:p>
          </table:table-cell>
          <table:table-cell table:formula="of:=3+STANDARDIZE([.X50];[.BQ$1];[.BQ$2])" office:value-type="float" office:value="2.25731796454901">
            <text:p>2.2573179645</text:p>
          </table:table-cell>
          <table:table-cell table:formula="of:=3+STANDARDIZE([.Y50];[.BR$1];[.BR$2])" office:value-type="float" office:value="1.60161362655208">
            <text:p>1.6016136266</text:p>
          </table:table-cell>
          <table:table-cell table:formula="of:=3+STANDARDIZE([.Z50];[.BS$1];[.BS$2])" office:value-type="float" office:value="2.67473150608821">
            <text:p>2.6747315061</text:p>
          </table:table-cell>
          <table:table-cell table:formula="of:=3+STANDARDIZE([.AA50];[.BT$1];[.BT$2])" office:value-type="float" office:value="4.02057002721959">
            <text:p>4.0205700272</text:p>
          </table:table-cell>
          <table:table-cell table:formula="of:=3+STANDARDIZE([.AB50];[.BU$1];[.BU$2])" office:value-type="float" office:value="2.25731796454901">
            <text:p>2.2573179645</text:p>
          </table:table-cell>
          <table:table-cell table:formula="of:=3+STANDARDIZE([.AC50];[.BV$1];[.BV$2])" office:value-type="float" office:value="1.78935622091535">
            <text:p>1.7893562209</text:p>
          </table:table-cell>
          <table:table-cell table:formula="of:=3+STANDARDIZE([.AD50];[.BW$1];[.BW$2])" office:value-type="float" office:value="1.9798331318198">
            <text:p>1.9798331318</text:p>
          </table:table-cell>
          <table:table-cell table:formula="of:=3+STANDARDIZE([.AE50];[.BX$1];[.BX$2])" office:value-type="float" office:value="2.86947019851813">
            <text:p>2.8694701985</text:p>
          </table:table-cell>
          <table:table-cell table:formula="of:=3+STANDARDIZE([.AF50];[.BY$1];[.BY$2])" office:value-type="float" office:value="2.69019467993948">
            <text:p>2.6901946799</text:p>
          </table:table-cell>
          <table:table-cell table:formula="of:=3+STANDARDIZE([.AG50];[.BZ$1];[.BZ$2])" office:value-type="float" office:value="3.2163640183323">
            <text:p>3.2163640183</text:p>
          </table:table-cell>
          <table:table-cell table:formula="of:=3+STANDARDIZE([.AH50];[.CA$1];[.CA$2])" office:value-type="float" office:value="2.8660096053447">
            <text:p>2.8660096053</text:p>
          </table:table-cell>
          <table:table-cell table:formula="of:=3+STANDARDIZE([.AI50];[.CB$1];[.CB$2])" office:value-type="float" office:value="3.30170924587229">
            <text:p>3.3017092459</text:p>
          </table:table-cell>
          <table:table-cell table:formula="of:=3+STANDARDIZE([.AJ50];[.CC$1];[.CC$2])" office:value-type="float" office:value="1.0069245623227">
            <text:p>1.0069245623</text:p>
          </table:table-cell>
          <table:table-cell table:formula="of:=3+STANDARDIZE([.AK50];[.CD$1];[.CD$2])" office:value-type="float" office:value="1.60161362655208">
            <text:p>1.6016136266</text:p>
          </table:table-cell>
          <table:table-cell table:formula="of:=3+STANDARDIZE([.AL50];[.CE$1];[.CE$2])" office:value-type="float" office:value="2.58116826653698">
            <text:p>2.5811682665</text:p>
          </table:table-cell>
          <table:table-cell table:formula="of:=3+STANDARDIZE([.AM50];[.CF$1];[.CF$2])" office:value-type="float" office:value="2.81261624677064">
            <text:p>2.8126162468</text:p>
          </table:table-cell>
          <table:table-cell table:formula="of:=3+STANDARDIZE([.AN50];[.CG$1];[.CG$2])" office:value-type="float" office:value="2.56373783146801">
            <text:p>2.5637378315</text:p>
          </table:table-cell>
          <table:table-cell table:formula="of:=3+STANDARDIZE([.AO50];[.CH$1];[.CH$2])" office:value-type="float" office:value="2.24989351611873">
            <text:p>2.2498935161</text:p>
          </table:table-cell>
          <table:table-cell table:formula="of:=3+STANDARDIZE([.AP50];[.CI$1];[.CI$2])" office:value-type="float" office:value="2.86770986751356">
            <text:p>2.8677098675</text:p>
          </table:table-cell>
          <table:table-cell table:formula="of:=3+STANDARDIZE([.AQ50];[.CJ$1];[.CJ$2])" office:value-type="float" office:value="2.30459432160652">
            <text:p>2.3045943216</text:p>
          </table:table-cell>
          <table:table-cell table:formula="of:=3+STANDARDIZE([.AR5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  <table:table-cell office:value-type="float" office:value="26.4788">
            <text:p>26.4788</text:p>
          </table:table-cell>
          <table:table-cell office:value-type="float" office:value="290.075">
            <text:p>290.075</text:p>
          </table:table-cell>
          <table:table-cell office:value-type="float" office:value="1630535">
            <text:p>1630535</text:p>
          </table:table-cell>
          <table:table-cell office:value-type="float" office:value="35700580">
            <text:p>35700580</text:p>
          </table:table-cell>
          <table:table-cell table:formula="of:=[.Z50]+914" office:value-type="float" office:value="3454261">
            <text:p>3454261</text:p>
          </table:table-cell>
          <table:table-cell office:value-type="float" office:value="113860">
            <text:p>113860.0000</text:p>
          </table:table-cell>
          <table:table-cell office:value-type="float" office:value="1630535">
            <text:p>1630535</text:p>
          </table:table-cell>
          <table:table-cell office:value-type="float" office:value="383311">
            <text:p>383311</text:p>
          </table:table-cell>
          <table:table-cell office:value-type="float" office:value="361852">
            <text:p>361852</text:p>
          </table:table-cell>
          <table:table-cell office:value-type="float" office:value="2119168">
            <text:p>2119168</text:p>
          </table:table-cell>
          <table:table-cell office:value-type="float" office:value="15183">
            <text:p>15183</text:p>
          </table:table-cell>
          <table:table-cell office:value-type="float" office:value="333108">
            <text:p>333108</text:p>
          </table:table-cell>
          <table:table-cell office:value-type="float" office:value="866965">
            <text:p>866965</text:p>
          </table:table-cell>
          <table:table-cell office:value-type="float" office:value="328244">
            <text:p>328244</text:p>
          </table:table-cell>
          <table:table-cell office:value-type="float" office:value="416706">
            <text:p>416706</text:p>
          </table:table-cell>
          <table:table-cell office:value-type="float" office:value="35700580">
            <text:p>35700580</text:p>
          </table:table-cell>
          <table:table-cell office:value-type="float" office:value="80753">
            <text:p>80753</text:p>
          </table:table-cell>
          <table:table-cell office:value-type="float" office:value="786023">
            <text:p>786023</text:p>
          </table:table-cell>
          <table:table-cell office:value-type="float" office:value="22569">
            <text:p>22569</text:p>
          </table:table-cell>
          <table:table-cell office:value-type="float" office:value="4785178">
            <text:p>4785178</text:p>
          </table:table-cell>
          <table:table-cell office:value-type="float" office:value="2168781">
            <text:p>2168781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1];[.AU$1];[.AU$2])" office:value-type="float" office:value="2.60032049403405">
            <text:p>2.600320494</text:p>
          </table:table-cell>
          <table:table-cell table:formula="of:=3+STANDARDIZE([.C51];[.AV$1];[.AV$2])" office:value-type="float" office:value="4.27395606635084">
            <text:p>4.2739560664</text:p>
          </table:table-cell>
          <table:table-cell table:formula="of:=3+STANDARDIZE([.D51];[.AW$1];[.AW$2])" office:value-type="float" office:value="4.5427884100102">
            <text:p>4.54278841</text:p>
          </table:table-cell>
          <table:table-cell table:formula="of:=3+STANDARDIZE([.E51];[.AX$1];[.AX$2])" office:value-type="float" office:value="4.47856844004341">
            <text:p>4.47856844</text:p>
          </table:table-cell>
          <table:table-cell table:formula="of:=3+STANDARDIZE([.F51];[.AY$1];[.AY$2])" office:value-type="float" office:value="4.49051629686413">
            <text:p>4.4905162969</text:p>
          </table:table-cell>
          <table:table-cell table:formula="of:=3+STANDARDIZE([.G51];[.AZ$1];[.AZ$2])" office:value-type="float" office:value="2.63873440749737">
            <text:p>2.6387344075</text:p>
          </table:table-cell>
          <table:table-cell table:formula="of:=3+STANDARDIZE([.H51];[.BA$1];[.BA$2])" office:value-type="float" office:value="2.00276740986255">
            <text:p>2.0027674099</text:p>
          </table:table-cell>
          <table:table-cell table:formula="of:=3+STANDARDIZE([.I51];[.BB$1];[.BB$2])" office:value-type="float" office:value="4.60933011510969">
            <text:p>4.6093301151</text:p>
          </table:table-cell>
          <table:table-cell table:formula="of:=3+STANDARDIZE([.J51];[.BC$1];[.BC$2])" office:value-type="float" office:value="4.21090196165371">
            <text:p>4.2109019617</text:p>
          </table:table-cell>
          <table:table-cell table:formula="of:=3+STANDARDIZE([.K51];[.BD$1];[.BD$2])" office:value-type="float" office:value="4.49724172300633">
            <text:p>4.497241723</text:p>
          </table:table-cell>
          <table:table-cell table:formula="of:=3+STANDARDIZE([.L51];[.BE$1];[.BE$2])" office:value-type="float" office:value="4.44804760368781">
            <text:p>4.4480476037</text:p>
          </table:table-cell>
          <table:table-cell table:formula="of:=3+STANDARDIZE([.M51];[.BF$1];[.BF$2])" office:value-type="float" office:value="2.52386253983427">
            <text:p>2.5238625398</text:p>
          </table:table-cell>
          <table:table-cell table:formula="of:=3+STANDARDIZE([.N51];[.BG$1];[.BG$2])" office:value-type="float" office:value="4.40904788377128">
            <text:p>4.4090478838</text:p>
          </table:table-cell>
          <table:table-cell table:formula="of:=3+STANDARDIZE([.O51];[.BH$1];[.BH$2])" office:value-type="float" office:value="3.94190781074391">
            <text:p>3.9419078107</text:p>
          </table:table-cell>
          <table:table-cell table:formula="of:=3+STANDARDIZE([.P51];[.BI$1];[.BI$2])" office:value-type="float" office:value="3.02292209158356">
            <text:p>3.0229220916</text:p>
          </table:table-cell>
          <table:table-cell table:formula="of:=3+STANDARDIZE([.Q51];[.BJ$1];[.BJ$2])" office:value-type="float" office:value="1.93827747483874">
            <text:p>1.9382774748</text:p>
          </table:table-cell>
          <table:table-cell table:formula="of:=3+STANDARDIZE([.R51];[.BK$1];[.BK$2])" office:value-type="float" office:value="1.93821153834476">
            <text:p>1.9382115383</text:p>
          </table:table-cell>
          <table:table-cell table:formula="of:=3+STANDARDIZE([.S51];[.BL$1];[.BL$2])" office:value-type="float" office:value="1.87627817299845">
            <text:p>1.876278173</text:p>
          </table:table-cell>
          <table:table-cell table:formula="of:=3+STANDARDIZE([.T51];[.BM$1];[.BM$2])" office:value-type="float" office:value="1.98724639161807">
            <text:p>1.9872463916</text:p>
          </table:table-cell>
          <table:table-cell table:formula="of:=3+STANDARDIZE([.U51];[.BN$1];[.BN$2])" office:value-type="float" office:value="2.92621439625465">
            <text:p>2.9262143963</text:p>
          </table:table-cell>
          <table:table-cell table:formula="of:=3+STANDARDIZE([.V51];[.BO$1];[.BO$2])" office:value-type="float" office:value="3.0792905055994">
            <text:p>3.0792905056</text:p>
          </table:table-cell>
          <table:table-cell table:formula="of:=3+STANDARDIZE([.W51];[.BP$1];[.BP$2])" office:value-type="float" office:value="3.54551153462089">
            <text:p>3.5455115346</text:p>
          </table:table-cell>
          <table:table-cell table:formula="of:=3+STANDARDIZE([.X51];[.BQ$1];[.BQ$2])" office:value-type="float" office:value="2.39229220320126">
            <text:p>2.3922922032</text:p>
          </table:table-cell>
          <table:table-cell table:formula="of:=3+STANDARDIZE([.Y51];[.BR$1];[.BR$2])" office:value-type="float" office:value="3.02198742799041">
            <text:p>3.021987428</text:p>
          </table:table-cell>
          <table:table-cell table:formula="of:=3+STANDARDIZE([.Z51];[.BS$1];[.BS$2])" office:value-type="float" office:value="2.68032892616822">
            <text:p>2.6803289262</text:p>
          </table:table-cell>
          <table:table-cell table:formula="of:=3+STANDARDIZE([.AA51];[.BT$1];[.BT$2])" office:value-type="float" office:value="3.82883131285875">
            <text:p>3.8288313129</text:p>
          </table:table-cell>
          <table:table-cell table:formula="of:=3+STANDARDIZE([.AB51];[.BU$1];[.BU$2])" office:value-type="float" office:value="2.39229220320126">
            <text:p>2.3922922032</text:p>
          </table:table-cell>
          <table:table-cell table:formula="of:=3+STANDARDIZE([.AC51];[.BV$1];[.BV$2])" office:value-type="float" office:value="2.47550967771553">
            <text:p>2.4755096777</text:p>
          </table:table-cell>
          <table:table-cell table:formula="of:=3+STANDARDIZE([.AD51];[.BW$1];[.BW$2])" office:value-type="float" office:value="2.95180307574009">
            <text:p>2.9518030757</text:p>
          </table:table-cell>
          <table:table-cell table:formula="of:=3+STANDARDIZE([.AE51];[.BX$1];[.BX$2])" office:value-type="float" office:value="2.60881860934415">
            <text:p>2.6088186093</text:p>
          </table:table-cell>
          <table:table-cell table:formula="of:=3+STANDARDIZE([.AF51];[.BY$1];[.BY$2])" office:value-type="float" office:value="3.56077558874464">
            <text:p>3.5607755887</text:p>
          </table:table-cell>
          <table:table-cell table:formula="of:=3+STANDARDIZE([.AG51];[.BZ$1];[.BZ$2])" office:value-type="float" office:value="3.68318333174582">
            <text:p>3.6831833317</text:p>
          </table:table-cell>
          <table:table-cell table:formula="of:=3+STANDARDIZE([.AH51];[.CA$1];[.CA$2])" office:value-type="float" office:value="4.20796834922194">
            <text:p>4.2079683492</text:p>
          </table:table-cell>
          <table:table-cell table:formula="of:=3+STANDARDIZE([.AI51];[.CB$1];[.CB$2])" office:value-type="float" office:value="2.89405340853934">
            <text:p>2.8940534085</text:p>
          </table:table-cell>
          <table:table-cell table:formula="of:=3+STANDARDIZE([.AJ51];[.CC$1];[.CC$2])" office:value-type="float" office:value="1.94518303998197">
            <text:p>1.94518304</text:p>
          </table:table-cell>
          <table:table-cell table:formula="of:=3+STANDARDIZE([.AK51];[.CD$1];[.CD$2])" office:value-type="float" office:value="3.02198742799041">
            <text:p>3.021987428</text:p>
          </table:table-cell>
          <table:table-cell table:formula="of:=3+STANDARDIZE([.AL51];[.CE$1];[.CE$2])" office:value-type="float" office:value="2.67427642642493">
            <text:p>2.6742764264</text:p>
          </table:table-cell>
          <table:table-cell table:formula="of:=3+STANDARDIZE([.AM51];[.CF$1];[.CF$2])" office:value-type="float" office:value="3.8905999017315">
            <text:p>3.8905999017</text:p>
          </table:table-cell>
          <table:table-cell table:formula="of:=3+STANDARDIZE([.AN51];[.CG$1];[.CG$2])" office:value-type="float" office:value="2.57331477911555">
            <text:p>2.5733147791</text:p>
          </table:table-cell>
          <table:table-cell table:formula="of:=3+STANDARDIZE([.AO51];[.CH$1];[.CH$2])" office:value-type="float" office:value="3.79525149691199">
            <text:p>3.7952514969</text:p>
          </table:table-cell>
          <table:table-cell table:formula="of:=3+STANDARDIZE([.AP51];[.CI$1];[.CI$2])" office:value-type="float" office:value="4.58233634922571">
            <text:p>4.5823363492</text:p>
          </table:table-cell>
          <table:table-cell table:formula="of:=3+STANDARDIZE([.AQ51];[.CJ$1];[.CJ$2])" office:value-type="float" office:value="2.35183741991116">
            <text:p>2.3518374199</text:p>
          </table:table-cell>
          <table:table-cell table:formula="of:=3+STANDARDIZE([.AR5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  <table:table-cell office:value-type="float" office:value="26.424">
            <text:p>26.424</text:p>
          </table:table-cell>
          <table:table-cell office:value-type="float" office:value="302.522">
            <text:p>302.522</text:p>
          </table:table-cell>
          <table:table-cell office:value-type="float" office:value="1557107">
            <text:p>1557107</text:p>
          </table:table-cell>
          <table:table-cell office:value-type="float" office:value="34273504">
            <text:p>34273504</text:p>
          </table:table-cell>
          <table:table-cell table:formula="of:=[.Z51]+914" office:value-type="float" office:value="3455175">
            <text:p>3455175</text:p>
          </table:table-cell>
          <table:table-cell office:value-type="float" office:value="175356">
            <text:p>175356.0000</text:p>
          </table:table-cell>
          <table:table-cell office:value-type="float" office:value="1557107">
            <text:p>1557107</text:p>
          </table:table-cell>
          <table:table-cell office:value-type="float" office:value="273534">
            <text:p>273534</text:p>
          </table:table-cell>
          <table:table-cell office:value-type="float" office:value="469982">
            <text:p>469982</text:p>
          </table:table-cell>
          <table:table-cell office:value-type="float" office:value="2285171">
            <text:p>2285171</text:p>
          </table:table-cell>
          <table:table-cell office:value-type="float" office:value="6901">
            <text:p>6901</text:p>
          </table:table-cell>
          <table:table-cell office:value-type="float" office:value="305517">
            <text:p>305517</text:p>
          </table:table-cell>
          <table:table-cell office:value-type="float" office:value="1073591">
            <text:p>1073591</text:p>
          </table:table-cell>
          <table:table-cell office:value-type="float" office:value="273745">
            <text:p>273745</text:p>
          </table:table-cell>
          <table:table-cell office:value-type="float" office:value="510843">
            <text:p>510843</text:p>
          </table:table-cell>
          <table:table-cell office:value-type="float" office:value="34273504">
            <text:p>34273504</text:p>
          </table:table-cell>
          <table:table-cell office:value-type="float" office:value="78210">
            <text:p>78210</text:p>
          </table:table-cell>
          <table:table-cell office:value-type="float" office:value="876516">
            <text:p>876516</text:p>
          </table:table-cell>
          <table:table-cell office:value-type="float" office:value="17406">
            <text:p>17406</text:p>
          </table:table-cell>
          <table:table-cell office:value-type="float" office:value="4430218">
            <text:p>4430218</text:p>
          </table:table-cell>
          <table:table-cell office:value-type="float" office:value="1814987">
            <text:p>18149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3+STANDARDIZE([.B52];[.AU$1];[.AU$2])" office:value-type="float" office:value="2.49845368141501">
            <text:p>2.4984536814</text:p>
          </table:table-cell>
          <table:table-cell table:formula="of:=3+STANDARDIZE([.C52];[.AV$1];[.AV$2])" office:value-type="float" office:value="3.71443940219923">
            <text:p>3.7144394022</text:p>
          </table:table-cell>
          <table:table-cell table:formula="of:=3+STANDARDIZE([.D52];[.AW$1];[.AW$2])" office:value-type="float" office:value="4.25377985487877">
            <text:p>4.2537798549</text:p>
          </table:table-cell>
          <table:table-cell table:formula="of:=3+STANDARDIZE([.E52];[.AX$1];[.AX$2])" office:value-type="float" office:value="4.06269941798206">
            <text:p>4.062699418</text:p>
          </table:table-cell>
          <table:table-cell table:formula="of:=3+STANDARDIZE([.F52];[.AY$1];[.AY$2])" office:value-type="float" office:value="3.7547129159868">
            <text:p>3.754712916</text:p>
          </table:table-cell>
          <table:table-cell table:formula="of:=3+STANDARDIZE([.G52];[.AZ$1];[.AZ$2])" office:value-type="float" office:value="2.70002797044848">
            <text:p>2.7000279704</text:p>
          </table:table-cell>
          <table:table-cell table:formula="of:=3+STANDARDIZE([.H52];[.BA$1];[.BA$2])" office:value-type="float" office:value="1.35455868796071">
            <text:p>1.354558688</text:p>
          </table:table-cell>
          <table:table-cell table:formula="of:=3+STANDARDIZE([.I52];[.BB$1];[.BB$2])" office:value-type="float" office:value="4.9944284928956">
            <text:p>4.9944284929</text:p>
          </table:table-cell>
          <table:table-cell table:formula="of:=3+STANDARDIZE([.J52];[.BC$1];[.BC$2])" office:value-type="float" office:value="4.58690490871634">
            <text:p>4.5869049087</text:p>
          </table:table-cell>
          <table:table-cell table:formula="of:=3+STANDARDIZE([.K52];[.BD$1];[.BD$2])" office:value-type="float" office:value="4.90650963813545">
            <text:p>4.9065096381</text:p>
          </table:table-cell>
          <table:table-cell table:formula="of:=3+STANDARDIZE([.L52];[.BE$1];[.BE$2])" office:value-type="float" office:value="4.85110044076855">
            <text:p>4.8511004408</text:p>
          </table:table-cell>
          <table:table-cell table:formula="of:=3+STANDARDIZE([.M52];[.BF$1];[.BF$2])" office:value-type="float" office:value="2.40301958166895">
            <text:p>2.4030195817</text:p>
          </table:table-cell>
          <table:table-cell table:formula="of:=3+STANDARDIZE([.N52];[.BG$1];[.BG$2])" office:value-type="float" office:value="4.18565136010311">
            <text:p>4.1856513601</text:p>
          </table:table-cell>
          <table:table-cell table:formula="of:=3+STANDARDIZE([.O52];[.BH$1];[.BH$2])" office:value-type="float" office:value="3.90300595621308">
            <text:p>3.9030059562</text:p>
          </table:table-cell>
          <table:table-cell table:formula="of:=3+STANDARDIZE([.P52];[.BI$1];[.BI$2])" office:value-type="float" office:value="2.87198243427897">
            <text:p>2.8719824343</text:p>
          </table:table-cell>
          <table:table-cell table:formula="of:=3+STANDARDIZE([.Q52];[.BJ$1];[.BJ$2])" office:value-type="float" office:value="1.98626391908723">
            <text:p>1.9862639191</text:p>
          </table:table-cell>
          <table:table-cell table:formula="of:=3+STANDARDIZE([.R52];[.BK$1];[.BK$2])" office:value-type="float" office:value="1.94297463125057">
            <text:p>1.9429746313</text:p>
          </table:table-cell>
          <table:table-cell table:formula="of:=3+STANDARDIZE([.S52];[.BL$1];[.BL$2])" office:value-type="float" office:value="1.92079601011417">
            <text:p>1.9207960101</text:p>
          </table:table-cell>
          <table:table-cell table:formula="of:=3+STANDARDIZE([.T52];[.BM$1];[.BM$2])" office:value-type="float" office:value="1.97832767751639">
            <text:p>1.9783276775</text:p>
          </table:table-cell>
          <table:table-cell table:formula="of:=3+STANDARDIZE([.U52];[.BN$1];[.BN$2])" office:value-type="float" office:value="3.25946829425168">
            <text:p>3.2594682943</text:p>
          </table:table-cell>
          <table:table-cell table:formula="of:=3+STANDARDIZE([.V52];[.BO$1];[.BO$2])" office:value-type="float" office:value="2.95018996388825">
            <text:p>2.9501899639</text:p>
          </table:table-cell>
          <table:table-cell table:formula="of:=3+STANDARDIZE([.W52];[.BP$1];[.BP$2])" office:value-type="float" office:value="3.70600763366134">
            <text:p>3.7060076337</text:p>
          </table:table-cell>
          <table:table-cell table:formula="of:=3+STANDARDIZE([.X52];[.BQ$1];[.BQ$2])" office:value-type="float" office:value="2.38194853575975">
            <text:p>2.3819485358</text:p>
          </table:table-cell>
          <table:table-cell table:formula="of:=3+STANDARDIZE([.Y52];[.BR$1];[.BR$2])" office:value-type="float" office:value="2.8123523842323">
            <text:p>2.8123523842</text:p>
          </table:table-cell>
          <table:table-cell table:formula="of:=3+STANDARDIZE([.Z52];[.BS$1];[.BS$2])" office:value-type="float" office:value="2.68592634624823">
            <text:p>2.6859263462</text:p>
          </table:table-cell>
          <table:table-cell table:formula="of:=3+STANDARDIZE([.AA52];[.BT$1];[.BT$2])" office:value-type="float" office:value="5.15026625383532">
            <text:p>5.1502662538</text:p>
          </table:table-cell>
          <table:table-cell table:formula="of:=3+STANDARDIZE([.AB52];[.BU$1];[.BU$2])" office:value-type="float" office:value="2.38194853575975">
            <text:p>2.3819485358</text:p>
          </table:table-cell>
          <table:table-cell table:formula="of:=3+STANDARDIZE([.AC52];[.BV$1];[.BV$2])" office:value-type="float" office:value="1.86755904068222">
            <text:p>1.8675590407</text:p>
          </table:table-cell>
          <table:table-cell table:formula="of:=3+STANDARDIZE([.AD52];[.BW$1];[.BW$2])" office:value-type="float" office:value="3.63960196999159">
            <text:p>3.63960197</text:p>
          </table:table-cell>
          <table:table-cell table:formula="of:=3+STANDARDIZE([.AE52];[.BX$1];[.BX$2])" office:value-type="float" office:value="2.65910806347776">
            <text:p>2.6591080635</text:p>
          </table:table-cell>
          <table:table-cell table:formula="of:=3+STANDARDIZE([.AF52];[.BY$1];[.BY$2])" office:value-type="float" office:value="3.06287136343393">
            <text:p>3.0628713634</text:p>
          </table:table-cell>
          <table:table-cell table:formula="of:=3+STANDARDIZE([.AG52];[.BZ$1];[.BZ$2])" office:value-type="float" office:value="3.46531378818223">
            <text:p>3.4653137882</text:p>
          </table:table-cell>
          <table:table-cell table:formula="of:=3+STANDARDIZE([.AH52];[.CA$1];[.CA$2])" office:value-type="float" office:value="5.10207094466692">
            <text:p>5.1020709447</text:p>
          </table:table-cell>
          <table:table-cell table:formula="of:=3+STANDARDIZE([.AI52];[.CB$1];[.CB$2])" office:value-type="float" office:value="2.63371715572635">
            <text:p>2.6337171557</text:p>
          </table:table-cell>
          <table:table-cell table:formula="of:=3+STANDARDIZE([.AJ52];[.CC$1];[.CC$2])" office:value-type="float" office:value="2.78410289780852">
            <text:p>2.7841028978</text:p>
          </table:table-cell>
          <table:table-cell table:formula="of:=3+STANDARDIZE([.AK52];[.CD$1];[.CD$2])" office:value-type="float" office:value="2.8123523842323">
            <text:p>2.8123523842</text:p>
          </table:table-cell>
          <table:table-cell table:formula="of:=3+STANDARDIZE([.AL52];[.CE$1];[.CE$2])" office:value-type="float" office:value="2.66883859512194">
            <text:p>2.6688385951</text:p>
          </table:table-cell>
          <table:table-cell table:formula="of:=3+STANDARDIZE([.AM52];[.CF$1];[.CF$2])" office:value-type="float" office:value="4.35336069342207">
            <text:p>4.3533606934</text:p>
          </table:table-cell>
          <table:table-cell table:formula="of:=3+STANDARDIZE([.AN52];[.CG$1];[.CG$2])" office:value-type="float" office:value="2.13957986065721">
            <text:p>2.1395798607</text:p>
          </table:table-cell>
          <table:table-cell table:formula="of:=3+STANDARDIZE([.AO52];[.CH$1];[.CH$2])" office:value-type="float" office:value="3.08222907720415">
            <text:p>3.0822290772</text:p>
          </table:table-cell>
          <table:table-cell table:formula="of:=3+STANDARDIZE([.AP52];[.CI$1];[.CI$2])" office:value-type="float" office:value="3.74820380442574">
            <text:p>3.7482038044</text:p>
          </table:table-cell>
          <table:table-cell table:formula="of:=3+STANDARDIZE([.AQ52];[.CJ$1];[.CJ$2])" office:value-type="float" office:value="2.30459432160652">
            <text:p>2.3045943216</text:p>
          </table:table-cell>
          <table:table-cell table:formula="of:=3+STANDARDIZE([.AR5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  <table:table-cell office:value-type="float" office:value="26.131">
            <text:p>26.131</text:p>
          </table:table-cell>
          <table:table-cell office:value-type="float" office:value="281.578">
            <text:p>281.578</text:p>
          </table:table-cell>
          <table:table-cell office:value-type="float" office:value="1891358">
            <text:p>1891358</text:p>
          </table:table-cell>
          <table:table-cell office:value-type="float" office:value="36318552">
            <text:p>36318552</text:p>
          </table:table-cell>
          <table:table-cell table:style-name="ce2" office:value-type="float" office:value="3456100">
            <text:p>3456100</text:p>
          </table:table-cell>
          <table:table-cell office:value-type="float" office:value="142898">
            <text:p>142898.0000</text:p>
          </table:table-cell>
          <table:table-cell office:value-type="float" office:value="1891358">
            <text:p>1891358</text:p>
          </table:table-cell>
          <table:table-cell office:value-type="float" office:value="334482">
            <text:p>334482</text:p>
          </table:table-cell>
          <table:table-cell office:value-type="float" office:value="308173">
            <text:p>308173</text:p>
          </table:table-cell>
          <table:table-cell office:value-type="float" office:value="2323311">
            <text:p>2323311</text:p>
          </table:table-cell>
          <table:table-cell office:value-type="float" office:value="19306">
            <text:p>19306</text:p>
          </table:table-cell>
          <table:table-cell office:value-type="float" office:value="219209">
            <text:p>219209</text:p>
          </table:table-cell>
          <table:table-cell office:value-type="float" office:value="1048367">
            <text:p>1048367</text:p>
          </table:table-cell>
          <table:table-cell office:value-type="float" office:value="380817">
            <text:p>380817</text:p>
          </table:table-cell>
          <table:table-cell office:value-type="float" office:value="514846">
            <text:p>514846</text:p>
          </table:table-cell>
          <table:table-cell office:value-type="float" office:value="36318552">
            <text:p>36318552</text:p>
          </table:table-cell>
          <table:table-cell office:value-type="float" office:value="118240">
            <text:p>118240</text:p>
          </table:table-cell>
          <table:table-cell office:value-type="float" office:value="935620">
            <text:p>935620</text:p>
          </table:table-cell>
          <table:table-cell office:value-type="float" office:value="25196">
            <text:p>25196</text:p>
          </table:table-cell>
          <table:table-cell office:value-type="float" office:value="4957569">
            <text:p>4957569</text:p>
          </table:table-cell>
          <table:table-cell office:value-type="float" office:value="1663840">
            <text:p>1663840</text:p>
          </table:table-cell>
          <table:table-cell office:value-type="float" office:value="19733">
            <text:p>1973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3];[.AU$1];[.AU$2])" office:value-type="float" office:value="2.87842482056463">
            <text:p>2.8784248206</text:p>
          </table:table-cell>
          <table:table-cell table:formula="of:=3+STANDARDIZE([.C53];[.AV$1];[.AV$2])" office:value-type="float" office:value="3.75149348591788">
            <text:p>3.7514934859</text:p>
          </table:table-cell>
          <table:table-cell table:formula="of:=3+STANDARDIZE([.D53];[.AW$1];[.AW$2])" office:value-type="float" office:value="3.90771783093498">
            <text:p>3.9077178309</text:p>
          </table:table-cell>
          <table:table-cell table:formula="of:=3+STANDARDIZE([.E53];[.AX$1];[.AX$2])" office:value-type="float" office:value="3.84988797812124">
            <text:p>3.8498879781</text:p>
          </table:table-cell>
          <table:table-cell table:formula="of:=3+STANDARDIZE([.F53];[.AY$1];[.AY$2])" office:value-type="float" office:value="3.92990419714807">
            <text:p>3.9299041971</text:p>
          </table:table-cell>
          <table:table-cell table:formula="of:=3+STANDARDIZE([.G53];[.AZ$1];[.AZ$2])" office:value-type="float" office:value="2.58543565710509">
            <text:p>2.5854356571</text:p>
          </table:table-cell>
          <table:table-cell table:formula="of:=3+STANDARDIZE([.H53];[.BA$1];[.BA$2])" office:value-type="float" office:value="3.10896092251799">
            <text:p>3.1089609225</text:p>
          </table:table-cell>
          <table:table-cell table:formula="of:=3+STANDARDIZE([.I53];[.BB$1];[.BB$2])" office:value-type="float" office:value="5.66317989575143">
            <text:p>5.6631798958</text:p>
          </table:table-cell>
          <table:table-cell table:formula="of:=3+STANDARDIZE([.J53];[.BC$1];[.BC$2])" office:value-type="float" office:value="4.88473882204752">
            <text:p>4.884738822</text:p>
          </table:table-cell>
          <table:table-cell table:formula="of:=3+STANDARDIZE([.K53];[.BD$1];[.BD$2])" office:value-type="float" office:value="5.42397481818377">
            <text:p>5.4239748182</text:p>
          </table:table-cell>
          <table:table-cell table:formula="of:=3+STANDARDIZE([.L53];[.BE$1];[.BE$2])" office:value-type="float" office:value="5.17036071435094">
            <text:p>5.1703607144</text:p>
          </table:table-cell>
          <table:table-cell table:formula="of:=3+STANDARDIZE([.M53];[.BF$1];[.BF$2])" office:value-type="float" office:value="2.29189962013763">
            <text:p>2.2918996201</text:p>
          </table:table-cell>
          <table:table-cell table:formula="of:=3+STANDARDIZE([.N53];[.BG$1];[.BG$2])" office:value-type="float" office:value="4.87745994952713">
            <text:p>4.8774599495</text:p>
          </table:table-cell>
          <table:table-cell table:formula="of:=3+STANDARDIZE([.O53];[.BH$1];[.BH$2])" office:value-type="float" office:value="4.1259897821836">
            <text:p>4.1259897822</text:p>
          </table:table-cell>
          <table:table-cell table:formula="of:=3+STANDARDIZE([.P53];[.BI$1];[.BI$2])" office:value-type="float" office:value="3.63604131970454">
            <text:p>3.6360413197</text:p>
          </table:table-cell>
          <table:table-cell table:formula="of:=3+STANDARDIZE([.Q53];[.BJ$1];[.BJ$2])" office:value-type="float" office:value="1.97432946663164">
            <text:p>1.9743294666</text:p>
          </table:table-cell>
          <table:table-cell table:formula="of:=3+STANDARDIZE([.R53];[.BK$1];[.BK$2])" office:value-type="float" office:value="1.99812623331782">
            <text:p>1.9981262333</text:p>
          </table:table-cell>
          <table:table-cell table:formula="of:=3+STANDARDIZE([.S53];[.BL$1];[.BL$2])" office:value-type="float" office:value="1.92669892774278">
            <text:p>1.9266989277</text:p>
          </table:table-cell>
          <table:table-cell table:formula="of:=3+STANDARDIZE([.T53];[.BM$1];[.BM$2])" office:value-type="float" office:value="2.0241953500393">
            <text:p>2.02419535</text:p>
          </table:table-cell>
          <table:table-cell table:formula="of:=3+STANDARDIZE([.U53];[.BN$1];[.BN$2])" office:value-type="float" office:value="2.78085897266019">
            <text:p>2.7808589727</text:p>
          </table:table-cell>
          <table:table-cell table:formula="of:=3+STANDARDIZE([.V53];[.BO$1];[.BO$2])" office:value-type="float" office:value="2.25992611860784">
            <text:p>2.2599261186</text:p>
          </table:table-cell>
          <table:table-cell table:formula="of:=3+STANDARDIZE([.W53];[.BP$1];[.BP$2])" office:value-type="float" office:value="3.43594815761867">
            <text:p>3.4359481576</text:p>
          </table:table-cell>
          <table:table-cell table:formula="of:=3+STANDARDIZE([.X53];[.BQ$1];[.BQ$2])" office:value-type="float" office:value="2.4290338599684">
            <text:p>2.42903386</text:p>
          </table:table-cell>
          <table:table-cell table:formula="of:=3+STANDARDIZE([.Y53];[.BR$1];[.BR$2])" office:value-type="float" office:value="3.1127664665709">
            <text:p>3.1127664666</text:p>
          </table:table-cell>
          <table:table-cell table:formula="of:=3+STANDARDIZE([.Z53];[.BS$1];[.BS$2])" office:value-type="float" office:value="2.69159113134015">
            <text:p>2.6915911313</text:p>
          </table:table-cell>
          <table:table-cell table:formula="of:=3+STANDARDIZE([.AA53];[.BT$1];[.BT$2])" office:value-type="float" office:value="4.45280405606282">
            <text:p>4.4528040561</text:p>
          </table:table-cell>
          <table:table-cell table:formula="of:=3+STANDARDIZE([.AB53];[.BU$1];[.BU$2])" office:value-type="float" office:value="2.4290338599684">
            <text:p>2.42903386</text:p>
          </table:table-cell>
          <table:table-cell table:formula="of:=3+STANDARDIZE([.AC53];[.BV$1];[.BV$2])" office:value-type="float" office:value="2.20509217991818">
            <text:p>2.2050921799</text:p>
          </table:table-cell>
          <table:table-cell table:formula="of:=3+STANDARDIZE([.AD53];[.BW$1];[.BW$2])" office:value-type="float" office:value="2.61035891737029">
            <text:p>2.6103589174</text:p>
          </table:table-cell>
          <table:table-cell table:formula="of:=3+STANDARDIZE([.AE53];[.BX$1];[.BX$2])" office:value-type="float" office:value="2.67066231117603">
            <text:p>2.6706623112</text:p>
          </table:table-cell>
          <table:table-cell table:formula="of:=3+STANDARDIZE([.AF53];[.BY$1];[.BY$2])" office:value-type="float" office:value="3.80864556229644">
            <text:p>3.8086455623</text:p>
          </table:table-cell>
          <table:table-cell table:formula="of:=3+STANDARDIZE([.AG53];[.BZ$1];[.BZ$2])" office:value-type="float" office:value="2.78379138718602">
            <text:p>2.7837913872</text:p>
          </table:table-cell>
          <table:table-cell table:formula="of:=3+STANDARDIZE([.AH53];[.CA$1];[.CA$2])" office:value-type="float" office:value="4.9929228032544">
            <text:p>4.9929228033</text:p>
          </table:table-cell>
          <table:table-cell table:formula="of:=3+STANDARDIZE([.AI53];[.CB$1];[.CB$2])" office:value-type="float" office:value="3.14518935266928">
            <text:p>3.1451893527</text:p>
          </table:table-cell>
          <table:table-cell table:formula="of:=3+STANDARDIZE([.AJ53];[.CC$1];[.CC$2])" office:value-type="float" office:value="2.81977639697335">
            <text:p>2.819776397</text:p>
          </table:table-cell>
          <table:table-cell table:formula="of:=3+STANDARDIZE([.AK53];[.CD$1];[.CD$2])" office:value-type="float" office:value="3.1127664665709">
            <text:p>3.1127664666</text:p>
          </table:table-cell>
          <table:table-cell table:formula="of:=3+STANDARDIZE([.AL53];[.CE$1];[.CE$2])" office:value-type="float" office:value="2.75443685979317">
            <text:p>2.7544368598</text:p>
          </table:table-cell>
          <table:table-cell table:formula="of:=3+STANDARDIZE([.AM53];[.CF$1];[.CF$2])" office:value-type="float" office:value="4.65560521876745">
            <text:p>4.6556052188</text:p>
          </table:table-cell>
          <table:table-cell table:formula="of:=3+STANDARDIZE([.AN53];[.CG$1];[.CG$2])" office:value-type="float" office:value="2.79400461657246">
            <text:p>2.7940046166</text:p>
          </table:table-cell>
          <table:table-cell table:formula="of:=3+STANDARDIZE([.AO53];[.CH$1];[.CH$2])" office:value-type="float" office:value="4.14154022791225">
            <text:p>4.1415402279</text:p>
          </table:table-cell>
          <table:table-cell table:formula="of:=3+STANDARDIZE([.AP53];[.CI$1];[.CI$2])" office:value-type="float" office:value="3.39184775613526">
            <text:p>3.3918477561</text:p>
          </table:table-cell>
          <table:table-cell table:formula="of:=3+STANDARDIZE([.AQ53];[.CJ$1];[.CJ$2])" office:value-type="float" office:value="2.88834388882346">
            <text:p>2.8883438888</text:p>
          </table:table-cell>
          <table:table-cell table:formula="of:=3+STANDARDIZE([.AR5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  <table:table-cell office:value-type="float" office:value="25.8354">
            <text:p>25.8354</text:p>
          </table:table-cell>
          <table:table-cell office:value-type="float" office:value="297.665">
            <text:p>297.665</text:p>
          </table:table-cell>
          <table:table-cell office:value-type="float" office:value="2268817">
            <text:p>2268817</text:p>
          </table:table-cell>
          <table:table-cell office:value-type="float" office:value="36910488">
            <text:p>36910488</text:p>
          </table:table-cell>
          <table:table-cell table:formula="of:=[.Z53]+2333" office:value-type="float" office:value="3458433">
            <text:p>3458433</text:p>
          </table:table-cell>
          <table:table-cell office:value-type="float" office:value="144806">
            <text:p>144806.0000</text:p>
          </table:table-cell>
          <table:table-cell office:value-type="float" office:value="2268817">
            <text:p>2268817</text:p>
          </table:table-cell>
          <table:table-cell office:value-type="float" office:value="631544">
            <text:p>631544</text:p>
          </table:table-cell>
          <table:table-cell office:value-type="float" office:value="368995">
            <text:p>368995</text:p>
          </table:table-cell>
          <table:table-cell office:value-type="float" office:value="1452756">
            <text:p>1452756</text:p>
          </table:table-cell>
          <table:table-cell office:value-type="float" office:value="48275">
            <text:p>48275</text:p>
          </table:table-cell>
          <table:table-cell office:value-type="float" office:value="175966">
            <text:p>175966</text:p>
          </table:table-cell>
          <table:table-cell office:value-type="float" office:value="453730">
            <text:p>453730</text:p>
          </table:table-cell>
          <table:table-cell office:value-type="float" office:value="1764063">
            <text:p>1764063</text:p>
          </table:table-cell>
          <table:table-cell office:value-type="float" office:value="503301">
            <text:p>503301</text:p>
          </table:table-cell>
          <table:table-cell office:value-type="float" office:value="36910488">
            <text:p>36910488</text:p>
          </table:table-cell>
          <table:table-cell office:value-type="float" office:value="53433">
            <text:p>53433</text:p>
          </table:table-cell>
          <table:table-cell office:value-type="float" office:value="820660">
            <text:p>820660</text:p>
          </table:table-cell>
          <table:table-cell office:value-type="float" office:value="31511">
            <text:p>31511</text:p>
          </table:table-cell>
          <table:table-cell office:value-type="float" office:value="4277594">
            <text:p>4277594</text:p>
          </table:table-cell>
          <table:table-cell office:value-type="float" office:value="1499059">
            <text:p>1499059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4];[.AU$1];[.AU$2])" office:value-type="float" office:value="2.54787175648863">
            <text:p>2.5478717565</text:p>
          </table:table-cell>
          <table:table-cell table:formula="of:=3+STANDARDIZE([.C54];[.AV$1];[.AV$2])" office:value-type="float" office:value="4.45088931610739">
            <text:p>4.4508893161</text:p>
          </table:table-cell>
          <table:table-cell table:formula="of:=3+STANDARDIZE([.D54];[.AW$1];[.AW$2])" office:value-type="float" office:value="3.78612847117095">
            <text:p>3.7861284712</text:p>
          </table:table-cell>
          <table:table-cell table:formula="of:=3+STANDARDIZE([.E54];[.AX$1];[.AX$2])" office:value-type="float" office:value="4.32871371780809">
            <text:p>4.3287137178</text:p>
          </table:table-cell>
          <table:table-cell table:formula="of:=3+STANDARDIZE([.F54];[.AY$1];[.AY$2])" office:value-type="float" office:value="3.95493152302825">
            <text:p>3.954931523</text:p>
          </table:table-cell>
          <table:table-cell table:formula="of:=3+STANDARDIZE([.G54];[.AZ$1];[.AZ$2])" office:value-type="float" office:value="2.58010578206587">
            <text:p>2.5801057821</text:p>
          </table:table-cell>
          <table:table-cell table:formula="of:=3+STANDARDIZE([.H54];[.BA$1];[.BA$2])" office:value-type="float" office:value="5.36373480205212">
            <text:p>5.3637348021</text:p>
          </table:table-cell>
          <table:table-cell table:formula="of:=3+STANDARDIZE([.I54];[.BB$1];[.BB$2])" office:value-type="float" office:value="6.05714243057078">
            <text:p>6.0571424306</text:p>
          </table:table-cell>
          <table:table-cell table:formula="of:=3+STANDARDIZE([.J54];[.BC$1];[.BC$2])" office:value-type="float" office:value="5.69512412111145">
            <text:p>5.6951241211</text:p>
          </table:table-cell>
          <table:table-cell table:formula="of:=3+STANDARDIZE([.K54];[.BD$1];[.BD$2])" office:value-type="float" office:value="5.96872452590735">
            <text:p>5.9687245259</text:p>
          </table:table-cell>
          <table:table-cell table:formula="of:=3+STANDARDIZE([.L54];[.BE$1];[.BE$2])" office:value-type="float" office:value="6.01783233758124">
            <text:p>6.0178323376</text:p>
          </table:table-cell>
          <table:table-cell table:formula="of:=3+STANDARDIZE([.M54];[.BF$1];[.BF$2])" office:value-type="float" office:value="2.20855964898913">
            <text:p>2.208559649</text:p>
          </table:table-cell>
          <table:table-cell table:formula="of:=3+STANDARDIZE([.N54];[.BG$1];[.BG$2])" office:value-type="float" office:value="3.95144532722519">
            <text:p>3.9514453272</text:p>
          </table:table-cell>
          <table:table-cell table:formula="of:=3+STANDARDIZE([.O54];[.BH$1];[.BH$2])" office:value-type="float" office:value="4.07866587667187">
            <text:p>4.0786658767</text:p>
          </table:table-cell>
          <table:table-cell table:formula="of:=3+STANDARDIZE([.P54];[.BI$1];[.BI$2])" office:value-type="float" office:value="2.85326123647375">
            <text:p>2.8532612365</text:p>
          </table:table-cell>
          <table:table-cell table:formula="of:=3+STANDARDIZE([.Q54];[.BJ$1];[.BJ$2])" office:value-type="float" office:value="1.99322568301965">
            <text:p>1.993225683</text:p>
          </table:table-cell>
          <table:table-cell table:formula="of:=3+STANDARDIZE([.R54];[.BK$1];[.BK$2])" office:value-type="float" office:value="1.97055043228419">
            <text:p>1.9705504323</text:p>
          </table:table-cell>
          <table:table-cell table:formula="of:=3+STANDARDIZE([.S54];[.BL$1];[.BL$2])" office:value-type="float" office:value="1.94539150023336">
            <text:p>1.9453915002</text:p>
          </table:table-cell>
          <table:table-cell table:formula="of:=3+STANDARDIZE([.T54];[.BM$1];[.BM$2])" office:value-type="float" office:value="2.01655073795215">
            <text:p>2.016550738</text:p>
          </table:table-cell>
          <table:table-cell table:formula="of:=3+STANDARDIZE([.U54];[.BN$1];[.BN$2])" office:value-type="float" office:value="3.02548151480695">
            <text:p>3.0254815148</text:p>
          </table:table-cell>
          <table:table-cell table:formula="of:=3+STANDARDIZE([.V54];[.BO$1];[.BO$2])" office:value-type="float" office:value="1.56353706514404">
            <text:p>1.5635370651</text:p>
          </table:table-cell>
          <table:table-cell table:formula="of:=3+STANDARDIZE([.W54];[.BP$1];[.BP$2])" office:value-type="float" office:value="3.64337972709434">
            <text:p>3.6433797271</text:p>
          </table:table-cell>
          <table:table-cell table:formula="of:=3+STANDARDIZE([.X54];[.BQ$1];[.BQ$2])" office:value-type="float" office:value="2.48220581574555">
            <text:p>2.4822058157</text:p>
          </table:table-cell>
          <table:table-cell table:formula="of:=3+STANDARDIZE([.Y54];[.BR$1];[.BR$2])" office:value-type="float" office:value="3.1997208609143">
            <text:p>3.1997208609</text:p>
          </table:table-cell>
          <table:table-cell table:formula="of:=3+STANDARDIZE([.Z54];[.BS$1];[.BS$2])" office:value-type="float" office:value="2.70587863795575">
            <text:p>2.705878638</text:p>
          </table:table-cell>
          <table:table-cell table:formula="of:=3+STANDARDIZE([.AA54];[.BT$1];[.BT$2])" office:value-type="float" office:value="4.49380343597994">
            <text:p>4.493803436</text:p>
          </table:table-cell>
          <table:table-cell table:formula="of:=3+STANDARDIZE([.AB54];[.BU$1];[.BU$2])" office:value-type="float" office:value="2.48220581574555">
            <text:p>2.4822058157</text:p>
          </table:table-cell>
          <table:table-cell table:formula="of:=3+STANDARDIZE([.AC54];[.BV$1];[.BV$2])" office:value-type="float" office:value="3.85023671965228">
            <text:p>3.8502367197</text:p>
          </table:table-cell>
          <table:table-cell table:formula="of:=3+STANDARDIZE([.AD54];[.BW$1];[.BW$2])" office:value-type="float" office:value="2.9972386394286">
            <text:p>2.9972386394</text:p>
          </table:table-cell>
          <table:table-cell table:formula="of:=3+STANDARDIZE([.AE54];[.BX$1];[.BX$2])" office:value-type="float" office:value="2.40693372950411">
            <text:p>2.4069337295</text:p>
          </table:table-cell>
          <table:table-cell table:formula="of:=3+STANDARDIZE([.AF54];[.BY$1];[.BY$2])" office:value-type="float" office:value="5.55022821178037">
            <text:p>5.5502282118</text:p>
          </table:table-cell>
          <table:table-cell table:formula="of:=3+STANDARDIZE([.AG54];[.BZ$1];[.BZ$2])" office:value-type="float" office:value="2.44232740718093">
            <text:p>2.4423274072</text:p>
          </table:table-cell>
          <table:table-cell table:formula="of:=3+STANDARDIZE([.AH54];[.CA$1];[.CA$2])" office:value-type="float" office:value="2.41983671995597">
            <text:p>2.41983672</text:p>
          </table:table-cell>
          <table:table-cell table:formula="of:=3+STANDARDIZE([.AI54];[.CB$1];[.CB$2])" office:value-type="float" office:value="9.75281665516226">
            <text:p>9.7528166552</text:p>
          </table:table-cell>
          <table:table-cell table:formula="of:=3+STANDARDIZE([.AJ54];[.CC$1];[.CC$2])" office:value-type="float" office:value="2.7168909241135">
            <text:p>2.7168909241</text:p>
          </table:table-cell>
          <table:table-cell table:formula="of:=3+STANDARDIZE([.AK54];[.CD$1];[.CD$2])" office:value-type="float" office:value="3.1997208609143">
            <text:p>3.1997208609</text:p>
          </table:table-cell>
          <table:table-cell table:formula="of:=3+STANDARDIZE([.AL54];[.CE$1];[.CE$2])" office:value-type="float" office:value="2.61585662650442">
            <text:p>2.6158566265</text:p>
          </table:table-cell>
          <table:table-cell table:formula="of:=3+STANDARDIZE([.AM54];[.CF$1];[.CF$2])" office:value-type="float" office:value="4.06772570750417">
            <text:p>4.0677257075</text:p>
          </table:table-cell>
          <table:table-cell table:formula="of:=3+STANDARDIZE([.AN54];[.CG$1];[.CG$2])" office:value-type="float" office:value="3.32451711125857">
            <text:p>3.3245171113</text:p>
          </table:table-cell>
          <table:table-cell table:formula="of:=3+STANDARDIZE([.AO54];[.CH$1];[.CH$2])" office:value-type="float" office:value="2.7756471136435">
            <text:p>2.7756471136</text:p>
          </table:table-cell>
          <table:table-cell table:formula="of:=3+STANDARDIZE([.AP54];[.CI$1];[.CI$2])" office:value-type="float" office:value="3.00334711772793">
            <text:p>3.0033471177</text:p>
          </table:table-cell>
          <table:table-cell table:formula="of:=3+STANDARDIZE([.AQ54];[.CJ$1];[.CJ$2])" office:value-type="float" office:value="2.30988957182351">
            <text:p>2.3098895718</text:p>
          </table:table-cell>
          <table:table-cell table:formula="of:=3+STANDARDIZE([.AR5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  <table:table-cell office:value-type="float" office:value="25.9172">
            <text:p>25.9172</text:p>
          </table:table-cell>
          <table:table-cell office:value-type="float" office:value="261.001">
            <text:p>261.001</text:p>
          </table:table-cell>
          <table:table-cell office:value-type="float" office:value="3100674">
            <text:p>3100674</text:p>
          </table:table-cell>
          <table:table-cell office:value-type="float" office:value="33919340">
            <text:p>33919340</text:p>
          </table:table-cell>
          <table:table-cell table:formula="of:=[.Z54]+2333" office:value-type="float" office:value="3460766">
            <text:p>3460766</text:p>
          </table:table-cell>
          <table:table-cell office:value-type="float" office:value="101982">
            <text:p>101982.0000</text:p>
          </table:table-cell>
          <table:table-cell office:value-type="float" office:value="3100674">
            <text:p>3100674</text:p>
          </table:table-cell>
          <table:table-cell office:value-type="float" office:value="557184">
            <text:p>557184</text:p>
          </table:table-cell>
          <table:table-cell office:value-type="float" office:value="430011">
            <text:p>430011</text:p>
          </table:table-cell>
          <table:table-cell office:value-type="float" office:value="684978">
            <text:p>684978</text:p>
          </table:table-cell>
          <table:table-cell office:value-type="float" office:value="43901">
            <text:p>43901</text:p>
          </table:table-cell>
          <table:table-cell office:value-type="float" office:value="177334">
            <text:p>177334</text:p>
          </table:table-cell>
          <table:table-cell office:value-type="float" office:value="1038274">
            <text:p>1038274</text:p>
          </table:table-cell>
          <table:table-cell office:value-type="float" office:value="411117">
            <text:p>411117</text:p>
          </table:table-cell>
          <table:table-cell office:value-type="float" office:value="507998">
            <text:p>507998</text:p>
          </table:table-cell>
          <table:table-cell office:value-type="float" office:value="33919340">
            <text:p>33919340</text:p>
          </table:table-cell>
          <table:table-cell office:value-type="float" office:value="75428">
            <text:p>75428</text:p>
          </table:table-cell>
          <table:table-cell office:value-type="float" office:value="745891">
            <text:p>745891</text:p>
          </table:table-cell>
          <table:table-cell office:value-type="float" office:value="25706">
            <text:p>25706</text:p>
          </table:table-cell>
          <table:table-cell office:value-type="float" office:value="4244825">
            <text:p>4244825</text:p>
          </table:table-cell>
          <table:table-cell office:value-type="float" office:value="1683010">
            <text:p>168301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5];[.AU$1];[.AU$2])" office:value-type="float" office:value="3.28555031418636">
            <text:p>3.2855503142</text:p>
          </table:table-cell>
          <table:table-cell table:formula="of:=3+STANDARDIZE([.C55];[.AV$1];[.AV$2])" office:value-type="float" office:value="4.43236227424806">
            <text:p>4.4323622742</text:p>
          </table:table-cell>
          <table:table-cell table:formula="of:=3+STANDARDIZE([.D55];[.AW$1];[.AW$2])" office:value-type="float" office:value="4.44084040836189">
            <text:p>4.4408404084</text:p>
          </table:table-cell>
          <table:table-cell table:formula="of:=3+STANDARDIZE([.E55];[.AX$1];[.AX$2])" office:value-type="float" office:value="4.32871371780809">
            <text:p>4.3287137178</text:p>
          </table:table-cell>
          <table:table-cell table:formula="of:=3+STANDARDIZE([.F55];[.AY$1];[.AY$2])" office:value-type="float" office:value="4.610647461089">
            <text:p>4.6106474611</text:p>
          </table:table-cell>
          <table:table-cell table:formula="of:=3+STANDARDIZE([.G55];[.AZ$1];[.AZ$2])" office:value-type="float" office:value="2.63073959493853">
            <text:p>2.6307395949</text:p>
          </table:table-cell>
          <table:table-cell table:formula="of:=3+STANDARDIZE([.H55];[.BA$1];[.BA$2])" office:value-type="float" office:value="2.92907524849738">
            <text:p>2.9290752485</text:p>
          </table:table-cell>
          <table:table-cell table:formula="of:=3+STANDARDIZE([.I55];[.BB$1];[.BB$2])" office:value-type="float" office:value="5.83061397304966">
            <text:p>5.830613973</text:p>
          </table:table-cell>
          <table:table-cell table:formula="of:=3+STANDARDIZE([.J55];[.BC$1];[.BC$2])" office:value-type="float" office:value="6.120601140156">
            <text:p>6.1206011402</text:p>
          </table:table-cell>
          <table:table-cell table:formula="of:=3+STANDARDIZE([.K55];[.BD$1];[.BD$2])" office:value-type="float" office:value="6.12960915461328">
            <text:p>6.1296091546</text:p>
          </table:table-cell>
          <table:table-cell table:formula="of:=3+STANDARDIZE([.L55];[.BE$1];[.BE$2])" office:value-type="float" office:value="6.19814544890684">
            <text:p>6.1981454489</text:p>
          </table:table-cell>
          <table:table-cell table:formula="of:=3+STANDARDIZE([.M55];[.BF$1];[.BF$2])" office:value-type="float" office:value="2.21550464658484">
            <text:p>2.2155046466</text:p>
          </table:table-cell>
          <table:table-cell table:formula="of:=3+STANDARDIZE([.N55];[.BG$1];[.BG$2])" office:value-type="float" office:value="2.47894996154143">
            <text:p>2.4789499615</text:p>
          </table:table-cell>
          <table:table-cell table:formula="of:=3+STANDARDIZE([.O55];[.BH$1];[.BH$2])" office:value-type="float" office:value="4.19256408993738">
            <text:p>4.1925640899</text:p>
          </table:table-cell>
          <table:table-cell table:formula="of:=3+STANDARDIZE([.P55];[.BI$1];[.BI$2])" office:value-type="float" office:value="3.30256998379905">
            <text:p>3.3025699838</text:p>
          </table:table-cell>
          <table:table-cell table:formula="of:=3+STANDARDIZE([.Q55];[.BJ$1];[.BJ$2])" office:value-type="float" office:value="1.88059428797009">
            <text:p>1.880594288</text:p>
          </table:table-cell>
          <table:table-cell table:formula="of:=3+STANDARDIZE([.R55];[.BK$1];[.BK$2])" office:value-type="float" office:value="1.99486727501385">
            <text:p>1.994867275</text:p>
          </table:table-cell>
          <table:table-cell table:formula="of:=3+STANDARDIZE([.S55];[.BL$1];[.BL$2])" office:value-type="float" office:value="1.92202578462013">
            <text:p>1.9220257846</text:p>
          </table:table-cell>
          <table:table-cell table:formula="of:=3+STANDARDIZE([.T55];[.BM$1];[.BM$2])" office:value-type="float" office:value="1.93679195184286">
            <text:p>1.9367919518</text:p>
          </table:table-cell>
          <table:table-cell table:formula="of:=3+STANDARDIZE([.U55];[.BN$1];[.BN$2])" office:value-type="float" office:value="1.99026727847573">
            <text:p>1.9902672785</text:p>
          </table:table-cell>
          <table:table-cell table:formula="of:=3+STANDARDIZE([.V55];[.BO$1];[.BO$2])" office:value-type="float" office:value="1.75624553799025">
            <text:p>1.756245538</text:p>
          </table:table-cell>
          <table:table-cell table:formula="of:=3+STANDARDIZE([.W55];[.BP$1];[.BP$2])" office:value-type="float" office:value="3.17062091169955">
            <text:p>3.1706209117</text:p>
          </table:table-cell>
          <table:table-cell table:formula="of:=3+STANDARDIZE([.X55];[.BQ$1];[.BQ$2])" office:value-type="float" office:value="2.59938798286017">
            <text:p>2.5993879829</text:p>
          </table:table-cell>
          <table:table-cell table:formula="of:=3+STANDARDIZE([.Y55];[.BR$1];[.BR$2])" office:value-type="float" office:value="2.7603262933741">
            <text:p>2.7603262934</text:p>
          </table:table-cell>
          <table:table-cell table:formula="of:=3+STANDARDIZE([.Z55];[.BS$1];[.BS$2])" office:value-type="float" office:value="2.72016614457136">
            <text:p>2.7201661446</text:p>
          </table:table-cell>
          <table:table-cell table:formula="of:=3+STANDARDIZE([.AA55];[.BT$1];[.BT$2])" office:value-type="float" office:value="3.57359513117344">
            <text:p>3.5735951312</text:p>
          </table:table-cell>
          <table:table-cell table:formula="of:=3+STANDARDIZE([.AB55];[.BU$1];[.BU$2])" office:value-type="float" office:value="2.59938798286017">
            <text:p>2.5993879829</text:p>
          </table:table-cell>
          <table:table-cell table:formula="of:=3+STANDARDIZE([.AC55];[.BV$1];[.BV$2])" office:value-type="float" office:value="3.43842723888857">
            <text:p>3.4384272389</text:p>
          </table:table-cell>
          <table:table-cell table:formula="of:=3+STANDARDIZE([.AD55];[.BW$1];[.BW$2])" office:value-type="float" office:value="3.38535236671658">
            <text:p>3.3853523667</text:p>
          </table:table-cell>
          <table:table-cell table:formula="of:=3+STANDARDIZE([.AE55];[.BX$1];[.BX$2])" office:value-type="float" office:value="2.17434072506567">
            <text:p>2.1743407251</text:p>
          </table:table-cell>
          <table:table-cell table:formula="of:=3+STANDARDIZE([.AF55];[.BY$1];[.BY$2])" office:value-type="float" office:value="5.28726840961796">
            <text:p>5.2872684096</text:p>
          </table:table-cell>
          <table:table-cell table:formula="of:=3+STANDARDIZE([.AG55];[.BZ$1];[.BZ$2])" office:value-type="float" office:value="2.45312968095118">
            <text:p>2.453129681</text:p>
          </table:table-cell>
          <table:table-cell table:formula="of:=3+STANDARDIZE([.AH55];[.CA$1];[.CA$2])" office:value-type="float" office:value="4.94924883436459">
            <text:p>4.9492488344</text:p>
          </table:table-cell>
          <table:table-cell table:formula="of:=3+STANDARDIZE([.AI55];[.CB$1];[.CB$2])" office:value-type="float" office:value="3.28992941139025">
            <text:p>3.2899294114</text:p>
          </table:table-cell>
          <table:table-cell table:formula="of:=3+STANDARDIZE([.AJ55];[.CC$1];[.CC$2])" office:value-type="float" office:value="2.75874913684825">
            <text:p>2.7587491368</text:p>
          </table:table-cell>
          <table:table-cell table:formula="of:=3+STANDARDIZE([.AK55];[.CD$1];[.CD$2])" office:value-type="float" office:value="2.7603262933741">
            <text:p>2.7603262934</text:p>
          </table:table-cell>
          <table:table-cell table:formula="of:=3+STANDARDIZE([.AL55];[.CE$1];[.CE$2])" office:value-type="float" office:value="2.66288969748728">
            <text:p>2.6628896975</text:p>
          </table:table-cell>
          <table:table-cell table:formula="of:=3+STANDARDIZE([.AM55];[.CF$1];[.CF$2])" office:value-type="float" office:value="3.68537390533259">
            <text:p>3.6853739053</text:p>
          </table:table-cell>
          <table:table-cell table:formula="of:=3+STANDARDIZE([.AN55];[.CG$1];[.CG$2])" office:value-type="float" office:value="2.8368488560483">
            <text:p>2.836848856</text:p>
          </table:table-cell>
          <table:table-cell table:formula="of:=3+STANDARDIZE([.AO55];[.CH$1];[.CH$2])" office:value-type="float" office:value="2.70982270618518">
            <text:p>2.7098227062</text:p>
          </table:table-cell>
          <table:table-cell table:formula="of:=3+STANDARDIZE([.AP55];[.CI$1];[.CI$2])" office:value-type="float" office:value="3.43704445501601">
            <text:p>3.437044455</text:p>
          </table:table-cell>
          <table:table-cell table:formula="of:=3+STANDARDIZE([.AQ55];[.CJ$1];[.CJ$2])" office:value-type="float" office:value="2.30728632032019">
            <text:p>2.3072863203</text:p>
          </table:table-cell>
          <table:table-cell table:formula="of:=3+STANDARDIZE([.AR5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  <table:table-cell office:value-type="float" office:value="26.1868">
            <text:p>26.1868</text:p>
          </table:table-cell>
          <table:table-cell office:value-type="float" office:value="305.038">
            <text:p>305.038</text:p>
          </table:table-cell>
          <table:table-cell office:value-type="float" office:value="2216843">
            <text:p>2216843</text:p>
          </table:table-cell>
          <table:table-cell office:value-type="float" office:value="35511560">
            <text:p>35511560</text:p>
          </table:table-cell>
          <table:table-cell table:formula="of:=[.Z55]+2333" office:value-type="float" office:value="3463099">
            <text:p>3463099</text:p>
          </table:table-cell>
          <table:table-cell office:value-type="float" office:value="192052">
            <text:p>192052.0000</text:p>
          </table:table-cell>
          <table:table-cell office:value-type="float" office:value="2216843">
            <text:p>2216843</text:p>
          </table:table-cell>
          <table:table-cell office:value-type="float" office:value="521437">
            <text:p>521437</text:p>
          </table:table-cell>
          <table:table-cell office:value-type="float" office:value="451004">
            <text:p>451004</text:p>
          </table:table-cell>
          <table:table-cell office:value-type="float" office:value="1964764">
            <text:p>1964764</text:p>
          </table:table-cell>
          <table:table-cell office:value-type="float" office:value="97406">
            <text:p>97406</text:p>
          </table:table-cell>
          <table:table-cell office:value-type="float" office:value="350930">
            <text:p>350930</text:p>
          </table:table-cell>
          <table:table-cell office:value-type="float" office:value="993165">
            <text:p>993165</text:p>
          </table:table-cell>
          <table:table-cell office:value-type="float" office:value="256154">
            <text:p>256154</text:p>
          </table:table-cell>
          <table:table-cell office:value-type="float" office:value="546568">
            <text:p>546568</text:p>
          </table:table-cell>
          <table:table-cell office:value-type="float" office:value="35511560">
            <text:p>35511560</text:p>
          </table:table-cell>
          <table:table-cell office:value-type="float" office:value="329205">
            <text:p>329205</text:p>
          </table:table-cell>
          <table:table-cell office:value-type="float" office:value="1047461">
            <text:p>1047461</text:p>
          </table:table-cell>
          <table:table-cell office:value-type="float" office:value="29038">
            <text:p>29038</text:p>
          </table:table-cell>
          <table:table-cell office:value-type="float" office:value="4916385">
            <text:p>4916385</text:p>
          </table:table-cell>
          <table:table-cell office:value-type="float" office:value="1741571">
            <text:p>1741571</text:p>
          </table:table-cell>
          <table:table-cell office:value-type="float" office:value="3297">
            <text:p>329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6];[.AU$1];[.AU$2])" office:value-type="float" office:value="3.95983516330734">
            <text:p>3.9598351633</text:p>
          </table:table-cell>
          <table:table-cell table:formula="of:=3+STANDARDIZE([.C56];[.AV$1];[.AV$2])" office:value-type="float" office:value="4.35825410681076">
            <text:p>4.3582541068</text:p>
          </table:table-cell>
          <table:table-cell table:formula="of:=3+STANDARDIZE([.D56];[.AW$1];[.AW$2])" office:value-type="float" office:value="4.47357600522144">
            <text:p>4.4735760052</text:p>
          </table:table-cell>
          <table:table-cell table:formula="of:=3+STANDARDIZE([.E56];[.AX$1];[.AX$2])" office:value-type="float" office:value="4.27551085784288">
            <text:p>4.2755108578</text:p>
          </table:table-cell>
          <table:table-cell table:formula="of:=3+STANDARDIZE([.F56];[.AY$1];[.AY$2])" office:value-type="float" office:value="4.53056001827242">
            <text:p>4.5305600183</text:p>
          </table:table-cell>
          <table:table-cell table:formula="of:=3+STANDARDIZE([.G56];[.AZ$1];[.AZ$2])" office:value-type="float" office:value="2.59609540718355">
            <text:p>2.5960954072</text:p>
          </table:table-cell>
          <table:table-cell table:formula="of:=3+STANDARDIZE([.H56];[.BA$1];[.BA$2])" office:value-type="float" office:value="2.77400139158307">
            <text:p>2.7740013916</text:p>
          </table:table-cell>
          <table:table-cell table:formula="of:=3+STANDARDIZE([.I56];[.BB$1];[.BB$2])" office:value-type="float" office:value="5.73212333934482">
            <text:p>5.7321233393</text:p>
          </table:table-cell>
          <table:table-cell table:formula="of:=3+STANDARDIZE([.J56];[.BC$1];[.BC$2])" office:value-type="float" office:value="5.87323078024638">
            <text:p>5.8732307802</text:p>
          </table:table-cell>
          <table:table-cell table:formula="of:=3+STANDARDIZE([.K56];[.BD$1];[.BD$2])" office:value-type="float" office:value="5.65542288053265">
            <text:p>5.6554228805</text:p>
          </table:table-cell>
          <table:table-cell table:formula="of:=3+STANDARDIZE([.L56];[.BE$1];[.BE$2])" office:value-type="float" office:value="4.74503390469467">
            <text:p>4.7450339047</text:p>
          </table:table-cell>
          <table:table-cell table:formula="of:=3+STANDARDIZE([.M56];[.BF$1];[.BF$2])" office:value-type="float" office:value="2.29467761917591">
            <text:p>2.2946776192</text:p>
          </table:table-cell>
          <table:table-cell table:formula="of:=3+STANDARDIZE([.N56];[.BG$1];[.BG$2])" office:value-type="float" office:value="2.75879614441607">
            <text:p>2.7587961444</text:p>
          </table:table-cell>
          <table:table-cell table:formula="of:=3+STANDARDIZE([.O56];[.BH$1];[.BH$2])" office:value-type="float" office:value="4.41795421618815">
            <text:p>4.4179542162</text:p>
          </table:table-cell>
          <table:table-cell table:formula="of:=3+STANDARDIZE([.P56];[.BI$1];[.BI$2])" office:value-type="float" office:value="3.5985989240941">
            <text:p>3.5985989241</text:p>
          </table:table-cell>
          <table:table-cell table:formula="of:=3+STANDARDIZE([.Q56];[.BJ$1];[.BJ$2])" office:value-type="float" office:value="1.82390563880607">
            <text:p>1.8239056388</text:p>
          </table:table-cell>
          <table:table-cell table:formula="of:=3+STANDARDIZE([.R56];[.BK$1];[.BK$2])" office:value-type="float" office:value="1.88155580167567">
            <text:p>1.8815558017</text:p>
          </table:table-cell>
          <table:table-cell table:formula="of:=3+STANDARDIZE([.S56];[.BL$1];[.BL$2])" office:value-type="float" office:value="1.81478944770049">
            <text:p>1.8147894477</text:p>
          </table:table-cell>
          <table:table-cell table:formula="of:=3+STANDARDIZE([.T56];[.BM$1];[.BM$2])" office:value-type="float" office:value="1.88531823045604">
            <text:p>1.8853182305</text:p>
          </table:table-cell>
          <table:table-cell table:formula="of:=3+STANDARDIZE([.U56];[.BN$1];[.BN$2])" office:value-type="float" office:value="2.41924304079107">
            <text:p>2.4192430408</text:p>
          </table:table-cell>
          <table:table-cell table:formula="of:=3+STANDARDIZE([.V56];[.BO$1];[.BO$2])" office:value-type="float" office:value="2.39138250962029">
            <text:p>2.3913825096</text:p>
          </table:table-cell>
          <table:table-cell table:formula="of:=3+STANDARDIZE([.W56];[.BP$1];[.BP$2])" office:value-type="float" office:value="3.73844984344569">
            <text:p>3.7384498434</text:p>
          </table:table-cell>
          <table:table-cell table:formula="of:=3+STANDARDIZE([.X56];[.BQ$1];[.BQ$2])" office:value-type="float" office:value="2.47488433386391">
            <text:p>2.4748843339</text:p>
          </table:table-cell>
          <table:table-cell table:formula="of:=3+STANDARDIZE([.Y56];[.BR$1];[.BR$2])" office:value-type="float" office:value="2.99422071061085">
            <text:p>2.9942207106</text:p>
          </table:table-cell>
          <table:table-cell table:formula="of:=3+STANDARDIZE([.Z56];[.BS$1];[.BS$2])" office:value-type="float" office:value="2.73445365118697">
            <text:p>2.7344536512</text:p>
          </table:table-cell>
          <table:table-cell table:formula="of:=3+STANDARDIZE([.AA56];[.BT$1];[.BT$2])" office:value-type="float" office:value="5.50903231625474">
            <text:p>5.5090323163</text:p>
          </table:table-cell>
          <table:table-cell table:formula="of:=3+STANDARDIZE([.AB56];[.BU$1];[.BU$2])" office:value-type="float" office:value="2.47488433386391">
            <text:p>2.4748843339</text:p>
          </table:table-cell>
          <table:table-cell table:formula="of:=3+STANDARDIZE([.AC56];[.BV$1];[.BV$2])" office:value-type="float" office:value="3.24045852575167">
            <text:p>3.2404585258</text:p>
          </table:table-cell>
          <table:table-cell table:formula="of:=3+STANDARDIZE([.AD56];[.BW$1];[.BW$2])" office:value-type="float" office:value="3.51888572644119">
            <text:p>3.5188857264</text:p>
          </table:table-cell>
          <table:table-cell table:formula="of:=3+STANDARDIZE([.AE56];[.BX$1];[.BX$2])" office:value-type="float" office:value="2.56204299157793">
            <text:p>2.5620429916</text:p>
          </table:table-cell>
          <table:table-cell table:formula="of:=3+STANDARDIZE([.AF56];[.BY$1];[.BY$2])" office:value-type="float" office:value="8.50392689491733">
            <text:p>8.5039268949</text:p>
          </table:table-cell>
          <table:table-cell table:formula="of:=3+STANDARDIZE([.AG56];[.BZ$1];[.BZ$2])" office:value-type="float" office:value="3.82391295391937">
            <text:p>3.8239129539</text:p>
          </table:table-cell>
          <table:table-cell table:formula="of:=3+STANDARDIZE([.AH56];[.CA$1];[.CA$2])" office:value-type="float" office:value="4.75405522863284">
            <text:p>4.7540552286</text:p>
          </table:table-cell>
          <table:table-cell table:formula="of:=3+STANDARDIZE([.AI56];[.CB$1];[.CB$2])" office:value-type="float" office:value="2.54968671437452">
            <text:p>2.5496867144</text:p>
          </table:table-cell>
          <table:table-cell table:formula="of:=3+STANDARDIZE([.AJ56];[.CC$1];[.CC$2])" office:value-type="float" office:value="3.10247305960306">
            <text:p>3.1024730596</text:p>
          </table:table-cell>
          <table:table-cell table:formula="of:=3+STANDARDIZE([.AK56];[.CD$1];[.CD$2])" office:value-type="float" office:value="2.99422071061085">
            <text:p>2.9942207106</text:p>
          </table:table-cell>
          <table:table-cell table:formula="of:=3+STANDARDIZE([.AL56];[.CE$1];[.CE$2])" office:value-type="float" office:value="3.20555446924523">
            <text:p>3.2055544692</text:p>
          </table:table-cell>
          <table:table-cell table:formula="of:=3+STANDARDIZE([.AM56];[.CF$1];[.CF$2])" office:value-type="float" office:value="5.22753486750786">
            <text:p>5.2275348675</text:p>
          </table:table-cell>
          <table:table-cell table:formula="of:=3+STANDARDIZE([.AN56];[.CG$1];[.CG$2])" office:value-type="float" office:value="3.11676455395711">
            <text:p>3.116764554</text:p>
          </table:table-cell>
          <table:table-cell table:formula="of:=3+STANDARDIZE([.AO56];[.CH$1];[.CH$2])" office:value-type="float" office:value="4.05881227171086">
            <text:p>4.0588122717</text:p>
          </table:table-cell>
          <table:table-cell table:formula="of:=3+STANDARDIZE([.AP56];[.CI$1];[.CI$2])" office:value-type="float" office:value="3.57511247187336">
            <text:p>3.5751124719</text:p>
          </table:table-cell>
          <table:table-cell table:formula="of:=3+STANDARDIZE([.AQ56];[.CJ$1];[.CJ$2])" office:value-type="float" office:value="2.40212750577083">
            <text:p>2.4021275058</text:p>
          </table:table-cell>
          <table:table-cell table:formula="of:=3+STANDARDIZE([.AR5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  <table:table-cell office:value-type="float" office:value="26.4147">
            <text:p>26.4147</text:p>
          </table:table-cell>
          <table:table-cell office:value-type="float" office:value="301.848">
            <text:p>301.848</text:p>
          </table:table-cell>
          <table:table-cell office:value-type="float" office:value="2472430">
            <text:p>2472430</text:p>
          </table:table-cell>
          <table:table-cell office:value-type="float" office:value="36545152">
            <text:p>36545152</text:p>
          </table:table-cell>
          <table:table-cell table:formula="of:=[.Z56]+2333" office:value-type="float" office:value="3465432">
            <text:p>3465432</text:p>
          </table:table-cell>
          <table:table-cell office:value-type="float" office:value="205939">
            <text:p>205939.0000</text:p>
          </table:table-cell>
          <table:table-cell office:value-type="float" office:value="2472430">
            <text:p>2472430</text:p>
          </table:table-cell>
          <table:table-cell office:value-type="float" office:value="517754">
            <text:p>517754</text:p>
          </table:table-cell>
          <table:table-cell office:value-type="float" office:value="499866">
            <text:p>499866</text:p>
          </table:table-cell>
          <table:table-cell office:value-type="float" office:value="2144412">
            <text:p>2144412</text:p>
          </table:table-cell>
          <table:table-cell office:value-type="float" office:value="125544">
            <text:p>125544</text:p>
          </table:table-cell>
          <table:table-cell office:value-type="float" office:value="183783">
            <text:p>183783</text:p>
          </table:table-cell>
          <table:table-cell office:value-type="float" office:value="784963">
            <text:p>784963</text:p>
          </table:table-cell>
          <table:table-cell office:value-type="float" office:value="602157">
            <text:p>602157</text:p>
          </table:table-cell>
          <table:table-cell office:value-type="float" office:value="407860">
            <text:p>407860</text:p>
          </table:table-cell>
          <table:table-cell office:value-type="float" office:value="36545152">
            <text:p>36545152</text:p>
          </table:table-cell>
          <table:table-cell office:value-type="float" office:value="142247">
            <text:p>142247</text:p>
          </table:table-cell>
          <table:table-cell office:value-type="float" office:value="1078719">
            <text:p>1078719</text:p>
          </table:table-cell>
          <table:table-cell office:value-type="float" office:value="24819">
            <text:p>24819</text:p>
          </table:table-cell>
          <table:table-cell office:value-type="float" office:value="3726784">
            <text:p>3726784</text:p>
          </table:table-cell>
          <table:table-cell office:value-type="float" office:value="1681796">
            <text:p>168179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7];[.AU$1];[.AU$2])" office:value-type="float" office:value="3.53260564887651">
            <text:p>3.5326056489</text:p>
          </table:table-cell>
          <table:table-cell table:formula="of:=3+STANDARDIZE([.C57];[.AV$1];[.AV$2])" office:value-type="float" office:value="4.33972706495144">
            <text:p>4.339727065</text:p>
          </table:table-cell>
          <table:table-cell table:formula="of:=3+STANDARDIZE([.D57];[.AW$1];[.AW$2])" office:value-type="float" office:value="4.33795710394617">
            <text:p>4.3379571039</text:p>
          </table:table-cell>
          <table:table-cell table:formula="of:=3+STANDARDIZE([.E57];[.AX$1];[.AX$2])" office:value-type="float" office:value="4.1513708512574">
            <text:p>4.1513708513</text:p>
          </table:table-cell>
          <table:table-cell table:formula="of:=3+STANDARDIZE([.F57];[.AY$1];[.AY$2])" office:value-type="float" office:value="4.45047257545584">
            <text:p>4.4504725755</text:p>
          </table:table-cell>
          <table:table-cell table:formula="of:=3+STANDARDIZE([.G57];[.AZ$1];[.AZ$2])" office:value-type="float" office:value="2.59609540718355">
            <text:p>2.5960954072</text:p>
          </table:table-cell>
          <table:table-cell table:formula="of:=3+STANDARDIZE([.H57];[.BA$1];[.BA$2])" office:value-type="float" office:value="2.92804142278462">
            <text:p>2.9280414228</text:p>
          </table:table-cell>
          <table:table-cell table:formula="of:=3+STANDARDIZE([.I57];[.BB$1];[.BB$2])" office:value-type="float" office:value="5.23967017082064">
            <text:p>5.2396701708</text:p>
          </table:table-cell>
          <table:table-cell table:formula="of:=3+STANDARDIZE([.J57];[.BC$1];[.BC$2])" office:value-type="float" office:value="5.74459819309337">
            <text:p>5.7445981931</text:p>
          </table:table-cell>
          <table:table-cell table:formula="of:=3+STANDARDIZE([.K57];[.BD$1];[.BD$2])" office:value-type="float" office:value="5.73351308043085">
            <text:p>5.7335130804</text:p>
          </table:table-cell>
          <table:table-cell table:formula="of:=3+STANDARDIZE([.L57];[.BE$1];[.BE$2])" office:value-type="float" office:value="5.48749965721184">
            <text:p>5.4874996572</text:p>
          </table:table-cell>
          <table:table-cell table:formula="of:=3+STANDARDIZE([.M57];[.BF$1];[.BF$2])" office:value-type="float" office:value="2.24606263600596">
            <text:p>2.246062636</text:p>
          </table:table-cell>
          <table:table-cell table:formula="of:=3+STANDARDIZE([.N57];[.BG$1];[.BG$2])" office:value-type="float" office:value="1.80635827737919">
            <text:p>1.8063582774</text:p>
          </table:table-cell>
          <table:table-cell table:formula="of:=3+STANDARDIZE([.O57];[.BH$1];[.BH$2])" office:value-type="float" office:value="4.62248974001002">
            <text:p>4.62248974</text:p>
          </table:table-cell>
          <table:table-cell table:formula="of:=3+STANDARDIZE([.P57];[.BI$1];[.BI$2])" office:value-type="float" office:value="3.51435353397061">
            <text:p>3.514353534</text:p>
          </table:table-cell>
          <table:table-cell table:formula="of:=3+STANDARDIZE([.Q57];[.BJ$1];[.BJ$2])" office:value-type="float" office:value="1.75254755849874">
            <text:p>1.7525475585</text:p>
          </table:table-cell>
          <table:table-cell table:formula="of:=3+STANDARDIZE([.R57];[.BK$1];[.BK$2])" office:value-type="float" office:value="1.82715626690933">
            <text:p>1.8271562669</text:p>
          </table:table-cell>
          <table:table-cell table:formula="of:=3+STANDARDIZE([.S57];[.BL$1];[.BL$2])" office:value-type="float" office:value="1.75305476750133">
            <text:p>1.7530547675</text:p>
          </table:table-cell>
          <table:table-cell table:formula="of:=3+STANDARDIZE([.T57];[.BM$1];[.BM$2])" office:value-type="float" office:value="1.81320405643391">
            <text:p>1.8132040564</text:p>
          </table:table-cell>
          <table:table-cell table:formula="of:=3+STANDARDIZE([.U57];[.BN$1];[.BN$2])" office:value-type="float" office:value="2.29161388836667">
            <text:p>2.2916138884</text:p>
          </table:table-cell>
          <table:table-cell table:formula="of:=3+STANDARDIZE([.V57];[.BO$1];[.BO$2])" office:value-type="float" office:value="2.92828056538618">
            <text:p>2.9282805654</text:p>
          </table:table-cell>
          <table:table-cell table:formula="of:=3+STANDARDIZE([.W57];[.BP$1];[.BP$2])" office:value-type="float" office:value="3.69731683501482">
            <text:p>3.697316835</text:p>
          </table:table-cell>
          <table:table-cell table:formula="of:=3+STANDARDIZE([.X57];[.BQ$1];[.BQ$2])" office:value-type="float" office:value="2.51088840493181">
            <text:p>2.5108884049</text:p>
          </table:table-cell>
          <table:table-cell table:formula="of:=3+STANDARDIZE([.Y57];[.BR$1];[.BR$2])" office:value-type="float" office:value="3.14605362220633">
            <text:p>3.1460536222</text:p>
          </table:table-cell>
          <table:table-cell table:formula="of:=3+STANDARDIZE([.Z57];[.BS$1];[.BS$2])" office:value-type="float" office:value="2.74874115780258">
            <text:p>2.7487411578</text:p>
          </table:table-cell>
          <table:table-cell table:formula="of:=3+STANDARDIZE([.AA57];[.BT$1];[.BT$2])" office:value-type="float" office:value="5.80743818046285">
            <text:p>5.8074381805</text:p>
          </table:table-cell>
          <table:table-cell table:formula="of:=3+STANDARDIZE([.AB57];[.BU$1];[.BU$2])" office:value-type="float" office:value="2.51088840493181">
            <text:p>2.5108884049</text:p>
          </table:table-cell>
          <table:table-cell table:formula="of:=3+STANDARDIZE([.AC57];[.BV$1];[.BV$2])" office:value-type="float" office:value="3.22006188350244">
            <text:p>3.2200618835</text:p>
          </table:table-cell>
          <table:table-cell table:formula="of:=3+STANDARDIZE([.AD57];[.BW$1];[.BW$2])" office:value-type="float" office:value="3.82968966217518">
            <text:p>3.8296896622</text:p>
          </table:table-cell>
          <table:table-cell table:formula="of:=3+STANDARDIZE([.AE57];[.BX$1];[.BX$2])" office:value-type="float" office:value="2.61646610354696">
            <text:p>2.6164661035</text:p>
          </table:table-cell>
          <table:table-cell table:formula="of:=3+STANDARDIZE([.AF57];[.BY$1];[.BY$2])" office:value-type="float" office:value="10.1955507891207">
            <text:p>10.1955507891</text:p>
          </table:table-cell>
          <table:table-cell table:formula="of:=3+STANDARDIZE([.AG57];[.BZ$1];[.BZ$2])" office:value-type="float" office:value="2.50405355781108">
            <text:p>2.5040535578</text:p>
          </table:table-cell>
          <table:table-cell table:formula="of:=3+STANDARDIZE([.AH57];[.CA$1];[.CA$2])" office:value-type="float" office:value="3.85313303792674">
            <text:p>3.8531330379</text:p>
          </table:table-cell>
          <table:table-cell table:formula="of:=3+STANDARDIZE([.AI57];[.CB$1];[.CB$2])" office:value-type="float" office:value="4.20250831627648">
            <text:p>4.2025083163</text:p>
          </table:table-cell>
          <table:table-cell table:formula="of:=3+STANDARDIZE([.AJ57];[.CC$1];[.CC$2])" office:value-type="float" office:value="1.86635022119304">
            <text:p>1.8663502212</text:p>
          </table:table-cell>
          <table:table-cell table:formula="of:=3+STANDARDIZE([.AK57];[.CD$1];[.CD$2])" office:value-type="float" office:value="3.14605362220633">
            <text:p>3.1460536222</text:p>
          </table:table-cell>
          <table:table-cell table:formula="of:=3+STANDARDIZE([.AL57];[.CE$1];[.CE$2])" office:value-type="float" office:value="2.80577229671453">
            <text:p>2.8057722967</text:p>
          </table:table-cell>
          <table:table-cell table:formula="of:=3+STANDARDIZE([.AM57];[.CF$1];[.CF$2])" office:value-type="float" office:value="5.38738122939954">
            <text:p>5.3873812294</text:p>
          </table:table-cell>
          <table:table-cell table:formula="of:=3+STANDARDIZE([.AN57];[.CG$1];[.CG$2])" office:value-type="float" office:value="2.76233348268542">
            <text:p>2.7623334827</text:p>
          </table:table-cell>
          <table:table-cell table:formula="of:=3+STANDARDIZE([.AO57];[.CH$1];[.CH$2])" office:value-type="float" office:value="1.66921292669491">
            <text:p>1.6692129267</text:p>
          </table:table-cell>
          <table:table-cell table:formula="of:=3+STANDARDIZE([.AP57];[.CI$1];[.CI$2])" office:value-type="float" office:value="3.43418223318809">
            <text:p>3.4341822332</text:p>
          </table:table-cell>
          <table:table-cell table:formula="of:=3+STANDARDIZE([.AQ57];[.CJ$1];[.CJ$2])" office:value-type="float" office:value="2.30589594735819">
            <text:p>2.3058959474</text:p>
          </table:table-cell>
          <table:table-cell table:formula="of:=3+STANDARDIZE([.AR5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  <table:table-cell office:value-type="float" office:value="26.2142">
            <text:p>26.2142</text:p>
          </table:table-cell>
          <table:table-cell office:value-type="float" office:value="265.651">
            <text:p>265.651</text:p>
          </table:table-cell>
          <table:table-cell office:value-type="float" office:value="2191410">
            <text:p>2191410</text:p>
          </table:table-cell>
          <table:table-cell office:value-type="float" office:value="38606956">
            <text:p>38606956</text:p>
          </table:table-cell>
          <table:table-cell table:formula="of:=[.Z57]+2333" office:value-type="float" office:value="3467765">
            <text:p>3467765</text:p>
          </table:table-cell>
          <table:table-cell office:value-type="float" office:value="188069">
            <text:p>188069.0000</text:p>
          </table:table-cell>
          <table:table-cell office:value-type="float" office:value="2191410">
            <text:p>2191410</text:p>
          </table:table-cell>
          <table:table-cell office:value-type="float" office:value="438922">
            <text:p>438922</text:p>
          </table:table-cell>
          <table:table-cell office:value-type="float" office:value="309019">
            <text:p>309019</text:p>
          </table:table-cell>
          <table:table-cell office:value-type="float" office:value="2714991">
            <text:p>2714991</text:p>
          </table:table-cell>
          <table:table-cell office:value-type="float" office:value="72382">
            <text:p>72382</text:p>
          </table:table-cell>
          <table:table-cell office:value-type="float" office:value="375777">
            <text:p>375777</text:p>
          </table:table-cell>
          <table:table-cell office:value-type="float" office:value="1038099">
            <text:p>1038099</text:p>
          </table:table-cell>
          <table:table-cell office:value-type="float" office:value="489210">
            <text:p>489210</text:p>
          </table:table-cell>
          <table:table-cell office:value-type="float" office:value="691087">
            <text:p>691087</text:p>
          </table:table-cell>
          <table:table-cell office:value-type="float" office:value="38606956">
            <text:p>38606956</text:p>
          </table:table-cell>
          <table:table-cell office:value-type="float" office:value="83591">
            <text:p>83591</text:p>
          </table:table-cell>
          <table:table-cell office:value-type="float" office:value="1027281">
            <text:p>1027281</text:p>
          </table:table-cell>
          <table:table-cell office:value-type="float" office:value="31343">
            <text:p>31343</text:p>
          </table:table-cell>
          <table:table-cell office:value-type="float" office:value="4459082">
            <text:p>4459082</text:p>
          </table:table-cell>
          <table:table-cell office:value-type="float" office:value="1256211">
            <text:p>1256211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8];[.AU$1];[.AU$2])" office:value-type="float" office:value="3.00228126987613">
            <text:p>3.0022812699</text:p>
          </table:table-cell>
          <table:table-cell table:formula="of:=3+STANDARDIZE([.C58];[.AV$1];[.AV$2])" office:value-type="float" office:value="4.0062403114836">
            <text:p>4.0062403115</text:p>
          </table:table-cell>
          <table:table-cell table:formula="of:=3+STANDARDIZE([.D58];[.AW$1];[.AW$2])" office:value-type="float" office:value="4.36601618696864">
            <text:p>4.366016187</text:p>
          </table:table-cell>
          <table:table-cell table:formula="of:=3+STANDARDIZE([.E58];[.AX$1];[.AX$2])" office:value-type="float" office:value="4.19127299623131">
            <text:p>4.1912729962</text:p>
          </table:table-cell>
          <table:table-cell table:formula="of:=3+STANDARDIZE([.F58];[.AY$1];[.AY$2])" office:value-type="float" office:value="4.19018838630196">
            <text:p>4.1901883863</text:p>
          </table:table-cell>
          <table:table-cell table:formula="of:=3+STANDARDIZE([.G58];[.AZ$1];[.AZ$2])" office:value-type="float" office:value="2.58277071958548">
            <text:p>2.5827707196</text:p>
          </table:table-cell>
          <table:table-cell table:formula="of:=3+STANDARDIZE([.H58];[.BA$1];[.BA$2])" office:value-type="float" office:value="2.0286130526816">
            <text:p>2.0286130527</text:p>
          </table:table-cell>
          <table:table-cell table:formula="of:=3+STANDARDIZE([.I58];[.BB$1];[.BB$2])" office:value-type="float" office:value="5.36278346295168">
            <text:p>5.362783463</text:p>
          </table:table-cell>
          <table:table-cell table:formula="of:=3+STANDARDIZE([.J58];[.BC$1];[.BC$2])" office:value-type="float" office:value="5.25975228767051">
            <text:p>5.2597522877</text:p>
          </table:table-cell>
          <table:table-cell table:formula="of:=3+STANDARDIZE([.K58];[.BD$1];[.BD$2])" office:value-type="float" office:value="5.13701685470243">
            <text:p>5.1370168547</text:p>
          </table:table-cell>
          <table:table-cell table:formula="of:=3+STANDARDIZE([.L58];[.BE$1];[.BE$2])" office:value-type="float" office:value="5.29657989227885">
            <text:p>5.2965798923</text:p>
          </table:table-cell>
          <table:table-cell table:formula="of:=3+STANDARDIZE([.M58];[.BF$1];[.BF$2])" office:value-type="float" office:value="2.38079558936269">
            <text:p>2.3807955894</text:p>
          </table:table-cell>
          <table:table-cell table:formula="of:=3+STANDARDIZE([.N58];[.BG$1];[.BG$2])" office:value-type="float" office:value="3.31968956674423">
            <text:p>3.3196895667</text:p>
          </table:table-cell>
          <table:table-cell table:formula="of:=3+STANDARDIZE([.O58];[.BH$1];[.BH$2])" office:value-type="float" office:value="4.45725712076568">
            <text:p>4.4572571208</text:p>
          </table:table-cell>
          <table:table-cell table:formula="of:=3+STANDARDIZE([.P58];[.BI$1];[.BI$2])" office:value-type="float" office:value="2.57478341912109">
            <text:p>2.5747834191</text:p>
          </table:table-cell>
          <table:table-cell table:formula="of:=3+STANDARDIZE([.Q58];[.BJ$1];[.BJ$2])" office:value-type="float" office:value="1.73837539620773">
            <text:p>1.7383753962</text:p>
          </table:table-cell>
          <table:table-cell table:formula="of:=3+STANDARDIZE([.R58];[.BK$1];[.BK$2])" office:value-type="float" office:value="1.74919195671425">
            <text:p>1.7491919567</text:p>
          </table:table-cell>
          <table:table-cell table:formula="of:=3+STANDARDIZE([.S58];[.BL$1];[.BL$2])" office:value-type="float" office:value="1.70706120097846">
            <text:p>1.707061201</text:p>
          </table:table-cell>
          <table:table-cell table:formula="of:=3+STANDARDIZE([.T58];[.BM$1];[.BM$2])" office:value-type="float" office:value="1.79613108943927">
            <text:p>1.7961310894</text:p>
          </table:table-cell>
          <table:table-cell table:formula="of:=3+STANDARDIZE([.U58];[.BN$1];[.BN$2])" office:value-type="float" office:value="2.75958744725613">
            <text:p>2.7595874473</text:p>
          </table:table-cell>
          <table:table-cell table:formula="of:=3+STANDARDIZE([.V58];[.BO$1];[.BO$2])" office:value-type="float" office:value="2.45593278047586">
            <text:p>2.4559327805</text:p>
          </table:table-cell>
          <table:table-cell table:formula="of:=3+STANDARDIZE([.W58];[.BP$1];[.BP$2])" office:value-type="float" office:value="3.23057968574454">
            <text:p>3.2305796857</text:p>
          </table:table-cell>
          <table:table-cell table:formula="of:=3+STANDARDIZE([.X58];[.BQ$1];[.BQ$2])" office:value-type="float" office:value="2.47130163388516">
            <text:p>2.4713016339</text:p>
          </table:table-cell>
          <table:table-cell table:formula="of:=3+STANDARDIZE([.Y58];[.BR$1];[.BR$2])" office:value-type="float" office:value="3.44892913252299">
            <text:p>3.4489291325</text:p>
          </table:table-cell>
          <table:table-cell table:formula="of:=3+STANDARDIZE([.Z58];[.BS$1];[.BS$2])" office:value-type="float" office:value="2.76302866441818">
            <text:p>2.7630286644</text:p>
          </table:table-cell>
          <table:table-cell table:formula="of:=3+STANDARDIZE([.AA58];[.BT$1];[.BT$2])" office:value-type="float" office:value="5.42344503627052">
            <text:p>5.4234450363</text:p>
          </table:table-cell>
          <table:table-cell table:formula="of:=3+STANDARDIZE([.AB58];[.BU$1];[.BU$2])" office:value-type="float" office:value="2.47130163388516">
            <text:p>2.4713016339</text:p>
          </table:table-cell>
          <table:table-cell table:formula="of:=3+STANDARDIZE([.AC58];[.BV$1];[.BV$2])" office:value-type="float" office:value="2.78348623816134">
            <text:p>2.7834862382</text:p>
          </table:table-cell>
          <table:table-cell table:formula="of:=3+STANDARDIZE([.AD58];[.BW$1];[.BW$2])" office:value-type="float" office:value="2.61574019790795">
            <text:p>2.6157401979</text:p>
          </table:table-cell>
          <table:table-cell table:formula="of:=3+STANDARDIZE([.AE58];[.BX$1];[.BX$2])" office:value-type="float" office:value="2.78931904265107">
            <text:p>2.7893190427</text:p>
          </table:table-cell>
          <table:table-cell table:formula="of:=3+STANDARDIZE([.AF58];[.BY$1];[.BY$2])" office:value-type="float" office:value="6.99951306562789">
            <text:p>6.9995130656</text:p>
          </table:table-cell>
          <table:table-cell table:formula="of:=3+STANDARDIZE([.AG58];[.BZ$1];[.BZ$2])" office:value-type="float" office:value="4.02011477875082">
            <text:p>4.0201147788</text:p>
          </table:table-cell>
          <table:table-cell table:formula="of:=3+STANDARDIZE([.AH58];[.CA$1];[.CA$2])" office:value-type="float" office:value="4.94849158235273">
            <text:p>4.9484915824</text:p>
          </table:table-cell>
          <table:table-cell table:formula="of:=3+STANDARDIZE([.AI58];[.CB$1];[.CB$2])" office:value-type="float" office:value="3.66297183402048">
            <text:p>3.662971834</text:p>
          </table:table-cell>
          <table:table-cell table:formula="of:=3+STANDARDIZE([.AJ58];[.CC$1];[.CC$2])" office:value-type="float" office:value="4.3903817345474">
            <text:p>4.3903817345</text:p>
          </table:table-cell>
          <table:table-cell table:formula="of:=3+STANDARDIZE([.AK58];[.CD$1];[.CD$2])" office:value-type="float" office:value="3.44892913252299">
            <text:p>3.4489291325</text:p>
          </table:table-cell>
          <table:table-cell table:formula="of:=3+STANDARDIZE([.AL58];[.CE$1];[.CE$2])" office:value-type="float" office:value="2.68034507181931">
            <text:p>2.6803450718</text:p>
          </table:table-cell>
          <table:table-cell table:formula="of:=3+STANDARDIZE([.AM58];[.CF$1];[.CF$2])" office:value-type="float" office:value="5.12433889902062">
            <text:p>5.124338899</text:p>
          </table:table-cell>
          <table:table-cell table:formula="of:=3+STANDARDIZE([.AN58];[.CG$1];[.CG$2])" office:value-type="float" office:value="3.31040371472536">
            <text:p>3.3104037147</text:p>
          </table:table-cell>
          <table:table-cell table:formula="of:=3+STANDARDIZE([.AO58];[.CH$1];[.CH$2])" office:value-type="float" office:value="3.1402093542">
            <text:p>3.1402093542</text:p>
          </table:table-cell>
          <table:table-cell table:formula="of:=3+STANDARDIZE([.AP58];[.CI$1];[.CI$2])" office:value-type="float" office:value="2.43078958357081">
            <text:p>2.4307895836</text:p>
          </table:table-cell>
          <table:table-cell table:formula="of:=3+STANDARDIZE([.AQ58];[.CJ$1];[.CJ$2])" office:value-type="float" office:value="2.3100079014373">
            <text:p>2.3100079014</text:p>
          </table:table-cell>
          <table:table-cell table:formula="of:=3+STANDARDIZE([.AR5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  <table:table-cell office:value-type="float" office:value="26.0326">
            <text:p>26.0326</text:p>
          </table:table-cell>
          <table:table-cell office:value-type="float" office:value="240.676">
            <text:p>240.676</text:p>
          </table:table-cell>
          <table:table-cell office:value-type="float" office:value="2593507">
            <text:p>2593507</text:p>
          </table:table-cell>
          <table:table-cell office:value-type="float" office:value="40291072">
            <text:p>40291072</text:p>
          </table:table-cell>
          <table:table-cell table:formula="of:=[.Z58]+2333" office:value-type="float" office:value="3470098">
            <text:p>3470098</text:p>
          </table:table-cell>
          <table:table-cell office:value-type="float" office:value="132287">
            <text:p>132287.0000</text:p>
          </table:table-cell>
          <table:table-cell office:value-type="float" office:value="2593507">
            <text:p>2593507</text:p>
          </table:table-cell>
          <table:table-cell office:value-type="float" office:value="644339">
            <text:p>644339</text:p>
          </table:table-cell>
          <table:table-cell office:value-type="float" office:value="428297">
            <text:p>428297</text:p>
          </table:table-cell>
          <table:table-cell office:value-type="float" office:value="876919">
            <text:p>876919</text:p>
          </table:table-cell>
          <table:table-cell office:value-type="float" office:value="49128">
            <text:p>49128</text:p>
          </table:table-cell>
          <table:table-cell office:value-type="float" office:value="356437">
            <text:p>356437</text:p>
          </table:table-cell>
          <table:table-cell office:value-type="float" office:value="805506">
            <text:p>805506</text:p>
          </table:table-cell>
          <table:table-cell office:value-type="float" office:value="747765">
            <text:p>747765</text:p>
          </table:table-cell>
          <table:table-cell office:value-type="float" office:value="526637">
            <text:p>526637</text:p>
          </table:table-cell>
          <table:table-cell office:value-type="float" office:value="40291072">
            <text:p>40291072</text:p>
          </table:table-cell>
          <table:table-cell office:value-type="float" office:value="263733">
            <text:p>263733</text:p>
          </table:table-cell>
          <table:table-cell office:value-type="float" office:value="827753">
            <text:p>827753</text:p>
          </table:table-cell>
          <table:table-cell office:value-type="float" office:value="35784">
            <text:p>35784</text:p>
          </table:table-cell>
          <table:table-cell office:value-type="float" office:value="3765700">
            <text:p>3765700</text:p>
          </table:table-cell>
          <table:table-cell office:value-type="float" office:value="1689162">
            <text:p>1689162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59];[.AU$1];[.AU$2])" office:value-type="float" office:value="3.95589632651654">
            <text:p>3.9558963265</text:p>
          </table:table-cell>
          <table:table-cell table:formula="of:=3+STANDARDIZE([.C59];[.AV$1];[.AV$2])" office:value-type="float" office:value="3.62643595336744">
            <text:p>3.6264359534</text:p>
          </table:table-cell>
          <table:table-cell table:formula="of:=3+STANDARDIZE([.D59];[.AW$1];[.AW$2])" office:value-type="float" office:value="3.98160674956082">
            <text:p>3.9816067496</text:p>
          </table:table-cell>
          <table:table-cell table:formula="of:=3+STANDARDIZE([.E59];[.AX$1];[.AX$2])" office:value-type="float" office:value="3.80466554715082">
            <text:p>3.8046655472</text:p>
          </table:table-cell>
          <table:table-cell table:formula="of:=3+STANDARDIZE([.F59];[.AY$1];[.AY$2])" office:value-type="float" office:value="3.68964186869833">
            <text:p>3.6896418687</text:p>
          </table:table-cell>
          <table:table-cell table:formula="of:=3+STANDARDIZE([.G59];[.AZ$1];[.AZ$2])" office:value-type="float" office:value="2.63073959493853">
            <text:p>2.6307395949</text:p>
          </table:table-cell>
          <table:table-cell table:formula="of:=3+STANDARDIZE([.H59];[.BA$1];[.BA$2])" office:value-type="float" office:value="1.78669783589527">
            <text:p>1.7866978359</text:p>
          </table:table-cell>
          <table:table-cell table:formula="of:=3+STANDARDIZE([.I59];[.BB$1];[.BB$2])" office:value-type="float" office:value="5.03283984004048">
            <text:p>5.03283984</text:p>
          </table:table-cell>
          <table:table-cell table:formula="of:=3+STANDARDIZE([.J59];[.BC$1];[.BC$2])" office:value-type="float" office:value="5.37849006042713">
            <text:p>5.3784900604</text:p>
          </table:table-cell>
          <table:table-cell table:formula="of:=3+STANDARDIZE([.K59];[.BD$1];[.BD$2])" office:value-type="float" office:value="5.14172108361196">
            <text:p>5.1417210836</text:p>
          </table:table-cell>
          <table:table-cell table:formula="of:=3+STANDARDIZE([.L59];[.BE$1];[.BE$2])" office:value-type="float" office:value="5.17990670259758">
            <text:p>5.1799067026</text:p>
          </table:table-cell>
          <table:table-cell table:formula="of:=3+STANDARDIZE([.M59];[.BF$1];[.BF$2])" office:value-type="float" office:value="2.08910569034296">
            <text:p>2.0891056903</text:p>
          </table:table-cell>
          <table:table-cell table:formula="of:=3+STANDARDIZE([.N59];[.BG$1];[.BG$2])" office:value-type="float" office:value="2.13304566682942">
            <text:p>2.1330456668</text:p>
          </table:table-cell>
          <table:table-cell table:formula="of:=3+STANDARDIZE([.O59];[.BH$1];[.BH$2])" office:value-type="float" office:value="4.07305117601793">
            <text:p>4.073051176</text:p>
          </table:table-cell>
          <table:table-cell table:formula="of:=3+STANDARDIZE([.P59];[.BI$1];[.BI$2])" office:value-type="float" office:value="1.99793651174772">
            <text:p>1.9979365117</text:p>
          </table:table-cell>
          <table:table-cell table:formula="of:=3+STANDARDIZE([.Q59];[.BJ$1];[.BJ$2])" office:value-type="float" office:value="1.75876341915269">
            <text:p>1.7587634192</text:p>
          </table:table-cell>
          <table:table-cell table:formula="of:=3+STANDARDIZE([.R59];[.BK$1];[.BK$2])" office:value-type="float" office:value="1.74668506571119">
            <text:p>1.7466850657</text:p>
          </table:table-cell>
          <table:table-cell table:formula="of:=3+STANDARDIZE([.S59];[.BL$1];[.BL$2])" office:value-type="float" office:value="1.71739130682852">
            <text:p>1.7173913068</text:p>
          </table:table-cell>
          <table:table-cell table:formula="of:=3+STANDARDIZE([.T59];[.BM$1];[.BM$2])" office:value-type="float" office:value="1.78389971009983">
            <text:p>1.7838997101</text:p>
          </table:table-cell>
          <table:table-cell table:formula="of:=3+STANDARDIZE([.U59];[.BN$1];[.BN$2])" office:value-type="float" office:value="3.04675304021102">
            <text:p>3.0467530402</text:p>
          </table:table-cell>
          <table:table-cell table:formula="of:=3+STANDARDIZE([.V59];[.BO$1];[.BO$2])" office:value-type="float" office:value="2.02811054736007">
            <text:p>2.0281105474</text:p>
          </table:table-cell>
          <table:table-cell table:formula="of:=3+STANDARDIZE([.W59];[.BP$1];[.BP$2])" office:value-type="float" office:value="2.90854304450286">
            <text:p>2.9085430445</text:p>
          </table:table-cell>
          <table:table-cell table:formula="of:=3+STANDARDIZE([.X59];[.BQ$1];[.BQ$2])" office:value-type="float" office:value="2.52794429945182">
            <text:p>2.5279442995</text:p>
          </table:table-cell>
          <table:table-cell table:formula="of:=3+STANDARDIZE([.Y59];[.BR$1];[.BR$2])" office:value-type="float" office:value="3.69632291628345">
            <text:p>3.6963229163</text:p>
          </table:table-cell>
          <table:table-cell table:formula="of:=3+STANDARDIZE([.Z59];[.BS$1];[.BS$2])" office:value-type="float" office:value="2.77731617103379">
            <text:p>2.777316171</text:p>
          </table:table-cell>
          <table:table-cell table:formula="of:=3+STANDARDIZE([.AA59];[.BT$1];[.BT$2])" office:value-type="float" office:value="4.22479335359921">
            <text:p>4.2247933536</text:p>
          </table:table-cell>
          <table:table-cell table:formula="of:=3+STANDARDIZE([.AB59];[.BU$1];[.BU$2])" office:value-type="float" office:value="2.52794429945182">
            <text:p>2.5279442995</text:p>
          </table:table-cell>
          <table:table-cell table:formula="of:=3+STANDARDIZE([.AC59];[.BV$1];[.BV$2])" office:value-type="float" office:value="3.92109608364329">
            <text:p>3.9210960836</text:p>
          </table:table-cell>
          <table:table-cell table:formula="of:=3+STANDARDIZE([.AD59];[.BW$1];[.BW$2])" office:value-type="float" office:value="3.37444986690388">
            <text:p>3.3744498669</text:p>
          </table:table-cell>
          <table:table-cell table:formula="of:=3+STANDARDIZE([.AE59];[.BX$1];[.BX$2])" office:value-type="float" office:value="2.23248791587463">
            <text:p>2.2324879159</text:p>
          </table:table-cell>
          <table:table-cell table:formula="of:=3+STANDARDIZE([.AF59];[.BY$1];[.BY$2])" office:value-type="float" office:value="5.60150958152077">
            <text:p>5.6015095815</text:p>
          </table:table-cell>
          <table:table-cell table:formula="of:=3+STANDARDIZE([.AG59];[.BZ$1];[.BZ$2])" office:value-type="float" office:value="3.8673984229638">
            <text:p>3.867398423</text:p>
          </table:table-cell>
          <table:table-cell table:formula="of:=3+STANDARDIZE([.AH59];[.CA$1];[.CA$2])" office:value-type="float" office:value="3.94202576981057">
            <text:p>3.9420257698</text:p>
          </table:table-cell>
          <table:table-cell table:formula="of:=3+STANDARDIZE([.AI59];[.CB$1];[.CB$2])" office:value-type="float" office:value="4.89806311727456">
            <text:p>4.8980631173</text:p>
          </table:table-cell>
          <table:table-cell table:formula="of:=3+STANDARDIZE([.AJ59];[.CC$1];[.CC$2])" office:value-type="float" office:value="2.92485414582484">
            <text:p>2.9248541458</text:p>
          </table:table-cell>
          <table:table-cell table:formula="of:=3+STANDARDIZE([.AK59];[.CD$1];[.CD$2])" office:value-type="float" office:value="3.69632291628345">
            <text:p>3.6963229163</text:p>
          </table:table-cell>
          <table:table-cell table:formula="of:=3+STANDARDIZE([.AL59];[.CE$1];[.CE$2])" office:value-type="float" office:value="3.06555223130981">
            <text:p>3.0655522313</text:p>
          </table:table-cell>
          <table:table-cell table:formula="of:=3+STANDARDIZE([.AM59];[.CF$1];[.CF$2])" office:value-type="float" office:value="4.10399770970833">
            <text:p>4.1039977097</text:p>
          </table:table-cell>
          <table:table-cell table:formula="of:=3+STANDARDIZE([.AN59];[.CG$1];[.CG$2])" office:value-type="float" office:value="3.68348463141594">
            <text:p>3.6834846314</text:p>
          </table:table-cell>
          <table:table-cell table:formula="of:=3+STANDARDIZE([.AO59];[.CH$1];[.CH$2])" office:value-type="float" office:value="1.74738506013346">
            <text:p>1.7473850601</text:p>
          </table:table-cell>
          <table:table-cell table:formula="of:=3+STANDARDIZE([.AP59];[.CI$1];[.CI$2])" office:value-type="float" office:value="3.45154889380132">
            <text:p>3.4515488938</text:p>
          </table:table-cell>
          <table:table-cell table:formula="of:=3+STANDARDIZE([.AQ59];[.CJ$1];[.CJ$2])" office:value-type="float" office:value="2.30980082461317">
            <text:p>2.3098008246</text:p>
          </table:table-cell>
          <table:table-cell table:formula="of:=3+STANDARDIZE([.AR5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  <table:table-cell office:value-type="float" office:value="25.9881">
            <text:p>25.9881</text:p>
          </table:table-cell>
          <table:table-cell office:value-type="float" office:value="164.809">
            <text:p>164.809</text:p>
          </table:table-cell>
          <table:table-cell office:value-type="float" office:value="3495253">
            <text:p>3495253</text:p>
          </table:table-cell>
          <table:table-cell office:value-type="float" office:value="40096148">
            <text:p>40096148</text:p>
          </table:table-cell>
          <table:table-cell table:formula="of:=[.Z59]+2333" office:value-type="float" office:value="3472431">
            <text:p>3472431</text:p>
          </table:table-cell>
          <table:table-cell office:value-type="float" office:value="143109">
            <text:p>143109.0000</text:p>
          </table:table-cell>
          <table:table-cell office:value-type="float" office:value="3495253">
            <text:p>3495253</text:p>
          </table:table-cell>
          <table:table-cell office:value-type="float" office:value="631605">
            <text:p>631605</text:p>
          </table:table-cell>
          <table:table-cell office:value-type="float" office:value="399782">
            <text:p>399782</text:p>
          </table:table-cell>
          <table:table-cell office:value-type="float" office:value="1088709">
            <text:p>1088709</text:p>
          </table:table-cell>
          <table:table-cell office:value-type="float" office:value="51403">
            <text:p>51403</text:p>
          </table:table-cell>
          <table:table-cell office:value-type="float" office:value="206285">
            <text:p>206285</text:p>
          </table:table-cell>
          <table:table-cell office:value-type="float" office:value="514628">
            <text:p>514628</text:p>
          </table:table-cell>
          <table:table-cell office:value-type="float" office:value="216095">
            <text:p>216095</text:p>
          </table:table-cell>
          <table:table-cell office:value-type="float" office:value="520393">
            <text:p>520393</text:p>
          </table:table-cell>
          <table:table-cell office:value-type="float" office:value="40096148">
            <text:p>40096148</text:p>
          </table:table-cell>
          <table:table-cell office:value-type="float" office:value="27020">
            <text:p>27020</text:p>
          </table:table-cell>
          <table:table-cell office:value-type="float" office:value="874720">
            <text:p>874720</text:p>
          </table:table-cell>
          <table:table-cell office:value-type="float" office:value="32175">
            <text:p>32175</text:p>
          </table:table-cell>
          <table:table-cell office:value-type="float" office:value="3909442">
            <text:p>3909442</text:p>
          </table:table-cell>
          <table:table-cell office:value-type="float" office:value="1570072">
            <text:p>1570072</text:p>
          </table:table-cell>
          <table:table-cell office:value-type="float" office:value="105">
            <text:p>105</text:p>
          </table:table-cell>
          <table:table-cell table:style-name="ce9" office:value-type="float" office:value="28">
            <text:p>28</text:p>
          </table:table-cell>
          <table:table-cell table:number-columns-repeated="2"/>
          <table:table-cell table:formula="of:=3+STANDARDIZE([.B60];[.AU$1];[.AU$2])" office:value-type="float" office:value="3.37452707589411">
            <text:p>3.3745270759</text:p>
          </table:table-cell>
          <table:table-cell table:formula="of:=3+STANDARDIZE([.C60];[.AV$1];[.AV$2])" office:value-type="float" office:value="3.45506081616869">
            <text:p>3.4550608162</text:p>
          </table:table-cell>
          <table:table-cell table:formula="of:=3+STANDARDIZE([.D60];[.AW$1];[.AW$2])" office:value-type="float" office:value="3.58971489001367">
            <text:p>3.58971489</text:p>
          </table:table-cell>
          <table:table-cell table:formula="of:=3+STANDARDIZE([.E60];[.AX$1];[.AX$2])" office:value-type="float" office:value="3.54397153332132">
            <text:p>3.5439715333</text:p>
          </table:table-cell>
          <table:table-cell table:formula="of:=3+STANDARDIZE([.F60];[.AY$1];[.AY$2])" office:value-type="float" office:value="3.62957628658589">
            <text:p>3.6295762866</text:p>
          </table:table-cell>
          <table:table-cell table:formula="of:=3+STANDARDIZE([.G60];[.AZ$1];[.AZ$2])" office:value-type="float" office:value="2.67071365773273">
            <text:p>2.6707136577</text:p>
          </table:table-cell>
          <table:table-cell table:formula="of:=3+STANDARDIZE([.H60];[.BA$1];[.BA$2])" office:value-type="float" office:value="2.37184318931861">
            <text:p>2.3718431893</text:p>
          </table:table-cell>
          <table:table-cell table:formula="of:=3+STANDARDIZE([.I60];[.BB$1];[.BB$2])" office:value-type="float" office:value="5.38248158969265">
            <text:p>5.3824815897</text:p>
          </table:table-cell>
          <table:table-cell table:formula="of:=3+STANDARDIZE([.J60];[.BC$1];[.BC$2])" office:value-type="float" office:value="5.04305585238968">
            <text:p>5.0430558524</text:p>
          </table:table-cell>
          <table:table-cell table:formula="of:=3+STANDARDIZE([.K60];[.BD$1];[.BD$2])" office:value-type="float" office:value="5.19817183052632">
            <text:p>5.1981718305</text:p>
          </table:table-cell>
          <table:table-cell table:formula="of:=3+STANDARDIZE([.L60];[.BE$1];[.BE$2])" office:value-type="float" office:value="5.34006717206915">
            <text:p>5.3400671721</text:p>
          </table:table-cell>
          <table:table-cell table:formula="of:=3+STANDARDIZE([.M60];[.BF$1];[.BF$2])" office:value-type="float" office:value="2.23356164033368">
            <text:p>2.2335616403</text:p>
          </table:table-cell>
          <table:table-cell table:formula="of:=3+STANDARDIZE([.N60];[.BG$1];[.BG$2])" office:value-type="float" office:value="3.96826011932924">
            <text:p>3.9682601193</text:p>
          </table:table-cell>
          <table:table-cell table:formula="of:=3+STANDARDIZE([.O60];[.BH$1];[.BH$2])" office:value-type="float" office:value="3.53724831361397">
            <text:p>3.5372483136</text:p>
          </table:table-cell>
          <table:table-cell table:formula="of:=3+STANDARDIZE([.P60];[.BI$1];[.BI$2])" office:value-type="float" office:value="1.48193349724133">
            <text:p>1.4819334972</text:p>
          </table:table-cell>
          <table:table-cell table:formula="of:=3+STANDARDIZE([.Q60];[.BJ$1];[.BJ$2])" office:value-type="float" office:value="1.72072235195052">
            <text:p>1.720722352</text:p>
          </table:table-cell>
          <table:table-cell table:formula="of:=3+STANDARDIZE([.R60];[.BK$1];[.BK$2])" office:value-type="float" office:value="1.76648950463535">
            <text:p>1.7664895046</text:p>
          </table:table-cell>
          <table:table-cell table:formula="of:=3+STANDARDIZE([.S60];[.BL$1];[.BL$2])" office:value-type="float" office:value="1.69304177161053">
            <text:p>1.6930417716</text:p>
          </table:table-cell>
          <table:table-cell table:formula="of:=3+STANDARDIZE([.T60];[.BM$1];[.BM$2])" office:value-type="float" office:value="1.77447135519234">
            <text:p>1.7744713552</text:p>
          </table:table-cell>
          <table:table-cell table:formula="of:=3+STANDARDIZE([.U60];[.BN$1];[.BN$2])" office:value-type="float" office:value="2.56105321015151">
            <text:p>2.5610532102</text:p>
          </table:table-cell>
          <table:table-cell table:formula="of:=3+STANDARDIZE([.V60];[.BO$1];[.BO$2])" office:value-type="float" office:value="1.9232752534523">
            <text:p>1.9232752535</text:p>
          </table:table-cell>
          <table:table-cell table:formula="of:=3+STANDARDIZE([.W60];[.BP$1];[.BP$2])" office:value-type="float" office:value="1.93028663364871">
            <text:p>1.9302866336</text:p>
          </table:table-cell>
          <table:table-cell table:formula="of:=3+STANDARDIZE([.X60];[.BQ$1];[.BQ$2])" office:value-type="float" office:value="2.6549716015806">
            <text:p>2.6549716016</text:p>
          </table:table-cell>
          <table:table-cell table:formula="of:=3+STANDARDIZE([.Y60];[.BR$1];[.BR$2])" office:value-type="float" office:value="3.6676889113184">
            <text:p>3.6676889113</text:p>
          </table:table-cell>
          <table:table-cell table:formula="of:=3+STANDARDIZE([.Z60];[.BS$1];[.BS$2])" office:value-type="float" office:value="2.7916036776494">
            <text:p>2.7916036776</text:p>
          </table:table-cell>
          <table:table-cell table:formula="of:=3+STANDARDIZE([.AA60];[.BT$1];[.BT$2])" office:value-type="float" office:value="4.45733805457567">
            <text:p>4.4573380546</text:p>
          </table:table-cell>
          <table:table-cell table:formula="of:=3+STANDARDIZE([.AB60];[.BU$1];[.BU$2])" office:value-type="float" office:value="2.6549716015806">
            <text:p>2.6549716016</text:p>
          </table:table-cell>
          <table:table-cell table:formula="of:=3+STANDARDIZE([.AC60];[.BV$1];[.BV$2])" office:value-type="float" office:value="3.85057454077017">
            <text:p>3.8505745408</text:p>
          </table:table-cell>
          <table:table-cell table:formula="of:=3+STANDARDIZE([.AD60];[.BW$1];[.BW$2])" office:value-type="float" office:value="3.19307018069671">
            <text:p>3.1930701807</text:p>
          </table:table-cell>
          <table:table-cell table:formula="of:=3+STANDARDIZE([.AE60];[.BX$1];[.BX$2])" office:value-type="float" office:value="2.296648223164">
            <text:p>2.2966482232</text:p>
          </table:table-cell>
          <table:table-cell table:formula="of:=3+STANDARDIZE([.AF60];[.BY$1];[.BY$2])" office:value-type="float" office:value="5.73827994044155">
            <text:p>5.7382799404</text:p>
          </table:table-cell>
          <table:table-cell table:formula="of:=3+STANDARDIZE([.AG60];[.BZ$1];[.BZ$2])" office:value-type="float" office:value="2.68173832709338">
            <text:p>2.6817383271</text:p>
          </table:table-cell>
          <table:table-cell table:formula="of:=3+STANDARDIZE([.AH60];[.CA$1];[.CA$2])" office:value-type="float" office:value="2.68335176577503">
            <text:p>2.6833517658</text:p>
          </table:table-cell>
          <table:table-cell table:formula="of:=3+STANDARDIZE([.AI60];[.CB$1];[.CB$2])" office:value-type="float" office:value="2.3583288921863">
            <text:p>2.3583288922</text:p>
          </table:table-cell>
          <table:table-cell table:formula="of:=3+STANDARDIZE([.AJ60];[.CC$1];[.CC$2])" office:value-type="float" office:value="2.8692095470776">
            <text:p>2.8692095471</text:p>
          </table:table-cell>
          <table:table-cell table:formula="of:=3+STANDARDIZE([.AK60];[.CD$1];[.CD$2])" office:value-type="float" office:value="3.6676889113184">
            <text:p>3.6676889113</text:p>
          </table:table-cell>
          <table:table-cell table:formula="of:=3+STANDARDIZE([.AL60];[.CE$1];[.CE$2])" office:value-type="float" office:value="2.55937631262081">
            <text:p>2.5593763126</text:p>
          </table:table-cell>
          <table:table-cell table:formula="of:=3+STANDARDIZE([.AM60];[.CF$1];[.CF$2])" office:value-type="float" office:value="4.3441763545022">
            <text:p>4.3441763545</text:p>
          </table:table-cell>
          <table:table-cell table:formula="of:=3+STANDARDIZE([.AN60];[.CG$1];[.CG$2])" office:value-type="float" office:value="3.38029863088986">
            <text:p>3.3802986309</text:p>
          </table:table-cell>
          <table:table-cell table:formula="of:=3+STANDARDIZE([.AO60];[.CH$1];[.CH$2])" office:value-type="float" office:value="2.03612539327986">
            <text:p>2.0361253933</text:p>
          </table:table-cell>
          <table:table-cell table:formula="of:=3+STANDARDIZE([.AP60];[.CI$1];[.CI$2])" office:value-type="float" office:value="3.17077294858962">
            <text:p>3.1707729486</text:p>
          </table:table-cell>
          <table:table-cell table:formula="of:=3+STANDARDIZE([.AQ60];[.CJ$1];[.CJ$2])" office:value-type="float" office:value="2.30770047396844">
            <text:p>2.307700474</text:p>
          </table:table-cell>
          <table:table-cell table:formula="of:=3+STANDARDIZE([.AR60];[.CK$1];[.CK$2])" office:value-type="float" office:value="6.94332867165787">
            <text:p>6.9433286717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  <table:table-cell office:value-type="float" office:value="25.8631">
            <text:p>25.8631</text:p>
          </table:table-cell>
          <table:table-cell office:value-type="float" office:value="156.305">
            <text:p>156.305</text:p>
          </table:table-cell>
          <table:table-cell office:value-type="float" office:value="3048754">
            <text:p>3048754</text:p>
          </table:table-cell>
          <table:table-cell office:value-type="float" office:value="29886522">
            <text:p>29886522</text:p>
          </table:table-cell>
          <table:table-cell table:formula="of:=[.Z60]+2333" office:value-type="float" office:value="3474764">
            <text:p>3474764</text:p>
          </table:table-cell>
          <table:table-cell office:value-type="float" office:value="183192">
            <text:p>183192.0000</text:p>
          </table:table-cell>
          <table:table-cell office:value-type="float" office:value="3048754">
            <text:p>3048754</text:p>
          </table:table-cell>
          <table:table-cell office:value-type="float" office:value="521162">
            <text:p>521162</text:p>
          </table:table-cell>
          <table:table-cell office:value-type="float" office:value="247774">
            <text:p>247774</text:p>
          </table:table-cell>
          <table:table-cell office:value-type="float" office:value="769060">
            <text:p>769060</text:p>
          </table:table-cell>
          <table:table-cell office:value-type="float" office:value="715">
            <text:p>715</text:p>
          </table:table-cell>
          <table:table-cell office:value-type="float" office:value="263213">
            <text:p>263213</text:p>
          </table:table-cell>
          <table:table-cell office:value-type="float" office:value="547455">
            <text:p>547455</text:p>
          </table:table-cell>
          <table:table-cell office:value-type="float" office:value="232839">
            <text:p>232839</text:p>
          </table:table-cell>
          <table:table-cell office:value-type="float" office:value="564822">
            <text:p>564822</text:p>
          </table:table-cell>
          <table:table-cell office:value-type="float" office:value="29886522">
            <text:p>29886522</text:p>
          </table:table-cell>
          <table:table-cell office:value-type="float" office:value="144399">
            <text:p>144399</text:p>
          </table:table-cell>
          <table:table-cell office:value-type="float" office:value="713364">
            <text:p>713364</text:p>
          </table:table-cell>
          <table:table-cell office:value-type="float" office:value="31692">
            <text:p>31692</text:p>
          </table:table-cell>
          <table:table-cell office:value-type="float" office:value="4030567">
            <text:p>4030567</text:p>
          </table:table-cell>
          <table:table-cell office:value-type="float" office:value="2983424">
            <text:p>2983424</text:p>
          </table:table-cell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3+STANDARDIZE([.B61];[.AU$1];[.AU$2])" office:value-type="float" office:value="2.6658017857707">
            <text:p>2.6658017858</text:p>
          </table:table-cell>
          <table:table-cell table:formula="of:=3+STANDARDIZE([.C61];[.AV$1];[.AV$2])" office:value-type="float" office:value="3.23736807432163">
            <text:p>3.2373680743</text:p>
          </table:table-cell>
          <table:table-cell table:formula="of:=3+STANDARDIZE([.D61];[.AW$1];[.AW$2])" office:value-type="float" office:value="3.53359672396873">
            <text:p>3.533596724</text:p>
          </table:table-cell>
          <table:table-cell table:formula="of:=3+STANDARDIZE([.E61];[.AX$1];[.AX$2])" office:value-type="float" office:value="3.37992938176194">
            <text:p>3.3799293818</text:p>
          </table:table-cell>
          <table:table-cell table:formula="of:=3+STANDARDIZE([.F61];[.AY$1];[.AY$2])" office:value-type="float" office:value="3.28920465461543">
            <text:p>3.2892046546</text:p>
          </table:table-cell>
          <table:table-cell table:formula="of:=3+STANDARDIZE([.G61];[.AZ$1];[.AZ$2])" office:value-type="float" office:value="2.70802278300732">
            <text:p>2.708022783</text:p>
          </table:table-cell>
          <table:table-cell table:formula="of:=3+STANDARDIZE([.H61];[.BA$1];[.BA$2])" office:value-type="float" office:value="2.15887509248962">
            <text:p>2.1588750925</text:p>
          </table:table-cell>
          <table:table-cell table:formula="of:=3+STANDARDIZE([.I61];[.BB$1];[.BB$2])" office:value-type="float" office:value="5.43862125090441">
            <text:p>5.4386212509</text:p>
          </table:table-cell>
          <table:table-cell table:formula="of:=3+STANDARDIZE([.J61];[.BC$1];[.BC$2])" office:value-type="float" office:value="5.40817450361628">
            <text:p>5.4081745036</text:p>
          </table:table-cell>
          <table:table-cell table:formula="of:=3+STANDARDIZE([.K61];[.BD$1];[.BD$2])" office:value-type="float" office:value="5.2263972039835">
            <text:p>5.226397204</text:p>
          </table:table-cell>
          <table:table-cell table:formula="of:=3+STANDARDIZE([.L61];[.BE$1];[.BE$2])" office:value-type="float" office:value="5.4344663891749">
            <text:p>5.4344663892</text:p>
          </table:table-cell>
          <table:table-cell table:formula="of:=3+STANDARDIZE([.M61];[.BF$1];[.BF$2])" office:value-type="float" office:value="2.41552057734123">
            <text:p>2.4155205773</text:p>
          </table:table-cell>
          <table:table-cell table:formula="of:=3+STANDARDIZE([.N61];[.BG$1];[.BG$2])" office:value-type="float" office:value="3.13592791017847">
            <text:p>3.1359279102</text:p>
          </table:table-cell>
          <table:table-cell table:formula="of:=3+STANDARDIZE([.O61];[.BH$1];[.BH$2])" office:value-type="float" office:value="3.77868044173312">
            <text:p>3.7786804417</text:p>
          </table:table-cell>
          <table:table-cell table:formula="of:=3+STANDARDIZE([.P61];[.BI$1];[.BI$2])" office:value-type="float" office:value="3.76123933002696">
            <text:p>3.76123933</text:p>
          </table:table-cell>
          <table:table-cell table:formula="of:=3+STANDARDIZE([.Q61];[.BJ$1];[.BJ$2])" office:value-type="float" office:value="1.73713222407694">
            <text:p>1.7371322241</text:p>
          </table:table-cell>
          <table:table-cell table:formula="of:=3+STANDARDIZE([.R61];[.BK$1];[.BK$2])" office:value-type="float" office:value="1.72387235758338">
            <text:p>1.7238723576</text:p>
          </table:table-cell>
          <table:table-cell table:formula="of:=3+STANDARDIZE([.S61];[.BL$1];[.BL$2])" office:value-type="float" office:value="1.69796086963436">
            <text:p>1.6979608696</text:p>
          </table:table-cell>
          <table:table-cell table:formula="of:=3+STANDARDIZE([.T61];[.BM$1];[.BM$2])" office:value-type="float" office:value="1.76173033504709">
            <text:p>1.761730335</text:p>
          </table:table-cell>
          <table:table-cell table:formula="of:=3+STANDARDIZE([.U61];[.BN$1];[.BN$2])" office:value-type="float" office:value="3.01484575210492">
            <text:p>3.0148457521</text:p>
          </table:table-cell>
          <table:table-cell table:formula="of:=3+STANDARDIZE([.V61];[.BO$1];[.BO$2])" office:value-type="float" office:value="1.62879409079">
            <text:p>1.6287940908</text:p>
          </table:table-cell>
          <table:table-cell table:formula="of:=3+STANDARDIZE([.W61];[.BP$1];[.BP$2])" office:value-type="float" office:value="1.82063299612641">
            <text:p>1.8206329961</text:p>
          </table:table-cell>
          <table:table-cell table:formula="of:=3+STANDARDIZE([.X61];[.BQ$1];[.BQ$2])" office:value-type="float" office:value="2.59207410785931">
            <text:p>2.5920741079</text:p>
          </table:table-cell>
          <table:table-cell table:formula="of:=3+STANDARDIZE([.Y61];[.BR$1];[.BR$2])" office:value-type="float" office:value="2.16791216974052">
            <text:p>2.1679121697</text:p>
          </table:table-cell>
          <table:table-cell table:formula="of:=3+STANDARDIZE([.Z61];[.BS$1];[.BS$2])" office:value-type="float" office:value="2.80589118426501">
            <text:p>2.8058911843</text:p>
          </table:table-cell>
          <table:table-cell table:formula="of:=3+STANDARDIZE([.AA61];[.BT$1];[.BT$2])" office:value-type="float" office:value="5.31864735500438">
            <text:p>5.318647355</text:p>
          </table:table-cell>
          <table:table-cell table:formula="of:=3+STANDARDIZE([.AB61];[.BU$1];[.BU$2])" office:value-type="float" office:value="2.59207410785931">
            <text:p>2.5920741079</text:p>
          </table:table-cell>
          <table:table-cell table:formula="of:=3+STANDARDIZE([.AC61];[.BV$1];[.BV$2])" office:value-type="float" office:value="3.23893556169559">
            <text:p>3.2389355617</text:p>
          </table:table-cell>
          <table:table-cell table:formula="of:=3+STANDARDIZE([.AD61];[.BW$1];[.BW$2])" office:value-type="float" office:value="2.22616983558081">
            <text:p>2.2261698356</text:p>
          </table:table-cell>
          <table:table-cell table:formula="of:=3+STANDARDIZE([.AE61];[.BX$1];[.BX$2])" office:value-type="float" office:value="2.19981278209152">
            <text:p>2.1998127821</text:p>
          </table:table-cell>
          <table:table-cell table:formula="of:=3+STANDARDIZE([.AF61];[.BY$1];[.BY$2])" office:value-type="float" office:value="2.6909762248476">
            <text:p>2.6909762248</text:p>
          </table:table-cell>
          <table:table-cell table:formula="of:=3+STANDARDIZE([.AG61];[.BZ$1];[.BZ$2])" office:value-type="float" office:value="3.13126452679576">
            <text:p>3.1312645268</text:p>
          </table:table-cell>
          <table:table-cell table:formula="of:=3+STANDARDIZE([.AH61];[.CA$1];[.CA$2])" office:value-type="float" office:value="2.82539926173716">
            <text:p>2.8253992617</text:p>
          </table:table-cell>
          <table:table-cell table:formula="of:=3+STANDARDIZE([.AI61];[.CB$1];[.CB$2])" office:value-type="float" office:value="2.43831329955342">
            <text:p>2.4383132996</text:p>
          </table:table-cell>
          <table:table-cell table:formula="of:=3+STANDARDIZE([.AJ61];[.CC$1];[.CC$2])" office:value-type="float" office:value="3.26514706753582">
            <text:p>3.2651470675</text:p>
          </table:table-cell>
          <table:table-cell table:formula="of:=3+STANDARDIZE([.AK61];[.CD$1];[.CD$2])" office:value-type="float" office:value="2.16791216974052">
            <text:p>2.1679121697</text:p>
          </table:table-cell>
          <table:table-cell table:formula="of:=3+STANDARDIZE([.AL61];[.CE$1];[.CE$2])" office:value-type="float" office:value="2.81037403205234">
            <text:p>2.8103740321</text:p>
          </table:table-cell>
          <table:table-cell table:formula="of:=3+STANDARDIZE([.AM61];[.CF$1];[.CF$2])" office:value-type="float" office:value="3.51903816365844">
            <text:p>3.5190381637</text:p>
          </table:table-cell>
          <table:table-cell table:formula="of:=3+STANDARDIZE([.AN61];[.CG$1];[.CG$2])" office:value-type="float" office:value="3.33972261585686">
            <text:p>3.3397226159</text:p>
          </table:table-cell>
          <table:table-cell table:formula="of:=3+STANDARDIZE([.AO61];[.CH$1];[.CH$2])" office:value-type="float" office:value="2.27943404943016">
            <text:p>2.2794340494</text:p>
          </table:table-cell>
          <table:table-cell table:formula="of:=3+STANDARDIZE([.AP61];[.CI$1];[.CI$2])" office:value-type="float" office:value="6.50300272201181">
            <text:p>6.503002722</text:p>
          </table:table-cell>
          <table:table-cell table:formula="of:=3+STANDARDIZE([.AQ61];[.CJ$1];[.CJ$2])" office:value-type="float" office:value="2.32669237698133">
            <text:p>2.326692377</text:p>
          </table:table-cell>
          <table:table-cell table:formula="of:=3+STANDARDIZE([.AR61];[.CK$1];[.CK$2])" office:value-type="float" office:value="2.7816397803968">
            <text:p>2.781639780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  <table:table-cell office:value-type="float" office:value="26.104">
            <text:p>26.104</text:p>
          </table:table-cell>
          <table:table-cell office:value-type="float" office:value="165.344">
            <text:p>165.344</text:p>
          </table:table-cell>
          <table:table-cell office:value-type="float" office:value="3716469">
            <text:p>3716469</text:p>
          </table:table-cell>
          <table:table-cell office:value-type="float" office:value="36763548">
            <text:p>36763548</text:p>
          </table:table-cell>
          <table:table-cell table:formula="of:=[.Z61]+2333" office:value-type="float" office:value="3477097">
            <text:p>3477097</text:p>
          </table:table-cell>
          <table:table-cell office:value-type="float" office:value="207121">
            <text:p>207121.0000</text:p>
          </table:table-cell>
          <table:table-cell office:value-type="float" office:value="3716469">
            <text:p>3716469</text:p>
          </table:table-cell>
          <table:table-cell office:value-type="float" office:value="566356">
            <text:p>566356</text:p>
          </table:table-cell>
          <table:table-cell office:value-type="float" office:value="534403">
            <text:p>534403</text:p>
          </table:table-cell>
          <table:table-cell office:value-type="float" office:value="1656733">
            <text:p>1656733</text:p>
          </table:table-cell>
          <table:table-cell office:value-type="float" office:value="237">
            <text:p>237</text:p>
          </table:table-cell>
          <table:table-cell office:value-type="float" office:value="253778">
            <text:p>253778</text:p>
          </table:table-cell>
          <table:table-cell office:value-type="float" office:value="552828">
            <text:p>552828</text:p>
          </table:table-cell>
          <table:table-cell office:value-type="float" office:value="561776">
            <text:p>561776</text:p>
          </table:table-cell>
          <table:table-cell office:value-type="float" office:value="476541">
            <text:p>476541</text:p>
          </table:table-cell>
          <table:table-cell office:value-type="float" office:value="36763548">
            <text:p>36763548</text:p>
          </table:table-cell>
          <table:table-cell office:value-type="float" office:value="17526">
            <text:p>17526</text:p>
          </table:table-cell>
          <table:table-cell office:value-type="float" office:value="608923">
            <text:p>608923</text:p>
          </table:table-cell>
          <table:table-cell office:value-type="float" office:value="31694">
            <text:p>31694</text:p>
          </table:table-cell>
          <table:table-cell office:value-type="float" office:value="3972351">
            <text:p>3972351</text:p>
          </table:table-cell>
          <table:table-cell office:value-type="float" office:value="1280837">
            <text:p>1280837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2];[.AU$1];[.AU$2])" office:value-type="float" office:value="3.89946638450676">
            <text:p>3.8994663845</text:p>
          </table:table-cell>
          <table:table-cell table:formula="of:=3+STANDARDIZE([.C62];[.AV$1];[.AV$2])" office:value-type="float" office:value="3.75612524638271">
            <text:p>3.7561252464</text:p>
          </table:table-cell>
          <table:table-cell table:formula="of:=3+STANDARDIZE([.D62];[.AW$1];[.AW$2])" office:value-type="float" office:value="3.30912405978897">
            <text:p>3.3091240598</text:p>
          </table:table-cell>
          <table:table-cell table:formula="of:=3+STANDARDIZE([.E62];[.AX$1];[.AX$2])" office:value-type="float" office:value="3.60160796495029">
            <text:p>3.601607965</text:p>
          </table:table-cell>
          <table:table-cell table:formula="of:=3+STANDARDIZE([.F62];[.AY$1];[.AY$2])" office:value-type="float" office:value="3.45939047060066">
            <text:p>3.4593904706</text:p>
          </table:table-cell>
          <table:table-cell table:formula="of:=3+STANDARDIZE([.G62];[.AZ$1];[.AZ$2])" office:value-type="float" office:value="2.66271884517389">
            <text:p>2.6627188452</text:p>
          </table:table-cell>
          <table:table-cell table:formula="of:=3+STANDARDIZE([.H62];[.BA$1];[.BA$2])" office:value-type="float" office:value="5.10941367671264">
            <text:p>5.1094136767</text:p>
          </table:table-cell>
          <table:table-cell table:formula="of:=3+STANDARDIZE([.I62];[.BB$1];[.BB$2])" office:value-type="float" office:value="4.92450014296516">
            <text:p>4.924500143</text:p>
          </table:table-cell>
          <table:table-cell table:formula="of:=3+STANDARDIZE([.J62];[.BC$1];[.BC$2])" office:value-type="float" office:value="5.3982796892199">
            <text:p>5.3982796892</text:p>
          </table:table-cell>
          <table:table-cell table:formula="of:=3+STANDARDIZE([.K62];[.BD$1];[.BD$2])" office:value-type="float" office:value="5.16994645706914">
            <text:p>5.1699464571</text:p>
          </table:table-cell>
          <table:table-cell table:formula="of:=3+STANDARDIZE([.L62];[.BE$1];[.BE$2])" office:value-type="float" office:value="4.91474036241288">
            <text:p>4.9147403624</text:p>
          </table:table-cell>
          <table:table-cell table:formula="of:=3+STANDARDIZE([.M62];[.BF$1];[.BF$2])" office:value-type="float" office:value="2.31551261196303">
            <text:p>2.315512612</text:p>
          </table:table-cell>
          <table:table-cell table:formula="of:=3+STANDARDIZE([.N62];[.BG$1];[.BG$2])" office:value-type="float" office:value="1.67664416686219">
            <text:p>1.6766441669</text:p>
          </table:table-cell>
          <table:table-cell table:formula="of:=3+STANDARDIZE([.O62];[.BH$1];[.BH$2])" office:value-type="float" office:value="4.12037508152966">
            <text:p>4.1203750815</text:p>
          </table:table-cell>
          <table:table-cell table:formula="of:=3+STANDARDIZE([.P62];[.BI$1];[.BI$2])" office:value-type="float" office:value="4.01514557526027">
            <text:p>4.0151455753</text:p>
          </table:table-cell>
          <table:table-cell table:formula="of:=3+STANDARDIZE([.Q62];[.BJ$1];[.BJ$2])" office:value-type="float" office:value="1.86493031912214">
            <text:p>1.8649303191</text:p>
          </table:table-cell>
          <table:table-cell table:formula="of:=3+STANDARDIZE([.R62];[.BK$1];[.BK$2])" office:value-type="float" office:value="1.74743713301211">
            <text:p>1.747437133</text:p>
          </table:table-cell>
          <table:table-cell table:formula="of:=3+STANDARDIZE([.S62];[.BL$1];[.BL$2])" office:value-type="float" office:value="1.95375396687388">
            <text:p>1.9537539669</text:p>
          </table:table-cell>
          <table:table-cell table:formula="of:=3+STANDARDIZE([.T62];[.BM$1];[.BM$2])" office:value-type="float" office:value="1.8025015995119">
            <text:p>1.8025015995</text:p>
          </table:table-cell>
          <table:table-cell table:formula="of:=3+STANDARDIZE([.U62];[.BN$1];[.BN$2])" office:value-type="float" office:value="3.94370236141581">
            <text:p>3.9437023614</text:p>
          </table:table-cell>
          <table:table-cell table:formula="of:=3+STANDARDIZE([.V62];[.BO$1];[.BO$2])" office:value-type="float" office:value="2.19631818747278">
            <text:p>2.1963181875</text:p>
          </table:table-cell>
          <table:table-cell table:formula="of:=3+STANDARDIZE([.W62];[.BP$1];[.BP$2])" office:value-type="float" office:value="1.93718511625388">
            <text:p>1.9371851163</text:p>
          </table:table-cell>
          <table:table-cell table:formula="of:=3+STANDARDIZE([.X62];[.BQ$1];[.BQ$2])" office:value-type="float" office:value="2.68613389303265">
            <text:p>2.686133893</text:p>
          </table:table-cell>
          <table:table-cell table:formula="of:=3+STANDARDIZE([.Y62];[.BR$1];[.BR$2])" office:value-type="float" office:value="3.17813562415759">
            <text:p>3.1781356242</text:p>
          </table:table-cell>
          <table:table-cell table:formula="of:=3+STANDARDIZE([.Z62];[.BS$1];[.BS$2])" office:value-type="float" office:value="2.82017869088061">
            <text:p>2.8201786909</text:p>
          </table:table-cell>
          <table:table-cell table:formula="of:=3+STANDARDIZE([.AA62];[.BT$1];[.BT$2])" office:value-type="float" office:value="5.83283716739264">
            <text:p>5.8328371674</text:p>
          </table:table-cell>
          <table:table-cell table:formula="of:=3+STANDARDIZE([.AB62];[.BU$1];[.BU$2])" office:value-type="float" office:value="2.68613389303265">
            <text:p>2.686133893</text:p>
          </table:table-cell>
          <table:table-cell table:formula="of:=3+STANDARDIZE([.AC62];[.BV$1];[.BV$2])" office:value-type="float" office:value="3.48922224369713">
            <text:p>3.4892222437</text:p>
          </table:table-cell>
          <table:table-cell table:formula="of:=3+STANDARDIZE([.AD62];[.BW$1];[.BW$2])" office:value-type="float" office:value="4.04937439731589">
            <text:p>4.0493743973</text:p>
          </table:table-cell>
          <table:table-cell table:formula="of:=3+STANDARDIZE([.AE62];[.BX$1];[.BX$2])" office:value-type="float" office:value="2.46872714279068">
            <text:p>2.4687271428</text:p>
          </table:table-cell>
          <table:table-cell table:formula="of:=3+STANDARDIZE([.AF62];[.BY$1];[.BY$2])" office:value-type="float" office:value="2.66223941976446">
            <text:p>2.6622394198</text:p>
          </table:table-cell>
          <table:table-cell table:formula="of:=3+STANDARDIZE([.AG62];[.BZ$1];[.BZ$2])" office:value-type="float" office:value="3.05676200265664">
            <text:p>3.0567620027</text:p>
          </table:table-cell>
          <table:table-cell table:formula="of:=3+STANDARDIZE([.AH62];[.CA$1];[.CA$2])" office:value-type="float" office:value="2.84864906207848">
            <text:p>2.8486490621</text:p>
          </table:table-cell>
          <table:table-cell table:formula="of:=3+STANDARDIZE([.AI62];[.CB$1];[.CB$2])" office:value-type="float" office:value="4.00961233240812">
            <text:p>4.0096123324</text:p>
          </table:table-cell>
          <table:table-cell table:formula="of:=3+STANDARDIZE([.AJ62];[.CC$1];[.CC$2])" office:value-type="float" office:value="2.47841407233961">
            <text:p>2.4784140723</text:p>
          </table:table-cell>
          <table:table-cell table:formula="of:=3+STANDARDIZE([.AK62];[.CD$1];[.CD$2])" office:value-type="float" office:value="3.17813562415759">
            <text:p>3.1781356242</text:p>
          </table:table-cell>
          <table:table-cell table:formula="of:=3+STANDARDIZE([.AL62];[.CE$1];[.CE$2])" office:value-type="float" office:value="2.53907479064258">
            <text:p>2.5390747906</text:p>
          </table:table-cell>
          <table:table-cell table:formula="of:=3+STANDARDIZE([.AM62];[.CF$1];[.CF$2])" office:value-type="float" office:value="2.98495044587965">
            <text:p>2.9849504459</text:p>
          </table:table-cell>
          <table:table-cell table:formula="of:=3+STANDARDIZE([.AN62];[.CG$1];[.CG$2])" office:value-type="float" office:value="3.33989063248226">
            <text:p>3.3398906325</text:p>
          </table:table-cell>
          <table:table-cell table:formula="of:=3+STANDARDIZE([.AO62];[.CH$1];[.CH$2])" office:value-type="float" office:value="2.16249323022317">
            <text:p>2.1624932302</text:p>
          </table:table-cell>
          <table:table-cell table:formula="of:=3+STANDARDIZE([.AP62];[.CI$1];[.CI$2])" office:value-type="float" office:value="2.48884977692695">
            <text:p>2.4888497769</text:p>
          </table:table-cell>
          <table:table-cell table:formula="of:=3+STANDARDIZE([.AQ62];[.CJ$1];[.CJ$2])" office:value-type="float" office:value="2.33961988728761">
            <text:p>2.3396198873</text:p>
          </table:table-cell>
          <table:table-cell table:formula="of:=3+STANDARDIZE([.AR6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  <table:table-cell office:value-type="float" office:value="26.3972">
            <text:p>26.3972</text:p>
          </table:table-cell>
          <table:table-cell office:value-type="float" office:value="276.239">
            <text:p>276.239</text:p>
          </table:table-cell>
          <table:table-cell office:value-type="float" office:value="3016509">
            <text:p>3016509</text:p>
          </table:table-cell>
          <table:table-cell office:value-type="float" office:value="36487484">
            <text:p>36487484</text:p>
          </table:table-cell>
          <table:table-cell table:formula="of:=[.Z62]+2333" office:value-type="float" office:value="3479430">
            <text:p>3479430</text:p>
          </table:table-cell>
          <table:table-cell office:value-type="float" office:value="207778">
            <text:p>207778.0000</text:p>
          </table:table-cell>
          <table:table-cell office:value-type="float" office:value="3016509">
            <text:p>3016509</text:p>
          </table:table-cell>
          <table:table-cell office:value-type="float" office:value="383809">
            <text:p>383809</text:p>
          </table:table-cell>
          <table:table-cell office:value-type="float" office:value="537029">
            <text:p>537029</text:p>
          </table:table-cell>
          <table:table-cell office:value-type="float" office:value="911632">
            <text:p>911632</text:p>
          </table:table-cell>
          <table:table-cell office:value-type="float" office:value="517">
            <text:p>517</text:p>
          </table:table-cell>
          <table:table-cell office:value-type="float" office:value="288117">
            <text:p>288117</text:p>
          </table:table-cell>
          <table:table-cell office:value-type="float" office:value="607323">
            <text:p>607323</text:p>
          </table:table-cell>
          <table:table-cell office:value-type="float" office:value="710134">
            <text:p>710134</text:p>
          </table:table-cell>
          <table:table-cell office:value-type="float" office:value="579232">
            <text:p>579232</text:p>
          </table:table-cell>
          <table:table-cell office:value-type="float" office:value="36487484">
            <text:p>36487484</text:p>
          </table:table-cell>
          <table:table-cell office:value-type="float" office:value="30737">
            <text:p>30737</text:p>
          </table:table-cell>
          <table:table-cell office:value-type="float" office:value="717368">
            <text:p>717368</text:p>
          </table:table-cell>
          <table:table-cell office:value-type="float" office:value="25289">
            <text:p>25289</text:p>
          </table:table-cell>
          <table:table-cell office:value-type="float" office:value="3979578">
            <text:p>3979578</text:p>
          </table:table-cell>
          <table:table-cell office:value-type="float" office:value="1358966">
            <text:p>1358966</text:p>
          </table:table-cell>
          <table:table-cell office:value-type="float" office:value="2229">
            <text:p>22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3];[.AU$1];[.AU$2])" office:value-type="float" office:value="1.94820686219528">
            <text:p>1.9482068622</text:p>
          </table:table-cell>
          <table:table-cell table:formula="of:=3+STANDARDIZE([.C63];[.AV$1];[.AV$2])" office:value-type="float" office:value="3.51064194174666">
            <text:p>3.5106419417</text:p>
          </table:table-cell>
          <table:table-cell table:formula="of:=3+STANDARDIZE([.D63];[.AW$1];[.AW$2])" office:value-type="float" office:value="3.75806938814848">
            <text:p>3.7580693881</text:p>
          </table:table-cell>
          <table:table-cell table:formula="of:=3+STANDARDIZE([.E63];[.AX$1];[.AX$2])" office:value-type="float" office:value="3.7080136848807">
            <text:p>3.7080136849</text:p>
          </table:table-cell>
          <table:table-cell table:formula="of:=3+STANDARDIZE([.F63];[.AY$1];[.AY$2])" office:value-type="float" office:value="3.6996527990504">
            <text:p>3.6996527991</text:p>
          </table:table-cell>
          <table:table-cell table:formula="of:=3+STANDARDIZE([.G63];[.AZ$1];[.AZ$2])" office:value-type="float" office:value="2.62007984486007">
            <text:p>2.6200798449</text:p>
          </table:table-cell>
          <table:table-cell table:formula="of:=3+STANDARDIZE([.H63];[.BA$1];[.BA$2])" office:value-type="float" office:value="2.14543535822372">
            <text:p>2.1454353582</text:p>
          </table:table-cell>
          <table:table-cell table:formula="of:=3+STANDARDIZE([.I63];[.BB$1];[.BB$2])" office:value-type="float" office:value="4.55023573488678">
            <text:p>4.5502357349</text:p>
          </table:table-cell>
          <table:table-cell table:formula="of:=3+STANDARDIZE([.J63];[.BC$1];[.BC$2])" office:value-type="float" office:value="4.79964341823861">
            <text:p>4.7996434182</text:p>
          </table:table-cell>
          <table:table-cell table:formula="of:=3+STANDARDIZE([.K63];[.BD$1];[.BD$2])" office:value-type="float" office:value="4.78419968648767">
            <text:p>4.7841996865</text:p>
          </table:table-cell>
          <table:table-cell table:formula="of:=3+STANDARDIZE([.L63];[.BE$1];[.BE$2])" office:value-type="float" office:value="4.70260729026512">
            <text:p>4.7026072903</text:p>
          </table:table-cell>
          <table:table-cell table:formula="of:=3+STANDARDIZE([.M63];[.BF$1];[.BF$2])" office:value-type="float" office:value="2.55303152973624">
            <text:p>2.5530315297</text:p>
          </table:table-cell>
          <table:table-cell table:formula="of:=3+STANDARDIZE([.N63];[.BG$1];[.BG$2])" office:value-type="float" office:value="1.91685548263441">
            <text:p>1.9168554826</text:p>
          </table:table-cell>
          <table:table-cell table:formula="of:=3+STANDARDIZE([.O63];[.BH$1];[.BH$2])" office:value-type="float" office:value="4.16088113624733">
            <text:p>4.1608811362</text:p>
          </table:table-cell>
          <table:table-cell table:formula="of:=3+STANDARDIZE([.P63];[.BI$1];[.BI$2])" office:value-type="float" office:value="3.09663680794162">
            <text:p>3.0966368079</text:p>
          </table:table-cell>
          <table:table-cell table:formula="of:=3+STANDARDIZE([.Q63];[.BJ$1];[.BJ$2])" office:value-type="float" office:value="1.89600962239188">
            <text:p>1.8960096224</text:p>
          </table:table-cell>
          <table:table-cell table:formula="of:=3+STANDARDIZE([.R63];[.BK$1];[.BK$2])" office:value-type="float" office:value="1.87904891067261">
            <text:p>1.8790489107</text:p>
          </table:table-cell>
          <table:table-cell table:formula="of:=3+STANDARDIZE([.S63];[.BL$1];[.BL$2])" office:value-type="float" office:value="1.88611636904612">
            <text:p>1.886116369</text:p>
          </table:table-cell>
          <table:table-cell table:formula="of:=3+STANDARDIZE([.T63];[.BM$1];[.BM$2])" office:value-type="float" office:value="1.9286376989499">
            <text:p>1.9286376989</text:p>
          </table:table-cell>
          <table:table-cell table:formula="of:=3+STANDARDIZE([.U63];[.BN$1];[.BN$2])" office:value-type="float" office:value="3.12829388759327">
            <text:p>3.1282938876</text:p>
          </table:table-cell>
          <table:table-cell table:formula="of:=3+STANDARDIZE([.V63];[.BO$1];[.BO$2])" office:value-type="float" office:value="2.88705320261346">
            <text:p>2.8870532026</text:p>
          </table:table-cell>
          <table:table-cell table:formula="of:=3+STANDARDIZE([.W63];[.BP$1];[.BP$2])" office:value-type="float" office:value="3.367105169527">
            <text:p>3.3671051695</text:p>
          </table:table-cell>
          <table:table-cell table:formula="of:=3+STANDARDIZE([.X63];[.BQ$1];[.BQ$2])" office:value-type="float" office:value="2.5875318139571">
            <text:p>2.587531814</text:p>
          </table:table-cell>
          <table:table-cell table:formula="of:=3+STANDARDIZE([.Y63];[.BR$1];[.BR$2])" office:value-type="float" office:value="3.13758229082423">
            <text:p>3.1375822908</text:p>
          </table:table-cell>
          <table:table-cell table:formula="of:=3+STANDARDIZE([.Z63];[.BS$1];[.BS$2])" office:value-type="float" office:value="2.83446619749622">
            <text:p>2.8344661975</text:p>
          </table:table-cell>
          <table:table-cell table:formula="of:=3+STANDARDIZE([.AA63];[.BT$1];[.BT$2])" office:value-type="float" office:value="5.84695487840184">
            <text:p>5.8469548784</text:p>
          </table:table-cell>
          <table:table-cell table:formula="of:=3+STANDARDIZE([.AB63];[.BU$1];[.BU$2])" office:value-type="float" office:value="2.5875318139571">
            <text:p>2.587531814</text:p>
          </table:table-cell>
          <table:table-cell table:formula="of:=3+STANDARDIZE([.AC63];[.BV$1];[.BV$2])" office:value-type="float" office:value="2.47826762716981">
            <text:p>2.4782676272</text:p>
          </table:table-cell>
          <table:table-cell table:formula="of:=3+STANDARDIZE([.AD63];[.BW$1];[.BW$2])" office:value-type="float" office:value="4.0660779938784">
            <text:p>4.0660779939</text:p>
          </table:table-cell>
          <table:table-cell table:formula="of:=3+STANDARDIZE([.AE63];[.BX$1];[.BX$2])" office:value-type="float" office:value="2.2430039777611">
            <text:p>2.2430039778</text:p>
          </table:table-cell>
          <table:table-cell table:formula="of:=3+STANDARDIZE([.AF63];[.BY$1];[.BY$2])" office:value-type="float" office:value="2.67907269470856">
            <text:p>2.6790726947</text:p>
          </table:table-cell>
          <table:table-cell table:formula="of:=3+STANDARDIZE([.AG63];[.BZ$1];[.BZ$2])" office:value-type="float" office:value="3.32791644636764">
            <text:p>3.3279164464</text:p>
          </table:table-cell>
          <table:table-cell table:formula="of:=3+STANDARDIZE([.AH63];[.CA$1];[.CA$2])" office:value-type="float" office:value="3.08445733857212">
            <text:p>3.0844573386</text:p>
          </table:table-cell>
          <table:table-cell table:formula="of:=3+STANDARDIZE([.AI63];[.CB$1];[.CB$2])" office:value-type="float" office:value="4.71830360738253">
            <text:p>4.7183036074</text:p>
          </table:table-cell>
          <table:table-cell table:formula="of:=3+STANDARDIZE([.AJ63];[.CC$1];[.CC$2])" office:value-type="float" office:value="3.39356453517639">
            <text:p>3.3935645352</text:p>
          </table:table-cell>
          <table:table-cell table:formula="of:=3+STANDARDIZE([.AK63];[.CD$1];[.CD$2])" office:value-type="float" office:value="3.13758229082423">
            <text:p>3.1375822908</text:p>
          </table:table-cell>
          <table:table-cell table:formula="of:=3+STANDARDIZE([.AL63];[.CE$1];[.CE$2])" office:value-type="float" office:value="2.56732457017222">
            <text:p>2.5673245702</text:p>
          </table:table-cell>
          <table:table-cell table:formula="of:=3+STANDARDIZE([.AM63];[.CF$1];[.CF$2])" office:value-type="float" office:value="3.53951371657335">
            <text:p>3.5395137166</text:p>
          </table:table-cell>
          <table:table-cell table:formula="of:=3+STANDARDIZE([.AN63];[.CG$1];[.CG$2])" office:value-type="float" office:value="2.80181738965335">
            <text:p>2.8018173897</text:p>
          </table:table-cell>
          <table:table-cell table:formula="of:=3+STANDARDIZE([.AO63];[.CH$1];[.CH$2])" office:value-type="float" office:value="2.17701039561428">
            <text:p>2.1770103956</text:p>
          </table:table-cell>
          <table:table-cell table:formula="of:=3+STANDARDIZE([.AP63];[.CI$1];[.CI$2])" office:value-type="float" office:value="2.67305284875032">
            <text:p>2.6730528488</text:p>
          </table:table-cell>
          <table:table-cell table:formula="of:=3+STANDARDIZE([.AQ63];[.CJ$1];[.CJ$2])" office:value-type="float" office:value="2.37053349888958">
            <text:p>2.3705334989</text:p>
          </table:table-cell>
          <table:table-cell table:formula="of:=3+STANDARDIZE([.AR6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  <table:table-cell office:value-type="float" office:value="26.5333">
            <text:p>26.5333</text:p>
          </table:table-cell>
          <table:table-cell office:value-type="float" office:value="289.075">
            <text:p>289.075</text:p>
          </table:table-cell>
          <table:table-cell office:value-type="float" office:value="2490098">
            <text:p>2490098</text:p>
          </table:table-cell>
          <table:table-cell office:value-type="float" office:value="35326316">
            <text:p>35326316</text:p>
          </table:table-cell>
          <table:table-cell table:formula="of:=[.Z63]+2333" office:value-type="float" office:value="3481763">
            <text:p>3481763</text:p>
          </table:table-cell>
          <table:table-cell office:value-type="float" office:value="214560">
            <text:p>214560.0000</text:p>
          </table:table-cell>
          <table:table-cell office:value-type="float" office:value="2490098">
            <text:p>2490098</text:p>
          </table:table-cell>
          <table:table-cell office:value-type="float" office:value="195961">
            <text:p>195961</text:p>
          </table:table-cell>
          <table:table-cell office:value-type="float" office:value="514849">
            <text:p>514849</text:p>
          </table:table-cell>
          <table:table-cell office:value-type="float" office:value="544133">
            <text:p>544133</text:p>
          </table:table-cell>
          <table:table-cell office:value-type="float" office:value="26390">
            <text:p>26390</text:p>
          </table:table-cell>
          <table:table-cell office:value-type="float" office:value="142197">
            <text:p>142197</text:p>
          </table:table-cell>
          <table:table-cell office:value-type="float" office:value="566143">
            <text:p>566143</text:p>
          </table:table-cell>
          <table:table-cell office:value-type="float" office:value="331195">
            <text:p>331195</text:p>
          </table:table-cell>
          <table:table-cell office:value-type="float" office:value="640844">
            <text:p>640844</text:p>
          </table:table-cell>
          <table:table-cell office:value-type="float" office:value="35326316">
            <text:p>35326316</text:p>
          </table:table-cell>
          <table:table-cell office:value-type="float" office:value="22522">
            <text:p>22522</text:p>
          </table:table-cell>
          <table:table-cell office:value-type="float" office:value="575697">
            <text:p>575697</text:p>
          </table:table-cell>
          <table:table-cell office:value-type="float" office:value="19595">
            <text:p>19595</text:p>
          </table:table-cell>
          <table:table-cell office:value-type="float" office:value="3749709">
            <text:p>3749709</text:p>
          </table:table-cell>
          <table:table-cell office:value-type="float" office:value="1521047">
            <text:p>1521047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4];[.AU$1];[.AU$2])" office:value-type="float" office:value="1.77781096512348">
            <text:p>1.7778109651</text:p>
          </table:table-cell>
          <table:table-cell table:formula="of:=3+STANDARDIZE([.C64];[.AV$1];[.AV$2])" office:value-type="float" office:value="3.46895609756318">
            <text:p>3.4689560976</text:p>
          </table:table-cell>
          <table:table-cell table:formula="of:=3+STANDARDIZE([.D64];[.AW$1];[.AW$2])" office:value-type="float" office:value="3.53359672396873">
            <text:p>3.533596724</text:p>
          </table:table-cell>
          <table:table-cell table:formula="of:=3+STANDARDIZE([.E64];[.AX$1];[.AX$2])" office:value-type="float" office:value="3.37992938176194">
            <text:p>3.3799293818</text:p>
          </table:table-cell>
          <table:table-cell table:formula="of:=3+STANDARDIZE([.F64];[.AY$1];[.AY$2])" office:value-type="float" office:value="3.5895325651776">
            <text:p>3.5895325652</text:p>
          </table:table-cell>
          <table:table-cell table:formula="of:=3+STANDARDIZE([.G64];[.AZ$1];[.AZ$2])" office:value-type="float" office:value="2.63073959493853">
            <text:p>2.6307395949</text:p>
          </table:table-cell>
          <table:table-cell table:formula="of:=3+STANDARDIZE([.H64];[.BA$1];[.BA$2])" office:value-type="float" office:value="2.82672650293394">
            <text:p>2.8267265029</text:p>
          </table:table-cell>
          <table:table-cell table:formula="of:=3+STANDARDIZE([.I64];[.BB$1];[.BB$2])" office:value-type="float" office:value="3.8804994256939">
            <text:p>3.8804994257</text:p>
          </table:table-cell>
          <table:table-cell table:formula="of:=3+STANDARDIZE([.J64];[.BC$1];[.BC$2])" office:value-type="float" office:value="4.48795676475249">
            <text:p>4.4879567648</text:p>
          </table:table-cell>
          <table:table-cell table:formula="of:=3+STANDARDIZE([.K64];[.BD$1];[.BD$2])" office:value-type="float" office:value="4.36081908462996">
            <text:p>4.3608190846</text:p>
          </table:table-cell>
          <table:table-cell table:formula="of:=3+STANDARDIZE([.L64];[.BE$1];[.BE$2])" office:value-type="float" office:value="3.98135484496273">
            <text:p>3.981354845</text:p>
          </table:table-cell>
          <table:table-cell table:formula="of:=3+STANDARDIZE([.M64];[.BF$1];[.BF$2])" office:value-type="float" office:value="2.58081152011907">
            <text:p>2.5808115201</text:p>
          </table:table-cell>
          <table:table-cell table:formula="of:=3+STANDARDIZE([.N64];[.BG$1];[.BG$2])" office:value-type="float" office:value="0.880343655077251">
            <text:p>0.8803436551</text:p>
          </table:table-cell>
          <table:table-cell table:formula="of:=3+STANDARDIZE([.O64];[.BH$1];[.BH$2])" office:value-type="float" office:value="4.04577977284168">
            <text:p>4.0457797728</text:p>
          </table:table-cell>
          <table:table-cell table:formula="of:=3+STANDARDIZE([.P64];[.BI$1];[.BI$2])" office:value-type="float" office:value="2.66838940814719">
            <text:p>2.6683894081</text:p>
          </table:table-cell>
          <table:table-cell table:formula="of:=3+STANDARDIZE([.Q64];[.BJ$1];[.BJ$2])" office:value-type="float" office:value="2.02405635186324">
            <text:p>2.0240563519</text:p>
          </table:table-cell>
          <table:table-cell table:formula="of:=3+STANDARDIZE([.R64];[.BK$1];[.BK$2])" office:value-type="float" office:value="1.91038504821082">
            <text:p>1.9103850482</text:p>
          </table:table-cell>
          <table:table-cell table:formula="of:=3+STANDARDIZE([.S64];[.BL$1];[.BL$2])" office:value-type="float" office:value="2.00786404513608">
            <text:p>2.0078640451</text:p>
          </table:table-cell>
          <table:table-cell table:formula="of:=3+STANDARDIZE([.T64];[.BM$1];[.BM$2])" office:value-type="float" office:value="1.96813486140019">
            <text:p>1.9681348614</text:p>
          </table:table-cell>
          <table:table-cell table:formula="of:=3+STANDARDIZE([.U64];[.BN$1];[.BN$2])" office:value-type="float" office:value="3.9082498190757">
            <text:p>3.9082498191</text:p>
          </table:table-cell>
          <table:table-cell table:formula="of:=3+STANDARDIZE([.V64];[.BO$1];[.BO$2])" office:value-type="float" office:value="3.20768429252016">
            <text:p>3.2076842925</text:p>
          </table:table-cell>
          <table:table-cell table:formula="of:=3+STANDARDIZE([.W64];[.BP$1];[.BP$2])" office:value-type="float" office:value="3.53261717461122">
            <text:p>3.5326171746</text:p>
          </table:table-cell>
          <table:table-cell table:formula="of:=3+STANDARDIZE([.X64];[.BQ$1];[.BQ$2])" office:value-type="float" office:value="2.51337726362817">
            <text:p>2.5133772636</text:p>
          </table:table-cell>
          <table:table-cell table:formula="of:=3+STANDARDIZE([.Y64];[.BR$1];[.BR$2])" office:value-type="float" office:value="2.96700868122634">
            <text:p>2.9670086812</text:p>
          </table:table-cell>
          <table:table-cell table:formula="of:=3+STANDARDIZE([.Z64];[.BS$1];[.BS$2])" office:value-type="float" office:value="2.84875370411183">
            <text:p>2.8487537041</text:p>
          </table:table-cell>
          <table:table-cell table:formula="of:=3+STANDARDIZE([.AA64];[.BT$1];[.BT$2])" office:value-type="float" office:value="5.99268747515127">
            <text:p>5.9926874752</text:p>
          </table:table-cell>
          <table:table-cell table:formula="of:=3+STANDARDIZE([.AB64];[.BU$1];[.BU$2])" office:value-type="float" office:value="2.51337726362817">
            <text:p>2.5133772636</text:p>
          </table:table-cell>
          <table:table-cell table:formula="of:=3+STANDARDIZE([.AC64];[.BV$1];[.BV$2])" office:value-type="float" office:value="1.43795580169241">
            <text:p>1.4379558017</text:p>
          </table:table-cell>
          <table:table-cell table:formula="of:=3+STANDARDIZE([.AD64];[.BW$1];[.BW$2])" office:value-type="float" office:value="3.92499430318665">
            <text:p>3.9249943032</text:p>
          </table:table-cell>
          <table:table-cell table:formula="of:=3+STANDARDIZE([.AE64];[.BX$1];[.BX$2])" office:value-type="float" office:value="2.13167271203309">
            <text:p>2.131672712</text:p>
          </table:table-cell>
          <table:table-cell table:formula="of:=3+STANDARDIZE([.AF64];[.BY$1];[.BY$2])" office:value-type="float" office:value="4.23452741838206">
            <text:p>4.2345274184</text:p>
          </table:table-cell>
          <table:table-cell table:formula="of:=3+STANDARDIZE([.AG64];[.BZ$1];[.BZ$2])" office:value-type="float" office:value="2.1756739108742">
            <text:p>2.1756739109</text:p>
          </table:table-cell>
          <table:table-cell table:formula="of:=3+STANDARDIZE([.AH64];[.CA$1];[.CA$2])" office:value-type="float" office:value="2.90626512229525">
            <text:p>2.9062651223</text:p>
          </table:table-cell>
          <table:table-cell table:formula="of:=3+STANDARDIZE([.AI64];[.CB$1];[.CB$2])" office:value-type="float" office:value="2.90815003934085">
            <text:p>2.9081500393</text:p>
          </table:table-cell>
          <table:table-cell table:formula="of:=3+STANDARDIZE([.AJ64];[.CC$1];[.CC$2])" office:value-type="float" office:value="3.9426316424818">
            <text:p>3.9426316425</text:p>
          </table:table-cell>
          <table:table-cell table:formula="of:=3+STANDARDIZE([.AK64];[.CD$1];[.CD$2])" office:value-type="float" office:value="2.96700868122634">
            <text:p>2.9670086812</text:p>
          </table:table-cell>
          <table:table-cell table:formula="of:=3+STANDARDIZE([.AL64];[.CE$1];[.CE$2])" office:value-type="float" office:value="2.54975800149187">
            <text:p>2.5497580015</text:p>
          </table:table-cell>
          <table:table-cell table:formula="of:=3+STANDARDIZE([.AM64];[.CF$1];[.CF$2])" office:value-type="float" office:value="2.81504017586196">
            <text:p>2.8150401759</text:p>
          </table:table-cell>
          <table:table-cell table:formula="of:=3+STANDARDIZE([.AN64];[.CG$1];[.CG$2])" office:value-type="float" office:value="2.32347405715252">
            <text:p>2.3234740572</text:p>
          </table:table-cell>
          <table:table-cell table:formula="of:=3+STANDARDIZE([.AO64];[.CH$1];[.CH$2])" office:value-type="float" office:value="1.71526329567113">
            <text:p>1.7152632957</text:p>
          </table:table-cell>
          <table:table-cell table:formula="of:=3+STANDARDIZE([.AP64];[.CI$1];[.CI$2])" office:value-type="float" office:value="3.05518775492093">
            <text:p>3.0551877549</text:p>
          </table:table-cell>
          <table:table-cell table:formula="of:=3+STANDARDIZE([.AQ64];[.CJ$1];[.CJ$2])" office:value-type="float" office:value="2.32684028899856">
            <text:p>2.326840289</text:p>
          </table:table-cell>
          <table:table-cell table:formula="of:=3+STANDARDIZE([.AR6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  <table:table-cell office:value-type="float" office:value="26.5105">
            <text:p>26.5105</text:p>
          </table:table-cell>
          <table:table-cell office:value-type="float" office:value="347.685">
            <text:p>347.685</text:p>
          </table:table-cell>
          <table:table-cell office:value-type="float" office:value="4830891">
            <text:p>4830891</text:p>
          </table:table-cell>
          <table:table-cell office:value-type="float" office:value="36559916">
            <text:p>36559916</text:p>
          </table:table-cell>
          <table:table-cell table:style-name="ce2" office:value-type="float" office:value="3484100">
            <text:p>3484100</text:p>
          </table:table-cell>
          <table:table-cell office:value-type="float" office:value="143275">
            <text:p>143275.0000</text:p>
          </table:table-cell>
          <table:table-cell office:value-type="float" office:value="4830891">
            <text:p>4830891</text:p>
          </table:table-cell>
          <table:table-cell office:value-type="float" office:value="473726">
            <text:p>473726</text:p>
          </table:table-cell>
          <table:table-cell office:value-type="float" office:value="466114">
            <text:p>466114</text:p>
          </table:table-cell>
          <table:table-cell office:value-type="float" office:value="880236">
            <text:p>880236</text:p>
          </table:table-cell>
          <table:table-cell office:value-type="float" office:value="4420">
            <text:p>4420</text:p>
          </table:table-cell>
          <table:table-cell office:value-type="float" office:value="288145">
            <text:p>288145</text:p>
          </table:table-cell>
          <table:table-cell office:value-type="float" office:value="664104">
            <text:p>664104</text:p>
          </table:table-cell>
          <table:table-cell office:value-type="float" office:value="429186">
            <text:p>429186</text:p>
          </table:table-cell>
          <table:table-cell office:value-type="float" office:value="501582">
            <text:p>501582</text:p>
          </table:table-cell>
          <table:table-cell office:value-type="float" office:value="36559916">
            <text:p>36559916</text:p>
          </table:table-cell>
          <table:table-cell office:value-type="float" office:value="60949">
            <text:p>60949</text:p>
          </table:table-cell>
          <table:table-cell office:value-type="float" office:value="746913">
            <text:p>746913</text:p>
          </table:table-cell>
          <table:table-cell office:value-type="float" office:value="19689">
            <text:p>19689</text:p>
          </table:table-cell>
          <table:table-cell office:value-type="float" office:value="4210485">
            <text:p>4210485</text:p>
          </table:table-cell>
          <table:table-cell office:value-type="float" office:value="1524497">
            <text:p>1524497</text:p>
          </table:table-cell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5];[.AU$1];[.AU$2])" office:value-type="float" office:value="1.77613498272504">
            <text:p>1.7761349827</text:p>
          </table:table-cell>
          <table:table-cell table:formula="of:=3+STANDARDIZE([.C65];[.AV$1];[.AV$2])" office:value-type="float" office:value="3.71907116266406">
            <text:p>3.7190711627</text:p>
          </table:table-cell>
          <table:table-cell table:formula="of:=3+STANDARDIZE([.D65];[.AW$1];[.AW$2])" office:value-type="float" office:value="3.49805521880693">
            <text:p>3.4980552188</text:p>
          </table:table-cell>
          <table:table-cell table:formula="of:=3+STANDARDIZE([.E65];[.AX$1];[.AX$2])" office:value-type="float" office:value="3.58387367829522">
            <text:p>3.5838736783</text:p>
          </table:table-cell>
          <table:table-cell table:formula="of:=3+STANDARDIZE([.F65];[.AY$1];[.AY$2])" office:value-type="float" office:value="3.68163312441667">
            <text:p>3.6816331244</text:p>
          </table:table-cell>
          <table:table-cell table:formula="of:=3+STANDARDIZE([.G65];[.AZ$1];[.AZ$2])" office:value-type="float" office:value="2.61208503230123">
            <text:p>2.6120850323</text:p>
          </table:table-cell>
          <table:table-cell table:formula="of:=3+STANDARDIZE([.H65];[.BA$1];[.BA$2])" office:value-type="float" office:value="3.92051410703623">
            <text:p>3.920514107</text:p>
          </table:table-cell>
          <table:table-cell table:formula="of:=3+STANDARDIZE([.I65];[.BB$1];[.BB$2])" office:value-type="float" office:value="3.95929193265777">
            <text:p>3.9592919327</text:p>
          </table:table-cell>
          <table:table-cell table:formula="of:=3+STANDARDIZE([.J65];[.BC$1];[.BC$2])" office:value-type="float" office:value="4.05258493131155">
            <text:p>4.0525849313</text:p>
          </table:table-cell>
          <table:table-cell table:formula="of:=3+STANDARDIZE([.K65];[.BD$1];[.BD$2])" office:value-type="float" office:value="3.98448077186755">
            <text:p>3.9844807719</text:p>
          </table:table-cell>
          <table:table-cell table:formula="of:=3+STANDARDIZE([.L65];[.BE$1];[.BE$2])" office:value-type="float" office:value="4.12984799546616">
            <text:p>4.1298479955</text:p>
          </table:table-cell>
          <table:table-cell table:formula="of:=3+STANDARDIZE([.M65];[.BF$1];[.BF$2])" office:value-type="float" office:value="2.40440858118809">
            <text:p>2.4044085812</text:p>
          </table:table-cell>
          <table:table-cell table:formula="of:=3+STANDARDIZE([.N65];[.BG$1];[.BG$2])" office:value-type="float" office:value="3.29206526543042">
            <text:p>3.2920652654</text:p>
          </table:table-cell>
          <table:table-cell table:formula="of:=3+STANDARDIZE([.O65];[.BH$1];[.BH$2])" office:value-type="float" office:value="3.95594456237875">
            <text:p>3.9559445624</text:p>
          </table:table-cell>
          <table:table-cell table:formula="of:=3+STANDARDIZE([.P65];[.BI$1];[.BI$2])" office:value-type="float" office:value="2.73040337587699">
            <text:p>2.7304033759</text:p>
          </table:table-cell>
          <table:table-cell table:formula="of:=3+STANDARDIZE([.Q65];[.BJ$1];[.BJ$2])" office:value-type="float" office:value="2.00292242563981">
            <text:p>2.0029224256</text:p>
          </table:table-cell>
          <table:table-cell table:formula="of:=3+STANDARDIZE([.R65];[.BK$1];[.BK$2])" office:value-type="float" office:value="2.01692791584075">
            <text:p>2.0169279158</text:p>
          </table:table-cell>
          <table:table-cell table:formula="of:=3+STANDARDIZE([.S65];[.BL$1];[.BL$2])" office:value-type="float" office:value="1.99187697655861">
            <text:p>1.9918769766</text:p>
          </table:table-cell>
          <table:table-cell table:formula="of:=3+STANDARDIZE([.T65];[.BM$1];[.BM$2])" office:value-type="float" office:value="2.03566226817003">
            <text:p>2.0356622682</text:p>
          </table:table-cell>
          <table:table-cell table:formula="of:=3+STANDARDIZE([.U65];[.BN$1];[.BN$2])" office:value-type="float" office:value="2.70995388797997">
            <text:p>2.709953888</text:p>
          </table:table-cell>
          <table:table-cell table:formula="of:=3+STANDARDIZE([.V65];[.BO$1];[.BO$2])" office:value-type="float" office:value="3.15397092845056">
            <text:p>3.1539709285</text:p>
          </table:table-cell>
          <table:table-cell table:formula="of:=3+STANDARDIZE([.W65];[.BP$1];[.BP$2])" office:value-type="float" office:value="4.28835561477838">
            <text:p>4.2883556148</text:p>
          </table:table-cell>
          <table:table-cell table:formula="of:=3+STANDARDIZE([.X65];[.BQ$1];[.BQ$2])" office:value-type="float" office:value="2.8431204725051">
            <text:p>2.8431204725</text:p>
          </table:table-cell>
          <table:table-cell table:formula="of:=3+STANDARDIZE([.Y65];[.BR$1];[.BR$2])" office:value-type="float" office:value="3.14822242876327">
            <text:p>3.1482224288</text:p>
          </table:table-cell>
          <table:table-cell table:formula="of:=3+STANDARDIZE([.Z65];[.BS$1];[.BS$2])" office:value-type="float" office:value="2.8630657070954">
            <text:p>2.8630657071</text:p>
          </table:table-cell>
          <table:table-cell table:formula="of:=3+STANDARDIZE([.AA65];[.BT$1];[.BT$2])" office:value-type="float" office:value="4.46090508658104">
            <text:p>4.4609050866</text:p>
          </table:table-cell>
          <table:table-cell table:formula="of:=3+STANDARDIZE([.AB65];[.BU$1];[.BU$2])" office:value-type="float" office:value="2.8431204725051">
            <text:p>2.8431204725</text:p>
          </table:table-cell>
          <table:table-cell table:formula="of:=3+STANDARDIZE([.AC65];[.BV$1];[.BV$2])" office:value-type="float" office:value="2.97623256909867">
            <text:p>2.9762325691</text:p>
          </table:table-cell>
          <table:table-cell table:formula="of:=3+STANDARDIZE([.AD65];[.BW$1];[.BW$2])" office:value-type="float" office:value="3.61499819561848">
            <text:p>3.6149981956</text:p>
          </table:table-cell>
          <table:table-cell table:formula="of:=3+STANDARDIZE([.AE65];[.BX$1];[.BX$2])" office:value-type="float" office:value="2.23349277795159">
            <text:p>2.233492778</text:p>
          </table:table-cell>
          <table:table-cell table:formula="of:=3+STANDARDIZE([.AF65];[.BY$1];[.BY$2])" office:value-type="float" office:value="2.91371652366143">
            <text:p>2.9137165237</text:p>
          </table:table-cell>
          <table:table-cell table:formula="of:=3+STANDARDIZE([.AG65];[.BZ$1];[.BZ$2])" office:value-type="float" office:value="3.32813754553837">
            <text:p>3.3281375455</text:p>
          </table:table-cell>
          <table:table-cell table:formula="of:=3+STANDARDIZE([.AH65];[.CA$1];[.CA$2])" office:value-type="float" office:value="3.33015748991785">
            <text:p>3.3301574899</text:p>
          </table:table-cell>
          <table:table-cell table:formula="of:=3+STANDARDIZE([.AI65];[.CB$1];[.CB$2])" office:value-type="float" office:value="3.37624321076414">
            <text:p>3.3762432108</text:p>
          </table:table-cell>
          <table:table-cell table:formula="of:=3+STANDARDIZE([.AJ65];[.CC$1];[.CC$2])" office:value-type="float" office:value="2.70157172724506">
            <text:p>2.7015717272</text:p>
          </table:table-cell>
          <table:table-cell table:formula="of:=3+STANDARDIZE([.AK65];[.CD$1];[.CD$2])" office:value-type="float" office:value="3.14822242876327">
            <text:p>3.1482224288</text:p>
          </table:table-cell>
          <table:table-cell table:formula="of:=3+STANDARDIZE([.AL65];[.CE$1];[.CE$2])" office:value-type="float" office:value="2.63192848654112">
            <text:p>2.6319284865</text:p>
          </table:table-cell>
          <table:table-cell table:formula="of:=3+STANDARDIZE([.AM65];[.CF$1];[.CF$2])" office:value-type="float" office:value="3.69060018282486">
            <text:p>3.6906001828</text:p>
          </table:table-cell>
          <table:table-cell table:formula="of:=3+STANDARDIZE([.AN65];[.CG$1];[.CG$2])" office:value-type="float" office:value="2.33137083854611">
            <text:p>2.3313708385</text:p>
          </table:table-cell>
          <table:table-cell table:formula="of:=3+STANDARDIZE([.AO65];[.CH$1];[.CH$2])" office:value-type="float" office:value="2.64084256788011">
            <text:p>2.6408425679</text:p>
          </table:table-cell>
          <table:table-cell table:formula="of:=3+STANDARDIZE([.AP65];[.CI$1];[.CI$2])" office:value-type="float" office:value="3.0633217461123">
            <text:p>3.0633217461</text:p>
          </table:table-cell>
          <table:table-cell table:formula="of:=3+STANDARDIZE([.AQ65];[.CJ$1];[.CJ$2])" office:value-type="float" office:value="2.33559668041884">
            <text:p>2.3355966804</text:p>
          </table:table-cell>
          <table:table-cell table:formula="of:=3+STANDARDIZE([.AR6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  <table:table-cell office:value-type="float" office:value="26.203">
            <text:p>26.203</text:p>
          </table:table-cell>
          <table:table-cell office:value-type="float" office:value="268.818">
            <text:p>268.818</text:p>
          </table:table-cell>
          <table:table-cell office:value-type="float" office:value="3323083">
            <text:p>3323083</text:p>
          </table:table-cell>
          <table:table-cell office:value-type="float" office:value="33245166">
            <text:p>33245166</text:p>
          </table:table-cell>
          <table:table-cell table:formula="of:=[.Z65]+5975" office:value-type="float" office:value="3490075">
            <text:p>3490075</text:p>
          </table:table-cell>
          <table:table-cell office:value-type="float" office:value="60404">
            <text:p>60404.0000</text:p>
          </table:table-cell>
          <table:table-cell office:value-type="float" office:value="3323083">
            <text:p>3323083</text:p>
          </table:table-cell>
          <table:table-cell office:value-type="float" office:value="521742">
            <text:p>521742</text:p>
          </table:table-cell>
          <table:table-cell office:value-type="float" office:value="424232">
            <text:p>424232</text:p>
          </table:table-cell>
          <table:table-cell office:value-type="float" office:value="780706">
            <text:p>780706</text:p>
          </table:table-cell>
          <table:table-cell office:value-type="float" office:value="222">
            <text:p>222</text:p>
          </table:table-cell>
          <table:table-cell office:value-type="float" office:value="248609">
            <text:p>248609</text:p>
          </table:table-cell>
          <table:table-cell office:value-type="float" office:value="647127">
            <text:p>647127</text:p>
          </table:table-cell>
          <table:table-cell office:value-type="float" office:value="386968">
            <text:p>386968</text:p>
          </table:table-cell>
          <table:table-cell office:value-type="float" office:value="516667">
            <text:p>516667</text:p>
          </table:table-cell>
          <table:table-cell office:value-type="float" office:value="33245166">
            <text:p>33245166</text:p>
          </table:table-cell>
          <table:table-cell office:value-type="float" office:value="60713">
            <text:p>60713</text:p>
          </table:table-cell>
          <table:table-cell office:value-type="float" office:value="554093">
            <text:p>554093</text:p>
          </table:table-cell>
          <table:table-cell office:value-type="float" office:value="13338">
            <text:p>13338</text:p>
          </table:table-cell>
          <table:table-cell office:value-type="float" office:value="3586384">
            <text:p>3586384</text:p>
          </table:table-cell>
          <table:table-cell office:value-type="float" office:value="1272465">
            <text:p>1272465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6];[.AU$1];[.AU$2])" office:value-type="float" office:value="2.0822563156945">
            <text:p>2.0822563157</text:p>
          </table:table-cell>
          <table:table-cell table:formula="of:=3+STANDARDIZE([.C66];[.AV$1];[.AV$2])" office:value-type="float" office:value="3.73945090870932">
            <text:p>3.7394509087</text:p>
          </table:table-cell>
          <table:table-cell table:formula="of:=3+STANDARDIZE([.D66];[.AW$1];[.AW$2])" office:value-type="float" office:value="3.82354058186757">
            <text:p>3.8235405819</text:p>
          </table:table-cell>
          <table:table-cell table:formula="of:=3+STANDARDIZE([.E66];[.AX$1];[.AX$2])" office:value-type="float" office:value="3.6681115399068">
            <text:p>3.6681115399</text:p>
          </table:table-cell>
          <table:table-cell table:formula="of:=3+STANDARDIZE([.F66];[.AY$1];[.AY$2])" office:value-type="float" office:value="3.93991512750014">
            <text:p>3.9399151275</text:p>
          </table:table-cell>
          <table:table-cell table:formula="of:=3+STANDARDIZE([.G66];[.AZ$1];[.AZ$2])" office:value-type="float" office:value="2.57477590702664">
            <text:p>2.574775907</text:p>
          </table:table-cell>
          <table:table-cell table:formula="of:=3+STANDARDIZE([.H66];[.BA$1];[.BA$2])" office:value-type="float" office:value="3.05106668260331">
            <text:p>3.0510666826</text:p>
          </table:table-cell>
          <table:table-cell table:formula="of:=3+STANDARDIZE([.I66];[.BB$1];[.BB$2])" office:value-type="float" office:value="4.44189603781146">
            <text:p>4.4418960378</text:p>
          </table:table-cell>
          <table:table-cell table:formula="of:=3+STANDARDIZE([.J66];[.BC$1];[.BC$2])" office:value-type="float" office:value="3.93780508431348">
            <text:p>3.9378050843</text:p>
          </table:table-cell>
          <table:table-cell table:formula="of:=3+STANDARDIZE([.K66];[.BD$1];[.BD$2])" office:value-type="float" office:value="4.34200216899184">
            <text:p>4.342002169</text:p>
          </table:table-cell>
          <table:table-cell table:formula="of:=3+STANDARDIZE([.L66];[.BE$1];[.BE$2])" office:value-type="float" office:value="4.12984799546616">
            <text:p>4.1298479955</text:p>
          </table:table-cell>
          <table:table-cell table:formula="of:=3+STANDARDIZE([.M66];[.BF$1];[.BF$2])" office:value-type="float" office:value="2.59747951434877">
            <text:p>2.5974795143</text:p>
          </table:table-cell>
          <table:table-cell table:formula="of:=3+STANDARDIZE([.N66];[.BG$1];[.BG$2])" office:value-type="float" office:value="4.78978281927026">
            <text:p>4.7897828193</text:p>
          </table:table-cell>
          <table:table-cell table:formula="of:=3+STANDARDIZE([.O66];[.BH$1];[.BH$2])" office:value-type="float" office:value="3.95674666247216">
            <text:p>3.9567466625</text:p>
          </table:table-cell>
          <table:table-cell table:formula="of:=3+STANDARDIZE([.P66];[.BI$1];[.BI$2])" office:value-type="float" office:value="2.98664977083595">
            <text:p>2.9866497708</text:p>
          </table:table-cell>
          <table:table-cell table:formula="of:=3+STANDARDIZE([.Q66];[.BJ$1];[.BJ$2])" office:value-type="float" office:value="1.96438408958532">
            <text:p>1.9643840896</text:p>
          </table:table-cell>
          <table:table-cell table:formula="of:=3+STANDARDIZE([.R66];[.BK$1];[.BK$2])" office:value-type="float" office:value="2.03322270736062">
            <text:p>2.0332227074</text:p>
          </table:table-cell>
          <table:table-cell table:formula="of:=3+STANDARDIZE([.S66];[.BL$1];[.BL$2])" office:value-type="float" office:value="2.00343685691463">
            <text:p>2.0034368569</text:p>
          </table:table-cell>
          <table:table-cell table:formula="of:=3+STANDARDIZE([.T66];[.BM$1];[.BM$2])" office:value-type="float" office:value="1.97577947348734">
            <text:p>1.9757794735</text:p>
          </table:table-cell>
          <table:table-cell table:formula="of:=3+STANDARDIZE([.U66];[.BN$1];[.BN$2])" office:value-type="float" office:value="2.57523422708755">
            <text:p>2.5752342271</text:p>
          </table:table-cell>
          <table:table-cell table:formula="of:=3+STANDARDIZE([.V66];[.BO$1];[.BO$2])" office:value-type="float" office:value="2.42954726830131">
            <text:p>2.4295472683</text:p>
          </table:table-cell>
          <table:table-cell table:formula="of:=3+STANDARDIZE([.W66];[.BP$1];[.BP$2])" office:value-type="float" office:value="3.27141612389519">
            <text:p>3.2714161239</text:p>
          </table:table-cell>
          <table:table-cell table:formula="of:=3+STANDARDIZE([.X66];[.BQ$1];[.BQ$2])" office:value-type="float" office:value="2.63071833003018">
            <text:p>2.63071833</text:p>
          </table:table-cell>
          <table:table-cell table:formula="of:=3+STANDARDIZE([.Y66];[.BR$1];[.BR$2])" office:value-type="float" office:value="2.66129127632485">
            <text:p>2.6612912763</text:p>
          </table:table-cell>
          <table:table-cell table:formula="of:=3+STANDARDIZE([.Z66];[.BS$1];[.BS$2])" office:value-type="float" office:value="2.89965715674318">
            <text:p>2.8996571567</text:p>
          </table:table-cell>
          <table:table-cell table:formula="of:=3+STANDARDIZE([.AA66];[.BT$1];[.BT$2])" office:value-type="float" office:value="2.68016105455181">
            <text:p>2.6801610546</text:p>
          </table:table-cell>
          <table:table-cell table:formula="of:=3+STANDARDIZE([.AB66];[.BU$1];[.BU$2])" office:value-type="float" office:value="2.63071833003018">
            <text:p>2.63071833</text:p>
          </table:table-cell>
          <table:table-cell table:formula="of:=3+STANDARDIZE([.AC66];[.BV$1];[.BV$2])" office:value-type="float" office:value="3.24214763134114">
            <text:p>3.2421476313</text:p>
          </table:table-cell>
          <table:table-cell table:formula="of:=3+STANDARDIZE([.AD66];[.BW$1];[.BW$2])" office:value-type="float" office:value="3.348593004746">
            <text:p>3.3485930047</text:p>
          </table:table-cell>
          <table:table-cell table:formula="of:=3+STANDARDIZE([.AE66];[.BX$1];[.BX$2])" office:value-type="float" office:value="2.20334085678198">
            <text:p>2.2033408568</text:p>
          </table:table-cell>
          <table:table-cell table:formula="of:=3+STANDARDIZE([.AF66];[.BY$1];[.BY$2])" office:value-type="float" office:value="2.66133763717817">
            <text:p>2.6613376372</text:p>
          </table:table-cell>
          <table:table-cell table:formula="of:=3+STANDARDIZE([.AG66];[.BZ$1];[.BZ$2])" office:value-type="float" office:value="3.01594551645895">
            <text:p>3.0159455165</text:p>
          </table:table-cell>
          <table:table-cell table:formula="of:=3+STANDARDIZE([.AH66];[.CA$1];[.CA$2])" office:value-type="float" office:value="3.25669539045859">
            <text:p>3.2566953905</text:p>
          </table:table-cell>
          <table:table-cell table:formula="of:=3+STANDARDIZE([.AI66];[.CB$1];[.CB$2])" office:value-type="float" office:value="3.1745720622796">
            <text:p>3.1745720623</text:p>
          </table:table-cell>
          <table:table-cell table:formula="of:=3+STANDARDIZE([.AJ66];[.CC$1];[.CC$2])" office:value-type="float" office:value="2.83600458632612">
            <text:p>2.8360045863</text:p>
          </table:table-cell>
          <table:table-cell table:formula="of:=3+STANDARDIZE([.AK66];[.CD$1];[.CD$2])" office:value-type="float" office:value="2.66129127632485">
            <text:p>2.6612912763</text:p>
          </table:table-cell>
          <table:table-cell table:formula="of:=3+STANDARDIZE([.AL66];[.CE$1];[.CE$2])" office:value-type="float" office:value="2.63142383526802">
            <text:p>2.6314238353</text:p>
          </table:table-cell>
          <table:table-cell table:formula="of:=3+STANDARDIZE([.AM66];[.CF$1];[.CF$2])" office:value-type="float" office:value="2.70456219255184">
            <text:p>2.7045621926</text:p>
          </table:table-cell>
          <table:table-cell table:formula="of:=3+STANDARDIZE([.AN66];[.CG$1];[.CG$2])" office:value-type="float" office:value="1.79783404460288">
            <text:p>1.7978340446</text:p>
          </table:table-cell>
          <table:table-cell table:formula="of:=3+STANDARDIZE([.AO66];[.CH$1];[.CH$2])" office:value-type="float" office:value="1.38718580328106">
            <text:p>1.3871858033</text:p>
          </table:table-cell>
          <table:table-cell table:formula="of:=3+STANDARDIZE([.AP66];[.CI$1];[.CI$2])" office:value-type="float" office:value="2.46911129163589">
            <text:p>2.4691112916</text:p>
          </table:table-cell>
          <table:table-cell table:formula="of:=3+STANDARDIZE([.AQ66];[.CJ$1];[.CJ$2])" office:value-type="float" office:value="2.31669352461629">
            <text:p>2.3166935246</text:p>
          </table:table-cell>
          <table:table-cell table:formula="of:=3+STANDARDIZE([.AR6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  <table:table-cell office:value-type="float" office:value="26.3567">
            <text:p>26.3567</text:p>
          </table:table-cell>
          <table:table-cell office:value-type="float" office:value="291.747">
            <text:p>291.747</text:p>
          </table:table-cell>
          <table:table-cell office:value-type="float" office:value="3543602">
            <text:p>3543602</text:p>
          </table:table-cell>
          <table:table-cell office:value-type="float" office:value="35737560">
            <text:p>35737560</text:p>
          </table:table-cell>
          <table:table-cell table:formula="of:=[.Z66]+5975" office:value-type="float" office:value="3496050">
            <text:p>3496050</text:p>
          </table:table-cell>
          <table:table-cell office:value-type="float" office:value="67077">
            <text:p>67077.0000</text:p>
          </table:table-cell>
          <table:table-cell office:value-type="float" office:value="3543602">
            <text:p>3543602</text:p>
          </table:table-cell>
          <table:table-cell office:value-type="float" office:value="610750">
            <text:p>610750</text:p>
          </table:table-cell>
          <table:table-cell office:value-type="float" office:value="439938">
            <text:p>439938</text:p>
          </table:table-cell>
          <table:table-cell office:value-type="float" office:value="1685411">
            <text:p>1685411</text:p>
          </table:table-cell>
          <table:table-cell office:value-type="float" office:value="1384">
            <text:p>1384</text:p>
          </table:table-cell>
          <table:table-cell office:value-type="float" office:value="273424">
            <text:p>273424</text:p>
          </table:table-cell>
          <table:table-cell office:value-type="float" office:value="939576">
            <text:p>939576</text:p>
          </table:table-cell>
          <table:table-cell office:value-type="float" office:value="249086">
            <text:p>249086</text:p>
          </table:table-cell>
          <table:table-cell office:value-type="float" office:value="745213">
            <text:p>745213</text:p>
          </table:table-cell>
          <table:table-cell office:value-type="float" office:value="35737560">
            <text:p>35737560</text:p>
          </table:table-cell>
          <table:table-cell office:value-type="float" office:value="26505">
            <text:p>26505</text:p>
          </table:table-cell>
          <table:table-cell office:value-type="float" office:value="681028">
            <text:p>681028</text:p>
          </table:table-cell>
          <table:table-cell office:value-type="float" office:value="9669">
            <text:p>9669</text:p>
          </table:table-cell>
          <table:table-cell office:value-type="float" office:value="3684067">
            <text:p>3684067</text:p>
          </table:table-cell>
          <table:table-cell office:value-type="float" office:value="1361358">
            <text:p>1361358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7];[.AU$1];[.AU$2])" office:value-type="float" office:value="2.8144948166163">
            <text:p>2.8144948166</text:p>
          </table:table-cell>
          <table:table-cell table:formula="of:=3+STANDARDIZE([.C67];[.AV$1];[.AV$2])" office:value-type="float" office:value="3.52453722314116">
            <text:p>3.5245372231</text:p>
          </table:table-cell>
          <table:table-cell table:formula="of:=3+STANDARDIZE([.D67];[.AW$1];[.AW$2])" office:value-type="float" office:value="3.7954814988451">
            <text:p>3.7954814988</text:p>
          </table:table-cell>
          <table:table-cell table:formula="of:=3+STANDARDIZE([.E67];[.AX$1];[.AX$2])" office:value-type="float" office:value="3.67697868323433">
            <text:p>3.6769786832</text:p>
          </table:table-cell>
          <table:table-cell table:formula="of:=3+STANDARDIZE([.F67];[.AY$1];[.AY$2])" office:value-type="float" office:value="3.66962000799418">
            <text:p>3.669620008</text:p>
          </table:table-cell>
          <table:table-cell table:formula="of:=3+STANDARDIZE([.G67];[.AZ$1];[.AZ$2])" office:value-type="float" office:value="2.60142528222278">
            <text:p>2.6014252822</text:p>
          </table:table-cell>
          <table:table-cell table:formula="of:=3+STANDARDIZE([.H67];[.BA$1];[.BA$2])" office:value-type="float" office:value="2.24571645236164">
            <text:p>2.2457164524</text:p>
          </table:table-cell>
          <table:table-cell table:formula="of:=3+STANDARDIZE([.I67];[.BB$1];[.BB$2])" office:value-type="float" office:value="4.4812922912934">
            <text:p>4.4812922913</text:p>
          </table:table-cell>
          <table:table-cell table:formula="of:=3+STANDARDIZE([.J67];[.BC$1];[.BC$2])" office:value-type="float" office:value="4.45827232156333">
            <text:p>4.4582723216</text:p>
          </table:table-cell>
          <table:table-cell table:formula="of:=3+STANDARDIZE([.K67];[.BD$1];[.BD$2])" office:value-type="float" office:value="4.3514106268109">
            <text:p>4.3514106268</text:p>
          </table:table-cell>
          <table:table-cell table:formula="of:=3+STANDARDIZE([.L67];[.BE$1];[.BE$2])" office:value-type="float" office:value="4.59654075419124">
            <text:p>4.5965407542</text:p>
          </table:table-cell>
          <table:table-cell table:formula="of:=3+STANDARDIZE([.M67];[.BF$1];[.BF$2])" office:value-type="float" office:value="2.49330455041315">
            <text:p>2.4933045504</text:p>
          </table:table-cell>
          <table:table-cell table:formula="of:=3+STANDARDIZE([.N67];[.BG$1];[.BG$2])" office:value-type="float" office:value="3.11791206149555">
            <text:p>3.1179120615</text:p>
          </table:table-cell>
          <table:table-cell table:formula="of:=3+STANDARDIZE([.O67];[.BH$1];[.BH$2])" office:value-type="float" office:value="4.1135572307356">
            <text:p>4.1135572307</text:p>
          </table:table-cell>
          <table:table-cell table:formula="of:=3+STANDARDIZE([.P67];[.BI$1];[.BI$2])" office:value-type="float" office:value="3.43595851816125">
            <text:p>3.4359585182</text:p>
          </table:table-cell>
          <table:table-cell table:formula="of:=3+STANDARDIZE([.Q67];[.BJ$1];[.BJ$2])" office:value-type="float" office:value="1.9793021551548">
            <text:p>1.9793021552</text:p>
          </table:table-cell>
          <table:table-cell table:formula="of:=3+STANDARDIZE([.R67];[.BK$1];[.BK$2])" office:value-type="float" office:value="1.98559177830254">
            <text:p>1.9855917783</text:p>
          </table:table-cell>
          <table:table-cell table:formula="of:=3+STANDARDIZE([.S67];[.BL$1];[.BL$2])" office:value-type="float" office:value="1.98818765304074">
            <text:p>1.988187653</text:p>
          </table:table-cell>
          <table:table-cell table:formula="of:=3+STANDARDIZE([.T67];[.BM$1];[.BM$2])" office:value-type="float" office:value="1.97323126945829">
            <text:p>1.9732312695</text:p>
          </table:table-cell>
          <table:table-cell table:formula="of:=3+STANDARDIZE([.U67];[.BN$1];[.BN$2])" office:value-type="float" office:value="2.99357422670085">
            <text:p>2.9935742267</text:p>
          </table:table-cell>
          <table:table-cell table:formula="of:=3+STANDARDIZE([.V67];[.BO$1];[.BO$2])" office:value-type="float" office:value="2.79164130591087">
            <text:p>2.7916413059</text:p>
          </table:table-cell>
          <table:table-cell table:formula="of:=3+STANDARDIZE([.W67];[.BP$1];[.BP$2])" office:value-type="float" office:value="3.56707090455707">
            <text:p>3.5670709046</text:p>
          </table:table-cell>
          <table:table-cell table:formula="of:=3+STANDARDIZE([.X67];[.BQ$1];[.BQ$2])" office:value-type="float" office:value="2.66178243637291">
            <text:p>2.6617824364</text:p>
          </table:table-cell>
          <table:table-cell table:formula="of:=3+STANDARDIZE([.Y67];[.BR$1];[.BR$2])" office:value-type="float" office:value="3.02741972726401">
            <text:p>3.0274197273</text:p>
          </table:table-cell>
          <table:table-cell table:formula="of:=3+STANDARDIZE([.Z67];[.BS$1];[.BS$2])" office:value-type="float" office:value="2.93624860639095">
            <text:p>2.9362486064</text:p>
          </table:table-cell>
          <table:table-cell table:formula="of:=3+STANDARDIZE([.AA67];[.BT$1];[.BT$2])" office:value-type="float" office:value="2.82355144353868">
            <text:p>2.8235514435</text:p>
          </table:table-cell>
          <table:table-cell table:formula="of:=3+STANDARDIZE([.AB67];[.BU$1];[.BU$2])" office:value-type="float" office:value="2.66178243637291">
            <text:p>2.6617824364</text:p>
          </table:table-cell>
          <table:table-cell table:formula="of:=3+STANDARDIZE([.AC67];[.BV$1];[.BV$2])" office:value-type="float" office:value="3.73507848480827">
            <text:p>3.7350784848</text:p>
          </table:table-cell>
          <table:table-cell table:formula="of:=3+STANDARDIZE([.AD67];[.BW$1];[.BW$2])" office:value-type="float" office:value="3.4484965415361">
            <text:p>3.4484965415</text:p>
          </table:table-cell>
          <table:table-cell table:formula="of:=3+STANDARDIZE([.AE67];[.BX$1];[.BX$2])" office:value-type="float" office:value="2.4774149434066">
            <text:p>2.4774149434</text:p>
          </table:table-cell>
          <table:table-cell table:formula="of:=3+STANDARDIZE([.AF67];[.BY$1];[.BY$2])" office:value-type="float" office:value="2.73119572819617">
            <text:p>2.7311957282</text:p>
          </table:table-cell>
          <table:table-cell table:formula="of:=3+STANDARDIZE([.AG67];[.BZ$1];[.BZ$2])" office:value-type="float" office:value="3.21189465652385">
            <text:p>3.2118946565</text:p>
          </table:table-cell>
          <table:table-cell table:formula="of:=3+STANDARDIZE([.AH67];[.CA$1];[.CA$2])" office:value-type="float" office:value="4.52216735398347">
            <text:p>4.522167354</text:p>
          </table:table-cell>
          <table:table-cell table:formula="of:=3+STANDARDIZE([.AI67];[.CB$1];[.CB$2])" office:value-type="float" office:value="2.51592358780555">
            <text:p>2.5159235878</text:p>
          </table:table-cell>
          <table:table-cell table:formula="of:=3+STANDARDIZE([.AJ67];[.CC$1];[.CC$2])" office:value-type="float" office:value="4.87273592285508">
            <text:p>4.8727359229</text:p>
          </table:table-cell>
          <table:table-cell table:formula="of:=3+STANDARDIZE([.AK67];[.CD$1];[.CD$2])" office:value-type="float" office:value="3.02741972726401">
            <text:p>3.0274197273</text:p>
          </table:table-cell>
          <table:table-cell table:formula="of:=3+STANDARDIZE([.AL67];[.CE$1];[.CE$2])" office:value-type="float" office:value="2.55827506090195">
            <text:p>2.5582750609</text:p>
          </table:table-cell>
          <table:table-cell table:formula="of:=3+STANDARDIZE([.AM67];[.CF$1];[.CF$2])" office:value-type="float" office:value="3.35367915290505">
            <text:p>3.3536791529</text:p>
          </table:table-cell>
          <table:table-cell table:formula="of:=3+STANDARDIZE([.AN67];[.CG$1];[.CG$2])" office:value-type="float" office:value="1.48960754531494">
            <text:p>1.4896075453</text:p>
          </table:table-cell>
          <table:table-cell table:formula="of:=3+STANDARDIZE([.AO67];[.CH$1];[.CH$2])" office:value-type="float" office:value="1.58340557177418">
            <text:p>1.5834055718</text:p>
          </table:table-cell>
          <table:table-cell table:formula="of:=3+STANDARDIZE([.AP67];[.CI$1];[.CI$2])" office:value-type="float" office:value="2.67869241597634">
            <text:p>2.678692416</text:p>
          </table:table-cell>
          <table:table-cell table:formula="of:=3+STANDARDIZE([.AQ67];[.CJ$1];[.CJ$2])" office:value-type="float" office:value="2.32476952075728">
            <text:p>2.3247695208</text:p>
          </table:table-cell>
          <table:table-cell table:formula="of:=3+STANDARDIZE([.AR6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  <table:table-cell office:value-type="float" office:value="26.2156">
            <text:p>26.2156</text:p>
          </table:table-cell>
          <table:table-cell office:value-type="float" office:value="355.748">
            <text:p>355.748</text:p>
          </table:table-cell>
          <table:table-cell office:value-type="float" office:value="4622887">
            <text:p>4622887</text:p>
          </table:table-cell>
          <table:table-cell office:value-type="float" office:value="34405392">
            <text:p>34405392</text:p>
          </table:table-cell>
          <table:table-cell table:formula="of:=[.Z67]+5975" office:value-type="float" office:value="3502025">
            <text:p>3502025</text:p>
          </table:table-cell>
          <table:table-cell office:value-type="float" office:value="111442">
            <text:p>111442.0000</text:p>
          </table:table-cell>
          <table:table-cell office:value-type="float" office:value="4622887">
            <text:p>4622887</text:p>
          </table:table-cell>
          <table:table-cell office:value-type="float" office:value="611990">
            <text:p>611990</text:p>
          </table:table-cell>
          <table:table-cell office:value-type="float" office:value="493351">
            <text:p>493351</text:p>
          </table:table-cell>
          <table:table-cell office:value-type="float" office:value="2782011">
            <text:p>2782011</text:p>
          </table:table-cell>
          <table:table-cell office:value-type="float" office:value="191">
            <text:p>191</text:p>
          </table:table-cell>
          <table:table-cell office:value-type="float" office:value="437921">
            <text:p>437921</text:p>
          </table:table-cell>
          <table:table-cell office:value-type="float" office:value="802182">
            <text:p>802182</text:p>
          </table:table-cell>
          <table:table-cell office:value-type="float" office:value="892874">
            <text:p>892874</text:p>
          </table:table-cell>
          <table:table-cell office:value-type="float" office:value="623059">
            <text:p>623059</text:p>
          </table:table-cell>
          <table:table-cell office:value-type="float" office:value="34405392">
            <text:p>34405392</text:p>
          </table:table-cell>
          <table:table-cell office:value-type="float" office:value="53239">
            <text:p>53239</text:p>
          </table:table-cell>
          <table:table-cell office:value-type="float" office:value="642651">
            <text:p>642651</text:p>
          </table:table-cell>
          <table:table-cell office:value-type="float" office:value="19088">
            <text:p>19088</text:p>
          </table:table-cell>
          <table:table-cell office:value-type="float" office:value="4622473">
            <text:p>4622473</text:p>
          </table:table-cell>
          <table:table-cell office:value-type="float" office:value="1416249">
            <text:p>1416249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8];[.AU$1];[.AU$2])" office:value-type="float" office:value="2.73149488195392">
            <text:p>2.731494882</text:p>
          </table:table-cell>
          <table:table-cell table:formula="of:=3+STANDARDIZE([.C68];[.AV$1];[.AV$2])" office:value-type="float" office:value="3.4439445910531">
            <text:p>3.4439445911</text:p>
          </table:table-cell>
          <table:table-cell table:formula="of:=3+STANDARDIZE([.D68];[.AW$1];[.AW$2])" office:value-type="float" office:value="3.51956718245749">
            <text:p>3.5195671825</text:p>
          </table:table-cell>
          <table:table-cell table:formula="of:=3+STANDARDIZE([.E68];[.AX$1];[.AX$2])" office:value-type="float" office:value="3.43756581339091">
            <text:p>3.4375658134</text:p>
          </table:table-cell>
          <table:table-cell table:formula="of:=3+STANDARDIZE([.F68];[.AY$1];[.AY$2])" office:value-type="float" office:value="3.54948884376931">
            <text:p>3.5494888438</text:p>
          </table:table-cell>
          <table:table-cell table:formula="of:=3+STANDARDIZE([.G68];[.AZ$1];[.AZ$2])" office:value-type="float" office:value="2.61474996982084">
            <text:p>2.6147499698</text:p>
          </table:table-cell>
          <table:table-cell table:formula="of:=3+STANDARDIZE([.H68];[.BA$1];[.BA$2])" office:value-type="float" office:value="2.68405855457277">
            <text:p>2.6840585546</text:p>
          </table:table-cell>
          <table:table-cell table:formula="of:=3+STANDARDIZE([.I68];[.BB$1];[.BB$2])" office:value-type="float" office:value="4.44189603781146">
            <text:p>4.4418960378</text:p>
          </table:table-cell>
          <table:table-cell table:formula="of:=3+STANDARDIZE([.J68];[.BC$1];[.BC$2])" office:value-type="float" office:value="4.49785157914887">
            <text:p>4.4978515791</text:p>
          </table:table-cell>
          <table:table-cell table:formula="of:=3+STANDARDIZE([.K68];[.BD$1];[.BD$2])" office:value-type="float" office:value="4.41726983154432">
            <text:p>4.4172698315</text:p>
          </table:table-cell>
          <table:table-cell table:formula="of:=3+STANDARDIZE([.L68];[.BE$1];[.BE$2])" office:value-type="float" office:value="4.66018067583557">
            <text:p>4.6601806758</text:p>
          </table:table-cell>
          <table:table-cell table:formula="of:=3+STANDARDIZE([.M68];[.BF$1];[.BF$2])" office:value-type="float" office:value="2.41968757589865">
            <text:p>2.4196875759</text:p>
          </table:table-cell>
          <table:table-cell table:formula="of:=3+STANDARDIZE([.N68];[.BG$1];[.BG$2])" office:value-type="float" office:value="2.86448912335585">
            <text:p>2.8644891234</text:p>
          </table:table-cell>
          <table:table-cell table:formula="of:=3+STANDARDIZE([.O68];[.BH$1];[.BH$2])" office:value-type="float" office:value="4.21542394259982">
            <text:p>4.2154239426</text:p>
          </table:table-cell>
          <table:table-cell table:formula="of:=3+STANDARDIZE([.P68];[.BI$1];[.BI$2])" office:value-type="float" office:value="3.26746773791426">
            <text:p>3.2674677379</text:p>
          </table:table-cell>
          <table:table-cell table:formula="of:=3+STANDARDIZE([.Q68];[.BJ$1];[.BJ$2])" office:value-type="float" office:value="2.04096349284198">
            <text:p>2.0409634928</text:p>
          </table:table-cell>
          <table:table-cell table:formula="of:=3+STANDARDIZE([.R68];[.BK$1];[.BK$2])" office:value-type="float" office:value="2.00564690632699">
            <text:p>2.0056469063</text:p>
          </table:table-cell>
          <table:table-cell table:formula="of:=3+STANDARDIZE([.S68];[.BL$1];[.BL$2])" office:value-type="float" office:value="1.99655011968126">
            <text:p>1.9965501197</text:p>
          </table:table-cell>
          <table:table-cell table:formula="of:=3+STANDARDIZE([.T68];[.BM$1];[.BM$2])" office:value-type="float" office:value="2.06496661450411">
            <text:p>2.0649666145</text:p>
          </table:table-cell>
          <table:table-cell table:formula="of:=3+STANDARDIZE([.U68];[.BN$1];[.BN$2])" office:value-type="float" office:value="3.362280667038">
            <text:p>3.362280667</text:p>
          </table:table-cell>
          <table:table-cell table:formula="of:=3+STANDARDIZE([.V68];[.BO$1];[.BO$2])" office:value-type="float" office:value="2.45923096949767">
            <text:p>2.4592309695</text:p>
          </table:table-cell>
          <table:table-cell table:formula="of:=3+STANDARDIZE([.W68];[.BP$1];[.BP$2])" office:value-type="float" office:value="4.39232283953641">
            <text:p>4.3923228395</text:p>
          </table:table-cell>
          <table:table-cell table:formula="of:=3+STANDARDIZE([.X68];[.BQ$1];[.BQ$2])" office:value-type="float" office:value="2.81381933121698">
            <text:p>2.8138193312</text:p>
          </table:table-cell>
          <table:table-cell table:formula="of:=3+STANDARDIZE([.Y68];[.BR$1];[.BR$2])" office:value-type="float" office:value="2.83172650772058">
            <text:p>2.8317265077</text:p>
          </table:table-cell>
          <table:table-cell table:formula="of:=3+STANDARDIZE([.Z68];[.BS$1];[.BS$2])" office:value-type="float" office:value="2.97284005603872">
            <text:p>2.972840056</text:p>
          </table:table-cell>
          <table:table-cell table:formula="of:=3+STANDARDIZE([.AA68];[.BT$1];[.BT$2])" office:value-type="float" office:value="3.7768729791902">
            <text:p>3.7768729792</text:p>
          </table:table-cell>
          <table:table-cell table:formula="of:=3+STANDARDIZE([.AB68];[.BU$1];[.BU$2])" office:value-type="float" office:value="2.81381933121698">
            <text:p>2.8138193312</text:p>
          </table:table-cell>
          <table:table-cell table:formula="of:=3+STANDARDIZE([.AC68];[.BV$1];[.BV$2])" office:value-type="float" office:value="3.7419456681884">
            <text:p>3.7419456682</text:p>
          </table:table-cell>
          <table:table-cell table:formula="of:=3+STANDARDIZE([.AD68];[.BW$1];[.BW$2])" office:value-type="float" office:value="3.78824871335387">
            <text:p>3.7882487134</text:p>
          </table:table-cell>
          <table:table-cell table:formula="of:=3+STANDARDIZE([.AE68];[.BX$1];[.BX$2])" office:value-type="float" office:value="2.80962228546014">
            <text:p>2.8096222855</text:p>
          </table:table-cell>
          <table:table-cell table:formula="of:=3+STANDARDIZE([.AF68];[.BY$1];[.BY$2])" office:value-type="float" office:value="2.6594739531665">
            <text:p>2.6594739532</text:p>
          </table:table-cell>
          <table:table-cell table:formula="of:=3+STANDARDIZE([.AG68];[.BZ$1];[.BZ$2])" office:value-type="float" office:value="4.51082859540176">
            <text:p>4.5108285954</text:p>
          </table:table-cell>
          <table:table-cell table:formula="of:=3+STANDARDIZE([.AH68];[.CA$1];[.CA$2])" office:value-type="float" office:value="3.92764230873955">
            <text:p>3.9276423087</text:p>
          </table:table-cell>
          <table:table-cell table:formula="of:=3+STANDARDIZE([.AI68];[.CB$1];[.CB$2])" office:value-type="float" office:value="5.5912342453584">
            <text:p>5.5912342454</text:p>
          </table:table-cell>
          <table:table-cell table:formula="of:=3+STANDARDIZE([.AJ68];[.CC$1];[.CC$2])" office:value-type="float" office:value="3.7841372176388">
            <text:p>3.7841372176</text:p>
          </table:table-cell>
          <table:table-cell table:formula="of:=3+STANDARDIZE([.AK68];[.CD$1];[.CD$2])" office:value-type="float" office:value="2.83172650772058">
            <text:p>2.8317265077</text:p>
          </table:table-cell>
          <table:table-cell table:formula="of:=3+STANDARDIZE([.AL68];[.CE$1];[.CE$2])" office:value-type="float" office:value="2.61544178605111">
            <text:p>2.6154417861</text:p>
          </table:table-cell>
          <table:table-cell table:formula="of:=3+STANDARDIZE([.AM68];[.CF$1];[.CF$2])" office:value-type="float" office:value="3.15742783067339">
            <text:p>3.1574278307</text:p>
          </table:table-cell>
          <table:table-cell table:formula="of:=3+STANDARDIZE([.AN68];[.CG$1];[.CG$2])" office:value-type="float" office:value="2.28088184261478">
            <text:p>2.2808818426</text:p>
          </table:table-cell>
          <table:table-cell table:formula="of:=3+STANDARDIZE([.AO68];[.CH$1];[.CH$2])" office:value-type="float" office:value="3.46841942344297">
            <text:p>3.4684194234</text:p>
          </table:table-cell>
          <table:table-cell table:formula="of:=3+STANDARDIZE([.AP68];[.CI$1];[.CI$2])" office:value-type="float" office:value="2.80810775234896">
            <text:p>2.8081077523</text:p>
          </table:table-cell>
          <table:table-cell table:formula="of:=3+STANDARDIZE([.AQ68];[.CJ$1];[.CJ$2])" office:value-type="float" office:value="2.34695632334243">
            <text:p>2.3469563233</text:p>
          </table:table-cell>
          <table:table-cell table:formula="of:=3+STANDARDIZE([.AR6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  <table:table-cell office:value-type="float" office:value="26.4839">
            <text:p>26.4839</text:p>
          </table:table-cell>
          <table:table-cell office:value-type="float" office:value="305.392">
            <text:p>305.392</text:p>
          </table:table-cell>
          <table:table-cell office:value-type="float" office:value="3275666">
            <text:p>3275666</text:p>
          </table:table-cell>
          <table:table-cell office:value-type="float" office:value="34944404">
            <text:p>34944404</text:p>
          </table:table-cell>
          <table:table-cell table:formula="of:=[.Z68]+5975" office:value-type="float" office:value="3508000">
            <text:p>3508000</text:p>
          </table:table-cell>
          <table:table-cell office:value-type="float" office:value="135809">
            <text:p>135809.0000</text:p>
          </table:table-cell>
          <table:table-cell office:value-type="float" office:value="3275666">
            <text:p>3275666</text:p>
          </table:table-cell>
          <table:table-cell office:value-type="float" office:value="644990">
            <text:p>644990</text:p>
          </table:table-cell>
          <table:table-cell office:value-type="float" office:value="499664">
            <text:p>499664</text:p>
          </table:table-cell>
          <table:table-cell office:value-type="float" office:value="2576470">
            <text:p>2576470</text:p>
          </table:table-cell>
          <table:table-cell office:value-type="float" office:value="175">
            <text:p>175</text:p>
          </table:table-cell>
          <table:table-cell office:value-type="float" office:value="169608">
            <text:p>169608</text:p>
          </table:table-cell>
          <table:table-cell office:value-type="float" office:value="669211">
            <text:p>669211</text:p>
          </table:table-cell>
          <table:table-cell office:value-type="float" office:value="363525">
            <text:p>363525</text:p>
          </table:table-cell>
          <table:table-cell office:value-type="float" office:value="548259">
            <text:p>548259</text:p>
          </table:table-cell>
          <table:table-cell office:value-type="float" office:value="34944404">
            <text:p>34944404</text:p>
          </table:table-cell>
          <table:table-cell office:value-type="float" office:value="76953">
            <text:p>76953</text:p>
          </table:table-cell>
          <table:table-cell office:value-type="float" office:value="679741">
            <text:p>679741</text:p>
          </table:table-cell>
          <table:table-cell office:value-type="float" office:value="30705">
            <text:p>30705</text:p>
          </table:table-cell>
          <table:table-cell office:value-type="float" office:value="3962329">
            <text:p>3962329</text:p>
          </table:table-cell>
          <table:table-cell office:value-type="float" office:value="1374526">
            <text:p>1374526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69];[.AU$1];[.AU$2])" office:value-type="float" office:value="3.81723941395775">
            <text:p>3.817239414</text:p>
          </table:table-cell>
          <table:table-cell table:formula="of:=3+STANDARDIZE([.C69];[.AV$1];[.AV$2])" office:value-type="float" office:value="3.46895609756318">
            <text:p>3.4689560976</text:p>
          </table:table-cell>
          <table:table-cell table:formula="of:=3+STANDARDIZE([.D69];[.AW$1];[.AW$2])" office:value-type="float" office:value="3.40265433653054">
            <text:p>3.4026543365</text:p>
          </table:table-cell>
          <table:table-cell table:formula="of:=3+STANDARDIZE([.E69];[.AX$1];[.AX$2])" office:value-type="float" office:value="3.32672652179673">
            <text:p>3.3267265218</text:p>
          </table:table-cell>
          <table:table-cell table:formula="of:=3+STANDARDIZE([.F69];[.AY$1];[.AY$2])" office:value-type="float" office:value="3.39932488848823">
            <text:p>3.3993248885</text:p>
          </table:table-cell>
          <table:table-cell table:formula="of:=3+STANDARDIZE([.G69];[.AZ$1];[.AZ$2])" office:value-type="float" office:value="2.64139934501698">
            <text:p>2.641399345</text:p>
          </table:table-cell>
          <table:table-cell table:formula="of:=3+STANDARDIZE([.H69];[.BA$1];[.BA$2])" office:value-type="float" office:value="3.0758784997096">
            <text:p>3.0758784997</text:p>
          </table:table-cell>
          <table:table-cell table:formula="of:=3+STANDARDIZE([.I69];[.BB$1];[.BB$2])" office:value-type="float" office:value="4.34832993579187">
            <text:p>4.3483299358</text:p>
          </table:table-cell>
          <table:table-cell table:formula="of:=3+STANDARDIZE([.J69];[.BC$1];[.BC$2])" office:value-type="float" office:value="4.44837750716695">
            <text:p>4.4483775072</text:p>
          </table:table-cell>
          <table:table-cell table:formula="of:=3+STANDARDIZE([.K69];[.BD$1];[.BD$2])" office:value-type="float" office:value="4.27143873534889">
            <text:p>4.2714387353</text:p>
          </table:table-cell>
          <table:table-cell table:formula="of:=3+STANDARDIZE([.L69];[.BE$1];[.BE$2])" office:value-type="float" office:value="4.50638419852844">
            <text:p>4.5063841985</text:p>
          </table:table-cell>
          <table:table-cell table:formula="of:=3+STANDARDIZE([.M69];[.BF$1];[.BF$2])" office:value-type="float" office:value="2.2807876239845">
            <text:p>2.280787624</text:p>
          </table:table-cell>
          <table:table-cell table:formula="of:=3+STANDARDIZE([.N69];[.BG$1];[.BG$2])" office:value-type="float" office:value="2.68673274968441">
            <text:p>2.6867327497</text:p>
          </table:table-cell>
          <table:table-cell table:formula="of:=3+STANDARDIZE([.O69];[.BH$1];[.BH$2])" office:value-type="float" office:value="4.01008631868453">
            <text:p>4.0100863187</text:p>
          </table:table-cell>
          <table:table-cell table:formula="of:=3+STANDARDIZE([.P69];[.BI$1];[.BI$2])" office:value-type="float" office:value="2.42735398640498">
            <text:p>2.4273539864</text:p>
          </table:table-cell>
          <table:table-cell table:formula="of:=3+STANDARDIZE([.Q69];[.BJ$1];[.BJ$2])" office:value-type="float" office:value="2.06408649447467">
            <text:p>2.0640864945</text:p>
          </table:table-cell>
          <table:table-cell table:formula="of:=3+STANDARDIZE([.R69];[.BK$1];[.BK$2])" office:value-type="float" office:value="2.05453128088661">
            <text:p>2.0545312809</text:p>
          </table:table-cell>
          <table:table-cell table:formula="of:=3+STANDARDIZE([.S69];[.BL$1];[.BL$2])" office:value-type="float" office:value="1.9982718039896">
            <text:p>1.998271804</text:p>
          </table:table-cell>
          <table:table-cell table:formula="of:=3+STANDARDIZE([.T69];[.BM$1];[.BM$2])" office:value-type="float" office:value="2.07898173666389">
            <text:p>2.0789817367</text:p>
          </table:table-cell>
          <table:table-cell table:formula="of:=3+STANDARDIZE([.U69];[.BN$1];[.BN$2])" office:value-type="float" office:value="3.05738880291305">
            <text:p>3.0573888029</text:p>
          </table:table-cell>
          <table:table-cell table:formula="of:=3+STANDARDIZE([.V69];[.BO$1];[.BO$2])" office:value-type="float" office:value="3.09130533703602">
            <text:p>3.091305337</text:p>
          </table:table-cell>
          <table:table-cell table:formula="of:=3+STANDARDIZE([.W69];[.BP$1];[.BP$2])" office:value-type="float" office:value="3.74301444688911">
            <text:p>3.7430144469</text:p>
          </table:table-cell>
          <table:table-cell table:formula="of:=3+STANDARDIZE([.X69];[.BQ$1];[.BQ$2])" office:value-type="float" office:value="2.62403878436539">
            <text:p>2.6240387844</text:p>
          </table:table-cell>
          <table:table-cell table:formula="of:=3+STANDARDIZE([.Y69];[.BR$1];[.BR$2])" office:value-type="float" office:value="2.91090645623499">
            <text:p>2.9109064562</text:p>
          </table:table-cell>
          <table:table-cell table:formula="of:=3+STANDARDIZE([.Z69];[.BS$1];[.BS$2])" office:value-type="float" office:value="3.0094315056865">
            <text:p>3.0094315057</text:p>
          </table:table-cell>
          <table:table-cell table:formula="of:=3+STANDARDIZE([.AA69];[.BT$1];[.BT$2])" office:value-type="float" office:value="4.30047459891792">
            <text:p>4.3004745989</text:p>
          </table:table-cell>
          <table:table-cell table:formula="of:=3+STANDARDIZE([.AB69];[.BU$1];[.BU$2])" office:value-type="float" office:value="2.62403878436539">
            <text:p>2.6240387844</text:p>
          </table:table-cell>
          <table:table-cell table:formula="of:=3+STANDARDIZE([.AC69];[.BV$1];[.BV$2])" office:value-type="float" office:value="3.92470135491786">
            <text:p>3.9247013549</text:p>
          </table:table-cell>
          <table:table-cell table:formula="of:=3+STANDARDIZE([.AD69];[.BW$1];[.BW$2])" office:value-type="float" office:value="3.82840477013191">
            <text:p>3.8284047701</text:p>
          </table:table-cell>
          <table:table-cell table:formula="of:=3+STANDARDIZE([.AE69];[.BX$1];[.BX$2])" office:value-type="float" office:value="2.74735506925275">
            <text:p>2.7473550693</text:p>
          </table:table-cell>
          <table:table-cell table:formula="of:=3+STANDARDIZE([.AF69];[.BY$1];[.BY$2])" office:value-type="float" office:value="2.65851205174113">
            <text:p>2.6585120517</text:p>
          </table:table-cell>
          <table:table-cell table:formula="of:=3+STANDARDIZE([.AG69];[.BZ$1];[.BZ$2])" office:value-type="float" office:value="2.39212210262592">
            <text:p>2.3921221026</text:p>
          </table:table-cell>
          <table:table-cell table:formula="of:=3+STANDARDIZE([.AH69];[.CA$1];[.CA$2])" office:value-type="float" office:value="3.35225626720114">
            <text:p>3.3522562672</text:p>
          </table:table-cell>
          <table:table-cell table:formula="of:=3+STANDARDIZE([.AI69];[.CB$1];[.CB$2])" office:value-type="float" office:value="3.06258720430615">
            <text:p>3.0625872043</text:p>
          </table:table-cell>
          <table:table-cell table:formula="of:=3+STANDARDIZE([.AJ69];[.CC$1];[.CC$2])" office:value-type="float" office:value="3.11754272912286">
            <text:p>3.1175427291</text:p>
          </table:table-cell>
          <table:table-cell table:formula="of:=3+STANDARDIZE([.AK69];[.CD$1];[.CD$2])" office:value-type="float" office:value="2.91090645623499">
            <text:p>2.9109064562</text:p>
          </table:table-cell>
          <table:table-cell table:formula="of:=3+STANDARDIZE([.AL69];[.CE$1];[.CE$2])" office:value-type="float" office:value="2.6661506855868">
            <text:p>2.6661506856</text:p>
          </table:table-cell>
          <table:table-cell table:formula="of:=3+STANDARDIZE([.AM69];[.CF$1];[.CF$2])" office:value-type="float" office:value="3.3470977251824">
            <text:p>3.3470977252</text:p>
          </table:table-cell>
          <table:table-cell table:formula="of:=3+STANDARDIZE([.AN69];[.CG$1];[.CG$2])" office:value-type="float" office:value="3.25680641122421">
            <text:p>3.2568064112</text:p>
          </table:table-cell>
          <table:table-cell table:formula="of:=3+STANDARDIZE([.AO69];[.CH$1];[.CH$2])" office:value-type="float" office:value="2.14236163598633">
            <text:p>2.142361636</text:p>
          </table:table-cell>
          <table:table-cell table:formula="of:=3+STANDARDIZE([.AP69];[.CI$1];[.CI$2])" office:value-type="float" office:value="2.70973832786271">
            <text:p>2.7097383279</text:p>
          </table:table-cell>
          <table:table-cell table:formula="of:=3+STANDARDIZE([.AQ69];[.CJ$1];[.CJ$2])" office:value-type="float" office:value="2.34488555510115">
            <text:p>2.3448855551</text:p>
          </table:table-cell>
          <table:table-cell table:formula="of:=3+STANDARDIZE([.AR6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  <table:table-cell office:value-type="float" office:value="26.6149">
            <text:p>26.6149</text:p>
          </table:table-cell>
          <table:table-cell office:value-type="float" office:value="296.805">
            <text:p>296.805</text:p>
          </table:table-cell>
          <table:table-cell office:value-type="float" office:value="3211742">
            <text:p>3211742</text:p>
          </table:table-cell>
          <table:table-cell office:value-type="float" office:value="37459816">
            <text:p>37459816</text:p>
          </table:table-cell>
          <table:table-cell table:formula="of:=[.Z69]+5975" office:value-type="float" office:value="3513975">
            <text:p>3513975</text:p>
          </table:table-cell>
          <table:table-cell office:value-type="float" office:value="169910">
            <text:p>169910.0000</text:p>
          </table:table-cell>
          <table:table-cell office:value-type="float" office:value="3211742">
            <text:p>3211742</text:p>
          </table:table-cell>
          <table:table-cell office:value-type="float" office:value="448556">
            <text:p>448556</text:p>
          </table:table-cell>
          <table:table-cell office:value-type="float" office:value="421484">
            <text:p>421484</text:p>
          </table:table-cell>
          <table:table-cell office:value-type="float" office:value="8647378">
            <text:p>8647378</text:p>
          </table:table-cell>
          <table:table-cell office:value-type="float" office:value="292">
            <text:p>292</text:p>
          </table:table-cell>
          <table:table-cell office:value-type="float" office:value="38955">
            <text:p>38955</text:p>
          </table:table-cell>
          <table:table-cell office:value-type="float" office:value="1099421">
            <text:p>1099421</text:p>
          </table:table-cell>
          <table:table-cell office:value-type="float" office:value="380354">
            <text:p>380354</text:p>
          </table:table-cell>
          <table:table-cell office:value-type="float" office:value="505941">
            <text:p>505941</text:p>
          </table:table-cell>
          <table:table-cell office:value-type="float" office:value="37459816">
            <text:p>37459816</text:p>
          </table:table-cell>
          <table:table-cell office:value-type="float" office:value="56141">
            <text:p>56141</text:p>
          </table:table-cell>
          <table:table-cell office:value-type="float" office:value="628572">
            <text:p>628572</text:p>
          </table:table-cell>
          <table:table-cell office:value-type="float" office:value="20778">
            <text:p>20778</text:p>
          </table:table-cell>
          <table:table-cell office:value-type="float" office:value="4128805">
            <text:p>4128805</text:p>
          </table:table-cell>
          <table:table-cell office:value-type="float" office:value="1459076">
            <text:p>1459076</text:p>
          </table:table-cell>
          <table:table-cell office:value-type="float" office:value="3570">
            <text:p>35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0];[.AU$1];[.AU$2])" office:value-type="float" office:value="3.79688905684324">
            <text:p>3.7968890568</text:p>
          </table:table-cell>
          <table:table-cell table:formula="of:=3+STANDARDIZE([.C70];[.AV$1];[.AV$2])" office:value-type="float" office:value="3.47636691430691">
            <text:p>3.4763669143</text:p>
          </table:table-cell>
          <table:table-cell table:formula="of:=3+STANDARDIZE([.D70];[.AW$1];[.AW$2])" office:value-type="float" office:value="3.39330130885638">
            <text:p>3.3933013089</text:p>
          </table:table-cell>
          <table:table-cell table:formula="of:=3+STANDARDIZE([.E70];[.AX$1];[.AX$2])" office:value-type="float" office:value="3.56170581997639">
            <text:p>3.56170582</text:p>
          </table:table-cell>
          <table:table-cell table:formula="of:=3+STANDARDIZE([.F70];[.AY$1];[.AY$2])" office:value-type="float" office:value="3.56951070447346">
            <text:p>3.5695107045</text:p>
          </table:table-cell>
          <table:table-cell table:formula="of:=3+STANDARDIZE([.G70];[.AZ$1];[.AZ$2])" office:value-type="float" office:value="2.58810059462471">
            <text:p>2.5881005946</text:p>
          </table:table-cell>
          <table:table-cell table:formula="of:=3+STANDARDIZE([.H70];[.BA$1];[.BA$2])" office:value-type="float" office:value="3.00867982838007">
            <text:p>3.0086798284</text:p>
          </table:table-cell>
          <table:table-cell table:formula="of:=3+STANDARDIZE([.I70];[.BB$1];[.BB$2])" office:value-type="float" office:value="3.83716354686377">
            <text:p>3.8371635469</text:p>
          </table:table-cell>
          <table:table-cell table:formula="of:=3+STANDARDIZE([.J70];[.BC$1];[.BC$2])" office:value-type="float" office:value="4.38900862078864">
            <text:p>4.3890086208</text:p>
          </table:table-cell>
          <table:table-cell table:formula="of:=3+STANDARDIZE([.K70];[.BD$1];[.BD$2])" office:value-type="float" office:value="4.21028375952499">
            <text:p>4.2102837595</text:p>
          </table:table-cell>
          <table:table-cell table:formula="of:=3+STANDARDIZE([.L70];[.BE$1];[.BE$2])" office:value-type="float" office:value="4.02908478619598">
            <text:p>4.0290847862</text:p>
          </table:table-cell>
          <table:table-cell table:formula="of:=3+STANDARDIZE([.M70];[.BF$1];[.BF$2])" office:value-type="float" office:value="2.38218458888183">
            <text:p>2.3821845889</text:p>
          </table:table-cell>
          <table:table-cell table:formula="of:=3+STANDARDIZE([.N70];[.BG$1];[.BG$2])" office:value-type="float" office:value="1.2899039484689">
            <text:p>1.2899039485</text:p>
          </table:table-cell>
          <table:table-cell table:formula="of:=3+STANDARDIZE([.O70];[.BH$1];[.BH$2])" office:value-type="float" office:value="3.86290095154213">
            <text:p>3.8629009515</text:p>
          </table:table-cell>
          <table:table-cell table:formula="of:=3+STANDARDIZE([.P70];[.BI$1];[.BI$2])" office:value-type="float" office:value="2.56542282021848">
            <text:p>2.5654228202</text:p>
          </table:table-cell>
          <table:table-cell table:formula="of:=3+STANDARDIZE([.Q70];[.BJ$1];[.BJ$2])" office:value-type="float" office:value="2.16826431903486">
            <text:p>2.168264319</text:p>
          </table:table-cell>
          <table:table-cell table:formula="of:=3+STANDARDIZE([.R70];[.BK$1];[.BK$2])" office:value-type="float" office:value="2.07834674541565">
            <text:p>2.0783467454</text:p>
          </table:table-cell>
          <table:table-cell table:formula="of:=3+STANDARDIZE([.S70];[.BL$1];[.BL$2])" office:value-type="float" office:value="2.18741112300613">
            <text:p>2.187411123</text:p>
          </table:table-cell>
          <table:table-cell table:formula="of:=3+STANDARDIZE([.T70];[.BM$1];[.BM$2])" office:value-type="float" office:value="2.11083428702702">
            <text:p>2.110834287</text:p>
          </table:table-cell>
          <table:table-cell table:formula="of:=3+STANDARDIZE([.U70];[.BN$1];[.BN$2])" office:value-type="float" office:value="3.68489880233301">
            <text:p>3.6848988023</text:p>
          </table:table-cell>
          <table:table-cell table:formula="of:=3+STANDARDIZE([.V70];[.BO$1];[.BO$2])" office:value-type="float" office:value="3.39992159550611">
            <text:p>3.3999215955</text:p>
          </table:table-cell>
          <table:table-cell table:formula="of:=3+STANDARDIZE([.W70];[.BP$1];[.BP$2])" office:value-type="float" office:value="3.63229057748602">
            <text:p>3.6322905775</text:p>
          </table:table-cell>
          <table:table-cell table:formula="of:=3+STANDARDIZE([.X70];[.BQ$1];[.BQ$2])" office:value-type="float" office:value="2.61503392794098">
            <text:p>2.6150339279</text:p>
          </table:table-cell>
          <table:table-cell table:formula="of:=3+STANDARDIZE([.Y70];[.BR$1];[.BR$2])" office:value-type="float" office:value="3.28041621233045">
            <text:p>3.2804162123</text:p>
          </table:table-cell>
          <table:table-cell table:formula="of:=3+STANDARDIZE([.Z70];[.BS$1];[.BS$2])" office:value-type="float" office:value="3.04602295533427">
            <text:p>3.0460229553</text:p>
          </table:table-cell>
          <table:table-cell table:formula="of:=3+STANDARDIZE([.AA70];[.BT$1];[.BT$2])" office:value-type="float" office:value="5.03324181828572">
            <text:p>5.0332418183</text:p>
          </table:table-cell>
          <table:table-cell table:formula="of:=3+STANDARDIZE([.AB70];[.BU$1];[.BU$2])" office:value-type="float" office:value="2.61503392794098">
            <text:p>2.6150339279</text:p>
          </table:table-cell>
          <table:table-cell table:formula="of:=3+STANDARDIZE([.AC70];[.BV$1];[.BV$2])" office:value-type="float" office:value="2.83683982258411">
            <text:p>2.8368398226</text:p>
          </table:table-cell>
          <table:table-cell table:formula="of:=3+STANDARDIZE([.AD70];[.BW$1];[.BW$2])" office:value-type="float" office:value="3.33111338427616">
            <text:p>3.3311133843</text:p>
          </table:table-cell>
          <table:table-cell table:formula="of:=3+STANDARDIZE([.AE70];[.BX$1];[.BX$2])" office:value-type="float" office:value="4.58649441863411">
            <text:p>4.5864944186</text:p>
          </table:table-cell>
          <table:table-cell table:formula="of:=3+STANDARDIZE([.AF70];[.BY$1];[.BY$2])" office:value-type="float" office:value="2.6655459559142">
            <text:p>2.6655459559</text:p>
          </table:table-cell>
          <table:table-cell table:formula="of:=3+STANDARDIZE([.AG70];[.BZ$1];[.BZ$2])" office:value-type="float" office:value="1.36043388997635">
            <text:p>1.36043389</text:p>
          </table:table-cell>
          <table:table-cell table:formula="of:=3+STANDARDIZE([.AH70];[.CA$1];[.CA$2])" office:value-type="float" office:value="5.21384134161767">
            <text:p>5.2138413416</text:p>
          </table:table-cell>
          <table:table-cell table:formula="of:=3+STANDARDIZE([.AI70];[.CB$1];[.CB$2])" office:value-type="float" office:value="3.14297764814163">
            <text:p>3.1429776481</text:p>
          </table:table-cell>
          <table:table-cell table:formula="of:=3+STANDARDIZE([.AJ70];[.CC$1];[.CC$2])" office:value-type="float" office:value="2.74041778841406">
            <text:p>2.7404177884</text:p>
          </table:table-cell>
          <table:table-cell table:formula="of:=3+STANDARDIZE([.AK70];[.CD$1];[.CD$2])" office:value-type="float" office:value="3.28041621233045">
            <text:p>3.2804162123</text:p>
          </table:table-cell>
          <table:table-cell table:formula="of:=3+STANDARDIZE([.AL70];[.CE$1];[.CE$2])" office:value-type="float" office:value="2.62164728602802">
            <text:p>2.621647286</text:p>
          </table:table-cell>
          <table:table-cell table:formula="of:=3+STANDARDIZE([.AM70];[.CF$1];[.CF$2])" office:value-type="float" office:value="3.08543100013167">
            <text:p>3.0854310001</text:p>
          </table:table-cell>
          <table:table-cell table:formula="of:=3+STANDARDIZE([.AN70];[.CG$1];[.CG$2])" office:value-type="float" office:value="2.42285589107393">
            <text:p>2.4228558911</text:p>
          </table:table-cell>
          <table:table-cell table:formula="of:=3+STANDARDIZE([.AO70];[.CH$1];[.CH$2])" office:value-type="float" office:value="2.47676866873165">
            <text:p>2.4767686687</text:p>
          </table:table-cell>
          <table:table-cell table:formula="of:=3+STANDARDIZE([.AP70];[.CI$1];[.CI$2])" office:value-type="float" office:value="2.90908005401645">
            <text:p>2.909080054</text:p>
          </table:table-cell>
          <table:table-cell table:formula="of:=3+STANDARDIZE([.AQ70];[.CJ$1];[.CJ$2])" office:value-type="float" office:value="2.41020350191182">
            <text:p>2.4102035019</text:p>
          </table:table-cell>
          <table:table-cell table:formula="of:=3+STANDARDIZE([.AR7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  <table:table-cell office:value-type="float" office:value="26.3431">
            <text:p>26.3431</text:p>
          </table:table-cell>
          <table:table-cell office:value-type="float" office:value="180.632">
            <text:p>180.632</text:p>
          </table:table-cell>
          <table:table-cell office:value-type="float" office:value="2577711">
            <text:p>2577711</text:p>
          </table:table-cell>
          <table:table-cell office:value-type="float" office:value="35000336">
            <text:p>35000336</text:p>
          </table:table-cell>
          <table:table-cell table:formula="of:=[.Z70]+5975" office:value-type="float" office:value="3519950">
            <text:p>3519950</text:p>
          </table:table-cell>
          <table:table-cell office:value-type="float" office:value="166312">
            <text:p>166312.0000</text:p>
          </table:table-cell>
          <table:table-cell office:value-type="float" office:value="2577711">
            <text:p>2577711</text:p>
          </table:table-cell>
          <table:table-cell office:value-type="float" office:value="638115">
            <text:p>638115</text:p>
          </table:table-cell>
          <table:table-cell office:value-type="float" office:value="478534">
            <text:p>478534</text:p>
          </table:table-cell>
          <table:table-cell office:value-type="float" office:value="11833441">
            <text:p>11833441</text:p>
          </table:table-cell>
          <table:table-cell office:value-type="float" office:value="1847">
            <text:p>1847</text:p>
          </table:table-cell>
          <table:table-cell office:value-type="float" office:value="99615">
            <text:p>99615</text:p>
          </table:table-cell>
          <table:table-cell office:value-type="float" office:value="922131">
            <text:p>922131</text:p>
          </table:table-cell>
          <table:table-cell office:value-type="float" office:value="387142">
            <text:p>387142</text:p>
          </table:table-cell>
          <table:table-cell office:value-type="float" office:value="687800">
            <text:p>687800</text:p>
          </table:table-cell>
          <table:table-cell office:value-type="float" office:value="35000336">
            <text:p>35000336</text:p>
          </table:table-cell>
          <table:table-cell office:value-type="float" office:value="68836">
            <text:p>68836</text:p>
          </table:table-cell>
          <table:table-cell office:value-type="float" office:value="578896">
            <text:p>578896</text:p>
          </table:table-cell>
          <table:table-cell office:value-type="float" office:value="20769">
            <text:p>20769</text:p>
          </table:table-cell>
          <table:table-cell office:value-type="float" office:value="3876811">
            <text:p>3876811</text:p>
          </table:table-cell>
          <table:table-cell office:value-type="float" office:value="1470494">
            <text:p>1470494</text:p>
          </table:table-cell>
          <table:table-cell office:value-type="float" office:value="1097">
            <text:p>1097</text:p>
          </table:table-cell>
          <table:table-cell table:style-name="ce9" office:value-type="float" office:value="9">
            <text:p>9</text:p>
          </table:table-cell>
          <table:table-cell table:number-columns-repeated="2"/>
          <table:table-cell table:formula="of:=3+STANDARDIZE([.B71];[.AU$1];[.AU$2])" office:value-type="float" office:value="2.87205460848293">
            <text:p>2.8720546085</text:p>
          </table:table-cell>
          <table:table-cell table:formula="of:=3+STANDARDIZE([.C71];[.AV$1];[.AV$2])" office:value-type="float" office:value="3.20957751153264">
            <text:p>3.2095775115</text:p>
          </table:table-cell>
          <table:table-cell table:formula="of:=3+STANDARDIZE([.D71];[.AW$1];[.AW$2])" office:value-type="float" office:value="3.28106497676651">
            <text:p>3.2810649768</text:p>
          </table:table-cell>
          <table:table-cell table:formula="of:=3+STANDARDIZE([.E71];[.AX$1];[.AX$2])" office:value-type="float" office:value="3.2912579484866">
            <text:p>3.2912579485</text:p>
          </table:table-cell>
          <table:table-cell table:formula="of:=3+STANDARDIZE([.F71];[.AY$1];[.AY$2])" office:value-type="float" office:value="3.35928116707994">
            <text:p>3.3592811671</text:p>
          </table:table-cell>
          <table:table-cell table:formula="of:=3+STANDARDIZE([.G71];[.AZ$1];[.AZ$2])" office:value-type="float" office:value="2.59609540718355">
            <text:p>2.5960954072</text:p>
          </table:table-cell>
          <table:table-cell table:formula="of:=3+STANDARDIZE([.H71];[.BA$1];[.BA$2])" office:value-type="float" office:value="1.98105706989454">
            <text:p>1.9810570699</text:p>
          </table:table-cell>
          <table:table-cell table:formula="of:=3+STANDARDIZE([.I71];[.BB$1];[.BB$2])" office:value-type="float" office:value="3.48653689087455">
            <text:p>3.4865368909</text:p>
          </table:table-cell>
          <table:table-cell table:formula="of:=3+STANDARDIZE([.J71];[.BC$1];[.BC$2])" office:value-type="float" office:value="3.80026716420373">
            <text:p>3.8002671642</text:p>
          </table:table-cell>
          <table:table-cell table:formula="of:=3+STANDARDIZE([.K71];[.BD$1];[.BD$2])" office:value-type="float" office:value="3.68341012165762">
            <text:p>3.6834101217</text:p>
          </table:table-cell>
          <table:table-cell table:formula="of:=3+STANDARDIZE([.L71];[.BE$1];[.BE$2])" office:value-type="float" office:value="3.61012196870415">
            <text:p>3.6101219687</text:p>
          </table:table-cell>
          <table:table-cell table:formula="of:=3+STANDARDIZE([.M71];[.BF$1];[.BF$2])" office:value-type="float" office:value="2.44746756628148">
            <text:p>2.4474675663</text:p>
          </table:table-cell>
          <table:table-cell table:formula="of:=3+STANDARDIZE([.N71];[.BG$1];[.BG$2])" office:value-type="float" office:value="1.63100401686546">
            <text:p>1.6310040169</text:p>
          </table:table-cell>
          <table:table-cell table:formula="of:=3+STANDARDIZE([.O71];[.BH$1];[.BH$2])" office:value-type="float" office:value="3.88375555397103">
            <text:p>3.883755554</text:p>
          </table:table-cell>
          <table:table-cell table:formula="of:=3+STANDARDIZE([.P71];[.BI$1];[.BI$2])" office:value-type="float" office:value="3.04632358884009">
            <text:p>3.0463235888</text:p>
          </table:table-cell>
          <table:table-cell table:formula="of:=3+STANDARDIZE([.Q71];[.BJ$1];[.BJ$2])" office:value-type="float" office:value="2.16453480264249">
            <text:p>2.1645348026</text:p>
          </table:table-cell>
          <table:table-cell table:formula="of:=3+STANDARDIZE([.R71];[.BK$1];[.BK$2])" office:value-type="float" office:value="2.15230003000583">
            <text:p>2.15230003</text:p>
          </table:table-cell>
          <table:table-cell table:formula="of:=3+STANDARDIZE([.S71];[.BL$1];[.BL$2])" office:value-type="float" office:value="2.14190946628564">
            <text:p>2.1419094663</text:p>
          </table:table-cell>
          <table:table-cell table:formula="of:=3+STANDARDIZE([.T71];[.BM$1];[.BM$2])" office:value-type="float" office:value="2.18345810185496">
            <text:p>2.1834581019</text:p>
          </table:table-cell>
          <table:table-cell table:formula="of:=3+STANDARDIZE([.U71];[.BN$1];[.BN$2])" office:value-type="float" office:value="2.8482188031064">
            <text:p>2.8482188031</text:p>
          </table:table-cell>
          <table:table-cell table:formula="of:=3+STANDARDIZE([.V71];[.BO$1];[.BO$2])" office:value-type="float" office:value="2.75960175541321">
            <text:p>2.7596017554</text:p>
          </table:table-cell>
          <table:table-cell table:formula="of:=3+STANDARDIZE([.W71];[.BP$1];[.BP$2])" office:value-type="float" office:value="2.13431409208182">
            <text:p>2.1343140921</text:p>
          </table:table-cell>
          <table:table-cell table:formula="of:=3+STANDARDIZE([.X71];[.BQ$1];[.BQ$2])" office:value-type="float" office:value="2.5257191459558">
            <text:p>2.525719146</text:p>
          </table:table-cell>
          <table:table-cell table:formula="of:=3+STANDARDIZE([.Y71];[.BR$1];[.BR$2])" office:value-type="float" office:value="2.91912277216174">
            <text:p>2.9191227722</text:p>
          </table:table-cell>
          <table:table-cell table:formula="of:=3+STANDARDIZE([.Z71];[.BS$1];[.BS$2])" office:value-type="float" office:value="3.08261440498204">
            <text:p>3.082614405</text:p>
          </table:table-cell>
          <table:table-cell table:formula="of:=3+STANDARDIZE([.AA71];[.BT$1];[.BT$2])" office:value-type="float" office:value="4.9559274739766">
            <text:p>4.955927474</text:p>
          </table:table-cell>
          <table:table-cell table:formula="of:=3+STANDARDIZE([.AB71];[.BU$1];[.BU$2])" office:value-type="float" office:value="2.5257191459558">
            <text:p>2.525719146</text:p>
          </table:table-cell>
          <table:table-cell table:formula="of:=3+STANDARDIZE([.AC71];[.BV$1];[.BV$2])" office:value-type="float" office:value="3.88662725351589">
            <text:p>3.8866272535</text:p>
          </table:table-cell>
          <table:table-cell table:formula="of:=3+STANDARDIZE([.AD71];[.BW$1];[.BW$2])" office:value-type="float" office:value="3.69399997372449">
            <text:p>3.6939999737</text:p>
          </table:table-cell>
          <table:table-cell table:formula="of:=3+STANDARDIZE([.AE71];[.BX$1];[.BX$2])" office:value-type="float" office:value="5.55169004223902">
            <text:p>5.5516900422</text:p>
          </table:table-cell>
          <table:table-cell table:formula="of:=3+STANDARDIZE([.AF71];[.BY$1];[.BY$2])" office:value-type="float" office:value="2.75903075069301">
            <text:p>2.7590307507</text:p>
          </table:table-cell>
          <table:table-cell table:formula="of:=3+STANDARDIZE([.AG71];[.BZ$1];[.BZ$2])" office:value-type="float" office:value="1.83942945057827">
            <text:p>1.8394294506</text:p>
          </table:table-cell>
          <table:table-cell table:formula="of:=3+STANDARDIZE([.AH71];[.CA$1];[.CA$2])" office:value-type="float" office:value="4.44668014628677">
            <text:p>4.4466801463</text:p>
          </table:table-cell>
          <table:table-cell table:formula="of:=3+STANDARDIZE([.AI71];[.CB$1];[.CB$2])" office:value-type="float" office:value="3.17540324281483">
            <text:p>3.1754032428</text:p>
          </table:table-cell>
          <table:table-cell table:formula="of:=3+STANDARDIZE([.AJ71];[.CC$1];[.CC$2])" office:value-type="float" office:value="4.36108900615499">
            <text:p>4.3610890062</text:p>
          </table:table-cell>
          <table:table-cell table:formula="of:=3+STANDARDIZE([.AK71];[.CD$1];[.CD$2])" office:value-type="float" office:value="2.91912277216174">
            <text:p>2.9191227722</text:p>
          </table:table-cell>
          <table:table-cell table:formula="of:=3+STANDARDIZE([.AL71];[.CE$1];[.CE$2])" office:value-type="float" office:value="2.64879367548596">
            <text:p>2.6487936755</text:p>
          </table:table-cell>
          <table:table-cell table:formula="of:=3+STANDARDIZE([.AM71];[.CF$1];[.CF$2])" office:value-type="float" office:value="2.83139914034118">
            <text:p>2.8313991403</text:p>
          </table:table-cell>
          <table:table-cell table:formula="of:=3+STANDARDIZE([.AN71];[.CG$1];[.CG$2])" office:value-type="float" office:value="2.42209981625965">
            <text:p>2.4220998163</text:p>
          </table:table-cell>
          <table:table-cell table:formula="of:=3+STANDARDIZE([.AO71];[.CH$1];[.CH$2])" office:value-type="float" office:value="1.97057819196848">
            <text:p>1.970578192</text:p>
          </table:table-cell>
          <table:table-cell table:formula="of:=3+STANDARDIZE([.AP71];[.CI$1];[.CI$2])" office:value-type="float" office:value="2.93600002834198">
            <text:p>2.9360000283</text:p>
          </table:table-cell>
          <table:table-cell table:formula="of:=3+STANDARDIZE([.AQ71];[.CJ$1];[.CJ$2])" office:value-type="float" office:value="2.33704621818773">
            <text:p>2.3370462182</text:p>
          </table:table-cell>
          <table:table-cell table:formula="of:=3+STANDARDIZE([.AR71];[.CK$1];[.CK$2])" office:value-type="float" office:value="4.01473278521489">
            <text:p>4.0147327852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  <table:table-cell office:value-type="float" office:value="25.6763">
            <text:p>25.6763</text:p>
          </table:table-cell>
          <table:table-cell office:value-type="float" office:value="170.846">
            <text:p>170.846</text:p>
          </table:table-cell>
          <table:table-cell office:value-type="float" office:value="4379502">
            <text:p>4379502</text:p>
          </table:table-cell>
          <table:table-cell office:value-type="float" office:value="34235816">
            <text:p>34235816</text:p>
          </table:table-cell>
          <table:table-cell table:formula="of:=[.Z71]+5975" office:value-type="float" office:value="3525925">
            <text:p>3525925</text:p>
          </table:table-cell>
          <table:table-cell office:value-type="float" office:value="167982">
            <text:p>167982.0000</text:p>
          </table:table-cell>
          <table:table-cell office:value-type="float" office:value="4379502">
            <text:p>4379502</text:p>
          </table:table-cell>
          <table:table-cell office:value-type="float" office:value="692054">
            <text:p>692054</text:p>
          </table:table-cell>
          <table:table-cell office:value-type="float" office:value="436834">
            <text:p>436834</text:p>
          </table:table-cell>
          <table:table-cell office:value-type="float" office:value="14484764">
            <text:p>14484764</text:p>
          </table:table-cell>
          <table:table-cell office:value-type="float" office:value="232">
            <text:p>232</text:p>
          </table:table-cell>
          <table:table-cell office:value-type="float" office:value="345303">
            <text:p>345303</text:p>
          </table:table-cell>
          <table:table-cell office:value-type="float" office:value="571466">
            <text:p>571466</text:p>
          </table:table-cell>
          <table:table-cell office:value-type="float" office:value="508632">
            <text:p>508632</text:p>
          </table:table-cell>
          <table:table-cell office:value-type="float" office:value="491794">
            <text:p>491794</text:p>
          </table:table-cell>
          <table:table-cell office:value-type="float" office:value="34235816">
            <text:p>34235816</text:p>
          </table:table-cell>
          <table:table-cell office:value-type="float" office:value="59245">
            <text:p>59245</text:p>
          </table:table-cell>
          <table:table-cell office:value-type="float" office:value="940310">
            <text:p>940310</text:p>
          </table:table-cell>
          <table:table-cell office:value-type="float" office:value="37060">
            <text:p>37060</text:p>
          </table:table-cell>
          <table:table-cell office:value-type="float" office:value="4310692">
            <text:p>4310692</text:p>
          </table:table-cell>
          <table:table-cell office:value-type="float" office:value="1581151">
            <text:p>1581151</text:p>
          </table:table-cell>
          <table:table-cell office:value-type="float" office:value="964">
            <text:p>96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3+STANDARDIZE([.B72];[.AU$1];[.AU$2])" office:value-type="float" office:value="2.82845803493245">
            <text:p>2.8284580349</text:p>
          </table:table-cell>
          <table:table-cell table:formula="of:=3+STANDARDIZE([.C72];[.AV$1];[.AV$2])" office:value-type="float" office:value="2.96131515061769">
            <text:p>2.9613151506</text:p>
          </table:table-cell>
          <table:table-cell table:formula="of:=3+STANDARDIZE([.D72];[.AW$1];[.AW$2])" office:value-type="float" office:value="3.1968877276991">
            <text:p>3.1968877277</text:p>
          </table:table-cell>
          <table:table-cell table:formula="of:=3+STANDARDIZE([.E72];[.AX$1];[.AX$2])" office:value-type="float" office:value="3.06071222197071">
            <text:p>3.060712222</text:p>
          </table:table-cell>
          <table:table-cell table:formula="of:=3+STANDARDIZE([.F72];[.AY$1];[.AY$2])" office:value-type="float" office:value="3.11101009434854">
            <text:p>3.1110100943</text:p>
          </table:table-cell>
          <table:table-cell table:formula="of:=3+STANDARDIZE([.G72];[.AZ$1];[.AZ$2])" office:value-type="float" office:value="2.60142528222278">
            <text:p>2.6014252822</text:p>
          </table:table-cell>
          <table:table-cell table:formula="of:=3+STANDARDIZE([.H72];[.BA$1];[.BA$2])" office:value-type="float" office:value="1.95107612422444">
            <text:p>1.9510761242</text:p>
          </table:table-cell>
          <table:table-cell table:formula="of:=3+STANDARDIZE([.I72];[.BB$1];[.BB$2])" office:value-type="float" office:value="3.455019888089">
            <text:p>3.4550198881</text:p>
          </table:table-cell>
          <table:table-cell table:formula="of:=3+STANDARDIZE([.J72];[.BC$1];[.BC$2])" office:value-type="float" office:value="3.59742346907784">
            <text:p>3.5974234691</text:p>
          </table:table-cell>
          <table:table-cell table:formula="of:=3+STANDARDIZE([.K72];[.BD$1];[.BD$2])" office:value-type="float" office:value="3.53287479655266">
            <text:p>3.5328747966</text:p>
          </table:table-cell>
          <table:table-cell table:formula="of:=3+STANDARDIZE([.L72];[.BE$1];[.BE$2])" office:value-type="float" office:value="3.63133527591892">
            <text:p>3.6313352759</text:p>
          </table:table-cell>
          <table:table-cell table:formula="of:=3+STANDARDIZE([.M72];[.BF$1];[.BF$2])" office:value-type="float" office:value="2.34607060138415">
            <text:p>2.3460706014</text:p>
          </table:table-cell>
          <table:table-cell table:formula="of:=3+STANDARDIZE([.N72];[.BG$1];[.BG$2])" office:value-type="float" office:value="2.85247855756724">
            <text:p>2.8524785576</text:p>
          </table:table-cell>
          <table:table-cell table:formula="of:=3+STANDARDIZE([.O72];[.BH$1];[.BH$2])" office:value-type="float" office:value="3.89859440569928">
            <text:p>3.8985944057</text:p>
          </table:table-cell>
          <table:table-cell table:formula="of:=3+STANDARDIZE([.P72];[.BI$1];[.BI$2])" office:value-type="float" office:value="3.02760239103487">
            <text:p>3.027602391</text:p>
          </table:table-cell>
          <table:table-cell table:formula="of:=3+STANDARDIZE([.Q72];[.BJ$1];[.BJ$2])" office:value-type="float" office:value="2.19064141738907">
            <text:p>2.1906414174</text:p>
          </table:table-cell>
          <table:table-cell table:formula="of:=3+STANDARDIZE([.R72];[.BK$1];[.BK$2])" office:value-type="float" office:value="2.1685948215257">
            <text:p>2.1685948215</text:p>
          </table:table-cell>
          <table:table-cell table:formula="of:=3+STANDARDIZE([.S72];[.BL$1];[.BL$2])" office:value-type="float" office:value="2.14805833881543">
            <text:p>2.1480583388</text:p>
          </table:table-cell>
          <table:table-cell table:formula="of:=3+STANDARDIZE([.T72];[.BM$1];[.BM$2])" office:value-type="float" office:value="2.19237681595664">
            <text:p>2.192376816</text:p>
          </table:table-cell>
          <table:table-cell table:formula="of:=3+STANDARDIZE([.U72];[.BN$1];[.BN$2])" office:value-type="float" office:value="3.07511507408311">
            <text:p>3.0751150741</text:p>
          </table:table-cell>
          <table:table-cell table:formula="of:=3+STANDARDIZE([.V72];[.BO$1];[.BO$2])" office:value-type="float" office:value="1.18872144130748">
            <text:p>1.1887214413</text:p>
          </table:table-cell>
          <table:table-cell table:formula="of:=3+STANDARDIZE([.W72];[.BP$1];[.BP$2])" office:value-type="float" office:value="2.00812988502713">
            <text:p>2.008129885</text:p>
          </table:table-cell>
          <table:table-cell table:formula="of:=3+STANDARDIZE([.X72];[.BQ$1];[.BQ$2])" office:value-type="float" office:value="2.77953413346882">
            <text:p>2.7795341335</text:p>
          </table:table-cell>
          <table:table-cell table:formula="of:=3+STANDARDIZE([.Y72];[.BR$1];[.BR$2])" office:value-type="float" office:value="2.80681608095962">
            <text:p>2.806816081</text:p>
          </table:table-cell>
          <table:table-cell table:formula="of:=3+STANDARDIZE([.Z72];[.BS$1];[.BS$2])" office:value-type="float" office:value="3.11920585462982">
            <text:p>3.1192058546</text:p>
          </table:table-cell>
          <table:table-cell table:formula="of:=3+STANDARDIZE([.AA72];[.BT$1];[.BT$2])" office:value-type="float" office:value="4.99181267547638">
            <text:p>4.9918126755</text:p>
          </table:table-cell>
          <table:table-cell table:formula="of:=3+STANDARDIZE([.AB72];[.BU$1];[.BU$2])" office:value-type="float" office:value="2.77953413346882">
            <text:p>2.7795341335</text:p>
          </table:table-cell>
          <table:table-cell table:formula="of:=3+STANDARDIZE([.AC72];[.BV$1];[.BV$2])" office:value-type="float" office:value="4.18534419250074">
            <text:p>4.1853441925</text:p>
          </table:table-cell>
          <table:table-cell table:formula="of:=3+STANDARDIZE([.AD72];[.BW$1];[.BW$2])" office:value-type="float" office:value="3.4287524578613">
            <text:p>3.4287524579</text:p>
          </table:table-cell>
          <table:table-cell table:formula="of:=3+STANDARDIZE([.AE72];[.BX$1];[.BX$2])" office:value-type="float" office:value="6.35488990249384">
            <text:p>6.3548899025</text:p>
          </table:table-cell>
          <table:table-cell table:formula="of:=3+STANDARDIZE([.AF72];[.BY$1];[.BY$2])" office:value-type="float" office:value="2.66193882556903">
            <text:p>2.6619388256</text:p>
          </table:table-cell>
          <table:table-cell table:formula="of:=3+STANDARDIZE([.AG72];[.BZ$1];[.BZ$2])" office:value-type="float" office:value="3.77947991700036">
            <text:p>3.779479917</text:p>
          </table:table-cell>
          <table:table-cell table:formula="of:=3+STANDARDIZE([.AH72];[.CA$1];[.CA$2])" office:value-type="float" office:value="2.9292985649189">
            <text:p>2.9292985649</text:p>
          </table:table-cell>
          <table:table-cell table:formula="of:=3+STANDARDIZE([.AI72];[.CB$1];[.CB$2])" office:value-type="float" office:value="3.75574877859073">
            <text:p>3.7557487786</text:p>
          </table:table-cell>
          <table:table-cell table:formula="of:=3+STANDARDIZE([.AJ72];[.CC$1];[.CC$2])" office:value-type="float" office:value="2.61434409551252">
            <text:p>2.6143440955</text:p>
          </table:table-cell>
          <table:table-cell table:formula="of:=3+STANDARDIZE([.AK72];[.CD$1];[.CD$2])" office:value-type="float" office:value="2.80681608095962">
            <text:p>2.806816081</text:p>
          </table:table-cell>
          <table:table-cell table:formula="of:=3+STANDARDIZE([.AL72];[.CE$1];[.CE$2])" office:value-type="float" office:value="2.62828473328107">
            <text:p>2.6282847333</text:p>
          </table:table-cell>
          <table:table-cell table:formula="of:=3+STANDARDIZE([.AM72];[.CF$1];[.CF$2])" office:value-type="float" office:value="4.679588820958">
            <text:p>4.679588821</text:p>
          </table:table-cell>
          <table:table-cell table:formula="of:=3+STANDARDIZE([.AN72];[.CG$1];[.CG$2])" office:value-type="float" office:value="3.79067923841823">
            <text:p>3.7906792384</text:p>
          </table:table-cell>
          <table:table-cell table:formula="of:=3+STANDARDIZE([.AO72];[.CH$1];[.CH$2])" office:value-type="float" office:value="2.84213239662606">
            <text:p>2.8421323966</text:p>
          </table:table-cell>
          <table:table-cell table:formula="of:=3+STANDARDIZE([.AP72];[.CI$1];[.CI$2])" office:value-type="float" office:value="3.19689366986765">
            <text:p>3.1968936699</text:p>
          </table:table-cell>
          <table:table-cell table:formula="of:=3+STANDARDIZE([.AQ72];[.CJ$1];[.CJ$2])" office:value-type="float" office:value="2.3331117585293">
            <text:p>2.3331117585</text:p>
          </table:table-cell>
          <table:table-cell table:formula="of:=3+STANDARDIZE([.AR72];[.CK$1];[.CK$2])" office:value-type="float" office:value="5.71023566683977">
            <text:p>5.7102356668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  <table:table-cell office:value-type="float" office:value="25.9398">
            <text:p>25.9398</text:p>
          </table:table-cell>
          <table:table-cell office:value-type="float" office:value="158.763">
            <text:p>158.763</text:p>
          </table:table-cell>
          <table:table-cell office:value-type="float" office:value="2894941">
            <text:p>2894941</text:p>
          </table:table-cell>
          <table:table-cell office:value-type="float" office:value="27236564">
            <text:p>27236564</text:p>
          </table:table-cell>
          <table:table-cell table:formula="of:=[.Z72]+5975" office:value-type="float" office:value="3531900">
            <text:p>3531900</text:p>
          </table:table-cell>
          <table:table-cell office:value-type="float" office:value="130686">
            <text:p>130686.0000</text:p>
          </table:table-cell>
          <table:table-cell office:value-type="float" office:value="2894941">
            <text:p>2894941</text:p>
          </table:table-cell>
          <table:table-cell office:value-type="float" office:value="439898">
            <text:p>439898</text:p>
          </table:table-cell>
          <table:table-cell office:value-type="float" office:value="353296">
            <text:p>353296</text:p>
          </table:table-cell>
          <table:table-cell office:value-type="float" office:value="10335816">
            <text:p>10335816</text:p>
          </table:table-cell>
          <table:table-cell office:value-type="float" office:value="1120">
            <text:p>1120</text:p>
          </table:table-cell>
          <table:table-cell office:value-type="float" office:value="169953">
            <text:p>169953</text:p>
          </table:table-cell>
          <table:table-cell office:value-type="float" office:value="503252">
            <text:p>503252</text:p>
          </table:table-cell>
          <table:table-cell office:value-type="float" office:value="199461">
            <text:p>199461</text:p>
          </table:table-cell>
          <table:table-cell office:value-type="float" office:value="454411">
            <text:p>454411</text:p>
          </table:table-cell>
          <table:table-cell office:value-type="float" office:value="27236564">
            <text:p>27236564</text:p>
          </table:table-cell>
          <table:table-cell office:value-type="float" office:value="80325">
            <text:p>80325</text:p>
          </table:table-cell>
          <table:table-cell office:value-type="float" office:value="803299">
            <text:p>803299</text:p>
          </table:table-cell>
          <table:table-cell office:value-type="float" office:value="23324">
            <text:p>23324</text:p>
          </table:table-cell>
          <table:table-cell office:value-type="float" office:value="3539103">
            <text:p>3539103</text:p>
          </table:table-cell>
          <table:table-cell office:value-type="float" office:value="1206618">
            <text:p>1206618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3];[.AU$1];[.AU$2])" office:value-type="float" office:value="2.62777447513596">
            <text:p>2.6277744751</text:p>
          </table:table-cell>
          <table:table-cell table:formula="of:=3+STANDARDIZE([.C73];[.AV$1];[.AV$2])" office:value-type="float" office:value="3.11694230223602">
            <text:p>3.1169423022</text:p>
          </table:table-cell>
          <table:table-cell table:formula="of:=3+STANDARDIZE([.D73];[.AW$1];[.AW$2])" office:value-type="float" office:value="2.99112111886766">
            <text:p>2.9911211189</text:p>
          </table:table-cell>
          <table:table-cell table:formula="of:=3+STANDARDIZE([.E73];[.AX$1];[.AX$2])" office:value-type="float" office:value="3.06071222197071">
            <text:p>3.060712222</text:p>
          </table:table-cell>
          <table:table-cell table:formula="of:=3+STANDARDIZE([.F73];[.AY$1];[.AY$2])" office:value-type="float" office:value="3.10400244310209">
            <text:p>3.1040024431</text:p>
          </table:table-cell>
          <table:table-cell table:formula="of:=3+STANDARDIZE([.G73];[.AZ$1];[.AZ$2])" office:value-type="float" office:value="2.59876034470316">
            <text:p>2.5987603447</text:p>
          </table:table-cell>
          <table:table-cell table:formula="of:=3+STANDARDIZE([.H73];[.BA$1];[.BA$2])" office:value-type="float" office:value="3.69824157879238">
            <text:p>3.6982415788</text:p>
          </table:table-cell>
          <table:table-cell table:formula="of:=3+STANDARDIZE([.I73];[.BB$1];[.BB$2])" office:value-type="float" office:value="3.23538577492722">
            <text:p>3.2353857749</text:p>
          </table:table-cell>
          <table:table-cell table:formula="of:=3+STANDARDIZE([.J73];[.BC$1];[.BC$2])" office:value-type="float" office:value="3.45889606752845">
            <text:p>3.4588960675</text:p>
          </table:table-cell>
          <table:table-cell table:formula="of:=3+STANDARDIZE([.K73];[.BD$1];[.BD$2])" office:value-type="float" office:value="3.3672859389372">
            <text:p>3.3672859389</text:p>
          </table:table-cell>
          <table:table-cell table:formula="of:=3+STANDARDIZE([.L73];[.BE$1];[.BE$2])" office:value-type="float" office:value="3.25479907285665">
            <text:p>3.2547990729</text:p>
          </table:table-cell>
          <table:table-cell table:formula="of:=3+STANDARDIZE([.M73];[.BF$1];[.BF$2])" office:value-type="float" office:value="2.6419274989613">
            <text:p>2.641927499</text:p>
          </table:table-cell>
          <table:table-cell table:formula="of:=3+STANDARDIZE([.N73];[.BG$1];[.BG$2])" office:value-type="float" office:value="2.01894529183761">
            <text:p>2.0189452918</text:p>
          </table:table-cell>
          <table:table-cell table:formula="of:=3+STANDARDIZE([.O73];[.BH$1];[.BH$2])" office:value-type="float" office:value="4.11997403148295">
            <text:p>4.1199740315</text:p>
          </table:table-cell>
          <table:table-cell table:formula="of:=3+STANDARDIZE([.P73];[.BI$1];[.BI$2])" office:value-type="float" office:value="3.63136102025324">
            <text:p>3.6313610203</text:p>
          </table:table-cell>
          <table:table-cell table:formula="of:=3+STANDARDIZE([.Q73];[.BJ$1];[.BJ$2])" office:value-type="float" office:value="2.23539561409751">
            <text:p>2.2353956141</text:p>
          </table:table-cell>
          <table:table-cell table:formula="of:=3+STANDARDIZE([.R73];[.BK$1];[.BK$2])" office:value-type="float" office:value="2.21121196857767">
            <text:p>2.2112119686</text:p>
          </table:table-cell>
          <table:table-cell table:formula="of:=3+STANDARDIZE([.S73];[.BL$1];[.BL$2])" office:value-type="float" office:value="2.18741112300613">
            <text:p>2.187411123</text:p>
          </table:table-cell>
          <table:table-cell table:formula="of:=3+STANDARDIZE([.T73];[.BM$1];[.BM$2])" office:value-type="float" office:value="2.26117832474101">
            <text:p>2.2611783247</text:p>
          </table:table-cell>
          <table:table-cell table:formula="of:=3+STANDARDIZE([.U73];[.BN$1];[.BN$2])" office:value-type="float" office:value="3.21337998920954">
            <text:p>3.2133799892</text:p>
          </table:table-cell>
          <table:table-cell table:formula="of:=3+STANDARDIZE([.V73];[.BO$1];[.BO$2])" office:value-type="float" office:value="1.80948773219959">
            <text:p>1.8094877322</text:p>
          </table:table-cell>
          <table:table-cell table:formula="of:=3+STANDARDIZE([.W73];[.BP$1];[.BP$2])" office:value-type="float" office:value="1.8523273330302">
            <text:p>1.852327333</text:p>
          </table:table-cell>
          <table:table-cell table:formula="of:=3+STANDARDIZE([.X73];[.BQ$1];[.BQ$2])" office:value-type="float" office:value="2.57040675316926">
            <text:p>2.5704067532</text:p>
          </table:table-cell>
          <table:table-cell table:formula="of:=3+STANDARDIZE([.Y73];[.BR$1];[.BR$2])" office:value-type="float" office:value="1.77863783446534">
            <text:p>1.7786378345</text:p>
          </table:table-cell>
          <table:table-cell table:formula="of:=3+STANDARDIZE([.Z73];[.BS$1];[.BS$2])" office:value-type="float" office:value="3.15579730427759">
            <text:p>3.1557973043</text:p>
          </table:table-cell>
          <table:table-cell table:formula="of:=3+STANDARDIZE([.AA73];[.BT$1];[.BT$2])" office:value-type="float" office:value="4.19039083407756">
            <text:p>4.1903908341</text:p>
          </table:table-cell>
          <table:table-cell table:formula="of:=3+STANDARDIZE([.AB73];[.BU$1];[.BU$2])" office:value-type="float" office:value="2.57040675316926">
            <text:p>2.5704067532</text:p>
          </table:table-cell>
          <table:table-cell table:formula="of:=3+STANDARDIZE([.AC73];[.BV$1];[.BV$2])" office:value-type="float" office:value="2.78889137604764">
            <text:p>2.788891376</text:p>
          </table:table-cell>
          <table:table-cell table:formula="of:=3+STANDARDIZE([.AD73];[.BW$1];[.BW$2])" office:value-type="float" office:value="2.89737962860039">
            <text:p>2.8973796286</text:p>
          </table:table-cell>
          <table:table-cell table:formula="of:=3+STANDARDIZE([.AE73];[.BX$1];[.BX$2])" office:value-type="float" office:value="5.09799496596423">
            <text:p>5.097994966</text:p>
          </table:table-cell>
          <table:table-cell table:formula="of:=3+STANDARDIZE([.AF73];[.BY$1];[.BY$2])" office:value-type="float" office:value="2.71532435467745">
            <text:p>2.7153243547</text:p>
          </table:table-cell>
          <table:table-cell table:formula="of:=3+STANDARDIZE([.AG73];[.BZ$1];[.BZ$2])" office:value-type="float" office:value="2.39484636026534">
            <text:p>2.3948463603</text:p>
          </table:table-cell>
          <table:table-cell table:formula="of:=3+STANDARDIZE([.AH73];[.CA$1];[.CA$2])" office:value-type="float" office:value="2.63412605784968">
            <text:p>2.6341260578</text:p>
          </table:table-cell>
          <table:table-cell table:formula="of:=3+STANDARDIZE([.AI73];[.CB$1];[.CB$2])" office:value-type="float" office:value="2.27886994377823">
            <text:p>2.2788699438</text:p>
          </table:table-cell>
          <table:table-cell table:formula="of:=3+STANDARDIZE([.AJ73];[.CC$1];[.CC$2])" office:value-type="float" office:value="2.28119835000194">
            <text:p>2.28119835</text:p>
          </table:table-cell>
          <table:table-cell table:formula="of:=3+STANDARDIZE([.AK73];[.CD$1];[.CD$2])" office:value-type="float" office:value="1.77863783446534">
            <text:p>1.7786378345</text:p>
          </table:table-cell>
          <table:table-cell table:formula="of:=3+STANDARDIZE([.AL73];[.CE$1];[.CE$2])" office:value-type="float" office:value="2.67336121140422">
            <text:p>2.6733612114</text:p>
          </table:table-cell>
          <table:table-cell table:formula="of:=3+STANDARDIZE([.AM73];[.CF$1];[.CF$2])" office:value-type="float" office:value="3.97894546920353">
            <text:p>3.9789454692</text:p>
          </table:table-cell>
          <table:table-cell table:formula="of:=3+STANDARDIZE([.AN73];[.CG$1];[.CG$2])" office:value-type="float" office:value="2.63674105520233">
            <text:p>2.6367410552</text:p>
          </table:table-cell>
          <table:table-cell table:formula="of:=3+STANDARDIZE([.AO73];[.CH$1];[.CH$2])" office:value-type="float" office:value="1.29221055810919">
            <text:p>1.2922105581</text:p>
          </table:table-cell>
          <table:table-cell table:formula="of:=3+STANDARDIZE([.AP73];[.CI$1];[.CI$2])" office:value-type="float" office:value="2.31386522845381">
            <text:p>2.3138652285</text:p>
          </table:table-cell>
          <table:table-cell table:formula="of:=3+STANDARDIZE([.AQ73];[.CJ$1];[.CJ$2])" office:value-type="float" office:value="2.42292393539397">
            <text:p>2.4229239354</text:p>
          </table:table-cell>
          <table:table-cell table:formula="of:=3+STANDARDIZE([.AR7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  <table:table-cell office:value-type="float" office:value="26.3573">
            <text:p>26.3573</text:p>
          </table:table-cell>
          <table:table-cell office:value-type="float" office:value="176.408">
            <text:p>176.408</text:p>
          </table:table-cell>
          <table:table-cell office:value-type="float" office:value="3121510">
            <text:p>3121510</text:p>
          </table:table-cell>
          <table:table-cell office:value-type="float" office:value="33042634">
            <text:p>33042634</text:p>
          </table:table-cell>
          <table:table-cell table:formula="of:=[.Z73]+5975" office:value-type="float" office:value="3537875">
            <text:p>3537875</text:p>
          </table:table-cell>
          <table:table-cell office:value-type="float" office:value="84005">
            <text:p>84005.0000</text:p>
          </table:table-cell>
          <table:table-cell office:value-type="float" office:value="3121510">
            <text:p>3121510</text:p>
          </table:table-cell>
          <table:table-cell office:value-type="float" office:value="607006">
            <text:p>607006</text:p>
          </table:table-cell>
          <table:table-cell office:value-type="float" office:value="477206">
            <text:p>477206</text:p>
          </table:table-cell>
          <table:table-cell office:value-type="float" office:value="10916201">
            <text:p>10916201</text:p>
          </table:table-cell>
          <table:table-cell office:value-type="float" office:value="437">
            <text:p>437</text:p>
          </table:table-cell>
          <table:table-cell office:value-type="float" office:value="260299">
            <text:p>260299</text:p>
          </table:table-cell>
          <table:table-cell office:value-type="float" office:value="661863">
            <text:p>661863</text:p>
          </table:table-cell>
          <table:table-cell office:value-type="float" office:value="275010">
            <text:p>275010</text:p>
          </table:table-cell>
          <table:table-cell office:value-type="float" office:value="676629">
            <text:p>676629</text:p>
          </table:table-cell>
          <table:table-cell office:value-type="float" office:value="33042634">
            <text:p>33042634</text:p>
          </table:table-cell>
          <table:table-cell office:value-type="float" office:value="42464">
            <text:p>42464</text:p>
          </table:table-cell>
          <table:table-cell office:value-type="float" office:value="632383">
            <text:p>632383</text:p>
          </table:table-cell>
          <table:table-cell office:value-type="float" office:value="31702">
            <text:p>31702</text:p>
          </table:table-cell>
          <table:table-cell office:value-type="float" office:value="3890326">
            <text:p>3890326</text:p>
          </table:table-cell>
          <table:table-cell office:value-type="float" office:value="1553976">
            <text:p>1553976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4];[.AU$1];[.AU$2])" office:value-type="float" office:value="2.6797369511917">
            <text:p>2.6797369512</text:p>
          </table:table-cell>
          <table:table-cell table:formula="of:=3+STANDARDIZE([.C74];[.AV$1];[.AV$2])" office:value-type="float" office:value="3.06136117665804">
            <text:p>3.0613611767</text:p>
          </table:table-cell>
          <table:table-cell table:formula="of:=3+STANDARDIZE([.D74];[.AW$1];[.AW$2])" office:value-type="float" office:value="3.17818167235079">
            <text:p>3.1781816724</text:p>
          </table:table-cell>
          <table:table-cell table:formula="of:=3+STANDARDIZE([.E74];[.AX$1];[.AX$2])" office:value-type="float" office:value="3.08731365195331">
            <text:p>3.087313652</text:p>
          </table:table-cell>
          <table:table-cell table:formula="of:=3+STANDARDIZE([.F74];[.AY$1];[.AY$2])" office:value-type="float" office:value="3.20911721179885">
            <text:p>3.2091172118</text:p>
          </table:table-cell>
          <table:table-cell table:formula="of:=3+STANDARDIZE([.G74];[.AZ$1];[.AZ$2])" office:value-type="float" office:value="2.67337859525235">
            <text:p>2.6733785953</text:p>
          </table:table-cell>
          <table:table-cell table:formula="of:=3+STANDARDIZE([.H74];[.BA$1];[.BA$2])" office:value-type="float" office:value="2.74091896877468">
            <text:p>2.7409189688</text:p>
          </table:table-cell>
          <table:table-cell table:formula="of:=3+STANDARDIZE([.I74];[.BB$1];[.BB$2])" office:value-type="float" office:value="3.61457471469084">
            <text:p>3.6145747147</text:p>
          </table:table-cell>
          <table:table-cell table:formula="of:=3+STANDARDIZE([.J74];[.BC$1];[.BC$2])" office:value-type="float" office:value="3.26099977960075">
            <text:p>3.2609997796</text:p>
          </table:table-cell>
          <table:table-cell table:formula="of:=3+STANDARDIZE([.K74];[.BD$1];[.BD$2])" office:value-type="float" office:value="3.47642404963829">
            <text:p>3.4764240496</text:p>
          </table:table-cell>
          <table:table-cell table:formula="of:=3+STANDARDIZE([.L74];[.BE$1];[.BE$2])" office:value-type="float" office:value="3.38526091222752">
            <text:p>3.3852609122</text:p>
          </table:table-cell>
          <table:table-cell table:formula="of:=3+STANDARDIZE([.M74];[.BF$1];[.BF$2])" office:value-type="float" office:value="2.62664850425074">
            <text:p>2.6266485043</text:p>
          </table:table-cell>
          <table:table-cell table:formula="of:=3+STANDARDIZE([.N74];[.BG$1];[.BG$2])" office:value-type="float" office:value="4.81500500742635">
            <text:p>4.8150050074</text:p>
          </table:table-cell>
          <table:table-cell table:formula="of:=3+STANDARDIZE([.O74];[.BH$1];[.BH$2])" office:value-type="float" office:value="4.23627854502872">
            <text:p>4.236278545</text:p>
          </table:table-cell>
          <table:table-cell table:formula="of:=3+STANDARDIZE([.P74];[.BI$1];[.BI$2])" office:value-type="float" office:value="3.30725028325035">
            <text:p>3.3072502833</text:p>
          </table:table-cell>
          <table:table-cell table:formula="of:=3+STANDARDIZE([.Q74];[.BJ$1];[.BJ$2])" office:value-type="float" office:value="2.25280002392857">
            <text:p>2.2528000239</text:p>
          </table:table-cell>
          <table:table-cell table:formula="of:=3+STANDARDIZE([.R74];[.BK$1];[.BK$2])" office:value-type="float" office:value="2.25884289763576">
            <text:p>2.2588428976</text:p>
          </table:table-cell>
          <table:table-cell table:formula="of:=3+STANDARDIZE([.S74];[.BL$1];[.BL$2])" office:value-type="float" office:value="2.19233022102996">
            <text:p>2.192330221</text:p>
          </table:table-cell>
          <table:table-cell table:formula="of:=3+STANDARDIZE([.T74];[.BM$1];[.BM$2])" office:value-type="float" office:value="2.26525545118749">
            <text:p>2.2652554512</text:p>
          </table:table-cell>
          <table:table-cell table:formula="of:=3+STANDARDIZE([.U74];[.BN$1];[.BN$2])" office:value-type="float" office:value="3.0077552436369">
            <text:p>3.0077552436</text:p>
          </table:table-cell>
          <table:table-cell table:formula="of:=3+STANDARDIZE([.V74];[.BO$1];[.BO$2])" office:value-type="float" office:value="2.79305481549165">
            <text:p>2.7930548155</text:p>
          </table:table-cell>
          <table:table-cell table:formula="of:=3+STANDARDIZE([.W74];[.BP$1];[.BP$2])" office:value-type="float" office:value="2.07984831540095">
            <text:p>2.0798483154</text:p>
          </table:table-cell>
          <table:table-cell table:formula="of:=3+STANDARDIZE([.X74];[.BQ$1];[.BQ$2])" office:value-type="float" office:value="2.60232311189557">
            <text:p>2.6023231119</text:p>
          </table:table-cell>
          <table:table-cell table:formula="of:=3+STANDARDIZE([.Y74];[.BR$1];[.BR$2])" office:value-type="float" office:value="2.63153966906467">
            <text:p>2.6315396691</text:p>
          </table:table-cell>
          <table:table-cell table:formula="of:=3+STANDARDIZE([.Z74];[.BS$1];[.BS$2])" office:value-type="float" office:value="3.19238875392536">
            <text:p>3.1923887539</text:p>
          </table:table-cell>
          <table:table-cell table:formula="of:=3+STANDARDIZE([.AA74];[.BT$1];[.BT$2])" office:value-type="float" office:value="3.18730275550777">
            <text:p>3.1873027555</text:p>
          </table:table-cell>
          <table:table-cell table:formula="of:=3+STANDARDIZE([.AB74];[.BU$1];[.BU$2])" office:value-type="float" office:value="2.60232311189557">
            <text:p>2.6023231119</text:p>
          </table:table-cell>
          <table:table-cell table:formula="of:=3+STANDARDIZE([.AC74];[.BV$1];[.BV$2])" office:value-type="float" office:value="3.71434402144114">
            <text:p>3.7143440214</text:p>
          </table:table-cell>
          <table:table-cell table:formula="of:=3+STANDARDIZE([.AD74];[.BW$1];[.BW$2])" office:value-type="float" office:value="3.68555276266775">
            <text:p>3.6855527627</text:p>
          </table:table-cell>
          <table:table-cell table:formula="of:=3+STANDARDIZE([.AE74];[.BX$1];[.BX$2])" office:value-type="float" office:value="5.27381856455783">
            <text:p>5.2738185646</text:p>
          </table:table-cell>
          <table:table-cell table:formula="of:=3+STANDARDIZE([.AF74];[.BY$1];[.BY$2])" office:value-type="float" office:value="2.67426318758167">
            <text:p>2.6742631876</text:p>
          </table:table-cell>
          <table:table-cell table:formula="of:=3+STANDARDIZE([.AG74];[.BZ$1];[.BZ$2])" office:value-type="float" office:value="3.10825442024129">
            <text:p>3.1082544202</text:p>
          </table:table-cell>
          <table:table-cell table:formula="of:=3+STANDARDIZE([.AH74];[.CA$1];[.CA$2])" office:value-type="float" office:value="3.32046033701167">
            <text:p>3.320460337</text:p>
          </table:table-cell>
          <table:table-cell table:formula="of:=3+STANDARDIZE([.AI74];[.CB$1];[.CB$2])" office:value-type="float" office:value="2.63975993375546">
            <text:p>2.6397599338</text:p>
          </table:table-cell>
          <table:table-cell table:formula="of:=3+STANDARDIZE([.AJ74];[.CC$1];[.CC$2])" office:value-type="float" office:value="4.26153650573773">
            <text:p>4.2615365057</text:p>
          </table:table-cell>
          <table:table-cell table:formula="of:=3+STANDARDIZE([.AK74];[.CD$1];[.CD$2])" office:value-type="float" office:value="2.63153966906467">
            <text:p>2.6315396691</text:p>
          </table:table-cell>
          <table:table-cell table:formula="of:=3+STANDARDIZE([.AL74];[.CE$1];[.CE$2])" office:value-type="float" office:value="2.59240103406928">
            <text:p>2.5924010341</text:p>
          </table:table-cell>
          <table:table-cell table:formula="of:=3+STANDARDIZE([.AM74];[.CF$1];[.CF$2])" office:value-type="float" office:value="3.10491959457691">
            <text:p>3.1049195946</text:p>
          </table:table-cell>
          <table:table-cell table:formula="of:=3+STANDARDIZE([.AN74];[.CG$1];[.CG$2])" office:value-type="float" office:value="3.34056269898384">
            <text:p>3.340562699</text:p>
          </table:table-cell>
          <table:table-cell table:formula="of:=3+STANDARDIZE([.AO74];[.CH$1];[.CH$2])" office:value-type="float" office:value="1.99772631570736">
            <text:p>1.9977263157</text:p>
          </table:table-cell>
          <table:table-cell table:formula="of:=3+STANDARDIZE([.AP74];[.CI$1];[.CI$2])" office:value-type="float" office:value="3.13282375374431">
            <text:p>3.1328237537</text:p>
          </table:table-cell>
          <table:table-cell table:formula="of:=3+STANDARDIZE([.AQ74];[.CJ$1];[.CJ$2])" office:value-type="float" office:value="2.33334841775687">
            <text:p>2.3333484178</text:p>
          </table:table-cell>
          <table:table-cell table:formula="of:=3+STANDARDIZE([.AR7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  <table:table-cell office:value-type="float" office:value="26.66">
            <text:p>26.66</text:p>
          </table:table-cell>
          <table:table-cell office:value-type="float" office:value="227.38">
            <text:p>227.38</text:p>
          </table:table-cell>
          <table:table-cell office:value-type="float" office:value="683879">
            <text:p>683879</text:p>
          </table:table-cell>
          <table:table-cell office:value-type="float" office:value="34348180">
            <text:p>34348180</text:p>
          </table:table-cell>
          <table:table-cell table:formula="of:=[.Z74]+5975" office:value-type="float" office:value="3543850">
            <text:p>3543850</text:p>
          </table:table-cell>
          <table:table-cell office:value-type="float" office:value="63000">
            <text:p>63000.0000</text:p>
          </table:table-cell>
          <table:table-cell office:value-type="float" office:value="683879">
            <text:p>683879</text:p>
          </table:table-cell>
          <table:table-cell office:value-type="float" office:value="342029">
            <text:p>342029</text:p>
          </table:table-cell>
          <table:table-cell office:value-type="float" office:value="534284">
            <text:p>534284</text:p>
          </table:table-cell>
          <table:table-cell office:value-type="float" office:value="8698133">
            <text:p>8698133</text:p>
          </table:table-cell>
          <table:table-cell office:value-type="float" office:value="636">
            <text:p>636</text:p>
          </table:table-cell>
          <table:table-cell office:value-type="float" office:value="144035">
            <text:p>144035</text:p>
          </table:table-cell>
          <table:table-cell office:value-type="float" office:value="642936">
            <text:p>642936</text:p>
          </table:table-cell>
          <table:table-cell office:value-type="float" office:value="294006">
            <text:p>294006</text:p>
          </table:table-cell>
          <table:table-cell office:value-type="float" office:value="592169">
            <text:p>592169</text:p>
          </table:table-cell>
          <table:table-cell office:value-type="float" office:value="34348180">
            <text:p>34348180</text:p>
          </table:table-cell>
          <table:table-cell office:value-type="float" office:value="124026">
            <text:p>124026</text:p>
          </table:table-cell>
          <table:table-cell office:value-type="float" office:value="644324">
            <text:p>644324</text:p>
          </table:table-cell>
          <table:table-cell office:value-type="float" office:value="35674">
            <text:p>35674</text:p>
          </table:table-cell>
          <table:table-cell office:value-type="float" office:value="4351630">
            <text:p>4351630</text:p>
          </table:table-cell>
          <table:table-cell office:value-type="float" office:value="1329915">
            <text:p>1329915</text:p>
          </table:table-cell>
          <table:table-cell office:value-type="float" office:value="2273">
            <text:p>227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5];[.AU$1];[.AU$2])" office:value-type="float" office:value="2.7247567257928">
            <text:p>2.7247567258</text:p>
          </table:table-cell>
          <table:table-cell table:formula="of:=3+STANDARDIZE([.C75];[.AV$1];[.AV$2])" office:value-type="float" office:value="3.04746589526355">
            <text:p>3.0474658953</text:p>
          </table:table-cell>
          <table:table-cell table:formula="of:=3+STANDARDIZE([.D75];[.AW$1];[.AW$2])" office:value-type="float" office:value="3.03788625723844">
            <text:p>3.0378862572</text:p>
          </table:table-cell>
          <table:table-cell table:formula="of:=3+STANDARDIZE([.E75];[.AX$1];[.AX$2])" office:value-type="float" office:value="3.0075093620055">
            <text:p>3.007509362</text:p>
          </table:table-cell>
          <table:table-cell table:formula="of:=3+STANDARDIZE([.F75];[.AY$1];[.AY$2])" office:value-type="float" office:value="3.15906256003849">
            <text:p>3.15906256</text:p>
          </table:table-cell>
          <table:table-cell table:formula="of:=3+STANDARDIZE([.G75];[.AZ$1];[.AZ$2])" office:value-type="float" office:value="2.77464622099767">
            <text:p>2.774646221</text:p>
          </table:table-cell>
          <table:table-cell table:formula="of:=3+STANDARDIZE([.H75];[.BA$1];[.BA$2])" office:value-type="float" office:value="2.91977081708252">
            <text:p>2.9197708171</text:p>
          </table:table-cell>
          <table:table-cell table:formula="of:=3+STANDARDIZE([.I75];[.BB$1];[.BB$2])" office:value-type="float" office:value="3.50721992395257">
            <text:p>3.507219924</text:p>
          </table:table-cell>
          <table:table-cell table:formula="of:=3+STANDARDIZE([.J75];[.BC$1];[.BC$2])" office:value-type="float" office:value="3.61721309787061">
            <text:p>3.6172130979</text:p>
          </table:table-cell>
          <table:table-cell table:formula="of:=3+STANDARDIZE([.K75];[.BD$1];[.BD$2])" office:value-type="float" office:value="3.65988897710997">
            <text:p>3.6598889771</text:p>
          </table:table-cell>
          <table:table-cell table:formula="of:=3+STANDARDIZE([.L75];[.BE$1];[.BE$2])" office:value-type="float" office:value="3.64194192952631">
            <text:p>3.6419419295</text:p>
          </table:table-cell>
          <table:table-cell table:formula="of:=3+STANDARDIZE([.M75];[.BF$1];[.BF$2])" office:value-type="float" office:value="2.8391654306794">
            <text:p>2.8391654307</text:p>
          </table:table-cell>
          <table:table-cell table:formula="of:=3+STANDARDIZE([.N75];[.BG$1];[.BG$2])" office:value-type="float" office:value="2.54260596022107">
            <text:p>2.5426059602</text:p>
          </table:table-cell>
          <table:table-cell table:formula="of:=3+STANDARDIZE([.O75];[.BH$1];[.BH$2])" office:value-type="float" office:value="4.26034154783129">
            <text:p>4.2603415478</text:p>
          </table:table-cell>
          <table:table-cell table:formula="of:=3+STANDARDIZE([.P75];[.BI$1];[.BI$2])" office:value-type="float" office:value="3.04866373856574">
            <text:p>3.0486637386</text:p>
          </table:table-cell>
          <table:table-cell table:formula="of:=3+STANDARDIZE([.Q75];[.BJ$1];[.BJ$2])" office:value-type="float" office:value="2.27020443375962">
            <text:p>2.2702044338</text:p>
          </table:table-cell>
          <table:table-cell table:formula="of:=3+STANDARDIZE([.R75];[.BK$1];[.BK$2])" office:value-type="float" office:value="2.2738842436541">
            <text:p>2.2738842437</text:p>
          </table:table-cell>
          <table:table-cell table:formula="of:=3+STANDARDIZE([.S75];[.BL$1];[.BL$2])" office:value-type="float" office:value="2.21200661312531">
            <text:p>2.2120066131</text:p>
          </table:table-cell>
          <table:table-cell table:formula="of:=3+STANDARDIZE([.T75];[.BM$1];[.BM$2])" office:value-type="float" office:value="2.32947019271956">
            <text:p>2.3294701927</text:p>
          </table:table-cell>
          <table:table-cell table:formula="of:=3+STANDARDIZE([.U75];[.BN$1];[.BN$2])" office:value-type="float" office:value="3.0077552436369">
            <text:p>3.0077552436</text:p>
          </table:table-cell>
          <table:table-cell table:formula="of:=3+STANDARDIZE([.V75];[.BO$1];[.BO$2])" office:value-type="float" office:value="3.50617039899466">
            <text:p>3.506170399</text:p>
          </table:table-cell>
          <table:table-cell table:formula="of:=3+STANDARDIZE([.W75];[.BP$1];[.BP$2])" office:value-type="float" office:value="2.7370996338142">
            <text:p>2.7370996338</text:p>
          </table:table-cell>
          <table:table-cell table:formula="of:=3+STANDARDIZE([.X75];[.BQ$1];[.BQ$2])" office:value-type="float" office:value="2.25893851189127">
            <text:p>2.2589385119</text:p>
          </table:table-cell>
          <table:table-cell table:formula="of:=3+STANDARDIZE([.Y75];[.BR$1];[.BR$2])" office:value-type="float" office:value="2.823322161965">
            <text:p>2.823322162</text:p>
          </table:table-cell>
          <table:table-cell table:formula="of:=3+STANDARDIZE([.Z75];[.BS$1];[.BS$2])" office:value-type="float" office:value="3.22898020357314">
            <text:p>3.2289802036</text:p>
          </table:table-cell>
          <table:table-cell table:formula="of:=3+STANDARDIZE([.AA75];[.BT$1];[.BT$2])" office:value-type="float" office:value="2.73594427796106">
            <text:p>2.735944278</text:p>
          </table:table-cell>
          <table:table-cell table:formula="of:=3+STANDARDIZE([.AB75];[.BU$1];[.BU$2])" office:value-type="float" office:value="2.25893851189127">
            <text:p>2.2589385119</text:p>
          </table:table-cell>
          <table:table-cell table:formula="of:=3+STANDARDIZE([.AC75];[.BV$1];[.BV$2])" office:value-type="float" office:value="2.2468878516681">
            <text:p>2.2468878517</text:p>
          </table:table-cell>
          <table:table-cell table:formula="of:=3+STANDARDIZE([.AD75];[.BW$1];[.BW$2])" office:value-type="float" office:value="4.04861745596366">
            <text:p>4.048617456</text:p>
          </table:table-cell>
          <table:table-cell table:formula="of:=3+STANDARDIZE([.AE75];[.BX$1];[.BX$2])" office:value-type="float" office:value="4.60187029283248">
            <text:p>4.6018702928</text:p>
          </table:table-cell>
          <table:table-cell table:formula="of:=3+STANDARDIZE([.AF75];[.BY$1];[.BY$2])" office:value-type="float" office:value="2.6862268365598">
            <text:p>2.6862268366</text:p>
          </table:table-cell>
          <table:table-cell table:formula="of:=3+STANDARDIZE([.AG75];[.BZ$1];[.BZ$2])" office:value-type="float" office:value="2.19018749215323">
            <text:p>2.1901874922</text:p>
          </table:table-cell>
          <table:table-cell table:formula="of:=3+STANDARDIZE([.AH75];[.CA$1];[.CA$2])" office:value-type="float" office:value="3.2385602865631">
            <text:p>3.2385602866</text:p>
          </table:table-cell>
          <table:table-cell table:formula="of:=3+STANDARDIZE([.AI75];[.CB$1];[.CB$2])" office:value-type="float" office:value="2.73050191908428">
            <text:p>2.7305019191</text:p>
          </table:table-cell>
          <table:table-cell table:formula="of:=3+STANDARDIZE([.AJ75];[.CC$1];[.CC$2])" office:value-type="float" office:value="3.50885508194017">
            <text:p>3.5088550819</text:p>
          </table:table-cell>
          <table:table-cell table:formula="of:=3+STANDARDIZE([.AK75];[.CD$1];[.CD$2])" office:value-type="float" office:value="2.823322161965">
            <text:p>2.823322162</text:p>
          </table:table-cell>
          <table:table-cell table:formula="of:=3+STANDARDIZE([.AL75];[.CE$1];[.CE$2])" office:value-type="float" office:value="2.76680936939566">
            <text:p>2.7668093694</text:p>
          </table:table-cell>
          <table:table-cell table:formula="of:=3+STANDARDIZE([.AM75];[.CF$1];[.CF$2])" office:value-type="float" office:value="3.16598317533539">
            <text:p>3.1659831753</text:p>
          </table:table-cell>
          <table:table-cell table:formula="of:=3+STANDARDIZE([.AN75];[.CG$1];[.CG$2])" office:value-type="float" office:value="3.67424371701919">
            <text:p>3.674243717</text:p>
          </table:table-cell>
          <table:table-cell table:formula="of:=3+STANDARDIZE([.AO75];[.CH$1];[.CH$2])" office:value-type="float" office:value="2.92436620273943">
            <text:p>2.9243662027</text:p>
          </table:table-cell>
          <table:table-cell table:formula="of:=3+STANDARDIZE([.AP75];[.CI$1];[.CI$2])" office:value-type="float" office:value="2.60455992756177">
            <text:p>2.6045599276</text:p>
          </table:table-cell>
          <table:table-cell table:formula="of:=3+STANDARDIZE([.AQ75];[.CJ$1];[.CJ$2])" office:value-type="float" office:value="2.37183512464124">
            <text:p>2.3718351246</text:p>
          </table:table-cell>
          <table:table-cell table:formula="of:=3+STANDARDIZE([.AR7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  <table:table-cell office:value-type="float" office:value="26.6037">
            <text:p>26.6037</text:p>
          </table:table-cell>
          <table:table-cell office:value-type="float" office:value="321.794">
            <text:p>321.794</text:p>
          </table:table-cell>
          <table:table-cell office:value-type="float" office:value="688095">
            <text:p>688095</text:p>
          </table:table-cell>
          <table:table-cell office:value-type="float" office:value="32309228">
            <text:p>32309228</text:p>
          </table:table-cell>
          <table:table-cell table:formula="of:=[.Z75]+5975" office:value-type="float" office:value="3549825">
            <text:p>3549825</text:p>
          </table:table-cell>
          <table:table-cell office:value-type="float" office:value="98863">
            <text:p>98863.0000</text:p>
          </table:table-cell>
          <table:table-cell office:value-type="float" office:value="688095">
            <text:p>688095</text:p>
          </table:table-cell>
          <table:table-cell office:value-type="float" office:value="318045">
            <text:p>318045</text:p>
          </table:table-cell>
          <table:table-cell office:value-type="float" office:value="643571">
            <text:p>643571</text:p>
          </table:table-cell>
          <table:table-cell office:value-type="float" office:value="7518118">
            <text:p>7518118</text:p>
          </table:table-cell>
          <table:table-cell office:value-type="float" office:value="157">
            <text:p>157</text:p>
          </table:table-cell>
          <table:table-cell office:value-type="float" office:value="218441">
            <text:p>218441</text:p>
          </table:table-cell>
          <table:table-cell office:value-type="float" office:value="482992">
            <text:p>482992</text:p>
          </table:table-cell>
          <table:table-cell office:value-type="float" office:value="372309">
            <text:p>372309</text:p>
          </table:table-cell>
          <table:table-cell office:value-type="float" office:value="655794">
            <text:p>655794</text:p>
          </table:table-cell>
          <table:table-cell office:value-type="float" office:value="32309228">
            <text:p>32309228</text:p>
          </table:table-cell>
          <table:table-cell office:value-type="float" office:value="64590">
            <text:p>64590</text:p>
          </table:table-cell>
          <table:table-cell office:value-type="float" office:value="782522">
            <text:p>782522</text:p>
          </table:table-cell>
          <table:table-cell office:value-type="float" office:value="13292">
            <text:p>13292</text:p>
          </table:table-cell>
          <table:table-cell office:value-type="float" office:value="3716519">
            <text:p>3716519</text:p>
          </table:table-cell>
          <table:table-cell office:value-type="float" office:value="1228761">
            <text:p>1228761</text:p>
          </table:table-cell>
          <table:table-cell office:value-type="float" office:value="8677">
            <text:p>867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6];[.AU$1];[.AU$2])" office:value-type="float" office:value="2.30969901317788">
            <text:p>2.3096990132</text:p>
          </table:table-cell>
          <table:table-cell table:formula="of:=3+STANDARDIZE([.C76];[.AV$1];[.AV$2])" office:value-type="float" office:value="3.05209765572838">
            <text:p>3.0520976557</text:p>
          </table:table-cell>
          <table:table-cell table:formula="of:=3+STANDARDIZE([.D76];[.AW$1];[.AW$2])" office:value-type="float" office:value="3.05659231258675">
            <text:p>3.0565923126</text:p>
          </table:table-cell>
          <table:table-cell table:formula="of:=3+STANDARDIZE([.E76];[.AX$1];[.AX$2])" office:value-type="float" office:value="2.93213864372147">
            <text:p>2.9321386437</text:p>
          </table:table-cell>
          <table:table-cell table:formula="of:=3+STANDARDIZE([.F76];[.AY$1];[.AY$2])" office:value-type="float" office:value="3.13904069933434">
            <text:p>3.1390406993</text:p>
          </table:table-cell>
          <table:table-cell table:formula="of:=3+STANDARDIZE([.G76];[.AZ$1];[.AZ$2])" office:value-type="float" office:value="2.71068772052694">
            <text:p>2.7106877205</text:p>
          </table:table-cell>
          <table:table-cell table:formula="of:=3+STANDARDIZE([.H76];[.BA$1];[.BA$2])" office:value-type="float" office:value="3.00144304839073">
            <text:p>3.0014430484</text:p>
          </table:table-cell>
          <table:table-cell table:formula="of:=3+STANDARDIZE([.I76];[.BB$1];[.BB$2])" office:value-type="float" office:value="3.52494823801944">
            <text:p>3.524948238</text:p>
          </table:table-cell>
          <table:table-cell table:formula="of:=3+STANDARDIZE([.J76];[.BC$1];[.BC$2])" office:value-type="float" office:value="3.56971798876796">
            <text:p>3.5697179888</text:p>
          </table:table-cell>
          <table:table-cell table:formula="of:=3+STANDARDIZE([.K76];[.BD$1];[.BD$2])" office:value-type="float" office:value="3.42750006897918">
            <text:p>3.427500069</text:p>
          </table:table-cell>
          <table:table-cell table:formula="of:=3+STANDARDIZE([.L76];[.BE$1];[.BE$2])" office:value-type="float" office:value="3.60800063798267">
            <text:p>3.608000638</text:p>
          </table:table-cell>
          <table:table-cell table:formula="of:=3+STANDARDIZE([.M76];[.BF$1];[.BF$2])" office:value-type="float" office:value="2.46413556051118">
            <text:p>2.4641355605</text:p>
          </table:table-cell>
          <table:table-cell table:formula="of:=3+STANDARDIZE([.N76];[.BG$1];[.BG$2])" office:value-type="float" office:value="3.06746768518339">
            <text:p>3.0674676852</text:p>
          </table:table-cell>
          <table:table-cell table:formula="of:=3+STANDARDIZE([.O76];[.BH$1];[.BH$2])" office:value-type="float" office:value="4.12679188227701">
            <text:p>4.1267918823</text:p>
          </table:table-cell>
          <table:table-cell table:formula="of:=3+STANDARDIZE([.P76];[.BI$1];[.BI$2])" office:value-type="float" office:value="2.62626671308545">
            <text:p>2.6262667131</text:p>
          </table:table-cell>
          <table:table-cell table:formula="of:=3+STANDARDIZE([.Q76];[.BJ$1];[.BJ$2])" office:value-type="float" office:value="2.26448584195799">
            <text:p>2.264485842</text:p>
          </table:table-cell>
          <table:table-cell table:formula="of:=3+STANDARDIZE([.R76];[.BK$1];[.BK$2])" office:value-type="float" office:value="2.29168316977581">
            <text:p>2.2916831698</text:p>
          </table:table-cell>
          <table:table-cell table:formula="of:=3+STANDARDIZE([.S76];[.BL$1];[.BL$2])" office:value-type="float" office:value="2.21717166605034">
            <text:p>2.2171716661</text:p>
          </table:table-cell>
          <table:table-cell table:formula="of:=3+STANDARDIZE([.T76];[.BM$1];[.BM$2])" office:value-type="float" office:value="2.33533106198638">
            <text:p>2.335331062</text:p>
          </table:table-cell>
          <table:table-cell table:formula="of:=3+STANDARDIZE([.U76];[.BN$1];[.BN$2])" office:value-type="float" office:value="2.83403778617036">
            <text:p>2.8340377862</text:p>
          </table:table-cell>
          <table:table-cell table:formula="of:=3+STANDARDIZE([.V76];[.BO$1];[.BO$2])" office:value-type="float" office:value="3.37353608333157">
            <text:p>3.3735360833</text:p>
          </table:table-cell>
          <table:table-cell table:formula="of:=3+STANDARDIZE([.W76];[.BP$1];[.BP$2])" office:value-type="float" office:value="3.95450773976783">
            <text:p>3.9545077398</text:p>
          </table:table-cell>
          <table:table-cell table:formula="of:=3+STANDARDIZE([.X76];[.BQ$1];[.BQ$2])" office:value-type="float" office:value="2.25953241206468">
            <text:p>2.2595324121</text:p>
          </table:table-cell>
          <table:table-cell table:formula="of:=3+STANDARDIZE([.Y76];[.BR$1];[.BR$2])" office:value-type="float" office:value="2.52380357168621">
            <text:p>2.5238035717</text:p>
          </table:table-cell>
          <table:table-cell table:formula="of:=3+STANDARDIZE([.Z76];[.BS$1];[.BS$2])" office:value-type="float" office:value="3.26557165322091">
            <text:p>3.2655716532</text:p>
          </table:table-cell>
          <table:table-cell table:formula="of:=3+STANDARDIZE([.AA76];[.BT$1];[.BT$2])" office:value-type="float" office:value="3.50657360813282">
            <text:p>3.5065736081</text:p>
          </table:table-cell>
          <table:table-cell table:formula="of:=3+STANDARDIZE([.AB76];[.BU$1];[.BU$2])" office:value-type="float" office:value="2.25953241206468">
            <text:p>2.2595324121</text:p>
          </table:table-cell>
          <table:table-cell table:formula="of:=3+STANDARDIZE([.AC76];[.BV$1];[.BV$2])" office:value-type="float" office:value="2.11406323377358">
            <text:p>2.1140632338</text:p>
          </table:table-cell>
          <table:table-cell table:formula="of:=3+STANDARDIZE([.AD76];[.BW$1];[.BW$2])" office:value-type="float" office:value="4.74377585563132">
            <text:p>4.7437758556</text:p>
          </table:table-cell>
          <table:table-cell table:formula="of:=3+STANDARDIZE([.AE76];[.BX$1];[.BX$2])" office:value-type="float" office:value="4.24439295676343">
            <text:p>4.2443929568</text:p>
          </table:table-cell>
          <table:table-cell table:formula="of:=3+STANDARDIZE([.AF76];[.BY$1];[.BY$2])" office:value-type="float" office:value="2.65742991263758">
            <text:p>2.6574299126</text:p>
          </table:table-cell>
          <table:table-cell table:formula="of:=3+STANDARDIZE([.AG76];[.BZ$1];[.BZ$2])" office:value-type="float" office:value="2.77772695278868">
            <text:p>2.7777269528</text:p>
          </table:table-cell>
          <table:table-cell table:formula="of:=3+STANDARDIZE([.AH76];[.CA$1];[.CA$2])" office:value-type="float" office:value="2.5464579106479">
            <text:p>2.5464579106</text:p>
          </table:table-cell>
          <table:table-cell table:formula="of:=3+STANDARDIZE([.AI76];[.CB$1];[.CB$2])" office:value-type="float" office:value="3.10454749063635">
            <text:p>3.1045474906</text:p>
          </table:table-cell>
          <table:table-cell table:formula="of:=3+STANDARDIZE([.AJ76];[.CC$1];[.CC$2])" office:value-type="float" office:value="4.07586142327476">
            <text:p>4.0758614233</text:p>
          </table:table-cell>
          <table:table-cell table:formula="of:=3+STANDARDIZE([.AK76];[.CD$1];[.CD$2])" office:value-type="float" office:value="2.52380357168621">
            <text:p>2.5238035717</text:p>
          </table:table-cell>
          <table:table-cell table:formula="of:=3+STANDARDIZE([.AL76];[.CE$1];[.CE$2])" office:value-type="float" office:value="2.63971422927577">
            <text:p>2.6397142293</text:p>
          </table:table-cell>
          <table:table-cell table:formula="of:=3+STANDARDIZE([.AM76];[.CF$1];[.CF$2])" office:value-type="float" office:value="3.87269657736708">
            <text:p>3.8726965774</text:p>
          </table:table-cell>
          <table:table-cell table:formula="of:=3+STANDARDIZE([.AN76];[.CG$1];[.CG$2])" office:value-type="float" office:value="1.79396966221878">
            <text:p>1.7939696622</text:p>
          </table:table-cell>
          <table:table-cell table:formula="of:=3+STANDARDIZE([.AO76];[.CH$1];[.CH$2])" office:value-type="float" office:value="1.64859320859061">
            <text:p>1.6485932086</text:p>
          </table:table-cell>
          <table:table-cell table:formula="of:=3+STANDARDIZE([.AP76];[.CI$1];[.CI$2])" office:value-type="float" office:value="2.36607130583077">
            <text:p>2.3660713058</text:p>
          </table:table-cell>
          <table:table-cell table:formula="of:=3+STANDARDIZE([.AQ76];[.CJ$1];[.CJ$2])" office:value-type="float" office:value="2.56128083631495">
            <text:p>2.5612808363</text:p>
          </table:table-cell>
          <table:table-cell table:formula="of:=3+STANDARDIZE([.AR7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  <table:table-cell office:value-type="float" office:value="26.546">
            <text:p>26.546</text:p>
          </table:table-cell>
          <table:table-cell office:value-type="float" office:value="286.626">
            <text:p>286.626</text:p>
          </table:table-cell>
          <table:table-cell office:value-type="float" office:value="1492922">
            <text:p>1492922</text:p>
          </table:table-cell>
          <table:table-cell office:value-type="float" office:value="31514930">
            <text:p>31514930</text:p>
          </table:table-cell>
          <table:table-cell table:style-name="ce2" office:value-type="float" office:value="3555800">
            <text:p>3555800</text:p>
          </table:table-cell>
          <table:table-cell office:value-type="float" office:value="101440">
            <text:p>101440.0000</text:p>
          </table:table-cell>
          <table:table-cell office:value-type="float" office:value="1492922">
            <text:p>1492922</text:p>
          </table:table-cell>
          <table:table-cell office:value-type="float" office:value="575190">
            <text:p>575190</text:p>
          </table:table-cell>
          <table:table-cell office:value-type="float" office:value="454864">
            <text:p>454864</text:p>
          </table:table-cell>
          <table:table-cell office:value-type="float" office:value="6844432">
            <text:p>6844432</text:p>
          </table:table-cell>
          <table:table-cell office:value-type="float" office:value="217">
            <text:p>217</text:p>
          </table:table-cell>
          <table:table-cell office:value-type="float" office:value="133857">
            <text:p>133857</text:p>
          </table:table-cell>
          <table:table-cell office:value-type="float" office:value="757328">
            <text:p>757328</text:p>
          </table:table-cell>
          <table:table-cell office:value-type="float" office:value="215238">
            <text:p>215238</text:p>
          </table:table-cell>
          <table:table-cell office:value-type="float" office:value="523621">
            <text:p>523621</text:p>
          </table:table-cell>
          <table:table-cell office:value-type="float" office:value="31514930">
            <text:p>31514930</text:p>
          </table:table-cell>
          <table:table-cell office:value-type="float" office:value="69769">
            <text:p>69769</text:p>
          </table:table-cell>
          <table:table-cell office:value-type="float" office:value="655679">
            <text:p>655679</text:p>
          </table:table-cell>
          <table:table-cell office:value-type="float" office:value="41051">
            <text:p>41051</text:p>
          </table:table-cell>
          <table:table-cell office:value-type="float" office:value="3578038">
            <text:p>3578038</text:p>
          </table:table-cell>
          <table:table-cell office:value-type="float" office:value="1283065">
            <text:p>1283065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7];[.AU$1];[.AU$2])" office:value-type="float" office:value="2.61238113582891">
            <text:p>2.6123811358</text:p>
          </table:table-cell>
          <table:table-cell table:formula="of:=3+STANDARDIZE([.C77];[.AV$1];[.AV$2])" office:value-type="float" office:value="3.01967533247456">
            <text:p>3.0196753325</text:p>
          </table:table-cell>
          <table:table-cell table:formula="of:=3+STANDARDIZE([.D77];[.AW$1];[.AW$2])" office:value-type="float" office:value="3.09400442328338">
            <text:p>3.0940044233</text:p>
          </table:table-cell>
          <table:table-cell table:formula="of:=3+STANDARDIZE([.E77];[.AX$1];[.AX$2])" office:value-type="float" office:value="3.01637650533304">
            <text:p>3.0163765053</text:p>
          </table:table-cell>
          <table:table-cell table:formula="of:=3+STANDARDIZE([.F77];[.AY$1];[.AY$2])" office:value-type="float" office:value="3.17908442074263">
            <text:p>3.1790844207</text:p>
          </table:table-cell>
          <table:table-cell table:formula="of:=3+STANDARDIZE([.G77];[.AZ$1];[.AZ$2])" office:value-type="float" office:value="2.64672922005621">
            <text:p>2.6467292201</text:p>
          </table:table-cell>
          <table:table-cell table:formula="of:=3+STANDARDIZE([.H77];[.BA$1];[.BA$2])" office:value-type="float" office:value="2.83706476006156">
            <text:p>2.8370647601</text:p>
          </table:table-cell>
          <table:table-cell table:formula="of:=3+STANDARDIZE([.I77];[.BB$1];[.BB$2])" office:value-type="float" office:value="3.68154834561013">
            <text:p>3.6815483456</text:p>
          </table:table-cell>
          <table:table-cell table:formula="of:=3+STANDARDIZE([.J77];[.BC$1];[.BC$2])" office:value-type="float" office:value="3.54300198989772">
            <text:p>3.5430019899</text:p>
          </table:table-cell>
          <table:table-cell table:formula="of:=3+STANDARDIZE([.K77];[.BD$1];[.BD$2])" office:value-type="float" office:value="3.5705086278289">
            <text:p>3.5705086278</text:p>
          </table:table-cell>
          <table:table-cell table:formula="of:=3+STANDARDIZE([.L77];[.BE$1];[.BE$2])" office:value-type="float" office:value="3.70558185117064">
            <text:p>3.7055818512</text:p>
          </table:table-cell>
          <table:table-cell table:formula="of:=3+STANDARDIZE([.M77];[.BF$1];[.BF$2])" office:value-type="float" office:value="2.4446895672432">
            <text:p>2.4446895672</text:p>
          </table:table-cell>
          <table:table-cell table:formula="of:=3+STANDARDIZE([.N77];[.BG$1];[.BG$2])" office:value-type="float" office:value="3.66559386145623">
            <text:p>3.6655938615</text:p>
          </table:table-cell>
          <table:table-cell table:formula="of:=3+STANDARDIZE([.O77];[.BH$1];[.BH$2])" office:value-type="float" office:value="4.01449786919834">
            <text:p>4.0144978692</text:p>
          </table:table-cell>
          <table:table-cell table:formula="of:=3+STANDARDIZE([.P77];[.BI$1];[.BI$2])" office:value-type="float" office:value="2.6730697075985">
            <text:p>2.6730697076</text:p>
          </table:table-cell>
          <table:table-cell table:formula="of:=3+STANDARDIZE([.Q77];[.BJ$1];[.BJ$2])" office:value-type="float" office:value="2.28636567145989">
            <text:p>2.2863656715</text:p>
          </table:table-cell>
          <table:table-cell table:formula="of:=3+STANDARDIZE([.R77];[.BK$1];[.BK$2])" office:value-type="float" office:value="2.27664182375746">
            <text:p>2.2766418238</text:p>
          </table:table-cell>
          <table:table-cell table:formula="of:=3+STANDARDIZE([.S77];[.BL$1];[.BL$2])" office:value-type="float" office:value="2.24767007379813">
            <text:p>2.2476700738</text:p>
          </table:table-cell>
          <table:table-cell table:formula="of:=3+STANDARDIZE([.T77];[.BM$1];[.BM$2])" office:value-type="float" office:value="2.34042747004448">
            <text:p>2.34042747</text:p>
          </table:table-cell>
          <table:table-cell table:formula="of:=3+STANDARDIZE([.U77];[.BN$1];[.BN$2])" office:value-type="float" office:value="3.039662531743">
            <text:p>3.0396625317</text:p>
          </table:table-cell>
          <table:table-cell table:formula="of:=3+STANDARDIZE([.V77];[.BO$1];[.BO$2])" office:value-type="float" office:value="3.23760357864665">
            <text:p>3.2376035786</text:p>
          </table:table-cell>
          <table:table-cell table:formula="of:=3+STANDARDIZE([.W77];[.BP$1];[.BP$2])" office:value-type="float" office:value="3.50103888694752">
            <text:p>3.5010388869</text:p>
          </table:table-cell>
          <table:table-cell table:formula="of:=3+STANDARDIZE([.X77];[.BQ$1];[.BQ$2])" office:value-type="float" office:value="2.37290691274492">
            <text:p>2.3729069127</text:p>
          </table:table-cell>
          <table:table-cell table:formula="of:=3+STANDARDIZE([.Y77];[.BR$1];[.BR$2])" office:value-type="float" office:value="2.40712254279428">
            <text:p>2.4071225428</text:p>
          </table:table-cell>
          <table:table-cell table:formula="of:=3+STANDARDIZE([.Z77];[.BS$1];[.BS$2])" office:value-type="float" office:value="3.30216310286868">
            <text:p>3.3021631029</text:p>
          </table:table-cell>
          <table:table-cell table:formula="of:=3+STANDARDIZE([.AA77];[.BT$1];[.BT$2])" office:value-type="float" office:value="3.56194855679447">
            <text:p>3.5619485568</text:p>
          </table:table-cell>
          <table:table-cell table:formula="of:=3+STANDARDIZE([.AB77];[.BU$1];[.BU$2])" office:value-type="float" office:value="2.37290691274492">
            <text:p>2.3729069127</text:p>
          </table:table-cell>
          <table:table-cell table:formula="of:=3+STANDARDIZE([.AC77];[.BV$1];[.BV$2])" office:value-type="float" office:value="3.5381453872295">
            <text:p>3.5381453872</text:p>
          </table:table-cell>
          <table:table-cell table:formula="of:=3+STANDARDIZE([.AD77];[.BW$1];[.BW$2])" office:value-type="float" office:value="3.54343861400071">
            <text:p>3.543438614</text:p>
          </table:table-cell>
          <table:table-cell table:formula="of:=3+STANDARDIZE([.AE77];[.BX$1];[.BX$2])" office:value-type="float" office:value="4.04030446922132">
            <text:p>4.0403044692</text:p>
          </table:table-cell>
          <table:table-cell table:formula="of:=3+STANDARDIZE([.AF77];[.BY$1];[.BY$2])" office:value-type="float" office:value="2.66103704298274">
            <text:p>2.661037043</text:p>
          </table:table-cell>
          <table:table-cell table:formula="of:=3+STANDARDIZE([.AG77];[.BZ$1];[.BZ$2])" office:value-type="float" office:value="2.10981794359065">
            <text:p>2.1098179436</text:p>
          </table:table-cell>
          <table:table-cell table:formula="of:=3+STANDARDIZE([.AH77];[.CA$1];[.CA$2])" office:value-type="float" office:value="3.73355212736795">
            <text:p>3.7335521274</text:p>
          </table:table-cell>
          <table:table-cell table:formula="of:=3+STANDARDIZE([.AI77];[.CB$1];[.CB$2])" office:value-type="float" office:value="2.35423508920531">
            <text:p>2.3542350892</text:p>
          </table:table-cell>
          <table:table-cell table:formula="of:=3+STANDARDIZE([.AJ77];[.CC$1];[.CC$2])" office:value-type="float" office:value="2.89797648569965">
            <text:p>2.8979764857</text:p>
          </table:table-cell>
          <table:table-cell table:formula="of:=3+STANDARDIZE([.AK77];[.CD$1];[.CD$2])" office:value-type="float" office:value="2.40712254279428">
            <text:p>2.4071225428</text:p>
          </table:table-cell>
          <table:table-cell table:formula="of:=3+STANDARDIZE([.AL77];[.CE$1];[.CE$2])" office:value-type="float" office:value="2.65078875869701">
            <text:p>2.6507887587</text:p>
          </table:table-cell>
          <table:table-cell table:formula="of:=3+STANDARDIZE([.AM77];[.CF$1];[.CF$2])" office:value-type="float" office:value="3.22405008426367">
            <text:p>3.2240500843</text:p>
          </table:table-cell>
          <table:table-cell table:formula="of:=3+STANDARDIZE([.AN77];[.CG$1];[.CG$2])" office:value-type="float" office:value="4.12595641439484">
            <text:p>4.1259564144</text:p>
          </table:table-cell>
          <table:table-cell table:formula="of:=3+STANDARDIZE([.AO77];[.CH$1];[.CH$2])" office:value-type="float" office:value="1.37042085761145">
            <text:p>1.3704208576</text:p>
          </table:table-cell>
          <table:table-cell table:formula="of:=3+STANDARDIZE([.AP77];[.CI$1];[.CI$2])" office:value-type="float" office:value="2.49410268486156">
            <text:p>2.4941026849</text:p>
          </table:table-cell>
          <table:table-cell table:formula="of:=3+STANDARDIZE([.AQ77];[.CJ$1];[.CJ$2])" office:value-type="float" office:value="2.33145514393627">
            <text:p>2.3314551439</text:p>
          </table:table-cell>
          <table:table-cell table:formula="of:=3+STANDARDIZE([.AR7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  <table:table-cell office:value-type="float" office:value="26.3733">
            <text:p>26.3733</text:p>
          </table:table-cell>
          <table:table-cell office:value-type="float" office:value="255.83">
            <text:p>255.83</text:p>
          </table:table-cell>
          <table:table-cell office:value-type="float" office:value="2024793">
            <text:p>2024793</text:p>
          </table:table-cell>
          <table:table-cell office:value-type="float" office:value="31371352">
            <text:p>31371352</text:p>
          </table:table-cell>
          <table:table-cell table:formula="of:=[.Z77]+4203" office:value-type="float" office:value="3560003">
            <text:p>3560003</text:p>
          </table:table-cell>
          <table:table-cell office:value-type="float" office:value="92500">
            <text:p>92500.0000</text:p>
          </table:table-cell>
          <table:table-cell office:value-type="float" office:value="2024793">
            <text:p>2024793</text:p>
          </table:table-cell>
          <table:table-cell office:value-type="float" office:value="529386">
            <text:p>529386</text:p>
          </table:table-cell>
          <table:table-cell office:value-type="float" office:value="864871">
            <text:p>864871</text:p>
          </table:table-cell>
          <table:table-cell office:value-type="float" office:value="4641505">
            <text:p>4641505</text:p>
          </table:table-cell>
          <table:table-cell office:value-type="float" office:value="202">
            <text:p>202</text:p>
          </table:table-cell>
          <table:table-cell office:value-type="float" office:value="155601">
            <text:p>155601</text:p>
          </table:table-cell>
          <table:table-cell office:value-type="float" office:value="587145">
            <text:p>587145</text:p>
          </table:table-cell>
          <table:table-cell office:value-type="float" office:value="344198">
            <text:p>344198</text:p>
          </table:table-cell>
          <table:table-cell office:value-type="float" office:value="538057">
            <text:p>538057</text:p>
          </table:table-cell>
          <table:table-cell office:value-type="float" office:value="31371352">
            <text:p>31371352</text:p>
          </table:table-cell>
          <table:table-cell office:value-type="float" office:value="98302">
            <text:p>98302</text:p>
          </table:table-cell>
          <table:table-cell office:value-type="float" office:value="575999">
            <text:p>575999</text:p>
          </table:table-cell>
          <table:table-cell office:value-type="float" office:value="26897">
            <text:p>26897</text:p>
          </table:table-cell>
          <table:table-cell office:value-type="float" office:value="3688136">
            <text:p>3688136</text:p>
          </table:table-cell>
          <table:table-cell office:value-type="float" office:value="1144407">
            <text:p>1144407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8];[.AU$1];[.AU$2])" office:value-type="float" office:value="2.68589312002263">
            <text:p>2.68589312</text:p>
          </table:table-cell>
          <table:table-cell table:formula="of:=3+STANDARDIZE([.C78];[.AV$1];[.AV$2])" office:value-type="float" office:value="2.7278744231902">
            <text:p>2.7278744232</text:p>
          </table:table-cell>
          <table:table-cell table:formula="of:=3+STANDARDIZE([.D78];[.AW$1];[.AW$2])" office:value-type="float" office:value="3.02385671572721">
            <text:p>3.0238567157</text:p>
          </table:table-cell>
          <table:table-cell table:formula="of:=3+STANDARDIZE([.E78];[.AX$1];[.AX$2])" office:value-type="float" office:value="2.89667007041133">
            <text:p>2.8966700704</text:p>
          </table:table-cell>
          <table:table-cell table:formula="of:=3+STANDARDIZE([.F78];[.AY$1];[.AY$2])" office:value-type="float" office:value="2.82870185842009">
            <text:p>2.8287018584</text:p>
          </table:table-cell>
          <table:table-cell table:formula="of:=3+STANDARDIZE([.G78];[.AZ$1];[.AZ$2])" office:value-type="float" office:value="2.76665140843882">
            <text:p>2.7666514084</text:p>
          </table:table-cell>
          <table:table-cell table:formula="of:=3+STANDARDIZE([.H78];[.BA$1];[.BA$2])" office:value-type="float" office:value="1.66987553035315">
            <text:p>1.6698755304</text:p>
          </table:table-cell>
          <table:table-cell table:formula="of:=3+STANDARDIZE([.I78];[.BB$1];[.BB$2])" office:value-type="float" office:value="3.74064272583303">
            <text:p>3.7406427258</text:p>
          </table:table-cell>
          <table:table-cell table:formula="of:=3+STANDARDIZE([.J78];[.BC$1];[.BC$2])" office:value-type="float" office:value="3.72605605623085">
            <text:p>3.7260560562</text:p>
          </table:table-cell>
          <table:table-cell table:formula="of:=3+STANDARDIZE([.K78];[.BD$1];[.BD$2])" office:value-type="float" office:value="3.64107206147185">
            <text:p>3.6410720615</text:p>
          </table:table-cell>
          <table:table-cell table:formula="of:=3+STANDARDIZE([.L78];[.BE$1];[.BE$2])" office:value-type="float" office:value="3.86998498208516">
            <text:p>3.8699849821</text:p>
          </table:table-cell>
          <table:table-cell table:formula="of:=3+STANDARDIZE([.M78];[.BF$1];[.BF$2])" office:value-type="float" office:value="2.4280215730135">
            <text:p>2.428021573</text:p>
          </table:table-cell>
          <table:table-cell table:formula="of:=3+STANDARDIZE([.N78];[.BG$1];[.BG$2])" office:value-type="float" office:value="3.23201243648736">
            <text:p>3.2320124365</text:p>
          </table:table-cell>
          <table:table-cell table:formula="of:=3+STANDARDIZE([.O78];[.BH$1];[.BH$2])" office:value-type="float" office:value="4.12879713251056">
            <text:p>4.1287971325</text:p>
          </table:table-cell>
          <table:table-cell table:formula="of:=3+STANDARDIZE([.P78];[.BI$1];[.BI$2])" office:value-type="float" office:value="3.30959043297601">
            <text:p>3.309590433</text:p>
          </table:table-cell>
          <table:table-cell table:formula="of:=3+STANDARDIZE([.Q78];[.BJ$1];[.BJ$2])" office:value-type="float" office:value="2.31620180259885">
            <text:p>2.3162018026</text:p>
          </table:table-cell>
          <table:table-cell table:formula="of:=3+STANDARDIZE([.R78];[.BK$1];[.BK$2])" office:value-type="float" office:value="2.30772727219537">
            <text:p>2.3077272722</text:p>
          </table:table-cell>
          <table:table-cell table:formula="of:=3+STANDARDIZE([.S78];[.BL$1];[.BL$2])" office:value-type="float" office:value="2.28210375996499">
            <text:p>2.28210376</text:p>
          </table:table-cell>
          <table:table-cell table:formula="of:=3+STANDARDIZE([.T78];[.BM$1];[.BM$2])" office:value-type="float" office:value="2.3516395677723">
            <text:p>2.3516395678</text:p>
          </table:table-cell>
          <table:table-cell table:formula="of:=3+STANDARDIZE([.U78];[.BN$1];[.BN$2])" office:value-type="float" office:value="3.09638659948717">
            <text:p>3.0963865995</text:p>
          </table:table-cell>
          <table:table-cell table:formula="of:=3+STANDARDIZE([.V78];[.BO$1];[.BO$2])" office:value-type="float" office:value="2.83074840431243">
            <text:p>2.8307484043</text:p>
          </table:table-cell>
          <table:table-cell table:formula="of:=3+STANDARDIZE([.W78];[.BP$1];[.BP$2])" office:value-type="float" office:value="3.10394417608951">
            <text:p>3.1039441761</text:p>
          </table:table-cell>
          <table:table-cell table:formula="of:=3+STANDARDIZE([.X78];[.BQ$1];[.BQ$2])" office:value-type="float" office:value="2.44783060324151">
            <text:p>2.4478306032</text:p>
          </table:table-cell>
          <table:table-cell table:formula="of:=3+STANDARDIZE([.Y78];[.BR$1];[.BR$2])" office:value-type="float" office:value="2.38603117813486">
            <text:p>2.3860311781</text:p>
          </table:table-cell>
          <table:table-cell table:formula="of:=3+STANDARDIZE([.Z78];[.BS$1];[.BS$2])" office:value-type="float" office:value="3.32790266150795">
            <text:p>3.3279026615</text:p>
          </table:table-cell>
          <table:table-cell table:formula="of:=3+STANDARDIZE([.AA78];[.BT$1];[.BT$2])" office:value-type="float" office:value="3.36984454397525">
            <text:p>3.369844544</text:p>
          </table:table-cell>
          <table:table-cell table:formula="of:=3+STANDARDIZE([.AB78];[.BU$1];[.BU$2])" office:value-type="float" office:value="2.44783060324151">
            <text:p>2.4478306032</text:p>
          </table:table-cell>
          <table:table-cell table:formula="of:=3+STANDARDIZE([.AC78];[.BV$1];[.BV$2])" office:value-type="float" office:value="3.28448049404902">
            <text:p>3.284480494</text:p>
          </table:table-cell>
          <table:table-cell table:formula="of:=3+STANDARDIZE([.AD78];[.BW$1];[.BW$2])" office:value-type="float" office:value="6.15143233669908">
            <text:p>6.1514323367</text:p>
          </table:table-cell>
          <table:table-cell table:formula="of:=3+STANDARDIZE([.AE78];[.BX$1];[.BX$2])" office:value-type="float" office:value="3.37294305812521">
            <text:p>3.3729430581</text:p>
          </table:table-cell>
          <table:table-cell table:formula="of:=3+STANDARDIZE([.AF78];[.BY$1];[.BY$2])" office:value-type="float" office:value="2.66013526039645">
            <text:p>2.6601352604</text:p>
          </table:table-cell>
          <table:table-cell table:formula="of:=3+STANDARDIZE([.AG78];[.BZ$1];[.BZ$2])" office:value-type="float" office:value="2.28151724246517">
            <text:p>2.2815172425</text:p>
          </table:table-cell>
          <table:table-cell table:formula="of:=3+STANDARDIZE([.AH78];[.CA$1];[.CA$2])" office:value-type="float" office:value="2.99714401802733">
            <text:p>2.997144018</text:p>
          </table:table-cell>
          <table:table-cell table:formula="of:=3+STANDARDIZE([.AI78];[.CB$1];[.CB$2])" office:value-type="float" office:value="2.97026406520054">
            <text:p>2.9702640652</text:p>
          </table:table-cell>
          <table:table-cell table:formula="of:=3+STANDARDIZE([.AJ78];[.CC$1];[.CC$2])" office:value-type="float" office:value="3.02662565730682">
            <text:p>3.0266256573</text:p>
          </table:table-cell>
          <table:table-cell table:formula="of:=3+STANDARDIZE([.AK78];[.CD$1];[.CD$2])" office:value-type="float" office:value="2.38603117813486">
            <text:p>2.3860311781</text:p>
          </table:table-cell>
          <table:table-cell table:formula="of:=3+STANDARDIZE([.AL78];[.CE$1];[.CE$2])" office:value-type="float" office:value="2.71180238062717">
            <text:p>2.7118023806</text:p>
          </table:table-cell>
          <table:table-cell table:formula="of:=3+STANDARDIZE([.AM78];[.CF$1];[.CF$2])" office:value-type="float" office:value="2.81658453574715">
            <text:p>2.8165845357</text:p>
          </table:table-cell>
          <table:table-cell table:formula="of:=3+STANDARDIZE([.AN78];[.CG$1];[.CG$2])" office:value-type="float" office:value="2.93690275647129">
            <text:p>2.9369027565</text:p>
          </table:table-cell>
          <table:table-cell table:formula="of:=3+STANDARDIZE([.AO78];[.CH$1];[.CH$2])" office:value-type="float" office:value="1.59157913562868">
            <text:p>1.5915791356</text:p>
          </table:table-cell>
          <table:table-cell table:formula="of:=3+STANDARDIZE([.AP78];[.CI$1];[.CI$2])" office:value-type="float" office:value="2.16719168468384">
            <text:p>2.1671916847</text:p>
          </table:table-cell>
          <table:table-cell table:formula="of:=3+STANDARDIZE([.AQ78];[.CJ$1];[.CJ$2])" office:value-type="float" office:value="2.3146819211819">
            <text:p>2.3146819212</text:p>
          </table:table-cell>
          <table:table-cell table:formula="of:=3+STANDARDIZE([.AR7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  <table:table-cell office:value-type="float" office:value="26.2532">
            <text:p>26.2532</text:p>
          </table:table-cell>
          <table:table-cell office:value-type="float" office:value="331.774">
            <text:p>331.774</text:p>
          </table:table-cell>
          <table:table-cell office:value-type="float" office:value="3845103">
            <text:p>3845103</text:p>
          </table:table-cell>
          <table:table-cell office:value-type="float" office:value="33949224">
            <text:p>33949224</text:p>
          </table:table-cell>
          <table:table-cell table:formula="of:=[.Z78]+4203" office:value-type="float" office:value="3564206">
            <text:p>3564206</text:p>
          </table:table-cell>
          <table:table-cell office:value-type="float" office:value="50609">
            <text:p>50609.0000</text:p>
          </table:table-cell>
          <table:table-cell office:value-type="float" office:value="3845103">
            <text:p>3845103</text:p>
          </table:table-cell>
          <table:table-cell office:value-type="float" office:value="613865">
            <text:p>613865</text:p>
          </table:table-cell>
          <table:table-cell office:value-type="float" office:value="628042">
            <text:p>628042</text:p>
          </table:table-cell>
          <table:table-cell office:value-type="float" office:value="9452482">
            <text:p>9452482</text:p>
          </table:table-cell>
          <table:table-cell office:value-type="float" office:value="1108">
            <text:p>1108</text:p>
          </table:table-cell>
          <table:table-cell office:value-type="float" office:value="202422">
            <text:p>202422</text:p>
          </table:table-cell>
          <table:table-cell office:value-type="float" office:value="677394">
            <text:p>677394</text:p>
          </table:table-cell>
          <table:table-cell office:value-type="float" office:value="275424">
            <text:p>275424</text:p>
          </table:table-cell>
          <table:table-cell office:value-type="float" office:value="585168">
            <text:p>585168</text:p>
          </table:table-cell>
          <table:table-cell office:value-type="float" office:value="33949224">
            <text:p>33949224</text:p>
          </table:table-cell>
          <table:table-cell office:value-type="float" office:value="77999">
            <text:p>77999</text:p>
          </table:table-cell>
          <table:table-cell office:value-type="float" office:value="543584">
            <text:p>543584</text:p>
          </table:table-cell>
          <table:table-cell office:value-type="float" office:value="14887">
            <text:p>14887</text:p>
          </table:table-cell>
          <table:table-cell office:value-type="float" office:value="3823801">
            <text:p>3823801</text:p>
          </table:table-cell>
          <table:table-cell office:value-type="float" office:value="1136564">
            <text:p>11365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79];[.AU$1];[.AU$2])" office:value-type="float" office:value="3.63933314287953">
            <text:p>3.6393331429</text:p>
          </table:table-cell>
          <table:table-cell table:formula="of:=3+STANDARDIZE([.C79];[.AV$1];[.AV$2])" office:value-type="float" office:value="2.73713794411986">
            <text:p>2.7371379441</text:p>
          </table:table-cell>
          <table:table-cell table:formula="of:=3+STANDARDIZE([.D79];[.AW$1];[.AW$2])" office:value-type="float" office:value="2.71053028864297">
            <text:p>2.7105302886</text:p>
          </table:table-cell>
          <table:table-cell table:formula="of:=3+STANDARDIZE([.E79];[.AX$1];[.AX$2])" office:value-type="float" office:value="2.67499148722298">
            <text:p>2.6749914872</text:p>
          </table:table-cell>
          <table:table-cell table:formula="of:=3+STANDARDIZE([.F79];[.AY$1];[.AY$2])" office:value-type="float" office:value="2.678537903139">
            <text:p>2.6785379031</text:p>
          </table:table-cell>
          <table:table-cell table:formula="of:=3+STANDARDIZE([.G79];[.AZ$1];[.AZ$2])" office:value-type="float" office:value="2.62274478237968">
            <text:p>2.6227447824</text:p>
          </table:table-cell>
          <table:table-cell table:formula="of:=3+STANDARDIZE([.H79];[.BA$1];[.BA$2])" office:value-type="float" office:value="3.02832251692254">
            <text:p>3.0283225169</text:p>
          </table:table-cell>
          <table:table-cell table:formula="of:=3+STANDARDIZE([.I79];[.BB$1];[.BB$2])" office:value-type="float" office:value="3.59487658794987">
            <text:p>3.5948765879</text:p>
          </table:table-cell>
          <table:table-cell table:formula="of:=3+STANDARDIZE([.J79];[.BC$1];[.BC$2])" office:value-type="float" office:value="3.74782464790289">
            <text:p>3.7478246479</text:p>
          </table:table-cell>
          <table:table-cell table:formula="of:=3+STANDARDIZE([.K79];[.BD$1];[.BD$2])" office:value-type="float" office:value="3.67400166383856">
            <text:p>3.6740016638</text:p>
          </table:table-cell>
          <table:table-cell table:formula="of:=3+STANDARDIZE([.L79];[.BE$1];[.BE$2])" office:value-type="float" office:value="3.76922177281497">
            <text:p>3.7692217728</text:p>
          </table:table-cell>
          <table:table-cell table:formula="of:=3+STANDARDIZE([.M79];[.BF$1];[.BF$2])" office:value-type="float" office:value="2.33495860523102">
            <text:p>2.3349586052</text:p>
          </table:table-cell>
          <table:table-cell table:formula="of:=3+STANDARDIZE([.N79];[.BG$1];[.BG$2])" office:value-type="float" office:value="2.40688656680976">
            <text:p>2.4068865668</text:p>
          </table:table-cell>
          <table:table-cell table:formula="of:=3+STANDARDIZE([.O79];[.BH$1];[.BH$2])" office:value-type="float" office:value="3.99324221672273">
            <text:p>3.9932422167</text:p>
          </table:table-cell>
          <table:table-cell table:formula="of:=3+STANDARDIZE([.P79];[.BI$1];[.BI$2])" office:value-type="float" office:value="2.60988566500588">
            <text:p>2.609885665</text:p>
          </table:table-cell>
          <table:table-cell table:formula="of:=3+STANDARDIZE([.Q79];[.BJ$1];[.BJ$2])" office:value-type="float" office:value="2.29929466162011">
            <text:p>2.2992946616</text:p>
          </table:table-cell>
          <table:table-cell table:formula="of:=3+STANDARDIZE([.R79];[.BK$1];[.BK$2])" office:value-type="float" office:value="2.32577688741738">
            <text:p>2.3257768874</text:p>
          </table:table-cell>
          <table:table-cell table:formula="of:=3+STANDARDIZE([.S79];[.BL$1];[.BL$2])" office:value-type="float" office:value="2.28013612075545">
            <text:p>2.2801361208</text:p>
          </table:table-cell>
          <table:table-cell table:formula="of:=3+STANDARDIZE([.T79];[.BM$1];[.BM$2])" office:value-type="float" office:value="2.34450459649096">
            <text:p>2.3445045965</text:p>
          </table:table-cell>
          <table:table-cell table:formula="of:=3+STANDARDIZE([.U79];[.BN$1];[.BN$2])" office:value-type="float" office:value="2.7524969387881">
            <text:p>2.7524969388</text:p>
          </table:table-cell>
          <table:table-cell table:formula="of:=3+STANDARDIZE([.V79];[.BO$1];[.BO$2])" office:value-type="float" office:value="2.54781090322649">
            <text:p>2.5478109032</text:p>
          </table:table-cell>
          <table:table-cell table:formula="of:=3+STANDARDIZE([.W79];[.BP$1];[.BP$2])" office:value-type="float" office:value="4.08319345266441">
            <text:p>4.0831934527</text:p>
          </table:table-cell>
          <table:table-cell table:formula="of:=3+STANDARDIZE([.X79];[.BQ$1];[.BQ$2])" office:value-type="float" office:value="2.70425432825724">
            <text:p>2.7042543283</text:p>
          </table:table-cell>
          <table:table-cell table:formula="of:=3+STANDARDIZE([.Y79];[.BR$1];[.BR$2])" office:value-type="float" office:value="2.76471620228412">
            <text:p>2.7647162023</text:p>
          </table:table-cell>
          <table:table-cell table:formula="of:=3+STANDARDIZE([.Z79];[.BS$1];[.BS$2])" office:value-type="float" office:value="3.35364222014721">
            <text:p>3.3536422201</text:p>
          </table:table-cell>
          <table:table-cell table:formula="of:=3+STANDARDIZE([.AA79];[.BT$1];[.BT$2])" office:value-type="float" office:value="2.46968467809049">
            <text:p>2.4696846781</text:p>
          </table:table-cell>
          <table:table-cell table:formula="of:=3+STANDARDIZE([.AB79];[.BU$1];[.BU$2])" office:value-type="float" office:value="2.70425432825724">
            <text:p>2.7042543283</text:p>
          </table:table-cell>
          <table:table-cell table:formula="of:=3+STANDARDIZE([.AC79];[.BV$1];[.BV$2])" office:value-type="float" office:value="3.7523295140253">
            <text:p>3.752329514</text:p>
          </table:table-cell>
          <table:table-cell table:formula="of:=3+STANDARDIZE([.AD79];[.BW$1];[.BW$2])" office:value-type="float" office:value="4.644998189592">
            <text:p>4.6449981896</text:p>
          </table:table-cell>
          <table:table-cell table:formula="of:=3+STANDARDIZE([.AE79];[.BX$1];[.BX$2])" office:value-type="float" office:value="4.830395075133">
            <text:p>4.8303950751</text:p>
          </table:table-cell>
          <table:table-cell table:formula="of:=3+STANDARDIZE([.AF79];[.BY$1];[.BY$2])" office:value-type="float" office:value="2.71460292860842">
            <text:p>2.7146029286</text:p>
          </table:table-cell>
          <table:table-cell table:formula="of:=3+STANDARDIZE([.AG79];[.BZ$1];[.BZ$2])" office:value-type="float" office:value="2.65123453793075">
            <text:p>2.6512345379</text:p>
          </table:table-cell>
          <table:table-cell table:formula="of:=3+STANDARDIZE([.AH79];[.CA$1];[.CA$2])" office:value-type="float" office:value="3.38766537127578">
            <text:p>3.3876653713</text:p>
          </table:table-cell>
          <table:table-cell table:formula="of:=3+STANDARDIZE([.AI79];[.CB$1];[.CB$2])" office:value-type="float" office:value="2.64173757020135">
            <text:p>2.6417375702</text:p>
          </table:table-cell>
          <table:table-cell table:formula="of:=3+STANDARDIZE([.AJ79];[.CC$1];[.CC$2])" office:value-type="float" office:value="3.44646433308857">
            <text:p>3.4464643331</text:p>
          </table:table-cell>
          <table:table-cell table:formula="of:=3+STANDARDIZE([.AK79];[.CD$1];[.CD$2])" office:value-type="float" office:value="2.76471620228412">
            <text:p>2.7647162023</text:p>
          </table:table-cell>
          <table:table-cell table:formula="of:=3+STANDARDIZE([.AL79];[.CE$1];[.CE$2])" office:value-type="float" office:value="2.66838740267014">
            <text:p>2.6683874027</text:p>
          </table:table-cell>
          <table:table-cell table:formula="of:=3+STANDARDIZE([.AM79];[.CF$1];[.CF$2])" office:value-type="float" office:value="2.65082153681187">
            <text:p>2.6508215368</text:p>
          </table:table-cell>
          <table:table-cell table:formula="of:=3+STANDARDIZE([.AN79];[.CG$1];[.CG$2])" office:value-type="float" office:value="1.92796292097165">
            <text:p>1.927962921</text:p>
          </table:table-cell>
          <table:table-cell table:formula="of:=3+STANDARDIZE([.AO79];[.CH$1];[.CH$2])" office:value-type="float" office:value="1.86409487421799">
            <text:p>1.8640948742</text:p>
          </table:table-cell>
          <table:table-cell table:formula="of:=3+STANDARDIZE([.AP79];[.CI$1];[.CI$2])" office:value-type="float" office:value="2.14870041137546">
            <text:p>2.1487004114</text:p>
          </table:table-cell>
          <table:table-cell table:formula="of:=3+STANDARDIZE([.AQ79];[.CJ$1];[.CJ$2])" office:value-type="float" office:value="2.32207752204362">
            <text:p>2.322077522</text:p>
          </table:table-cell>
          <table:table-cell table:formula="of:=3+STANDARDIZE([.AR7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  <table:table-cell office:value-type="float" office:value="26.7067">
            <text:p>26.7067</text:p>
          </table:table-cell>
          <table:table-cell office:value-type="float" office:value="270.981">
            <text:p>270.981</text:p>
          </table:table-cell>
          <table:table-cell office:value-type="float" office:value="3060573">
            <text:p>3060573</text:p>
          </table:table-cell>
          <table:table-cell office:value-type="float" office:value="32707642">
            <text:p>32707642</text:p>
          </table:table-cell>
          <table:table-cell table:formula="of:=[.Z79]+4203" office:value-type="float" office:value="3568409">
            <text:p>3568409</text:p>
          </table:table-cell>
          <table:table-cell office:value-type="float" office:value="119652">
            <text:p>119652.0000</text:p>
          </table:table-cell>
          <table:table-cell office:value-type="float" office:value="3060573">
            <text:p>3060573</text:p>
          </table:table-cell>
          <table:table-cell office:value-type="float" office:value="603827">
            <text:p>603827</text:p>
          </table:table-cell>
          <table:table-cell office:value-type="float" office:value="497655">
            <text:p>497655</text:p>
          </table:table-cell>
          <table:table-cell office:value-type="float" office:value="8467340">
            <text:p>8467340</text:p>
          </table:table-cell>
          <table:table-cell office:value-type="float" office:value="392">
            <text:p>392</text:p>
          </table:table-cell>
          <table:table-cell office:value-type="float" office:value="373980">
            <text:p>373980</text:p>
          </table:table-cell>
          <table:table-cell office:value-type="float" office:value="1322394">
            <text:p>1322394</text:p>
          </table:table-cell>
          <table:table-cell office:value-type="float" office:value="367195">
            <text:p>367195</text:p>
          </table:table-cell>
          <table:table-cell office:value-type="float" office:value="519988">
            <text:p>519988</text:p>
          </table:table-cell>
          <table:table-cell office:value-type="float" office:value="32707642">
            <text:p>32707642</text:p>
          </table:table-cell>
          <table:table-cell office:value-type="float" office:value="106438">
            <text:p>106438</text:p>
          </table:table-cell>
          <table:table-cell office:value-type="float" office:value="563688">
            <text:p>563688</text:p>
          </table:table-cell>
          <table:table-cell office:value-type="float" office:value="44733">
            <text:p>44733</text:p>
          </table:table-cell>
          <table:table-cell office:value-type="float" office:value="3572132">
            <text:p>3572132</text:p>
          </table:table-cell>
          <table:table-cell office:value-type="float" office:value="1086376">
            <text:p>1086376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0];[.AU$1];[.AU$2])" office:value-type="float" office:value="3.43096146159103">
            <text:p>3.4309614616</text:p>
          </table:table-cell>
          <table:table-cell table:formula="of:=3+STANDARDIZE([.C80];[.AV$1];[.AV$2])" office:value-type="float" office:value="2.90202861666785">
            <text:p>2.9020286167</text:p>
          </table:table-cell>
          <table:table-cell table:formula="of:=3+STANDARDIZE([.D80];[.AW$1];[.AW$2])" office:value-type="float" office:value="2.76197194085083">
            <text:p>2.7619719409</text:p>
          </table:table-cell>
          <table:table-cell table:formula="of:=3+STANDARDIZE([.E80];[.AX$1];[.AX$2])" office:value-type="float" office:value="2.79469792214469">
            <text:p>2.7946979221</text:p>
          </table:table-cell>
          <table:table-cell table:formula="of:=3+STANDARDIZE([.F80];[.AY$1];[.AY$2])" office:value-type="float" office:value="2.89377290570856">
            <text:p>2.8937729057</text:p>
          </table:table-cell>
          <table:table-cell table:formula="of:=3+STANDARDIZE([.G80];[.AZ$1];[.AZ$2])" office:value-type="float" office:value="2.6653837826935">
            <text:p>2.6653837827</text:p>
          </table:table-cell>
          <table:table-cell table:formula="of:=3+STANDARDIZE([.H80];[.BA$1];[.BA$2])" office:value-type="float" office:value="3.82540214146212">
            <text:p>3.8254021415</text:p>
          </table:table-cell>
          <table:table-cell table:formula="of:=3+STANDARDIZE([.I80];[.BB$1];[.BB$2])" office:value-type="float" office:value="3.36834813042875">
            <text:p>3.3683481304</text:p>
          </table:table-cell>
          <table:table-cell table:formula="of:=3+STANDARDIZE([.J80];[.BC$1];[.BC$2])" office:value-type="float" office:value="3.59742346907784">
            <text:p>3.5974234691</text:p>
          </table:table-cell>
          <table:table-cell table:formula="of:=3+STANDARDIZE([.K80];[.BD$1];[.BD$2])" office:value-type="float" office:value="3.46701559181923">
            <text:p>3.4670155918</text:p>
          </table:table-cell>
          <table:table-cell table:formula="of:=3+STANDARDIZE([.L80];[.BE$1];[.BE$2])" office:value-type="float" office:value="3.52526873984504">
            <text:p>3.5252687398</text:p>
          </table:table-cell>
          <table:table-cell table:formula="of:=3+STANDARDIZE([.M80];[.BF$1];[.BF$2])" office:value-type="float" office:value="2.48219255426002">
            <text:p>2.4821925543</text:p>
          </table:table-cell>
          <table:table-cell table:formula="of:=3+STANDARDIZE([.N80];[.BG$1];[.BG$2])" office:value-type="float" office:value="2.03816219709939">
            <text:p>2.0381621971</text:p>
          </table:table-cell>
          <table:table-cell table:formula="of:=3+STANDARDIZE([.O80];[.BH$1];[.BH$2])" office:value-type="float" office:value="4.10272887947444">
            <text:p>4.1027288795</text:p>
          </table:table-cell>
          <table:table-cell table:formula="of:=3+STANDARDIZE([.P80];[.BI$1];[.BI$2])" office:value-type="float" office:value="3.29671960948492">
            <text:p>3.2967196095</text:p>
          </table:table-cell>
          <table:table-cell table:formula="of:=3+STANDARDIZE([.Q80];[.BJ$1];[.BJ$2])" office:value-type="float" office:value="2.32614717964517">
            <text:p>2.3261471796</text:p>
          </table:table-cell>
          <table:table-cell table:formula="of:=3+STANDARDIZE([.R80];[.BK$1];[.BK$2])" office:value-type="float" office:value="2.31424518880332">
            <text:p>2.3142451888</text:p>
          </table:table-cell>
          <table:table-cell table:formula="of:=3+STANDARDIZE([.S80];[.BL$1];[.BL$2])" office:value-type="float" office:value="2.26833028549824">
            <text:p>2.2683302855</text:p>
          </table:table-cell>
          <table:table-cell table:formula="of:=3+STANDARDIZE([.T80];[.BM$1];[.BM$2])" office:value-type="float" office:value="2.37865053048024">
            <text:p>2.3786505305</text:p>
          </table:table-cell>
          <table:table-cell table:formula="of:=3+STANDARDIZE([.U80];[.BN$1];[.BN$2])" office:value-type="float" office:value="3.07511507408311">
            <text:p>3.0751150741</text:p>
          </table:table-cell>
          <table:table-cell table:formula="of:=3+STANDARDIZE([.V80];[.BO$1];[.BO$2])" office:value-type="float" office:value="3.6161885613653">
            <text:p>3.6161885614</text:p>
          </table:table-cell>
          <table:table-cell table:formula="of:=3+STANDARDIZE([.W80];[.BP$1];[.BP$2])" office:value-type="float" office:value="3.29930662459612">
            <text:p>3.2993066246</text:p>
          </table:table-cell>
          <table:table-cell table:formula="of:=3+STANDARDIZE([.X80];[.BQ$1];[.BQ$2])" office:value-type="float" office:value="2.59373902867278">
            <text:p>2.5937390287</text:p>
          </table:table-cell>
          <table:table-cell table:formula="of:=3+STANDARDIZE([.Y80];[.BR$1];[.BR$2])" office:value-type="float" office:value="2.58232991248645">
            <text:p>2.5823299125</text:p>
          </table:table-cell>
          <table:table-cell table:formula="of:=3+STANDARDIZE([.Z80];[.BS$1];[.BS$2])" office:value-type="float" office:value="3.37938177878647">
            <text:p>3.3793817788</text:p>
          </table:table-cell>
          <table:table-cell table:formula="of:=3+STANDARDIZE([.AA80];[.BT$1];[.BT$2])" office:value-type="float" office:value="3.95329064644364">
            <text:p>3.9532906464</text:p>
          </table:table-cell>
          <table:table-cell table:formula="of:=3+STANDARDIZE([.AB80];[.BU$1];[.BU$2])" office:value-type="float" office:value="2.59373902867278">
            <text:p>2.5937390287</text:p>
          </table:table-cell>
          <table:table-cell table:formula="of:=3+STANDARDIZE([.AC80];[.BV$1];[.BV$2])" office:value-type="float" office:value="3.69673855695287">
            <text:p>3.696738557</text:p>
          </table:table-cell>
          <table:table-cell table:formula="of:=3+STANDARDIZE([.AD80];[.BW$1];[.BW$2])" office:value-type="float" office:value="3.8156258190679">
            <text:p>3.8156258191</text:p>
          </table:table-cell>
          <table:table-cell table:formula="of:=3+STANDARDIZE([.AE80];[.BX$1];[.BX$2])" office:value-type="float" office:value="4.53195315887792">
            <text:p>4.5319531589</text:p>
          </table:table-cell>
          <table:table-cell table:formula="of:=3+STANDARDIZE([.AF80];[.BY$1];[.BY$2])" office:value-type="float" office:value="2.6715578398228">
            <text:p>2.6715578398</text:p>
          </table:table-cell>
          <table:table-cell table:formula="of:=3+STANDARDIZE([.AG80];[.BZ$1];[.BZ$2])" office:value-type="float" office:value="4.00592494982894">
            <text:p>4.0059249498</text:p>
          </table:table-cell>
          <table:table-cell table:formula="of:=3+STANDARDIZE([.AH80];[.CA$1];[.CA$2])" office:value-type="float" office:value="6.17867992927922">
            <text:p>6.1786799293</text:p>
          </table:table-cell>
          <table:table-cell table:formula="of:=3+STANDARDIZE([.AI80];[.CB$1];[.CB$2])" office:value-type="float" office:value="3.08011842594001">
            <text:p>3.0801184259</text:p>
          </table:table-cell>
          <table:table-cell table:formula="of:=3+STANDARDIZE([.AJ80];[.CC$1];[.CC$2])" office:value-type="float" office:value="2.86560031221331">
            <text:p>2.8656003122</text:p>
          </table:table-cell>
          <table:table-cell table:formula="of:=3+STANDARDIZE([.AK80];[.CD$1];[.CD$2])" office:value-type="float" office:value="2.58232991248645">
            <text:p>2.5823299125</text:p>
          </table:table-cell>
          <table:table-cell table:formula="of:=3+STANDARDIZE([.AL80];[.CE$1];[.CE$2])" office:value-type="float" office:value="2.72920001943219">
            <text:p>2.7292000194</text:p>
          </table:table-cell>
          <table:table-cell table:formula="of:=3+STANDARDIZE([.AM80];[.CF$1];[.CF$2])" office:value-type="float" office:value="2.75362885844059">
            <text:p>2.7536288584</text:p>
          </table:table-cell>
          <table:table-cell table:formula="of:=3+STANDARDIZE([.AN80];[.CG$1];[.CG$2])" office:value-type="float" office:value="4.43527502174785">
            <text:p>4.4352750217</text:p>
          </table:table-cell>
          <table:table-cell table:formula="of:=3+STANDARDIZE([.AO80];[.CH$1];[.CH$2])" office:value-type="float" office:value="1.35855723801828">
            <text:p>1.358557238</text:p>
          </table:table-cell>
          <table:table-cell table:formula="of:=3+STANDARDIZE([.AP80];[.CI$1];[.CI$2])" office:value-type="float" office:value="2.03037323748777">
            <text:p>2.0303732375</text:p>
          </table:table-cell>
          <table:table-cell table:formula="of:=3+STANDARDIZE([.AQ80];[.CJ$1];[.CJ$2])" office:value-type="float" office:value="2.31198992246824">
            <text:p>2.3119899225</text:p>
          </table:table-cell>
          <table:table-cell table:formula="of:=3+STANDARDIZE([.AR8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  <table:table-cell office:value-type="float" office:value="26.65">
            <text:p>26.65</text:p>
          </table:table-cell>
          <table:table-cell office:value-type="float" office:value="291.058">
            <text:p>291.058</text:p>
          </table:table-cell>
          <table:table-cell office:value-type="float" office:value="1758675">
            <text:p>1758675</text:p>
          </table:table-cell>
          <table:table-cell office:value-type="float" office:value="36042068">
            <text:p>36042068</text:p>
          </table:table-cell>
          <table:table-cell table:formula="of:=[.Z80]+4203" office:value-type="float" office:value="3572612">
            <text:p>3572612</text:p>
          </table:table-cell>
          <table:table-cell office:value-type="float" office:value="137470">
            <text:p>137470.0000</text:p>
          </table:table-cell>
          <table:table-cell office:value-type="float" office:value="1758675">
            <text:p>1758675</text:p>
          </table:table-cell>
          <table:table-cell office:value-type="float" office:value="643953">
            <text:p>643953</text:p>
          </table:table-cell>
          <table:table-cell office:value-type="float" office:value="522411">
            <text:p>522411</text:p>
          </table:table-cell>
          <table:table-cell office:value-type="float" office:value="8607438">
            <text:p>8607438</text:p>
          </table:table-cell>
          <table:table-cell office:value-type="float" office:value="492">
            <text:p>492</text:p>
          </table:table-cell>
          <table:table-cell office:value-type="float" office:value="62871">
            <text:p>62871</text:p>
          </table:table-cell>
          <table:table-cell office:value-type="float" office:value="685031">
            <text:p>685031</text:p>
          </table:table-cell>
          <table:table-cell office:value-type="float" office:value="349616">
            <text:p>349616</text:p>
          </table:table-cell>
          <table:table-cell office:value-type="float" office:value="568133">
            <text:p>568133</text:p>
          </table:table-cell>
          <table:table-cell office:value-type="float" office:value="36042068">
            <text:p>36042068</text:p>
          </table:table-cell>
          <table:table-cell office:value-type="float" office:value="217085">
            <text:p>217085</text:p>
          </table:table-cell>
          <table:table-cell office:value-type="float" office:value="578957">
            <text:p>578957</text:p>
          </table:table-cell>
          <table:table-cell office:value-type="float" office:value="17089">
            <text:p>17089</text:p>
          </table:table-cell>
          <table:table-cell office:value-type="float" office:value="3871435">
            <text:p>3871435</text:p>
          </table:table-cell>
          <table:table-cell office:value-type="float" office:value="1330338">
            <text:p>1330338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1];[.AU$1];[.AU$2])" office:value-type="float" office:value="3.91109303749808">
            <text:p>3.9110930375</text:p>
          </table:table-cell>
          <table:table-cell table:formula="of:=3+STANDARDIZE([.C81];[.AV$1];[.AV$2])" office:value-type="float" office:value="2.72324266272537">
            <text:p>2.7232426627</text:p>
          </table:table-cell>
          <table:table-cell table:formula="of:=3+STANDARDIZE([.D81];[.AW$1];[.AW$2])" office:value-type="float" office:value="2.87888478677778">
            <text:p>2.8788847868</text:p>
          </table:table-cell>
          <table:table-cell table:formula="of:=3+STANDARDIZE([.E81];[.AX$1];[.AX$2])" office:value-type="float" office:value="2.75922934883455">
            <text:p>2.7592293488</text:p>
          </table:table-cell>
          <table:table-cell table:formula="of:=3+STANDARDIZE([.F81];[.AY$1];[.AY$2])" office:value-type="float" office:value="2.71858162454729">
            <text:p>2.7185816245</text:p>
          </table:table-cell>
          <table:table-cell table:formula="of:=3+STANDARDIZE([.G81];[.AZ$1];[.AZ$2])" office:value-type="float" office:value="2.67337859525235">
            <text:p>2.6733785953</text:p>
          </table:table-cell>
          <table:table-cell table:formula="of:=3+STANDARDIZE([.H81];[.BA$1];[.BA$2])" office:value-type="float" office:value="2.13509710109609">
            <text:p>2.1350971011</text:p>
          </table:table-cell>
          <table:table-cell table:formula="of:=3+STANDARDIZE([.I81];[.BB$1];[.BB$2])" office:value-type="float" office:value="3.16151779964859">
            <text:p>3.1615177996</text:p>
          </table:table-cell>
          <table:table-cell table:formula="of:=3+STANDARDIZE([.J81];[.BC$1];[.BC$2])" office:value-type="float" office:value="3.40942199554653">
            <text:p>3.4094219955</text:p>
          </table:table-cell>
          <table:table-cell table:formula="of:=3+STANDARDIZE([.K81];[.BD$1];[.BD$2])" office:value-type="float" office:value="3.26943797761897">
            <text:p>3.2694379776</text:p>
          </table:table-cell>
          <table:table-cell table:formula="of:=3+STANDARDIZE([.L81];[.BE$1];[.BE$2])" office:value-type="float" office:value="3.14342920997907">
            <text:p>3.14342921</text:p>
          </table:table-cell>
          <table:table-cell table:formula="of:=3+STANDARDIZE([.M81];[.BF$1];[.BF$2])" office:value-type="float" office:value="2.64470549799958">
            <text:p>2.644705498</text:p>
          </table:table-cell>
          <table:table-cell table:formula="of:=3+STANDARDIZE([.N81];[.BG$1];[.BG$2])" office:value-type="float" office:value="2.04536853657256">
            <text:p>2.0453685366</text:p>
          </table:table-cell>
          <table:table-cell table:formula="of:=3+STANDARDIZE([.O81];[.BH$1];[.BH$2])" office:value-type="float" office:value="4.07104592578439">
            <text:p>4.0710459258</text:p>
          </table:table-cell>
          <table:table-cell table:formula="of:=3+STANDARDIZE([.P81];[.BI$1];[.BI$2])" office:value-type="float" office:value="2.89655400639832">
            <text:p>2.8965540064</text:p>
          </table:table-cell>
          <table:table-cell table:formula="of:=3+STANDARDIZE([.Q81];[.BJ$1];[.BJ$2])" office:value-type="float" office:value="2.32863352390675">
            <text:p>2.3286335239</text:p>
          </table:table-cell>
          <table:table-cell table:formula="of:=3+STANDARDIZE([.R81];[.BK$1];[.BK$2])" office:value-type="float" office:value="2.33780996423206">
            <text:p>2.3378099642</text:p>
          </table:table-cell>
          <table:table-cell table:formula="of:=3+STANDARDIZE([.S81];[.BL$1];[.BL$2])" office:value-type="float" office:value="2.27324938352208">
            <text:p>2.2732493835</text:p>
          </table:table-cell>
          <table:table-cell table:formula="of:=3+STANDARDIZE([.T81];[.BM$1];[.BM$2])" office:value-type="float" office:value="2.37457340403376">
            <text:p>2.374573404</text:p>
          </table:table-cell>
          <table:table-cell table:formula="of:=3+STANDARDIZE([.U81];[.BN$1];[.BN$2])" office:value-type="float" office:value="2.89430710814855">
            <text:p>2.8943071081</text:p>
          </table:table-cell>
          <table:table-cell table:formula="of:=3+STANDARDIZE([.V81];[.BO$1];[.BO$2])" office:value-type="float" office:value="3.48261190598168">
            <text:p>3.482611906</text:p>
          </table:table-cell>
          <table:table-cell table:formula="of:=3+STANDARDIZE([.W81];[.BP$1];[.BP$2])" office:value-type="float" office:value="3.55818669051041">
            <text:p>3.5581866905</text:p>
          </table:table-cell>
          <table:table-cell table:formula="of:=3+STANDARDIZE([.X81];[.BQ$1];[.BQ$2])" office:value-type="float" office:value="2.41034304955354">
            <text:p>2.4103430496</text:p>
          </table:table-cell>
          <table:table-cell table:formula="of:=3+STANDARDIZE([.Y81];[.BR$1];[.BR$2])" office:value-type="float" office:value="3.07215143594995">
            <text:p>3.0721514359</text:p>
          </table:table-cell>
          <table:table-cell table:formula="of:=3+STANDARDIZE([.Z81];[.BS$1];[.BS$2])" office:value-type="float" office:value="3.40512133742573">
            <text:p>3.4051213374</text:p>
          </table:table-cell>
          <table:table-cell table:formula="of:=3+STANDARDIZE([.AA81];[.BT$1];[.BT$2])" office:value-type="float" office:value="4.33616640711621">
            <text:p>4.3361664071</text:p>
          </table:table-cell>
          <table:table-cell table:formula="of:=3+STANDARDIZE([.AB81];[.BU$1];[.BU$2])" office:value-type="float" office:value="2.41034304955354">
            <text:p>2.4103430496</text:p>
          </table:table-cell>
          <table:table-cell table:formula="of:=3+STANDARDIZE([.AC81];[.BV$1];[.BV$2])" office:value-type="float" office:value="3.91895839591366">
            <text:p>3.9189583959</text:p>
          </table:table-cell>
          <table:table-cell table:formula="of:=3+STANDARDIZE([.AD81];[.BW$1];[.BW$2])" office:value-type="float" office:value="3.97309506373719">
            <text:p>3.9730950637</text:p>
          </table:table-cell>
          <table:table-cell table:formula="of:=3+STANDARDIZE([.AE81];[.BX$1];[.BX$2])" office:value-type="float" office:value="4.57439487345664">
            <text:p>4.5743948735</text:p>
          </table:table-cell>
          <table:table-cell table:formula="of:=3+STANDARDIZE([.AF81];[.BY$1];[.BY$2])" office:value-type="float" office:value="2.67756972373141">
            <text:p>2.6775697237</text:p>
          </table:table-cell>
          <table:table-cell table:formula="of:=3+STANDARDIZE([.AG81];[.BZ$1];[.BZ$2])" office:value-type="float" office:value="1.54928416738083">
            <text:p>1.5492841674</text:p>
          </table:table-cell>
          <table:table-cell table:formula="of:=3+STANDARDIZE([.AH81];[.CA$1];[.CA$2])" office:value-type="float" office:value="3.42071184907341">
            <text:p>3.4207118491</text:p>
          </table:table-cell>
          <table:table-cell table:formula="of:=3+STANDARDIZE([.AI81];[.CB$1];[.CB$2])" office:value-type="float" office:value="2.99614530738371">
            <text:p>2.9961453074</text:p>
          </table:table-cell>
          <table:table-cell table:formula="of:=3+STANDARDIZE([.AJ81];[.CC$1];[.CC$2])" office:value-type="float" office:value="3.29465367651278">
            <text:p>3.2946536765</text:p>
          </table:table-cell>
          <table:table-cell table:formula="of:=3+STANDARDIZE([.AK81];[.CD$1];[.CD$2])" office:value-type="float" office:value="3.07215143594995">
            <text:p>3.0721514359</text:p>
          </table:table-cell>
          <table:table-cell table:formula="of:=3+STANDARDIZE([.AL81];[.CE$1];[.CE$2])" office:value-type="float" office:value="2.96580234746311">
            <text:p>2.9658023475</text:p>
          </table:table-cell>
          <table:table-cell table:formula="of:=3+STANDARDIZE([.AM81];[.CF$1];[.CF$2])" office:value-type="float" office:value="2.83171108058289">
            <text:p>2.8317110806</text:p>
          </table:table-cell>
          <table:table-cell table:formula="of:=3+STANDARDIZE([.AN81];[.CG$1];[.CG$2])" office:value-type="float" office:value="2.11294922553203">
            <text:p>2.1129492255</text:p>
          </table:table-cell>
          <table:table-cell table:formula="of:=3+STANDARDIZE([.AO81];[.CH$1];[.CH$2])" office:value-type="float" office:value="1.95977920467879">
            <text:p>1.9597792047</text:p>
          </table:table-cell>
          <table:table-cell table:formula="of:=3+STANDARDIZE([.AP81];[.CI$1];[.CI$2])" office:value-type="float" office:value="2.60555722561219">
            <text:p>2.6055572256</text:p>
          </table:table-cell>
          <table:table-cell table:formula="of:=3+STANDARDIZE([.AQ81];[.CJ$1];[.CJ$2])" office:value-type="float" office:value="2.32823066196057">
            <text:p>2.328230662</text:p>
          </table:table-cell>
          <table:table-cell table:formula="of:=3+STANDARDIZE([.AR8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  <table:table-cell office:value-type="float" office:value="26.7903">
            <text:p>26.7903</text:p>
          </table:table-cell>
          <table:table-cell office:value-type="float" office:value="283.856">
            <text:p>283.856</text:p>
          </table:table-cell>
          <table:table-cell office:value-type="float" office:value="3151529">
            <text:p>3151529</text:p>
          </table:table-cell>
          <table:table-cell office:value-type="float" office:value="36976416">
            <text:p>36976416</text:p>
          </table:table-cell>
          <table:table-cell table:formula="of:=[.Z81]+4203" office:value-type="float" office:value="3576815">
            <text:p>3576815</text:p>
          </table:table-cell>
          <table:table-cell office:value-type="float" office:value="105007">
            <text:p>105007.0000</text:p>
          </table:table-cell>
          <table:table-cell office:value-type="float" office:value="3151529">
            <text:p>3151529</text:p>
          </table:table-cell>
          <table:table-cell office:value-type="float" office:value="627475">
            <text:p>627475</text:p>
          </table:table-cell>
          <table:table-cell office:value-type="float" office:value="419098">
            <text:p>419098</text:p>
          </table:table-cell>
          <table:table-cell office:value-type="float" office:value="9236275">
            <text:p>9236275</text:p>
          </table:table-cell>
          <table:table-cell office:value-type="float" office:value="127">
            <text:p>127</text:p>
          </table:table-cell>
          <table:table-cell office:value-type="float" office:value="72857">
            <text:p>72857</text:p>
          </table:table-cell>
          <table:table-cell office:value-type="float" office:value="544924">
            <text:p>544924</text:p>
          </table:table-cell>
          <table:table-cell office:value-type="float" office:value="327186">
            <text:p>327186</text:p>
          </table:table-cell>
          <table:table-cell office:value-type="float" office:value="576373">
            <text:p>576373</text:p>
          </table:table-cell>
          <table:table-cell office:value-type="float" office:value="36976416">
            <text:p>36976416</text:p>
          </table:table-cell>
          <table:table-cell office:value-type="float" office:value="246104">
            <text:p>246104</text:p>
          </table:table-cell>
          <table:table-cell office:value-type="float" office:value="678714">
            <text:p>678714</text:p>
          </table:table-cell>
          <table:table-cell office:value-type="float" office:value="15593">
            <text:p>15593</text:p>
          </table:table-cell>
          <table:table-cell office:value-type="float" office:value="3633045">
            <text:p>3633045</text:p>
          </table:table-cell>
          <table:table-cell office:value-type="float" office:value="1424573">
            <text:p>1424573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2];[.AU$1];[.AU$2])" office:value-type="float" office:value="3.17336010399512">
            <text:p>3.173360104</text:p>
          </table:table-cell>
          <table:table-cell table:formula="of:=3+STANDARDIZE([.C82];[.AV$1];[.AV$2])" office:value-type="float" office:value="2.61671217203425">
            <text:p>2.616712172</text:p>
          </table:table-cell>
          <table:table-cell table:formula="of:=3+STANDARDIZE([.D82];[.AW$1];[.AW$2])" office:value-type="float" office:value="2.68060060008567">
            <text:p>2.6806006001</text:p>
          </table:table-cell>
          <table:table-cell table:formula="of:=3+STANDARDIZE([.E82];[.AX$1];[.AX$2])" office:value-type="float" office:value="2.58188648228387">
            <text:p>2.5818864823</text:p>
          </table:table-cell>
          <table:table-cell table:formula="of:=3+STANDARDIZE([.F82];[.AY$1];[.AY$2])" office:value-type="float" office:value="2.67353243796297">
            <text:p>2.673532438</text:p>
          </table:table-cell>
          <table:table-cell table:formula="of:=3+STANDARDIZE([.G82];[.AZ$1];[.AZ$2])" office:value-type="float" office:value="2.67604353277196">
            <text:p>2.6760435328</text:p>
          </table:table-cell>
          <table:table-cell table:formula="of:=3+STANDARDIZE([.H82];[.BA$1];[.BA$2])" office:value-type="float" office:value="2.43180508065882">
            <text:p>2.4318050807</text:p>
          </table:table-cell>
          <table:table-cell table:formula="of:=3+STANDARDIZE([.I82];[.BB$1];[.BB$2])" office:value-type="float" office:value="3.08863473070701">
            <text:p>3.0886347307</text:p>
          </table:table-cell>
          <table:table-cell table:formula="of:=3+STANDARDIZE([.J82];[.BC$1];[.BC$2])" office:value-type="float" office:value="3.0977353420604">
            <text:p>3.0977353421</text:p>
          </table:table-cell>
          <table:table-cell table:formula="of:=3+STANDARDIZE([.K82];[.BD$1];[.BD$2])" office:value-type="float" office:value="3.24121260416179">
            <text:p>3.2412126042</text:p>
          </table:table-cell>
          <table:table-cell table:formula="of:=3+STANDARDIZE([.L82];[.BE$1];[.BE$2])" office:value-type="float" office:value="3.18585582440862">
            <text:p>3.1858558244</text:p>
          </table:table-cell>
          <table:table-cell table:formula="of:=3+STANDARDIZE([.M82];[.BF$1];[.BF$2])" office:value-type="float" office:value="2.68359748453555">
            <text:p>2.6835974845</text:p>
          </table:table-cell>
          <table:table-cell table:formula="of:=3+STANDARDIZE([.N82];[.BG$1];[.BG$2])" office:value-type="float" office:value="2.62908203389907">
            <text:p>2.6290820339</text:p>
          </table:table-cell>
          <table:table-cell table:formula="of:=3+STANDARDIZE([.O82];[.BH$1];[.BH$2])" office:value-type="float" office:value="4.10433307966128">
            <text:p>4.1043330797</text:p>
          </table:table-cell>
          <table:table-cell table:formula="of:=3+STANDARDIZE([.P82];[.BI$1];[.BI$2])" office:value-type="float" office:value="3.0779156101364">
            <text:p>3.0779156101</text:p>
          </table:table-cell>
          <table:table-cell table:formula="of:=3+STANDARDIZE([.Q82];[.BJ$1];[.BJ$2])" office:value-type="float" office:value="2.36468551569965">
            <text:p>2.3646855157</text:p>
          </table:table-cell>
          <table:table-cell table:formula="of:=3+STANDARDIZE([.R82];[.BK$1];[.BK$2])" office:value-type="float" office:value="2.34157030073664">
            <text:p>2.3415703007</text:p>
          </table:table-cell>
          <table:table-cell table:formula="of:=3+STANDARDIZE([.S82];[.BL$1];[.BL$2])" office:value-type="float" office:value="2.30104228735676">
            <text:p>2.3010422874</text:p>
          </table:table-cell>
          <table:table-cell table:formula="of:=3+STANDARDIZE([.T82];[.BM$1];[.BM$2])" office:value-type="float" office:value="2.40642595439689">
            <text:p>2.4064259544</text:p>
          </table:table-cell>
          <table:table-cell table:formula="of:=3+STANDARDIZE([.U82];[.BN$1];[.BN$2])" office:value-type="float" office:value="3.14247490452932">
            <text:p>3.1424749045</text:p>
          </table:table-cell>
          <table:table-cell table:formula="of:=3+STANDARDIZE([.V82];[.BO$1];[.BO$2])" office:value-type="float" office:value="3.81313756295384">
            <text:p>3.813137563</text:p>
          </table:table-cell>
          <table:table-cell table:formula="of:=3+STANDARDIZE([.W82];[.BP$1];[.BP$2])" office:value-type="float" office:value="3.46532150972071">
            <text:p>3.4653215097</text:p>
          </table:table-cell>
          <table:table-cell table:formula="of:=3+STANDARDIZE([.X82];[.BQ$1];[.BQ$2])" office:value-type="float" office:value="2.60655183326789">
            <text:p>2.6065518333</text:p>
          </table:table-cell>
          <table:table-cell table:formula="of:=3+STANDARDIZE([.Y82];[.BR$1];[.BR$2])" office:value-type="float" office:value="3.20940557228558">
            <text:p>3.2094055723</text:p>
          </table:table-cell>
          <table:table-cell table:formula="of:=3+STANDARDIZE([.Z82];[.BS$1];[.BS$2])" office:value-type="float" office:value="3.43086089606499">
            <text:p>3.4308608961</text:p>
          </table:table-cell>
          <table:table-cell table:formula="of:=3+STANDARDIZE([.AA82];[.BT$1];[.BT$2])" office:value-type="float" office:value="3.63859676862066">
            <text:p>3.6385967686</text:p>
          </table:table-cell>
          <table:table-cell table:formula="of:=3+STANDARDIZE([.AB82];[.BU$1];[.BU$2])" office:value-type="float" office:value="2.60655183326789">
            <text:p>2.6065518333</text:p>
          </table:table-cell>
          <table:table-cell table:formula="of:=3+STANDARDIZE([.AC82];[.BV$1];[.BV$2])" office:value-type="float" office:value="3.82770238967342">
            <text:p>3.8277023897</text:p>
          </table:table-cell>
          <table:table-cell table:formula="of:=3+STANDARDIZE([.AD82];[.BW$1];[.BW$2])" office:value-type="float" office:value="3.31593639212149">
            <text:p>3.3159363921</text:p>
          </table:table-cell>
          <table:table-cell table:formula="of:=3+STANDARDIZE([.AE82];[.BX$1];[.BX$2])" office:value-type="float" office:value="4.76489666841827">
            <text:p>4.7648966684</text:p>
          </table:table-cell>
          <table:table-cell table:formula="of:=3+STANDARDIZE([.AF82];[.BY$1];[.BY$2])" office:value-type="float" office:value="2.655626347465">
            <text:p>2.6556263475</text:p>
          </table:table-cell>
          <table:table-cell table:formula="of:=3+STANDARDIZE([.AG82];[.BZ$1];[.BZ$2])" office:value-type="float" office:value="1.62813760734408">
            <text:p>1.6281376073</text:p>
          </table:table-cell>
          <table:table-cell table:formula="of:=3+STANDARDIZE([.AH82];[.CA$1];[.CA$2])" office:value-type="float" office:value="2.81444723406847">
            <text:p>2.8144472341</text:p>
          </table:table-cell>
          <table:table-cell table:formula="of:=3+STANDARDIZE([.AI82];[.CB$1];[.CB$2])" office:value-type="float" office:value="2.88899944873318">
            <text:p>2.8889994487</text:p>
          </table:table-cell>
          <table:table-cell table:formula="of:=3+STANDARDIZE([.AJ82];[.CC$1];[.CC$2])" office:value-type="float" office:value="3.36808601054181">
            <text:p>3.3680860105</text:p>
          </table:table-cell>
          <table:table-cell table:formula="of:=3+STANDARDIZE([.AK82];[.CD$1];[.CD$2])" office:value-type="float" office:value="3.20940557228558">
            <text:p>3.2094055723</text:p>
          </table:table-cell>
          <table:table-cell table:formula="of:=3+STANDARDIZE([.AL82];[.CE$1];[.CE$2])" office:value-type="float" office:value="3.0278552088794">
            <text:p>3.0278552089</text:p>
          </table:table-cell>
          <table:table-cell table:formula="of:=3+STANDARDIZE([.AM82];[.CF$1];[.CF$2])" office:value-type="float" office:value="3.34184587881786">
            <text:p>3.3418458788</text:p>
          </table:table-cell>
          <table:table-cell table:formula="of:=3+STANDARDIZE([.AN82];[.CG$1];[.CG$2])" office:value-type="float" office:value="1.98727278973624">
            <text:p>1.9872727897</text:p>
          </table:table-cell>
          <table:table-cell table:formula="of:=3+STANDARDIZE([.AO82];[.CH$1];[.CH$2])" office:value-type="float" office:value="1.48091562953187">
            <text:p>1.4809156295</text:p>
          </table:table-cell>
          <table:table-cell table:formula="of:=3+STANDARDIZE([.AP82];[.CI$1];[.CI$2])" office:value-type="float" office:value="2.82773306906693">
            <text:p>2.8277330691</text:p>
          </table:table-cell>
          <table:table-cell table:formula="of:=3+STANDARDIZE([.AQ82];[.CJ$1];[.CJ$2])" office:value-type="float" office:value="2.31116161517173">
            <text:p>2.3111616152</text:p>
          </table:table-cell>
          <table:table-cell table:formula="of:=3+STANDARDIZE([.AR8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  <table:table-cell office:value-type="float" office:value="26.7821">
            <text:p>26.7821</text:p>
          </table:table-cell>
          <table:table-cell office:value-type="float" office:value="189.611">
            <text:p>189.611</text:p>
          </table:table-cell>
          <table:table-cell office:value-type="float" office:value="2480072">
            <text:p>2480072</text:p>
          </table:table-cell>
          <table:table-cell office:value-type="float" office:value="37340008">
            <text:p>37340008</text:p>
          </table:table-cell>
          <table:table-cell table:formula="of:=[.Z82]+4203" office:value-type="float" office:value="3581018">
            <text:p>3581018</text:p>
          </table:table-cell>
          <table:table-cell office:value-type="float" office:value="84425">
            <text:p>84425.0000</text:p>
          </table:table-cell>
          <table:table-cell office:value-type="float" office:value="2480072">
            <text:p>2480072</text:p>
          </table:table-cell>
          <table:table-cell office:value-type="float" office:value="1245523">
            <text:p>1245523</text:p>
          </table:table-cell>
          <table:table-cell office:value-type="float" office:value="439190">
            <text:p>439190</text:p>
          </table:table-cell>
          <table:table-cell office:value-type="float" office:value="6501915">
            <text:p>6501915</text:p>
          </table:table-cell>
          <table:table-cell office:value-type="float" office:value="259">
            <text:p>259</text:p>
          </table:table-cell>
          <table:table-cell office:value-type="float" office:value="65804">
            <text:p>65804</text:p>
          </table:table-cell>
          <table:table-cell office:value-type="float" office:value="578539">
            <text:p>578539</text:p>
          </table:table-cell>
          <table:table-cell office:value-type="float" office:value="199007">
            <text:p>199007</text:p>
          </table:table-cell>
          <table:table-cell office:value-type="float" office:value="494174">
            <text:p>494174</text:p>
          </table:table-cell>
          <table:table-cell office:value-type="float" office:value="37340008">
            <text:p>37340008</text:p>
          </table:table-cell>
          <table:table-cell office:value-type="float" office:value="198784">
            <text:p>198784</text:p>
          </table:table-cell>
          <table:table-cell office:value-type="float" office:value="597831">
            <text:p>597831</text:p>
          </table:table-cell>
          <table:table-cell office:value-type="float" office:value="15356">
            <text:p>15356</text:p>
          </table:table-cell>
          <table:table-cell office:value-type="float" office:value="3525471">
            <text:p>3525471</text:p>
          </table:table-cell>
          <table:table-cell office:value-type="float" office:value="1346223">
            <text:p>1346223</text:p>
          </table:table-cell>
          <table:table-cell office:value-type="float" office:value="198">
            <text:p>198</text:p>
          </table:table-cell>
          <table:table-cell table:style-name="ce9" office:value-type="float" office:value="20">
            <text:p>20</text:p>
          </table:table-cell>
          <table:table-cell table:number-columns-repeated="2"/>
          <table:table-cell table:formula="of:=3+STANDARDIZE([.B83];[.AU$1];[.AU$2])" office:value-type="float" office:value="4.611942757159">
            <text:p>4.6119427572</text:p>
          </table:table-cell>
          <table:table-cell table:formula="of:=3+STANDARDIZE([.C83];[.AV$1];[.AV$2])" office:value-type="float" office:value="2.6537662557529">
            <text:p>2.6537662558</text:p>
          </table:table-cell>
          <table:table-cell table:formula="of:=3+STANDARDIZE([.D83];[.AW$1];[.AW$2])" office:value-type="float" office:value="2.55152881818231">
            <text:p>2.5515288182</text:p>
          </table:table-cell>
          <table:table-cell table:formula="of:=3+STANDARDIZE([.E83];[.AX$1];[.AX$2])" office:value-type="float" office:value="2.62622219892154">
            <text:p>2.6262221989</text:p>
          </table:table-cell>
          <table:table-cell table:formula="of:=3+STANDARDIZE([.F83];[.AY$1];[.AY$2])" office:value-type="float" office:value="2.66051822850527">
            <text:p>2.6605182285</text:p>
          </table:table-cell>
          <table:table-cell table:formula="of:=3+STANDARDIZE([.G83];[.AZ$1];[.AZ$2])" office:value-type="float" office:value="2.67870847029157">
            <text:p>2.6787084703</text:p>
          </table:table-cell>
          <table:table-cell table:formula="of:=3+STANDARDIZE([.H83];[.BA$1];[.BA$2])" office:value-type="float" office:value="3.1823625481241">
            <text:p>3.1823625481</text:p>
          </table:table-cell>
          <table:table-cell table:formula="of:=3+STANDARDIZE([.I83];[.BB$1];[.BB$2])" office:value-type="float" office:value="2.93498934212747">
            <text:p>2.9349893421</text:p>
          </table:table-cell>
          <table:table-cell table:formula="of:=3+STANDARDIZE([.J83];[.BC$1];[.BC$2])" office:value-type="float" office:value="3.06904038031089">
            <text:p>3.0690403803</text:p>
          </table:table-cell>
          <table:table-cell table:formula="of:=3+STANDARDIZE([.K83];[.BD$1];[.BD$2])" office:value-type="float" office:value="3.02858145745103">
            <text:p>3.0285814575</text:p>
          </table:table-cell>
          <table:table-cell table:formula="of:=3+STANDARDIZE([.L83];[.BE$1];[.BE$2])" office:value-type="float" office:value="3.01614936669042">
            <text:p>3.0161493667</text:p>
          </table:table-cell>
          <table:table-cell table:formula="of:=3+STANDARDIZE([.M83];[.BF$1];[.BF$2])" office:value-type="float" office:value="2.72943446866722">
            <text:p>2.7294344687</text:p>
          </table:table-cell>
          <table:table-cell table:formula="of:=3+STANDARDIZE([.N83];[.BG$1];[.BG$2])" office:value-type="float" office:value="2.20510906156109">
            <text:p>2.2051090616</text:p>
          </table:table-cell>
          <table:table-cell table:formula="of:=3+STANDARDIZE([.O83];[.BH$1];[.BH$2])" office:value-type="float" office:value="4.13802128358488">
            <text:p>4.1380212836</text:p>
          </table:table-cell>
          <table:table-cell table:formula="of:=3+STANDARDIZE([.P83];[.BI$1];[.BI$2])" office:value-type="float" office:value="3.0779156101364">
            <text:p>3.0779156101</text:p>
          </table:table-cell>
          <table:table-cell table:formula="of:=3+STANDARDIZE([.Q83];[.BJ$1];[.BJ$2])" office:value-type="float" office:value="2.42933046650072">
            <text:p>2.4293304665</text:p>
          </table:table-cell>
          <table:table-cell table:formula="of:=3+STANDARDIZE([.R83];[.BK$1];[.BK$2])" office:value-type="float" office:value="2.38418744778861">
            <text:p>2.3841874478</text:p>
          </table:table-cell>
          <table:table-cell table:formula="of:=3+STANDARDIZE([.S83];[.BL$1];[.BL$2])" office:value-type="float" office:value="2.37187729890001">
            <text:p>2.3718772989</text:p>
          </table:table-cell>
          <table:table-cell table:formula="of:=3+STANDARDIZE([.T83];[.BM$1];[.BM$2])" office:value-type="float" office:value="2.43445619871645">
            <text:p>2.4344561987</text:p>
          </table:table-cell>
          <table:table-cell table:formula="of:=3+STANDARDIZE([.U83];[.BN$1];[.BN$2])" office:value-type="float" office:value="3.34809965010196">
            <text:p>3.3480996501</text:p>
          </table:table-cell>
          <table:table-cell table:formula="of:=3+STANDARDIZE([.V83];[.BO$1];[.BO$2])" office:value-type="float" office:value="3.79381959868319">
            <text:p>3.7938195987</text:p>
          </table:table-cell>
          <table:table-cell table:formula="of:=3+STANDARDIZE([.W83];[.BP$1];[.BP$2])" office:value-type="float" office:value="2.25009255060871">
            <text:p>2.2500925506</text:p>
          </table:table-cell>
          <table:table-cell table:formula="of:=3+STANDARDIZE([.X83];[.BQ$1];[.BQ$2])" office:value-type="float" office:value="2.5119649194302">
            <text:p>2.5119649194</text:p>
          </table:table-cell>
          <table:table-cell table:formula="of:=3+STANDARDIZE([.Y83];[.BR$1];[.BR$2])" office:value-type="float" office:value="3.26281662035177">
            <text:p>3.2628166204</text:p>
          </table:table-cell>
          <table:table-cell table:formula="of:=3+STANDARDIZE([.Z83];[.BS$1];[.BS$2])" office:value-type="float" office:value="3.45660045470426">
            <text:p>3.4566004547</text:p>
          </table:table-cell>
          <table:table-cell table:formula="of:=3+STANDARDIZE([.AA83];[.BT$1];[.BT$2])" office:value-type="float" office:value="3.19632777624425">
            <text:p>3.1963277762</text:p>
          </table:table-cell>
          <table:table-cell table:formula="of:=3+STANDARDIZE([.AB83];[.BU$1];[.BU$2])" office:value-type="float" office:value="2.5119649194302">
            <text:p>2.5119649194</text:p>
          </table:table-cell>
          <table:table-cell table:formula="of:=3+STANDARDIZE([.AC83];[.BV$1];[.BV$2])" office:value-type="float" office:value="7.25048380396935">
            <text:p>7.250483804</text:p>
          </table:table-cell>
          <table:table-cell table:formula="of:=3+STANDARDIZE([.AD83];[.BW$1];[.BW$2])" office:value-type="float" office:value="3.44373862446498">
            <text:p>3.4437386245</text:p>
          </table:table-cell>
          <table:table-cell table:formula="of:=3+STANDARDIZE([.AE83];[.BX$1];[.BX$2])" office:value-type="float" office:value="3.93654132661859">
            <text:p>3.9365413266</text:p>
          </table:table-cell>
          <table:table-cell table:formula="of:=3+STANDARDIZE([.AF83];[.BY$1];[.BY$2])" office:value-type="float" office:value="2.66356203422436">
            <text:p>2.6635620342</text:p>
          </table:table-cell>
          <table:table-cell table:formula="of:=3+STANDARDIZE([.AG83];[.BZ$1];[.BZ$2])" office:value-type="float" office:value="1.57244430551544">
            <text:p>1.5724443055</text:p>
          </table:table-cell>
          <table:table-cell table:formula="of:=3+STANDARDIZE([.AH83];[.CA$1];[.CA$2])" office:value-type="float" office:value="2.95990452766116">
            <text:p>2.9599045277</text:p>
          </table:table-cell>
          <table:table-cell table:formula="of:=3+STANDARDIZE([.AI83];[.CB$1];[.CB$2])" office:value-type="float" office:value="2.27670123134723">
            <text:p>2.2767012313</text:p>
          </table:table-cell>
          <table:table-cell table:formula="of:=3+STANDARDIZE([.AJ83];[.CC$1];[.CC$2])" office:value-type="float" office:value="2.63555392014712">
            <text:p>2.6355539201</text:p>
          </table:table-cell>
          <table:table-cell table:formula="of:=3+STANDARDIZE([.AK83];[.CD$1];[.CD$2])" office:value-type="float" office:value="3.26281662035177">
            <text:p>3.2628166204</text:p>
          </table:table-cell>
          <table:table-cell table:formula="of:=3+STANDARDIZE([.AL83];[.CE$1];[.CE$2])" office:value-type="float" office:value="2.92666835191606">
            <text:p>2.9266683519</text:p>
          </table:table-cell>
          <table:table-cell table:formula="of:=3+STANDARDIZE([.AM83];[.CF$1];[.CF$2])" office:value-type="float" office:value="2.92822845963285">
            <text:p>2.9282284596</text:p>
          </table:table-cell>
          <table:table-cell table:formula="of:=3+STANDARDIZE([.AN83];[.CG$1];[.CG$2])" office:value-type="float" office:value="1.96736281962688">
            <text:p>1.9673628196</text:p>
          </table:table-cell>
          <table:table-cell table:formula="of:=3+STANDARDIZE([.AO83];[.CH$1];[.CH$2])" office:value-type="float" office:value="1.26482741176747">
            <text:p>1.2648274118</text:p>
          </table:table-cell>
          <table:table-cell table:formula="of:=3+STANDARDIZE([.AP83];[.CI$1];[.CI$2])" office:value-type="float" office:value="2.64300895027159">
            <text:p>2.6430089503</text:p>
          </table:table-cell>
          <table:table-cell table:formula="of:=3+STANDARDIZE([.AQ83];[.CJ$1];[.CJ$2])" office:value-type="float" office:value="2.310451637489">
            <text:p>2.3104516375</text:p>
          </table:table-cell>
          <table:table-cell table:formula="of:=3+STANDARDIZE([.AR83];[.CK$1];[.CK$2])" office:value-type="float" office:value="5.71023566683977">
            <text:p>5.7102356668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  <table:table-cell office:value-type="float" office:value="26.0773">
            <text:p>26.0773</text:p>
          </table:table-cell>
          <table:table-cell office:value-type="float" office:value="186.121">
            <text:p>186.121</text:p>
          </table:table-cell>
          <table:table-cell office:value-type="float" office:value="3172279">
            <text:p>3172279</text:p>
          </table:table-cell>
          <table:table-cell office:value-type="float" office:value="42603264">
            <text:p>42603264</text:p>
          </table:table-cell>
          <table:table-cell table:formula="of:=[.Z83]+4203" office:value-type="float" office:value="3585221">
            <text:p>3585221</text:p>
          </table:table-cell>
          <table:table-cell office:value-type="float" office:value="98928">
            <text:p>98928.0000</text:p>
          </table:table-cell>
          <table:table-cell office:value-type="float" office:value="3172279">
            <text:p>3172279</text:p>
          </table:table-cell>
          <table:table-cell office:value-type="float" office:value="937597">
            <text:p>937597</text:p>
          </table:table-cell>
          <table:table-cell office:value-type="float" office:value="665074">
            <text:p>665074</text:p>
          </table:table-cell>
          <table:table-cell office:value-type="float" office:value="8190558">
            <text:p>8190558</text:p>
          </table:table-cell>
          <table:table-cell office:value-type="float" office:value="201">
            <text:p>201</text:p>
          </table:table-cell>
          <table:table-cell office:value-type="float" office:value="364185">
            <text:p>364185</text:p>
          </table:table-cell>
          <table:table-cell office:value-type="float" office:value="813315">
            <text:p>813315</text:p>
          </table:table-cell>
          <table:table-cell office:value-type="float" office:value="400207">
            <text:p>400207</text:p>
          </table:table-cell>
          <table:table-cell office:value-type="float" office:value="640940">
            <text:p>640940</text:p>
          </table:table-cell>
          <table:table-cell office:value-type="float" office:value="42603264">
            <text:p>42603264</text:p>
          </table:table-cell>
          <table:table-cell office:value-type="float" office:value="343115">
            <text:p>343115</text:p>
          </table:table-cell>
          <table:table-cell office:value-type="float" office:value="654481">
            <text:p>654481</text:p>
          </table:table-cell>
          <table:table-cell office:value-type="float" office:value="43440">
            <text:p>43440</text:p>
          </table:table-cell>
          <table:table-cell office:value-type="float" office:value="3769031">
            <text:p>3769031</text:p>
          </table:table-cell>
          <table:table-cell office:value-type="float" office:value="1711274">
            <text:p>1711274</text:p>
          </table:table-cell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3+STANDARDIZE([.B84];[.AU$1];[.AU$2])" office:value-type="float" office:value="2.869920790624">
            <text:p>2.8699207906</text:p>
          </table:table-cell>
          <table:table-cell table:formula="of:=3+STANDARDIZE([.C84];[.AV$1];[.AV$2])" office:value-type="float" office:value="2.57502632785077">
            <text:p>2.5750263279</text:p>
          </table:table-cell>
          <table:table-cell table:formula="of:=3+STANDARDIZE([.D84];[.AW$1];[.AW$2])" office:value-type="float" office:value="2.61980592020365">
            <text:p>2.6198059202</text:p>
          </table:table-cell>
          <table:table-cell table:formula="of:=3+STANDARDIZE([.E84];[.AX$1];[.AX$2])" office:value-type="float" office:value="2.54641790897373">
            <text:p>2.546417909</text:p>
          </table:table-cell>
          <table:table-cell table:formula="of:=3+STANDARDIZE([.F84];[.AY$1];[.AY$2])" office:value-type="float" office:value="2.63849418173071">
            <text:p>2.6384941817</text:p>
          </table:table-cell>
          <table:table-cell table:formula="of:=3+STANDARDIZE([.G84];[.AZ$1];[.AZ$2])" office:value-type="float" office:value="2.64139934501698">
            <text:p>2.641399345</text:p>
          </table:table-cell>
          <table:table-cell table:formula="of:=3+STANDARDIZE([.H84];[.BA$1];[.BA$2])" office:value-type="float" office:value="2.55999946904132">
            <text:p>2.559999469</text:p>
          </table:table-cell>
          <table:table-cell table:formula="of:=3+STANDARDIZE([.I84];[.BB$1];[.BB$2])" office:value-type="float" office:value="2.95961200055368">
            <text:p>2.9596120006</text:p>
          </table:table-cell>
          <table:table-cell table:formula="of:=3+STANDARDIZE([.J84];[.BC$1];[.BC$2])" office:value-type="float" office:value="2.91468127572728">
            <text:p>2.9146812757</text:p>
          </table:table-cell>
          <table:table-cell table:formula="of:=3+STANDARDIZE([.K84];[.BD$1];[.BD$2])" office:value-type="float" office:value="2.93920110816995">
            <text:p>2.9392011082</text:p>
          </table:table-cell>
          <table:table-cell table:formula="of:=3+STANDARDIZE([.L84];[.BE$1];[.BE$2])" office:value-type="float" office:value="2.97054075617865">
            <text:p>2.9705407562</text:p>
          </table:table-cell>
          <table:table-cell table:formula="of:=3+STANDARDIZE([.M84];[.BF$1];[.BF$2])" office:value-type="float" office:value="2.61275850905933">
            <text:p>2.6127585091</text:p>
          </table:table-cell>
          <table:table-cell table:formula="of:=3+STANDARDIZE([.N84];[.BG$1];[.BG$2])" office:value-type="float" office:value="3.12511840096872">
            <text:p>3.125118401</text:p>
          </table:table-cell>
          <table:table-cell table:formula="of:=3+STANDARDIZE([.O84];[.BH$1];[.BH$2])" office:value-type="float" office:value="4.24470059600962">
            <text:p>4.244700596</text:p>
          </table:table-cell>
          <table:table-cell table:formula="of:=3+STANDARDIZE([.P84];[.BI$1];[.BI$2])" office:value-type="float" office:value="3.27916848654252">
            <text:p>3.2791684865</text:p>
          </table:table-cell>
          <table:table-cell table:formula="of:=3+STANDARDIZE([.Q84];[.BJ$1];[.BJ$2])" office:value-type="float" office:value="2.60461773694209">
            <text:p>2.6046177369</text:p>
          </table:table-cell>
          <table:table-cell table:formula="of:=3+STANDARDIZE([.R84];[.BK$1];[.BK$2])" office:value-type="float" office:value="2.44560627736351">
            <text:p>2.4456062774</text:p>
          </table:table-cell>
          <table:table-cell table:formula="of:=3+STANDARDIZE([.S84];[.BL$1];[.BL$2])" office:value-type="float" office:value="2.53297775918067">
            <text:p>2.5329777592</text:p>
          </table:table-cell>
          <table:table-cell table:formula="of:=3+STANDARDIZE([.T84];[.BM$1];[.BM$2])" office:value-type="float" office:value="2.50911857676763">
            <text:p>2.5091185768</text:p>
          </table:table-cell>
          <table:table-cell table:formula="of:=3+STANDARDIZE([.U84];[.BN$1];[.BN$2])" office:value-type="float" office:value="4.13514609005241">
            <text:p>4.1351460901</text:p>
          </table:table-cell>
          <table:table-cell table:formula="of:=3+STANDARDIZE([.V84];[.BO$1];[.BO$2])" office:value-type="float" office:value="2.13341701112812">
            <text:p>2.1334170111</text:p>
          </table:table-cell>
          <table:table-cell table:formula="of:=3+STANDARDIZE([.W84];[.BP$1];[.BP$2])" office:value-type="float" office:value="2.20509123417494">
            <text:p>2.2050912342</text:p>
          </table:table-cell>
          <table:table-cell table:formula="of:=3+STANDARDIZE([.X84];[.BQ$1];[.BQ$2])" office:value-type="float" office:value="2.60947484764131">
            <text:p>2.6094748476</text:p>
          </table:table-cell>
          <table:table-cell table:formula="of:=3+STANDARDIZE([.Y84];[.BR$1];[.BR$2])" office:value-type="float" office:value="4.03597999908574">
            <text:p>4.0359799991</text:p>
          </table:table-cell>
          <table:table-cell table:formula="of:=3+STANDARDIZE([.Z84];[.BS$1];[.BS$2])" office:value-type="float" office:value="3.48234001334352">
            <text:p>3.4823400133</text:p>
          </table:table-cell>
          <table:table-cell table:formula="of:=3+STANDARDIZE([.AA84];[.BT$1];[.BT$2])" office:value-type="float" office:value="3.50797033753251">
            <text:p>3.5079703375</text:p>
          </table:table-cell>
          <table:table-cell table:formula="of:=3+STANDARDIZE([.AB84];[.BU$1];[.BU$2])" office:value-type="float" office:value="2.60947484764131">
            <text:p>2.6094748476</text:p>
          </table:table-cell>
          <table:table-cell table:formula="of:=3+STANDARDIZE([.AC84];[.BV$1];[.BV$2])" office:value-type="float" office:value="5.54517387694347">
            <text:p>5.5451738769</text:p>
          </table:table-cell>
          <table:table-cell table:formula="of:=3+STANDARDIZE([.AD84];[.BW$1];[.BW$2])" office:value-type="float" office:value="4.8805532497226">
            <text:p>4.8805532497</text:p>
          </table:table-cell>
          <table:table-cell table:formula="of:=3+STANDARDIZE([.AE84];[.BX$1];[.BX$2])" office:value-type="float" office:value="4.44810397727272">
            <text:p>4.4481039773</text:p>
          </table:table-cell>
          <table:table-cell table:formula="of:=3+STANDARDIZE([.AF84];[.BY$1];[.BY$2])" office:value-type="float" office:value="2.66007514155736">
            <text:p>2.6600751416</text:p>
          </table:table-cell>
          <table:table-cell table:formula="of:=3+STANDARDIZE([.AG84];[.BZ$1];[.BZ$2])" office:value-type="float" office:value="3.92857972206606">
            <text:p>3.9285797221</text:p>
          </table:table-cell>
          <table:table-cell table:formula="of:=3+STANDARDIZE([.AH84];[.CA$1];[.CA$2])" office:value-type="float" office:value="3.975816518157">
            <text:p>3.9758165182</text:p>
          </table:table-cell>
          <table:table-cell table:formula="of:=3+STANDARDIZE([.AI84];[.CB$1];[.CB$2])" office:value-type="float" office:value="3.23781343645145">
            <text:p>3.2378134365</text:p>
          </table:table-cell>
          <table:table-cell table:formula="of:=3+STANDARDIZE([.AJ84];[.CC$1];[.CC$2])" office:value-type="float" office:value="3.94348716482">
            <text:p>3.9434871648</text:p>
          </table:table-cell>
          <table:table-cell table:formula="of:=3+STANDARDIZE([.AK84];[.CD$1];[.CD$2])" office:value-type="float" office:value="4.03597999908574">
            <text:p>4.0359799991</text:p>
          </table:table-cell>
          <table:table-cell table:formula="of:=3+STANDARDIZE([.AL84];[.CE$1];[.CE$2])" office:value-type="float" office:value="3.23529895741852">
            <text:p>3.2352989574</text:p>
          </table:table-cell>
          <table:table-cell table:formula="of:=3+STANDARDIZE([.AM84];[.CF$1];[.CF$2])" office:value-type="float" office:value="3.21792378246745">
            <text:p>3.2179237825</text:p>
          </table:table-cell>
          <table:table-cell table:formula="of:=3+STANDARDIZE([.AN84];[.CG$1];[.CG$2])" office:value-type="float" office:value="4.32665227342969">
            <text:p>4.3266522734</text:p>
          </table:table-cell>
          <table:table-cell table:formula="of:=3+STANDARDIZE([.AO84];[.CH$1];[.CH$2])" office:value-type="float" office:value="1.75407617372386">
            <text:p>1.7540761737</text:p>
          </table:table-cell>
          <table:table-cell table:formula="of:=3+STANDARDIZE([.AP84];[.CI$1];[.CI$2])" office:value-type="float" office:value="3.50368188314149">
            <text:p>3.5036818831</text:p>
          </table:table-cell>
          <table:table-cell table:formula="of:=3+STANDARDIZE([.AQ84];[.CJ$1];[.CJ$2])" office:value-type="float" office:value="2.31290697697509">
            <text:p>2.312906977</text:p>
          </table:table-cell>
          <table:table-cell table:formula="of:=3+STANDARDIZE([.AR84];[.CK$1];[.CK$2])" office:value-type="float" office:value="4.01473278521489">
            <text:p>4.0147327852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  <table:table-cell office:value-type="float" office:value="26.074">
            <text:p>26.074</text:p>
          </table:table-cell>
          <table:table-cell office:value-type="float" office:value="181.948">
            <text:p>181.948</text:p>
          </table:table-cell>
          <table:table-cell office:value-type="float" office:value="3236299">
            <text:p>3236299</text:p>
          </table:table-cell>
          <table:table-cell office:value-type="float" office:value="27880018">
            <text:p>27880018</text:p>
          </table:table-cell>
          <table:table-cell table:formula="of:=[.Z84]+4203" office:value-type="float" office:value="3589424">
            <text:p>3589424</text:p>
          </table:table-cell>
          <table:table-cell office:value-type="float" office:value="85633">
            <text:p>85633.0000</text:p>
          </table:table-cell>
          <table:table-cell office:value-type="float" office:value="3236299">
            <text:p>3236299</text:p>
          </table:table-cell>
          <table:table-cell office:value-type="float" office:value="419405">
            <text:p>419405</text:p>
          </table:table-cell>
          <table:table-cell office:value-type="float" office:value="244779">
            <text:p>244779</text:p>
          </table:table-cell>
          <table:table-cell office:value-type="float" office:value="5875075">
            <text:p>5875075</text:p>
          </table:table-cell>
          <table:table-cell office:value-type="float" office:value="921">
            <text:p>921</text:p>
          </table:table-cell>
          <table:table-cell office:value-type="float" office:value="188171">
            <text:p>188171</text:p>
          </table:table-cell>
          <table:table-cell office:value-type="float" office:value="377881">
            <text:p>377881</text:p>
          </table:table-cell>
          <table:table-cell office:value-type="float" office:value="265409">
            <text:p>265409</text:p>
          </table:table-cell>
          <table:table-cell office:value-type="float" office:value="368722">
            <text:p>368722</text:p>
          </table:table-cell>
          <table:table-cell office:value-type="float" office:value="27880018">
            <text:p>27880018</text:p>
          </table:table-cell>
          <table:table-cell office:value-type="float" office:value="122343">
            <text:p>122343</text:p>
          </table:table-cell>
          <table:table-cell office:value-type="float" office:value="464925">
            <text:p>464925</text:p>
          </table:table-cell>
          <table:table-cell office:value-type="float" office:value="11241">
            <text:p>11241</text:p>
          </table:table-cell>
          <table:table-cell office:value-type="float" office:value="3103231">
            <text:p>3103231</text:p>
          </table:table-cell>
          <table:table-cell office:value-type="float" office:value="1785371">
            <text:p>178537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5];[.AU$1];[.AU$2])" office:value-type="float" office:value="3.54597107254791">
            <text:p>3.5459710725</text:p>
          </table:table-cell>
          <table:table-cell table:formula="of:=3+STANDARDIZE([.C85];[.AV$1];[.AV$2])" office:value-type="float" office:value="2.37586062786304">
            <text:p>2.3758606279</text:p>
          </table:table-cell>
          <table:table-cell table:formula="of:=3+STANDARDIZE([.D85];[.AW$1];[.AW$2])" office:value-type="float" office:value="2.54217579050815">
            <text:p>2.5421757905</text:p>
          </table:table-cell>
          <table:table-cell table:formula="of:=3+STANDARDIZE([.E85];[.AX$1];[.AX$2])" office:value-type="float" office:value="2.45774647569839">
            <text:p>2.4577464757</text:p>
          </table:table-cell>
          <table:table-cell table:formula="of:=3+STANDARDIZE([.F85];[.AY$1];[.AY$2])" office:value-type="float" office:value="2.44828650504134">
            <text:p>2.448286505</text:p>
          </table:table-cell>
          <table:table-cell table:formula="of:=3+STANDARDIZE([.G85];[.AZ$1];[.AZ$2])" office:value-type="float" office:value="2.83327484642917">
            <text:p>2.8332748464</text:p>
          </table:table-cell>
          <table:table-cell table:formula="of:=3+STANDARDIZE([.H85];[.BA$1];[.BA$2])" office:value-type="float" office:value="1.87250537005452">
            <text:p>1.8725053701</text:p>
          </table:table-cell>
          <table:table-cell table:formula="of:=3+STANDARDIZE([.I85];[.BB$1];[.BB$2])" office:value-type="float" office:value="3.129015890526">
            <text:p>3.1290158905</text:p>
          </table:table-cell>
          <table:table-cell table:formula="of:=3+STANDARDIZE([.J85];[.BC$1];[.BC$2])" office:value-type="float" office:value="2.94436571891644">
            <text:p>2.9443657189</text:p>
          </table:table-cell>
          <table:table-cell table:formula="of:=3+STANDARDIZE([.K85];[.BD$1];[.BD$2])" office:value-type="float" office:value="3.05304344778058">
            <text:p>3.0530434478</text:p>
          </table:table-cell>
          <table:table-cell table:formula="of:=3+STANDARDIZE([.L85];[.BE$1];[.BE$2])" office:value-type="float" office:value="3.06706130400588">
            <text:p>3.067061304</text:p>
          </table:table-cell>
          <table:table-cell table:formula="of:=3+STANDARDIZE([.M85];[.BF$1];[.BF$2])" office:value-type="float" office:value="2.5919235162722">
            <text:p>2.5919235163</text:p>
          </table:table-cell>
          <table:table-cell table:formula="of:=3+STANDARDIZE([.N85];[.BG$1];[.BG$2])" office:value-type="float" office:value="3.90700623380732">
            <text:p>3.9070062338</text:p>
          </table:table-cell>
          <table:table-cell table:formula="of:=3+STANDARDIZE([.O85];[.BH$1];[.BH$2])" office:value-type="float" office:value="4.11877088134282">
            <text:p>4.1187708813</text:p>
          </table:table-cell>
          <table:table-cell table:formula="of:=3+STANDARDIZE([.P85];[.BI$1];[.BI$2])" office:value-type="float" office:value="2.64498791089067">
            <text:p>2.6449879109</text:p>
          </table:table-cell>
          <table:table-cell table:formula="of:=3+STANDARDIZE([.Q85];[.BJ$1];[.BJ$2])" office:value-type="float" office:value="2.92411297455508">
            <text:p>2.9241129746</text:p>
          </table:table-cell>
          <table:table-cell table:formula="of:=3+STANDARDIZE([.R85];[.BK$1];[.BK$2])" office:value-type="float" office:value="2.62234209307904">
            <text:p>2.6223420931</text:p>
          </table:table-cell>
          <table:table-cell table:formula="of:=3+STANDARDIZE([.S85];[.BL$1];[.BL$2])" office:value-type="float" office:value="2.86378710128369">
            <text:p>2.8637871013</text:p>
          </table:table-cell>
          <table:table-cell table:formula="of:=3+STANDARDIZE([.T85];[.BM$1];[.BM$2])" office:value-type="float" office:value="2.68927660162151">
            <text:p>2.6892766016</text:p>
          </table:table-cell>
          <table:table-cell table:formula="of:=3+STANDARDIZE([.U85];[.BN$1];[.BN$2])" office:value-type="float" office:value="5.09236473323539">
            <text:p>5.0923647332</text:p>
          </table:table-cell>
          <table:table-cell table:formula="of:=3+STANDARDIZE([.V85];[.BO$1];[.BO$2])" office:value-type="float" office:value="2.12564270843383">
            <text:p>2.1256427084</text:p>
          </table:table-cell>
          <table:table-cell table:formula="of:=3+STANDARDIZE([.W85];[.BP$1];[.BP$2])" office:value-type="float" office:value="2.15128306985456">
            <text:p>2.1512830699</text:p>
          </table:table-cell>
          <table:table-cell table:formula="of:=3+STANDARDIZE([.X85];[.BQ$1];[.BQ$2])" office:value-type="float" office:value="2.61849322740932">
            <text:p>2.6184932274</text:p>
          </table:table-cell>
          <table:table-cell table:formula="of:=3+STANDARDIZE([.Y85];[.BR$1];[.BR$2])" office:value-type="float" office:value="1.87316013562263">
            <text:p>1.8731601356</text:p>
          </table:table-cell>
          <table:table-cell table:formula="of:=3+STANDARDIZE([.Z85];[.BS$1];[.BS$2])" office:value-type="float" office:value="3.50807957198278">
            <text:p>3.508079572</text:p>
          </table:table-cell>
          <table:table-cell table:formula="of:=3+STANDARDIZE([.AA85];[.BT$1];[.BT$2])" office:value-type="float" office:value="3.22228545493391">
            <text:p>3.2222854549</text:p>
          </table:table-cell>
          <table:table-cell table:formula="of:=3+STANDARDIZE([.AB85];[.BU$1];[.BU$2])" office:value-type="float" office:value="2.61849322740932">
            <text:p>2.6184932274</text:p>
          </table:table-cell>
          <table:table-cell table:formula="of:=3+STANDARDIZE([.AC85];[.BV$1];[.BV$2])" office:value-type="float" office:value="2.67540009458865">
            <text:p>2.6754000946</text:p>
          </table:table-cell>
          <table:table-cell table:formula="of:=3+STANDARDIZE([.AD85];[.BW$1];[.BW$2])" office:value-type="float" office:value="2.20711908474123">
            <text:p>2.2071190847</text:p>
          </table:table-cell>
          <table:table-cell table:formula="of:=3+STANDARDIZE([.AE85];[.BX$1];[.BX$2])" office:value-type="float" office:value="3.74664450891583">
            <text:p>3.7466445089</text:p>
          </table:table-cell>
          <table:table-cell table:formula="of:=3+STANDARDIZE([.AF85];[.BY$1];[.BY$2])" office:value-type="float" office:value="2.70336070569932">
            <text:p>2.7033607057</text:p>
          </table:table-cell>
          <table:table-cell table:formula="of:=3+STANDARDIZE([.AG85];[.BZ$1];[.BZ$2])" office:value-type="float" office:value="2.53870295642502">
            <text:p>2.5387029564</text:p>
          </table:table-cell>
          <table:table-cell table:formula="of:=3+STANDARDIZE([.AH85];[.CA$1];[.CA$2])" office:value-type="float" office:value="2.09162638939782">
            <text:p>2.0916263894</text:p>
          </table:table-cell>
          <table:table-cell table:formula="of:=3+STANDARDIZE([.AI85];[.CB$1];[.CB$2])" office:value-type="float" office:value="2.59389692042939">
            <text:p>2.5938969204</text:p>
          </table:table-cell>
          <table:table-cell table:formula="of:=3+STANDARDIZE([.AJ85];[.CC$1];[.CC$2])" office:value-type="float" office:value="1.51756445793719">
            <text:p>1.5175644579</text:p>
          </table:table-cell>
          <table:table-cell table:formula="of:=3+STANDARDIZE([.AK85];[.CD$1];[.CD$2])" office:value-type="float" office:value="1.87316013562263">
            <text:p>1.8731601356</text:p>
          </table:table-cell>
          <table:table-cell table:formula="of:=3+STANDARDIZE([.AL85];[.CE$1];[.CE$2])" office:value-type="float" office:value="2.7632105215455">
            <text:p>2.7632105215</text:p>
          </table:table-cell>
          <table:table-cell table:formula="of:=3+STANDARDIZE([.AM85];[.CF$1];[.CF$2])" office:value-type="float" office:value="2.24857715201317">
            <text:p>2.248577152</text:p>
          </table:table-cell>
          <table:table-cell table:formula="of:=3+STANDARDIZE([.AN85];[.CG$1];[.CG$2])" office:value-type="float" office:value="1.62166861287576">
            <text:p>1.6216686129</text:p>
          </table:table-cell>
          <table:table-cell table:formula="of:=3+STANDARDIZE([.AO85];[.CH$1];[.CH$2])" office:value-type="float" office:value="0.41665695172285">
            <text:p>0.4166569517</text:p>
          </table:table-cell>
          <table:table-cell table:formula="of:=3+STANDARDIZE([.AP85];[.CI$1];[.CI$2])" office:value-type="float" office:value="3.67837879482468">
            <text:p>3.6783787948</text:p>
          </table:table-cell>
          <table:table-cell table:formula="of:=3+STANDARDIZE([.AQ85];[.CJ$1];[.CJ$2])" office:value-type="float" office:value="2.31598354693357">
            <text:p>2.3159835469</text:p>
          </table:table-cell>
          <table:table-cell table:formula="of:=3+STANDARDIZE([.AR8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  <table:table-cell office:value-type="float" office:value="26.1239">
            <text:p>26.1239</text:p>
          </table:table-cell>
          <table:table-cell office:value-type="float" office:value="190.391">
            <text:p>190.391</text:p>
          </table:table-cell>
          <table:table-cell office:value-type="float" office:value="4172261">
            <text:p>4172261</text:p>
          </table:table-cell>
          <table:table-cell office:value-type="float" office:value="36453400">
            <text:p>36453400</text:p>
          </table:table-cell>
          <table:table-cell table:formula="of:=[.Z85]+4203" office:value-type="float" office:value="3593627">
            <text:p>3593627</text:p>
          </table:table-cell>
          <table:table-cell office:value-type="float" office:value="68884">
            <text:p>68884.0000</text:p>
          </table:table-cell>
          <table:table-cell office:value-type="float" office:value="4172261">
            <text:p>4172261</text:p>
          </table:table-cell>
          <table:table-cell office:value-type="float" office:value="442935">
            <text:p>442935</text:p>
          </table:table-cell>
          <table:table-cell office:value-type="float" office:value="579255">
            <text:p>579255</text:p>
          </table:table-cell>
          <table:table-cell office:value-type="float" office:value="7365238">
            <text:p>7365238</text:p>
          </table:table-cell>
          <table:table-cell office:value-type="float" office:value="1619">
            <text:p>1619</text:p>
          </table:table-cell>
          <table:table-cell office:value-type="float" office:value="357296">
            <text:p>357296</text:p>
          </table:table-cell>
          <table:table-cell office:value-type="float" office:value="731226">
            <text:p>731226</text:p>
          </table:table-cell>
          <table:table-cell office:value-type="float" office:value="291521">
            <text:p>291521</text:p>
          </table:table-cell>
          <table:table-cell office:value-type="float" office:value="608323">
            <text:p>608323</text:p>
          </table:table-cell>
          <table:table-cell office:value-type="float" office:value="36453400">
            <text:p>36453400</text:p>
          </table:table-cell>
          <table:table-cell office:value-type="float" office:value="412274">
            <text:p>412274</text:p>
          </table:table-cell>
          <table:table-cell office:value-type="float" office:value="605141">
            <text:p>605141</text:p>
          </table:table-cell>
          <table:table-cell office:value-type="float" office:value="24114">
            <text:p>24114</text:p>
          </table:table-cell>
          <table:table-cell office:value-type="float" office:value="3891280">
            <text:p>3891280</text:p>
          </table:table-cell>
          <table:table-cell office:value-type="float" office:value="1731547">
            <text:p>1731547</text:p>
          </table:table-cell>
          <table:table-cell office:value-type="float" office:value="4142">
            <text:p>414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6];[.AU$1];[.AU$2])" office:value-type="float" office:value="4.32028060548025">
            <text:p>4.3202806055</text:p>
          </table:table-cell>
          <table:table-cell table:formula="of:=3+STANDARDIZE([.C86];[.AV$1];[.AV$2])" office:value-type="float" office:value="2.1627996464808">
            <text:p>2.1627996465</text:p>
          </table:table-cell>
          <table:table-cell table:formula="of:=3+STANDARDIZE([.D86];[.AW$1];[.AW$2])" office:value-type="float" office:value="2.36446826469918">
            <text:p>2.3644682647</text:p>
          </table:table-cell>
          <table:table-cell table:formula="of:=3+STANDARDIZE([.E86];[.AX$1];[.AX$2])" office:value-type="float" office:value="2.28749732380974">
            <text:p>2.2874973238</text:p>
          </table:table-cell>
          <table:table-cell table:formula="of:=3+STANDARDIZE([.F86];[.AY$1];[.AY$2])" office:value-type="float" office:value="2.19801324623952">
            <text:p>2.1980132462</text:p>
          </table:table-cell>
          <table:table-cell table:formula="of:=3+STANDARDIZE([.G86];[.AZ$1];[.AZ$2])" office:value-type="float" office:value="3.00649578520406">
            <text:p>3.0064957852</text:p>
          </table:table-cell>
          <table:table-cell table:formula="of:=3+STANDARDIZE([.H86];[.BA$1];[.BA$2])" office:value-type="float" office:value="1.6523004932362">
            <text:p>1.6523004932</text:p>
          </table:table-cell>
          <table:table-cell table:formula="of:=3+STANDARDIZE([.I86];[.BB$1];[.BB$2])" office:value-type="float" office:value="3.00984222374314">
            <text:p>3.0098422237</text:p>
          </table:table-cell>
          <table:table-cell table:formula="of:=3+STANDARDIZE([.J86];[.BC$1];[.BC$2])" office:value-type="float" office:value="3.11752497085317">
            <text:p>3.1175249709</text:p>
          </table:table-cell>
          <table:table-cell table:formula="of:=3+STANDARDIZE([.K86];[.BD$1];[.BD$2])" office:value-type="float" office:value="3.09444066218445">
            <text:p>3.0944406622</text:p>
          </table:table-cell>
          <table:table-cell table:formula="of:=3+STANDARDIZE([.L86];[.BE$1];[.BE$2])" office:value-type="float" office:value="3.10100259554952">
            <text:p>3.1010025955</text:p>
          </table:table-cell>
          <table:table-cell table:formula="of:=3+STANDARDIZE([.M86];[.BF$1];[.BF$2])" office:value-type="float" office:value="2.92667240038532">
            <text:p>2.9266724004</text:p>
          </table:table-cell>
          <table:table-cell table:formula="of:=3+STANDARDIZE([.N86];[.BG$1];[.BG$2])" office:value-type="float" office:value="2.39127283128457">
            <text:p>2.3912728313</text:p>
          </table:table-cell>
          <table:table-cell table:formula="of:=3+STANDARDIZE([.O86];[.BH$1];[.BH$2])" office:value-type="float" office:value="3.91102695714728">
            <text:p>3.9110269571</text:p>
          </table:table-cell>
          <table:table-cell table:formula="of:=3+STANDARDIZE([.P86];[.BI$1];[.BI$2])" office:value-type="float" office:value="2.40863278859976">
            <text:p>2.4086327886</text:p>
          </table:table-cell>
          <table:table-cell table:formula="of:=3+STANDARDIZE([.Q86];[.BJ$1];[.BJ$2])" office:value-type="float" office:value="3.25231041708359">
            <text:p>3.2523104171</text:p>
          </table:table-cell>
          <table:table-cell table:formula="of:=3+STANDARDIZE([.R86];[.BK$1];[.BK$2])" office:value-type="float" office:value="2.9457310324734">
            <text:p>2.9457310325</text:p>
          </table:table-cell>
          <table:table-cell table:formula="of:=3+STANDARDIZE([.S86];[.BL$1];[.BL$2])" office:value-type="float" office:value="3.21304306097611">
            <text:p>3.213043061</text:p>
          </table:table-cell>
          <table:table-cell table:formula="of:=3+STANDARDIZE([.T86];[.BM$1];[.BM$2])" office:value-type="float" office:value="3.01544671733999">
            <text:p>3.0154467173</text:p>
          </table:table-cell>
          <table:table-cell table:formula="of:=3+STANDARDIZE([.U86];[.BN$1];[.BN$2])" office:value-type="float" office:value="5.01791439432115">
            <text:p>5.0179143943</text:p>
          </table:table-cell>
          <table:table-cell table:formula="of:=3+STANDARDIZE([.V86];[.BO$1];[.BO$2])" office:value-type="float" office:value="2.24319958856861">
            <text:p>2.2431995886</text:p>
          </table:table-cell>
          <table:table-cell table:formula="of:=3+STANDARDIZE([.W86];[.BP$1];[.BP$2])" office:value-type="float" office:value="2.26015015141626">
            <text:p>2.2601501514</text:p>
          </table:table-cell>
          <table:table-cell table:formula="of:=3+STANDARDIZE([.X86];[.BQ$1];[.BQ$2])" office:value-type="float" office:value="2.75034047458875">
            <text:p>2.7503404746</text:p>
          </table:table-cell>
          <table:table-cell table:formula="of:=3+STANDARDIZE([.Y86];[.BR$1];[.BR$2])" office:value-type="float" office:value="3.13257540903836">
            <text:p>3.132575409</text:p>
          </table:table-cell>
          <table:table-cell table:formula="of:=3+STANDARDIZE([.Z86];[.BS$1];[.BS$2])" office:value-type="float" office:value="3.53381913062204">
            <text:p>3.5338191306</text:p>
          </table:table-cell>
          <table:table-cell table:formula="of:=3+STANDARDIZE([.AA86];[.BT$1];[.BT$2])" office:value-type="float" office:value="2.86238052085013">
            <text:p>2.8623805209</text:p>
          </table:table-cell>
          <table:table-cell table:formula="of:=3+STANDARDIZE([.AB86];[.BU$1];[.BU$2])" office:value-type="float" office:value="2.75034047458875">
            <text:p>2.7503404746</text:p>
          </table:table-cell>
          <table:table-cell table:formula="of:=3+STANDARDIZE([.AC86];[.BV$1];[.BV$2])" office:value-type="float" office:value="2.80571043727786">
            <text:p>2.8057104373</text:p>
          </table:table-cell>
          <table:table-cell table:formula="of:=3+STANDARDIZE([.AD86];[.BW$1];[.BW$2])" office:value-type="float" office:value="4.33467131773546">
            <text:p>4.3346713177</text:p>
          </table:table-cell>
          <table:table-cell table:formula="of:=3+STANDARDIZE([.AE86];[.BX$1];[.BX$2])" office:value-type="float" office:value="4.19807902419627">
            <text:p>4.1980790242</text:p>
          </table:table-cell>
          <table:table-cell table:formula="of:=3+STANDARDIZE([.AF86];[.BY$1];[.BY$2])" office:value-type="float" office:value="2.74532365538139">
            <text:p>2.7453236554</text:p>
          </table:table-cell>
          <table:table-cell table:formula="of:=3+STANDARDIZE([.AG86];[.BZ$1];[.BZ$2])" office:value-type="float" office:value="3.87418142966602">
            <text:p>3.8741814297</text:p>
          </table:table-cell>
          <table:table-cell table:formula="of:=3+STANDARDIZE([.AH86];[.CA$1];[.CA$2])" office:value-type="float" office:value="3.62060474443305">
            <text:p>3.6206047444</text:p>
          </table:table-cell>
          <table:table-cell table:formula="of:=3+STANDARDIZE([.AI86];[.CB$1];[.CB$2])" office:value-type="float" office:value="2.71863132350931">
            <text:p>2.7186313235</text:p>
          </table:table-cell>
          <table:table-cell table:formula="of:=3+STANDARDIZE([.AJ86];[.CC$1];[.CC$2])" office:value-type="float" office:value="3.65281453872475">
            <text:p>3.6528145387</text:p>
          </table:table-cell>
          <table:table-cell table:formula="of:=3+STANDARDIZE([.AK86];[.CD$1];[.CD$2])" office:value-type="float" office:value="3.13257540903836">
            <text:p>3.132575409</text:p>
          </table:table-cell>
          <table:table-cell table:formula="of:=3+STANDARDIZE([.AL86];[.CE$1];[.CE$2])" office:value-type="float" office:value="3.38318530231978">
            <text:p>3.3831853023</text:p>
          </table:table-cell>
          <table:table-cell table:formula="of:=3+STANDARDIZE([.AM86];[.CF$1];[.CF$2])" office:value-type="float" office:value="2.96561015089359">
            <text:p>2.9656101509</text:p>
          </table:table-cell>
          <table:table-cell table:formula="of:=3+STANDARDIZE([.AN86];[.CG$1];[.CG$2])" office:value-type="float" office:value="2.70310762223353">
            <text:p>2.7031076222</text:p>
          </table:table-cell>
          <table:table-cell table:formula="of:=3+STANDARDIZE([.AO86];[.CH$1];[.CH$2])" office:value-type="float" office:value="1.99964265385363">
            <text:p>1.9996426539</text:p>
          </table:table-cell>
          <table:table-cell table:formula="of:=3+STANDARDIZE([.AP86];[.CI$1];[.CI$2])" office:value-type="float" office:value="3.55147910152487">
            <text:p>3.5514791015</text:p>
          </table:table-cell>
          <table:table-cell table:formula="of:=3+STANDARDIZE([.AQ86];[.CJ$1];[.CJ$2])" office:value-type="float" office:value="2.42712463668343">
            <text:p>2.4271246367</text:p>
          </table:table-cell>
          <table:table-cell table:formula="of:=3+STANDARDIZE([.AR8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  <table:table-cell office:value-type="float" office:value="26.5763">
            <text:p>26.5763</text:p>
          </table:table-cell>
          <table:table-cell office:value-type="float" office:value="208.644">
            <text:p>208.644</text:p>
          </table:table-cell>
          <table:table-cell office:value-type="float" office:value="4068123">
            <text:p>4068123</text:p>
          </table:table-cell>
          <table:table-cell office:value-type="float" office:value="38715768">
            <text:p>38715768</text:p>
          </table:table-cell>
          <table:table-cell table:formula="of:=[.Z86]+4203" office:value-type="float" office:value="3597830">
            <text:p>3597830</text:p>
          </table:table-cell>
          <table:table-cell office:value-type="float" office:value="69765">
            <text:p>69765.0000</text:p>
          </table:table-cell>
          <table:table-cell office:value-type="float" office:value="4068123">
            <text:p>4068123</text:p>
          </table:table-cell>
          <table:table-cell office:value-type="float" office:value="419614">
            <text:p>419614</text:p>
          </table:table-cell>
          <table:table-cell office:value-type="float" office:value="404815">
            <text:p>404815</text:p>
          </table:table-cell>
          <table:table-cell office:value-type="float" office:value="4968058">
            <text:p>4968058</text:p>
          </table:table-cell>
          <table:table-cell office:value-type="float" office:value="1136">
            <text:p>1136</text:p>
          </table:table-cell>
          <table:table-cell office:value-type="float" office:value="101427">
            <text:p>101427</text:p>
          </table:table-cell>
          <table:table-cell office:value-type="float" office:value="535784">
            <text:p>535784</text:p>
          </table:table-cell>
          <table:table-cell office:value-type="float" office:value="411980">
            <text:p>411980</text:p>
          </table:table-cell>
          <table:table-cell office:value-type="float" office:value="791471">
            <text:p>791471</text:p>
          </table:table-cell>
          <table:table-cell office:value-type="float" office:value="38715768">
            <text:p>38715768</text:p>
          </table:table-cell>
          <table:table-cell office:value-type="float" office:value="346325">
            <text:p>346325</text:p>
          </table:table-cell>
          <table:table-cell office:value-type="float" office:value="640058">
            <text:p>640058</text:p>
          </table:table-cell>
          <table:table-cell office:value-type="float" office:value="19769">
            <text:p>19769</text:p>
          </table:table-cell>
          <table:table-cell office:value-type="float" office:value="3903130">
            <text:p>3903130</text:p>
          </table:table-cell>
          <table:table-cell office:value-type="float" office:value="2705439">
            <text:p>2705439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7];[.AU$1];[.AU$2])" office:value-type="float" office:value="3.55370624284955">
            <text:p>3.5537062428</text:p>
          </table:table-cell>
          <table:table-cell table:formula="of:=3+STANDARDIZE([.C87];[.AV$1];[.AV$2])" office:value-type="float" office:value="2.29248893949607">
            <text:p>2.2924889395</text:p>
          </table:table-cell>
          <table:table-cell table:formula="of:=3+STANDARDIZE([.D87];[.AW$1];[.AW$2])" office:value-type="float" office:value="2.13064257284527">
            <text:p>2.1306425728</text:p>
          </table:table-cell>
          <table:table-cell table:formula="of:=3+STANDARDIZE([.E87];[.AX$1];[.AX$2])" office:value-type="float" office:value="2.23606789251004">
            <text:p>2.2360678925</text:p>
          </table:table-cell>
          <table:table-cell table:formula="of:=3+STANDARDIZE([.F87];[.AY$1];[.AY$2])" office:value-type="float" office:value="2.17098373428893">
            <text:p>2.1709837343</text:p>
          </table:table-cell>
          <table:table-cell table:formula="of:=3+STANDARDIZE([.G87];[.AZ$1];[.AZ$2])" office:value-type="float" office:value="2.97185159744908">
            <text:p>2.9718515974</text:p>
          </table:table-cell>
          <table:table-cell table:formula="of:=3+STANDARDIZE([.H87];[.BA$1];[.BA$2])" office:value-type="float" office:value="3.90810819848309">
            <text:p>3.9081081985</text:p>
          </table:table-cell>
          <table:table-cell table:formula="of:=3+STANDARDIZE([.I87];[.BB$1];[.BB$2])" office:value-type="float" office:value="2.97537050194645">
            <text:p>2.9753705019</text:p>
          </table:table-cell>
          <table:table-cell table:formula="of:=3+STANDARDIZE([.J87];[.BC$1];[.BC$2])" office:value-type="float" office:value="3.02352423408752">
            <text:p>3.0235242341</text:p>
          </table:table-cell>
          <table:table-cell table:formula="of:=3+STANDARDIZE([.K87];[.BD$1];[.BD$2])" office:value-type="float" office:value="2.98906593461097">
            <text:p>2.9890659346</text:p>
          </table:table-cell>
          <table:table-cell table:formula="of:=3+STANDARDIZE([.L87];[.BE$1];[.BE$2])" office:value-type="float" office:value="3.09888126482804">
            <text:p>3.0988812648</text:p>
          </table:table-cell>
          <table:table-cell table:formula="of:=3+STANDARDIZE([.M87];[.BF$1];[.BF$2])" office:value-type="float" office:value="2.73915746530121">
            <text:p>2.7391574653</text:p>
          </table:table-cell>
          <table:table-cell table:formula="of:=3+STANDARDIZE([.N87];[.BG$1];[.BG$2])" office:value-type="float" office:value="2.80803946414938">
            <text:p>2.8080394641</text:p>
          </table:table-cell>
          <table:table-cell table:formula="of:=3+STANDARDIZE([.O87];[.BH$1];[.BH$2])" office:value-type="float" office:value="3.74258593752926">
            <text:p>3.7425859375</text:p>
          </table:table-cell>
          <table:table-cell table:formula="of:=3+STANDARDIZE([.P87];[.BI$1];[.BI$2])" office:value-type="float" office:value="2.49287817872325">
            <text:p>2.4928781787</text:p>
          </table:table-cell>
          <table:table-cell table:formula="of:=3+STANDARDIZE([.Q87];[.BJ$1];[.BJ$2])" office:value-type="float" office:value="3.09940024499644">
            <text:p>3.099400245</text:p>
          </table:table-cell>
          <table:table-cell table:formula="of:=3+STANDARDIZE([.R87];[.BK$1];[.BK$2])" office:value-type="float" office:value="3.28541476338764">
            <text:p>3.2854147634</text:p>
          </table:table-cell>
          <table:table-cell table:formula="of:=3+STANDARDIZE([.S87];[.BL$1];[.BL$2])" office:value-type="float" office:value="3.18229869832713">
            <text:p>3.1822986983</text:p>
          </table:table-cell>
          <table:table-cell table:formula="of:=3+STANDARDIZE([.T87];[.BM$1];[.BM$2])" office:value-type="float" office:value="3.01417261532546">
            <text:p>3.0141726153</text:p>
          </table:table-cell>
          <table:table-cell table:formula="of:=3+STANDARDIZE([.U87];[.BN$1];[.BN$2])" office:value-type="float" office:value="1.93354321073156">
            <text:p>1.9335432107</text:p>
          </table:table-cell>
          <table:table-cell table:formula="of:=3+STANDARDIZE([.V87];[.BO$1];[.BO$2])" office:value-type="float" office:value="3.30898581247599">
            <text:p>3.3089858125</text:p>
          </table:table-cell>
          <table:table-cell table:formula="of:=3+STANDARDIZE([.W87];[.BP$1];[.BP$2])" office:value-type="float" office:value="2.49551090467289">
            <text:p>2.4955109047</text:p>
          </table:table-cell>
          <table:table-cell table:formula="of:=3+STANDARDIZE([.X87];[.BQ$1];[.BQ$2])" office:value-type="float" office:value="2.73567074587458">
            <text:p>2.7356707459</text:p>
          </table:table-cell>
          <table:table-cell table:formula="of:=3+STANDARDIZE([.Y87];[.BR$1];[.BR$2])" office:value-type="float" office:value="3.46491343075336">
            <text:p>3.4649134308</text:p>
          </table:table-cell>
          <table:table-cell table:formula="of:=3+STANDARDIZE([.Z87];[.BS$1];[.BS$2])" office:value-type="float" office:value="3.55955868926131">
            <text:p>3.5595586893</text:p>
          </table:table-cell>
          <table:table-cell table:formula="of:=3+STANDARDIZE([.AA87];[.BT$1];[.BT$2])" office:value-type="float" office:value="2.88131157625211">
            <text:p>2.8813115763</text:p>
          </table:table-cell>
          <table:table-cell table:formula="of:=3+STANDARDIZE([.AB87];[.BU$1];[.BU$2])" office:value-type="float" office:value="2.73567074587458">
            <text:p>2.7356707459</text:p>
          </table:table-cell>
          <table:table-cell table:formula="of:=3+STANDARDIZE([.AC87];[.BV$1];[.BV$2])" office:value-type="float" office:value="2.67655754727127">
            <text:p>2.6765575473</text:p>
          </table:table-cell>
          <table:table-cell table:formula="of:=3+STANDARDIZE([.AD87];[.BW$1];[.BW$2])" office:value-type="float" office:value="3.22508434729958">
            <text:p>3.2250843473</text:p>
          </table:table-cell>
          <table:table-cell table:formula="of:=3+STANDARDIZE([.AE87];[.BX$1];[.BX$2])" office:value-type="float" office:value="3.47187001797348">
            <text:p>3.471870018</text:p>
          </table:table-cell>
          <table:table-cell table:formula="of:=3+STANDARDIZE([.AF87];[.BY$1];[.BY$2])" office:value-type="float" office:value="2.71628625610283">
            <text:p>2.7162862561</text:p>
          </table:table-cell>
          <table:table-cell table:formula="of:=3+STANDARDIZE([.AG87];[.BZ$1];[.BZ$2])" office:value-type="float" office:value="1.85373772548448">
            <text:p>1.8537377255</text:p>
          </table:table-cell>
          <table:table-cell table:formula="of:=3+STANDARDIZE([.AH87];[.CA$1];[.CA$2])" office:value-type="float" office:value="2.77489704327754">
            <text:p>2.7748970433</text:p>
          </table:table-cell>
          <table:table-cell table:formula="of:=3+STANDARDIZE([.AI87];[.CB$1];[.CB$2])" office:value-type="float" office:value="3.294051875769">
            <text:p>3.2940518758</text:p>
          </table:table-cell>
          <table:table-cell table:formula="of:=3+STANDARDIZE([.AJ87];[.CC$1];[.CC$2])" office:value-type="float" office:value="5.28497292619426">
            <text:p>5.2849729262</text:p>
          </table:table-cell>
          <table:table-cell table:formula="of:=3+STANDARDIZE([.AK87];[.CD$1];[.CD$2])" office:value-type="float" office:value="3.46491343075336">
            <text:p>3.4649134308</text:p>
          </table:table-cell>
          <table:table-cell table:formula="of:=3+STANDARDIZE([.AL87];[.CE$1];[.CE$2])" office:value-type="float" office:value="3.24216307007389">
            <text:p>3.2421630701</text:p>
          </table:table-cell>
          <table:table-cell table:formula="of:=3+STANDARDIZE([.AM87];[.CF$1];[.CF$2])" office:value-type="float" office:value="3.14416781351346">
            <text:p>3.1441678135</text:p>
          </table:table-cell>
          <table:table-cell table:formula="of:=3+STANDARDIZE([.AN87];[.CG$1];[.CG$2])" office:value-type="float" office:value="2.33809150356193">
            <text:p>2.3380915036</text:p>
          </table:table-cell>
          <table:table-cell table:formula="of:=3+STANDARDIZE([.AO87];[.CH$1];[.CH$2])" office:value-type="float" office:value="2.0234462251674">
            <text:p>2.0234462252</text:p>
          </table:table-cell>
          <table:table-cell table:formula="of:=3+STANDARDIZE([.AP87];[.CI$1];[.CI$2])" office:value-type="float" office:value="5.84760343466883">
            <text:p>5.8476034347</text:p>
          </table:table-cell>
          <table:table-cell table:formula="of:=3+STANDARDIZE([.AQ87];[.CJ$1];[.CJ$2])" office:value-type="float" office:value="2.32666279457788">
            <text:p>2.3266627946</text:p>
          </table:table-cell>
          <table:table-cell table:formula="of:=3+STANDARDIZE([.AR8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  <table:table-cell office:value-type="float" office:value="26.3509">
            <text:p>26.3509</text:p>
          </table:table-cell>
          <table:table-cell office:value-type="float" office:value="323.044">
            <text:p>323.044</text:p>
          </table:table-cell>
          <table:table-cell office:value-type="float" office:value="3748767">
            <text:p>3748767</text:p>
          </table:table-cell>
          <table:table-cell office:value-type="float" office:value="35699284">
            <text:p>35699284</text:p>
          </table:table-cell>
          <table:table-cell table:formula="of:=[.Z87]+4203" office:value-type="float" office:value="3602033">
            <text:p>3602033</text:p>
          </table:table-cell>
          <table:table-cell office:value-type="float" office:value="109329">
            <text:p>109329.0000</text:p>
          </table:table-cell>
          <table:table-cell office:value-type="float" office:value="3748767">
            <text:p>3748767</text:p>
          </table:table-cell>
          <table:table-cell office:value-type="float" office:value="482072">
            <text:p>482072</text:p>
          </table:table-cell>
          <table:table-cell office:value-type="float" office:value="448060">
            <text:p>448060</text:p>
          </table:table-cell>
          <table:table-cell office:value-type="float" office:value="8305478">
            <text:p>8305478</text:p>
          </table:table-cell>
          <table:table-cell office:value-type="float" office:value="1065">
            <text:p>1065</text:p>
          </table:table-cell>
          <table:table-cell office:value-type="float" office:value="253669">
            <text:p>253669</text:p>
          </table:table-cell>
          <table:table-cell office:value-type="float" office:value="557831">
            <text:p>557831</text:p>
          </table:table-cell>
          <table:table-cell office:value-type="float" office:value="290134">
            <text:p>290134</text:p>
          </table:table-cell>
          <table:table-cell office:value-type="float" office:value="609941">
            <text:p>609941</text:p>
          </table:table-cell>
          <table:table-cell office:value-type="float" office:value="35699284">
            <text:p>35699284</text:p>
          </table:table-cell>
          <table:table-cell office:value-type="float" office:value="267891">
            <text:p>267891</text:p>
          </table:table-cell>
          <table:table-cell office:value-type="float" office:value="684296">
            <text:p>684296</text:p>
          </table:table-cell>
          <table:table-cell office:value-type="float" office:value="24766">
            <text:p>24766</text:p>
          </table:table-cell>
          <table:table-cell office:value-type="float" office:value="3924724">
            <text:p>3924724</text:p>
          </table:table-cell>
          <table:table-cell office:value-type="float" office:value="1868586">
            <text:p>1868586</text:p>
          </table:table-cell>
          <table:table-cell office:value-type="float" office:value="6270">
            <text:p>62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8];[.AU$1];[.AU$2])" office:value-type="float" office:value="3.48797997165852">
            <text:p>3.4879799717</text:p>
          </table:table-cell>
          <table:table-cell table:formula="of:=3+STANDARDIZE([.C88];[.AV$1];[.AV$2])" office:value-type="float" office:value="2.17206316741047">
            <text:p>2.1720631674</text:p>
          </table:table-cell>
          <table:table-cell table:formula="of:=3+STANDARDIZE([.D88];[.AW$1];[.AW$2])" office:value-type="float" office:value="2.26158496028346">
            <text:p>2.2615849603</text:p>
          </table:table-cell>
          <table:table-cell table:formula="of:=3+STANDARDIZE([.E88];[.AX$1];[.AX$2])" office:value-type="float" office:value="2.1872986042086">
            <text:p>2.1872986042</text:p>
          </table:table-cell>
          <table:table-cell table:formula="of:=3+STANDARDIZE([.F88];[.AY$1];[.AY$2])" office:value-type="float" office:value="2.25807882835196">
            <text:p>2.2580788284</text:p>
          </table:table-cell>
          <table:table-cell table:formula="of:=3+STANDARDIZE([.G88];[.AZ$1];[.AZ$2])" office:value-type="float" office:value="2.82261509635071">
            <text:p>2.8226150964</text:p>
          </table:table-cell>
          <table:table-cell table:formula="of:=3+STANDARDIZE([.H88];[.BA$1];[.BA$2])" office:value-type="float" office:value="2.18988986387249">
            <text:p>2.1898898639</text:p>
          </table:table-cell>
          <table:table-cell table:formula="of:=3+STANDARDIZE([.I88];[.BB$1];[.BB$2])" office:value-type="float" office:value="3.03840450751755">
            <text:p>3.0384045075</text:p>
          </table:table-cell>
          <table:table-cell table:formula="of:=3+STANDARDIZE([.J88];[.BC$1];[.BC$2])" office:value-type="float" office:value="2.94436571891644">
            <text:p>2.9443657189</text:p>
          </table:table-cell>
          <table:table-cell table:formula="of:=3+STANDARDIZE([.K88];[.BD$1];[.BD$2])" office:value-type="float" office:value="2.92602926722327">
            <text:p>2.9260292672</text:p>
          </table:table-cell>
          <table:table-cell table:formula="of:=3+STANDARDIZE([.L88];[.BE$1];[.BE$2])" office:value-type="float" office:value="3.09039594194213">
            <text:p>3.0903959419</text:p>
          </table:table-cell>
          <table:table-cell table:formula="of:=3+STANDARDIZE([.M88];[.BF$1];[.BF$2])" office:value-type="float" office:value="2.53219653694912">
            <text:p>2.5321965369</text:p>
          </table:table-cell>
          <table:table-cell table:formula="of:=3+STANDARDIZE([.N88];[.BG$1];[.BG$2])" office:value-type="float" office:value="3.32929801937512">
            <text:p>3.3292980194</text:p>
          </table:table-cell>
          <table:table-cell table:formula="of:=3+STANDARDIZE([.O88];[.BH$1];[.BH$2])" office:value-type="float" office:value="3.35076004189403">
            <text:p>3.3507600419</text:p>
          </table:table-cell>
          <table:table-cell table:formula="of:=3+STANDARDIZE([.P88];[.BI$1];[.BI$2])" office:value-type="float" office:value="1.79200333589029">
            <text:p>1.7920033359</text:p>
          </table:table-cell>
          <table:table-cell table:formula="of:=3+STANDARDIZE([.Q88];[.BJ$1];[.BJ$2])" office:value-type="float" office:value="3.44251575309444">
            <text:p>3.4425157531</text:p>
          </table:table-cell>
          <table:table-cell table:formula="of:=3+STANDARDIZE([.R88];[.BK$1];[.BK$2])" office:value-type="float" office:value="3.1299875211981">
            <text:p>3.1299875212</text:p>
          </table:table-cell>
          <table:table-cell table:formula="of:=3+STANDARDIZE([.S88];[.BL$1];[.BL$2])" office:value-type="float" office:value="3.3790626192806">
            <text:p>3.3790626193</text:p>
          </table:table-cell>
          <table:table-cell table:formula="of:=3+STANDARDIZE([.T88];[.BM$1];[.BM$2])" office:value-type="float" office:value="3.20783612153331">
            <text:p>3.2078361215</text:p>
          </table:table-cell>
          <table:table-cell table:formula="of:=3+STANDARDIZE([.U88];[.BN$1];[.BN$2])" office:value-type="float" office:value="5.04627642819324">
            <text:p>5.0462764282</text:p>
          </table:table-cell>
          <table:table-cell table:formula="of:=3+STANDARDIZE([.V88];[.BO$1];[.BO$2])" office:value-type="float" office:value="2.77797737996334">
            <text:p>2.77797738</text:p>
          </table:table-cell>
          <table:table-cell table:formula="of:=3+STANDARDIZE([.W88];[.BP$1];[.BP$2])" office:value-type="float" office:value="3.97062568977993">
            <text:p>3.9706256898</text:p>
          </table:table-cell>
          <table:table-cell table:formula="of:=3+STANDARDIZE([.X88];[.BQ$1];[.BQ$2])" office:value-type="float" office:value="2.69068365294748">
            <text:p>2.6906836529</text:p>
          </table:table-cell>
          <table:table-cell table:formula="of:=3+STANDARDIZE([.Y88];[.BR$1];[.BR$2])" office:value-type="float" office:value="3.02179704778872">
            <text:p>3.0217970478</text:p>
          </table:table-cell>
          <table:table-cell table:formula="of:=3+STANDARDIZE([.Z88];[.BS$1];[.BS$2])" office:value-type="float" office:value="3.58529824790057">
            <text:p>3.5852982479</text:p>
          </table:table-cell>
          <table:table-cell table:formula="of:=3+STANDARDIZE([.AA88];[.BT$1];[.BT$2])" office:value-type="float" office:value="3.73146852962789">
            <text:p>3.7314685296</text:p>
          </table:table-cell>
          <table:table-cell table:formula="of:=3+STANDARDIZE([.AB88];[.BU$1];[.BU$2])" office:value-type="float" office:value="2.69068365294748">
            <text:p>2.6906836529</text:p>
          </table:table-cell>
          <table:table-cell table:formula="of:=3+STANDARDIZE([.AC88];[.BV$1];[.BV$2])" office:value-type="float" office:value="3.02245314368788">
            <text:p>3.0224531437</text:p>
          </table:table-cell>
          <table:table-cell table:formula="of:=3+STANDARDIZE([.AD88];[.BW$1];[.BW$2])" office:value-type="float" office:value="3.50015937903828">
            <text:p>3.500159379</text:p>
          </table:table-cell>
          <table:table-cell table:formula="of:=3+STANDARDIZE([.AE88];[.BX$1];[.BX$2])" office:value-type="float" office:value="4.48291819188953">
            <text:p>4.4829181919</text:p>
          </table:table-cell>
          <table:table-cell table:formula="of:=3+STANDARDIZE([.AF88];[.BY$1];[.BY$2])" office:value-type="float" office:value="2.71201781852772">
            <text:p>2.7120178185</text:p>
          </table:table-cell>
          <table:table-cell table:formula="of:=3+STANDARDIZE([.AG88];[.BZ$1];[.BZ$2])" office:value-type="float" office:value="3.05590129517056">
            <text:p>3.0559012952</text:p>
          </table:table-cell>
          <table:table-cell table:formula="of:=3+STANDARDIZE([.AH88];[.CA$1];[.CA$2])" office:value-type="float" office:value="2.87029781530901">
            <text:p>2.8702978153</text:p>
          </table:table-cell>
          <table:table-cell table:formula="of:=3+STANDARDIZE([.AI88];[.CB$1];[.CB$2])" office:value-type="float" office:value="2.71200576372562">
            <text:p>2.7120057637</text:p>
          </table:table-cell>
          <table:table-cell table:formula="of:=3+STANDARDIZE([.AJ88];[.CC$1];[.CC$2])" office:value-type="float" office:value="3.66723365479987">
            <text:p>3.6672336548</text:p>
          </table:table-cell>
          <table:table-cell table:formula="of:=3+STANDARDIZE([.AK88];[.CD$1];[.CD$2])" office:value-type="float" office:value="3.02179704778872">
            <text:p>3.0217970478</text:p>
          </table:table-cell>
          <table:table-cell table:formula="of:=3+STANDARDIZE([.AL88];[.CE$1];[.CE$2])" office:value-type="float" office:value="3.07444350246901">
            <text:p>3.0744435025</text:p>
          </table:table-cell>
          <table:table-cell table:formula="of:=3+STANDARDIZE([.AM88];[.CF$1];[.CF$2])" office:value-type="float" office:value="3.37039096782161">
            <text:p>3.3703909678</text:p>
          </table:table-cell>
          <table:table-cell table:formula="of:=3+STANDARDIZE([.AN88];[.CG$1];[.CG$2])" office:value-type="float" office:value="2.75788104211244">
            <text:p>2.7578810421</text:p>
          </table:table-cell>
          <table:table-cell table:formula="of:=3+STANDARDIZE([.AO88];[.CH$1];[.CH$2])" office:value-type="float" office:value="2.06682296094375">
            <text:p>2.0668229609</text:p>
          </table:table-cell>
          <table:table-cell table:formula="of:=3+STANDARDIZE([.AP88];[.CI$1];[.CI$2])" office:value-type="float" office:value="3.87457302003916">
            <text:p>3.87457302</text:p>
          </table:table-cell>
          <table:table-cell table:formula="of:=3+STANDARDIZE([.AQ88];[.CJ$1];[.CJ$2])" office:value-type="float" office:value="2.49007599121835">
            <text:p>2.4900759912</text:p>
          </table:table-cell>
          <table:table-cell table:formula="of:=3+STANDARDIZE([.AR8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  <table:table-cell office:value-type="float" office:value="26.3686">
            <text:p>26.3686</text:p>
          </table:table-cell>
          <table:table-cell office:value-type="float" office:value="351.034">
            <text:p>351.034</text:p>
          </table:table-cell>
          <table:table-cell office:value-type="float" office:value="4497475">
            <text:p>4497475</text:p>
          </table:table-cell>
          <table:table-cell office:value-type="float" office:value="37220688">
            <text:p>37220688</text:p>
          </table:table-cell>
          <table:table-cell table:style-name="ce2" office:value-type="float" office:value="3606245">
            <text:p>3606245</text:p>
          </table:table-cell>
          <table:table-cell office:value-type="float" office:value="99593">
            <text:p>99593.0000</text:p>
          </table:table-cell>
          <table:table-cell office:value-type="float" office:value="4497475">
            <text:p>4497475</text:p>
          </table:table-cell>
          <table:table-cell office:value-type="float" office:value="752956">
            <text:p>752956</text:p>
          </table:table-cell>
          <table:table-cell office:value-type="float" office:value="435665">
            <text:p>435665</text:p>
          </table:table-cell>
          <table:table-cell office:value-type="float" office:value="10763358">
            <text:p>10763358</text:p>
          </table:table-cell>
          <table:table-cell office:value-type="float" office:value="2484">
            <text:p>2484</text:p>
          </table:table-cell>
          <table:table-cell office:value-type="float" office:value="32847">
            <text:p>32847</text:p>
          </table:table-cell>
          <table:table-cell office:value-type="float" office:value="527960">
            <text:p>527960</text:p>
          </table:table-cell>
          <table:table-cell office:value-type="float" office:value="307447">
            <text:p>307447</text:p>
          </table:table-cell>
          <table:table-cell office:value-type="float" office:value="702953">
            <text:p>702953</text:p>
          </table:table-cell>
          <table:table-cell office:value-type="float" office:value="37220688">
            <text:p>37220688</text:p>
          </table:table-cell>
          <table:table-cell office:value-type="float" office:value="215472">
            <text:p>215472</text:p>
          </table:table-cell>
          <table:table-cell office:value-type="float" office:value="571096">
            <text:p>571096</text:p>
          </table:table-cell>
          <table:table-cell office:value-type="float" office:value="15085">
            <text:p>15085</text:p>
          </table:table-cell>
          <table:table-cell office:value-type="float" office:value="3785723">
            <text:p>3785723</text:p>
          </table:table-cell>
          <table:table-cell office:value-type="float" office:value="2955078">
            <text:p>2955078</text:p>
          </table:table-cell>
          <table:table-cell office:value-type="float" office:value="6817">
            <text:p>68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89];[.AU$1];[.AU$2])" office:value-type="float" office:value="3.34902560343158">
            <text:p>3.3490256034</text:p>
          </table:table-cell>
          <table:table-cell table:formula="of:=3+STANDARDIZE([.C89];[.AV$1];[.AV$2])" office:value-type="float" office:value="2.29248893949607">
            <text:p>2.2924889395</text:p>
          </table:table-cell>
          <table:table-cell table:formula="of:=3+STANDARDIZE([.D89];[.AW$1];[.AW$2])" office:value-type="float" office:value="2.11193651749696">
            <text:p>2.1119365175</text:p>
          </table:table-cell>
          <table:table-cell table:formula="of:=3+STANDARDIZE([.E89];[.AX$1];[.AX$2])" office:value-type="float" office:value="2.2005993191999">
            <text:p>2.2005993192</text:p>
          </table:table-cell>
          <table:table-cell table:formula="of:=3+STANDARDIZE([.F89];[.AY$1];[.AY$2])" office:value-type="float" office:value="2.16798045518331">
            <text:p>2.1679804552</text:p>
          </table:table-cell>
          <table:table-cell table:formula="of:=3+STANDARDIZE([.G89];[.AZ$1];[.AZ$2])" office:value-type="float" office:value="2.86525409666453">
            <text:p>2.8652540967</text:p>
          </table:table-cell>
          <table:table-cell table:formula="of:=3+STANDARDIZE([.H89];[.BA$1];[.BA$2])" office:value-type="float" office:value="3.8367742243025">
            <text:p>3.8367742243</text:p>
          </table:table-cell>
          <table:table-cell table:formula="of:=3+STANDARDIZE([.I89];[.BB$1];[.BB$2])" office:value-type="float" office:value="2.96946106392416">
            <text:p>2.9694610639</text:p>
          </table:table-cell>
          <table:table-cell table:formula="of:=3+STANDARDIZE([.J89];[.BC$1];[.BC$2])" office:value-type="float" office:value="3.03045060416499">
            <text:p>3.0304506042</text:p>
          </table:table-cell>
          <table:table-cell table:formula="of:=3+STANDARDIZE([.K89];[.BD$1];[.BD$2])" office:value-type="float" office:value="2.94484618286139">
            <text:p>2.9448461829</text:p>
          </table:table-cell>
          <table:table-cell table:formula="of:=3+STANDARDIZE([.L89];[.BE$1];[.BE$2])" office:value-type="float" office:value="3.11160924915691">
            <text:p>3.1116092492</text:p>
          </table:table-cell>
          <table:table-cell table:formula="of:=3+STANDARDIZE([.M89];[.BF$1];[.BF$2])" office:value-type="float" office:value="2.48358155377916">
            <text:p>2.4835815538</text:p>
          </table:table-cell>
          <table:table-cell table:formula="of:=3+STANDARDIZE([.N89];[.BG$1];[.BG$2])" office:value-type="float" office:value="2.63028309047793">
            <text:p>2.6302830905</text:p>
          </table:table-cell>
          <table:table-cell table:formula="of:=3+STANDARDIZE([.O89];[.BH$1];[.BH$2])" office:value-type="float" office:value="2.98620554943505">
            <text:p>2.9862055494</text:p>
          </table:table-cell>
          <table:table-cell table:formula="of:=3+STANDARDIZE([.P89];[.BI$1];[.BI$2])" office:value-type="float" office:value="1.74871056596572">
            <text:p>1.748710566</text:p>
          </table:table-cell>
          <table:table-cell table:formula="of:=3+STANDARDIZE([.Q89];[.BJ$1];[.BJ$2])" office:value-type="float" office:value="3.54569903995">
            <text:p>3.54569904</text:p>
          </table:table-cell>
          <table:table-cell table:formula="of:=3+STANDARDIZE([.R89];[.BK$1];[.BK$2])" office:value-type="float" office:value="3.45964368810011">
            <text:p>3.4596436881</text:p>
          </table:table-cell>
          <table:table-cell table:formula="of:=3+STANDARDIZE([.S89];[.BL$1];[.BL$2])" office:value-type="float" office:value="3.51704331884923">
            <text:p>3.5170433188</text:p>
          </table:table-cell>
          <table:table-cell table:formula="of:=3+STANDARDIZE([.T89];[.BM$1];[.BM$2])" office:value-type="float" office:value="3.40787013781378">
            <text:p>3.4078701378</text:p>
          </table:table-cell>
          <table:table-cell table:formula="of:=3+STANDARDIZE([.U89];[.BN$1];[.BN$2])" office:value-type="float" office:value="3.4899098194624">
            <text:p>3.4899098195</text:p>
          </table:table-cell>
          <table:table-cell table:formula="of:=3+STANDARDIZE([.V89];[.BO$1];[.BO$2])" office:value-type="float" office:value="2.81967591259633">
            <text:p>2.8196759126</text:p>
          </table:table-cell>
          <table:table-cell table:formula="of:=3+STANDARDIZE([.W89];[.BP$1];[.BP$2])" office:value-type="float" office:value="4.33153882645079">
            <text:p>4.3315388265</text:p>
          </table:table-cell>
          <table:table-cell table:formula="of:=3+STANDARDIZE([.X89];[.BQ$1];[.BQ$2])" office:value-type="float" office:value="2.79615277321221">
            <text:p>2.7961527732</text:p>
          </table:table-cell>
          <table:table-cell table:formula="of:=3+STANDARDIZE([.Y89];[.BR$1];[.BR$2])" office:value-type="float" office:value="3.24528871474533">
            <text:p>3.2452887147</text:p>
          </table:table-cell>
          <table:table-cell table:formula="of:=3+STANDARDIZE([.Z89];[.BS$1];[.BS$2])" office:value-type="float" office:value="3.61109292336775">
            <text:p>3.6110929234</text:p>
          </table:table-cell>
          <table:table-cell table:formula="of:=3+STANDARDIZE([.AA89];[.BT$1];[.BT$2])" office:value-type="float" office:value="3.5222599536986">
            <text:p>3.5222599537</text:p>
          </table:table-cell>
          <table:table-cell table:formula="of:=3+STANDARDIZE([.AB89];[.BU$1];[.BU$2])" office:value-type="float" office:value="2.79615277321221">
            <text:p>2.7961527732</text:p>
          </table:table-cell>
          <table:table-cell table:formula="of:=3+STANDARDIZE([.AC89];[.BV$1];[.BV$2])" office:value-type="float" office:value="4.5226225813855">
            <text:p>4.5226225814</text:p>
          </table:table-cell>
          <table:table-cell table:formula="of:=3+STANDARDIZE([.AD89];[.BW$1];[.BW$2])" office:value-type="float" office:value="3.42131662222475">
            <text:p>3.4213166222</text:p>
          </table:table-cell>
          <table:table-cell table:formula="of:=3+STANDARDIZE([.AE89];[.BX$1];[.BX$2])" office:value-type="float" office:value="5.2275158408833">
            <text:p>5.2275158409</text:p>
          </table:table-cell>
          <table:table-cell table:formula="of:=3+STANDARDIZE([.AF89];[.BY$1];[.BY$2])" office:value-type="float" office:value="2.79732645119083">
            <text:p>2.7973264512</text:p>
          </table:table-cell>
          <table:table-cell table:formula="of:=3+STANDARDIZE([.AG89];[.BZ$1];[.BZ$2])" office:value-type="float" office:value="1.31220268516006">
            <text:p>1.3122026852</text:p>
          </table:table-cell>
          <table:table-cell table:formula="of:=3+STANDARDIZE([.AH89];[.CA$1];[.CA$2])" office:value-type="float" office:value="2.7410413876158">
            <text:p>2.7410413876</text:p>
          </table:table-cell>
          <table:table-cell table:formula="of:=3+STANDARDIZE([.AI89];[.CB$1];[.CB$2])" office:value-type="float" office:value="2.79470822698093">
            <text:p>2.794708227</text:p>
          </table:table-cell>
          <table:table-cell table:formula="of:=3+STANDARDIZE([.AJ89];[.CC$1];[.CC$2])" office:value-type="float" office:value="4.49612786022561">
            <text:p>4.4961278602</text:p>
          </table:table-cell>
          <table:table-cell table:formula="of:=3+STANDARDIZE([.AK89];[.CD$1];[.CD$2])" office:value-type="float" office:value="3.24528871474533">
            <text:p>3.2452887147</text:p>
          </table:table-cell>
          <table:table-cell table:formula="of:=3+STANDARDIZE([.AL89];[.CE$1];[.CE$2])" office:value-type="float" office:value="2.9623531843126">
            <text:p>2.9623531843</text:p>
          </table:table-cell>
          <table:table-cell table:formula="of:=3+STANDARDIZE([.AM89];[.CF$1];[.CF$2])" office:value-type="float" office:value="2.79151169959785">
            <text:p>2.7915116996</text:p>
          </table:table-cell>
          <table:table-cell table:formula="of:=3+STANDARDIZE([.AN89];[.CG$1];[.CG$2])" office:value-type="float" office:value="1.9445965668858">
            <text:p>1.9445965669</text:p>
          </table:table-cell>
          <table:table-cell table:formula="of:=3+STANDARDIZE([.AO89];[.CH$1];[.CH$2])" office:value-type="float" office:value="1.78760606506306">
            <text:p>1.7876060651</text:p>
          </table:table-cell>
          <table:table-cell table:formula="of:=3+STANDARDIZE([.AP89];[.CI$1];[.CI$2])" office:value-type="float" office:value="6.43617196424062">
            <text:p>6.4361719642</text:p>
          </table:table-cell>
          <table:table-cell table:formula="of:=3+STANDARDIZE([.AQ89];[.CJ$1];[.CJ$2])" office:value-type="float" office:value="2.50625756590379">
            <text:p>2.5062575659</text:p>
          </table:table-cell>
          <table:table-cell table:formula="of:=3+STANDARDIZE([.AR8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  <table:table-cell office:value-type="float" office:value="25.6009">
            <text:p>25.6009</text:p>
          </table:table-cell>
          <table:table-cell office:value-type="float" office:value="268.804">
            <text:p>268.804</text:p>
          </table:table-cell>
          <table:table-cell office:value-type="float" office:value="4180707">
            <text:p>4180707</text:p>
          </table:table-cell>
          <table:table-cell office:value-type="float" office:value="35291288">
            <text:p>35291288</text:p>
          </table:table-cell>
          <table:table-cell table:formula="of:=[.Z89]+1238" office:value-type="float" office:value="3607483">
            <text:p>3607483</text:p>
          </table:table-cell>
          <table:table-cell office:value-type="float" office:value="118148">
            <text:p>118148.0000</text:p>
          </table:table-cell>
          <table:table-cell office:value-type="float" office:value="4180707">
            <text:p>4180707</text:p>
          </table:table-cell>
          <table:table-cell office:value-type="float" office:value="538514">
            <text:p>538514</text:p>
          </table:table-cell>
          <table:table-cell office:value-type="float" office:value="250240">
            <text:p>250240</text:p>
          </table:table-cell>
          <table:table-cell office:value-type="float" office:value="6937744">
            <text:p>6937744</text:p>
          </table:table-cell>
          <table:table-cell office:value-type="float" office:value="4140">
            <text:p>4140</text:p>
          </table:table-cell>
          <table:table-cell office:value-type="float" office:value="69121">
            <text:p>69121</text:p>
          </table:table-cell>
          <table:table-cell office:value-type="float" office:value="385135">
            <text:p>385135</text:p>
          </table:table-cell>
          <table:table-cell office:value-type="float" office:value="230136">
            <text:p>230136</text:p>
          </table:table-cell>
          <table:table-cell office:value-type="float" office:value="715105">
            <text:p>715105</text:p>
          </table:table-cell>
          <table:table-cell office:value-type="float" office:value="35291288">
            <text:p>35291288</text:p>
          </table:table-cell>
          <table:table-cell office:value-type="float" office:value="314572">
            <text:p>314572</text:p>
          </table:table-cell>
          <table:table-cell office:value-type="float" office:value="518412">
            <text:p>518412</text:p>
          </table:table-cell>
          <table:table-cell office:value-type="float" office:value="10677">
            <text:p>10677</text:p>
          </table:table-cell>
          <table:table-cell office:value-type="float" office:value="3849064">
            <text:p>3849064</text:p>
          </table:table-cell>
          <table:table-cell office:value-type="float" office:value="1787777">
            <text:p>1787777</text:p>
          </table:table-cell>
          <table:table-cell office:value-type="float" office:value="5568">
            <text:p>556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0];[.AU$1];[.AU$2])" office:value-type="float" office:value="3.71575038258813">
            <text:p>3.7157503826</text:p>
          </table:table-cell>
          <table:table-cell table:formula="of:=3+STANDARDIZE([.C90];[.AV$1];[.AV$2])" office:value-type="float" office:value="2.26933013717192">
            <text:p>2.2693301372</text:p>
          </table:table-cell>
          <table:table-cell table:formula="of:=3+STANDARDIZE([.D90];[.AW$1];[.AW$2])" office:value-type="float" office:value="2.28964404330593">
            <text:p>2.2896440433</text:p>
          </table:table-cell>
          <table:table-cell table:formula="of:=3+STANDARDIZE([.E90];[.AX$1];[.AX$2])" office:value-type="float" office:value="2.20503289086367">
            <text:p>2.2050328909</text:p>
          </table:table-cell>
          <table:table-cell table:formula="of:=3+STANDARDIZE([.F90];[.AY$1];[.AY$2])" office:value-type="float" office:value="2.27309522388007">
            <text:p>2.2730952239</text:p>
          </table:table-cell>
          <table:table-cell table:formula="of:=3+STANDARDIZE([.G90];[.AZ$1];[.AZ$2])" office:value-type="float" office:value="3.16639203638088">
            <text:p>3.1663920364</text:p>
          </table:table-cell>
          <table:table-cell table:formula="of:=3+STANDARDIZE([.H90];[.BA$1];[.BA$2])" office:value-type="float" office:value="2.82879415435946">
            <text:p>2.8287941544</text:p>
          </table:table-cell>
          <table:table-cell table:formula="of:=3+STANDARDIZE([.I90];[.BB$1];[.BB$2])" office:value-type="float" office:value="2.59618156218283">
            <text:p>2.5961815622</text:p>
          </table:table-cell>
          <table:table-cell table:formula="of:=3+STANDARDIZE([.J90];[.BC$1];[.BC$2])" office:value-type="float" office:value="2.9691027549074">
            <text:p>2.9691027549</text:p>
          </table:table-cell>
          <table:table-cell table:formula="of:=3+STANDARDIZE([.K90];[.BD$1];[.BD$2])" office:value-type="float" office:value="2.86017006248985">
            <text:p>2.8601700625</text:p>
          </table:table-cell>
          <table:table-cell table:formula="of:=3+STANDARDIZE([.L90];[.BE$1];[.BE$2])" office:value-type="float" office:value="2.70855641207616">
            <text:p>2.7085564121</text:p>
          </table:table-cell>
          <table:table-cell table:formula="of:=3+STANDARDIZE([.M90];[.BF$1];[.BF$2])" office:value-type="float" office:value="2.6085915105019">
            <text:p>2.6085915105</text:p>
          </table:table-cell>
          <table:table-cell table:formula="of:=3+STANDARDIZE([.N90];[.BG$1];[.BG$2])" office:value-type="float" office:value="0.981232407701587">
            <text:p>0.9812324077</text:p>
          </table:table-cell>
          <table:table-cell table:formula="of:=3+STANDARDIZE([.O90];[.BH$1];[.BH$2])" office:value-type="float" office:value="2.33289502334519">
            <text:p>2.3328950233</text:p>
          </table:table-cell>
          <table:table-cell table:formula="of:=3+STANDARDIZE([.P90];[.BI$1];[.BI$2])" office:value-type="float" office:value="0.508431211369843">
            <text:p>0.5084312114</text:p>
          </table:table-cell>
          <table:table-cell table:formula="of:=3+STANDARDIZE([.Q90];[.BJ$1];[.BJ$2])" office:value-type="float" office:value="3.56558979404263">
            <text:p>3.565589794</text:p>
          </table:table-cell>
          <table:table-cell table:formula="of:=3+STANDARDIZE([.R90];[.BK$1];[.BK$2])" office:value-type="float" office:value="3.57746756524379">
            <text:p>3.5774675652</text:p>
          </table:table-cell>
          <table:table-cell table:formula="of:=3+STANDARDIZE([.S90];[.BL$1];[.BL$2])" office:value-type="float" office:value="3.51064849141824">
            <text:p>3.5106484914</text:p>
          </table:table-cell>
          <table:table-cell table:formula="of:=3+STANDARDIZE([.T90];[.BM$1];[.BM$2])" office:value-type="float" office:value="3.56840699164397">
            <text:p>3.5684069916</text:p>
          </table:table-cell>
          <table:table-cell table:formula="of:=3+STANDARDIZE([.U90];[.BN$1];[.BN$2])" office:value-type="float" office:value="2.99357422670085">
            <text:p>2.9935742267</text:p>
          </table:table-cell>
          <table:table-cell table:formula="of:=3+STANDARDIZE([.V90];[.BO$1];[.BO$2])" office:value-type="float" office:value="1.01109040398958">
            <text:p>1.011090404</text:p>
          </table:table-cell>
          <table:table-cell table:formula="of:=3+STANDARDIZE([.W90];[.BP$1];[.BP$2])" office:value-type="float" office:value="3.27123560285506">
            <text:p>3.2712356029</text:p>
          </table:table-cell>
          <table:table-cell table:formula="of:=3+STANDARDIZE([.X90];[.BQ$1];[.BQ$2])" office:value-type="float" office:value="2.75153024708985">
            <text:p>2.7515302471</text:p>
          </table:table-cell>
          <table:table-cell table:formula="of:=3+STANDARDIZE([.Y90];[.BR$1];[.BR$2])" office:value-type="float" office:value="2.9618631274417">
            <text:p>2.9618631274</text:p>
          </table:table-cell>
          <table:table-cell table:formula="of:=3+STANDARDIZE([.Z90];[.BS$1];[.BS$2])" office:value-type="float" office:value="3.61867454925293">
            <text:p>3.6186745493</text:p>
          </table:table-cell>
          <table:table-cell table:formula="of:=3+STANDARDIZE([.AA90];[.BT$1];[.BT$2])" office:value-type="float" office:value="3.92097247694922">
            <text:p>3.9209724769</text:p>
          </table:table-cell>
          <table:table-cell table:formula="of:=3+STANDARDIZE([.AB90];[.BU$1];[.BU$2])" office:value-type="float" office:value="2.75153024708985">
            <text:p>2.7515302471</text:p>
          </table:table-cell>
          <table:table-cell table:formula="of:=3+STANDARDIZE([.AC90];[.BV$1];[.BV$2])" office:value-type="float" office:value="3.33503182460861">
            <text:p>3.3350318246</text:p>
          </table:table-cell>
          <table:table-cell table:formula="of:=3+STANDARDIZE([.AD90];[.BW$1];[.BW$2])" office:value-type="float" office:value="2.24185569587142">
            <text:p>2.2418556959</text:p>
          </table:table-cell>
          <table:table-cell table:formula="of:=3+STANDARDIZE([.AE90];[.BX$1];[.BX$2])" office:value-type="float" office:value="4.06857269054331">
            <text:p>4.0685726905</text:p>
          </table:table-cell>
          <table:table-cell table:formula="of:=3+STANDARDIZE([.AF90];[.BY$1];[.BY$2])" office:value-type="float" office:value="2.89688324871733">
            <text:p>2.8968832487</text:p>
          </table:table-cell>
          <table:table-cell table:formula="of:=3+STANDARDIZE([.AG90];[.BZ$1];[.BZ$2])" office:value-type="float" office:value="1.59863666084872">
            <text:p>1.5986366608</text:p>
          </table:table-cell>
          <table:table-cell table:formula="of:=3+STANDARDIZE([.AH90];[.CA$1];[.CA$2])" office:value-type="float" office:value="2.12301556707807">
            <text:p>2.1230155671</text:p>
          </table:table-cell>
          <table:table-cell table:formula="of:=3+STANDARDIZE([.AI90];[.CB$1];[.CB$2])" office:value-type="float" office:value="2.4254013398596">
            <text:p>2.4254013399</text:p>
          </table:table-cell>
          <table:table-cell table:formula="of:=3+STANDARDIZE([.AJ90];[.CC$1];[.CC$2])" office:value-type="float" office:value="4.60442272953638">
            <text:p>4.6044227295</text:p>
          </table:table-cell>
          <table:table-cell table:formula="of:=3+STANDARDIZE([.AK90];[.CD$1];[.CD$2])" office:value-type="float" office:value="2.9618631274417">
            <text:p>2.9618631274</text:p>
          </table:table-cell>
          <table:table-cell table:formula="of:=3+STANDARDIZE([.AL90];[.CE$1];[.CE$2])" office:value-type="float" office:value="3.17426395195984">
            <text:p>3.174263952</text:p>
          </table:table-cell>
          <table:table-cell table:formula="of:=3+STANDARDIZE([.AM90];[.CF$1];[.CF$2])" office:value-type="float" office:value="2.5220976062489">
            <text:p>2.5220976062</text:p>
          </table:table-cell>
          <table:table-cell table:formula="of:=3+STANDARDIZE([.AN90];[.CG$1];[.CG$2])" office:value-type="float" office:value="1.57428792451424">
            <text:p>1.5742879245</text:p>
          </table:table-cell>
          <table:table-cell table:formula="of:=3+STANDARDIZE([.AO90];[.CH$1];[.CH$2])" office:value-type="float" office:value="1.91484167777073">
            <text:p>1.9148416778</text:p>
          </table:table-cell>
          <table:table-cell table:formula="of:=3+STANDARDIZE([.AP90];[.CI$1];[.CI$2])" office:value-type="float" office:value="3.68405136955119">
            <text:p>3.6840513696</text:p>
          </table:table-cell>
          <table:table-cell table:formula="of:=3+STANDARDIZE([.AQ90];[.CJ$1];[.CJ$2])" office:value-type="float" office:value="2.46930914399865">
            <text:p>2.469309144</text:p>
          </table:table-cell>
          <table:table-cell table:formula="of:=3+STANDARDIZE([.AR9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  <table:table-cell office:value-type="float" office:value="26.0123">
            <text:p>26.0123</text:p>
          </table:table-cell>
          <table:table-cell office:value-type="float" office:value="140.807">
            <text:p>140.807</text:p>
          </table:table-cell>
          <table:table-cell office:value-type="float" office:value="3483958">
            <text:p>3483958</text:p>
          </table:table-cell>
          <table:table-cell office:value-type="float" office:value="34614408">
            <text:p>34614408</text:p>
          </table:table-cell>
          <table:table-cell table:formula="of:=[.Z90]+1238" office:value-type="float" office:value="3608721">
            <text:p>3608721</text:p>
          </table:table-cell>
          <table:table-cell office:value-type="float" office:value="68422">
            <text:p>68422.0000</text:p>
          </table:table-cell>
          <table:table-cell office:value-type="float" office:value="3483958">
            <text:p>3483958</text:p>
          </table:table-cell>
          <table:table-cell office:value-type="float" office:value="568913">
            <text:p>568913</text:p>
          </table:table-cell>
          <table:table-cell office:value-type="float" office:value="578561">
            <text:p>578561</text:p>
          </table:table-cell>
          <table:table-cell office:value-type="float" office:value="7175571">
            <text:p>7175571</text:p>
          </table:table-cell>
          <table:table-cell office:value-type="float" office:value="520">
            <text:p>520</text:p>
          </table:table-cell>
          <table:table-cell office:value-type="float" office:value="129358">
            <text:p>129358</text:p>
          </table:table-cell>
          <table:table-cell office:value-type="float" office:value="387222">
            <text:p>387222</text:p>
          </table:table-cell>
          <table:table-cell office:value-type="float" office:value="248033">
            <text:p>248033</text:p>
          </table:table-cell>
          <table:table-cell office:value-type="float" office:value="712228">
            <text:p>712228</text:p>
          </table:table-cell>
          <table:table-cell office:value-type="float" office:value="34614408">
            <text:p>34614408</text:p>
          </table:table-cell>
          <table:table-cell office:value-type="float" office:value="343600">
            <text:p>343600</text:p>
          </table:table-cell>
          <table:table-cell office:value-type="float" office:value="606968">
            <text:p>606968</text:p>
          </table:table-cell>
          <table:table-cell office:value-type="float" office:value="22938">
            <text:p>22938</text:p>
          </table:table-cell>
          <table:table-cell office:value-type="float" office:value="3603512">
            <text:p>3603512</text:p>
          </table:table-cell>
          <table:table-cell office:value-type="float" office:value="1533384">
            <text:p>153338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1];[.AU$1];[.AU$2])" office:value-type="float" office:value="3.77299131446153">
            <text:p>3.7729913145</text:p>
          </table:table-cell>
          <table:table-cell table:formula="of:=3+STANDARDIZE([.C91];[.AV$1];[.AV$2])" office:value-type="float" office:value="2.40365119065202">
            <text:p>2.4036511907</text:p>
          </table:table-cell>
          <table:table-cell table:formula="of:=3+STANDARDIZE([.D91];[.AW$1];[.AW$2])" office:value-type="float" office:value="2.30367358481717">
            <text:p>2.3036735848</text:p>
          </table:table-cell>
          <table:table-cell table:formula="of:=3+STANDARDIZE([.E91];[.AX$1];[.AX$2])" office:value-type="float" office:value="2.354887613099">
            <text:p>2.3548876131</text:p>
          </table:table-cell>
          <table:table-cell table:formula="of:=3+STANDARDIZE([.F91];[.AY$1];[.AY$2])" office:value-type="float" office:value="2.39823185328097">
            <text:p>2.3982318533</text:p>
          </table:table-cell>
          <table:table-cell table:formula="of:=3+STANDARDIZE([.G91];[.AZ$1];[.AZ$2])" office:value-type="float" office:value="3.19837128661625">
            <text:p>3.1983712866</text:p>
          </table:table-cell>
          <table:table-cell table:formula="of:=3+STANDARDIZE([.H91];[.BA$1];[.BA$2])" office:value-type="float" office:value="3.87605960138746">
            <text:p>3.8760596014</text:p>
          </table:table-cell>
          <table:table-cell table:formula="of:=3+STANDARDIZE([.I91];[.BB$1];[.BB$2])" office:value-type="float" office:value="2.54102680730812">
            <text:p>2.5410268073</text:p>
          </table:table-cell>
          <table:table-cell table:formula="of:=3+STANDARDIZE([.J91];[.BC$1];[.BC$2])" office:value-type="float" office:value="2.60695254799971">
            <text:p>2.606952548</text:p>
          </table:table-cell>
          <table:table-cell table:formula="of:=3+STANDARDIZE([.K91];[.BD$1];[.BD$2])" office:value-type="float" office:value="2.60143747246569">
            <text:p>2.6014374725</text:p>
          </table:table-cell>
          <table:table-cell table:formula="of:=3+STANDARDIZE([.L91];[.BE$1];[.BE$2])" office:value-type="float" office:value="2.57597324198381">
            <text:p>2.575973242</text:p>
          </table:table-cell>
          <table:table-cell table:formula="of:=3+STANDARDIZE([.M91];[.BF$1];[.BF$2])" office:value-type="float" office:value="2.501638547528">
            <text:p>2.5016385475</text:p>
          </table:table-cell>
          <table:table-cell table:formula="of:=3+STANDARDIZE([.N91];[.BG$1];[.BG$2])" office:value-type="float" office:value="2.63388626021452">
            <text:p>2.6338862602</text:p>
          </table:table-cell>
          <table:table-cell table:formula="of:=3+STANDARDIZE([.O91];[.BH$1];[.BH$2])" office:value-type="float" office:value="1.78786800986691">
            <text:p>1.7878680099</text:p>
          </table:table-cell>
          <table:table-cell table:formula="of:=3+STANDARDIZE([.P91];[.BI$1];[.BI$2])" office:value-type="float" office:value="0.364512003242208">
            <text:p>0.3645120032</text:p>
          </table:table-cell>
          <table:table-cell table:formula="of:=3+STANDARDIZE([.Q91];[.BJ$1];[.BJ$2])" office:value-type="float" office:value="3.26673121380076">
            <text:p>3.2667312138</text:p>
          </table:table-cell>
          <table:table-cell table:formula="of:=3+STANDARDIZE([.R91];[.BK$1];[.BK$2])" office:value-type="float" office:value="3.59250891126213">
            <text:p>3.5925089113</text:p>
          </table:table-cell>
          <table:table-cell table:formula="of:=3+STANDARDIZE([.S91];[.BL$1];[.BL$2])" office:value-type="float" office:value="3.50081029537056">
            <text:p>3.5008102954</text:p>
          </table:table-cell>
          <table:table-cell table:formula="of:=3+STANDARDIZE([.T91];[.BM$1];[.BM$2])" office:value-type="float" office:value="3.34926144514562">
            <text:p>3.3492614451</text:p>
          </table:table-cell>
          <table:table-cell table:formula="of:=3+STANDARDIZE([.U91];[.BN$1];[.BN$2])" office:value-type="float" office:value="1.13231575384506">
            <text:p>1.1323157538</text:p>
          </table:table-cell>
          <table:table-cell table:formula="of:=3+STANDARDIZE([.V91];[.BO$1];[.BO$2])" office:value-type="float" office:value="1.98028680654372">
            <text:p>1.9802868065</text:p>
          </table:table-cell>
          <table:table-cell table:formula="of:=3+STANDARDIZE([.W91];[.BP$1];[.BP$2])" office:value-type="float" office:value="1.62079620469644">
            <text:p>1.6207962047</text:p>
          </table:table-cell>
          <table:table-cell table:formula="of:=3+STANDARDIZE([.X91];[.BQ$1];[.BQ$2])" office:value-type="float" office:value="2.65338049568433">
            <text:p>2.6533804957</text:p>
          </table:table-cell>
          <table:table-cell table:formula="of:=3+STANDARDIZE([.Y91];[.BR$1];[.BR$2])" office:value-type="float" office:value="2.86243060358243">
            <text:p>2.8624306036</text:p>
          </table:table-cell>
          <table:table-cell table:formula="of:=3+STANDARDIZE([.Z91];[.BS$1];[.BS$2])" office:value-type="float" office:value="3.62625617513811">
            <text:p>3.6262561751</text:p>
          </table:table-cell>
          <table:table-cell table:formula="of:=3+STANDARDIZE([.AA91];[.BT$1];[.BT$2])" office:value-type="float" office:value="2.85245299804001">
            <text:p>2.852452998</text:p>
          </table:table-cell>
          <table:table-cell table:formula="of:=3+STANDARDIZE([.AB91];[.BU$1];[.BU$2])" office:value-type="float" office:value="2.65338049568433">
            <text:p>2.6533804957</text:p>
          </table:table-cell>
          <table:table-cell table:formula="of:=3+STANDARDIZE([.AC91];[.BV$1];[.BV$2])" office:value-type="float" office:value="3.50338304039311">
            <text:p>3.5033830404</text:p>
          </table:table-cell>
          <table:table-cell table:formula="of:=3+STANDARDIZE([.AD91];[.BW$1];[.BW$2])" office:value-type="float" office:value="4.3302568866561">
            <text:p>4.3302568867</text:p>
          </table:table-cell>
          <table:table-cell table:formula="of:=3+STANDARDIZE([.AE91];[.BX$1];[.BX$2])" office:value-type="float" office:value="4.14062072586938">
            <text:p>4.1406207259</text:p>
          </table:table-cell>
          <table:table-cell table:formula="of:=3+STANDARDIZE([.AF91];[.BY$1];[.BY$2])" office:value-type="float" office:value="2.67925305122582">
            <text:p>2.6792530512</text:p>
          </table:table-cell>
          <table:table-cell table:formula="of:=3+STANDARDIZE([.AG91];[.BZ$1];[.BZ$2])" office:value-type="float" office:value="2.07429204469273">
            <text:p>2.0742920447</text:p>
          </table:table-cell>
          <table:table-cell table:formula="of:=3+STANDARDIZE([.AH91];[.CA$1];[.CA$2])" office:value-type="float" office:value="2.13204633821381">
            <text:p>2.1320463382</text:p>
          </table:table-cell>
          <table:table-cell table:formula="of:=3+STANDARDIZE([.AI91];[.CB$1];[.CB$2])" office:value-type="float" office:value="2.51089351249752">
            <text:p>2.5108935125</text:p>
          </table:table-cell>
          <table:table-cell table:formula="of:=3+STANDARDIZE([.AJ91];[.CC$1];[.CC$2])" office:value-type="float" office:value="4.57878379446338">
            <text:p>4.5787837945</text:p>
          </table:table-cell>
          <table:table-cell table:formula="of:=3+STANDARDIZE([.AK91];[.CD$1];[.CD$2])" office:value-type="float" office:value="2.86243060358243">
            <text:p>2.8624306036</text:p>
          </table:table-cell>
          <table:table-cell table:formula="of:=3+STANDARDIZE([.AL91];[.CE$1];[.CE$2])" office:value-type="float" office:value="3.23633605855181">
            <text:p>3.2363360586</text:p>
          </table:table-cell>
          <table:table-cell table:formula="of:=3+STANDARDIZE([.AM91];[.CF$1];[.CF$2])" office:value-type="float" office:value="2.97495301682155">
            <text:p>2.9749530168</text:p>
          </table:table-cell>
          <table:table-cell table:formula="of:=3+STANDARDIZE([.AN91];[.CG$1];[.CG$2])" office:value-type="float" office:value="2.60431384650101">
            <text:p>2.6043138465</text:p>
          </table:table-cell>
          <table:table-cell table:formula="of:=3+STANDARDIZE([.AO91];[.CH$1];[.CH$2])" office:value-type="float" office:value="1.42159150534539">
            <text:p>1.4215915053</text:p>
          </table:table-cell>
          <table:table-cell table:formula="of:=3+STANDARDIZE([.AP91];[.CI$1];[.CI$2])" office:value-type="float" office:value="3.08427443588555">
            <text:p>3.0842744359</text:p>
          </table:table-cell>
          <table:table-cell table:formula="of:=3+STANDARDIZE([.AQ91];[.CJ$1];[.CJ$2])" office:value-type="float" office:value="2.32417787268835">
            <text:p>2.3241778727</text:p>
          </table:table-cell>
          <table:table-cell table:formula="of:=3+STANDARDIZE([.AR9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  <table:table-cell office:value-type="float" office:value="26.4182">
            <text:p>26.4182</text:p>
          </table:table-cell>
          <table:table-cell office:value-type="float" office:value="181.671">
            <text:p>181.671</text:p>
          </table:table-cell>
          <table:table-cell office:value-type="float" office:value="3667608">
            <text:p>3667608</text:p>
          </table:table-cell>
          <table:table-cell office:value-type="float" office:value="38361608">
            <text:p>38361608</text:p>
          </table:table-cell>
          <table:table-cell table:formula="of:=[.Z91]+1238" office:value-type="float" office:value="3609959">
            <text:p>3609959</text:p>
          </table:table-cell>
          <table:table-cell office:value-type="float" office:value="105429">
            <text:p>105429.0000</text:p>
          </table:table-cell>
          <table:table-cell office:value-type="float" office:value="3667608">
            <text:p>3667608</text:p>
          </table:table-cell>
          <table:table-cell office:value-type="float" office:value="699801">
            <text:p>699801</text:p>
          </table:table-cell>
          <table:table-cell office:value-type="float" office:value="440150">
            <text:p>440150</text:p>
          </table:table-cell>
          <table:table-cell office:value-type="float" office:value="7726359">
            <text:p>7726359</text:p>
          </table:table-cell>
          <table:table-cell office:value-type="float" office:value="1581">
            <text:p>1581</text:p>
          </table:table-cell>
          <table:table-cell office:value-type="float" office:value="92925">
            <text:p>92925</text:p>
          </table:table-cell>
          <table:table-cell office:value-type="float" office:value="560167">
            <text:p>560167</text:p>
          </table:table-cell>
          <table:table-cell office:value-type="float" office:value="419166">
            <text:p>419166</text:p>
          </table:table-cell>
          <table:table-cell office:value-type="float" office:value="571264">
            <text:p>571264</text:p>
          </table:table-cell>
          <table:table-cell office:value-type="float" office:value="38361608">
            <text:p>38361608</text:p>
          </table:table-cell>
          <table:table-cell office:value-type="float" office:value="253948">
            <text:p>253948</text:p>
          </table:table-cell>
          <table:table-cell office:value-type="float" office:value="606361">
            <text:p>606361</text:p>
          </table:table-cell>
          <table:table-cell office:value-type="float" office:value="43208">
            <text:p>43208</text:p>
          </table:table-cell>
          <table:table-cell office:value-type="float" office:value="3921096">
            <text:p>3921096</text:p>
          </table:table-cell>
          <table:table-cell office:value-type="float" office:value="1229887">
            <text:p>1229887</text:p>
          </table:table-cell>
          <table:table-cell office:value-type="float" office:value="7019">
            <text:p>70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2];[.AU$1];[.AU$2])" office:value-type="float" office:value="4.10375570808623">
            <text:p>4.1037557081</text:p>
          </table:table-cell>
          <table:table-cell table:formula="of:=3+STANDARDIZE([.C92];[.AV$1];[.AV$2])" office:value-type="float" office:value="2.28693082693828">
            <text:p>2.2869308269</text:p>
          </table:table-cell>
          <table:table-cell table:formula="of:=3+STANDARDIZE([.D92];[.AW$1];[.AW$2])" office:value-type="float" office:value="2.41590991690704">
            <text:p>2.4159099169</text:p>
          </table:table-cell>
          <table:table-cell table:formula="of:=3+STANDARDIZE([.E92];[.AX$1];[.AX$2])" office:value-type="float" office:value="2.32030575412161">
            <text:p>2.3203057541</text:p>
          </table:table-cell>
          <table:table-cell table:formula="of:=3+STANDARDIZE([.F92];[.AY$1];[.AY$2])" office:value-type="float" office:value="2.37320452740079">
            <text:p>2.3732045274</text:p>
          </table:table-cell>
          <table:table-cell table:formula="of:=3+STANDARDIZE([.G92];[.AZ$1];[.AZ$2])" office:value-type="float" office:value="2.71601759556616">
            <text:p>2.7160175956</text:p>
          </table:table-cell>
          <table:table-cell table:formula="of:=3+STANDARDIZE([.H92];[.BA$1];[.BA$2])" office:value-type="float" office:value="2.26535914090412">
            <text:p>2.2653591409</text:p>
          </table:table-cell>
          <table:table-cell table:formula="of:=3+STANDARDIZE([.I92];[.BB$1];[.BB$2])" office:value-type="float" office:value="2.60997025090151">
            <text:p>2.6099702509</text:p>
          </table:table-cell>
          <table:table-cell table:formula="of:=3+STANDARDIZE([.J92];[.BC$1];[.BC$2])" office:value-type="float" office:value="2.55846795745742">
            <text:p>2.5584679575</text:p>
          </table:table-cell>
          <table:table-cell table:formula="of:=3+STANDARDIZE([.K92];[.BD$1];[.BD$2])" office:value-type="float" office:value="2.62495861701334">
            <text:p>2.624958617</text:p>
          </table:table-cell>
          <table:table-cell table:formula="of:=3+STANDARDIZE([.L92];[.BE$1];[.BE$2])" office:value-type="float" office:value="2.63430983682444">
            <text:p>2.6343098368</text:p>
          </table:table-cell>
          <table:table-cell table:formula="of:=3+STANDARDIZE([.M92];[.BF$1];[.BF$2])" office:value-type="float" office:value="2.60025751338705">
            <text:p>2.6002575134</text:p>
          </table:table-cell>
          <table:table-cell table:formula="of:=3+STANDARDIZE([.N92];[.BG$1];[.BG$2])" office:value-type="float" office:value="3.45060473384009">
            <text:p>3.4506047338</text:p>
          </table:table-cell>
          <table:table-cell table:formula="of:=3+STANDARDIZE([.O92];[.BH$1];[.BH$2])" office:value-type="float" office:value="2.09587444573985">
            <text:p>2.0958744457</text:p>
          </table:table-cell>
          <table:table-cell table:formula="of:=3+STANDARDIZE([.P92];[.BI$1];[.BI$2])" office:value-type="float" office:value="4.89153164751716">
            <text:p>4.8915316475</text:p>
          </table:table-cell>
          <table:table-cell table:formula="of:=3+STANDARDIZE([.Q92];[.BJ$1];[.BJ$2])" office:value-type="float" office:value="3.14291126957409">
            <text:p>3.1429112696</text:p>
          </table:table-cell>
          <table:table-cell table:formula="of:=3+STANDARDIZE([.R92];[.BK$1];[.BK$2])" office:value-type="float" office:value="3.28666820888917">
            <text:p>3.2866682089</text:p>
          </table:table-cell>
          <table:table-cell table:formula="of:=3+STANDARDIZE([.S92];[.BL$1];[.BL$2])" office:value-type="float" office:value="3.21304306097611">
            <text:p>3.213043061</text:p>
          </table:table-cell>
          <table:table-cell table:formula="of:=3+STANDARDIZE([.T92];[.BM$1];[.BM$2])" office:value-type="float" office:value="3.18362818325733">
            <text:p>3.1836281833</text:p>
          </table:table-cell>
          <table:table-cell table:formula="of:=3+STANDARDIZE([.U92];[.BN$1];[.BN$2])" office:value-type="float" office:value="2.11789643090013">
            <text:p>2.1178964309</text:p>
          </table:table-cell>
          <table:table-cell table:formula="of:=3+STANDARDIZE([.V92];[.BO$1];[.BO$2])" office:value-type="float" office:value="2.93652603794072">
            <text:p>2.9365260379</text:p>
          </table:table-cell>
          <table:table-cell table:formula="of:=3+STANDARDIZE([.W92];[.BP$1];[.BP$2])" office:value-type="float" office:value="2.14771133213188">
            <text:p>2.1477113321</text:p>
          </table:table-cell>
          <table:table-cell table:formula="of:=3+STANDARDIZE([.X92];[.BQ$1];[.BQ$2])" office:value-type="float" office:value="2.67925093374111">
            <text:p>2.6792509337</text:p>
          </table:table-cell>
          <table:table-cell table:formula="of:=3+STANDARDIZE([.Y92];[.BR$1];[.BR$2])" office:value-type="float" office:value="3.41288792748838">
            <text:p>3.4128879275</text:p>
          </table:table-cell>
          <table:table-cell table:formula="of:=3+STANDARDIZE([.Z92];[.BS$1];[.BS$2])" office:value-type="float" office:value="3.63383780102329">
            <text:p>3.633837801</text:p>
          </table:table-cell>
          <table:table-cell table:formula="of:=3+STANDARDIZE([.AA92];[.BT$1];[.BT$2])" office:value-type="float" office:value="3.64766476564635">
            <text:p>3.6476647656</text:p>
          </table:table-cell>
          <table:table-cell table:formula="of:=3+STANDARDIZE([.AB92];[.BU$1];[.BU$2])" office:value-type="float" office:value="2.67925093374111">
            <text:p>2.6792509337</text:p>
          </table:table-cell>
          <table:table-cell table:formula="of:=3+STANDARDIZE([.AC92];[.BV$1];[.BV$2])" office:value-type="float" office:value="4.22824747447326">
            <text:p>4.2282474745</text:p>
          </table:table-cell>
          <table:table-cell table:formula="of:=3+STANDARDIZE([.AD92];[.BW$1];[.BW$2])" office:value-type="float" office:value="3.44984504209636">
            <text:p>3.4498450421</text:p>
          </table:table-cell>
          <table:table-cell table:formula="of:=3+STANDARDIZE([.AE92];[.BX$1];[.BX$2])" office:value-type="float" office:value="4.30747811918963">
            <text:p>4.3074781192</text:p>
          </table:table-cell>
          <table:table-cell table:formula="of:=3+STANDARDIZE([.AF92];[.BY$1];[.BY$2])" office:value-type="float" office:value="2.74303913949612">
            <text:p>2.7430391395</text:p>
          </table:table-cell>
          <table:table-cell table:formula="of:=3+STANDARDIZE([.AG92];[.BZ$1];[.BZ$2])" office:value-type="float" office:value="1.78660254157025">
            <text:p>1.7866025416</text:p>
          </table:table-cell>
          <table:table-cell table:formula="of:=3+STANDARDIZE([.AH92];[.CA$1];[.CA$2])" office:value-type="float" office:value="2.88040604787878">
            <text:p>2.8804060479</text:p>
          </table:table-cell>
          <table:table-cell table:formula="of:=3+STANDARDIZE([.AI92];[.CB$1];[.CB$2])" office:value-type="float" office:value="3.32837867649404">
            <text:p>3.3283786765</text:p>
          </table:table-cell>
          <table:table-cell table:formula="of:=3+STANDARDIZE([.AJ92];[.CC$1];[.CC$2])" office:value-type="float" office:value="3.3225561811056">
            <text:p>3.3225561811</text:p>
          </table:table-cell>
          <table:table-cell table:formula="of:=3+STANDARDIZE([.AK92];[.CD$1];[.CD$2])" office:value-type="float" office:value="3.41288792748838">
            <text:p>3.4128879275</text:p>
          </table:table-cell>
          <table:table-cell table:formula="of:=3+STANDARDIZE([.AL92];[.CE$1];[.CE$2])" office:value-type="float" office:value="3.0446284486516">
            <text:p>3.0446284487</text:p>
          </table:table-cell>
          <table:table-cell table:formula="of:=3+STANDARDIZE([.AM92];[.CF$1];[.CF$2])" office:value-type="float" office:value="2.9718489557278">
            <text:p>2.9718489557</text:p>
          </table:table-cell>
          <table:table-cell table:formula="of:=3+STANDARDIZE([.AN92];[.CG$1];[.CG$2])" office:value-type="float" office:value="4.30716234488382">
            <text:p>4.3071623449</text:p>
          </table:table-cell>
          <table:table-cell table:formula="of:=3+STANDARDIZE([.AO92];[.CH$1];[.CH$2])" office:value-type="float" office:value="2.05953525151536">
            <text:p>2.0595352515</text:p>
          </table:table-cell>
          <table:table-cell table:formula="of:=3+STANDARDIZE([.AP92];[.CI$1];[.CI$2])" office:value-type="float" office:value="2.36872605194135">
            <text:p>2.3687260519</text:p>
          </table:table-cell>
          <table:table-cell table:formula="of:=3+STANDARDIZE([.AQ92];[.CJ$1];[.CJ$2])" office:value-type="float" office:value="2.51223321140005">
            <text:p>2.5122332114</text:p>
          </table:table-cell>
          <table:table-cell table:formula="of:=3+STANDARDIZE([.AR9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  <table:table-cell office:value-type="float" office:value="26.8454">
            <text:p>26.8454</text:p>
          </table:table-cell>
          <table:table-cell office:value-type="float" office:value="323.188">
            <text:p>323.188</text:p>
          </table:table-cell>
          <table:table-cell office:value-type="float" office:value="2887307">
            <text:p>2887307</text:p>
          </table:table-cell>
          <table:table-cell office:value-type="float" office:value="39569344">
            <text:p>39569344</text:p>
          </table:table-cell>
          <table:table-cell table:formula="of:=[.Z92]+1238" office:value-type="float" office:value="3611197">
            <text:p>3611197</text:p>
          </table:table-cell>
          <table:table-cell office:value-type="float" office:value="75906">
            <text:p>75906.0000</text:p>
          </table:table-cell>
          <table:table-cell office:value-type="float" office:value="2887307">
            <text:p>2887307</text:p>
          </table:table-cell>
          <table:table-cell office:value-type="float" office:value="622967">
            <text:p>622967</text:p>
          </table:table-cell>
          <table:table-cell office:value-type="float" office:value="379010">
            <text:p>379010</text:p>
          </table:table-cell>
          <table:table-cell office:value-type="float" office:value="7534691">
            <text:p>7534691</text:p>
          </table:table-cell>
          <table:table-cell office:value-type="float" office:value="3837">
            <text:p>3837</text:p>
          </table:table-cell>
          <table:table-cell office:value-type="float" office:value="89849">
            <text:p>89849</text:p>
          </table:table-cell>
          <table:table-cell office:value-type="float" office:value="661831">
            <text:p>661831</text:p>
          </table:table-cell>
          <table:table-cell office:value-type="float" office:value="208854">
            <text:p>208854</text:p>
          </table:table-cell>
          <table:table-cell office:value-type="float" office:value="685476">
            <text:p>685476</text:p>
          </table:table-cell>
          <table:table-cell office:value-type="float" office:value="39569344">
            <text:p>39569344</text:p>
          </table:table-cell>
          <table:table-cell office:value-type="float" office:value="229412">
            <text:p>229412</text:p>
          </table:table-cell>
          <table:table-cell office:value-type="float" office:value="704790">
            <text:p>704790</text:p>
          </table:table-cell>
          <table:table-cell office:value-type="float" office:value="30165">
            <text:p>30165</text:p>
          </table:table-cell>
          <table:table-cell office:value-type="float" office:value="3867722">
            <text:p>3867722</text:p>
          </table:table-cell>
          <table:table-cell office:value-type="float" office:value="1299784">
            <text:p>129978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3];[.AU$1];[.AU$2])" office:value-type="float" office:value="3.40491107504229">
            <text:p>3.404911075</text:p>
          </table:table-cell>
          <table:table-cell table:formula="of:=3+STANDARDIZE([.C93];[.AV$1];[.AV$2])" office:value-type="float" office:value="2.37586062786304">
            <text:p>2.3758606279</text:p>
          </table:table-cell>
          <table:table-cell table:formula="of:=3+STANDARDIZE([.D93];[.AW$1];[.AW$2])" office:value-type="float" office:value="2.29899707098009">
            <text:p>2.298997071</text:p>
          </table:table-cell>
          <table:table-cell table:formula="of:=3+STANDARDIZE([.E93];[.AX$1];[.AX$2])" office:value-type="float" office:value="2.28040360914771">
            <text:p>2.2804036091</text:p>
          </table:table-cell>
          <table:table-cell table:formula="of:=3+STANDARDIZE([.F93];[.AY$1];[.AY$2])" office:value-type="float" office:value="2.32314987564043">
            <text:p>2.3231498756</text:p>
          </table:table-cell>
          <table:table-cell table:formula="of:=3+STANDARDIZE([.G93];[.AZ$1];[.AZ$2])" office:value-type="float" office:value="2.85192940906646">
            <text:p>2.8519294091</text:p>
          </table:table-cell>
          <table:table-cell table:formula="of:=3+STANDARDIZE([.H93];[.BA$1];[.BA$2])" office:value-type="float" office:value="3.5669457132716">
            <text:p>3.5669457133</text:p>
          </table:table-cell>
          <table:table-cell table:formula="of:=3+STANDARDIZE([.I93];[.BB$1];[.BB$2])" office:value-type="float" office:value="2.47208336371474">
            <text:p>2.4720833637</text:p>
          </table:table-cell>
          <table:table-cell table:formula="of:=3+STANDARDIZE([.J93];[.BC$1];[.BC$2])" office:value-type="float" office:value="2.60794202943935">
            <text:p>2.6079420294</text:p>
          </table:table-cell>
          <table:table-cell table:formula="of:=3+STANDARDIZE([.K93];[.BD$1];[.BD$2])" office:value-type="float" office:value="2.51487966053034">
            <text:p>2.5148796605</text:p>
          </table:table-cell>
          <table:table-cell table:formula="of:=3+STANDARDIZE([.L93];[.BE$1];[.BE$2])" office:value-type="float" office:value="2.41369144179077">
            <text:p>2.4136914418</text:p>
          </table:table-cell>
          <table:table-cell table:formula="of:=3+STANDARDIZE([.M93];[.BF$1];[.BF$2])" office:value-type="float" office:value="2.47385855714517">
            <text:p>2.4738585571</text:p>
          </table:table-cell>
          <table:table-cell table:formula="of:=3+STANDARDIZE([.N93];[.BG$1];[.BG$2])" office:value-type="float" office:value="2.10542136551561">
            <text:p>2.1054213655</text:p>
          </table:table-cell>
          <table:table-cell table:formula="of:=3+STANDARDIZE([.O93];[.BH$1];[.BH$2])" office:value-type="float" office:value="2.01726863658478">
            <text:p>2.0172686366</text:p>
          </table:table-cell>
          <table:table-cell table:formula="of:=3+STANDARDIZE([.P93];[.BI$1];[.BI$2])" office:value-type="float" office:value="2.56542282021848">
            <text:p>2.5654228202</text:p>
          </table:table-cell>
          <table:table-cell table:formula="of:=3+STANDARDIZE([.Q93];[.BJ$1];[.BJ$2])" office:value-type="float" office:value="3.24311094331575">
            <text:p>3.2431109433</text:p>
          </table:table-cell>
          <table:table-cell table:formula="of:=3+STANDARDIZE([.R93];[.BK$1];[.BK$2])" office:value-type="float" office:value="3.11795444438343">
            <text:p>3.1179544444</text:p>
          </table:table-cell>
          <table:table-cell table:formula="of:=3+STANDARDIZE([.S93];[.BL$1];[.BL$2])" office:value-type="float" office:value="3.2073860982487">
            <text:p>3.2073860982</text:p>
          </table:table-cell>
          <table:table-cell table:formula="of:=3+STANDARDIZE([.T93];[.BM$1];[.BM$2])" office:value-type="float" office:value="3.18541192607766">
            <text:p>3.1854119261</text:p>
          </table:table-cell>
          <table:table-cell table:formula="of:=3+STANDARDIZE([.U93];[.BN$1];[.BN$2])" office:value-type="float" office:value="3.50409083639844">
            <text:p>3.5040908364</text:p>
          </table:table-cell>
          <table:table-cell table:formula="of:=3+STANDARDIZE([.V93];[.BO$1];[.BO$2])" office:value-type="float" office:value="3.94294485945538">
            <text:p>3.9429448595</text:p>
          </table:table-cell>
          <table:table-cell table:formula="of:=3+STANDARDIZE([.W93];[.BP$1];[.BP$2])" office:value-type="float" office:value="3.97248247762132">
            <text:p>3.9724824776</text:p>
          </table:table-cell>
          <table:table-cell table:formula="of:=3+STANDARDIZE([.X93];[.BQ$1];[.BQ$2])" office:value-type="float" office:value="2.56933136561617">
            <text:p>2.5693313656</text:p>
          </table:table-cell>
          <table:table-cell table:formula="of:=3+STANDARDIZE([.Y93];[.BR$1];[.BR$2])" office:value-type="float" office:value="3.59030229729647">
            <text:p>3.5903022973</text:p>
          </table:table-cell>
          <table:table-cell table:formula="of:=3+STANDARDIZE([.Z93];[.BS$1];[.BS$2])" office:value-type="float" office:value="3.64141942690847">
            <text:p>3.6414194269</text:p>
          </table:table-cell>
          <table:table-cell table:formula="of:=3+STANDARDIZE([.AA93];[.BT$1];[.BT$2])" office:value-type="float" office:value="3.01327027230611">
            <text:p>3.0132702723</text:p>
          </table:table-cell>
          <table:table-cell table:formula="of:=3+STANDARDIZE([.AB93];[.BU$1];[.BU$2])" office:value-type="float" office:value="2.56933136561617">
            <text:p>2.5693313656</text:p>
          </table:table-cell>
          <table:table-cell table:formula="of:=3+STANDARDIZE([.AC93];[.BV$1];[.BV$2])" office:value-type="float" office:value="3.80273685525596">
            <text:p>3.8027368553</text:p>
          </table:table-cell>
          <table:table-cell table:formula="of:=3+STANDARDIZE([.AD93];[.BW$1];[.BW$2])" office:value-type="float" office:value="3.06094256919766">
            <text:p>3.0609425692</text:p>
          </table:table-cell>
          <table:table-cell table:formula="of:=3+STANDARDIZE([.AE93];[.BX$1];[.BX$2])" office:value-type="float" office:value="4.24941363183169">
            <text:p>4.2494136318</text:p>
          </table:table-cell>
          <table:table-cell table:formula="of:=3+STANDARDIZE([.AF93];[.BY$1];[.BY$2])" office:value-type="float" office:value="2.87866724047426">
            <text:p>2.8786672405</text:p>
          </table:table-cell>
          <table:table-cell table:formula="of:=3+STANDARDIZE([.AG93];[.BZ$1];[.BZ$2])" office:value-type="float" office:value="1.76231321838509">
            <text:p>1.7623132184</text:p>
          </table:table-cell>
          <table:table-cell table:formula="of:=3+STANDARDIZE([.AH93];[.CA$1];[.CA$2])" office:value-type="float" office:value="3.32032186807236">
            <text:p>3.3203218681</text:p>
          </table:table-cell>
          <table:table-cell table:formula="of:=3+STANDARDIZE([.AI93];[.CB$1];[.CB$2])" office:value-type="float" office:value="2.32373936198173">
            <text:p>2.323739362</text:p>
          </table:table-cell>
          <table:table-cell table:formula="of:=3+STANDARDIZE([.AJ93];[.CC$1];[.CC$2])" office:value-type="float" office:value="4.34037823621768">
            <text:p>4.3403782362</text:p>
          </table:table-cell>
          <table:table-cell table:formula="of:=3+STANDARDIZE([.AK93];[.CD$1];[.CD$2])" office:value-type="float" office:value="3.59030229729647">
            <text:p>3.5903022973</text:p>
          </table:table-cell>
          <table:table-cell table:formula="of:=3+STANDARDIZE([.AL93];[.CE$1];[.CE$2])" office:value-type="float" office:value="2.99216182307146">
            <text:p>2.9921618231</text:p>
          </table:table-cell>
          <table:table-cell table:formula="of:=3+STANDARDIZE([.AM93];[.CF$1];[.CF$2])" office:value-type="float" office:value="3.47519266148749">
            <text:p>3.4751926615</text:p>
          </table:table-cell>
          <table:table-cell table:formula="of:=3+STANDARDIZE([.AN93];[.CG$1];[.CG$2])" office:value-type="float" office:value="3.21144192236744">
            <text:p>3.2114419224</text:p>
          </table:table-cell>
          <table:table-cell table:formula="of:=3+STANDARDIZE([.AO93];[.CH$1];[.CH$2])" office:value-type="float" office:value="1.9523207523338">
            <text:p>1.9523207523</text:p>
          </table:table-cell>
          <table:table-cell table:formula="of:=3+STANDARDIZE([.AP93];[.CI$1];[.CI$2])" office:value-type="float" office:value="2.53352071347852">
            <text:p>2.5335207135</text:p>
          </table:table-cell>
          <table:table-cell table:formula="of:=3+STANDARDIZE([.AQ93];[.CJ$1];[.CJ$2])" office:value-type="float" office:value="2.32207752204362">
            <text:p>2.322077522</text:p>
          </table:table-cell>
          <table:table-cell table:formula="of:=3+STANDARDIZE([.AR9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  <table:table-cell office:value-type="float" office:value="26.6872">
            <text:p>26.6872</text:p>
          </table:table-cell>
          <table:table-cell office:value-type="float" office:value="232.117">
            <text:p>232.117</text:p>
          </table:table-cell>
          <table:table-cell office:value-type="float" office:value="4239001">
            <text:p>4239001</text:p>
          </table:table-cell>
          <table:table-cell office:value-type="float" office:value="40827844">
            <text:p>40827844</text:p>
          </table:table-cell>
          <table:table-cell table:formula="of:=[.Z93]+1238" office:value-type="float" office:value="3612435">
            <text:p>3612435</text:p>
          </table:table-cell>
          <table:table-cell office:value-type="float" office:value="61211">
            <text:p>61211.0000</text:p>
          </table:table-cell>
          <table:table-cell office:value-type="float" office:value="4239001">
            <text:p>4239001</text:p>
          </table:table-cell>
          <table:table-cell office:value-type="float" office:value="801395">
            <text:p>801395</text:p>
          </table:table-cell>
          <table:table-cell office:value-type="float" office:value="436000">
            <text:p>436000</text:p>
          </table:table-cell>
          <table:table-cell office:value-type="float" office:value="5234167">
            <text:p>5234167</text:p>
          </table:table-cell>
          <table:table-cell office:value-type="float" office:value="4430">
            <text:p>4430</text:p>
          </table:table-cell>
          <table:table-cell office:value-type="float" office:value="257406">
            <text:p>257406</text:p>
          </table:table-cell>
          <table:table-cell office:value-type="float" office:value="557808">
            <text:p>557808</text:p>
          </table:table-cell>
          <table:table-cell office:value-type="float" office:value="340174">
            <text:p>340174</text:p>
          </table:table-cell>
          <table:table-cell office:value-type="float" office:value="662140">
            <text:p>662140</text:p>
          </table:table-cell>
          <table:table-cell office:value-type="float" office:value="40827844">
            <text:p>40827844</text:p>
          </table:table-cell>
          <table:table-cell office:value-type="float" office:value="284270">
            <text:p>284270</text:p>
          </table:table-cell>
          <table:table-cell office:value-type="float" office:value="632688">
            <text:p>632688</text:p>
          </table:table-cell>
          <table:table-cell office:value-type="float" office:value="19015">
            <text:p>19015</text:p>
          </table:table-cell>
          <table:table-cell office:value-type="float" office:value="4043759">
            <text:p>4043759</text:p>
          </table:table-cell>
          <table:table-cell office:value-type="float" office:value="1356891">
            <text:p>1356891</text:p>
          </table:table-cell>
          <table:table-cell office:value-type="float" office:value="4065">
            <text:p>4065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3+STANDARDIZE([.B94];[.AU$1];[.AU$2])" office:value-type="float" office:value="2.94484539243027">
            <text:p>2.9448453924</text:p>
          </table:table-cell>
          <table:table-cell table:formula="of:=3+STANDARDIZE([.C94];[.AV$1];[.AV$2])" office:value-type="float" office:value="2.47127489343856">
            <text:p>2.4712748934</text:p>
          </table:table-cell>
          <table:table-cell table:formula="of:=3+STANDARDIZE([.D94];[.AW$1];[.AW$2])" office:value-type="float" office:value="2.40188037539581">
            <text:p>2.4018803754</text:p>
          </table:table-cell>
          <table:table-cell table:formula="of:=3+STANDARDIZE([.E94];[.AX$1];[.AX$2])" office:value-type="float" office:value="2.37794218575058">
            <text:p>2.3779421858</text:p>
          </table:table-cell>
          <table:table-cell table:formula="of:=3+STANDARDIZE([.F94];[.AY$1];[.AY$2])" office:value-type="float" office:value="2.47831929609755">
            <text:p>2.4783192961</text:p>
          </table:table-cell>
          <table:table-cell table:formula="of:=3+STANDARDIZE([.G94];[.AZ$1];[.AZ$2])" office:value-type="float" office:value="2.78264103355651">
            <text:p>2.7826410336</text:p>
          </table:table-cell>
          <table:table-cell table:formula="of:=3+STANDARDIZE([.H94];[.BA$1];[.BA$2])" office:value-type="float" office:value="3.57521631897369">
            <text:p>3.575216319</text:p>
          </table:table-cell>
          <table:table-cell table:formula="of:=3+STANDARDIZE([.I94];[.BB$1];[.BB$2])" office:value-type="float" office:value="2.40806445180659">
            <text:p>2.4080644518</text:p>
          </table:table-cell>
          <table:table-cell table:formula="of:=3+STANDARDIZE([.J94];[.BC$1];[.BC$2])" office:value-type="float" office:value="2.44368811045936">
            <text:p>2.4436881105</text:p>
          </table:table-cell>
          <table:table-cell table:formula="of:=3+STANDARDIZE([.K94];[.BD$1];[.BD$2])" office:value-type="float" office:value="2.35117249447869">
            <text:p>2.3511724945</text:p>
          </table:table-cell>
          <table:table-cell table:formula="of:=3+STANDARDIZE([.L94];[.BE$1];[.BE$2])" office:value-type="float" office:value="2.45399672549885">
            <text:p>2.4539967255</text:p>
          </table:table-cell>
          <table:table-cell table:formula="of:=3+STANDARDIZE([.M94];[.BF$1];[.BF$2])" office:value-type="float" office:value="2.48080355474088">
            <text:p>2.4808035547</text:p>
          </table:table-cell>
          <table:table-cell table:formula="of:=3+STANDARDIZE([.N94];[.BG$1];[.BG$2])" office:value-type="float" office:value="2.54741018653651">
            <text:p>2.5474101865</text:p>
          </table:table-cell>
          <table:table-cell table:formula="of:=3+STANDARDIZE([.O94];[.BH$1];[.BH$2])" office:value-type="float" office:value="2.20616320858498">
            <text:p>2.2061632086</text:p>
          </table:table-cell>
          <table:table-cell table:formula="of:=3+STANDARDIZE([.P94];[.BI$1];[.BI$2])" office:value-type="float" office:value="4.02801639875135">
            <text:p>4.0280163988</text:p>
          </table:table-cell>
          <table:table-cell table:formula="of:=3+STANDARDIZE([.Q94];[.BJ$1];[.BJ$2])" office:value-type="float" office:value="3.29955095805361">
            <text:p>3.2995509581</text:p>
          </table:table-cell>
          <table:table-cell table:formula="of:=3+STANDARDIZE([.R94];[.BK$1];[.BK$2])" office:value-type="float" office:value="3.25157173484637">
            <text:p>3.2515717348</text:p>
          </table:table-cell>
          <table:table-cell table:formula="of:=3+STANDARDIZE([.S94];[.BL$1];[.BL$2])" office:value-type="float" office:value="3.21550260998803">
            <text:p>3.21550261</text:p>
          </table:table-cell>
          <table:table-cell table:formula="of:=3+STANDARDIZE([.T94];[.BM$1];[.BM$2])" office:value-type="float" office:value="3.23102477819767">
            <text:p>3.2310247782</text:p>
          </table:table-cell>
          <table:table-cell table:formula="of:=3+STANDARDIZE([.U94];[.BN$1];[.BN$2])" office:value-type="float" office:value="3.22401575191157">
            <text:p>3.2240157519</text:p>
          </table:table-cell>
          <table:table-cell table:formula="of:=3+STANDARDIZE([.V94];[.BO$1];[.BO$2])" office:value-type="float" office:value="3.57024949998998">
            <text:p>3.5702495</text:p>
          </table:table-cell>
          <table:table-cell table:formula="of:=3+STANDARDIZE([.W94];[.BP$1];[.BP$2])" office:value-type="float" office:value="2.79818021718004">
            <text:p>2.7981802172</text:p>
          </table:table-cell>
          <table:table-cell table:formula="of:=3+STANDARDIZE([.X94];[.BQ$1];[.BQ$2])" office:value-type="float" office:value="2.75974201575896">
            <text:p>2.7597420158</text:p>
          </table:table-cell>
          <table:table-cell table:formula="of:=3+STANDARDIZE([.Y94];[.BR$1];[.BR$2])" office:value-type="float" office:value="3.7751738125974">
            <text:p>3.7751738126</text:p>
          </table:table-cell>
          <table:table-cell table:formula="of:=3+STANDARDIZE([.Z94];[.BS$1];[.BS$2])" office:value-type="float" office:value="3.64900105279365">
            <text:p>3.6490010528</text:p>
          </table:table-cell>
          <table:table-cell table:formula="of:=3+STANDARDIZE([.AA94];[.BT$1];[.BT$2])" office:value-type="float" office:value="2.6975019872526">
            <text:p>2.6975019873</text:p>
          </table:table-cell>
          <table:table-cell table:formula="of:=3+STANDARDIZE([.AB94];[.BU$1];[.BU$2])" office:value-type="float" office:value="2.75974201575896">
            <text:p>2.7597420158</text:p>
          </table:table-cell>
          <table:table-cell table:formula="of:=3+STANDARDIZE([.AC94];[.BV$1];[.BV$2])" office:value-type="float" office:value="4.79088023924877">
            <text:p>4.7908802392</text:p>
          </table:table-cell>
          <table:table-cell table:formula="of:=3+STANDARDIZE([.AD94];[.BW$1];[.BW$2])" office:value-type="float" office:value="3.42344750754403">
            <text:p>3.4234475075</text:p>
          </table:table-cell>
          <table:table-cell table:formula="of:=3+STANDARDIZE([.AE94];[.BX$1];[.BX$2])" office:value-type="float" office:value="3.55248588847004">
            <text:p>3.5524858885</text:p>
          </table:table-cell>
          <table:table-cell table:formula="of:=3+STANDARDIZE([.AF94];[.BY$1];[.BY$2])" office:value-type="float" office:value="2.91431771205229">
            <text:p>2.9143177121</text:p>
          </table:table-cell>
          <table:table-cell table:formula="of:=3+STANDARDIZE([.AG94];[.BZ$1];[.BZ$2])" office:value-type="float" office:value="3.08541013806487">
            <text:p>3.0854101381</text:p>
          </table:table-cell>
          <table:table-cell table:formula="of:=3+STANDARDIZE([.AH94];[.CA$1];[.CA$2])" office:value-type="float" office:value="2.87019829075888">
            <text:p>2.8701982908</text:p>
          </table:table-cell>
          <table:table-cell table:formula="of:=3+STANDARDIZE([.AI94];[.CB$1];[.CB$2])" office:value-type="float" office:value="2.95104182109846">
            <text:p>2.9510418211</text:p>
          </table:table-cell>
          <table:table-cell table:formula="of:=3+STANDARDIZE([.AJ94];[.CC$1];[.CC$2])" office:value-type="float" office:value="4.13241501450634">
            <text:p>4.1324150145</text:p>
          </table:table-cell>
          <table:table-cell table:formula="of:=3+STANDARDIZE([.AK94];[.CD$1];[.CD$2])" office:value-type="float" office:value="3.7751738125974">
            <text:p>3.7751738126</text:p>
          </table:table-cell>
          <table:table-cell table:formula="of:=3+STANDARDIZE([.AL94];[.CE$1];[.CE$2])" office:value-type="float" office:value="3.10946758383424">
            <text:p>3.1094675838</text:p>
          </table:table-cell>
          <table:table-cell table:formula="of:=3+STANDARDIZE([.AM94];[.CF$1];[.CF$2])" office:value-type="float" office:value="3.10647929578546">
            <text:p>3.1064792958</text:p>
          </table:table-cell>
          <table:table-cell table:formula="of:=3+STANDARDIZE([.AN94];[.CG$1];[.CG$2])" office:value-type="float" office:value="2.27474923578785">
            <text:p>2.2747492358</text:p>
          </table:table-cell>
          <table:table-cell table:formula="of:=3+STANDARDIZE([.AO94];[.CH$1];[.CH$2])" office:value-type="float" office:value="2.30593335008597">
            <text:p>2.3059333501</text:p>
          </table:table-cell>
          <table:table-cell table:formula="of:=3+STANDARDIZE([.AP94];[.CI$1];[.CI$2])" office:value-type="float" office:value="2.66816066564247">
            <text:p>2.6681606656</text:p>
          </table:table-cell>
          <table:table-cell table:formula="of:=3+STANDARDIZE([.AQ94];[.CJ$1];[.CJ$2])" office:value-type="float" office:value="2.42484679161802">
            <text:p>2.4248467916</text:p>
          </table:table-cell>
          <table:table-cell table:formula="of:=3+STANDARDIZE([.AR9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  <table:table-cell office:value-type="float" office:value="26.734">
            <text:p>26.734</text:p>
          </table:table-cell>
          <table:table-cell office:value-type="float" office:value="209.128">
            <text:p>209.128</text:p>
          </table:table-cell>
          <table:table-cell office:value-type="float" office:value="4402947">
            <text:p>4402947</text:p>
          </table:table-cell>
          <table:table-cell office:value-type="float" office:value="42039700">
            <text:p>42039700</text:p>
          </table:table-cell>
          <table:table-cell table:formula="of:=[.Z94]+1238" office:value-type="float" office:value="3613673">
            <text:p>3613673</text:p>
          </table:table-cell>
          <table:table-cell office:value-type="float" office:value="45013">
            <text:p>45013.0000</text:p>
          </table:table-cell>
          <table:table-cell office:value-type="float" office:value="4402947">
            <text:p>4402947</text:p>
          </table:table-cell>
          <table:table-cell office:value-type="float" office:value="708552">
            <text:p>708552</text:p>
          </table:table-cell>
          <table:table-cell office:value-type="float" office:value="444583">
            <text:p>444583</text:p>
          </table:table-cell>
          <table:table-cell office:value-type="float" office:value="5284000">
            <text:p>5284000</text:p>
          </table:table-cell>
          <table:table-cell office:value-type="float" office:value="1139">
            <text:p>1139</text:p>
          </table:table-cell>
          <table:table-cell office:value-type="float" office:value="124646">
            <text:p>124646</text:p>
          </table:table-cell>
          <table:table-cell office:value-type="float" office:value="674755">
            <text:p>674755</text:p>
          </table:table-cell>
          <table:table-cell office:value-type="float" office:value="392703">
            <text:p>392703</text:p>
          </table:table-cell>
          <table:table-cell office:value-type="float" office:value="681555">
            <text:p>681555</text:p>
          </table:table-cell>
          <table:table-cell office:value-type="float" office:value="42039700">
            <text:p>42039700</text:p>
          </table:table-cell>
          <table:table-cell office:value-type="float" office:value="218686">
            <text:p>218686</text:p>
          </table:table-cell>
          <table:table-cell office:value-type="float" office:value="555865">
            <text:p>555865</text:p>
          </table:table-cell>
          <table:table-cell office:value-type="float" office:value="40872">
            <text:p>40872</text:p>
          </table:table-cell>
          <table:table-cell office:value-type="float" office:value="4041351">
            <text:p>4041351</text:p>
          </table:table-cell>
          <table:table-cell office:value-type="float" office:value="1509887">
            <text:p>1509887</text:p>
          </table:table-cell>
          <table:table-cell office:value-type="float" office:value="788">
            <text:p>788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3+STANDARDIZE([.B95];[.AU$1];[.AU$2])" office:value-type="float" office:value="2.88492637582652">
            <text:p>2.8849263758</text:p>
          </table:table-cell>
          <table:table-cell table:formula="of:=3+STANDARDIZE([.C95];[.AV$1];[.AV$2])" office:value-type="float" office:value="2.25543485577743">
            <text:p>2.2554348558</text:p>
          </table:table-cell>
          <table:table-cell table:formula="of:=3+STANDARDIZE([.D95];[.AW$1];[.AW$2])" office:value-type="float" office:value="2.4673515691149">
            <text:p>2.4673515691</text:p>
          </table:table-cell>
          <table:table-cell table:formula="of:=3+STANDARDIZE([.E95];[.AX$1];[.AX$2])" office:value-type="float" office:value="2.38237575741435">
            <text:p>2.3823757574</text:p>
          </table:table-cell>
          <table:table-cell table:formula="of:=3+STANDARDIZE([.F95];[.AY$1];[.AY$2])" office:value-type="float" office:value="2.34817720152061">
            <text:p>2.3481772015</text:p>
          </table:table-cell>
          <table:table-cell table:formula="of:=3+STANDARDIZE([.G95];[.AZ$1];[.AZ$2])" office:value-type="float" office:value="2.79596572115458">
            <text:p>2.7959657212</text:p>
          </table:table-cell>
          <table:table-cell table:formula="of:=3+STANDARDIZE([.H95];[.BA$1];[.BA$2])" office:value-type="float" office:value="1.70812708172535">
            <text:p>1.7081270817</text:p>
          </table:table-cell>
          <table:table-cell table:formula="of:=3+STANDARDIZE([.I95];[.BB$1];[.BB$2])" office:value-type="float" office:value="2.48390223975932">
            <text:p>2.4839022398</text:p>
          </table:table-cell>
          <table:table-cell table:formula="of:=3+STANDARDIZE([.J95];[.BC$1];[.BC$2])" office:value-type="float" office:value="2.362550632409">
            <text:p>2.3625506324</text:p>
          </table:table-cell>
          <table:table-cell table:formula="of:=3+STANDARDIZE([.K95];[.BD$1];[.BD$2])" office:value-type="float" office:value="2.41232747030258">
            <text:p>2.4123274703</text:p>
          </table:table-cell>
          <table:table-cell table:formula="of:=3+STANDARDIZE([.L95];[.BE$1];[.BE$2])" office:value-type="float" office:value="2.45505739085959">
            <text:p>2.4550573909</text:p>
          </table:table-cell>
          <table:table-cell table:formula="of:=3+STANDARDIZE([.M95];[.BF$1];[.BF$2])" office:value-type="float" office:value="2.49608254945144">
            <text:p>2.4960825495</text:p>
          </table:table-cell>
          <table:table-cell table:formula="of:=3+STANDARDIZE([.N95];[.BG$1];[.BG$2])" office:value-type="float" office:value="3.53587975093923">
            <text:p>3.5358797509</text:p>
          </table:table-cell>
          <table:table-cell table:formula="of:=3+STANDARDIZE([.O95];[.BH$1];[.BH$2])" office:value-type="float" office:value="2.40548508179962">
            <text:p>2.4054850818</text:p>
          </table:table-cell>
          <table:table-cell table:formula="of:=3+STANDARDIZE([.P95];[.BI$1];[.BI$2])" office:value-type="float" office:value="3.99408422772939">
            <text:p>3.9940842277</text:p>
          </table:table-cell>
          <table:table-cell table:formula="of:=3+STANDARDIZE([.Q95];[.BJ$1];[.BJ$2])" office:value-type="float" office:value="3.38905935147048">
            <text:p>3.3890593515</text:p>
          </table:table-cell>
          <table:table-cell table:formula="of:=3+STANDARDIZE([.R95];[.BK$1];[.BK$2])" office:value-type="float" office:value="3.33680602895031">
            <text:p>3.336806029</text:p>
          </table:table-cell>
          <table:table-cell table:formula="of:=3+STANDARDIZE([.S95];[.BL$1];[.BL$2])" office:value-type="float" office:value="3.43194292303685">
            <text:p>3.431942923</text:p>
          </table:table-cell>
          <table:table-cell table:formula="of:=3+STANDARDIZE([.T95];[.BM$1];[.BM$2])" office:value-type="float" office:value="3.41806295392998">
            <text:p>3.4180629539</text:p>
          </table:table-cell>
          <table:table-cell table:formula="of:=3+STANDARDIZE([.U95];[.BN$1];[.BN$2])" office:value-type="float" office:value="3.42254998901619">
            <text:p>3.422549989</text:p>
          </table:table-cell>
          <table:table-cell table:formula="of:=3+STANDARDIZE([.V95];[.BO$1];[.BO$2])" office:value-type="float" office:value="3.68050324729075">
            <text:p>3.6805032473</text:p>
          </table:table-cell>
          <table:table-cell table:formula="of:=3+STANDARDIZE([.W95];[.BP$1];[.BP$2])" office:value-type="float" office:value="2.50175177491758">
            <text:p>2.5017517749</text:p>
          </table:table-cell>
          <table:table-cell table:formula="of:=3+STANDARDIZE([.X95];[.BQ$1];[.BQ$2])" office:value-type="float" office:value="2.78283678754038">
            <text:p>2.7828367875</text:p>
          </table:table-cell>
          <table:table-cell table:formula="of:=3+STANDARDIZE([.Y95];[.BR$1];[.BR$2])" office:value-type="float" office:value="3.95319340341705">
            <text:p>3.9531934034</text:p>
          </table:table-cell>
          <table:table-cell table:formula="of:=3+STANDARDIZE([.Z95];[.BS$1];[.BS$2])" office:value-type="float" office:value="3.65658267867882">
            <text:p>3.6565826787</text:p>
          </table:table-cell>
          <table:table-cell table:formula="of:=3+STANDARDIZE([.AA95];[.BT$1];[.BT$2])" office:value-type="float" office:value="2.34943702084928">
            <text:p>2.3494370208</text:p>
          </table:table-cell>
          <table:table-cell table:formula="of:=3+STANDARDIZE([.AB95];[.BU$1];[.BU$2])" office:value-type="float" office:value="2.78283678754038">
            <text:p>2.7828367875</text:p>
          </table:table-cell>
          <table:table-cell table:formula="of:=3+STANDARDIZE([.AC95];[.BV$1];[.BV$2])" office:value-type="float" office:value="4.27671095976324">
            <text:p>4.2767109598</text:p>
          </table:table-cell>
          <table:table-cell table:formula="of:=3+STANDARDIZE([.AD95];[.BW$1];[.BW$2])" office:value-type="float" office:value="3.47804269767962">
            <text:p>3.4780426977</text:p>
          </table:table-cell>
          <table:table-cell table:formula="of:=3+STANDARDIZE([.AE95];[.BX$1];[.BX$2])" office:value-type="float" office:value="3.56758244918183">
            <text:p>3.5675824492</text:p>
          </table:table-cell>
          <table:table-cell table:formula="of:=3+STANDARDIZE([.AF95];[.BY$1];[.BY$2])" office:value-type="float" office:value="2.71646661262008">
            <text:p>2.7164666126</text:p>
          </table:table-cell>
          <table:table-cell table:formula="of:=3+STANDARDIZE([.AG95];[.BZ$1];[.BZ$2])" office:value-type="float" office:value="2.03708421281742">
            <text:p>2.0370842128</text:p>
          </table:table-cell>
          <table:table-cell table:formula="of:=3+STANDARDIZE([.AH95];[.CA$1];[.CA$2])" office:value-type="float" office:value="3.37624601093691">
            <text:p>3.3762460109</text:p>
          </table:table-cell>
          <table:table-cell table:formula="of:=3+STANDARDIZE([.AI95];[.CB$1];[.CB$2])" office:value-type="float" office:value="3.20196758164478">
            <text:p>3.2019675816</text:p>
          </table:table-cell>
          <table:table-cell table:formula="of:=3+STANDARDIZE([.AJ95];[.CC$1];[.CC$2])" office:value-type="float" office:value="4.30543549571673">
            <text:p>4.3054354957</text:p>
          </table:table-cell>
          <table:table-cell table:formula="of:=3+STANDARDIZE([.AK95];[.CD$1];[.CD$2])" office:value-type="float" office:value="3.95319340341705">
            <text:p>3.9531934034</text:p>
          </table:table-cell>
          <table:table-cell table:formula="of:=3+STANDARDIZE([.AL95];[.CE$1];[.CE$2])" office:value-type="float" office:value="2.96922585037939">
            <text:p>2.9692258504</text:p>
          </table:table-cell>
          <table:table-cell table:formula="of:=3+STANDARDIZE([.AM95];[.CF$1];[.CF$2])" office:value-type="float" office:value="2.71362380088481">
            <text:p>2.7136238009</text:p>
          </table:table-cell>
          <table:table-cell table:formula="of:=3+STANDARDIZE([.AN95];[.CG$1];[.CG$2])" office:value-type="float" office:value="4.11091892642195">
            <text:p>4.1109189264</text:p>
          </table:table-cell>
          <table:table-cell table:formula="of:=3+STANDARDIZE([.AO95];[.CH$1];[.CH$2])" office:value-type="float" office:value="2.30109630369579">
            <text:p>2.3010963037</text:p>
          </table:table-cell>
          <table:table-cell table:formula="of:=3+STANDARDIZE([.AP95];[.CI$1];[.CI$2])" office:value-type="float" office:value="3.0288760616758">
            <text:p>3.0288760617</text:p>
          </table:table-cell>
          <table:table-cell table:formula="of:=3+STANDARDIZE([.AQ95];[.CJ$1];[.CJ$2])" office:value-type="float" office:value="2.32790525552265">
            <text:p>2.3279052555</text:p>
          </table:table-cell>
          <table:table-cell table:formula="of:=3+STANDARDIZE([.AR95];[.CK$1];[.CK$2])" office:value-type="float" office:value="7.09746529726013">
            <text:p>7.0974652973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  <table:table-cell office:value-type="float" office:value="26.0933">
            <text:p>26.0933</text:p>
          </table:table-cell>
          <table:table-cell office:value-type="float" office:value="152.13">
            <text:p>152.13</text:p>
          </table:table-cell>
          <table:table-cell office:value-type="float" office:value="3231161">
            <text:p>3231161</text:p>
          </table:table-cell>
          <table:table-cell office:value-type="float" office:value="29971350">
            <text:p>29971350</text:p>
          </table:table-cell>
          <table:table-cell table:formula="of:=[.Z95]+1238" office:value-type="float" office:value="3614911">
            <text:p>3614911</text:p>
          </table:table-cell>
          <table:table-cell office:value-type="float" office:value="46290">
            <text:p>46290.0000</text:p>
          </table:table-cell>
          <table:table-cell office:value-type="float" office:value="3231161">
            <text:p>3231161</text:p>
          </table:table-cell>
          <table:table-cell office:value-type="float" office:value="167658">
            <text:p>167658</text:p>
          </table:table-cell>
          <table:table-cell office:value-type="float" office:value="300750">
            <text:p>300750</text:p>
          </table:table-cell>
          <table:table-cell office:value-type="float" office:value="3163765">
            <text:p>3163765</text:p>
          </table:table-cell>
          <table:table-cell office:value-type="float" office:value="2325">
            <text:p>2325</text:p>
          </table:table-cell>
          <table:table-cell office:value-type="float" office:value="179577">
            <text:p>179577</text:p>
          </table:table-cell>
          <table:table-cell office:value-type="float" office:value="570693">
            <text:p>570693</text:p>
          </table:table-cell>
          <table:table-cell office:value-type="float" office:value="344836">
            <text:p>344836</text:p>
          </table:table-cell>
          <table:table-cell office:value-type="float" office:value="480898">
            <text:p>480898</text:p>
          </table:table-cell>
          <table:table-cell office:value-type="float" office:value="29971350">
            <text:p>29971350</text:p>
          </table:table-cell>
          <table:table-cell office:value-type="float" office:value="243548">
            <text:p>243548</text:p>
          </table:table-cell>
          <table:table-cell office:value-type="float" office:value="502023">
            <text:p>502023</text:p>
          </table:table-cell>
          <table:table-cell office:value-type="float" office:value="13691">
            <text:p>13691</text:p>
          </table:table-cell>
          <table:table-cell office:value-type="float" office:value="3476740">
            <text:p>3476740</text:p>
          </table:table-cell>
          <table:table-cell office:value-type="float" office:value="1265197">
            <text:p>1265197</text:p>
          </table:table-cell>
          <table:table-cell office:value-type="float" office:value="4587">
            <text:p>458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6];[.AU$1];[.AU$2])" office:value-type="float" office:value="3.12519457203319">
            <text:p>3.125194572</text:p>
          </table:table-cell>
          <table:table-cell table:formula="of:=3+STANDARDIZE([.C96];[.AV$1];[.AV$2])" office:value-type="float" office:value="2.18132668834013">
            <text:p>2.1813266883</text:p>
          </table:table-cell>
          <table:table-cell table:formula="of:=3+STANDARDIZE([.D96];[.AW$1];[.AW$2])" office:value-type="float" office:value="2.28029101563178">
            <text:p>2.2802910156</text:p>
          </table:table-cell>
          <table:table-cell table:formula="of:=3+STANDARDIZE([.E96];[.AX$1];[.AX$2])" office:value-type="float" office:value="2.2005993191999">
            <text:p>2.2005993192</text:p>
          </table:table-cell>
          <table:table-cell table:formula="of:=3+STANDARDIZE([.F96];[.AY$1];[.AY$2])" office:value-type="float" office:value="2.25307336317592">
            <text:p>2.2530733632</text:p>
          </table:table-cell>
          <table:table-cell table:formula="of:=3+STANDARDIZE([.G96];[.AZ$1];[.AZ$2])" office:value-type="float" office:value="2.64939415757582">
            <text:p>2.6493941576</text:p>
          </table:table-cell>
          <table:table-cell table:formula="of:=3+STANDARDIZE([.H96];[.BA$1];[.BA$2])" office:value-type="float" office:value="2.48246254058416">
            <text:p>2.4824625406</text:p>
          </table:table-cell>
          <table:table-cell table:formula="of:=3+STANDARDIZE([.I96];[.BB$1];[.BB$2])" office:value-type="float" office:value="2.42677767221051">
            <text:p>2.4267776722</text:p>
          </table:table-cell>
          <table:table-cell table:formula="of:=3+STANDARDIZE([.J96];[.BC$1];[.BC$2])" office:value-type="float" office:value="2.44962499909719">
            <text:p>2.4496249991</text:p>
          </table:table-cell>
          <table:table-cell table:formula="of:=3+STANDARDIZE([.K96];[.BD$1];[.BD$2])" office:value-type="float" office:value="2.36622602698919">
            <text:p>2.366226027</text:p>
          </table:table-cell>
          <table:table-cell table:formula="of:=3+STANDARDIZE([.L96];[.BE$1];[.BE$2])" office:value-type="float" office:value="2.46460337910623">
            <text:p>2.4646033791</text:p>
          </table:table-cell>
          <table:table-cell table:formula="of:=3+STANDARDIZE([.M96];[.BF$1];[.BF$2])" office:value-type="float" office:value="2.52525153935341">
            <text:p>2.5252515394</text:p>
          </table:table-cell>
          <table:table-cell table:formula="of:=3+STANDARDIZE([.N96];[.BG$1];[.BG$2])" office:value-type="float" office:value="2.59785456284868">
            <text:p>2.5978545628</text:p>
          </table:table-cell>
          <table:table-cell table:formula="of:=3+STANDARDIZE([.O96];[.BH$1];[.BH$2])" office:value-type="float" office:value="2.35735907619448">
            <text:p>2.3573590762</text:p>
          </table:table-cell>
          <table:table-cell table:formula="of:=3+STANDARDIZE([.P96];[.BI$1];[.BI$2])" office:value-type="float" office:value="2.75965524744764">
            <text:p>2.7596552474</text:p>
          </table:table-cell>
          <table:table-cell table:formula="of:=3+STANDARDIZE([.Q96];[.BJ$1];[.BJ$2])" office:value-type="float" office:value="3.2510672449528">
            <text:p>3.251067245</text:p>
          </table:table-cell>
          <table:table-cell table:formula="of:=3+STANDARDIZE([.R96];[.BK$1];[.BK$2])" office:value-type="float" office:value="3.39571796752215">
            <text:p>3.3957179675</text:p>
          </table:table-cell>
          <table:table-cell table:formula="of:=3+STANDARDIZE([.S96];[.BL$1];[.BL$2])" office:value-type="float" office:value="3.35938622718525">
            <text:p>3.3593862272</text:p>
          </table:table-cell>
          <table:table-cell table:formula="of:=3+STANDARDIZE([.T96];[.BM$1];[.BM$2])" office:value-type="float" office:value="3.29957146657913">
            <text:p>3.2995714666</text:p>
          </table:table-cell>
          <table:table-cell table:formula="of:=3+STANDARDIZE([.U96];[.BN$1];[.BN$2])" office:value-type="float" office:value="2.04699134621991">
            <text:p>2.0469913462</text:p>
          </table:table-cell>
          <table:table-cell table:formula="of:=3+STANDARDIZE([.V96];[.BO$1];[.BO$2])" office:value-type="float" office:value="2.17111059994888">
            <text:p>2.1711105999</text:p>
          </table:table-cell>
          <table:table-cell table:formula="of:=3+STANDARDIZE([.W96];[.BP$1];[.BP$2])" office:value-type="float" office:value="1.76679904308601">
            <text:p>1.7667990431</text:p>
          </table:table-cell>
          <table:table-cell table:formula="of:=3+STANDARDIZE([.X96];[.BQ$1];[.BQ$2])" office:value-type="float" office:value="2.61776944679001">
            <text:p>2.6177694468</text:p>
          </table:table-cell>
          <table:table-cell table:formula="of:=3+STANDARDIZE([.Y96];[.BR$1];[.BR$2])" office:value-type="float" office:value="2.18037325905316">
            <text:p>2.1803732591</text:p>
          </table:table-cell>
          <table:table-cell table:formula="of:=3+STANDARDIZE([.Z96];[.BS$1];[.BS$2])" office:value-type="float" office:value="3.664164304564">
            <text:p>3.6641643046</text:p>
          </table:table-cell>
          <table:table-cell table:formula="of:=3+STANDARDIZE([.AA96];[.BT$1];[.BT$2])" office:value-type="float" office:value="2.37687738151709">
            <text:p>2.3768773815</text:p>
          </table:table-cell>
          <table:table-cell table:formula="of:=3+STANDARDIZE([.AB96];[.BU$1];[.BU$2])" office:value-type="float" office:value="2.61776944679001">
            <text:p>2.6177694468</text:p>
          </table:table-cell>
          <table:table-cell table:formula="of:=3+STANDARDIZE([.AC96];[.BV$1];[.BV$2])" office:value-type="float" office:value="1.28121234104078">
            <text:p>1.281212341</text:p>
          </table:table-cell>
          <table:table-cell table:formula="of:=3+STANDARDIZE([.AD96];[.BW$1];[.BW$2])" office:value-type="float" office:value="2.56314231520596">
            <text:p>2.5631423152</text:p>
          </table:table-cell>
          <table:table-cell table:formula="of:=3+STANDARDIZE([.AE96];[.BX$1];[.BX$2])" office:value-type="float" office:value="2.92527200428041">
            <text:p>2.9252720043</text:p>
          </table:table-cell>
          <table:table-cell table:formula="of:=3+STANDARDIZE([.AF96];[.BY$1];[.BY$2])" office:value-type="float" office:value="2.78776755577615">
            <text:p>2.7877675558</text:p>
          </table:table-cell>
          <table:table-cell table:formula="of:=3+STANDARDIZE([.AG96];[.BZ$1];[.BZ$2])" office:value-type="float" office:value="2.47084130380693">
            <text:p>2.4708413038</text:p>
          </table:table-cell>
          <table:table-cell table:formula="of:=3+STANDARDIZE([.AH96];[.CA$1];[.CA$2])" office:value-type="float" office:value="2.92595367460365">
            <text:p>2.9259536746</text:p>
          </table:table-cell>
          <table:table-cell table:formula="of:=3+STANDARDIZE([.AI96];[.CB$1];[.CB$2])" office:value-type="float" office:value="2.97331172716305">
            <text:p>2.9733117272</text:p>
          </table:table-cell>
          <table:table-cell table:formula="of:=3+STANDARDIZE([.AJ96];[.CC$1];[.CC$2])" office:value-type="float" office:value="2.51724231012656">
            <text:p>2.5172423101</text:p>
          </table:table-cell>
          <table:table-cell table:formula="of:=3+STANDARDIZE([.AK96];[.CD$1];[.CD$2])" office:value-type="float" office:value="2.18037325905316">
            <text:p>2.1803732591</text:p>
          </table:table-cell>
          <table:table-cell table:formula="of:=3+STANDARDIZE([.AL96];[.CE$1];[.CE$2])" office:value-type="float" office:value="3.02238957898933">
            <text:p>3.022389579</text:p>
          </table:table-cell>
          <table:table-cell table:formula="of:=3+STANDARDIZE([.AM96];[.CF$1];[.CF$2])" office:value-type="float" office:value="2.43828795671781">
            <text:p>2.4382879567</text:p>
          </table:table-cell>
          <table:table-cell table:formula="of:=3+STANDARDIZE([.AN96];[.CG$1];[.CG$2])" office:value-type="float" office:value="1.82748897898518">
            <text:p>1.827488979</text:p>
          </table:table-cell>
          <table:table-cell table:formula="of:=3+STANDARDIZE([.AO96];[.CH$1];[.CH$2])" office:value-type="float" office:value="1.16693949331248">
            <text:p>1.1669394933</text:p>
          </table:table-cell>
          <table:table-cell table:formula="of:=3+STANDARDIZE([.AP96];[.CI$1];[.CI$2])" office:value-type="float" office:value="2.45197568352607">
            <text:p>2.4519756835</text:p>
          </table:table-cell>
          <table:table-cell table:formula="of:=3+STANDARDIZE([.AQ96];[.CJ$1];[.CJ$2])" office:value-type="float" office:value="2.44028880621728">
            <text:p>2.4402888062</text:p>
          </table:table-cell>
          <table:table-cell table:formula="of:=3+STANDARDIZE([.AR9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  <table:table-cell office:value-type="float" office:value="25.8123">
            <text:p>25.8123</text:p>
          </table:table-cell>
          <table:table-cell office:value-type="float" office:value="203.516">
            <text:p>203.516</text:p>
          </table:table-cell>
          <table:table-cell office:value-type="float" office:value="5367729">
            <text:p>5367729</text:p>
          </table:table-cell>
          <table:table-cell office:value-type="float" office:value="38160040">
            <text:p>38160040</text:p>
          </table:table-cell>
          <table:table-cell table:formula="of:=[.Z96]+1238" office:value-type="float" office:value="3616149">
            <text:p>3616149</text:p>
          </table:table-cell>
          <table:table-cell office:value-type="float" office:value="31155">
            <text:p>31155.0000</text:p>
          </table:table-cell>
          <table:table-cell office:value-type="float" office:value="5367729">
            <text:p>5367729</text:p>
          </table:table-cell>
          <table:table-cell office:value-type="float" office:value="319762">
            <text:p>319762</text:p>
          </table:table-cell>
          <table:table-cell office:value-type="float" office:value="504750">
            <text:p>504750</text:p>
          </table:table-cell>
          <table:table-cell office:value-type="float" office:value="3523371">
            <text:p>3523371</text:p>
          </table:table-cell>
          <table:table-cell office:value-type="float" office:value="3366">
            <text:p>3366</text:p>
          </table:table-cell>
          <table:table-cell office:value-type="float" office:value="192090">
            <text:p>192090</text:p>
          </table:table-cell>
          <table:table-cell office:value-type="float" office:value="406028">
            <text:p>406028</text:p>
          </table:table-cell>
          <table:table-cell office:value-type="float" office:value="726029">
            <text:p>726029</text:p>
          </table:table-cell>
          <table:table-cell office:value-type="float" office:value="623200">
            <text:p>623200</text:p>
          </table:table-cell>
          <table:table-cell office:value-type="float" office:value="38160040">
            <text:p>38160040</text:p>
          </table:table-cell>
          <table:table-cell office:value-type="float" office:value="423556">
            <text:p>423556</text:p>
          </table:table-cell>
          <table:table-cell office:value-type="float" office:value="558151">
            <text:p>558151</text:p>
          </table:table-cell>
          <table:table-cell office:value-type="float" office:value="13160">
            <text:p>13160</text:p>
          </table:table-cell>
          <table:table-cell office:value-type="float" office:value="4191866">
            <text:p>4191866</text:p>
          </table:table-cell>
          <table:table-cell office:value-type="float" office:value="1398732">
            <text:p>1398732</text:p>
          </table:table-cell>
          <table:table-cell office:value-type="float" office:value="1605">
            <text:p>160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7];[.AU$1];[.AU$2])" office:value-type="float" office:value="3.73248595286028">
            <text:p>3.7324859529</text:p>
          </table:table-cell>
          <table:table-cell table:formula="of:=3+STANDARDIZE([.C97];[.AV$1];[.AV$2])" office:value-type="float" office:value="1.91361093347289">
            <text:p>1.9136109335</text:p>
          </table:table-cell>
          <table:table-cell table:formula="of:=3+STANDARDIZE([.D97];[.AW$1];[.AW$2])" office:value-type="float" office:value="2.15870165586774">
            <text:p>2.1587016559</text:p>
          </table:table-cell>
          <table:table-cell table:formula="of:=3+STANDARDIZE([.E97];[.AX$1];[.AX$2])" office:value-type="float" office:value="2.07645931261442">
            <text:p>2.0764593126</text:p>
          </table:table-cell>
          <table:table-cell table:formula="of:=3+STANDARDIZE([.F97];[.AY$1];[.AY$2])" office:value-type="float" office:value="1.97877387152914">
            <text:p>1.9787738715</text:p>
          </table:table-cell>
          <table:table-cell table:formula="of:=3+STANDARDIZE([.G97];[.AZ$1];[.AZ$2])" office:value-type="float" office:value="3.00649578520406">
            <text:p>3.0064957852</text:p>
          </table:table-cell>
          <table:table-cell table:formula="of:=3+STANDARDIZE([.H97];[.BA$1];[.BA$2])" office:value-type="float" office:value="1.08989930549362">
            <text:p>1.0898993055</text:p>
          </table:table-cell>
          <table:table-cell table:formula="of:=3+STANDARDIZE([.I97];[.BB$1];[.BB$2])" office:value-type="float" office:value="2.314498349787">
            <text:p>2.3144983498</text:p>
          </table:table-cell>
          <table:table-cell table:formula="of:=3+STANDARDIZE([.J97];[.BC$1];[.BC$2])" office:value-type="float" office:value="2.41004574151165">
            <text:p>2.4100457415</text:p>
          </table:table-cell>
          <table:table-cell table:formula="of:=3+STANDARDIZE([.K97];[.BD$1];[.BD$2])" office:value-type="float" office:value="2.38504294262731">
            <text:p>2.3850429426</text:p>
          </table:table-cell>
          <table:table-cell table:formula="of:=3+STANDARDIZE([.L97];[.BE$1];[.BE$2])" office:value-type="float" office:value="2.40096345746191">
            <text:p>2.4009634575</text:p>
          </table:table-cell>
          <table:table-cell table:formula="of:=3+STANDARDIZE([.M97];[.BF$1];[.BF$2])" office:value-type="float" office:value="2.56275452637023">
            <text:p>2.5627545264</text:p>
          </table:table-cell>
          <table:table-cell table:formula="of:=3+STANDARDIZE([.N97];[.BG$1];[.BG$2])" office:value-type="float" office:value="2.19189743919362">
            <text:p>2.1918974392</text:p>
          </table:table-cell>
          <table:table-cell table:formula="of:=3+STANDARDIZE([.O97];[.BH$1];[.BH$2])" office:value-type="float" office:value="2.07782719363792">
            <text:p>2.0778271936</text:p>
          </table:table-cell>
          <table:table-cell table:formula="of:=3+STANDARDIZE([.P97];[.BI$1];[.BI$2])" office:value-type="float" office:value="1.65393450207679">
            <text:p>1.6539345021</text:p>
          </table:table-cell>
          <table:table-cell table:formula="of:=3+STANDARDIZE([.Q97];[.BJ$1];[.BJ$2])" office:value-type="float" office:value="3.30700999083835">
            <text:p>3.3070099908</text:p>
          </table:table-cell>
          <table:table-cell table:formula="of:=3+STANDARDIZE([.R97];[.BK$1];[.BK$2])" office:value-type="float" office:value="3.27413375387388">
            <text:p>3.2741337539</text:p>
          </table:table-cell>
          <table:table-cell table:formula="of:=3+STANDARDIZE([.S97];[.BL$1];[.BL$2])" office:value-type="float" office:value="3.29666772738133">
            <text:p>3.2966677274</text:p>
          </table:table-cell>
          <table:table-cell table:formula="of:=3+STANDARDIZE([.T97];[.BM$1];[.BM$2])" office:value-type="float" office:value="3.35435785320372">
            <text:p>3.3543578532</text:p>
          </table:table-cell>
          <table:table-cell table:formula="of:=3+STANDARDIZE([.U97];[.BN$1];[.BN$2])" office:value-type="float" office:value="3.22047049767756">
            <text:p>3.2204704977</text:p>
          </table:table-cell>
          <table:table-cell table:formula="of:=3+STANDARDIZE([.V97];[.BO$1];[.BO$2])" office:value-type="float" office:value="1.50911694628405">
            <text:p>1.5091169463</text:p>
          </table:table-cell>
          <table:table-cell table:formula="of:=3+STANDARDIZE([.W97];[.BP$1];[.BP$2])" office:value-type="float" office:value="2.42938862654327">
            <text:p>2.4293886265</text:p>
          </table:table-cell>
          <table:table-cell table:formula="of:=3+STANDARDIZE([.X97];[.BQ$1];[.BQ$2])" office:value-type="float" office:value="2.9187438551652">
            <text:p>2.9187438552</text:p>
          </table:table-cell>
          <table:table-cell table:formula="of:=3+STANDARDIZE([.Y97];[.BR$1];[.BR$2])" office:value-type="float" office:value="3.38327793019305">
            <text:p>3.3832779302</text:p>
          </table:table-cell>
          <table:table-cell table:formula="of:=3+STANDARDIZE([.Z97];[.BS$1];[.BS$2])" office:value-type="float" office:value="3.67174593044918">
            <text:p>3.6717459304</text:p>
          </table:table-cell>
          <table:table-cell table:formula="of:=3+STANDARDIZE([.AA97];[.BT$1];[.BT$2])" office:value-type="float" office:value="2.05165431283489">
            <text:p>2.0516543128</text:p>
          </table:table-cell>
          <table:table-cell table:formula="of:=3+STANDARDIZE([.AB97];[.BU$1];[.BU$2])" office:value-type="float" office:value="2.9187438551652">
            <text:p>2.9187438552</text:p>
          </table:table-cell>
          <table:table-cell table:formula="of:=3+STANDARDIZE([.AC97];[.BV$1];[.BV$2])" office:value-type="float" office:value="2.12357206753462">
            <text:p>2.1235720675</text:p>
          </table:table-cell>
          <table:table-cell table:formula="of:=3+STANDARDIZE([.AD97];[.BW$1];[.BW$2])" office:value-type="float" office:value="3.86075606187484">
            <text:p>3.8607560619</text:p>
          </table:table-cell>
          <table:table-cell table:formula="of:=3+STANDARDIZE([.AE97];[.BX$1];[.BX$2])" office:value-type="float" office:value="3.03421214056211">
            <text:p>3.0342121406</text:p>
          </table:table-cell>
          <table:table-cell table:formula="of:=3+STANDARDIZE([.AF97];[.BY$1];[.BY$2])" office:value-type="float" office:value="2.85035126726473">
            <text:p>2.8503512673</text:p>
          </table:table-cell>
          <table:table-cell table:formula="of:=3+STANDARDIZE([.AG97];[.BZ$1];[.BZ$2])" office:value-type="float" office:value="2.56964894392912">
            <text:p>2.5696489439</text:p>
          </table:table-cell>
          <table:table-cell table:formula="of:=3+STANDARDIZE([.AH97];[.CA$1];[.CA$2])" office:value-type="float" office:value="2.21342280298561">
            <text:p>2.213422803</text:p>
          </table:table-cell>
          <table:table-cell table:formula="of:=3+STANDARDIZE([.AI97];[.CB$1];[.CB$2])" office:value-type="float" office:value="4.79423242696569">
            <text:p>4.794232427</text:p>
          </table:table-cell>
          <table:table-cell table:formula="of:=3+STANDARDIZE([.AJ97];[.CC$1];[.CC$2])" office:value-type="float" office:value="3.78539376607304">
            <text:p>3.7853937661</text:p>
          </table:table-cell>
          <table:table-cell table:formula="of:=3+STANDARDIZE([.AK97];[.CD$1];[.CD$2])" office:value-type="float" office:value="3.38327793019305">
            <text:p>3.3832779302</text:p>
          </table:table-cell>
          <table:table-cell table:formula="of:=3+STANDARDIZE([.AL97];[.CE$1];[.CE$2])" office:value-type="float" office:value="3.40731019919764">
            <text:p>3.4073101992</text:p>
          </table:table-cell>
          <table:table-cell table:formula="of:=3+STANDARDIZE([.AM97];[.CF$1];[.CF$2])" office:value-type="float" office:value="2.72531388928728">
            <text:p>2.7253138893</text:p>
          </table:table-cell>
          <table:table-cell table:formula="of:=3+STANDARDIZE([.AN97];[.CG$1];[.CG$2])" office:value-type="float" office:value="1.78288056494269">
            <text:p>1.7828805649</text:p>
          </table:table-cell>
          <table:table-cell table:formula="of:=3+STANDARDIZE([.AO97];[.CH$1];[.CH$2])" office:value-type="float" office:value="2.60344183418465">
            <text:p>2.6034418342</text:p>
          </table:table-cell>
          <table:table-cell table:formula="of:=3+STANDARDIZE([.AP97];[.CI$1];[.CI$2])" office:value-type="float" office:value="2.76680829620425">
            <text:p>2.7668082962</text:p>
          </table:table-cell>
          <table:table-cell table:formula="of:=3+STANDARDIZE([.AQ97];[.CJ$1];[.CJ$2])" office:value-type="float" office:value="2.35207407913874">
            <text:p>2.3520740791</text:p>
          </table:table-cell>
          <table:table-cell table:formula="of:=3+STANDARDIZE([.AR9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  <table:table-cell office:value-type="float" office:value="26.347">
            <text:p>26.347</text:p>
          </table:table-cell>
          <table:table-cell office:value-type="float" office:value="160.708">
            <text:p>160.708</text:p>
          </table:table-cell>
          <table:table-cell office:value-type="float" office:value="3474569">
            <text:p>3474569</text:p>
          </table:table-cell>
          <table:table-cell office:value-type="float" office:value="41033352">
            <text:p>41033352</text:p>
          </table:table-cell>
          <table:table-cell table:formula="of:=[.Z97]+1238" office:value-type="float" office:value="3617387">
            <text:p>3617387</text:p>
          </table:table-cell>
          <table:table-cell office:value-type="float" office:value="34882">
            <text:p>34882.0000</text:p>
          </table:table-cell>
          <table:table-cell office:value-type="float" office:value="3474569">
            <text:p>3474569</text:p>
          </table:table-cell>
          <table:table-cell office:value-type="float" office:value="626374">
            <text:p>626374</text:p>
          </table:table-cell>
          <table:table-cell office:value-type="float" office:value="348000">
            <text:p>348000</text:p>
          </table:table-cell>
          <table:table-cell office:value-type="float" office:value="5170877">
            <text:p>5170877</text:p>
          </table:table-cell>
          <table:table-cell office:value-type="float" office:value="2709">
            <text:p>2709</text:p>
          </table:table-cell>
          <table:table-cell office:value-type="float" office:value="190466">
            <text:p>190466</text:p>
          </table:table-cell>
          <table:table-cell office:value-type="float" office:value="697461">
            <text:p>697461</text:p>
          </table:table-cell>
          <table:table-cell office:value-type="float" office:value="269847">
            <text:p>269847</text:p>
          </table:table-cell>
          <table:table-cell office:value-type="float" office:value="754303">
            <text:p>754303</text:p>
          </table:table-cell>
          <table:table-cell office:value-type="float" office:value="41033352">
            <text:p>41033352</text:p>
          </table:table-cell>
          <table:table-cell office:value-type="float" office:value="426356">
            <text:p>426356</text:p>
          </table:table-cell>
          <table:table-cell office:value-type="float" office:value="689585">
            <text:p>689585</text:p>
          </table:table-cell>
          <table:table-cell office:value-type="float" office:value="14111">
            <text:p>14111</text:p>
          </table:table-cell>
          <table:table-cell office:value-type="float" office:value="4509921">
            <text:p>4509921</text:p>
          </table:table-cell>
          <table:table-cell office:value-type="float" office:value="1565840">
            <text:p>1565840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8];[.AU$1];[.AU$2])" office:value-type="float" office:value="3.12458883980989">
            <text:p>3.1245888398</text:p>
          </table:table-cell>
          <table:table-cell table:formula="of:=3+STANDARDIZE([.C98];[.AV$1];[.AV$2])" office:value-type="float" office:value="1.92565351068145">
            <text:p>1.9256535107</text:p>
          </table:table-cell>
          <table:table-cell table:formula="of:=3+STANDARDIZE([.D98];[.AW$1];[.AW$2])" office:value-type="float" office:value="1.96041746917563">
            <text:p>1.9604174692</text:p>
          </table:table-cell>
          <table:table-cell table:formula="of:=3+STANDARDIZE([.E98];[.AX$1];[.AX$2])" office:value-type="float" office:value="1.89911644606374">
            <text:p>1.8991164461</text:p>
          </table:table-cell>
          <table:table-cell table:formula="of:=3+STANDARDIZE([.F98];[.AY$1];[.AY$2])" office:value-type="float" office:value="1.94874108047292">
            <text:p>1.9487410805</text:p>
          </table:table-cell>
          <table:table-cell table:formula="of:=3+STANDARDIZE([.G98];[.AZ$1];[.AZ$2])" office:value-type="float" office:value="2.99050616008638">
            <text:p>2.9905061601</text:p>
          </table:table-cell>
          <table:table-cell table:formula="of:=3+STANDARDIZE([.H98];[.BA$1];[.BA$2])" office:value-type="float" office:value="3.08518293112446">
            <text:p>3.0851829311</text:p>
          </table:table-cell>
          <table:table-cell table:formula="of:=3+STANDARDIZE([.I98];[.BB$1];[.BB$2])" office:value-type="float" office:value="2.1963095893412">
            <text:p>2.1963095893</text:p>
          </table:table-cell>
          <table:table-cell table:formula="of:=3+STANDARDIZE([.J98];[.BC$1];[.BC$2])" office:value-type="float" office:value="2.34078204073696">
            <text:p>2.3407820407</text:p>
          </table:table-cell>
          <table:table-cell table:formula="of:=3+STANDARDIZE([.K98];[.BD$1];[.BD$2])" office:value-type="float" office:value="2.2599104536338">
            <text:p>2.2599104536</text:p>
          </table:table-cell>
          <table:table-cell table:formula="of:=3+STANDARDIZE([.L98];[.BE$1];[.BE$2])" office:value-type="float" office:value="2.23019633438296">
            <text:p>2.2301963344</text:p>
          </table:table-cell>
          <table:table-cell table:formula="of:=3+STANDARDIZE([.M98];[.BF$1];[.BF$2])" office:value-type="float" office:value="2.95445239076815">
            <text:p>2.9544523908</text:p>
          </table:table-cell>
          <table:table-cell table:formula="of:=3+STANDARDIZE([.N98];[.BG$1];[.BG$2])" office:value-type="float" office:value="2.08980762999042">
            <text:p>2.08980763</text:p>
          </table:table-cell>
          <table:table-cell table:formula="of:=3+STANDARDIZE([.O98];[.BH$1];[.BH$2])" office:value-type="float" office:value="1.73091890323416">
            <text:p>1.7309189032</text:p>
          </table:table-cell>
          <table:table-cell table:formula="of:=3+STANDARDIZE([.P98];[.BI$1];[.BI$2])" office:value-type="float" office:value="1.12155043949082">
            <text:p>1.1215504395</text:p>
          </table:table-cell>
          <table:table-cell table:formula="of:=3+STANDARDIZE([.Q98];[.BJ$1];[.BJ$2])" office:value-type="float" office:value="3.55315807273473">
            <text:p>3.5531580727</text:p>
          </table:table-cell>
          <table:table-cell table:formula="of:=3+STANDARDIZE([.R98];[.BK$1];[.BK$2])" office:value-type="float" office:value="3.3317922469442">
            <text:p>3.3317922469</text:p>
          </table:table-cell>
          <table:table-cell table:formula="of:=3+STANDARDIZE([.S98];[.BL$1];[.BL$2])" office:value-type="float" office:value="3.49097209932289">
            <text:p>3.4909720993</text:p>
          </table:table-cell>
          <table:table-cell table:formula="of:=3+STANDARDIZE([.T98];[.BM$1];[.BM$2])" office:value-type="float" office:value="3.41041834184283">
            <text:p>3.4104183418</text:p>
          </table:table-cell>
          <table:table-cell table:formula="of:=3+STANDARDIZE([.U98];[.BN$1];[.BN$2])" office:value-type="float" office:value="4.37622337796516">
            <text:p>4.376223378</text:p>
          </table:table-cell>
          <table:table-cell table:formula="of:=3+STANDARDIZE([.V98];[.BO$1];[.BO$2])" office:value-type="float" office:value="2.76878956768828">
            <text:p>2.7687895677</text:p>
          </table:table-cell>
          <table:table-cell table:formula="of:=3+STANDARDIZE([.W98];[.BP$1];[.BP$2])" office:value-type="float" office:value="1.87740686324902">
            <text:p>1.8774068632</text:p>
          </table:table-cell>
          <table:table-cell table:formula="of:=3+STANDARDIZE([.X98];[.BQ$1];[.BQ$2])" office:value-type="float" office:value="2.65205788450592">
            <text:p>2.6520578845</text:p>
          </table:table-cell>
          <table:table-cell table:formula="of:=3+STANDARDIZE([.Y98];[.BR$1];[.BR$2])" office:value-type="float" office:value="3.80536258920961">
            <text:p>3.8053625892</text:p>
          </table:table-cell>
          <table:table-cell table:formula="of:=3+STANDARDIZE([.Z98];[.BS$1];[.BS$2])" office:value-type="float" office:value="3.67932755633436">
            <text:p>3.6793275563</text:p>
          </table:table-cell>
          <table:table-cell table:formula="of:=3+STANDARDIZE([.AA98];[.BT$1];[.BT$2])" office:value-type="float" office:value="2.13174062779878">
            <text:p>2.1317406278</text:p>
          </table:table-cell>
          <table:table-cell table:formula="of:=3+STANDARDIZE([.AB98];[.BU$1];[.BU$2])" office:value-type="float" office:value="2.65205788450592">
            <text:p>2.6520578845</text:p>
          </table:table-cell>
          <table:table-cell table:formula="of:=3+STANDARDIZE([.AC98];[.BV$1];[.BV$2])" office:value-type="float" office:value="3.82160499539799">
            <text:p>3.8216049954</text:p>
          </table:table-cell>
          <table:table-cell table:formula="of:=3+STANDARDIZE([.AD98];[.BW$1];[.BW$2])" office:value-type="float" office:value="2.86369255800059">
            <text:p>2.863692558</text:p>
          </table:table-cell>
          <table:table-cell table:formula="of:=3+STANDARDIZE([.AE98];[.BX$1];[.BX$2])" office:value-type="float" office:value="3.5333126232151">
            <text:p>3.5333126232</text:p>
          </table:table-cell>
          <table:table-cell table:formula="of:=3+STANDARDIZE([.AF98];[.BY$1];[.BY$2])" office:value-type="float" office:value="2.81085318998519">
            <text:p>2.81085319</text:p>
          </table:table-cell>
          <table:table-cell table:formula="of:=3+STANDARDIZE([.AG98];[.BZ$1];[.BZ$2])" office:value-type="float" office:value="2.55682519202642">
            <text:p>2.556825192</text:p>
          </table:table-cell>
          <table:table-cell table:formula="of:=3+STANDARDIZE([.AH98];[.CA$1];[.CA$2])" office:value-type="float" office:value="3.47449837768734">
            <text:p>3.4744983777</text:p>
          </table:table-cell>
          <table:table-cell table:formula="of:=3+STANDARDIZE([.AI98];[.CB$1];[.CB$2])" office:value-type="float" office:value="2.61509680097736">
            <text:p>2.615096801</text:p>
          </table:table-cell>
          <table:table-cell table:formula="of:=3+STANDARDIZE([.AJ98];[.CC$1];[.CC$2])" office:value-type="float" office:value="4.9537431942536">
            <text:p>4.9537431943</text:p>
          </table:table-cell>
          <table:table-cell table:formula="of:=3+STANDARDIZE([.AK98];[.CD$1];[.CD$2])" office:value-type="float" office:value="3.80536258920961">
            <text:p>3.8053625892</text:p>
          </table:table-cell>
          <table:table-cell table:formula="of:=3+STANDARDIZE([.AL98];[.CE$1];[.CE$2])" office:value-type="float" office:value="3.41329758718364">
            <text:p>3.4132975872</text:p>
          </table:table-cell>
          <table:table-cell table:formula="of:=3+STANDARDIZE([.AM98];[.CF$1];[.CF$2])" office:value-type="float" office:value="3.39743772091027">
            <text:p>3.3974377209</text:p>
          </table:table-cell>
          <table:table-cell table:formula="of:=3+STANDARDIZE([.AN98];[.CG$1];[.CG$2])" office:value-type="float" office:value="1.86277247031822">
            <text:p>1.8627724703</text:p>
          </table:table-cell>
          <table:table-cell table:formula="of:=3+STANDARDIZE([.AO98];[.CH$1];[.CH$2])" office:value-type="float" office:value="3.24233169698659">
            <text:p>3.242331697</text:p>
          </table:table-cell>
          <table:table-cell table:formula="of:=3+STANDARDIZE([.AP98];[.CI$1];[.CI$2])" office:value-type="float" office:value="3.1607952527282">
            <text:p>3.1607952527</text:p>
          </table:table-cell>
          <table:table-cell table:formula="of:=3+STANDARDIZE([.AQ98];[.CJ$1];[.CJ$2])" office:value-type="float" office:value="2.32157462118502">
            <text:p>2.3215746212</text:p>
          </table:table-cell>
          <table:table-cell table:formula="of:=3+STANDARDIZE([.AR9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  <table:table-cell office:value-type="float" office:value="26.6925">
            <text:p>26.6925</text:p>
          </table:table-cell>
          <table:table-cell office:value-type="float" office:value="153.022">
            <text:p>153.022</text:p>
          </table:table-cell>
          <table:table-cell office:value-type="float" office:value="4129418">
            <text:p>4129418</text:p>
          </table:table-cell>
          <table:table-cell office:value-type="float" office:value="39688520">
            <text:p>39688520</text:p>
          </table:table-cell>
          <table:table-cell table:formula="of:=[.Z98]+1238" office:value-type="float" office:value="3618625">
            <text:p>3618625</text:p>
          </table:table-cell>
          <table:table-cell office:value-type="float" office:value="45575">
            <text:p>45575.0000</text:p>
          </table:table-cell>
          <table:table-cell office:value-type="float" office:value="4129418">
            <text:p>4129418</text:p>
          </table:table-cell>
          <table:table-cell office:value-type="float" office:value="504401">
            <text:p>504401</text:p>
          </table:table-cell>
          <table:table-cell office:value-type="float" office:value="434320">
            <text:p>434320</text:p>
          </table:table-cell>
          <table:table-cell office:value-type="float" office:value="6643587">
            <text:p>6643587</text:p>
          </table:table-cell>
          <table:table-cell office:value-type="float" office:value="542">
            <text:p>542</text:p>
          </table:table-cell>
          <table:table-cell office:value-type="float" office:value="130481">
            <text:p>130481</text:p>
          </table:table-cell>
          <table:table-cell office:value-type="float" office:value="210955">
            <text:p>210955</text:p>
          </table:table-cell>
          <table:table-cell office:value-type="float" office:value="263158">
            <text:p>263158</text:p>
          </table:table-cell>
          <table:table-cell office:value-type="float" office:value="663002">
            <text:p>663002</text:p>
          </table:table-cell>
          <table:table-cell office:value-type="float" office:value="39688520">
            <text:p>39688520</text:p>
          </table:table-cell>
          <table:table-cell office:value-type="float" office:value="366620">
            <text:p>366620</text:p>
          </table:table-cell>
          <table:table-cell office:value-type="float" office:value="639649">
            <text:p>639649</text:p>
          </table:table-cell>
          <table:table-cell office:value-type="float" office:value="13762">
            <text:p>13762</text:p>
          </table:table-cell>
          <table:table-cell office:value-type="float" office:value="4688642">
            <text:p>4688642</text:p>
          </table:table-cell>
          <table:table-cell office:value-type="float" office:value="1705234">
            <text:p>1705234</text:p>
          </table:table-cell>
          <table:table-cell office:value-type="float" office:value="4490">
            <text:p>44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99];[.AU$1];[.AU$2])" office:value-type="float" office:value="1.99840787423738">
            <text:p>1.9984078742</text:p>
          </table:table-cell>
          <table:table-cell table:formula="of:=3+STANDARDIZE([.C99];[.AV$1];[.AV$2])" office:value-type="float" office:value="1.86636697673161">
            <text:p>1.8663669767</text:p>
          </table:table-cell>
          <table:table-cell table:formula="of:=3+STANDARDIZE([.D99];[.AW$1];[.AW$2])" office:value-type="float" office:value="1.94358201936215">
            <text:p>1.9435820194</text:p>
          </table:table-cell>
          <table:table-cell table:formula="of:=3+STANDARDIZE([.E99];[.AX$1];[.AX$2])" office:value-type="float" office:value="1.89113601706896">
            <text:p>1.8911360171</text:p>
          </table:table-cell>
          <table:table-cell table:formula="of:=3+STANDARDIZE([.F99];[.AY$1];[.AY$2])" office:value-type="float" office:value="1.90969845209984">
            <text:p>1.9096984521</text:p>
          </table:table-cell>
          <table:table-cell table:formula="of:=3+STANDARDIZE([.G99];[.AZ$1];[.AZ$2])" office:value-type="float" office:value="2.95319703481178">
            <text:p>2.9531970348</text:p>
          </table:table-cell>
          <table:table-cell table:formula="of:=3+STANDARDIZE([.H99];[.BA$1];[.BA$2])" office:value-type="float" office:value="2.4731581091693">
            <text:p>2.4731581092</text:p>
          </table:table-cell>
          <table:table-cell table:formula="of:=3+STANDARDIZE([.I99];[.BB$1];[.BB$2])" office:value-type="float" office:value="2.29480022304603">
            <text:p>2.294800223</text:p>
          </table:table-cell>
          <table:table-cell table:formula="of:=3+STANDARDIZE([.J99];[.BC$1];[.BC$2])" office:value-type="float" office:value="2.14882264144709">
            <text:p>2.1488226414</text:p>
          </table:table-cell>
          <table:table-cell table:formula="of:=3+STANDARDIZE([.K99];[.BD$1];[.BD$2])" office:value-type="float" office:value="2.25332453316046">
            <text:p>2.2533245332</text:p>
          </table:table-cell>
          <table:table-cell table:formula="of:=3+STANDARDIZE([.L99];[.BE$1];[.BE$2])" office:value-type="float" office:value="2.17185973954232">
            <text:p>2.1718597395</text:p>
          </table:table-cell>
          <table:table-cell table:formula="of:=3+STANDARDIZE([.M99];[.BF$1];[.BF$2])" office:value-type="float" office:value="2.81277443981571">
            <text:p>2.8127744398</text:p>
          </table:table-cell>
          <table:table-cell table:formula="of:=3+STANDARDIZE([.N99];[.BG$1];[.BG$2])" office:value-type="float" office:value="3.80251431144641">
            <text:p>3.8025143114</text:p>
          </table:table-cell>
          <table:table-cell table:formula="of:=3+STANDARDIZE([.O99];[.BH$1];[.BH$2])" office:value-type="float" office:value="1.75458085599002">
            <text:p>1.754580856</text:p>
          </table:table-cell>
          <table:table-cell table:formula="of:=3+STANDARDIZE([.P99];[.BI$1];[.BI$2])" office:value-type="float" office:value="3.13524927841489">
            <text:p>3.1352492784</text:p>
          </table:table-cell>
          <table:table-cell table:formula="of:=3+STANDARDIZE([.Q99];[.BJ$1];[.BJ$2])" office:value-type="float" office:value="3.50343118750314">
            <text:p>3.5034311875</text:p>
          </table:table-cell>
          <table:table-cell table:formula="of:=3+STANDARDIZE([.R99];[.BK$1];[.BK$2])" office:value-type="float" office:value="3.56744000123156">
            <text:p>3.5674400012</text:p>
          </table:table-cell>
          <table:table-cell table:formula="of:=3+STANDARDIZE([.S99];[.BL$1];[.BL$2])" office:value-type="float" office:value="3.50081029537056">
            <text:p>3.5008102954</text:p>
          </table:table-cell>
          <table:table-cell table:formula="of:=3+STANDARDIZE([.T99];[.BM$1];[.BM$2])" office:value-type="float" office:value="3.54292495135346">
            <text:p>3.5429249514</text:p>
          </table:table-cell>
          <table:table-cell table:formula="of:=3+STANDARDIZE([.U99];[.BN$1];[.BN$2])" office:value-type="float" office:value="2.58586998978959">
            <text:p>2.5858699898</text:p>
          </table:table-cell>
          <table:table-cell table:formula="of:=3+STANDARDIZE([.V99];[.BO$1];[.BO$2])" office:value-type="float" office:value="3.58273550128686">
            <text:p>3.5827355013</text:p>
          </table:table-cell>
          <table:table-cell table:formula="of:=3+STANDARDIZE([.W99];[.BP$1];[.BP$2])" office:value-type="float" office:value="1.77830081221464">
            <text:p>1.7783008122</text:p>
          </table:table-cell>
          <table:table-cell table:formula="of:=3+STANDARDIZE([.X99];[.BQ$1];[.BQ$2])" office:value-type="float" office:value="2.74430525989957">
            <text:p>2.7443052599</text:p>
          </table:table-cell>
          <table:table-cell table:formula="of:=3+STANDARDIZE([.Y99];[.BR$1];[.BR$2])" office:value-type="float" office:value="3.60780904954717">
            <text:p>3.6078090495</text:p>
          </table:table-cell>
          <table:table-cell table:formula="of:=3+STANDARDIZE([.Z99];[.BS$1];[.BS$2])" office:value-type="float" office:value="3.68690918221954">
            <text:p>3.6869091822</text:p>
          </table:table-cell>
          <table:table-cell table:formula="of:=3+STANDARDIZE([.AA99];[.BT$1];[.BT$2])" office:value-type="float" office:value="2.36151335812047">
            <text:p>2.3615133581</text:p>
          </table:table-cell>
          <table:table-cell table:formula="of:=3+STANDARDIZE([.AB99];[.BU$1];[.BU$2])" office:value-type="float" office:value="2.74430525989957">
            <text:p>2.7443052599</text:p>
          </table:table-cell>
          <table:table-cell table:formula="of:=3+STANDARDIZE([.AC99];[.BV$1];[.BV$2])" office:value-type="float" office:value="3.14611228699037">
            <text:p>3.146112287</text:p>
          </table:table-cell>
          <table:table-cell table:formula="of:=3+STANDARDIZE([.AD99];[.BW$1];[.BW$2])" office:value-type="float" office:value="3.41276127668911">
            <text:p>3.4127612767</text:p>
          </table:table-cell>
          <table:table-cell table:formula="of:=3+STANDARDIZE([.AE99];[.BX$1];[.BX$2])" office:value-type="float" office:value="3.97945987354856">
            <text:p>3.9794598735</text:p>
          </table:table-cell>
          <table:table-cell table:formula="of:=3+STANDARDIZE([.AF99];[.BY$1];[.BY$2])" office:value-type="float" office:value="2.68057566568571">
            <text:p>2.6805756657</text:p>
          </table:table-cell>
          <table:table-cell table:formula="of:=3+STANDARDIZE([.AG99];[.BZ$1];[.BZ$2])" office:value-type="float" office:value="2.08315970071904">
            <text:p>2.0831597007</text:p>
          </table:table-cell>
          <table:table-cell table:formula="of:=3+STANDARDIZE([.AH99];[.CA$1];[.CA$2])" office:value-type="float" office:value="1.36931182178653">
            <text:p>1.3693118218</text:p>
          </table:table-cell>
          <table:table-cell table:formula="of:=3+STANDARDIZE([.AI99];[.CB$1];[.CB$2])" office:value-type="float" office:value="2.58314411936731">
            <text:p>2.5831441194</text:p>
          </table:table-cell>
          <table:table-cell table:formula="of:=3+STANDARDIZE([.AJ99];[.CC$1];[.CC$2])" office:value-type="float" office:value="4.14009689216812">
            <text:p>4.1400968922</text:p>
          </table:table-cell>
          <table:table-cell table:formula="of:=3+STANDARDIZE([.AK99];[.CD$1];[.CD$2])" office:value-type="float" office:value="3.60780904954717">
            <text:p>3.6078090495</text:p>
          </table:table-cell>
          <table:table-cell table:formula="of:=3+STANDARDIZE([.AL99];[.CE$1];[.CE$2])" office:value-type="float" office:value="3.28556094120811">
            <text:p>3.2855609412</text:p>
          </table:table-cell>
          <table:table-cell table:formula="of:=3+STANDARDIZE([.AM99];[.CF$1];[.CF$2])" office:value-type="float" office:value="3.14207627976166">
            <text:p>3.1420762798</text:p>
          </table:table-cell>
          <table:table-cell table:formula="of:=3+STANDARDIZE([.AN99];[.CG$1];[.CG$2])" office:value-type="float" office:value="1.83345356918671">
            <text:p>1.8334535692</text:p>
          </table:table-cell>
          <table:table-cell table:formula="of:=3+STANDARDIZE([.AO99];[.CH$1];[.CH$2])" office:value-type="float" office:value="3.60133575342282">
            <text:p>3.6013357534</text:p>
          </table:table-cell>
          <table:table-cell table:formula="of:=3+STANDARDIZE([.AP99];[.CI$1];[.CI$2])" office:value-type="float" office:value="3.48944150436008">
            <text:p>3.4894415044</text:p>
          </table:table-cell>
          <table:table-cell table:formula="of:=3+STANDARDIZE([.AQ99];[.CJ$1];[.CJ$2])" office:value-type="float" office:value="2.43741931308294">
            <text:p>2.4374193131</text:p>
          </table:table-cell>
          <table:table-cell table:formula="of:=3+STANDARDIZE([.AR9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  <table:table-cell office:value-type="float" office:value="26.8099">
            <text:p>26.8099</text:p>
          </table:table-cell>
          <table:table-cell office:value-type="float" office:value="259.737">
            <text:p>259.737</text:p>
          </table:table-cell>
          <table:table-cell office:value-type="float" office:value="3342735">
            <text:p>3342735</text:p>
          </table:table-cell>
          <table:table-cell office:value-type="float" office:value="35402820">
            <text:p>35402820</text:p>
          </table:table-cell>
          <table:table-cell table:formula="of:=[.Z99]+1238" office:value-type="float" office:value="3619863">
            <text:p>3619863</text:p>
          </table:table-cell>
          <table:table-cell office:value-type="float" office:value="45263">
            <text:p>45263.0000</text:p>
          </table:table-cell>
          <table:table-cell office:value-type="float" office:value="3342735">
            <text:p>3342735</text:p>
          </table:table-cell>
          <table:table-cell office:value-type="float" office:value="252608">
            <text:p>252608</text:p>
          </table:table-cell>
          <table:table-cell office:value-type="float" office:value="484750">
            <text:p>484750</text:p>
          </table:table-cell>
          <table:table-cell office:value-type="float" office:value="5630623">
            <text:p>5630623</text:p>
          </table:table-cell>
          <table:table-cell office:value-type="float" office:value="14">
            <text:p>14</text:p>
          </table:table-cell>
          <table:table-cell office:value-type="float" office:value="194604">
            <text:p>194604</text:p>
          </table:table-cell>
          <table:table-cell office:value-type="float" office:value="481473">
            <text:p>481473</text:p>
          </table:table-cell>
          <table:table-cell office:value-type="float" office:value="360010">
            <text:p>360010</text:p>
          </table:table-cell>
          <table:table-cell office:value-type="float" office:value="746054">
            <text:p>746054</text:p>
          </table:table-cell>
          <table:table-cell office:value-type="float" office:value="35402820">
            <text:p>35402820</text:p>
          </table:table-cell>
          <table:table-cell office:value-type="float" office:value="360119">
            <text:p>360119</text:p>
          </table:table-cell>
          <table:table-cell office:value-type="float" office:value="491210">
            <text:p>491210</text:p>
          </table:table-cell>
          <table:table-cell office:value-type="float" office:value="16246">
            <text:p>16246</text:p>
          </table:table-cell>
          <table:table-cell office:value-type="float" office:value="4056427">
            <text:p>4056427</text:p>
          </table:table-cell>
          <table:table-cell office:value-type="float" office:value="1197881">
            <text:p>1197881</text:p>
          </table:table-cell>
          <table:table-cell office:value-type="float" office:value="9550">
            <text:p>955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0];[.AU$1];[.AU$2])" office:value-type="float" office:value="2.96172316069089">
            <text:p>2.9617231607</text:p>
          </table:table-cell>
          <table:table-cell table:formula="of:=3+STANDARDIZE([.C100];[.AV$1];[.AV$2])" office:value-type="float" office:value="1.84506087859339">
            <text:p>1.8450608786</text:p>
          </table:table-cell>
          <table:table-cell table:formula="of:=3+STANDARDIZE([.D100];[.AW$1];[.AW$2])" office:value-type="float" office:value="1.85940477029474">
            <text:p>1.8594047703</text:p>
          </table:table-cell>
          <table:table-cell table:formula="of:=3+STANDARDIZE([.E100];[.AX$1];[.AX$2])" office:value-type="float" office:value="1.84591358609854">
            <text:p>1.8459135861</text:p>
          </table:table-cell>
          <table:table-cell table:formula="of:=3+STANDARDIZE([.F100];[.AY$1];[.AY$2])" office:value-type="float" office:value="1.8776634749732">
            <text:p>1.877663475</text:p>
          </table:table-cell>
          <table:table-cell table:formula="of:=3+STANDARDIZE([.G100];[.AZ$1];[.AZ$2])" office:value-type="float" office:value="2.80662547123303">
            <text:p>2.8066254712</text:p>
          </table:table-cell>
          <table:table-cell table:formula="of:=3+STANDARDIZE([.H100];[.BA$1];[.BA$2])" office:value-type="float" office:value="2.7895087772745">
            <text:p>2.7895087773</text:p>
          </table:table-cell>
          <table:table-cell table:formula="of:=3+STANDARDIZE([.I100];[.BB$1];[.BB$2])" office:value-type="float" office:value="2.23275112381198">
            <text:p>2.2327511238</text:p>
          </table:table-cell>
          <table:table-cell table:formula="of:=3+STANDARDIZE([.J100];[.BC$1];[.BC$2])" office:value-type="float" office:value="2.25073922972985">
            <text:p>2.2507392297</text:p>
          </table:table-cell>
          <table:table-cell table:formula="of:=3+STANDARDIZE([.K100];[.BD$1];[.BD$2])" office:value-type="float" office:value="2.19499209468229">
            <text:p>2.1949920947</text:p>
          </table:table-cell>
          <table:table-cell table:formula="of:=3+STANDARDIZE([.L100];[.BE$1];[.BE$2])" office:value-type="float" office:value="2.25247030695847">
            <text:p>2.252470307</text:p>
          </table:table-cell>
          <table:table-cell table:formula="of:=3+STANDARDIZE([.M100];[.BF$1];[.BF$2])" office:value-type="float" office:value="2.58636751819564">
            <text:p>2.5863675182</text:p>
          </table:table-cell>
          <table:table-cell table:formula="of:=3+STANDARDIZE([.N100];[.BG$1];[.BG$2])" office:value-type="float" office:value="2.51137848917068">
            <text:p>2.5113784892</text:p>
          </table:table-cell>
          <table:table-cell table:formula="of:=3+STANDARDIZE([.O100];[.BH$1];[.BH$2])" office:value-type="float" office:value="1.78185225916627">
            <text:p>1.7818522592</text:p>
          </table:table-cell>
          <table:table-cell table:formula="of:=3+STANDARDIZE([.P100];[.BI$1];[.BI$2])" office:value-type="float" office:value="3.15631062594576">
            <text:p>3.1563106259</text:p>
          </table:table-cell>
          <table:table-cell table:formula="of:=3+STANDARDIZE([.Q100];[.BJ$1];[.BJ$2])" office:value-type="float" office:value="3.56260618092874">
            <text:p>3.5626061809</text:p>
          </table:table-cell>
          <table:table-cell table:formula="of:=3+STANDARDIZE([.R100];[.BK$1];[.BK$2])" office:value-type="float" office:value="3.53485041819182">
            <text:p>3.5348504182</text:p>
          </table:table-cell>
          <table:table-cell table:formula="of:=3+STANDARDIZE([.S100];[.BL$1];[.BL$2])" office:value-type="float" office:value="3.48408536208952">
            <text:p>3.4840853621</text:p>
          </table:table-cell>
          <table:table-cell table:formula="of:=3+STANDARDIZE([.T100];[.BM$1];[.BM$2])" office:value-type="float" office:value="3.60663005207973">
            <text:p>3.6066300521</text:p>
          </table:table-cell>
          <table:table-cell table:formula="of:=3+STANDARDIZE([.U100];[.BN$1];[.BN$2])" office:value-type="float" office:value="3.22401575191157">
            <text:p>3.2240157519</text:p>
          </table:table-cell>
          <table:table-cell table:formula="of:=3+STANDARDIZE([.V100];[.BO$1];[.BO$2])" office:value-type="float" office:value="3.85931220925928">
            <text:p>3.8593122093</text:p>
          </table:table-cell>
          <table:table-cell table:formula="of:=3+STANDARDIZE([.W100];[.BP$1];[.BP$2])" office:value-type="float" office:value="3.15432244064732">
            <text:p>3.1543224406</text:p>
          </table:table-cell>
          <table:table-cell table:formula="of:=3+STANDARDIZE([.X100];[.BQ$1];[.BQ$2])" office:value-type="float" office:value="2.63348667116109">
            <text:p>2.6334866712</text:p>
          </table:table-cell>
          <table:table-cell table:formula="of:=3+STANDARDIZE([.Y100];[.BR$1];[.BR$2])" office:value-type="float" office:value="2.97824698905835">
            <text:p>2.9782469891</text:p>
          </table:table-cell>
          <table:table-cell table:formula="of:=3+STANDARDIZE([.Z100];[.BS$1];[.BS$2])" office:value-type="float" office:value="3.69449080810472">
            <text:p>3.6944908081</text:p>
          </table:table-cell>
          <table:table-cell table:formula="of:=3+STANDARDIZE([.AA100];[.BT$1];[.BT$2])" office:value-type="float" office:value="2.35480905700195">
            <text:p>2.354809057</text:p>
          </table:table-cell>
          <table:table-cell table:formula="of:=3+STANDARDIZE([.AB100];[.BU$1];[.BU$2])" office:value-type="float" office:value="2.63348667116109">
            <text:p>2.6334866712</text:p>
          </table:table-cell>
          <table:table-cell table:formula="of:=3+STANDARDIZE([.AC100];[.BV$1];[.BV$2])" office:value-type="float" office:value="1.7516697830913">
            <text:p>1.7516697831</text:p>
          </table:table-cell>
          <table:table-cell table:formula="of:=3+STANDARDIZE([.AD100];[.BW$1];[.BW$2])" office:value-type="float" office:value="3.7335390278877">
            <text:p>3.7335390279</text:p>
          </table:table-cell>
          <table:table-cell table:formula="of:=3+STANDARDIZE([.AE100];[.BX$1];[.BX$2])" office:value-type="float" office:value="3.67258947592324">
            <text:p>3.6725894759</text:p>
          </table:table-cell>
          <table:table-cell table:formula="of:=3+STANDARDIZE([.AF100];[.BY$1];[.BY$2])" office:value-type="float" office:value="2.64883291864827">
            <text:p>2.6488329186</text:p>
          </table:table-cell>
          <table:table-cell table:formula="of:=3+STANDARDIZE([.AG100];[.BZ$1];[.BZ$2])" office:value-type="float" office:value="2.58950049090164">
            <text:p>2.5895004909</text:p>
          </table:table-cell>
          <table:table-cell table:formula="of:=3+STANDARDIZE([.AH100];[.CA$1];[.CA$2])" office:value-type="float" office:value="2.53988496318494">
            <text:p>2.5398849632</text:p>
          </table:table-cell>
          <table:table-cell table:formula="of:=3+STANDARDIZE([.AI100];[.CB$1];[.CB$2])" office:value-type="float" office:value="3.0457964021146">
            <text:p>3.0457964021</text:p>
          </table:table-cell>
          <table:table-cell table:formula="of:=3+STANDARDIZE([.AJ100];[.CC$1];[.CC$2])" office:value-type="float" office:value="4.88023065500537">
            <text:p>4.880230655</text:p>
          </table:table-cell>
          <table:table-cell table:formula="of:=3+STANDARDIZE([.AK100];[.CD$1];[.CD$2])" office:value-type="float" office:value="2.97824698905835">
            <text:p>2.9782469891</text:p>
          </table:table-cell>
          <table:table-cell table:formula="of:=3+STANDARDIZE([.AL100];[.CE$1];[.CE$2])" office:value-type="float" office:value="3.27165950931633">
            <text:p>3.2716595093</text:p>
          </table:table-cell>
          <table:table-cell table:formula="of:=3+STANDARDIZE([.AM100];[.CF$1];[.CF$2])" office:value-type="float" office:value="2.38299271354375">
            <text:p>2.3829927135</text:p>
          </table:table-cell>
          <table:table-cell table:formula="of:=3+STANDARDIZE([.AN100];[.CG$1];[.CG$2])" office:value-type="float" office:value="2.04213021792785">
            <text:p>2.0421302179</text:p>
          </table:table-cell>
          <table:table-cell table:formula="of:=3+STANDARDIZE([.AO100];[.CH$1];[.CH$2])" office:value-type="float" office:value="2.33138007087946">
            <text:p>2.3313800709</text:p>
          </table:table-cell>
          <table:table-cell table:formula="of:=3+STANDARDIZE([.AP100];[.CI$1];[.CI$2])" office:value-type="float" office:value="2.29326619047148">
            <text:p>2.2932661905</text:p>
          </table:table-cell>
          <table:table-cell table:formula="of:=3+STANDARDIZE([.AQ100];[.CJ$1];[.CJ$2])" office:value-type="float" office:value="2.58710627452406">
            <text:p>2.5871062745</text:p>
          </table:table-cell>
          <table:table-cell table:formula="of:=3+STANDARDIZE([.AR10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  <table:table-cell office:value-type="float" office:value="26.4952">
            <text:p>26.4952</text:p>
          </table:table-cell>
          <table:table-cell office:value-type="float" office:value="353.505">
            <text:p>353.505</text:p>
          </table:table-cell>
          <table:table-cell office:value-type="float" office:value="3192962">
            <text:p>3192962</text:p>
          </table:table-cell>
          <table:table-cell office:value-type="float" office:value="36161296">
            <text:p>36161296</text:p>
          </table:table-cell>
          <table:table-cell table:style-name="ce2" office:value-type="float" office:value="3621102">
            <text:p>3621102</text:p>
          </table:table-cell>
          <table:table-cell office:value-type="float" office:value="39829">
            <text:p>39829.0000</text:p>
          </table:table-cell>
          <table:table-cell office:value-type="float" office:value="3192962">
            <text:p>3192962</text:p>
          </table:table-cell>
          <table:table-cell office:value-type="float" office:value="468637">
            <text:p>468637</text:p>
          </table:table-cell>
          <table:table-cell office:value-type="float" office:value="303542">
            <text:p>303542</text:p>
          </table:table-cell>
          <table:table-cell office:value-type="float" office:value="2536286">
            <text:p>2536286</text:p>
          </table:table-cell>
          <table:table-cell office:value-type="float" office:value="4929">
            <text:p>4929</text:p>
          </table:table-cell>
          <table:table-cell office:value-type="float" office:value="216483">
            <text:p>216483</text:p>
          </table:table-cell>
          <table:table-cell office:value-type="float" office:value="575675">
            <text:p>575675</text:p>
          </table:table-cell>
          <table:table-cell office:value-type="float" office:value="332134">
            <text:p>332134</text:p>
          </table:table-cell>
          <table:table-cell office:value-type="float" office:value="551143">
            <text:p>551143</text:p>
          </table:table-cell>
          <table:table-cell office:value-type="float" office:value="36161296">
            <text:p>36161296</text:p>
          </table:table-cell>
          <table:table-cell office:value-type="float" office:value="393544">
            <text:p>393544</text:p>
          </table:table-cell>
          <table:table-cell office:value-type="float" office:value="618708">
            <text:p>618708</text:p>
          </table:table-cell>
          <table:table-cell office:value-type="float" office:value="5367">
            <text:p>5367</text:p>
          </table:table-cell>
          <table:table-cell office:value-type="float" office:value="4865088">
            <text:p>4865088</text:p>
          </table:table-cell>
          <table:table-cell office:value-type="float" office:value="1152949">
            <text:p>1152949</text:p>
          </table:table-cell>
          <table:table-cell office:value-type="float" office:value="2257">
            <text:p>225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1];[.AU$1];[.AU$2])" office:value-type="float" office:value="2.26139311497637">
            <text:p>2.261393115</text:p>
          </table:table-cell>
          <table:table-cell table:formula="of:=3+STANDARDIZE([.C101];[.AV$1];[.AV$2])" office:value-type="float" office:value="1.80615409068881">
            <text:p>1.8061540907</text:p>
          </table:table-cell>
          <table:table-cell table:formula="of:=3+STANDARDIZE([.D101];[.AW$1];[.AW$2])" office:value-type="float" office:value="1.8687577979689">
            <text:p>1.868757798</text:p>
          </table:table-cell>
          <table:table-cell table:formula="of:=3+STANDARDIZE([.E101];[.AX$1];[.AX$2])" office:value-type="float" office:value="1.84591358609854">
            <text:p>1.8459135861</text:p>
          </table:table-cell>
          <table:table-cell table:formula="of:=3+STANDARDIZE([.F101];[.AY$1];[.AY$2])" office:value-type="float" office:value="1.85764161426906">
            <text:p>1.8576416143</text:p>
          </table:table-cell>
          <table:table-cell table:formula="of:=3+STANDARDIZE([.G101];[.AZ$1];[.AZ$2])" office:value-type="float" office:value="2.84126965898801">
            <text:p>2.841269659</text:p>
          </table:table-cell>
          <table:table-cell table:formula="of:=3+STANDARDIZE([.H101];[.BA$1];[.BA$2])" office:value-type="float" office:value="2.62409666323257">
            <text:p>2.6240966632</text:p>
          </table:table-cell>
          <table:table-cell table:formula="of:=3+STANDARDIZE([.I101];[.BB$1];[.BB$2])" office:value-type="float" office:value="2.23767565549723">
            <text:p>2.2376756555</text:p>
          </table:table-cell>
          <table:table-cell table:formula="of:=3+STANDARDIZE([.J101];[.BC$1];[.BC$2])" office:value-type="float" office:value="2.2032441206272">
            <text:p>2.2032441206</text:p>
          </table:table-cell>
          <table:table-cell table:formula="of:=3+STANDARDIZE([.K101];[.BD$1];[.BD$2])" office:value-type="float" office:value="2.18276109951751">
            <text:p>2.1827610995</text:p>
          </table:table-cell>
          <table:table-cell table:formula="of:=3+STANDARDIZE([.L101];[.BE$1];[.BE$2])" office:value-type="float" office:value="2.17822373170676">
            <text:p>2.1782237317</text:p>
          </table:table-cell>
          <table:table-cell table:formula="of:=3+STANDARDIZE([.M101];[.BF$1];[.BF$2])" office:value-type="float" office:value="2.67387448790156">
            <text:p>2.6738744879</text:p>
          </table:table-cell>
          <table:table-cell table:formula="of:=3+STANDARDIZE([.N101];[.BG$1];[.BG$2])" office:value-type="float" office:value="3.03023493123869">
            <text:p>3.0302349312</text:p>
          </table:table-cell>
          <table:table-cell table:formula="of:=3+STANDARDIZE([.O101];[.BH$1];[.BH$2])" office:value-type="float" office:value="1.62744799118309">
            <text:p>1.6274479912</text:p>
          </table:table-cell>
          <table:table-cell table:formula="of:=3+STANDARDIZE([.P101];[.BI$1];[.BI$2])" office:value-type="float" office:value="2.02484823359273">
            <text:p>2.0248482336</text:p>
          </table:table-cell>
          <table:table-cell table:formula="of:=3+STANDARDIZE([.Q101];[.BJ$1];[.BJ$2])" office:value-type="float" office:value="3.65261184319792">
            <text:p>3.6526118432</text:p>
          </table:table-cell>
          <table:table-cell table:formula="of:=3+STANDARDIZE([.R101];[.BK$1];[.BK$2])" office:value-type="float" office:value="3.59501580226519">
            <text:p>3.5950158023</text:p>
          </table:table-cell>
          <table:table-cell table:formula="of:=3+STANDARDIZE([.S101];[.BL$1];[.BL$2])" office:value-type="float" office:value="3.83530896099147">
            <text:p>3.835308961</text:p>
          </table:table-cell>
          <table:table-cell table:formula="of:=3+STANDARDIZE([.T101];[.BM$1];[.BM$2])" office:value-type="float" office:value="3.6805279689222">
            <text:p>3.6805279689</text:p>
          </table:table-cell>
          <table:table-cell table:formula="of:=3+STANDARDIZE([.U101];[.BN$1];[.BN$2])" office:value-type="float" office:value="3.40127846361212">
            <text:p>3.4012784636</text:p>
          </table:table-cell>
          <table:table-cell table:formula="of:=3+STANDARDIZE([.V101];[.BO$1];[.BO$2])" office:value-type="float" office:value="3.1179264341407">
            <text:p>3.1179264341</text:p>
          </table:table-cell>
          <table:table-cell table:formula="of:=3+STANDARDIZE([.W101];[.BP$1];[.BP$2])" office:value-type="float" office:value="4.3634007900347">
            <text:p>4.36340079</text:p>
          </table:table-cell>
          <table:table-cell table:formula="of:=3+STANDARDIZE([.X101];[.BQ$1];[.BQ$2])" office:value-type="float" office:value="2.61238842384784">
            <text:p>2.6123884238</text:p>
          </table:table-cell>
          <table:table-cell table:formula="of:=3+STANDARDIZE([.Y101];[.BR$1];[.BR$2])" office:value-type="float" office:value="3.08966582691245">
            <text:p>3.0896658269</text:p>
          </table:table-cell>
          <table:table-cell table:formula="of:=3+STANDARDIZE([.Z101];[.BS$1];[.BS$2])" office:value-type="float" office:value="3.70207855808189">
            <text:p>3.7020785581</text:p>
          </table:table-cell>
          <table:table-cell table:formula="of:=3+STANDARDIZE([.AA101];[.BT$1];[.BT$2])" office:value-type="float" office:value="2.23804247918767">
            <text:p>2.2380424792</text:p>
          </table:table-cell>
          <table:table-cell table:formula="of:=3+STANDARDIZE([.AB101];[.BU$1];[.BU$2])" office:value-type="float" office:value="2.61238842384784">
            <text:p>2.6123884238</text:p>
          </table:table-cell>
          <table:table-cell table:formula="of:=3+STANDARDIZE([.AC101];[.BV$1];[.BV$2])" office:value-type="float" office:value="2.94804942698454">
            <text:p>2.948049427</text:p>
          </table:table-cell>
          <table:table-cell table:formula="of:=3+STANDARDIZE([.AD101];[.BW$1];[.BW$2])" office:value-type="float" office:value="2.58090181315057">
            <text:p>2.5809018132</text:p>
          </table:table-cell>
          <table:table-cell table:formula="of:=3+STANDARDIZE([.AE101];[.BX$1];[.BX$2])" office:value-type="float" office:value="2.73518160597254">
            <text:p>2.735181606</text:p>
          </table:table-cell>
          <table:table-cell table:formula="of:=3+STANDARDIZE([.AF101];[.BY$1];[.BY$2])" office:value-type="float" office:value="2.94431701275623">
            <text:p>2.9443170128</text:p>
          </table:table-cell>
          <table:table-cell table:formula="of:=3+STANDARDIZE([.AG101];[.BZ$1];[.BZ$2])" office:value-type="float" office:value="2.76226580363506">
            <text:p>2.7622658036</text:p>
          </table:table-cell>
          <table:table-cell table:formula="of:=3+STANDARDIZE([.AH101];[.CA$1];[.CA$2])" office:value-type="float" office:value="2.94751155759276">
            <text:p>2.9475115576</text:p>
          </table:table-cell>
          <table:table-cell table:formula="of:=3+STANDARDIZE([.AI101];[.CB$1];[.CB$2])" office:value-type="float" office:value="2.91263554809131">
            <text:p>2.9126355481</text:p>
          </table:table-cell>
          <table:table-cell table:formula="of:=3+STANDARDIZE([.AJ101];[.CC$1];[.CC$2])" office:value-type="float" office:value="3.14324404603302">
            <text:p>3.143244046</text:p>
          </table:table-cell>
          <table:table-cell table:formula="of:=3+STANDARDIZE([.AK101];[.CD$1];[.CD$2])" office:value-type="float" office:value="3.08966582691245">
            <text:p>3.0896658269</text:p>
          </table:table-cell>
          <table:table-cell table:formula="of:=3+STANDARDIZE([.AL101];[.CE$1];[.CE$2])" office:value-type="float" office:value="3.34313395339917">
            <text:p>3.3431339534</text:p>
          </table:table-cell>
          <table:table-cell table:formula="of:=3+STANDARDIZE([.AM101];[.CF$1];[.CF$2])" office:value-type="float" office:value="3.03498872891472">
            <text:p>3.0349887289</text:p>
          </table:table-cell>
          <table:table-cell table:formula="of:=3+STANDARDIZE([.AN101];[.CG$1];[.CG$2])" office:value-type="float" office:value="1.12820378408934">
            <text:p>1.1282037841</text:p>
          </table:table-cell>
          <table:table-cell table:formula="of:=3+STANDARDIZE([.AO101];[.CH$1];[.CH$2])" office:value-type="float" office:value="3.95576992591484">
            <text:p>3.9557699259</text:p>
          </table:table-cell>
          <table:table-cell table:formula="of:=3+STANDARDIZE([.AP101];[.CI$1];[.CI$2])" office:value-type="float" office:value="2.18733097533795">
            <text:p>2.1873309753</text:p>
          </table:table-cell>
          <table:table-cell table:formula="of:=3+STANDARDIZE([.AQ101];[.CJ$1];[.CJ$2])" office:value-type="float" office:value="2.37136180618609">
            <text:p>2.3713618062</text:p>
          </table:table-cell>
          <table:table-cell table:formula="of:=3+STANDARDIZE([.AR10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  <table:table-cell office:value-type="float" office:value="25.8829">
            <text:p>25.8829</text:p>
          </table:table-cell>
          <table:table-cell office:value-type="float" office:value="298.048">
            <text:p>298.048</text:p>
          </table:table-cell>
          <table:table-cell office:value-type="float" office:value="2851280">
            <text:p>2851280</text:p>
          </table:table-cell>
          <table:table-cell office:value-type="float" office:value="37137032">
            <text:p>37137032</text:p>
          </table:table-cell>
          <table:table-cell table:formula="of:=[.Z101]+1346" office:value-type="float" office:value="3622448">
            <text:p>3622448</text:p>
          </table:table-cell>
          <table:table-cell office:value-type="float" office:value="25363">
            <text:p>25363.0000</text:p>
          </table:table-cell>
          <table:table-cell office:value-type="float" office:value="2851280">
            <text:p>2851280</text:p>
          </table:table-cell>
          <table:table-cell office:value-type="float" office:value="194075">
            <text:p>194075</text:p>
          </table:table-cell>
          <table:table-cell office:value-type="float" office:value="350750">
            <text:p>350750</text:p>
          </table:table-cell>
          <table:table-cell office:value-type="float" office:value="1767532">
            <text:p>1767532</text:p>
          </table:table-cell>
          <table:table-cell office:value-type="float" office:value="330">
            <text:p>330</text:p>
          </table:table-cell>
          <table:table-cell office:value-type="float" office:value="222253">
            <text:p>222253</text:p>
          </table:table-cell>
          <table:table-cell office:value-type="float" office:value="395427">
            <text:p>395427</text:p>
          </table:table-cell>
          <table:table-cell office:value-type="float" office:value="172479">
            <text:p>172479</text:p>
          </table:table-cell>
          <table:table-cell office:value-type="float" office:value="621463">
            <text:p>621463</text:p>
          </table:table-cell>
          <table:table-cell office:value-type="float" office:value="37137032">
            <text:p>37137032</text:p>
          </table:table-cell>
          <table:table-cell office:value-type="float" office:value="334580">
            <text:p>334580</text:p>
          </table:table-cell>
          <table:table-cell office:value-type="float" office:value="275889">
            <text:p>275889</text:p>
          </table:table-cell>
          <table:table-cell office:value-type="float" office:value="14779">
            <text:p>14779</text:p>
          </table:table-cell>
          <table:table-cell office:value-type="float" office:value="4625680">
            <text:p>4625680</text:p>
          </table:table-cell>
          <table:table-cell office:value-type="float" office:value="1284217">
            <text:p>1284217</text:p>
          </table:table-cell>
          <table:table-cell office:value-type="float" office:value="20268">
            <text:p>2026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2];[.AU$1];[.AU$2])" office:value-type="float" office:value="2.49901758870515">
            <text:p>2.4990175887</text:p>
          </table:table-cell>
          <table:table-cell table:formula="of:=3+STANDARDIZE([.C102];[.AV$1];[.AV$2])" office:value-type="float" office:value="1.85247169533712">
            <text:p>1.8524716953</text:p>
          </table:table-cell>
          <table:table-cell table:formula="of:=3+STANDARDIZE([.D102];[.AW$1];[.AW$2])" office:value-type="float" office:value="1.78458054890149">
            <text:p>1.7845805489</text:p>
          </table:table-cell>
          <table:table-cell table:formula="of:=3+STANDARDIZE([.E102];[.AX$1];[.AX$2])" office:value-type="float" office:value="1.89024930273621">
            <text:p>1.8902493027</text:p>
          </table:table-cell>
          <table:table-cell table:formula="of:=3+STANDARDIZE([.F102];[.AY$1];[.AY$2])" office:value-type="float" office:value="1.78756510180455">
            <text:p>1.7875651018</text:p>
          </table:table-cell>
          <table:table-cell table:formula="of:=3+STANDARDIZE([.G102];[.AZ$1];[.AZ$2])" office:value-type="float" office:value="2.86791903418415">
            <text:p>2.8679190342</text:p>
          </table:table-cell>
          <table:table-cell table:formula="of:=3+STANDARDIZE([.H102];[.BA$1];[.BA$2])" office:value-type="float" office:value="3.42117628777214">
            <text:p>3.4211762878</text:p>
          </table:table-cell>
          <table:table-cell table:formula="of:=3+STANDARDIZE([.I102];[.BB$1];[.BB$2])" office:value-type="float" office:value="2.1047132999957">
            <text:p>2.1047133</text:p>
          </table:table-cell>
          <table:table-cell table:formula="of:=3+STANDARDIZE([.J102];[.BC$1];[.BC$2])" office:value-type="float" office:value="2.2467813039713">
            <text:p>2.246781304</text:p>
          </table:table-cell>
          <table:table-cell table:formula="of:=3+STANDARDIZE([.K102];[.BD$1];[.BD$2])" office:value-type="float" office:value="2.16676672122511">
            <text:p>2.1667667212</text:p>
          </table:table-cell>
          <table:table-cell table:formula="of:=3+STANDARDIZE([.L102];[.BE$1];[.BE$2])" office:value-type="float" office:value="2.14640377088459">
            <text:p>2.1464037709</text:p>
          </table:table-cell>
          <table:table-cell table:formula="of:=3+STANDARDIZE([.M102];[.BF$1];[.BF$2])" office:value-type="float" office:value="2.82527543548798">
            <text:p>2.8252754355</text:p>
          </table:table-cell>
          <table:table-cell table:formula="of:=3+STANDARDIZE([.N102];[.BG$1];[.BG$2])" office:value-type="float" office:value="1.92526287868644">
            <text:p>1.9252628787</text:p>
          </table:table-cell>
          <table:table-cell table:formula="of:=3+STANDARDIZE([.O102];[.BH$1];[.BH$2])" office:value-type="float" office:value="1.36516126063505">
            <text:p>1.3651612606</text:p>
          </table:table-cell>
          <table:table-cell table:formula="of:=3+STANDARDIZE([.P102];[.BI$1];[.BI$2])" office:value-type="float" office:value="1.2093060542028">
            <text:p>1.2093060542</text:p>
          </table:table-cell>
          <table:table-cell table:formula="of:=3+STANDARDIZE([.Q102];[.BJ$1];[.BJ$2])" office:value-type="float" office:value="3.79309029397717">
            <text:p>3.793090294</text:p>
          </table:table-cell>
          <table:table-cell table:formula="of:=3+STANDARDIZE([.R102];[.BK$1];[.BK$2])" office:value-type="float" office:value="3.68401043287372">
            <text:p>3.6840104329</text:p>
          </table:table-cell>
          <table:table-cell table:formula="of:=3+STANDARDIZE([.S102];[.BL$1];[.BL$2])" office:value-type="float" office:value="3.74553542205645">
            <text:p>3.7455354221</text:p>
          </table:table-cell>
          <table:table-cell table:formula="of:=3+STANDARDIZE([.T102];[.BM$1];[.BM$2])" office:value-type="float" office:value="3.77098921195349">
            <text:p>3.770989212</text:p>
          </table:table-cell>
          <table:table-cell table:formula="of:=3+STANDARDIZE([.U102];[.BN$1];[.BN$2])" office:value-type="float" office:value="3.68489880233301">
            <text:p>3.6848988023</text:p>
          </table:table-cell>
          <table:table-cell table:formula="of:=3+STANDARDIZE([.V102];[.BO$1];[.BO$2])" office:value-type="float" office:value="1.67543990695571">
            <text:p>1.675439907</text:p>
          </table:table-cell>
          <table:table-cell table:formula="of:=3+STANDARDIZE([.W102];[.BP$1];[.BP$2])" office:value-type="float" office:value="3.64831826697805">
            <text:p>3.648318267</text:p>
          </table:table-cell>
          <table:table-cell table:formula="of:=3+STANDARDIZE([.X102];[.BQ$1];[.BQ$2])" office:value-type="float" office:value="2.5642563083231">
            <text:p>2.5642563083</text:p>
          </table:table-cell>
          <table:table-cell table:formula="of:=3+STANDARDIZE([.Y102];[.BR$1];[.BR$2])" office:value-type="float" office:value="3.23299979024472">
            <text:p>3.2329997902</text:p>
          </table:table-cell>
          <table:table-cell table:formula="of:=3+STANDARDIZE([.Z102];[.BS$1];[.BS$2])" office:value-type="float" office:value="3.71032158590212">
            <text:p>3.7103215859</text:p>
          </table:table-cell>
          <table:table-cell table:formula="of:=3+STANDARDIZE([.AA102];[.BT$1];[.BT$2])" office:value-type="float" office:value="1.92719497925">
            <text:p>1.9271949793</text:p>
          </table:table-cell>
          <table:table-cell table:formula="of:=3+STANDARDIZE([.AB102];[.BU$1];[.BU$2])" office:value-type="float" office:value="2.5642563083231">
            <text:p>2.5642563083</text:p>
          </table:table-cell>
          <table:table-cell table:formula="of:=3+STANDARDIZE([.AC102];[.BV$1];[.BV$2])" office:value-type="float" office:value="1.42751103729326">
            <text:p>1.4275110373</text:p>
          </table:table-cell>
          <table:table-cell table:formula="of:=3+STANDARDIZE([.AD102];[.BW$1];[.BW$2])" office:value-type="float" office:value="2.88118490017382">
            <text:p>2.8811849002</text:p>
          </table:table-cell>
          <table:table-cell table:formula="of:=3+STANDARDIZE([.AE102];[.BX$1];[.BX$2])" office:value-type="float" office:value="2.50229292912316">
            <text:p>2.5022929291</text:p>
          </table:table-cell>
          <table:table-cell table:formula="of:=3+STANDARDIZE([.AF102];[.BY$1];[.BY$2])" office:value-type="float" office:value="2.66783047179947">
            <text:p>2.6678304718</text:p>
          </table:table-cell>
          <table:table-cell table:formula="of:=3+STANDARDIZE([.AG102];[.BZ$1];[.BZ$2])" office:value-type="float" office:value="2.80782802560462">
            <text:p>2.8078280256</text:p>
          </table:table-cell>
          <table:table-cell table:formula="of:=3+STANDARDIZE([.AH102];[.CA$1];[.CA$2])" office:value-type="float" office:value="2.16755063968422">
            <text:p>2.1675506397</text:p>
          </table:table-cell>
          <table:table-cell table:formula="of:=3+STANDARDIZE([.AI102];[.CB$1];[.CB$2])" office:value-type="float" office:value="2.14997963802216">
            <text:p>2.149979638</text:p>
          </table:table-cell>
          <table:table-cell table:formula="of:=3+STANDARDIZE([.AJ102];[.CC$1];[.CC$2])" office:value-type="float" office:value="3.76991415876619">
            <text:p>3.7699141588</text:p>
          </table:table-cell>
          <table:table-cell table:formula="of:=3+STANDARDIZE([.AK102];[.CD$1];[.CD$2])" office:value-type="float" office:value="3.23299979024472">
            <text:p>3.2329997902</text:p>
          </table:table-cell>
          <table:table-cell table:formula="of:=3+STANDARDIZE([.AL102];[.CE$1];[.CE$2])" office:value-type="float" office:value="3.21704811582549">
            <text:p>3.2170481158</text:p>
          </table:table-cell>
          <table:table-cell table:formula="of:=3+STANDARDIZE([.AM102];[.CF$1];[.CF$2])" office:value-type="float" office:value="1.28188968427512">
            <text:p>1.2818896843</text:p>
          </table:table-cell>
          <table:table-cell table:formula="of:=3+STANDARDIZE([.AN102];[.CG$1];[.CG$2])" office:value-type="float" office:value="1.9188900232003">
            <text:p>1.9188900232</text:p>
          </table:table-cell>
          <table:table-cell table:formula="of:=3+STANDARDIZE([.AO102];[.CH$1];[.CH$2])" office:value-type="float" office:value="3.47486145324915">
            <text:p>3.4748614532</text:p>
          </table:table-cell>
          <table:table-cell table:formula="of:=3+STANDARDIZE([.AP102];[.CI$1];[.CI$2])" office:value-type="float" office:value="2.49681873061589">
            <text:p>2.4968187306</text:p>
          </table:table-cell>
          <table:table-cell table:formula="of:=3+STANDARDIZE([.AQ102];[.CJ$1];[.CJ$2])" office:value-type="float" office:value="2.90417047466753">
            <text:p>2.9041704747</text:p>
          </table:table-cell>
          <table:table-cell table:formula="of:=3+STANDARDIZE([.AR10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  <table:table-cell office:value-type="float" office:value="26.0899">
            <text:p>26.0899</text:p>
          </table:table-cell>
          <table:table-cell office:value-type="float" office:value="266.819">
            <text:p>266.819</text:p>
          </table:table-cell>
          <table:table-cell office:value-type="float" office:value="2681173">
            <text:p>2681173</text:p>
          </table:table-cell>
          <table:table-cell office:value-type="float" office:value="34540976">
            <text:p>34540976</text:p>
          </table:table-cell>
          <table:table-cell table:formula="of:=[.Z102]+1346" office:value-type="float" office:value="3623794">
            <text:p>3623794</text:p>
          </table:table-cell>
          <table:table-cell office:value-type="float" office:value="22576">
            <text:p>22576.0000</text:p>
          </table:table-cell>
          <table:table-cell office:value-type="float" office:value="2681173">
            <text:p>2681173</text:p>
          </table:table-cell>
          <table:table-cell office:value-type="float" office:value="399698">
            <text:p>399698</text:p>
          </table:table-cell>
          <table:table-cell office:value-type="float" office:value="224000">
            <text:p>224000</text:p>
          </table:table-cell>
          <table:table-cell office:value-type="float" office:value="2674588">
            <text:p>2674588</text:p>
          </table:table-cell>
          <table:table-cell office:value-type="float" office:value="25">
            <text:p>25</text:p>
          </table:table-cell>
          <table:table-cell office:value-type="float" office:value="134773">
            <text:p>134773</text:p>
          </table:table-cell>
          <table:table-cell office:value-type="float" office:value="486442">
            <text:p>486442</text:p>
          </table:table-cell>
          <table:table-cell office:value-type="float" office:value="319677">
            <text:p>319677</text:p>
          </table:table-cell>
          <table:table-cell office:value-type="float" office:value="535210">
            <text:p>535210</text:p>
          </table:table-cell>
          <table:table-cell office:value-type="float" office:value="34540976">
            <text:p>34540976</text:p>
          </table:table-cell>
          <table:table-cell office:value-type="float" office:value="228524">
            <text:p>228524</text:p>
          </table:table-cell>
          <table:table-cell office:value-type="float" office:value="540588">
            <text:p>540588</text:p>
          </table:table-cell>
          <table:table-cell office:value-type="float" office:value="18088">
            <text:p>18088</text:p>
          </table:table-cell>
          <table:table-cell office:value-type="float" office:value="4456932">
            <text:p>4456932</text:p>
          </table:table-cell>
          <table:table-cell office:value-type="float" office:value="1195300">
            <text:p>1195300</text:p>
          </table:table-cell>
          <table:table-cell office:value-type="float" office:value="10077">
            <text:p>1007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3];[.AU$1];[.AU$2])" office:value-type="float" office:value="3.18988478569516">
            <text:p>3.1898847857</text:p>
          </table:table-cell>
          <table:table-cell table:formula="of:=3+STANDARDIZE([.C103];[.AV$1];[.AV$2])" office:value-type="float" office:value="1.88396766649797">
            <text:p>1.8839676665</text:p>
          </table:table-cell>
          <table:table-cell table:formula="of:=3+STANDARDIZE([.D103];[.AW$1];[.AW$2])" office:value-type="float" office:value="1.86034007306216">
            <text:p>1.8603400731</text:p>
          </table:table-cell>
          <table:table-cell table:formula="of:=3+STANDARDIZE([.E103];[.AX$1];[.AX$2])" office:value-type="float" office:value="1.837046442771">
            <text:p>1.8370464428</text:p>
          </table:table-cell>
          <table:table-cell table:formula="of:=3+STANDARDIZE([.F103];[.AY$1];[.AY$2])" office:value-type="float" office:value="1.89768533567735">
            <text:p>1.8976853357</text:p>
          </table:table-cell>
          <table:table-cell table:formula="of:=3+STANDARDIZE([.G103];[.AZ$1];[.AZ$2])" office:value-type="float" office:value="2.93987234721372">
            <text:p>2.9398723472</text:p>
          </table:table-cell>
          <table:table-cell table:formula="of:=3+STANDARDIZE([.H103];[.BA$1];[.BA$2])" office:value-type="float" office:value="3.26817008228335">
            <text:p>3.2681700823</text:p>
          </table:table-cell>
          <table:table-cell table:formula="of:=3+STANDARDIZE([.I103];[.BB$1];[.BB$2])" office:value-type="float" office:value="2.17464164992613">
            <text:p>2.1746416499</text:p>
          </table:table-cell>
          <table:table-cell table:formula="of:=3+STANDARDIZE([.J103];[.BC$1];[.BC$2])" office:value-type="float" office:value="2.09539064370661">
            <text:p>2.0953906437</text:p>
          </table:table-cell>
          <table:table-cell table:formula="of:=3+STANDARDIZE([.K103];[.BD$1];[.BD$2])" office:value-type="float" office:value="2.09338075023644">
            <text:p>2.0933807502</text:p>
          </table:table-cell>
          <table:table-cell table:formula="of:=3+STANDARDIZE([.L103];[.BE$1];[.BE$2])" office:value-type="float" office:value="2.14640377088459">
            <text:p>2.1464037709</text:p>
          </table:table-cell>
          <table:table-cell table:formula="of:=3+STANDARDIZE([.M103];[.BF$1];[.BF$2])" office:value-type="float" office:value="2.80444044270086">
            <text:p>2.8044404427</text:p>
          </table:table-cell>
          <table:table-cell table:formula="of:=3+STANDARDIZE([.N103];[.BG$1];[.BG$2])" office:value-type="float" office:value="3.60554103251318">
            <text:p>3.6055410325</text:p>
          </table:table-cell>
          <table:table-cell table:formula="of:=3+STANDARDIZE([.O103];[.BH$1];[.BH$2])" office:value-type="float" office:value="1.09284827891926">
            <text:p>1.0928482789</text:p>
          </table:table-cell>
          <table:table-cell table:formula="of:=3+STANDARDIZE([.P103];[.BI$1];[.BI$2])" office:value-type="float" office:value="0.811480600841855">
            <text:p>0.8114806008</text:p>
          </table:table-cell>
          <table:table-cell table:formula="of:=3+STANDARDIZE([.Q103];[.BJ$1];[.BJ$2])" office:value-type="float" office:value="3.92113702344853">
            <text:p>3.9211370234</text:p>
          </table:table-cell>
          <table:table-cell table:formula="of:=3+STANDARDIZE([.R103];[.BK$1];[.BK$2])" office:value-type="float" office:value="3.82564977454644">
            <text:p>3.8256497745</text:p>
          </table:table-cell>
          <table:table-cell table:formula="of:=3+STANDARDIZE([.S103];[.BL$1];[.BL$2])" office:value-type="float" office:value="3.84022805901531">
            <text:p>3.840228059</text:p>
          </table:table-cell>
          <table:table-cell table:formula="of:=3+STANDARDIZE([.T103];[.BM$1];[.BM$2])" office:value-type="float" office:value="3.86399865901384">
            <text:p>3.863998659</text:p>
          </table:table-cell>
          <table:table-cell table:formula="of:=3+STANDARDIZE([.U103];[.BN$1];[.BN$2])" office:value-type="float" office:value="3.59626744648273">
            <text:p>3.5962674465</text:p>
          </table:table-cell>
          <table:table-cell table:formula="of:=3+STANDARDIZE([.V103];[.BO$1];[.BO$2])" office:value-type="float" office:value="2.16310071232447">
            <text:p>2.1631007123</text:p>
          </table:table-cell>
          <table:table-cell table:formula="of:=3+STANDARDIZE([.W103];[.BP$1];[.BP$2])" office:value-type="float" office:value="3.24564029823585">
            <text:p>3.2456402982</text:p>
          </table:table-cell>
          <table:table-cell table:formula="of:=3+STANDARDIZE([.X103];[.BQ$1];[.BQ$2])" office:value-type="float" office:value="2.54029364779207">
            <text:p>2.5402936478</text:p>
          </table:table-cell>
          <table:table-cell table:formula="of:=3+STANDARDIZE([.Y103];[.BR$1];[.BR$2])" office:value-type="float" office:value="2.85164356733962">
            <text:p>2.8516435673</text:p>
          </table:table-cell>
          <table:table-cell table:formula="of:=3+STANDARDIZE([.Z103];[.BS$1];[.BS$2])" office:value-type="float" office:value="3.71856461372236">
            <text:p>3.7185646137</text:p>
          </table:table-cell>
          <table:table-cell table:formula="of:=3+STANDARDIZE([.AA103];[.BT$1];[.BT$2])" office:value-type="float" office:value="1.86730752022012">
            <text:p>1.8673075202</text:p>
          </table:table-cell>
          <table:table-cell table:formula="of:=3+STANDARDIZE([.AB103];[.BU$1];[.BU$2])" office:value-type="float" office:value="2.54029364779207">
            <text:p>2.5402936478</text:p>
          </table:table-cell>
          <table:table-cell table:formula="of:=3+STANDARDIZE([.AC103];[.BV$1];[.BV$2])" office:value-type="float" office:value="2.56626172130449">
            <text:p>2.5662617213</text:p>
          </table:table-cell>
          <table:table-cell table:formula="of:=3+STANDARDIZE([.AD103];[.BW$1];[.BW$2])" office:value-type="float" office:value="2.07494694728029">
            <text:p>2.0749469473</text:p>
          </table:table-cell>
          <table:table-cell table:formula="of:=3+STANDARDIZE([.AE103];[.BX$1];[.BX$2])" office:value-type="float" office:value="2.77707923484422">
            <text:p>2.7770792348</text:p>
          </table:table-cell>
          <table:table-cell table:formula="of:=3+STANDARDIZE([.AF103];[.BY$1];[.BY$2])" office:value-type="float" office:value="2.64949422587822">
            <text:p>2.6494942259</text:p>
          </table:table-cell>
          <table:table-cell table:formula="of:=3+STANDARDIZE([.AG103];[.BZ$1];[.BZ$2])" office:value-type="float" office:value="2.1170510450333">
            <text:p>2.117051045</text:p>
          </table:table-cell>
          <table:table-cell table:formula="of:=3+STANDARDIZE([.AH103];[.CA$1];[.CA$2])" office:value-type="float" office:value="2.56138659316745">
            <text:p>2.5613865932</text:p>
          </table:table-cell>
          <table:table-cell table:formula="of:=3+STANDARDIZE([.AI103];[.CB$1];[.CB$2])" office:value-type="float" office:value="2.85312970942837">
            <text:p>2.8531297094</text:p>
          </table:table-cell>
          <table:table-cell table:formula="of:=3+STANDARDIZE([.AJ103];[.CC$1];[.CC$2])" office:value-type="float" office:value="3.00125407296451">
            <text:p>3.001254073</text:p>
          </table:table-cell>
          <table:table-cell table:formula="of:=3+STANDARDIZE([.AK103];[.CD$1];[.CD$2])" office:value-type="float" office:value="2.85164356733962">
            <text:p>2.8516435673</text:p>
          </table:table-cell>
          <table:table-cell table:formula="of:=3+STANDARDIZE([.AL103];[.CE$1];[.CE$2])" office:value-type="float" office:value="2.99026296573875">
            <text:p>2.9902629657</text:p>
          </table:table-cell>
          <table:table-cell table:formula="of:=3+STANDARDIZE([.AM103];[.CF$1];[.CF$2])" office:value-type="float" office:value="2.63550066854687">
            <text:p>2.6355006685</text:p>
          </table:table-cell>
          <table:table-cell table:formula="of:=3+STANDARDIZE([.AN103];[.CG$1];[.CG$2])" office:value-type="float" office:value="2.19687352991706">
            <text:p>2.1968735299</text:p>
          </table:table-cell>
          <table:table-cell table:formula="of:=3+STANDARDIZE([.AO103];[.CH$1];[.CH$2])" office:value-type="float" office:value="3.1358905627802">
            <text:p>3.1358905628</text:p>
          </table:table-cell>
          <table:table-cell table:formula="of:=3+STANDARDIZE([.AP103];[.CI$1];[.CI$2])" office:value-type="float" office:value="2.2871810219889">
            <text:p>2.287181022</text:p>
          </table:table-cell>
          <table:table-cell table:formula="of:=3+STANDARDIZE([.AQ103];[.CJ$1];[.CJ$2])" office:value-type="float" office:value="2.60269620114056">
            <text:p>2.6026962011</text:p>
          </table:table-cell>
          <table:table-cell table:formula="of:=3+STANDARDIZE([.AR10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  <table:table-cell office:value-type="float" office:value="26.3919">
            <text:p>26.3919</text:p>
          </table:table-cell>
          <table:table-cell office:value-type="float" office:value="244.618">
            <text:p>244.618</text:p>
          </table:table-cell>
          <table:table-cell office:value-type="float" office:value="1791310">
            <text:p>1791310</text:p>
          </table:table-cell>
          <table:table-cell office:value-type="float" office:value="39186360">
            <text:p>39186360</text:p>
          </table:table-cell>
          <table:table-cell table:formula="of:=[.Z103]+1346" office:value-type="float" office:value="3625140">
            <text:p>3625140</text:p>
          </table:table-cell>
          <table:table-cell office:value-type="float" office:value="29049">
            <text:p>29049.0000</text:p>
          </table:table-cell>
          <table:table-cell office:value-type="float" office:value="1791310">
            <text:p>1791310</text:p>
          </table:table-cell>
          <table:table-cell office:value-type="float" office:value="491711">
            <text:p>491711</text:p>
          </table:table-cell>
          <table:table-cell office:value-type="float" office:value="398750">
            <text:p>398750</text:p>
          </table:table-cell>
          <table:table-cell office:value-type="float" office:value="2778481">
            <text:p>2778481</text:p>
          </table:table-cell>
          <table:table-cell office:value-type="float" office:value="310">
            <text:p>310</text:p>
          </table:table-cell>
          <table:table-cell office:value-type="float" office:value="242582">
            <text:p>242582</text:p>
          </table:table-cell>
          <table:table-cell office:value-type="float" office:value="381543">
            <text:p>381543</text:p>
          </table:table-cell>
          <table:table-cell office:value-type="float" office:value="244787">
            <text:p>244787</text:p>
          </table:table-cell>
          <table:table-cell office:value-type="float" office:value="643952">
            <text:p>643952</text:p>
          </table:table-cell>
          <table:table-cell office:value-type="float" office:value="39186360">
            <text:p>39186360</text:p>
          </table:table-cell>
          <table:table-cell office:value-type="float" office:value="238939">
            <text:p>238939</text:p>
          </table:table-cell>
          <table:table-cell office:value-type="float" office:value="712637">
            <text:p>712637</text:p>
          </table:table-cell>
          <table:table-cell office:value-type="float" office:value="14352">
            <text:p>14352</text:p>
          </table:table-cell>
          <table:table-cell office:value-type="float" office:value="4875189">
            <text:p>4875189</text:p>
          </table:table-cell>
          <table:table-cell office:value-type="float" office:value="1225699">
            <text:p>1225699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4];[.AU$1];[.AU$2])" office:value-type="float" office:value="4.41250743247216">
            <text:p>4.4125074325</text:p>
          </table:table-cell>
          <table:table-cell table:formula="of:=3+STANDARDIZE([.C104];[.AV$1];[.AV$2])" office:value-type="float" office:value="2.11185028136766">
            <text:p>2.1118502814</text:p>
          </table:table-cell>
          <table:table-cell table:formula="of:=3+STANDARDIZE([.D104];[.AW$1];[.AW$2])" office:value-type="float" office:value="1.92019945017676">
            <text:p>1.9201994502</text:p>
          </table:table-cell>
          <table:table-cell table:formula="of:=3+STANDARDIZE([.E104];[.AX$1];[.AX$2])" office:value-type="float" office:value="2.04985788263182">
            <text:p>2.0498578826</text:p>
          </table:table-cell>
          <table:table-cell table:formula="of:=3+STANDARDIZE([.F104];[.AY$1];[.AY$2])" office:value-type="float" office:value="1.98978589491642">
            <text:p>1.9897858949</text:p>
          </table:table-cell>
          <table:table-cell table:formula="of:=3+STANDARDIZE([.G104];[.AZ$1];[.AZ$2])" office:value-type="float" office:value="3.12108809854745">
            <text:p>3.1210880985</text:p>
          </table:table-cell>
          <table:table-cell table:formula="of:=3+STANDARDIZE([.H104];[.BA$1];[.BA$2])" office:value-type="float" office:value="5.00086197687262">
            <text:p>5.0008619769</text:p>
          </table:table-cell>
          <table:table-cell table:formula="of:=3+STANDARDIZE([.I104];[.BB$1];[.BB$2])" office:value-type="float" office:value="2.16676239922974">
            <text:p>2.1667623992</text:p>
          </table:table-cell>
          <table:table-cell table:formula="of:=3+STANDARDIZE([.J104];[.BC$1];[.BC$2])" office:value-type="float" office:value="2.15772797440383">
            <text:p>2.1577279744</text:p>
          </table:table-cell>
          <table:table-cell table:formula="of:=3+STANDARDIZE([.K104];[.BD$1];[.BD$2])" office:value-type="float" office:value="2.08397229241738">
            <text:p>2.0839722924</text:p>
          </table:table-cell>
          <table:table-cell table:formula="of:=3+STANDARDIZE([.L104];[.BE$1];[.BE$2])" office:value-type="float" office:value="2.18883038531414">
            <text:p>2.1888303853</text:p>
          </table:table-cell>
          <table:table-cell table:formula="of:=3+STANDARDIZE([.M104];[.BF$1];[.BF$2])" office:value-type="float" office:value="2.80444044270086">
            <text:p>2.8044404427</text:p>
          </table:table-cell>
          <table:table-cell table:formula="of:=3+STANDARDIZE([.N104];[.BG$1];[.BG$2])" office:value-type="float" office:value="2.92454195229891">
            <text:p>2.9245419523</text:p>
          </table:table-cell>
          <table:table-cell table:formula="of:=3+STANDARDIZE([.O104];[.BH$1];[.BH$2])" office:value-type="float" office:value="1.14297953475796">
            <text:p>1.1429795348</text:p>
          </table:table-cell>
          <table:table-cell table:formula="of:=3+STANDARDIZE([.P104];[.BI$1];[.BI$2])" office:value-type="float" office:value="3.47574106349734">
            <text:p>3.4757410635</text:p>
          </table:table-cell>
          <table:table-cell table:formula="of:=3+STANDARDIZE([.Q104];[.BJ$1];[.BJ$2])" office:value-type="float" office:value="3.99572735129592">
            <text:p>3.9957273513</text:p>
          </table:table-cell>
          <table:table-cell table:formula="of:=3+STANDARDIZE([.R104];[.BK$1];[.BK$2])" office:value-type="float" office:value="3.96102188871153">
            <text:p>3.9610218887</text:p>
          </table:table-cell>
          <table:table-cell table:formula="of:=3+STANDARDIZE([.S104];[.BL$1];[.BL$2])" office:value-type="float" office:value="3.99026054874233">
            <text:p>3.9902605487</text:p>
          </table:table-cell>
          <table:table-cell table:formula="of:=3+STANDARDIZE([.T104];[.BM$1];[.BM$2])" office:value-type="float" office:value="4.02453551284403">
            <text:p>4.0245355128</text:p>
          </table:table-cell>
          <table:table-cell table:formula="of:=3+STANDARDIZE([.U104];[.BN$1];[.BN$2])" office:value-type="float" office:value="3.28783032812377">
            <text:p>3.2878303281</text:p>
          </table:table-cell>
          <table:table-cell table:formula="of:=3+STANDARDIZE([.V104];[.BO$1];[.BO$2])" office:value-type="float" office:value="2.87456720131657">
            <text:p>2.8745672013</text:p>
          </table:table-cell>
          <table:table-cell table:formula="of:=3+STANDARDIZE([.W104];[.BP$1];[.BP$2])" office:value-type="float" office:value="2.95937261166101">
            <text:p>2.9593726117</text:p>
          </table:table-cell>
          <table:table-cell table:formula="of:=3+STANDARDIZE([.X104];[.BQ$1];[.BQ$2])" office:value-type="float" office:value="2.41494028203916">
            <text:p>2.414940282</text:p>
          </table:table-cell>
          <table:table-cell table:formula="of:=3+STANDARDIZE([.Y104];[.BR$1];[.BR$2])" office:value-type="float" office:value="3.53404259732348">
            <text:p>3.5340425973</text:p>
          </table:table-cell>
          <table:table-cell table:formula="of:=3+STANDARDIZE([.Z104];[.BS$1];[.BS$2])" office:value-type="float" office:value="3.72680764154259">
            <text:p>3.7268076415</text:p>
          </table:table-cell>
          <table:table-cell table:formula="of:=3+STANDARDIZE([.AA104];[.BT$1];[.BT$2])" office:value-type="float" office:value="2.00640028028486">
            <text:p>2.0064002803</text:p>
          </table:table-cell>
          <table:table-cell table:formula="of:=3+STANDARDIZE([.AB104];[.BU$1];[.BU$2])" office:value-type="float" office:value="2.41494028203916">
            <text:p>2.414940282</text:p>
          </table:table-cell>
          <table:table-cell table:formula="of:=3+STANDARDIZE([.AC104];[.BV$1];[.BV$2])" office:value-type="float" office:value="3.07583441836622">
            <text:p>3.0758344184</text:p>
          </table:table-cell>
          <table:table-cell table:formula="of:=3+STANDARDIZE([.AD104];[.BW$1];[.BW$2])" office:value-type="float" office:value="3.18650578174297">
            <text:p>3.1865057817</text:p>
          </table:table-cell>
          <table:table-cell table:formula="of:=3+STANDARDIZE([.AE104];[.BX$1];[.BX$2])" office:value-type="float" office:value="2.80855289651481">
            <text:p>2.8085528965</text:p>
          </table:table-cell>
          <table:table-cell table:formula="of:=3+STANDARDIZE([.AF104];[.BY$1];[.BY$2])" office:value-type="float" office:value="2.66662809501774">
            <text:p>2.666628095</text:p>
          </table:table-cell>
          <table:table-cell table:formula="of:=3+STANDARDIZE([.AG104];[.BZ$1];[.BZ$2])" office:value-type="float" office:value="2.968353919958">
            <text:p>2.96835392</text:p>
          </table:table-cell>
          <table:table-cell table:formula="of:=3+STANDARDIZE([.AH104];[.CA$1];[.CA$2])" office:value-type="float" office:value="2.10747242864032">
            <text:p>2.1074724286</text:p>
          </table:table-cell>
          <table:table-cell table:formula="of:=3+STANDARDIZE([.AI104];[.CB$1];[.CB$2])" office:value-type="float" office:value="2.49538769630583">
            <text:p>2.4953876963</text:p>
          </table:table-cell>
          <table:table-cell table:formula="of:=3+STANDARDIZE([.AJ104];[.CC$1];[.CC$2])" office:value-type="float" office:value="3.9703291781811">
            <text:p>3.9703291782</text:p>
          </table:table-cell>
          <table:table-cell table:formula="of:=3+STANDARDIZE([.AK104];[.CD$1];[.CD$2])" office:value-type="float" office:value="3.53404259732348">
            <text:p>3.5340425973</text:p>
          </table:table-cell>
          <table:table-cell table:formula="of:=3+STANDARDIZE([.AL104];[.CE$1];[.CE$2])" office:value-type="float" office:value="3.01253391069381">
            <text:p>3.0125339107</text:p>
          </table:table-cell>
          <table:table-cell table:formula="of:=3+STANDARDIZE([.AM104];[.CF$1];[.CF$2])" office:value-type="float" office:value="3.51532044963018">
            <text:p>3.5153204496</text:p>
          </table:table-cell>
          <table:table-cell table:formula="of:=3+STANDARDIZE([.AN104];[.CG$1];[.CG$2])" office:value-type="float" office:value="1.88301847367837">
            <text:p>1.8830184737</text:p>
          </table:table-cell>
          <table:table-cell table:formula="of:=3+STANDARDIZE([.AO104];[.CH$1];[.CH$2])" office:value-type="float" office:value="3.97606021062712">
            <text:p>3.9760602106</text:p>
          </table:table-cell>
          <table:table-cell table:formula="of:=3+STANDARDIZE([.AP104];[.CI$1];[.CI$2])" office:value-type="float" office:value="2.3588520939386">
            <text:p>2.3588520939</text:p>
          </table:table-cell>
          <table:table-cell table:formula="of:=3+STANDARDIZE([.AQ104];[.CJ$1];[.CJ$2])" office:value-type="float" office:value="2.31832055680587">
            <text:p>2.3183205568</text:p>
          </table:table-cell>
          <table:table-cell table:formula="of:=3+STANDARDIZE([.AR10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  <table:table-cell office:value-type="float" office:value="26.84">
            <text:p>26.84</text:p>
          </table:table-cell>
          <table:table-cell office:value-type="float" office:value="277.07">
            <text:p>277.07</text:p>
          </table:table-cell>
          <table:table-cell office:value-type="float" office:value="1594364">
            <text:p>1594364</text:p>
          </table:table-cell>
          <table:table-cell office:value-type="float" office:value="39978072">
            <text:p>39978072</text:p>
          </table:table-cell>
          <table:table-cell table:formula="of:=[.Z104]+1346" office:value-type="float" office:value="3626486">
            <text:p>3626486</text:p>
          </table:table-cell>
          <table:table-cell office:value-type="float" office:value="31792">
            <text:p>31792.0000</text:p>
          </table:table-cell>
          <table:table-cell office:value-type="float" office:value="1594364">
            <text:p>1594364</text:p>
          </table:table-cell>
          <table:table-cell office:value-type="float" office:value="519935">
            <text:p>519935</text:p>
          </table:table-cell>
          <table:table-cell office:value-type="float" office:value="468510">
            <text:p>468510</text:p>
          </table:table-cell>
          <table:table-cell office:value-type="float" office:value="7306934">
            <text:p>7306934</text:p>
          </table:table-cell>
          <table:table-cell office:value-type="float" office:value="207">
            <text:p>207</text:p>
          </table:table-cell>
          <table:table-cell office:value-type="float" office:value="280433">
            <text:p>280433</text:p>
          </table:table-cell>
          <table:table-cell office:value-type="float" office:value="410759">
            <text:p>410759</text:p>
          </table:table-cell>
          <table:table-cell office:value-type="float" office:value="274190">
            <text:p>274190</text:p>
          </table:table-cell>
          <table:table-cell office:value-type="float" office:value="556447">
            <text:p>556447</text:p>
          </table:table-cell>
          <table:table-cell office:value-type="float" office:value="39978072">
            <text:p>39978072</text:p>
          </table:table-cell>
          <table:table-cell office:value-type="float" office:value="357955">
            <text:p>357955</text:p>
          </table:table-cell>
          <table:table-cell office:value-type="float" office:value="542538">
            <text:p>542538</text:p>
          </table:table-cell>
          <table:table-cell office:value-type="float" office:value="9588">
            <text:p>9588</text:p>
          </table:table-cell>
          <table:table-cell office:value-type="float" office:value="4617255">
            <text:p>4617255</text:p>
          </table:table-cell>
          <table:table-cell office:value-type="float" office:value="1343665">
            <text:p>1343665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5];[.AU$1];[.AU$2])" office:value-type="float" office:value="2.96767902438777">
            <text:p>2.9676790244</text:p>
          </table:table-cell>
          <table:table-cell table:formula="of:=3+STANDARDIZE([.C105];[.AV$1];[.AV$2])" office:value-type="float" office:value="2.41291471158168">
            <text:p>2.4129147116</text:p>
          </table:table-cell>
          <table:table-cell table:formula="of:=3+STANDARDIZE([.D105];[.AW$1];[.AW$2])" office:value-type="float" office:value="2.13999560051943">
            <text:p>2.1399956005</text:p>
          </table:table-cell>
          <table:table-cell table:formula="of:=3+STANDARDIZE([.E105];[.AX$1];[.AX$2])" office:value-type="float" office:value="2.33360646911291">
            <text:p>2.3336064691</text:p>
          </table:table-cell>
          <table:table-cell table:formula="of:=3+STANDARDIZE([.F105];[.AY$1];[.AY$2])" office:value-type="float" office:value="2.22304057211971">
            <text:p>2.2230405721</text:p>
          </table:table-cell>
          <table:table-cell table:formula="of:=3+STANDARDIZE([.G105];[.AZ$1];[.AZ$2])" office:value-type="float" office:value="3.0331451604002">
            <text:p>3.0331451604</text:p>
          </table:table-cell>
          <table:table-cell table:formula="of:=3+STANDARDIZE([.H105];[.BA$1];[.BA$2])" office:value-type="float" office:value="5.21279624798885">
            <text:p>5.212796248</text:p>
          </table:table-cell>
          <table:table-cell table:formula="of:=3+STANDARDIZE([.I105];[.BB$1];[.BB$2])" office:value-type="float" office:value="2.1943397766671">
            <text:p>2.1943397767</text:p>
          </table:table-cell>
          <table:table-cell table:formula="of:=3+STANDARDIZE([.J105];[.BC$1];[.BC$2])" office:value-type="float" office:value="2.09341168082733">
            <text:p>2.0934116808</text:p>
          </table:table-cell>
          <table:table-cell table:formula="of:=3+STANDARDIZE([.K105];[.BD$1];[.BD$2])" office:value-type="float" office:value="2.13101458151268">
            <text:p>2.1310145815</text:p>
          </table:table-cell>
          <table:table-cell table:formula="of:=3+STANDARDIZE([.L105];[.BE$1];[.BE$2])" office:value-type="float" office:value="2.14640377088459">
            <text:p>2.1464037709</text:p>
          </table:table-cell>
          <table:table-cell table:formula="of:=3+STANDARDIZE([.M105];[.BF$1];[.BF$2])" office:value-type="float" office:value="3.01695736912952">
            <text:p>3.0169573691</text:p>
          </table:table-cell>
          <table:table-cell table:formula="of:=3+STANDARDIZE([.N105];[.BG$1];[.BG$2])" office:value-type="float" office:value="3.22240398385647">
            <text:p>3.2224039839</text:p>
          </table:table-cell>
          <table:table-cell table:formula="of:=3+STANDARDIZE([.O105];[.BH$1];[.BH$2])" office:value-type="float" office:value="1.39604211423168">
            <text:p>1.3960421142</text:p>
          </table:table-cell>
          <table:table-cell table:formula="of:=3+STANDARDIZE([.P105];[.BI$1];[.BI$2])" office:value-type="float" office:value="5.36424189209899">
            <text:p>5.3642418921</text:p>
          </table:table-cell>
          <table:table-cell table:formula="of:=3+STANDARDIZE([.Q105];[.BJ$1];[.BJ$2])" office:value-type="float" office:value="3.93978460541037">
            <text:p>3.9397846054</text:p>
          </table:table-cell>
          <table:table-cell table:formula="of:=3+STANDARDIZE([.R105];[.BK$1];[.BK$2])" office:value-type="float" office:value="4.0124131542742">
            <text:p>4.0124131543</text:p>
          </table:table-cell>
          <table:table-cell table:formula="of:=3+STANDARDIZE([.S105];[.BL$1];[.BL$2])" office:value-type="float" office:value="3.89802746079539">
            <text:p>3.8980274608</text:p>
          </table:table-cell>
          <table:table-cell table:formula="of:=3+STANDARDIZE([.T105];[.BM$1];[.BM$2])" office:value-type="float" office:value="3.97484553427754">
            <text:p>3.9748455343</text:p>
          </table:table-cell>
          <table:table-cell table:formula="of:=3+STANDARDIZE([.U105];[.BN$1];[.BN$2])" office:value-type="float" office:value="2.57168897285354">
            <text:p>2.5716889729</text:p>
          </table:table-cell>
          <table:table-cell table:formula="of:=3+STANDARDIZE([.V105];[.BO$1];[.BO$2])" office:value-type="float" office:value="3.93022327322837">
            <text:p>3.9302232732</text:p>
          </table:table-cell>
          <table:table-cell table:formula="of:=3+STANDARDIZE([.W105];[.BP$1];[.BP$2])" office:value-type="float" office:value="3.37782038269505">
            <text:p>3.3778203827</text:p>
          </table:table-cell>
          <table:table-cell table:formula="of:=3+STANDARDIZE([.X105];[.BQ$1];[.BQ$2])" office:value-type="float" office:value="2.38719686089278">
            <text:p>2.3871968609</text:p>
          </table:table-cell>
          <table:table-cell table:formula="of:=3+STANDARDIZE([.Y105];[.BR$1];[.BR$2])" office:value-type="float" office:value="3.65034374720185">
            <text:p>3.6503437472</text:p>
          </table:table-cell>
          <table:table-cell table:formula="of:=3+STANDARDIZE([.Z105];[.BS$1];[.BS$2])" office:value-type="float" office:value="3.73505066936283">
            <text:p>3.7350506694</text:p>
          </table:table-cell>
          <table:table-cell table:formula="of:=3+STANDARDIZE([.AA105];[.BT$1];[.BT$2])" office:value-type="float" office:value="2.06534226095187">
            <text:p>2.065342261</text:p>
          </table:table-cell>
          <table:table-cell table:formula="of:=3+STANDARDIZE([.AB105];[.BU$1];[.BU$2])" office:value-type="float" office:value="2.38719686089278">
            <text:p>2.3871968609</text:p>
          </table:table-cell>
          <table:table-cell table:formula="of:=3+STANDARDIZE([.AC105];[.BV$1];[.BV$2])" office:value-type="float" office:value="3.23214037297992">
            <text:p>3.232140373</text:p>
          </table:table-cell>
          <table:table-cell table:formula="of:=3+STANDARDIZE([.AD105];[.BW$1];[.BW$2])" office:value-type="float" office:value="3.63023879629014">
            <text:p>3.6302387963</text:p>
          </table:table-cell>
          <table:table-cell table:formula="of:=3+STANDARDIZE([.AE105];[.BX$1];[.BX$2])" office:value-type="float" office:value="4.18041623295873">
            <text:p>4.180416233</text:p>
          </table:table-cell>
          <table:table-cell table:formula="of:=3+STANDARDIZE([.AF105];[.BY$1];[.BY$2])" office:value-type="float" office:value="2.66043585459188">
            <text:p>2.6604358546</text:p>
          </table:table-cell>
          <table:table-cell table:formula="of:=3+STANDARDIZE([.AG105];[.BZ$1];[.BZ$2])" office:value-type="float" office:value="3.26724051679848">
            <text:p>3.2672405168</text:p>
          </table:table-cell>
          <table:table-cell table:formula="of:=3+STANDARDIZE([.AH105];[.CA$1];[.CA$2])" office:value-type="float" office:value="2.23389457023199">
            <text:p>2.2338945702</text:p>
          </table:table-cell>
          <table:table-cell table:formula="of:=3+STANDARDIZE([.AI105];[.CB$1];[.CB$2])" office:value-type="float" office:value="2.6358428760607">
            <text:p>2.6358428761</text:p>
          </table:table-cell>
          <table:table-cell table:formula="of:=3+STANDARDIZE([.AJ105];[.CC$1];[.CC$2])" office:value-type="float" office:value="3.19051165521869">
            <text:p>3.1905116552</text:p>
          </table:table-cell>
          <table:table-cell table:formula="of:=3+STANDARDIZE([.AK105];[.CD$1];[.CD$2])" office:value-type="float" office:value="3.65034374720185">
            <text:p>3.6503437472</text:p>
          </table:table-cell>
          <table:table-cell table:formula="of:=3+STANDARDIZE([.AL105];[.CE$1];[.CE$2])" office:value-type="float" office:value="3.2670321137443">
            <text:p>3.2670321137</text:p>
          </table:table-cell>
          <table:table-cell table:formula="of:=3+STANDARDIZE([.AM105];[.CF$1];[.CF$2])" office:value-type="float" office:value="2.6454725287327">
            <text:p>2.6454725287</text:p>
          </table:table-cell>
          <table:table-cell table:formula="of:=3+STANDARDIZE([.AN105];[.CG$1];[.CG$2])" office:value-type="float" office:value="1.48280287198642">
            <text:p>1.482802872</text:p>
          </table:table-cell>
          <table:table-cell table:formula="of:=3+STANDARDIZE([.AO105];[.CH$1];[.CH$2])" office:value-type="float" office:value="3.45793781710413">
            <text:p>3.4579378171</text:p>
          </table:table-cell>
          <table:table-cell table:formula="of:=3+STANDARDIZE([.AP105];[.CI$1];[.CI$2])" office:value-type="float" office:value="2.63697800839694">
            <text:p>2.6369780084</text:p>
          </table:table-cell>
          <table:table-cell table:formula="of:=3+STANDARDIZE([.AQ105];[.CJ$1];[.CJ$2])" office:value-type="float" office:value="2.31500732761982">
            <text:p>2.3150073276</text:p>
          </table:table-cell>
          <table:table-cell table:formula="of:=3+STANDARDIZE([.AR10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  <table:table-cell office:value-type="float" office:value="26.8103">
            <text:p>26.8103</text:p>
          </table:table-cell>
          <table:table-cell office:value-type="float" office:value="200.004">
            <text:p>200.004</text:p>
          </table:table-cell>
          <table:table-cell office:value-type="float" office:value="3001849">
            <text:p>3001849</text:p>
          </table:table-cell>
          <table:table-cell office:value-type="float" office:value="41620380">
            <text:p>41620380</text:p>
          </table:table-cell>
          <table:table-cell table:formula="of:=[.Z105]+1346" office:value-type="float" office:value="3627832">
            <text:p>3627832</text:p>
          </table:table-cell>
          <table:table-cell office:value-type="float" office:value="27352">
            <text:p>27352.0000</text:p>
          </table:table-cell>
          <table:table-cell office:value-type="float" office:value="3001849">
            <text:p>3001849</text:p>
          </table:table-cell>
          <table:table-cell office:value-type="float" office:value="623925">
            <text:p>623925</text:p>
          </table:table-cell>
          <table:table-cell office:value-type="float" office:value="389440">
            <text:p>389440</text:p>
          </table:table-cell>
          <table:table-cell office:value-type="float" office:value="10378873">
            <text:p>10378873</text:p>
          </table:table-cell>
          <table:table-cell office:value-type="float" office:value="31">
            <text:p>31</text:p>
          </table:table-cell>
          <table:table-cell office:value-type="float" office:value="274072">
            <text:p>274072</text:p>
          </table:table-cell>
          <table:table-cell office:value-type="float" office:value="352147">
            <text:p>352147</text:p>
          </table:table-cell>
          <table:table-cell office:value-type="float" office:value="419579">
            <text:p>419579</text:p>
          </table:table-cell>
          <table:table-cell office:value-type="float" office:value="596979">
            <text:p>596979</text:p>
          </table:table-cell>
          <table:table-cell office:value-type="float" office:value="41620380">
            <text:p>41620380</text:p>
          </table:table-cell>
          <table:table-cell office:value-type="float" office:value="320603">
            <text:p>320603</text:p>
          </table:table-cell>
          <table:table-cell office:value-type="float" office:value="571484">
            <text:p>571484</text:p>
          </table:table-cell>
          <table:table-cell office:value-type="float" office:value="16157">
            <text:p>16157</text:p>
          </table:table-cell>
          <table:table-cell office:value-type="float" office:value="4429138">
            <text:p>4429138</text:p>
          </table:table-cell>
          <table:table-cell office:value-type="float" office:value="1056255">
            <text:p>1056255</text:p>
          </table:table-cell>
          <table:table-cell office:value-type="float" office:value="8304">
            <text:p>8304</text:p>
          </table:table-cell>
          <table:table-cell table:style-name="ce9" office:value-type="float" office:value="11">
            <text:p>11</text:p>
          </table:table-cell>
          <table:table-cell table:number-columns-repeated="2"/>
          <table:table-cell table:formula="of:=3+STANDARDIZE([.B106];[.AU$1];[.AU$2])" office:value-type="float" office:value="4.26412315307958">
            <text:p>4.2641231531</text:p>
          </table:table-cell>
          <table:table-cell table:formula="of:=3+STANDARDIZE([.C106];[.AV$1];[.AV$2])" office:value-type="float" office:value="2.12389285857622">
            <text:p>2.1238928586</text:p>
          </table:table-cell>
          <table:table-cell table:formula="of:=3+STANDARDIZE([.D106];[.AW$1];[.AW$2])" office:value-type="float" office:value="2.38691553111716">
            <text:p>2.3869155311</text:p>
          </table:table-cell>
          <table:table-cell table:formula="of:=3+STANDARDIZE([.E106];[.AX$1];[.AX$2])" office:value-type="float" office:value="2.31587218245785">
            <text:p>2.3158721825</text:p>
          </table:table-cell>
          <table:table-cell table:formula="of:=3+STANDARDIZE([.F106];[.AY$1];[.AY$2])" office:value-type="float" office:value="2.16497717607768">
            <text:p>2.1649771761</text:p>
          </table:table-cell>
          <table:table-cell table:formula="of:=3+STANDARDIZE([.G106];[.AZ$1];[.AZ$2])" office:value-type="float" office:value="2.77464622099767">
            <text:p>2.774646221</text:p>
          </table:table-cell>
          <table:table-cell table:formula="of:=3+STANDARDIZE([.H106];[.BA$1];[.BA$2])" office:value-type="float" office:value="1.21809369387612">
            <text:p>1.2180936939</text:p>
          </table:table-cell>
          <table:table-cell table:formula="of:=3+STANDARDIZE([.I106];[.BB$1];[.BB$2])" office:value-type="float" office:value="2.36965310466171">
            <text:p>2.3696531047</text:p>
          </table:table-cell>
          <table:table-cell table:formula="of:=3+STANDARDIZE([.J106];[.BC$1];[.BC$2])" office:value-type="float" office:value="2.18642293615335">
            <text:p>2.1864229362</text:p>
          </table:table-cell>
          <table:table-cell table:formula="of:=3+STANDARDIZE([.K106];[.BD$1];[.BD$2])" office:value-type="float" office:value="2.28154990661764">
            <text:p>2.2815499066</text:p>
          </table:table-cell>
          <table:table-cell table:formula="of:=3+STANDARDIZE([.L106];[.BE$1];[.BE$2])" office:value-type="float" office:value="2.2779262756162">
            <text:p>2.2779262756</text:p>
          </table:table-cell>
          <table:table-cell table:formula="of:=3+STANDARDIZE([.M106];[.BF$1];[.BF$2])" office:value-type="float" office:value="3.35865125083834">
            <text:p>3.3586512508</text:p>
          </table:table-cell>
          <table:table-cell table:formula="of:=3+STANDARDIZE([.N106];[.BG$1];[.BG$2])" office:value-type="float" office:value="4.43667218508509">
            <text:p>4.4366721851</text:p>
          </table:table-cell>
          <table:table-cell table:formula="of:=3+STANDARDIZE([.O106];[.BH$1];[.BH$2])" office:value-type="float" office:value="1.53280018015964">
            <text:p>1.5328001802</text:p>
          </table:table-cell>
          <table:table-cell table:formula="of:=3+STANDARDIZE([.P106];[.BI$1];[.BI$2])" office:value-type="float" office:value="4.05258797087071">
            <text:p>4.0525879709</text:p>
          </table:table-cell>
          <table:table-cell table:formula="of:=3+STANDARDIZE([.Q106];[.BJ$1];[.BJ$2])" office:value-type="float" office:value="4.06982041029099">
            <text:p>4.0698204103</text:p>
          </table:table-cell>
          <table:table-cell table:formula="of:=3+STANDARDIZE([.R106];[.BK$1];[.BK$2])" office:value-type="float" office:value="3.96904393992131">
            <text:p>3.9690439399</text:p>
          </table:table-cell>
          <table:table-cell table:formula="of:=3+STANDARDIZE([.S106];[.BL$1];[.BL$2])" office:value-type="float" office:value="3.98386572131134">
            <text:p>3.9838657213</text:p>
          </table:table-cell>
          <table:table-cell table:formula="of:=3+STANDARDIZE([.T106];[.BM$1];[.BM$2])" office:value-type="float" office:value="4.06021036925074">
            <text:p>4.0602103693</text:p>
          </table:table-cell>
          <table:table-cell table:formula="of:=3+STANDARDIZE([.U106];[.BN$1];[.BN$2])" office:value-type="float" office:value="3.59272219224872">
            <text:p>3.5927221922</text:p>
          </table:table-cell>
          <table:table-cell table:formula="of:=3+STANDARDIZE([.V106];[.BO$1];[.BO$2])" office:value-type="float" office:value="3.86025454897981">
            <text:p>3.860254549</text:p>
          </table:table-cell>
          <table:table-cell table:formula="of:=3+STANDARDIZE([.W106];[.BP$1];[.BP$2])" office:value-type="float" office:value="2.38410363418928">
            <text:p>2.3841036342</text:p>
          </table:table-cell>
          <table:table-cell table:formula="of:=3+STANDARDIZE([.X106];[.BQ$1];[.BQ$2])" office:value-type="float" office:value="2.58546668669376">
            <text:p>2.5854666867</text:p>
          </table:table-cell>
          <table:table-cell table:formula="of:=3+STANDARDIZE([.Y106];[.BR$1];[.BR$2])" office:value-type="float" office:value="3.89159600667808">
            <text:p>3.8915960067</text:p>
          </table:table-cell>
          <table:table-cell table:formula="of:=3+STANDARDIZE([.Z106];[.BS$1];[.BS$2])" office:value-type="float" office:value="3.74329369718306">
            <text:p>3.7432936972</text:p>
          </table:table-cell>
          <table:table-cell table:formula="of:=3+STANDARDIZE([.AA106];[.BT$1];[.BT$2])" office:value-type="float" office:value="1.96993489888058">
            <text:p>1.9699348989</text:p>
          </table:table-cell>
          <table:table-cell table:formula="of:=3+STANDARDIZE([.AB106];[.BU$1];[.BU$2])" office:value-type="float" office:value="2.58546668669376">
            <text:p>2.5854666867</text:p>
          </table:table-cell>
          <table:table-cell table:formula="of:=3+STANDARDIZE([.AC106];[.BV$1];[.BV$2])" office:value-type="float" office:value="3.80804230822222">
            <text:p>3.8080423082</text:p>
          </table:table-cell>
          <table:table-cell table:formula="of:=3+STANDARDIZE([.AD106];[.BW$1];[.BW$2])" office:value-type="float" office:value="3.12728625242196">
            <text:p>3.1272862524</text:p>
          </table:table-cell>
          <table:table-cell table:formula="of:=3+STANDARDIZE([.AE106];[.BX$1];[.BX$2])" office:value-type="float" office:value="5.11103878460986">
            <text:p>5.1110387846</text:p>
          </table:table-cell>
          <table:table-cell table:formula="of:=3+STANDARDIZE([.AF106];[.BY$1];[.BY$2])" office:value-type="float" office:value="2.64985493891273">
            <text:p>2.6498549389</text:p>
          </table:table-cell>
          <table:table-cell table:formula="of:=3+STANDARDIZE([.AG106];[.BZ$1];[.BZ$2])" office:value-type="float" office:value="3.2170115230466">
            <text:p>3.217011523</text:p>
          </table:table-cell>
          <table:table-cell table:formula="of:=3+STANDARDIZE([.AH106];[.CA$1];[.CA$2])" office:value-type="float" office:value="1.98027139926502">
            <text:p>1.9802713993</text:p>
          </table:table-cell>
          <table:table-cell table:formula="of:=3+STANDARDIZE([.AI106];[.CB$1];[.CB$2])" office:value-type="float" office:value="3.33035153604031">
            <text:p>3.330351536</text:p>
          </table:table-cell>
          <table:table-cell table:formula="of:=3+STANDARDIZE([.AJ106];[.CC$1];[.CC$2])" office:value-type="float" office:value="3.55172031576052">
            <text:p>3.5517203158</text:p>
          </table:table-cell>
          <table:table-cell table:formula="of:=3+STANDARDIZE([.AK106];[.CD$1];[.CD$2])" office:value-type="float" office:value="3.89159600667808">
            <text:p>3.8915960067</text:p>
          </table:table-cell>
          <table:table-cell table:formula="of:=3+STANDARDIZE([.AL106];[.CE$1];[.CE$2])" office:value-type="float" office:value="3.1871603580111">
            <text:p>3.187160358</text:p>
          </table:table-cell>
          <table:table-cell table:formula="of:=3+STANDARDIZE([.AM106];[.CF$1];[.CF$2])" office:value-type="float" office:value="2.79349584408611">
            <text:p>2.7934958441</text:p>
          </table:table-cell>
          <table:table-cell table:formula="of:=3+STANDARDIZE([.AN106];[.CG$1];[.CG$2])" office:value-type="float" office:value="2.03465347809776">
            <text:p>2.0346534781</text:p>
          </table:table-cell>
          <table:table-cell table:formula="of:=3+STANDARDIZE([.AO106];[.CH$1];[.CH$2])" office:value-type="float" office:value="3.08005963779328">
            <text:p>3.0800596378</text:p>
          </table:table-cell>
          <table:table-cell table:formula="of:=3+STANDARDIZE([.AP106];[.CI$1];[.CI$2])" office:value-type="float" office:value="1.95935760019058">
            <text:p>1.9593576002</text:p>
          </table:table-cell>
          <table:table-cell table:formula="of:=3+STANDARDIZE([.AQ106];[.CJ$1];[.CJ$2])" office:value-type="float" office:value="2.55024659982927">
            <text:p>2.5502465998</text:p>
          </table:table-cell>
          <table:table-cell table:formula="of:=3+STANDARDIZE([.AR106];[.CK$1];[.CK$2])" office:value-type="float" office:value="4.32300603641942">
            <text:p>4.3230060364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  <table:table-cell office:value-type="float" office:value="26.6382">
            <text:p>26.6382</text:p>
          </table:table-cell>
          <table:table-cell office:value-type="float" office:value="203.772">
            <text:p>203.772</text:p>
          </table:table-cell>
          <table:table-cell office:value-type="float" office:value="3400954">
            <text:p>3400954</text:p>
          </table:table-cell>
          <table:table-cell office:value-type="float" office:value="43814415">
            <text:p>43814415</text:p>
          </table:table-cell>
          <table:table-cell table:formula="of:=[.Z106]+1346" office:value-type="float" office:value="3629178">
            <text:p>3629178</text:p>
          </table:table-cell>
          <table:table-cell office:value-type="float" office:value="28436">
            <text:p>28436.0000</text:p>
          </table:table-cell>
          <table:table-cell office:value-type="float" office:value="3400954">
            <text:p>3400954</text:p>
          </table:table-cell>
          <table:table-cell office:value-type="float" office:value="443992">
            <text:p>443992</text:p>
          </table:table-cell>
          <table:table-cell office:value-type="float" office:value="229750">
            <text:p>229750</text:p>
          </table:table-cell>
          <table:table-cell office:value-type="float" office:value="3080106">
            <text:p>3080106</text:p>
          </table:table-cell>
          <table:table-cell office:value-type="float" office:value="272">
            <text:p>272</text:p>
          </table:table-cell>
          <table:table-cell office:value-type="float" office:value="404821">
            <text:p>404821</text:p>
          </table:table-cell>
          <table:table-cell office:value-type="float" office:value="269915">
            <text:p>269915</text:p>
          </table:table-cell>
          <table:table-cell office:value-type="float" office:value="456390">
            <text:p>456390</text:p>
          </table:table-cell>
          <table:table-cell office:value-type="float" office:value="601441">
            <text:p>601441</text:p>
          </table:table-cell>
          <table:table-cell office:value-type="float" office:value="43814415">
            <text:p>43814415</text:p>
          </table:table-cell>
          <table:table-cell office:value-type="float" office:value="567160">
            <text:p>567160</text:p>
          </table:table-cell>
          <table:table-cell office:value-type="float" office:value="637340">
            <text:p>637340</text:p>
          </table:table-cell>
          <table:table-cell office:value-type="float" office:value="27027">
            <text:p>27027</text:p>
          </table:table-cell>
          <table:table-cell office:value-type="float" office:value="4558982">
            <text:p>4558982</text:p>
          </table:table-cell>
          <table:table-cell office:value-type="float" office:value="1469441">
            <text:p>1469441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3+STANDARDIZE([.B107];[.AU$1];[.AU$2])" office:value-type="float" office:value="3.14312478179911">
            <text:p>3.1431247818</text:p>
          </table:table-cell>
          <table:table-cell table:formula="of:=3+STANDARDIZE([.C107];[.AV$1];[.AV$2])" office:value-type="float" office:value="2.37586062786304">
            <text:p>2.3758606279</text:p>
          </table:table-cell>
          <table:table-cell table:formula="of:=3+STANDARDIZE([.D107];[.AW$1];[.AW$2])" office:value-type="float" office:value="2.11193651749696">
            <text:p>2.1119365175</text:p>
          </table:table-cell>
          <table:table-cell table:formula="of:=3+STANDARDIZE([.E107];[.AX$1];[.AX$2])" office:value-type="float" office:value="2.30700503913031">
            <text:p>2.3070050391</text:p>
          </table:table-cell>
          <table:table-cell table:formula="of:=3+STANDARDIZE([.F107];[.AY$1];[.AY$2])" office:value-type="float" office:value="2.11792580342294">
            <text:p>2.1179258034</text:p>
          </table:table-cell>
          <table:table-cell table:formula="of:=3+STANDARDIZE([.G107];[.AZ$1];[.AZ$2])" office:value-type="float" office:value="2.78530597107612">
            <text:p>2.7853059711</text:p>
          </table:table-cell>
          <table:table-cell table:formula="of:=3+STANDARDIZE([.H107];[.BA$1];[.BA$2])" office:value-type="float" office:value="4.83338221140516">
            <text:p>4.8333822114</text:p>
          </table:table-cell>
          <table:table-cell table:formula="of:=3+STANDARDIZE([.I107];[.BB$1];[.BB$2])" office:value-type="float" office:value="2.2229020604415">
            <text:p>2.2229020604</text:p>
          </table:table-cell>
          <table:table-cell table:formula="of:=3+STANDARDIZE([.J107];[.BC$1];[.BC$2])" office:value-type="float" office:value="2.36452959528828">
            <text:p>2.3645295953</text:p>
          </table:table-cell>
          <table:table-cell table:formula="of:=3+STANDARDIZE([.K107];[.BD$1];[.BD$2])" office:value-type="float" office:value="2.27590483192621">
            <text:p>2.2759048319</text:p>
          </table:table-cell>
          <table:table-cell table:formula="of:=3+STANDARDIZE([.L107];[.BE$1];[.BE$2])" office:value-type="float" office:value="2.25247030695847">
            <text:p>2.252470307</text:p>
          </table:table-cell>
          <table:table-cell table:formula="of:=3+STANDARDIZE([.M107];[.BF$1];[.BF$2])" office:value-type="float" office:value="2.68637548357383">
            <text:p>2.6863754836</text:p>
          </table:table-cell>
          <table:table-cell table:formula="of:=3+STANDARDIZE([.N107];[.BG$1];[.BG$2])" office:value-type="float" office:value="1.90964914316125">
            <text:p>1.9096491432</text:p>
          </table:table-cell>
          <table:table-cell table:formula="of:=3+STANDARDIZE([.O107];[.BH$1];[.BH$2])" office:value-type="float" office:value="1.7409451544019">
            <text:p>1.7409451544</text:p>
          </table:table-cell>
          <table:table-cell table:formula="of:=3+STANDARDIZE([.P107];[.BI$1];[.BI$2])" office:value-type="float" office:value="4.474984996351">
            <text:p>4.4749849964</text:p>
          </table:table-cell>
          <table:table-cell table:formula="of:=3+STANDARDIZE([.Q107];[.BJ$1];[.BJ$2])" office:value-type="float" office:value="4.12377408076727">
            <text:p>4.1237740808</text:p>
          </table:table-cell>
          <table:table-cell table:formula="of:=3+STANDARDIZE([.R107];[.BK$1];[.BK$2])" office:value-type="float" office:value="4.08511299336285">
            <text:p>4.0851129934</text:p>
          </table:table-cell>
          <table:table-cell table:formula="of:=3+STANDARDIZE([.S107];[.BL$1];[.BL$2])" office:value-type="float" office:value="4.0574062367677">
            <text:p>4.0574062368</text:p>
          </table:table-cell>
          <table:table-cell table:formula="of:=3+STANDARDIZE([.T107];[.BM$1];[.BM$2])" office:value-type="float" office:value="4.17309580773768">
            <text:p>4.1730958077</text:p>
          </table:table-cell>
          <table:table-cell table:formula="of:=3+STANDARDIZE([.U107];[.BN$1];[.BN$2])" office:value-type="float" office:value="3.1672916841674">
            <text:p>3.1672916842</text:p>
          </table:table-cell>
          <table:table-cell table:formula="of:=3+STANDARDIZE([.V107];[.BO$1];[.BO$2])" office:value-type="float" office:value="3.45481288422636">
            <text:p>3.4548128842</text:p>
          </table:table-cell>
          <table:table-cell table:formula="of:=3+STANDARDIZE([.W107];[.BP$1];[.BP$2])" office:value-type="float" office:value="2.43268958270575">
            <text:p>2.4326895827</text:p>
          </table:table-cell>
          <table:table-cell table:formula="of:=3+STANDARDIZE([.X107];[.BQ$1];[.BQ$2])" office:value-type="float" office:value="2.641687874718">
            <text:p>2.6416878747</text:p>
          </table:table-cell>
          <table:table-cell table:formula="of:=3+STANDARDIZE([.Y107];[.BR$1];[.BR$2])" office:value-type="float" office:value="4.21389602660122">
            <text:p>4.2138960266</text:p>
          </table:table-cell>
          <table:table-cell table:formula="of:=3+STANDARDIZE([.Z107];[.BS$1];[.BS$2])" office:value-type="float" office:value="3.7515367250033">
            <text:p>3.751536725</text:p>
          </table:table-cell>
          <table:table-cell table:formula="of:=3+STANDARDIZE([.AA107];[.BT$1];[.BT$2])" office:value-type="float" office:value="1.99322804763853">
            <text:p>1.9932280476</text:p>
          </table:table-cell>
          <table:table-cell table:formula="of:=3+STANDARDIZE([.AB107];[.BU$1];[.BU$2])" office:value-type="float" office:value="2.641687874718">
            <text:p>2.6416878747</text:p>
          </table:table-cell>
          <table:table-cell table:formula="of:=3+STANDARDIZE([.AC107];[.BV$1];[.BV$2])" office:value-type="float" office:value="2.81156415730432">
            <text:p>2.8115641573</text:p>
          </table:table-cell>
          <table:table-cell table:formula="of:=3+STANDARDIZE([.AD107];[.BW$1];[.BW$2])" office:value-type="float" office:value="2.11152184455159">
            <text:p>2.1115218446</text:p>
          </table:table-cell>
          <table:table-cell table:formula="of:=3+STANDARDIZE([.AE107];[.BX$1];[.BX$2])" office:value-type="float" office:value="2.89992809216218">
            <text:p>2.8999280922</text:p>
          </table:table-cell>
          <table:table-cell table:formula="of:=3+STANDARDIZE([.AF107];[.BY$1];[.BY$2])" office:value-type="float" office:value="2.66434357913247">
            <text:p>2.6643435791</text:p>
          </table:table-cell>
          <table:table-cell table:formula="of:=3+STANDARDIZE([.AG107];[.BZ$1];[.BZ$2])" office:value-type="float" office:value="4.24945778999583">
            <text:p>4.24945779</text:p>
          </table:table-cell>
          <table:table-cell table:formula="of:=3+STANDARDIZE([.AH107];[.CA$1];[.CA$2])" office:value-type="float" office:value="1.62444084246852">
            <text:p>1.6244408425</text:p>
          </table:table-cell>
          <table:table-cell table:formula="of:=3+STANDARDIZE([.AI107];[.CB$1];[.CB$2])" office:value-type="float" office:value="3.50619398823758">
            <text:p>3.5061939882</text:p>
          </table:table-cell>
          <table:table-cell table:formula="of:=3+STANDARDIZE([.AJ107];[.CC$1];[.CC$2])" office:value-type="float" office:value="3.59148428110488">
            <text:p>3.5914842811</text:p>
          </table:table-cell>
          <table:table-cell table:formula="of:=3+STANDARDIZE([.AK107];[.CD$1];[.CD$2])" office:value-type="float" office:value="4.21389602660122">
            <text:p>4.2138960266</text:p>
          </table:table-cell>
          <table:table-cell table:formula="of:=3+STANDARDIZE([.AL107];[.CE$1];[.CE$2])" office:value-type="float" office:value="3.71438622217659">
            <text:p>3.7143862222</text:p>
          </table:table-cell>
          <table:table-cell table:formula="of:=3+STANDARDIZE([.AM107];[.CF$1];[.CF$2])" office:value-type="float" office:value="3.13026857454674">
            <text:p>3.1302685745</text:p>
          </table:table-cell>
          <table:table-cell table:formula="of:=3+STANDARDIZE([.AN107];[.CG$1];[.CG$2])" office:value-type="float" office:value="2.94782383712199">
            <text:p>2.9478238371</text:p>
          </table:table-cell>
          <table:table-cell table:formula="of:=3+STANDARDIZE([.AO107];[.CH$1];[.CH$2])" office:value-type="float" office:value="3.34088249970601">
            <text:p>3.3408824997</text:p>
          </table:table-cell>
          <table:table-cell table:formula="of:=3+STANDARDIZE([.AP107];[.CI$1];[.CI$2])" office:value-type="float" office:value="2.93351739276966">
            <text:p>2.9335173928</text:p>
          </table:table-cell>
          <table:table-cell table:formula="of:=3+STANDARDIZE([.AQ107];[.CJ$1];[.CJ$2])" office:value-type="float" office:value="2.33068600144666">
            <text:p>2.3306860014</text:p>
          </table:table-cell>
          <table:table-cell table:formula="of:=3+STANDARDIZE([.AR107];[.CK$1];[.CK$2])" office:value-type="float" office:value="5.40196241563525">
            <text:p>5.401962415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  <table:table-cell office:value-type="float" office:value="26.2856">
            <text:p>26.2856</text:p>
          </table:table-cell>
          <table:table-cell office:value-type="float" office:value="110.391">
            <text:p>110.391</text:p>
          </table:table-cell>
          <table:table-cell office:value-type="float" office:value="3482956">
            <text:p>3482956</text:p>
          </table:table-cell>
          <table:table-cell office:value-type="float" office:value="34317799">
            <text:p>34317799</text:p>
          </table:table-cell>
          <table:table-cell table:formula="of:=[.Z107]+1346" office:value-type="float" office:value="3630524">
            <text:p>3630524</text:p>
          </table:table-cell>
          <table:table-cell office:value-type="float" office:value="49694">
            <text:p>49694.0000</text:p>
          </table:table-cell>
          <table:table-cell office:value-type="float" office:value="3482956">
            <text:p>3482956</text:p>
          </table:table-cell>
          <table:table-cell office:value-type="float" office:value="639671">
            <text:p>639671</text:p>
          </table:table-cell>
          <table:table-cell office:value-type="float" office:value="180200">
            <text:p>180200</text:p>
          </table:table-cell>
          <table:table-cell office:value-type="float" office:value="916998">
            <text:p>916998</text:p>
          </table:table-cell>
          <table:table-cell office:value-type="float" office:value="84">
            <text:p>84</text:p>
          </table:table-cell>
          <table:table-cell office:value-type="float" office:value="192454">
            <text:p>192454</text:p>
          </table:table-cell>
          <table:table-cell office:value-type="float" office:value="340031">
            <text:p>340031</text:p>
          </table:table-cell>
          <table:table-cell office:value-type="float" office:value="247335">
            <text:p>247335</text:p>
          </table:table-cell>
          <table:table-cell office:value-type="float" office:value="559906">
            <text:p>559906</text:p>
          </table:table-cell>
          <table:table-cell office:value-type="float" office:value="34317799">
            <text:p>34317799</text:p>
          </table:table-cell>
          <table:table-cell office:value-type="float" office:value="303315">
            <text:p>303315</text:p>
          </table:table-cell>
          <table:table-cell office:value-type="float" office:value="429572">
            <text:p>429572</text:p>
          </table:table-cell>
          <table:table-cell office:value-type="float" office:value="16564">
            <text:p>16564</text:p>
          </table:table-cell>
          <table:table-cell office:value-type="float" office:value="4590451">
            <text:p>4590451</text:p>
          </table:table-cell>
          <table:table-cell office:value-type="float" office:value="983424">
            <text:p>983424</text:p>
          </table:table-cell>
          <table:table-cell office:value-type="float" office:value="7644">
            <text:p>764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8];[.AU$1];[.AU$2])" office:value-type="float" office:value="4.43515110528476">
            <text:p>4.4351511053</text:p>
          </table:table-cell>
          <table:table-cell table:formula="of:=3+STANDARDIZE([.C108];[.AV$1];[.AV$2])" office:value-type="float" office:value="2.45923231623">
            <text:p>2.4592323162</text:p>
          </table:table-cell>
          <table:table-cell table:formula="of:=3+STANDARDIZE([.D108];[.AW$1];[.AW$2])" office:value-type="float" office:value="2.20546679423852">
            <text:p>2.2054667942</text:p>
          </table:table-cell>
          <table:table-cell table:formula="of:=3+STANDARDIZE([.E108];[.AX$1];[.AX$2])" office:value-type="float" office:value="2.45774647569839">
            <text:p>2.4577464757</text:p>
          </table:table-cell>
          <table:table-cell table:formula="of:=3+STANDARDIZE([.F108];[.AY$1];[.AY$2])" office:value-type="float" office:value="2.16798045518331">
            <text:p>2.1679804552</text:p>
          </table:table-cell>
          <table:table-cell table:formula="of:=3+STANDARDIZE([.G108];[.AZ$1];[.AZ$2])" office:value-type="float" office:value="2.81728522131149">
            <text:p>2.8172852213</text:p>
          </table:table-cell>
          <table:table-cell table:formula="of:=3+STANDARDIZE([.H108];[.BA$1];[.BA$2])" office:value-type="float" office:value="3.50078086765482">
            <text:p>3.5007808677</text:p>
          </table:table-cell>
          <table:table-cell table:formula="of:=3+STANDARDIZE([.I108];[.BB$1];[.BB$2])" office:value-type="float" office:value="2.11751708237733">
            <text:p>2.1175170824</text:p>
          </table:table-cell>
          <table:table-cell table:formula="of:=3+STANDARDIZE([.J108];[.BC$1];[.BC$2])" office:value-type="float" office:value="2.21709686078214">
            <text:p>2.2170968608</text:p>
          </table:table-cell>
          <table:table-cell table:formula="of:=3+STANDARDIZE([.K108];[.BD$1];[.BD$2])" office:value-type="float" office:value="2.15453572606033">
            <text:p>2.1545357261</text:p>
          </table:table-cell>
          <table:table-cell table:formula="of:=3+STANDARDIZE([.L108];[.BE$1];[.BE$2])" office:value-type="float" office:value="2.17292040490306">
            <text:p>2.1729204049</text:p>
          </table:table-cell>
          <table:table-cell table:formula="of:=3+STANDARDIZE([.M108];[.BF$1];[.BF$2])" office:value-type="float" office:value="2.77388245327975">
            <text:p>2.7738824533</text:p>
          </table:table-cell>
          <table:table-cell table:formula="of:=3+STANDARDIZE([.N108];[.BG$1];[.BG$2])" office:value-type="float" office:value="2.13784989314486">
            <text:p>2.1378498931</text:p>
          </table:table-cell>
          <table:table-cell table:formula="of:=3+STANDARDIZE([.O108];[.BH$1];[.BH$2])" office:value-type="float" office:value="1.81112891257607">
            <text:p>1.8111289126</text:p>
          </table:table-cell>
          <table:table-cell table:formula="of:=3+STANDARDIZE([.P108];[.BI$1];[.BI$2])" office:value-type="float" office:value="3.43010814384711">
            <text:p>3.4301081438</text:p>
          </table:table-cell>
          <table:table-cell table:formula="of:=3+STANDARDIZE([.Q108];[.BJ$1];[.BJ$2])" office:value-type="float" office:value="4.22074150696888">
            <text:p>4.220741507</text:p>
          </table:table-cell>
          <table:table-cell table:formula="of:=3+STANDARDIZE([.R108];[.BK$1];[.BK$2])" office:value-type="float" office:value="4.15530594144845">
            <text:p>4.1553059414</text:p>
          </table:table-cell>
          <table:table-cell table:formula="of:=3+STANDARDIZE([.S108];[.BL$1];[.BL$2])" office:value-type="float" office:value="4.1267655189038">
            <text:p>4.1267655189</text:p>
          </table:table-cell>
          <table:table-cell table:formula="of:=3+STANDARDIZE([.T108];[.BM$1];[.BM$2])" office:value-type="float" office:value="4.21692491703735">
            <text:p>4.216924917</text:p>
          </table:table-cell>
          <table:table-cell table:formula="of:=3+STANDARDIZE([.U108];[.BN$1];[.BN$2])" office:value-type="float" office:value="3.3941879551441">
            <text:p>3.3941879551</text:p>
          </table:table-cell>
          <table:table-cell table:formula="of:=3+STANDARDIZE([.V108];[.BO$1];[.BO$2])" office:value-type="float" office:value="2.62414042058856">
            <text:p>2.6241404206</text:p>
          </table:table-cell>
          <table:table-cell table:formula="of:=3+STANDARDIZE([.W108];[.BP$1];[.BP$2])" office:value-type="float" office:value="1.22860135064211">
            <text:p>1.2286013506</text:p>
          </table:table-cell>
          <table:table-cell table:formula="of:=3+STANDARDIZE([.X108];[.BQ$1];[.BQ$2])" office:value-type="float" office:value="2.65323934578543">
            <text:p>2.6532393458</text:p>
          </table:table-cell>
          <table:table-cell table:formula="of:=3+STANDARDIZE([.Y108];[.BR$1];[.BR$2])" office:value-type="float" office:value="2.81885924459801">
            <text:p>2.8188592446</text:p>
          </table:table-cell>
          <table:table-cell table:formula="of:=3+STANDARDIZE([.Z108];[.BS$1];[.BS$2])" office:value-type="float" office:value="3.75977975282353">
            <text:p>3.7597797528</text:p>
          </table:table-cell>
          <table:table-cell table:formula="of:=3+STANDARDIZE([.AA108];[.BT$1];[.BT$2])" office:value-type="float" office:value="2.45002302577174">
            <text:p>2.4500230258</text:p>
          </table:table-cell>
          <table:table-cell table:formula="of:=3+STANDARDIZE([.AB108];[.BU$1];[.BU$2])" office:value-type="float" office:value="2.65323934578543">
            <text:p>2.6532393458</text:p>
          </table:table-cell>
          <table:table-cell table:formula="of:=3+STANDARDIZE([.AC108];[.BV$1];[.BV$2])" office:value-type="float" office:value="3.89524446104774">
            <text:p>3.895244461</text:p>
          </table:table-cell>
          <table:table-cell table:formula="of:=3+STANDARDIZE([.AD108];[.BW$1];[.BW$2])" office:value-type="float" office:value="1.79634164284844">
            <text:p>1.7963416428</text:p>
          </table:table-cell>
          <table:table-cell table:formula="of:=3+STANDARDIZE([.AE108];[.BX$1];[.BX$2])" office:value-type="float" office:value="2.24462957013522">
            <text:p>2.2446295701</text:p>
          </table:table-cell>
          <table:table-cell table:formula="of:=3+STANDARDIZE([.AF108];[.BY$1];[.BY$2])" office:value-type="float" office:value="2.6530412373843">
            <text:p>2.6530412374</text:p>
          </table:table-cell>
          <table:table-cell table:formula="of:=3+STANDARDIZE([.AG108];[.BZ$1];[.BZ$2])" office:value-type="float" office:value="2.57252323314869">
            <text:p>2.5725232331</text:p>
          </table:table-cell>
          <table:table-cell table:formula="of:=3+STANDARDIZE([.AH108];[.CA$1];[.CA$2])" office:value-type="float" office:value="1.92784359711809">
            <text:p>1.9278435971</text:p>
          </table:table-cell>
          <table:table-cell table:formula="of:=3+STANDARDIZE([.AI108];[.CB$1];[.CB$2])" office:value-type="float" office:value="2.50755923655735">
            <text:p>2.5075592366</text:p>
          </table:table-cell>
          <table:table-cell table:formula="of:=3+STANDARDIZE([.AJ108];[.CC$1];[.CC$2])" office:value-type="float" office:value="3.22133719446704">
            <text:p>3.2213371945</text:p>
          </table:table-cell>
          <table:table-cell table:formula="of:=3+STANDARDIZE([.AK108];[.CD$1];[.CD$2])" office:value-type="float" office:value="2.81885924459801">
            <text:p>2.8188592446</text:p>
          </table:table-cell>
          <table:table-cell table:formula="of:=3+STANDARDIZE([.AL108];[.CE$1];[.CE$2])" office:value-type="float" office:value="3.15019251390328">
            <text:p>3.1501925139</text:p>
          </table:table-cell>
          <table:table-cell table:formula="of:=3+STANDARDIZE([.AM108];[.CF$1];[.CF$2])" office:value-type="float" office:value="2.06778988373124">
            <text:p>2.0677898837</text:p>
          </table:table-cell>
          <table:table-cell table:formula="of:=3+STANDARDIZE([.AN108];[.CG$1];[.CG$2])" office:value-type="float" office:value="2.06884486136573">
            <text:p>2.0688448614</text:p>
          </table:table-cell>
          <table:table-cell table:formula="of:=3+STANDARDIZE([.AO108];[.CH$1];[.CH$2])" office:value-type="float" office:value="3.4040955449105">
            <text:p>3.4040955449</text:p>
          </table:table-cell>
          <table:table-cell table:formula="of:=3+STANDARDIZE([.AP108];[.CI$1];[.CI$2])" office:value-type="float" office:value="1.78764550962283">
            <text:p>1.7876455096</text:p>
          </table:table-cell>
          <table:table-cell table:formula="of:=3+STANDARDIZE([.AQ108];[.CJ$1];[.CJ$2])" office:value-type="float" office:value="2.53072221355434">
            <text:p>2.5307222136</text:p>
          </table:table-cell>
          <table:table-cell table:formula="of:=3+STANDARDIZE([.AR10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  <table:table-cell office:value-type="float" office:value="26.0917">
            <text:p>26.0917</text:p>
          </table:table-cell>
          <table:table-cell office:value-type="float" office:value="114.229">
            <text:p>114.229</text:p>
          </table:table-cell>
          <table:table-cell office:value-type="float" office:value="5457297">
            <text:p>5457297</text:p>
          </table:table-cell>
          <table:table-cell office:value-type="float" office:value="44028180">
            <text:p>44028180</text:p>
          </table:table-cell>
          <table:table-cell table:formula="of:=[.Z108]+1346" office:value-type="float" office:value="3631870">
            <text:p>3631870</text:p>
          </table:table-cell>
          <table:table-cell office:value-type="float" office:value="38924">
            <text:p>38924.0000</text:p>
          </table:table-cell>
          <table:table-cell office:value-type="float" office:value="5457297">
            <text:p>5457297</text:p>
          </table:table-cell>
          <table:table-cell office:value-type="float" office:value="574294">
            <text:p>574294</text:p>
          </table:table-cell>
          <table:table-cell office:value-type="float" office:value="414750">
            <text:p>414750</text:p>
          </table:table-cell>
          <table:table-cell office:value-type="float" office:value="1754543">
            <text:p>1754543</text:p>
          </table:table-cell>
          <table:table-cell office:value-type="float" office:value="43">
            <text:p>43</text:p>
          </table:table-cell>
          <table:table-cell office:value-type="float" office:value="194906">
            <text:p>194906</text:p>
          </table:table-cell>
          <table:table-cell office:value-type="float" office:value="353266">
            <text:p>353266</text:p>
          </table:table-cell>
          <table:table-cell office:value-type="float" office:value="266982">
            <text:p>266982</text:p>
          </table:table-cell>
          <table:table-cell office:value-type="float" office:value="497516">
            <text:p>497516</text:p>
          </table:table-cell>
          <table:table-cell office:value-type="float" office:value="44028180">
            <text:p>44028180</text:p>
          </table:table-cell>
          <table:table-cell office:value-type="float" office:value="434928">
            <text:p>434928</text:p>
          </table:table-cell>
          <table:table-cell office:value-type="float" office:value="480612">
            <text:p>480612</text:p>
          </table:table-cell>
          <table:table-cell office:value-type="float" office:value="31175">
            <text:p>31175</text:p>
          </table:table-cell>
          <table:table-cell office:value-type="float" office:value="4385842">
            <text:p>4385842</text:p>
          </table:table-cell>
          <table:table-cell office:value-type="float" office:value="1113113">
            <text:p>111311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09];[.AU$1];[.AU$2])" office:value-type="float" office:value="3.57641304315655">
            <text:p>3.5764130432</text:p>
          </table:table-cell>
          <table:table-cell table:formula="of:=3+STANDARDIZE([.C109];[.AV$1];[.AV$2])" office:value-type="float" office:value="2.17206316741047">
            <text:p>2.1720631674</text:p>
          </table:table-cell>
          <table:table-cell table:formula="of:=3+STANDARDIZE([.D109];[.AW$1];[.AW$2])" office:value-type="float" office:value="2.30835009865425">
            <text:p>2.3083500987</text:p>
          </table:table-cell>
          <table:table-cell table:formula="of:=3+STANDARDIZE([.E109];[.AX$1];[.AX$2])" office:value-type="float" office:value="2.25380217916511">
            <text:p>2.2538021792</text:p>
          </table:table-cell>
          <table:table-cell table:formula="of:=3+STANDARDIZE([.F109];[.AY$1];[.AY$2])" office:value-type="float" office:value="2.24806789799989">
            <text:p>2.248067898</text:p>
          </table:table-cell>
          <table:table-cell table:formula="of:=3+STANDARDIZE([.G109];[.AZ$1];[.AZ$2])" office:value-type="float" office:value="3.09976859839054">
            <text:p>3.0997685984</text:p>
          </table:table-cell>
          <table:table-cell table:formula="of:=3+STANDARDIZE([.H109];[.BA$1];[.BA$2])" office:value-type="float" office:value="1.27598793379079">
            <text:p>1.2759879338</text:p>
          </table:table-cell>
          <table:table-cell table:formula="of:=3+STANDARDIZE([.I109];[.BB$1];[.BB$2])" office:value-type="float" office:value="1.98750944588694">
            <text:p>1.9875094459</text:p>
          </table:table-cell>
          <table:table-cell table:formula="of:=3+STANDARDIZE([.J109];[.BC$1];[.BC$2])" office:value-type="float" office:value="2.09835908802552">
            <text:p>2.098359088</text:p>
          </table:table-cell>
          <table:table-cell table:formula="of:=3+STANDARDIZE([.K109];[.BD$1];[.BD$2])" office:value-type="float" office:value="2.02752154550302">
            <text:p>2.0275215455</text:p>
          </table:table-cell>
          <table:table-cell table:formula="of:=3+STANDARDIZE([.L109];[.BE$1];[.BE$2])" office:value-type="float" office:value="2.02442725439963">
            <text:p>2.0244272544</text:p>
          </table:table-cell>
          <table:table-cell table:formula="of:=3+STANDARDIZE([.M109];[.BF$1];[.BF$2])" office:value-type="float" office:value="2.8224974364497">
            <text:p>2.8224974364</text:p>
          </table:table-cell>
          <table:table-cell table:formula="of:=3+STANDARDIZE([.N109];[.BG$1];[.BG$2])" office:value-type="float" office:value="1.85800371027022">
            <text:p>1.8580037103</text:p>
          </table:table-cell>
          <table:table-cell table:formula="of:=3+STANDARDIZE([.O109];[.BH$1];[.BH$2])" office:value-type="float" office:value="1.66835509594747">
            <text:p>1.6683550959</text:p>
          </table:table-cell>
          <table:table-cell table:formula="of:=3+STANDARDIZE([.P109];[.BI$1];[.BI$2])" office:value-type="float" office:value="2.11143377344187">
            <text:p>2.1114337734</text:p>
          </table:table-cell>
          <table:table-cell table:formula="of:=3+STANDARDIZE([.Q109];[.BJ$1];[.BJ$2])" office:value-type="float" office:value="4.48056448230395">
            <text:p>4.4805644823</text:p>
          </table:table-cell>
          <table:table-cell table:formula="of:=3+STANDARDIZE([.R109];[.BK$1];[.BK$2])" office:value-type="float" office:value="4.23176611704169">
            <text:p>4.231766117</text:p>
          </table:table-cell>
          <table:table-cell table:formula="of:=3+STANDARDIZE([.S109];[.BL$1];[.BL$2])" office:value-type="float" office:value="4.42806027286381">
            <text:p>4.4280602729</text:p>
          </table:table-cell>
          <table:table-cell table:formula="of:=3+STANDARDIZE([.T109];[.BM$1];[.BM$2])" office:value-type="float" office:value="4.31706933537904">
            <text:p>4.3170693354</text:p>
          </table:table-cell>
          <table:table-cell table:formula="of:=3+STANDARDIZE([.U109];[.BN$1];[.BN$2])" office:value-type="float" office:value="4.24504897130675">
            <text:p>4.2450489713</text:p>
          </table:table-cell>
          <table:table-cell table:formula="of:=3+STANDARDIZE([.V109];[.BO$1];[.BO$2])" office:value-type="float" office:value="2.16734124106681">
            <text:p>2.1673412411</text:p>
          </table:table-cell>
          <table:table-cell table:formula="of:=3+STANDARDIZE([.W109];[.BP$1];[.BP$2])" office:value-type="float" office:value="1.27808990435925">
            <text:p>1.2780899044</text:p>
          </table:table-cell>
          <table:table-cell table:formula="of:=3+STANDARDIZE([.X109];[.BQ$1];[.BQ$2])" office:value-type="float" office:value="2.93136113475066">
            <text:p>2.9313611348</text:p>
          </table:table-cell>
          <table:table-cell table:formula="of:=3+STANDARDIZE([.Y109];[.BR$1];[.BR$2])" office:value-type="float" office:value="4.2452977425077">
            <text:p>4.2452977425</text:p>
          </table:table-cell>
          <table:table-cell table:formula="of:=3+STANDARDIZE([.Z109];[.BS$1];[.BS$2])" office:value-type="float" office:value="3.76802278064377">
            <text:p>3.7680227806</text:p>
          </table:table-cell>
          <table:table-cell table:formula="of:=3+STANDARDIZE([.AA109];[.BT$1];[.BT$2])" office:value-type="float" office:value="2.21859570831503">
            <text:p>2.2185957083</text:p>
          </table:table-cell>
          <table:table-cell table:formula="of:=3+STANDARDIZE([.AB109];[.BU$1];[.BU$2])" office:value-type="float" office:value="2.93136113475066">
            <text:p>2.9313611348</text:p>
          </table:table-cell>
          <table:table-cell table:formula="of:=3+STANDARDIZE([.AC109];[.BV$1];[.BV$2])" office:value-type="float" office:value="3.53318329343224">
            <text:p>3.5331832934</text:p>
          </table:table-cell>
          <table:table-cell table:formula="of:=3+STANDARDIZE([.AD109];[.BW$1];[.BW$2])" office:value-type="float" office:value="3.28827940893269">
            <text:p>3.2882794089</text:p>
          </table:table-cell>
          <table:table-cell table:formula="of:=3+STANDARDIZE([.AE109];[.BX$1];[.BX$2])" office:value-type="float" office:value="2.4983580019246">
            <text:p>2.4983580019</text:p>
          </table:table-cell>
          <table:table-cell table:formula="of:=3+STANDARDIZE([.AF109];[.BY$1];[.BY$2])" office:value-type="float" office:value="2.65057636498177">
            <text:p>2.650576365</text:p>
          </table:table-cell>
          <table:table-cell table:formula="of:=3+STANDARDIZE([.AG109];[.BZ$1];[.BZ$2])" office:value-type="float" office:value="2.59188520338601">
            <text:p>2.5918852034</text:p>
          </table:table-cell>
          <table:table-cell table:formula="of:=3+STANDARDIZE([.AH109];[.CA$1];[.CA$2])" office:value-type="float" office:value="1.98511348498658">
            <text:p>1.985113485</text:p>
          </table:table-cell>
          <table:table-cell table:formula="of:=3+STANDARDIZE([.AI109];[.CB$1];[.CB$2])" office:value-type="float" office:value="2.60141098354384">
            <text:p>2.6014109835</text:p>
          </table:table-cell>
          <table:table-cell table:formula="of:=3+STANDARDIZE([.AJ109];[.CC$1];[.CC$2])" office:value-type="float" office:value="2.66533679154579">
            <text:p>2.6653367915</text:p>
          </table:table-cell>
          <table:table-cell table:formula="of:=3+STANDARDIZE([.AK109];[.CD$1];[.CD$2])" office:value-type="float" office:value="4.2452977425077">
            <text:p>4.2452977425</text:p>
          </table:table-cell>
          <table:table-cell table:formula="of:=3+STANDARDIZE([.AL109];[.CE$1];[.CE$2])" office:value-type="float" office:value="3.4316275478322">
            <text:p>3.4316275478</text:p>
          </table:table-cell>
          <table:table-cell table:formula="of:=3+STANDARDIZE([.AM109];[.CF$1];[.CF$2])" office:value-type="float" office:value="2.32879693187736">
            <text:p>2.3287969319</text:p>
          </table:table-cell>
          <table:table-cell table:formula="of:=3+STANDARDIZE([.AN109];[.CG$1];[.CG$2])" office:value-type="float" office:value="3.29629031819214">
            <text:p>3.2962903182</text:p>
          </table:table-cell>
          <table:table-cell table:formula="of:=3+STANDARDIZE([.AO109];[.CH$1];[.CH$2])" office:value-type="float" office:value="2.9930892222995">
            <text:p>2.9930892223</text:p>
          </table:table-cell>
          <table:table-cell table:formula="of:=3+STANDARDIZE([.AP109];[.CI$1];[.CI$2])" office:value-type="float" office:value="2.09341049038159">
            <text:p>2.0934104904</text:p>
          </table:table-cell>
          <table:table-cell table:formula="of:=3+STANDARDIZE([.AQ109];[.CJ$1];[.CJ$2])" office:value-type="float" office:value="2.32157462118502">
            <text:p>2.3215746212</text:p>
          </table:table-cell>
          <table:table-cell table:formula="of:=3+STANDARDIZE([.AR10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  <table:table-cell office:value-type="float" office:value="26.4075">
            <text:p>26.4075</text:p>
          </table:table-cell>
          <table:table-cell office:value-type="float" office:value="77.6504">
            <text:p>77.6504</text:p>
          </table:table-cell>
          <table:table-cell office:value-type="float" office:value="6988622">
            <text:p>6988622</text:p>
          </table:table-cell>
          <table:table-cell office:value-type="float" office:value="43238071">
            <text:p>43238071</text:p>
          </table:table-cell>
          <table:table-cell table:formula="of:=[.Z109]+1346" office:value-type="float" office:value="3633216">
            <text:p>3633216</text:p>
          </table:table-cell>
          <table:table-cell office:value-type="float" office:value="49325">
            <text:p>49325.0000</text:p>
          </table:table-cell>
          <table:table-cell office:value-type="float" office:value="6988622">
            <text:p>6988622</text:p>
          </table:table-cell>
          <table:table-cell office:value-type="float" office:value="324914">
            <text:p>324914</text:p>
          </table:table-cell>
          <table:table-cell office:value-type="float" office:value="274500">
            <text:p>274500</text:p>
          </table:table-cell>
          <table:table-cell office:value-type="float" office:value="1059632">
            <text:p>1059632</text:p>
          </table:table-cell>
          <table:table-cell office:value-type="float" office:value="3">
            <text:p>3</text:p>
          </table:table-cell>
          <table:table-cell office:value-type="float" office:value="229518">
            <text:p>229518</text:p>
          </table:table-cell>
          <table:table-cell office:value-type="float" office:value="290826">
            <text:p>290826</text:p>
          </table:table-cell>
          <table:table-cell office:value-type="float" office:value="167594">
            <text:p>167594</text:p>
          </table:table-cell>
          <table:table-cell office:value-type="float" office:value="624705">
            <text:p>624705</text:p>
          </table:table-cell>
          <table:table-cell office:value-type="float" office:value="43238071">
            <text:p>43238071</text:p>
          </table:table-cell>
          <table:table-cell office:value-type="float" office:value="434228">
            <text:p>434228</text:p>
          </table:table-cell>
          <table:table-cell office:value-type="float" office:value="505275">
            <text:p>505275</text:p>
          </table:table-cell>
          <table:table-cell office:value-type="float" office:value="53831">
            <text:p>53831</text:p>
          </table:table-cell>
          <table:table-cell office:value-type="float" office:value="4381234">
            <text:p>4381234</text:p>
          </table:table-cell>
          <table:table-cell office:value-type="float" office:value="1514091">
            <text:p>1514091</text:p>
          </table:table-cell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0];[.AU$1];[.AU$2])" office:value-type="float" office:value="3.17527329787576">
            <text:p>3.1752732979</text:p>
          </table:table-cell>
          <table:table-cell table:formula="of:=3+STANDARDIZE([.C110];[.AV$1];[.AV$2])" office:value-type="float" office:value="2.19985373019945">
            <text:p>2.1998537302</text:p>
          </table:table-cell>
          <table:table-cell table:formula="of:=3+STANDARDIZE([.D110];[.AW$1];[.AW$2])" office:value-type="float" office:value="2.13999560051943">
            <text:p>2.1399956005</text:p>
          </table:table-cell>
          <table:table-cell table:formula="of:=3+STANDARDIZE([.E110];[.AX$1];[.AX$2])" office:value-type="float" office:value="2.17222446055179">
            <text:p>2.1722244606</text:p>
          </table:table-cell>
          <table:table-cell table:formula="of:=3+STANDARDIZE([.F110];[.AY$1];[.AY$2])" office:value-type="float" office:value="2.22804603729574">
            <text:p>2.2280460373</text:p>
          </table:table-cell>
          <table:table-cell table:formula="of:=3+STANDARDIZE([.G110];[.AZ$1];[.AZ$2])" office:value-type="float" office:value="2.83593978394878">
            <text:p>2.8359397839</text:p>
          </table:table-cell>
          <table:table-cell table:formula="of:=3+STANDARDIZE([.H110];[.BA$1];[.BA$2])" office:value-type="float" office:value="3.17822724527305">
            <text:p>3.1782272453</text:p>
          </table:table-cell>
          <table:table-cell table:formula="of:=3+STANDARDIZE([.I110];[.BB$1];[.BB$2])" office:value-type="float" office:value="1.95993206844959">
            <text:p>1.9599320684</text:p>
          </table:table-cell>
          <table:table-cell table:formula="of:=3+STANDARDIZE([.J110];[.BC$1];[.BC$2])" office:value-type="float" office:value="1.9717054637518">
            <text:p>1.9717054638</text:p>
          </table:table-cell>
          <table:table-cell table:formula="of:=3+STANDARDIZE([.K110];[.BD$1];[.BD$2])" office:value-type="float" office:value="1.92402850949335">
            <text:p>1.9240285095</text:p>
          </table:table-cell>
          <table:table-cell table:formula="of:=3+STANDARDIZE([.L110];[.BE$1];[.BE$2])" office:value-type="float" office:value="1.98730396677377">
            <text:p>1.9873039668</text:p>
          </table:table-cell>
          <table:table-cell table:formula="of:=3+STANDARDIZE([.M110];[.BF$1];[.BF$2])" office:value-type="float" office:value="2.56969952396594">
            <text:p>2.569699524</text:p>
          </table:table-cell>
          <table:table-cell table:formula="of:=3+STANDARDIZE([.N110];[.BG$1];[.BG$2])" office:value-type="float" office:value="2.72516656020796">
            <text:p>2.7251665602</text:p>
          </table:table-cell>
          <table:table-cell table:formula="of:=3+STANDARDIZE([.O110];[.BH$1];[.BH$2])" office:value-type="float" office:value="1.69843384945069">
            <text:p>1.6984338495</text:p>
          </table:table-cell>
          <table:table-cell table:formula="of:=3+STANDARDIZE([.P110];[.BI$1];[.BI$2])" office:value-type="float" office:value="3.18322234779077">
            <text:p>3.1832223478</text:p>
          </table:table-cell>
          <table:table-cell table:formula="of:=3+STANDARDIZE([.Q110];[.BJ$1];[.BJ$2])" office:value-type="float" office:value="4.77892579369351">
            <text:p>4.7789257937</text:p>
          </table:table-cell>
          <table:table-cell table:formula="of:=3+STANDARDIZE([.R110];[.BK$1];[.BK$2])" office:value-type="float" office:value="4.51003101838103">
            <text:p>4.5100310184</text:p>
          </table:table-cell>
          <table:table-cell table:formula="of:=3+STANDARDIZE([.S110];[.BL$1];[.BL$2])" office:value-type="float" office:value="4.7207466052821">
            <text:p>4.7207466053</text:p>
          </table:table-cell>
          <table:table-cell table:formula="of:=3+STANDARDIZE([.T110];[.BM$1];[.BM$2])" office:value-type="float" office:value="4.60807423549662">
            <text:p>4.6080742355</text:p>
          </table:table-cell>
          <table:table-cell table:formula="of:=3+STANDARDIZE([.U110];[.BN$1];[.BN$2])" office:value-type="float" office:value="4.3904043949012">
            <text:p>4.3904043949</text:p>
          </table:table-cell>
          <table:table-cell table:formula="of:=3+STANDARDIZE([.V110];[.BO$1];[.BO$2])" office:value-type="float" office:value="2.91131845041683">
            <text:p>2.9113184504</text:p>
          </table:table-cell>
          <table:table-cell table:formula="of:=3+STANDARDIZE([.W110];[.BP$1];[.BP$2])" office:value-type="float" office:value="0.80643226730928">
            <text:p>0.8064322673</text:p>
          </table:table-cell>
          <table:table-cell table:formula="of:=3+STANDARDIZE([.X110];[.BQ$1];[.BQ$2])" office:value-type="float" office:value="3.14707607380484">
            <text:p>3.1470760738</text:p>
          </table:table-cell>
          <table:table-cell table:formula="of:=3+STANDARDIZE([.Y110];[.BR$1];[.BR$2])" office:value-type="float" office:value="4.12923207061028">
            <text:p>4.1292320706</text:p>
          </table:table-cell>
          <table:table-cell table:formula="of:=3+STANDARDIZE([.Z110];[.BS$1];[.BS$2])" office:value-type="float" office:value="3.776265808464">
            <text:p>3.7762658085</text:p>
          </table:table-cell>
          <table:table-cell table:formula="of:=3+STANDARDIZE([.AA110];[.BT$1];[.BT$2])" office:value-type="float" office:value="2.44209390041041">
            <text:p>2.4420939004</text:p>
          </table:table-cell>
          <table:table-cell table:formula="of:=3+STANDARDIZE([.AB110];[.BU$1];[.BU$2])" office:value-type="float" office:value="3.14707607380484">
            <text:p>3.1470760738</text:p>
          </table:table-cell>
          <table:table-cell table:formula="of:=3+STANDARDIZE([.AC110];[.BV$1];[.BV$2])" office:value-type="float" office:value="2.15210410686887">
            <text:p>2.1521041069</text:p>
          </table:table-cell>
          <table:table-cell table:formula="of:=3+STANDARDIZE([.AD110];[.BW$1];[.BW$2])" office:value-type="float" office:value="2.39616995809783">
            <text:p>2.3961699581</text:p>
          </table:table-cell>
          <table:table-cell table:formula="of:=3+STANDARDIZE([.AE110];[.BX$1];[.BX$2])" office:value-type="float" office:value="2.28783954827353">
            <text:p>2.2878395483</text:p>
          </table:table-cell>
          <table:table-cell table:formula="of:=3+STANDARDIZE([.AF110];[.BY$1];[.BY$2])" office:value-type="float" office:value="2.64817161141833">
            <text:p>2.6481716114</text:p>
          </table:table-cell>
          <table:table-cell table:formula="of:=3+STANDARDIZE([.AG110];[.BZ$1];[.BZ$2])" office:value-type="float" office:value="2.86519536401169">
            <text:p>2.865195364</text:p>
          </table:table-cell>
          <table:table-cell table:formula="of:=3+STANDARDIZE([.AH110];[.CA$1];[.CA$2])" office:value-type="float" office:value="1.71492596715443">
            <text:p>1.7149259672</text:p>
          </table:table-cell>
          <table:table-cell table:formula="of:=3+STANDARDIZE([.AI110];[.CB$1];[.CB$2])" office:value-type="float" office:value="2.12664448334058">
            <text:p>2.1266444833</text:p>
          </table:table-cell>
          <table:table-cell table:formula="of:=3+STANDARDIZE([.AJ110];[.CC$1];[.CC$2])" office:value-type="float" office:value="3.79880586106256">
            <text:p>3.7988058611</text:p>
          </table:table-cell>
          <table:table-cell table:formula="of:=3+STANDARDIZE([.AK110];[.CD$1];[.CD$2])" office:value-type="float" office:value="4.12923207061028">
            <text:p>4.1292320706</text:p>
          </table:table-cell>
          <table:table-cell table:formula="of:=3+STANDARDIZE([.AL110];[.CE$1];[.CE$2])" office:value-type="float" office:value="3.4301307008357">
            <text:p>3.4301307008</text:p>
          </table:table-cell>
          <table:table-cell table:formula="of:=3+STANDARDIZE([.AM110];[.CF$1];[.CF$2])" office:value-type="float" office:value="2.45491795124311">
            <text:p>2.4549179512</text:p>
          </table:table-cell>
          <table:table-cell table:formula="of:=3+STANDARDIZE([.AN110];[.CG$1];[.CG$2])" office:value-type="float" office:value="5.19958265067172">
            <text:p>5.1995826507</text:p>
          </table:table-cell>
          <table:table-cell table:formula="of:=3+STANDARDIZE([.AO110];[.CH$1];[.CH$2])" office:value-type="float" office:value="2.98383294747977">
            <text:p>2.9838329475</text:p>
          </table:table-cell>
          <table:table-cell table:formula="of:=3+STANDARDIZE([.AP110];[.CI$1];[.CI$2])" office:value-type="float" office:value="3.03878774253624">
            <text:p>3.0387877425</text:p>
          </table:table-cell>
          <table:table-cell table:formula="of:=3+STANDARDIZE([.AQ110];[.CJ$1];[.CJ$2])" office:value-type="float" office:value="2.33465004350854">
            <text:p>2.3346500435</text:p>
          </table:table-cell>
          <table:table-cell table:formula="of:=3+STANDARDIZE([.AR11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  <table:table-cell office:value-type="float" office:value="26.8818">
            <text:p>26.8818</text:p>
          </table:table-cell>
          <table:table-cell office:value-type="float" office:value="121.046">
            <text:p>121.046</text:p>
          </table:table-cell>
          <table:table-cell office:value-type="float" office:value="9134324">
            <text:p>9134324</text:p>
          </table:table-cell>
          <table:table-cell office:value-type="float" office:value="40050510">
            <text:p>40050510</text:p>
          </table:table-cell>
          <table:table-cell table:formula="of:=[.Z110]+1346" office:value-type="float" office:value="3634562">
            <text:p>3634562</text:p>
          </table:table-cell>
          <table:table-cell office:value-type="float" office:value="32923">
            <text:p>32923.0000</text:p>
          </table:table-cell>
          <table:table-cell office:value-type="float" office:value="9134324">
            <text:p>9134324</text:p>
          </table:table-cell>
          <table:table-cell office:value-type="float" office:value="486477">
            <text:p>486477</text:p>
          </table:table-cell>
          <table:table-cell office:value-type="float" office:value="512000">
            <text:p>512000</text:p>
          </table:table-cell>
          <table:table-cell office:value-type="float" office:value="3751084">
            <text:p>3751084</text:p>
          </table:table-cell>
          <table:table-cell office:value-type="float" office:value="23">
            <text:p>23</text:p>
          </table:table-cell>
          <table:table-cell office:value-type="float" office:value="250498">
            <text:p>250498</text:p>
          </table:table-cell>
          <table:table-cell office:value-type="float" office:value="394306">
            <text:p>394306</text:p>
          </table:table-cell>
          <table:table-cell office:value-type="float" office:value="221982">
            <text:p>221982</text:p>
          </table:table-cell>
          <table:table-cell office:value-type="float" office:value="544311">
            <text:p>544311</text:p>
          </table:table-cell>
          <table:table-cell office:value-type="float" office:value="40050510">
            <text:p>40050510</text:p>
          </table:table-cell>
          <table:table-cell office:value-type="float" office:value="485069">
            <text:p>485069</text:p>
          </table:table-cell>
          <table:table-cell office:value-type="float" office:value="489346">
            <text:p>489346</text:p>
          </table:table-cell>
          <table:table-cell office:value-type="float" office:value="35057">
            <text:p>35057</text:p>
          </table:table-cell>
          <table:table-cell office:value-type="float" office:value="4809151">
            <text:p>4809151</text:p>
          </table:table-cell>
          <table:table-cell office:value-type="float" office:value="1283029">
            <text:p>1283029</text:p>
          </table:table-cell>
          <table:table-cell office:value-type="float" office:value="2495">
            <text:p>249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1];[.AU$1];[.AU$2])" office:value-type="float" office:value="2.22454368672511">
            <text:p>2.2245436867</text:p>
          </table:table-cell>
          <table:table-cell table:formula="of:=3+STANDARDIZE([.C111];[.AV$1];[.AV$2])" office:value-type="float" office:value="2.32491126274989">
            <text:p>2.3249112627</text:p>
          </table:table-cell>
          <table:table-cell table:formula="of:=3+STANDARDIZE([.D111];[.AW$1];[.AW$2])" office:value-type="float" office:value="2.19611376656437">
            <text:p>2.1961137666</text:p>
          </table:table-cell>
          <table:table-cell table:formula="of:=3+STANDARDIZE([.E111];[.AX$1];[.AX$2])" office:value-type="float" office:value="2.24050146417381">
            <text:p>2.2405014642</text:p>
          </table:table-cell>
          <table:table-cell table:formula="of:=3+STANDARDIZE([.F111];[.AY$1];[.AY$2])" office:value-type="float" office:value="2.28811161940818">
            <text:p>2.2881116194</text:p>
          </table:table-cell>
          <table:table-cell table:formula="of:=3+STANDARDIZE([.G111];[.AZ$1];[.AZ$2])" office:value-type="float" office:value="2.68670328285041">
            <text:p>2.6867032829</text:p>
          </table:table-cell>
          <table:table-cell table:formula="of:=3+STANDARDIZE([.H111];[.BA$1];[.BA$2])" office:value-type="float" office:value="3.8533154357067">
            <text:p>3.8533154357</text:p>
          </table:table-cell>
          <table:table-cell table:formula="of:=3+STANDARDIZE([.I111];[.BB$1];[.BB$2])" office:value-type="float" office:value="1.92743015932699">
            <text:p>1.9274301593</text:p>
          </table:table-cell>
          <table:table-cell table:formula="of:=3+STANDARDIZE([.J111];[.BC$1];[.BC$2])" office:value-type="float" office:value="1.93014724328698">
            <text:p>1.9301472433</text:p>
          </table:table-cell>
          <table:table-cell table:formula="of:=3+STANDARDIZE([.K111];[.BD$1];[.BD$2])" office:value-type="float" office:value="1.92873273840288">
            <text:p>1.9287327384</text:p>
          </table:table-cell>
          <table:table-cell table:formula="of:=3+STANDARDIZE([.L111];[.BE$1];[.BE$2])" office:value-type="float" office:value="1.96609065955899">
            <text:p>1.9660906596</text:p>
          </table:table-cell>
          <table:table-cell table:formula="of:=3+STANDARDIZE([.M111];[.BF$1];[.BF$2])" office:value-type="float" office:value="3.07668434845261">
            <text:p>3.0766843485</text:p>
          </table:table-cell>
          <table:table-cell table:formula="of:=3+STANDARDIZE([.N111];[.BG$1];[.BG$2])" office:value-type="float" office:value="2.67111901415921">
            <text:p>2.6711190142</text:p>
          </table:table-cell>
          <table:table-cell table:formula="of:=3+STANDARDIZE([.O111];[.BH$1];[.BH$2])" office:value-type="float" office:value="1.70485065019804">
            <text:p>1.7048506502</text:p>
          </table:table-cell>
          <table:table-cell table:formula="of:=3+STANDARDIZE([.P111];[.BI$1];[.BI$2])" office:value-type="float" office:value="3.02643231617204">
            <text:p>3.0264323162</text:p>
          </table:table-cell>
          <table:table-cell table:formula="of:=3+STANDARDIZE([.Q111];[.BJ$1];[.BJ$2])" office:value-type="float" office:value="4.30030452333943">
            <text:p>4.3003045233</text:p>
          </table:table-cell>
          <table:table-cell table:formula="of:=3+STANDARDIZE([.R111];[.BK$1];[.BK$2])" office:value-type="float" office:value="4.80208382023718">
            <text:p>4.8020838202</text:p>
          </table:table-cell>
          <table:table-cell table:formula="of:=3+STANDARDIZE([.S111];[.BL$1];[.BL$2])" office:value-type="float" office:value="4.71213818374039">
            <text:p>4.7121381837</text:p>
          </table:table-cell>
          <table:table-cell table:formula="of:=3+STANDARDIZE([.T111];[.BM$1];[.BM$2])" office:value-type="float" office:value="4.18379826465969">
            <text:p>4.1837982647</text:p>
          </table:table-cell>
          <table:table-cell table:formula="of:=3+STANDARDIZE([.U111];[.BN$1];[.BN$2])" office:value-type="float" office:value="0.547348805233243">
            <text:p>0.5473488052</text:p>
          </table:table-cell>
          <table:table-cell table:formula="of:=3+STANDARDIZE([.V111];[.BO$1];[.BO$2])" office:value-type="float" office:value="4.02869777402264">
            <text:p>4.028697774</text:p>
          </table:table-cell>
          <table:table-cell table:formula="of:=3+STANDARDIZE([.W111];[.BP$1];[.BP$2])" office:value-type="float" office:value="1.36599075654522">
            <text:p>1.3659907565</text:p>
          </table:table-cell>
          <table:table-cell table:formula="of:=3+STANDARDIZE([.X111];[.BQ$1];[.BQ$2])" office:value-type="float" office:value="3.44933717197698">
            <text:p>3.449337172</text:p>
          </table:table-cell>
          <table:table-cell table:formula="of:=3+STANDARDIZE([.Y111];[.BR$1];[.BR$2])" office:value-type="float" office:value="3.66098476653071">
            <text:p>3.6609847665</text:p>
          </table:table-cell>
          <table:table-cell table:formula="of:=3+STANDARDIZE([.Z111];[.BS$1];[.BS$2])" office:value-type="float" office:value="3.78450883628424">
            <text:p>3.7845088363</text:p>
          </table:table-cell>
          <table:table-cell table:formula="of:=3+STANDARDIZE([.AA111];[.BT$1];[.BT$2])" office:value-type="float" office:value="2.08964535250652">
            <text:p>2.0896453525</text:p>
          </table:table-cell>
          <table:table-cell table:formula="of:=3+STANDARDIZE([.AB111];[.BU$1];[.BU$2])" office:value-type="float" office:value="3.44933717197698">
            <text:p>3.449337172</text:p>
          </table:table-cell>
          <table:table-cell table:formula="of:=3+STANDARDIZE([.AC111];[.BV$1];[.BV$2])" office:value-type="float" office:value="3.04684825884071">
            <text:p>3.0468482588</text:p>
          </table:table-cell>
          <table:table-cell table:formula="of:=3+STANDARDIZE([.AD111];[.BW$1];[.BW$2])" office:value-type="float" office:value="3.90687223669518">
            <text:p>3.9068722367</text:p>
          </table:table-cell>
          <table:table-cell table:formula="of:=3+STANDARDIZE([.AE111];[.BX$1];[.BX$2])" office:value-type="float" office:value="3.10319620994113">
            <text:p>3.1031962099</text:p>
          </table:table-cell>
          <table:table-cell table:formula="of:=3+STANDARDIZE([.AF111];[.BY$1];[.BY$2])" office:value-type="float" office:value="2.64937398820005">
            <text:p>2.6493739882</text:p>
          </table:table-cell>
          <table:table-cell table:formula="of:=3+STANDARDIZE([.AG111];[.BZ$1];[.BZ$2])" office:value-type="float" office:value="3.03086181408469">
            <text:p>3.0308618141</text:p>
          </table:table-cell>
          <table:table-cell table:formula="of:=3+STANDARDIZE([.AH111];[.CA$1];[.CA$2])" office:value-type="float" office:value="2.16269989965396">
            <text:p>2.1626998997</text:p>
          </table:table-cell>
          <table:table-cell table:formula="of:=3+STANDARDIZE([.AI111];[.CB$1];[.CB$2])" office:value-type="float" office:value="2.38645050029489">
            <text:p>2.3864505003</text:p>
          </table:table-cell>
          <table:table-cell table:formula="of:=3+STANDARDIZE([.AJ111];[.CC$1];[.CC$2])" office:value-type="float" office:value="3.08235937296429">
            <text:p>3.082359373</text:p>
          </table:table-cell>
          <table:table-cell table:formula="of:=3+STANDARDIZE([.AK111];[.CD$1];[.CD$2])" office:value-type="float" office:value="3.66098476653071">
            <text:p>3.6609847665</text:p>
          </table:table-cell>
          <table:table-cell table:formula="of:=3+STANDARDIZE([.AL111];[.CE$1];[.CE$2])" office:value-type="float" office:value="3.53884669819143">
            <text:p>3.5388466982</text:p>
          </table:table-cell>
          <table:table-cell table:formula="of:=3+STANDARDIZE([.AM111];[.CF$1];[.CF$2])" office:value-type="float" office:value="2.37346063796099">
            <text:p>2.373460638</text:p>
          </table:table-cell>
          <table:table-cell table:formula="of:=3+STANDARDIZE([.AN111];[.CG$1];[.CG$2])" office:value-type="float" office:value="3.62241058808469">
            <text:p>3.6224105881</text:p>
          </table:table-cell>
          <table:table-cell table:formula="of:=3+STANDARDIZE([.AO111];[.CH$1];[.CH$2])" office:value-type="float" office:value="3.84340702561285">
            <text:p>3.8434070256</text:p>
          </table:table-cell>
          <table:table-cell table:formula="of:=3+STANDARDIZE([.AP111];[.CI$1];[.CI$2])" office:value-type="float" office:value="2.49401780843173">
            <text:p>2.4940178084</text:p>
          </table:table-cell>
          <table:table-cell table:formula="of:=3+STANDARDIZE([.AQ111];[.CJ$1];[.CJ$2])" office:value-type="float" office:value="2.37840241820645">
            <text:p>2.3784024182</text:p>
          </table:table-cell>
          <table:table-cell table:formula="of:=3+STANDARDIZE([.AR11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  <table:table-cell office:value-type="float" office:value="26.8451">
            <text:p>26.8451</text:p>
          </table:table-cell>
          <table:table-cell office:value-type="float" office:value="241.426">
            <text:p>241.426</text:p>
          </table:table-cell>
          <table:table-cell office:value-type="float" office:value="7578150">
            <text:p>7578150</text:p>
          </table:table-cell>
          <table:table-cell office:value-type="float" office:value="38462929">
            <text:p>38462929</text:p>
          </table:table-cell>
          <table:table-cell table:formula="of:=[.Z111]+1346" office:value-type="float" office:value="3635908">
            <text:p>3635908</text:p>
          </table:table-cell>
          <table:table-cell office:value-type="float" office:value="48236">
            <text:p>48236.0000</text:p>
          </table:table-cell>
          <table:table-cell office:value-type="float" office:value="7578150">
            <text:p>7578150</text:p>
          </table:table-cell>
          <table:table-cell office:value-type="float" office:value="576533">
            <text:p>576533</text:p>
          </table:table-cell>
          <table:table-cell office:value-type="float" office:value="197000">
            <text:p>197000</text:p>
          </table:table-cell>
          <table:table-cell office:value-type="float" office:value="6079781">
            <text:p>6079781</text:p>
          </table:table-cell>
          <table:table-cell office:value-type="float" office:value="20965">
            <text:p>20965</text:p>
          </table:table-cell>
          <table:table-cell office:value-type="float" office:value="203840">
            <text:p>203840</text:p>
          </table:table-cell>
          <table:table-cell office:value-type="float" office:value="286500">
            <text:p>286500</text:p>
          </table:table-cell>
          <table:table-cell office:value-type="float" office:value="252983">
            <text:p>252983</text:p>
          </table:table-cell>
          <table:table-cell office:value-type="float" office:value="482306">
            <text:p>482306</text:p>
          </table:table-cell>
          <table:table-cell office:value-type="float" office:value="38462929">
            <text:p>38462929</text:p>
          </table:table-cell>
          <table:table-cell office:value-type="float" office:value="515157">
            <text:p>515157</text:p>
          </table:table-cell>
          <table:table-cell office:value-type="float" office:value="395471">
            <text:p>395471</text:p>
          </table:table-cell>
          <table:table-cell office:value-type="float" office:value="32793">
            <text:p>32793</text:p>
          </table:table-cell>
          <table:table-cell office:value-type="float" office:value="3813437">
            <text:p>3813437</text:p>
          </table:table-cell>
          <table:table-cell office:value-type="float" office:value="1134283">
            <text:p>1134283</text:p>
          </table:table-cell>
          <table:table-cell office:value-type="float" office:value="4872">
            <text:p>487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2];[.AU$1];[.AU$2])" office:value-type="float" office:value="3.17456230793341">
            <text:p>3.1745623079</text:p>
          </table:table-cell>
          <table:table-cell table:formula="of:=3+STANDARDIZE([.C112];[.AV$1];[.AV$2])" office:value-type="float" office:value="2.57039456738594">
            <text:p>2.5703945674</text:p>
          </table:table-cell>
          <table:table-cell table:formula="of:=3+STANDARDIZE([.D112];[.AW$1];[.AW$2])" office:value-type="float" office:value="2.32705615400256">
            <text:p>2.327056154</text:p>
          </table:table-cell>
          <table:table-cell table:formula="of:=3+STANDARDIZE([.E112];[.AX$1];[.AX$2])" office:value-type="float" office:value="2.51981647899113">
            <text:p>2.519816479</text:p>
          </table:table-cell>
          <table:table-cell table:formula="of:=3+STANDARDIZE([.F112];[.AY$1];[.AY$2])" office:value-type="float" office:value="2.37320452740079">
            <text:p>2.3732045274</text:p>
          </table:table-cell>
          <table:table-cell table:formula="of:=3+STANDARDIZE([.G112];[.AZ$1];[.AZ$2])" office:value-type="float" office:value="2.8785787842626">
            <text:p>2.8785787843</text:p>
          </table:table-cell>
          <table:table-cell table:formula="of:=3+STANDARDIZE([.H112];[.BA$1];[.BA$2])" office:value-type="float" office:value="4.55941839752321">
            <text:p>4.5594183975</text:p>
          </table:table-cell>
          <table:table-cell table:formula="of:=3+STANDARDIZE([.I112];[.BB$1];[.BB$2])" office:value-type="float" office:value="1.87719993613753">
            <text:p>1.8771999361</text:p>
          </table:table-cell>
          <table:table-cell table:formula="of:=3+STANDARDIZE([.J112];[.BC$1];[.BC$2])" office:value-type="float" office:value="1.89749435577891">
            <text:p>1.8974943558</text:p>
          </table:table-cell>
          <table:table-cell table:formula="of:=3+STANDARDIZE([.K112];[.BD$1];[.BD$2])" office:value-type="float" office:value="1.88169044930758">
            <text:p>1.8816904493</text:p>
          </table:table-cell>
          <table:table-cell table:formula="of:=3+STANDARDIZE([.L112];[.BE$1];[.BE$2])" office:value-type="float" office:value="1.90775406471836">
            <text:p>1.9077540647</text:p>
          </table:table-cell>
          <table:table-cell table:formula="of:=3+STANDARDIZE([.M112];[.BF$1];[.BF$2])" office:value-type="float" office:value="2.88500241481107">
            <text:p>2.8850024148</text:p>
          </table:table-cell>
          <table:table-cell table:formula="of:=3+STANDARDIZE([.N112];[.BG$1];[.BG$2])" office:value-type="float" office:value="2.48255313127801">
            <text:p>2.4825531313</text:p>
          </table:table-cell>
          <table:table-cell table:formula="of:=3+STANDARDIZE([.O112];[.BH$1];[.BH$2])" office:value-type="float" office:value="1.8752969200496">
            <text:p>1.87529692</text:p>
          </table:table-cell>
          <table:table-cell table:formula="of:=3+STANDARDIZE([.P112];[.BI$1];[.BI$2])" office:value-type="float" office:value="4.08886029161832">
            <text:p>4.0888602916</text:p>
          </table:table-cell>
          <table:table-cell table:formula="of:=3+STANDARDIZE([.Q112];[.BJ$1];[.BJ$2])" office:value-type="float" office:value="4.37365167905603">
            <text:p>4.3736516791</text:p>
          </table:table-cell>
          <table:table-cell table:formula="of:=3+STANDARDIZE([.R112];[.BK$1];[.BK$2])" office:value-type="float" office:value="4.31198662913952">
            <text:p>4.3119866291</text:p>
          </table:table-cell>
          <table:table-cell table:formula="of:=3+STANDARDIZE([.S112];[.BL$1];[.BL$2])" office:value-type="float" office:value="4.28540643017254">
            <text:p>4.2854064302</text:p>
          </table:table-cell>
          <table:table-cell table:formula="of:=3+STANDARDIZE([.T112];[.BM$1];[.BM$2])" office:value-type="float" office:value="4.29209693589435">
            <text:p>4.2920969359</text:p>
          </table:table-cell>
          <table:table-cell table:formula="of:=3+STANDARDIZE([.U112];[.BN$1];[.BN$2])" office:value-type="float" office:value="3.25946829425168">
            <text:p>3.2594682943</text:p>
          </table:table-cell>
          <table:table-cell table:formula="of:=3+STANDARDIZE([.V112];[.BO$1];[.BO$2])" office:value-type="float" office:value="3.94223810466499">
            <text:p>3.9422381047</text:p>
          </table:table-cell>
          <table:table-cell table:formula="of:=3+STANDARDIZE([.W112];[.BP$1];[.BP$2])" office:value-type="float" office:value="2.91821381451012">
            <text:p>2.9182138145</text:p>
          </table:table-cell>
          <table:table-cell table:formula="of:=3+STANDARDIZE([.X112];[.BQ$1];[.BQ$2])" office:value-type="float" office:value="3.23012179995098">
            <text:p>3.2301218</text:p>
          </table:table-cell>
          <table:table-cell table:formula="of:=3+STANDARDIZE([.Y112];[.BR$1];[.BR$2])" office:value-type="float" office:value="3.42777181052518">
            <text:p>3.4277718105</text:p>
          </table:table-cell>
          <table:table-cell table:formula="of:=3+STANDARDIZE([.Z112];[.BS$1];[.BS$2])" office:value-type="float" office:value="3.79275186410447">
            <text:p>3.7927518641</text:p>
          </table:table-cell>
          <table:table-cell table:formula="of:=3+STANDARDIZE([.AA112];[.BT$1];[.BT$2])" office:value-type="float" office:value="2.41869331092941">
            <text:p>2.4186933109</text:p>
          </table:table-cell>
          <table:table-cell table:formula="of:=3+STANDARDIZE([.AB112];[.BU$1];[.BU$2])" office:value-type="float" office:value="3.23012179995098">
            <text:p>3.2301218</text:p>
          </table:table-cell>
          <table:table-cell table:formula="of:=3+STANDARDIZE([.AC112];[.BV$1];[.BV$2])" office:value-type="float" office:value="3.54558298987428">
            <text:p>3.5455829899</text:p>
          </table:table-cell>
          <table:table-cell table:formula="of:=3+STANDARDIZE([.AD112];[.BW$1];[.BW$2])" office:value-type="float" office:value="1.90320395139764">
            <text:p>1.9032039514</text:p>
          </table:table-cell>
          <table:table-cell table:formula="of:=3+STANDARDIZE([.AE112];[.BX$1];[.BX$2])" office:value-type="float" office:value="3.80865876768148">
            <text:p>3.8086587677</text:p>
          </table:table-cell>
          <table:table-cell table:formula="of:=3+STANDARDIZE([.AF112];[.BY$1];[.BY$2])" office:value-type="float" office:value="3.90838271634021">
            <text:p>3.9083827163</text:p>
          </table:table-cell>
          <table:table-cell table:formula="of:=3+STANDARDIZE([.AG112];[.BZ$1];[.BZ$2])" office:value-type="float" office:value="2.66243163164875">
            <text:p>2.6624316316</text:p>
          </table:table-cell>
          <table:table-cell table:formula="of:=3+STANDARDIZE([.AH112];[.CA$1];[.CA$2])" office:value-type="float" office:value="1.69620669742122">
            <text:p>1.6962066974</text:p>
          </table:table-cell>
          <table:table-cell table:formula="of:=3+STANDARDIZE([.AI112];[.CB$1];[.CB$2])" office:value-type="float" office:value="2.53453916565491">
            <text:p>2.5345391657</text:p>
          </table:table-cell>
          <table:table-cell table:formula="of:=3+STANDARDIZE([.AJ112];[.CC$1];[.CC$2])" office:value-type="float" office:value="2.52978997108686">
            <text:p>2.5297899711</text:p>
          </table:table-cell>
          <table:table-cell table:formula="of:=3+STANDARDIZE([.AK112];[.CD$1];[.CD$2])" office:value-type="float" office:value="3.42777181052518">
            <text:p>3.4277718105</text:p>
          </table:table-cell>
          <table:table-cell table:formula="of:=3+STANDARDIZE([.AL112];[.CE$1];[.CE$2])" office:value-type="float" office:value="3.60318545880667">
            <text:p>3.6031854588</text:p>
          </table:table-cell>
          <table:table-cell table:formula="of:=3+STANDARDIZE([.AM112];[.CF$1];[.CF$2])" office:value-type="float" office:value="1.89340506106606">
            <text:p>1.8934050611</text:p>
          </table:table-cell>
          <table:table-cell table:formula="of:=3+STANDARDIZE([.AN112];[.CG$1];[.CG$2])" office:value-type="float" office:value="3.43221576813705">
            <text:p>3.4322157681</text:p>
          </table:table-cell>
          <table:table-cell table:formula="of:=3+STANDARDIZE([.AO112];[.CH$1];[.CH$2])" office:value-type="float" office:value="1.84327629083437">
            <text:p>1.8432762908</text:p>
          </table:table-cell>
          <table:table-cell table:formula="of:=3+STANDARDIZE([.AP112];[.CI$1];[.CI$2])" office:value-type="float" office:value="2.14332254647473">
            <text:p>2.1433225465</text:p>
          </table:table-cell>
          <table:table-cell table:formula="of:=3+STANDARDIZE([.AQ112];[.CJ$1];[.CJ$2])" office:value-type="float" office:value="2.44871979119964">
            <text:p>2.4487197912</text:p>
          </table:table-cell>
          <table:table-cell table:formula="of:=3+STANDARDIZE([.AR11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  <table:table-cell office:value-type="float" office:value="26.7729">
            <text:p>26.7729</text:p>
          </table:table-cell>
          <table:table-cell office:value-type="float" office:value="299.566">
            <text:p>299.566</text:p>
          </table:table-cell>
          <table:table-cell office:value-type="float" office:value="3385134">
            <text:p>3385134</text:p>
          </table:table-cell>
          <table:table-cell office:value-type="float" office:value="35889359">
            <text:p>35889359</text:p>
          </table:table-cell>
          <table:table-cell table:style-name="ce2" office:value-type="float" office:value="3637264">
            <text:p>3637264</text:p>
          </table:table-cell>
          <table:table-cell office:value-type="float" office:value="32531">
            <text:p>32531.0000</text:p>
          </table:table-cell>
          <table:table-cell office:value-type="float" office:value="3385134">
            <text:p>3385134</text:p>
          </table:table-cell>
          <table:table-cell office:value-type="float" office:value="326644">
            <text:p>326644</text:p>
          </table:table-cell>
          <table:table-cell office:value-type="float" office:value="327000">
            <text:p>327000</text:p>
          </table:table-cell>
          <table:table-cell office:value-type="float" office:value="2619593">
            <text:p>2619593</text:p>
          </table:table-cell>
          <table:table-cell office:value-type="float" office:value="48">
            <text:p>48</text:p>
          </table:table-cell>
          <table:table-cell office:value-type="float" office:value="132459">
            <text:p>132459</text:p>
          </table:table-cell>
          <table:table-cell office:value-type="float" office:value="307515">
            <text:p>307515</text:p>
          </table:table-cell>
          <table:table-cell office:value-type="float" office:value="171750">
            <text:p>171750</text:p>
          </table:table-cell>
          <table:table-cell office:value-type="float" office:value="529460">
            <text:p>529460</text:p>
          </table:table-cell>
          <table:table-cell office:value-type="float" office:value="35889359">
            <text:p>35889359</text:p>
          </table:table-cell>
          <table:table-cell office:value-type="float" office:value="5322516">
            <text:p>5322516</text:p>
          </table:table-cell>
          <table:table-cell office:value-type="float" office:value="683775">
            <text:p>683775</text:p>
          </table:table-cell>
          <table:table-cell office:value-type="float" office:value="22339">
            <text:p>22339</text:p>
          </table:table-cell>
          <table:table-cell office:value-type="float" office:value="4426207">
            <text:p>4426207</text:p>
          </table:table-cell>
          <table:table-cell office:value-type="float" office:value="1102061">
            <text:p>1102061</text:p>
          </table:table-cell>
          <table:table-cell office:value-type="float" office:value="9753">
            <text:p>975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3];[.AU$1];[.AU$2])" office:value-type="float" office:value="2.09521105447888">
            <text:p>2.0952110545</text:p>
          </table:table-cell>
          <table:table-cell table:formula="of:=3+STANDARDIZE([.C113];[.AV$1];[.AV$2])" office:value-type="float" office:value="2.79735083016267">
            <text:p>2.7973508302</text:p>
          </table:table-cell>
          <table:table-cell table:formula="of:=3+STANDARDIZE([.D113];[.AW$1];[.AW$2])" office:value-type="float" office:value="2.57023487353062">
            <text:p>2.5702348735</text:p>
          </table:table-cell>
          <table:table-cell table:formula="of:=3+STANDARDIZE([.E113];[.AX$1];[.AX$2])" office:value-type="float" office:value="2.83460006711859">
            <text:p>2.8346000671</text:p>
          </table:table-cell>
          <table:table-cell table:formula="of:=3+STANDARDIZE([.F113];[.AY$1];[.AY$2])" office:value-type="float" office:value="2.678537903139">
            <text:p>2.6785379031</text:p>
          </table:table-cell>
          <table:table-cell table:formula="of:=3+STANDARDIZE([.G113];[.AZ$1];[.AZ$2])" office:value-type="float" office:value="2.75066178332114">
            <text:p>2.7506617833</text:p>
          </table:table-cell>
          <table:table-cell table:formula="of:=3+STANDARDIZE([.H113];[.BA$1];[.BA$2])" office:value-type="float" office:value="4.24720303226906">
            <text:p>4.2472030323</text:p>
          </table:table-cell>
          <table:table-cell table:formula="of:=3+STANDARDIZE([.I113];[.BB$1];[.BB$2])" office:value-type="float" office:value="1.89886787555259">
            <text:p>1.8988678756</text:p>
          </table:table-cell>
          <table:table-cell table:formula="of:=3+STANDARDIZE([.J113];[.BC$1];[.BC$2])" office:value-type="float" office:value="1.86187302395192">
            <text:p>1.861873024</text:p>
          </table:table-cell>
          <table:table-cell table:formula="of:=3+STANDARDIZE([.K113];[.BD$1];[.BD$2])" office:value-type="float" office:value="1.84876084694087">
            <text:p>1.8487608469</text:p>
          </table:table-cell>
          <table:table-cell table:formula="of:=3+STANDARDIZE([.L113];[.BE$1];[.BE$2])" office:value-type="float" office:value="1.91517872224353">
            <text:p>1.9151787222</text:p>
          </table:table-cell>
          <table:table-cell table:formula="of:=3+STANDARDIZE([.M113];[.BF$1];[.BF$2])" office:value-type="float" office:value="2.8224974364497">
            <text:p>2.8224974364</text:p>
          </table:table-cell>
          <table:table-cell table:formula="of:=3+STANDARDIZE([.N113];[.BG$1];[.BG$2])" office:value-type="float" office:value="3.21880081411989">
            <text:p>3.2188008141</text:p>
          </table:table-cell>
          <table:table-cell table:formula="of:=3+STANDARDIZE([.O113];[.BH$1];[.BH$2])" office:value-type="float" office:value="1.71367375122565">
            <text:p>1.7136737512</text:p>
          </table:table-cell>
          <table:table-cell table:formula="of:=3+STANDARDIZE([.P113];[.BI$1];[.BI$2])" office:value-type="float" office:value="2.02718838331838">
            <text:p>2.0271883833</text:p>
          </table:table-cell>
          <table:table-cell table:formula="of:=3+STANDARDIZE([.Q113];[.BJ$1];[.BJ$2])" office:value-type="float" office:value="4.35003140857102">
            <text:p>4.3500314086</text:p>
          </table:table-cell>
          <table:table-cell table:formula="of:=3+STANDARDIZE([.R113];[.BK$1];[.BK$2])" office:value-type="float" office:value="4.39847436874499">
            <text:p>4.3984743687</text:p>
          </table:table-cell>
          <table:table-cell table:formula="of:=3+STANDARDIZE([.S113];[.BL$1];[.BL$2])" office:value-type="float" office:value="4.40469455725058">
            <text:p>4.4046945573</text:p>
          </table:table-cell>
          <table:table-cell table:formula="of:=3+STANDARDIZE([.T113];[.BM$1];[.BM$2])" office:value-type="float" office:value="4.34688332251893">
            <text:p>4.3468833225</text:p>
          </table:table-cell>
          <table:table-cell table:formula="of:=3+STANDARDIZE([.U113];[.BN$1];[.BN$2])" office:value-type="float" office:value="2.75604219302212">
            <text:p>2.756042193</text:p>
          </table:table-cell>
          <table:table-cell table:formula="of:=3+STANDARDIZE([.V113];[.BO$1];[.BO$2])" office:value-type="float" office:value="3.77214578511125">
            <text:p>3.7721457851</text:p>
          </table:table-cell>
          <table:table-cell table:formula="of:=3+STANDARDIZE([.W113];[.BP$1];[.BP$2])" office:value-type="float" office:value="3.66789190547274">
            <text:p>3.6678919055</text:p>
          </table:table-cell>
          <table:table-cell table:formula="of:=3+STANDARDIZE([.X113];[.BQ$1];[.BQ$2])" office:value-type="float" office:value="2.63945934038608">
            <text:p>2.6394593404</text:p>
          </table:table-cell>
          <table:table-cell table:formula="of:=3+STANDARDIZE([.Y113];[.BR$1];[.BR$2])" office:value-type="float" office:value="3.04971874287877">
            <text:p>3.0497187429</text:p>
          </table:table-cell>
          <table:table-cell table:formula="of:=3+STANDARDIZE([.Z113];[.BS$1];[.BS$2])" office:value-type="float" office:value="3.80105613284462">
            <text:p>3.8010561328</text:p>
          </table:table-cell>
          <table:table-cell table:formula="of:=3+STANDARDIZE([.AA113];[.BT$1];[.BT$2])" office:value-type="float" office:value="2.08122199981914">
            <text:p>2.0812219998</text:p>
          </table:table-cell>
          <table:table-cell table:formula="of:=3+STANDARDIZE([.AB113];[.BU$1];[.BU$2])" office:value-type="float" office:value="2.63945934038608">
            <text:p>2.6394593404</text:p>
          </table:table-cell>
          <table:table-cell table:formula="of:=3+STANDARDIZE([.AC113];[.BV$1];[.BV$2])" office:value-type="float" office:value="2.16168493529438">
            <text:p>2.1616849353</text:p>
          </table:table-cell>
          <table:table-cell table:formula="of:=3+STANDARDIZE([.AD113];[.BW$1];[.BW$2])" office:value-type="float" office:value="2.73011467231409">
            <text:p>2.7301146723</text:p>
          </table:table-cell>
          <table:table-cell table:formula="of:=3+STANDARDIZE([.AE113];[.BX$1];[.BX$2])" office:value-type="float" office:value="2.76041888213928">
            <text:p>2.7604188821</text:p>
          </table:table-cell>
          <table:table-cell table:formula="of:=3+STANDARDIZE([.AF113];[.BY$1];[.BY$2])" office:value-type="float" office:value="2.6508769591772">
            <text:p>2.6508769592</text:p>
          </table:table-cell>
          <table:table-cell table:formula="of:=3+STANDARDIZE([.AG113];[.BZ$1];[.BZ$2])" office:value-type="float" office:value="2.09877877785175">
            <text:p>2.0987787779</text:p>
          </table:table-cell>
          <table:table-cell table:formula="of:=3+STANDARDIZE([.AH113];[.CA$1];[.CA$2])" office:value-type="float" office:value="1.78714184615989">
            <text:p>1.7871418462</text:p>
          </table:table-cell>
          <table:table-cell table:formula="of:=3+STANDARDIZE([.AI113];[.CB$1];[.CB$2])" office:value-type="float" office:value="2.14649727819352">
            <text:p>2.1464972782</text:p>
          </table:table-cell>
          <table:table-cell table:formula="of:=3+STANDARDIZE([.AJ113];[.CC$1];[.CC$2])" office:value-type="float" office:value="2.9500118495826">
            <text:p>2.9500118496</text:p>
          </table:table-cell>
          <table:table-cell table:formula="of:=3+STANDARDIZE([.AK113];[.CD$1];[.CD$2])" office:value-type="float" office:value="3.04971874287877">
            <text:p>3.0497187429</text:p>
          </table:table-cell>
          <table:table-cell table:formula="of:=3+STANDARDIZE([.AL113];[.CE$1];[.CE$2])" office:value-type="float" office:value="13.8830152877254">
            <text:p>13.8830152877</text:p>
          </table:table-cell>
          <table:table-cell table:formula="of:=3+STANDARDIZE([.AM113];[.CF$1];[.CF$2])" office:value-type="float" office:value="3.36772669133094">
            <text:p>3.3677266913</text:p>
          </table:table-cell>
          <table:table-cell table:formula="of:=3+STANDARDIZE([.AN113];[.CG$1];[.CG$2])" office:value-type="float" office:value="2.55399286719507">
            <text:p>2.5539928672</text:p>
          </table:table-cell>
          <table:table-cell table:formula="of:=3+STANDARDIZE([.AO113];[.CH$1];[.CH$2])" office:value-type="float" office:value="3.07417202028098">
            <text:p>3.0741720203</text:p>
          </table:table-cell>
          <table:table-cell table:formula="of:=3+STANDARDIZE([.AP113];[.CI$1];[.CI$2])" office:value-type="float" office:value="2.06735342642593">
            <text:p>2.0673534264</text:p>
          </table:table-cell>
          <table:table-cell table:formula="of:=3+STANDARDIZE([.AQ113];[.CJ$1];[.CJ$2])" office:value-type="float" office:value="2.59311150242377">
            <text:p>2.5931115024</text:p>
          </table:table-cell>
          <table:table-cell table:formula="of:=3+STANDARDIZE([.AR11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  <table:table-cell office:value-type="float" office:value="26.9007">
            <text:p>26.9007</text:p>
          </table:table-cell>
          <table:table-cell office:value-type="float" office:value="243.801">
            <text:p>243.801</text:p>
          </table:table-cell>
          <table:table-cell office:value-type="float" office:value="4805211">
            <text:p>4805211</text:p>
          </table:table-cell>
          <table:table-cell office:value-type="float" office:value="39403745">
            <text:p>39403745</text:p>
          </table:table-cell>
          <table:table-cell table:formula="of:=[.Z113]+1822" office:value-type="float" office:value="3639086">
            <text:p>3639086</text:p>
          </table:table-cell>
          <table:table-cell office:value-type="float" office:value="23209">
            <text:p>23209.0000</text:p>
          </table:table-cell>
          <table:table-cell office:value-type="float" office:value="4805211">
            <text:p>4805211</text:p>
          </table:table-cell>
          <table:table-cell office:value-type="float" office:value="424853">
            <text:p>424853</text:p>
          </table:table-cell>
          <table:table-cell office:value-type="float" office:value="258000">
            <text:p>258000</text:p>
          </table:table-cell>
          <table:table-cell office:value-type="float" office:value="2437665">
            <text:p>2437665</text:p>
          </table:table-cell>
          <table:table-cell office:value-type="float" office:value="525">
            <text:p>525</text:p>
          </table:table-cell>
          <table:table-cell office:value-type="float" office:value="141453">
            <text:p>141453</text:p>
          </table:table-cell>
          <table:table-cell office:value-type="float" office:value="375406">
            <text:p>375406</text:p>
          </table:table-cell>
          <table:table-cell office:value-type="float" office:value="197025">
            <text:p>197025</text:p>
          </table:table-cell>
          <table:table-cell office:value-type="float" office:value="583687">
            <text:p>583687</text:p>
          </table:table-cell>
          <table:table-cell office:value-type="float" office:value="39403745">
            <text:p>39403745</text:p>
          </table:table-cell>
          <table:table-cell office:value-type="float" office:value="479090">
            <text:p>479090</text:p>
          </table:table-cell>
          <table:table-cell office:value-type="float" office:value="442862">
            <text:p>442862</text:p>
          </table:table-cell>
          <table:table-cell office:value-type="float" office:value="27442">
            <text:p>27442</text:p>
          </table:table-cell>
          <table:table-cell office:value-type="float" office:value="4264277">
            <text:p>4264277</text:p>
          </table:table-cell>
          <table:table-cell office:value-type="float" office:value="998350">
            <text:p>998350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4];[.AU$1];[.AU$2])" office:value-type="float" office:value="2.87484113953225">
            <text:p>2.8748411395</text:p>
          </table:table-cell>
          <table:table-cell table:formula="of:=3+STANDARDIZE([.C114];[.AV$1];[.AV$2])" office:value-type="float" office:value="3.35779384640724">
            <text:p>3.3577938464</text:p>
          </table:table-cell>
          <table:table-cell table:formula="of:=3+STANDARDIZE([.D114];[.AW$1];[.AW$2])" office:value-type="float" office:value="2.80499586815195">
            <text:p>2.8049958682</text:p>
          </table:table-cell>
          <table:table-cell table:formula="of:=3+STANDARDIZE([.E114];[.AX$1];[.AX$2])" office:value-type="float" office:value="3.30899223514166">
            <text:p>3.3089922351</text:p>
          </table:table-cell>
          <table:table-cell table:formula="of:=3+STANDARDIZE([.F114];[.AY$1];[.AY$2])" office:value-type="float" office:value="2.93882209229289">
            <text:p>2.9388220923</text:p>
          </table:table-cell>
          <table:table-cell table:formula="of:=3+STANDARDIZE([.G114];[.AZ$1];[.AZ$2])" office:value-type="float" office:value="2.70002797044848">
            <text:p>2.7000279704</text:p>
          </table:table-cell>
          <table:table-cell table:formula="of:=3+STANDARDIZE([.H114];[.BA$1];[.BA$2])" office:value-type="float" office:value="5.76692683002934">
            <text:p>5.76692683</text:p>
          </table:table-cell>
          <table:table-cell table:formula="of:=3+STANDARDIZE([.I114];[.BB$1];[.BB$2])" office:value-type="float" office:value="1.79643761649956">
            <text:p>1.7964376165</text:p>
          </table:table-cell>
          <table:table-cell table:formula="of:=3+STANDARDIZE([.J114];[.BC$1];[.BC$2])" office:value-type="float" office:value="1.84604132091771">
            <text:p>1.8460413209</text:p>
          </table:table-cell>
          <table:table-cell table:formula="of:=3+STANDARDIZE([.K114];[.BD$1];[.BD$2])" office:value-type="float" office:value="1.79231010002651">
            <text:p>1.7923101</text:p>
          </table:table-cell>
          <table:table-cell table:formula="of:=3+STANDARDIZE([.L114];[.BE$1];[.BE$2])" office:value-type="float" office:value="1.8048695247267">
            <text:p>1.8048695247</text:p>
          </table:table-cell>
          <table:table-cell table:formula="of:=3+STANDARDIZE([.M114];[.BF$1];[.BF$2])" office:value-type="float" office:value="3.14752332392883">
            <text:p>3.1475233239</text:p>
          </table:table-cell>
          <table:table-cell table:formula="of:=3+STANDARDIZE([.N114];[.BG$1];[.BG$2])" office:value-type="float" office:value="1.93006710500189">
            <text:p>1.930067105</text:p>
          </table:table-cell>
          <table:table-cell table:formula="of:=3+STANDARDIZE([.O114];[.BH$1];[.BH$2])" office:value-type="float" office:value="2.00884658560388">
            <text:p>2.0088465856</text:p>
          </table:table-cell>
          <table:table-cell table:formula="of:=3+STANDARDIZE([.P114];[.BI$1];[.BI$2])" office:value-type="float" office:value="4.88685134806586">
            <text:p>4.8868513481</text:p>
          </table:table-cell>
          <table:table-cell table:formula="of:=3+STANDARDIZE([.Q114];[.BJ$1];[.BJ$2])" office:value-type="float" office:value="4.34381554791707">
            <text:p>4.3438155479</text:p>
          </table:table-cell>
          <table:table-cell table:formula="of:=3+STANDARDIZE([.R114];[.BK$1];[.BK$2])" office:value-type="float" office:value="4.38719335923123">
            <text:p>4.3871933592</text:p>
          </table:table-cell>
          <table:table-cell table:formula="of:=3+STANDARDIZE([.S114];[.BL$1];[.BL$2])" office:value-type="float" office:value="4.34935470448242">
            <text:p>4.3493547045</text:p>
          </table:table-cell>
          <table:table-cell table:formula="of:=3+STANDARDIZE([.T114];[.BM$1];[.BM$2])" office:value-type="float" office:value="4.46027840181169">
            <text:p>4.4602784018</text:p>
          </table:table-cell>
          <table:table-cell table:formula="of:=3+STANDARDIZE([.U114];[.BN$1];[.BN$2])" office:value-type="float" office:value="2.84467354887239">
            <text:p>2.8446735489</text:p>
          </table:table-cell>
          <table:table-cell table:formula="of:=3+STANDARDIZE([.V114];[.BO$1];[.BO$2])" office:value-type="float" office:value="4.07322332581718">
            <text:p>4.0732233258</text:p>
          </table:table-cell>
          <table:table-cell table:formula="of:=3+STANDARDIZE([.W114];[.BP$1];[.BP$2])" office:value-type="float" office:value="2.9488379195331">
            <text:p>2.9488379195</text:p>
          </table:table-cell>
          <table:table-cell table:formula="of:=3+STANDARDIZE([.X114];[.BQ$1];[.BQ$2])" office:value-type="float" office:value="2.83950297809019">
            <text:p>2.8395029781</text:p>
          </table:table-cell>
          <table:table-cell table:formula="of:=3+STANDARDIZE([.Y114];[.BR$1];[.BR$2])" office:value-type="float" office:value="3.56597608508963">
            <text:p>3.5659760851</text:p>
          </table:table-cell>
          <table:table-cell table:formula="of:=3+STANDARDIZE([.Z114];[.BS$1];[.BS$2])" office:value-type="float" office:value="3.81221422845269">
            <text:p>3.8122142285</text:p>
          </table:table-cell>
          <table:table-cell table:formula="of:=3+STANDARDIZE([.AA114];[.BT$1];[.BT$2])" office:value-type="float" office:value="1.88090951575866">
            <text:p>1.8809095158</text:p>
          </table:table-cell>
          <table:table-cell table:formula="of:=3+STANDARDIZE([.AB114];[.BU$1];[.BU$2])" office:value-type="float" office:value="2.83950297809019">
            <text:p>2.8395029781</text:p>
          </table:table-cell>
          <table:table-cell table:formula="of:=3+STANDARDIZE([.AC114];[.BV$1];[.BV$2])" office:value-type="float" office:value="2.70557139705235">
            <text:p>2.7055713971</text:p>
          </table:table-cell>
          <table:table-cell table:formula="of:=3+STANDARDIZE([.AD114];[.BW$1];[.BW$2])" office:value-type="float" office:value="2.29121590505844">
            <text:p>2.2912159051</text:p>
          </table:table-cell>
          <table:table-cell table:formula="of:=3+STANDARDIZE([.AE114];[.BX$1];[.BX$2])" office:value-type="float" office:value="2.70530506002993">
            <text:p>2.70530506</text:p>
          </table:table-cell>
          <table:table-cell table:formula="of:=3+STANDARDIZE([.AF114];[.BY$1];[.BY$2])" office:value-type="float" office:value="2.67955364542125">
            <text:p>2.6795536454</text:p>
          </table:table-cell>
          <table:table-cell table:formula="of:=3+STANDARDIZE([.AG114];[.BZ$1];[.BZ$2])" office:value-type="float" office:value="2.16979899005178">
            <text:p>2.1697989901</text:p>
          </table:table-cell>
          <table:table-cell table:formula="of:=3+STANDARDIZE([.AH114];[.CA$1];[.CA$2])" office:value-type="float" office:value="2.08091668237293">
            <text:p>2.0809166824</text:p>
          </table:table-cell>
          <table:table-cell table:formula="of:=3+STANDARDIZE([.AI114];[.CB$1];[.CB$2])" office:value-type="float" office:value="2.26723341628502">
            <text:p>2.2672334163</text:p>
          </table:table-cell>
          <table:table-cell table:formula="of:=3+STANDARDIZE([.AJ114];[.CC$1];[.CC$2])" office:value-type="float" office:value="3.43326611868359">
            <text:p>3.4332661187</text:p>
          </table:table-cell>
          <table:table-cell table:formula="of:=3+STANDARDIZE([.AK114];[.CD$1];[.CD$2])" office:value-type="float" office:value="3.56597608508963">
            <text:p>3.5659760851</text:p>
          </table:table-cell>
          <table:table-cell table:formula="of:=3+STANDARDIZE([.AL114];[.CE$1];[.CE$2])" office:value-type="float" office:value="3.52606148648848">
            <text:p>3.5260614865</text:p>
          </table:table-cell>
          <table:table-cell table:formula="of:=3+STANDARDIZE([.AM114];[.CF$1];[.CF$2])" office:value-type="float" office:value="2.13575194622854">
            <text:p>2.1357519462</text:p>
          </table:table-cell>
          <table:table-cell table:formula="of:=3+STANDARDIZE([.AN114];[.CG$1];[.CG$2])" office:value-type="float" office:value="2.98268728689154">
            <text:p>2.9826872869</text:p>
          </table:table-cell>
          <table:table-cell table:formula="of:=3+STANDARDIZE([.AO114];[.CH$1];[.CH$2])" office:value-type="float" office:value="2.74889672046329">
            <text:p>2.7488967205</text:p>
          </table:table-cell>
          <table:table-cell table:formula="of:=3+STANDARDIZE([.AP114];[.CI$1];[.CI$2])" office:value-type="float" office:value="1.82283622049889">
            <text:p>1.8228362205</text:p>
          </table:table-cell>
          <table:table-cell table:formula="of:=3+STANDARDIZE([.AQ114];[.CJ$1];[.CJ$2])" office:value-type="float" office:value="2.43564436887612">
            <text:p>2.4356443689</text:p>
          </table:table-cell>
          <table:table-cell table:formula="of:=3+STANDARDIZE([.AR11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  <table:table-cell office:value-type="float" office:value="26.6521">
            <text:p>26.6521</text:p>
          </table:table-cell>
          <table:table-cell office:value-type="float" office:value="306.412">
            <text:p>306.412</text:p>
          </table:table-cell>
          <table:table-cell office:value-type="float" office:value="4594689">
            <text:p>4594689</text:p>
          </table:table-cell>
          <table:table-cell office:value-type="float" office:value="44292637">
            <text:p>44292637</text:p>
          </table:table-cell>
          <table:table-cell table:formula="of:=[.Z114]+1822" office:value-type="float" office:value="3640908">
            <text:p>3640908</text:p>
          </table:table-cell>
          <table:table-cell office:value-type="float" office:value="17838">
            <text:p>17838.0000</text:p>
          </table:table-cell>
          <table:table-cell office:value-type="float" office:value="4594689">
            <text:p>4594689</text:p>
          </table:table-cell>
          <table:table-cell office:value-type="float" office:value="379927">
            <text:p>379927</text:p>
          </table:table-cell>
          <table:table-cell office:value-type="float" office:value="329250">
            <text:p>329250</text:p>
          </table:table-cell>
          <table:table-cell office:value-type="float" office:value="2323374">
            <text:p>2323374</text:p>
          </table:table-cell>
          <table:table-cell office:value-type="float" office:value="1864">
            <text:p>1864</text:p>
          </table:table-cell>
          <table:table-cell office:value-type="float" office:value="259006">
            <text:p>259006</text:p>
          </table:table-cell>
          <table:table-cell office:value-type="float" office:value="273156">
            <text:p>273156</text:p>
          </table:table-cell>
          <table:table-cell office:value-type="float" office:value="200506">
            <text:p>200506</text:p>
          </table:table-cell>
          <table:table-cell office:value-type="float" office:value="591550">
            <text:p>591550</text:p>
          </table:table-cell>
          <table:table-cell office:value-type="float" office:value="44292637">
            <text:p>44292637</text:p>
          </table:table-cell>
          <table:table-cell office:value-type="float" office:value="448791">
            <text:p>448791</text:p>
          </table:table-cell>
          <table:table-cell office:value-type="float" office:value="475994">
            <text:p>475994</text:p>
          </table:table-cell>
          <table:table-cell office:value-type="float" office:value="19834">
            <text:p>19834</text:p>
          </table:table-cell>
          <table:table-cell office:value-type="float" office:value="4072296">
            <text:p>4072296</text:p>
          </table:table-cell>
          <table:table-cell office:value-type="float" office:value="991689">
            <text:p>991689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5];[.AU$1];[.AU$2])" office:value-type="float" office:value="2.61995077030428">
            <text:p>2.6199507703</text:p>
          </table:table-cell>
          <table:table-cell table:formula="of:=3+STANDARDIZE([.C115];[.AV$1];[.AV$2])" office:value-type="float" office:value="2.92240836271311">
            <text:p>2.9224083627</text:p>
          </table:table-cell>
          <table:table-cell table:formula="of:=3+STANDARDIZE([.D115];[.AW$1];[.AW$2])" office:value-type="float" office:value="3.36524222583391">
            <text:p>3.3652422258</text:p>
          </table:table-cell>
          <table:table-cell table:formula="of:=3+STANDARDIZE([.E115];[.AX$1];[.AX$2])" office:value-type="float" office:value="3.28948451982109">
            <text:p>3.2894845198</text:p>
          </table:table-cell>
          <table:table-cell table:formula="of:=3+STANDARDIZE([.F115];[.AY$1];[.AY$2])" office:value-type="float" office:value="3.02892046546154">
            <text:p>3.0289204655</text:p>
          </table:table-cell>
          <table:table-cell table:formula="of:=3+STANDARDIZE([.G115];[.AZ$1];[.AZ$2])" office:value-type="float" office:value="2.71068772052694">
            <text:p>2.7106877205</text:p>
          </table:table-cell>
          <table:table-cell table:formula="of:=3+STANDARDIZE([.H115];[.BA$1];[.BA$2])" office:value-type="float" office:value="1.27598793379079">
            <text:p>1.2759879338</text:p>
          </table:table-cell>
          <table:table-cell table:formula="of:=3+STANDARDIZE([.I115];[.BB$1];[.BB$2])" office:value-type="float" office:value="1.84174330800378">
            <text:p>1.841743308</text:p>
          </table:table-cell>
          <table:table-cell table:formula="of:=3+STANDARDIZE([.J115];[.BC$1];[.BC$2])" office:value-type="float" office:value="1.81338843340964">
            <text:p>1.8133884334</text:p>
          </table:table-cell>
          <table:table-cell table:formula="of:=3+STANDARDIZE([.K115];[.BD$1];[.BD$2])" office:value-type="float" office:value="1.7744340301703">
            <text:p>1.7744340302</text:p>
          </table:table-cell>
          <table:table-cell table:formula="of:=3+STANDARDIZE([.L115];[.BE$1];[.BE$2])" office:value-type="float" office:value="1.81653684369482">
            <text:p>1.8165368437</text:p>
          </table:table-cell>
          <table:table-cell table:formula="of:=3+STANDARDIZE([.M115];[.BF$1];[.BF$2])" office:value-type="float" office:value="2.87527941817708">
            <text:p>2.8752794182</text:p>
          </table:table-cell>
          <table:table-cell table:formula="of:=3+STANDARDIZE([.N115];[.BG$1];[.BG$2])" office:value-type="float" office:value="3.50465227988884">
            <text:p>3.5046522799</text:p>
          </table:table-cell>
          <table:table-cell table:formula="of:=3+STANDARDIZE([.O115];[.BH$1];[.BH$2])" office:value-type="float" office:value="2.0477484401347">
            <text:p>2.0477484401</text:p>
          </table:table-cell>
          <table:table-cell table:formula="of:=3+STANDARDIZE([.P115];[.BI$1];[.BI$2])" office:value-type="float" office:value="3.19960339587033">
            <text:p>3.1996033959</text:p>
          </table:table-cell>
          <table:table-cell table:formula="of:=3+STANDARDIZE([.Q115];[.BJ$1];[.BJ$2])" office:value-type="float" office:value="4.14341620043375">
            <text:p>4.1434162004</text:p>
          </table:table-cell>
          <table:table-cell table:formula="of:=3+STANDARDIZE([.R115];[.BK$1];[.BK$2])" office:value-type="float" office:value="4.36212444920066">
            <text:p>4.3621244492</text:p>
          </table:table-cell>
          <table:table-cell table:formula="of:=3+STANDARDIZE([.S115];[.BL$1];[.BL$2])" office:value-type="float" office:value="4.27310868511295">
            <text:p>4.2731086851</text:p>
          </table:table-cell>
          <table:table-cell table:formula="of:=3+STANDARDIZE([.T115];[.BM$1];[.BM$2])" office:value-type="float" office:value="4.22584363113903">
            <text:p>4.2258436311</text:p>
          </table:table-cell>
          <table:table-cell table:formula="of:=3+STANDARDIZE([.U115];[.BN$1];[.BN$2])" office:value-type="float" office:value="1.83782134641326">
            <text:p>1.8378213464</text:p>
          </table:table-cell>
          <table:table-cell table:formula="of:=3+STANDARDIZE([.V115];[.BO$1];[.BO$2])" office:value-type="float" office:value="3.48755918951441">
            <text:p>3.4875591895</text:p>
          </table:table-cell>
          <table:table-cell table:formula="of:=3+STANDARDIZE([.W115];[.BP$1];[.BP$2])" office:value-type="float" office:value="3.75616669409898">
            <text:p>3.7561666941</text:p>
          </table:table-cell>
          <table:table-cell table:formula="of:=3+STANDARDIZE([.X115];[.BQ$1];[.BQ$2])" office:value-type="float" office:value="2.80984713076871">
            <text:p>2.8098471308</text:p>
          </table:table-cell>
          <table:table-cell table:formula="of:=3+STANDARDIZE([.Y115];[.BR$1];[.BR$2])" office:value-type="float" office:value="4.28414602722915">
            <text:p>4.2841460272</text:p>
          </table:table-cell>
          <table:table-cell table:formula="of:=3+STANDARDIZE([.Z115];[.BS$1];[.BS$2])" office:value-type="float" office:value="3.82337232406077">
            <text:p>3.8233723241</text:p>
          </table:table-cell>
          <table:table-cell table:formula="of:=3+STANDARDIZE([.AA115];[.BT$1];[.BT$2])" office:value-type="float" office:value="1.76549669105485">
            <text:p>1.7654966911</text:p>
          </table:table-cell>
          <table:table-cell table:formula="of:=3+STANDARDIZE([.AB115];[.BU$1];[.BU$2])" office:value-type="float" office:value="2.80984713076871">
            <text:p>2.8098471308</text:p>
          </table:table-cell>
          <table:table-cell table:formula="of:=3+STANDARDIZE([.AC115];[.BV$1];[.BV$2])" office:value-type="float" office:value="2.45676891274909">
            <text:p>2.4567689127</text:p>
          </table:table-cell>
          <table:table-cell table:formula="of:=3+STANDARDIZE([.AD115];[.BW$1];[.BW$2])" office:value-type="float" office:value="2.74442658863764">
            <text:p>2.7444265886</text:p>
          </table:table-cell>
          <table:table-cell table:formula="of:=3+STANDARDIZE([.AE115];[.BX$1];[.BX$2])" office:value-type="float" office:value="2.6706813965878">
            <text:p>2.6706813966</text:p>
          </table:table-cell>
          <table:table-cell table:formula="of:=3+STANDARDIZE([.AF115];[.BY$1];[.BY$2])" office:value-type="float" office:value="2.76005277095747">
            <text:p>2.760052771</text:p>
          </table:table-cell>
          <table:table-cell table:formula="of:=3+STANDARDIZE([.AG115];[.BZ$1];[.BZ$2])" office:value-type="float" office:value="3.09804437639265">
            <text:p>3.0980443764</text:p>
          </table:table-cell>
          <table:table-cell table:formula="of:=3+STANDARDIZE([.AH115];[.CA$1];[.CA$2])" office:value-type="float" office:value="1.6384651497282">
            <text:p>1.6384651497</text:p>
          </table:table-cell>
          <table:table-cell table:formula="of:=3+STANDARDIZE([.AI115];[.CB$1];[.CB$2])" office:value-type="float" office:value="2.28386180388923">
            <text:p>2.2838618039</text:p>
          </table:table-cell>
          <table:table-cell table:formula="of:=3+STANDARDIZE([.AJ115];[.CC$1];[.CC$2])" office:value-type="float" office:value="3.50333874519697">
            <text:p>3.5033387452</text:p>
          </table:table-cell>
          <table:table-cell table:formula="of:=3+STANDARDIZE([.AK115];[.CD$1];[.CD$2])" office:value-type="float" office:value="4.28414602722915">
            <text:p>4.2841460272</text:p>
          </table:table-cell>
          <table:table-cell table:formula="of:=3+STANDARDIZE([.AL115];[.CE$1];[.CE$2])" office:value-type="float" office:value="3.46127153342144">
            <text:p>3.4612715334</text:p>
          </table:table-cell>
          <table:table-cell table:formula="of:=3+STANDARDIZE([.AM115];[.CF$1];[.CF$2])" office:value-type="float" office:value="2.30518152144753">
            <text:p>2.3051815214</text:p>
          </table:table-cell>
          <table:table-cell table:formula="of:=3+STANDARDIZE([.AN115];[.CG$1];[.CG$2])" office:value-type="float" office:value="2.34355204388728">
            <text:p>2.3435520439</text:p>
          </table:table-cell>
          <table:table-cell table:formula="of:=3+STANDARDIZE([.AO115];[.CH$1];[.CH$2])" office:value-type="float" office:value="2.36325676903797">
            <text:p>2.363256769</text:p>
          </table:table-cell>
          <table:table-cell table:formula="of:=3+STANDARDIZE([.AP115];[.CI$1];[.CI$2])" office:value-type="float" office:value="1.80713172330303">
            <text:p>1.8071317233</text:p>
          </table:table-cell>
          <table:table-cell table:formula="of:=3+STANDARDIZE([.AQ115];[.CJ$1];[.CJ$2])" office:value-type="float" office:value="2.34216397398404">
            <text:p>2.342163974</text:p>
          </table:table-cell>
          <table:table-cell table:formula="of:=3+STANDARDIZE([.AR11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  <table:table-cell office:value-type="float" office:value="27.1355">
            <text:p>27.1355</text:p>
          </table:table-cell>
          <table:table-cell office:value-type="float" office:value="297.036">
            <text:p>297.036</text:p>
          </table:table-cell>
          <table:table-cell office:value-type="float" office:value="8190302">
            <text:p>8190302</text:p>
          </table:table-cell>
          <table:table-cell office:value-type="float" office:value="45118047">
            <text:p>45118047</text:p>
          </table:table-cell>
          <table:table-cell table:formula="of:=[.Z115]+1822" office:value-type="float" office:value="3642730">
            <text:p>3642730</text:p>
          </table:table-cell>
          <table:table-cell office:value-type="float" office:value="20522">
            <text:p>20522.0000</text:p>
          </table:table-cell>
          <table:table-cell office:value-type="float" office:value="8190302">
            <text:p>8190302</text:p>
          </table:table-cell>
          <table:table-cell office:value-type="float" office:value="441201">
            <text:p>441201</text:p>
          </table:table-cell>
          <table:table-cell office:value-type="float" office:value="475750">
            <text:p>475750</text:p>
          </table:table-cell>
          <table:table-cell office:value-type="float" office:value="3692534">
            <text:p>3692534</text:p>
          </table:table-cell>
          <table:table-cell office:value-type="float" office:value="9">
            <text:p>9</text:p>
          </table:table-cell>
          <table:table-cell office:value-type="float" office:value="207461">
            <text:p>207461</text:p>
          </table:table-cell>
          <table:table-cell office:value-type="float" office:value="499235">
            <text:p>499235</text:p>
          </table:table-cell>
          <table:table-cell office:value-type="float" office:value="211708">
            <text:p>211708</text:p>
          </table:table-cell>
          <table:table-cell office:value-type="float" office:value="562423">
            <text:p>562423</text:p>
          </table:table-cell>
          <table:table-cell office:value-type="float" office:value="45118047">
            <text:p>45118047</text:p>
          </table:table-cell>
          <table:table-cell office:value-type="float" office:value="323749">
            <text:p>323749</text:p>
          </table:table-cell>
          <table:table-cell office:value-type="float" office:value="431646">
            <text:p>431646</text:p>
          </table:table-cell>
          <table:table-cell office:value-type="float" office:value="20666">
            <text:p>20666</text:p>
          </table:table-cell>
          <table:table-cell office:value-type="float" office:value="4465456">
            <text:p>4465456</text:p>
          </table:table-cell>
          <table:table-cell office:value-type="float" office:value="1104729">
            <text:p>1104729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6];[.AU$1];[.AU$2])" office:value-type="float" office:value="3.26393465956043">
            <text:p>3.2639346596</text:p>
          </table:table-cell>
          <table:table-cell table:formula="of:=3+STANDARDIZE([.C116];[.AV$1];[.AV$2])" office:value-type="float" office:value="2.81495151992903">
            <text:p>2.8149515199</text:p>
          </table:table-cell>
          <table:table-cell table:formula="of:=3+STANDARDIZE([.D116];[.AW$1];[.AW$2])" office:value-type="float" office:value="2.93593825559014">
            <text:p>2.9359382556</text:p>
          </table:table-cell>
          <table:table-cell table:formula="of:=3+STANDARDIZE([.E116];[.AX$1];[.AX$2])" office:value-type="float" office:value="2.90997078540263">
            <text:p>2.9099707854</text:p>
          </table:table-cell>
          <table:table-cell table:formula="of:=3+STANDARDIZE([.F116];[.AY$1];[.AY$2])" office:value-type="float" office:value="2.91880023158875">
            <text:p>2.9188002316</text:p>
          </table:table-cell>
          <table:table-cell table:formula="of:=3+STANDARDIZE([.G116];[.AZ$1];[.AZ$2])" office:value-type="float" office:value="2.85459434658608">
            <text:p>2.8545943466</text:p>
          </table:table-cell>
          <table:table-cell table:formula="of:=3+STANDARDIZE([.H116];[.BA$1];[.BA$2])" office:value-type="float" office:value="2.47729341202035">
            <text:p>2.477293412</text:p>
          </table:table-cell>
          <table:table-cell table:formula="of:=3+STANDARDIZE([.I116];[.BB$1];[.BB$2])" office:value-type="float" office:value="2.0456189197728">
            <text:p>2.0456189198</text:p>
          </table:table-cell>
          <table:table-cell table:formula="of:=3+STANDARDIZE([.J116];[.BC$1];[.BC$2])" office:value-type="float" office:value="1.84802028379699">
            <text:p>1.8480202838</text:p>
          </table:table-cell>
          <table:table-cell table:formula="of:=3+STANDARDIZE([.K116];[.BD$1];[.BD$2])" office:value-type="float" office:value="2.0256398539392">
            <text:p>2.0256398539</text:p>
          </table:table-cell>
          <table:table-cell table:formula="of:=3+STANDARDIZE([.L116];[.BE$1];[.BE$2])" office:value-type="float" office:value="1.90775406471836">
            <text:p>1.9077540647</text:p>
          </table:table-cell>
          <table:table-cell table:formula="of:=3+STANDARDIZE([.M116];[.BF$1];[.BF$2])" office:value-type="float" office:value="2.71971147203323">
            <text:p>2.719711472</text:p>
          </table:table-cell>
          <table:table-cell table:formula="of:=3+STANDARDIZE([.N116];[.BG$1];[.BG$2])" office:value-type="float" office:value="5.21015262187166">
            <text:p>5.2101526219</text:p>
          </table:table-cell>
          <table:table-cell table:formula="of:=3+STANDARDIZE([.O116];[.BH$1];[.BH$2])" office:value-type="float" office:value="2.07822824368463">
            <text:p>2.0782282437</text:p>
          </table:table-cell>
          <table:table-cell table:formula="of:=3+STANDARDIZE([.P116];[.BI$1];[.BI$2])" office:value-type="float" office:value="3.15046025163163">
            <text:p>3.1504602516</text:p>
          </table:table-cell>
          <table:table-cell table:formula="of:=3+STANDARDIZE([.Q116];[.BJ$1];[.BJ$2])" office:value-type="float" office:value="4.08772208897436">
            <text:p>4.087722089</text:p>
          </table:table-cell>
          <table:table-cell table:formula="of:=3+STANDARDIZE([.R116];[.BK$1];[.BK$2])" office:value-type="float" office:value="4.14903871394081">
            <text:p>4.1490387139</text:p>
          </table:table-cell>
          <table:table-cell table:formula="of:=3+STANDARDIZE([.S116];[.BL$1];[.BL$2])" office:value-type="float" office:value="4.08126386218331">
            <text:p>4.0812638622</text:p>
          </table:table-cell>
          <table:table-cell table:formula="of:=3+STANDARDIZE([.T116];[.BM$1];[.BM$2])" office:value-type="float" office:value="4.05256575716359">
            <text:p>4.0525657572</text:p>
          </table:table-cell>
          <table:table-cell table:formula="of:=3+STANDARDIZE([.U116];[.BN$1];[.BN$2])" office:value-type="float" office:value="2.57877948132156">
            <text:p>2.5787794813</text:p>
          </table:table-cell>
          <table:table-cell table:formula="of:=3+STANDARDIZE([.V116];[.BO$1];[.BO$2])" office:value-type="float" office:value="4.62637674176203">
            <text:p>4.6263767418</text:p>
          </table:table-cell>
          <table:table-cell table:formula="of:=3+STANDARDIZE([.W116];[.BP$1];[.BP$2])" office:value-type="float" office:value="3.63526917464825">
            <text:p>3.6352691746</text:p>
          </table:table-cell>
          <table:table-cell table:formula="of:=3+STANDARDIZE([.X116];[.BQ$1];[.BQ$2])" office:value-type="float" office:value="3.3163545274072">
            <text:p>3.3163545274</text:p>
          </table:table-cell>
          <table:table-cell table:formula="of:=3+STANDARDIZE([.Y116];[.BR$1];[.BR$2])" office:value-type="float" office:value="4.40539735614813">
            <text:p>4.4053973561</text:p>
          </table:table-cell>
          <table:table-cell table:formula="of:=3+STANDARDIZE([.Z116];[.BS$1];[.BS$2])" office:value-type="float" office:value="3.83453041966884">
            <text:p>3.8345304197</text:p>
          </table:table-cell>
          <table:table-cell table:formula="of:=3+STANDARDIZE([.AA116];[.BT$1];[.BT$2])" office:value-type="float" office:value="1.82317087118984">
            <text:p>1.8231708712</text:p>
          </table:table-cell>
          <table:table-cell table:formula="of:=3+STANDARDIZE([.AB116];[.BU$1];[.BU$2])" office:value-type="float" office:value="3.3163545274072">
            <text:p>3.3163545274</text:p>
          </table:table-cell>
          <table:table-cell table:formula="of:=3+STANDARDIZE([.AC116];[.BV$1];[.BV$2])" office:value-type="float" office:value="2.7961074566479">
            <text:p>2.7961074566</text:p>
          </table:table-cell>
          <table:table-cell table:formula="of:=3+STANDARDIZE([.AD116];[.BW$1];[.BW$2])" office:value-type="float" office:value="3.67629136259348">
            <text:p>3.6762913626</text:p>
          </table:table-cell>
          <table:table-cell table:formula="of:=3+STANDARDIZE([.AE116];[.BX$1];[.BX$2])" office:value-type="float" office:value="3.08545889471476">
            <text:p>3.0854588947</text:p>
          </table:table-cell>
          <table:table-cell table:formula="of:=3+STANDARDIZE([.AF116];[.BY$1];[.BY$2])" office:value-type="float" office:value="2.64853232445284">
            <text:p>2.6485323245</text:p>
          </table:table-cell>
          <table:table-cell table:formula="of:=3+STANDARDIZE([.AG116];[.BZ$1];[.BZ$2])" office:value-type="float" office:value="2.6910244922643">
            <text:p>2.6910244923</text:p>
          </table:table-cell>
          <table:table-cell table:formula="of:=3+STANDARDIZE([.AH116];[.CA$1];[.CA$2])" office:value-type="float" office:value="2.6167438788117">
            <text:p>2.6167438788</text:p>
          </table:table-cell>
          <table:table-cell table:formula="of:=3+STANDARDIZE([.AI116];[.CB$1];[.CB$2])" office:value-type="float" office:value="2.33737263351934">
            <text:p>2.3373726335</text:p>
          </table:table-cell>
          <table:table-cell table:formula="of:=3+STANDARDIZE([.AJ116];[.CC$1];[.CC$2])" office:value-type="float" office:value="3.24376792077179">
            <text:p>3.2437679208</text:p>
          </table:table-cell>
          <table:table-cell table:formula="of:=3+STANDARDIZE([.AK116];[.CD$1];[.CD$2])" office:value-type="float" office:value="4.40539735614813">
            <text:p>4.4053973561</text:p>
          </table:table-cell>
          <table:table-cell table:formula="of:=3+STANDARDIZE([.AL116];[.CE$1];[.CE$2])" office:value-type="float" office:value="3.19388761608394">
            <text:p>3.1938876161</text:p>
          </table:table-cell>
          <table:table-cell table:formula="of:=3+STANDARDIZE([.AM116];[.CF$1];[.CF$2])" office:value-type="float" office:value="2.0783958519494">
            <text:p>2.0783958519</text:p>
          </table:table-cell>
          <table:table-cell table:formula="of:=3+STANDARDIZE([.AN116];[.CG$1];[.CG$2])" office:value-type="float" office:value="2.41344696005178">
            <text:p>2.4134469601</text:p>
          </table:table-cell>
          <table:table-cell table:formula="of:=3+STANDARDIZE([.AO116];[.CH$1];[.CH$2])" office:value-type="float" office:value="3.15301306420456">
            <text:p>3.1530130642</text:p>
          </table:table-cell>
          <table:table-cell table:formula="of:=3+STANDARDIZE([.AP116];[.CI$1];[.CI$2])" office:value-type="float" office:value="2.07364371294726">
            <text:p>2.0736437129</text:p>
          </table:table-cell>
          <table:table-cell table:formula="of:=3+STANDARDIZE([.AQ116];[.CJ$1];[.CJ$2])" office:value-type="float" office:value="2.34781421304239">
            <text:p>2.347814213</text:p>
          </table:table-cell>
          <table:table-cell table:formula="of:=3+STANDARDIZE([.AR11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  <table:table-cell office:value-type="float" office:value="27.4218">
            <text:p>27.4218</text:p>
          </table:table-cell>
          <table:table-cell office:value-type="float" office:value="262.286">
            <text:p>262.286</text:p>
          </table:table-cell>
          <table:table-cell office:value-type="float" office:value="7284015">
            <text:p>7284015</text:p>
          </table:table-cell>
          <table:table-cell office:value-type="float" office:value="45354228">
            <text:p>45354228</text:p>
          </table:table-cell>
          <table:table-cell table:formula="of:=[.Z116]+1822" office:value-type="float" office:value="3644552">
            <text:p>3644552</text:p>
          </table:table-cell>
          <table:table-cell office:value-type="float" office:value="19757">
            <text:p>19757.0000</text:p>
          </table:table-cell>
          <table:table-cell office:value-type="float" office:value="7284015">
            <text:p>7284015</text:p>
          </table:table-cell>
          <table:table-cell office:value-type="float" office:value="537630">
            <text:p>537630</text:p>
          </table:table-cell>
          <table:table-cell office:value-type="float" office:value="315000">
            <text:p>315000</text:p>
          </table:table-cell>
          <table:table-cell office:value-type="float" office:value="2796908">
            <text:p>2796908</text:p>
          </table:table-cell>
          <table:table-cell office:value-type="float" office:value="314">
            <text:p>314</text:p>
          </table:table-cell>
          <table:table-cell office:value-type="float" office:value="242625">
            <text:p>242625</text:p>
          </table:table-cell>
          <table:table-cell office:value-type="float" office:value="301161">
            <text:p>301161</text:p>
          </table:table-cell>
          <table:table-cell office:value-type="float" office:value="224396">
            <text:p>224396</text:p>
          </table:table-cell>
          <table:table-cell office:value-type="float" office:value="575583">
            <text:p>575583</text:p>
          </table:table-cell>
          <table:table-cell office:value-type="float" office:value="45354228">
            <text:p>45354228</text:p>
          </table:table-cell>
          <table:table-cell office:value-type="float" office:value="462212">
            <text:p>462212</text:p>
          </table:table-cell>
          <table:table-cell office:value-type="float" office:value="427377">
            <text:p>427377</text:p>
          </table:table-cell>
          <table:table-cell office:value-type="float" office:value="32521">
            <text:p>32521</text:p>
          </table:table-cell>
          <table:table-cell office:value-type="float" office:value="4365953">
            <text:p>4365953</text:p>
          </table:table-cell>
          <table:table-cell office:value-type="float" office:value="1182845">
            <text:p>1182845</text:p>
          </table:table-cell>
          <table:table-cell office:value-type="float" office:value="4197">
            <text:p>419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17];[.AU$1];[.AU$2])" office:value-type="float" office:value="2.72586785110537">
            <text:p>2.7258678511</text:p>
          </table:table-cell>
          <table:table-cell table:formula="of:=3+STANDARDIZE([.C117];[.AV$1];[.AV$2])" office:value-type="float" office:value="2.75659133807215">
            <text:p>2.7565913381</text:p>
          </table:table-cell>
          <table:table-cell table:formula="of:=3+STANDARDIZE([.D117];[.AW$1];[.AW$2])" office:value-type="float" office:value="2.84147267608116">
            <text:p>2.8414726761</text:p>
          </table:table-cell>
          <table:table-cell table:formula="of:=3+STANDARDIZE([.E117];[.AX$1];[.AX$2])" office:value-type="float" office:value="2.81863920912903">
            <text:p>2.8186392091</text:p>
          </table:table-cell>
          <table:table-cell table:formula="of:=3+STANDARDIZE([.F117];[.AY$1];[.AY$2])" office:value-type="float" office:value="2.72859255489937">
            <text:p>2.7285925549</text:p>
          </table:table-cell>
          <table:table-cell table:formula="of:=3+STANDARDIZE([.G117];[.AZ$1];[.AZ$2])" office:value-type="float" office:value="2.8599242216253">
            <text:p>2.8599242216</text:p>
          </table:table-cell>
          <table:table-cell table:formula="of:=3+STANDARDIZE([.H117];[.BA$1];[.BA$2])" office:value-type="float" office:value="2.69336298598763">
            <text:p>2.693362986</text:p>
          </table:table-cell>
          <table:table-cell table:formula="of:=3+STANDARDIZE([.I117];[.BB$1];[.BB$2])" office:value-type="float" office:value="2.20123412102644">
            <text:p>2.201234121</text:p>
          </table:table-cell>
          <table:table-cell table:formula="of:=3+STANDARDIZE([.J117];[.BC$1];[.BC$2])" office:value-type="float" office:value="2.03899020164722">
            <text:p>2.0389902016</text:p>
          </table:table-cell>
          <table:table-cell table:formula="of:=3+STANDARDIZE([.K117];[.BD$1];[.BD$2])" office:value-type="float" office:value="2.22321746813947">
            <text:p>2.2232174681</text:p>
          </table:table-cell>
          <table:table-cell table:formula="of:=3+STANDARDIZE([.L117];[.BE$1];[.BE$2])" office:value-type="float" office:value="2.10185582573356">
            <text:p>2.1018558257</text:p>
          </table:table-cell>
          <table:table-cell table:formula="of:=3+STANDARDIZE([.M117];[.BF$1];[.BF$2])" office:value-type="float" office:value="2.69748747972696">
            <text:p>2.6974874797</text:p>
          </table:table-cell>
          <table:table-cell table:formula="of:=3+STANDARDIZE([.N117];[.BG$1];[.BG$2])" office:value-type="float" office:value="4.42105844955989">
            <text:p>4.4210584496</text:p>
          </table:table-cell>
          <table:table-cell table:formula="of:=3+STANDARDIZE([.O117];[.BH$1];[.BH$2])" office:value-type="float" office:value="1.93986597756983">
            <text:p>1.9398659776</text:p>
          </table:table-cell>
          <table:table-cell table:formula="of:=3+STANDARDIZE([.P117];[.BI$1];[.BI$2])" office:value-type="float" office:value="2.24131208321559">
            <text:p>2.2413120832</text:p>
          </table:table-cell>
          <table:table-cell table:formula="of:=3+STANDARDIZE([.Q117];[.BJ$1];[.BJ$2])" office:value-type="float" office:value="4.05042692505067">
            <text:p>4.0504269251</text:p>
          </table:table-cell>
          <table:table-cell table:formula="of:=3+STANDARDIZE([.R117];[.BK$1];[.BK$2])" office:value-type="float" office:value="4.07132509284604">
            <text:p>4.0713250928</text:p>
          </table:table-cell>
          <table:table-cell table:formula="of:=3+STANDARDIZE([.S117];[.BL$1];[.BL$2])" office:value-type="float" office:value="3.99026054874233">
            <text:p>3.9902605487</text:p>
          </table:table-cell>
          <table:table-cell table:formula="of:=3+STANDARDIZE([.T117];[.BM$1];[.BM$2])" office:value-type="float" office:value="4.1188190619189">
            <text:p>4.1188190619</text:p>
          </table:table-cell>
          <table:table-cell table:formula="of:=3+STANDARDIZE([.U117];[.BN$1];[.BN$2])" office:value-type="float" office:value="2.67450134563986">
            <text:p>2.6745013456</text:p>
          </table:table-cell>
          <table:table-cell table:formula="of:=3+STANDARDIZE([.V117];[.BO$1];[.BO$2])" office:value-type="float" office:value="5.30085639672375">
            <text:p>5.3008563967</text:p>
          </table:table-cell>
          <table:table-cell table:formula="of:=3+STANDARDIZE([.W117];[.BP$1];[.BP$2])" office:value-type="float" office:value="3.18719016431198">
            <text:p>3.1871901643</text:p>
          </table:table-cell>
          <table:table-cell table:formula="of:=3+STANDARDIZE([.X117];[.BQ$1];[.BQ$2])" office:value-type="float" office:value="3.18868754295217">
            <text:p>3.188687543</text:p>
          </table:table-cell>
          <table:table-cell table:formula="of:=3+STANDARDIZE([.Y117];[.BR$1];[.BR$2])" office:value-type="float" office:value="4.44009194443203">
            <text:p>4.4400919444</text:p>
          </table:table-cell>
          <table:table-cell table:formula="of:=3+STANDARDIZE([.Z117];[.BS$1];[.BS$2])" office:value-type="float" office:value="3.84568851527692">
            <text:p>3.8456885153</text:p>
          </table:table-cell>
          <table:table-cell table:formula="of:=3+STANDARDIZE([.AA117];[.BT$1];[.BT$2])" office:value-type="float" office:value="1.80673244056269">
            <text:p>1.8067324406</text:p>
          </table:table-cell>
          <table:table-cell table:formula="of:=3+STANDARDIZE([.AB117];[.BU$1];[.BU$2])" office:value-type="float" office:value="3.18868754295217">
            <text:p>3.188687543</text:p>
          </table:table-cell>
          <table:table-cell table:formula="of:=3+STANDARDIZE([.AC117];[.BV$1];[.BV$2])" office:value-type="float" office:value="3.3301361874247">
            <text:p>3.3301361874</text:p>
          </table:table-cell>
          <table:table-cell table:formula="of:=3+STANDARDIZE([.AD117];[.BW$1];[.BW$2])" office:value-type="float" office:value="2.6537844519218">
            <text:p>2.6537844519</text:p>
          </table:table-cell>
          <table:table-cell table:formula="of:=3+STANDARDIZE([.AE117];[.BX$1];[.BX$2])" office:value-type="float" office:value="2.81413522798665">
            <text:p>2.814135228</text:p>
          </table:table-cell>
          <table:table-cell table:formula="of:=3+STANDARDIZE([.AF117];[.BY$1];[.BY$2])" office:value-type="float" office:value="2.66686857037409">
            <text:p>2.6668685704</text:p>
          </table:table-cell>
          <table:table-cell table:formula="of:=3+STANDARDIZE([.AG117];[.BZ$1];[.BZ$2])" office:value-type="float" office:value="2.96869346511306">
            <text:p>2.9686934651</text:p>
          </table:table-cell>
          <table:table-cell table:formula="of:=3+STANDARDIZE([.AH117];[.CA$1];[.CA$2])" office:value-type="float" office:value="1.75964710739779">
            <text:p>1.7596471074</text:p>
          </table:table-cell>
          <table:table-cell table:formula="of:=3+STANDARDIZE([.AI117];[.CB$1];[.CB$2])" office:value-type="float" office:value="2.39798193599629">
            <text:p>2.397981936</text:p>
          </table:table-cell>
          <table:table-cell table:formula="of:=3+STANDARDIZE([.AJ117];[.CC$1];[.CC$2])" office:value-type="float" office:value="3.36104577463368">
            <text:p>3.3610457746</text:p>
          </table:table-cell>
          <table:table-cell table:formula="of:=3+STANDARDIZE([.AK117];[.CD$1];[.CD$2])" office:value-type="float" office:value="4.44009194443203">
            <text:p>4.4400919444</text:p>
          </table:table-cell>
          <table:table-cell table:formula="of:=3+STANDARDIZE([.AL117];[.CE$1];[.CE$2])" office:value-type="float" office:value="3.48997036705003">
            <text:p>3.4899703671</text:p>
          </table:table-cell>
          <table:table-cell table:formula="of:=3+STANDARDIZE([.AM117];[.CF$1];[.CF$2])" office:value-type="float" office:value="2.05656514880411">
            <text:p>2.0565651488</text:p>
          </table:table-cell>
          <table:table-cell table:formula="of:=3+STANDARDIZE([.AN117];[.CG$1];[.CG$2])" office:value-type="float" office:value="3.40936550708327">
            <text:p>3.4093655071</text:p>
          </table:table-cell>
          <table:table-cell table:formula="of:=3+STANDARDIZE([.AO117];[.CH$1];[.CH$2])" office:value-type="float" office:value="2.95313738855607">
            <text:p>2.9531373886</text:p>
          </table:table-cell>
          <table:table-cell table:formula="of:=3+STANDARDIZE([.AP117];[.CI$1];[.CI$2])" office:value-type="float" office:value="2.25781613494874">
            <text:p>2.2578161349</text:p>
          </table:table-cell>
          <table:table-cell table:formula="of:=3+STANDARDIZE([.AQ117];[.CJ$1];[.CJ$2])" office:value-type="float" office:value="2.42875166887301">
            <text:p>2.4287516689</text:p>
          </table:table-cell>
          <table:table-cell table:formula="of:=3+STANDARDIZE([.AR11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  <table:table-cell office:value-type="float" office:value="27.2184">
            <text:p>27.2184</text:p>
          </table:table-cell>
          <table:table-cell office:value-type="float" office:value="278.898">
            <text:p>278.898</text:p>
          </table:table-cell>
          <table:table-cell office:value-type="float" office:value="8128953">
            <text:p>8128953</text:p>
          </table:table-cell>
          <table:table-cell office:value-type="float" office:value="42723342">
            <text:p>42723342</text:p>
          </table:table-cell>
          <table:table-cell table:formula="of:=[.Z117]+1822" office:value-type="float" office:value="3646374">
            <text:p>3646374</text:p>
          </table:table-cell>
          <table:table-cell office:value-type="float" office:value="21956">
            <text:p>21956.0000</text:p>
          </table:table-cell>
          <table:table-cell office:value-type="float" office:value="8128953">
            <text:p>8128953</text:p>
          </table:table-cell>
          <table:table-cell office:value-type="float" office:value="664850">
            <text:p>664850</text:p>
          </table:table-cell>
          <table:table-cell office:value-type="float" office:value="254750">
            <text:p>254750</text:p>
          </table:table-cell>
          <table:table-cell office:value-type="float" office:value="1546975">
            <text:p>1546975</text:p>
          </table:table-cell>
          <table:table-cell office:value-type="float" office:value="257">
            <text:p>257</text:p>
          </table:table-cell>
          <table:table-cell office:value-type="float" office:value="153152">
            <text:p>153152</text:p>
          </table:table-cell>
          <table:table-cell office:value-type="float" office:value="287604">
            <text:p>287604</text:p>
          </table:table-cell>
          <table:table-cell office:value-type="float" office:value="246981">
            <text:p>246981</text:p>
          </table:table-cell>
          <table:table-cell office:value-type="float" office:value="537119">
            <text:p>537119</text:p>
          </table:table-cell>
          <table:table-cell office:value-type="float" office:value="42723342">
            <text:p>42723342</text:p>
          </table:table-cell>
          <table:table-cell office:value-type="float" office:value="465521">
            <text:p>465521</text:p>
          </table:table-cell>
          <table:table-cell office:value-type="float" office:value="465950">
            <text:p>465950</text:p>
          </table:table-cell>
          <table:table-cell office:value-type="float" office:value="19523">
            <text:p>19523</text:p>
          </table:table-cell>
          <table:table-cell office:value-type="float" office:value="4729344">
            <text:p>4729344</text:p>
          </table:table-cell>
          <table:table-cell office:value-type="float" office:value="1082721">
            <text:p>1082721</text:p>
          </table:table-cell>
          <table:table-cell office:value-type="float" office:value="1629">
            <text:p>1629</text:p>
          </table:table-cell>
          <table:table-cell table:style-name="ce9" office:value-type="float" office:value="22">
            <text:p>22</text:p>
          </table:table-cell>
          <table:table-cell table:number-columns-repeated="2"/>
          <table:table-cell table:formula="of:=3+STANDARDIZE([.B118];[.AU$1];[.AU$2])" office:value-type="float" office:value="3.52420155101461">
            <text:p>3.524201551</text:p>
          </table:table-cell>
          <table:table-cell table:formula="of:=3+STANDARDIZE([.C118];[.AV$1];[.AV$2])" office:value-type="float" office:value="2.57965808831561">
            <text:p>2.5796580883</text:p>
          </table:table-cell>
          <table:table-cell table:formula="of:=3+STANDARDIZE([.D118];[.AW$1];[.AW$2])" office:value-type="float" office:value="2.77132496852498">
            <text:p>2.7713249685</text:p>
          </table:table-cell>
          <table:table-cell table:formula="of:=3+STANDARDIZE([.E118];[.AX$1];[.AX$2])" office:value-type="float" office:value="2.75922934883455">
            <text:p>2.7592293488</text:p>
          </table:table-cell>
          <table:table-cell table:formula="of:=3+STANDARDIZE([.F118];[.AY$1];[.AY$2])" office:value-type="float" office:value="2.64850511208279">
            <text:p>2.6485051121</text:p>
          </table:table-cell>
          <table:table-cell table:formula="of:=3+STANDARDIZE([.G118];[.AZ$1];[.AZ$2])" office:value-type="float" office:value="2.71601759556616">
            <text:p>2.7160175956</text:p>
          </table:table-cell>
          <table:table-cell table:formula="of:=3+STANDARDIZE([.H118];[.BA$1];[.BA$2])" office:value-type="float" office:value="2.08340581545799">
            <text:p>2.0834058155</text:p>
          </table:table-cell>
          <table:table-cell table:formula="of:=3+STANDARDIZE([.I118];[.BB$1];[.BB$2])" office:value-type="float" office:value="1.97963019519056">
            <text:p>1.9796301952</text:p>
          </table:table-cell>
          <table:table-cell table:formula="of:=3+STANDARDIZE([.J118];[.BC$1];[.BC$2])" office:value-type="float" office:value="2.19631775054974">
            <text:p>2.1963177505</text:p>
          </table:table-cell>
          <table:table-cell table:formula="of:=3+STANDARDIZE([.K118];[.BD$1];[.BD$2])" office:value-type="float" office:value="2.12631035260315">
            <text:p>2.1263103526</text:p>
          </table:table-cell>
          <table:table-cell table:formula="of:=3+STANDARDIZE([.L118];[.BE$1];[.BE$2])" office:value-type="float" office:value="2.00851727398855">
            <text:p>2.008517274</text:p>
          </table:table-cell>
          <table:table-cell table:formula="of:=3+STANDARDIZE([.M118];[.BF$1];[.BF$2])" office:value-type="float" office:value="2.72526747010979">
            <text:p>2.7252674701</text:p>
          </table:table-cell>
          <table:table-cell table:formula="of:=3+STANDARDIZE([.N118];[.BG$1];[.BG$2])" office:value-type="float" office:value="1.17099934716165">
            <text:p>1.1709993472</text:p>
          </table:table-cell>
          <table:table-cell table:formula="of:=3+STANDARDIZE([.O118];[.BH$1];[.BH$2])" office:value-type="float" office:value="1.99039828345524">
            <text:p>1.9903982835</text:p>
          </table:table-cell>
          <table:table-cell table:formula="of:=3+STANDARDIZE([.P118];[.BI$1];[.BI$2])" office:value-type="float" office:value="3.27448818709122">
            <text:p>3.2744881871</text:p>
          </table:table-cell>
          <table:table-cell table:formula="of:=3+STANDARDIZE([.Q118];[.BJ$1];[.BJ$2])" office:value-type="float" office:value="4.28662962990074">
            <text:p>4.2866296299</text:p>
          </table:table-cell>
          <table:table-cell table:formula="of:=3+STANDARDIZE([.R118];[.BK$1];[.BK$2])" office:value-type="float" office:value="4.07132509284604">
            <text:p>4.0713250928</text:p>
          </table:table-cell>
          <table:table-cell table:formula="of:=3+STANDARDIZE([.S118];[.BL$1];[.BL$2])" office:value-type="float" office:value="4.20916041080307">
            <text:p>4.2091604108</text:p>
          </table:table-cell>
          <table:table-cell table:formula="of:=3+STANDARDIZE([.T118];[.BM$1];[.BM$2])" office:value-type="float" office:value="4.14430110220941">
            <text:p>4.1443011022</text:p>
          </table:table-cell>
          <table:table-cell table:formula="of:=3+STANDARDIZE([.U118];[.BN$1];[.BN$2])" office:value-type="float" office:value="4.15287236122246">
            <text:p>4.1528723612</text:p>
          </table:table-cell>
          <table:table-cell table:formula="of:=3+STANDARDIZE([.V118];[.BO$1];[.BO$2])" office:value-type="float" office:value="4.82167664883966">
            <text:p>4.8216766488</text:p>
          </table:table-cell>
          <table:table-cell table:formula="of:=3+STANDARDIZE([.W118];[.BP$1];[.BP$2])" office:value-type="float" office:value="3.40139127279273">
            <text:p>3.4013912728</text:p>
          </table:table-cell>
          <table:table-cell table:formula="of:=3+STANDARDIZE([.X118];[.BQ$1];[.BQ$2])" office:value-type="float" office:value="3.30771240650143">
            <text:p>3.3077124065</text:p>
          </table:table-cell>
          <table:table-cell table:formula="of:=3+STANDARDIZE([.Y118];[.BR$1];[.BR$2])" office:value-type="float" office:value="4.05361925360644">
            <text:p>4.0536192536</text:p>
          </table:table-cell>
          <table:table-cell table:formula="of:=3+STANDARDIZE([.Z118];[.BS$1];[.BS$2])" office:value-type="float" office:value="3.85684661088499">
            <text:p>3.8568466109</text:p>
          </table:table-cell>
          <table:table-cell table:formula="of:=3+STANDARDIZE([.AA118];[.BT$1];[.BT$2])" office:value-type="float" office:value="1.85398487056151">
            <text:p>1.8539848706</text:p>
          </table:table-cell>
          <table:table-cell table:formula="of:=3+STANDARDIZE([.AB118];[.BU$1];[.BU$2])" office:value-type="float" office:value="3.30771240650143">
            <text:p>3.3077124065</text:p>
          </table:table-cell>
          <table:table-cell table:formula="of:=3+STANDARDIZE([.AC118];[.BV$1];[.BV$2])" office:value-type="float" office:value="4.03468705002231">
            <text:p>4.03468705</text:p>
          </table:table-cell>
          <table:table-cell table:formula="of:=3+STANDARDIZE([.AD118];[.BW$1];[.BW$2])" office:value-type="float" office:value="2.27054313703553">
            <text:p>2.270543137</text:p>
          </table:table-cell>
          <table:table-cell table:formula="of:=3+STANDARDIZE([.AE118];[.BX$1];[.BX$2])" office:value-type="float" office:value="2.43547672016702">
            <text:p>2.4354767202</text:p>
          </table:table-cell>
          <table:table-cell table:formula="of:=3+STANDARDIZE([.AF118];[.BY$1];[.BY$2])" office:value-type="float" office:value="2.66344179654618">
            <text:p>2.6634417965</text:p>
          </table:table-cell>
          <table:table-cell table:formula="of:=3+STANDARDIZE([.AG118];[.BZ$1];[.BZ$2])" office:value-type="float" office:value="2.26217896142471">
            <text:p>2.2621789614</text:p>
          </table:table-cell>
          <table:table-cell table:formula="of:=3+STANDARDIZE([.AH118];[.CA$1];[.CA$2])" office:value-type="float" office:value="1.70098387582747">
            <text:p>1.7009838758</text:p>
          </table:table-cell>
          <table:table-cell table:formula="of:=3+STANDARDIZE([.AI118];[.CB$1];[.CB$2])" office:value-type="float" office:value="2.50586821408913">
            <text:p>2.5058682141</text:p>
          </table:table-cell>
          <table:table-cell table:formula="of:=3+STANDARDIZE([.AJ118];[.CC$1];[.CC$2])" office:value-type="float" office:value="3.0182664911273">
            <text:p>3.0182664911</text:p>
          </table:table-cell>
          <table:table-cell table:formula="of:=3+STANDARDIZE([.AK118];[.CD$1];[.CD$2])" office:value-type="float" office:value="4.05361925360644">
            <text:p>4.0536192536</text:p>
          </table:table-cell>
          <table:table-cell table:formula="of:=3+STANDARDIZE([.AL118];[.CE$1];[.CE$2])" office:value-type="float" office:value="3.49704617663777">
            <text:p>3.4970461766</text:p>
          </table:table-cell>
          <table:table-cell table:formula="of:=3+STANDARDIZE([.AM118];[.CF$1];[.CF$2])" office:value-type="float" office:value="2.2538187708288">
            <text:p>2.2538187708</text:p>
          </table:table-cell>
          <table:table-cell table:formula="of:=3+STANDARDIZE([.AN118];[.CG$1];[.CG$2])" office:value-type="float" office:value="2.31742545863829">
            <text:p>2.3174254586</text:p>
          </table:table-cell>
          <table:table-cell table:formula="of:=3+STANDARDIZE([.AO118];[.CH$1];[.CH$2])" office:value-type="float" office:value="3.6830954968501">
            <text:p>3.6830954969</text:p>
          </table:table-cell>
          <table:table-cell table:formula="of:=3+STANDARDIZE([.AP118];[.CI$1];[.CI$2])" office:value-type="float" office:value="2.02175592218213">
            <text:p>2.0217559222</text:p>
          </table:table-cell>
          <table:table-cell table:formula="of:=3+STANDARDIZE([.AQ118];[.CJ$1];[.CJ$2])" office:value-type="float" office:value="2.35278405682146">
            <text:p>2.3527840568</text:p>
          </table:table-cell>
          <table:table-cell table:formula="of:=3+STANDARDIZE([.AR118];[.CK$1];[.CK$2])" office:value-type="float" office:value="6.0185089180443">
            <text:p>6.01850891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  <table:table-cell office:value-type="float" office:value="26.6709">
            <text:p>26.6709</text:p>
          </table:table-cell>
          <table:table-cell office:value-type="float" office:value="215.516">
            <text:p>215.516</text:p>
          </table:table-cell>
          <table:table-cell office:value-type="float" office:value="5458355">
            <text:p>5458355</text:p>
          </table:table-cell>
          <table:table-cell office:value-type="float" office:value="46252910">
            <text:p>46252910</text:p>
          </table:table-cell>
          <table:table-cell table:formula="of:=[.Z118]+1822" office:value-type="float" office:value="3648196">
            <text:p>3648196</text:p>
          </table:table-cell>
          <table:table-cell office:value-type="float" office:value="25574">
            <text:p>25574.0000</text:p>
          </table:table-cell>
          <table:table-cell office:value-type="float" office:value="5458355">
            <text:p>5458355</text:p>
          </table:table-cell>
          <table:table-cell office:value-type="float" office:value="470393">
            <text:p>470393</text:p>
          </table:table-cell>
          <table:table-cell office:value-type="float" office:value="372660">
            <text:p>372660</text:p>
          </table:table-cell>
          <table:table-cell office:value-type="float" office:value="2354493">
            <text:p>2354493</text:p>
          </table:table-cell>
          <table:table-cell office:value-type="float" office:value="51">
            <text:p>51</text:p>
          </table:table-cell>
          <table:table-cell office:value-type="float" office:value="67452">
            <text:p>67452</text:p>
          </table:table-cell>
          <table:table-cell office:value-type="float" office:value="388645">
            <text:p>388645</text:p>
          </table:table-cell>
          <table:table-cell office:value-type="float" office:value="252583">
            <text:p>252583</text:p>
          </table:table-cell>
          <table:table-cell office:value-type="float" office:value="600907">
            <text:p>600907</text:p>
          </table:table-cell>
          <table:table-cell office:value-type="float" office:value="46252910">
            <text:p>46252910</text:p>
          </table:table-cell>
          <table:table-cell office:value-type="float" office:value="436633">
            <text:p>436633</text:p>
          </table:table-cell>
          <table:table-cell office:value-type="float" office:value="497854">
            <text:p>497854</text:p>
          </table:table-cell>
          <table:table-cell office:value-type="float" office:value="16669">
            <text:p>16669</text:p>
          </table:table-cell>
          <table:table-cell office:value-type="float" office:value="4764350">
            <text:p>4764350</text:p>
          </table:table-cell>
          <table:table-cell office:value-type="float" office:value="1112501">
            <text:p>1112501</text:p>
          </table:table-cell>
          <table:table-cell office:value-type="float" office:value="7212">
            <text:p>7212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3+STANDARDIZE([.B119];[.AU$1];[.AU$2])" office:value-type="float" office:value="2.08748768878125">
            <text:p>2.0874876888</text:p>
          </table:table-cell>
          <table:table-cell table:formula="of:=3+STANDARDIZE([.C119];[.AV$1];[.AV$2])" office:value-type="float" office:value="2.36567075484041">
            <text:p>2.3656707548</text:p>
          </table:table-cell>
          <table:table-cell table:formula="of:=3+STANDARDIZE([.D119];[.AW$1];[.AW$2])" office:value-type="float" office:value="2.51224610195085">
            <text:p>2.512246102</text:p>
          </table:table-cell>
          <table:table-cell table:formula="of:=3+STANDARDIZE([.E119];[.AX$1];[.AX$2])" office:value-type="float" office:value="2.44887933237086">
            <text:p>2.4488793324</text:p>
          </table:table-cell>
          <table:table-cell table:formula="of:=3+STANDARDIZE([.F119];[.AY$1];[.AY$2])" office:value-type="float" office:value="2.33816627116854">
            <text:p>2.3381662712</text:p>
          </table:table-cell>
          <table:table-cell table:formula="of:=3+STANDARDIZE([.G119];[.AZ$1];[.AZ$2])" office:value-type="float" office:value="2.68936822037003">
            <text:p>2.6893682204</text:p>
          </table:table-cell>
          <table:table-cell table:formula="of:=3+STANDARDIZE([.H119];[.BA$1];[.BA$2])" office:value-type="float" office:value="1.79290079017184">
            <text:p>1.7929007902</text:p>
          </table:table-cell>
          <table:table-cell table:formula="of:=3+STANDARDIZE([.I119];[.BB$1];[.BB$2])" office:value-type="float" office:value="2.07713592255834">
            <text:p>2.0771359226</text:p>
          </table:table-cell>
          <table:table-cell table:formula="of:=3+STANDARDIZE([.J119];[.BC$1];[.BC$2])" office:value-type="float" office:value="1.96675805655361">
            <text:p>1.9667580566</text:p>
          </table:table-cell>
          <table:table-cell table:formula="of:=3+STANDARDIZE([.K119];[.BD$1];[.BD$2])" office:value-type="float" office:value="1.99929617204584">
            <text:p>1.999296172</text:p>
          </table:table-cell>
          <table:table-cell table:formula="of:=3+STANDARDIZE([.L119];[.BE$1];[.BE$2])" office:value-type="float" office:value="1.99791062038116">
            <text:p>1.9979106204</text:p>
          </table:table-cell>
          <table:table-cell table:formula="of:=3+STANDARDIZE([.M119];[.BF$1];[.BF$2])" office:value-type="float" office:value="2.52386253983427">
            <text:p>2.5238625398</text:p>
          </table:table-cell>
          <table:table-cell table:formula="of:=3+STANDARDIZE([.N119];[.BG$1];[.BG$2])" office:value-type="float" office:value="3.93463053512113">
            <text:p>3.9346305351</text:p>
          </table:table-cell>
          <table:table-cell table:formula="of:=3+STANDARDIZE([.O119];[.BH$1];[.BH$2])" office:value-type="float" office:value="1.89935992285217">
            <text:p>1.8993599229</text:p>
          </table:table-cell>
          <table:table-cell table:formula="of:=3+STANDARDIZE([.P119];[.BI$1];[.BI$2])" office:value-type="float" office:value="2.47532705578085">
            <text:p>2.4753270558</text:p>
          </table:table-cell>
          <table:table-cell table:formula="of:=3+STANDARDIZE([.Q119];[.BJ$1];[.BJ$2])" office:value-type="float" office:value="4.06410181848936">
            <text:p>4.0641018185</text:p>
          </table:table-cell>
          <table:table-cell table:formula="of:=3+STANDARDIZE([.R119];[.BK$1];[.BK$2])" office:value-type="float" office:value="4.31073318363799">
            <text:p>4.3107331836</text:p>
          </table:table-cell>
          <table:table-cell table:formula="of:=3+STANDARDIZE([.S119];[.BL$1];[.BL$2])" office:value-type="float" office:value="4.21186591471618">
            <text:p>4.2118659147</text:p>
          </table:table-cell>
          <table:table-cell table:formula="of:=3+STANDARDIZE([.T119];[.BM$1];[.BM$2])" office:value-type="float" office:value="4.14302700019489">
            <text:p>4.1430270002</text:p>
          </table:table-cell>
          <table:table-cell table:formula="of:=3+STANDARDIZE([.U119];[.BN$1];[.BN$2])" office:value-type="float" office:value="1.71373744822287">
            <text:p>1.7137374482</text:p>
          </table:table-cell>
          <table:table-cell table:formula="of:=3+STANDARDIZE([.V119];[.BO$1];[.BO$2])" office:value-type="float" office:value="3.53184915637881">
            <text:p>3.5318491564</text:p>
          </table:table-cell>
          <table:table-cell table:formula="of:=3+STANDARDIZE([.W119];[.BP$1];[.BP$2])" office:value-type="float" office:value="2.58412094665939">
            <text:p>2.5841209467</text:p>
          </table:table-cell>
          <table:table-cell table:formula="of:=3+STANDARDIZE([.X119];[.BQ$1];[.BQ$2])" office:value-type="float" office:value="2.93151017326666">
            <text:p>2.9315101733</text:p>
          </table:table-cell>
          <table:table-cell table:formula="of:=3+STANDARDIZE([.Y119];[.BR$1];[.BR$2])" office:value-type="float" office:value="4.57210680586522">
            <text:p>4.5721068059</text:p>
          </table:table-cell>
          <table:table-cell table:formula="of:=3+STANDARDIZE([.Z119];[.BS$1];[.BS$2])" office:value-type="float" office:value="3.86800470649306">
            <text:p>3.8680047065</text:p>
          </table:table-cell>
          <table:table-cell table:formula="of:=3+STANDARDIZE([.AA119];[.BT$1];[.BT$2])" office:value-type="float" office:value="1.93172897776285">
            <text:p>1.9317289778</text:p>
          </table:table-cell>
          <table:table-cell table:formula="of:=3+STANDARDIZE([.AB119];[.BU$1];[.BU$2])" office:value-type="float" office:value="2.93151017326666">
            <text:p>2.9315101733</text:p>
          </table:table-cell>
          <table:table-cell table:formula="of:=3+STANDARDIZE([.AC119];[.BV$1];[.BV$2])" office:value-type="float" office:value="2.957774244739">
            <text:p>2.9577742447</text:p>
          </table:table-cell>
          <table:table-cell table:formula="of:=3+STANDARDIZE([.AD119];[.BW$1];[.BW$2])" office:value-type="float" office:value="3.02055116090674">
            <text:p>3.0205511609</text:p>
          </table:table-cell>
          <table:table-cell table:formula="of:=3+STANDARDIZE([.AE119];[.BX$1];[.BX$2])" office:value-type="float" office:value="2.68010868117412">
            <text:p>2.6801086812</text:p>
          </table:table-cell>
          <table:table-cell table:formula="of:=3+STANDARDIZE([.AF119];[.BY$1];[.BY$2])" office:value-type="float" office:value="2.65105731569446">
            <text:p>2.6510573157</text:p>
          </table:table-cell>
          <table:table-cell table:formula="of:=3+STANDARDIZE([.AG119];[.BZ$1];[.BZ$2])" office:value-type="float" office:value="1.58545757099305">
            <text:p>1.585457571</text:p>
          </table:table-cell>
          <table:table-cell table:formula="of:=3+STANDARDIZE([.AH119];[.CA$1];[.CA$2])" office:value-type="float" office:value="2.13820387885883">
            <text:p>2.1382038789</text:p>
          </table:table-cell>
          <table:table-cell table:formula="of:=3+STANDARDIZE([.AI119];[.CB$1];[.CB$2])" office:value-type="float" office:value="2.53262840580381">
            <text:p>2.5326284058</text:p>
          </table:table-cell>
          <table:table-cell table:formula="of:=3+STANDARDIZE([.AJ119];[.CC$1];[.CC$2])" office:value-type="float" office:value="3.58672543809863">
            <text:p>3.5867254381</text:p>
          </table:table-cell>
          <table:table-cell table:formula="of:=3+STANDARDIZE([.AK119];[.CD$1];[.CD$2])" office:value-type="float" office:value="4.57210680586522">
            <text:p>4.5721068059</text:p>
          </table:table-cell>
          <table:table-cell table:formula="of:=3+STANDARDIZE([.AL119];[.CE$1];[.CE$2])" office:value-type="float" office:value="3.4352734394451">
            <text:p>3.4352734394</text:p>
          </table:table-cell>
          <table:table-cell table:formula="of:=3+STANDARDIZE([.AM119];[.CF$1];[.CF$2])" office:value-type="float" office:value="2.41696863101795">
            <text:p>2.416968631</text:p>
          </table:table-cell>
          <table:table-cell table:formula="of:=3+STANDARDIZE([.AN119];[.CG$1];[.CG$2])" office:value-type="float" office:value="2.07766573419899">
            <text:p>2.0776657342</text:p>
          </table:table-cell>
          <table:table-cell table:formula="of:=3+STANDARDIZE([.AO119];[.CH$1];[.CH$2])" office:value-type="float" office:value="3.75341345612521">
            <text:p>3.7534134561</text:p>
          </table:table-cell>
          <table:table-cell table:formula="of:=3+STANDARDIZE([.AP119];[.CI$1];[.CI$2])" office:value-type="float" office:value="2.0919675910746">
            <text:p>2.0919675911</text:p>
          </table:table-cell>
          <table:table-cell table:formula="of:=3+STANDARDIZE([.AQ119];[.CJ$1];[.CJ$2])" office:value-type="float" office:value="2.5179426152653">
            <text:p>2.5179426153</text:p>
          </table:table-cell>
          <table:table-cell table:formula="of:=3+STANDARDIZE([.AR119];[.CK$1];[.CK$2])" office:value-type="float" office:value="3.70645953401037">
            <text:p>3.706459534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  <table:table-cell office:value-type="float" office:value="26.233">
            <text:p>26.233</text:p>
          </table:table-cell>
          <table:table-cell office:value-type="float" office:value="216.919">
            <text:p>216.919</text:p>
          </table:table-cell>
          <table:table-cell office:value-type="float" office:value="3306228">
            <text:p>3306228</text:p>
          </table:table-cell>
          <table:table-cell office:value-type="float" office:value="31028971">
            <text:p>31028971</text:p>
          </table:table-cell>
          <table:table-cell table:formula="of:=[.Z119]+1822" office:value-type="float" office:value="3650018">
            <text:p>3650018</text:p>
          </table:table-cell>
          <table:table-cell office:value-type="float" office:value="23575">
            <text:p>23575.0000</text:p>
          </table:table-cell>
          <table:table-cell office:value-type="float" office:value="3306228">
            <text:p>3306228</text:p>
          </table:table-cell>
          <table:table-cell office:value-type="float" office:value="406815">
            <text:p>406815</text:p>
          </table:table-cell>
          <table:table-cell office:value-type="float" office:value="384890">
            <text:p>384890</text:p>
          </table:table-cell>
          <table:table-cell office:value-type="float" office:value="1926837">
            <text:p>1926837</text:p>
          </table:table-cell>
          <table:table-cell office:value-type="float" office:value="121">
            <text:p>121</text:p>
          </table:table-cell>
          <table:table-cell office:value-type="float" office:value="50056">
            <text:p>50056</text:p>
          </table:table-cell>
          <table:table-cell office:value-type="float" office:value="215040">
            <text:p>215040</text:p>
          </table:table-cell>
          <table:table-cell office:value-type="float" office:value="198618">
            <text:p>198618</text:p>
          </table:table-cell>
          <table:table-cell office:value-type="float" office:value="398706">
            <text:p>398706</text:p>
          </table:table-cell>
          <table:table-cell office:value-type="float" office:value="31028971">
            <text:p>31028971</text:p>
          </table:table-cell>
          <table:table-cell office:value-type="float" office:value="178600">
            <text:p>178600</text:p>
          </table:table-cell>
          <table:table-cell office:value-type="float" office:value="264854">
            <text:p>264854</text:p>
          </table:table-cell>
          <table:table-cell office:value-type="float" office:value="17114">
            <text:p>17114</text:p>
          </table:table-cell>
          <table:table-cell office:value-type="float" office:value="3784901">
            <text:p>3784901</text:p>
          </table:table-cell>
          <table:table-cell office:value-type="float" office:value="833078">
            <text:p>833078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0];[.AU$1];[.AU$2])" office:value-type="float" office:value="3.67396357694814">
            <text:p>3.6739635769</text:p>
          </table:table-cell>
          <table:table-cell table:formula="of:=3+STANDARDIZE([.C120];[.AV$1];[.AV$2])" office:value-type="float" office:value="2.33788019205142">
            <text:p>2.3378801921</text:p>
          </table:table-cell>
          <table:table-cell table:formula="of:=3+STANDARDIZE([.D120];[.AW$1];[.AW$2])" office:value-type="float" office:value="2.34576220935087">
            <text:p>2.3457622094</text:p>
          </table:table-cell>
          <table:table-cell table:formula="of:=3+STANDARDIZE([.E120];[.AX$1];[.AX$2])" office:value-type="float" office:value="2.36020789909552">
            <text:p>2.3602078991</text:p>
          </table:table-cell>
          <table:table-cell table:formula="of:=3+STANDARDIZE([.F120];[.AY$1];[.AY$2])" office:value-type="float" office:value="2.33816627116854">
            <text:p>2.3381662712</text:p>
          </table:table-cell>
          <table:table-cell table:formula="of:=3+STANDARDIZE([.G120];[.AZ$1];[.AZ$2])" office:value-type="float" office:value="2.62007984486007">
            <text:p>2.6200798449</text:p>
          </table:table-cell>
          <table:table-cell table:formula="of:=3+STANDARDIZE([.H120];[.BA$1];[.BA$2])" office:value-type="float" office:value="2.80604998867869">
            <text:p>2.8060499887</text:p>
          </table:table-cell>
          <table:table-cell table:formula="of:=3+STANDARDIZE([.I120];[.BB$1];[.BB$2])" office:value-type="float" office:value="2.01705663599839">
            <text:p>2.017056636</text:p>
          </table:table-cell>
          <table:table-cell table:formula="of:=3+STANDARDIZE([.J120];[.BC$1];[.BC$2])" office:value-type="float" office:value="2.10330649522372">
            <text:p>2.1033064952</text:p>
          </table:table-cell>
          <table:table-cell table:formula="of:=3+STANDARDIZE([.K120];[.BD$1];[.BD$2])" office:value-type="float" office:value="2.02752154550302">
            <text:p>2.0275215455</text:p>
          </table:table-cell>
          <table:table-cell table:formula="of:=3+STANDARDIZE([.L120];[.BE$1];[.BE$2])" office:value-type="float" office:value="2.02973058120332">
            <text:p>2.0297305812</text:p>
          </table:table-cell>
          <table:table-cell table:formula="of:=3+STANDARDIZE([.M120];[.BF$1];[.BF$2])" office:value-type="float" office:value="2.92806139990446">
            <text:p>2.9280613999</text:p>
          </table:table-cell>
          <table:table-cell table:formula="of:=3+STANDARDIZE([.N120];[.BG$1];[.BG$2])" office:value-type="float" office:value="2.45132566022762">
            <text:p>2.4513256602</text:p>
          </table:table-cell>
          <table:table-cell table:formula="of:=3+STANDARDIZE([.O120];[.BH$1];[.BH$2])" office:value-type="float" office:value="1.75016930547622">
            <text:p>1.7501693055</text:p>
          </table:table-cell>
          <table:table-cell table:formula="of:=3+STANDARDIZE([.P120];[.BI$1];[.BI$2])" office:value-type="float" office:value="2.11143377344187">
            <text:p>2.1114337734</text:p>
          </table:table-cell>
          <table:table-cell table:formula="of:=3+STANDARDIZE([.Q120];[.BJ$1];[.BJ$2])" office:value-type="float" office:value="4.00741316932534">
            <text:p>4.0074131693</text:p>
          </table:table-cell>
          <table:table-cell table:formula="of:=3+STANDARDIZE([.R120];[.BK$1];[.BK$2])" office:value-type="float" office:value="4.06204959613473">
            <text:p>4.0620495961</text:p>
          </table:table-cell>
          <table:table-cell table:formula="of:=3+STANDARDIZE([.S120];[.BL$1];[.BL$2])" office:value-type="float" office:value="3.95656472727905">
            <text:p>3.9565647273</text:p>
          </table:table-cell>
          <table:table-cell table:formula="of:=3+STANDARDIZE([.T120];[.BM$1];[.BM$2])" office:value-type="float" office:value="4.10684250298237">
            <text:p>4.106842503</text:p>
          </table:table-cell>
          <table:table-cell table:formula="of:=3+STANDARDIZE([.U120];[.BN$1];[.BN$2])" office:value-type="float" office:value="2.57168897285354">
            <text:p>2.5716889729</text:p>
          </table:table-cell>
          <table:table-cell table:formula="of:=3+STANDARDIZE([.V120];[.BO$1];[.BO$2])" office:value-type="float" office:value="2.50022274734027">
            <text:p>2.5002227473</text:p>
          </table:table-cell>
          <table:table-cell table:formula="of:=3+STANDARDIZE([.W120];[.BP$1];[.BP$2])" office:value-type="float" office:value="2.60221173375297">
            <text:p>2.6022117338</text:p>
          </table:table-cell>
          <table:table-cell table:formula="of:=3+STANDARDIZE([.X120];[.BQ$1];[.BQ$2])" office:value-type="float" office:value="2.62834399714998">
            <text:p>2.6283439971</text:p>
          </table:table-cell>
          <table:table-cell table:formula="of:=3+STANDARDIZE([.Y120];[.BR$1];[.BR$2])" office:value-type="float" office:value="2.33573598999005">
            <text:p>2.33573599</text:p>
          </table:table-cell>
          <table:table-cell table:formula="of:=3+STANDARDIZE([.Z120];[.BS$1];[.BS$2])" office:value-type="float" office:value="3.87916280210114">
            <text:p>3.8791628021</text:p>
          </table:table-cell>
          <table:table-cell table:formula="of:=3+STANDARDIZE([.AA120];[.BT$1];[.BT$2])" office:value-type="float" office:value="1.88877417668616">
            <text:p>1.8887741767</text:p>
          </table:table-cell>
          <table:table-cell table:formula="of:=3+STANDARDIZE([.AB120];[.BU$1];[.BU$2])" office:value-type="float" office:value="2.62834399714998">
            <text:p>2.6283439971</text:p>
          </table:table-cell>
          <table:table-cell table:formula="of:=3+STANDARDIZE([.AC120];[.BV$1];[.BV$2])" office:value-type="float" office:value="2.60567603107581">
            <text:p>2.6056760311</text:p>
          </table:table-cell>
          <table:table-cell table:formula="of:=3+STANDARDIZE([.AD120];[.BW$1];[.BW$2])" office:value-type="float" office:value="3.09834437718988">
            <text:p>3.0983443772</text:p>
          </table:table-cell>
          <table:table-cell table:formula="of:=3+STANDARDIZE([.AE120];[.BX$1];[.BX$2])" office:value-type="float" office:value="2.55055327074803">
            <text:p>2.5505532707</text:p>
          </table:table-cell>
          <table:table-cell table:formula="of:=3+STANDARDIZE([.AF120];[.BY$1];[.BY$2])" office:value-type="float" office:value="2.65526563443048">
            <text:p>2.6552656344</text:p>
          </table:table-cell>
          <table:table-cell table:formula="of:=3+STANDARDIZE([.AG120];[.BZ$1];[.BZ$2])" office:value-type="float" office:value="1.44809181477428">
            <text:p>1.4480918148</text:p>
          </table:table-cell>
          <table:table-cell table:formula="of:=3+STANDARDIZE([.AH120];[.CA$1];[.CA$2])" office:value-type="float" office:value="1.38698824732056">
            <text:p>1.3869882473</text:p>
          </table:table-cell>
          <table:table-cell table:formula="of:=3+STANDARDIZE([.AI120];[.CB$1];[.CB$2])" office:value-type="float" office:value="2.27484301739203">
            <text:p>2.2748430174</text:p>
          </table:table-cell>
          <table:table-cell table:formula="of:=3+STANDARDIZE([.AJ120];[.CC$1];[.CC$2])" office:value-type="float" office:value="1.78477260156904">
            <text:p>1.7847726016</text:p>
          </table:table-cell>
          <table:table-cell table:formula="of:=3+STANDARDIZE([.AK120];[.CD$1];[.CD$2])" office:value-type="float" office:value="2.33573598999005">
            <text:p>2.33573599</text:p>
          </table:table-cell>
          <table:table-cell table:formula="of:=3+STANDARDIZE([.AL120];[.CE$1];[.CE$2])" office:value-type="float" office:value="2.88350783794844">
            <text:p>2.8835078379</text:p>
          </table:table-cell>
          <table:table-cell table:formula="of:=3+STANDARDIZE([.AM120];[.CF$1];[.CF$2])" office:value-type="float" office:value="1.22545918317221">
            <text:p>1.2254591832</text:p>
          </table:table-cell>
          <table:table-cell table:formula="of:=3+STANDARDIZE([.AN120];[.CG$1];[.CG$2])" office:value-type="float" office:value="2.11504943334948">
            <text:p>2.1150494333</text:p>
          </table:table-cell>
          <table:table-cell table:formula="of:=3+STANDARDIZE([.AO120];[.CH$1];[.CH$2])" office:value-type="float" office:value="1.78595488062256">
            <text:p>1.7859548806</text:p>
          </table:table-cell>
          <table:table-cell table:formula="of:=3+STANDARDIZE([.AP120];[.CI$1];[.CI$2])" office:value-type="float" office:value="1.43317796189592">
            <text:p>1.4331779619</text:p>
          </table:table-cell>
          <table:table-cell table:formula="of:=3+STANDARDIZE([.AQ120];[.CJ$1];[.CJ$2])" office:value-type="float" office:value="2.32408912547801">
            <text:p>2.3240891255</text:p>
          </table:table-cell>
          <table:table-cell table:formula="of:=3+STANDARDIZE([.AR12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  <table:table-cell office:value-type="float" office:value="26.5444">
            <text:p>26.5444</text:p>
          </table:table-cell>
          <table:table-cell office:value-type="float" office:value="176.163">
            <text:p>176.163</text:p>
          </table:table-cell>
          <table:table-cell office:value-type="float" office:value="7777299">
            <text:p>7777299</text:p>
          </table:table-cell>
          <table:table-cell office:value-type="float" office:value="46519978">
            <text:p>46519978</text:p>
          </table:table-cell>
          <table:table-cell table:formula="of:=[.Z120]+1822" office:value-type="float" office:value="3651840">
            <text:p>3651840</text:p>
          </table:table-cell>
          <table:table-cell office:value-type="float" office:value="28116">
            <text:p>28116.0000</text:p>
          </table:table-cell>
          <table:table-cell office:value-type="float" office:value="7777299">
            <text:p>7777299</text:p>
          </table:table-cell>
          <table:table-cell office:value-type="float" office:value="494601">
            <text:p>494601</text:p>
          </table:table-cell>
          <table:table-cell office:value-type="float" office:value="405905">
            <text:p>405905</text:p>
          </table:table-cell>
          <table:table-cell office:value-type="float" office:value="1044189">
            <text:p>1044189</text:p>
          </table:table-cell>
          <table:table-cell office:value-type="float" office:value="596">
            <text:p>596</text:p>
          </table:table-cell>
          <table:table-cell office:value-type="float" office:value="136442">
            <text:p>136442</text:p>
          </table:table-cell>
          <table:table-cell office:value-type="float" office:value="394861">
            <text:p>394861</text:p>
          </table:table-cell>
          <table:table-cell office:value-type="float" office:value="439112">
            <text:p>439112</text:p>
          </table:table-cell>
          <table:table-cell office:value-type="float" office:value="613471">
            <text:p>613471</text:p>
          </table:table-cell>
          <table:table-cell office:value-type="float" office:value="46519978">
            <text:p>46519978</text:p>
          </table:table-cell>
          <table:table-cell office:value-type="float" office:value="180253">
            <text:p>180253</text:p>
          </table:table-cell>
          <table:table-cell office:value-type="float" office:value="426893">
            <text:p>426893</text:p>
          </table:table-cell>
          <table:table-cell office:value-type="float" office:value="45267">
            <text:p>45267</text:p>
          </table:table-cell>
          <table:table-cell office:value-type="float" office:value="4373943">
            <text:p>4373943</text:p>
          </table:table-cell>
          <table:table-cell office:value-type="float" office:value="1221725">
            <text:p>122172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1];[.AU$1];[.AU$2])" office:value-type="float" office:value="3.79816883873946">
            <text:p>3.7981688387</text:p>
          </table:table-cell>
          <table:table-cell table:formula="of:=3+STANDARDIZE([.C121];[.AV$1];[.AV$2])" office:value-type="float" office:value="2.43144175344101">
            <text:p>2.4314417534</text:p>
          </table:table-cell>
          <table:table-cell table:formula="of:=3+STANDARDIZE([.D121];[.AW$1];[.AW$2])" office:value-type="float" office:value="2.33640918167671">
            <text:p>2.3364091817</text:p>
          </table:table-cell>
          <table:table-cell table:formula="of:=3+STANDARDIZE([.E121];[.AX$1];[.AX$2])" office:value-type="float" office:value="2.36907504242305">
            <text:p>2.3690750424</text:p>
          </table:table-cell>
          <table:table-cell table:formula="of:=3+STANDARDIZE([.F121];[.AY$1];[.AY$2])" office:value-type="float" office:value="2.40824278363305">
            <text:p>2.4082427836</text:p>
          </table:table-cell>
          <table:table-cell table:formula="of:=3+STANDARDIZE([.G121];[.AZ$1];[.AZ$2])" office:value-type="float" office:value="2.63873440749737">
            <text:p>2.6387344075</text:p>
          </table:table-cell>
          <table:table-cell table:formula="of:=3+STANDARDIZE([.H121];[.BA$1];[.BA$2])" office:value-type="float" office:value="3.57728397039922">
            <text:p>3.5772839704</text:p>
          </table:table-cell>
          <table:table-cell table:formula="of:=3+STANDARDIZE([.I121];[.BB$1];[.BB$2])" office:value-type="float" office:value="1.99046416489809">
            <text:p>1.9904641649</text:p>
          </table:table-cell>
          <table:table-cell table:formula="of:=3+STANDARDIZE([.J121];[.BC$1];[.BC$2])" office:value-type="float" office:value="1.99842146262204">
            <text:p>1.9984214626</text:p>
          </table:table-cell>
          <table:table-cell table:formula="of:=3+STANDARDIZE([.K121];[.BD$1];[.BD$2])" office:value-type="float" office:value="1.98800602266296">
            <text:p>1.9880060227</text:p>
          </table:table-cell>
          <table:table-cell table:formula="of:=3+STANDARDIZE([.L121];[.BE$1];[.BE$2])" office:value-type="float" office:value="2.03503390800702">
            <text:p>2.035033908</text:p>
          </table:table-cell>
          <table:table-cell table:formula="of:=3+STANDARDIZE([.M121];[.BF$1];[.BF$2])" office:value-type="float" office:value="3.15585732104367">
            <text:p>3.155857321</text:p>
          </table:table-cell>
          <table:table-cell table:formula="of:=3+STANDARDIZE([.N121];[.BG$1];[.BG$2])" office:value-type="float" office:value="2.74078029573316">
            <text:p>2.7407802957</text:p>
          </table:table-cell>
          <table:table-cell table:formula="of:=3+STANDARDIZE([.O121];[.BH$1];[.BH$2])" office:value-type="float" office:value="1.80992576243594">
            <text:p>1.8099257624</text:p>
          </table:table-cell>
          <table:table-cell table:formula="of:=3+STANDARDIZE([.P121];[.BI$1];[.BI$2])" office:value-type="float" office:value="3.36224380180319">
            <text:p>3.3622438018</text:p>
          </table:table-cell>
          <table:table-cell table:formula="of:=3+STANDARDIZE([.Q121];[.BJ$1];[.BJ$2])" office:value-type="float" office:value="4.09145160536673">
            <text:p>4.0914516054</text:p>
          </table:table-cell>
          <table:table-cell table:formula="of:=3+STANDARDIZE([.R121];[.BK$1];[.BK$2])" office:value-type="float" office:value="4.02494760928948">
            <text:p>4.0249476093</text:p>
          </table:table-cell>
          <table:table-cell table:formula="of:=3+STANDARDIZE([.S121];[.BL$1];[.BL$2])" office:value-type="float" office:value="4.01903727218178">
            <text:p>4.0190372722</text:p>
          </table:table-cell>
          <table:table-cell table:formula="of:=3+STANDARDIZE([.T121];[.BM$1];[.BM$2])" office:value-type="float" office:value="4.10735214378818">
            <text:p>4.1073521438</text:p>
          </table:table-cell>
          <table:table-cell table:formula="of:=3+STANDARDIZE([.U121];[.BN$1];[.BN$2])" office:value-type="float" office:value="3.33391863316591">
            <text:p>3.3339186332</text:p>
          </table:table-cell>
          <table:table-cell table:formula="of:=3+STANDARDIZE([.V121];[.BO$1];[.BO$2])" office:value-type="float" office:value="3.23383421976457">
            <text:p>3.2338342198</text:p>
          </table:table-cell>
          <table:table-cell table:formula="of:=3+STANDARDIZE([.W121];[.BP$1];[.BP$2])" office:value-type="float" office:value="2.07668919719858">
            <text:p>2.0766891972</text:p>
          </table:table-cell>
          <table:table-cell table:formula="of:=3+STANDARDIZE([.X121];[.BQ$1];[.BQ$2])" office:value-type="float" office:value="3.2581755536595">
            <text:p>3.2581755537</text:p>
          </table:table-cell>
          <table:table-cell table:formula="of:=3+STANDARDIZE([.Y121];[.BR$1];[.BR$2])" office:value-type="float" office:value="4.61133864205782">
            <text:p>4.6113386421</text:p>
          </table:table-cell>
          <table:table-cell table:formula="of:=3+STANDARDIZE([.Z121];[.BS$1];[.BS$2])" office:value-type="float" office:value="3.89032089770921">
            <text:p>3.8903208977</text:p>
          </table:table-cell>
          <table:table-cell table:formula="of:=3+STANDARDIZE([.AA121];[.BT$1];[.BT$2])" office:value-type="float" office:value="1.98635184136312">
            <text:p>1.9863518414</text:p>
          </table:table-cell>
          <table:table-cell table:formula="of:=3+STANDARDIZE([.AB121];[.BU$1];[.BU$2])" office:value-type="float" office:value="3.2581755536595">
            <text:p>3.2581755537</text:p>
          </table:table-cell>
          <table:table-cell table:formula="of:=3+STANDARDIZE([.AC121];[.BV$1];[.BV$2])" office:value-type="float" office:value="3.09183938608283">
            <text:p>3.0918393861</text:p>
          </table:table-cell>
          <table:table-cell table:formula="of:=3+STANDARDIZE([.AD121];[.BW$1];[.BW$2])" office:value-type="float" office:value="3.23201767565187">
            <text:p>3.2320176757</text:p>
          </table:table-cell>
          <table:table-cell table:formula="of:=3+STANDARDIZE([.AE121];[.BX$1];[.BX$2])" office:value-type="float" office:value="2.28316119884499">
            <text:p>2.2831611988</text:p>
          </table:table-cell>
          <table:table-cell table:formula="of:=3+STANDARDIZE([.AF121];[.BY$1];[.BY$2])" office:value-type="float" office:value="2.68382208299636">
            <text:p>2.683822083</text:p>
          </table:table-cell>
          <table:table-cell table:formula="of:=3+STANDARDIZE([.AG121];[.BZ$1];[.BZ$2])" office:value-type="float" office:value="2.13023013488897">
            <text:p>2.1302301349</text:p>
          </table:table-cell>
          <table:table-cell table:formula="of:=3+STANDARDIZE([.AH121];[.CA$1];[.CA$2])" office:value-type="float" office:value="2.16510147032015">
            <text:p>2.1651014703</text:p>
          </table:table-cell>
          <table:table-cell table:formula="of:=3+STANDARDIZE([.AI121];[.CB$1];[.CB$2])" office:value-type="float" office:value="3.42365871646924">
            <text:p>3.4236587165</text:p>
          </table:table-cell>
          <table:table-cell table:formula="of:=3+STANDARDIZE([.AJ121];[.CC$1];[.CC$2])" office:value-type="float" office:value="3.69869192411085">
            <text:p>3.6986919241</text:p>
          </table:table-cell>
          <table:table-cell table:formula="of:=3+STANDARDIZE([.AK121];[.CD$1];[.CD$2])" office:value-type="float" office:value="4.61133864205782">
            <text:p>4.6113386421</text:p>
          </table:table-cell>
          <table:table-cell table:formula="of:=3+STANDARDIZE([.AL121];[.CE$1];[.CE$2])" office:value-type="float" office:value="2.88704253521303">
            <text:p>2.8870425352</text:p>
          </table:table-cell>
          <table:table-cell table:formula="of:=3+STANDARDIZE([.AM121];[.CF$1];[.CF$2])" office:value-type="float" office:value="2.05409008196824">
            <text:p>2.054090082</text:p>
          </table:table-cell>
          <table:table-cell table:formula="of:=3+STANDARDIZE([.AN121];[.CG$1];[.CG$2])" office:value-type="float" office:value="4.48013546072843">
            <text:p>4.4801354607</text:p>
          </table:table-cell>
          <table:table-cell table:formula="of:=3+STANDARDIZE([.AO121];[.CH$1];[.CH$2])" office:value-type="float" office:value="2.96918722271616">
            <text:p>2.9691872227</text:p>
          </table:table-cell>
          <table:table-cell table:formula="of:=3+STANDARDIZE([.AP121];[.CI$1];[.CI$2])" office:value-type="float" office:value="2.34948267915759">
            <text:p>2.3494826792</text:p>
          </table:table-cell>
          <table:table-cell table:formula="of:=3+STANDARDIZE([.AQ121];[.CJ$1];[.CJ$2])" office:value-type="float" office:value="2.3472521473769">
            <text:p>2.3472521474</text:p>
          </table:table-cell>
          <table:table-cell table:formula="of:=3+STANDARDIZE([.AR12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  <table:table-cell office:value-type="float" office:value="26.5721">
            <text:p>26.5721</text:p>
          </table:table-cell>
          <table:table-cell office:value-type="float" office:value="252.888">
            <text:p>252.888</text:p>
          </table:table-cell>
          <table:table-cell office:value-type="float" office:value="8499436">
            <text:p>8499436</text:p>
          </table:table-cell>
          <table:table-cell office:value-type="float" office:value="46643634">
            <text:p>46643634</text:p>
          </table:table-cell>
          <table:table-cell table:formula="of:=[.Z121]+1822" office:value-type="float" office:value="3653662">
            <text:p>3653662</text:p>
          </table:table-cell>
          <table:table-cell office:value-type="float" office:value="30698">
            <text:p>30698.0000</text:p>
          </table:table-cell>
          <table:table-cell office:value-type="float" office:value="8499436">
            <text:p>8499436</text:p>
          </table:table-cell>
          <table:table-cell office:value-type="float" office:value="382036">
            <text:p>382036</text:p>
          </table:table-cell>
          <table:table-cell office:value-type="float" office:value="618390">
            <text:p>618390</text:p>
          </table:table-cell>
          <table:table-cell office:value-type="float" office:value="2269062">
            <text:p>2269062</text:p>
          </table:table-cell>
          <table:table-cell office:value-type="float" office:value="104">
            <text:p>104</text:p>
          </table:table-cell>
          <table:table-cell office:value-type="float" office:value="128571">
            <text:p>128571</text:p>
          </table:table-cell>
          <table:table-cell office:value-type="float" office:value="365196">
            <text:p>365196</text:p>
          </table:table-cell>
          <table:table-cell office:value-type="float" office:value="1400439">
            <text:p>1400439</text:p>
          </table:table-cell>
          <table:table-cell office:value-type="float" office:value="558347">
            <text:p>558347</text:p>
          </table:table-cell>
          <table:table-cell office:value-type="float" office:value="46643634">
            <text:p>46643634</text:p>
          </table:table-cell>
          <table:table-cell office:value-type="float" office:value="138801">
            <text:p>138801</text:p>
          </table:table-cell>
          <table:table-cell office:value-type="float" office:value="463490">
            <text:p>463490</text:p>
          </table:table-cell>
          <table:table-cell office:value-type="float" office:value="24462">
            <text:p>24462</text:p>
          </table:table-cell>
          <table:table-cell office:value-type="float" office:value="4887604">
            <text:p>4887604</text:p>
          </table:table-cell>
          <table:table-cell office:value-type="float" office:value="1496606">
            <text:p>1496606</text:p>
          </table:table-cell>
          <table:table-cell office:value-type="float" office:value="2894">
            <text:p>289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2];[.AU$1];[.AU$2])" office:value-type="float" office:value="3.80795607662516">
            <text:p>3.8079560766</text:p>
          </table:table-cell>
          <table:table-cell table:formula="of:=3+STANDARDIZE([.C122];[.AV$1];[.AV$2])" office:value-type="float" office:value="2.29712069996091">
            <text:p>2.2971207</text:p>
          </table:table-cell>
          <table:table-cell table:formula="of:=3+STANDARDIZE([.D122];[.AW$1];[.AW$2])" office:value-type="float" office:value="2.47202808295198">
            <text:p>2.472028083</text:p>
          </table:table-cell>
          <table:table-cell table:formula="of:=3+STANDARDIZE([.E122];[.AX$1];[.AX$2])" office:value-type="float" office:value="2.49498847767403">
            <text:p>2.4949884777</text:p>
          </table:table-cell>
          <table:table-cell table:formula="of:=3+STANDARDIZE([.F122];[.AY$1];[.AY$2])" office:value-type="float" office:value="2.32815534081647">
            <text:p>2.3281553408</text:p>
          </table:table-cell>
          <table:table-cell table:formula="of:=3+STANDARDIZE([.G122];[.AZ$1];[.AZ$2])" office:value-type="float" office:value="2.67337859525235">
            <text:p>2.6733785953</text:p>
          </table:table-cell>
          <table:table-cell table:formula="of:=3+STANDARDIZE([.H122];[.BA$1];[.BA$2])" office:value-type="float" office:value="2.17024717533001">
            <text:p>2.1702471753</text:p>
          </table:table-cell>
          <table:table-cell table:formula="of:=3+STANDARDIZE([.I122];[.BB$1];[.BB$2])" office:value-type="float" office:value="2.10865292534389">
            <text:p>2.1086529253</text:p>
          </table:table-cell>
          <table:table-cell table:formula="of:=3+STANDARDIZE([.J122];[.BC$1];[.BC$2])" office:value-type="float" office:value="1.98951612966529">
            <text:p>1.9895161297</text:p>
          </table:table-cell>
          <table:table-cell table:formula="of:=3+STANDARDIZE([.K122];[.BD$1];[.BD$2])" office:value-type="float" office:value="2.08303144663547">
            <text:p>2.0830314466</text:p>
          </table:table-cell>
          <table:table-cell table:formula="of:=3+STANDARDIZE([.L122];[.BE$1];[.BE$2])" office:value-type="float" office:value="2.06579320346844">
            <text:p>2.0657932035</text:p>
          </table:table-cell>
          <table:table-cell table:formula="of:=3+STANDARDIZE([.M122];[.BF$1];[.BF$2])" office:value-type="float" office:value="3.34337225612778">
            <text:p>3.3433722561</text:p>
          </table:table-cell>
          <table:table-cell table:formula="of:=3+STANDARDIZE([.N122];[.BG$1];[.BG$2])" office:value-type="float" office:value="4.12439747458119">
            <text:p>4.1243974746</text:p>
          </table:table-cell>
          <table:table-cell table:formula="of:=3+STANDARDIZE([.O122];[.BH$1];[.BH$2])" office:value-type="float" office:value="1.90136517308572">
            <text:p>1.9013651731</text:p>
          </table:table-cell>
          <table:table-cell table:formula="of:=3+STANDARDIZE([.P122];[.BI$1];[.BI$2])" office:value-type="float" office:value="3.54360540554127">
            <text:p>3.5436054055</text:p>
          </table:table-cell>
          <table:table-cell table:formula="of:=3+STANDARDIZE([.Q122];[.BJ$1];[.BJ$2])" office:value-type="float" office:value="3.98379289884033">
            <text:p>3.9837928988</text:p>
          </table:table-cell>
          <table:table-cell table:formula="of:=3+STANDARDIZE([.R122];[.BK$1];[.BK$2])" office:value-type="float" office:value="4.11594775270046">
            <text:p>4.1159477527</text:p>
          </table:table-cell>
          <table:table-cell table:formula="of:=3+STANDARDIZE([.S122];[.BL$1];[.BL$2])" office:value-type="float" office:value="4.00600166241861">
            <text:p>4.0060016624</text:p>
          </table:table-cell>
          <table:table-cell table:formula="of:=3+STANDARDIZE([.T122];[.BM$1];[.BM$2])" office:value-type="float" office:value="4.03421868815442">
            <text:p>4.0342186882</text:p>
          </table:table-cell>
          <table:table-cell table:formula="of:=3+STANDARDIZE([.U122];[.BN$1];[.BN$2])" office:value-type="float" office:value="2.29870439683469">
            <text:p>2.2987043968</text:p>
          </table:table-cell>
          <table:table-cell table:formula="of:=3+STANDARDIZE([.V122];[.BO$1];[.BO$2])" office:value-type="float" office:value="3.29909124541054">
            <text:p>3.2990912454</text:p>
          </table:table-cell>
          <table:table-cell table:formula="of:=3+STANDARDIZE([.W122];[.BP$1];[.BP$2])" office:value-type="float" office:value="3.06600896894104">
            <text:p>3.0660089689</text:p>
          </table:table-cell>
          <table:table-cell table:formula="of:=3+STANDARDIZE([.X122];[.BQ$1];[.BQ$2])" office:value-type="float" office:value="3.35990166597647">
            <text:p>3.359901666</text:p>
          </table:table-cell>
          <table:table-cell table:formula="of:=3+STANDARDIZE([.Y122];[.BR$1];[.BR$2])" office:value-type="float" office:value="4.62950349870943">
            <text:p>4.6295034987</text:p>
          </table:table-cell>
          <table:table-cell table:formula="of:=3+STANDARDIZE([.Z122];[.BS$1];[.BS$2])" office:value-type="float" office:value="3.90147899331729">
            <text:p>3.9014789933</text:p>
          </table:table-cell>
          <table:table-cell table:formula="of:=3+STANDARDIZE([.AA122];[.BT$1];[.BT$2])" office:value-type="float" office:value="2.04183423074782">
            <text:p>2.0418342307</text:p>
          </table:table-cell>
          <table:table-cell table:formula="of:=3+STANDARDIZE([.AB122];[.BU$1];[.BU$2])" office:value-type="float" office:value="3.35990166597647">
            <text:p>3.359901666</text:p>
          </table:table-cell>
          <table:table-cell table:formula="of:=3+STANDARDIZE([.AC122];[.BV$1];[.BV$2])" office:value-type="float" office:value="2.46844866254644">
            <text:p>2.4684486625</text:p>
          </table:table-cell>
          <table:table-cell table:formula="of:=3+STANDARDIZE([.AD122];[.BW$1];[.BW$2])" office:value-type="float" office:value="4.58360324898981">
            <text:p>4.583603249</text:p>
          </table:table-cell>
          <table:table-cell table:formula="of:=3+STANDARDIZE([.AE122];[.BX$1];[.BX$2])" office:value-type="float" office:value="2.65422795398191">
            <text:p>2.654227954</text:p>
          </table:table-cell>
          <table:table-cell table:formula="of:=3+STANDARDIZE([.AF122];[.BY$1];[.BY$2])" office:value-type="float" office:value="2.65424361416602">
            <text:p>2.6542436142</text:p>
          </table:table-cell>
          <table:table-cell table:formula="of:=3+STANDARDIZE([.AG122];[.BZ$1];[.BZ$2])" office:value-type="float" office:value="2.06807757871525">
            <text:p>2.0680775787</text:p>
          </table:table-cell>
          <table:table-cell table:formula="of:=3+STANDARDIZE([.AH122];[.CA$1];[.CA$2])" office:value-type="float" office:value="2.03673643642376">
            <text:p>2.0367364364</text:p>
          </table:table-cell>
          <table:table-cell table:formula="of:=3+STANDARDIZE([.AI122];[.CB$1];[.CB$2])" office:value-type="float" office:value="8.01582130491964">
            <text:p>8.0158213049</text:p>
          </table:table-cell>
          <table:table-cell table:formula="of:=3+STANDARDIZE([.AJ122];[.CC$1];[.CC$2])" office:value-type="float" office:value="3.20744386816228">
            <text:p>3.2074438682</text:p>
          </table:table-cell>
          <table:table-cell table:formula="of:=3+STANDARDIZE([.AK122];[.CD$1];[.CD$2])" office:value-type="float" office:value="4.62950349870943">
            <text:p>4.6295034987</text:p>
          </table:table-cell>
          <table:table-cell table:formula="of:=3+STANDARDIZE([.AL122];[.CE$1];[.CE$2])" office:value-type="float" office:value="2.79840353278605">
            <text:p>2.7984035328</text:p>
          </table:table-cell>
          <table:table-cell table:formula="of:=3+STANDARDIZE([.AM122];[.CF$1];[.CF$2])" office:value-type="float" office:value="2.24123888567129">
            <text:p>2.2412388857</text:p>
          </table:table-cell>
          <table:table-cell table:formula="of:=3+STANDARDIZE([.AN122];[.CG$1];[.CG$2])" office:value-type="float" office:value="2.73234251505233">
            <text:p>2.7323425151</text:p>
          </table:table-cell>
          <table:table-cell table:formula="of:=3+STANDARDIZE([.AO122];[.CH$1];[.CH$2])" office:value-type="float" office:value="4.00099872015121">
            <text:p>4.0009987202</text:p>
          </table:table-cell>
          <table:table-cell table:formula="of:=3+STANDARDIZE([.AP122];[.CI$1];[.CI$2])" office:value-type="float" office:value="2.99756373210693">
            <text:p>2.9975637321</text:p>
          </table:table-cell>
          <table:table-cell table:formula="of:=3+STANDARDIZE([.AQ122];[.CJ$1];[.CJ$2])" office:value-type="float" office:value="2.39020579718174">
            <text:p>2.3902057972</text:p>
          </table:table-cell>
          <table:table-cell table:formula="of:=3+STANDARDIZE([.AR12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  <table:table-cell office:value-type="float" office:value="26.6892">
            <text:p>26.6892</text:p>
          </table:table-cell>
          <table:table-cell office:value-type="float" office:value="269.057">
            <text:p>269.057</text:p>
          </table:table-cell>
          <table:table-cell office:value-type="float" office:value="11661338">
            <text:p>11661338</text:p>
          </table:table-cell>
          <table:table-cell office:value-type="float" office:value="40285065">
            <text:p>40285065</text:p>
          </table:table-cell>
          <table:table-cell table:formula="of:=[.Z122]+1822" office:value-type="float" office:value="3655484">
            <text:p>3655484</text:p>
          </table:table-cell>
          <table:table-cell office:value-type="float" office:value="37118">
            <text:p>37118.0000</text:p>
          </table:table-cell>
          <table:table-cell office:value-type="float" office:value="11661338">
            <text:p>11661338</text:p>
          </table:table-cell>
          <table:table-cell office:value-type="float" office:value="489849">
            <text:p>489849</text:p>
          </table:table-cell>
          <table:table-cell office:value-type="float" office:value="641200">
            <text:p>641200</text:p>
          </table:table-cell>
          <table:table-cell office:value-type="float" office:value="2092531">
            <text:p>2092531</text:p>
          </table:table-cell>
          <table:table-cell office:value-type="float" office:value="2690">
            <text:p>2690</text:p>
          </table:table-cell>
          <table:table-cell office:value-type="float" office:value="153204">
            <text:p>153204</text:p>
          </table:table-cell>
          <table:table-cell office:value-type="float" office:value="367606">
            <text:p>367606</text:p>
          </table:table-cell>
          <table:table-cell office:value-type="float" office:value="306729">
            <text:p>306729</text:p>
          </table:table-cell>
          <table:table-cell office:value-type="float" office:value="498616">
            <text:p>498616</text:p>
          </table:table-cell>
          <table:table-cell office:value-type="float" office:value="40285065">
            <text:p>40285065</text:p>
          </table:table-cell>
          <table:table-cell office:value-type="float" office:value="292913">
            <text:p>292913</text:p>
          </table:table-cell>
          <table:table-cell office:value-type="float" office:value="544447">
            <text:p>544447</text:p>
          </table:table-cell>
          <table:table-cell office:value-type="float" office:value="36925">
            <text:p>36925</text:p>
          </table:table-cell>
          <table:table-cell office:value-type="float" office:value="4437100">
            <text:p>4437100</text:p>
          </table:table-cell>
          <table:table-cell office:value-type="float" office:value="1047467">
            <text:p>1047467</text:p>
          </table:table-cell>
          <table:table-cell office:value-type="float" office:value="26236">
            <text:p>262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3];[.AU$1];[.AU$2])" office:value-type="float" office:value="3.10183292149541">
            <text:p>3.1018329215</text:p>
          </table:table-cell>
          <table:table-cell table:formula="of:=3+STANDARDIZE([.C123];[.AV$1];[.AV$2])" office:value-type="float" office:value="2.09795499997317">
            <text:p>2.097955</text:p>
          </table:table-cell>
          <table:table-cell table:formula="of:=3+STANDARDIZE([.D123];[.AW$1];[.AW$2])" office:value-type="float" office:value="2.29432055714301">
            <text:p>2.2943205571</text:p>
          </table:table-cell>
          <table:table-cell table:formula="of:=3+STANDARDIZE([.E123];[.AX$1];[.AX$2])" office:value-type="float" office:value="2.23606789251004">
            <text:p>2.2360678925</text:p>
          </table:table-cell>
          <table:table-cell table:formula="of:=3+STANDARDIZE([.F123];[.AY$1];[.AY$2])" office:value-type="float" office:value="2.13794766412709">
            <text:p>2.1379476641</text:p>
          </table:table-cell>
          <table:table-cell table:formula="of:=3+STANDARDIZE([.G123];[.AZ$1];[.AZ$2])" office:value-type="float" office:value="2.66804872021312">
            <text:p>2.6680487202</text:p>
          </table:table-cell>
          <table:table-cell table:formula="of:=3+STANDARDIZE([.H123];[.BA$1];[.BA$2])" office:value-type="float" office:value="1.67711231034249">
            <text:p>1.6771123103</text:p>
          </table:table-cell>
          <table:table-cell table:formula="of:=3+STANDARDIZE([.I123];[.BB$1];[.BB$2])" office:value-type="float" office:value="2.20911337172282">
            <text:p>2.2091133717</text:p>
          </table:table-cell>
          <table:table-cell table:formula="of:=3+STANDARDIZE([.J123];[.BC$1];[.BC$2])" office:value-type="float" office:value="2.06471671907782">
            <text:p>2.0647167191</text:p>
          </table:table-cell>
          <table:table-cell table:formula="of:=3+STANDARDIZE([.K123];[.BD$1];[.BD$2])" office:value-type="float" office:value="2.17053010435273">
            <text:p>2.1705301044</text:p>
          </table:table-cell>
          <table:table-cell table:formula="of:=3+STANDARDIZE([.L123];[.BE$1];[.BE$2])" office:value-type="float" office:value="2.14534310552385">
            <text:p>2.1453431055</text:p>
          </table:table-cell>
          <table:table-cell table:formula="of:=3+STANDARDIZE([.M123];[.BF$1];[.BF$2])" office:value-type="float" office:value="3.82813308830819">
            <text:p>3.8281330883</text:p>
          </table:table-cell>
          <table:table-cell table:formula="of:=3+STANDARDIZE([.N123];[.BG$1];[.BG$2])" office:value-type="float" office:value="3.87097453644149">
            <text:p>3.8709745364</text:p>
          </table:table-cell>
          <table:table-cell table:formula="of:=3+STANDARDIZE([.O123];[.BH$1];[.BH$2])" office:value-type="float" office:value="2.02208123714529">
            <text:p>2.0220812371</text:p>
          </table:table-cell>
          <table:table-cell table:formula="of:=3+STANDARDIZE([.P123];[.BI$1];[.BI$2])" office:value-type="float" office:value="3.68986476339455">
            <text:p>3.6898647634</text:p>
          </table:table-cell>
          <table:table-cell table:formula="of:=3+STANDARDIZE([.Q123];[.BJ$1];[.BJ$2])" office:value-type="float" office:value="3.98230109228339">
            <text:p>3.9823010923</text:p>
          </table:table-cell>
          <table:table-cell table:formula="of:=3+STANDARDIZE([.R123];[.BK$1];[.BK$2])" office:value-type="float" office:value="3.99411284995188">
            <text:p>3.99411285</text:p>
          </table:table-cell>
          <table:table-cell table:formula="of:=3+STANDARDIZE([.S123];[.BL$1];[.BL$2])" office:value-type="float" office:value="3.90466824312757">
            <text:p>3.9046682431</text:p>
          </table:table-cell>
          <table:table-cell table:formula="of:=3+STANDARDIZE([.T123];[.BM$1];[.BM$2])" office:value-type="float" office:value="4.05052719394035">
            <text:p>4.0505271939</text:p>
          </table:table-cell>
          <table:table-cell table:formula="of:=3+STANDARDIZE([.U123];[.BN$1];[.BN$2])" office:value-type="float" office:value="2.86949032851047">
            <text:p>2.8694903285</text:p>
          </table:table-cell>
          <table:table-cell table:formula="of:=3+STANDARDIZE([.V123];[.BO$1];[.BO$2])" office:value-type="float" office:value="3.57496119859258">
            <text:p>3.5749611986</text:p>
          </table:table-cell>
          <table:table-cell table:formula="of:=3+STANDARDIZE([.W123];[.BP$1];[.BP$2])" office:value-type="float" office:value="3.2744978759375">
            <text:p>3.2744978759</text:p>
          </table:table-cell>
          <table:table-cell table:formula="of:=3+STANDARDIZE([.X123];[.BQ$1];[.BQ$2])" office:value-type="float" office:value="3.80531299095667">
            <text:p>3.805312991</text:p>
          </table:table-cell>
          <table:table-cell table:formula="of:=3+STANDARDIZE([.Y123];[.BR$1];[.BR$2])" office:value-type="float" office:value="3.69544049817267">
            <text:p>3.6954404982</text:p>
          </table:table-cell>
          <table:table-cell table:formula="of:=3+STANDARDIZE([.Z123];[.BS$1];[.BS$2])" office:value-type="float" office:value="3.91263708892536">
            <text:p>3.9126370889</text:p>
          </table:table-cell>
          <table:table-cell table:formula="of:=3+STANDARDIZE([.AA123];[.BT$1];[.BT$2])" office:value-type="float" office:value="2.1797881191482">
            <text:p>2.1797881191</text:p>
          </table:table-cell>
          <table:table-cell table:formula="of:=3+STANDARDIZE([.AB123];[.BU$1];[.BU$2])" office:value-type="float" office:value="3.80531299095667">
            <text:p>3.805312991</text:p>
          </table:table-cell>
          <table:table-cell table:formula="of:=3+STANDARDIZE([.AC123];[.BV$1];[.BV$2])" office:value-type="float" office:value="3.06552256719379">
            <text:p>3.0655225672</text:p>
          </table:table-cell>
          <table:table-cell table:formula="of:=3+STANDARDIZE([.AD123];[.BW$1];[.BW$2])" office:value-type="float" office:value="4.72869427625214">
            <text:p>4.7286942763</text:p>
          </table:table-cell>
          <table:table-cell table:formula="of:=3+STANDARDIZE([.AE123];[.BX$1];[.BX$2])" office:value-type="float" office:value="2.60074911548104">
            <text:p>2.6007491155</text:p>
          </table:table-cell>
          <table:table-cell table:formula="of:=3+STANDARDIZE([.AF123];[.BY$1];[.BY$2])" office:value-type="float" office:value="2.80971093204255">
            <text:p>2.809710932</text:p>
          </table:table-cell>
          <table:table-cell table:formula="of:=3+STANDARDIZE([.AG123];[.BZ$1];[.BZ$2])" office:value-type="float" office:value="2.26258957417036">
            <text:p>2.2625895742</text:p>
          </table:table-cell>
          <table:table-cell table:formula="of:=3+STANDARDIZE([.AH123];[.CA$1];[.CA$2])" office:value-type="float" office:value="2.04716487841567">
            <text:p>2.0471648784</text:p>
          </table:table-cell>
          <table:table-cell table:formula="of:=3+STANDARDIZE([.AI123];[.CB$1];[.CB$2])" office:value-type="float" office:value="2.79127841304821">
            <text:p>2.791278413</text:p>
          </table:table-cell>
          <table:table-cell table:formula="of:=3+STANDARDIZE([.AJ123];[.CC$1];[.CC$2])" office:value-type="float" office:value="2.67513965167102">
            <text:p>2.6751396517</text:p>
          </table:table-cell>
          <table:table-cell table:formula="of:=3+STANDARDIZE([.AK123];[.CD$1];[.CD$2])" office:value-type="float" office:value="3.69544049817267">
            <text:p>3.6954404982</text:p>
          </table:table-cell>
          <table:table-cell table:formula="of:=3+STANDARDIZE([.AL123];[.CE$1];[.CE$2])" office:value-type="float" office:value="3.1279493675353">
            <text:p>3.1279493675</text:p>
          </table:table-cell>
          <table:table-cell table:formula="of:=3+STANDARDIZE([.AM123];[.CF$1];[.CF$2])" office:value-type="float" office:value="2.65523472416591">
            <text:p>2.6552347242</text:p>
          </table:table-cell>
          <table:table-cell table:formula="of:=3+STANDARDIZE([.AN123];[.CG$1];[.CG$2])" office:value-type="float" office:value="3.77933811620404">
            <text:p>3.7793381162</text:p>
          </table:table-cell>
          <table:table-cell table:formula="of:=3+STANDARDIZE([.AO123];[.CH$1];[.CH$2])" office:value-type="float" office:value="3.0960532272279">
            <text:p>3.0960532272</text:p>
          </table:table-cell>
          <table:table-cell table:formula="of:=3+STANDARDIZE([.AP123];[.CI$1];[.CI$2])" office:value-type="float" office:value="1.93863832059935">
            <text:p>1.9386383206</text:p>
          </table:table-cell>
          <table:table-cell table:formula="of:=3+STANDARDIZE([.AQ123];[.CJ$1];[.CJ$2])" office:value-type="float" office:value="3.08071825843841">
            <text:p>3.0807182584</text:p>
          </table:table-cell>
          <table:table-cell table:formula="of:=3+STANDARDIZE([.AR12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  <table:table-cell office:value-type="float" office:value="26.5876">
            <text:p>26.5876</text:p>
          </table:table-cell>
          <table:table-cell office:value-type="float" office:value="308.27">
            <text:p>308.27</text:p>
          </table:table-cell>
          <table:table-cell office:value-type="float" office:value="9799161">
            <text:p>9799161</text:p>
          </table:table-cell>
          <table:table-cell office:value-type="float" office:value="44150161">
            <text:p>44150161</text:p>
          </table:table-cell>
          <table:table-cell table:formula="of:=[.Z123]+1822" office:value-type="float" office:value="3657306">
            <text:p>3657306</text:p>
          </table:table-cell>
          <table:table-cell office:value-type="float" office:value="71739">
            <text:p>71739.0000</text:p>
          </table:table-cell>
          <table:table-cell office:value-type="float" office:value="9799161">
            <text:p>9799161</text:p>
          </table:table-cell>
          <table:table-cell office:value-type="float" office:value="483031">
            <text:p>483031</text:p>
          </table:table-cell>
          <table:table-cell office:value-type="float" office:value="995760">
            <text:p>995760</text:p>
          </table:table-cell>
          <table:table-cell office:value-type="float" office:value="1235730">
            <text:p>1235730</text:p>
          </table:table-cell>
          <table:table-cell office:value-type="float" office:value="82">
            <text:p>82</text:p>
          </table:table-cell>
          <table:table-cell office:value-type="float" office:value="76726">
            <text:p>76726</text:p>
          </table:table-cell>
          <table:table-cell office:value-type="float" office:value="379453">
            <text:p>379453</text:p>
          </table:table-cell>
          <table:table-cell office:value-type="float" office:value="191533">
            <text:p>191533</text:p>
          </table:table-cell>
          <table:table-cell office:value-type="float" office:value="562086">
            <text:p>562086</text:p>
          </table:table-cell>
          <table:table-cell office:value-type="float" office:value="44150161">
            <text:p>44150161</text:p>
          </table:table-cell>
          <table:table-cell office:value-type="float" office:value="281506">
            <text:p>281506</text:p>
          </table:table-cell>
          <table:table-cell office:value-type="float" office:value="530720">
            <text:p>530720</text:p>
          </table:table-cell>
          <table:table-cell office:value-type="float" office:value="24904">
            <text:p>24904</text:p>
          </table:table-cell>
          <table:table-cell office:value-type="float" office:value="4531518">
            <text:p>4531518</text:p>
          </table:table-cell>
          <table:table-cell office:value-type="float" office:value="1139689">
            <text:p>1139689</text:p>
          </table:table-cell>
          <table:table-cell office:value-type="float" office:value="7558">
            <text:p>755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4];[.AU$1];[.AU$2])" office:value-type="float" office:value="3.98596594327991">
            <text:p>3.9859659433</text:p>
          </table:table-cell>
          <table:table-cell table:formula="of:=3+STANDARDIZE([.C124];[.AV$1];[.AV$2])" office:value-type="float" office:value="2.17206316741047">
            <text:p>2.1720631674</text:p>
          </table:table-cell>
          <table:table-cell table:formula="of:=3+STANDARDIZE([.D124];[.AW$1];[.AW$2])" office:value-type="float" office:value="2.13625438944977">
            <text:p>2.1362543894</text:p>
          </table:table-cell>
          <table:table-cell table:formula="of:=3+STANDARDIZE([.E124];[.AX$1];[.AX$2])" office:value-type="float" office:value="2.12522860091586">
            <text:p>2.1252286009</text:p>
          </table:table-cell>
          <table:table-cell table:formula="of:=3+STANDARDIZE([.F124];[.AY$1];[.AY$2])" office:value-type="float" office:value="2.14295312930313">
            <text:p>2.1429531293</text:p>
          </table:table-cell>
          <table:table-cell table:formula="of:=3+STANDARDIZE([.G124];[.AZ$1];[.AZ$2])" office:value-type="float" office:value="2.72401240812501">
            <text:p>2.7240124081</text:p>
          </table:table-cell>
          <table:table-cell table:formula="of:=3+STANDARDIZE([.H124];[.BA$1];[.BA$2])" office:value-type="float" office:value="3.53593094188873">
            <text:p>3.5359309419</text:p>
          </table:table-cell>
          <table:table-cell table:formula="of:=3+STANDARDIZE([.I124];[.BB$1];[.BB$2])" office:value-type="float" office:value="2.39329085675087">
            <text:p>2.3932908568</text:p>
          </table:table-cell>
          <table:table-cell table:formula="of:=3+STANDARDIZE([.J124];[.BC$1];[.BC$2])" office:value-type="float" office:value="2.19235982479118">
            <text:p>2.1923598248</text:p>
          </table:table-cell>
          <table:table-cell table:formula="of:=3+STANDARDIZE([.K124];[.BD$1];[.BD$2])" office:value-type="float" office:value="2.42267677390355">
            <text:p>2.4226767739</text:p>
          </table:table-cell>
          <table:table-cell table:formula="of:=3+STANDARDIZE([.L124];[.BE$1];[.BE$2])" office:value-type="float" office:value="2.25247030695847">
            <text:p>2.252470307</text:p>
          </table:table-cell>
          <table:table-cell table:formula="of:=3+STANDARDIZE([.M124];[.BF$1];[.BF$2])" office:value-type="float" office:value="3.23503029363474">
            <text:p>3.2350302936</text:p>
          </table:table-cell>
          <table:table-cell table:formula="of:=3+STANDARDIZE([.N124];[.BG$1];[.BG$2])" office:value-type="float" office:value="4.49552395744928">
            <text:p>4.4955239574</text:p>
          </table:table-cell>
          <table:table-cell table:formula="of:=3+STANDARDIZE([.O124];[.BH$1];[.BH$2])" office:value-type="float" office:value="2.10108809634707">
            <text:p>2.1010880963</text:p>
          </table:table-cell>
          <table:table-cell table:formula="of:=3+STANDARDIZE([.P124];[.BI$1];[.BI$2])" office:value-type="float" office:value="3.41957747008168">
            <text:p>3.4195774701</text:p>
          </table:table-cell>
          <table:table-cell table:formula="of:=3+STANDARDIZE([.Q124];[.BJ$1];[.BJ$2])" office:value-type="float" office:value="4.23317322827678">
            <text:p>4.2331732283</text:p>
          </table:table-cell>
          <table:table-cell table:formula="of:=3+STANDARDIZE([.R124];[.BK$1];[.BK$2])" office:value-type="float" office:value="3.99737180825585">
            <text:p>3.9973718083</text:p>
          </table:table-cell>
          <table:table-cell table:formula="of:=3+STANDARDIZE([.S124];[.BL$1];[.BL$2])" office:value-type="float" office:value="4.15136100902299">
            <text:p>4.151361009</text:p>
          </table:table-cell>
          <table:table-cell table:formula="of:=3+STANDARDIZE([.T124];[.BM$1];[.BM$2])" office:value-type="float" office:value="4.08951471558482">
            <text:p>4.0895147156</text:p>
          </table:table-cell>
          <table:table-cell table:formula="of:=3+STANDARDIZE([.U124];[.BN$1];[.BN$2])" office:value-type="float" office:value="4.24859422554076">
            <text:p>4.2485942255</text:p>
          </table:table-cell>
          <table:table-cell table:formula="of:=3+STANDARDIZE([.V124];[.BO$1];[.BO$2])" office:value-type="float" office:value="3.33560690958066">
            <text:p>3.3356069096</text:p>
          </table:table-cell>
          <table:table-cell table:formula="of:=3+STANDARDIZE([.W124];[.BP$1];[.BP$2])" office:value-type="float" office:value="3.78012441499696">
            <text:p>3.780124415</text:p>
          </table:table-cell>
          <table:table-cell table:formula="of:=3+STANDARDIZE([.X124];[.BQ$1];[.BQ$2])" office:value-type="float" office:value="3.54299153857843">
            <text:p>3.5429915386</text:p>
          </table:table-cell>
          <table:table-cell table:formula="of:=3+STANDARDIZE([.Y124];[.BR$1];[.BR$2])" office:value-type="float" office:value="4.26321654450049">
            <text:p>4.2632165445</text:p>
          </table:table-cell>
          <table:table-cell table:formula="of:=3+STANDARDIZE([.Z124];[.BS$1];[.BS$2])" office:value-type="float" office:value="3.92379518453344">
            <text:p>3.9237951845</text:p>
          </table:table-cell>
          <table:table-cell table:formula="of:=3+STANDARDIZE([.AA124];[.BT$1];[.BT$2])" office:value-type="float" office:value="2.92372917371353">
            <text:p>2.9237291737</text:p>
          </table:table-cell>
          <table:table-cell table:formula="of:=3+STANDARDIZE([.AB124];[.BU$1];[.BU$2])" office:value-type="float" office:value="3.54299153857843">
            <text:p>3.5429915386</text:p>
          </table:table-cell>
          <table:table-cell table:formula="of:=3+STANDARDIZE([.AC124];[.BV$1];[.BV$2])" office:value-type="float" office:value="3.02776413470526">
            <text:p>3.0277641347</text:p>
          </table:table-cell>
          <table:table-cell table:formula="of:=3+STANDARDIZE([.AD124];[.BW$1];[.BW$2])" office:value-type="float" office:value="6.98399785477626">
            <text:p>6.9839978548</text:p>
          </table:table-cell>
          <table:table-cell table:formula="of:=3+STANDARDIZE([.AE124];[.BX$1];[.BX$2])" office:value-type="float" office:value="2.34118721243634">
            <text:p>2.3411872124</text:p>
          </table:table-cell>
          <table:table-cell table:formula="of:=3+STANDARDIZE([.AF124];[.BY$1];[.BY$2])" office:value-type="float" office:value="2.65292099970612">
            <text:p>2.6529209997</text:p>
          </table:table-cell>
          <table:table-cell table:formula="of:=3+STANDARDIZE([.AG124];[.BZ$1];[.BZ$2])" office:value-type="float" office:value="1.65868877490044">
            <text:p>1.6586887749</text:p>
          </table:table-cell>
          <table:table-cell table:formula="of:=3+STANDARDIZE([.AH124];[.CA$1];[.CA$2])" office:value-type="float" office:value="2.09842867604151">
            <text:p>2.098428676</text:p>
          </table:table-cell>
          <table:table-cell table:formula="of:=3+STANDARDIZE([.AI124];[.CB$1];[.CB$2])" office:value-type="float" office:value="2.24099868352939">
            <text:p>2.2409986835</text:p>
          </table:table-cell>
          <table:table-cell table:formula="of:=3+STANDARDIZE([.AJ124];[.CC$1];[.CC$2])" office:value-type="float" office:value="3.24076468089705">
            <text:p>3.2407646809</text:p>
          </table:table-cell>
          <table:table-cell table:formula="of:=3+STANDARDIZE([.AK124];[.CD$1];[.CD$2])" office:value-type="float" office:value="4.26321654450049">
            <text:p>4.2632165445</text:p>
          </table:table-cell>
          <table:table-cell table:formula="of:=3+STANDARDIZE([.AL124];[.CE$1];[.CE$2])" office:value-type="float" office:value="3.10355717655092">
            <text:p>3.1035571766</text:p>
          </table:table-cell>
          <table:table-cell table:formula="of:=3+STANDARDIZE([.AM124];[.CF$1];[.CF$2])" office:value-type="float" office:value="2.5850379422321">
            <text:p>2.5850379422</text:p>
          </table:table-cell>
          <table:table-cell table:formula="of:=3+STANDARDIZE([.AN124];[.CG$1];[.CG$2])" office:value-type="float" office:value="2.76947418926473">
            <text:p>2.7694741893</text:p>
          </table:table-cell>
          <table:table-cell table:formula="of:=3+STANDARDIZE([.AO124];[.CH$1];[.CH$2])" office:value-type="float" office:value="3.28571445898352">
            <text:p>3.285714459</text:p>
          </table:table-cell>
          <table:table-cell table:formula="of:=3+STANDARDIZE([.AP124];[.CI$1];[.CI$2])" office:value-type="float" office:value="2.15606815701982">
            <text:p>2.156068157</text:p>
          </table:table-cell>
          <table:table-cell table:formula="of:=3+STANDARDIZE([.AQ124];[.CJ$1];[.CJ$2])" office:value-type="float" office:value="2.52817812685791">
            <text:p>2.5281781269</text:p>
          </table:table-cell>
          <table:table-cell table:formula="of:=3+STANDARDIZE([.AR12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  <table:table-cell office:value-type="float" office:value="26.6843">
            <text:p>26.6843</text:p>
          </table:table-cell>
          <table:table-cell office:value-type="float" office:value="311.074">
            <text:p>311.074</text:p>
          </table:table-cell>
          <table:table-cell office:value-type="float" office:value="11314598">
            <text:p>11314598</text:p>
          </table:table-cell>
          <table:table-cell office:value-type="float" office:value="45133578">
            <text:p>45133578</text:p>
          </table:table-cell>
          <table:table-cell table:style-name="ce2" office:value-type="float" office:value="3659129">
            <text:p>3659129</text:p>
          </table:table-cell>
          <table:table-cell office:value-type="float" office:value="69214">
            <text:p>69214.0000</text:p>
          </table:table-cell>
          <table:table-cell office:value-type="float" office:value="11314598">
            <text:p>11314598</text:p>
          </table:table-cell>
          <table:table-cell office:value-type="float" office:value="429652">
            <text:p>429652</text:p>
          </table:table-cell>
          <table:table-cell office:value-type="float" office:value="865600">
            <text:p>865600</text:p>
          </table:table-cell>
          <table:table-cell office:value-type="float" office:value="1688927">
            <text:p>1688927</text:p>
          </table:table-cell>
          <table:table-cell office:value-type="float" office:value="3018">
            <text:p>3018</text:p>
          </table:table-cell>
          <table:table-cell office:value-type="float" office:value="135863">
            <text:p>135863</text:p>
          </table:table-cell>
          <table:table-cell office:value-type="float" office:value="351808">
            <text:p>351808</text:p>
          </table:table-cell>
          <table:table-cell office:value-type="float" office:value="388893">
            <text:p>388893</text:p>
          </table:table-cell>
          <table:table-cell office:value-type="float" office:value="526429">
            <text:p>526429</text:p>
          </table:table-cell>
          <table:table-cell office:value-type="float" office:value="45133578">
            <text:p>45133578</text:p>
          </table:table-cell>
          <table:table-cell office:value-type="float" office:value="190310">
            <text:p>190310</text:p>
          </table:table-cell>
          <table:table-cell office:value-type="float" office:value="400871">
            <text:p>400871</text:p>
          </table:table-cell>
          <table:table-cell office:value-type="float" office:value="13047">
            <text:p>13047</text:p>
          </table:table-cell>
          <table:table-cell office:value-type="float" office:value="4972108">
            <text:p>4972108</text:p>
          </table:table-cell>
          <table:table-cell office:value-type="float" office:value="1075577">
            <text:p>1075577</text:p>
          </table:table-cell>
          <table:table-cell office:value-type="float" office:value="68642">
            <text:p>6864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5];[.AU$1];[.AU$2])" office:value-type="float" office:value="4.16638432228561">
            <text:p>4.1663843223</text:p>
          </table:table-cell>
          <table:table-cell table:formula="of:=3+STANDARDIZE([.C125];[.AV$1];[.AV$2])" office:value-type="float" office:value="2.20541184275725">
            <text:p>2.2054118428</text:p>
          </table:table-cell>
          <table:table-cell table:formula="of:=3+STANDARDIZE([.D125];[.AW$1];[.AW$2])" office:value-type="float" office:value="2.17366650014639">
            <text:p>2.1736665001</text:p>
          </table:table-cell>
          <table:table-cell table:formula="of:=3+STANDARDIZE([.E125];[.AX$1];[.AX$2])" office:value-type="float" office:value="2.19527903320338">
            <text:p>2.1952790332</text:p>
          </table:table-cell>
          <table:table-cell table:formula="of:=3+STANDARDIZE([.F125];[.AY$1];[.AY$2])" office:value-type="float" office:value="2.24806789799989">
            <text:p>2.248067898</text:p>
          </table:table-cell>
          <table:table-cell table:formula="of:=3+STANDARDIZE([.G125];[.AZ$1];[.AZ$2])" office:value-type="float" office:value="2.81462028379187">
            <text:p>2.8146202838</text:p>
          </table:table-cell>
          <table:table-cell table:formula="of:=3+STANDARDIZE([.H125];[.BA$1];[.BA$2])" office:value-type="float" office:value="3.21751262235801">
            <text:p>3.2175126224</text:p>
          </table:table-cell>
          <table:table-cell table:formula="of:=3+STANDARDIZE([.I125];[.BB$1];[.BB$2])" office:value-type="float" office:value="2.6444419726982">
            <text:p>2.6444419727</text:p>
          </table:table-cell>
          <table:table-cell table:formula="of:=3+STANDARDIZE([.J125];[.BC$1];[.BC$2])" office:value-type="float" office:value="2.5089938854755">
            <text:p>2.5089938855</text:p>
          </table:table-cell>
          <table:table-cell table:formula="of:=3+STANDARDIZE([.K125];[.BD$1];[.BD$2])" office:value-type="float" office:value="2.79713339510214">
            <text:p>2.7971333951</text:p>
          </table:table-cell>
          <table:table-cell table:formula="of:=3+STANDARDIZE([.L125];[.BE$1];[.BE$2])" office:value-type="float" office:value="2.48687735168175">
            <text:p>2.4868773517</text:p>
          </table:table-cell>
          <table:table-cell table:formula="of:=3+STANDARDIZE([.M125];[.BF$1];[.BF$2])" office:value-type="float" office:value="3.3239262628598">
            <text:p>3.3239262629</text:p>
          </table:table-cell>
          <table:table-cell table:formula="of:=3+STANDARDIZE([.N125];[.BG$1];[.BG$2])" office:value-type="float" office:value="4.81380395084749">
            <text:p>4.8138039508</text:p>
          </table:table-cell>
          <table:table-cell table:formula="of:=3+STANDARDIZE([.O125];[.BH$1];[.BH$2])" office:value-type="float" office:value="2.30201416974856">
            <text:p>2.3020141697</text:p>
          </table:table-cell>
          <table:table-cell table:formula="of:=3+STANDARDIZE([.P125];[.BI$1];[.BI$2])" office:value-type="float" office:value="4.05141789600788">
            <text:p>4.051417896</text:p>
          </table:table-cell>
          <table:table-cell table:formula="of:=3+STANDARDIZE([.Q125];[.BJ$1];[.BJ$2])" office:value-type="float" office:value="4.1933917200915">
            <text:p>4.1933917201</text:p>
          </table:table-cell>
          <table:table-cell table:formula="of:=3+STANDARDIZE([.R125];[.BK$1];[.BK$2])" office:value-type="float" office:value="4.27062292758908">
            <text:p>4.2706229276</text:p>
          </table:table-cell>
          <table:table-cell table:formula="of:=3+STANDARDIZE([.S125];[.BL$1];[.BL$2])" office:value-type="float" office:value="4.15628010704682">
            <text:p>4.156280107</text:p>
          </table:table-cell>
          <table:table-cell table:formula="of:=3+STANDARDIZE([.T125];[.BM$1];[.BM$2])" office:value-type="float" office:value="4.2143767130083">
            <text:p>4.214376713</text:p>
          </table:table-cell>
          <table:table-cell table:formula="of:=3+STANDARDIZE([.U125];[.BN$1];[.BN$2])" office:value-type="float" office:value="2.66741083717184">
            <text:p>2.6674108372</text:p>
          </table:table-cell>
          <table:table-cell table:formula="of:=3+STANDARDIZE([.V125];[.BO$1];[.BO$2])" office:value-type="float" office:value="3.56341753701621">
            <text:p>3.563417537</text:p>
          </table:table-cell>
          <table:table-cell table:formula="of:=3+STANDARDIZE([.W125];[.BP$1];[.BP$2])" office:value-type="float" office:value="3.8162802004641">
            <text:p>3.8162802005</text:p>
          </table:table-cell>
          <table:table-cell table:formula="of:=3+STANDARDIZE([.X125];[.BQ$1];[.BQ$2])" office:value-type="float" office:value="3.75646836426564">
            <text:p>3.7564683643</text:p>
          </table:table-cell>
          <table:table-cell table:formula="of:=3+STANDARDIZE([.Y125];[.BR$1];[.BR$2])" office:value-type="float" office:value="4.40767883370406">
            <text:p>4.4076788337</text:p>
          </table:table-cell>
          <table:table-cell table:formula="of:=3+STANDARDIZE([.Z125];[.BS$1];[.BS$2])" office:value-type="float" office:value="3.9349594042335">
            <text:p>3.9349594042</text:p>
          </table:table-cell>
          <table:table-cell table:formula="of:=3+STANDARDIZE([.AA125];[.BT$1];[.BT$2])" office:value-type="float" office:value="2.86947160857164">
            <text:p>2.8694716086</text:p>
          </table:table-cell>
          <table:table-cell table:formula="of:=3+STANDARDIZE([.AB125];[.BU$1];[.BU$2])" office:value-type="float" office:value="3.75646836426564">
            <text:p>3.7564683643</text:p>
          </table:table-cell>
          <table:table-cell table:formula="of:=3+STANDARDIZE([.AC125];[.BV$1];[.BV$2])" office:value-type="float" office:value="2.7321485043437">
            <text:p>2.7321485043</text:p>
          </table:table-cell>
          <table:table-cell table:formula="of:=3+STANDARDIZE([.AD125];[.BW$1];[.BW$2])" office:value-type="float" office:value="6.15606939758792">
            <text:p>6.1560693976</text:p>
          </table:table-cell>
          <table:table-cell table:formula="of:=3+STANDARDIZE([.AE125];[.BX$1];[.BX$2])" office:value-type="float" office:value="2.47848009114931">
            <text:p>2.4784800911</text:p>
          </table:table-cell>
          <table:table-cell table:formula="of:=3+STANDARDIZE([.AF125];[.BY$1];[.BY$2])" office:value-type="float" office:value="2.82942991126278">
            <text:p>2.8294299113</text:p>
          </table:table-cell>
          <table:table-cell table:formula="of:=3+STANDARDIZE([.AG125];[.BZ$1];[.BZ$2])" office:value-type="float" office:value="2.1256581198941">
            <text:p>2.1256581199</text:p>
          </table:table-cell>
          <table:table-cell table:formula="of:=3+STANDARDIZE([.AH125];[.CA$1];[.CA$2])" office:value-type="float" office:value="1.97880449393918">
            <text:p>1.9788044939</text:p>
          </table:table-cell>
          <table:table-cell table:formula="of:=3+STANDARDIZE([.AI125];[.CB$1];[.CB$2])" office:value-type="float" office:value="3.18376759406303">
            <text:p>3.1837675941</text:p>
          </table:table-cell>
          <table:table-cell table:formula="of:=3+STANDARDIZE([.AJ125];[.CC$1];[.CC$2])" office:value-type="float" office:value="2.92300051409207">
            <text:p>2.9230005141</text:p>
          </table:table-cell>
          <table:table-cell table:formula="of:=3+STANDARDIZE([.AK125];[.CD$1];[.CD$2])" office:value-type="float" office:value="4.40767883370406">
            <text:p>4.4076788337</text:p>
          </table:table-cell>
          <table:table-cell table:formula="of:=3+STANDARDIZE([.AL125];[.CE$1];[.CE$2])" office:value-type="float" office:value="2.90854794984701">
            <text:p>2.9085479498</text:p>
          </table:table-cell>
          <table:table-cell table:formula="of:=3+STANDARDIZE([.AM125];[.CF$1];[.CF$2])" office:value-type="float" office:value="1.92101944311914">
            <text:p>1.9210194431</text:p>
          </table:table-cell>
          <table:table-cell table:formula="of:=3+STANDARDIZE([.AN125];[.CG$1];[.CG$2])" office:value-type="float" office:value="1.77338762560784">
            <text:p>1.7733876256</text:p>
          </table:table-cell>
          <table:table-cell table:formula="of:=3+STANDARDIZE([.AO125];[.CH$1];[.CH$2])" office:value-type="float" office:value="4.17074530161107">
            <text:p>4.1707453016</text:p>
          </table:table-cell>
          <table:table-cell table:formula="of:=3+STANDARDIZE([.AP125];[.CI$1];[.CI$2])" office:value-type="float" office:value="2.00491266621947">
            <text:p>2.0049126662</text:p>
          </table:table-cell>
          <table:table-cell table:formula="of:=3+STANDARDIZE([.AQ125];[.CJ$1];[.CJ$2])" office:value-type="float" office:value="4.33518965900606">
            <text:p>4.335189659</text:p>
          </table:table-cell>
          <table:table-cell table:formula="of:=3+STANDARDIZE([.AR12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  <table:table-cell office:value-type="float" office:value="26.9451612903226">
            <text:p>26.9451612903</text:p>
          </table:table-cell>
          <table:table-cell office:value-type="float" office:value="185.5">
            <text:p>185.5</text:p>
          </table:table-cell>
          <table:table-cell office:value-type="float" office:value="13260815">
            <text:p>13260815</text:p>
          </table:table-cell>
          <table:table-cell office:value-type="float" office:value="46709983">
            <text:p>46709983</text:p>
          </table:table-cell>
          <table:table-cell table:formula="of:=[.Z125]-2427.41666666667" office:value-type="float" office:value="3656701.58333333">
            <text:p>3656701.58333333</text:p>
          </table:table-cell>
          <table:table-cell office:value-type="float" office:value="68082">
            <text:p>68082.0000</text:p>
          </table:table-cell>
          <table:table-cell office:value-type="float" office:value="13260815">
            <text:p>13260815</text:p>
          </table:table-cell>
          <table:table-cell office:value-type="float" office:value="370124">
            <text:p>370124</text:p>
          </table:table-cell>
          <table:table-cell office:value-type="float" office:value="603120">
            <text:p>603120</text:p>
          </table:table-cell>
          <table:table-cell office:value-type="float" office:value="1256713">
            <text:p>1256713</text:p>
          </table:table-cell>
          <table:table-cell office:value-type="float" office:value="304">
            <text:p>304</text:p>
          </table:table-cell>
          <table:table-cell office:value-type="float" office:value="173461">
            <text:p>173461</text:p>
          </table:table-cell>
          <table:table-cell office:value-type="float" office:value="339343">
            <text:p>339343</text:p>
          </table:table-cell>
          <table:table-cell office:value-type="float" office:value="200778">
            <text:p>200778</text:p>
          </table:table-cell>
          <table:table-cell office:value-type="float" office:value="487128">
            <text:p>487128</text:p>
          </table:table-cell>
          <table:table-cell office:value-type="float" office:value="46709983">
            <text:p>46709983</text:p>
          </table:table-cell>
          <table:table-cell office:value-type="float" office:value="198107">
            <text:p>198107</text:p>
          </table:table-cell>
          <table:table-cell office:value-type="float" office:value="703036">
            <text:p>703036</text:p>
          </table:table-cell>
          <table:table-cell office:value-type="float" office:value="18637">
            <text:p>18637</text:p>
          </table:table-cell>
          <table:table-cell office:value-type="float" office:value="4343980">
            <text:p>4343980</text:p>
          </table:table-cell>
          <table:table-cell office:value-type="float" office:value="1078365">
            <text:p>1078365</text:p>
          </table:table-cell>
          <table:table-cell office:value-type="float" office:value="118419">
            <text:p>1184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6];[.AU$1];[.AU$2])" office:value-type="float" office:value="3.86416661582258">
            <text:p>3.8641666158</text:p>
          </table:table-cell>
          <table:table-cell table:formula="of:=3+STANDARDIZE([.C126];[.AV$1];[.AV$2])" office:value-type="float" office:value="2.29619434786794">
            <text:p>2.2961943479</text:p>
          </table:table-cell>
          <table:table-cell table:formula="of:=3+STANDARDIZE([.D126];[.AW$1];[.AW$2])" office:value-type="float" office:value="2.24755541877223">
            <text:p>2.2475554188</text:p>
          </table:table-cell>
          <table:table-cell table:formula="of:=3+STANDARDIZE([.E126];[.AX$1];[.AX$2])" office:value-type="float" office:value="2.24493503583757">
            <text:p>2.2449350358</text:p>
          </table:table-cell>
          <table:table-cell table:formula="of:=3+STANDARDIZE([.F126];[.AY$1];[.AY$2])" office:value-type="float" office:value="2.32815534081647">
            <text:p>2.3281553408</text:p>
          </table:table-cell>
          <table:table-cell table:formula="of:=3+STANDARDIZE([.G126];[.AZ$1];[.AZ$2])" office:value-type="float" office:value="2.85192940906646">
            <text:p>2.8519294091</text:p>
          </table:table-cell>
          <table:table-cell table:formula="of:=3+STANDARDIZE([.H126];[.BA$1];[.BA$2])" office:value-type="float" office:value="3.61140021892037">
            <text:p>3.6114002189</text:p>
          </table:table-cell>
          <table:table-cell table:formula="of:=3+STANDARDIZE([.I126];[.BB$1];[.BB$2])" office:value-type="float" office:value="2.97931012729464">
            <text:p>2.9793101273</text:p>
          </table:table-cell>
          <table:table-cell table:formula="of:=3+STANDARDIZE([.J126];[.BC$1];[.BC$2])" office:value-type="float" office:value="2.74943787530765">
            <text:p>2.7494378753</text:p>
          </table:table-cell>
          <table:table-cell table:formula="of:=3+STANDARDIZE([.K126];[.BD$1];[.BD$2])" office:value-type="float" office:value="2.87051936609081">
            <text:p>2.8705193661</text:p>
          </table:table-cell>
          <table:table-cell table:formula="of:=3+STANDARDIZE([.L126];[.BE$1];[.BE$2])" office:value-type="float" office:value="2.74567969970202">
            <text:p>2.7456796997</text:p>
          </table:table-cell>
          <table:table-cell table:formula="of:=3+STANDARDIZE([.M126];[.BF$1];[.BF$2])" office:value-type="float" office:value="2.86972342010051">
            <text:p>2.8697234201</text:p>
          </table:table-cell>
          <table:table-cell table:formula="of:=3+STANDARDIZE([.N126];[.BG$1];[.BG$2])" office:value-type="float" office:value="5.1008564731953">
            <text:p>5.1008564732</text:p>
          </table:table-cell>
          <table:table-cell table:formula="of:=3+STANDARDIZE([.O126];[.BH$1];[.BH$2])" office:value-type="float" office:value="2.35254647563396">
            <text:p>2.3525464756</text:p>
          </table:table-cell>
          <table:table-cell table:formula="of:=3+STANDARDIZE([.P126];[.BI$1];[.BI$2])" office:value-type="float" office:value="3.23002534230382">
            <text:p>3.2300253423</text:p>
          </table:table-cell>
          <table:table-cell table:formula="of:=3+STANDARDIZE([.Q126];[.BJ$1];[.BJ$2])" office:value-type="float" office:value="4.13347082338743">
            <text:p>4.1334708234</text:p>
          </table:table-cell>
          <table:table-cell table:formula="of:=3+STANDARDIZE([.R126];[.BK$1];[.BK$2])" office:value-type="float" office:value="4.21672477102335">
            <text:p>4.216724771</text:p>
          </table:table-cell>
          <table:table-cell table:formula="of:=3+STANDARDIZE([.S126];[.BL$1];[.BL$2])" office:value-type="float" office:value="4.10831890131441">
            <text:p>4.1083189013</text:p>
          </table:table-cell>
          <table:table-cell table:formula="of:=3+STANDARDIZE([.T126];[.BM$1];[.BM$2])" office:value-type="float" office:value="4.21055440696473">
            <text:p>4.210554407</text:p>
          </table:table-cell>
          <table:table-cell table:formula="of:=3+STANDARDIZE([.U126];[.BN$1];[.BN$2])" office:value-type="float" office:value="2.56105321015151">
            <text:p>2.5610532102</text:p>
          </table:table-cell>
          <table:table-cell table:formula="of:=3+STANDARDIZE([.V126];[.BO$1];[.BO$2])" office:value-type="float" office:value="4.1779674255585">
            <text:p>4.1779674256</text:p>
          </table:table-cell>
          <table:table-cell table:formula="of:=3+STANDARDIZE([.W126];[.BP$1];[.BP$2])" office:value-type="float" office:value="2.19708383660893">
            <text:p>2.1970838366</text:p>
          </table:table-cell>
          <table:table-cell table:formula="of:=3+STANDARDIZE([.X126];[.BQ$1];[.BQ$2])" office:value-type="float" office:value="4.03062837702663">
            <text:p>4.030628377</text:p>
          </table:table-cell>
          <table:table-cell table:formula="of:=3+STANDARDIZE([.Y126];[.BR$1];[.BR$2])" office:value-type="float" office:value="4.6392500542666">
            <text:p>4.6392500543</text:p>
          </table:table-cell>
          <table:table-cell table:formula="of:=3+STANDARDIZE([.Z126];[.BS$1];[.BS$2])" office:value-type="float" office:value="3.92009368126572">
            <text:p>3.9200936813</text:p>
          </table:table-cell>
          <table:table-cell table:formula="of:=3+STANDARDIZE([.AA126];[.BT$1];[.BT$2])" office:value-type="float" office:value="2.84514702887238">
            <text:p>2.8451470289</text:p>
          </table:table-cell>
          <table:table-cell table:formula="of:=3+STANDARDIZE([.AB126];[.BU$1];[.BU$2])" office:value-type="float" office:value="4.03062837702663">
            <text:p>4.030628377</text:p>
          </table:table-cell>
          <table:table-cell table:formula="of:=3+STANDARDIZE([.AC126];[.BV$1];[.BV$2])" office:value-type="float" office:value="2.40247939768822">
            <text:p>2.4024793977</text:p>
          </table:table-cell>
          <table:table-cell table:formula="of:=3+STANDARDIZE([.AD126];[.BW$1];[.BW$2])" office:value-type="float" office:value="4.48647304354062">
            <text:p>4.4864730435</text:p>
          </table:table-cell>
          <table:table-cell table:formula="of:=3+STANDARDIZE([.AE126];[.BX$1];[.BX$2])" office:value-type="float" office:value="2.34754386632865">
            <text:p>2.3475438663</text:p>
          </table:table-cell>
          <table:table-cell table:formula="of:=3+STANDARDIZE([.AF126];[.BY$1];[.BY$2])" office:value-type="float" office:value="2.66626738198323">
            <text:p>2.666267382</text:p>
          </table:table-cell>
          <table:table-cell table:formula="of:=3+STANDARDIZE([.AG126];[.BZ$1];[.BZ$2])" office:value-type="float" office:value="2.422546927799">
            <text:p>2.4225469278</text:p>
          </table:table-cell>
          <table:table-cell table:formula="of:=3+STANDARDIZE([.AH126];[.CA$1];[.CA$2])" office:value-type="float" office:value="1.92486651492288">
            <text:p>1.9248665149</text:p>
          </table:table-cell>
          <table:table-cell table:formula="of:=3+STANDARDIZE([.AI126];[.CB$1];[.CB$2])" office:value-type="float" office:value="2.28516112058798">
            <text:p>2.2851611206</text:p>
          </table:table-cell>
          <table:table-cell table:formula="of:=3+STANDARDIZE([.AJ126];[.CC$1];[.CC$2])" office:value-type="float" office:value="2.57276214519948">
            <text:p>2.5727621452</text:p>
          </table:table-cell>
          <table:table-cell table:formula="of:=3+STANDARDIZE([.AK126];[.CD$1];[.CD$2])" office:value-type="float" office:value="4.6392500542666">
            <text:p>4.6392500543</text:p>
          </table:table-cell>
          <table:table-cell table:formula="of:=3+STANDARDIZE([.AL126];[.CE$1];[.CE$2])" office:value-type="float" office:value="2.92522068703516">
            <text:p>2.925220687</text:p>
          </table:table-cell>
          <table:table-cell table:formula="of:=3+STANDARDIZE([.AM126];[.CF$1];[.CF$2])" office:value-type="float" office:value="3.4662231010947">
            <text:p>3.4662231011</text:p>
          </table:table-cell>
          <table:table-cell table:formula="of:=3+STANDARDIZE([.AN126];[.CG$1];[.CG$2])" office:value-type="float" office:value="2.24299409358811">
            <text:p>2.2429940936</text:p>
          </table:table-cell>
          <table:table-cell table:formula="of:=3+STANDARDIZE([.AO126];[.CH$1];[.CH$2])" office:value-type="float" office:value="2.90899934024572">
            <text:p>2.9089993402</text:p>
          </table:table-cell>
          <table:table-cell table:formula="of:=3+STANDARDIZE([.AP126];[.CI$1];[.CI$2])" office:value-type="float" office:value="2.01148587417354">
            <text:p>2.0114858742</text:p>
          </table:table-cell>
          <table:table-cell table:formula="of:=3+STANDARDIZE([.AQ126];[.CJ$1];[.CJ$2])" office:value-type="float" office:value="5.80771295538054">
            <text:p>5.8077129554</text:p>
          </table:table-cell>
          <table:table-cell table:formula="of:=3+STANDARDIZE([.AR12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  <table:table-cell office:value-type="float" office:value="26.2214285714286">
            <text:p>26.2214285714</text:p>
          </table:table-cell>
          <table:table-cell office:value-type="float" office:value="115.3">
            <text:p>115.3</text:p>
          </table:table-cell>
          <table:table-cell office:value-type="float" office:value="18950836">
            <text:p>18950836</text:p>
          </table:table-cell>
          <table:table-cell office:value-type="float" office:value="42816570">
            <text:p>42816570</text:p>
          </table:table-cell>
          <table:table-cell table:formula="of:=[.Z126]-2427.41666666667" office:value-type="float" office:value="3654274.16666667">
            <text:p>3654274.16666667</text:p>
          </table:table-cell>
          <table:table-cell office:value-type="float" office:value="80003">
            <text:p>80003.0000</text:p>
          </table:table-cell>
          <table:table-cell office:value-type="float" office:value="18950836">
            <text:p>18950836</text:p>
          </table:table-cell>
          <table:table-cell office:value-type="float" office:value="690982">
            <text:p>690982</text:p>
          </table:table-cell>
          <table:table-cell office:value-type="float" office:value="482990">
            <text:p>482990</text:p>
          </table:table-cell>
          <table:table-cell office:value-type="float" office:value="1172492">
            <text:p>1172492</text:p>
          </table:table-cell>
          <table:table-cell office:value-type="float" office:value="211">
            <text:p>211</text:p>
          </table:table-cell>
          <table:table-cell office:value-type="float" office:value="113065">
            <text:p>113065</text:p>
          </table:table-cell>
          <table:table-cell office:value-type="float" office:value="321229">
            <text:p>321229</text:p>
          </table:table-cell>
          <table:table-cell office:value-type="float" office:value="228264">
            <text:p>228264</text:p>
          </table:table-cell>
          <table:table-cell office:value-type="float" office:value="523389">
            <text:p>523389</text:p>
          </table:table-cell>
          <table:table-cell office:value-type="float" office:value="42816570">
            <text:p>42816570</text:p>
          </table:table-cell>
          <table:table-cell office:value-type="float" office:value="420217">
            <text:p>420217</text:p>
          </table:table-cell>
          <table:table-cell office:value-type="float" office:value="452640">
            <text:p>452640</text:p>
          </table:table-cell>
          <table:table-cell office:value-type="float" office:value="13558">
            <text:p>13558</text:p>
          </table:table-cell>
          <table:table-cell office:value-type="float" office:value="4468907">
            <text:p>4468907</text:p>
          </table:table-cell>
          <table:table-cell office:value-type="float" office:value="960139">
            <text:p>960139</text:p>
          </table:table-cell>
          <table:table-cell office:value-type="float" office:value="50495">
            <text:p>5049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7];[.AU$1];[.AU$2])" office:value-type="float" office:value="5.40812964736065">
            <text:p>5.4081296474</text:p>
          </table:table-cell>
          <table:table-cell table:formula="of:=3+STANDARDIZE([.C127];[.AV$1];[.AV$2])" office:value-type="float" office:value="2.47775935808932">
            <text:p>2.4777593581</text:p>
          </table:table-cell>
          <table:table-cell table:formula="of:=3+STANDARDIZE([.D127];[.AW$1];[.AW$2])" office:value-type="float" office:value="2.28029101563178">
            <text:p>2.2802910156</text:p>
          </table:table-cell>
          <table:table-cell table:formula="of:=3+STANDARDIZE([.E127];[.AX$1];[.AX$2])" office:value-type="float" office:value="2.37794218575058">
            <text:p>2.3779421858</text:p>
          </table:table-cell>
          <table:table-cell table:formula="of:=3+STANDARDIZE([.F127];[.AY$1];[.AY$2])" office:value-type="float" office:value="2.33816627116854">
            <text:p>2.3381662712</text:p>
          </table:table-cell>
          <table:table-cell table:formula="of:=3+STANDARDIZE([.G127];[.AZ$1];[.AZ$2])" office:value-type="float" office:value="2.88657359682144">
            <text:p>2.8865735968</text:p>
          </table:table-cell>
          <table:table-cell table:formula="of:=3+STANDARDIZE([.H127];[.BA$1];[.BA$2])" office:value-type="float" office:value="4.1696661038119">
            <text:p>4.1696661038</text:p>
          </table:table-cell>
          <table:table-cell table:formula="of:=3+STANDARDIZE([.I127];[.BB$1];[.BB$2])" office:value-type="float" office:value="2.78528357889612">
            <text:p>2.7852835789</text:p>
          </table:table-cell>
          <table:table-cell table:formula="of:=3+STANDARDIZE([.J127];[.BC$1];[.BC$2])" office:value-type="float" office:value="3.0076925310533">
            <text:p>3.0076925311</text:p>
          </table:table-cell>
          <table:table-cell table:formula="of:=3+STANDARDIZE([.K127];[.BD$1];[.BD$2])" office:value-type="float" office:value="2.98718424304716">
            <text:p>2.987184243</text:p>
          </table:table-cell>
          <table:table-cell table:formula="of:=3+STANDARDIZE([.L127];[.BE$1];[.BE$2])" office:value-type="float" office:value="2.8655348854655">
            <text:p>2.8655348855</text:p>
          </table:table-cell>
          <table:table-cell table:formula="of:=3+STANDARDIZE([.M127];[.BF$1];[.BF$2])" office:value-type="float" office:value="3.32948226093637">
            <text:p>3.3294822609</text:p>
          </table:table-cell>
          <table:table-cell table:formula="of:=3+STANDARDIZE([.N127];[.BG$1];[.BG$2])" office:value-type="float" office:value="1.95048506684253">
            <text:p>1.9504850668</text:p>
          </table:table-cell>
          <table:table-cell table:formula="of:=3+STANDARDIZE([.O127];[.BH$1];[.BH$2])" office:value-type="float" office:value="2.55467569917558">
            <text:p>2.5546756992</text:p>
          </table:table-cell>
          <table:table-cell table:formula="of:=3+STANDARDIZE([.P127];[.BI$1];[.BI$2])" office:value-type="float" office:value="3.94845130807917">
            <text:p>3.9484513081</text:p>
          </table:table-cell>
          <table:table-cell table:formula="of:=3+STANDARDIZE([.Q127];[.BJ$1];[.BJ$2])" office:value-type="float" office:value="4.12551452175038">
            <text:p>4.1255145218</text:p>
          </table:table-cell>
          <table:table-cell table:formula="of:=3+STANDARDIZE([.R127];[.BK$1];[.BK$2])" office:value-type="float" office:value="4.15655938694998">
            <text:p>4.1565593869</text:p>
          </table:table-cell>
          <table:table-cell table:formula="of:=3+STANDARDIZE([.S127];[.BL$1];[.BL$2])" office:value-type="float" office:value="4.05912792107605">
            <text:p>4.0591279211</text:p>
          </table:table-cell>
          <table:table-cell table:formula="of:=3+STANDARDIZE([.T127];[.BM$1];[.BM$2])" office:value-type="float" office:value="4.22074722308093">
            <text:p>4.2207472231</text:p>
          </table:table-cell>
          <table:table-cell table:formula="of:=3+STANDARDIZE([.U127];[.BN$1];[.BN$2])" office:value-type="float" office:value="2.83403778617036">
            <text:p>2.8340377862</text:p>
          </table:table-cell>
          <table:table-cell table:formula="of:=3+STANDARDIZE([.V127];[.BO$1];[.BO$2])" office:value-type="float" office:value="2.47296220542531">
            <text:p>2.4729622054</text:p>
          </table:table-cell>
          <table:table-cell table:formula="of:=3+STANDARDIZE([.W127];[.BP$1];[.BP$2])" office:value-type="float" office:value="1.29189976392961">
            <text:p>1.2918997639</text:p>
          </table:table-cell>
          <table:table-cell table:formula="of:=3+STANDARDIZE([.X127];[.BQ$1];[.BQ$2])" office:value-type="float" office:value="4.83217118030617">
            <text:p>4.8321711803</text:p>
          </table:table-cell>
          <table:table-cell table:formula="of:=3+STANDARDIZE([.Y127];[.BR$1];[.BR$2])" office:value-type="float" office:value="4.06731428867079">
            <text:p>4.0673142887</text:p>
          </table:table-cell>
          <table:table-cell table:formula="of:=3+STANDARDIZE([.Z127];[.BS$1];[.BS$2])" office:value-type="float" office:value="3.90522795829794">
            <text:p>3.9052279583</text:p>
          </table:table-cell>
          <table:table-cell table:formula="of:=3+STANDARDIZE([.AA127];[.BT$1];[.BT$2])" office:value-type="float" office:value="3.10130720077595">
            <text:p>3.1013072008</text:p>
          </table:table-cell>
          <table:table-cell table:formula="of:=3+STANDARDIZE([.AB127];[.BU$1];[.BU$2])" office:value-type="float" office:value="4.83217118030617">
            <text:p>4.8321711803</text:p>
          </table:table-cell>
          <table:table-cell table:formula="of:=3+STANDARDIZE([.AC127];[.BV$1];[.BV$2])" office:value-type="float" office:value="4.17940740170759">
            <text:p>4.1794074017</text:p>
          </table:table-cell>
          <table:table-cell table:formula="of:=3+STANDARDIZE([.AD127];[.BW$1];[.BW$2])" office:value-type="float" office:value="3.72234392889683">
            <text:p>3.7223439289</text:p>
          </table:table-cell>
          <table:table-cell table:formula="of:=3+STANDARDIZE([.AE127];[.BX$1];[.BX$2])" office:value-type="float" office:value="2.32202970021969">
            <text:p>2.3220297002</text:p>
          </table:table-cell>
          <table:table-cell table:formula="of:=3+STANDARDIZE([.AF127];[.BY$1];[.BY$2])" office:value-type="float" office:value="2.66067632994822">
            <text:p>2.6606763299</text:p>
          </table:table-cell>
          <table:table-cell table:formula="of:=3+STANDARDIZE([.AG127];[.BZ$1];[.BZ$2])" office:value-type="float" office:value="1.94563601652116">
            <text:p>1.9456360165</text:p>
          </table:table-cell>
          <table:table-cell table:formula="of:=3+STANDARDIZE([.AH127];[.CA$1];[.CA$2])" office:value-type="float" office:value="1.8464844409637">
            <text:p>1.846484441</text:p>
          </table:table-cell>
          <table:table-cell table:formula="of:=3+STANDARDIZE([.AI127];[.CB$1];[.CB$2])" office:value-type="float" office:value="2.41645898375644">
            <text:p>2.4164589838</text:p>
          </table:table-cell>
          <table:table-cell table:formula="of:=3+STANDARDIZE([.AJ127];[.CC$1];[.CC$2])" office:value-type="float" office:value="2.89590897338233">
            <text:p>2.8959089734</text:p>
          </table:table-cell>
          <table:table-cell table:formula="of:=3+STANDARDIZE([.AK127];[.CD$1];[.CD$2])" office:value-type="float" office:value="4.06731428867079">
            <text:p>4.0673142887</text:p>
          </table:table-cell>
          <table:table-cell table:formula="of:=3+STANDARDIZE([.AL127];[.CE$1];[.CE$2])" office:value-type="float" office:value="3.40017023902434">
            <text:p>3.400170239</text:p>
          </table:table-cell>
          <table:table-cell table:formula="of:=3+STANDARDIZE([.AM127];[.CF$1];[.CF$2])" office:value-type="float" office:value="2.18575443284242">
            <text:p>2.1857544328</text:p>
          </table:table-cell>
          <table:table-cell table:formula="of:=3+STANDARDIZE([.AN127];[.CG$1];[.CG$2])" office:value-type="float" office:value="1.81631587339638">
            <text:p>1.8163158734</text:p>
          </table:table-cell>
          <table:table-cell table:formula="of:=3+STANDARDIZE([.AO127];[.CH$1];[.CH$2])" office:value-type="float" office:value="3.15994522661839">
            <text:p>3.1599452266</text:p>
          </table:table-cell>
          <table:table-cell table:formula="of:=3+STANDARDIZE([.AP127];[.CI$1];[.CI$2])" office:value-type="float" office:value="1.7327469632776">
            <text:p>1.7327469633</text:p>
          </table:table-cell>
          <table:table-cell table:formula="of:=3+STANDARDIZE([.AQ127];[.CJ$1];[.CJ$2])" office:value-type="float" office:value="3.79835778365585">
            <text:p>3.7983577837</text:p>
          </table:table-cell>
          <table:table-cell table:formula="of:=3+STANDARDIZE([.AR12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  <table:table-cell office:value-type="float" office:value="26.6870967741935">
            <text:p>26.6870967742</text:p>
          </table:table-cell>
          <table:table-cell office:value-type="float" office:value="287.5">
            <text:p>287.5</text:p>
          </table:table-cell>
          <table:table-cell office:value-type="float" office:value="23710282">
            <text:p>23710282</text:p>
          </table:table-cell>
          <table:table-cell office:value-type="float" office:value="47942789">
            <text:p>47942789</text:p>
          </table:table-cell>
          <table:table-cell table:formula="of:=[.Z127]-2427.41666666667" office:value-type="float" office:value="3651846.75">
            <text:p>3651846.75</text:p>
          </table:table-cell>
          <table:table-cell office:value-type="float" office:value="114078">
            <text:p>114078.0000</text:p>
          </table:table-cell>
          <table:table-cell office:value-type="float" office:value="23710282">
            <text:p>23710282</text:p>
          </table:table-cell>
          <table:table-cell office:value-type="float" office:value="616105">
            <text:p>616105</text:p>
          </table:table-cell>
          <table:table-cell office:value-type="float" office:value="464640">
            <text:p>464640</text:p>
          </table:table-cell>
          <table:table-cell office:value-type="float" office:value="1804418">
            <text:p>1804418</text:p>
          </table:table-cell>
          <table:table-cell office:value-type="float" office:value="29">
            <text:p>29</text:p>
          </table:table-cell>
          <table:table-cell office:value-type="float" office:value="53540">
            <text:p>53540</text:p>
          </table:table-cell>
          <table:table-cell office:value-type="float" office:value="398634">
            <text:p>398634</text:p>
          </table:table-cell>
          <table:table-cell office:value-type="float" office:value="630529">
            <text:p>630529</text:p>
          </table:table-cell>
          <table:table-cell office:value-type="float" office:value="579485">
            <text:p>579485</text:p>
          </table:table-cell>
          <table:table-cell office:value-type="float" office:value="47942789">
            <text:p>47942789</text:p>
          </table:table-cell>
          <table:table-cell office:value-type="float" office:value="591627">
            <text:p>591627</text:p>
          </table:table-cell>
          <table:table-cell office:value-type="float" office:value="436394">
            <text:p>436394</text:p>
          </table:table-cell>
          <table:table-cell office:value-type="float" office:value="24915">
            <text:p>24915</text:p>
          </table:table-cell>
          <table:table-cell office:value-type="float" office:value="5163365">
            <text:p>5163365</text:p>
          </table:table-cell>
          <table:table-cell office:value-type="float" office:value="992532">
            <text:p>992532</text:p>
          </table:table-cell>
          <table:table-cell office:value-type="float" office:value="30283">
            <text:p>3028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28];[.AU$1];[.AU$2])" office:value-type="float" office:value="4.62045475859946">
            <text:p>4.6204547586</text:p>
          </table:table-cell>
          <table:table-cell table:formula="of:=3+STANDARDIZE([.C128];[.AV$1];[.AV$2])" office:value-type="float" office:value="2.27396189763675">
            <text:p>2.2739618976</text:p>
          </table:table-cell>
          <table:table-cell table:formula="of:=3+STANDARDIZE([.D128];[.AW$1];[.AW$2])" office:value-type="float" office:value="2.35417993425761">
            <text:p>2.3541799343</text:p>
          </table:table-cell>
          <table:table-cell table:formula="of:=3+STANDARDIZE([.E128];[.AX$1];[.AX$2])" office:value-type="float" office:value="2.26266932249264">
            <text:p>2.2626693225</text:p>
          </table:table-cell>
          <table:table-cell table:formula="of:=3+STANDARDIZE([.F128];[.AY$1];[.AY$2])" office:value-type="float" office:value="2.30813348011232">
            <text:p>2.3081334801</text:p>
          </table:table-cell>
          <table:table-cell table:formula="of:=3+STANDARDIZE([.G128];[.AZ$1];[.AZ$2])" office:value-type="float" office:value="2.86791903418415">
            <text:p>2.8679190342</text:p>
          </table:table-cell>
          <table:table-cell table:formula="of:=3+STANDARDIZE([.H128];[.BA$1];[.BA$2])" office:value-type="float" office:value="1.78359635875698">
            <text:p>1.7835963588</text:p>
          </table:table-cell>
          <table:table-cell table:formula="of:=3+STANDARDIZE([.I128];[.BB$1];[.BB$2])" office:value-type="float" office:value="2.62769856496838">
            <text:p>2.627698565</text:p>
          </table:table-cell>
          <table:table-cell table:formula="of:=3+STANDARDIZE([.J128];[.BC$1];[.BC$2])" office:value-type="float" office:value="2.77912231849681">
            <text:p>2.7791223185</text:p>
          </table:table-cell>
          <table:table-cell table:formula="of:=3+STANDARDIZE([.K128];[.BD$1];[.BD$2])" office:value-type="float" office:value="2.75197279757066">
            <text:p>2.7519727976</text:p>
          </table:table-cell>
          <table:table-cell table:formula="of:=3+STANDARDIZE([.L128];[.BE$1];[.BE$2])" office:value-type="float" office:value="2.55475993476903">
            <text:p>2.5547599348</text:p>
          </table:table-cell>
          <table:table-cell table:formula="of:=3+STANDARDIZE([.M128];[.BF$1];[.BF$2])" office:value-type="float" office:value="3.13363332873741">
            <text:p>3.1336333287</text:p>
          </table:table-cell>
          <table:table-cell table:formula="of:=3+STANDARDIZE([.N128];[.BG$1];[.BG$2])" office:value-type="float" office:value="2.0657864984132">
            <text:p>2.0657864984</text:p>
          </table:table-cell>
          <table:table-cell table:formula="of:=3+STANDARDIZE([.O128];[.BH$1];[.BH$2])" office:value-type="float" office:value="2.44358483623703">
            <text:p>2.4435848362</text:p>
          </table:table-cell>
          <table:table-cell table:formula="of:=3+STANDARDIZE([.P128];[.BI$1];[.BI$2])" office:value-type="float" office:value="2.4952183284489">
            <text:p>2.4952183284</text:p>
          </table:table-cell>
          <table:table-cell table:formula="of:=3+STANDARDIZE([.Q128];[.BJ$1];[.BJ$2])" office:value-type="float" office:value="4.12029319880106">
            <text:p>4.1202931988</text:p>
          </table:table-cell>
          <table:table-cell table:formula="of:=3+STANDARDIZE([.R128];[.BK$1];[.BK$2])" office:value-type="float" office:value="4.16282661445762">
            <text:p>4.1628266145</text:p>
          </table:table-cell>
          <table:table-cell table:formula="of:=3+STANDARDIZE([.S128];[.BL$1];[.BL$2])" office:value-type="float" office:value="4.06281724459392">
            <text:p>4.0628172446</text:p>
          </table:table-cell>
          <table:table-cell table:formula="of:=3+STANDARDIZE([.T128];[.BM$1];[.BM$2])" office:value-type="float" office:value="4.22711773315356">
            <text:p>4.2271177332</text:p>
          </table:table-cell>
          <table:table-cell table:formula="of:=3+STANDARDIZE([.U128];[.BN$1];[.BN$2])" office:value-type="float" office:value="2.8482188031064">
            <text:p>2.8482188031</text:p>
          </table:table-cell>
          <table:table-cell table:formula="of:=3+STANDARDIZE([.V128];[.BO$1];[.BO$2])" office:value-type="float" office:value="3.57000631554586">
            <text:p>3.5700063155</text:p>
          </table:table-cell>
          <table:table-cell table:formula="of:=3+STANDARDIZE([.W128];[.BP$1];[.BP$2])" office:value-type="float" office:value="3.51230855759598">
            <text:p>3.5123085576</text:p>
          </table:table-cell>
          <table:table-cell table:formula="of:=3+STANDARDIZE([.X128];[.BQ$1];[.BQ$2])" office:value-type="float" office:value="5.50262559319807">
            <text:p>5.5026255932</text:p>
          </table:table-cell>
          <table:table-cell table:formula="of:=3+STANDARDIZE([.Y128];[.BR$1];[.BR$2])" office:value-type="float" office:value="4.82034716455033">
            <text:p>4.8203471646</text:p>
          </table:table-cell>
          <table:table-cell table:formula="of:=3+STANDARDIZE([.Z128];[.BS$1];[.BS$2])" office:value-type="float" office:value="3.89036223533016">
            <text:p>3.8903622353</text:p>
          </table:table-cell>
          <table:table-cell table:formula="of:=3+STANDARDIZE([.AA128];[.BT$1];[.BT$2])" office:value-type="float" office:value="3.83351572838387">
            <text:p>3.8335157284</text:p>
          </table:table-cell>
          <table:table-cell table:formula="of:=3+STANDARDIZE([.AB128];[.BU$1];[.BU$2])" office:value-type="float" office:value="5.50262559319807">
            <text:p>5.5026255932</text:p>
          </table:table-cell>
          <table:table-cell table:formula="of:=3+STANDARDIZE([.AC128];[.BV$1];[.BV$2])" office:value-type="float" office:value="3.76473474851846">
            <text:p>3.7647347485</text:p>
          </table:table-cell>
          <table:table-cell table:formula="of:=3+STANDARDIZE([.AD128];[.BW$1];[.BW$2])" office:value-type="float" office:value="3.60562230021362">
            <text:p>3.6056223002</text:p>
          </table:table-cell>
          <table:table-cell table:formula="of:=3+STANDARDIZE([.AE128];[.BX$1];[.BX$2])" office:value-type="float" office:value="2.51346728624425">
            <text:p>2.5134672862</text:p>
          </table:table-cell>
          <table:table-cell table:formula="of:=3+STANDARDIZE([.AF128];[.BY$1];[.BY$2])" office:value-type="float" office:value="2.64973470123456">
            <text:p>2.6497347012</text:p>
          </table:table-cell>
          <table:table-cell table:formula="of:=3+STANDARDIZE([.AG128];[.BZ$1];[.BZ$2])" office:value-type="float" office:value="1.47560286873301">
            <text:p>1.4756028687</text:p>
          </table:table-cell>
          <table:table-cell table:formula="of:=3+STANDARDIZE([.AH128];[.CA$1];[.CA$2])" office:value-type="float" office:value="2.18142782369588">
            <text:p>2.1814278237</text:p>
          </table:table-cell>
          <table:table-cell table:formula="of:=3+STANDARDIZE([.AI128];[.CB$1];[.CB$2])" office:value-type="float" office:value="4.33803851251513">
            <text:p>4.3380385125</text:p>
          </table:table-cell>
          <table:table-cell table:formula="of:=3+STANDARDIZE([.AJ128];[.CC$1];[.CC$2])" office:value-type="float" office:value="3.3958191930052">
            <text:p>3.395819193</text:p>
          </table:table-cell>
          <table:table-cell table:formula="of:=3+STANDARDIZE([.AK128];[.CD$1];[.CD$2])" office:value-type="float" office:value="4.82034716455033">
            <text:p>4.8203471646</text:p>
          </table:table-cell>
          <table:table-cell table:formula="of:=3+STANDARDIZE([.AL128];[.CE$1];[.CE$2])" office:value-type="float" office:value="3.76670530140994">
            <text:p>3.7667053014</text:p>
          </table:table-cell>
          <table:table-cell table:formula="of:=3+STANDARDIZE([.AM128];[.CF$1];[.CF$2])" office:value-type="float" office:value="2.10267605305829">
            <text:p>2.1026760531</text:p>
          </table:table-cell>
          <table:table-cell table:formula="of:=3+STANDARDIZE([.AN128];[.CG$1];[.CG$2])" office:value-type="float" office:value="2.7703982807044">
            <text:p>2.7703982807</text:p>
          </table:table-cell>
          <table:table-cell table:formula="of:=3+STANDARDIZE([.AO128];[.CH$1];[.CH$2])" office:value-type="float" office:value="4.55493092513502">
            <text:p>4.5549309251</text:p>
          </table:table-cell>
          <table:table-cell table:formula="of:=3+STANDARDIZE([.AP128];[.CI$1];[.CI$2])" office:value-type="float" office:value="1.80911924636805">
            <text:p>1.8091192464</text:p>
          </table:table-cell>
          <table:table-cell table:formula="of:=3+STANDARDIZE([.AQ128];[.CJ$1];[.CJ$2])" office:value-type="float" office:value="3.20043824518786">
            <text:p>3.2004382452</text:p>
          </table:table-cell>
          <table:table-cell table:formula="of:=3+STANDARDIZE([.AR12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  <table:table-cell office:value-type="float" office:value="26.9566666666667">
            <text:p>26.9566666667</text:p>
          </table:table-cell>
          <table:table-cell office:value-type="float" office:value="516.5">
            <text:p>516.5</text:p>
          </table:table-cell>
          <table:table-cell office:value-type="float" office:value="20382662">
            <text:p>20382662</text:p>
          </table:table-cell>
          <table:table-cell office:value-type="float" office:value="46747948">
            <text:p>46747948</text:p>
          </table:table-cell>
          <table:table-cell table:formula="of:=[.Z128]-2427.41666666667" office:value-type="float" office:value="3649419.33333333">
            <text:p>3649419.33333333</text:p>
          </table:table-cell>
          <table:table-cell office:value-type="float" office:value="101057">
            <text:p>101057.0000</text:p>
          </table:table-cell>
          <table:table-cell office:value-type="float" office:value="20382662">
            <text:p>20382662</text:p>
          </table:table-cell>
          <table:table-cell office:value-type="float" office:value="379790">
            <text:p>379790</text:p>
          </table:table-cell>
          <table:table-cell office:value-type="float" office:value="328600">
            <text:p>328600</text:p>
          </table:table-cell>
          <table:table-cell office:value-type="float" office:value="1900736">
            <text:p>1900736</text:p>
          </table:table-cell>
          <table:table-cell office:value-type="float" office:value="389">
            <text:p>389</text:p>
          </table:table-cell>
          <table:table-cell office:value-type="float" office:value="25977">
            <text:p>25977</text:p>
          </table:table-cell>
          <table:table-cell office:value-type="float" office:value="468993">
            <text:p>468993</text:p>
          </table:table-cell>
          <table:table-cell office:value-type="float" office:value="346510">
            <text:p>346510</text:p>
          </table:table-cell>
          <table:table-cell office:value-type="float" office:value="598549">
            <text:p>598549</text:p>
          </table:table-cell>
          <table:table-cell office:value-type="float" office:value="46747948">
            <text:p>46747948</text:p>
          </table:table-cell>
          <table:table-cell office:value-type="float" office:value="637750">
            <text:p>637750</text:p>
          </table:table-cell>
          <table:table-cell office:value-type="float" office:value="513917">
            <text:p>513917</text:p>
          </table:table-cell>
          <table:table-cell office:value-type="float" office:value="68277">
            <text:p>68277</text:p>
          </table:table-cell>
          <table:table-cell office:value-type="float" office:value="4121755">
            <text:p>4121755</text:p>
          </table:table-cell>
          <table:table-cell office:value-type="float" office:value="970158">
            <text:p>970158</text:p>
          </table:table-cell>
          <table:table-cell office:value-type="float" office:value="524">
            <text:p>524</text:p>
          </table:table-cell>
          <table:table-cell table:style-name="ce9" office:value-type="float" office:value="2">
            <text:p>2</text:p>
          </table:table-cell>
          <table:table-cell table:number-columns-repeated="2"/>
          <table:table-cell table:formula="of:=3+STANDARDIZE([.B129];[.AU$1];[.AU$2])" office:value-type="float" office:value="4.90394747980281">
            <text:p>4.9039474798</text:p>
          </table:table-cell>
          <table:table-cell table:formula="of:=3+STANDARDIZE([.C129];[.AV$1];[.AV$2])" office:value-type="float" office:value="2.28693082693828">
            <text:p>2.2869308269</text:p>
          </table:table-cell>
          <table:table-cell table:formula="of:=3+STANDARDIZE([.D129];[.AW$1];[.AW$2])" office:value-type="float" office:value="2.32705615400256">
            <text:p>2.327056154</text:p>
          </table:table-cell>
          <table:table-cell table:formula="of:=3+STANDARDIZE([.E129];[.AX$1];[.AX$2])" office:value-type="float" office:value="2.25291546483235">
            <text:p>2.2529154648</text:p>
          </table:table-cell>
          <table:table-cell table:formula="of:=3+STANDARDIZE([.F129];[.AY$1];[.AY$2])" office:value-type="float" office:value="2.30813348011232">
            <text:p>2.3081334801</text:p>
          </table:table-cell>
          <table:table-cell table:formula="of:=3+STANDARDIZE([.G129];[.AZ$1];[.AZ$2])" office:value-type="float" office:value="2.88390865930183">
            <text:p>2.8839086593</text:p>
          </table:table-cell>
          <table:table-cell table:formula="of:=3+STANDARDIZE([.H129];[.BA$1];[.BA$2])" office:value-type="float" office:value="3.06657406829474">
            <text:p>3.0665740683</text:p>
          </table:table-cell>
          <table:table-cell table:formula="of:=3+STANDARDIZE([.I129];[.BB$1];[.BB$2])" office:value-type="float" office:value="2.33419647652797">
            <text:p>2.3341964765</text:p>
          </table:table-cell>
          <table:table-cell table:formula="of:=3+STANDARDIZE([.J129];[.BC$1];[.BC$2])" office:value-type="float" office:value="2.55648899457815">
            <text:p>2.5564889946</text:p>
          </table:table-cell>
          <table:table-cell table:formula="of:=3+STANDARDIZE([.K129];[.BD$1];[.BD$2])" office:value-type="float" office:value="2.46877821721694">
            <text:p>2.4687782172</text:p>
          </table:table-cell>
          <table:table-cell table:formula="of:=3+STANDARDIZE([.L129];[.BE$1];[.BE$2])" office:value-type="float" office:value="2.27686561025547">
            <text:p>2.2768656103</text:p>
          </table:table-cell>
          <table:table-cell table:formula="of:=3+STANDARDIZE([.M129];[.BF$1];[.BF$2])" office:value-type="float" office:value="2.44885656580062">
            <text:p>2.4488565658</text:p>
          </table:table-cell>
          <table:table-cell table:formula="of:=3+STANDARDIZE([.N129];[.BG$1];[.BG$2])" office:value-type="float" office:value="1.12415814058606">
            <text:p>1.1241581406</text:p>
          </table:table-cell>
          <table:table-cell table:formula="of:=3+STANDARDIZE([.O129];[.BH$1];[.BH$2])" office:value-type="float" office:value="2.47205938955341">
            <text:p>2.4720593896</text:p>
          </table:table-cell>
          <table:table-cell table:formula="of:=3+STANDARDIZE([.P129];[.BI$1];[.BI$2])" office:value-type="float" office:value="3.11535800574684">
            <text:p>3.1153580057</text:p>
          </table:table-cell>
          <table:table-cell table:formula="of:=3+STANDARDIZE([.Q129];[.BJ$1];[.BJ$2])" office:value-type="float" office:value="4.12203363978416">
            <text:p>4.1220336398</text:p>
          </table:table-cell>
          <table:table-cell table:formula="of:=3+STANDARDIZE([.R129];[.BK$1];[.BK$2])" office:value-type="float" office:value="4.14252079733286">
            <text:p>4.1425207973</text:p>
          </table:table-cell>
          <table:table-cell table:formula="of:=3+STANDARDIZE([.S129];[.BL$1];[.BL$2])" office:value-type="float" office:value="4.03797579957355">
            <text:p>4.0379757996</text:p>
          </table:table-cell>
          <table:table-cell table:formula="of:=3+STANDARDIZE([.T129];[.BM$1];[.BM$2])" office:value-type="float" office:value="4.20138087246014">
            <text:p>4.2013808725</text:p>
          </table:table-cell>
          <table:table-cell table:formula="of:=3+STANDARDIZE([.U129];[.BN$1];[.BN$2])" office:value-type="float" office:value="2.88721659968052">
            <text:p>2.8872165997</text:p>
          </table:table-cell>
          <table:table-cell table:formula="of:=3+STANDARDIZE([.V129];[.BO$1];[.BO$2])" office:value-type="float" office:value="4.20507235837992">
            <text:p>4.2050723584</text:p>
          </table:table-cell>
          <table:table-cell table:formula="of:=3+STANDARDIZE([.W129];[.BP$1];[.BP$2])" office:value-type="float" office:value="6.46511699981199">
            <text:p>6.4651169998</text:p>
          </table:table-cell>
          <table:table-cell table:formula="of:=3+STANDARDIZE([.X129];[.BQ$1];[.BQ$2])" office:value-type="float" office:value="5.03386987805237">
            <text:p>5.0338698781</text:p>
          </table:table-cell>
          <table:table-cell table:formula="of:=3+STANDARDIZE([.Y129];[.BR$1];[.BR$2])" office:value-type="float" office:value="4.64482704836942">
            <text:p>4.6448270484</text:p>
          </table:table-cell>
          <table:table-cell table:formula="of:=3+STANDARDIZE([.Z129];[.BS$1];[.BS$2])" office:value-type="float" office:value="3.87549651236238">
            <text:p>3.8754965124</text:p>
          </table:table-cell>
          <table:table-cell table:formula="of:=3+STANDARDIZE([.AA129];[.BT$1];[.BT$2])" office:value-type="float" office:value="3.55371859740859">
            <text:p>3.5537185974</text:p>
          </table:table-cell>
          <table:table-cell table:formula="of:=3+STANDARDIZE([.AB129];[.BU$1];[.BU$2])" office:value-type="float" office:value="5.03386987805237">
            <text:p>5.0338698781</text:p>
          </table:table-cell>
          <table:table-cell table:formula="of:=3+STANDARDIZE([.AC129];[.BV$1];[.BV$2])" office:value-type="float" office:value="2.45601019974661">
            <text:p>2.4560101997</text:p>
          </table:table-cell>
          <table:table-cell table:formula="of:=3+STANDARDIZE([.AD129];[.BW$1];[.BW$2])" office:value-type="float" office:value="2.74029203503306">
            <text:p>2.740292035</text:p>
          </table:table-cell>
          <table:table-cell table:formula="of:=3+STANDARDIZE([.AE129];[.BX$1];[.BX$2])" office:value-type="float" office:value="2.54264615435651">
            <text:p>2.5426461544</text:p>
          </table:table-cell>
          <table:table-cell table:formula="of:=3+STANDARDIZE([.AF129];[.BY$1];[.BY$2])" office:value-type="float" office:value="2.67137748330554">
            <text:p>2.6713774833</text:p>
          </table:table-cell>
          <table:table-cell table:formula="of:=3+STANDARDIZE([.AG129];[.BZ$1];[.BZ$2])" office:value-type="float" office:value="1.25795442434016">
            <text:p>1.2579544243</text:p>
          </table:table-cell>
          <table:table-cell table:formula="of:=3+STANDARDIZE([.AH129];[.CA$1];[.CA$2])" office:value-type="float" office:value="2.48588207685334">
            <text:p>2.4858820769</text:p>
          </table:table-cell>
          <table:table-cell table:formula="of:=3+STANDARDIZE([.AI129];[.CB$1];[.CB$2])" office:value-type="float" office:value="2.98130825713991">
            <text:p>2.9813082571</text:p>
          </table:table-cell>
          <table:table-cell table:formula="of:=3+STANDARDIZE([.AJ129];[.CC$1];[.CC$2])" office:value-type="float" office:value="3.56571167066653">
            <text:p>3.5657116707</text:p>
          </table:table-cell>
          <table:table-cell table:formula="of:=3+STANDARDIZE([.AK129];[.CD$1];[.CD$2])" office:value-type="float" office:value="4.64482704836942">
            <text:p>4.6448270484</text:p>
          </table:table-cell>
          <table:table-cell table:formula="of:=3+STANDARDIZE([.AL129];[.CE$1];[.CE$2])" office:value-type="float" office:value="3.86533255000927">
            <text:p>3.86533255</text:p>
          </table:table-cell>
          <table:table-cell table:formula="of:=3+STANDARDIZE([.AM129];[.CF$1];[.CF$2])" office:value-type="float" office:value="2.49911119007694">
            <text:p>2.4991111901</text:p>
          </table:table-cell>
          <table:table-cell table:formula="of:=3+STANDARDIZE([.AN129];[.CG$1];[.CG$2])" office:value-type="float" office:value="6.41316673590301">
            <text:p>6.4131667359</text:p>
          </table:table-cell>
          <table:table-cell table:formula="of:=3+STANDARDIZE([.AO129];[.CH$1];[.CH$2])" office:value-type="float" office:value="2.4626070503551">
            <text:p>2.4626070504</text:p>
          </table:table-cell>
          <table:table-cell table:formula="of:=3+STANDARDIZE([.AP129];[.CI$1];[.CI$2])" office:value-type="float" office:value="1.75636854523306">
            <text:p>1.7563685452</text:p>
          </table:table-cell>
          <table:table-cell table:formula="of:=3+STANDARDIZE([.AQ129];[.CJ$1];[.CJ$2])" office:value-type="float" office:value="2.32009550101268">
            <text:p>2.320095501</text:p>
          </table:table-cell>
          <table:table-cell table:formula="of:=3+STANDARDIZE([.AR129];[.CK$1];[.CK$2])" office:value-type="float" office:value="2.93577640599906">
            <text:p>2.935776406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  <table:table-cell office:value-type="float" office:value="27.3451612903226">
            <text:p>27.3451612903</text:p>
          </table:table-cell>
          <table:table-cell office:value-type="float" office:value="321.4">
            <text:p>321.4</text:p>
          </table:table-cell>
          <table:table-cell office:value-type="float" office:value="24260306">
            <text:p>24260306</text:p>
          </table:table-cell>
          <table:table-cell office:value-type="float" office:value="47550437">
            <text:p>47550437</text:p>
          </table:table-cell>
          <table:table-cell table:formula="of:=[.Z129]-2427.41666666667" office:value-type="float" office:value="3646991.91666667">
            <text:p>3646991.91666667</text:p>
          </table:table-cell>
          <table:table-cell office:value-type="float" office:value="83283">
            <text:p>83283.0000</text:p>
          </table:table-cell>
          <table:table-cell office:value-type="float" office:value="24260306">
            <text:p>24260306</text:p>
          </table:table-cell>
          <table:table-cell office:value-type="float" office:value="1425732">
            <text:p>1425732</text:p>
          </table:table-cell>
          <table:table-cell office:value-type="float" office:value="337000">
            <text:p>337000</text:p>
          </table:table-cell>
          <table:table-cell office:value-type="float" office:value="1420484">
            <text:p>1420484</text:p>
          </table:table-cell>
          <table:table-cell office:value-type="float" office:value="135">
            <text:p>135</text:p>
          </table:table-cell>
          <table:table-cell office:value-type="float" office:value="110187">
            <text:p>110187</text:p>
          </table:table-cell>
          <table:table-cell office:value-type="float" office:value="462527">
            <text:p>462527</text:p>
          </table:table-cell>
          <table:table-cell office:value-type="float" office:value="230312">
            <text:p>230312</text:p>
          </table:table-cell>
          <table:table-cell office:value-type="float" office:value="659344">
            <text:p>659344</text:p>
          </table:table-cell>
          <table:table-cell office:value-type="float" office:value="47550437">
            <text:p>47550437</text:p>
          </table:table-cell>
          <table:table-cell office:value-type="float" office:value="491220">
            <text:p>491220</text:p>
          </table:table-cell>
          <table:table-cell office:value-type="float" office:value="430185">
            <text:p>430185</text:p>
            <draw:frame table:end-cell-address="Sheet1.AT148" table:end-x="0.8492in" table:end-y="0.0677in" draw:z-index="0" draw:style-name="gr1" draw:text-style-name="P1" svg:width="6.2988in" svg:height="3.5429in" svg:x="0.7736in" svg:y="0.0244in">
              <draw:object draw:notify-on-update-of-ranges="Sheet1.AU5:Sheet1.AU148 Sheet1.AV5:Sheet1.AV1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46842">
            <text:p>46842</text:p>
          </table:table-cell>
          <table:table-cell office:value-type="float" office:value="4408920">
            <text:p>4408920</text:p>
          </table:table-cell>
          <table:table-cell office:value-type="float" office:value="1063339">
            <text:p>1063339</text:p>
          </table:table-cell>
          <table:table-cell office:value-type="float" office:value="47292">
            <text:p>4729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3+STANDARDIZE([.B130];[.AU$1];[.AU$2])" office:value-type="float" office:value="2.70609089923825">
            <text:p>2.7060908992</text:p>
          </table:table-cell>
          <table:table-cell table:formula="of:=3+STANDARDIZE([.C130];[.AV$1];[.AV$2])" office:value-type="float" office:value="2.22671794089547">
            <text:p>2.2267179409</text:p>
          </table:table-cell>
          <table:table-cell table:formula="of:=3+STANDARDIZE([.D130];[.AW$1];[.AW$2])" office:value-type="float" office:value="2.3177031263284">
            <text:p>2.3177031263</text:p>
          </table:table-cell>
          <table:table-cell table:formula="of:=3+STANDARDIZE([.E130];[.AX$1];[.AX$2])" office:value-type="float" office:value="2.23606789251004">
            <text:p>2.2360678925</text:p>
          </table:table-cell>
          <table:table-cell table:formula="of:=3+STANDARDIZE([.F130];[.AY$1];[.AY$2])" office:value-type="float" office:value="2.30913457314753">
            <text:p>2.3091345731</text:p>
          </table:table-cell>
          <table:table-cell table:formula="of:=3+STANDARDIZE([.G130];[.AZ$1];[.AZ$2])" office:value-type="float" office:value="3.06778934815517">
            <text:p>3.0677893482</text:p>
          </table:table-cell>
          <table:table-cell table:formula="of:=3+STANDARDIZE([.H130];[.BA$1];[.BA$2])" office:value-type="float" office:value="2.58377746043484">
            <text:p>2.5837774604</text:p>
          </table:table-cell>
          <table:table-cell table:formula="of:=3+STANDARDIZE([.I130];[.BB$1];[.BB$2])" office:value-type="float" office:value="2.23964546817132">
            <text:p>2.2396454682</text:p>
          </table:table-cell>
          <table:table-cell table:formula="of:=3+STANDARDIZE([.J130];[.BC$1];[.BC$2])" office:value-type="float" office:value="2.30911863466852">
            <text:p>2.3091186347</text:p>
          </table:table-cell>
          <table:table-cell table:formula="of:=3+STANDARDIZE([.K130];[.BD$1];[.BD$2])" office:value-type="float" office:value="2.23733015486806">
            <text:p>2.2373301549</text:p>
          </table:table-cell>
          <table:table-cell table:formula="of:=3+STANDARDIZE([.L130];[.BE$1];[.BE$2])" office:value-type="float" office:value="2.25247030695847">
            <text:p>2.252470307</text:p>
          </table:table-cell>
          <table:table-cell table:formula="of:=3+STANDARDIZE([.M130];[.BF$1];[.BF$2])" office:value-type="float" office:value="2.77110445424146">
            <text:p>2.7711044542</text:p>
          </table:table-cell>
          <table:table-cell table:formula="of:=3+STANDARDIZE([.N130];[.BG$1];[.BG$2])" office:value-type="float" office:value="2.27837351287162">
            <text:p>2.2783735129</text:p>
          </table:table-cell>
          <table:table-cell table:formula="of:=3+STANDARDIZE([.O130];[.BH$1];[.BH$2])" office:value-type="float" office:value="2.65734451113322">
            <text:p>2.6573445111</text:p>
          </table:table-cell>
          <table:table-cell table:formula="of:=3+STANDARDIZE([.P130];[.BI$1];[.BI$2])" office:value-type="float" office:value="3.82676352234523">
            <text:p>3.8267635223</text:p>
          </table:table-cell>
          <table:table-cell table:formula="of:=3+STANDARDIZE([.Q130];[.BJ$1];[.BJ$2])" office:value-type="float" office:value="4.11880139224411">
            <text:p>4.1188013922</text:p>
          </table:table-cell>
          <table:table-cell table:formula="of:=3+STANDARDIZE([.R130];[.BK$1];[.BK$2])" office:value-type="float" office:value="4.14728389023867">
            <text:p>4.1472838902</text:p>
          </table:table-cell>
          <table:table-cell table:formula="of:=3+STANDARDIZE([.S130];[.BL$1];[.BL$2])" office:value-type="float" office:value="4.07216353083921">
            <text:p>4.0721635308</text:p>
          </table:table-cell>
          <table:table-cell table:formula="of:=3+STANDARDIZE([.T130];[.BM$1];[.BM$2])" office:value-type="float" office:value="4.21896348026059">
            <text:p>4.2189634803</text:p>
          </table:table-cell>
          <table:table-cell table:formula="of:=3+STANDARDIZE([.U130];[.BN$1];[.BN$2])" office:value-type="float" office:value="2.85885456580844">
            <text:p>2.8588545658</text:p>
          </table:table-cell>
          <table:table-cell table:formula="of:=3+STANDARDIZE([.V130];[.BO$1];[.BO$2])" office:value-type="float" office:value="5.12030714607784">
            <text:p>5.1203071461</text:p>
          </table:table-cell>
          <table:table-cell table:formula="of:=3+STANDARDIZE([.W130];[.BP$1];[.BP$2])" office:value-type="float" office:value="3.94942736192402">
            <text:p>3.9494273619</text:p>
          </table:table-cell>
          <table:table-cell table:formula="of:=3+STANDARDIZE([.X130];[.BQ$1];[.BQ$2])" office:value-type="float" office:value="5.58010646344987">
            <text:p>5.5801064634</text:p>
          </table:table-cell>
          <table:table-cell table:formula="of:=3+STANDARDIZE([.Y130];[.BR$1];[.BR$2])" office:value-type="float" office:value="4.76271132126758">
            <text:p>4.7627113213</text:p>
          </table:table-cell>
          <table:table-cell table:formula="of:=3+STANDARDIZE([.Z130];[.BS$1];[.BS$2])" office:value-type="float" office:value="3.86063078939459">
            <text:p>3.8606307894</text:p>
          </table:table-cell>
          <table:table-cell table:formula="of:=3+STANDARDIZE([.AA130];[.BT$1];[.BT$2])" office:value-type="float" office:value="3.17178831509888">
            <text:p>3.1717883151</text:p>
          </table:table-cell>
          <table:table-cell table:formula="of:=3+STANDARDIZE([.AB130];[.BU$1];[.BU$2])" office:value-type="float" office:value="5.58010646344987">
            <text:p>5.5801064634</text:p>
          </table:table-cell>
          <table:table-cell table:formula="of:=3+STANDARDIZE([.AC130];[.BV$1];[.BV$2])" office:value-type="float" office:value="8.24849045699444">
            <text:p>8.248490457</text:p>
          </table:table-cell>
          <table:table-cell table:formula="of:=3+STANDARDIZE([.AD130];[.BW$1];[.BW$2])" office:value-type="float" office:value="2.79372318930766">
            <text:p>2.7937231893</text:p>
          </table:table-cell>
          <table:table-cell table:formula="of:=3+STANDARDIZE([.AE130];[.BX$1];[.BX$2])" office:value-type="float" office:value="2.39715715158805">
            <text:p>2.3971571516</text:p>
          </table:table-cell>
          <table:table-cell table:formula="of:=3+STANDARDIZE([.AF130];[.BY$1];[.BY$2])" office:value-type="float" office:value="2.65610729817768">
            <text:p>2.6561072982</text:p>
          </table:table-cell>
          <table:table-cell table:formula="of:=3+STANDARDIZE([.AG130];[.BZ$1];[.BZ$2])" office:value-type="float" office:value="1.92291018032907">
            <text:p>1.9229101803</text:p>
          </table:table-cell>
          <table:table-cell table:formula="of:=3+STANDARDIZE([.AH130];[.CA$1];[.CA$2])" office:value-type="float" office:value="2.45790269680365">
            <text:p>2.4579026968</text:p>
          </table:table-cell>
          <table:table-cell table:formula="of:=3+STANDARDIZE([.AI130];[.CB$1];[.CB$2])" office:value-type="float" office:value="2.42624207419409">
            <text:p>2.4262420742</text:p>
          </table:table-cell>
          <table:table-cell table:formula="of:=3+STANDARDIZE([.AJ130];[.CC$1];[.CC$2])" office:value-type="float" office:value="4.1074979264062">
            <text:p>4.1074979264</text:p>
          </table:table-cell>
          <table:table-cell table:formula="of:=3+STANDARDIZE([.AK130];[.CD$1];[.CD$2])" office:value-type="float" office:value="4.76271132126758">
            <text:p>4.7627113213</text:p>
          </table:table-cell>
          <table:table-cell table:formula="of:=3+STANDARDIZE([.AL130];[.CE$1];[.CE$2])" office:value-type="float" office:value="3.55199970658495">
            <text:p>3.5519997066</text:p>
          </table:table-cell>
          <table:table-cell table:formula="of:=3+STANDARDIZE([.AM130];[.CF$1];[.CF$2])" office:value-type="float" office:value="2.07092462747171">
            <text:p>2.0709246275</text:p>
          </table:table-cell>
          <table:table-cell table:formula="of:=3+STANDARDIZE([.AN130];[.CG$1];[.CG$2])" office:value-type="float" office:value="4.61244855322734">
            <text:p>4.6124485532</text:p>
          </table:table-cell>
          <table:table-cell table:formula="of:=3+STANDARDIZE([.AO130];[.CH$1];[.CH$2])" office:value-type="float" office:value="3.0394469285256">
            <text:p>3.0394469285</text:p>
          </table:table-cell>
          <table:table-cell table:formula="of:=3+STANDARDIZE([.AP130];[.CI$1];[.CI$2])" office:value-type="float" office:value="1.97605939543687">
            <text:p>1.9760593954</text:p>
          </table:table-cell>
          <table:table-cell table:formula="of:=3+STANDARDIZE([.AQ130];[.CJ$1];[.CJ$2])" office:value-type="float" office:value="3.70360534541555">
            <text:p>3.7036053454</text:p>
          </table:table-cell>
          <table:table-cell table:formula="of:=3+STANDARDIZE([.AR130];[.CK$1];[.CK$2])" office:value-type="float" office:value="6.78919204605561">
            <text:p>6.7891920461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  <table:table-cell office:value-type="float" office:value="27.22">
            <text:p>27.22</text:p>
          </table:table-cell>
          <table:table-cell office:value-type="float" office:value="231.6">
            <text:p>231.6</text:p>
          </table:table-cell>
          <table:table-cell office:value-type="float" office:value="18503023">
            <text:p>18503023</text:p>
          </table:table-cell>
          <table:table-cell office:value-type="float" office:value="29378733">
            <text:p>29378733</text:p>
          </table:table-cell>
          <table:table-cell table:formula="of:=[.Z130]-2427.41666666667" office:value-type="float" office:value="3644564.5">
            <text:p>3644564.5</text:p>
          </table:table-cell>
          <table:table-cell office:value-type="float" office:value="68716">
            <text:p>68716.0000</text:p>
          </table:table-cell>
          <table:table-cell office:value-type="float" office:value="18503023">
            <text:p>18503023</text:p>
          </table:table-cell>
          <table:table-cell office:value-type="float" office:value="322837">
            <text:p>322837</text:p>
          </table:table-cell>
          <table:table-cell office:value-type="float" office:value="265073">
            <text:p>265073</text:p>
          </table:table-cell>
          <table:table-cell office:value-type="float" office:value="1625841">
            <text:p>1625841</text:p>
          </table:table-cell>
          <table:table-cell office:value-type="float" office:value="1062">
            <text:p>1062</text:p>
          </table:table-cell>
          <table:table-cell office:value-type="float" office:value="179248">
            <text:p>179248</text:p>
          </table:table-cell>
          <table:table-cell office:value-type="float" office:value="300367">
            <text:p>300367</text:p>
          </table:table-cell>
          <table:table-cell office:value-type="float" office:value="422805">
            <text:p>422805</text:p>
          </table:table-cell>
          <table:table-cell office:value-type="float" office:value="350719">
            <text:p>350719</text:p>
          </table:table-cell>
          <table:table-cell office:value-type="float" office:value="29378733">
            <text:p>29378733</text:p>
          </table:table-cell>
          <table:table-cell office:value-type="float" office:value="468041">
            <text:p>468041</text:p>
          </table:table-cell>
          <table:table-cell office:value-type="float" office:value="270124">
            <text:p>270124</text:p>
          </table:table-cell>
          <table:table-cell office:value-type="float" office:value="44872">
            <text:p>44872</text:p>
          </table:table-cell>
          <table:table-cell office:value-type="float" office:value="4036928">
            <text:p>4036928</text:p>
          </table:table-cell>
          <table:table-cell office:value-type="float" office:value="917197">
            <text:p>917197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1];[.AU$1];[.AU$2])" office:value-type="float" office:value="4.76425016779165">
            <text:p>4.7642501678</text:p>
          </table:table-cell>
          <table:table-cell table:formula="of:=3+STANDARDIZE([.C131];[.AV$1];[.AV$2])" office:value-type="float" office:value="2.0886914790435">
            <text:p>2.088691479</text:p>
          </table:table-cell>
          <table:table-cell table:formula="of:=3+STANDARDIZE([.D131];[.AW$1];[.AW$2])" office:value-type="float" office:value="2.22510815235425">
            <text:p>2.2251081524</text:p>
          </table:table-cell>
          <table:table-cell table:formula="of:=3+STANDARDIZE([.E131];[.AX$1];[.AX$2])" office:value-type="float" office:value="2.15537688822948">
            <text:p>2.1553768882</text:p>
          </table:table-cell>
          <table:table-cell table:formula="of:=3+STANDARDIZE([.F131];[.AY$1];[.AY$2])" office:value-type="float" office:value="2.13294219895105">
            <text:p>2.132942199</text:p>
          </table:table-cell>
          <table:table-cell table:formula="of:=3+STANDARDIZE([.G131];[.AZ$1];[.AZ$2])" office:value-type="float" office:value="3.227685599332">
            <text:p>3.2276855993</text:p>
          </table:table-cell>
          <table:table-cell table:formula="of:=3+STANDARDIZE([.H131];[.BA$1];[.BA$2])" office:value-type="float" office:value="2.03481600695817">
            <text:p>2.034816007</text:p>
          </table:table-cell>
          <table:table-cell table:formula="of:=3+STANDARDIZE([.I131];[.BB$1];[.BB$2])" office:value-type="float" office:value="2.21797752875626">
            <text:p>2.2179775288</text:p>
          </table:table-cell>
          <table:table-cell table:formula="of:=3+STANDARDIZE([.J131];[.BC$1];[.BC$2])" office:value-type="float" office:value="2.17059123311913">
            <text:p>2.1705912331</text:p>
          </table:table-cell>
          <table:table-cell table:formula="of:=3+STANDARDIZE([.K131];[.BD$1];[.BD$2])" office:value-type="float" office:value="2.14794980558699">
            <text:p>2.1479498056</text:p>
          </table:table-cell>
          <table:table-cell table:formula="of:=3+STANDARDIZE([.L131];[.BE$1];[.BE$2])" office:value-type="float" office:value="2.12943312511277">
            <text:p>2.1294331251</text:p>
          </table:table-cell>
          <table:table-cell table:formula="of:=3+STANDARDIZE([.M131];[.BF$1];[.BF$2])" office:value-type="float" office:value="2.65165049559529">
            <text:p>2.6516504956</text:p>
          </table:table-cell>
          <table:table-cell table:formula="of:=3+STANDARDIZE([.N131];[.BG$1];[.BG$2])" office:value-type="float" office:value="2.81764791678027">
            <text:p>2.8176479168</text:p>
          </table:table-cell>
          <table:table-cell table:formula="of:=3+STANDARDIZE([.O131];[.BH$1];[.BH$2])" office:value-type="float" office:value="2.84343173280645">
            <text:p>2.8434317328</text:p>
          </table:table-cell>
          <table:table-cell table:formula="of:=3+STANDARDIZE([.P131];[.BI$1];[.BI$2])" office:value-type="float" office:value="3.77411015351805">
            <text:p>3.7741101535</text:p>
          </table:table-cell>
          <table:table-cell table:formula="of:=3+STANDARDIZE([.Q131];[.BJ$1];[.BJ$2])" office:value-type="float" office:value="4.12128773650569">
            <text:p>4.1212877365</text:p>
          </table:table-cell>
          <table:table-cell table:formula="of:=3+STANDARDIZE([.R131];[.BK$1];[.BK$2])" office:value-type="float" office:value="4.135250813424">
            <text:p>4.1352508134</text:p>
          </table:table-cell>
          <table:table-cell table:formula="of:=3+STANDARDIZE([.S131];[.BL$1];[.BL$2])" office:value-type="float" office:value="4.02838355842706">
            <text:p>4.0283835584</text:p>
          </table:table-cell>
          <table:table-cell table:formula="of:=3+STANDARDIZE([.T131];[.BM$1];[.BM$2])" office:value-type="float" office:value="4.2143767130083">
            <text:p>4.214376713</text:p>
          </table:table-cell>
          <table:table-cell table:formula="of:=3+STANDARDIZE([.U131];[.BN$1];[.BN$2])" office:value-type="float" office:value="2.89076185391453">
            <text:p>2.8907618539</text:p>
          </table:table-cell>
          <table:table-cell table:formula="of:=3+STANDARDIZE([.V131];[.BO$1];[.BO$2])" office:value-type="float" office:value="4.82544600772174">
            <text:p>4.8254460077</text:p>
          </table:table-cell>
          <table:table-cell table:formula="of:=3+STANDARDIZE([.W131];[.BP$1];[.BP$2])" office:value-type="float" office:value="2.79151383305504">
            <text:p>2.7915138331</text:p>
          </table:table-cell>
          <table:table-cell table:formula="of:=3+STANDARDIZE([.X131];[.BQ$1];[.BQ$2])" office:value-type="float" office:value="4.76908858581925">
            <text:p>4.7690885858</text:p>
          </table:table-cell>
          <table:table-cell table:formula="of:=3+STANDARDIZE([.Y131];[.BR$1];[.BR$2])" office:value-type="float" office:value="2.09331882696488">
            <text:p>2.093318827</text:p>
          </table:table-cell>
          <table:table-cell table:formula="of:=3+STANDARDIZE([.Z131];[.BS$1];[.BS$2])" office:value-type="float" office:value="3.84576506642681">
            <text:p>3.8457650664</text:p>
          </table:table-cell>
          <table:table-cell table:formula="of:=3+STANDARDIZE([.AA131];[.BT$1];[.BT$2])" office:value-type="float" office:value="2.85877051255554">
            <text:p>2.8587705126</text:p>
          </table:table-cell>
          <table:table-cell table:formula="of:=3+STANDARDIZE([.AB131];[.BU$1];[.BU$2])" office:value-type="float" office:value="4.76908858581925">
            <text:p>4.7690885858</text:p>
          </table:table-cell>
          <table:table-cell table:formula="of:=3+STANDARDIZE([.AC131];[.BV$1];[.BV$2])" office:value-type="float" office:value="2.14060157470714">
            <text:p>2.1406015747</text:p>
          </table:table-cell>
          <table:table-cell table:formula="of:=3+STANDARDIZE([.AD131];[.BW$1];[.BW$2])" office:value-type="float" office:value="2.33620620912799">
            <text:p>2.3362062091</text:p>
          </table:table-cell>
          <table:table-cell table:formula="of:=3+STANDARDIZE([.AE131];[.BX$1];[.BX$2])" office:value-type="float" office:value="2.45936862627535">
            <text:p>2.4593686263</text:p>
          </table:table-cell>
          <table:table-cell table:formula="of:=3+STANDARDIZE([.AF131];[.BY$1];[.BY$2])" office:value-type="float" office:value="2.71183746201046">
            <text:p>2.711837462</text:p>
          </table:table-cell>
          <table:table-cell table:formula="of:=3+STANDARDIZE([.AG131];[.BZ$1];[.BZ$2])" office:value-type="float" office:value="2.46824338855078">
            <text:p>2.4682433886</text:p>
          </table:table-cell>
          <table:table-cell table:formula="of:=3+STANDARDIZE([.AH131];[.CA$1];[.CA$2])" office:value-type="float" office:value="1.75621134684111">
            <text:p>1.7562113468</text:p>
          </table:table-cell>
          <table:table-cell table:formula="of:=3+STANDARDIZE([.AI131];[.CB$1];[.CB$2])" office:value-type="float" office:value="3.34576181423944">
            <text:p>3.3457618142</text:p>
          </table:table-cell>
          <table:table-cell table:formula="of:=3+STANDARDIZE([.AJ131];[.CC$1];[.CC$2])" office:value-type="float" office:value="1.35712728445119">
            <text:p>1.3571272845</text:p>
          </table:table-cell>
          <table:table-cell table:formula="of:=3+STANDARDIZE([.AK131];[.CD$1];[.CD$2])" office:value-type="float" office:value="2.09331882696488">
            <text:p>2.093318827</text:p>
          </table:table-cell>
          <table:table-cell table:formula="of:=3+STANDARDIZE([.AL131];[.CE$1];[.CE$2])" office:value-type="float" office:value="3.50243482582516">
            <text:p>3.5024348258</text:p>
          </table:table-cell>
          <table:table-cell table:formula="of:=3+STANDARDIZE([.AM131];[.CF$1];[.CF$2])" office:value-type="float" office:value="1.25240877454623">
            <text:p>1.2524087745</text:p>
          </table:table-cell>
          <table:table-cell table:formula="of:=3+STANDARDIZE([.AN131];[.CG$1];[.CG$2])" office:value-type="float" office:value="4.44695217721283">
            <text:p>4.4469521772</text:p>
          </table:table-cell>
          <table:table-cell table:formula="of:=3+STANDARDIZE([.AO131];[.CH$1];[.CH$2])" office:value-type="float" office:value="2.29221164581218">
            <text:p>2.2922116458</text:p>
          </table:table-cell>
          <table:table-cell table:formula="of:=3+STANDARDIZE([.AP131];[.CI$1];[.CI$2])" office:value-type="float" office:value="1.63150352857039">
            <text:p>1.6315035286</text:p>
          </table:table-cell>
          <table:table-cell table:formula="of:=3+STANDARDIZE([.AQ131];[.CJ$1];[.CJ$2])" office:value-type="float" office:value="2.31559897568876">
            <text:p>2.3155989757</text:p>
          </table:table-cell>
          <table:table-cell table:formula="of:=3+STANDARDIZE([.AR131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  <table:table-cell office:value-type="float" office:value="27.0806451612903">
            <text:p>27.0806451613</text:p>
          </table:table-cell>
          <table:table-cell office:value-type="float" office:value="143.8">
            <text:p>143.8</text:p>
          </table:table-cell>
          <table:table-cell office:value-type="float" office:value="24083412">
            <text:p>24083412</text:p>
          </table:table-cell>
          <table:table-cell office:value-type="float" office:value="44240918">
            <text:p>44240918</text:p>
          </table:table-cell>
          <table:table-cell table:formula="of:=[.Z131]-2427.41666666667" office:value-type="float" office:value="3642137.08333333">
            <text:p>3642137.08333333</text:p>
          </table:table-cell>
          <table:table-cell office:value-type="float" office:value="42725">
            <text:p>42725.0000</text:p>
          </table:table-cell>
          <table:table-cell office:value-type="float" office:value="24083412">
            <text:p>24083412</text:p>
          </table:table-cell>
          <table:table-cell office:value-type="float" office:value="367716">
            <text:p>367716</text:p>
          </table:table-cell>
          <table:table-cell office:value-type="float" office:value="334850">
            <text:p>334850</text:p>
          </table:table-cell>
          <table:table-cell office:value-type="float" office:value="1941428">
            <text:p>1941428</text:p>
          </table:table-cell>
          <table:table-cell office:value-type="float" office:value="354">
            <text:p>354</text:p>
          </table:table-cell>
          <table:table-cell office:value-type="float" office:value="135407">
            <text:p>135407</text:p>
          </table:table-cell>
          <table:table-cell office:value-type="float" office:value="440041">
            <text:p>440041</text:p>
          </table:table-cell>
          <table:table-cell office:value-type="float" office:value="249751">
            <text:p>249751</text:p>
          </table:table-cell>
          <table:table-cell office:value-type="float" office:value="621207">
            <text:p>621207</text:p>
          </table:table-cell>
          <table:table-cell office:value-type="float" office:value="44240918">
            <text:p>44240918</text:p>
          </table:table-cell>
          <table:table-cell office:value-type="float" office:value="355334">
            <text:p>355334</text:p>
          </table:table-cell>
          <table:table-cell office:value-type="float" office:value="444020">
            <text:p>444020</text:p>
          </table:table-cell>
          <table:table-cell office:value-type="float" office:value="37262">
            <text:p>37262</text:p>
          </table:table-cell>
          <table:table-cell office:value-type="float" office:value="5049543">
            <text:p>5049543</text:p>
          </table:table-cell>
          <table:table-cell office:value-type="float" office:value="911307">
            <text:p>911307</text:p>
          </table:table-cell>
          <table:table-cell office:value-type="float" office:value="60135">
            <text:p>6013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2];[.AU$1];[.AU$2])" office:value-type="float" office:value="5.17835655822465">
            <text:p>5.1783565582</text:p>
          </table:table-cell>
          <table:table-cell table:formula="of:=3+STANDARDIZE([.C132];[.AV$1];[.AV$2])" office:value-type="float" office:value="2.08128066229977">
            <text:p>2.0812806623</text:p>
          </table:table-cell>
          <table:table-cell table:formula="of:=3+STANDARDIZE([.D132];[.AW$1];[.AW$2])" office:value-type="float" office:value="2.08387743447449">
            <text:p>2.0838774345</text:p>
          </table:table-cell>
          <table:table-cell table:formula="of:=3+STANDARDIZE([.E132];[.AX$1];[.AX$2])" office:value-type="float" office:value="2.00906902332517">
            <text:p>2.0090690233</text:p>
          </table:table-cell>
          <table:table-cell table:formula="of:=3+STANDARDIZE([.F132];[.AY$1];[.AY$2])" office:value-type="float" office:value="2.10891596610608">
            <text:p>2.1089159661</text:p>
          </table:table-cell>
          <table:table-cell table:formula="of:=3+STANDARDIZE([.G132];[.AZ$1];[.AZ$2])" office:value-type="float" office:value="2.70535784548771">
            <text:p>2.7053578455</text:p>
          </table:table-cell>
          <table:table-cell table:formula="of:=3+STANDARDIZE([.H132];[.BA$1];[.BA$2])" office:value-type="float" office:value="2.92493994564634">
            <text:p>2.9249399456</text:p>
          </table:table-cell>
          <table:table-cell table:formula="of:=3+STANDARDIZE([.I132];[.BB$1];[.BB$2])" office:value-type="float" office:value="2.14115483446649">
            <text:p>2.1411548345</text:p>
          </table:table-cell>
          <table:table-cell table:formula="of:=3+STANDARDIZE([.J132];[.BC$1];[.BC$2])" office:value-type="float" office:value="2.25172871116949">
            <text:p>2.2517287112</text:p>
          </table:table-cell>
          <table:table-cell table:formula="of:=3+STANDARDIZE([.K132];[.BD$1];[.BD$2])" office:value-type="float" office:value="2.2439160753414">
            <text:p>2.2439160753</text:p>
          </table:table-cell>
          <table:table-cell table:formula="of:=3+STANDARDIZE([.L132];[.BE$1];[.BE$2])" office:value-type="float" office:value="2.19943703892153">
            <text:p>2.1994370389</text:p>
          </table:table-cell>
          <table:table-cell table:formula="of:=3+STANDARDIZE([.M132];[.BF$1];[.BF$2])" office:value-type="float" office:value="2.99751137586154">
            <text:p>2.9975113759</text:p>
          </table:table-cell>
          <table:table-cell table:formula="of:=3+STANDARDIZE([.N132];[.BG$1];[.BG$2])" office:value-type="float" office:value="2.36725169970734">
            <text:p>2.3672516997</text:p>
          </table:table-cell>
          <table:table-cell table:formula="of:=3+STANDARDIZE([.O132];[.BH$1];[.BH$2])" office:value-type="float" office:value="2.78527947603357">
            <text:p>2.785279476</text:p>
          </table:table-cell>
          <table:table-cell table:formula="of:=3+STANDARDIZE([.P132];[.BI$1];[.BI$2])" office:value-type="float" office:value="2.75380487313351">
            <text:p>2.7538048731</text:p>
          </table:table-cell>
          <table:table-cell table:formula="of:=3+STANDARDIZE([.Q132];[.BJ$1];[.BJ$2])" office:value-type="float" office:value="4.1200445643749">
            <text:p>4.1200445644</text:p>
          </table:table-cell>
          <table:table-cell table:formula="of:=3+STANDARDIZE([.R132];[.BK$1];[.BK$2])" office:value-type="float" office:value="4.13449874612308">
            <text:p>4.1344987461</text:p>
          </table:table-cell>
          <table:table-cell table:formula="of:=3+STANDARDIZE([.S132];[.BL$1];[.BL$2])" office:value-type="float" office:value="4.0694580269261">
            <text:p>4.0694580269</text:p>
          </table:table-cell>
          <table:table-cell table:formula="of:=3+STANDARDIZE([.T132];[.BM$1];[.BM$2])" office:value-type="float" office:value="4.22635327194484">
            <text:p>4.2263532719</text:p>
          </table:table-cell>
          <table:table-cell table:formula="of:=3+STANDARDIZE([.U132];[.BN$1];[.BN$2])" office:value-type="float" office:value="2.86949032851047">
            <text:p>2.8694903285</text:p>
          </table:table-cell>
          <table:table-cell table:formula="of:=3+STANDARDIZE([.V132];[.BO$1];[.BO$2])" office:value-type="float" office:value="4.49714700831495">
            <text:p>4.4971470083</text:p>
          </table:table-cell>
          <table:table-cell table:formula="of:=3+STANDARDIZE([.W132];[.BP$1];[.BP$2])" office:value-type="float" office:value="1.6593890242054">
            <text:p>1.6593890242</text:p>
          </table:table-cell>
          <table:table-cell table:formula="of:=3+STANDARDIZE([.X132];[.BQ$1];[.BQ$2])" office:value-type="float" office:value="5.55518773069944">
            <text:p>5.5551877307</text:p>
          </table:table-cell>
          <table:table-cell table:formula="of:=3+STANDARDIZE([.Y132];[.BR$1];[.BR$2])" office:value-type="float" office:value="4.2765485938562">
            <text:p>4.2765485939</text:p>
          </table:table-cell>
          <table:table-cell table:formula="of:=3+STANDARDIZE([.Z132];[.BS$1];[.BS$2])" office:value-type="float" office:value="3.83089934345903">
            <text:p>3.8308993435</text:p>
          </table:table-cell>
          <table:table-cell table:formula="of:=3+STANDARDIZE([.AA132];[.BT$1];[.BT$2])" office:value-type="float" office:value="2.30027214598012">
            <text:p>2.300272146</text:p>
          </table:table-cell>
          <table:table-cell table:formula="of:=3+STANDARDIZE([.AB132];[.BU$1];[.BU$2])" office:value-type="float" office:value="5.55518773069944">
            <text:p>5.5551877307</text:p>
          </table:table-cell>
          <table:table-cell table:formula="of:=3+STANDARDIZE([.AC132];[.BV$1];[.BV$2])" office:value-type="float" office:value="2.38914377060808">
            <text:p>2.3891437706</text:p>
          </table:table-cell>
          <table:table-cell table:formula="of:=3+STANDARDIZE([.AD132];[.BW$1];[.BW$2])" office:value-type="float" office:value="2.78004735815404">
            <text:p>2.7800473582</text:p>
          </table:table-cell>
          <table:table-cell table:formula="of:=3+STANDARDIZE([.AE132];[.BX$1];[.BX$2])" office:value-type="float" office:value="2.55497351270308">
            <text:p>2.5549735127</text:p>
          </table:table-cell>
          <table:table-cell table:formula="of:=3+STANDARDIZE([.AF132];[.BY$1];[.BY$2])" office:value-type="float" office:value="2.66927332393753">
            <text:p>2.6692733239</text:p>
          </table:table-cell>
          <table:table-cell table:formula="of:=3+STANDARDIZE([.AG132];[.BZ$1];[.BZ$2])" office:value-type="float" office:value="2.12205736197069">
            <text:p>2.122057362</text:p>
          </table:table-cell>
          <table:table-cell table:formula="of:=3+STANDARDIZE([.AH132];[.CA$1];[.CA$2])" office:value-type="float" office:value="2.36060230401099">
            <text:p>2.360602304</text:p>
          </table:table-cell>
          <table:table-cell table:formula="of:=3+STANDARDIZE([.AI132];[.CB$1];[.CB$2])" office:value-type="float" office:value="2.51910022605801">
            <text:p>2.5191002261</text:p>
          </table:table-cell>
          <table:table-cell table:formula="of:=3+STANDARDIZE([.AJ132];[.CC$1];[.CC$2])" office:value-type="float" office:value="3.76763276586432">
            <text:p>3.7676327659</text:p>
          </table:table-cell>
          <table:table-cell table:formula="of:=3+STANDARDIZE([.AK132];[.CD$1];[.CD$2])" office:value-type="float" office:value="4.2765485938562">
            <text:p>4.2765485939</text:p>
          </table:table-cell>
          <table:table-cell table:formula="of:=3+STANDARDIZE([.AL132];[.CE$1];[.CE$2])" office:value-type="float" office:value="3.26142749091884">
            <text:p>3.2614274909</text:p>
          </table:table-cell>
          <table:table-cell table:formula="of:=3+STANDARDIZE([.AM132];[.CF$1];[.CF$2])" office:value-type="float" office:value="2.14167369704658">
            <text:p>2.141673697</text:p>
          </table:table-cell>
          <table:table-cell table:formula="of:=3+STANDARDIZE([.AN132];[.CG$1];[.CG$2])" office:value-type="float" office:value="3.80764891758317">
            <text:p>3.8076489176</text:p>
          </table:table-cell>
          <table:table-cell table:formula="of:=3+STANDARDIZE([.AO132];[.CH$1];[.CH$2])" office:value-type="float" office:value="4.32629209863067">
            <text:p>4.3262920986</text:p>
          </table:table-cell>
          <table:table-cell table:formula="of:=3+STANDARDIZE([.AP132];[.CI$1];[.CI$2])" office:value-type="float" office:value="1.61761680157991">
            <text:p>1.6176168016</text:p>
          </table:table-cell>
          <table:table-cell table:formula="of:=3+STANDARDIZE([.AQ132];[.CJ$1];[.CJ$2])" office:value-type="float" office:value="4.0835321528836">
            <text:p>4.0835321529</text:p>
          </table:table-cell>
          <table:table-cell table:formula="of:=3+STANDARDIZE([.AR132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  <table:table-cell office:value-type="float" office:value="27.0774193548387">
            <text:p>27.0774193548</text:p>
          </table:table-cell>
          <table:table-cell office:value-type="float" office:value="147.2">
            <text:p>147.2</text:p>
          </table:table-cell>
          <table:table-cell office:value-type="float" office:value="26003626">
            <text:p>26003626</text:p>
          </table:table-cell>
          <table:table-cell office:value-type="float" office:value="43628163">
            <text:p>43628163</text:p>
          </table:table-cell>
          <table:table-cell table:formula="of:=[.Z132]-2427.41666666667" office:value-type="float" office:value="3639709.66666667">
            <text:p>3639709.66666667</text:p>
          </table:table-cell>
          <table:table-cell office:value-type="float" office:value="48214">
            <text:p>48214.0000</text:p>
          </table:table-cell>
          <table:table-cell office:value-type="float" office:value="26003626">
            <text:p>26003626</text:p>
          </table:table-cell>
          <table:table-cell office:value-type="float" office:value="620868">
            <text:p>620868</text:p>
          </table:table-cell>
          <table:table-cell office:value-type="float" office:value="428390">
            <text:p>428390</text:p>
          </table:table-cell>
          <table:table-cell office:value-type="float" office:value="2566871">
            <text:p>2566871</text:p>
          </table:table-cell>
          <table:table-cell office:value-type="float" office:value="412">
            <text:p>412</text:p>
          </table:table-cell>
          <table:table-cell office:value-type="float" office:value="106590">
            <text:p>106590</text:p>
          </table:table-cell>
          <table:table-cell office:value-type="float" office:value="366146">
            <text:p>366146</text:p>
          </table:table-cell>
          <table:table-cell office:value-type="float" office:value="515702">
            <text:p>515702</text:p>
          </table:table-cell>
          <table:table-cell office:value-type="float" office:value="707432">
            <text:p>707432</text:p>
          </table:table-cell>
          <table:table-cell office:value-type="float" office:value="43628163">
            <text:p>43628163</text:p>
          </table:table-cell>
          <table:table-cell office:value-type="float" office:value="303893">
            <text:p>303893</text:p>
          </table:table-cell>
          <table:table-cell office:value-type="float" office:value="417156">
            <text:p>417156</text:p>
          </table:table-cell>
          <table:table-cell office:value-type="float" office:value="59971">
            <text:p>59971</text:p>
          </table:table-cell>
          <table:table-cell office:value-type="float" office:value="5117582">
            <text:p>5117582</text:p>
          </table:table-cell>
          <table:table-cell office:value-type="float" office:value="1216898">
            <text:p>1216898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3];[.AU$1];[.AU$2])" office:value-type="float" office:value="4.55696766475023">
            <text:p>4.5569676648</text:p>
          </table:table-cell>
          <table:table-cell table:formula="of:=3+STANDARDIZE([.C133];[.AV$1];[.AV$2])" office:value-type="float" office:value="2.07942795811384">
            <text:p>2.0794279581</text:p>
          </table:table-cell>
          <table:table-cell table:formula="of:=3+STANDARDIZE([.D133];[.AW$1];[.AW$2])" office:value-type="float" office:value="2.05114183761495">
            <text:p>2.0511418376</text:p>
          </table:table-cell>
          <table:table-cell table:formula="of:=3+STANDARDIZE([.E133];[.AX$1];[.AX$2])" office:value-type="float" office:value="2.02325645264922">
            <text:p>2.0232564526</text:p>
          </table:table-cell>
          <table:table-cell table:formula="of:=3+STANDARDIZE([.F133];[.AY$1];[.AY$2])" office:value-type="float" office:value="2.12793673377502">
            <text:p>2.1279367338</text:p>
          </table:table-cell>
          <table:table-cell table:formula="of:=3+STANDARDIZE([.G133];[.AZ$1];[.AZ$2])" office:value-type="float" office:value="2.61208503230123">
            <text:p>2.6120850323</text:p>
          </table:table-cell>
          <table:table-cell table:formula="of:=3+STANDARDIZE([.H133];[.BA$1];[.BA$2])" office:value-type="float" office:value="2.96629297415682">
            <text:p>2.9662929742</text:p>
          </table:table-cell>
          <table:table-cell table:formula="of:=3+STANDARDIZE([.I133];[.BB$1];[.BB$2])" office:value-type="float" office:value="2.27017756461982">
            <text:p>2.2701775646</text:p>
          </table:table-cell>
          <table:table-cell table:formula="of:=3+STANDARDIZE([.J133];[.BC$1];[.BC$2])" office:value-type="float" office:value="2.19334930623082">
            <text:p>2.1933493062</text:p>
          </table:table-cell>
          <table:table-cell table:formula="of:=3+STANDARDIZE([.K133];[.BD$1];[.BD$2])" office:value-type="float" office:value="2.20628224406516">
            <text:p>2.2062822441</text:p>
          </table:table-cell>
          <table:table-cell table:formula="of:=3+STANDARDIZE([.L133];[.BE$1];[.BE$2])" office:value-type="float" office:value="2.24716698015478">
            <text:p>2.2471669802</text:p>
          </table:table-cell>
          <table:table-cell table:formula="of:=3+STANDARDIZE([.M133];[.BF$1];[.BF$2])" office:value-type="float" office:value="3.59894816764983">
            <text:p>3.5989481676</text:p>
          </table:table-cell>
          <table:table-cell table:formula="of:=3+STANDARDIZE([.N133];[.BG$1];[.BG$2])" office:value-type="float" office:value="4.09557211668852">
            <text:p>4.0955721167</text:p>
          </table:table-cell>
          <table:table-cell table:formula="of:=3+STANDARDIZE([.O133];[.BH$1];[.BH$2])" office:value-type="float" office:value="2.81295192925653">
            <text:p>2.8129519293</text:p>
          </table:table-cell>
          <table:table-cell table:formula="of:=3+STANDARDIZE([.P133];[.BI$1];[.BI$2])" office:value-type="float" office:value="3.09663680794162">
            <text:p>3.0966368079</text:p>
          </table:table-cell>
          <table:table-cell table:formula="of:=3+STANDARDIZE([.Q133];[.BJ$1];[.BJ$2])" office:value-type="float" office:value="4.12899540371659">
            <text:p>4.1289954037</text:p>
          </table:table-cell>
          <table:table-cell table:formula="of:=3+STANDARDIZE([.R133];[.BK$1];[.BK$2])" office:value-type="float" office:value="4.14201941913225">
            <text:p>4.1420194191</text:p>
          </table:table-cell>
          <table:table-cell table:formula="of:=3+STANDARDIZE([.S133];[.BL$1];[.BL$2])" office:value-type="float" office:value="4.05470073285459">
            <text:p>4.0547007329</text:p>
          </table:table-cell>
          <table:table-cell table:formula="of:=3+STANDARDIZE([.T133];[.BM$1];[.BM$2])" office:value-type="float" office:value="4.22890147597389">
            <text:p>4.228901476</text:p>
          </table:table-cell>
          <table:table-cell table:formula="of:=3+STANDARDIZE([.U133];[.BN$1];[.BN$2])" office:value-type="float" office:value="2.92621439625465">
            <text:p>2.9262143963</text:p>
          </table:table-cell>
          <table:table-cell table:formula="of:=3+STANDARDIZE([.V133];[.BO$1];[.BO$2])" office:value-type="float" office:value="4.48954749443982">
            <text:p>4.4895474944</text:p>
          </table:table-cell>
          <table:table-cell table:formula="of:=3+STANDARDIZE([.W133];[.BP$1];[.BP$2])" office:value-type="float" office:value="1.7032298482383">
            <text:p>1.7032298482</text:p>
          </table:table-cell>
          <table:table-cell table:formula="of:=3+STANDARDIZE([.X133];[.BQ$1];[.BQ$2])" office:value-type="float" office:value="5.82568474862901">
            <text:p>5.8256847486</text:p>
          </table:table-cell>
          <table:table-cell table:formula="of:=3+STANDARDIZE([.Y133];[.BR$1];[.BR$2])" office:value-type="float" office:value="4.18653592372651">
            <text:p>4.1865359237</text:p>
          </table:table-cell>
          <table:table-cell table:formula="of:=3+STANDARDIZE([.Z133];[.BS$1];[.BS$2])" office:value-type="float" office:value="3.81603362049125">
            <text:p>3.8160336205</text:p>
          </table:table-cell>
          <table:table-cell table:formula="of:=3+STANDARDIZE([.AA133];[.BT$1];[.BT$2])" office:value-type="float" office:value="2.41822057174798">
            <text:p>2.4182205717</text:p>
          </table:table-cell>
          <table:table-cell table:formula="of:=3+STANDARDIZE([.AB133];[.BU$1];[.BU$2])" office:value-type="float" office:value="5.82568474862901">
            <text:p>5.8256847486</text:p>
          </table:table-cell>
          <table:table-cell table:formula="of:=3+STANDARDIZE([.AC133];[.BV$1];[.BV$2])" office:value-type="float" office:value="3.79111248596974">
            <text:p>3.791112486</text:p>
          </table:table-cell>
          <table:table-cell table:formula="of:=3+STANDARDIZE([.AD133];[.BW$1];[.BW$2])" office:value-type="float" office:value="3.37504142611192">
            <text:p>3.3750414261</text:p>
          </table:table-cell>
          <table:table-cell table:formula="of:=3+STANDARDIZE([.AE133];[.BX$1];[.BX$2])" office:value-type="float" office:value="2.74444711897336">
            <text:p>2.744447119</text:p>
          </table:table-cell>
          <table:table-cell table:formula="of:=3+STANDARDIZE([.AF133];[.BY$1];[.BY$2])" office:value-type="float" office:value="2.67276021660452">
            <text:p>2.6727602166</text:p>
          </table:table-cell>
          <table:table-cell table:formula="of:=3+STANDARDIZE([.AG133];[.BZ$1];[.BZ$2])" office:value-type="float" office:value="1.89450683328843">
            <text:p>1.8945068333</text:p>
          </table:table-cell>
          <table:table-cell table:formula="of:=3+STANDARDIZE([.AH133];[.CA$1];[.CA$2])" office:value-type="float" office:value="2.04084723305957">
            <text:p>2.0408472331</text:p>
          </table:table-cell>
          <table:table-cell table:formula="of:=3+STANDARDIZE([.AI133];[.CB$1];[.CB$2])" office:value-type="float" office:value="3.78952145895896">
            <text:p>3.789521459</text:p>
          </table:table-cell>
          <table:table-cell table:formula="of:=3+STANDARDIZE([.AJ133];[.CC$1];[.CC$2])" office:value-type="float" office:value="4.53604332431736">
            <text:p>4.5360433243</text:p>
          </table:table-cell>
          <table:table-cell table:formula="of:=3+STANDARDIZE([.AK133];[.CD$1];[.CD$2])" office:value-type="float" office:value="4.18653592372651">
            <text:p>4.1865359237</text:p>
          </table:table-cell>
          <table:table-cell table:formula="of:=3+STANDARDIZE([.AL133];[.CE$1];[.CE$2])" office:value-type="float" office:value="3.15142848185182">
            <text:p>3.1514284819</text:p>
          </table:table-cell>
          <table:table-cell table:formula="of:=3+STANDARDIZE([.AM133];[.CF$1];[.CF$2])" office:value-type="float" office:value="2.00429726010698">
            <text:p>2.0042972601</text:p>
          </table:table-cell>
          <table:table-cell table:formula="of:=3+STANDARDIZE([.AN133];[.CG$1];[.CG$2])" office:value-type="float" office:value="5.71539369063573">
            <text:p>5.7153936906</text:p>
          </table:table-cell>
          <table:table-cell table:formula="of:=3+STANDARDIZE([.AO133];[.CH$1];[.CH$2])" office:value-type="float" office:value="4.46296477277565">
            <text:p>4.4629647728</text:p>
          </table:table-cell>
          <table:table-cell table:formula="of:=3+STANDARDIZE([.AP133];[.CI$1];[.CI$2])" office:value-type="float" office:value="2.33810216452549">
            <text:p>2.3381021645</text:p>
          </table:table-cell>
          <table:table-cell table:formula="of:=3+STANDARDIZE([.AQ133];[.CJ$1];[.CJ$2])" office:value-type="float" office:value="2.41508459848056">
            <text:p>2.4150845985</text:p>
          </table:table-cell>
          <table:table-cell table:formula="of:=3+STANDARDIZE([.AR13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  <table:table-cell office:value-type="float" office:value="27.0366666666667">
            <text:p>27.0366666667</text:p>
          </table:table-cell>
          <table:table-cell office:value-type="float" office:value="148.2">
            <text:p>148.2</text:p>
          </table:table-cell>
          <table:table-cell office:value-type="float" office:value="32884186">
            <text:p>32884186</text:p>
          </table:table-cell>
          <table:table-cell office:value-type="float" office:value="44620370">
            <text:p>44620370</text:p>
          </table:table-cell>
          <table:table-cell table:formula="of:=[.Z133]-2427.41666666667" office:value-type="float" office:value="3637282.25">
            <text:p>3637282.25</text:p>
          </table:table-cell>
          <table:table-cell office:value-type="float" office:value="41894">
            <text:p>41894.0000</text:p>
          </table:table-cell>
          <table:table-cell office:value-type="float" office:value="32884186">
            <text:p>32884186</text:p>
          </table:table-cell>
          <table:table-cell office:value-type="float" office:value="790109">
            <text:p>790109</text:p>
          </table:table-cell>
          <table:table-cell office:value-type="float" office:value="331750">
            <text:p>331750</text:p>
          </table:table-cell>
          <table:table-cell office:value-type="float" office:value="1917477">
            <text:p>1917477</text:p>
          </table:table-cell>
          <table:table-cell office:value-type="float" office:value="526">
            <text:p>526</text:p>
          </table:table-cell>
          <table:table-cell office:value-type="float" office:value="154398">
            <text:p>154398</text:p>
          </table:table-cell>
          <table:table-cell office:value-type="float" office:value="242492">
            <text:p>242492</text:p>
          </table:table-cell>
          <table:table-cell office:value-type="float" office:value="234163">
            <text:p>234163</text:p>
          </table:table-cell>
          <table:table-cell office:value-type="float" office:value="514343">
            <text:p>514343</text:p>
          </table:table-cell>
          <table:table-cell office:value-type="float" office:value="44620370">
            <text:p>44620370</text:p>
          </table:table-cell>
          <table:table-cell office:value-type="float" office:value="132659">
            <text:p>132659</text:p>
          </table:table-cell>
          <table:table-cell office:value-type="float" office:value="228623">
            <text:p>228623</text:p>
          </table:table-cell>
          <table:table-cell office:value-type="float" office:value="24060">
            <text:p>24060</text:p>
          </table:table-cell>
          <table:table-cell office:value-type="float" office:value="4721685">
            <text:p>4721685</text:p>
          </table:table-cell>
          <table:table-cell office:value-type="float" office:value="1110060">
            <text:p>1110060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4];[.AU$1];[.AU$2])" office:value-type="float" office:value="4.26553125916243">
            <text:p>4.2655312592</text:p>
          </table:table-cell>
          <table:table-cell table:formula="of:=3+STANDARDIZE([.C134];[.AV$1];[.AV$2])" office:value-type="float" office:value="2.02477318462883">
            <text:p>2.0247731846</text:p>
          </table:table-cell>
          <table:table-cell table:formula="of:=3+STANDARDIZE([.D134];[.AW$1];[.AW$2])" office:value-type="float" office:value="2.05581835145202">
            <text:p>2.0558183515</text:p>
          </table:table-cell>
          <table:table-cell table:formula="of:=3+STANDARDIZE([.E134];[.AX$1];[.AX$2])" office:value-type="float" office:value="1.98778787933908">
            <text:p>1.9877878793</text:p>
          </table:table-cell>
          <table:table-cell table:formula="of:=3+STANDARDIZE([.F134];[.AY$1];[.AY$2])" office:value-type="float" office:value="2.07788208201465">
            <text:p>2.077882082</text:p>
          </table:table-cell>
          <table:table-cell table:formula="of:=3+STANDARDIZE([.G134];[.AZ$1];[.AZ$2])" office:value-type="float" office:value="2.61474996982084">
            <text:p>2.6147499698</text:p>
          </table:table-cell>
          <table:table-cell table:formula="of:=3+STANDARDIZE([.H134];[.BA$1];[.BA$2])" office:value-type="float" office:value="2.56620242331789">
            <text:p>2.5662024233</text:p>
          </table:table-cell>
          <table:table-cell table:formula="of:=3+STANDARDIZE([.I134];[.BB$1];[.BB$2])" office:value-type="float" office:value="2.17858127527432">
            <text:p>2.1785812753</text:p>
          </table:table-cell>
          <table:table-cell table:formula="of:=3+STANDARDIZE([.J134];[.BC$1];[.BC$2])" office:value-type="float" office:value="2.33088722634057">
            <text:p>2.3308872263</text:p>
          </table:table-cell>
          <table:table-cell table:formula="of:=3+STANDARDIZE([.K134];[.BD$1];[.BD$2])" office:value-type="float" office:value="2.34176403665963">
            <text:p>2.3417640367</text:p>
          </table:table-cell>
          <table:table-cell table:formula="of:=3+STANDARDIZE([.L134];[.BE$1];[.BE$2])" office:value-type="float" office:value="2.17079907418158">
            <text:p>2.1707990742</text:p>
          </table:table-cell>
          <table:table-cell table:formula="of:=3+STANDARDIZE([.M134];[.BF$1];[.BF$2])" office:value-type="float" office:value="3.67673214072176">
            <text:p>3.6767321407</text:p>
          </table:table-cell>
          <table:table-cell table:formula="of:=3+STANDARDIZE([.N134];[.BG$1];[.BG$2])" office:value-type="float" office:value="2.27236822997731">
            <text:p>2.27236823</text:p>
          </table:table-cell>
          <table:table-cell table:formula="of:=3+STANDARDIZE([.O134];[.BH$1];[.BH$2])" office:value-type="float" office:value="2.74918497182971">
            <text:p>2.7491849718</text:p>
          </table:table-cell>
          <table:table-cell table:formula="of:=3+STANDARDIZE([.P134];[.BI$1];[.BI$2])" office:value-type="float" office:value="2.72806322615133">
            <text:p>2.7280632262</text:p>
          </table:table-cell>
          <table:table-cell table:formula="of:=3+STANDARDIZE([.Q134];[.BJ$1];[.BJ$2])" office:value-type="float" office:value="4.19289445123918">
            <text:p>4.1928944512</text:p>
          </table:table-cell>
          <table:table-cell table:formula="of:=3+STANDARDIZE([.R134];[.BK$1];[.BK$2])" office:value-type="float" office:value="4.15480456324784">
            <text:p>4.1548045632</text:p>
          </table:table-cell>
          <table:table-cell table:formula="of:=3+STANDARDIZE([.S134];[.BL$1];[.BL$2])" office:value-type="float" office:value="4.13857135416101">
            <text:p>4.1385713542</text:p>
          </table:table-cell>
          <table:table-cell table:formula="of:=3+STANDARDIZE([.T134];[.BM$1];[.BM$2])" office:value-type="float" office:value="4.14506556341813">
            <text:p>4.1450655634</text:p>
          </table:table-cell>
          <table:table-cell table:formula="of:=3+STANDARDIZE([.U134];[.BN$1];[.BN$2])" office:value-type="float" office:value="3.21692524344355">
            <text:p>3.2169252434</text:p>
          </table:table-cell>
          <table:table-cell table:formula="of:=3+STANDARDIZE([.V134];[.BO$1];[.BO$2])" office:value-type="float" office:value="4.39354030248379">
            <text:p>4.3935403025</text:p>
          </table:table-cell>
          <table:table-cell table:formula="of:=3+STANDARDIZE([.W134];[.BP$1];[.BP$2])" office:value-type="float" office:value="1.71612420824798">
            <text:p>1.7161242082</text:p>
          </table:table-cell>
          <table:table-cell table:formula="of:=3+STANDARDIZE([.X134];[.BQ$1];[.BQ$2])" office:value-type="float" office:value="6.79493659331167">
            <text:p>6.7949365933</text:p>
          </table:table-cell>
          <table:table-cell table:formula="of:=3+STANDARDIZE([.Y134];[.BR$1];[.BR$2])" office:value-type="float" office:value="4.33228944902026">
            <text:p>4.332289449</text:p>
          </table:table-cell>
          <table:table-cell table:formula="of:=3+STANDARDIZE([.Z134];[.BS$1];[.BS$2])" office:value-type="float" office:value="3.80116789752347">
            <text:p>3.8011678975</text:p>
          </table:table-cell>
          <table:table-cell table:formula="of:=3+STANDARDIZE([.AA134];[.BT$1];[.BT$2])" office:value-type="float" office:value="2.28241549780867">
            <text:p>2.2824154978</text:p>
          </table:table-cell>
          <table:table-cell table:formula="of:=3+STANDARDIZE([.AB134];[.BU$1];[.BU$2])" office:value-type="float" office:value="6.79493659331167">
            <text:p>6.7949365933</text:p>
          </table:table-cell>
          <table:table-cell table:formula="of:=3+STANDARDIZE([.AC134];[.BV$1];[.BV$2])" office:value-type="float" office:value="4.7283777943873">
            <text:p>4.7283777944</text:p>
          </table:table-cell>
          <table:table-cell table:formula="of:=3+STANDARDIZE([.AD134];[.BW$1];[.BW$2])" office:value-type="float" office:value="2.76032871788604">
            <text:p>2.7603287179</text:p>
          </table:table-cell>
          <table:table-cell table:formula="of:=3+STANDARDIZE([.AE134];[.BX$1];[.BX$2])" office:value-type="float" office:value="2.54771772385617">
            <text:p>2.5477177239</text:p>
          </table:table-cell>
          <table:table-cell table:formula="of:=3+STANDARDIZE([.AF134];[.BY$1];[.BY$2])" office:value-type="float" office:value="2.67961376426033">
            <text:p>2.6796137643</text:p>
          </table:table-cell>
          <table:table-cell table:formula="of:=3+STANDARDIZE([.AG134];[.BZ$1];[.BZ$2])" office:value-type="float" office:value="2.27201787452247">
            <text:p>2.2720178745</text:p>
          </table:table-cell>
          <table:table-cell table:formula="of:=3+STANDARDIZE([.AH134];[.CA$1];[.CA$2])" office:value-type="float" office:value="1.50577728863266">
            <text:p>1.5057772886</text:p>
          </table:table-cell>
          <table:table-cell table:formula="of:=3+STANDARDIZE([.AI134];[.CB$1];[.CB$2])" office:value-type="float" office:value="2.44463791466057">
            <text:p>2.4446379147</text:p>
          </table:table-cell>
          <table:table-cell table:formula="of:=3+STANDARDIZE([.AJ134];[.CC$1];[.CC$2])" office:value-type="float" office:value="2.81529381638881">
            <text:p>2.8152938164</text:p>
          </table:table-cell>
          <table:table-cell table:formula="of:=3+STANDARDIZE([.AK134];[.CD$1];[.CD$2])" office:value-type="float" office:value="4.33228944902026">
            <text:p>4.332289449</text:p>
          </table:table-cell>
          <table:table-cell table:formula="of:=3+STANDARDIZE([.AL134];[.CE$1];[.CE$2])" office:value-type="float" office:value="2.7852697695682">
            <text:p>2.7852697696</text:p>
          </table:table-cell>
          <table:table-cell table:formula="of:=3+STANDARDIZE([.AM134];[.CF$1];[.CF$2])" office:value-type="float" office:value="1.04018202091943">
            <text:p>1.0401820209</text:p>
          </table:table-cell>
          <table:table-cell table:formula="of:=3+STANDARDIZE([.AN134];[.CG$1];[.CG$2])" office:value-type="float" office:value="2.69857117334785">
            <text:p>2.6985711733</text:p>
          </table:table-cell>
          <table:table-cell table:formula="of:=3+STANDARDIZE([.AO134];[.CH$1];[.CH$2])" office:value-type="float" office:value="3.66771055569464">
            <text:p>3.6677105557</text:p>
          </table:table-cell>
          <table:table-cell table:formula="of:=3+STANDARDIZE([.AP134];[.CI$1];[.CI$2])" office:value-type="float" office:value="2.08621249759688">
            <text:p>2.0862124976</text:p>
          </table:table-cell>
          <table:table-cell table:formula="of:=3+STANDARDIZE([.AQ134];[.CJ$1];[.CJ$2])" office:value-type="float" office:value="2.38195230662007">
            <text:p>2.3819523066</text:p>
          </table:table-cell>
          <table:table-cell table:formula="of:=3+STANDARDIZE([.AR13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  <table:table-cell office:value-type="float" office:value="27.1677419354839">
            <text:p>27.1677419355</text:p>
          </table:table-cell>
          <table:table-cell office:value-type="float" office:value="250.4">
            <text:p>250.4</text:p>
          </table:table-cell>
          <table:table-cell office:value-type="float" office:value="43199161">
            <text:p>43199161</text:p>
          </table:table-cell>
          <table:table-cell office:value-type="float" office:value="41394770">
            <text:p>41394770</text:p>
          </table:table-cell>
          <table:table-cell table:formula="of:=[.Z134]-2427.41666666667" office:value-type="float" office:value="3634854.83333333">
            <text:p>3634854.83333333</text:p>
          </table:table-cell>
          <table:table-cell office:value-type="float" office:value="53627">
            <text:p>53627.0000</text:p>
          </table:table-cell>
          <table:table-cell office:value-type="float" office:value="43199161">
            <text:p>43199161</text:p>
          </table:table-cell>
          <table:table-cell office:value-type="float" office:value="578818">
            <text:p>578818</text:p>
          </table:table-cell>
          <table:table-cell office:value-type="float" office:value="369829">
            <text:p>369829</text:p>
          </table:table-cell>
          <table:table-cell office:value-type="float" office:value="2109529">
            <text:p>2109529</text:p>
          </table:table-cell>
          <table:table-cell office:value-type="float" office:value="27821">
            <text:p>27821</text:p>
          </table:table-cell>
          <table:table-cell office:value-type="float" office:value="201063">
            <text:p>201063</text:p>
          </table:table-cell>
          <table:table-cell office:value-type="float" office:value="220033">
            <text:p>220033</text:p>
          </table:table-cell>
          <table:table-cell office:value-type="float" office:value="276300">
            <text:p>276300</text:p>
          </table:table-cell>
          <table:table-cell office:value-type="float" office:value="625752">
            <text:p>625752</text:p>
          </table:table-cell>
          <table:table-cell office:value-type="float" office:value="41394770">
            <text:p>41394770</text:p>
          </table:table-cell>
          <table:table-cell office:value-type="float" office:value="203120">
            <text:p>203120</text:p>
          </table:table-cell>
          <table:table-cell office:value-type="float" office:value="308115">
            <text:p>308115</text:p>
          </table:table-cell>
          <table:table-cell office:value-type="float" office:value="53519">
            <text:p>53519</text:p>
          </table:table-cell>
          <table:table-cell office:value-type="float" office:value="4943614">
            <text:p>4943614</text:p>
          </table:table-cell>
          <table:table-cell office:value-type="float" office:value="1028731">
            <text:p>1028731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5];[.AU$1];[.AU$2])" office:value-type="float" office:value="3.8051600476186">
            <text:p>3.8051600476</text:p>
          </table:table-cell>
          <table:table-cell table:formula="of:=3+STANDARDIZE([.C135];[.AV$1];[.AV$2])" office:value-type="float" office:value="2.00531979067654">
            <text:p>2.0053197907</text:p>
          </table:table-cell>
          <table:table-cell table:formula="of:=3+STANDARDIZE([.D135];[.AW$1];[.AW$2])" office:value-type="float" office:value="2.05114183761495">
            <text:p>2.0511418376</text:p>
          </table:table-cell>
          <table:table-cell table:formula="of:=3+STANDARDIZE([.E135];[.AX$1];[.AX$2])" office:value-type="float" office:value="1.97448716434778">
            <text:p>1.9744871643</text:p>
          </table:table-cell>
          <table:table-cell table:formula="of:=3+STANDARDIZE([.F135];[.AY$1];[.AY$2])" office:value-type="float" office:value="2.06787115166258">
            <text:p>2.0678711517</text:p>
          </table:table-cell>
          <table:table-cell table:formula="of:=3+STANDARDIZE([.G135];[.AZ$1];[.AZ$2])" office:value-type="float" office:value="2.66005390765428">
            <text:p>2.6600539077</text:p>
          </table:table-cell>
          <table:table-cell table:formula="of:=3+STANDARDIZE([.H135];[.BA$1];[.BA$2])" office:value-type="float" office:value="2.82672650293394">
            <text:p>2.8267265029</text:p>
          </table:table-cell>
          <table:table-cell table:formula="of:=3+STANDARDIZE([.I135];[.BB$1];[.BB$2])" office:value-type="float" office:value="2.06236232750262">
            <text:p>2.0623623275</text:p>
          </table:table-cell>
          <table:table-cell table:formula="of:=3+STANDARDIZE([.J135];[.BC$1];[.BC$2])" office:value-type="float" office:value="2.17355967743805">
            <text:p>2.1735596774</text:p>
          </table:table-cell>
          <table:table-cell table:formula="of:=3+STANDARDIZE([.K135];[.BD$1];[.BD$2])" office:value-type="float" office:value="2.13760050198602">
            <text:p>2.137600502</text:p>
          </table:table-cell>
          <table:table-cell table:formula="of:=3+STANDARDIZE([.L135];[.BE$1];[.BE$2])" office:value-type="float" office:value="2.11988713686612">
            <text:p>2.1198871369</text:p>
          </table:table-cell>
          <table:table-cell table:formula="of:=3+STANDARDIZE([.M135];[.BF$1];[.BF$2])" office:value-type="float" office:value="3.3905982397786">
            <text:p>3.3905982398</text:p>
          </table:table-cell>
          <table:table-cell table:formula="of:=3+STANDARDIZE([.N135];[.BG$1];[.BG$2])" office:value-type="float" office:value="2.02134740499533">
            <text:p>2.021347405</text:p>
          </table:table-cell>
          <table:table-cell table:formula="of:=3+STANDARDIZE([.O135];[.BH$1];[.BH$2])" office:value-type="float" office:value="2.92083439182139">
            <text:p>2.9208343918</text:p>
          </table:table-cell>
          <table:table-cell table:formula="of:=3+STANDARDIZE([.P135];[.BI$1];[.BI$2])" office:value-type="float" office:value="3.68869468853173">
            <text:p>3.6886946885</text:p>
          </table:table-cell>
          <table:table-cell table:formula="of:=3+STANDARDIZE([.Q135];[.BJ$1];[.BJ$2])" office:value-type="float" office:value="4.23814591679993">
            <text:p>4.2381459168</text:p>
          </table:table-cell>
          <table:table-cell table:formula="of:=3+STANDARDIZE([.R135];[.BK$1];[.BK$2])" office:value-type="float" office:value="4.22299199853099">
            <text:p>4.2229919985</text:p>
          </table:table-cell>
          <table:table-cell table:formula="of:=3+STANDARDIZE([.S135];[.BL$1];[.BL$2])" office:value-type="float" office:value="4.18333514617793">
            <text:p>4.1833351462</text:p>
          </table:table-cell>
          <table:table-cell table:formula="of:=3+STANDARDIZE([.T135];[.BM$1];[.BM$2])" office:value-type="float" office:value="4.30866026208317">
            <text:p>4.3086602621</text:p>
          </table:table-cell>
          <table:table-cell table:formula="of:=3+STANDARDIZE([.U135];[.BN$1];[.BN$2])" office:value-type="float" office:value="3.11765812489124">
            <text:p>3.1176581249</text:p>
          </table:table-cell>
          <table:table-cell table:formula="of:=3+STANDARDIZE([.V135];[.BO$1];[.BO$2])" office:value-type="float" office:value="4.70233388294428">
            <text:p>4.7023338829</text:p>
          </table:table-cell>
          <table:table-cell table:formula="of:=3+STANDARDIZE([.W135];[.BP$1];[.BP$2])" office:value-type="float" office:value="3.03392780123696">
            <text:p>3.0339278012</text:p>
          </table:table-cell>
          <table:table-cell table:formula="of:=3+STANDARDIZE([.X135];[.BQ$1];[.BQ$2])" office:value-type="float" office:value="8.24798816856216">
            <text:p>8.2479881686</text:p>
          </table:table-cell>
          <table:table-cell table:formula="of:=3+STANDARDIZE([.Y135];[.BR$1];[.BR$2])" office:value-type="float" office:value="3.85845428036339">
            <text:p>3.8584542804</text:p>
          </table:table-cell>
          <table:table-cell table:formula="of:=3+STANDARDIZE([.Z135];[.BS$1];[.BS$2])" office:value-type="float" office:value="3.78630217455569">
            <text:p>3.7863021746</text:p>
          </table:table-cell>
          <table:table-cell table:formula="of:=3+STANDARDIZE([.AA135];[.BT$1];[.BT$2])" office:value-type="float" office:value="2.53453589852543">
            <text:p>2.5345358985</text:p>
          </table:table-cell>
          <table:table-cell table:formula="of:=3+STANDARDIZE([.AB135];[.BU$1];[.BU$2])" office:value-type="float" office:value="8.24798816856216">
            <text:p>8.2479881686</text:p>
          </table:table-cell>
          <table:table-cell table:formula="of:=3+STANDARDIZE([.AC135];[.BV$1];[.BV$2])" office:value-type="float" office:value="3.55823743666751">
            <text:p>3.5582374367</text:p>
          </table:table-cell>
          <table:table-cell table:formula="of:=3+STANDARDIZE([.AD135];[.BW$1];[.BW$2])" office:value-type="float" office:value="3.00254358974586">
            <text:p>3.0025435897</text:p>
          </table:table-cell>
          <table:table-cell table:formula="of:=3+STANDARDIZE([.AE135];[.BX$1];[.BX$2])" office:value-type="float" office:value="2.605898541343">
            <text:p>2.6058985413</text:p>
          </table:table-cell>
          <table:table-cell table:formula="of:=3+STANDARDIZE([.AF135];[.BY$1];[.BY$2])" office:value-type="float" office:value="4.3205574771142">
            <text:p>4.3205574771</text:p>
          </table:table-cell>
          <table:table-cell table:formula="of:=3+STANDARDIZE([.AG135];[.BZ$1];[.BZ$2])" office:value-type="float" office:value="2.64050333175109">
            <text:p>2.6405033318</text:p>
          </table:table-cell>
          <table:table-cell table:formula="of:=3+STANDARDIZE([.AH135];[.CA$1];[.CA$2])" office:value-type="float" office:value="1.40859372900755">
            <text:p>1.408593729</text:p>
          </table:table-cell>
          <table:table-cell table:formula="of:=3+STANDARDIZE([.AI135];[.CB$1];[.CB$2])" office:value-type="float" office:value="2.64592213427526">
            <text:p>2.6459221343</text:p>
          </table:table-cell>
          <table:table-cell table:formula="of:=3+STANDARDIZE([.AJ135];[.CC$1];[.CC$2])" office:value-type="float" office:value="3.80813640156358">
            <text:p>3.8081364016</text:p>
          </table:table-cell>
          <table:table-cell table:formula="of:=3+STANDARDIZE([.AK135];[.CD$1];[.CD$2])" office:value-type="float" office:value="3.85845428036339">
            <text:p>3.8584542804</text:p>
          </table:table-cell>
          <table:table-cell table:formula="of:=3+STANDARDIZE([.AL135];[.CE$1];[.CE$2])" office:value-type="float" office:value="2.93594024988295">
            <text:p>2.9359402499</text:p>
          </table:table-cell>
          <table:table-cell table:formula="of:=3+STANDARDIZE([.AM135];[.CF$1];[.CF$2])" office:value-type="float" office:value="1.44668617983854">
            <text:p>1.4466861798</text:p>
          </table:table-cell>
          <table:table-cell table:formula="of:=3+STANDARDIZE([.AN135];[.CG$1];[.CG$2])" office:value-type="float" office:value="5.17337205711003">
            <text:p>5.1733720571</text:p>
          </table:table-cell>
          <table:table-cell table:formula="of:=3+STANDARDIZE([.AO135];[.CH$1];[.CH$2])" office:value-type="float" office:value="4.11350825848747">
            <text:p>4.1135082585</text:p>
          </table:table-cell>
          <table:table-cell table:formula="of:=3+STANDARDIZE([.AP135];[.CI$1];[.CI$2])" office:value-type="float" office:value="1.89446485423369">
            <text:p>1.8944648542</text:p>
          </table:table-cell>
          <table:table-cell table:formula="of:=3+STANDARDIZE([.AQ135];[.CJ$1];[.CJ$2])" office:value-type="float" office:value="2.34148357870476">
            <text:p>2.3414835787</text:p>
          </table:table-cell>
          <table:table-cell table:formula="of:=3+STANDARDIZE([.AR13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  <table:table-cell office:value-type="float" office:value="27.0966666666667">
            <text:p>27.0966666667</text:p>
          </table:table-cell>
          <table:table-cell office:value-type="float" office:value="350.3">
            <text:p>350.3</text:p>
          </table:table-cell>
          <table:table-cell office:value-type="float" office:value="36291544">
            <text:p>36291544</text:p>
          </table:table-cell>
          <table:table-cell office:value-type="float" office:value="42418796">
            <text:p>42418796</text:p>
          </table:table-cell>
          <table:table-cell table:formula="of:=[.Z135]-2427.41666666667" office:value-type="float" office:value="3632427.41666667">
            <text:p>3632427.41666667</text:p>
          </table:table-cell>
          <table:table-cell office:value-type="float" office:value="66099">
            <text:p>66099.0000</text:p>
          </table:table-cell>
          <table:table-cell office:value-type="float" office:value="36291544">
            <text:p>36291544</text:p>
          </table:table-cell>
          <table:table-cell office:value-type="float" office:value="484841">
            <text:p>484841</text:p>
          </table:table-cell>
          <table:table-cell office:value-type="float" office:value="405970">
            <text:p>405970</text:p>
          </table:table-cell>
          <table:table-cell office:value-type="float" office:value="2172395">
            <text:p>2172395</text:p>
          </table:table-cell>
          <table:table-cell office:value-type="float" office:value="24661">
            <text:p>24661</text:p>
          </table:table-cell>
          <table:table-cell office:value-type="float" office:value="138153">
            <text:p>138153</text:p>
          </table:table-cell>
          <table:table-cell office:value-type="float" office:value="356881">
            <text:p>356881</text:p>
          </table:table-cell>
          <table:table-cell office:value-type="float" office:value="338897">
            <text:p>338897</text:p>
          </table:table-cell>
          <table:table-cell office:value-type="float" office:value="591772">
            <text:p>591772</text:p>
          </table:table-cell>
          <table:table-cell office:value-type="float" office:value="42418796">
            <text:p>42418796</text:p>
          </table:table-cell>
          <table:table-cell office:value-type="float" office:value="168245">
            <text:p>168245</text:p>
          </table:table-cell>
          <table:table-cell office:value-type="float" office:value="381962">
            <text:p>381962</text:p>
          </table:table-cell>
          <table:table-cell office:value-type="float" office:value="33917">
            <text:p>33917</text:p>
          </table:table-cell>
          <table:table-cell office:value-type="float" office:value="5135192">
            <text:p>5135192</text:p>
          </table:table-cell>
          <table:table-cell office:value-type="float" office:value="1214973">
            <text:p>1214973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6];[.AU$1];[.AU$2])" office:value-type="float" office:value="3.42972370815562">
            <text:p>3.4297237082</text:p>
          </table:table-cell>
          <table:table-cell table:formula="of:=3+STANDARDIZE([.C136];[.AV$1];[.AV$2])" office:value-type="float" office:value="1.94325420044781">
            <text:p>1.9432542004</text:p>
          </table:table-cell>
          <table:table-cell table:formula="of:=3+STANDARDIZE([.D136];[.AW$1];[.AW$2])" office:value-type="float" office:value="2.00437669924416">
            <text:p>2.0043766992</text:p>
          </table:table-cell>
          <table:table-cell table:formula="of:=3+STANDARDIZE([.E136];[.AX$1];[.AX$2])" office:value-type="float" office:value="1.93458501937388">
            <text:p>1.9345850194</text:p>
          </table:table-cell>
          <table:table-cell table:formula="of:=3+STANDARDIZE([.F136];[.AY$1];[.AY$2])" office:value-type="float" office:value="1.97276731331789">
            <text:p>1.9727673133</text:p>
          </table:table-cell>
          <table:table-cell table:formula="of:=3+STANDARDIZE([.G136];[.AZ$1];[.AZ$2])" office:value-type="float" office:value="2.76398647091921">
            <text:p>2.7639864709</text:p>
          </table:table-cell>
          <table:table-cell table:formula="of:=3+STANDARDIZE([.H136];[.BA$1];[.BA$2])" office:value-type="float" office:value="2.48246254058416">
            <text:p>2.4824625406</text:p>
          </table:table-cell>
          <table:table-cell table:formula="of:=3+STANDARDIZE([.I136];[.BB$1];[.BB$2])" office:value-type="float" office:value="2.16971711824089">
            <text:p>2.1697171182</text:p>
          </table:table-cell>
          <table:table-cell table:formula="of:=3+STANDARDIZE([.J136];[.BC$1];[.BC$2])" office:value-type="float" office:value="2.1260645683354">
            <text:p>2.1260645683</text:p>
          </table:table-cell>
          <table:table-cell table:formula="of:=3+STANDARDIZE([.K136];[.BD$1];[.BD$2])" office:value-type="float" office:value="2.10937512852884">
            <text:p>2.1093751285</text:p>
          </table:table-cell>
          <table:table-cell table:formula="of:=3+STANDARDIZE([.L136];[.BE$1];[.BE$2])" office:value-type="float" office:value="2.15701042449198">
            <text:p>2.1570104245</text:p>
          </table:table-cell>
          <table:table-cell table:formula="of:=3+STANDARDIZE([.M136];[.BF$1];[.BF$2])" office:value-type="float" office:value="4.09759899502165">
            <text:p>4.097598995</text:p>
          </table:table-cell>
          <table:table-cell table:formula="of:=3+STANDARDIZE([.N136];[.BG$1];[.BG$2])" office:value-type="float" office:value="3.96465694959266">
            <text:p>3.9646569496</text:p>
          </table:table-cell>
          <table:table-cell table:formula="of:=3+STANDARDIZE([.O136];[.BH$1];[.BH$2])" office:value-type="float" office:value="2.9757782482206">
            <text:p>2.9757782482</text:p>
          </table:table-cell>
          <table:table-cell table:formula="of:=3+STANDARDIZE([.P136];[.BI$1];[.BI$2])" office:value-type="float" office:value="3.19726324614468">
            <text:p>3.1972632461</text:p>
          </table:table-cell>
          <table:table-cell table:formula="of:=3+STANDARDIZE([.Q136];[.BJ$1];[.BJ$2])" office:value-type="float" office:value="4.2199956036904">
            <text:p>4.2199956037</text:p>
          </table:table-cell>
          <table:table-cell table:formula="of:=3+STANDARDIZE([.R136];[.BK$1];[.BK$2])" office:value-type="float" office:value="4.27538602049489">
            <text:p>4.2753860205</text:p>
          </table:table-cell>
          <table:table-cell table:formula="of:=3+STANDARDIZE([.S136];[.BL$1];[.BL$2])" office:value-type="float" office:value="4.16095325016947">
            <text:p>4.1609532502</text:p>
          </table:table-cell>
          <table:table-cell table:formula="of:=3+STANDARDIZE([.T136];[.BM$1];[.BM$2])" office:value-type="float" office:value="4.31350184973837">
            <text:p>4.3135018497</text:p>
          </table:table-cell>
          <table:table-cell table:formula="of:=3+STANDARDIZE([.U136];[.BN$1];[.BN$2])" office:value-type="float" office:value="2.78085897266019">
            <text:p>2.7808589727</text:p>
          </table:table-cell>
          <table:table-cell table:formula="of:=3+STANDARDIZE([.V136];[.BO$1];[.BO$2])" office:value-type="float" office:value="4.53489126056169">
            <text:p>4.5348912606</text:p>
          </table:table-cell>
          <table:table-cell table:formula="of:=3+STANDARDIZE([.W136];[.BP$1];[.BP$2])" office:value-type="float" office:value="4.32207436620369">
            <text:p>4.3220743662</text:p>
          </table:table-cell>
          <table:table-cell table:formula="of:=3+STANDARDIZE([.X136];[.BQ$1];[.BQ$2])" office:value-type="float" office:value="7.27492485400472">
            <text:p>7.274924854</text:p>
          </table:table-cell>
          <table:table-cell table:formula="of:=3+STANDARDIZE([.Y136];[.BR$1];[.BR$2])" office:value-type="float" office:value="4.00888196278496">
            <text:p>4.0088819628</text:p>
          </table:table-cell>
          <table:table-cell table:formula="of:=3+STANDARDIZE([.Z136];[.BS$1];[.BS$2])" office:value-type="float" office:value="3.77143645158791">
            <text:p>3.7714364516</text:p>
          </table:table-cell>
          <table:table-cell table:formula="of:=3+STANDARDIZE([.AA136];[.BT$1];[.BT$2])" office:value-type="float" office:value="2.80253603810946">
            <text:p>2.8025360381</text:p>
          </table:table-cell>
          <table:table-cell table:formula="of:=3+STANDARDIZE([.AB136];[.BU$1];[.BU$2])" office:value-type="float" office:value="7.27492485400472">
            <text:p>7.274924854</text:p>
          </table:table-cell>
          <table:table-cell table:formula="of:=3+STANDARDIZE([.AC136];[.BV$1];[.BV$2])" office:value-type="float" office:value="3.03778800721982">
            <text:p>3.0377880072</text:p>
          </table:table-cell>
          <table:table-cell table:formula="of:=3+STANDARDIZE([.AD136];[.BW$1];[.BW$2])" office:value-type="float" office:value="3.23243113101233">
            <text:p>3.232431131</text:p>
          </table:table-cell>
          <table:table-cell table:formula="of:=3+STANDARDIZE([.AE136];[.BX$1];[.BX$2])" office:value-type="float" office:value="2.62494335874729">
            <text:p>2.6249433587</text:p>
          </table:table-cell>
          <table:table-cell table:formula="of:=3+STANDARDIZE([.AF136];[.BY$1];[.BY$2])" office:value-type="float" office:value="4.13058194560227">
            <text:p>4.1305819456</text:p>
          </table:table-cell>
          <table:table-cell table:formula="of:=3+STANDARDIZE([.AG136];[.BZ$1];[.BZ$2])" office:value-type="float" office:value="2.14374087350074">
            <text:p>2.1437408735</text:p>
          </table:table-cell>
          <table:table-cell table:formula="of:=3+STANDARDIZE([.AH136];[.CA$1];[.CA$2])" office:value-type="float" office:value="2.00075614797445">
            <text:p>2.000756148</text:p>
          </table:table-cell>
          <table:table-cell table:formula="of:=3+STANDARDIZE([.AI136];[.CB$1];[.CB$2])" office:value-type="float" office:value="2.94494172027381">
            <text:p>2.9449417203</text:p>
          </table:table-cell>
          <table:table-cell table:formula="of:=3+STANDARDIZE([.AJ136];[.CC$1];[.CC$2])" office:value-type="float" office:value="3.50531714060407">
            <text:p>3.5053171406</text:p>
          </table:table-cell>
          <table:table-cell table:formula="of:=3+STANDARDIZE([.AK136];[.CD$1];[.CD$2])" office:value-type="float" office:value="4.00888196278496">
            <text:p>4.0088819628</text:p>
          </table:table-cell>
          <table:table-cell table:formula="of:=3+STANDARDIZE([.AL136];[.CE$1];[.CE$2])" office:value-type="float" office:value="2.86136519416451">
            <text:p>2.8613651942</text:p>
          </table:table-cell>
          <table:table-cell table:formula="of:=3+STANDARDIZE([.AM136];[.CF$1];[.CF$2])" office:value-type="float" office:value="1.82432308196328">
            <text:p>1.824323082</text:p>
          </table:table-cell>
          <table:table-cell table:formula="of:=3+STANDARDIZE([.AN136];[.CG$1];[.CG$2])" office:value-type="float" office:value="3.52664111160929">
            <text:p>3.5266411116</text:p>
          </table:table-cell>
          <table:table-cell table:formula="of:=3+STANDARDIZE([.AO136];[.CH$1];[.CH$2])" office:value-type="float" office:value="4.49833868761409">
            <text:p>4.4983386876</text:p>
          </table:table-cell>
          <table:table-cell table:formula="of:=3+STANDARDIZE([.AP136];[.CI$1];[.CI$2])" office:value-type="float" office:value="2.33356363320856">
            <text:p>2.3335636332</text:p>
          </table:table-cell>
          <table:table-cell table:formula="of:=3+STANDARDIZE([.AQ136];[.CJ$1];[.CJ$2])" office:value-type="float" office:value="2.30873585808908">
            <text:p>2.3087358581</text:p>
          </table:table-cell>
          <table:table-cell table:formula="of:=3+STANDARDIZE([.AR13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  <table:table-cell office:value-type="float" office:value="26.8322580645161">
            <text:p>26.8322580645</text:p>
          </table:table-cell>
          <table:table-cell office:value-type="float" office:value="248">
            <text:p>248</text:p>
          </table:table-cell>
          <table:table-cell office:value-type="float" office:value="19605517">
            <text:p>19605517</text:p>
          </table:table-cell>
          <table:table-cell office:value-type="float" office:value="37365167">
            <text:p>37365167</text:p>
          </table:table-cell>
          <table:table-cell table:style-name="Default" office:value-type="float" office:value="3630000">
            <text:p>3630000</text:p>
          </table:table-cell>
          <table:table-cell office:value-type="float" office:value="45499">
            <text:p>45499.0000</text:p>
          </table:table-cell>
          <table:table-cell office:value-type="float" office:value="19605517">
            <text:p>19605517</text:p>
          </table:table-cell>
          <table:table-cell office:value-type="float" office:value="674963">
            <text:p>674963</text:p>
          </table:table-cell>
          <table:table-cell office:value-type="float" office:value="347427">
            <text:p>347427</text:p>
          </table:table-cell>
          <table:table-cell office:value-type="float" office:value="2265887">
            <text:p>2265887</text:p>
          </table:table-cell>
          <table:table-cell office:value-type="float" office:value="129">
            <text:p>129</text:p>
          </table:table-cell>
          <table:table-cell office:value-type="float" office:value="138530">
            <text:p>138530</text:p>
          </table:table-cell>
          <table:table-cell office:value-type="float" office:value="358346">
            <text:p>358346</text:p>
          </table:table-cell>
          <table:table-cell office:value-type="float" office:value="379196">
            <text:p>379196</text:p>
          </table:table-cell>
          <table:table-cell office:value-type="float" office:value="503038">
            <text:p>503038</text:p>
          </table:table-cell>
          <table:table-cell office:value-type="float" office:value="37365167">
            <text:p>37365167</text:p>
          </table:table-cell>
          <table:table-cell office:value-type="float" office:value="230929">
            <text:p>230929</text:p>
          </table:table-cell>
          <table:table-cell office:value-type="float" office:value="223522">
            <text:p>223522</text:p>
          </table:table-cell>
          <table:table-cell office:value-type="float" office:value="18254">
            <text:p>18254</text:p>
          </table:table-cell>
          <table:table-cell office:value-type="float" office:value="4494899">
            <text:p>4494899</text:p>
          </table:table-cell>
          <table:table-cell office:value-type="float" office:value="1029859">
            <text:p>1029859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7];[.AU$1];[.AU$2])" office:value-type="float" office:value="3.63365947027665">
            <text:p>3.6336594703</text:p>
          </table:table-cell>
          <table:table-cell table:formula="of:=3+STANDARDIZE([.C137];[.AV$1];[.AV$2])" office:value-type="float" office:value="2.09332323950834">
            <text:p>2.0933232395</text:p>
          </table:table-cell>
          <table:table-cell table:formula="of:=3+STANDARDIZE([.D137];[.AW$1];[.AW$2])" office:value-type="float" office:value="1.97631761622169">
            <text:p>1.9763176162</text:p>
          </table:table-cell>
          <table:table-cell table:formula="of:=3+STANDARDIZE([.E137];[.AX$1];[.AX$2])" office:value-type="float" office:value="2.01438930932169">
            <text:p>2.0143893093</text:p>
          </table:table-cell>
          <table:table-cell table:formula="of:=3+STANDARDIZE([.F137];[.AY$1];[.AY$2])" office:value-type="float" office:value="2.0428438257824">
            <text:p>2.0428438258</text:p>
          </table:table-cell>
          <table:table-cell table:formula="of:=3+STANDARDIZE([.G137];[.AZ$1];[.AZ$2])" office:value-type="float" office:value="2.63606946997775">
            <text:p>2.63606947</text:p>
          </table:table-cell>
          <table:table-cell table:formula="of:=3+STANDARDIZE([.H137];[.BA$1];[.BA$2])" office:value-type="float" office:value="4.24616920655629">
            <text:p>4.2461692066</text:p>
          </table:table-cell>
          <table:table-cell table:formula="of:=3+STANDARDIZE([.I137];[.BB$1];[.BB$2])" office:value-type="float" office:value="2.18547561963366">
            <text:p>2.1854756196</text:p>
          </table:table-cell>
          <table:table-cell table:formula="of:=3+STANDARDIZE([.J137];[.BC$1];[.BC$2])" office:value-type="float" office:value="2.13595938273179">
            <text:p>2.1359593827</text:p>
          </table:table-cell>
          <table:table-cell table:formula="of:=3+STANDARDIZE([.K137];[.BD$1];[.BD$2])" office:value-type="float" office:value="2.13289627307649">
            <text:p>2.1328962731</text:p>
          </table:table-cell>
          <table:table-cell table:formula="of:=3+STANDARDIZE([.L137];[.BE$1];[.BE$2])" office:value-type="float" office:value="2.20155836964301">
            <text:p>2.2015583696</text:p>
          </table:table-cell>
          <table:table-cell table:formula="of:=3+STANDARDIZE([.M137];[.BF$1];[.BF$2])" office:value-type="float" office:value="3.57811317486271">
            <text:p>3.5781131749</text:p>
          </table:table-cell>
          <table:table-cell table:formula="of:=3+STANDARDIZE([.N137];[.BG$1];[.BG$2])" office:value-type="float" office:value="3.122716287811">
            <text:p>3.1227162878</text:p>
          </table:table-cell>
          <table:table-cell table:formula="of:=3+STANDARDIZE([.O137];[.BH$1];[.BH$2])" office:value-type="float" office:value="2.39786513091214">
            <text:p>2.3978651309</text:p>
          </table:table-cell>
          <table:table-cell table:formula="of:=3+STANDARDIZE([.P137];[.BI$1];[.BI$2])" office:value-type="float" office:value="0.786909028722503">
            <text:p>0.7869090287</text:p>
          </table:table-cell>
          <table:table-cell table:formula="of:=3+STANDARDIZE([.Q137];[.BJ$1];[.BJ$2])" office:value-type="float" office:value="4.24063226106151">
            <text:p>4.2406322611</text:p>
          </table:table-cell>
          <table:table-cell table:formula="of:=3+STANDARDIZE([.R137];[.BK$1];[.BK$2])" office:value-type="float" office:value="4.25056779956462">
            <text:p>4.2505677996</text:p>
          </table:table-cell>
          <table:table-cell table:formula="of:=3+STANDARDIZE([.S137];[.BL$1];[.BL$2])" office:value-type="float" office:value="4.15923156586112">
            <text:p>4.1592315659</text:p>
          </table:table-cell>
          <table:table-cell table:formula="of:=3+STANDARDIZE([.T137];[.BM$1];[.BM$2])" office:value-type="float" office:value="4.33669050640273">
            <text:p>4.3366905064</text:p>
          </table:table-cell>
          <table:table-cell table:formula="of:=3+STANDARDIZE([.U137];[.BN$1];[.BN$2])" office:value-type="float" office:value="2.98648371823283">
            <text:p>2.9864837182</text:p>
          </table:table-cell>
          <table:table-cell table:formula="of:=3+STANDARDIZE([.V137];[.BO$1];[.BO$2])" office:value-type="float" office:value="3.91198443992793">
            <text:p>3.9119844399</text:p>
          </table:table-cell>
          <table:table-cell table:formula="of:=3+STANDARDIZE([.W137];[.BP$1];[.BP$2])" office:value-type="float" office:value="3.00298133721374">
            <text:p>3.0029813372</text:p>
          </table:table-cell>
          <table:table-cell table:formula="of:=3+STANDARDIZE([.X137];[.BQ$1];[.BQ$2])" office:value-type="float" office:value="4.92439488984851">
            <text:p>4.9243948898</text:p>
          </table:table-cell>
          <table:table-cell table:formula="of:=3+STANDARDIZE([.Y137];[.BR$1];[.BR$2])" office:value-type="float" office:value="3.26651243477645">
            <text:p>3.2665124348</text:p>
          </table:table-cell>
          <table:table-cell table:formula="of:=3+STANDARDIZE([.Z137];[.BS$1];[.BS$2])" office:value-type="float" office:value="3.75657072862011">
            <text:p>3.7565707286</text:p>
          </table:table-cell>
          <table:table-cell table:formula="of:=3+STANDARDIZE([.AA137];[.BT$1];[.BT$2])" office:value-type="float" office:value="2.35988025913006">
            <text:p>2.3598802591</text:p>
          </table:table-cell>
          <table:table-cell table:formula="of:=3+STANDARDIZE([.AB137];[.BU$1];[.BU$2])" office:value-type="float" office:value="4.92439488984851">
            <text:p>4.9243948898</text:p>
          </table:table-cell>
          <table:table-cell table:formula="of:=3+STANDARDIZE([.AC137];[.BV$1];[.BV$2])" office:value-type="float" office:value="4.09069336092822">
            <text:p>4.0906933609</text:p>
          </table:table-cell>
          <table:table-cell table:formula="of:=3+STANDARDIZE([.AD137];[.BW$1];[.BW$2])" office:value-type="float" office:value="2.86004778997686">
            <text:p>2.86004779</text:p>
          </table:table-cell>
          <table:table-cell table:formula="of:=3+STANDARDIZE([.AE137];[.BX$1];[.BX$2])" office:value-type="float" office:value="2.6532661098172">
            <text:p>2.6532661098</text:p>
          </table:table-cell>
          <table:table-cell table:formula="of:=3+STANDARDIZE([.AF137];[.BY$1];[.BY$2])" office:value-type="float" office:value="2.65574658514317">
            <text:p>2.6557465851</text:p>
          </table:table-cell>
          <table:table-cell table:formula="of:=3+STANDARDIZE([.AG137];[.BZ$1];[.BZ$2])" office:value-type="float" office:value="2.14671781590672">
            <text:p>2.1467178159</text:p>
          </table:table-cell>
          <table:table-cell table:formula="of:=3+STANDARDIZE([.AH137];[.CA$1];[.CA$2])" office:value-type="float" office:value="2.00709542910232">
            <text:p>2.0070954291</text:p>
          </table:table-cell>
          <table:table-cell table:formula="of:=3+STANDARDIZE([.AI137];[.CB$1];[.CB$2])" office:value-type="float" office:value="3.13744599837269">
            <text:p>3.1374459984</text:p>
          </table:table-cell>
          <table:table-cell table:formula="of:=3+STANDARDIZE([.AJ137];[.CC$1];[.CC$2])" office:value-type="float" office:value="2.71454714937447">
            <text:p>2.7145471494</text:p>
          </table:table-cell>
          <table:table-cell table:formula="of:=3+STANDARDIZE([.AK137];[.CD$1];[.CD$2])" office:value-type="float" office:value="3.26651243477645">
            <text:p>3.2665124348</text:p>
          </table:table-cell>
          <table:table-cell table:formula="of:=3+STANDARDIZE([.AL137];[.CE$1];[.CE$2])" office:value-type="float" office:value="2.99540570434816">
            <text:p>2.9954057043</text:p>
          </table:table-cell>
          <table:table-cell table:formula="of:=3+STANDARDIZE([.AM137];[.CF$1];[.CF$2])" office:value-type="float" office:value="1.01409665742818">
            <text:p>1.0140966574</text:p>
          </table:table-cell>
          <table:table-cell table:formula="of:=3+STANDARDIZE([.AN137];[.CG$1];[.CG$2])" office:value-type="float" office:value="2.21081890982488">
            <text:p>2.2108189098</text:p>
          </table:table-cell>
          <table:table-cell table:formula="of:=3+STANDARDIZE([.AO137];[.CH$1];[.CH$2])" office:value-type="float" office:value="3.21215640177346">
            <text:p>3.2121564018</text:p>
          </table:table-cell>
          <table:table-cell table:formula="of:=3+STANDARDIZE([.AP137];[.CI$1];[.CI$2])" office:value-type="float" office:value="1.89712431570147">
            <text:p>1.8971243157</text:p>
          </table:table-cell>
          <table:table-cell table:formula="of:=3+STANDARDIZE([.AQ137];[.CJ$1];[.CJ$2])" office:value-type="float" office:value="2.40260082422598">
            <text:p>2.4026008242</text:p>
          </table:table-cell>
          <table:table-cell table:formula="of:=3+STANDARDIZE([.AR13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  <table:table-cell office:value-type="float" office:value="26.6612903225806">
            <text:p>26.6612903226</text:p>
          </table:table-cell>
          <table:table-cell office:value-type="float" office:value="174.1">
            <text:p>174.1</text:p>
          </table:table-cell>
          <table:table-cell office:value-type="float" office:value="13485925">
            <text:p>13485925</text:p>
          </table:table-cell>
          <table:table-cell office:value-type="float" office:value="41984970">
            <text:p>41984970</text:p>
          </table:table-cell>
          <table:table-cell table:formula="of:=[.Z137]-7250" office:value-type="float" office:value="3622750">
            <text:p>3622750</text:p>
          </table:table-cell>
          <table:table-cell office:value-type="float" office:value="47451">
            <text:p>47451.0000</text:p>
          </table:table-cell>
          <table:table-cell office:value-type="float" office:value="13485925">
            <text:p>13485925</text:p>
          </table:table-cell>
          <table:table-cell office:value-type="float" office:value="484388">
            <text:p>484388</text:p>
          </table:table-cell>
          <table:table-cell office:value-type="float" office:value="384480">
            <text:p>384480</text:p>
          </table:table-cell>
          <table:table-cell office:value-type="float" office:value="1868481">
            <text:p>1868481</text:p>
          </table:table-cell>
          <table:table-cell office:value-type="float" office:value="1061">
            <text:p>1061</text:p>
          </table:table-cell>
          <table:table-cell office:value-type="float" office:value="130134">
            <text:p>130134</text:p>
          </table:table-cell>
          <table:table-cell office:value-type="float" office:value="415718">
            <text:p>415718</text:p>
          </table:table-cell>
          <table:table-cell office:value-type="float" office:value="216584">
            <text:p>216584</text:p>
          </table:table-cell>
          <table:table-cell office:value-type="float" office:value="633363">
            <text:p>633363</text:p>
          </table:table-cell>
          <table:table-cell office:value-type="float" office:value="41984970">
            <text:p>41984970</text:p>
          </table:table-cell>
          <table:table-cell office:value-type="float" office:value="90687">
            <text:p>90687</text:p>
          </table:table-cell>
          <table:table-cell office:value-type="float" office:value="272380">
            <text:p>272380</text:p>
          </table:table-cell>
          <table:table-cell office:value-type="float" office:value="7074">
            <text:p>7074</text:p>
          </table:table-cell>
          <table:table-cell office:value-type="float" office:value="4917973">
            <text:p>4917973</text:p>
          </table:table-cell>
          <table:table-cell office:value-type="float" office:value="1145776">
            <text:p>1145776</text:p>
          </table:table-cell>
          <table:table-cell office:value-type="float" office:value="4036">
            <text:p>403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8];[.AU$1];[.AU$2])" office:value-type="float" office:value="3.61439883414963">
            <text:p>3.6143988341</text:p>
          </table:table-cell>
          <table:table-cell table:formula="of:=3+STANDARDIZE([.C138];[.AV$1];[.AV$2])" office:value-type="float" office:value="2.18873750508386">
            <text:p>2.1887375051</text:p>
          </table:table-cell>
          <table:table-cell table:formula="of:=3+STANDARDIZE([.D138];[.AW$1];[.AW$2])" office:value-type="float" office:value="2.09790697598573">
            <text:p>2.097906976</text:p>
          </table:table-cell>
          <table:table-cell table:formula="of:=3+STANDARDIZE([.E138];[.AX$1];[.AX$2])" office:value-type="float" office:value="2.16956431755353">
            <text:p>2.1695643176</text:p>
          </table:table-cell>
          <table:table-cell table:formula="of:=3+STANDARDIZE([.F138];[.AY$1];[.AY$2])" office:value-type="float" office:value="2.18299685071142">
            <text:p>2.1829968507</text:p>
          </table:table-cell>
          <table:table-cell table:formula="of:=3+STANDARDIZE([.G138];[.AZ$1];[.AZ$2])" office:value-type="float" office:value="2.62007984486007">
            <text:p>2.6200798449</text:p>
          </table:table-cell>
          <table:table-cell table:formula="of:=3+STANDARDIZE([.H138];[.BA$1];[.BA$2])" office:value-type="float" office:value="3.69824157879238">
            <text:p>3.6982415788</text:p>
          </table:table-cell>
          <table:table-cell table:formula="of:=3+STANDARDIZE([.I138];[.BB$1];[.BB$2])" office:value-type="float" office:value="2.18646052597071">
            <text:p>2.186460526</text:p>
          </table:table-cell>
          <table:table-cell table:formula="of:=3+STANDARDIZE([.J138];[.BC$1];[.BC$2])" office:value-type="float" office:value="2.14189627136962">
            <text:p>2.1418962714</text:p>
          </table:table-cell>
          <table:table-cell table:formula="of:=3+STANDARDIZE([.K138];[.BD$1];[.BD$2])" office:value-type="float" office:value="2.17241179591654">
            <text:p>2.1724117959</text:p>
          </table:table-cell>
          <table:table-cell table:formula="of:=3+STANDARDIZE([.L138];[.BE$1];[.BE$2])" office:value-type="float" office:value="2.23019633438296">
            <text:p>2.2301963344</text:p>
          </table:table-cell>
          <table:table-cell table:formula="of:=3+STANDARDIZE([.M138];[.BF$1];[.BF$2])" office:value-type="float" office:value="3.5878361714967">
            <text:p>3.5878361715</text:p>
          </table:table-cell>
          <table:table-cell table:formula="of:=3+STANDARDIZE([.N138];[.BG$1];[.BG$2])" office:value-type="float" office:value="2.9990074601883">
            <text:p>2.9990074602</text:p>
          </table:table-cell>
          <table:table-cell table:formula="of:=3+STANDARDIZE([.O138];[.BH$1];[.BH$2])" office:value-type="float" office:value="2.06258729186296">
            <text:p>2.0625872919</text:p>
          </table:table-cell>
          <table:table-cell table:formula="of:=3+STANDARDIZE([.P138];[.BI$1];[.BI$2])" office:value-type="float" office:value="1.41523923006023">
            <text:p>1.4152392301</text:p>
          </table:table-cell>
          <table:table-cell table:formula="of:=3+STANDARDIZE([.Q138];[.BJ$1];[.BJ$2])" office:value-type="float" office:value="4.15162113649696">
            <text:p>4.1516211365</text:p>
          </table:table-cell>
          <table:table-cell table:formula="of:=3+STANDARDIZE([.R138];[.BK$1];[.BK$2])" office:value-type="float" office:value="4.25257331236707">
            <text:p>4.2525733124</text:p>
          </table:table-cell>
          <table:table-cell table:formula="of:=3+STANDARDIZE([.S138];[.BL$1];[.BL$2])" office:value-type="float" office:value="4.14004708356816">
            <text:p>4.1400470836</text:p>
          </table:table-cell>
          <table:table-cell table:formula="of:=3+STANDARDIZE([.T138];[.BM$1];[.BM$2])" office:value-type="float" office:value="4.21131886817344">
            <text:p>4.2113188682</text:p>
          </table:table-cell>
          <table:table-cell table:formula="of:=3+STANDARDIZE([.U138];[.BN$1];[.BN$2])" office:value-type="float" office:value="2.40860727808903">
            <text:p>2.4086072781</text:p>
          </table:table-cell>
          <table:table-cell table:formula="of:=3+STANDARDIZE([.V138];[.BO$1];[.BO$2])" office:value-type="float" office:value="3.50921020454462">
            <text:p>3.5092102045</text:p>
          </table:table-cell>
          <table:table-cell table:formula="of:=3+STANDARDIZE([.W138];[.BP$1];[.BP$2])" office:value-type="float" office:value="2.05008813249861">
            <text:p>2.0500881325</text:p>
          </table:table-cell>
          <table:table-cell table:formula="of:=3+STANDARDIZE([.X138];[.BQ$1];[.BQ$2])" office:value-type="float" office:value="4.06233920910374">
            <text:p>4.0623392091</text:p>
          </table:table-cell>
          <table:table-cell table:formula="of:=3+STANDARDIZE([.Y138];[.BR$1];[.BR$2])" office:value-type="float" office:value="3.94515365925144">
            <text:p>3.9451536593</text:p>
          </table:table-cell>
          <table:table-cell table:formula="of:=3+STANDARDIZE([.Z138];[.BS$1];[.BS$2])" office:value-type="float" office:value="3.71217106168348">
            <text:p>3.7121710617</text:p>
          </table:table-cell>
          <table:table-cell table:formula="of:=3+STANDARDIZE([.AA138];[.BT$1];[.BT$2])" office:value-type="float" office:value="2.40182511741005">
            <text:p>2.4018251174</text:p>
          </table:table-cell>
          <table:table-cell table:formula="of:=3+STANDARDIZE([.AB138];[.BU$1];[.BU$2])" office:value-type="float" office:value="4.06233920910374">
            <text:p>4.0623392091</text:p>
          </table:table-cell>
          <table:table-cell table:formula="of:=3+STANDARDIZE([.AC138];[.BV$1];[.BV$2])" office:value-type="float" office:value="3.03527927006562">
            <text:p>3.0352792701</text:p>
          </table:table-cell>
          <table:table-cell table:formula="of:=3+STANDARDIZE([.AD138];[.BW$1];[.BW$2])" office:value-type="float" office:value="3.09573642799314">
            <text:p>3.095736428</text:p>
          </table:table-cell>
          <table:table-cell table:formula="of:=3+STANDARDIZE([.AE138];[.BX$1];[.BX$2])" office:value-type="float" office:value="2.5328747264722">
            <text:p>2.5328747265</text:p>
          </table:table-cell>
          <table:table-cell table:formula="of:=3+STANDARDIZE([.AF138];[.BY$1];[.BY$2])" office:value-type="float" office:value="2.71177734317137">
            <text:p>2.7117773432</text:p>
          </table:table-cell>
          <table:table-cell table:formula="of:=3+STANDARDIZE([.AG138];[.BZ$1];[.BZ$2])" office:value-type="float" office:value="2.0804196502817">
            <text:p>2.0804196503</text:p>
          </table:table-cell>
          <table:table-cell table:formula="of:=3+STANDARDIZE([.AH138];[.CA$1];[.CA$2])" office:value-type="float" office:value="2.25535292867096">
            <text:p>2.2553529287</text:p>
          </table:table-cell>
          <table:table-cell table:formula="of:=3+STANDARDIZE([.AI138];[.CB$1];[.CB$2])" office:value-type="float" office:value="2.36066479610427">
            <text:p>2.3606647961</text:p>
          </table:table-cell>
          <table:table-cell table:formula="of:=3+STANDARDIZE([.AJ138];[.CC$1];[.CC$2])" office:value-type="float" office:value="3.87596328193918">
            <text:p>3.8759632819</text:p>
          </table:table-cell>
          <table:table-cell table:formula="of:=3+STANDARDIZE([.AK138];[.CD$1];[.CD$2])" office:value-type="float" office:value="3.94515365925144">
            <text:p>3.9451536593</text:p>
          </table:table-cell>
          <table:table-cell table:formula="of:=3+STANDARDIZE([.AL138];[.CE$1];[.CE$2])" office:value-type="float" office:value="2.69551882365811">
            <text:p>2.6955188237</text:p>
          </table:table-cell>
          <table:table-cell table:formula="of:=3+STANDARDIZE([.AM138];[.CF$1];[.CF$2])" office:value-type="float" office:value="1.26394544971508">
            <text:p>1.2639454497</text:p>
          </table:table-cell>
          <table:table-cell table:formula="of:=3+STANDARDIZE([.AN138];[.CG$1];[.CG$2])" office:value-type="float" office:value="1.27160597386435">
            <text:p>1.2716059739</text:p>
          </table:table-cell>
          <table:table-cell table:formula="of:=3+STANDARDIZE([.AO138];[.CH$1];[.CH$2])" office:value-type="float" office:value="4.06200215114092">
            <text:p>4.0620021511</text:p>
          </table:table-cell>
          <table:table-cell table:formula="of:=3+STANDARDIZE([.AP138];[.CI$1];[.CI$2])" office:value-type="float" office:value="2.17041934669572">
            <text:p>2.1704193467</text:p>
          </table:table-cell>
          <table:table-cell table:formula="of:=3+STANDARDIZE([.AQ138];[.CJ$1];[.CJ$2])" office:value-type="float" office:value="2.42398890191806">
            <text:p>2.4239889019</text:p>
          </table:table-cell>
          <table:table-cell table:formula="of:=3+STANDARDIZE([.AR138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  <table:table-cell office:value-type="float" office:value="26.2821428571429">
            <text:p>26.2821428571</text:p>
          </table:table-cell>
          <table:table-cell office:value-type="float" office:value="175.6">
            <text:p>175.6</text:p>
          </table:table-cell>
          <table:table-cell office:value-type="float" office:value="13700744">
            <text:p>13700744</text:p>
          </table:table-cell>
          <table:table-cell office:value-type="float" office:value="41189785">
            <text:p>41189785</text:p>
          </table:table-cell>
          <table:table-cell table:formula="of:=[.Z138]-7250" office:value-type="float" office:value="3615500">
            <text:p>3615500</text:p>
          </table:table-cell>
          <table:table-cell office:value-type="float" office:value="22586">
            <text:p>22586.0000</text:p>
          </table:table-cell>
          <table:table-cell office:value-type="float" office:value="13700744">
            <text:p>13700744</text:p>
          </table:table-cell>
          <table:table-cell office:value-type="float" office:value="506582">
            <text:p>506582</text:p>
          </table:table-cell>
          <table:table-cell office:value-type="float" office:value="415810">
            <text:p>415810</text:p>
          </table:table-cell>
          <table:table-cell office:value-type="float" office:value="1970802">
            <text:p>1970802</text:p>
          </table:table-cell>
          <table:table-cell office:value-type="float" office:value="2929">
            <text:p>2929</text:p>
          </table:table-cell>
          <table:table-cell office:value-type="float" office:value="231251">
            <text:p>231251</text:p>
          </table:table-cell>
          <table:table-cell office:value-type="float" office:value="357888">
            <text:p>357888</text:p>
          </table:table-cell>
          <table:table-cell office:value-type="float" office:value="834667">
            <text:p>834667</text:p>
          </table:table-cell>
          <table:table-cell office:value-type="float" office:value="529811">
            <text:p>529811</text:p>
          </table:table-cell>
          <table:table-cell office:value-type="float" office:value="41189785">
            <text:p>41189785</text:p>
          </table:table-cell>
          <table:table-cell office:value-type="float" office:value="111791">
            <text:p>111791</text:p>
          </table:table-cell>
          <table:table-cell office:value-type="float" office:value="179600">
            <text:p>179600</text:p>
          </table:table-cell>
          <table:table-cell office:value-type="float" office:value="37754">
            <text:p>37754</text:p>
          </table:table-cell>
          <table:table-cell office:value-type="float" office:value="4392143">
            <text:p>4392143</text:p>
          </table:table-cell>
          <table:table-cell office:value-type="float" office:value="1024955">
            <text:p>102495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39];[.AU$1];[.AU$2])" office:value-type="float" office:value="4.04895670102053">
            <text:p>4.048956701</text:p>
          </table:table-cell>
          <table:table-cell table:formula="of:=3+STANDARDIZE([.C139];[.AV$1];[.AV$2])" office:value-type="float" office:value="2.32027950228506">
            <text:p>2.3202795023</text:p>
          </table:table-cell>
          <table:table-cell table:formula="of:=3+STANDARDIZE([.D139];[.AW$1];[.AW$2])" office:value-type="float" office:value="2.1680546835419">
            <text:p>2.1680546835</text:p>
          </table:table-cell>
          <table:table-cell table:formula="of:=3+STANDARDIZE([.E139];[.AX$1];[.AX$2])" office:value-type="float" office:value="2.2272007491825">
            <text:p>2.2272007492</text:p>
          </table:table-cell>
          <table:table-cell table:formula="of:=3+STANDARDIZE([.F139];[.AY$1];[.AY$2])" office:value-type="float" office:value="2.23805696764781">
            <text:p>2.2380569676</text:p>
          </table:table-cell>
          <table:table-cell table:formula="of:=3+STANDARDIZE([.G139];[.AZ$1];[.AZ$2])" office:value-type="float" office:value="2.79330078363496">
            <text:p>2.7933007836</text:p>
          </table:table-cell>
          <table:table-cell table:formula="of:=3+STANDARDIZE([.H139];[.BA$1];[.BA$2])" office:value-type="float" office:value="3.9050067213448">
            <text:p>3.9050067213</text:p>
          </table:table-cell>
          <table:table-cell table:formula="of:=3+STANDARDIZE([.I139];[.BB$1];[.BB$2])" office:value-type="float" office:value="2.2229020604415">
            <text:p>2.2229020604</text:p>
          </table:table-cell>
          <table:table-cell table:formula="of:=3+STANDARDIZE([.J139];[.BC$1];[.BC$2])" office:value-type="float" office:value="2.20918100926504">
            <text:p>2.2091810093</text:p>
          </table:table-cell>
          <table:table-cell table:formula="of:=3+STANDARDIZE([.K139];[.BD$1];[.BD$2])" office:value-type="float" office:value="2.1498314971508">
            <text:p>2.1498314972</text:p>
          </table:table-cell>
          <table:table-cell table:formula="of:=3+STANDARDIZE([.L139];[.BE$1];[.BE$2])" office:value-type="float" office:value="2.21004369252892">
            <text:p>2.2100436925</text:p>
          </table:table-cell>
          <table:table-cell table:formula="of:=3+STANDARDIZE([.M139];[.BF$1];[.BF$2])" office:value-type="float" office:value="3.49616220323336">
            <text:p>3.4961622032</text:p>
          </table:table-cell>
          <table:table-cell table:formula="of:=3+STANDARDIZE([.N139];[.BG$1];[.BG$2])" office:value-type="float" office:value="3.29326632200928">
            <text:p>3.293266322</text:p>
          </table:table-cell>
          <table:table-cell table:formula="of:=3+STANDARDIZE([.O139];[.BH$1];[.BH$2])" office:value-type="float" office:value="2.16766240410086">
            <text:p>2.1676624041</text:p>
          </table:table-cell>
          <table:table-cell table:formula="of:=3+STANDARDIZE([.P139];[.BI$1];[.BI$2])" office:value-type="float" office:value="3.55296600444388">
            <text:p>3.5529660044</text:p>
          </table:table-cell>
          <table:table-cell table:formula="of:=3+STANDARDIZE([.Q139];[.BJ$1];[.BJ$2])" office:value-type="float" office:value="4.32889748234759">
            <text:p>4.3288974823</text:p>
          </table:table-cell>
          <table:table-cell table:formula="of:=3+STANDARDIZE([.R139];[.BK$1];[.BK$2])" office:value-type="float" office:value="4.17912140597749">
            <text:p>4.179121406</text:p>
          </table:table-cell>
          <table:table-cell table:formula="of:=3+STANDARDIZE([.S139];[.BL$1];[.BL$2])" office:value-type="float" office:value="4.23867499894609">
            <text:p>4.2386749989</text:p>
          </table:table-cell>
          <table:table-cell table:formula="of:=3+STANDARDIZE([.T139];[.BM$1];[.BM$2])" office:value-type="float" office:value="4.27425950769099">
            <text:p>4.2742595077</text:p>
          </table:table-cell>
          <table:table-cell table:formula="of:=3+STANDARDIZE([.U139];[.BN$1];[.BN$2])" office:value-type="float" office:value="3.81961846322543">
            <text:p>3.8196184632</text:p>
          </table:table-cell>
          <table:table-cell table:formula="of:=3+STANDARDIZE([.V139];[.BO$1];[.BO$2])" office:value-type="float" office:value="2.61599591300418">
            <text:p>2.615995913</text:p>
          </table:table-cell>
          <table:table-cell table:formula="of:=3+STANDARDIZE([.W139];[.BP$1];[.BP$2])" office:value-type="float" office:value="2.06942967251313">
            <text:p>2.0694296725</text:p>
          </table:table-cell>
          <table:table-cell table:formula="of:=3+STANDARDIZE([.X139];[.BQ$1];[.BQ$2])" office:value-type="float" office:value="4.0926003669198">
            <text:p>4.0926003669</text:p>
          </table:table-cell>
          <table:table-cell table:formula="of:=3+STANDARDIZE([.Y139];[.BR$1];[.BR$2])" office:value-type="float" office:value="3.82834233156406">
            <text:p>3.8283423316</text:p>
          </table:table-cell>
          <table:table-cell table:formula="of:=3+STANDARDIZE([.Z139];[.BS$1];[.BS$2])" office:value-type="float" office:value="3.66777139474686">
            <text:p>3.6677713947</text:p>
          </table:table-cell>
          <table:table-cell table:formula="of:=3+STANDARDIZE([.AA139];[.BT$1];[.BT$2])" office:value-type="float" office:value="1.86752240166622">
            <text:p>1.8675224017</text:p>
          </table:table-cell>
          <table:table-cell table:formula="of:=3+STANDARDIZE([.AB139];[.BU$1];[.BU$2])" office:value-type="float" office:value="4.0926003669198">
            <text:p>4.0926003669</text:p>
          </table:table-cell>
          <table:table-cell table:formula="of:=3+STANDARDIZE([.AC139];[.BV$1];[.BV$2])" office:value-type="float" office:value="3.15819077646785">
            <text:p>3.1581907765</text:p>
          </table:table-cell>
          <table:table-cell table:formula="of:=3+STANDARDIZE([.AD139];[.BW$1];[.BW$2])" office:value-type="float" office:value="3.29502191173401">
            <text:p>3.2950219117</text:p>
          </table:table-cell>
          <table:table-cell table:formula="of:=3+STANDARDIZE([.AE139];[.BX$1];[.BX$2])" office:value-type="float" office:value="2.56387216167762">
            <text:p>2.5638721617</text:p>
          </table:table-cell>
          <table:table-cell table:formula="of:=3+STANDARDIZE([.AF139];[.BY$1];[.BY$2])" office:value-type="float" office:value="2.82407933458412">
            <text:p>2.8240793346</text:p>
          </table:table-cell>
          <table:table-cell table:formula="of:=3+STANDARDIZE([.AG139];[.BZ$1];[.BZ$2])" office:value-type="float" office:value="2.87887982340046">
            <text:p>2.8788798234</text:p>
          </table:table-cell>
          <table:table-cell table:formula="of:=3+STANDARDIZE([.AH139];[.CA$1];[.CA$2])" office:value-type="float" office:value="2.00511359240842">
            <text:p>2.0051135924</text:p>
          </table:table-cell>
          <table:table-cell table:formula="of:=3+STANDARDIZE([.AI139];[.CB$1];[.CB$2])" office:value-type="float" office:value="5.31318524872569">
            <text:p>5.3131852487</text:p>
          </table:table-cell>
          <table:table-cell table:formula="of:=3+STANDARDIZE([.AJ139];[.CC$1];[.CC$2])" office:value-type="float" office:value="2.95313985313165">
            <text:p>2.9531398531</text:p>
          </table:table-cell>
          <table:table-cell table:formula="of:=3+STANDARDIZE([.AK139];[.CD$1];[.CD$2])" office:value-type="float" office:value="3.82834233156406">
            <text:p>3.8283423316</text:p>
          </table:table-cell>
          <table:table-cell table:formula="of:=3+STANDARDIZE([.AL139];[.CE$1];[.CE$2])" office:value-type="float" office:value="2.74064662224971">
            <text:p>2.7406466222</text:p>
          </table:table-cell>
          <table:table-cell table:formula="of:=3+STANDARDIZE([.AM139];[.CF$1];[.CF$2])" office:value-type="float" office:value="0.789489455847577">
            <text:p>0.7894894558</text:p>
          </table:table-cell>
          <table:table-cell table:formula="of:=3+STANDARDIZE([.AN139];[.CG$1];[.CG$2])" office:value-type="float" office:value="3.84898100743045">
            <text:p>3.8489810074</text:p>
          </table:table-cell>
          <table:table-cell table:formula="of:=3+STANDARDIZE([.AO139];[.CH$1];[.CH$2])" office:value-type="float" office:value="3.00574629426981">
            <text:p>3.0057462943</text:p>
          </table:table-cell>
          <table:table-cell table:formula="of:=3+STANDARDIZE([.AP139];[.CI$1];[.CI$2])" office:value-type="float" office:value="1.8855622598167">
            <text:p>1.8855622598</text:p>
          </table:table-cell>
          <table:table-cell table:formula="of:=3+STANDARDIZE([.AQ139];[.CJ$1];[.CJ$2])" office:value-type="float" office:value="2.30770047396844">
            <text:p>2.307700474</text:p>
          </table:table-cell>
          <table:table-cell table:formula="of:=3+STANDARDIZE([.AR139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  <table:table-cell office:value-type="float" office:value="26.5193548387097">
            <text:p>26.5193548387</text:p>
          </table:table-cell>
          <table:table-cell office:value-type="float" office:value="439.4">
            <text:p>439.4</text:p>
          </table:table-cell>
          <table:table-cell office:value-type="float" office:value="13258233">
            <text:p>13258233</text:p>
          </table:table-cell>
          <table:table-cell office:value-type="float" office:value="48161815">
            <text:p>48161815</text:p>
          </table:table-cell>
          <table:table-cell table:formula="of:=[.Z139]-7250" office:value-type="float" office:value="3608250">
            <text:p>3608250</text:p>
          </table:table-cell>
          <table:table-cell office:value-type="float" office:value="31319">
            <text:p>31319.0000</text:p>
          </table:table-cell>
          <table:table-cell office:value-type="float" office:value="13258233">
            <text:p>13258233</text:p>
          </table:table-cell>
          <table:table-cell office:value-type="float" office:value="470754">
            <text:p>470754</text:p>
          </table:table-cell>
          <table:table-cell office:value-type="float" office:value="454250">
            <text:p>454250</text:p>
          </table:table-cell>
          <table:table-cell office:value-type="float" office:value="2246011">
            <text:p>2246011</text:p>
          </table:table-cell>
          <table:table-cell office:value-type="float" office:value="8013">
            <text:p>8013</text:p>
          </table:table-cell>
          <table:table-cell office:value-type="float" office:value="206648">
            <text:p>206648</text:p>
          </table:table-cell>
          <table:table-cell office:value-type="float" office:value="449799">
            <text:p>449799</text:p>
          </table:table-cell>
          <table:table-cell office:value-type="float" office:value="314511">
            <text:p>314511</text:p>
          </table:table-cell>
          <table:table-cell office:value-type="float" office:value="474046">
            <text:p>474046</text:p>
          </table:table-cell>
          <table:table-cell office:value-type="float" office:value="48161815">
            <text:p>48161815</text:p>
          </table:table-cell>
          <table:table-cell office:value-type="float" office:value="275635">
            <text:p>275635</text:p>
          </table:table-cell>
          <table:table-cell office:value-type="float" office:value="254864">
            <text:p>254864</text:p>
          </table:table-cell>
          <table:table-cell office:value-type="float" office:value="31638">
            <text:p>31638</text:p>
          </table:table-cell>
          <table:table-cell office:value-type="float" office:value="5432579">
            <text:p>5432579</text:p>
          </table:table-cell>
          <table:table-cell office:value-type="float" office:value="1262628">
            <text:p>1262628</text:p>
          </table:table-cell>
          <table:table-cell office:value-type="float" office:value="5256">
            <text:p>525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0];[.AU$1];[.AU$2])" office:value-type="float" office:value="4.95304316707052">
            <text:p>4.9530431671</text:p>
          </table:table-cell>
          <table:table-cell table:formula="of:=3+STANDARDIZE([.C140];[.AV$1];[.AV$2])" office:value-type="float" office:value="2.26099296833522">
            <text:p>2.2609929683</text:p>
          </table:table-cell>
          <table:table-cell table:formula="of:=3+STANDARDIZE([.D140];[.AW$1];[.AW$2])" office:value-type="float" office:value="2.33173266783964">
            <text:p>2.3317326678</text:p>
          </table:table-cell>
          <table:table-cell table:formula="of:=3+STANDARDIZE([.E140];[.AX$1];[.AX$2])" office:value-type="float" office:value="2.25380217916511">
            <text:p>2.2538021792</text:p>
          </table:table-cell>
          <table:table-cell table:formula="of:=3+STANDARDIZE([.F140];[.AY$1];[.AY$2])" office:value-type="float" office:value="2.32314987564043">
            <text:p>2.3231498756</text:p>
          </table:table-cell>
          <table:table-cell table:formula="of:=3+STANDARDIZE([.G140];[.AZ$1];[.AZ$2])" office:value-type="float" office:value="2.74799684580153">
            <text:p>2.7479968458</text:p>
          </table:table-cell>
          <table:table-cell table:formula="of:=3+STANDARDIZE([.H140];[.BA$1];[.BA$2])" office:value-type="float" office:value="2.59825102041351">
            <text:p>2.5982510204</text:p>
          </table:table-cell>
          <table:table-cell table:formula="of:=3+STANDARDIZE([.I140];[.BB$1];[.BB$2])" office:value-type="float" office:value="2.05546798314328">
            <text:p>2.0554679831</text:p>
          </table:table-cell>
          <table:table-cell table:formula="of:=3+STANDARDIZE([.J140];[.BC$1];[.BC$2])" office:value-type="float" office:value="2.19730723198937">
            <text:p>2.197307232</text:p>
          </table:table-cell>
          <table:table-cell table:formula="of:=3+STANDARDIZE([.K140];[.BD$1];[.BD$2])" office:value-type="float" office:value="2.13760050198602">
            <text:p>2.137600502</text:p>
          </table:table-cell>
          <table:table-cell table:formula="of:=3+STANDARDIZE([.L140];[.BE$1];[.BE$2])" office:value-type="float" office:value="2.01912392759594">
            <text:p>2.0191239276</text:p>
          </table:table-cell>
          <table:table-cell table:formula="of:=3+STANDARDIZE([.M140];[.BF$1];[.BF$2])" office:value-type="float" office:value="4.03092701810285">
            <text:p>4.0309270181</text:p>
          </table:table-cell>
          <table:table-cell table:formula="of:=3+STANDARDIZE([.N140];[.BG$1];[.BG$2])" office:value-type="float" office:value="1.63580824318091">
            <text:p>1.6358082432</text:p>
          </table:table-cell>
          <table:table-cell table:formula="of:=3+STANDARDIZE([.O140];[.BH$1];[.BH$2])" office:value-type="float" office:value="2.3501401753537">
            <text:p>2.3501401754</text:p>
          </table:table-cell>
          <table:table-cell table:formula="of:=3+STANDARDIZE([.P140];[.BI$1];[.BI$2])" office:value-type="float" office:value="3.92504981082264">
            <text:p>3.9250498108</text:p>
          </table:table-cell>
          <table:table-cell table:formula="of:=3+STANDARDIZE([.Q140];[.BJ$1];[.BJ$2])" office:value-type="float" office:value="4.33884285939391">
            <text:p>4.3388428594</text:p>
          </table:table-cell>
          <table:table-cell table:formula="of:=3+STANDARDIZE([.R140];[.BK$1];[.BK$2])" office:value-type="float" office:value="4.377165795219">
            <text:p>4.3771657952</text:p>
          </table:table-cell>
          <table:table-cell table:formula="of:=3+STANDARDIZE([.S140];[.BL$1];[.BL$2])" office:value-type="float" office:value="4.26327048906527">
            <text:p>4.2632704891</text:p>
          </table:table-cell>
          <table:table-cell table:formula="of:=3+STANDARDIZE([.T140];[.BM$1];[.BM$2])" office:value-type="float" office:value="4.43224815749213">
            <text:p>4.4322481575</text:p>
          </table:table-cell>
          <table:table-cell table:formula="of:=3+STANDARDIZE([.U140];[.BN$1];[.BN$2])" office:value-type="float" office:value="2.92975965048866">
            <text:p>2.9297596505</text:p>
          </table:table-cell>
          <table:table-cell table:formula="of:=3+STANDARDIZE([.V140];[.BO$1];[.BO$2])" office:value-type="float" office:value="3.17483159403791">
            <text:p>3.174831594</text:p>
          </table:table-cell>
          <table:table-cell table:formula="of:=3+STANDARDIZE([.W140];[.BP$1];[.BP$2])" office:value-type="float" office:value="5.4709618430659">
            <text:p>5.4709618431</text:p>
          </table:table-cell>
          <table:table-cell table:formula="of:=3+STANDARDIZE([.X140];[.BQ$1];[.BQ$2])" office:value-type="float" office:value="4.03026465543086">
            <text:p>4.0302646554</text:p>
          </table:table-cell>
          <table:table-cell table:formula="of:=3+STANDARDIZE([.Y140];[.BR$1];[.BR$2])" office:value-type="float" office:value="4.85252171243297">
            <text:p>4.8525217124</text:p>
          </table:table-cell>
          <table:table-cell table:formula="of:=3+STANDARDIZE([.Z140];[.BS$1];[.BS$2])" office:value-type="float" office:value="3.62337172781023">
            <text:p>3.6233717278</text:p>
          </table:table-cell>
          <table:table-cell table:formula="of:=3+STANDARDIZE([.AA140];[.BT$1];[.BT$2])" office:value-type="float" office:value="2.05517836855103">
            <text:p>2.0551783686</text:p>
          </table:table-cell>
          <table:table-cell table:formula="of:=3+STANDARDIZE([.AB140];[.BU$1];[.BU$2])" office:value-type="float" office:value="4.03026465543086">
            <text:p>4.0302646554</text:p>
          </table:table-cell>
          <table:table-cell table:formula="of:=3+STANDARDIZE([.AC140];[.BV$1];[.BV$2])" office:value-type="float" office:value="2.95977348119079">
            <text:p>2.9597734812</text:p>
          </table:table-cell>
          <table:table-cell table:formula="of:=3+STANDARDIZE([.AD140];[.BW$1];[.BW$2])" office:value-type="float" office:value="3.5395330510573">
            <text:p>3.5395330511</text:p>
          </table:table-cell>
          <table:table-cell table:formula="of:=3+STANDARDIZE([.AE140];[.BX$1];[.BX$2])" office:value-type="float" office:value="2.6472448138746">
            <text:p>2.6472448139</text:p>
          </table:table-cell>
          <table:table-cell table:formula="of:=3+STANDARDIZE([.AF140];[.BY$1];[.BY$2])" office:value-type="float" office:value="3.12972351249763">
            <text:p>3.1297235125</text:p>
          </table:table-cell>
          <table:table-cell table:formula="of:=3+STANDARDIZE([.AG140];[.BZ$1];[.BZ$2])" office:value-type="float" office:value="2.684604719914">
            <text:p>2.6846047199</text:p>
          </table:table-cell>
          <table:table-cell table:formula="of:=3+STANDARDIZE([.AH140];[.CA$1];[.CA$2])" office:value-type="float" office:value="2.40282667619238">
            <text:p>2.4028266762</text:p>
          </table:table-cell>
          <table:table-cell table:formula="of:=3+STANDARDIZE([.AI140];[.CB$1];[.CB$2])" office:value-type="float" office:value="2.82845224595139">
            <text:p>2.828452246</text:p>
          </table:table-cell>
          <table:table-cell table:formula="of:=3+STANDARDIZE([.AJ140];[.CC$1];[.CC$2])" office:value-type="float" office:value="2.45617940323737">
            <text:p>2.4561794032</text:p>
          </table:table-cell>
          <table:table-cell table:formula="of:=3+STANDARDIZE([.AK140];[.CD$1];[.CD$2])" office:value-type="float" office:value="4.85252171243297">
            <text:p>4.8525217124</text:p>
          </table:table-cell>
          <table:table-cell table:formula="of:=3+STANDARDIZE([.AL140];[.CE$1];[.CE$2])" office:value-type="float" office:value="3.091002906956">
            <text:p>3.091002907</text:p>
          </table:table-cell>
          <table:table-cell table:formula="of:=3+STANDARDIZE([.AM140];[.CF$1];[.CF$2])" office:value-type="float" office:value="1.17437257637402">
            <text:p>1.1743725764</text:p>
          </table:table-cell>
          <table:table-cell table:formula="of:=3+STANDARDIZE([.AN140];[.CG$1];[.CG$2])" office:value-type="float" office:value="3.33518616697118">
            <text:p>3.335186167</text:p>
          </table:table-cell>
          <table:table-cell table:formula="of:=3+STANDARDIZE([.AO140];[.CH$1];[.CH$2])" office:value-type="float" office:value="5.09571190806049">
            <text:p>5.0957119081</text:p>
          </table:table-cell>
          <table:table-cell table:formula="of:=3+STANDARDIZE([.AP140];[.CI$1];[.CI$2])" office:value-type="float" office:value="2.44591880718676">
            <text:p>2.4459188072</text:p>
          </table:table-cell>
          <table:table-cell table:formula="of:=3+STANDARDIZE([.AQ140];[.CJ$1];[.CJ$2])" office:value-type="float" office:value="2.46007943412323">
            <text:p>2.4600794341</text:p>
          </table:table-cell>
          <table:table-cell table:formula="of:=3+STANDARDIZE([.AR140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  <table:table-cell office:value-type="float" office:value="27.0333333333333">
            <text:p>27.0333333333</text:p>
          </table:table-cell>
          <table:table-cell office:value-type="float" office:value="341.8">
            <text:p>341.8</text:p>
          </table:table-cell>
          <table:table-cell office:value-type="float" office:value="17006436">
            <text:p>17006436</text:p>
          </table:table-cell>
          <table:table-cell office:value-type="float" office:value="44415477">
            <text:p>44415477</text:p>
          </table:table-cell>
          <table:table-cell table:formula="of:=[.Z140]-7250" office:value-type="float" office:value="3601000">
            <text:p>3601000</text:p>
          </table:table-cell>
          <table:table-cell office:value-type="float" office:value="34924">
            <text:p>34924.0000</text:p>
          </table:table-cell>
          <table:table-cell office:value-type="float" office:value="17006436">
            <text:p>17006436</text:p>
          </table:table-cell>
          <table:table-cell office:value-type="float" office:value="408905">
            <text:p>408905</text:p>
          </table:table-cell>
          <table:table-cell office:value-type="float" office:value="449200">
            <text:p>449200</text:p>
          </table:table-cell>
          <table:table-cell office:value-type="float" office:value="2157728">
            <text:p>2157728</text:p>
          </table:table-cell>
          <table:table-cell office:value-type="float" office:value="12644">
            <text:p>12644</text:p>
          </table:table-cell>
          <table:table-cell office:value-type="float" office:value="145863">
            <text:p>145863</text:p>
          </table:table-cell>
          <table:table-cell office:value-type="float" office:value="453060">
            <text:p>453060</text:p>
          </table:table-cell>
          <table:table-cell office:value-type="float" office:value="530882">
            <text:p>530882</text:p>
          </table:table-cell>
          <table:table-cell office:value-type="float" office:value="552535">
            <text:p>552535</text:p>
          </table:table-cell>
          <table:table-cell office:value-type="float" office:value="44415477">
            <text:p>44415477</text:p>
          </table:table-cell>
          <table:table-cell office:value-type="float" office:value="284926">
            <text:p>284926</text:p>
          </table:table-cell>
          <table:table-cell office:value-type="float" office:value="225161">
            <text:p>225161</text:p>
          </table:table-cell>
          <table:table-cell office:value-type="float" office:value="42273">
            <text:p>42273</text:p>
          </table:table-cell>
          <table:table-cell office:value-type="float" office:value="4795852">
            <text:p>4795852</text:p>
          </table:table-cell>
          <table:table-cell office:value-type="float" office:value="1220120">
            <text:p>1220120</text:p>
          </table:table-cell>
          <table:table-cell office:value-type="float" office:value="3446">
            <text:p>3446</text:p>
          </table:table-cell>
          <table:table-cell table:style-name="ce9" office:value-type="float" office:value="13">
            <text:p>13</text:p>
          </table:table-cell>
          <table:table-cell table:number-columns-repeated="2"/>
          <table:table-cell table:formula="of:=3+STANDARDIZE([.B141];[.AU$1];[.AU$2])" office:value-type="float" office:value="4.51807885547208">
            <text:p>4.5180788555</text:p>
          </table:table-cell>
          <table:table-cell table:formula="of:=3+STANDARDIZE([.C141];[.AV$1];[.AV$2])" office:value-type="float" office:value="2.33880654414439">
            <text:p>2.3388065441</text:p>
          </table:table-cell>
          <table:table-cell table:formula="of:=3+STANDARDIZE([.D141];[.AW$1];[.AW$2])" office:value-type="float" office:value="2.24755541877223">
            <text:p>2.2475554188</text:p>
          </table:table-cell>
          <table:table-cell table:formula="of:=3+STANDARDIZE([.E141];[.AX$1];[.AX$2])" office:value-type="float" office:value="2.24493503583757">
            <text:p>2.2449350358</text:p>
          </table:table-cell>
          <table:table-cell table:formula="of:=3+STANDARDIZE([.F141];[.AY$1];[.AY$2])" office:value-type="float" office:value="2.3331608059925">
            <text:p>2.333160806</text:p>
          </table:table-cell>
          <table:table-cell table:formula="of:=3+STANDARDIZE([.G141];[.AZ$1];[.AZ$2])" office:value-type="float" office:value="2.87058397170376">
            <text:p>2.8705839717</text:p>
          </table:table-cell>
          <table:table-cell table:formula="of:=3+STANDARDIZE([.H141];[.BA$1];[.BA$2])" office:value-type="float" office:value="3.50181469336758">
            <text:p>3.5018146934</text:p>
          </table:table-cell>
          <table:table-cell table:formula="of:=3+STANDARDIZE([.I141];[.BB$1];[.BB$2])" office:value-type="float" office:value="2.13229067743305">
            <text:p>2.1322906774</text:p>
          </table:table-cell>
          <table:table-cell table:formula="of:=3+STANDARDIZE([.J141];[.BC$1];[.BC$2])" office:value-type="float" office:value="2.08252738499131">
            <text:p>2.082527385</text:p>
          </table:table-cell>
          <table:table-cell table:formula="of:=3+STANDARDIZE([.K141];[.BD$1];[.BD$2])" office:value-type="float" office:value="2.10749343696503">
            <text:p>2.107493437</text:p>
          </table:table-cell>
          <table:table-cell table:formula="of:=3+STANDARDIZE([.L141];[.BE$1];[.BE$2])" office:value-type="float" office:value="2.12625112903055">
            <text:p>2.126251129</text:p>
          </table:table-cell>
          <table:table-cell table:formula="of:=3+STANDARDIZE([.M141];[.BF$1];[.BF$2])" office:value-type="float" office:value="4.05454000992826">
            <text:p>4.0545400099</text:p>
          </table:table-cell>
          <table:table-cell table:formula="of:=3+STANDARDIZE([.N141];[.BG$1];[.BG$2])" office:value-type="float" office:value="3.69081604961232">
            <text:p>3.6908160496</text:p>
          </table:table-cell>
          <table:table-cell table:formula="of:=3+STANDARDIZE([.O141];[.BH$1];[.BH$2])" office:value-type="float" office:value="2.45681948777844">
            <text:p>2.4568194878</text:p>
          </table:table-cell>
          <table:table-cell table:formula="of:=3+STANDARDIZE([.P141];[.BI$1];[.BI$2])" office:value-type="float" office:value="3.49329218643973">
            <text:p>3.4932921864</text:p>
          </table:table-cell>
          <table:table-cell table:formula="of:=3+STANDARDIZE([.Q141];[.BJ$1];[.BJ$2])" office:value-type="float" office:value="4.41219001511051">
            <text:p>4.4121900151</text:p>
          </table:table-cell>
          <table:table-cell table:formula="of:=3+STANDARDIZE([.R141];[.BK$1];[.BK$2])" office:value-type="float" office:value="4.35585722169302">
            <text:p>4.3558572217</text:p>
          </table:table-cell>
          <table:table-cell table:formula="of:=3+STANDARDIZE([.S141];[.BL$1];[.BL$2])" office:value-type="float" office:value="4.32598898886919">
            <text:p>4.3259889889</text:p>
          </table:table-cell>
          <table:table-cell table:formula="of:=3+STANDARDIZE([.T141];[.BM$1];[.BM$2])" office:value-type="float" office:value="4.45135968771001">
            <text:p>4.4513596877</text:p>
          </table:table-cell>
          <table:table-cell table:formula="of:=3+STANDARDIZE([.U141];[.BN$1];[.BN$2])" office:value-type="float" office:value="3.25592304001767">
            <text:p>3.25592304</text:p>
          </table:table-cell>
          <table:table-cell table:formula="of:=3+STANDARDIZE([.V141];[.BO$1];[.BO$2])" office:value-type="float" office:value="4.3856874714793">
            <text:p>4.3856874715</text:p>
          </table:table-cell>
          <table:table-cell table:formula="of:=3+STANDARDIZE([.W141];[.BP$1];[.BP$2])" office:value-type="float" office:value="4.21247230612143">
            <text:p>4.2124723061</text:p>
          </table:table-cell>
          <table:table-cell table:formula="of:=3+STANDARDIZE([.X141];[.BQ$1];[.BQ$2])" office:value-type="float" office:value="4.55826712499657">
            <text:p>4.558267125</text:p>
          </table:table-cell>
          <table:table-cell table:formula="of:=3+STANDARDIZE([.Y141];[.BR$1];[.BR$2])" office:value-type="float" office:value="4.30219101486488">
            <text:p>4.3021910149</text:p>
          </table:table-cell>
          <table:table-cell table:formula="of:=3+STANDARDIZE([.Z141];[.BS$1];[.BS$2])" office:value-type="float" office:value="3.5789720608736">
            <text:p>3.5789720609</text:p>
          </table:table-cell>
          <table:table-cell table:formula="of:=3+STANDARDIZE([.AA141];[.BT$1];[.BT$2])" office:value-type="float" office:value="2.13264312987243">
            <text:p>2.1326431299</text:p>
          </table:table-cell>
          <table:table-cell table:formula="of:=3+STANDARDIZE([.AB141];[.BU$1];[.BU$2])" office:value-type="float" office:value="4.55826712499657">
            <text:p>4.558267125</text:p>
          </table:table-cell>
          <table:table-cell table:formula="of:=3+STANDARDIZE([.AC141];[.BV$1];[.BV$2])" office:value-type="float" office:value="2.61725055790201">
            <text:p>2.6172505579</text:p>
          </table:table-cell>
          <table:table-cell table:formula="of:=3+STANDARDIZE([.AD141];[.BW$1];[.BW$2])" office:value-type="float" office:value="3.50741074997555">
            <text:p>3.50741075</text:p>
          </table:table-cell>
          <table:table-cell table:formula="of:=3+STANDARDIZE([.AE141];[.BX$1];[.BX$2])" office:value-type="float" office:value="2.6205000931209">
            <text:p>2.6205000931</text:p>
          </table:table-cell>
          <table:table-cell table:formula="of:=3+STANDARDIZE([.AF141];[.BY$1];[.BY$2])" office:value-type="float" office:value="3.40813385630515">
            <text:p>3.4081338563</text:p>
          </table:table-cell>
          <table:table-cell table:formula="of:=3+STANDARDIZE([.AG141];[.BZ$1];[.BZ$2])" office:value-type="float" office:value="2.20462210944272">
            <text:p>2.2046221094</text:p>
          </table:table-cell>
          <table:table-cell table:formula="of:=3+STANDARDIZE([.AH141];[.CA$1];[.CA$2])" office:value-type="float" office:value="2.41693752653913">
            <text:p>2.4169375265</text:p>
          </table:table-cell>
          <table:table-cell table:formula="of:=3+STANDARDIZE([.AI141];[.CB$1];[.CB$2])" office:value-type="float" office:value="3.86203479530827">
            <text:p>3.8620347953</text:p>
          </table:table-cell>
          <table:table-cell table:formula="of:=3+STANDARDIZE([.AJ141];[.CC$1];[.CC$2])" office:value-type="float" office:value="3.15564911993695">
            <text:p>3.1556491199</text:p>
          </table:table-cell>
          <table:table-cell table:formula="of:=3+STANDARDIZE([.AK141];[.CD$1];[.CD$2])" office:value-type="float" office:value="4.30219101486488">
            <text:p>4.3021910149</text:p>
          </table:table-cell>
          <table:table-cell table:formula="of:=3+STANDARDIZE([.AL141];[.CE$1];[.CE$2])" office:value-type="float" office:value="3.11087034330525">
            <text:p>3.1108703433</text:p>
          </table:table-cell>
          <table:table-cell table:formula="of:=3+STANDARDIZE([.AM141];[.CF$1];[.CF$2])" office:value-type="float" office:value="1.02247813375873">
            <text:p>1.0224781338</text:p>
          </table:table-cell>
          <table:table-cell table:formula="of:=3+STANDARDIZE([.AN141];[.CG$1];[.CG$2])" office:value-type="float" office:value="4.22861457251145">
            <text:p>4.2286145725</text:p>
          </table:table-cell>
          <table:table-cell table:formula="of:=3+STANDARDIZE([.AO141];[.CH$1];[.CH$2])" office:value-type="float" office:value="3.81669278975615">
            <text:p>3.8166927898</text:p>
          </table:table-cell>
          <table:table-cell table:formula="of:=3+STANDARDIZE([.AP141];[.CI$1];[.CI$2])" office:value-type="float" office:value="2.34569860499464">
            <text:p>2.345698605</text:p>
          </table:table-cell>
          <table:table-cell table:formula="of:=3+STANDARDIZE([.AQ141];[.CJ$1];[.CJ$2])" office:value-type="float" office:value="2.40653528388441">
            <text:p>2.4065352839</text:p>
          </table:table-cell>
          <table:table-cell table:formula="of:=3+STANDARDIZE([.AR141];[.CK$1];[.CK$2])" office:value-type="float" office:value="4.63127928762394">
            <text:p>4.631279287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  <table:table-cell office:value-type="float" office:value="27.1064516129032">
            <text:p>27.1064516129</text:p>
          </table:table-cell>
          <table:table-cell office:value-type="float" office:value="349.7">
            <text:p>349.7</text:p>
          </table:table-cell>
          <table:table-cell office:value-type="float" office:value="17734002">
            <text:p>17734002</text:p>
          </table:table-cell>
          <table:table-cell office:value-type="float" office:value="44477527">
            <text:p>44477527</text:p>
          </table:table-cell>
          <table:table-cell table:formula="of:=[.Z141]-7250" office:value-type="float" office:value="3593750">
            <text:p>3593750</text:p>
          </table:table-cell>
          <table:table-cell office:value-type="float" office:value="36011">
            <text:p>36011.0000</text:p>
          </table:table-cell>
          <table:table-cell office:value-type="float" office:value="17734002">
            <text:p>17734002</text:p>
          </table:table-cell>
          <table:table-cell office:value-type="float" office:value="625270">
            <text:p>625270</text:p>
          </table:table-cell>
          <table:table-cell office:value-type="float" office:value="424240">
            <text:p>424240</text:p>
          </table:table-cell>
          <table:table-cell office:value-type="float" office:value="2653304">
            <text:p>2653304</text:p>
          </table:table-cell>
          <table:table-cell office:value-type="float" office:value="12717">
            <text:p>12717</text:p>
          </table:table-cell>
          <table:table-cell office:value-type="float" office:value="222440">
            <text:p>222440</text:p>
          </table:table-cell>
          <table:table-cell office:value-type="float" office:value="522025">
            <text:p>522025</text:p>
          </table:table-cell>
          <table:table-cell office:value-type="float" office:value="338759">
            <text:p>338759</text:p>
          </table:table-cell>
          <table:table-cell office:value-type="float" office:value="729539">
            <text:p>729539</text:p>
          </table:table-cell>
          <table:table-cell office:value-type="float" office:value="44477527">
            <text:p>44477527</text:p>
          </table:table-cell>
          <table:table-cell office:value-type="float" office:value="357586">
            <text:p>357586</text:p>
          </table:table-cell>
          <table:table-cell office:value-type="float" office:value="312209">
            <text:p>312209</text:p>
          </table:table-cell>
          <table:table-cell office:value-type="float" office:value="42321">
            <text:p>42321</text:p>
          </table:table-cell>
          <table:table-cell office:value-type="float" office:value="5534267">
            <text:p>5534267</text:p>
          </table:table-cell>
          <table:table-cell office:value-type="float" office:value="1370360">
            <text:p>1370360</text:p>
          </table:table-cell>
          <table:table-cell office:value-type="float" office:value="8320">
            <text:p>832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3+STANDARDIZE([.B142];[.AU$1];[.AU$2])" office:value-type="float" office:value="2.25968517873606">
            <text:p>2.2596851787</text:p>
          </table:table-cell>
          <table:table-cell table:formula="of:=3+STANDARDIZE([.C142];[.AV$1];[.AV$2])" office:value-type="float" office:value="2.48239111855415">
            <text:p>2.4823911186</text:p>
          </table:table-cell>
          <table:table-cell table:formula="of:=3+STANDARDIZE([.D142];[.AW$1];[.AW$2])" office:value-type="float" office:value="2.35698584255986">
            <text:p>2.3569858426</text:p>
          </table:table-cell>
          <table:table-cell table:formula="of:=3+STANDARDIZE([.E142];[.AX$1];[.AX$2])" office:value-type="float" office:value="2.38680932907812">
            <text:p>2.3868093291</text:p>
          </table:table-cell>
          <table:table-cell table:formula="of:=3+STANDARDIZE([.F142];[.AY$1];[.AY$2])" office:value-type="float" office:value="2.39823185328097">
            <text:p>2.3982318533</text:p>
          </table:table-cell>
          <table:table-cell table:formula="of:=3+STANDARDIZE([.G142];[.AZ$1];[.AZ$2])" office:value-type="float" office:value="2.91855284705681">
            <text:p>2.9185528471</text:p>
          </table:table-cell>
          <table:table-cell table:formula="of:=3+STANDARDIZE([.H142];[.BA$1];[.BA$2])" office:value-type="float" office:value="3.8967361156427">
            <text:p>3.8967361156</text:p>
          </table:table-cell>
          <table:table-cell table:formula="of:=3+STANDARDIZE([.I142];[.BB$1];[.BB$2])" office:value-type="float" office:value="2.14509445981468">
            <text:p>2.1450944598</text:p>
          </table:table-cell>
          <table:table-cell table:formula="of:=3+STANDARDIZE([.J142];[.BC$1];[.BC$2])" office:value-type="float" office:value="2.10330649522372">
            <text:p>2.1033064952</text:p>
          </table:table-cell>
          <table:table-cell table:formula="of:=3+STANDARDIZE([.K142];[.BD$1];[.BD$2])" office:value-type="float" office:value="2.11125682009265">
            <text:p>2.1112568201</text:p>
          </table:table-cell>
          <table:table-cell table:formula="of:=3+STANDARDIZE([.L142];[.BE$1];[.BE$2])" office:value-type="float" office:value="2.18352705851045">
            <text:p>2.1835270585</text:p>
          </table:table-cell>
          <table:table-cell table:formula="of:=3+STANDARDIZE([.M142];[.BF$1];[.BF$2])" office:value-type="float" office:value="4.10315499309822">
            <text:p>4.1031549931</text:p>
          </table:table-cell>
          <table:table-cell table:formula="of:=3+STANDARDIZE([.N142];[.BG$1];[.BG$2])" office:value-type="float" office:value="3.1010972693915">
            <text:p>3.1010972694</text:p>
          </table:table-cell>
          <table:table-cell table:formula="of:=3+STANDARDIZE([.O142];[.BH$1];[.BH$2])" office:value-type="float" office:value="2.64892246015232">
            <text:p>2.6489224602</text:p>
          </table:table-cell>
          <table:table-cell table:formula="of:=3+STANDARDIZE([.P142];[.BI$1];[.BI$2])" office:value-type="float" office:value="3.86303584309285">
            <text:p>3.8630358431</text:p>
          </table:table-cell>
          <table:table-cell table:formula="of:=3+STANDARDIZE([.Q142];[.BJ$1];[.BJ$2])" office:value-type="float" office:value="4.40348781019498">
            <text:p>4.4034878102</text:p>
          </table:table-cell>
          <table:table-cell table:formula="of:=3+STANDARDIZE([.R142];[.BK$1];[.BK$2])" office:value-type="float" office:value="4.44485185230155">
            <text:p>4.4448518523</text:p>
          </table:table-cell>
          <table:table-cell table:formula="of:=3+STANDARDIZE([.S142];[.BL$1];[.BL$2])" office:value-type="float" office:value="4.46495350804258">
            <text:p>4.464953508</text:p>
          </table:table-cell>
          <table:table-cell table:formula="of:=3+STANDARDIZE([.T142];[.BM$1];[.BM$2])" office:value-type="float" office:value="4.5214352985089">
            <text:p>4.5214352985</text:p>
          </table:table-cell>
          <table:table-cell table:formula="of:=3+STANDARDIZE([.U142];[.BN$1];[.BN$2])" office:value-type="float" office:value="2.83049253193635">
            <text:p>2.8304925319</text:p>
          </table:table-cell>
          <table:table-cell table:formula="of:=3+STANDARDIZE([.V142];[.BO$1];[.BO$2])" office:value-type="float" office:value="4.55794311931619">
            <text:p>4.5579431193</text:p>
          </table:table-cell>
          <table:table-cell table:formula="of:=3+STANDARDIZE([.W142];[.BP$1];[.BP$2])" office:value-type="float" office:value="4.31433775019788">
            <text:p>4.3143377502</text:p>
          </table:table-cell>
          <table:table-cell table:formula="of:=3+STANDARDIZE([.X142];[.BQ$1];[.BQ$2])" office:value-type="float" office:value="4.66075801056815">
            <text:p>4.6607580106</text:p>
          </table:table-cell>
          <table:table-cell table:formula="of:=3+STANDARDIZE([.Y142];[.BR$1];[.BR$2])" office:value-type="float" office:value="4.31130605461412">
            <text:p>4.3113060546</text:p>
          </table:table-cell>
          <table:table-cell table:formula="of:=3+STANDARDIZE([.Z142];[.BS$1];[.BS$2])" office:value-type="float" office:value="3.53457239393697">
            <text:p>3.5345723939</text:p>
          </table:table-cell>
          <table:table-cell table:formula="of:=3+STANDARDIZE([.AA142];[.BT$1];[.BT$2])" office:value-type="float" office:value="2.15600074306421">
            <text:p>2.1560007431</text:p>
          </table:table-cell>
          <table:table-cell table:formula="of:=3+STANDARDIZE([.AB142];[.BU$1];[.BU$2])" office:value-type="float" office:value="4.66075801056815">
            <text:p>4.6607580106</text:p>
          </table:table-cell>
          <table:table-cell table:formula="of:=3+STANDARDIZE([.AC142];[.BV$1];[.BV$2])" office:value-type="float" office:value="3.81549098696923">
            <text:p>3.815490987</text:p>
          </table:table-cell>
          <table:table-cell table:formula="of:=3+STANDARDIZE([.AD142];[.BW$1];[.BW$2])" office:value-type="float" office:value="3.34864389155959">
            <text:p>3.3486438916</text:p>
          </table:table-cell>
          <table:table-cell table:formula="of:=3+STANDARDIZE([.AE142];[.BX$1];[.BX$2])" office:value-type="float" office:value="2.77063139509566">
            <text:p>2.7706313951</text:p>
          </table:table-cell>
          <table:table-cell table:formula="of:=3+STANDARDIZE([.AF142];[.BY$1];[.BY$2])" office:value-type="float" office:value="3.41252253155843">
            <text:p>3.4125225316</text:p>
          </table:table-cell>
          <table:table-cell table:formula="of:=3+STANDARDIZE([.AG142];[.BZ$1];[.BZ$2])" office:value-type="float" office:value="2.80930465220918">
            <text:p>2.8093046522</text:p>
          </table:table-cell>
          <table:table-cell table:formula="of:=3+STANDARDIZE([.AH142];[.CA$1];[.CA$2])" office:value-type="float" office:value="2.71535972652782">
            <text:p>2.7153597265</text:p>
          </table:table-cell>
          <table:table-cell table:formula="of:=3+STANDARDIZE([.AI142];[.CB$1];[.CB$2])" office:value-type="float" office:value="2.94428250812518">
            <text:p>2.9442825081</text:p>
          </table:table-cell>
          <table:table-cell table:formula="of:=3+STANDARDIZE([.AJ142];[.CC$1];[.CC$2])" office:value-type="float" office:value="4.73305407776151">
            <text:p>4.7330540778</text:p>
          </table:table-cell>
          <table:table-cell table:formula="of:=3+STANDARDIZE([.AK142];[.CD$1];[.CD$2])" office:value-type="float" office:value="4.31130605461412">
            <text:p>4.3113060546</text:p>
          </table:table-cell>
          <table:table-cell table:formula="of:=3+STANDARDIZE([.AL142];[.CE$1];[.CE$2])" office:value-type="float" office:value="3.26624306154186">
            <text:p>3.2662430615</text:p>
          </table:table-cell>
          <table:table-cell table:formula="of:=3+STANDARDIZE([.AM142];[.CF$1];[.CF$2])" office:value-type="float" office:value="1.46762197245434">
            <text:p>1.4676219725</text:p>
          </table:table-cell>
          <table:table-cell table:formula="of:=3+STANDARDIZE([.AN142];[.CG$1];[.CG$2])" office:value-type="float" office:value="4.23264697152094">
            <text:p>4.2326469715</text:p>
          </table:table-cell>
          <table:table-cell table:formula="of:=3+STANDARDIZE([.AO142];[.CH$1];[.CH$2])" office:value-type="float" office:value="5.29997668103562">
            <text:p>5.299976681</text:p>
          </table:table-cell>
          <table:table-cell table:formula="of:=3+STANDARDIZE([.AP142];[.CI$1];[.CI$2])" office:value-type="float" office:value="2.6999162387893">
            <text:p>2.6999162388</text:p>
          </table:table-cell>
          <table:table-cell table:formula="of:=3+STANDARDIZE([.AQ142];[.CJ$1];[.CJ$2])" office:value-type="float" office:value="2.55071991828442">
            <text:p>2.5507199183</text:p>
          </table:table-cell>
          <table:table-cell table:formula="of:=3+STANDARDIZE([.AR142];[.CK$1];[.CK$2])" office:value-type="float" office:value="5.09368916443073">
            <text:p>5.0936891644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  <table:table-cell office:value-type="float" office:value="27.35">
            <text:p>27.35</text:p>
          </table:table-cell>
          <table:table-cell office:value-type="float" office:value="90.4">
            <text:p>90.4</text:p>
          </table:table-cell>
          <table:table-cell office:value-type="float" office:value="10139715">
            <text:p>10139715</text:p>
          </table:table-cell>
          <table:table-cell office:value-type="float" office:value="25401386">
            <text:p>25401386</text:p>
          </table:table-cell>
          <table:table-cell table:formula="of:=[.Z142]-7250" office:value-type="float" office:value="3586500">
            <text:p>3586500</text:p>
          </table:table-cell>
          <table:table-cell office:value-type="float" office:value="39907">
            <text:p>39907.0000</text:p>
          </table:table-cell>
          <table:table-cell office:value-type="float" office:value="10139715">
            <text:p>10139715</text:p>
          </table:table-cell>
          <table:table-cell office:value-type="float" office:value="440670">
            <text:p>440670</text:p>
          </table:table-cell>
          <table:table-cell office:value-type="float" office:value="248000">
            <text:p>248000</text:p>
          </table:table-cell>
          <table:table-cell office:value-type="float" office:value="1331986">
            <text:p>1331986</text:p>
          </table:table-cell>
          <table:table-cell office:value-type="float" office:value="173">
            <text:p>173</text:p>
          </table:table-cell>
          <table:table-cell office:value-type="float" office:value="77775">
            <text:p>77775</text:p>
          </table:table-cell>
          <table:table-cell office:value-type="float" office:value="205535">
            <text:p>205535</text:p>
          </table:table-cell>
          <table:table-cell office:value-type="float" office:value="146742">
            <text:p>146742</text:p>
          </table:table-cell>
          <table:table-cell office:value-type="float" office:value="272701">
            <text:p>272701</text:p>
          </table:table-cell>
          <table:table-cell office:value-type="float" office:value="25401386">
            <text:p>25401386</text:p>
          </table:table-cell>
          <table:table-cell office:value-type="float" office:value="70257">
            <text:p>70257</text:p>
          </table:table-cell>
          <table:table-cell office:value-type="float" office:value="211523">
            <text:p>211523</text:p>
          </table:table-cell>
          <table:table-cell office:value-type="float" office:value="18354">
            <text:p>18354</text:p>
          </table:table-cell>
          <table:table-cell office:value-type="float" office:value="4037504">
            <text:p>4037504</text:p>
          </table:table-cell>
          <table:table-cell office:value-type="float" office:value="711550">
            <text:p>711550</text:p>
          </table:table-cell>
          <table:table-cell office:value-type="float" office:value="22431">
            <text:p>2243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3];[.AU$1];[.AU$2])" office:value-type="float" office:value="5.31435007396556">
            <text:p>5.314350074</text:p>
          </table:table-cell>
          <table:table-cell table:formula="of:=3+STANDARDIZE([.C143];[.AV$1];[.AV$2])" office:value-type="float" office:value="2.596332425989">
            <text:p>2.596332426</text:p>
          </table:table-cell>
          <table:table-cell table:formula="of:=3+STANDARDIZE([.D143];[.AW$1];[.AW$2])" office:value-type="float" office:value="2.4374218805576">
            <text:p>2.4374218806</text:p>
          </table:table-cell>
          <table:table-cell table:formula="of:=3+STANDARDIZE([.E143];[.AX$1];[.AX$2])" office:value-type="float" office:value="2.55528505230127">
            <text:p>2.5552850523</text:p>
          </table:table-cell>
          <table:table-cell table:formula="of:=3+STANDARDIZE([.F143];[.AY$1];[.AY$2])" office:value-type="float" office:value="2.53838487820999">
            <text:p>2.5383848782</text:p>
          </table:table-cell>
          <table:table-cell table:formula="of:=3+STANDARDIZE([.G143];[.AZ$1];[.AZ$2])" office:value-type="float" office:value="2.69203315788964">
            <text:p>2.6920331579</text:p>
          </table:table-cell>
          <table:table-cell table:formula="of:=3+STANDARDIZE([.H143];[.BA$1];[.BA$2])" office:value-type="float" office:value="3.6486179445798">
            <text:p>3.6486179446</text:p>
          </table:table-cell>
          <table:table-cell table:formula="of:=3+STANDARDIZE([.I143];[.BB$1];[.BB$2])" office:value-type="float" office:value="2.08895479860292">
            <text:p>2.0889547986</text:p>
          </table:table-cell>
          <table:table-cell table:formula="of:=3+STANDARDIZE([.J143];[.BC$1];[.BC$2])" office:value-type="float" office:value="2.12210664257685">
            <text:p>2.1221066426</text:p>
          </table:table-cell>
          <table:table-cell table:formula="of:=3+STANDARDIZE([.K143];[.BD$1];[.BD$2])" office:value-type="float" office:value="2.07456383459832">
            <text:p>2.0745638346</text:p>
          </table:table-cell>
          <table:table-cell table:formula="of:=3+STANDARDIZE([.L143];[.BE$1];[.BE$2])" office:value-type="float" office:value="2.11034114861947">
            <text:p>2.1103411486</text:p>
          </table:table-cell>
          <table:table-cell table:formula="of:=3+STANDARDIZE([.M143];[.BF$1];[.BF$2])" office:value-type="float" office:value="4.66569979835055">
            <text:p>4.6656997984</text:p>
          </table:table-cell>
          <table:table-cell table:formula="of:=3+STANDARDIZE([.N143];[.BG$1];[.BG$2])" office:value-type="float" office:value="2.51137848917068">
            <text:p>2.5113784892</text:p>
          </table:table-cell>
          <table:table-cell table:formula="of:=3+STANDARDIZE([.O143];[.BH$1];[.BH$2])" office:value-type="float" office:value="2.57873870197815">
            <text:p>2.578738702</text:p>
          </table:table-cell>
          <table:table-cell table:formula="of:=3+STANDARDIZE([.P143];[.BI$1];[.BI$2])" office:value-type="float" office:value="2.68594053108959">
            <text:p>2.6859405311</text:p>
          </table:table-cell>
          <table:table-cell table:formula="of:=3+STANDARDIZE([.Q143];[.BJ$1];[.BJ$2])" office:value-type="float" office:value="4.61979976095241">
            <text:p>4.619799761</text:p>
          </table:table-cell>
          <table:table-cell table:formula="of:=3+STANDARDIZE([.R143];[.BK$1];[.BK$2])" office:value-type="float" office:value="4.4122622692618">
            <text:p>4.4122622693</text:p>
          </table:table-cell>
          <table:table-cell table:formula="of:=3+STANDARDIZE([.S143];[.BL$1];[.BL$2])" office:value-type="float" office:value="4.56333546851932">
            <text:p>4.5633354685</text:p>
          </table:table-cell>
          <table:table-cell table:formula="of:=3+STANDARDIZE([.T143];[.BM$1];[.BM$2])" office:value-type="float" office:value="4.5010496662765">
            <text:p>4.5010496663</text:p>
          </table:table-cell>
          <table:table-cell table:formula="of:=3+STANDARDIZE([.U143];[.BN$1];[.BN$2])" office:value-type="float" office:value="3.98624541222394">
            <text:p>3.9862454122</text:p>
          </table:table-cell>
          <table:table-cell table:formula="of:=3+STANDARDIZE([.V143];[.BO$1];[.BO$2])" office:value-type="float" office:value="5.13170641689053">
            <text:p>5.1317064169</text:p>
          </table:table-cell>
          <table:table-cell table:formula="of:=3+STANDARDIZE([.W143];[.BP$1];[.BP$2])" office:value-type="float" office:value="0.970830199688657">
            <text:p>0.9708301997</text:p>
          </table:table-cell>
          <table:table-cell table:formula="of:=3+STANDARDIZE([.X143];[.BQ$1];[.BQ$2])" office:value-type="float" office:value="3.59096475481578">
            <text:p>3.5909647548</text:p>
          </table:table-cell>
          <table:table-cell table:formula="of:=3+STANDARDIZE([.Y143];[.BR$1];[.BR$2])" office:value-type="float" office:value="1.50905329914001">
            <text:p>1.5090532991</text:p>
          </table:table-cell>
          <table:table-cell table:formula="of:=3+STANDARDIZE([.Z143];[.BS$1];[.BS$2])" office:value-type="float" office:value="3.49017272700034">
            <text:p>3.490172727</text:p>
          </table:table-cell>
          <table:table-cell table:formula="of:=3+STANDARDIZE([.AA143];[.BT$1];[.BT$2])" office:value-type="float" office:value="2.2397185544673">
            <text:p>2.2397185545</text:p>
          </table:table-cell>
          <table:table-cell table:formula="of:=3+STANDARDIZE([.AB143];[.BU$1];[.BU$2])" office:value-type="float" office:value="3.59096475481578">
            <text:p>3.5909647548</text:p>
          </table:table-cell>
          <table:table-cell table:formula="of:=3+STANDARDIZE([.AC143];[.BV$1];[.BV$2])" office:value-type="float" office:value="2.79316675150689">
            <text:p>2.7931667515</text:p>
          </table:table-cell>
          <table:table-cell table:formula="of:=3+STANDARDIZE([.AD143];[.BW$1];[.BW$2])" office:value-type="float" office:value="2.22760738806486">
            <text:p>2.2276073881</text:p>
          </table:table-cell>
          <table:table-cell table:formula="of:=3+STANDARDIZE([.AE143];[.BX$1];[.BX$2])" office:value-type="float" office:value="2.37034729807988">
            <text:p>2.3703472981</text:p>
          </table:table-cell>
          <table:table-cell table:formula="of:=3+STANDARDIZE([.AF143];[.BY$1];[.BY$2])" office:value-type="float" office:value="2.65839181406295">
            <text:p>2.6583918141</text:p>
          </table:table-cell>
          <table:table-cell table:formula="of:=3+STANDARDIZE([.AG143];[.BZ$1];[.BZ$2])" office:value-type="float" office:value="1.66697209740409">
            <text:p>1.6669720974</text:p>
          </table:table-cell>
          <table:table-cell table:formula="of:=3+STANDARDIZE([.AH143];[.CA$1];[.CA$2])" office:value-type="float" office:value="1.3458586451906">
            <text:p>1.3458586452</text:p>
          </table:table-cell>
          <table:table-cell table:formula="of:=3+STANDARDIZE([.AI143];[.CB$1];[.CB$2])" office:value-type="float" office:value="2.02703657230264">
            <text:p>2.0270365723</text:p>
          </table:table-cell>
          <table:table-cell table:formula="of:=3+STANDARDIZE([.AJ143];[.CC$1];[.CC$2])" office:value-type="float" office:value="0.661854974223424">
            <text:p>0.6618549742</text:p>
          </table:table-cell>
          <table:table-cell table:formula="of:=3+STANDARDIZE([.AK143];[.CD$1];[.CD$2])" office:value-type="float" office:value="1.50905329914001">
            <text:p>1.5090532991</text:p>
          </table:table-cell>
          <table:table-cell table:formula="of:=3+STANDARDIZE([.AL143];[.CE$1];[.CE$2])" office:value-type="float" office:value="2.65183227488886">
            <text:p>2.6518322749</text:p>
          </table:table-cell>
          <table:table-cell table:formula="of:=3+STANDARDIZE([.AM143];[.CF$1];[.CF$2])" office:value-type="float" office:value="0.952736477751351">
            <text:p>0.9527364778</text:p>
          </table:table-cell>
          <table:table-cell table:formula="of:=3+STANDARDIZE([.AN143];[.CG$1];[.CG$2])" office:value-type="float" office:value="2.21921974109465">
            <text:p>2.2192197411</text:p>
          </table:table-cell>
          <table:table-cell table:formula="of:=3+STANDARDIZE([.AO143];[.CH$1];[.CH$2])" office:value-type="float" office:value="2.29336868016465">
            <text:p>2.2933686802</text:p>
          </table:table-cell>
          <table:table-cell table:formula="of:=3+STANDARDIZE([.AP143];[.CI$1];[.CI$2])" office:value-type="float" office:value="1.14665399624231">
            <text:p>1.1466539962</text:p>
          </table:table-cell>
          <table:table-cell table:formula="of:=3+STANDARDIZE([.AQ143];[.CJ$1];[.CJ$2])" office:value-type="float" office:value="2.9681572133231">
            <text:p>2.9681572133</text:p>
          </table:table-cell>
          <table:table-cell table:formula="of:=3+STANDARDIZE([.AR143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  <table:table-cell office:value-type="float" office:value="27.4129032258064">
            <text:p>27.4129032258</text:p>
          </table:table-cell>
          <table:table-cell office:value-type="float" office:value="29">
            <text:p>29</text:p>
          </table:table-cell>
          <table:table-cell office:value-type="float" office:value="14374703">
            <text:p>14374703</text:p>
          </table:table-cell>
          <table:table-cell office:value-type="float" office:value="44534275">
            <text:p>44534275</text:p>
          </table:table-cell>
          <table:table-cell table:formula="of:=[.Z143]-7250" office:value-type="float" office:value="3579250">
            <text:p>3579250</text:p>
          </table:table-cell>
          <table:table-cell office:value-type="float" office:value="30738">
            <text:p>30738.0000</text:p>
          </table:table-cell>
          <table:table-cell office:value-type="float" office:value="14374703">
            <text:p>14374703</text:p>
          </table:table-cell>
          <table:table-cell office:value-type="float" office:value="725494">
            <text:p>725494</text:p>
          </table:table-cell>
          <table:table-cell office:value-type="float" office:value="543710">
            <text:p>543710</text:p>
          </table:table-cell>
          <table:table-cell office:value-type="float" office:value="2692724">
            <text:p>2692724</text:p>
          </table:table-cell>
          <table:table-cell office:value-type="float" office:value="12745">
            <text:p>12745</text:p>
          </table:table-cell>
          <table:table-cell office:value-type="float" office:value="178610">
            <text:p>178610</text:p>
          </table:table-cell>
          <table:table-cell office:value-type="float" office:value="311125">
            <text:p>311125</text:p>
          </table:table-cell>
          <table:table-cell office:value-type="float" office:value="290058">
            <text:p>290058</text:p>
          </table:table-cell>
          <table:table-cell office:value-type="float" office:value="625981">
            <text:p>625981</text:p>
          </table:table-cell>
          <table:table-cell office:value-type="float" office:value="44534275">
            <text:p>44534275</text:p>
          </table:table-cell>
          <table:table-cell office:value-type="float" office:value="48096">
            <text:p>48096</text:p>
          </table:table-cell>
          <table:table-cell office:value-type="float" office:value="290919">
            <text:p>290919</text:p>
          </table:table-cell>
          <table:table-cell office:value-type="float" office:value="38631">
            <text:p>38631</text:p>
          </table:table-cell>
          <table:table-cell office:value-type="float" office:value="4958964">
            <text:p>4958964</text:p>
          </table:table-cell>
          <table:table-cell office:value-type="float" office:value="1187964">
            <text:p>1187964</text:p>
          </table:table-cell>
          <table:table-cell office:value-type="float" office:value="4291">
            <text:p>42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4];[.AU$1];[.AU$2])" office:value-type="float" office:value="4.56732152362816">
            <text:p>4.5673215236</text:p>
          </table:table-cell>
          <table:table-cell table:formula="of:=3+STANDARDIZE([.C144];[.AV$1];[.AV$2])" office:value-type="float" office:value="2.19985373019945">
            <text:p>2.1998537302</text:p>
          </table:table-cell>
          <table:table-cell table:formula="of:=3+STANDARDIZE([.D144];[.AW$1];[.AW$2])" office:value-type="float" office:value="2.51411670748568">
            <text:p>2.5141167075</text:p>
          </table:table-cell>
          <table:table-cell table:formula="of:=3+STANDARDIZE([.E144];[.AX$1];[.AX$2])" office:value-type="float" office:value="2.43646533171231">
            <text:p>2.4364653317</text:p>
          </table:table-cell>
          <table:table-cell table:formula="of:=3+STANDARDIZE([.F144];[.AY$1];[.AY$2])" office:value-type="float" office:value="2.28811161940818">
            <text:p>2.2881116194</text:p>
          </table:table-cell>
          <table:table-cell table:formula="of:=3+STANDARDIZE([.G144];[.AZ$1];[.AZ$2])" office:value-type="float" office:value="2.62007984486007">
            <text:p>2.6200798449</text:p>
          </table:table-cell>
          <table:table-cell table:formula="of:=3+STANDARDIZE([.H144];[.BA$1];[.BA$2])" office:value-type="float" office:value="0.799394280207467">
            <text:p>0.7993942802</text:p>
          </table:table-cell>
          <table:table-cell table:formula="of:=3+STANDARDIZE([.I144];[.BB$1];[.BB$2])" office:value-type="float" office:value="2.02001135500954">
            <text:p>2.020011355</text:p>
          </table:table-cell>
          <table:table-cell table:formula="of:=3+STANDARDIZE([.J144];[.BC$1];[.BC$2])" office:value-type="float" office:value="2.06372723763818">
            <text:p>2.0637272376</text:p>
          </table:table-cell>
          <table:table-cell table:formula="of:=3+STANDARDIZE([.K144];[.BD$1];[.BD$2])" office:value-type="float" office:value="1.98988771422678">
            <text:p>1.9898877142</text:p>
          </table:table-cell>
          <table:table-cell table:formula="of:=3+STANDARDIZE([.L144];[.BE$1];[.BE$2])" office:value-type="float" office:value="2.07215719563288">
            <text:p>2.0721571956</text:p>
          </table:table-cell>
          <table:table-cell table:formula="of:=3+STANDARDIZE([.M144];[.BF$1];[.BF$2])" office:value-type="float" office:value="4.68653479113767">
            <text:p>4.6865347911</text:p>
          </table:table-cell>
          <table:table-cell table:formula="of:=3+STANDARDIZE([.N144];[.BG$1];[.BG$2])" office:value-type="float" office:value="2.37686015233823">
            <text:p>2.3768601523</text:p>
          </table:table-cell>
          <table:table-cell table:formula="of:=3+STANDARDIZE([.O144];[.BH$1];[.BH$2])" office:value-type="float" office:value="2.2951963189545">
            <text:p>2.295196319</text:p>
          </table:table-cell>
          <table:table-cell table:formula="of:=3+STANDARDIZE([.P144];[.BI$1];[.BI$2])" office:value-type="float" office:value="1.74637041624007">
            <text:p>1.7463704162</text:p>
          </table:table-cell>
          <table:table-cell table:formula="of:=3+STANDARDIZE([.Q144];[.BJ$1];[.BJ$2])" office:value-type="float" office:value="4.66455395766085">
            <text:p>4.6645539577</text:p>
          </table:table-cell>
          <table:table-cell table:formula="of:=3+STANDARDIZE([.R144];[.BK$1];[.BK$2])" office:value-type="float" office:value="4.61281354950637">
            <text:p>4.6128135495</text:p>
          </table:table-cell>
          <table:table-cell table:formula="of:=3+STANDARDIZE([.S144];[.BL$1];[.BL$2])" office:value-type="float" office:value="4.63712193887687">
            <text:p>4.6371219389</text:p>
          </table:table-cell>
          <table:table-cell table:formula="of:=3+STANDARDIZE([.T144];[.BM$1];[.BM$2])" office:value-type="float" office:value="4.71509880471675">
            <text:p>4.7150988047</text:p>
          </table:table-cell>
          <table:table-cell table:formula="of:=3+STANDARDIZE([.U144];[.BN$1];[.BN$2])" office:value-type="float" office:value="3.09993185372119">
            <text:p>3.0999318537</text:p>
          </table:table-cell>
          <table:table-cell table:formula="of:=3+STANDARDIZE([.V144];[.BO$1];[.BO$2])" office:value-type="float" office:value="5.27989693745595">
            <text:p>5.2798969375</text:p>
          </table:table-cell>
          <table:table-cell table:formula="of:=3+STANDARDIZE([.W144];[.BP$1];[.BP$2])" office:value-type="float" office:value="0.179116495094494">
            <text:p>0.1791164951</text:p>
          </table:table-cell>
          <table:table-cell table:formula="of:=3+STANDARDIZE([.X144];[.BQ$1];[.BQ$2])" office:value-type="float" office:value="4.18753973290026">
            <text:p>4.1875397329</text:p>
          </table:table-cell>
          <table:table-cell table:formula="of:=3+STANDARDIZE([.Y144];[.BR$1];[.BR$2])" office:value-type="float" office:value="4.31964223955675">
            <text:p>4.3196422396</text:p>
          </table:table-cell>
          <table:table-cell table:formula="of:=3+STANDARDIZE([.Z144];[.BS$1];[.BS$2])" office:value-type="float" office:value="3.44577306006371">
            <text:p>3.4457730601</text:p>
          </table:table-cell>
          <table:table-cell table:formula="of:=3+STANDARDIZE([.AA144];[.BT$1];[.BT$2])" office:value-type="float" office:value="2.04269375653225">
            <text:p>2.0426937565</text:p>
          </table:table-cell>
          <table:table-cell table:formula="of:=3+STANDARDIZE([.AB144];[.BU$1];[.BU$2])" office:value-type="float" office:value="4.18753973290026">
            <text:p>4.1875397329</text:p>
          </table:table-cell>
          <table:table-cell table:formula="of:=3+STANDARDIZE([.AC144];[.BV$1];[.BV$2])" office:value-type="float" office:value="4.37053662171992">
            <text:p>4.3705366217</text:p>
          </table:table-cell>
          <table:table-cell table:formula="of:=3+STANDARDIZE([.AD144];[.BW$1];[.BW$2])" office:value-type="float" office:value="4.1085748440818">
            <text:p>4.1085748441</text:p>
          </table:table-cell>
          <table:table-cell table:formula="of:=3+STANDARDIZE([.AE144];[.BX$1];[.BX$2])" office:value-type="float" office:value="2.78257340989026">
            <text:p>2.7825734099</text:p>
          </table:table-cell>
          <table:table-cell table:formula="of:=3+STANDARDIZE([.AF144];[.BY$1];[.BY$2])" office:value-type="float" office:value="3.41420585905284">
            <text:p>3.4142058591</text:p>
          </table:table-cell>
          <table:table-cell table:formula="of:=3+STANDARDIZE([.AG144];[.BZ$1];[.BZ$2])" office:value-type="float" office:value="2.46320548601758">
            <text:p>2.463205486</text:p>
          </table:table-cell>
          <table:table-cell table:formula="of:=3+STANDARDIZE([.AH144];[.CA$1];[.CA$2])" office:value-type="float" office:value="1.802762873376">
            <text:p>1.8027628734</text:p>
          </table:table-cell>
          <table:table-cell table:formula="of:=3+STANDARDIZE([.AI144];[.CB$1];[.CB$2])" office:value-type="float" office:value="2.71164271935391">
            <text:p>2.7116427194</text:p>
          </table:table-cell>
          <table:table-cell table:formula="of:=3+STANDARDIZE([.AJ144];[.CC$1];[.CC$2])" office:value-type="float" office:value="3.81017717880784">
            <text:p>3.8101771788</text:p>
          </table:table-cell>
          <table:table-cell table:formula="of:=3+STANDARDIZE([.AK144];[.CD$1];[.CD$2])" office:value-type="float" office:value="4.31964223955675">
            <text:p>4.3196422396</text:p>
          </table:table-cell>
          <table:table-cell table:formula="of:=3+STANDARDIZE([.AL144];[.CE$1];[.CE$2])" office:value-type="float" office:value="2.60444423733255">
            <text:p>2.6044442373</text:p>
          </table:table-cell>
          <table:table-cell table:formula="of:=3+STANDARDIZE([.AM144];[.CF$1];[.CF$2])" office:value-type="float" office:value="1.35874971432285">
            <text:p>1.3587497143</text:p>
          </table:table-cell>
          <table:table-cell table:formula="of:=3+STANDARDIZE([.AN144];[.CG$1];[.CG$2])" office:value-type="float" office:value="3.92265629766635">
            <text:p>3.9226562977</text:p>
          </table:table-cell>
          <table:table-cell table:formula="of:=3+STANDARDIZE([.AO144];[.CH$1];[.CH$2])" office:value-type="float" office:value="4.14434242048463">
            <text:p>4.1443424205</text:p>
          </table:table-cell>
          <table:table-cell table:formula="of:=3+STANDARDIZE([.AP144];[.CI$1];[.CI$2])" office:value-type="float" office:value="2.26988509173385">
            <text:p>2.2698850917</text:p>
          </table:table-cell>
          <table:table-cell table:formula="of:=3+STANDARDIZE([.AQ144];[.CJ$1];[.CJ$2])" office:value-type="float" office:value="2.43153241479701">
            <text:p>2.4315324148</text:p>
          </table:table-cell>
          <table:table-cell table:formula="of:=3+STANDARDIZE([.AR144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  <table:table-cell office:value-type="float" office:value="27.4645161290323">
            <text:p>27.464516129</text:p>
          </table:table-cell>
          <table:table-cell office:value-type="float" office:value="75.7">
            <text:p>75.7</text:p>
          </table:table-cell>
          <table:table-cell office:value-type="float" office:value="10673844">
            <text:p>10673844</text:p>
          </table:table-cell>
          <table:table-cell office:value-type="float" office:value="44998343">
            <text:p>44998343</text:p>
          </table:table-cell>
          <table:table-cell table:formula="of:=[.Z144]-7250" office:value-type="float" office:value="3572000">
            <text:p>3572000</text:p>
          </table:table-cell>
          <table:table-cell office:value-type="float" office:value="44704">
            <text:p>44704.0000</text:p>
          </table:table-cell>
          <table:table-cell office:value-type="float" office:value="10673844">
            <text:p>10673844</text:p>
          </table:table-cell>
          <table:table-cell office:value-type="float" office:value="638608">
            <text:p>638608</text:p>
          </table:table-cell>
          <table:table-cell office:value-type="float" office:value="460160">
            <text:p>460160</text:p>
          </table:table-cell>
          <table:table-cell office:value-type="float" office:value="2345381">
            <text:p>2345381</text:p>
          </table:table-cell>
          <table:table-cell office:value-type="float" office:value="287">
            <text:p>287</text:p>
          </table:table-cell>
          <table:table-cell office:value-type="float" office:value="168385">
            <text:p>168385</text:p>
          </table:table-cell>
          <table:table-cell office:value-type="float" office:value="377539">
            <text:p>377539</text:p>
          </table:table-cell>
          <table:table-cell office:value-type="float" office:value="707127">
            <text:p>707127</text:p>
          </table:table-cell>
          <table:table-cell office:value-type="float" office:value="649805">
            <text:p>649805</text:p>
          </table:table-cell>
          <table:table-cell office:value-type="float" office:value="44998343">
            <text:p>44998343</text:p>
          </table:table-cell>
          <table:table-cell office:value-type="float" office:value="299535">
            <text:p>299535</text:p>
          </table:table-cell>
          <table:table-cell office:value-type="float" office:value="357184">
            <text:p>357184</text:p>
          </table:table-cell>
          <table:table-cell office:value-type="float" office:value="34431">
            <text:p>34431</text:p>
          </table:table-cell>
          <table:table-cell office:value-type="float" office:value="4950980">
            <text:p>4950980</text:p>
          </table:table-cell>
          <table:table-cell office:value-type="float" office:value="1423520">
            <text:p>1423520</text:p>
          </table:table-cell>
          <table:table-cell office:value-type="float" office:value="3423">
            <text:p>34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5];[.AU$1];[.AU$2])" office:value-type="float" office:value="4.10108610367486">
            <text:p>4.1010861037</text:p>
          </table:table-cell>
          <table:table-cell table:formula="of:=3+STANDARDIZE([.C145];[.AV$1];[.AV$2])" office:value-type="float" office:value="2.09795499997317">
            <text:p>2.097955</text:p>
          </table:table-cell>
          <table:table-cell table:formula="of:=3+STANDARDIZE([.D145];[.AW$1];[.AW$2])" office:value-type="float" office:value="2.17740771121606">
            <text:p>2.1774077112</text:p>
          </table:table-cell>
          <table:table-cell table:formula="of:=3+STANDARDIZE([.E145];[.AX$1];[.AX$2])" office:value-type="float" office:value="2.09419359926949">
            <text:p>2.0941935993</text:p>
          </table:table-cell>
          <table:table-cell table:formula="of:=3+STANDARDIZE([.F145];[.AY$1];[.AY$2])" office:value-type="float" office:value="2.13794766412709">
            <text:p>2.1379476641</text:p>
          </table:table-cell>
          <table:table-cell table:formula="of:=3+STANDARDIZE([.G145];[.AZ$1];[.AZ$2])" office:value-type="float" office:value="2.64406428253659">
            <text:p>2.6440642825</text:p>
          </table:table-cell>
          <table:table-cell table:formula="of:=3+STANDARDIZE([.H145];[.BA$1];[.BA$2])" office:value-type="float" office:value="2.26949444375517">
            <text:p>2.2694944438</text:p>
          </table:table-cell>
          <table:table-cell table:formula="of:=3+STANDARDIZE([.I145];[.BB$1];[.BB$2])" office:value-type="float" office:value="2.03872457541346">
            <text:p>2.0387245754</text:p>
          </table:table-cell>
          <table:table-cell table:formula="of:=3+STANDARDIZE([.J145];[.BC$1];[.BC$2])" office:value-type="float" office:value="2.023158498613">
            <text:p>2.0231584986</text:p>
          </table:table-cell>
          <table:table-cell table:formula="of:=3+STANDARDIZE([.K145];[.BD$1];[.BD$2])" office:value-type="float" office:value="2.04257507801351">
            <text:p>2.042575078</text:p>
          </table:table-cell>
          <table:table-cell table:formula="of:=3+STANDARDIZE([.L145];[.BE$1];[.BE$2])" office:value-type="float" office:value="2.04033723481071">
            <text:p>2.0403372348</text:p>
          </table:table-cell>
          <table:table-cell table:formula="of:=3+STANDARDIZE([.M145];[.BF$1];[.BF$2])" office:value-type="float" office:value="4.99350368486795">
            <text:p>4.9935036849</text:p>
          </table:table-cell>
          <table:table-cell table:formula="of:=3+STANDARDIZE([.N145];[.BG$1];[.BG$2])" office:value-type="float" office:value="3.16595432465">
            <text:p>3.1659543247</text:p>
          </table:table-cell>
          <table:table-cell table:formula="of:=3+STANDARDIZE([.O145];[.BH$1];[.BH$2])" office:value-type="float" office:value="2.36417692698854">
            <text:p>2.364176927</text:p>
          </table:table-cell>
          <table:table-cell table:formula="of:=3+STANDARDIZE([.P145];[.BI$1];[.BI$2])" office:value-type="float" office:value="3.32129118160427">
            <text:p>3.3212911816</text:p>
          </table:table-cell>
          <table:table-cell table:formula="of:=3+STANDARDIZE([.Q145];[.BJ$1];[.BJ$2])" office:value-type="float" office:value="4.81870730187879">
            <text:p>4.8187073019</text:p>
          </table:table-cell>
          <table:table-cell table:formula="of:=3+STANDARDIZE([.R145];[.BK$1];[.BK$2])" office:value-type="float" office:value="4.70055473461337">
            <text:p>4.7005547346</text:p>
          </table:table-cell>
          <table:table-cell table:formula="of:=3+STANDARDIZE([.S145];[.BL$1];[.BL$2])" office:value-type="float" office:value="4.7207466052821">
            <text:p>4.7207466053</text:p>
          </table:table-cell>
          <table:table-cell table:formula="of:=3+STANDARDIZE([.T145];[.BM$1];[.BM$2])" office:value-type="float" office:value="4.78644851753016">
            <text:p>4.7864485175</text:p>
          </table:table-cell>
          <table:table-cell table:formula="of:=3+STANDARDIZE([.U145];[.BN$1];[.BN$2])" office:value-type="float" office:value="3.63881049729086">
            <text:p>3.6388104973</text:p>
          </table:table-cell>
          <table:table-cell table:formula="of:=3+STANDARDIZE([.V145];[.BO$1];[.BO$2])" office:value-type="float" office:value="5.40148915945867">
            <text:p>5.4014891595</text:p>
          </table:table-cell>
          <table:table-cell table:formula="of:=3+STANDARDIZE([.W145];[.BP$1];[.BP$2])" office:value-type="float" office:value="0.781283107546406">
            <text:p>0.7812831075</text:p>
          </table:table-cell>
          <table:table-cell table:formula="of:=3+STANDARDIZE([.X145];[.BQ$1];[.BQ$2])" office:value-type="float" office:value="3.66620652562346">
            <text:p>3.6662065256</text:p>
          </table:table-cell>
          <table:table-cell table:formula="of:=3+STANDARDIZE([.Y145];[.BR$1];[.BR$2])" office:value-type="float" office:value="4.38781304159304">
            <text:p>4.3878130416</text:p>
          </table:table-cell>
          <table:table-cell table:formula="of:=3+STANDARDIZE([.Z145];[.BS$1];[.BS$2])" office:value-type="float" office:value="3.40137339312708">
            <text:p>3.4013733931</text:p>
          </table:table-cell>
          <table:table-cell table:formula="of:=3+STANDARDIZE([.AA145];[.BT$1];[.BT$2])" office:value-type="float" office:value="2.34279718416459">
            <text:p>2.3427971842</text:p>
          </table:table-cell>
          <table:table-cell table:formula="of:=3+STANDARDIZE([.AB145];[.BU$1];[.BU$2])" office:value-type="float" office:value="3.66620652562346">
            <text:p>3.6662065256</text:p>
          </table:table-cell>
          <table:table-cell table:formula="of:=3+STANDARDIZE([.AC145];[.BV$1];[.BV$2])" office:value-type="float" office:value="3.8893575127146">
            <text:p>3.8893575127</text:p>
          </table:table-cell>
          <table:table-cell table:formula="of:=3+STANDARDIZE([.AD145];[.BW$1];[.BW$2])" office:value-type="float" office:value="3.5771256846005">
            <text:p>3.5771256846</text:p>
          </table:table-cell>
          <table:table-cell table:formula="of:=3+STANDARDIZE([.AE145];[.BX$1];[.BX$2])" office:value-type="float" office:value="2.67734826415717">
            <text:p>2.6773482642</text:p>
          </table:table-cell>
          <table:table-cell table:formula="of:=3+STANDARDIZE([.AF145];[.BY$1];[.BY$2])" office:value-type="float" office:value="2.66524536171877">
            <text:p>2.6652453617</text:p>
          </table:table-cell>
          <table:table-cell table:formula="of:=3+STANDARDIZE([.AG145];[.BZ$1];[.BZ$2])" office:value-type="float" office:value="2.38246480670412">
            <text:p>2.3824648067</text:p>
          </table:table-cell>
          <table:table-cell table:formula="of:=3+STANDARDIZE([.AH145];[.CA$1];[.CA$2])" office:value-type="float" office:value="2.09014650260893">
            <text:p>2.0901465026</text:p>
          </table:table-cell>
          <table:table-cell table:formula="of:=3+STANDARDIZE([.AI145];[.CB$1];[.CB$2])" office:value-type="float" office:value="4.70393947020187">
            <text:p>4.7039394702</text:p>
          </table:table-cell>
          <table:table-cell table:formula="of:=3+STANDARDIZE([.AJ145];[.CC$1];[.CC$2])" office:value-type="float" office:value="4.02248930573837">
            <text:p>4.0224893057</text:p>
          </table:table-cell>
          <table:table-cell table:formula="of:=3+STANDARDIZE([.AK145];[.CD$1];[.CD$2])" office:value-type="float" office:value="4.38781304159304">
            <text:p>4.3878130416</text:p>
          </table:table-cell>
          <table:table-cell table:formula="of:=3+STANDARDIZE([.AL145];[.CE$1];[.CE$2])" office:value-type="float" office:value="3.14210954012218">
            <text:p>3.1421095401</text:p>
          </table:table-cell>
          <table:table-cell table:formula="of:=3+STANDARDIZE([.AM145];[.CF$1];[.CF$2])" office:value-type="float" office:value="1.69761397853529">
            <text:p>1.6976139785</text:p>
          </table:table-cell>
          <table:table-cell table:formula="of:=3+STANDARDIZE([.AN145];[.CG$1];[.CG$2])" office:value-type="float" office:value="3.56982138433592">
            <text:p>3.5698213843</text:p>
          </table:table-cell>
          <table:table-cell table:formula="of:=3+STANDARDIZE([.AO145];[.CH$1];[.CH$2])" office:value-type="float" office:value="4.12830463876572">
            <text:p>4.1283046388</text:p>
          </table:table-cell>
          <table:table-cell table:formula="of:=3+STANDARDIZE([.AP145];[.CI$1];[.CI$2])" office:value-type="float" office:value="2.8252504334946">
            <text:p>2.8252504335</text:p>
          </table:table-cell>
          <table:table-cell table:formula="of:=3+STANDARDIZE([.AQ145];[.CJ$1];[.CJ$2])" office:value-type="float" office:value="2.40585488860513">
            <text:p>2.4058548886</text:p>
          </table:table-cell>
          <table:table-cell table:formula="of:=3+STANDARDIZE([.AR145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  <table:table-cell office:value-type="float" office:value="26.6966666666667">
            <text:p>26.6966666667</text:p>
          </table:table-cell>
          <table:table-cell office:value-type="float" office:value="161.2">
            <text:p>161.2</text:p>
          </table:table-cell>
          <table:table-cell office:value-type="float" office:value="12101041">
            <text:p>12101041</text:p>
          </table:table-cell>
          <table:table-cell office:value-type="float" office:value="45575980">
            <text:p>45575980</text:p>
          </table:table-cell>
          <table:table-cell table:formula="of:=[.Z145]-7250" office:value-type="float" office:value="3564750">
            <text:p>3564750</text:p>
          </table:table-cell>
          <table:table-cell office:value-type="float" office:value="32505">
            <text:p>32505.0000</text:p>
          </table:table-cell>
          <table:table-cell office:value-type="float" office:value="12101041">
            <text:p>12101041</text:p>
          </table:table-cell>
          <table:table-cell office:value-type="float" office:value="683689">
            <text:p>683689</text:p>
          </table:table-cell>
          <table:table-cell office:value-type="float" office:value="416660">
            <text:p>416660</text:p>
          </table:table-cell>
          <table:table-cell office:value-type="float" office:value="1402992">
            <text:p>1402992</text:p>
          </table:table-cell>
          <table:table-cell office:value-type="float" office:value="335">
            <text:p>335</text:p>
          </table:table-cell>
          <table:table-cell office:value-type="float" office:value="104948">
            <text:p>104948</text:p>
          </table:table-cell>
          <table:table-cell office:value-type="float" office:value="455473">
            <text:p>455473</text:p>
          </table:table-cell>
          <table:table-cell office:value-type="float" office:value="319701">
            <text:p>319701</text:p>
          </table:table-cell>
          <table:table-cell office:value-type="float" office:value="667949">
            <text:p>667949</text:p>
          </table:table-cell>
          <table:table-cell office:value-type="float" office:value="45575980">
            <text:p>45575980</text:p>
          </table:table-cell>
          <table:table-cell office:value-type="float" office:value="190186">
            <text:p>190186</text:p>
          </table:table-cell>
          <table:table-cell office:value-type="float" office:value="288185">
            <text:p>288185</text:p>
          </table:table-cell>
          <table:table-cell office:value-type="float" office:value="42200">
            <text:p>42200</text:p>
          </table:table-cell>
          <table:table-cell office:value-type="float" office:value="4932076">
            <text:p>4932076</text:p>
          </table:table-cell>
          <table:table-cell office:value-type="float" office:value="1175906">
            <text:p>1175906</text:p>
          </table:table-cell>
          <table:table-cell office:value-type="float" office:value="28401">
            <text:p>2840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6];[.AU$1];[.AU$2])" office:value-type="float" office:value="3.17662689246828">
            <text:p>3.1766268925</text:p>
          </table:table-cell>
          <table:table-cell table:formula="of:=3+STANDARDIZE([.C146];[.AV$1];[.AV$2])" office:value-type="float" office:value="2.09054418322944">
            <text:p>2.0905441832</text:p>
          </table:table-cell>
          <table:table-cell table:formula="of:=3+STANDARDIZE([.D146];[.AW$1];[.AW$2])" office:value-type="float" office:value="2.09323046214865">
            <text:p>2.0932304621</text:p>
          </table:table-cell>
          <table:table-cell table:formula="of:=3+STANDARDIZE([.E146];[.AX$1];[.AX$2])" office:value-type="float" office:value="2.08089288427819">
            <text:p>2.0808928843</text:p>
          </table:table-cell>
          <table:table-cell table:formula="of:=3+STANDARDIZE([.F146];[.AY$1];[.AY$2])" office:value-type="float" office:value="2.14595640840875">
            <text:p>2.1459564084</text:p>
          </table:table-cell>
          <table:table-cell table:formula="of:=3+STANDARDIZE([.G146];[.AZ$1];[.AZ$2])" office:value-type="float" office:value="2.63606946997775">
            <text:p>2.63606947</text:p>
          </table:table-cell>
          <table:table-cell table:formula="of:=3+STANDARDIZE([.H146];[.BA$1];[.BA$2])" office:value-type="float" office:value="2.92493994564634">
            <text:p>2.9249399456</text:p>
          </table:table-cell>
          <table:table-cell table:formula="of:=3+STANDARDIZE([.I146];[.BB$1];[.BB$2])" office:value-type="float" office:value="2.06039251482852">
            <text:p>2.0603925148</text:p>
          </table:table-cell>
          <table:table-cell table:formula="of:=3+STANDARDIZE([.J146];[.BC$1];[.BC$2])" office:value-type="float" office:value="2.04096916452649">
            <text:p>2.0409691645</text:p>
          </table:table-cell>
          <table:table-cell table:formula="of:=3+STANDARDIZE([.K146];[.BD$1];[.BD$2])" office:value-type="float" office:value="1.99271025157249">
            <text:p>1.9927102516</text:p>
          </table:table-cell>
          <table:table-cell table:formula="of:=3+STANDARDIZE([.L146];[.BE$1];[.BE$2])" office:value-type="float" office:value="2.09655249892987">
            <text:p>2.0965524989</text:p>
          </table:table-cell>
          <table:table-cell table:formula="of:=3+STANDARDIZE([.M146];[.BF$1];[.BF$2])" office:value-type="float" office:value="4.74626177046075">
            <text:p>4.7462617705</text:p>
          </table:table-cell>
          <table:table-cell table:formula="of:=3+STANDARDIZE([.N146];[.BG$1];[.BG$2])" office:value-type="float" office:value="3.19117651280608">
            <text:p>3.1911765128</text:p>
          </table:table-cell>
          <table:table-cell table:formula="of:=3+STANDARDIZE([.O146];[.BH$1];[.BH$2])" office:value-type="float" office:value="2.2113768591922">
            <text:p>2.2113768592</text:p>
          </table:table-cell>
          <table:table-cell table:formula="of:=3+STANDARDIZE([.P146];[.BI$1];[.BI$2])" office:value-type="float" office:value="2.25886320615799">
            <text:p>2.2588632062</text:p>
          </table:table-cell>
          <table:table-cell table:formula="of:=3+STANDARDIZE([.Q146];[.BJ$1];[.BJ$2])" office:value-type="float" office:value="4.90398891005097">
            <text:p>4.9039889101</text:p>
          </table:table-cell>
          <table:table-cell table:formula="of:=3+STANDARDIZE([.R146];[.BK$1];[.BK$2])" office:value-type="float" office:value="4.85422715310077">
            <text:p>4.8542271531</text:p>
          </table:table-cell>
          <table:table-cell table:formula="of:=3+STANDARDIZE([.S146];[.BL$1];[.BL$2])" office:value-type="float" office:value="4.82232597947433">
            <text:p>4.8223259795</text:p>
          </table:table-cell>
          <table:table-cell table:formula="of:=3+STANDARDIZE([.T146];[.BM$1];[.BM$2])" office:value-type="float" office:value="4.96049085271432">
            <text:p>4.9604908527</text:p>
          </table:table-cell>
          <table:table-cell table:formula="of:=3+STANDARDIZE([.U146];[.BN$1];[.BN$2])" office:value-type="float" office:value="3.28783032812377">
            <text:p>3.2878303281</text:p>
          </table:table-cell>
          <table:table-cell table:formula="of:=3+STANDARDIZE([.V146];[.BO$1];[.BO$2])" office:value-type="float" office:value="3.59255154004235">
            <text:p>3.59255154</text:p>
          </table:table-cell>
          <table:table-cell table:formula="of:=3+STANDARDIZE([.W146];[.BP$1];[.BP$2])" office:value-type="float" office:value="1.88375088837378">
            <text:p>1.8837508884</text:p>
          </table:table-cell>
          <table:table-cell table:formula="of:=3+STANDARDIZE([.X146];[.BQ$1];[.BQ$2])" office:value-type="float" office:value="3.86725314464511">
            <text:p>3.8672531446</text:p>
          </table:table-cell>
          <table:table-cell table:formula="of:=3+STANDARDIZE([.Y146];[.BR$1];[.BR$2])" office:value-type="float" office:value="4.47266693709076">
            <text:p>4.4726669371</text:p>
          </table:table-cell>
          <table:table-cell table:formula="of:=3+STANDARDIZE([.Z146];[.BS$1];[.BS$2])" office:value-type="float" office:value="3.35697372619045">
            <text:p>3.3569737262</text:p>
          </table:table-cell>
          <table:table-cell table:formula="of:=3+STANDARDIZE([.AA146];[.BT$1];[.BT$2])" office:value-type="float" office:value="2.08066330805927">
            <text:p>2.0806633081</text:p>
          </table:table-cell>
          <table:table-cell table:formula="of:=3+STANDARDIZE([.AB146];[.BU$1];[.BU$2])" office:value-type="float" office:value="3.86725314464511">
            <text:p>3.8672531446</text:p>
          </table:table-cell>
          <table:table-cell table:formula="of:=3+STANDARDIZE([.AC146];[.BV$1];[.BV$2])" office:value-type="float" office:value="4.13901839494038">
            <text:p>4.1390183949</text:p>
          </table:table-cell>
          <table:table-cell table:formula="of:=3+STANDARDIZE([.AD146];[.BW$1];[.BW$2])" office:value-type="float" office:value="3.30042863567846">
            <text:p>3.3004286357</text:p>
          </table:table-cell>
          <table:table-cell table:formula="of:=3+STANDARDIZE([.AE146];[.BX$1];[.BX$2])" office:value-type="float" office:value="2.39185807186235">
            <text:p>2.3918580719</text:p>
          </table:table-cell>
          <table:table-cell table:formula="of:=3+STANDARDIZE([.AF146];[.BY$1];[.BY$2])" office:value-type="float" office:value="2.6681310659949">
            <text:p>2.668131066</text:p>
          </table:table-cell>
          <table:table-cell table:formula="of:=3+STANDARDIZE([.AG146];[.BZ$1];[.BZ$2])" office:value-type="float" office:value="1.88154094620455">
            <text:p>1.8815409462</text:p>
          </table:table-cell>
          <table:table-cell table:formula="of:=3+STANDARDIZE([.AH146];[.CA$1];[.CA$2])" office:value-type="float" office:value="2.42737894999411">
            <text:p>2.42737895</text:p>
          </table:table-cell>
          <table:table-cell table:formula="of:=3+STANDARDIZE([.AI146];[.CB$1];[.CB$2])" office:value-type="float" office:value="2.85324435501944">
            <text:p>2.853244355</text:p>
          </table:table-cell>
          <table:table-cell table:formula="of:=3+STANDARDIZE([.AJ146];[.CC$1];[.CC$2])" office:value-type="float" office:value="4.1841830276586">
            <text:p>4.1841830277</text:p>
          </table:table-cell>
          <table:table-cell table:formula="of:=3+STANDARDIZE([.AK146];[.CD$1];[.CD$2])" office:value-type="float" office:value="4.47266693709076">
            <text:p>4.4726669371</text:p>
          </table:table-cell>
          <table:table-cell table:formula="of:=3+STANDARDIZE([.AL146];[.CE$1];[.CE$2])" office:value-type="float" office:value="2.90828279409335">
            <text:p>2.9082827941</text:p>
          </table:table-cell>
          <table:table-cell table:formula="of:=3+STANDARDIZE([.AM146];[.CF$1];[.CF$2])" office:value-type="float" office:value="1.34476865496487">
            <text:p>1.344768655</text:p>
          </table:table-cell>
          <table:table-cell table:formula="of:=3+STANDARDIZE([.AN146];[.CG$1];[.CG$2])" office:value-type="float" office:value="4.22248196568452">
            <text:p>4.2224819657</text:p>
          </table:table-cell>
          <table:table-cell table:formula="of:=3+STANDARDIZE([.AO146];[.CH$1];[.CH$2])" office:value-type="float" office:value="4.09033141411461">
            <text:p>4.0903314141</text:p>
          </table:table-cell>
          <table:table-cell table:formula="of:=3+STANDARDIZE([.AP146];[.CI$1];[.CI$2])" office:value-type="float" office:value="2.24145620310036">
            <text:p>2.2414562031</text:p>
          </table:table-cell>
          <table:table-cell table:formula="of:=3+STANDARDIZE([.AQ146];[.CJ$1];[.CJ$2])" office:value-type="float" office:value="3.14476416190087">
            <text:p>3.1447641619</text:p>
          </table:table-cell>
          <table:table-cell table:formula="of:=3+STANDARDIZE([.AR146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  <table:table-cell office:value-type="float" office:value="26.8258064516129">
            <text:p>26.8258064516</text:p>
          </table:table-cell>
          <table:table-cell office:value-type="float" office:value="112.6">
            <text:p>112.6</text:p>
          </table:table-cell>
          <table:table-cell office:value-type="float" office:value="11402270">
            <text:p>11402270</text:p>
          </table:table-cell>
          <table:table-cell office:value-type="float" office:value="47370191">
            <text:p>47370191</text:p>
          </table:table-cell>
          <table:table-cell table:formula="of:=[.Z146]-7250" office:value-type="float" office:value="3557500">
            <text:p>3557500</text:p>
          </table:table-cell>
          <table:table-cell office:value-type="float" office:value="29947">
            <text:p>29947.0000</text:p>
          </table:table-cell>
          <table:table-cell office:value-type="float" office:value="11402270">
            <text:p>11402270</text:p>
          </table:table-cell>
          <table:table-cell office:value-type="float" office:value="552934">
            <text:p>552934</text:p>
          </table:table-cell>
          <table:table-cell office:value-type="float" office:value="338000">
            <text:p>338000</text:p>
          </table:table-cell>
          <table:table-cell office:value-type="float" office:value="1662318">
            <text:p>1662318</text:p>
          </table:table-cell>
          <table:table-cell office:value-type="float" office:value="9961">
            <text:p>9961</text:p>
          </table:table-cell>
          <table:table-cell office:value-type="float" office:value="144722">
            <text:p>144722</text:p>
          </table:table-cell>
          <table:table-cell office:value-type="float" office:value="357081">
            <text:p>357081</text:p>
          </table:table-cell>
          <table:table-cell office:value-type="float" office:value="279766">
            <text:p>279766</text:p>
          </table:table-cell>
          <table:table-cell office:value-type="float" office:value="592840">
            <text:p>592840</text:p>
          </table:table-cell>
          <table:table-cell office:value-type="float" office:value="47370191">
            <text:p>47370191</text:p>
          </table:table-cell>
          <table:table-cell office:value-type="float" office:value="358752">
            <text:p>358752</text:p>
          </table:table-cell>
          <table:table-cell office:value-type="float" office:value="291351">
            <text:p>291351</text:p>
          </table:table-cell>
          <table:table-cell office:value-type="float" office:value="33628">
            <text:p>33628</text:p>
          </table:table-cell>
          <table:table-cell office:value-type="float" office:value="5358917">
            <text:p>5358917</text:p>
          </table:table-cell>
          <table:table-cell office:value-type="float" office:value="1331459">
            <text:p>1331459</text:p>
          </table:table-cell>
          <table:table-cell office:value-type="float" office:value="29782">
            <text:p>297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7];[.AU$1];[.AU$2])" office:value-type="float" office:value="2.86108606216487">
            <text:p>2.8610860622</text:p>
          </table:table-cell>
          <table:table-cell table:formula="of:=3+STANDARDIZE([.C147];[.AV$1];[.AV$2])" office:value-type="float" office:value="2.11462933764656">
            <text:p>2.1146293376</text:p>
          </table:table-cell>
          <table:table-cell table:formula="of:=3+STANDARDIZE([.D147];[.AW$1];[.AW$2])" office:value-type="float" office:value="2.03243578226663">
            <text:p>2.0324357823</text:p>
          </table:table-cell>
          <table:table-cell table:formula="of:=3+STANDARDIZE([.E147];[.AX$1];[.AX$2])" office:value-type="float" office:value="2.03212359597675">
            <text:p>2.032123596</text:p>
          </table:table-cell>
          <table:table-cell table:formula="of:=3+STANDARDIZE([.F147];[.AY$1];[.AY$2])" office:value-type="float" office:value="2.05786022131051">
            <text:p>2.0578602213</text:p>
          </table:table-cell>
          <table:table-cell table:formula="of:=3+STANDARDIZE([.G147];[.AZ$1];[.AZ$2])" office:value-type="float" office:value="2.62274478237968">
            <text:p>2.6227447824</text:p>
          </table:table-cell>
          <table:table-cell table:formula="of:=3+STANDARDIZE([.H147];[.BA$1];[.BA$2])" office:value-type="float" office:value="3.16168603386886">
            <text:p>3.1616860339</text:p>
          </table:table-cell>
          <table:table-cell table:formula="of:=3+STANDARDIZE([.I147];[.BB$1];[.BB$2])" office:value-type="float" office:value="1.96485660013483">
            <text:p>1.9648566001</text:p>
          </table:table-cell>
          <table:table-cell table:formula="of:=3+STANDARDIZE([.J147];[.BC$1];[.BC$2])" office:value-type="float" office:value="2.05976931187962">
            <text:p>2.0597693119</text:p>
          </table:table-cell>
          <table:table-cell table:formula="of:=3+STANDARDIZE([.K147];[.BD$1];[.BD$2])" office:value-type="float" office:value="1.99459194313631">
            <text:p>1.9945919431</text:p>
          </table:table-cell>
          <table:table-cell table:formula="of:=3+STANDARDIZE([.L147];[.BE$1];[.BE$2])" office:value-type="float" office:value="1.99791062038116">
            <text:p>1.9979106204</text:p>
          </table:table-cell>
          <table:table-cell table:formula="of:=3+STANDARDIZE([.M147];[.BF$1];[.BF$2])" office:value-type="float" office:value="4.90321871612375">
            <text:p>4.9032187161</text:p>
          </table:table-cell>
          <table:table-cell table:formula="of:=3+STANDARDIZE([.N147];[.BG$1];[.BG$2])" office:value-type="float" office:value="2.12223615761967">
            <text:p>2.1222361576</text:p>
          </table:table-cell>
          <table:table-cell table:formula="of:=3+STANDARDIZE([.O147];[.BH$1];[.BH$2])" office:value-type="float" office:value="2.30642572026236">
            <text:p>2.3064257203</text:p>
          </table:table-cell>
          <table:table-cell table:formula="of:=3+STANDARDIZE([.P147];[.BI$1];[.BI$2])" office:value-type="float" office:value="3.4652103897319">
            <text:p>3.4652103897</text:p>
          </table:table-cell>
          <table:table-cell table:formula="of:=3+STANDARDIZE([.Q147];[.BJ$1];[.BJ$2])" office:value-type="float" office:value="5.05366683459807">
            <text:p>5.0536668346</text:p>
          </table:table-cell>
          <table:table-cell table:formula="of:=3+STANDARDIZE([.R147];[.BK$1];[.BK$2])" office:value-type="float" office:value="4.92742837039004">
            <text:p>4.9274283704</text:p>
          </table:table-cell>
          <table:table-cell table:formula="of:=3+STANDARDIZE([.S147];[.BL$1];[.BL$2])" office:value-type="float" office:value="4.98268857505141">
            <text:p>4.9826885751</text:p>
          </table:table-cell>
          <table:table-cell table:formula="of:=3+STANDARDIZE([.T147];[.BM$1];[.BM$2])" office:value-type="float" office:value="5.0348984103626">
            <text:p>5.0348984104</text:p>
          </table:table-cell>
          <table:table-cell table:formula="of:=3+STANDARDIZE([.U147];[.BN$1];[.BN$2])" office:value-type="float" office:value="3.59272219224872">
            <text:p>3.5927221922</text:p>
          </table:table-cell>
          <table:table-cell table:formula="of:=3+STANDARDIZE([.V147];[.BO$1];[.BO$2])" office:value-type="float" office:value="3.89678541217767">
            <text:p>3.8967854122</text:p>
          </table:table-cell>
          <table:table-cell table:formula="of:=3+STANDARDIZE([.W147];[.BP$1];[.BP$2])" office:value-type="float" office:value="1.25708499190348">
            <text:p>1.2570849919</text:p>
          </table:table-cell>
          <table:table-cell table:formula="of:=3+STANDARDIZE([.X147];[.BQ$1];[.BQ$2])" office:value-type="float" office:value="3.76881855781486">
            <text:p>3.7688185578</text:p>
          </table:table-cell>
          <table:table-cell table:formula="of:=3+STANDARDIZE([.Y147];[.BR$1];[.BR$2])" office:value-type="float" office:value="4.73623348960533">
            <text:p>4.7362334896</text:p>
          </table:table-cell>
          <table:table-cell table:formula="of:=3+STANDARDIZE([.Z147];[.BS$1];[.BS$2])" office:value-type="float" office:value="3.31257405925382">
            <text:p>3.3125740593</text:p>
          </table:table-cell>
          <table:table-cell table:formula="of:=3+STANDARDIZE([.AA147];[.BT$1];[.BT$2])" office:value-type="float" office:value="2.02569663414522">
            <text:p>2.0256966341</text:p>
          </table:table-cell>
          <table:table-cell table:formula="of:=3+STANDARDIZE([.AB147];[.BU$1];[.BU$2])" office:value-type="float" office:value="3.76881855781486">
            <text:p>3.7688185578</text:p>
          </table:table-cell>
          <table:table-cell table:formula="of:=3+STANDARDIZE([.AC147];[.BV$1];[.BV$2])" office:value-type="float" office:value="3.41489052165826">
            <text:p>3.4148905217</text:p>
          </table:table-cell>
          <table:table-cell table:formula="of:=3+STANDARDIZE([.AD147];[.BW$1];[.BW$2])" office:value-type="float" office:value="2.80008404100702">
            <text:p>2.800084041</text:p>
          </table:table-cell>
          <table:table-cell table:formula="of:=3+STANDARDIZE([.AE147];[.BX$1];[.BX$2])" office:value-type="float" office:value="2.47041907969144">
            <text:p>2.4704190797</text:p>
          </table:table-cell>
          <table:table-cell table:formula="of:=3+STANDARDIZE([.AF147];[.BY$1];[.BY$2])" office:value-type="float" office:value="3.24683501103726">
            <text:p>3.246835011</text:p>
          </table:table-cell>
          <table:table-cell table:formula="of:=3+STANDARDIZE([.AG147];[.BZ$1];[.BZ$2])" office:value-type="float" office:value="2.19561231823522">
            <text:p>2.1956123182</text:p>
          </table:table-cell>
          <table:table-cell table:formula="of:=3+STANDARDIZE([.AH147];[.CA$1];[.CA$2])" office:value-type="float" office:value="2.00162157884515">
            <text:p>2.0016215788</text:p>
          </table:table-cell>
          <table:table-cell table:formula="of:=3+STANDARDIZE([.AI147];[.CB$1];[.CB$2])" office:value-type="float" office:value="2.66247886838506">
            <text:p>2.6624788684</text:p>
          </table:table-cell>
          <table:table-cell table:formula="of:=3+STANDARDIZE([.AJ147];[.CC$1];[.CC$2])" office:value-type="float" office:value="3.51483482661657">
            <text:p>3.5148348266</text:p>
          </table:table-cell>
          <table:table-cell table:formula="of:=3+STANDARDIZE([.AK147];[.CD$1];[.CD$2])" office:value-type="float" office:value="4.73623348960533">
            <text:p>4.7362334896</text:p>
          </table:table-cell>
          <table:table-cell table:formula="of:=3+STANDARDIZE([.AL147];[.CE$1];[.CE$2])" office:value-type="float" office:value="3.26873638096746">
            <text:p>3.268736381</text:p>
          </table:table-cell>
          <table:table-cell table:formula="of:=3+STANDARDIZE([.AM147];[.CF$1];[.CF$2])" office:value-type="float" office:value="1.3609588648871">
            <text:p>1.3609588649</text:p>
          </table:table-cell>
          <table:table-cell table:formula="of:=3+STANDARDIZE([.AN147];[.CG$1];[.CG$2])" office:value-type="float" office:value="3.50236270923965">
            <text:p>3.5023627092</text:p>
          </table:table-cell>
          <table:table-cell table:formula="of:=3+STANDARDIZE([.AO147];[.CH$1];[.CH$2])" office:value-type="float" office:value="4.9477440877976">
            <text:p>4.9477440878</text:p>
          </table:table-cell>
          <table:table-cell table:formula="of:=3+STANDARDIZE([.AP147];[.CI$1];[.CI$2])" office:value-type="float" office:value="2.60820018332973">
            <text:p>2.6082001833</text:p>
          </table:table-cell>
          <table:table-cell table:formula="of:=3+STANDARDIZE([.AQ147];[.CJ$1];[.CJ$2])" office:value-type="float" office:value="3.18561746106098">
            <text:p>3.1856174611</text:p>
          </table:table-cell>
          <table:table-cell table:formula="of:=3+STANDARDIZE([.AR147];[.CK$1];[.CK$2])" office:value-type="float" office:value="2.62750315479453">
            <text:p>2.6275031548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  <table:table-cell office:value-type="float" office:value="27.0133333333333">
            <text:p>27.0133333333</text:p>
          </table:table-cell>
          <table:table-cell office:value-type="float" office:value="371.6">
            <text:p>371.6</text:p>
          </table:table-cell>
          <table:table-cell office:value-type="float" office:value="14085888">
            <text:p>14085888</text:p>
          </table:table-cell>
          <table:table-cell office:value-type="float" office:value="44233036">
            <text:p>44233036</text:p>
          </table:table-cell>
          <table:table-cell table:formula="of:=[.Z147]-7250" office:value-type="float" office:value="3550250">
            <text:p>3550250</text:p>
          </table:table-cell>
          <table:table-cell office:value-type="float" office:value="28234">
            <text:p>28234.0000</text:p>
          </table:table-cell>
          <table:table-cell office:value-type="float" office:value="14085888">
            <text:p>14085888</text:p>
          </table:table-cell>
          <table:table-cell office:value-type="float" office:value="649977">
            <text:p>649977</text:p>
          </table:table-cell>
          <table:table-cell office:value-type="float" office:value="360840">
            <text:p>360840</text:p>
          </table:table-cell>
          <table:table-cell office:value-type="float" office:value="1996764">
            <text:p>1996764</text:p>
          </table:table-cell>
          <table:table-cell office:value-type="float" office:value="171">
            <text:p>171</text:p>
          </table:table-cell>
          <table:table-cell office:value-type="float" office:value="116005">
            <text:p>116005</text:p>
          </table:table-cell>
          <table:table-cell office:value-type="float" office:value="418805">
            <text:p>418805</text:p>
          </table:table-cell>
          <table:table-cell office:value-type="float" office:value="451479">
            <text:p>451479</text:p>
          </table:table-cell>
          <table:table-cell office:value-type="float" office:value="593242">
            <text:p>593242</text:p>
          </table:table-cell>
          <table:table-cell office:value-type="float" office:value="44233036">
            <text:p>44233036</text:p>
          </table:table-cell>
          <table:table-cell office:value-type="float" office:value="230983">
            <text:p>230983</text:p>
          </table:table-cell>
          <table:table-cell office:value-type="float" office:value="226933">
            <text:p>226933</text:p>
          </table:table-cell>
          <table:table-cell office:value-type="float" office:value="27762">
            <text:p>27762</text:p>
          </table:table-cell>
          <table:table-cell office:value-type="float" office:value="5052010">
            <text:p>5052010</text:p>
          </table:table-cell>
          <table:table-cell office:value-type="float" office:value="1077748">
            <text:p>1077748</text:p>
          </table:table-cell>
          <table:table-cell office:value-type="float" office:value="23102">
            <text:p>231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3+STANDARDIZE([.B148];[.AU$1];[.AU$2])" office:value-type="float" office:value="2.47643243009344">
            <text:p>2.4764324301</text:p>
          </table:table-cell>
          <table:table-cell table:formula="of:=3+STANDARDIZE([.C148];[.AV$1];[.AV$2])" office:value-type="float" office:value="2.20448549066428">
            <text:p>2.2044854907</text:p>
          </table:table-cell>
          <table:table-cell table:formula="of:=3+STANDARDIZE([.D148];[.AW$1];[.AW$2])" office:value-type="float" office:value="2.06517137912618">
            <text:p>2.0651713791</text:p>
          </table:table-cell>
          <table:table-cell table:formula="of:=3+STANDARDIZE([.E148];[.AX$1];[.AX$2])" office:value-type="float" office:value="2.13764260157441">
            <text:p>2.1376426016</text:p>
          </table:table-cell>
          <table:table-cell table:formula="of:=3+STANDARDIZE([.F148];[.AY$1];[.AY$2])" office:value-type="float" office:value="2.1399498501975">
            <text:p>2.1399498502</text:p>
          </table:table-cell>
          <table:table-cell table:formula="of:=3+STANDARDIZE([.G148];[.AZ$1];[.AZ$2])" office:value-type="float" office:value="2.67071365773273">
            <text:p>2.6707136577</text:p>
          </table:table-cell>
          <table:table-cell table:formula="of:=3+STANDARDIZE([.H148];[.BA$1];[.BA$2])" office:value-type="float" office:value="3.64551646744152">
            <text:p>3.6455164674</text:p>
          </table:table-cell>
          <table:table-cell table:formula="of:=3+STANDARDIZE([.I148];[.BB$1];[.BB$2])" office:value-type="float" office:value="1.94417356705681">
            <text:p>1.9441735671</text:p>
          </table:table-cell>
          <table:table-cell table:formula="of:=3+STANDARDIZE([.J148];[.BC$1];[.BC$2])" office:value-type="float" office:value="1.97566338951035">
            <text:p>1.9756633895</text:p>
          </table:table-cell>
          <table:table-cell table:formula="of:=3+STANDARDIZE([.K148];[.BD$1];[.BD$2])" office:value-type="float" office:value="1.90897497698286">
            <text:p>1.908974977</text:p>
          </table:table-cell>
          <table:table-cell table:formula="of:=3+STANDARDIZE([.L148];[.BE$1];[.BE$2])" office:value-type="float" office:value="1.97881864388786">
            <text:p>1.9788186439</text:p>
          </table:table-cell>
          <table:table-cell table:formula="of:=3+STANDARDIZE([.M148];[.BF$1];[.BF$2])" office:value-type="float" office:value="5.0351736704422">
            <text:p>5.0351736704</text:p>
          </table:table-cell>
          <table:table-cell table:formula="of:=3+STANDARDIZE([.N148];[.BG$1];[.BG$2])" office:value-type="float" office:value="2.78762150230874">
            <text:p>2.7876215023</text:p>
          </table:table-cell>
          <table:table-cell table:formula="of:=3+STANDARDIZE([.O148];[.BH$1];[.BH$2])" office:value-type="float" office:value="2.19533485732382">
            <text:p>2.1953348573</text:p>
          </table:table-cell>
          <table:table-cell table:formula="of:=3+STANDARDIZE([.P148];[.BI$1];[.BI$2])" office:value-type="float" office:value="2.44490510934737">
            <text:p>2.4449051093</text:p>
          </table:table-cell>
          <table:table-cell table:formula="of:=3+STANDARDIZE([.Q148];[.BJ$1];[.BJ$2])" office:value-type="float" office:value="4.60612486751373">
            <text:p>4.6061248675</text:p>
          </table:table-cell>
          <table:table-cell table:formula="of:=3+STANDARDIZE([.R148];[.BK$1];[.BK$2])" office:value-type="float" office:value="5.07784183057346">
            <text:p>5.0778418306</text:p>
          </table:table-cell>
          <table:table-cell table:formula="of:=3+STANDARDIZE([.S148];[.BL$1];[.BL$2])" office:value-type="float" office:value="4.94973061829171">
            <text:p>4.9497306183</text:p>
          </table:table-cell>
          <table:table-cell table:formula="of:=3+STANDARDIZE([.T148];[.BM$1];[.BM$2])" office:value-type="float" office:value="4.71382470270222">
            <text:p>4.7138247027</text:p>
          </table:table-cell>
          <table:table-cell table:formula="of:=3+STANDARDIZE([.U148];[.BN$1];[.BN$2])" office:value-type="float" office:value="0.77779033044396">
            <text:p>0.7777903304</text:p>
          </table:table-cell>
          <table:table-cell table:formula="of:=3+STANDARDIZE([.V148];[.BO$1];[.BO$2])" office:value-type="float" office:value="4.33857048545334">
            <text:p>4.3385704855</text:p>
          </table:table-cell>
          <table:table-cell table:formula="of:=3+STANDARDIZE([.W148];[.BP$1];[.BP$2])" office:value-type="float" office:value="4.5967242344098">
            <text:p>4.5967242344</text:p>
          </table:table-cell>
          <table:table-cell table:formula="of:=3+STANDARDIZE([.X148];[.BQ$1];[.BQ$2])" office:value-type="float" office:value="4.14685489452634">
            <text:p>4.1468548945</text:p>
          </table:table-cell>
          <table:table-cell table:formula="of:=3+STANDARDIZE([.Y148];[.BR$1];[.BR$2])" office:value-type="float" office:value="4.27539074142585">
            <text:p>4.2753907414</text:p>
          </table:table-cell>
          <table:table-cell table:formula="of:=3+STANDARDIZE([.Z148];[.BS$1];[.BS$2])" office:value-type="float" office:value="3.26817439231719">
            <text:p>3.2681743923</text:p>
          </table:table-cell>
          <table:table-cell table:formula="of:=3+STANDARDIZE([.AA148];[.BT$1];[.BT$2])" office:value-type="float" office:value="1.98888744242718">
            <text:p>1.9888874424</text:p>
          </table:table-cell>
          <table:table-cell table:formula="of:=3+STANDARDIZE([.AB148];[.BU$1];[.BU$2])" office:value-type="float" office:value="4.14685489452634">
            <text:p>4.1468548945</text:p>
          </table:table-cell>
          <table:table-cell table:formula="of:=3+STANDARDIZE([.AC148];[.BV$1];[.BV$2])" office:value-type="float" office:value="3.95231961581846">
            <text:p>3.9523196158</text:p>
          </table:table-cell>
          <table:table-cell table:formula="of:=3+STANDARDIZE([.AD148];[.BW$1];[.BW$2])" office:value-type="float" office:value="2.94536589382034">
            <text:p>2.9453658938</text:p>
          </table:table-cell>
          <table:table-cell table:formula="of:=3+STANDARDIZE([.AE148];[.BX$1];[.BX$2])" office:value-type="float" office:value="2.57173716898602">
            <text:p>2.571737169</text:p>
          </table:table-cell>
          <table:table-cell table:formula="of:=3+STANDARDIZE([.AF148];[.BY$1];[.BY$2])" office:value-type="float" office:value="2.65827157638478">
            <text:p>2.6582715764</text:p>
          </table:table-cell>
          <table:table-cell table:formula="of:=3+STANDARDIZE([.AG148];[.BZ$1];[.BZ$2])" office:value-type="float" office:value="1.96885142944846">
            <text:p>1.9688514294</text:p>
          </table:table-cell>
          <table:table-cell table:formula="of:=3+STANDARDIZE([.AH148];[.CA$1];[.CA$2])" office:value-type="float" office:value="2.2687108541602">
            <text:p>2.2687108542</text:p>
          </table:table-cell>
          <table:table-cell table:formula="of:=3+STANDARDIZE([.AI148];[.CB$1];[.CB$2])" office:value-type="float" office:value="3.48273463416568">
            <text:p>3.4827346342</text:p>
          </table:table-cell>
          <table:table-cell table:formula="of:=3+STANDARDIZE([.AJ148];[.CC$1];[.CC$2])" office:value-type="float" office:value="3.51841732640779">
            <text:p>3.5184173264</text:p>
          </table:table-cell>
          <table:table-cell table:formula="of:=3+STANDARDIZE([.AK148];[.CD$1];[.CD$2])" office:value-type="float" office:value="4.27539074142585">
            <text:p>4.2753907414</text:p>
          </table:table-cell>
          <table:table-cell table:formula="of:=3+STANDARDIZE([.AL148];[.CE$1];[.CE$2])" office:value-type="float" office:value="2.99552117540217">
            <text:p>2.9955211754</text:p>
          </table:table-cell>
          <table:table-cell table:formula="of:=3+STANDARDIZE([.AM148];[.CF$1];[.CF$2])" office:value-type="float" office:value="1.03153974209171">
            <text:p>1.0315397421</text:p>
          </table:table-cell>
          <table:table-cell table:formula="of:=3+STANDARDIZE([.AN148];[.CG$1];[.CG$2])" office:value-type="float" office:value="3.00956994695482">
            <text:p>3.009569947</text:p>
          </table:table-cell>
          <table:table-cell table:formula="of:=3+STANDARDIZE([.AO148];[.CH$1];[.CH$2])" office:value-type="float" office:value="4.33124766069236">
            <text:p>4.3312476607</text:p>
          </table:table-cell>
          <table:table-cell table:formula="of:=3+STANDARDIZE([.AP148];[.CI$1];[.CI$2])" office:value-type="float" office:value="2.01003118647352">
            <text:p>2.0100311865</text:p>
          </table:table-cell>
          <table:table-cell table:formula="of:=3+STANDARDIZE([.AQ148];[.CJ$1];[.CJ$2])" office:value-type="float" office:value="2.98800700603594">
            <text:p>2.988007006</text:p>
          </table:table-cell>
          <table:table-cell table:formula="of:=3+STANDARDIZE([.AR148];[.CK$1];[.CK$2])" office:value-type="float" office:value="2.62750315479453">
            <text:p>2.6275031548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number-columns-repeated="9"/>
          <table:table-cell table:style-name="Default"/>
          <table:table-cell table:number-columns-repeated="63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62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number-columns-repeated="9"/>
          <table:table-cell table:style-name="ce1"/>
          <table:table-cell table:style-name="Default"/>
          <table:table-cell table:number-columns-repeated="6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  </number:text>
      <number:year number:style="long"/>
    </number:date-style>
    <number:number-style style:name="N121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09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0:00:09.06</meta:creation-date>
    <meta:editing-duration>PT11H2M4S</meta:editing-duration>
    <meta:editing-cycles>2</meta:editing-cycles>
    <meta:generator>OpenOffice/4.1.7$Win32 OpenOffice.org_project/417m1$Build-9800</meta:generator>
    <dc:date>2020-01-29T09:08:32.03</dc:date>
    <meta:document-statistic meta:table-count="3" meta:cell-count="127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926cm" style:legend-expansion="high" chart:style-name="ch2"/>
        <chart:plot-area chart:style-name="ch3" table:cell-range-address="Sheet1.AU5:Sheet1.AV148" svg:x="0.77cm" svg:y="0.855cm" svg:width="11.5cm" svg:height="7.545cm">
          <chartooo:coordinate-region svg:x="1.312cm" svg:y="1.067cm" svg:width="10.903cm" svg:height="7.0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U5:Sheet1.AU148" chart:class="chart:line">
            <chart:data-point chart:repeated="144"/>
          </chart:series>
          <chart:series chart:style-name="ch7" chart:values-cell-range-address="Sheet1.AV5:Sheet1.AV148" chart:class="chart:line">
            <chart:data-point chart:repeated="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2192439973219">
                <text:p>2.42192439973219</text:p>
                <draw:g>
                  <svg:desc>Sheet1.AU5:Sheet1.AU148</svg:desc>
                </draw:g>
              </table:table-cell>
              <table:table-cell office:value-type="float" office:value="3.1146264220036">
                <text:p>3.1146264220036</text:p>
                <draw:g>
                  <svg:desc>Sheet1.AV5:Sheet1.AV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35463212055">
                <text:p>2.0235463212055</text:p>
              </table:table-cell>
              <table:table-cell office:value-type="float" office:value="3.17715518827882">
                <text:p>3.17715518827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6478362650898">
                <text:p>2.46478362650898</text:p>
              </table:table-cell>
              <table:table-cell office:value-type="float" office:value="3.33000328361825">
                <text:p>3.33000328361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547016927448">
                <text:p>2.6547016927448</text:p>
              </table:table-cell>
              <table:table-cell office:value-type="float" office:value="3.32073976268859">
                <text:p>3.32073976268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7295931195433">
                <text:p>2.97295931195433</text:p>
              </table:table-cell>
              <table:table-cell office:value-type="float" office:value="3.40179557082313">
                <text:p>3.40179557082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015444695537">
                <text:p>2.56015444695537</text:p>
              </table:table-cell>
              <table:table-cell office:value-type="float" office:value="3.55927542662739">
                <text:p>3.55927542662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1913675185849">
                <text:p>3.01913675185849</text:p>
              </table:table-cell>
              <table:table-cell office:value-type="float" office:value="3.75149348591788">
                <text:p>3.75149348591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034746030396">
                <text:p>2.86034746030396</text:p>
              </table:table-cell>
              <table:table-cell office:value-type="float" office:value="3.64496299522677">
                <text:p>3.6449629952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097926081109">
                <text:p>2.02097926081109</text:p>
              </table:table-cell>
              <table:table-cell office:value-type="float" office:value="3.48748313942251">
                <text:p>3.4874831394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61760349131">
                <text:p>2.4561760349131</text:p>
              </table:table-cell>
              <table:table-cell office:value-type="float" office:value="3.01967533247456">
                <text:p>3.01967533247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8983590384776">
                <text:p>2.88983590384776</text:p>
              </table:table-cell>
              <table:table-cell office:value-type="float" office:value="2.41291471158168">
                <text:p>2.41291471158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5836959200543">
                <text:p>3.35836959200543</text:p>
              </table:table-cell>
              <table:table-cell office:value-type="float" office:value="1.95900218602823">
                <text:p>1.95900218602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417866345309">
                <text:p>2.00417866345309</text:p>
              </table:table-cell>
              <table:table-cell office:value-type="float" office:value="1.99142450928205">
                <text:p>1.99142450928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4689641103251">
                <text:p>3.54689641103251</text:p>
              </table:table-cell>
              <table:table-cell office:value-type="float" office:value="2.10721852090283">
                <text:p>2.1072185209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486863150971">
                <text:p>2.85486863150971</text:p>
              </table:table-cell>
              <table:table-cell office:value-type="float" office:value="2.03311035346553">
                <text:p>2.03311035346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8052152267">
                <text:p>2.588052152267</text:p>
              </table:table-cell>
              <table:table-cell office:value-type="float" office:value="2.12111380229732">
                <text:p>2.12111380229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5786749886853">
                <text:p>2.95786749886853</text:p>
              </table:table-cell>
              <table:table-cell office:value-type="float" office:value="2.19614832182759">
                <text:p>2.1961483218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335572800608">
                <text:p>2.61335572800608</text:p>
              </table:table-cell>
              <table:table-cell office:value-type="float" office:value="2.3110159813554">
                <text:p>2.3110159813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6051568807736">
                <text:p>3.06051568807736</text:p>
              </table:table-cell>
              <table:table-cell office:value-type="float" office:value="2.22764429298844">
                <text:p>2.22764429298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6375932878518">
                <text:p>2.56375932878518</text:p>
              </table:table-cell>
              <table:table-cell office:value-type="float" office:value="2.49628639994864">
                <text:p>2.49628639994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1270403503169">
                <text:p>3.21270403503169</text:p>
              </table:table-cell>
              <table:table-cell office:value-type="float" office:value="2.67692505807706">
                <text:p>2.67692505807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2880302003013">
                <text:p>1.52880302003013</text:p>
              </table:table-cell>
              <table:table-cell office:value-type="float" office:value="2.70008386040121">
                <text:p>2.7000838604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106875085888">
                <text:p>0.72106875085888</text:p>
              </table:table-cell>
              <table:table-cell office:value-type="float" office:value="2.97798948829108">
                <text:p>2.97798948829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5675979624864">
                <text:p>0.285675979624864</text:p>
              </table:table-cell>
              <table:table-cell office:value-type="float" office:value="3.2327363138568">
                <text:p>3.2327363138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6362199130024">
                <text:p>-0.166362199130024</text:p>
              </table:table-cell>
              <table:table-cell office:value-type="float" office:value="3.39021616966105">
                <text:p>3.39021616966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256608134696">
                <text:p>0.49256608134696</text:p>
              </table:table-cell>
              <table:table-cell office:value-type="float" office:value="3.52453722314116">
                <text:p>3.52453722314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906924691621">
                <text:p>2.0906924691621</text:p>
              </table:table-cell>
              <table:table-cell office:value-type="float" office:value="3.80244285103103">
                <text:p>3.80244285103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0277174332603">
                <text:p>1.70277174332603</text:p>
              </table:table-cell>
              <table:table-cell office:value-type="float" office:value="4.08498023938573">
                <text:p>4.08498023938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2074125826208">
                <text:p>2.12074125826208</text:p>
              </table:table-cell>
              <table:table-cell office:value-type="float" office:value="4.45552107657222">
                <text:p>4.4555210765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151983011898">
                <text:p>1.46151983011898</text:p>
              </table:table-cell>
              <table:table-cell office:value-type="float" office:value="4.3489905858811">
                <text:p>4.3489905858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7978266490525">
                <text:p>2.47978266490525</text:p>
              </table:table-cell>
              <table:table-cell office:value-type="float" office:value="3.9923450300891">
                <text:p>3.9923450300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564509766979">
                <text:p>1.59564509766979</text:p>
              </table:table-cell>
              <table:table-cell office:value-type="float" office:value="3.76353606312644">
                <text:p>3.76353606312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363400887918">
                <text:p>1.2363400887918</text:p>
              </table:table-cell>
              <table:table-cell office:value-type="float" office:value="3.858023976609">
                <text:p>3.858023976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372995329027">
                <text:p>2.0372995329027</text:p>
              </table:table-cell>
              <table:table-cell office:value-type="float" office:value="4.08034847892089">
                <text:p>4.08034847892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6012277731612">
                <text:p>0.886012277731612</text:p>
              </table:table-cell>
              <table:table-cell office:value-type="float" office:value="4.39530819052941">
                <text:p>4.3953081905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5988388699241">
                <text:p>1.65988388699241</text:p>
              </table:table-cell>
              <table:table-cell office:value-type="float" office:value="4.71953142306759">
                <text:p>4.71953142306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9926549363281">
                <text:p>0.509926549363281</text:p>
              </table:table-cell>
              <table:table-cell office:value-type="float" office:value="5.34945084628463">
                <text:p>5.34945084628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053167859233">
                <text:p>1.75053167859233</text:p>
              </table:table-cell>
              <table:table-cell office:value-type="float" office:value="6.05347843693896">
                <text:p>6.05347843693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42087373141">
                <text:p>2.8842087373141</text:p>
              </table:table-cell>
              <table:table-cell office:value-type="float" office:value="6.26190765785636">
                <text:p>6.26190765785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6257581546989">
                <text:p>2.56257581546989</text:p>
              </table:table-cell>
              <table:table-cell office:value-type="float" office:value="6.05347843693896">
                <text:p>6.05347843693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5496254735628">
                <text:p>2.65496254735628</text:p>
              </table:table-cell>
              <table:table-cell office:value-type="float" office:value="5.76630928811943">
                <text:p>5.76630928811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071563895573">
                <text:p>2.8071563895573</text:p>
              </table:table-cell>
              <table:table-cell office:value-type="float" office:value="5.56714358813169">
                <text:p>5.56714358813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348940345455">
                <text:p>3.31348940345455</text:p>
              </table:table-cell>
              <table:table-cell office:value-type="float" office:value="4.93722416491466">
                <text:p>4.9372241649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046277606796">
                <text:p>2.5046277606796</text:p>
              </table:table-cell>
              <table:table-cell office:value-type="float" office:value="5.21327708861859">
                <text:p>5.21327708861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044685980309">
                <text:p>2.33044685980309</text:p>
              </table:table-cell>
              <table:table-cell office:value-type="float" office:value="5.03449113467611">
                <text:p>5.03449113467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18105501562">
                <text:p>3.418105501562</text:p>
              </table:table-cell>
              <table:table-cell office:value-type="float" office:value="4.64542325563029">
                <text:p>4.64542325563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0032049403405">
                <text:p>2.60032049403405</text:p>
              </table:table-cell>
              <table:table-cell office:value-type="float" office:value="4.27395606635084">
                <text:p>4.27395606635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9845368141501">
                <text:p>2.49845368141501</text:p>
              </table:table-cell>
              <table:table-cell office:value-type="float" office:value="3.71443940219923">
                <text:p>3.71443940219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842482056463">
                <text:p>2.87842482056463</text:p>
              </table:table-cell>
              <table:table-cell office:value-type="float" office:value="3.75149348591788">
                <text:p>3.75149348591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4787175648863">
                <text:p>2.54787175648863</text:p>
              </table:table-cell>
              <table:table-cell office:value-type="float" office:value="4.45088931610739">
                <text:p>4.45088931610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8555031418636">
                <text:p>3.28555031418636</text:p>
              </table:table-cell>
              <table:table-cell office:value-type="float" office:value="4.43236227424806">
                <text:p>4.43236227424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5983516330734">
                <text:p>3.95983516330734</text:p>
              </table:table-cell>
              <table:table-cell office:value-type="float" office:value="4.35825410681076">
                <text:p>4.35825410681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3260564887651">
                <text:p>3.53260564887651</text:p>
              </table:table-cell>
              <table:table-cell office:value-type="float" office:value="4.33972706495144">
                <text:p>4.33972706495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228126987613">
                <text:p>3.00228126987613</text:p>
              </table:table-cell>
              <table:table-cell office:value-type="float" office:value="4.0062403114836">
                <text:p>4.0062403114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5589632651654">
                <text:p>3.95589632651654</text:p>
              </table:table-cell>
              <table:table-cell office:value-type="float" office:value="3.62643595336744">
                <text:p>3.62643595336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7452707589411">
                <text:p>3.37452707589411</text:p>
              </table:table-cell>
              <table:table-cell office:value-type="float" office:value="3.45506081616869">
                <text:p>3.45506081616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658017857707">
                <text:p>2.6658017857707</text:p>
              </table:table-cell>
              <table:table-cell office:value-type="float" office:value="3.23736807432163">
                <text:p>3.237368074321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9946638450676">
                <text:p>3.89946638450676</text:p>
              </table:table-cell>
              <table:table-cell office:value-type="float" office:value="3.75612524638271">
                <text:p>3.75612524638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820686219528">
                <text:p>1.94820686219528</text:p>
              </table:table-cell>
              <table:table-cell office:value-type="float" office:value="3.51064194174666">
                <text:p>3.51064194174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7781096512348">
                <text:p>1.77781096512348</text:p>
              </table:table-cell>
              <table:table-cell office:value-type="float" office:value="3.46895609756318">
                <text:p>3.46895609756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7613498272504">
                <text:p>1.77613498272504</text:p>
              </table:table-cell>
              <table:table-cell office:value-type="float" office:value="3.71907116266406">
                <text:p>3.71907116266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22563156945">
                <text:p>2.0822563156945</text:p>
              </table:table-cell>
              <table:table-cell office:value-type="float" office:value="3.73945090870932">
                <text:p>3.73945090870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144948166163">
                <text:p>2.8144948166163</text:p>
              </table:table-cell>
              <table:table-cell office:value-type="float" office:value="3.52453722314116">
                <text:p>3.52453722314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3149488195392">
                <text:p>2.73149488195392</text:p>
              </table:table-cell>
              <table:table-cell office:value-type="float" office:value="3.4439445910531">
                <text:p>3.4439445910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1723941395775">
                <text:p>3.81723941395775</text:p>
              </table:table-cell>
              <table:table-cell office:value-type="float" office:value="3.46895609756318">
                <text:p>3.46895609756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9688905684324">
                <text:p>3.79688905684324</text:p>
              </table:table-cell>
              <table:table-cell office:value-type="float" office:value="3.47636691430691">
                <text:p>3.476366914306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7205460848293">
                <text:p>2.87205460848293</text:p>
              </table:table-cell>
              <table:table-cell office:value-type="float" office:value="3.20957751153264">
                <text:p>3.20957751153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2845803493245">
                <text:p>2.82845803493245</text:p>
              </table:table-cell>
              <table:table-cell office:value-type="float" office:value="2.96131515061769">
                <text:p>2.96131515061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2777447513596">
                <text:p>2.62777447513596</text:p>
              </table:table-cell>
              <table:table-cell office:value-type="float" office:value="3.11694230223602">
                <text:p>3.11694230223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797369511917">
                <text:p>2.6797369511917</text:p>
              </table:table-cell>
              <table:table-cell office:value-type="float" office:value="3.06136117665804">
                <text:p>3.06136117665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247567257928">
                <text:p>2.7247567257928</text:p>
              </table:table-cell>
              <table:table-cell office:value-type="float" office:value="3.04746589526355">
                <text:p>3.04746589526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0969901317788">
                <text:p>2.30969901317788</text:p>
              </table:table-cell>
              <table:table-cell office:value-type="float" office:value="3.05209765572838">
                <text:p>3.05209765572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1238113582891">
                <text:p>2.61238113582891</text:p>
              </table:table-cell>
              <table:table-cell office:value-type="float" office:value="3.01967533247456">
                <text:p>3.01967533247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8589312002263">
                <text:p>2.68589312002263</text:p>
              </table:table-cell>
              <table:table-cell office:value-type="float" office:value="2.7278744231902">
                <text:p>2.7278744231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3933314287953">
                <text:p>3.63933314287953</text:p>
              </table:table-cell>
              <table:table-cell office:value-type="float" office:value="2.73713794411986">
                <text:p>2.73713794411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3096146159103">
                <text:p>3.43096146159103</text:p>
              </table:table-cell>
              <table:table-cell office:value-type="float" office:value="2.90202861666785">
                <text:p>2.90202861666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1109303749808">
                <text:p>3.91109303749808</text:p>
              </table:table-cell>
              <table:table-cell office:value-type="float" office:value="2.72324266272537">
                <text:p>2.72324266272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7336010399512">
                <text:p>3.17336010399512</text:p>
              </table:table-cell>
              <table:table-cell office:value-type="float" office:value="2.61671217203425">
                <text:p>2.616712172034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11942757159">
                <text:p>4.611942757159</text:p>
              </table:table-cell>
              <table:table-cell office:value-type="float" office:value="2.6537662557529">
                <text:p>2.6537662557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69920790624">
                <text:p>2.869920790624</text:p>
              </table:table-cell>
              <table:table-cell office:value-type="float" office:value="2.57502632785077">
                <text:p>2.57502632785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4597107254791">
                <text:p>3.54597107254791</text:p>
              </table:table-cell>
              <table:table-cell office:value-type="float" office:value="2.37586062786304">
                <text:p>2.37586062786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2028060548025">
                <text:p>4.32028060548025</text:p>
              </table:table-cell>
              <table:table-cell office:value-type="float" office:value="2.1627996464808">
                <text:p>2.1627996464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5370624284955">
                <text:p>3.55370624284955</text:p>
              </table:table-cell>
              <table:table-cell office:value-type="float" office:value="2.29248893949607">
                <text:p>2.29248893949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8797997165852">
                <text:p>3.48797997165852</text:p>
              </table:table-cell>
              <table:table-cell office:value-type="float" office:value="2.17206316741047">
                <text:p>2.172063167410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4902560343158">
                <text:p>3.34902560343158</text:p>
              </table:table-cell>
              <table:table-cell office:value-type="float" office:value="2.29248893949607">
                <text:p>2.29248893949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1575038258813">
                <text:p>3.71575038258813</text:p>
              </table:table-cell>
              <table:table-cell office:value-type="float" office:value="2.26933013717192">
                <text:p>2.26933013717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7299131446153">
                <text:p>3.77299131446153</text:p>
              </table:table-cell>
              <table:table-cell office:value-type="float" office:value="2.40365119065202">
                <text:p>2.40365119065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0375570808623">
                <text:p>4.10375570808623</text:p>
              </table:table-cell>
              <table:table-cell office:value-type="float" office:value="2.28693082693828">
                <text:p>2.2869308269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0491107504229">
                <text:p>3.40491107504229</text:p>
              </table:table-cell>
              <table:table-cell office:value-type="float" office:value="2.37586062786304">
                <text:p>2.37586062786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4484539243027">
                <text:p>2.94484539243027</text:p>
              </table:table-cell>
              <table:table-cell office:value-type="float" office:value="2.47127489343856">
                <text:p>2.47127489343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8492637582652">
                <text:p>2.88492637582652</text:p>
              </table:table-cell>
              <table:table-cell office:value-type="float" office:value="2.25543485577743">
                <text:p>2.25543485577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2519457203319">
                <text:p>3.12519457203319</text:p>
              </table:table-cell>
              <table:table-cell office:value-type="float" office:value="2.18132668834013">
                <text:p>2.18132668834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3248595286028">
                <text:p>3.73248595286028</text:p>
              </table:table-cell>
              <table:table-cell office:value-type="float" office:value="1.91361093347289">
                <text:p>1.913610933472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2458883980989">
                <text:p>3.12458883980989</text:p>
              </table:table-cell>
              <table:table-cell office:value-type="float" office:value="1.92565351068145">
                <text:p>1.92565351068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840787423738">
                <text:p>1.99840787423738</text:p>
              </table:table-cell>
              <table:table-cell office:value-type="float" office:value="1.86636697673161">
                <text:p>1.86636697673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6172316069089">
                <text:p>2.96172316069089</text:p>
              </table:table-cell>
              <table:table-cell office:value-type="float" office:value="1.84506087859339">
                <text:p>1.84506087859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6139311497637">
                <text:p>2.26139311497637</text:p>
              </table:table-cell>
              <table:table-cell office:value-type="float" office:value="1.80615409068881">
                <text:p>1.806154090688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9901758870515">
                <text:p>2.49901758870515</text:p>
              </table:table-cell>
              <table:table-cell office:value-type="float" office:value="1.85247169533712">
                <text:p>1.85247169533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8988478569516">
                <text:p>3.18988478569516</text:p>
              </table:table-cell>
              <table:table-cell office:value-type="float" office:value="1.88396766649797">
                <text:p>1.88396766649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1250743247216">
                <text:p>4.41250743247216</text:p>
              </table:table-cell>
              <table:table-cell office:value-type="float" office:value="2.11185028136766">
                <text:p>2.11185028136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6767902438777">
                <text:p>2.96767902438777</text:p>
              </table:table-cell>
              <table:table-cell office:value-type="float" office:value="2.41291471158168">
                <text:p>2.41291471158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6412315307958">
                <text:p>4.26412315307958</text:p>
              </table:table-cell>
              <table:table-cell office:value-type="float" office:value="2.12389285857622">
                <text:p>2.12389285857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312478179911">
                <text:p>3.14312478179911</text:p>
              </table:table-cell>
              <table:table-cell office:value-type="float" office:value="2.37586062786304">
                <text:p>2.37586062786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3515110528476">
                <text:p>4.43515110528476</text:p>
              </table:table-cell>
              <table:table-cell office:value-type="float" office:value="2.45923231623">
                <text:p>2.45923231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7641304315655">
                <text:p>3.57641304315655</text:p>
              </table:table-cell>
              <table:table-cell office:value-type="float" office:value="2.17206316741047">
                <text:p>2.17206316741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7527329787576">
                <text:p>3.17527329787576</text:p>
              </table:table-cell>
              <table:table-cell office:value-type="float" office:value="2.19985373019945">
                <text:p>2.199853730199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454368672511">
                <text:p>2.22454368672511</text:p>
              </table:table-cell>
              <table:table-cell office:value-type="float" office:value="2.32491126274989">
                <text:p>2.324911262749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7456230793341">
                <text:p>3.17456230793341</text:p>
              </table:table-cell>
              <table:table-cell office:value-type="float" office:value="2.57039456738594">
                <text:p>2.57039456738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9521105447888">
                <text:p>2.09521105447888</text:p>
              </table:table-cell>
              <table:table-cell office:value-type="float" office:value="2.79735083016267">
                <text:p>2.79735083016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7484113953225">
                <text:p>2.87484113953225</text:p>
              </table:table-cell>
              <table:table-cell office:value-type="float" office:value="3.35779384640724">
                <text:p>3.35779384640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1995077030428">
                <text:p>2.61995077030428</text:p>
              </table:table-cell>
              <table:table-cell office:value-type="float" office:value="2.92240836271311">
                <text:p>2.92240836271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6393465956043">
                <text:p>3.26393465956043</text:p>
              </table:table-cell>
              <table:table-cell office:value-type="float" office:value="2.81495151992903">
                <text:p>2.81495151992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586785110537">
                <text:p>2.72586785110537</text:p>
              </table:table-cell>
              <table:table-cell office:value-type="float" office:value="2.75659133807215">
                <text:p>2.75659133807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2420155101461">
                <text:p>3.52420155101461</text:p>
              </table:table-cell>
              <table:table-cell office:value-type="float" office:value="2.57965808831561">
                <text:p>2.579658088315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8748768878125">
                <text:p>2.08748768878125</text:p>
              </table:table-cell>
              <table:table-cell office:value-type="float" office:value="2.36567075484041">
                <text:p>2.36567075484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7396357694814">
                <text:p>3.67396357694814</text:p>
              </table:table-cell>
              <table:table-cell office:value-type="float" office:value="2.33788019205142">
                <text:p>2.33788019205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9816883873946">
                <text:p>3.79816883873946</text:p>
              </table:table-cell>
              <table:table-cell office:value-type="float" office:value="2.43144175344101">
                <text:p>2.43144175344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0795607662516">
                <text:p>3.80795607662516</text:p>
              </table:table-cell>
              <table:table-cell office:value-type="float" office:value="2.29712069996091">
                <text:p>2.29712069996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0183292149541">
                <text:p>3.10183292149541</text:p>
              </table:table-cell>
              <table:table-cell office:value-type="float" office:value="2.09795499997317">
                <text:p>2.09795499997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8596594327991">
                <text:p>3.98596594327991</text:p>
              </table:table-cell>
              <table:table-cell office:value-type="float" office:value="2.17206316741047">
                <text:p>2.17206316741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6638432228561">
                <text:p>4.16638432228561</text:p>
              </table:table-cell>
              <table:table-cell office:value-type="float" office:value="2.20541184275725">
                <text:p>2.20541184275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6416661582258">
                <text:p>3.86416661582258</text:p>
              </table:table-cell>
              <table:table-cell office:value-type="float" office:value="2.29619434786794">
                <text:p>2.296194347867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40812964736065">
                <text:p>5.40812964736065</text:p>
              </table:table-cell>
              <table:table-cell office:value-type="float" office:value="2.47775935808932">
                <text:p>2.477759358089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2045475859946">
                <text:p>4.62045475859946</text:p>
              </table:table-cell>
              <table:table-cell office:value-type="float" office:value="2.27396189763675">
                <text:p>2.273961897636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0394747980281">
                <text:p>4.90394747980281</text:p>
              </table:table-cell>
              <table:table-cell office:value-type="float" office:value="2.28693082693828">
                <text:p>2.28693082693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0609089923825">
                <text:p>2.70609089923825</text:p>
              </table:table-cell>
              <table:table-cell office:value-type="float" office:value="2.22671794089547">
                <text:p>2.22671794089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76425016779165">
                <text:p>4.76425016779165</text:p>
              </table:table-cell>
              <table:table-cell office:value-type="float" office:value="2.0886914790435">
                <text:p>2.08869147904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7835655822465">
                <text:p>5.17835655822465</text:p>
              </table:table-cell>
              <table:table-cell office:value-type="float" office:value="2.08128066229977">
                <text:p>2.081280662299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5696766475023">
                <text:p>4.55696766475023</text:p>
              </table:table-cell>
              <table:table-cell office:value-type="float" office:value="2.07942795811384">
                <text:p>2.07942795811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26553125916243">
                <text:p>4.26553125916243</text:p>
              </table:table-cell>
              <table:table-cell office:value-type="float" office:value="2.02477318462883">
                <text:p>2.024773184628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051600476186">
                <text:p>3.8051600476186</text:p>
              </table:table-cell>
              <table:table-cell office:value-type="float" office:value="2.00531979067654">
                <text:p>2.00531979067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2972370815562">
                <text:p>3.42972370815562</text:p>
              </table:table-cell>
              <table:table-cell office:value-type="float" office:value="1.94325420044781">
                <text:p>1.943254200447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3365947027665">
                <text:p>3.63365947027665</text:p>
              </table:table-cell>
              <table:table-cell office:value-type="float" office:value="2.09332323950834">
                <text:p>2.09332323950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1439883414963">
                <text:p>3.61439883414963</text:p>
              </table:table-cell>
              <table:table-cell office:value-type="float" office:value="2.18873750508386">
                <text:p>2.18873750508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4895670102053">
                <text:p>4.04895670102053</text:p>
              </table:table-cell>
              <table:table-cell office:value-type="float" office:value="2.32027950228506">
                <text:p>2.32027950228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5304316707052">
                <text:p>4.95304316707052</text:p>
              </table:table-cell>
              <table:table-cell office:value-type="float" office:value="2.26099296833522">
                <text:p>2.260992968335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1807885547208">
                <text:p>4.51807885547208</text:p>
              </table:table-cell>
              <table:table-cell office:value-type="float" office:value="2.33880654414439">
                <text:p>2.33880654414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5968517873606">
                <text:p>2.25968517873606</text:p>
              </table:table-cell>
              <table:table-cell office:value-type="float" office:value="2.48239111855415">
                <text:p>2.482391118554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31435007396556">
                <text:p>5.31435007396556</text:p>
              </table:table-cell>
              <table:table-cell office:value-type="float" office:value="2.596332425989">
                <text:p>2.5963324259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6732152362816">
                <text:p>4.56732152362816</text:p>
              </table:table-cell>
              <table:table-cell office:value-type="float" office:value="2.19985373019945">
                <text:p>2.19985373019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0108610367486">
                <text:p>4.10108610367486</text:p>
              </table:table-cell>
              <table:table-cell office:value-type="float" office:value="2.09795499997317">
                <text:p>2.097954999973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7662689246828">
                <text:p>3.17662689246828</text:p>
              </table:table-cell>
              <table:table-cell office:value-type="float" office:value="2.09054418322944">
                <text:p>2.09054418322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6108606216487">
                <text:p>2.86108606216487</text:p>
              </table:table-cell>
              <table:table-cell office:value-type="float" office:value="2.11462933764656">
                <text:p>2.11462933764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7643243009344">
                <text:p>2.47643243009344</text:p>
              </table:table-cell>
              <table:table-cell office:value-type="float" office:value="2.20448549066428">
                <text:p>2.20448549066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